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42mm" fo:break-before="auto" style:use-optimal-row-height="true"/>
    </style:style>
    <style:style style:name="ro3" style:family="table-row">
      <style:table-row-properties style:row-height="28.29mm" fo:break-before="auto" style:use-optimal-row-height="true"/>
    </style:style>
    <style:style style:name="ro4" style:family="table-row">
      <style:table-row-properties style:row-height="20.36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262.45mm" fo:break-before="auto" style:use-optimal-row-height="true"/>
    </style:style>
    <style:style style:name="ro7" style:family="table-row">
      <style:table-row-properties style:row-height="445.26mm" fo:break-before="auto" style:use-optimal-row-height="true"/>
    </style:style>
    <style:style style:name="ro8" style:family="table-row">
      <style:table-row-properties style:row-height="16.39mm" fo:break-before="auto" style:use-optimal-row-height="true"/>
    </style:style>
    <style:style style:name="ro9" style:family="table-row">
      <style:table-row-properties style:row-height="24.3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table-cell office:value-type="string" calcext:value-type="string">
            <text:p>geoChatMessagesId</text:p>
          </table:table-cell>
          <table:table-cell office:value-type="string" calcext:value-type="string">
            <text:p>geoChatId</text:p>
          </table:table-cell>
          <table:table-cell office:value-type="string" calcext:value-type="string">
            <text:p>trailId</text:p>
          </table:table-cell>
          <table:table-cell office:value-type="string" calcext:value-type="string">
            <text:p>userId</text:p>
          </table:table-cell>
          <table:table-cell office:value-type="string" calcext:value-type="string">
            <text:p>userMessage</text:p>
          </table:table-cell>
          <table:table-cell office:value-type="string" calcext:value-type="string">
            <text:p>Flag</text:p>
          </table:table-cell>
        </table:table-row>
        <table:table-row table:style-name="ro1">
          <table:table-cell office:value-type="float" office:value="83310" calcext:value-type="float">
            <text:p>83310</text:p>
          </table:table-cell>
          <table:table-cell office:value-type="float" office:value="0" calcext:value-type="float">
            <text:p>0</text:p>
          </table:table-cell>
          <table:table-cell office:value-type="float" office:value="111648" calcext:value-type="float">
            <text:p>111648</text:p>
          </table:table-cell>
          <table:table-cell office:value-type="float" office:value="85158" calcext:value-type="float">
            <text:p>85158</text:p>
          </table:table-cell>
          <table:table-cell office:value-type="string" calcext:value-type="string">
            <text:p>Subahnaalah!</text:p>
          </table:table-cell>
          <table:table-cell/>
        </table:table-row>
        <table:table-row table:style-name="ro1">
          <table:table-cell office:value-type="float" office:value="117887" calcext:value-type="float">
            <text:p>117887</text:p>
          </table:table-cell>
          <table:table-cell office:value-type="float" office:value="0" calcext:value-type="float">
            <text:p>0</text:p>
          </table:table-cell>
          <table:table-cell office:value-type="float" office:value="213943" calcext:value-type="float">
            <text:p>213943</text:p>
          </table:table-cell>
          <table:table-cell office:value-type="float" office:value="80852" calcext:value-type="float">
            <text:p>80852</text:p>
          </table:table-cell>
          <table:table-cell office:value-type="string" calcext:value-type="string">
            <text:p>mast content h</text:p>
          </table:table-cell>
          <table:table-cell/>
        </table:table-row>
        <table:table-row table:style-name="ro1">
          <table:table-cell office:value-type="float" office:value="223367" calcext:value-type="float">
            <text:p>223367</text:p>
          </table:table-cell>
          <table:table-cell office:value-type="float" office:value="0" calcext:value-type="float">
            <text:p>0</text:p>
          </table:table-cell>
          <table:table-cell office:value-type="float" office:value="1150373" calcext:value-type="float">
            <text:p>1150373</text:p>
          </table:table-cell>
          <table:table-cell office:value-type="float" office:value="41345" calcext:value-type="float">
            <text:p>41345</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324896" calcext:value-type="float">
            <text:p>324896</text:p>
          </table:table-cell>
          <table:table-cell office:value-type="float" office:value="0" calcext:value-type="float">
            <text:p>0</text:p>
          </table:table-cell>
          <table:table-cell office:value-type="float" office:value="1732651" calcext:value-type="float">
            <text:p>1732651</text:p>
          </table:table-cell>
          <table:table-cell office:value-type="float" office:value="535139" calcext:value-type="float">
            <text:p>535139</text:p>
          </table:table-cell>
          <table:table-cell office:value-type="string" calcext:value-type="string">
            <text:p>What else you want to know</text:p>
          </table:table-cell>
          <table:table-cell/>
        </table:table-row>
        <table:table-row table:style-name="ro1">
          <table:table-cell office:value-type="float" office:value="395085" calcext:value-type="float">
            <text:p>395085</text:p>
          </table:table-cell>
          <table:table-cell office:value-type="float" office:value="0" calcext:value-type="float">
            <text:p>0</text:p>
          </table:table-cell>
          <table:table-cell office:value-type="float" office:value="2288782" calcext:value-type="float">
            <text:p>2288782</text:p>
          </table:table-cell>
          <table:table-cell office:value-type="float" office:value="14440" calcext:value-type="float">
            <text:p>14440</text:p>
          </table:table-cell>
          <table:table-cell office:value-type="string" calcext:value-type="string">
            <text:p>London is so Beautiful!!!</text:p>
          </table:table-cell>
          <table:table-cell/>
        </table:table-row>
        <table:table-row table:style-name="ro1">
          <table:table-cell office:value-type="float" office:value="5823" calcext:value-type="float">
            <text:p>5823</text:p>
          </table:table-cell>
          <table:table-cell office:value-type="float" office:value="0" calcext:value-type="float">
            <text:p>0</text:p>
          </table:table-cell>
          <table:table-cell office:value-type="float" office:value="29398" calcext:value-type="float">
            <text:p>29398</text:p>
          </table:table-cell>
          <table:table-cell office:value-type="float" office:value="55112" calcext:value-type="float">
            <text:p>55112</text:p>
          </table:table-cell>
          <table:table-cell office:value-type="string" calcext:value-type="string">
            <text:p>Wow</text:p>
          </table:table-cell>
          <table:table-cell/>
        </table:table-row>
        <table:table-row table:style-name="ro1">
          <table:table-cell office:value-type="float" office:value="108284" calcext:value-type="float">
            <text:p>108284</text:p>
          </table:table-cell>
          <table:table-cell office:value-type="float" office:value="0" calcext:value-type="float">
            <text:p>0</text:p>
          </table:table-cell>
          <table:table-cell office:value-type="float" office:value="419338" calcext:value-type="float">
            <text:p>419338</text:p>
          </table:table-cell>
          <table:table-cell office:value-type="float" office:value="124833" calcext:value-type="float">
            <text:p>124833</text:p>
          </table:table-cell>
          <table:table-cell office:value-type="string" calcext:value-type="string">
            <text:p>[[@186053]] my pleasure</text:p>
          </table:table-cell>
          <table:table-cell/>
        </table:table-row>
        <table:table-row table:style-name="ro1">
          <table:table-cell office:value-type="float" office:value="114428" calcext:value-type="float">
            <text:p>114428</text:p>
          </table:table-cell>
          <table:table-cell office:value-type="float" office:value="0" calcext:value-type="float">
            <text:p>0</text:p>
          </table:table-cell>
          <table:table-cell office:value-type="float" office:value="791439" calcext:value-type="float">
            <text:p>791439</text:p>
          </table:table-cell>
          <table:table-cell office:value-type="float" office:value="87713" calcext:value-type="float">
            <text:p>87713</text:p>
          </table:table-cell>
          <table:table-cell office:value-type="string" calcext:value-type="string">
            <text:p>Whoa! The images are crystal clear and so is the content!</text:p>
          </table:table-cell>
          <table:table-cell/>
        </table:table-row>
        <table:table-row table:style-name="ro1">
          <table:table-cell office:value-type="float" office:value="225340" calcext:value-type="float">
            <text:p>225340</text:p>
          </table:table-cell>
          <table:table-cell office:value-type="float" office:value="0" calcext:value-type="float">
            <text:p>0</text:p>
          </table:table-cell>
          <table:table-cell office:value-type="float" office:value="1162594" calcext:value-type="float">
            <text:p>1162594</text:p>
          </table:table-cell>
          <table:table-cell office:value-type="float" office:value="78990" calcext:value-type="float">
            <text:p>78990</text:p>
          </table:table-cell>
          <table:table-cell office:value-type="string" calcext:value-type="string">
            <text:p>Hey the trail is amazing, could you give some info?</text:p>
          </table:table-cell>
          <table:table-cell/>
        </table:table-row>
        <table:table-row table:style-name="ro1">
          <table:table-cell office:value-type="float" office:value="233521" calcext:value-type="float">
            <text:p>233521</text:p>
          </table:table-cell>
          <table:table-cell office:value-type="float" office:value="0" calcext:value-type="float">
            <text:p>0</text:p>
          </table:table-cell>
          <table:table-cell office:value-type="float" office:value="1180252" calcext:value-type="float">
            <text:p>1180252</text:p>
          </table:table-cell>
          <table:table-cell office:value-type="float" office:value="356169" calcext:value-type="float">
            <text:p>356169</text:p>
          </table:table-cell>
          <table:table-cell office:value-type="string" calcext:value-type="string">
            <text:p>Thank you to all of you for your comments and I post my trail today so keep supporting thank u</text:p>
          </table:table-cell>
          <table:table-cell/>
        </table:table-row>
        <table:table-row table:style-name="ro1">
          <table:table-cell office:value-type="float" office:value="234179" calcext:value-type="float">
            <text:p>234179</text:p>
          </table:table-cell>
          <table:table-cell office:value-type="float" office:value="0" calcext:value-type="float">
            <text:p>0</text:p>
          </table:table-cell>
          <table:table-cell office:value-type="float" office:value="1186931" calcext:value-type="float">
            <text:p>1186931</text:p>
          </table:table-cell>
          <table:table-cell office:value-type="float" office:value="358209" calcext:value-type="float">
            <text:p>358209</text:p>
          </table:table-cell>
          <table:table-cell office:value-type="string" calcext:value-type="string">
            <text:p>Kolhapur</text:p>
          </table:table-cell>
          <table:table-cell/>
        </table:table-row>
        <table:table-row table:style-name="ro1">
          <table:table-cell office:value-type="float" office:value="324081" calcext:value-type="float">
            <text:p>324081</text:p>
          </table:table-cell>
          <table:table-cell office:value-type="float" office:value="0" calcext:value-type="float">
            <text:p>0</text:p>
          </table:table-cell>
          <table:table-cell office:value-type="float" office:value="1719361" calcext:value-type="float">
            <text:p>1719361</text:p>
          </table:table-cell>
          <table:table-cell office:value-type="float" office:value="530951" calcext:value-type="float">
            <text:p>530951</text:p>
          </table:table-cell>
          <table:table-cell office:value-type="string" calcext:value-type="string">
            <text:p>[[@87050]] <text:s/>thank yoi</text:p>
          </table:table-cell>
          <table:table-cell/>
        </table:table-row>
        <table:table-row table:style-name="ro1">
          <table:table-cell office:value-type="float" office:value="420218" calcext:value-type="float">
            <text:p>420218</text:p>
          </table:table-cell>
          <table:table-cell office:value-type="float" office:value="0" calcext:value-type="float">
            <text:p>0</text:p>
          </table:table-cell>
          <table:table-cell office:value-type="float" office:value="2353369" calcext:value-type="float">
            <text:p>2353369</text:p>
          </table:table-cell>
          <table:table-cell office:value-type="float" office:value="23283" calcext:value-type="float">
            <text:p>23283</text:p>
          </table:table-cell>
          <table:table-cell office:value-type="string" calcext:value-type="string">
            <text:p>tasty af!!</text:p>
          </table:table-cell>
          <table:table-cell/>
        </table:table-row>
        <table:table-row table:style-name="ro1">
          <table:table-cell office:value-type="float" office:value="29080" calcext:value-type="float">
            <text:p>29080</text:p>
          </table:table-cell>
          <table:table-cell office:value-type="float" office:value="0" calcext:value-type="float">
            <text:p>0</text:p>
          </table:table-cell>
          <table:table-cell office:value-type="float" office:value="607317" calcext:value-type="float">
            <text:p>607317</text:p>
          </table:table-cell>
          <table:table-cell office:value-type="float" office:value="180659" calcext:value-type="float">
            <text:p>180659</text:p>
          </table:table-cell>
          <table:table-cell office:value-type="string" calcext:value-type="string">
            <text:p>[[@19872]] yeah.. it was an amazing experience and about the camping, I surely had an amazing night in that dense forest next to my stay but I didn’t have any proper camping experience over there</text:p>
          </table:table-cell>
          <table:table-cell/>
        </table:table-row>
        <table:table-row table:style-name="ro1">
          <table:table-cell office:value-type="float" office:value="35670" calcext:value-type="float">
            <text:p>35670</text:p>
          </table:table-cell>
          <table:table-cell office:value-type="float" office:value="0" calcext:value-type="float">
            <text:p>0</text:p>
          </table:table-cell>
          <table:table-cell office:value-type="float" office:value="605169" calcext:value-type="float">
            <text:p>605169</text:p>
          </table:table-cell>
          <table:table-cell office:value-type="float" office:value="180985" calcext:value-type="float">
            <text:p>180985</text:p>
          </table:table-cell>
          <table:table-cell office:value-type="string" calcext:value-type="string">
            <text:p>[[@78237]] surely bro..</text:p>
          </table:table-cell>
          <table:table-cell/>
        </table:table-row>
        <table:table-row table:style-name="ro1">
          <table:table-cell office:value-type="float" office:value="66146" calcext:value-type="float">
            <text:p>66146</text:p>
          </table:table-cell>
          <table:table-cell office:value-type="float" office:value="0" calcext:value-type="float">
            <text:p>0</text:p>
          </table:table-cell>
          <table:table-cell office:value-type="float" office:value="695150" calcext:value-type="float">
            <text:p>695150</text:p>
          </table:table-cell>
          <table:table-cell office:value-type="float" office:value="81439" calcext:value-type="float">
            <text:p>81439</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161789" calcext:value-type="float">
            <text:p>161789</text:p>
          </table:table-cell>
          <table:table-cell office:value-type="float" office:value="0" calcext:value-type="float">
            <text:p>0</text:p>
          </table:table-cell>
          <table:table-cell office:value-type="float" office:value="922796" calcext:value-type="float">
            <text:p>922796</text:p>
          </table:table-cell>
          <table:table-cell office:value-type="float" office:value="85896" calcext:value-type="float">
            <text:p>85896</text:p>
          </table:table-cell>
          <table:table-cell office:value-type="string" calcext:value-type="string">
            <text:p>Amazing trail, could share some videos of the same</text:p>
          </table:table-cell>
          <table:table-cell/>
        </table:table-row>
        <table:table-row table:style-name="ro1">
          <table:table-cell office:value-type="float" office:value="174045" calcext:value-type="float">
            <text:p>174045</text:p>
          </table:table-cell>
          <table:table-cell office:value-type="float" office:value="0" calcext:value-type="float">
            <text:p>0</text:p>
          </table:table-cell>
          <table:table-cell office:value-type="float" office:value="957258" calcext:value-type="float">
            <text:p>957258</text:p>
          </table:table-cell>
          <table:table-cell office:value-type="float" office:value="77973" calcext:value-type="float">
            <text:p>77973</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90229" calcext:value-type="float">
            <text:p>190229</text:p>
          </table:table-cell>
          <table:table-cell office:value-type="float" office:value="0" calcext:value-type="float">
            <text:p>0</text:p>
          </table:table-cell>
          <table:table-cell office:value-type="float" office:value="985348" calcext:value-type="float">
            <text:p>985348</text:p>
          </table:table-cell>
          <table:table-cell office:value-type="float" office:value="18456" calcext:value-type="float">
            <text:p>18456</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221496" calcext:value-type="float">
            <text:p>221496</text:p>
          </table:table-cell>
          <table:table-cell office:value-type="float" office:value="0" calcext:value-type="float">
            <text:p>0</text:p>
          </table:table-cell>
          <table:table-cell office:value-type="float" office:value="1140625" calcext:value-type="float">
            <text:p>1140625</text:p>
          </table:table-cell>
          <table:table-cell office:value-type="float" office:value="19689" calcext:value-type="float">
            <text:p>19689</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269167" calcext:value-type="float">
            <text:p>269167</text:p>
          </table:table-cell>
          <table:table-cell office:value-type="float" office:value="0" calcext:value-type="float">
            <text:p>0</text:p>
          </table:table-cell>
          <table:table-cell office:value-type="float" office:value="1403978" calcext:value-type="float">
            <text:p>1403978</text:p>
          </table:table-cell>
          <table:table-cell office:value-type="float" office:value="77041" calcext:value-type="float">
            <text:p>77041</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300561" calcext:value-type="float">
            <text:p>300561</text:p>
          </table:table-cell>
          <table:table-cell office:value-type="float" office:value="0" calcext:value-type="float">
            <text:p>0</text:p>
          </table:table-cell>
          <table:table-cell office:value-type="float" office:value="1585891" calcext:value-type="float">
            <text:p>1585891</text:p>
          </table:table-cell>
          <table:table-cell office:value-type="float" office:value="488355" calcext:value-type="float">
            <text:p>488355</text:p>
          </table:table-cell>
          <table:table-cell office:value-type="string" calcext:value-type="string">
            <text:p>I wll post soon guys..!</text:p>
          </table:table-cell>
          <table:table-cell/>
        </table:table-row>
        <table:table-row table:style-name="ro1">
          <table:table-cell office:value-type="float" office:value="300707" calcext:value-type="float">
            <text:p>300707</text:p>
          </table:table-cell>
          <table:table-cell office:value-type="float" office:value="0" calcext:value-type="float">
            <text:p>0</text:p>
          </table:table-cell>
          <table:table-cell office:value-type="float" office:value="1587901" calcext:value-type="float">
            <text:p>1587901</text:p>
          </table:table-cell>
          <table:table-cell office:value-type="float" office:value="462178" calcext:value-type="float">
            <text:p>462178</text:p>
          </table:table-cell>
          <table:table-cell office:value-type="string" calcext:value-type="string">
            <text:p>Amazing</text:p>
          </table:table-cell>
          <table:table-cell/>
        </table:table-row>
        <table:table-row table:style-name="ro1">
          <table:table-cell office:value-type="float" office:value="423562" calcext:value-type="float">
            <text:p>423562</text:p>
          </table:table-cell>
          <table:table-cell office:value-type="float" office:value="0" calcext:value-type="float">
            <text:p>0</text:p>
          </table:table-cell>
          <table:table-cell office:value-type="float" office:value="2244522" calcext:value-type="float">
            <text:p>2244522</text:p>
          </table:table-cell>
          <table:table-cell office:value-type="float" office:value="17374" calcext:value-type="float">
            <text:p>17374</text:p>
          </table:table-cell>
          <table:table-cell office:value-type="string" calcext:value-type="string">
            <text:p>the trip continues</text:p>
          </table:table-cell>
          <table:table-cell/>
        </table:table-row>
        <table:table-row table:style-name="ro1">
          <table:table-cell office:value-type="float" office:value="424292" calcext:value-type="float">
            <text:p>424292</text:p>
          </table:table-cell>
          <table:table-cell office:value-type="float" office:value="0" calcext:value-type="float">
            <text:p>0</text:p>
          </table:table-cell>
          <table:table-cell office:value-type="float" office:value="2317208" calcext:value-type="float">
            <text:p>2317208</text:p>
          </table:table-cell>
          <table:table-cell office:value-type="float" office:value="36009" calcext:value-type="float">
            <text:p>36009</text:p>
          </table:table-cell>
          <table:table-cell office:value-type="string" calcext:value-type="string">
            <text:p>really cool</text:p>
          </table:table-cell>
          <table:table-cell/>
        </table:table-row>
        <table:table-row table:style-name="ro1">
          <table:table-cell office:value-type="float" office:value="442831" calcext:value-type="float">
            <text:p>442831</text:p>
          </table:table-cell>
          <table:table-cell office:value-type="float" office:value="0" calcext:value-type="float">
            <text:p>0</text:p>
          </table:table-cell>
          <table:table-cell office:value-type="float" office:value="2281802" calcext:value-type="float">
            <text:p>2281802</text:p>
          </table:table-cell>
          <table:table-cell office:value-type="float" office:value="1718819" calcext:value-type="float">
            <text:p>1718819</text:p>
          </table:table-cell>
          <table:table-cell office:value-type="string" calcext:value-type="string">
            <text:p>I miss you</text:p>
          </table:table-cell>
          <table:table-cell/>
        </table:table-row>
        <table:table-row table:style-name="ro1">
          <table:table-cell office:value-type="float" office:value="39614" calcext:value-type="float">
            <text:p>39614</text:p>
          </table:table-cell>
          <table:table-cell office:value-type="float" office:value="0" calcext:value-type="float">
            <text:p>0</text:p>
          </table:table-cell>
          <table:table-cell office:value-type="float" office:value="626448" calcext:value-type="float">
            <text:p>626448</text:p>
          </table:table-cell>
          <table:table-cell office:value-type="float" office:value="187280" calcext:value-type="float">
            <text:p>187280</text:p>
          </table:table-cell>
          <table:table-cell office:value-type="string" calcext:value-type="string">
            <text:p>[[@81641]] thank you please visit ??</text:p>
          </table:table-cell>
          <table:table-cell/>
        </table:table-row>
        <table:table-row table:style-name="ro1">
          <table:table-cell office:value-type="float" office:value="77651" calcext:value-type="float">
            <text:p>77651</text:p>
          </table:table-cell>
          <table:table-cell office:value-type="float" office:value="0" calcext:value-type="float">
            <text:p>0</text:p>
          </table:table-cell>
          <table:table-cell office:value-type="float" office:value="695375" calcext:value-type="float">
            <text:p>695375</text:p>
          </table:table-cell>
          <table:table-cell office:value-type="float" office:value="45862" calcext:value-type="float">
            <text:p>45862</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24950" calcext:value-type="float">
            <text:p>124950</text:p>
          </table:table-cell>
          <table:table-cell office:value-type="float" office:value="0" calcext:value-type="float">
            <text:p>0</text:p>
          </table:table-cell>
          <table:table-cell office:value-type="float" office:value="826971" calcext:value-type="float">
            <text:p>826971</text:p>
          </table:table-cell>
          <table:table-cell office:value-type="float" office:value="52678" calcext:value-type="float">
            <text:p>52678</text:p>
          </table:table-cell>
          <table:table-cell office:value-type="string" calcext:value-type="string">
            <text:p>Good </text:p>
          </table:table-cell>
          <table:table-cell/>
        </table:table-row>
        <table:table-row table:style-name="ro1">
          <table:table-cell office:value-type="float" office:value="144094" calcext:value-type="float">
            <text:p>144094</text:p>
          </table:table-cell>
          <table:table-cell office:value-type="float" office:value="0" calcext:value-type="float">
            <text:p>0</text:p>
          </table:table-cell>
          <table:table-cell office:value-type="float" office:value="876655" calcext:value-type="float">
            <text:p>876655</text:p>
          </table:table-cell>
          <table:table-cell office:value-type="float" office:value="261156" calcext:value-type="float">
            <text:p>261156</text:p>
          </table:table-cell>
          <table:table-cell office:value-type="string" calcext:value-type="string">
            <text:p>Thanks</text:p>
          </table:table-cell>
          <table:table-cell/>
        </table:table-row>
        <table:table-row table:style-name="ro1">
          <table:table-cell office:value-type="float" office:value="194498" calcext:value-type="float">
            <text:p>194498</text:p>
          </table:table-cell>
          <table:table-cell office:value-type="float" office:value="0" calcext:value-type="float">
            <text:p>0</text:p>
          </table:table-cell>
          <table:table-cell office:value-type="float" office:value="1000568" calcext:value-type="float">
            <text:p>1000568</text:p>
          </table:table-cell>
          <table:table-cell office:value-type="float" office:value="301564" calcext:value-type="float">
            <text:p>301564</text:p>
          </table:table-cell>
          <table:table-cell office:value-type="string" calcext:value-type="string">
            <text:p>Which content</text:p>
          </table:table-cell>
          <table:table-cell/>
        </table:table-row>
        <table:table-row table:style-name="ro1">
          <table:table-cell office:value-type="float" office:value="245134" calcext:value-type="float">
            <text:p>245134</text:p>
          </table:table-cell>
          <table:table-cell office:value-type="float" office:value="2058" calcext:value-type="float">
            <text:p>2058</text:p>
          </table:table-cell>
          <table:table-cell office:value-type="float" office:value="0" calcext:value-type="float">
            <text:p>0</text:p>
          </table:table-cell>
          <table:table-cell office:value-type="float" office:value="368451" calcext:value-type="float">
            <text:p>368451</text:p>
          </table:table-cell>
          <table:table-cell office:value-type="string" calcext:value-type="string">
            <text:p>???</text:p>
          </table:table-cell>
          <table:table-cell/>
        </table:table-row>
        <table:table-row table:style-name="ro1">
          <table:table-cell office:value-type="float" office:value="338593" calcext:value-type="float">
            <text:p>338593</text:p>
          </table:table-cell>
          <table:table-cell office:value-type="float" office:value="0" calcext:value-type="float">
            <text:p>0</text:p>
          </table:table-cell>
          <table:table-cell office:value-type="float" office:value="1806078" calcext:value-type="float">
            <text:p>1806078</text:p>
          </table:table-cell>
          <table:table-cell office:value-type="float" office:value="86547" calcext:value-type="float">
            <text:p>86547</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355796" calcext:value-type="float">
            <text:p>355796</text:p>
          </table:table-cell>
          <table:table-cell office:value-type="float" office:value="0" calcext:value-type="float">
            <text:p>0</text:p>
          </table:table-cell>
          <table:table-cell office:value-type="float" office:value="1942811" calcext:value-type="float">
            <text:p>1942811</text:p>
          </table:table-cell>
          <table:table-cell office:value-type="float" office:value="82742" calcext:value-type="float">
            <text:p>82742</text:p>
          </table:table-cell>
          <table:table-cell office:value-type="string" calcext:value-type="string">
            <text:p>This looks amazing ❤️</text:p>
          </table:table-cell>
          <table:table-cell/>
        </table:table-row>
        <table:table-row table:style-name="ro1">
          <table:table-cell office:value-type="float" office:value="418950" calcext:value-type="float">
            <text:p>418950</text:p>
          </table:table-cell>
          <table:table-cell office:value-type="float" office:value="0" calcext:value-type="float">
            <text:p>0</text:p>
          </table:table-cell>
          <table:table-cell office:value-type="float" office:value="2288525" calcext:value-type="float">
            <text:p>2288525</text:p>
          </table:table-cell>
          <table:table-cell office:value-type="float" office:value="1464360" calcext:value-type="float">
            <text:p>1464360</text:p>
          </table:table-cell>
          <table:table-cell office:value-type="string" calcext:value-type="string">
            <text:p>Hi</text:p>
          </table:table-cell>
          <table:table-cell/>
        </table:table-row>
        <table:table-row table:style-name="ro1">
          <table:table-cell office:value-type="float" office:value="121643" calcext:value-type="float">
            <text:p>121643</text:p>
          </table:table-cell>
          <table:table-cell office:value-type="float" office:value="0" calcext:value-type="float">
            <text:p>0</text:p>
          </table:table-cell>
          <table:table-cell office:value-type="float" office:value="53194" calcext:value-type="float">
            <text:p>53194</text:p>
          </table:table-cell>
          <table:table-cell office:value-type="float" office:value="79988" calcext:value-type="float">
            <text:p>79988</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42509" calcext:value-type="float">
            <text:p>142509</text:p>
          </table:table-cell>
          <table:table-cell office:value-type="float" office:value="0" calcext:value-type="float">
            <text:p>0</text:p>
          </table:table-cell>
          <table:table-cell office:value-type="float" office:value="873721" calcext:value-type="float">
            <text:p>873721</text:p>
          </table:table-cell>
          <table:table-cell office:value-type="float" office:value="40896" calcext:value-type="float">
            <text:p>40896</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244596" calcext:value-type="float">
            <text:p>244596</text:p>
          </table:table-cell>
          <table:table-cell office:value-type="float" office:value="0" calcext:value-type="float">
            <text:p>0</text:p>
          </table:table-cell>
          <table:table-cell office:value-type="float" office:value="1225909" calcext:value-type="float">
            <text:p>1225909</text:p>
          </table:table-cell>
          <table:table-cell office:value-type="float" office:value="366743" calcext:value-type="float">
            <text:p>366743</text:p>
          </table:table-cell>
          <table:table-cell office:value-type="string" calcext:value-type="string">
            <text:p>[[@43115]] I don't have a fixed destination most of my trips goes random. Do you wanna join</text:p>
          </table:table-cell>
          <table:table-cell/>
        </table:table-row>
        <table:table-row table:style-name="ro1">
          <table:table-cell office:value-type="float" office:value="261430" calcext:value-type="float">
            <text:p>261430</text:p>
          </table:table-cell>
          <table:table-cell office:value-type="float" office:value="0" calcext:value-type="float">
            <text:p>0</text:p>
          </table:table-cell>
          <table:table-cell office:value-type="float" office:value="1356860" calcext:value-type="float">
            <text:p>1356860</text:p>
          </table:table-cell>
          <table:table-cell office:value-type="float" office:value="43687" calcext:value-type="float">
            <text:p>43687</text:p>
          </table:table-cell>
          <table:table-cell office:value-type="string" calcext:value-type="string">
            <text:p>This trail is ingenious! brilliant work!</text:p>
          </table:table-cell>
          <table:table-cell/>
        </table:table-row>
        <table:table-row table:style-name="ro1">
          <table:table-cell office:value-type="float" office:value="261586" calcext:value-type="float">
            <text:p>261586</text:p>
          </table:table-cell>
          <table:table-cell office:value-type="float" office:value="907507" calcext:value-type="float">
            <text:p>907507</text:p>
          </table:table-cell>
          <table:table-cell office:value-type="float" office:value="0" calcext:value-type="float">
            <text:p>0</text:p>
          </table:table-cell>
          <table:table-cell office:value-type="float" office:value="372651" calcext:value-type="float">
            <text:p>372651</text:p>
          </table:table-cell>
          <table:table-cell office:value-type="string" calcext:value-type="string">
            <text:p>U increase the beauty of <text:s/>the pic...</text:p>
          </table:table-cell>
          <table:table-cell/>
        </table:table-row>
        <table:table-row table:style-name="ro1">
          <table:table-cell office:value-type="float" office:value="278520" calcext:value-type="float">
            <text:p>278520</text:p>
          </table:table-cell>
          <table:table-cell office:value-type="float" office:value="0" calcext:value-type="float">
            <text:p>0</text:p>
          </table:table-cell>
          <table:table-cell office:value-type="float" office:value="1458297" calcext:value-type="float">
            <text:p>1458297</text:p>
          </table:table-cell>
          <table:table-cell office:value-type="float" office:value="80077" calcext:value-type="float">
            <text:p>80077</text:p>
          </table:table-cell>
          <table:table-cell office:value-type="string" calcext:value-type="string">
            <text:p>Subahnaalah!</text:p>
          </table:table-cell>
          <table:table-cell/>
        </table:table-row>
        <table:table-row table:style-name="ro1">
          <table:table-cell office:value-type="float" office:value="297363" calcext:value-type="float">
            <text:p>297363</text:p>
          </table:table-cell>
          <table:table-cell office:value-type="float" office:value="0" calcext:value-type="float">
            <text:p>0</text:p>
          </table:table-cell>
          <table:table-cell office:value-type="float" office:value="1573623" calcext:value-type="float">
            <text:p>1573623</text:p>
          </table:table-cell>
          <table:table-cell office:value-type="float" office:value="78252" calcext:value-type="float">
            <text:p>78252</text:p>
          </table:table-cell>
          <table:table-cell office:value-type="string" calcext:value-type="string">
            <text:p>Hey the trail is amazing, could you give some info?</text:p>
          </table:table-cell>
          <table:table-cell/>
        </table:table-row>
        <table:table-row table:style-name="ro1">
          <table:table-cell office:value-type="float" office:value="383460" calcext:value-type="float">
            <text:p>383460</text:p>
          </table:table-cell>
          <table:table-cell office:value-type="float" office:value="0" calcext:value-type="float">
            <text:p>0</text:p>
          </table:table-cell>
          <table:table-cell office:value-type="float" office:value="2215248" calcext:value-type="float">
            <text:p>2215248</text:p>
          </table:table-cell>
          <table:table-cell office:value-type="float" office:value="821565" calcext:value-type="float">
            <text:p>821565</text:p>
          </table:table-cell>
          <table:table-cell office:value-type="string" calcext:value-type="string">
            <text:p>[[@836345]] hi</text:p>
          </table:table-cell>
          <table:table-cell/>
        </table:table-row>
        <table:table-row table:style-name="ro1">
          <table:table-cell office:value-type="float" office:value="444236" calcext:value-type="float">
            <text:p>444236</text:p>
          </table:table-cell>
          <table:table-cell office:value-type="float" office:value="0" calcext:value-type="float">
            <text:p>0</text:p>
          </table:table-cell>
          <table:table-cell office:value-type="float" office:value="2265605" calcext:value-type="float">
            <text:p>2265605</text:p>
          </table:table-cell>
          <table:table-cell office:value-type="float" office:value="1748543" calcext:value-type="float">
            <text:p>1748543</text:p>
          </table:table-cell>
          <table:table-cell office:value-type="string" calcext:value-type="string">
            <text:p>Good</text:p>
          </table:table-cell>
          <table:table-cell/>
        </table:table-row>
        <table:table-row table:style-name="ro1">
          <table:table-cell office:value-type="float" office:value="124421" calcext:value-type="float">
            <text:p>124421</text:p>
          </table:table-cell>
          <table:table-cell office:value-type="float" office:value="0" calcext:value-type="float">
            <text:p>0</text:p>
          </table:table-cell>
          <table:table-cell office:value-type="float" office:value="826394" calcext:value-type="float">
            <text:p>826394</text:p>
          </table:table-cell>
          <table:table-cell office:value-type="float" office:value="84885" calcext:value-type="float">
            <text:p>84885</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18905" calcext:value-type="float">
            <text:p>218905</text:p>
          </table:table-cell>
          <table:table-cell office:value-type="float" office:value="0" calcext:value-type="float">
            <text:p>0</text:p>
          </table:table-cell>
          <table:table-cell office:value-type="float" office:value="1127256" calcext:value-type="float">
            <text:p>1127256</text:p>
          </table:table-cell>
          <table:table-cell office:value-type="float" office:value="41133" calcext:value-type="float">
            <text:p>41133</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394846" calcext:value-type="float">
            <text:p>394846</text:p>
          </table:table-cell>
          <table:table-cell office:value-type="float" office:value="0" calcext:value-type="float">
            <text:p>0</text:p>
          </table:table-cell>
          <table:table-cell office:value-type="float" office:value="2123941" calcext:value-type="float">
            <text:p>2123941</text:p>
          </table:table-cell>
          <table:table-cell office:value-type="float" office:value="960950" calcext:value-type="float">
            <text:p>960950</text:p>
          </table:table-cell>
          <table:table-cell office:value-type="float" office:value="45" calcext:value-type="float">
            <text:p>45</text:p>
          </table:table-cell>
          <table:table-cell/>
        </table:table-row>
        <table:table-row table:style-name="ro1">
          <table:table-cell office:value-type="float" office:value="412993" calcext:value-type="float">
            <text:p>412993</text:p>
          </table:table-cell>
          <table:table-cell office:value-type="float" office:value="0" calcext:value-type="float">
            <text:p>0</text:p>
          </table:table-cell>
          <table:table-cell office:value-type="float" office:value="2264254" calcext:value-type="float">
            <text:p>2264254</text:p>
          </table:table-cell>
          <table:table-cell office:value-type="float" office:value="1349171" calcext:value-type="float">
            <text:p>1349171</text:p>
          </table:table-cell>
          <table:table-cell office:value-type="string" calcext:value-type="string">
            <text:p>Vvv nice</text:p>
          </table:table-cell>
          <table:table-cell/>
        </table:table-row>
        <table:table-row table:style-name="ro1">
          <table:table-cell office:value-type="float" office:value="442182" calcext:value-type="float">
            <text:p>442182</text:p>
          </table:table-cell>
          <table:table-cell office:value-type="float" office:value="0" calcext:value-type="float">
            <text:p>0</text:p>
          </table:table-cell>
          <table:table-cell office:value-type="float" office:value="2283357" calcext:value-type="float">
            <text:p>2283357</text:p>
          </table:table-cell>
          <table:table-cell office:value-type="float" office:value="1680642" calcext:value-type="float">
            <text:p>1680642</text:p>
          </table:table-cell>
          <table:table-cell office:value-type="string" calcext:value-type="string">
            <text:p>????</text:p>
          </table:table-cell>
          <table:table-cell/>
        </table:table-row>
        <table:table-row table:style-name="ro1">
          <table:table-cell office:value-type="float" office:value="19548" calcext:value-type="float">
            <text:p>19548</text:p>
          </table:table-cell>
          <table:table-cell office:value-type="float" office:value="0" calcext:value-type="float">
            <text:p>0</text:p>
          </table:table-cell>
          <table:table-cell office:value-type="float" office:value="585539" calcext:value-type="float">
            <text:p>585539</text:p>
          </table:table-cell>
          <table:table-cell office:value-type="float" office:value="50454" calcext:value-type="float">
            <text:p>50454</text:p>
          </table:table-cell>
          <table:table-cell office:value-type="string" calcext:value-type="string">
            <text:p>Super se bhi uper!</text:p>
          </table:table-cell>
          <table:table-cell/>
        </table:table-row>
        <table:table-row table:style-name="ro1">
          <table:table-cell office:value-type="float" office:value="46504" calcext:value-type="float">
            <text:p>46504</text:p>
          </table:table-cell>
          <table:table-cell office:value-type="float" office:value="0" calcext:value-type="float">
            <text:p>0</text:p>
          </table:table-cell>
          <table:table-cell office:value-type="float" office:value="647867" calcext:value-type="float">
            <text:p>647867</text:p>
          </table:table-cell>
          <table:table-cell office:value-type="float" office:value="81454" calcext:value-type="float">
            <text:p>81454</text:p>
          </table:table-cell>
          <table:table-cell office:value-type="string" calcext:value-type="string">
            <text:p>Brilliant trail! what pictures!</text:p>
          </table:table-cell>
          <table:table-cell/>
        </table:table-row>
        <table:table-row table:style-name="ro1">
          <table:table-cell office:value-type="float" office:value="148378" calcext:value-type="float">
            <text:p>148378</text:p>
          </table:table-cell>
          <table:table-cell office:value-type="float" office:value="0" calcext:value-type="float">
            <text:p>0</text:p>
          </table:table-cell>
          <table:table-cell office:value-type="float" office:value="879129" calcext:value-type="float">
            <text:p>879129</text:p>
          </table:table-cell>
          <table:table-cell office:value-type="float" office:value="263236" calcext:value-type="float">
            <text:p>263236</text:p>
          </table:table-cell>
          <table:table-cell office:value-type="string" calcext:value-type="string">
            <text:p>[[@86180]] ACTUALLY I WOULD LOVE YO SHARE VIDEOS BUT UNFORTUNETLY I LOST MY DATA I'M ONLY LEFT WITH FEW PICTURES ONLY</text:p>
          </table:table-cell>
          <table:table-cell/>
        </table:table-row>
        <table:table-row table:style-name="ro1">
          <table:table-cell office:value-type="float" office:value="148586" calcext:value-type="float">
            <text:p>148586</text:p>
          </table:table-cell>
          <table:table-cell office:value-type="float" office:value="0" calcext:value-type="float">
            <text:p>0</text:p>
          </table:table-cell>
          <table:table-cell office:value-type="float" office:value="889501" calcext:value-type="float">
            <text:p>889501</text:p>
          </table:table-cell>
          <table:table-cell office:value-type="float" office:value="79078" calcext:value-type="float">
            <text:p>79078</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159662" calcext:value-type="float">
            <text:p>159662</text:p>
          </table:table-cell>
          <table:table-cell office:value-type="float" office:value="0" calcext:value-type="float">
            <text:p>0</text:p>
          </table:table-cell>
          <table:table-cell office:value-type="float" office:value="517062" calcext:value-type="float">
            <text:p>517062</text:p>
          </table:table-cell>
          <table:table-cell office:value-type="float" office:value="154323" calcext:value-type="float">
            <text:p>154323</text:p>
          </table:table-cell>
          <table:table-cell office:value-type="string" calcext:value-type="string">
            <text:p>[[@79285]] it's nice</text:p>
          </table:table-cell>
          <table:table-cell/>
        </table:table-row>
        <table:table-row table:style-name="ro1">
          <table:table-cell office:value-type="float" office:value="191074" calcext:value-type="float">
            <text:p>191074</text:p>
          </table:table-cell>
          <table:table-cell office:value-type="float" office:value="0" calcext:value-type="float">
            <text:p>0</text:p>
          </table:table-cell>
          <table:table-cell office:value-type="float" office:value="993407" calcext:value-type="float">
            <text:p>993407</text:p>
          </table:table-cell>
          <table:table-cell office:value-type="float" office:value="84415" calcext:value-type="float">
            <text:p>84415</text:p>
          </table:table-cell>
          <table:table-cell office:value-type="string" calcext:value-type="string">
            <text:p>Amazing content ❤️❤️</text:p>
          </table:table-cell>
          <table:table-cell/>
        </table:table-row>
        <table:table-row table:style-name="ro1">
          <table:table-cell office:value-type="float" office:value="226525" calcext:value-type="float">
            <text:p>226525</text:p>
          </table:table-cell>
          <table:table-cell office:value-type="float" office:value="0" calcext:value-type="float">
            <text:p>0</text:p>
          </table:table-cell>
          <table:table-cell office:value-type="float" office:value="1167549" calcext:value-type="float">
            <text:p>1167549</text:p>
          </table:table-cell>
          <table:table-cell office:value-type="float" office:value="352231" calcext:value-type="float">
            <text:p>352231</text:p>
          </table:table-cell>
          <table:table-cell office:value-type="string" calcext:value-type="string">
            <text:p>[[@49537]] i have uploaded one more..u can check</text:p>
          </table:table-cell>
          <table:table-cell/>
        </table:table-row>
        <table:table-row table:style-name="ro1">
          <table:table-cell office:value-type="float" office:value="440915" calcext:value-type="float">
            <text:p>440915</text:p>
          </table:table-cell>
          <table:table-cell office:value-type="float" office:value="0" calcext:value-type="float">
            <text:p>0</text:p>
          </table:table-cell>
          <table:table-cell office:value-type="float" office:value="2380525" calcext:value-type="float">
            <text:p>2380525</text:p>
          </table:table-cell>
          <table:table-cell office:value-type="float" office:value="1631063" calcext:value-type="float">
            <text:p>1631063</text:p>
          </table:table-cell>
          <table:table-cell office:value-type="string" calcext:value-type="string">
            <text:p>Hi</text:p>
          </table:table-cell>
          <table:table-cell/>
        </table:table-row>
        <table:table-row table:style-name="ro1">
          <table:table-cell office:value-type="float" office:value="19790" calcext:value-type="float">
            <text:p>19790</text:p>
          </table:table-cell>
          <table:table-cell office:value-type="float" office:value="0" calcext:value-type="float">
            <text:p>0</text:p>
          </table:table-cell>
          <table:table-cell office:value-type="float" office:value="585475" calcext:value-type="float">
            <text:p>585475</text:p>
          </table:table-cell>
          <table:table-cell office:value-type="float" office:value="77516" calcext:value-type="float">
            <text:p>77516</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50706" calcext:value-type="float">
            <text:p>50706</text:p>
          </table:table-cell>
          <table:table-cell office:value-type="float" office:value="319822" calcext:value-type="float">
            <text:p>319822</text:p>
          </table:table-cell>
          <table:table-cell office:value-type="float" office:value="0" calcext:value-type="float">
            <text:p>0</text:p>
          </table:table-cell>
          <table:table-cell office:value-type="float" office:value="141170" calcext:value-type="float">
            <text:p>141170</text:p>
          </table:table-cell>
          <table:table-cell office:value-type="string" calcext:value-type="string">
            <text:p>?????</text:p>
          </table:table-cell>
          <table:table-cell/>
        </table:table-row>
        <table:table-row table:style-name="ro1">
          <table:table-cell office:value-type="float" office:value="87655" calcext:value-type="float">
            <text:p>87655</text:p>
          </table:table-cell>
          <table:table-cell office:value-type="float" office:value="0" calcext:value-type="float">
            <text:p>0</text:p>
          </table:table-cell>
          <table:table-cell office:value-type="float" office:value="742266" calcext:value-type="float">
            <text:p>742266</text:p>
          </table:table-cell>
          <table:table-cell office:value-type="float" office:value="220356" calcext:value-type="float">
            <text:p>220356</text:p>
          </table:table-cell>
          <table:table-cell office:value-type="string" calcext:value-type="string">
            <text:p>[[@81498]] <text:s/>this place is deserve</text:p>
          </table:table-cell>
          <table:table-cell/>
        </table:table-row>
        <table:table-row table:style-name="ro1">
          <table:table-cell office:value-type="float" office:value="88502" calcext:value-type="float">
            <text:p>88502</text:p>
          </table:table-cell>
          <table:table-cell office:value-type="float" office:value="0" calcext:value-type="float">
            <text:p>0</text:p>
          </table:table-cell>
          <table:table-cell office:value-type="float" office:value="750342" calcext:value-type="float">
            <text:p>750342</text:p>
          </table:table-cell>
          <table:table-cell office:value-type="float" office:value="76710" calcext:value-type="float">
            <text:p>76710</text:p>
          </table:table-cell>
          <table:table-cell office:value-type="string" calcext:value-type="string">
            <text:p>Cool one ??</text:p>
          </table:table-cell>
          <table:table-cell/>
        </table:table-row>
        <table:table-row table:style-name="ro1">
          <table:table-cell office:value-type="float" office:value="132005" calcext:value-type="float">
            <text:p>132005</text:p>
          </table:table-cell>
          <table:table-cell office:value-type="float" office:value="0" calcext:value-type="float">
            <text:p>0</text:p>
          </table:table-cell>
          <table:table-cell office:value-type="float" office:value="845728" calcext:value-type="float">
            <text:p>845728</text:p>
          </table:table-cell>
          <table:table-cell office:value-type="float" office:value="81181" calcext:value-type="float">
            <text:p>81181</text:p>
          </table:table-cell>
          <table:table-cell office:value-type="string" calcext:value-type="string">
            <text:p>loved your stories! wondering what your next trail would be?</text:p>
          </table:table-cell>
          <table:table-cell/>
        </table:table-row>
        <table:table-row table:style-name="ro1">
          <table:table-cell office:value-type="float" office:value="161943" calcext:value-type="float">
            <text:p>161943</text:p>
          </table:table-cell>
          <table:table-cell office:value-type="float" office:value="0" calcext:value-type="float">
            <text:p>0</text:p>
          </table:table-cell>
          <table:table-cell office:value-type="float" office:value="923698" calcext:value-type="float">
            <text:p>923698</text:p>
          </table:table-cell>
          <table:table-cell office:value-type="float" office:value="41591" calcext:value-type="float">
            <text:p>41591</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71497" calcext:value-type="float">
            <text:p>171497</text:p>
          </table:table-cell>
          <table:table-cell office:value-type="float" office:value="0" calcext:value-type="float">
            <text:p>0</text:p>
          </table:table-cell>
          <table:table-cell office:value-type="float" office:value="950911" calcext:value-type="float">
            <text:p>950911</text:p>
          </table:table-cell>
          <table:table-cell office:value-type="float" office:value="41014" calcext:value-type="float">
            <text:p>41014</text:p>
          </table:table-cell>
          <table:table-cell office:value-type="string" calcext:value-type="string">
            <text:p>Nice ?</text:p>
          </table:table-cell>
          <table:table-cell/>
        </table:table-row>
        <table:table-row table:style-name="ro1">
          <table:table-cell office:value-type="float" office:value="179134" calcext:value-type="float">
            <text:p>179134</text:p>
          </table:table-cell>
          <table:table-cell office:value-type="float" office:value="0" calcext:value-type="float">
            <text:p>0</text:p>
          </table:table-cell>
          <table:table-cell office:value-type="float" office:value="212373" calcext:value-type="float">
            <text:p>212373</text:p>
          </table:table-cell>
          <table:table-cell office:value-type="float" office:value="45526" calcext:value-type="float">
            <text:p>45526</text:p>
          </table:table-cell>
          <table:table-cell office:value-type="string" calcext:value-type="string">
            <text:p>Kya mast hai bhai</text:p>
          </table:table-cell>
          <table:table-cell/>
        </table:table-row>
        <table:table-row table:style-name="ro1">
          <table:table-cell office:value-type="float" office:value="262458" calcext:value-type="float">
            <text:p>262458</text:p>
          </table:table-cell>
          <table:table-cell office:value-type="float" office:value="0" calcext:value-type="float">
            <text:p>0</text:p>
          </table:table-cell>
          <table:table-cell office:value-type="float" office:value="1364986" calcext:value-type="float">
            <text:p>1364986</text:p>
          </table:table-cell>
          <table:table-cell office:value-type="float" office:value="19982" calcext:value-type="float">
            <text:p>19982</text:p>
          </table:table-cell>
          <table:table-cell office:value-type="string" calcext:value-type="string">
            <text:p>Amazing content ❤️❤️</text:p>
          </table:table-cell>
          <table:table-cell/>
        </table:table-row>
        <table:table-row table:style-name="ro1">
          <table:table-cell office:value-type="float" office:value="328745" calcext:value-type="float">
            <text:p>328745</text:p>
          </table:table-cell>
          <table:table-cell office:value-type="float" office:value="1291596" calcext:value-type="float">
            <text:p>1291596</text:p>
          </table:table-cell>
          <table:table-cell office:value-type="float" office:value="0" calcext:value-type="float">
            <text:p>0</text:p>
          </table:table-cell>
          <table:table-cell office:value-type="float" office:value="466330" calcext:value-type="float">
            <text:p>466330</text:p>
          </table:table-cell>
          <table:table-cell office:value-type="string" calcext:value-type="string">
            <text:p>I m also interested</text:p>
          </table:table-cell>
          <table:table-cell/>
        </table:table-row>
        <table:table-row table:style-name="ro1">
          <table:table-cell office:value-type="float" office:value="377617" calcext:value-type="float">
            <text:p>377617</text:p>
          </table:table-cell>
          <table:table-cell office:value-type="float" office:value="0" calcext:value-type="float">
            <text:p>0</text:p>
          </table:table-cell>
          <table:table-cell office:value-type="float" office:value="2229888" calcext:value-type="float">
            <text:p>2229888</text:p>
          </table:table-cell>
          <table:table-cell office:value-type="float" office:value="82937" calcext:value-type="float">
            <text:p>82937</text:p>
          </table:table-cell>
          <table:table-cell office:value-type="string" calcext:value-type="string">
            <text:p>The pictures are crystal clear, wish they could relate better to the content!</text:p>
          </table:table-cell>
          <table:table-cell/>
        </table:table-row>
        <table:table-row table:style-name="ro2">
          <table:table-cell office:value-type="float" office:value="409898" calcext:value-type="float">
            <text:p>409898</text:p>
          </table:table-cell>
          <table:table-cell office:value-type="float" office:value="0" calcext:value-type="float">
            <text:p>0</text:p>
          </table:table-cell>
          <table:table-cell office:value-type="float" office:value="2288525" calcext:value-type="float">
            <text:p>2288525</text:p>
          </table:table-cell>
          <table:table-cell office:value-type="float" office:value="1238348" calcext:value-type="float">
            <text:p>1238348</text:p>
          </table:table-cell>
          <table:table-cell office:value-type="string" calcext:value-type="string">
            <text:p>What kind of you</text:p>
            <text:p>Tube videos does </text:p>
            <text:p>Your channel have you</text:p>
          </table:table-cell>
          <table:table-cell/>
        </table:table-row>
        <table:table-row table:style-name="ro1">
          <table:table-cell office:value-type="float" office:value="431508" calcext:value-type="float">
            <text:p>431508</text:p>
          </table:table-cell>
          <table:table-cell office:value-type="float" office:value="0" calcext:value-type="float">
            <text:p>0</text:p>
          </table:table-cell>
          <table:table-cell office:value-type="float" office:value="2339070" calcext:value-type="float">
            <text:p>2339070</text:p>
          </table:table-cell>
          <table:table-cell office:value-type="float" office:value="1476925" calcext:value-type="float">
            <text:p>1476925</text:p>
          </table:table-cell>
          <table:table-cell office:value-type="string" calcext:value-type="string">
            <text:p>Hii</text:p>
          </table:table-cell>
          <table:table-cell/>
        </table:table-row>
        <table:table-row table:style-name="ro1">
          <table:table-cell office:value-type="float" office:value="463087" calcext:value-type="float">
            <text:p>463087</text:p>
          </table:table-cell>
          <table:table-cell office:value-type="float" office:value="0" calcext:value-type="float">
            <text:p>0</text:p>
          </table:table-cell>
          <table:table-cell office:value-type="float" office:value="2269162" calcext:value-type="float">
            <text:p>2269162</text:p>
          </table:table-cell>
          <table:table-cell office:value-type="float" office:value="2229937" calcext:value-type="float">
            <text:p>2229937</text:p>
          </table:table-cell>
          <table:table-cell office:value-type="string" calcext:value-type="string">
            <text:p>Mast</text:p>
          </table:table-cell>
          <table:table-cell/>
        </table:table-row>
        <table:table-row table:style-name="ro1">
          <table:table-cell office:value-type="float" office:value="4159" calcext:value-type="float">
            <text:p>4159</text:p>
          </table:table-cell>
          <table:table-cell office:value-type="float" office:value="34124" calcext:value-type="float">
            <text:p>34124</text:p>
          </table:table-cell>
          <table:table-cell office:value-type="float" office:value="0" calcext:value-type="float">
            <text:p>0</text:p>
          </table:table-cell>
          <table:table-cell office:value-type="float" office:value="31556" calcext:value-type="float">
            <text:p>31556</text:p>
          </table:table-cell>
          <table:table-cell office:value-type="string" calcext:value-type="string">
            <text:p>so WHO tf taken pic ???</text:p>
          </table:table-cell>
          <table:table-cell/>
        </table:table-row>
        <table:table-row table:style-name="ro1">
          <table:table-cell office:value-type="float" office:value="36716" calcext:value-type="float">
            <text:p>36716</text:p>
          </table:table-cell>
          <table:table-cell office:value-type="float" office:value="0" calcext:value-type="float">
            <text:p>0</text:p>
          </table:table-cell>
          <table:table-cell office:value-type="float" office:value="628201" calcext:value-type="float">
            <text:p>628201</text:p>
          </table:table-cell>
          <table:table-cell office:value-type="float" office:value="20348" calcext:value-type="float">
            <text:p>20348</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67253" calcext:value-type="float">
            <text:p>67253</text:p>
          </table:table-cell>
          <table:table-cell office:value-type="float" office:value="31153" calcext:value-type="float">
            <text:p>31153</text:p>
          </table:table-cell>
          <table:table-cell office:value-type="float" office:value="0" calcext:value-type="float">
            <text:p>0</text:p>
          </table:table-cell>
          <table:table-cell office:value-type="float" office:value="208385" calcext:value-type="float">
            <text:p>208385</text:p>
          </table:table-cell>
          <table:table-cell office:value-type="string" calcext:value-type="string">
            <text:p>Cool</text:p>
          </table:table-cell>
          <table:table-cell/>
        </table:table-row>
        <table:table-row table:style-name="ro1">
          <table:table-cell office:value-type="float" office:value="146875" calcext:value-type="float">
            <text:p>146875</text:p>
          </table:table-cell>
          <table:table-cell office:value-type="float" office:value="0" calcext:value-type="float">
            <text:p>0</text:p>
          </table:table-cell>
          <table:table-cell office:value-type="float" office:value="882033" calcext:value-type="float">
            <text:p>882033</text:p>
          </table:table-cell>
          <table:table-cell office:value-type="float" office:value="43580" calcext:value-type="float">
            <text:p>43580</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51566" calcext:value-type="float">
            <text:p>251566</text:p>
          </table:table-cell>
          <table:table-cell office:value-type="float" office:value="0" calcext:value-type="float">
            <text:p>0</text:p>
          </table:table-cell>
          <table:table-cell office:value-type="float" office:value="1283674" calcext:value-type="float">
            <text:p>1283674</text:p>
          </table:table-cell>
          <table:table-cell office:value-type="float" office:value="79024" calcext:value-type="float">
            <text:p>79024</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63878" calcext:value-type="float">
            <text:p>263878</text:p>
          </table:table-cell>
          <table:table-cell office:value-type="float" office:value="0" calcext:value-type="float">
            <text:p>0</text:p>
          </table:table-cell>
          <table:table-cell office:value-type="float" office:value="1373195" calcext:value-type="float">
            <text:p>1373195</text:p>
          </table:table-cell>
          <table:table-cell office:value-type="float" office:value="78826" calcext:value-type="float">
            <text:p>78826</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42974" calcext:value-type="float">
            <text:p>342974</text:p>
          </table:table-cell>
          <table:table-cell office:value-type="float" office:value="0" calcext:value-type="float">
            <text:p>0</text:p>
          </table:table-cell>
          <table:table-cell office:value-type="float" office:value="1832666" calcext:value-type="float">
            <text:p>1832666</text:p>
          </table:table-cell>
          <table:table-cell office:value-type="float" office:value="49501" calcext:value-type="float">
            <text:p>49501</text:p>
          </table:table-cell>
          <table:table-cell office:value-type="string" calcext:value-type="string">
            <text:p>Awesome pictures, could you also share some videos of the placce?</text:p>
          </table:table-cell>
          <table:table-cell/>
        </table:table-row>
        <table:table-row table:style-name="ro1">
          <table:table-cell office:value-type="float" office:value="408432" calcext:value-type="float">
            <text:p>408432</text:p>
          </table:table-cell>
          <table:table-cell office:value-type="float" office:value="0" calcext:value-type="float">
            <text:p>0</text:p>
          </table:table-cell>
          <table:table-cell office:value-type="float" office:value="2320272" calcext:value-type="float">
            <text:p>2320272</text:p>
          </table:table-cell>
          <table:table-cell office:value-type="float" office:value="1162065" calcext:value-type="float">
            <text:p>1162065</text:p>
          </table:table-cell>
          <table:table-cell office:value-type="string" calcext:value-type="string">
            <text:p>Nice</text:p>
          </table:table-cell>
          <table:table-cell/>
        </table:table-row>
        <table:table-row table:style-name="ro3">
          <table:table-cell office:value-type="float" office:value="412096" calcext:value-type="float">
            <text:p>412096</text:p>
          </table:table-cell>
          <table:table-cell office:value-type="float" office:value="0" calcext:value-type="float">
            <text:p>0</text:p>
          </table:table-cell>
          <table:table-cell office:value-type="float" office:value="2286952" calcext:value-type="float">
            <text:p>2286952</text:p>
          </table:table-cell>
          <table:table-cell office:value-type="float" office:value="891720" calcext:value-type="float">
            <text:p>891720</text:p>
          </table:table-cell>
          <table:table-cell office:value-type="string" calcext:value-type="string">
            <text:p>Win a Free Photoshoot </text:p>
            <text:p>A.k.a GET RECOGNIZED BY CELEBRITY MAKE UP ARTIST</text:p>
            <text:p/>
            <text:p>Every month we will draw one new winner from our Facebook Fans.</text:p>
            <text:p>Mybridalmakeup.com</text:p>
            <text:p>The winner will receive a free 2 hour photo-shoot , </text:p>
            <text:p>redeemable towards a shoot in Mumbai.</text:p>
          </table:table-cell>
          <table:table-cell/>
        </table:table-row>
        <table:table-row table:style-name="ro1">
          <table:table-cell office:value-type="float" office:value="142093" calcext:value-type="float">
            <text:p>142093</text:p>
          </table:table-cell>
          <table:table-cell office:value-type="float" office:value="0" calcext:value-type="float">
            <text:p>0</text:p>
          </table:table-cell>
          <table:table-cell office:value-type="float" office:value="871364" calcext:value-type="float">
            <text:p>871364</text:p>
          </table:table-cell>
          <table:table-cell office:value-type="float" office:value="260744" calcext:value-type="float">
            <text:p>260744</text:p>
          </table:table-cell>
          <table:table-cell office:value-type="string" calcext:value-type="string">
            <text:p>[[@77113]] thankew for ur support</text:p>
          </table:table-cell>
          <table:table-cell/>
        </table:table-row>
        <table:table-row table:style-name="ro1">
          <table:table-cell office:value-type="float" office:value="145963" calcext:value-type="float">
            <text:p>145963</text:p>
          </table:table-cell>
          <table:table-cell office:value-type="float" office:value="0" calcext:value-type="float">
            <text:p>0</text:p>
          </table:table-cell>
          <table:table-cell office:value-type="float" office:value="882500" calcext:value-type="float">
            <text:p>882500</text:p>
          </table:table-cell>
          <table:table-cell office:value-type="float" office:value="45016" calcext:value-type="float">
            <text:p>45016</text:p>
          </table:table-cell>
          <table:table-cell office:value-type="string" calcext:value-type="string">
            <text:p>Hey what time of the year is best to visit this place?</text:p>
          </table:table-cell>
          <table:table-cell/>
        </table:table-row>
        <table:table-row table:style-name="ro1">
          <table:table-cell office:value-type="float" office:value="199598" calcext:value-type="float">
            <text:p>199598</text:p>
          </table:table-cell>
          <table:table-cell office:value-type="float" office:value="0" calcext:value-type="float">
            <text:p>0</text:p>
          </table:table-cell>
          <table:table-cell office:value-type="float" office:value="1035695" calcext:value-type="float">
            <text:p>1035695</text:p>
          </table:table-cell>
          <table:table-cell office:value-type="float" office:value="312513" calcext:value-type="float">
            <text:p>312513</text:p>
          </table:table-cell>
          <table:table-cell office:value-type="string" calcext:value-type="string">
            <text:p>[[@49406]] <text:s/>thnkyou somuch</text:p>
          </table:table-cell>
          <table:table-cell/>
        </table:table-row>
        <table:table-row table:style-name="ro1">
          <table:table-cell office:value-type="float" office:value="246944" calcext:value-type="float">
            <text:p>246944</text:p>
          </table:table-cell>
          <table:table-cell office:value-type="float" office:value="786169" calcext:value-type="float">
            <text:p>786169</text:p>
          </table:table-cell>
          <table:table-cell office:value-type="float" office:value="0" calcext:value-type="float">
            <text:p>0</text:p>
          </table:table-cell>
          <table:table-cell office:value-type="float" office:value="219058" calcext:value-type="float">
            <text:p>219058</text:p>
          </table:table-cell>
          <table:table-cell office:value-type="string" calcext:value-type="string">
            <text:p>[[@365656]] Awww.. Thanks, love!</text:p>
          </table:table-cell>
          <table:table-cell/>
        </table:table-row>
        <table:table-row table:style-name="ro1">
          <table:table-cell office:value-type="float" office:value="39331" calcext:value-type="float">
            <text:p>39331</text:p>
          </table:table-cell>
          <table:table-cell office:value-type="float" office:value="0" calcext:value-type="float">
            <text:p>0</text:p>
          </table:table-cell>
          <table:table-cell office:value-type="float" office:value="631673" calcext:value-type="float">
            <text:p>631673</text:p>
          </table:table-cell>
          <table:table-cell office:value-type="float" office:value="42706" calcext:value-type="float">
            <text:p>42706</text:p>
          </table:table-cell>
          <table:table-cell office:value-type="string" calcext:value-type="string">
            <text:p>Great ?</text:p>
          </table:table-cell>
          <table:table-cell/>
        </table:table-row>
        <table:table-row table:style-name="ro1">
          <table:table-cell office:value-type="float" office:value="83399" calcext:value-type="float">
            <text:p>83399</text:p>
          </table:table-cell>
          <table:table-cell office:value-type="float" office:value="0" calcext:value-type="float">
            <text:p>0</text:p>
          </table:table-cell>
          <table:table-cell office:value-type="float" office:value="108136" calcext:value-type="float">
            <text:p>108136</text:p>
          </table:table-cell>
          <table:table-cell office:value-type="float" office:value="136053" calcext:value-type="float">
            <text:p>136053</text:p>
          </table:table-cell>
          <table:table-cell office:value-type="string" calcext:value-type="string">
            <text:p>i'm so trying this sometime, do you have more experiences?</text:p>
          </table:table-cell>
          <table:table-cell/>
        </table:table-row>
        <table:table-row table:style-name="ro1">
          <table:table-cell office:value-type="float" office:value="234315" calcext:value-type="float">
            <text:p>234315</text:p>
          </table:table-cell>
          <table:table-cell office:value-type="float" office:value="0" calcext:value-type="float">
            <text:p>0</text:p>
          </table:table-cell>
          <table:table-cell office:value-type="float" office:value="1186397" calcext:value-type="float">
            <text:p>1186397</text:p>
          </table:table-cell>
          <table:table-cell office:value-type="float" office:value="358039" calcext:value-type="float">
            <text:p>358039</text:p>
          </table:table-cell>
          <table:table-cell office:value-type="string" calcext:value-type="string">
            <text:p>Tq bro</text:p>
          </table:table-cell>
          <table:table-cell/>
        </table:table-row>
        <table:table-row table:style-name="ro1">
          <table:table-cell office:value-type="float" office:value="245029" calcext:value-type="float">
            <text:p>245029</text:p>
          </table:table-cell>
          <table:table-cell office:value-type="float" office:value="0" calcext:value-type="float">
            <text:p>0</text:p>
          </table:table-cell>
          <table:table-cell office:value-type="float" office:value="1227761" calcext:value-type="float">
            <text:p>1227761</text:p>
          </table:table-cell>
          <table:table-cell office:value-type="float" office:value="49841" calcext:value-type="float">
            <text:p>49841</text:p>
          </table:table-cell>
          <table:table-cell office:value-type="string" calcext:value-type="string">
            <text:p>I came across this trail in such a hurry, and it was all cause the catchy title! </text:p>
          </table:table-cell>
          <table:table-cell/>
        </table:table-row>
        <table:table-row table:style-name="ro4">
          <table:table-cell office:value-type="float" office:value="342155" calcext:value-type="float">
            <text:p>342155</text:p>
          </table:table-cell>
          <table:table-cell office:value-type="float" office:value="0" calcext:value-type="float">
            <text:p>0</text:p>
          </table:table-cell>
          <table:table-cell office:value-type="float" office:value="1828564" calcext:value-type="float">
            <text:p>1828564</text:p>
          </table:table-cell>
          <table:table-cell office:value-type="float" office:value="261631" calcext:value-type="float">
            <text:p>261631</text:p>
          </table:table-cell>
          <table:table-cell office:value-type="string" calcext:value-type="string">
            <text:p>Mahabaleshwar is a hill station in India's forested Western Ghats range, south of Mumbai. It features several elevated viewing points, such as Arthur’s Seat. West of here is centuries-old Pratapgad Fort, perched atop a mountain spur. East, Lingmala Waterfall tumbles off a sheer cliff. Colorful boats dot Venna Lake, while 5 rivers meet at Panch Ganga Temple to the north.</text:p>
            <text:p>Elevation: 1,353 m</text:p>
            <text:p>Area: 137.2 km²</text:p>
            <text:p>Weather: 18 °C, Wind E at 5 km/h, 85% Humidity</text:p>
            <text:p>Population: 12,737 (2011)</text:p>
          </table:table-cell>
          <table:table-cell/>
        </table:table-row>
        <table:table-row table:style-name="ro1">
          <table:table-cell office:value-type="float" office:value="398915" calcext:value-type="float">
            <text:p>398915</text:p>
          </table:table-cell>
          <table:table-cell office:value-type="float" office:value="0" calcext:value-type="float">
            <text:p>0</text:p>
          </table:table-cell>
          <table:table-cell office:value-type="float" office:value="2280876" calcext:value-type="float">
            <text:p>2280876</text:p>
          </table:table-cell>
          <table:table-cell office:value-type="float" office:value="970594" calcext:value-type="float">
            <text:p>970594</text:p>
          </table:table-cell>
          <table:table-cell office:value-type="string" calcext:value-type="string">
            <text:p>Very true</text:p>
          </table:table-cell>
          <table:table-cell/>
        </table:table-row>
        <table:table-row table:style-name="ro1">
          <table:table-cell office:value-type="float" office:value="438219" calcext:value-type="float">
            <text:p>438219</text:p>
          </table:table-cell>
          <table:table-cell office:value-type="float" office:value="0" calcext:value-type="float">
            <text:p>0</text:p>
          </table:table-cell>
          <table:table-cell office:value-type="float" office:value="2355580" calcext:value-type="float">
            <text:p>2355580</text:p>
          </table:table-cell>
          <table:table-cell office:value-type="float" office:value="1613730" calcext:value-type="float">
            <text:p>1613730</text:p>
          </table:table-cell>
          <table:table-cell office:value-type="string" calcext:value-type="string">
            <text:p>Chavan masala</text:p>
          </table:table-cell>
          <table:table-cell/>
        </table:table-row>
        <table:table-row table:style-name="ro1">
          <table:table-cell office:value-type="float" office:value="460695" calcext:value-type="float">
            <text:p>460695</text:p>
          </table:table-cell>
          <table:table-cell office:value-type="float" office:value="0" calcext:value-type="float">
            <text:p>0</text:p>
          </table:table-cell>
          <table:table-cell office:value-type="float" office:value="2380892" calcext:value-type="float">
            <text:p>2380892</text:p>
          </table:table-cell>
          <table:table-cell office:value-type="float" office:value="2189699" calcext:value-type="float">
            <text:p>2189699</text:p>
          </table:table-cell>
          <table:table-cell office:value-type="string" calcext:value-type="string">
            <text:p>Osm</text:p>
          </table:table-cell>
          <table:table-cell/>
        </table:table-row>
        <table:table-row table:style-name="ro1">
          <table:table-cell office:value-type="float" office:value="14047" calcext:value-type="float">
            <text:p>14047</text:p>
          </table:table-cell>
          <table:table-cell office:value-type="float" office:value="0" calcext:value-type="float">
            <text:p>0</text:p>
          </table:table-cell>
          <table:table-cell office:value-type="float" office:value="457121" calcext:value-type="float">
            <text:p>457121</text:p>
          </table:table-cell>
          <table:table-cell office:value-type="float" office:value="44159" calcext:value-type="float">
            <text:p>44159</text:p>
          </table:table-cell>
          <table:table-cell office:value-type="string" calcext:value-type="string">
            <text:p>[[@1]] e</text:p>
          </table:table-cell>
          <table:table-cell/>
        </table:table-row>
        <table:table-row table:style-name="ro1">
          <table:table-cell office:value-type="float" office:value="57109" calcext:value-type="float">
            <text:p>57109</text:p>
          </table:table-cell>
          <table:table-cell office:value-type="float" office:value="0" calcext:value-type="float">
            <text:p>0</text:p>
          </table:table-cell>
          <table:table-cell office:value-type="float" office:value="673045" calcext:value-type="float">
            <text:p>673045</text:p>
          </table:table-cell>
          <table:table-cell office:value-type="float" office:value="85664" calcext:value-type="float">
            <text:p>85664</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51546" calcext:value-type="float">
            <text:p>151546</text:p>
          </table:table-cell>
          <table:table-cell office:value-type="float" office:value="0" calcext:value-type="float">
            <text:p>0</text:p>
          </table:table-cell>
          <table:table-cell office:value-type="float" office:value="894766" calcext:value-type="float">
            <text:p>894766</text:p>
          </table:table-cell>
          <table:table-cell office:value-type="float" office:value="85036" calcext:value-type="float">
            <text:p>85036</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183126" calcext:value-type="float">
            <text:p>183126</text:p>
          </table:table-cell>
          <table:table-cell office:value-type="float" office:value="0" calcext:value-type="float">
            <text:p>0</text:p>
          </table:table-cell>
          <table:table-cell office:value-type="float" office:value="40481" calcext:value-type="float">
            <text:p>40481</text:p>
          </table:table-cell>
          <table:table-cell office:value-type="float" office:value="84127" calcext:value-type="float">
            <text:p>84127</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08341" calcext:value-type="float">
            <text:p>208341</text:p>
          </table:table-cell>
          <table:table-cell office:value-type="float" office:value="0" calcext:value-type="float">
            <text:p>0</text:p>
          </table:table-cell>
          <table:table-cell office:value-type="float" office:value="1069183" calcext:value-type="float">
            <text:p>1069183</text:p>
          </table:table-cell>
          <table:table-cell office:value-type="float" office:value="85823" calcext:value-type="float">
            <text:p>85823</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214112" calcext:value-type="float">
            <text:p>214112</text:p>
          </table:table-cell>
          <table:table-cell office:value-type="float" office:value="0" calcext:value-type="float">
            <text:p>0</text:p>
          </table:table-cell>
          <table:table-cell office:value-type="float" office:value="1101859" calcext:value-type="float">
            <text:p>1101859</text:p>
          </table:table-cell>
          <table:table-cell office:value-type="float" office:value="39680" calcext:value-type="float">
            <text:p>39680</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23332" calcext:value-type="float">
            <text:p>223332</text:p>
          </table:table-cell>
          <table:table-cell office:value-type="float" office:value="0" calcext:value-type="float">
            <text:p>0</text:p>
          </table:table-cell>
          <table:table-cell office:value-type="float" office:value="1150236" calcext:value-type="float">
            <text:p>1150236</text:p>
          </table:table-cell>
          <table:table-cell office:value-type="float" office:value="331382" calcext:value-type="float">
            <text:p>331382</text:p>
          </table:table-cell>
          <table:table-cell office:value-type="string" calcext:value-type="string">
            <text:p>[[@40055]] I have just joined btw thanks for the appreciation</text:p>
          </table:table-cell>
          <table:table-cell/>
        </table:table-row>
        <table:table-row table:style-name="ro1">
          <table:table-cell office:value-type="float" office:value="266241" calcext:value-type="float">
            <text:p>266241</text:p>
          </table:table-cell>
          <table:table-cell office:value-type="float" office:value="0" calcext:value-type="float">
            <text:p>0</text:p>
          </table:table-cell>
          <table:table-cell office:value-type="float" office:value="1376341" calcext:value-type="float">
            <text:p>1376341</text:p>
          </table:table-cell>
          <table:table-cell office:value-type="float" office:value="422248" calcext:value-type="float">
            <text:p>422248</text:p>
          </table:table-cell>
          <table:table-cell office:value-type="string" calcext:value-type="string">
            <text:p>[[@1]]</text:p>
          </table:table-cell>
          <table:table-cell/>
        </table:table-row>
        <table:table-row table:style-name="ro1">
          <table:table-cell office:value-type="float" office:value="271660" calcext:value-type="float">
            <text:p>271660</text:p>
          </table:table-cell>
          <table:table-cell office:value-type="float" office:value="0" calcext:value-type="float">
            <text:p>0</text:p>
          </table:table-cell>
          <table:table-cell office:value-type="float" office:value="851979" calcext:value-type="float">
            <text:p>851979</text:p>
          </table:table-cell>
          <table:table-cell office:value-type="float" office:value="78855" calcext:value-type="float">
            <text:p>78855</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82720" calcext:value-type="float">
            <text:p>282720</text:p>
          </table:table-cell>
          <table:table-cell office:value-type="float" office:value="0" calcext:value-type="float">
            <text:p>0</text:p>
          </table:table-cell>
          <table:table-cell office:value-type="float" office:value="1484922" calcext:value-type="float">
            <text:p>1484922</text:p>
          </table:table-cell>
          <table:table-cell office:value-type="float" office:value="83758" calcext:value-type="float">
            <text:p>83758</text:p>
          </table:table-cell>
          <table:table-cell office:value-type="string" calcext:value-type="string">
            <text:p>Gorgeous click ❤️</text:p>
          </table:table-cell>
          <table:table-cell/>
        </table:table-row>
        <table:table-row table:style-name="ro1">
          <table:table-cell office:value-type="float" office:value="362916" calcext:value-type="float">
            <text:p>362916</text:p>
          </table:table-cell>
          <table:table-cell office:value-type="float" office:value="0" calcext:value-type="float">
            <text:p>0</text:p>
          </table:table-cell>
          <table:table-cell office:value-type="float" office:value="2074244" calcext:value-type="float">
            <text:p>2074244</text:p>
          </table:table-cell>
          <table:table-cell office:value-type="float" office:value="651151" calcext:value-type="float">
            <text:p>651151</text:p>
          </table:table-cell>
          <table:table-cell office:value-type="string" calcext:value-type="string">
            <text:p>TQ</text:p>
          </table:table-cell>
          <table:table-cell/>
        </table:table-row>
        <table:table-row table:style-name="ro1">
          <table:table-cell office:value-type="float" office:value="370703" calcext:value-type="float">
            <text:p>370703</text:p>
          </table:table-cell>
          <table:table-cell office:value-type="float" office:value="0" calcext:value-type="float">
            <text:p>0</text:p>
          </table:table-cell>
          <table:table-cell office:value-type="float" office:value="2198592" calcext:value-type="float">
            <text:p>2198592</text:p>
          </table:table-cell>
          <table:table-cell office:value-type="float" office:value="135861" calcext:value-type="float">
            <text:p>135861</text:p>
          </table:table-cell>
          <table:table-cell office:value-type="string" calcext:value-type="string">
            <text:p>Your image selection is excellent! good content too!</text:p>
          </table:table-cell>
          <table:table-cell/>
        </table:table-row>
        <table:table-row table:style-name="ro1">
          <table:table-cell office:value-type="float" office:value="399690" calcext:value-type="float">
            <text:p>399690</text:p>
          </table:table-cell>
          <table:table-cell office:value-type="float" office:value="0" calcext:value-type="float">
            <text:p>0</text:p>
          </table:table-cell>
          <table:table-cell office:value-type="float" office:value="2275098" calcext:value-type="float">
            <text:p>2275098</text:p>
          </table:table-cell>
          <table:table-cell office:value-type="float" office:value="8248" calcext:value-type="float">
            <text:p>8248</text:p>
          </table:table-cell>
          <table:table-cell office:value-type="string" calcext:value-type="string">
            <text:p>:"( those idiots should die for what they did</text:p>
          </table:table-cell>
          <table:table-cell/>
        </table:table-row>
        <table:table-row table:style-name="ro1">
          <table:table-cell office:value-type="float" office:value="419142" calcext:value-type="float">
            <text:p>419142</text:p>
          </table:table-cell>
          <table:table-cell office:value-type="float" office:value="0" calcext:value-type="float">
            <text:p>0</text:p>
          </table:table-cell>
          <table:table-cell office:value-type="float" office:value="2298652" calcext:value-type="float">
            <text:p>2298652</text:p>
          </table:table-cell>
          <table:table-cell office:value-type="float" office:value="42806" calcext:value-type="float">
            <text:p>42806</text:p>
          </table:table-cell>
          <table:table-cell office:value-type="string" calcext:value-type="string">
            <text:p>You are boring at times bro</text:p>
          </table:table-cell>
          <table:table-cell/>
        </table:table-row>
        <table:table-row table:style-name="ro1">
          <table:table-cell office:value-type="float" office:value="459711" calcext:value-type="float">
            <text:p>459711</text:p>
          </table:table-cell>
          <table:table-cell office:value-type="float" office:value="0" calcext:value-type="float">
            <text:p>0</text:p>
          </table:table-cell>
          <table:table-cell office:value-type="float" office:value="2255392" calcext:value-type="float">
            <text:p>2255392</text:p>
          </table:table-cell>
          <table:table-cell office:value-type="float" office:value="2098615" calcext:value-type="float">
            <text:p>2098615</text:p>
          </table:table-cell>
          <table:table-cell office:value-type="string" calcext:value-type="string">
            <text:p>Jnn</text:p>
          </table:table-cell>
          <table:table-cell/>
        </table:table-row>
        <table:table-row table:style-name="ro1">
          <table:table-cell office:value-type="float" office:value="128137" calcext:value-type="float">
            <text:p>128137</text:p>
          </table:table-cell>
          <table:table-cell office:value-type="float" office:value="0" calcext:value-type="float">
            <text:p>0</text:p>
          </table:table-cell>
          <table:table-cell office:value-type="float" office:value="827818" calcext:value-type="float">
            <text:p>827818</text:p>
          </table:table-cell>
          <table:table-cell office:value-type="float" office:value="86966" calcext:value-type="float">
            <text:p>86966</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152874" calcext:value-type="float">
            <text:p>152874</text:p>
          </table:table-cell>
          <table:table-cell office:value-type="float" office:value="0" calcext:value-type="float">
            <text:p>0</text:p>
          </table:table-cell>
          <table:table-cell office:value-type="float" office:value="896155" calcext:value-type="float">
            <text:p>896155</text:p>
          </table:table-cell>
          <table:table-cell office:value-type="float" office:value="268738" calcext:value-type="float">
            <text:p>268738</text:p>
          </table:table-cell>
          <table:table-cell office:value-type="string" calcext:value-type="string">
            <text:p>[[@170757]]. <text:s text:c="2"/>Ya <text:s text:c="2"/>it's always ..pics are have great memories</text:p>
          </table:table-cell>
          <table:table-cell/>
        </table:table-row>
        <table:table-row table:style-name="ro1">
          <table:table-cell office:value-type="float" office:value="168134" calcext:value-type="float">
            <text:p>168134</text:p>
          </table:table-cell>
          <table:table-cell office:value-type="float" office:value="0" calcext:value-type="float">
            <text:p>0</text:p>
          </table:table-cell>
          <table:table-cell office:value-type="float" office:value="940405" calcext:value-type="float">
            <text:p>940405</text:p>
          </table:table-cell>
          <table:table-cell office:value-type="float" office:value="87030" calcext:value-type="float">
            <text:p>87030</text:p>
          </table:table-cell>
          <table:table-cell office:value-type="string" calcext:value-type="string">
            <text:p>Amazing trail, could share some videos of the same</text:p>
          </table:table-cell>
          <table:table-cell/>
        </table:table-row>
        <table:table-row table:style-name="ro1">
          <table:table-cell office:value-type="float" office:value="195147" calcext:value-type="float">
            <text:p>195147</text:p>
          </table:table-cell>
          <table:table-cell office:value-type="float" office:value="0" calcext:value-type="float">
            <text:p>0</text:p>
          </table:table-cell>
          <table:table-cell office:value-type="float" office:value="1013488" calcext:value-type="float">
            <text:p>1013488</text:p>
          </table:table-cell>
          <table:table-cell office:value-type="float" office:value="305735" calcext:value-type="float">
            <text:p>305735</text:p>
          </table:table-cell>
          <table:table-cell office:value-type="string" calcext:value-type="string">
            <text:p>Yes you are correct</text:p>
          </table:table-cell>
          <table:table-cell/>
        </table:table-row>
        <table:table-row table:style-name="ro1">
          <table:table-cell office:value-type="float" office:value="203460" calcext:value-type="float">
            <text:p>203460</text:p>
          </table:table-cell>
          <table:table-cell office:value-type="float" office:value="646802" calcext:value-type="float">
            <text:p>646802</text:p>
          </table:table-cell>
          <table:table-cell office:value-type="float" office:value="0" calcext:value-type="float">
            <text:p>0</text:p>
          </table:table-cell>
          <table:table-cell office:value-type="float" office:value="263074" calcext:value-type="float">
            <text:p>263074</text:p>
          </table:table-cell>
          <table:table-cell office:value-type="string" calcext:value-type="string">
            <text:p>[[@1]]</text:p>
          </table:table-cell>
          <table:table-cell/>
        </table:table-row>
        <table:table-row table:style-name="ro1">
          <table:table-cell office:value-type="float" office:value="261040" calcext:value-type="float">
            <text:p>261040</text:p>
          </table:table-cell>
          <table:table-cell office:value-type="float" office:value="157843" calcext:value-type="float">
            <text:p>157843</text:p>
          </table:table-cell>
          <table:table-cell office:value-type="float" office:value="0" calcext:value-type="float">
            <text:p>0</text:p>
          </table:table-cell>
          <table:table-cell office:value-type="float" office:value="17053" calcext:value-type="float">
            <text:p>17053</text:p>
          </table:table-cell>
          <table:table-cell office:value-type="string" calcext:value-type="string">
            <text:p>text</text:p>
          </table:table-cell>
          <table:table-cell/>
        </table:table-row>
        <table:table-row table:style-name="ro1">
          <table:table-cell office:value-type="float" office:value="317200" calcext:value-type="float">
            <text:p>317200</text:p>
          </table:table-cell>
          <table:table-cell office:value-type="float" office:value="0" calcext:value-type="float">
            <text:p>0</text:p>
          </table:table-cell>
          <table:table-cell office:value-type="float" office:value="1687109" calcext:value-type="float">
            <text:p>1687109</text:p>
          </table:table-cell>
          <table:table-cell office:value-type="float" office:value="135886" calcext:value-type="float">
            <text:p>135886</text:p>
          </table:table-cell>
          <table:table-cell office:value-type="string" calcext:value-type="string">
            <text:p>Awesome! I too am heading there next week</text:p>
          </table:table-cell>
          <table:table-cell/>
        </table:table-row>
        <table:table-row table:style-name="ro1">
          <table:table-cell office:value-type="float" office:value="336162" calcext:value-type="float">
            <text:p>336162</text:p>
          </table:table-cell>
          <table:table-cell office:value-type="float" office:value="792827" calcext:value-type="float">
            <text:p>792827</text:p>
          </table:table-cell>
          <table:table-cell office:value-type="float" office:value="0" calcext:value-type="float">
            <text:p>0</text:p>
          </table:table-cell>
          <table:table-cell office:value-type="float" office:value="444773" calcext:value-type="float">
            <text:p>444773</text:p>
          </table:table-cell>
          <table:table-cell office:value-type="string" calcext:value-type="string">
            <text:p>??</text:p>
          </table:table-cell>
          <table:table-cell/>
        </table:table-row>
        <table:table-row table:style-name="ro1">
          <table:table-cell office:value-type="float" office:value="393847" calcext:value-type="float">
            <text:p>393847</text:p>
          </table:table-cell>
          <table:table-cell office:value-type="float" office:value="0" calcext:value-type="float">
            <text:p>0</text:p>
          </table:table-cell>
          <table:table-cell office:value-type="float" office:value="2286419" calcext:value-type="float">
            <text:p>2286419</text:p>
          </table:table-cell>
          <table:table-cell office:value-type="float" office:value="354168" calcext:value-type="float">
            <text:p>354168</text:p>
          </table:table-cell>
          <table:table-cell office:value-type="string" calcext:value-type="string">
            <text:p>Nice</text:p>
          </table:table-cell>
          <table:table-cell/>
        </table:table-row>
        <table:table-row table:style-name="ro1">
          <table:table-cell office:value-type="float" office:value="429261" calcext:value-type="float">
            <text:p>429261</text:p>
          </table:table-cell>
          <table:table-cell office:value-type="float" office:value="0" calcext:value-type="float">
            <text:p>0</text:p>
          </table:table-cell>
          <table:table-cell office:value-type="float" office:value="412507" calcext:value-type="float">
            <text:p>412507</text:p>
          </table:table-cell>
          <table:table-cell office:value-type="float" office:value="52455" calcext:value-type="float">
            <text:p>52455</text:p>
          </table:table-cell>
          <table:table-cell office:value-type="string" calcext:value-type="string">
            <text:p>awesome photos</text:p>
          </table:table-cell>
          <table:table-cell/>
        </table:table-row>
        <table:table-row table:style-name="ro1">
          <table:table-cell office:value-type="float" office:value="77110" calcext:value-type="float">
            <text:p>77110</text:p>
          </table:table-cell>
          <table:table-cell office:value-type="float" office:value="0" calcext:value-type="float">
            <text:p>0</text:p>
          </table:table-cell>
          <table:table-cell office:value-type="float" office:value="728015" calcext:value-type="float">
            <text:p>728015</text:p>
          </table:table-cell>
          <table:table-cell office:value-type="float" office:value="135692" calcext:value-type="float">
            <text:p>135692</text:p>
          </table:table-cell>
          <table:table-cell office:value-type="string" calcext:value-type="string">
            <text:p>When's your next update?!</text:p>
          </table:table-cell>
          <table:table-cell/>
        </table:table-row>
        <table:table-row table:style-name="ro1">
          <table:table-cell office:value-type="float" office:value="133183" calcext:value-type="float">
            <text:p>133183</text:p>
          </table:table-cell>
          <table:table-cell office:value-type="float" office:value="0" calcext:value-type="float">
            <text:p>0</text:p>
          </table:table-cell>
          <table:table-cell office:value-type="float" office:value="841362" calcext:value-type="float">
            <text:p>841362</text:p>
          </table:table-cell>
          <table:table-cell office:value-type="float" office:value="87340" calcext:value-type="float">
            <text:p>87340</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137699" calcext:value-type="float">
            <text:p>137699</text:p>
          </table:table-cell>
          <table:table-cell office:value-type="float" office:value="0" calcext:value-type="float">
            <text:p>0</text:p>
          </table:table-cell>
          <table:table-cell office:value-type="float" office:value="861114" calcext:value-type="float">
            <text:p>861114</text:p>
          </table:table-cell>
          <table:table-cell office:value-type="float" office:value="48916" calcext:value-type="float">
            <text:p>48916</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52371" calcext:value-type="float">
            <text:p>152371</text:p>
          </table:table-cell>
          <table:table-cell office:value-type="float" office:value="0" calcext:value-type="float">
            <text:p>0</text:p>
          </table:table-cell>
          <table:table-cell office:value-type="float" office:value="895025" calcext:value-type="float">
            <text:p>895025</text:p>
          </table:table-cell>
          <table:table-cell office:value-type="float" office:value="43315" calcext:value-type="float">
            <text:p>43315</text:p>
          </table:table-cell>
          <table:table-cell office:value-type="string" calcext:value-type="string">
            <text:p>The content and the images don't sit well with one another!</text:p>
          </table:table-cell>
          <table:table-cell/>
        </table:table-row>
        <table:table-row table:style-name="ro1">
          <table:table-cell office:value-type="float" office:value="338857" calcext:value-type="float">
            <text:p>338857</text:p>
          </table:table-cell>
          <table:table-cell office:value-type="float" office:value="0" calcext:value-type="float">
            <text:p>0</text:p>
          </table:table-cell>
          <table:table-cell office:value-type="float" office:value="1808916" calcext:value-type="float">
            <text:p>1808916</text:p>
          </table:table-cell>
          <table:table-cell office:value-type="float" office:value="79607" calcext:value-type="float">
            <text:p>79607</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439767" calcext:value-type="float">
            <text:p>439767</text:p>
          </table:table-cell>
          <table:table-cell office:value-type="float" office:value="0" calcext:value-type="float">
            <text:p>0</text:p>
          </table:table-cell>
          <table:table-cell office:value-type="float" office:value="2259289" calcext:value-type="float">
            <text:p>2259289</text:p>
          </table:table-cell>
          <table:table-cell office:value-type="float" office:value="1643938" calcext:value-type="float">
            <text:p>1643938</text:p>
          </table:table-cell>
          <table:table-cell office:value-type="string" calcext:value-type="string">
            <text:p>Hi</text:p>
          </table:table-cell>
          <table:table-cell/>
        </table:table-row>
        <table:table-row table:style-name="ro1">
          <table:table-cell office:value-type="float" office:value="3923" calcext:value-type="float">
            <text:p>3923</text:p>
          </table:table-cell>
          <table:table-cell office:value-type="float" office:value="33059" calcext:value-type="float">
            <text:p>33059</text:p>
          </table:table-cell>
          <table:table-cell office:value-type="float" office:value="0" calcext:value-type="float">
            <text:p>0</text:p>
          </table:table-cell>
          <table:table-cell office:value-type="float" office:value="23518" calcext:value-type="float">
            <text:p>23518</text:p>
          </table:table-cell>
          <table:table-cell office:value-type="string" calcext:value-type="string">
            <text:p>[[@1]]</text:p>
          </table:table-cell>
          <table:table-cell/>
        </table:table-row>
        <table:table-row table:style-name="ro1">
          <table:table-cell office:value-type="float" office:value="47231" calcext:value-type="float">
            <text:p>47231</text:p>
          </table:table-cell>
          <table:table-cell office:value-type="float" office:value="0" calcext:value-type="float">
            <text:p>0</text:p>
          </table:table-cell>
          <table:table-cell office:value-type="float" office:value="649780" calcext:value-type="float">
            <text:p>649780</text:p>
          </table:table-cell>
          <table:table-cell office:value-type="float" office:value="81288" calcext:value-type="float">
            <text:p>81288</text:p>
          </table:table-cell>
          <table:table-cell office:value-type="string" calcext:value-type="string">
            <text:p>Loved your trail, keep pushing! <text:s/>??</text:p>
          </table:table-cell>
          <table:table-cell/>
        </table:table-row>
        <table:table-row table:style-name="ro1">
          <table:table-cell office:value-type="float" office:value="62335" calcext:value-type="float">
            <text:p>62335</text:p>
          </table:table-cell>
          <table:table-cell office:value-type="float" office:value="0" calcext:value-type="float">
            <text:p>0</text:p>
          </table:table-cell>
          <table:table-cell office:value-type="float" office:value="683582" calcext:value-type="float">
            <text:p>683582</text:p>
          </table:table-cell>
          <table:table-cell office:value-type="float" office:value="86087" calcext:value-type="float">
            <text:p>86087</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96866" calcext:value-type="float">
            <text:p>96866</text:p>
          </table:table-cell>
          <table:table-cell office:value-type="float" office:value="0" calcext:value-type="float">
            <text:p>0</text:p>
          </table:table-cell>
          <table:table-cell office:value-type="float" office:value="769947" calcext:value-type="float">
            <text:p>769947</text:p>
          </table:table-cell>
          <table:table-cell office:value-type="float" office:value="78272" calcext:value-type="float">
            <text:p>78272</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102261" calcext:value-type="float">
            <text:p>102261</text:p>
          </table:table-cell>
          <table:table-cell office:value-type="float" office:value="0" calcext:value-type="float">
            <text:p>0</text:p>
          </table:table-cell>
          <table:table-cell office:value-type="float" office:value="781442" calcext:value-type="float">
            <text:p>781442</text:p>
          </table:table-cell>
          <table:table-cell office:value-type="float" office:value="85571" calcext:value-type="float">
            <text:p>85571</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29111" calcext:value-type="float">
            <text:p>129111</text:p>
          </table:table-cell>
          <table:table-cell office:value-type="float" office:value="465099" calcext:value-type="float">
            <text:p>465099</text:p>
          </table:table-cell>
          <table:table-cell office:value-type="float" office:value="0" calcext:value-type="float">
            <text:p>0</text:p>
          </table:table-cell>
          <table:table-cell office:value-type="float" office:value="216588" calcext:value-type="float">
            <text:p>216588</text:p>
          </table:table-cell>
          <table:table-cell office:value-type="string" calcext:value-type="string">
            <text:p>I know these are not breath taking pics of the most scenic looking places but just wanted to share this as I really liked the bus stand</text:p>
          </table:table-cell>
          <table:table-cell/>
        </table:table-row>
        <table:table-row table:style-name="ro1">
          <table:table-cell office:value-type="float" office:value="269168" calcext:value-type="float">
            <text:p>269168</text:p>
          </table:table-cell>
          <table:table-cell office:value-type="float" office:value="0" calcext:value-type="float">
            <text:p>0</text:p>
          </table:table-cell>
          <table:table-cell office:value-type="float" office:value="1403975" calcext:value-type="float">
            <text:p>1403975</text:p>
          </table:table-cell>
          <table:table-cell office:value-type="float" office:value="430974" calcext:value-type="float">
            <text:p>430974</text:p>
          </table:table-cell>
          <table:table-cell office:value-type="string" calcext:value-type="string">
            <text:p>[[@43226]] thank YOU so much for the love! I hope your sister enjoy also ❤️</text:p>
          </table:table-cell>
          <table:table-cell/>
        </table:table-row>
        <table:table-row table:style-name="ro1">
          <table:table-cell office:value-type="float" office:value="275151" calcext:value-type="float">
            <text:p>275151</text:p>
          </table:table-cell>
          <table:table-cell office:value-type="float" office:value="0" calcext:value-type="float">
            <text:p>0</text:p>
          </table:table-cell>
          <table:table-cell office:value-type="float" office:value="1433801" calcext:value-type="float">
            <text:p>1433801</text:p>
          </table:table-cell>
          <table:table-cell office:value-type="float" office:value="20235" calcext:value-type="float">
            <text:p>20235</text:p>
          </table:table-cell>
          <table:table-cell office:value-type="string" calcext:value-type="string">
            <text:p>The content and the images don't sit well with one another!</text:p>
          </table:table-cell>
          <table:table-cell/>
        </table:table-row>
        <table:table-row table:style-name="ro1">
          <table:table-cell office:value-type="float" office:value="403504" calcext:value-type="float">
            <text:p>403504</text:p>
          </table:table-cell>
          <table:table-cell office:value-type="float" office:value="0" calcext:value-type="float">
            <text:p>0</text:p>
          </table:table-cell>
          <table:table-cell office:value-type="float" office:value="2269841" calcext:value-type="float">
            <text:p>2269841</text:p>
          </table:table-cell>
          <table:table-cell office:value-type="float" office:value="18538" calcext:value-type="float">
            <text:p>18538</text:p>
          </table:table-cell>
          <table:table-cell office:value-type="string" calcext:value-type="string">
            <text:p>Breathtaking views</text:p>
          </table:table-cell>
          <table:table-cell/>
        </table:table-row>
        <table:table-row table:style-name="ro1">
          <table:table-cell office:value-type="float" office:value="415896" calcext:value-type="float">
            <text:p>415896</text:p>
          </table:table-cell>
          <table:table-cell office:value-type="float" office:value="0" calcext:value-type="float">
            <text:p>0</text:p>
          </table:table-cell>
          <table:table-cell office:value-type="float" office:value="2349947" calcext:value-type="float">
            <text:p>2349947</text:p>
          </table:table-cell>
          <table:table-cell office:value-type="float" office:value="6359" calcext:value-type="float">
            <text:p>6359</text:p>
          </table:table-cell>
          <table:table-cell office:value-type="string" calcext:value-type="string">
            <text:p>Love your style of vlogging!</text:p>
          </table:table-cell>
          <table:table-cell/>
        </table:table-row>
        <table:table-row table:style-name="ro1">
          <table:table-cell office:value-type="float" office:value="426292" calcext:value-type="float">
            <text:p>426292</text:p>
          </table:table-cell>
          <table:table-cell office:value-type="float" office:value="0" calcext:value-type="float">
            <text:p>0</text:p>
          </table:table-cell>
          <table:table-cell office:value-type="float" office:value="1362296" calcext:value-type="float">
            <text:p>1362296</text:p>
          </table:table-cell>
          <table:table-cell office:value-type="float" office:value="36100" calcext:value-type="float">
            <text:p>36100</text:p>
          </table:table-cell>
          <table:table-cell office:value-type="string" calcext:value-type="string">
            <text:p>wow</text:p>
          </table:table-cell>
          <table:table-cell/>
        </table:table-row>
        <table:table-row table:style-name="ro1">
          <table:table-cell office:value-type="float" office:value="453885" calcext:value-type="float">
            <text:p>453885</text:p>
          </table:table-cell>
          <table:table-cell office:value-type="float" office:value="0" calcext:value-type="float">
            <text:p>0</text:p>
          </table:table-cell>
          <table:table-cell office:value-type="float" office:value="2548930" calcext:value-type="float">
            <text:p>2548930</text:p>
          </table:table-cell>
          <table:table-cell office:value-type="float" office:value="2007823" calcext:value-type="float">
            <text:p>2007823</text:p>
          </table:table-cell>
          <table:table-cell office:value-type="string" calcext:value-type="string">
            <text:p>??????</text:p>
          </table:table-cell>
          <table:table-cell/>
        </table:table-row>
        <table:table-row table:style-name="ro1">
          <table:table-cell office:value-type="float" office:value="455697" calcext:value-type="float">
            <text:p>455697</text:p>
          </table:table-cell>
          <table:table-cell office:value-type="float" office:value="0" calcext:value-type="float">
            <text:p>0</text:p>
          </table:table-cell>
          <table:table-cell office:value-type="float" office:value="2371513" calcext:value-type="float">
            <text:p>2371513</text:p>
          </table:table-cell>
          <table:table-cell office:value-type="float" office:value="2054623" calcext:value-type="float">
            <text:p>2054623</text:p>
          </table:table-cell>
          <table:table-cell office:value-type="string" calcext:value-type="string">
            <text:p>Hi</text:p>
          </table:table-cell>
          <table:table-cell/>
        </table:table-row>
        <table:table-row table:style-name="ro1">
          <table:table-cell office:value-type="float" office:value="111087" calcext:value-type="float">
            <text:p>111087</text:p>
          </table:table-cell>
          <table:table-cell office:value-type="float" office:value="0" calcext:value-type="float">
            <text:p>0</text:p>
          </table:table-cell>
          <table:table-cell office:value-type="float" office:value="794229" calcext:value-type="float">
            <text:p>794229</text:p>
          </table:table-cell>
          <table:table-cell office:value-type="float" office:value="236385" calcext:value-type="float">
            <text:p>236385</text:p>
          </table:table-cell>
          <table:table-cell office:value-type="string" calcext:value-type="string">
            <text:p>[[@88068]] ...sorry bro. ...I don't have videos</text:p>
          </table:table-cell>
          <table:table-cell/>
        </table:table-row>
        <table:table-row table:style-name="ro1">
          <table:table-cell office:value-type="float" office:value="152476" calcext:value-type="float">
            <text:p>152476</text:p>
          </table:table-cell>
          <table:table-cell office:value-type="float" office:value="0" calcext:value-type="float">
            <text:p>0</text:p>
          </table:table-cell>
          <table:table-cell office:value-type="float" office:value="888838" calcext:value-type="float">
            <text:p>888838</text:p>
          </table:table-cell>
          <table:table-cell office:value-type="float" office:value="77278" calcext:value-type="float">
            <text:p>77278</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245696" calcext:value-type="float">
            <text:p>245696</text:p>
          </table:table-cell>
          <table:table-cell office:value-type="float" office:value="0" calcext:value-type="float">
            <text:p>0</text:p>
          </table:table-cell>
          <table:table-cell office:value-type="float" office:value="1192721" calcext:value-type="float">
            <text:p>1192721</text:p>
          </table:table-cell>
          <table:table-cell office:value-type="float" office:value="360027" calcext:value-type="float">
            <text:p>360027</text:p>
          </table:table-cell>
          <table:table-cell office:value-type="string" calcext:value-type="string">
            <text:p>Yes I do</text:p>
          </table:table-cell>
          <table:table-cell/>
        </table:table-row>
        <table:table-row table:style-name="ro1">
          <table:table-cell office:value-type="float" office:value="252669" calcext:value-type="float">
            <text:p>252669</text:p>
          </table:table-cell>
          <table:table-cell office:value-type="float" office:value="0" calcext:value-type="float">
            <text:p>0</text:p>
          </table:table-cell>
          <table:table-cell office:value-type="float" office:value="1293279" calcext:value-type="float">
            <text:p>1293279</text:p>
          </table:table-cell>
          <table:table-cell office:value-type="float" office:value="43644" calcext:value-type="float">
            <text:p>43644</text:p>
          </table:table-cell>
          <table:table-cell office:value-type="string" calcext:value-type="string">
            <text:p>Kya edit he.. mastt ekdum.</text:p>
          </table:table-cell>
          <table:table-cell/>
        </table:table-row>
        <table:table-row table:style-name="ro1">
          <table:table-cell office:value-type="float" office:value="416262" calcext:value-type="float">
            <text:p>416262</text:p>
          </table:table-cell>
          <table:table-cell office:value-type="float" office:value="0" calcext:value-type="float">
            <text:p>0</text:p>
          </table:table-cell>
          <table:table-cell office:value-type="float" office:value="2309409" calcext:value-type="float">
            <text:p>2309409</text:p>
          </table:table-cell>
          <table:table-cell office:value-type="float" office:value="5244" calcext:value-type="float">
            <text:p>5244</text:p>
          </table:table-cell>
          <table:table-cell office:value-type="string" calcext:value-type="string">
            <text:p>sir aap kya karte ho</text:p>
          </table:table-cell>
          <table:table-cell/>
        </table:table-row>
        <table:table-row table:style-name="ro1">
          <table:table-cell office:value-type="float" office:value="439098" calcext:value-type="float">
            <text:p>439098</text:p>
          </table:table-cell>
          <table:table-cell office:value-type="float" office:value="0" calcext:value-type="float">
            <text:p>0</text:p>
          </table:table-cell>
          <table:table-cell office:value-type="float" office:value="2381300" calcext:value-type="float">
            <text:p>2381300</text:p>
          </table:table-cell>
          <table:table-cell office:value-type="float" office:value="26900" calcext:value-type="float">
            <text:p>26900</text:p>
          </table:table-cell>
          <table:table-cell office:value-type="string" calcext:value-type="string">
            <text:p>ஆரோக்கியமான தோசை சூப்பர் டிப்ஸ் நன்றி</text:p>
          </table:table-cell>
          <table:table-cell/>
        </table:table-row>
        <table:table-row table:style-name="ro1">
          <table:table-cell office:value-type="float" office:value="449517" calcext:value-type="float">
            <text:p>449517</text:p>
          </table:table-cell>
          <table:table-cell office:value-type="float" office:value="0" calcext:value-type="float">
            <text:p>0</text:p>
          </table:table-cell>
          <table:table-cell office:value-type="float" office:value="2316799" calcext:value-type="float">
            <text:p>2316799</text:p>
          </table:table-cell>
          <table:table-cell office:value-type="float" office:value="1881231" calcext:value-type="float">
            <text:p>1881231</text:p>
          </table:table-cell>
          <table:table-cell office:value-type="string" calcext:value-type="string">
            <text:p>Hi</text:p>
          </table:table-cell>
          <table:table-cell/>
        </table:table-row>
        <table:table-row table:style-name="ro1">
          <table:table-cell office:value-type="float" office:value="24985" calcext:value-type="float">
            <text:p>24985</text:p>
          </table:table-cell>
          <table:table-cell office:value-type="float" office:value="0" calcext:value-type="float">
            <text:p>0</text:p>
          </table:table-cell>
          <table:table-cell office:value-type="float" office:value="599140" calcext:value-type="float">
            <text:p>599140</text:p>
          </table:table-cell>
          <table:table-cell office:value-type="float" office:value="42629" calcext:value-type="float">
            <text:p>42629</text:p>
          </table:table-cell>
          <table:table-cell office:value-type="string" calcext:value-type="string">
            <text:p>Yeh picture toh blockbuster hai ekdum :D</text:p>
          </table:table-cell>
          <table:table-cell/>
        </table:table-row>
        <table:table-row table:style-name="ro1">
          <table:table-cell office:value-type="float" office:value="50882" calcext:value-type="float">
            <text:p>50882</text:p>
          </table:table-cell>
          <table:table-cell office:value-type="float" office:value="0" calcext:value-type="float">
            <text:p>0</text:p>
          </table:table-cell>
          <table:table-cell office:value-type="float" office:value="657729" calcext:value-type="float">
            <text:p>657729</text:p>
          </table:table-cell>
          <table:table-cell office:value-type="float" office:value="40185" calcext:value-type="float">
            <text:p>40185</text:p>
          </table:table-cell>
          <table:table-cell office:value-type="string" calcext:value-type="string">
            <text:p>Your stories are truely travel goals, how do you plan them?</text:p>
          </table:table-cell>
          <table:table-cell/>
        </table:table-row>
        <table:table-row table:style-name="ro1">
          <table:table-cell office:value-type="float" office:value="126152" calcext:value-type="float">
            <text:p>126152</text:p>
          </table:table-cell>
          <table:table-cell office:value-type="float" office:value="0" calcext:value-type="float">
            <text:p>0</text:p>
          </table:table-cell>
          <table:table-cell office:value-type="float" office:value="829401" calcext:value-type="float">
            <text:p>829401</text:p>
          </table:table-cell>
          <table:table-cell office:value-type="float" office:value="243616" calcext:value-type="float">
            <text:p>243616</text:p>
          </table:table-cell>
          <table:table-cell office:value-type="string" calcext:value-type="string">
            <text:p>Jhakaas ekdum</text:p>
          </table:table-cell>
          <table:table-cell/>
        </table:table-row>
        <table:table-row table:style-name="ro1">
          <table:table-cell office:value-type="float" office:value="136078" calcext:value-type="float">
            <text:p>136078</text:p>
          </table:table-cell>
          <table:table-cell office:value-type="float" office:value="0" calcext:value-type="float">
            <text:p>0</text:p>
          </table:table-cell>
          <table:table-cell office:value-type="float" office:value="849807" calcext:value-type="float">
            <text:p>849807</text:p>
          </table:table-cell>
          <table:table-cell office:value-type="float" office:value="253829" calcext:value-type="float">
            <text:p>253829</text:p>
          </table:table-cell>
          <table:table-cell office:value-type="string" calcext:value-type="string">
            <text:p>[[@50495]] thank youu</text:p>
          </table:table-cell>
          <table:table-cell/>
        </table:table-row>
        <table:table-row table:style-name="ro1">
          <table:table-cell office:value-type="float" office:value="224448" calcext:value-type="float">
            <text:p>224448</text:p>
          </table:table-cell>
          <table:table-cell office:value-type="float" office:value="0" calcext:value-type="float">
            <text:p>0</text:p>
          </table:table-cell>
          <table:table-cell office:value-type="float" office:value="1079798" calcext:value-type="float">
            <text:p>1079798</text:p>
          </table:table-cell>
          <table:table-cell office:value-type="float" office:value="39947" calcext:value-type="float">
            <text:p>39947</text:p>
          </table:table-cell>
          <table:table-cell office:value-type="string" calcext:value-type="string">
            <text:p>Lajavaab</text:p>
          </table:table-cell>
          <table:table-cell/>
        </table:table-row>
        <table:table-row table:style-name="ro1">
          <table:table-cell office:value-type="float" office:value="266739" calcext:value-type="float">
            <text:p>266739</text:p>
          </table:table-cell>
          <table:table-cell office:value-type="float" office:value="0" calcext:value-type="float">
            <text:p>0</text:p>
          </table:table-cell>
          <table:table-cell office:value-type="float" office:value="1392282" calcext:value-type="float">
            <text:p>1392282</text:p>
          </table:table-cell>
          <table:table-cell office:value-type="float" office:value="84793" calcext:value-type="float">
            <text:p>84793</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67067" calcext:value-type="float">
            <text:p>267067</text:p>
          </table:table-cell>
          <table:table-cell office:value-type="float" office:value="0" calcext:value-type="float">
            <text:p>0</text:p>
          </table:table-cell>
          <table:table-cell office:value-type="float" office:value="1392602" calcext:value-type="float">
            <text:p>1392602</text:p>
          </table:table-cell>
          <table:table-cell office:value-type="float" office:value="82853" calcext:value-type="float">
            <text:p>82853</text:p>
          </table:table-cell>
          <table:table-cell office:value-type="string" calcext:value-type="string">
            <text:p>Mast ekdum</text:p>
          </table:table-cell>
          <table:table-cell/>
        </table:table-row>
        <table:table-row table:style-name="ro1">
          <table:table-cell office:value-type="float" office:value="388461" calcext:value-type="float">
            <text:p>388461</text:p>
          </table:table-cell>
          <table:table-cell office:value-type="float" office:value="0" calcext:value-type="float">
            <text:p>0</text:p>
          </table:table-cell>
          <table:table-cell office:value-type="float" office:value="2233599" calcext:value-type="float">
            <text:p>2233599</text:p>
          </table:table-cell>
          <table:table-cell office:value-type="float" office:value="905608" calcext:value-type="float">
            <text:p>905608</text:p>
          </table:table-cell>
          <table:table-cell office:value-type="string" calcext:value-type="string">
            <text:p>Hii</text:p>
          </table:table-cell>
          <table:table-cell/>
        </table:table-row>
        <table:table-row table:style-name="ro1">
          <table:table-cell office:value-type="float" office:value="409910" calcext:value-type="float">
            <text:p>409910</text:p>
          </table:table-cell>
          <table:table-cell office:value-type="float" office:value="0" calcext:value-type="float">
            <text:p>0</text:p>
          </table:table-cell>
          <table:table-cell office:value-type="float" office:value="2320085" calcext:value-type="float">
            <text:p>2320085</text:p>
          </table:table-cell>
          <table:table-cell office:value-type="float" office:value="859931" calcext:value-type="float">
            <text:p>859931</text:p>
          </table:table-cell>
          <table:table-cell office:value-type="string" calcext:value-type="string">
            <text:p>✅✅✅✅</text:p>
          </table:table-cell>
          <table:table-cell/>
        </table:table-row>
        <table:table-row table:style-name="ro1">
          <table:table-cell office:value-type="float" office:value="435187" calcext:value-type="float">
            <text:p>435187</text:p>
          </table:table-cell>
          <table:table-cell office:value-type="float" office:value="0" calcext:value-type="float">
            <text:p>0</text:p>
          </table:table-cell>
          <table:table-cell office:value-type="float" office:value="2358274" calcext:value-type="float">
            <text:p>2358274</text:p>
          </table:table-cell>
          <table:table-cell office:value-type="float" office:value="1196506" calcext:value-type="float">
            <text:p>1196506</text:p>
          </table:table-cell>
          <table:table-cell office:value-type="string" calcext:value-type="string">
            <text:p>Good</text:p>
          </table:table-cell>
          <table:table-cell/>
        </table:table-row>
        <table:table-row table:style-name="ro2">
          <table:table-cell office:value-type="float" office:value="107130" calcext:value-type="float">
            <text:p>107130</text:p>
          </table:table-cell>
          <table:table-cell office:value-type="float" office:value="0" calcext:value-type="float">
            <text:p>0</text:p>
          </table:table-cell>
          <table:table-cell office:value-type="float" office:value="792046" calcext:value-type="float">
            <text:p>792046</text:p>
          </table:table-cell>
          <table:table-cell office:value-type="float" office:value="235738" calcext:value-type="float">
            <text:p>235738</text:p>
          </table:table-cell>
          <table:table-cell office:value-type="string" calcext:value-type="string">
            <text:p>[[@85533]] check this for detailed itinerary on a budget</text:p>
            <text:p/>
            <text:p>www.shoestringtravel.in</text:p>
          </table:table-cell>
          <table:table-cell/>
        </table:table-row>
        <table:table-row table:style-name="ro1">
          <table:table-cell office:value-type="float" office:value="118285" calcext:value-type="float">
            <text:p>118285</text:p>
          </table:table-cell>
          <table:table-cell office:value-type="float" office:value="0" calcext:value-type="float">
            <text:p>0</text:p>
          </table:table-cell>
          <table:table-cell office:value-type="float" office:value="184887" calcext:value-type="float">
            <text:p>184887</text:p>
          </table:table-cell>
          <table:table-cell office:value-type="float" office:value="40515" calcext:value-type="float">
            <text:p>4051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82651" calcext:value-type="float">
            <text:p>182651</text:p>
          </table:table-cell>
          <table:table-cell office:value-type="float" office:value="0" calcext:value-type="float">
            <text:p>0</text:p>
          </table:table-cell>
          <table:table-cell office:value-type="float" office:value="54885" calcext:value-type="float">
            <text:p>54885</text:p>
          </table:table-cell>
          <table:table-cell office:value-type="float" office:value="19710" calcext:value-type="float">
            <text:p>19710</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203316" calcext:value-type="float">
            <text:p>203316</text:p>
          </table:table-cell>
          <table:table-cell office:value-type="float" office:value="0" calcext:value-type="float">
            <text:p>0</text:p>
          </table:table-cell>
          <table:table-cell office:value-type="float" office:value="964707" calcext:value-type="float">
            <text:p>964707</text:p>
          </table:table-cell>
          <table:table-cell office:value-type="float" office:value="290592" calcext:value-type="float">
            <text:p>290592</text:p>
          </table:table-cell>
          <table:table-cell office:value-type="string" calcext:value-type="string">
            <text:p>[[@61]] do you want to visit dwarka?</text:p>
          </table:table-cell>
          <table:table-cell/>
        </table:table-row>
        <table:table-row table:style-name="ro1">
          <table:table-cell office:value-type="float" office:value="218468" calcext:value-type="float">
            <text:p>218468</text:p>
          </table:table-cell>
          <table:table-cell office:value-type="float" office:value="0" calcext:value-type="float">
            <text:p>0</text:p>
          </table:table-cell>
          <table:table-cell office:value-type="float" office:value="1124766" calcext:value-type="float">
            <text:p>1124766</text:p>
          </table:table-cell>
          <table:table-cell office:value-type="float" office:value="87729" calcext:value-type="float">
            <text:p>87729</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23068" calcext:value-type="float">
            <text:p>323068</text:p>
          </table:table-cell>
          <table:table-cell office:value-type="float" office:value="0" calcext:value-type="float">
            <text:p>0</text:p>
          </table:table-cell>
          <table:table-cell office:value-type="float" office:value="1167210" calcext:value-type="float">
            <text:p>1167210</text:p>
          </table:table-cell>
          <table:table-cell office:value-type="float" office:value="352131" calcext:value-type="float">
            <text:p>352131</text:p>
          </table:table-cell>
          <table:table-cell office:value-type="string" calcext:value-type="string">
            <text:p>[[@1]]</text:p>
          </table:table-cell>
          <table:table-cell/>
        </table:table-row>
        <table:table-row table:style-name="ro1">
          <table:table-cell office:value-type="float" office:value="449604" calcext:value-type="float">
            <text:p>449604</text:p>
          </table:table-cell>
          <table:table-cell office:value-type="float" office:value="0" calcext:value-type="float">
            <text:p>0</text:p>
          </table:table-cell>
          <table:table-cell office:value-type="float" office:value="2441685" calcext:value-type="float">
            <text:p>2441685</text:p>
          </table:table-cell>
          <table:table-cell office:value-type="float" office:value="1883534" calcext:value-type="float">
            <text:p>1883534</text:p>
          </table:table-cell>
          <table:table-cell office:value-type="string" calcext:value-type="string">
            <text:p>Nam0</text:p>
          </table:table-cell>
          <table:table-cell/>
        </table:table-row>
        <table:table-row table:style-name="ro1">
          <table:table-cell office:value-type="float" office:value="120593" calcext:value-type="float">
            <text:p>120593</text:p>
          </table:table-cell>
          <table:table-cell office:value-type="float" office:value="0" calcext:value-type="float">
            <text:p>0</text:p>
          </table:table-cell>
          <table:table-cell office:value-type="float" office:value="62782" calcext:value-type="float">
            <text:p>62782</text:p>
          </table:table-cell>
          <table:table-cell office:value-type="float" office:value="87725" calcext:value-type="float">
            <text:p>87725</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20892" calcext:value-type="float">
            <text:p>120892</text:p>
          </table:table-cell>
          <table:table-cell office:value-type="float" office:value="0" calcext:value-type="float">
            <text:p>0</text:p>
          </table:table-cell>
          <table:table-cell office:value-type="float" office:value="53356" calcext:value-type="float">
            <text:p>53356</text:p>
          </table:table-cell>
          <table:table-cell office:value-type="float" office:value="20128" calcext:value-type="float">
            <text:p>20128</text:p>
          </table:table-cell>
          <table:table-cell office:value-type="string" calcext:value-type="string">
            <text:p>Subahnaalah!</text:p>
          </table:table-cell>
          <table:table-cell/>
        </table:table-row>
        <table:table-row table:style-name="ro1">
          <table:table-cell office:value-type="float" office:value="151503" calcext:value-type="float">
            <text:p>151503</text:p>
          </table:table-cell>
          <table:table-cell office:value-type="float" office:value="0" calcext:value-type="float">
            <text:p>0</text:p>
          </table:table-cell>
          <table:table-cell office:value-type="float" office:value="466304" calcext:value-type="float">
            <text:p>466304</text:p>
          </table:table-cell>
          <table:table-cell office:value-type="float" office:value="138755" calcext:value-type="float">
            <text:p>138755</text:p>
          </table:table-cell>
          <table:table-cell office:value-type="string" calcext:value-type="string">
            <text:p>[[@83651]] <text:s text:c="2"/>Thank you Ankita .. Will be doing that in my upcoming posts.</text:p>
          </table:table-cell>
          <table:table-cell/>
        </table:table-row>
        <table:table-row table:style-name="ro1">
          <table:table-cell office:value-type="float" office:value="198255" calcext:value-type="float">
            <text:p>198255</text:p>
          </table:table-cell>
          <table:table-cell office:value-type="float" office:value="0" calcext:value-type="float">
            <text:p>0</text:p>
          </table:table-cell>
          <table:table-cell office:value-type="float" office:value="1029280" calcext:value-type="float">
            <text:p>1029280</text:p>
          </table:table-cell>
          <table:table-cell office:value-type="float" office:value="41209" calcext:value-type="float">
            <text:p>41209</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49948" calcext:value-type="float">
            <text:p>249948</text:p>
          </table:table-cell>
          <table:table-cell office:value-type="float" office:value="0" calcext:value-type="float">
            <text:p>0</text:p>
          </table:table-cell>
          <table:table-cell office:value-type="float" office:value="1267170" calcext:value-type="float">
            <text:p>1267170</text:p>
          </table:table-cell>
          <table:table-cell office:value-type="float" office:value="78573" calcext:value-type="float">
            <text:p>78573</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266415" calcext:value-type="float">
            <text:p>266415</text:p>
          </table:table-cell>
          <table:table-cell office:value-type="float" office:value="0" calcext:value-type="float">
            <text:p>0</text:p>
          </table:table-cell>
          <table:table-cell office:value-type="float" office:value="1389929" calcext:value-type="float">
            <text:p>1389929</text:p>
          </table:table-cell>
          <table:table-cell office:value-type="float" office:value="77889" calcext:value-type="float">
            <text:p>77889</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19607" calcext:value-type="float">
            <text:p>19607</text:p>
          </table:table-cell>
          <table:table-cell office:value-type="float" office:value="0" calcext:value-type="float">
            <text:p>0</text:p>
          </table:table-cell>
          <table:table-cell office:value-type="float" office:value="585297" calcext:value-type="float">
            <text:p>585297</text:p>
          </table:table-cell>
          <table:table-cell office:value-type="float" office:value="25944" calcext:value-type="float">
            <text:p>25944</text:p>
          </table:table-cell>
          <table:table-cell office:value-type="string" calcext:value-type="string">
            <text:p>I already miss it ?</text:p>
          </table:table-cell>
          <table:table-cell/>
        </table:table-row>
        <table:table-row table:style-name="ro1">
          <table:table-cell office:value-type="float" office:value="22288" calcext:value-type="float">
            <text:p>22288</text:p>
          </table:table-cell>
          <table:table-cell office:value-type="float" office:value="0" calcext:value-type="float">
            <text:p>0</text:p>
          </table:table-cell>
          <table:table-cell office:value-type="float" office:value="592248" calcext:value-type="float">
            <text:p>592248</text:p>
          </table:table-cell>
          <table:table-cell office:value-type="float" office:value="177144" calcext:value-type="float">
            <text:p>177144</text:p>
          </table:table-cell>
          <table:table-cell office:value-type="string" calcext:value-type="string">
            <text:p>[[@84601]] covered almost every spot near pune.</text:p>
          </table:table-cell>
          <table:table-cell/>
        </table:table-row>
        <table:table-row table:style-name="ro5">
          <table:table-cell office:value-type="float" office:value="131454" calcext:value-type="float">
            <text:p>131454</text:p>
          </table:table-cell>
          <table:table-cell office:value-type="float" office:value="0" calcext:value-type="float">
            <text:p>0</text:p>
          </table:table-cell>
          <table:table-cell office:value-type="float" office:value="844421" calcext:value-type="float">
            <text:p>844421</text:p>
          </table:table-cell>
          <table:table-cell office:value-type="float" office:value="252089" calcext:value-type="float">
            <text:p>252089</text:p>
          </table:table-cell>
          <table:table-cell office:value-type="string" calcext:value-type="string">
            <text:p>It's just the glimpse of the train travel</text:p>
            <text:p>Please explain yourself I don't understand</text:p>
          </table:table-cell>
          <table:table-cell/>
        </table:table-row>
        <table:table-row table:style-name="ro1">
          <table:table-cell office:value-type="float" office:value="152603" calcext:value-type="float">
            <text:p>152603</text:p>
          </table:table-cell>
          <table:table-cell office:value-type="float" office:value="0" calcext:value-type="float">
            <text:p>0</text:p>
          </table:table-cell>
          <table:table-cell office:value-type="float" office:value="897302" calcext:value-type="float">
            <text:p>897302</text:p>
          </table:table-cell>
          <table:table-cell office:value-type="float" office:value="269022" calcext:value-type="float">
            <text:p>269022</text:p>
          </table:table-cell>
          <table:table-cell office:value-type="string" calcext:value-type="string">
            <text:p>[[@80220]] thanks sir, and maybe this app makes them blurry coz of size issue.</text:p>
          </table:table-cell>
          <table:table-cell/>
        </table:table-row>
        <table:table-row table:style-name="ro1">
          <table:table-cell office:value-type="float" office:value="197339" calcext:value-type="float">
            <text:p>197339</text:p>
          </table:table-cell>
          <table:table-cell office:value-type="float" office:value="0" calcext:value-type="float">
            <text:p>0</text:p>
          </table:table-cell>
          <table:table-cell office:value-type="float" office:value="1022902" calcext:value-type="float">
            <text:p>1022902</text:p>
          </table:table-cell>
          <table:table-cell office:value-type="float" office:value="40510" calcext:value-type="float">
            <text:p>40510</text:p>
          </table:table-cell>
          <table:table-cell office:value-type="string" calcext:value-type="string">
            <text:p>As a person who is going to have to wait a long time to go here...could you share some videos of the place</text:p>
          </table:table-cell>
          <table:table-cell/>
        </table:table-row>
        <table:table-row table:style-name="ro5">
          <table:table-cell office:value-type="float" office:value="215226" calcext:value-type="float">
            <text:p>215226</text:p>
          </table:table-cell>
          <table:table-cell office:value-type="float" office:value="0" calcext:value-type="float">
            <text:p>0</text:p>
          </table:table-cell>
          <table:table-cell office:value-type="float" office:value="1106560" calcext:value-type="float">
            <text:p>1106560</text:p>
          </table:table-cell>
          <table:table-cell office:value-type="float" office:value="327547" calcext:value-type="float">
            <text:p>327547</text:p>
          </table:table-cell>
          <table:table-cell office:value-type="string" calcext:value-type="string">
            <text:p>[[@50386]] thank you so much ! </text:p>
            <text:p>Means a lot to me !</text:p>
          </table:table-cell>
          <table:table-cell/>
        </table:table-row>
        <table:table-row table:style-name="ro1">
          <table:table-cell office:value-type="float" office:value="237586" calcext:value-type="float">
            <text:p>237586</text:p>
          </table:table-cell>
          <table:table-cell office:value-type="float" office:value="0" calcext:value-type="float">
            <text:p>0</text:p>
          </table:table-cell>
          <table:table-cell office:value-type="float" office:value="1193123" calcext:value-type="float">
            <text:p>1193123</text:p>
          </table:table-cell>
          <table:table-cell office:value-type="float" office:value="360153" calcext:value-type="float">
            <text:p>360153</text:p>
          </table:table-cell>
          <table:table-cell office:value-type="string" calcext:value-type="string">
            <text:p>[[@87789]] <text:s/>very soon</text:p>
          </table:table-cell>
          <table:table-cell/>
        </table:table-row>
        <table:table-row table:style-name="ro1">
          <table:table-cell office:value-type="float" office:value="308650" calcext:value-type="float">
            <text:p>308650</text:p>
          </table:table-cell>
          <table:table-cell office:value-type="float" office:value="0" calcext:value-type="float">
            <text:p>0</text:p>
          </table:table-cell>
          <table:table-cell office:value-type="float" office:value="1635501" calcext:value-type="float">
            <text:p>1635501</text:p>
          </table:table-cell>
          <table:table-cell office:value-type="float" office:value="504005" calcext:value-type="float">
            <text:p>504005</text:p>
          </table:table-cell>
          <table:table-cell office:value-type="string" calcext:value-type="string">
            <text:p>It is dude....i swear if you visit dasam once you will not regret.. ?</text:p>
          </table:table-cell>
          <table:table-cell/>
        </table:table-row>
        <table:table-row table:style-name="ro1">
          <table:table-cell office:value-type="float" office:value="433738" calcext:value-type="float">
            <text:p>433738</text:p>
          </table:table-cell>
          <table:table-cell office:value-type="float" office:value="0" calcext:value-type="float">
            <text:p>0</text:p>
          </table:table-cell>
          <table:table-cell office:value-type="float" office:value="2361285" calcext:value-type="float">
            <text:p>2361285</text:p>
          </table:table-cell>
          <table:table-cell office:value-type="float" office:value="728919" calcext:value-type="float">
            <text:p>728919</text:p>
          </table:table-cell>
          <table:table-cell office:value-type="string" calcext:value-type="string">
            <text:p>[[@7712]] yes</text:p>
          </table:table-cell>
          <table:table-cell/>
        </table:table-row>
        <table:table-row table:style-name="ro1">
          <table:table-cell office:value-type="float" office:value="443873" calcext:value-type="float">
            <text:p>443873</text:p>
          </table:table-cell>
          <table:table-cell office:value-type="float" office:value="0" calcext:value-type="float">
            <text:p>0</text:p>
          </table:table-cell>
          <table:table-cell office:value-type="float" office:value="2456525" calcext:value-type="float">
            <text:p>2456525</text:p>
          </table:table-cell>
          <table:table-cell office:value-type="float" office:value="24207" calcext:value-type="float">
            <text:p>24207</text:p>
          </table:table-cell>
          <table:table-cell office:value-type="string" calcext:value-type="string">
            <text:p>இத செய்ய எவ்ளோ நேரம் எடுக்கும் </text:p>
          </table:table-cell>
          <table:table-cell/>
        </table:table-row>
        <table:table-row table:style-name="ro1">
          <table:table-cell office:value-type="float" office:value="653" calcext:value-type="float">
            <text:p>653</text:p>
          </table:table-cell>
          <table:table-cell office:value-type="float" office:value="1488" calcext:value-type="float">
            <text:p>1488</text:p>
          </table:table-cell>
          <table:table-cell office:value-type="float" office:value="0" calcext:value-type="float">
            <text:p>0</text:p>
          </table:table-cell>
          <table:table-cell office:value-type="float" office:value="425" calcext:value-type="float">
            <text:p>425</text:p>
          </table:table-cell>
          <table:table-cell office:value-type="string" calcext:value-type="string">
            <text:p>Love this place! &lt;3</text:p>
          </table:table-cell>
          <table:table-cell/>
        </table:table-row>
        <table:table-row table:style-name="ro1">
          <table:table-cell office:value-type="float" office:value="97088" calcext:value-type="float">
            <text:p>97088</text:p>
          </table:table-cell>
          <table:table-cell office:value-type="float" office:value="0" calcext:value-type="float">
            <text:p>0</text:p>
          </table:table-cell>
          <table:table-cell office:value-type="float" office:value="767705" calcext:value-type="float">
            <text:p>767705</text:p>
          </table:table-cell>
          <table:table-cell office:value-type="float" office:value="78450" calcext:value-type="float">
            <text:p>78450</text:p>
          </table:table-cell>
          <table:table-cell office:value-type="string" calcext:value-type="string">
            <text:p>Chaa gaye tum toh</text:p>
          </table:table-cell>
          <table:table-cell/>
        </table:table-row>
        <table:table-row table:style-name="ro1">
          <table:table-cell office:value-type="float" office:value="209729" calcext:value-type="float">
            <text:p>209729</text:p>
          </table:table-cell>
          <table:table-cell office:value-type="float" office:value="0" calcext:value-type="float">
            <text:p>0</text:p>
          </table:table-cell>
          <table:table-cell office:value-type="float" office:value="1072939" calcext:value-type="float">
            <text:p>1072939</text:p>
          </table:table-cell>
          <table:table-cell office:value-type="float" office:value="82425" calcext:value-type="float">
            <text:p>82425</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68027" calcext:value-type="float">
            <text:p>268027</text:p>
          </table:table-cell>
          <table:table-cell office:value-type="float" office:value="0" calcext:value-type="float">
            <text:p>0</text:p>
          </table:table-cell>
          <table:table-cell office:value-type="float" office:value="1396929" calcext:value-type="float">
            <text:p>1396929</text:p>
          </table:table-cell>
          <table:table-cell office:value-type="float" office:value="428824" calcext:value-type="float">
            <text:p>428824</text:p>
          </table:table-cell>
          <table:table-cell office:value-type="string" calcext:value-type="string">
            <text:p>[[@43271]] in the month of nov dec</text:p>
          </table:table-cell>
          <table:table-cell/>
        </table:table-row>
        <table:table-row table:style-name="ro1">
          <table:table-cell office:value-type="float" office:value="278230" calcext:value-type="float">
            <text:p>278230</text:p>
          </table:table-cell>
          <table:table-cell office:value-type="float" office:value="0" calcext:value-type="float">
            <text:p>0</text:p>
          </table:table-cell>
          <table:table-cell office:value-type="float" office:value="1457728" calcext:value-type="float">
            <text:p>1457728</text:p>
          </table:table-cell>
          <table:table-cell office:value-type="float" office:value="85031" calcext:value-type="float">
            <text:p>85031</text:p>
          </table:table-cell>
          <table:table-cell office:value-type="string" calcext:value-type="string">
            <text:p>Cool one ??</text:p>
          </table:table-cell>
          <table:table-cell/>
        </table:table-row>
        <table:table-row table:style-name="ro1">
          <table:table-cell office:value-type="float" office:value="285814" calcext:value-type="float">
            <text:p>285814</text:p>
          </table:table-cell>
          <table:table-cell office:value-type="float" office:value="1088543" calcext:value-type="float">
            <text:p>1088543</text:p>
          </table:table-cell>
          <table:table-cell office:value-type="float" office:value="0" calcext:value-type="float">
            <text:p>0</text:p>
          </table:table-cell>
          <table:table-cell office:value-type="float" office:value="462962" calcext:value-type="float">
            <text:p>462962</text:p>
          </table:table-cell>
          <table:table-cell office:value-type="string" calcext:value-type="string">
            <text:p>Wow</text:p>
          </table:table-cell>
          <table:table-cell/>
        </table:table-row>
        <table:table-row table:style-name="ro1">
          <table:table-cell office:value-type="float" office:value="316891" calcext:value-type="float">
            <text:p>316891</text:p>
          </table:table-cell>
          <table:table-cell office:value-type="float" office:value="0" calcext:value-type="float">
            <text:p>0</text:p>
          </table:table-cell>
          <table:table-cell office:value-type="float" office:value="1684833" calcext:value-type="float">
            <text:p>1684833</text:p>
          </table:table-cell>
          <table:table-cell office:value-type="float" office:value="79256" calcext:value-type="float">
            <text:p>79256</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345801" calcext:value-type="float">
            <text:p>345801</text:p>
          </table:table-cell>
          <table:table-cell office:value-type="float" office:value="0" calcext:value-type="float">
            <text:p>0</text:p>
          </table:table-cell>
          <table:table-cell office:value-type="float" office:value="454143" calcext:value-type="float">
            <text:p>454143</text:p>
          </table:table-cell>
          <table:table-cell office:value-type="float" office:value="568236" calcext:value-type="float">
            <text:p>568236</text:p>
          </table:table-cell>
          <table:table-cell office:value-type="string" calcext:value-type="string">
            <text:p>Welcome dear friend</text:p>
          </table:table-cell>
          <table:table-cell/>
        </table:table-row>
        <table:table-row table:style-name="ro1">
          <table:table-cell office:value-type="float" office:value="380796" calcext:value-type="float">
            <text:p>380796</text:p>
          </table:table-cell>
          <table:table-cell office:value-type="float" office:value="0" calcext:value-type="float">
            <text:p>0</text:p>
          </table:table-cell>
          <table:table-cell office:value-type="float" office:value="2227546" calcext:value-type="float">
            <text:p>2227546</text:p>
          </table:table-cell>
          <table:table-cell office:value-type="float" office:value="784634" calcext:value-type="float">
            <text:p>784634</text:p>
          </table:table-cell>
          <table:table-cell office:value-type="string" calcext:value-type="string">
            <text:p>Agra fort, Sikandra tomb, Fatehpur sikri to name a few.</text:p>
          </table:table-cell>
          <table:table-cell/>
        </table:table-row>
        <table:table-row table:style-name="ro1">
          <table:table-cell office:value-type="float" office:value="433539" calcext:value-type="float">
            <text:p>433539</text:p>
          </table:table-cell>
          <table:table-cell office:value-type="float" office:value="0" calcext:value-type="float">
            <text:p>0</text:p>
          </table:table-cell>
          <table:table-cell office:value-type="float" office:value="2269193" calcext:value-type="float">
            <text:p>2269193</text:p>
          </table:table-cell>
          <table:table-cell office:value-type="float" office:value="1479958" calcext:value-type="float">
            <text:p>1479958</text:p>
          </table:table-cell>
          <table:table-cell office:value-type="string" calcext:value-type="string">
            <text:p>Osm</text:p>
          </table:table-cell>
          <table:table-cell/>
        </table:table-row>
        <table:table-row table:style-name="ro1">
          <table:table-cell office:value-type="float" office:value="135220" calcext:value-type="float">
            <text:p>135220</text:p>
          </table:table-cell>
          <table:table-cell office:value-type="float" office:value="0" calcext:value-type="float">
            <text:p>0</text:p>
          </table:table-cell>
          <table:table-cell office:value-type="float" office:value="855371" calcext:value-type="float">
            <text:p>855371</text:p>
          </table:table-cell>
          <table:table-cell office:value-type="float" office:value="86889" calcext:value-type="float">
            <text:p>86889</text:p>
          </table:table-cell>
          <table:table-cell office:value-type="string" calcext:value-type="string">
            <text:p>This trail has the best image of all times!</text:p>
          </table:table-cell>
          <table:table-cell/>
        </table:table-row>
        <table:table-row table:style-name="ro1">
          <table:table-cell office:value-type="float" office:value="314872" calcext:value-type="float">
            <text:p>314872</text:p>
          </table:table-cell>
          <table:table-cell office:value-type="float" office:value="0" calcext:value-type="float">
            <text:p>0</text:p>
          </table:table-cell>
          <table:table-cell office:value-type="float" office:value="1374148" calcext:value-type="float">
            <text:p>1374148</text:p>
          </table:table-cell>
          <table:table-cell office:value-type="float" office:value="421573" calcext:value-type="float">
            <text:p>421573</text:p>
          </table:table-cell>
          <table:table-cell office:value-type="string" calcext:value-type="string">
            <text:p>I'm off to Dehradun next month</text:p>
          </table:table-cell>
          <table:table-cell/>
        </table:table-row>
        <table:table-row table:style-name="ro1">
          <table:table-cell office:value-type="float" office:value="333437" calcext:value-type="float">
            <text:p>333437</text:p>
          </table:table-cell>
          <table:table-cell office:value-type="float" office:value="0" calcext:value-type="float">
            <text:p>0</text:p>
          </table:table-cell>
          <table:table-cell office:value-type="float" office:value="1780367" calcext:value-type="float">
            <text:p>1780367</text:p>
          </table:table-cell>
          <table:table-cell office:value-type="float" office:value="78337" calcext:value-type="float">
            <text:p>78337</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6429" calcext:value-type="float">
            <text:p>26429</text:p>
          </table:table-cell>
          <table:table-cell office:value-type="float" office:value="0" calcext:value-type="float">
            <text:p>0</text:p>
          </table:table-cell>
          <table:table-cell office:value-type="float" office:value="585119" calcext:value-type="float">
            <text:p>585119</text:p>
          </table:table-cell>
          <table:table-cell office:value-type="float" office:value="49444" calcext:value-type="float">
            <text:p>49444</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42110" calcext:value-type="float">
            <text:p>42110</text:p>
          </table:table-cell>
          <table:table-cell office:value-type="float" office:value="0" calcext:value-type="float">
            <text:p>0</text:p>
          </table:table-cell>
          <table:table-cell office:value-type="float" office:value="639040" calcext:value-type="float">
            <text:p>639040</text:p>
          </table:table-cell>
          <table:table-cell office:value-type="float" office:value="78572" calcext:value-type="float">
            <text:p>78572</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145751" calcext:value-type="float">
            <text:p>145751</text:p>
          </table:table-cell>
          <table:table-cell office:value-type="float" office:value="0" calcext:value-type="float">
            <text:p>0</text:p>
          </table:table-cell>
          <table:table-cell office:value-type="float" office:value="882024" calcext:value-type="float">
            <text:p>882024</text:p>
          </table:table-cell>
          <table:table-cell office:value-type="float" office:value="80251" calcext:value-type="float">
            <text:p>80251</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12074" calcext:value-type="float">
            <text:p>212074</text:p>
          </table:table-cell>
          <table:table-cell office:value-type="float" office:value="0" calcext:value-type="float">
            <text:p>0</text:p>
          </table:table-cell>
          <table:table-cell office:value-type="float" office:value="1089981" calcext:value-type="float">
            <text:p>1089981</text:p>
          </table:table-cell>
          <table:table-cell office:value-type="float" office:value="41144" calcext:value-type="float">
            <text:p>41144</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29111" calcext:value-type="float">
            <text:p>229111</text:p>
          </table:table-cell>
          <table:table-cell office:value-type="float" office:value="0" calcext:value-type="float">
            <text:p>0</text:p>
          </table:table-cell>
          <table:table-cell office:value-type="float" office:value="1174937" calcext:value-type="float">
            <text:p>1174937</text:p>
          </table:table-cell>
          <table:table-cell office:value-type="float" office:value="45787" calcext:value-type="float">
            <text:p>45787</text:p>
          </table:table-cell>
          <table:table-cell office:value-type="string" calcext:value-type="string">
            <text:p>loved your stories! wondering what your next trail would be?</text:p>
          </table:table-cell>
          <table:table-cell/>
        </table:table-row>
        <table:table-row table:style-name="ro1">
          <table:table-cell office:value-type="float" office:value="234737" calcext:value-type="float">
            <text:p>234737</text:p>
          </table:table-cell>
          <table:table-cell office:value-type="float" office:value="0" calcext:value-type="float">
            <text:p>0</text:p>
          </table:table-cell>
          <table:table-cell office:value-type="float" office:value="1188032" calcext:value-type="float">
            <text:p>1188032</text:p>
          </table:table-cell>
          <table:table-cell office:value-type="float" office:value="358533" calcext:value-type="float">
            <text:p>358533</text:p>
          </table:table-cell>
          <table:table-cell office:value-type="string" calcext:value-type="string">
            <text:p>Will load more soon....</text:p>
          </table:table-cell>
          <table:table-cell/>
        </table:table-row>
        <table:table-row table:style-name="ro1">
          <table:table-cell office:value-type="float" office:value="374986" calcext:value-type="float">
            <text:p>374986</text:p>
          </table:table-cell>
          <table:table-cell office:value-type="float" office:value="0" calcext:value-type="float">
            <text:p>0</text:p>
          </table:table-cell>
          <table:table-cell office:value-type="float" office:value="2225689" calcext:value-type="float">
            <text:p>2225689</text:p>
          </table:table-cell>
          <table:table-cell office:value-type="float" office:value="80940" calcext:value-type="float">
            <text:p>80940</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442657" calcext:value-type="float">
            <text:p>442657</text:p>
          </table:table-cell>
          <table:table-cell office:value-type="float" office:value="0" calcext:value-type="float">
            <text:p>0</text:p>
          </table:table-cell>
          <table:table-cell office:value-type="float" office:value="2282411" calcext:value-type="float">
            <text:p>2282411</text:p>
          </table:table-cell>
          <table:table-cell office:value-type="float" office:value="1704793" calcext:value-type="float">
            <text:p>1704793</text:p>
          </table:table-cell>
          <table:table-cell office:value-type="string" calcext:value-type="string">
            <text:p>osm</text:p>
          </table:table-cell>
          <table:table-cell/>
        </table:table-row>
        <table:table-row table:style-name="ro1">
          <table:table-cell office:value-type="float" office:value="21324" calcext:value-type="float">
            <text:p>21324</text:p>
          </table:table-cell>
          <table:table-cell office:value-type="float" office:value="0" calcext:value-type="float">
            <text:p>0</text:p>
          </table:table-cell>
          <table:table-cell office:value-type="float" office:value="591245" calcext:value-type="float">
            <text:p>591245</text:p>
          </table:table-cell>
          <table:table-cell office:value-type="float" office:value="78096" calcext:value-type="float">
            <text:p>78096</text:p>
          </table:table-cell>
          <table:table-cell office:value-type="string" calcext:value-type="string">
            <text:p>I love the wordplay in your title!</text:p>
          </table:table-cell>
          <table:table-cell/>
        </table:table-row>
        <table:table-row table:style-name="ro1">
          <table:table-cell office:value-type="float" office:value="26484" calcext:value-type="float">
            <text:p>26484</text:p>
          </table:table-cell>
          <table:table-cell office:value-type="float" office:value="0" calcext:value-type="float">
            <text:p>0</text:p>
          </table:table-cell>
          <table:table-cell office:value-type="float" office:value="604356" calcext:value-type="float">
            <text:p>604356</text:p>
          </table:table-cell>
          <table:table-cell office:value-type="float" office:value="135772" calcext:value-type="float">
            <text:p>135772</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63524" calcext:value-type="float">
            <text:p>63524</text:p>
          </table:table-cell>
          <table:table-cell office:value-type="float" office:value="0" calcext:value-type="float">
            <text:p>0</text:p>
          </table:table-cell>
          <table:table-cell office:value-type="float" office:value="614586" calcext:value-type="float">
            <text:p>614586</text:p>
          </table:table-cell>
          <table:table-cell office:value-type="float" office:value="2254" calcext:value-type="float">
            <text:p>2254</text:p>
          </table:table-cell>
          <table:table-cell office:value-type="string" calcext:value-type="string">
            <text:p>Good trail</text:p>
          </table:table-cell>
          <table:table-cell/>
        </table:table-row>
        <table:table-row table:style-name="ro1">
          <table:table-cell office:value-type="float" office:value="166448" calcext:value-type="float">
            <text:p>166448</text:p>
          </table:table-cell>
          <table:table-cell office:value-type="float" office:value="0" calcext:value-type="float">
            <text:p>0</text:p>
          </table:table-cell>
          <table:table-cell office:value-type="float" office:value="933133" calcext:value-type="float">
            <text:p>933133</text:p>
          </table:table-cell>
          <table:table-cell office:value-type="float" office:value="40618" calcext:value-type="float">
            <text:p>40618</text:p>
          </table:table-cell>
          <table:table-cell office:value-type="string" calcext:value-type="string">
            <text:p>This Trail is excellent and it definitely is worthy of more eyes!</text:p>
          </table:table-cell>
          <table:table-cell/>
        </table:table-row>
        <table:table-row table:style-name="ro1">
          <table:table-cell office:value-type="float" office:value="331503" calcext:value-type="float">
            <text:p>331503</text:p>
          </table:table-cell>
          <table:table-cell office:value-type="float" office:value="0" calcext:value-type="float">
            <text:p>0</text:p>
          </table:table-cell>
          <table:table-cell office:value-type="float" office:value="1772645" calcext:value-type="float">
            <text:p>1772645</text:p>
          </table:table-cell>
          <table:table-cell office:value-type="float" office:value="81633" calcext:value-type="float">
            <text:p>81633</text:p>
          </table:table-cell>
          <table:table-cell office:value-type="string" calcext:value-type="string">
            <text:p>Hey the trail is amazing, could you give some info?</text:p>
          </table:table-cell>
          <table:table-cell/>
        </table:table-row>
        <table:table-row table:style-name="ro1">
          <table:table-cell office:value-type="float" office:value="348416" calcext:value-type="float">
            <text:p>348416</text:p>
          </table:table-cell>
          <table:table-cell office:value-type="float" office:value="0" calcext:value-type="float">
            <text:p>0</text:p>
          </table:table-cell>
          <table:table-cell office:value-type="float" office:value="1873224" calcext:value-type="float">
            <text:p>1873224</text:p>
          </table:table-cell>
          <table:table-cell office:value-type="float" office:value="77767" calcext:value-type="float">
            <text:p>77767</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420014" calcext:value-type="float">
            <text:p>420014</text:p>
          </table:table-cell>
          <table:table-cell office:value-type="float" office:value="0" calcext:value-type="float">
            <text:p>0</text:p>
          </table:table-cell>
          <table:table-cell office:value-type="float" office:value="2340252" calcext:value-type="float">
            <text:p>2340252</text:p>
          </table:table-cell>
          <table:table-cell office:value-type="float" office:value="54861" calcext:value-type="float">
            <text:p>54861</text:p>
          </table:table-cell>
          <table:table-cell office:value-type="string" calcext:value-type="string">
            <text:p>farhan is my favourite movie </text:p>
          </table:table-cell>
          <table:table-cell/>
        </table:table-row>
        <table:table-row table:style-name="ro1">
          <table:table-cell office:value-type="float" office:value="10172" calcext:value-type="float">
            <text:p>10172</text:p>
          </table:table-cell>
          <table:table-cell office:value-type="float" office:value="131989" calcext:value-type="float">
            <text:p>131989</text:p>
          </table:table-cell>
          <table:table-cell office:value-type="float" office:value="0" calcext:value-type="float">
            <text:p>0</text:p>
          </table:table-cell>
          <table:table-cell office:value-type="float" office:value="113979" calcext:value-type="float">
            <text:p>113979</text:p>
          </table:table-cell>
          <table:table-cell office:value-type="string" calcext:value-type="string">
            <text:p>[[@1]]</text:p>
          </table:table-cell>
          <table:table-cell/>
        </table:table-row>
        <table:table-row table:style-name="ro1">
          <table:table-cell office:value-type="float" office:value="30974" calcext:value-type="float">
            <text:p>30974</text:p>
          </table:table-cell>
          <table:table-cell office:value-type="float" office:value="0" calcext:value-type="float">
            <text:p>0</text:p>
          </table:table-cell>
          <table:table-cell office:value-type="float" office:value="614424" calcext:value-type="float">
            <text:p>614424</text:p>
          </table:table-cell>
          <table:table-cell office:value-type="float" office:value="87482" calcext:value-type="float">
            <text:p>87482</text:p>
          </table:table-cell>
          <table:table-cell office:value-type="string" calcext:value-type="string">
            <text:p>i love your trails,Where to next? </text:p>
          </table:table-cell>
          <table:table-cell/>
        </table:table-row>
        <table:table-row table:style-name="ro1">
          <table:table-cell office:value-type="float" office:value="209907" calcext:value-type="float">
            <text:p>209907</text:p>
          </table:table-cell>
          <table:table-cell office:value-type="float" office:value="0" calcext:value-type="float">
            <text:p>0</text:p>
          </table:table-cell>
          <table:table-cell office:value-type="float" office:value="890158" calcext:value-type="float">
            <text:p>890158</text:p>
          </table:table-cell>
          <table:table-cell office:value-type="float" office:value="266746" calcext:value-type="float">
            <text:p>266746</text:p>
          </table:table-cell>
          <table:table-cell office:value-type="string" calcext:value-type="string">
            <text:p>[[@324363]] thanks brother</text:p>
          </table:table-cell>
          <table:table-cell/>
        </table:table-row>
        <table:table-row table:style-name="ro1">
          <table:table-cell office:value-type="float" office:value="280731" calcext:value-type="float">
            <text:p>280731</text:p>
          </table:table-cell>
          <table:table-cell office:value-type="float" office:value="0" calcext:value-type="float">
            <text:p>0</text:p>
          </table:table-cell>
          <table:table-cell office:value-type="float" office:value="1449831" calcext:value-type="float">
            <text:p>1449831</text:p>
          </table:table-cell>
          <table:table-cell office:value-type="float" office:value="80322" calcext:value-type="float">
            <text:p>80322</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402664" calcext:value-type="float">
            <text:p>402664</text:p>
          </table:table-cell>
          <table:table-cell office:value-type="float" office:value="0" calcext:value-type="float">
            <text:p>0</text:p>
          </table:table-cell>
          <table:table-cell office:value-type="float" office:value="2269643" calcext:value-type="float">
            <text:p>2269643</text:p>
          </table:table-cell>
          <table:table-cell office:value-type="float" office:value="14874" calcext:value-type="float">
            <text:p>14874</text:p>
          </table:table-cell>
          <table:table-cell office:value-type="string" calcext:value-type="string">
            <text:p>Great fitness motivation </text:p>
          </table:table-cell>
          <table:table-cell/>
        </table:table-row>
        <table:table-row table:style-name="ro1">
          <table:table-cell office:value-type="float" office:value="75008" calcext:value-type="float">
            <text:p>75008</text:p>
          </table:table-cell>
          <table:table-cell office:value-type="float" office:value="0" calcext:value-type="float">
            <text:p>0</text:p>
          </table:table-cell>
          <table:table-cell office:value-type="float" office:value="721737" calcext:value-type="float">
            <text:p>721737</text:p>
          </table:table-cell>
          <table:table-cell office:value-type="float" office:value="204468" calcext:value-type="float">
            <text:p>204468</text:p>
          </table:table-cell>
          <table:table-cell office:value-type="string" calcext:value-type="string">
            <text:p>[[@1]]</text:p>
          </table:table-cell>
          <table:table-cell/>
        </table:table-row>
        <table:table-row table:style-name="ro1">
          <table:table-cell office:value-type="float" office:value="140025" calcext:value-type="float">
            <text:p>140025</text:p>
          </table:table-cell>
          <table:table-cell office:value-type="float" office:value="0" calcext:value-type="float">
            <text:p>0</text:p>
          </table:table-cell>
          <table:table-cell office:value-type="float" office:value="867383" calcext:value-type="float">
            <text:p>867383</text:p>
          </table:table-cell>
          <table:table-cell office:value-type="float" office:value="42914" calcext:value-type="float">
            <text:p>42914</text:p>
          </table:table-cell>
          <table:table-cell office:value-type="string" calcext:value-type="string">
            <text:p>Whoa! ?</text:p>
          </table:table-cell>
          <table:table-cell/>
        </table:table-row>
        <table:table-row table:style-name="ro1">
          <table:table-cell office:value-type="float" office:value="140915" calcext:value-type="float">
            <text:p>140915</text:p>
          </table:table-cell>
          <table:table-cell office:value-type="float" office:value="0" calcext:value-type="float">
            <text:p>0</text:p>
          </table:table-cell>
          <table:table-cell office:value-type="float" office:value="868053" calcext:value-type="float">
            <text:p>868053</text:p>
          </table:table-cell>
          <table:table-cell office:value-type="float" office:value="79165" calcext:value-type="float">
            <text:p>79165</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45122" calcext:value-type="float">
            <text:p>145122</text:p>
          </table:table-cell>
          <table:table-cell office:value-type="float" office:value="0" calcext:value-type="float">
            <text:p>0</text:p>
          </table:table-cell>
          <table:table-cell office:value-type="float" office:value="880570" calcext:value-type="float">
            <text:p>880570</text:p>
          </table:table-cell>
          <table:table-cell office:value-type="float" office:value="52548" calcext:value-type="float">
            <text:p>52548</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203685" calcext:value-type="float">
            <text:p>203685</text:p>
          </table:table-cell>
          <table:table-cell office:value-type="float" office:value="0" calcext:value-type="float">
            <text:p>0</text:p>
          </table:table-cell>
          <table:table-cell office:value-type="float" office:value="1056221" calcext:value-type="float">
            <text:p>1056221</text:p>
          </table:table-cell>
          <table:table-cell office:value-type="float" office:value="42713" calcext:value-type="float">
            <text:p>42713</text:p>
          </table:table-cell>
          <table:table-cell office:value-type="string" calcext:value-type="string">
            <text:p>Looks amazing ??</text:p>
          </table:table-cell>
          <table:table-cell/>
        </table:table-row>
        <table:table-row table:style-name="ro1">
          <table:table-cell office:value-type="float" office:value="227545" calcext:value-type="float">
            <text:p>227545</text:p>
          </table:table-cell>
          <table:table-cell office:value-type="float" office:value="0" calcext:value-type="float">
            <text:p>0</text:p>
          </table:table-cell>
          <table:table-cell office:value-type="float" office:value="1170558" calcext:value-type="float">
            <text:p>1170558</text:p>
          </table:table-cell>
          <table:table-cell office:value-type="float" office:value="352682" calcext:value-type="float">
            <text:p>352682</text:p>
          </table:table-cell>
          <table:table-cell office:value-type="string" calcext:value-type="string">
            <text:p>@Frank Dewan <text:s/>Sure! Can you please tell me if you want to know about something specific out of these? I ll be glad to share best knowledge of mine.</text:p>
          </table:table-cell>
          <table:table-cell/>
        </table:table-row>
        <table:table-row table:style-name="ro1">
          <table:table-cell office:value-type="float" office:value="276772" calcext:value-type="float">
            <text:p>276772</text:p>
          </table:table-cell>
          <table:table-cell office:value-type="float" office:value="0" calcext:value-type="float">
            <text:p>0</text:p>
          </table:table-cell>
          <table:table-cell office:value-type="float" office:value="1446070" calcext:value-type="float">
            <text:p>1446070</text:p>
          </table:table-cell>
          <table:table-cell office:value-type="float" office:value="86722" calcext:value-type="float">
            <text:p>86722</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344528" calcext:value-type="float">
            <text:p>344528</text:p>
          </table:table-cell>
          <table:table-cell office:value-type="float" office:value="0" calcext:value-type="float">
            <text:p>0</text:p>
          </table:table-cell>
          <table:table-cell office:value-type="float" office:value="174934" calcext:value-type="float">
            <text:p>174934</text:p>
          </table:table-cell>
          <table:table-cell office:value-type="float" office:value="553975" calcext:value-type="float">
            <text:p>553975</text:p>
          </table:table-cell>
          <table:table-cell office:value-type="string" calcext:value-type="string">
            <text:p>Awesome.?</text:p>
          </table:table-cell>
          <table:table-cell/>
        </table:table-row>
        <table:table-row table:style-name="ro1">
          <table:table-cell office:value-type="float" office:value="384458" calcext:value-type="float">
            <text:p>384458</text:p>
          </table:table-cell>
          <table:table-cell office:value-type="float" office:value="0" calcext:value-type="float">
            <text:p>0</text:p>
          </table:table-cell>
          <table:table-cell office:value-type="float" office:value="2186946" calcext:value-type="float">
            <text:p>2186946</text:p>
          </table:table-cell>
          <table:table-cell office:value-type="float" office:value="879353" calcext:value-type="float">
            <text:p>879353</text:p>
          </table:table-cell>
          <table:table-cell office:value-type="string" calcext:value-type="string">
            <text:p>Food looks yummm.. good food is also one of the reason of its high price</text:p>
          </table:table-cell>
          <table:table-cell/>
        </table:table-row>
        <table:table-row table:style-name="ro1">
          <table:table-cell office:value-type="float" office:value="459005" calcext:value-type="float">
            <text:p>459005</text:p>
          </table:table-cell>
          <table:table-cell office:value-type="float" office:value="0" calcext:value-type="float">
            <text:p>0</text:p>
          </table:table-cell>
          <table:table-cell office:value-type="float" office:value="2278850" calcext:value-type="float">
            <text:p>2278850</text:p>
          </table:table-cell>
          <table:table-cell office:value-type="float" office:value="2092355" calcext:value-type="float">
            <text:p>2092355</text:p>
          </table:table-cell>
          <table:table-cell office:value-type="string" calcext:value-type="string">
            <text:p>Hi I love the way you do it, if you are younger than 24 then why don't you upload your talent video in tagteen and earn unlimited cash now. 1rupee for 1 like in tagteen. Tagteen app from playstore. Good luck.</text:p>
          </table:table-cell>
          <table:table-cell/>
        </table:table-row>
        <table:table-row table:style-name="ro1">
          <table:table-cell office:value-type="float" office:value="18905" calcext:value-type="float">
            <text:p>18905</text:p>
          </table:table-cell>
          <table:table-cell office:value-type="float" office:value="0" calcext:value-type="float">
            <text:p>0</text:p>
          </table:table-cell>
          <table:table-cell office:value-type="float" office:value="580935" calcext:value-type="float">
            <text:p>580935</text:p>
          </table:table-cell>
          <table:table-cell office:value-type="float" office:value="135687" calcext:value-type="float">
            <text:p>135687</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6031" calcext:value-type="float">
            <text:p>36031</text:p>
          </table:table-cell>
          <table:table-cell office:value-type="float" office:value="0" calcext:value-type="float">
            <text:p>0</text:p>
          </table:table-cell>
          <table:table-cell office:value-type="float" office:value="484077" calcext:value-type="float">
            <text:p>484077</text:p>
          </table:table-cell>
          <table:table-cell office:value-type="float" office:value="85459" calcext:value-type="float">
            <text:p>85459</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40772" calcext:value-type="float">
            <text:p>40772</text:p>
          </table:table-cell>
          <table:table-cell office:value-type="float" office:value="0" calcext:value-type="float">
            <text:p>0</text:p>
          </table:table-cell>
          <table:table-cell office:value-type="float" office:value="636009" calcext:value-type="float">
            <text:p>636009</text:p>
          </table:table-cell>
          <table:table-cell office:value-type="float" office:value="85737" calcext:value-type="float">
            <text:p>85737</text:p>
          </table:table-cell>
          <table:table-cell office:value-type="string" calcext:value-type="string">
            <text:p>Awesome pictures, could you also share some videos of the placce?</text:p>
          </table:table-cell>
          <table:table-cell/>
        </table:table-row>
        <table:table-row table:style-name="ro1">
          <table:table-cell office:value-type="float" office:value="65116" calcext:value-type="float">
            <text:p>65116</text:p>
          </table:table-cell>
          <table:table-cell office:value-type="float" office:value="0" calcext:value-type="float">
            <text:p>0</text:p>
          </table:table-cell>
          <table:table-cell office:value-type="float" office:value="690116" calcext:value-type="float">
            <text:p>690116</text:p>
          </table:table-cell>
          <table:table-cell office:value-type="float" office:value="87324" calcext:value-type="float">
            <text:p>87324</text:p>
          </table:table-cell>
          <table:table-cell office:value-type="string" calcext:value-type="string">
            <text:p>The content digresses a little, the pictures are so good but!</text:p>
          </table:table-cell>
          <table:table-cell/>
        </table:table-row>
        <table:table-row table:style-name="ro1">
          <table:table-cell office:value-type="float" office:value="79973" calcext:value-type="float">
            <text:p>79973</text:p>
          </table:table-cell>
          <table:table-cell office:value-type="float" office:value="0" calcext:value-type="float">
            <text:p>0</text:p>
          </table:table-cell>
          <table:table-cell office:value-type="float" office:value="732841" calcext:value-type="float">
            <text:p>732841</text:p>
          </table:table-cell>
          <table:table-cell office:value-type="float" office:value="41630" calcext:value-type="float">
            <text:p>41630</text:p>
          </table:table-cell>
          <table:table-cell office:value-type="string" calcext:value-type="string">
            <text:p>Stunning </text:p>
          </table:table-cell>
          <table:table-cell/>
        </table:table-row>
        <table:table-row table:style-name="ro1">
          <table:table-cell office:value-type="float" office:value="132122" calcext:value-type="float">
            <text:p>132122</text:p>
          </table:table-cell>
          <table:table-cell office:value-type="float" office:value="258736" calcext:value-type="float">
            <text:p>258736</text:p>
          </table:table-cell>
          <table:table-cell office:value-type="float" office:value="0" calcext:value-type="float">
            <text:p>0</text:p>
          </table:table-cell>
          <table:table-cell office:value-type="float" office:value="251434" calcext:value-type="float">
            <text:p>251434</text:p>
          </table:table-cell>
          <table:table-cell office:value-type="string" calcext:value-type="string">
            <text:p>WOW capture ❤</text:p>
          </table:table-cell>
          <table:table-cell/>
        </table:table-row>
        <table:table-row table:style-name="ro1">
          <table:table-cell office:value-type="float" office:value="136621" calcext:value-type="float">
            <text:p>136621</text:p>
          </table:table-cell>
          <table:table-cell office:value-type="float" office:value="0" calcext:value-type="float">
            <text:p>0</text:p>
          </table:table-cell>
          <table:table-cell office:value-type="float" office:value="859963" calcext:value-type="float">
            <text:p>859963</text:p>
          </table:table-cell>
          <table:table-cell office:value-type="float" office:value="43592" calcext:value-type="float">
            <text:p>43592</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170454" calcext:value-type="float">
            <text:p>170454</text:p>
          </table:table-cell>
          <table:table-cell office:value-type="float" office:value="0" calcext:value-type="float">
            <text:p>0</text:p>
          </table:table-cell>
          <table:table-cell office:value-type="float" office:value="886887" calcext:value-type="float">
            <text:p>886887</text:p>
          </table:table-cell>
          <table:table-cell office:value-type="float" office:value="258564" calcext:value-type="float">
            <text:p>258564</text:p>
          </table:table-cell>
          <table:table-cell office:value-type="string" calcext:value-type="string">
            <text:p>[[@77829]] <text:s/>thank you ...!</text:p>
          </table:table-cell>
          <table:table-cell/>
        </table:table-row>
        <table:table-row table:style-name="ro1">
          <table:table-cell office:value-type="float" office:value="274554" calcext:value-type="float">
            <text:p>274554</text:p>
          </table:table-cell>
          <table:table-cell office:value-type="float" office:value="0" calcext:value-type="float">
            <text:p>0</text:p>
          </table:table-cell>
          <table:table-cell office:value-type="float" office:value="1432380" calcext:value-type="float">
            <text:p>1432380</text:p>
          </table:table-cell>
          <table:table-cell office:value-type="float" office:value="364625" calcext:value-type="float">
            <text:p>364625</text:p>
          </table:table-cell>
          <table:table-cell office:value-type="string" calcext:value-type="string">
            <text:p>Great captures ?</text:p>
          </table:table-cell>
          <table:table-cell/>
        </table:table-row>
        <table:table-row table:style-name="ro1">
          <table:table-cell office:value-type="float" office:value="429820" calcext:value-type="float">
            <text:p>429820</text:p>
          </table:table-cell>
          <table:table-cell office:value-type="float" office:value="0" calcext:value-type="float">
            <text:p>0</text:p>
          </table:table-cell>
          <table:table-cell office:value-type="float" office:value="2298421" calcext:value-type="float">
            <text:p>2298421</text:p>
          </table:table-cell>
          <table:table-cell office:value-type="float" office:value="14214" calcext:value-type="float">
            <text:p>14214</text:p>
          </table:table-cell>
          <table:table-cell office:value-type="string" calcext:value-type="string">
            <text:p>hey nice vlog</text:p>
          </table:table-cell>
          <table:table-cell/>
        </table:table-row>
        <table:table-row table:style-name="ro1">
          <table:table-cell office:value-type="float" office:value="465167" calcext:value-type="float">
            <text:p>465167</text:p>
          </table:table-cell>
          <table:table-cell office:value-type="float" office:value="0" calcext:value-type="float">
            <text:p>0</text:p>
          </table:table-cell>
          <table:table-cell office:value-type="float" office:value="430558" calcext:value-type="float">
            <text:p>430558</text:p>
          </table:table-cell>
          <table:table-cell office:value-type="float" office:value="2239041" calcext:value-type="float">
            <text:p>2239041</text:p>
          </table:table-cell>
          <table:table-cell office:value-type="string" calcext:value-type="string">
            <text:p>Nice</text:p>
          </table:table-cell>
          <table:table-cell/>
        </table:table-row>
        <table:table-row table:style-name="ro1">
          <table:table-cell office:value-type="float" office:value="266019" calcext:value-type="float">
            <text:p>266019</text:p>
          </table:table-cell>
          <table:table-cell office:value-type="float" office:value="0" calcext:value-type="float">
            <text:p>0</text:p>
          </table:table-cell>
          <table:table-cell office:value-type="float" office:value="1386596" calcext:value-type="float">
            <text:p>1386596</text:p>
          </table:table-cell>
          <table:table-cell office:value-type="float" office:value="84183" calcext:value-type="float">
            <text:p>84183</text:p>
          </table:table-cell>
          <table:table-cell office:value-type="string" calcext:value-type="string">
            <text:p>The title was so rad! cool stuff really!</text:p>
          </table:table-cell>
          <table:table-cell/>
        </table:table-row>
        <table:table-row table:style-name="ro5">
          <table:table-cell office:value-type="float" office:value="336308" calcext:value-type="float">
            <text:p>336308</text:p>
          </table:table-cell>
          <table:table-cell office:value-type="float" office:value="0" calcext:value-type="float">
            <text:p>0</text:p>
          </table:table-cell>
          <table:table-cell office:value-type="float" office:value="1793066" calcext:value-type="float">
            <text:p>1793066</text:p>
          </table:table-cell>
          <table:table-cell office:value-type="float" office:value="552240" calcext:value-type="float">
            <text:p>552240</text:p>
          </table:table-cell>
          <table:table-cell office:value-type="string" calcext:value-type="string">
            <text:p>[[@85799]]  sure. We are protesting against the proposed elevated highway in Bandipur. </text:p>
            <text:p>If you are interested, we have another protest in Bangalore.</text:p>
          </table:table-cell>
          <table:table-cell/>
        </table:table-row>
        <table:table-row table:style-name="ro1">
          <table:table-cell office:value-type="float" office:value="377829" calcext:value-type="float">
            <text:p>377829</text:p>
          </table:table-cell>
          <table:table-cell office:value-type="float" office:value="0" calcext:value-type="float">
            <text:p>0</text:p>
          </table:table-cell>
          <table:table-cell office:value-type="float" office:value="2229786" calcext:value-type="float">
            <text:p>2229786</text:p>
          </table:table-cell>
          <table:table-cell office:value-type="float" office:value="243468" calcext:value-type="float">
            <text:p>243468</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402292" calcext:value-type="float">
            <text:p>402292</text:p>
          </table:table-cell>
          <table:table-cell office:value-type="float" office:value="0" calcext:value-type="float">
            <text:p>0</text:p>
          </table:table-cell>
          <table:table-cell office:value-type="float" office:value="2228181" calcext:value-type="float">
            <text:p>2228181</text:p>
          </table:table-cell>
          <table:table-cell office:value-type="float" office:value="688671" calcext:value-type="float">
            <text:p>688671</text:p>
          </table:table-cell>
          <table:table-cell office:value-type="string" calcext:value-type="string">
            <text:p>[[@1067505]] hi</text:p>
          </table:table-cell>
          <table:table-cell/>
        </table:table-row>
        <table:table-row table:style-name="ro1">
          <table:table-cell office:value-type="float" office:value="414911" calcext:value-type="float">
            <text:p>414911</text:p>
          </table:table-cell>
          <table:table-cell office:value-type="float" office:value="0" calcext:value-type="float">
            <text:p>0</text:p>
          </table:table-cell>
          <table:table-cell office:value-type="float" office:value="2357416" calcext:value-type="float">
            <text:p>2357416</text:p>
          </table:table-cell>
          <table:table-cell office:value-type="float" office:value="1389715" calcext:value-type="float">
            <text:p>1389715</text:p>
          </table:table-cell>
          <table:table-cell office:value-type="string" calcext:value-type="string">
            <text:p>App link=https://www.hapoapp.com/h5/i2rlc?ic=ddubrd</text:p>
          </table:table-cell>
          <table:table-cell/>
        </table:table-row>
        <table:table-row table:style-name="ro1">
          <table:table-cell office:value-type="float" office:value="425847" calcext:value-type="float">
            <text:p>425847</text:p>
          </table:table-cell>
          <table:table-cell office:value-type="float" office:value="0" calcext:value-type="float">
            <text:p>0</text:p>
          </table:table-cell>
          <table:table-cell office:value-type="float" office:value="2362361" calcext:value-type="float">
            <text:p>2362361</text:p>
          </table:table-cell>
          <table:table-cell office:value-type="float" office:value="34221" calcext:value-type="float">
            <text:p>34221</text:p>
          </table:table-cell>
          <table:table-cell office:value-type="string" calcext:value-type="string">
            <text:p>Why dont you Guys try garnier Products, I have seen some amazing results </text:p>
          </table:table-cell>
          <table:table-cell/>
        </table:table-row>
        <table:table-row table:style-name="ro1">
          <table:table-cell office:value-type="float" office:value="435738" calcext:value-type="float">
            <text:p>435738</text:p>
          </table:table-cell>
          <table:table-cell office:value-type="float" office:value="0" calcext:value-type="float">
            <text:p>0</text:p>
          </table:table-cell>
          <table:table-cell office:value-type="float" office:value="2373427" calcext:value-type="float">
            <text:p>2373427</text:p>
          </table:table-cell>
          <table:table-cell office:value-type="float" office:value="240296" calcext:value-type="float">
            <text:p>240296</text:p>
          </table:table-cell>
          <table:table-cell office:value-type="string" calcext:value-type="string">
            <text:p>[[@390557]] no money left bro?</text:p>
          </table:table-cell>
          <table:table-cell/>
        </table:table-row>
        <table:table-row table:style-name="ro1">
          <table:table-cell office:value-type="float" office:value="436722" calcext:value-type="float">
            <text:p>436722</text:p>
          </table:table-cell>
          <table:table-cell office:value-type="float" office:value="0" calcext:value-type="float">
            <text:p>0</text:p>
          </table:table-cell>
          <table:table-cell office:value-type="float" office:value="2378373" calcext:value-type="float">
            <text:p>2378373</text:p>
          </table:table-cell>
          <table:table-cell office:value-type="float" office:value="2951" calcext:value-type="float">
            <text:p>2951</text:p>
          </table:table-cell>
          <table:table-cell office:value-type="string" calcext:value-type="string">
            <text:p>புதுமையான சமையல் பார்க்கவே படுஜோரா இருக்கு</text:p>
          </table:table-cell>
          <table:table-cell/>
        </table:table-row>
        <table:table-row table:style-name="ro1">
          <table:table-cell office:value-type="float" office:value="454412" calcext:value-type="float">
            <text:p>454412</text:p>
          </table:table-cell>
          <table:table-cell office:value-type="float" office:value="0" calcext:value-type="float">
            <text:p>0</text:p>
          </table:table-cell>
          <table:table-cell office:value-type="float" office:value="2316799" calcext:value-type="float">
            <text:p>2316799</text:p>
          </table:table-cell>
          <table:table-cell office:value-type="float" office:value="2017536" calcext:value-type="float">
            <text:p>2017536</text:p>
          </table:table-cell>
          <table:table-cell office:value-type="string" calcext:value-type="string">
            <text:p>I love you</text:p>
          </table:table-cell>
          <table:table-cell/>
        </table:table-row>
        <table:table-row table:style-name="ro1">
          <table:table-cell office:value-type="float" office:value="18786" calcext:value-type="float">
            <text:p>18786</text:p>
          </table:table-cell>
          <table:table-cell office:value-type="float" office:value="0" calcext:value-type="float">
            <text:p>0</text:p>
          </table:table-cell>
          <table:table-cell office:value-type="float" office:value="580766" calcext:value-type="float">
            <text:p>580766</text:p>
          </table:table-cell>
          <table:table-cell office:value-type="float" office:value="83709" calcext:value-type="float">
            <text:p>83709</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121458" calcext:value-type="float">
            <text:p>121458</text:p>
          </table:table-cell>
          <table:table-cell office:value-type="float" office:value="0" calcext:value-type="float">
            <text:p>0</text:p>
          </table:table-cell>
          <table:table-cell office:value-type="float" office:value="33701" calcext:value-type="float">
            <text:p>33701</text:p>
          </table:table-cell>
          <table:table-cell office:value-type="float" office:value="78484" calcext:value-type="float">
            <text:p>78484</text:p>
          </table:table-cell>
          <table:table-cell office:value-type="string" calcext:value-type="string">
            <text:p>Wow! Thats amazing that you covered so much in so less budget!</text:p>
          </table:table-cell>
          <table:table-cell/>
        </table:table-row>
        <table:table-row table:style-name="ro1">
          <table:table-cell office:value-type="float" office:value="140867" calcext:value-type="float">
            <text:p>140867</text:p>
          </table:table-cell>
          <table:table-cell office:value-type="float" office:value="0" calcext:value-type="float">
            <text:p>0</text:p>
          </table:table-cell>
          <table:table-cell office:value-type="float" office:value="868011" calcext:value-type="float">
            <text:p>868011</text:p>
          </table:table-cell>
          <table:table-cell office:value-type="float" office:value="259684" calcext:value-type="float">
            <text:p>259684</text:p>
          </table:table-cell>
          <table:table-cell office:value-type="string" calcext:value-type="string">
            <text:p>@camera.wala.musafir yes of curse, what do you want <text:s/>to know?!</text:p>
          </table:table-cell>
          <table:table-cell/>
        </table:table-row>
        <table:table-row table:style-name="ro1">
          <table:table-cell office:value-type="float" office:value="175335" calcext:value-type="float">
            <text:p>175335</text:p>
          </table:table-cell>
          <table:table-cell office:value-type="float" office:value="0" calcext:value-type="float">
            <text:p>0</text:p>
          </table:table-cell>
          <table:table-cell office:value-type="float" office:value="963044" calcext:value-type="float">
            <text:p>963044</text:p>
          </table:table-cell>
          <table:table-cell office:value-type="float" office:value="40814" calcext:value-type="float">
            <text:p>40814</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95869" calcext:value-type="float">
            <text:p>195869</text:p>
          </table:table-cell>
          <table:table-cell office:value-type="float" office:value="0" calcext:value-type="float">
            <text:p>0</text:p>
          </table:table-cell>
          <table:table-cell office:value-type="float" office:value="1010020" calcext:value-type="float">
            <text:p>1010020</text:p>
          </table:table-cell>
          <table:table-cell office:value-type="float" office:value="87055" calcext:value-type="float">
            <text:p>87055</text:p>
          </table:table-cell>
          <table:table-cell office:value-type="string" calcext:value-type="string">
            <text:p>Hey thats so informative and amazing, could you give more details?</text:p>
          </table:table-cell>
          <table:table-cell/>
        </table:table-row>
        <table:table-row table:style-name="ro1">
          <table:table-cell office:value-type="float" office:value="197184" calcext:value-type="float">
            <text:p>197184</text:p>
          </table:table-cell>
          <table:table-cell office:value-type="float" office:value="0" calcext:value-type="float">
            <text:p>0</text:p>
          </table:table-cell>
          <table:table-cell office:value-type="float" office:value="474579" calcext:value-type="float">
            <text:p>474579</text:p>
          </table:table-cell>
          <table:table-cell office:value-type="float" office:value="141056" calcext:value-type="float">
            <text:p>141056</text:p>
          </table:table-cell>
          <table:table-cell office:value-type="string" calcext:value-type="string">
            <text:p>Sure</text:p>
          </table:table-cell>
          <table:table-cell/>
        </table:table-row>
        <table:table-row table:style-name="ro1">
          <table:table-cell office:value-type="float" office:value="279979" calcext:value-type="float">
            <text:p>279979</text:p>
          </table:table-cell>
          <table:table-cell office:value-type="float" office:value="0" calcext:value-type="float">
            <text:p>0</text:p>
          </table:table-cell>
          <table:table-cell office:value-type="float" office:value="1466108" calcext:value-type="float">
            <text:p>1466108</text:p>
          </table:table-cell>
          <table:table-cell office:value-type="float" office:value="83844" calcext:value-type="float">
            <text:p>83844</text:p>
          </table:table-cell>
          <table:table-cell office:value-type="string" calcext:value-type="string">
            <text:p>Hey the trail is amazing, could you give some info?</text:p>
          </table:table-cell>
          <table:table-cell/>
        </table:table-row>
        <table:table-row table:style-name="ro1">
          <table:table-cell office:value-type="float" office:value="339847" calcext:value-type="float">
            <text:p>339847</text:p>
          </table:table-cell>
          <table:table-cell office:value-type="float" office:value="0" calcext:value-type="float">
            <text:p>0</text:p>
          </table:table-cell>
          <table:table-cell office:value-type="float" office:value="1813459" calcext:value-type="float">
            <text:p>1813459</text:p>
          </table:table-cell>
          <table:table-cell office:value-type="float" office:value="560005" calcext:value-type="float">
            <text:p>560005</text:p>
          </table:table-cell>
          <table:table-cell office:value-type="string" calcext:value-type="string">
            <text:p>???</text:p>
          </table:table-cell>
          <table:table-cell/>
        </table:table-row>
        <table:table-row table:style-name="ro1">
          <table:table-cell office:value-type="float" office:value="458448" calcext:value-type="float">
            <text:p>458448</text:p>
          </table:table-cell>
          <table:table-cell office:value-type="float" office:value="0" calcext:value-type="float">
            <text:p>0</text:p>
          </table:table-cell>
          <table:table-cell office:value-type="float" office:value="921" calcext:value-type="float">
            <text:p>921</text:p>
          </table:table-cell>
          <table:table-cell office:value-type="float" office:value="2134296" calcext:value-type="float">
            <text:p>2134296</text:p>
          </table:table-cell>
          <table:table-cell office:value-type="string" calcext:value-type="string">
            <text:p>Hiii</text:p>
          </table:table-cell>
          <table:table-cell/>
        </table:table-row>
        <table:table-row table:style-name="ro1">
          <table:table-cell office:value-type="float" office:value="145838" calcext:value-type="float">
            <text:p>145838</text:p>
          </table:table-cell>
          <table:table-cell office:value-type="float" office:value="0" calcext:value-type="float">
            <text:p>0</text:p>
          </table:table-cell>
          <table:table-cell office:value-type="float" office:value="881616" calcext:value-type="float">
            <text:p>881616</text:p>
          </table:table-cell>
          <table:table-cell office:value-type="float" office:value="42623" calcext:value-type="float">
            <text:p>42623</text:p>
          </table:table-cell>
          <table:table-cell office:value-type="string" calcext:value-type="string">
            <text:p>Your trail is detailed perfectly!</text:p>
          </table:table-cell>
          <table:table-cell/>
        </table:table-row>
        <table:table-row table:style-name="ro1">
          <table:table-cell office:value-type="float" office:value="247156" calcext:value-type="float">
            <text:p>247156</text:p>
          </table:table-cell>
          <table:table-cell office:value-type="float" office:value="0" calcext:value-type="float">
            <text:p>0</text:p>
          </table:table-cell>
          <table:table-cell office:value-type="float" office:value="1240498" calcext:value-type="float">
            <text:p>1240498</text:p>
          </table:table-cell>
          <table:table-cell office:value-type="float" office:value="80477" calcext:value-type="float">
            <text:p>80477</text:p>
          </table:table-cell>
          <table:table-cell office:value-type="string" calcext:value-type="string">
            <text:p>Awesome! I too am heading there next week</text:p>
          </table:table-cell>
          <table:table-cell/>
        </table:table-row>
        <table:table-row table:style-name="ro1">
          <table:table-cell office:value-type="float" office:value="299301" calcext:value-type="float">
            <text:p>299301</text:p>
          </table:table-cell>
          <table:table-cell office:value-type="float" office:value="0" calcext:value-type="float">
            <text:p>0</text:p>
          </table:table-cell>
          <table:table-cell office:value-type="float" office:value="1582585" calcext:value-type="float">
            <text:p>1582585</text:p>
          </table:table-cell>
          <table:table-cell office:value-type="float" office:value="86010" calcext:value-type="float">
            <text:p>86010</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49275" calcext:value-type="float">
            <text:p>349275</text:p>
          </table:table-cell>
          <table:table-cell office:value-type="float" office:value="0" calcext:value-type="float">
            <text:p>0</text:p>
          </table:table-cell>
          <table:table-cell office:value-type="float" office:value="1820091" calcext:value-type="float">
            <text:p>1820091</text:p>
          </table:table-cell>
          <table:table-cell office:value-type="float" office:value="581144" calcext:value-type="float">
            <text:p>581144</text:p>
          </table:table-cell>
          <table:table-cell office:value-type="string" calcext:value-type="string">
            <text:p>[[@561456]] <text:s/>thq?</text:p>
          </table:table-cell>
          <table:table-cell/>
        </table:table-row>
        <table:table-row table:style-name="ro1">
          <table:table-cell office:value-type="float" office:value="349485" calcext:value-type="float">
            <text:p>349485</text:p>
          </table:table-cell>
          <table:table-cell office:value-type="float" office:value="0" calcext:value-type="float">
            <text:p>0</text:p>
          </table:table-cell>
          <table:table-cell office:value-type="float" office:value="1172020" calcext:value-type="float">
            <text:p>1172020</text:p>
          </table:table-cell>
          <table:table-cell office:value-type="float" office:value="577138" calcext:value-type="float">
            <text:p>577138</text:p>
          </table:table-cell>
          <table:table-cell office:value-type="string" calcext:value-type="string">
            <text:p>Superhit</text:p>
          </table:table-cell>
          <table:table-cell/>
        </table:table-row>
        <table:table-row table:style-name="ro1">
          <table:table-cell office:value-type="float" office:value="353834" calcext:value-type="float">
            <text:p>353834</text:p>
          </table:table-cell>
          <table:table-cell office:value-type="float" office:value="0" calcext:value-type="float">
            <text:p>0</text:p>
          </table:table-cell>
          <table:table-cell office:value-type="float" office:value="1921415" calcext:value-type="float">
            <text:p>1921415</text:p>
          </table:table-cell>
          <table:table-cell office:value-type="float" office:value="81687" calcext:value-type="float">
            <text:p>81687</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56073" calcext:value-type="float">
            <text:p>356073</text:p>
          </table:table-cell>
          <table:table-cell office:value-type="float" office:value="0" calcext:value-type="float">
            <text:p>0</text:p>
          </table:table-cell>
          <table:table-cell office:value-type="float" office:value="1907358" calcext:value-type="float">
            <text:p>1907358</text:p>
          </table:table-cell>
          <table:table-cell office:value-type="float" office:value="137882" calcext:value-type="float">
            <text:p>137882</text:p>
          </table:table-cell>
          <table:table-cell office:value-type="string" calcext:value-type="string">
            <text:p>Good one ☝️</text:p>
          </table:table-cell>
          <table:table-cell/>
        </table:table-row>
        <table:table-row table:style-name="ro1">
          <table:table-cell office:value-type="float" office:value="405765" calcext:value-type="float">
            <text:p>405765</text:p>
          </table:table-cell>
          <table:table-cell office:value-type="float" office:value="0" calcext:value-type="float">
            <text:p>0</text:p>
          </table:table-cell>
          <table:table-cell office:value-type="float" office:value="2309331" calcext:value-type="float">
            <text:p>2309331</text:p>
          </table:table-cell>
          <table:table-cell office:value-type="float" office:value="6504" calcext:value-type="float">
            <text:p>6504</text:p>
          </table:table-cell>
          <table:table-cell office:value-type="string" calcext:value-type="string">
            <text:p>love her accessories! </text:p>
          </table:table-cell>
          <table:table-cell/>
        </table:table-row>
        <table:table-row table:style-name="ro1">
          <table:table-cell office:value-type="float" office:value="427474" calcext:value-type="float">
            <text:p>427474</text:p>
          </table:table-cell>
          <table:table-cell office:value-type="float" office:value="0" calcext:value-type="float">
            <text:p>0</text:p>
          </table:table-cell>
          <table:table-cell office:value-type="float" office:value="444" calcext:value-type="float">
            <text:p>444</text:p>
          </table:table-cell>
          <table:table-cell office:value-type="float" office:value="6387" calcext:value-type="float">
            <text:p>6387</text:p>
          </table:table-cell>
          <table:table-cell office:value-type="string" calcext:value-type="string">
            <text:p>please make more vlogs</text:p>
          </table:table-cell>
          <table:table-cell/>
        </table:table-row>
        <table:table-row table:style-name="ro1">
          <table:table-cell office:value-type="float" office:value="439402" calcext:value-type="float">
            <text:p>439402</text:p>
          </table:table-cell>
          <table:table-cell office:value-type="float" office:value="0" calcext:value-type="float">
            <text:p>0</text:p>
          </table:table-cell>
          <table:table-cell office:value-type="float" office:value="2252132" calcext:value-type="float">
            <text:p>2252132</text:p>
          </table:table-cell>
          <table:table-cell office:value-type="float" office:value="1635638" calcext:value-type="float">
            <text:p>1635638</text:p>
          </table:table-cell>
          <table:table-cell office:value-type="string" calcext:value-type="string">
            <text:p>hi</text:p>
          </table:table-cell>
          <table:table-cell/>
        </table:table-row>
        <table:table-row table:style-name="ro1">
          <table:table-cell office:value-type="float" office:value="448222" calcext:value-type="float">
            <text:p>448222</text:p>
          </table:table-cell>
          <table:table-cell office:value-type="float" office:value="0" calcext:value-type="float">
            <text:p>0</text:p>
          </table:table-cell>
          <table:table-cell office:value-type="float" office:value="2002508" calcext:value-type="float">
            <text:p>2002508</text:p>
          </table:table-cell>
          <table:table-cell office:value-type="float" office:value="1849931" calcext:value-type="float">
            <text:p>1849931</text:p>
          </table:table-cell>
          <table:table-cell office:value-type="float" office:value="9772296867" calcext:value-type="float">
            <text:p>9772296867</text:p>
          </table:table-cell>
          <table:table-cell/>
        </table:table-row>
        <table:table-row table:style-name="ro1">
          <table:table-cell office:value-type="float" office:value="32155" calcext:value-type="float">
            <text:p>32155</text:p>
          </table:table-cell>
          <table:table-cell office:value-type="float" office:value="0" calcext:value-type="float">
            <text:p>0</text:p>
          </table:table-cell>
          <table:table-cell office:value-type="float" office:value="617612" calcext:value-type="float">
            <text:p>617612</text:p>
          </table:table-cell>
          <table:table-cell office:value-type="float" office:value="184713" calcext:value-type="float">
            <text:p>184713</text:p>
          </table:table-cell>
          <table:table-cell office:value-type="string" calcext:value-type="string">
            <text:p>[[@81013]] chal : ?</text:p>
          </table:table-cell>
          <table:table-cell/>
        </table:table-row>
        <table:table-row table:style-name="ro1">
          <table:table-cell office:value-type="float" office:value="74770" calcext:value-type="float">
            <text:p>74770</text:p>
          </table:table-cell>
          <table:table-cell office:value-type="float" office:value="0" calcext:value-type="float">
            <text:p>0</text:p>
          </table:table-cell>
          <table:table-cell office:value-type="float" office:value="719566" calcext:value-type="float">
            <text:p>719566</text:p>
          </table:table-cell>
          <table:table-cell office:value-type="float" office:value="45761" calcext:value-type="float">
            <text:p>45761</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55651" calcext:value-type="float">
            <text:p>155651</text:p>
          </table:table-cell>
          <table:table-cell office:value-type="float" office:value="0" calcext:value-type="float">
            <text:p>0</text:p>
          </table:table-cell>
          <table:table-cell office:value-type="float" office:value="906597" calcext:value-type="float">
            <text:p>906597</text:p>
          </table:table-cell>
          <table:table-cell office:value-type="float" office:value="263662" calcext:value-type="float">
            <text:p>263662</text:p>
          </table:table-cell>
          <table:table-cell office:value-type="string" calcext:value-type="string">
            <text:p>All the time ?</text:p>
          </table:table-cell>
          <table:table-cell/>
        </table:table-row>
        <table:table-row table:style-name="ro1">
          <table:table-cell office:value-type="float" office:value="158132" calcext:value-type="float">
            <text:p>158132</text:p>
          </table:table-cell>
          <table:table-cell office:value-type="float" office:value="0" calcext:value-type="float">
            <text:p>0</text:p>
          </table:table-cell>
          <table:table-cell office:value-type="float" office:value="910734" calcext:value-type="float">
            <text:p>910734</text:p>
          </table:table-cell>
          <table:table-cell office:value-type="float" office:value="52660" calcext:value-type="float">
            <text:p>52660</text:p>
          </table:table-cell>
          <table:table-cell office:value-type="string" calcext:value-type="string">
            <text:p>Wow! Thats amazing that you covered so much in so less budget!</text:p>
          </table:table-cell>
          <table:table-cell/>
        </table:table-row>
        <table:table-row table:style-name="ro1">
          <table:table-cell office:value-type="float" office:value="213451" calcext:value-type="float">
            <text:p>213451</text:p>
          </table:table-cell>
          <table:table-cell office:value-type="float" office:value="0" calcext:value-type="float">
            <text:p>0</text:p>
          </table:table-cell>
          <table:table-cell office:value-type="float" office:value="1098430" calcext:value-type="float">
            <text:p>1098430</text:p>
          </table:table-cell>
          <table:table-cell office:value-type="float" office:value="305868" calcext:value-type="float">
            <text:p>305868</text:p>
          </table:table-cell>
          <table:table-cell office:value-type="string" calcext:value-type="string">
            <text:p>Yes, I just wanna live tht moment once more. ?</text:p>
          </table:table-cell>
          <table:table-cell/>
        </table:table-row>
        <table:table-row table:style-name="ro1">
          <table:table-cell office:value-type="float" office:value="263958" calcext:value-type="float">
            <text:p>263958</text:p>
          </table:table-cell>
          <table:table-cell office:value-type="float" office:value="0" calcext:value-type="float">
            <text:p>0</text:p>
          </table:table-cell>
          <table:table-cell office:value-type="float" office:value="1375684" calcext:value-type="float">
            <text:p>1375684</text:p>
          </table:table-cell>
          <table:table-cell office:value-type="float" office:value="422065" calcext:value-type="float">
            <text:p>422065</text:p>
          </table:table-cell>
          <table:table-cell office:value-type="string" calcext:value-type="string">
            <text:p>Words can't be described how i felt there... I have gone there for a solo trip last year in October. They said it was impossible to find snow at that time,but luckily it rained that day and the rain water freezed and we could see a beautiful snowy morning.. It was like i was in heaven.. it really felt amazing.. i can only say that words are not enough to describe such a moment...</text:p>
          </table:table-cell>
          <table:table-cell/>
        </table:table-row>
        <table:table-row table:style-name="ro1">
          <table:table-cell office:value-type="float" office:value="287649" calcext:value-type="float">
            <text:p>287649</text:p>
          </table:table-cell>
          <table:table-cell office:value-type="float" office:value="0" calcext:value-type="float">
            <text:p>0</text:p>
          </table:table-cell>
          <table:table-cell office:value-type="float" office:value="1014748" calcext:value-type="float">
            <text:p>1014748</text:p>
          </table:table-cell>
          <table:table-cell office:value-type="float" office:value="291087" calcext:value-type="float">
            <text:p>291087</text:p>
          </table:table-cell>
          <table:table-cell office:value-type="string" calcext:value-type="string">
            <text:p>[[@1]] community l</text:p>
          </table:table-cell>
          <table:table-cell/>
        </table:table-row>
        <table:table-row table:style-name="ro1">
          <table:table-cell office:value-type="float" office:value="294689" calcext:value-type="float">
            <text:p>294689</text:p>
          </table:table-cell>
          <table:table-cell office:value-type="float" office:value="0" calcext:value-type="float">
            <text:p>0</text:p>
          </table:table-cell>
          <table:table-cell office:value-type="float" office:value="1558712" calcext:value-type="float">
            <text:p>1558712</text:p>
          </table:table-cell>
          <table:table-cell office:value-type="float" office:value="77680" calcext:value-type="float">
            <text:p>77680</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22699" calcext:value-type="float">
            <text:p>322699</text:p>
          </table:table-cell>
          <table:table-cell office:value-type="float" office:value="0" calcext:value-type="float">
            <text:p>0</text:p>
          </table:table-cell>
          <table:table-cell office:value-type="float" office:value="1721253" calcext:value-type="float">
            <text:p>1721253</text:p>
          </table:table-cell>
          <table:table-cell office:value-type="float" office:value="41414" calcext:value-type="float">
            <text:p>41414</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29669" calcext:value-type="float">
            <text:p>329669</text:p>
          </table:table-cell>
          <table:table-cell office:value-type="float" office:value="0" calcext:value-type="float">
            <text:p>0</text:p>
          </table:table-cell>
          <table:table-cell office:value-type="float" office:value="1760146" calcext:value-type="float">
            <text:p>1760146</text:p>
          </table:table-cell>
          <table:table-cell office:value-type="float" office:value="544006" calcext:value-type="float">
            <text:p>544006</text:p>
          </table:table-cell>
          <table:table-cell office:value-type="string" calcext:value-type="string">
            <text:p>[[@19988]] it's not actually blurry, I think it's the motion effect.</text:p>
          </table:table-cell>
          <table:table-cell/>
        </table:table-row>
        <table:table-row table:style-name="ro1">
          <table:table-cell office:value-type="float" office:value="338253" calcext:value-type="float">
            <text:p>338253</text:p>
          </table:table-cell>
          <table:table-cell office:value-type="float" office:value="0" calcext:value-type="float">
            <text:p>0</text:p>
          </table:table-cell>
          <table:table-cell office:value-type="float" office:value="1804164" calcext:value-type="float">
            <text:p>1804164</text:p>
          </table:table-cell>
          <table:table-cell office:value-type="float" office:value="84958" calcext:value-type="float">
            <text:p>84958</text:p>
          </table:table-cell>
          <table:table-cell office:value-type="string" calcext:value-type="string">
            <text:p>The title was superb! The content was a little dreary!</text:p>
          </table:table-cell>
          <table:table-cell/>
        </table:table-row>
        <table:table-row table:style-name="ro1">
          <table:table-cell office:value-type="float" office:value="427732" calcext:value-type="float">
            <text:p>427732</text:p>
          </table:table-cell>
          <table:table-cell office:value-type="float" office:value="0" calcext:value-type="float">
            <text:p>0</text:p>
          </table:table-cell>
          <table:table-cell office:value-type="float" office:value="2301089" calcext:value-type="float">
            <text:p>2301089</text:p>
          </table:table-cell>
          <table:table-cell office:value-type="float" office:value="108471" calcext:value-type="float">
            <text:p>108471</text:p>
          </table:table-cell>
          <table:table-cell office:value-type="string" calcext:value-type="string">
            <text:p>[[@47516]] thank you so much ?</text:p>
          </table:table-cell>
          <table:table-cell/>
        </table:table-row>
        <table:table-row table:style-name="ro1">
          <table:table-cell office:value-type="float" office:value="444096" calcext:value-type="float">
            <text:p>444096</text:p>
          </table:table-cell>
          <table:table-cell office:value-type="float" office:value="0" calcext:value-type="float">
            <text:p>0</text:p>
          </table:table-cell>
          <table:table-cell office:value-type="float" office:value="2257976" calcext:value-type="float">
            <text:p>2257976</text:p>
          </table:table-cell>
          <table:table-cell office:value-type="float" office:value="1744369" calcext:value-type="float">
            <text:p>1744369</text:p>
          </table:table-cell>
          <table:table-cell office:value-type="string" calcext:value-type="string">
            <text:p>Good luck</text:p>
          </table:table-cell>
          <table:table-cell/>
        </table:table-row>
        <table:table-row table:style-name="ro1">
          <table:table-cell office:value-type="float" office:value="8740" calcext:value-type="float">
            <text:p>8740</text:p>
          </table:table-cell>
          <table:table-cell office:value-type="float" office:value="0" calcext:value-type="float">
            <text:p>0</text:p>
          </table:table-cell>
          <table:table-cell office:value-type="float" office:value="98998" calcext:value-type="float">
            <text:p>98998</text:p>
          </table:table-cell>
          <table:table-cell office:value-type="float" office:value="27" calcext:value-type="float">
            <text:p>27</text:p>
          </table:table-cell>
          <table:table-cell office:value-type="string" calcext:value-type="string">
            <text:p>H</text:p>
          </table:table-cell>
          <table:table-cell/>
        </table:table-row>
        <table:table-row table:style-name="ro1">
          <table:table-cell office:value-type="float" office:value="47336" calcext:value-type="float">
            <text:p>47336</text:p>
          </table:table-cell>
          <table:table-cell office:value-type="float" office:value="0" calcext:value-type="float">
            <text:p>0</text:p>
          </table:table-cell>
          <table:table-cell office:value-type="float" office:value="649781" calcext:value-type="float">
            <text:p>649781</text:p>
          </table:table-cell>
          <table:table-cell office:value-type="float" office:value="186722" calcext:value-type="float">
            <text:p>186722</text:p>
          </table:table-cell>
          <table:table-cell office:value-type="string" calcext:value-type="string">
            <text:p>Famous tourist attraction in Telangana state</text:p>
          </table:table-cell>
          <table:table-cell/>
        </table:table-row>
        <table:table-row table:style-name="ro1">
          <table:table-cell office:value-type="float" office:value="54191" calcext:value-type="float">
            <text:p>54191</text:p>
          </table:table-cell>
          <table:table-cell office:value-type="float" office:value="0" calcext:value-type="float">
            <text:p>0</text:p>
          </table:table-cell>
          <table:table-cell office:value-type="float" office:value="666323" calcext:value-type="float">
            <text:p>666323</text:p>
          </table:table-cell>
          <table:table-cell office:value-type="float" office:value="153513" calcext:value-type="float">
            <text:p>153513</text:p>
          </table:table-cell>
          <table:table-cell office:value-type="string" calcext:value-type="string">
            <text:p>[[@83075]] ??</text:p>
          </table:table-cell>
          <table:table-cell/>
        </table:table-row>
        <table:table-row table:style-name="ro1">
          <table:table-cell office:value-type="float" office:value="92232" calcext:value-type="float">
            <text:p>92232</text:p>
          </table:table-cell>
          <table:table-cell office:value-type="float" office:value="0" calcext:value-type="float">
            <text:p>0</text:p>
          </table:table-cell>
          <table:table-cell office:value-type="float" office:value="742462" calcext:value-type="float">
            <text:p>742462</text:p>
          </table:table-cell>
          <table:table-cell office:value-type="float" office:value="86388" calcext:value-type="float">
            <text:p>86388</text:p>
          </table:table-cell>
          <table:table-cell office:value-type="string" calcext:value-type="string">
            <text:p>Your stories are truely travel goals, how do you plan them?</text:p>
          </table:table-cell>
          <table:table-cell/>
        </table:table-row>
        <table:table-row table:style-name="ro1">
          <table:table-cell office:value-type="float" office:value="226972" calcext:value-type="float">
            <text:p>226972</text:p>
          </table:table-cell>
          <table:table-cell office:value-type="float" office:value="0" calcext:value-type="float">
            <text:p>0</text:p>
          </table:table-cell>
          <table:table-cell office:value-type="float" office:value="1168941" calcext:value-type="float">
            <text:p>1168941</text:p>
          </table:table-cell>
          <table:table-cell office:value-type="float" office:value="79754" calcext:value-type="float">
            <text:p>79754</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69828" calcext:value-type="float">
            <text:p>269828</text:p>
          </table:table-cell>
          <table:table-cell office:value-type="float" office:value="0" calcext:value-type="float">
            <text:p>0</text:p>
          </table:table-cell>
          <table:table-cell office:value-type="float" office:value="1405208" calcext:value-type="float">
            <text:p>1405208</text:p>
          </table:table-cell>
          <table:table-cell office:value-type="float" office:value="82988" calcext:value-type="float">
            <text:p>82988</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23110" calcext:value-type="float">
            <text:p>323110</text:p>
          </table:table-cell>
          <table:table-cell office:value-type="float" office:value="0" calcext:value-type="float">
            <text:p>0</text:p>
          </table:table-cell>
          <table:table-cell office:value-type="float" office:value="1716281" calcext:value-type="float">
            <text:p>1716281</text:p>
          </table:table-cell>
          <table:table-cell office:value-type="float" office:value="529957" calcext:value-type="float">
            <text:p>529957</text:p>
          </table:table-cell>
          <table:table-cell office:value-type="string" calcext:value-type="string">
            <text:p>[[@87123]] <text:s/>just capture the right moment</text:p>
          </table:table-cell>
          <table:table-cell/>
        </table:table-row>
        <table:table-row table:style-name="ro1">
          <table:table-cell office:value-type="float" office:value="362404" calcext:value-type="float">
            <text:p>362404</text:p>
          </table:table-cell>
          <table:table-cell office:value-type="float" office:value="0" calcext:value-type="float">
            <text:p>0</text:p>
          </table:table-cell>
          <table:table-cell office:value-type="float" office:value="2068751" calcext:value-type="float">
            <text:p>2068751</text:p>
          </table:table-cell>
          <table:table-cell office:value-type="float" office:value="79594" calcext:value-type="float">
            <text:p>79594</text:p>
          </table:table-cell>
          <table:table-cell office:value-type="string" calcext:value-type="string">
            <text:p>You've had some awesome adventures! What's the next one?</text:p>
          </table:table-cell>
          <table:table-cell/>
        </table:table-row>
        <table:table-row table:style-name="ro1">
          <table:table-cell office:value-type="float" office:value="12695" calcext:value-type="float">
            <text:p>12695</text:p>
          </table:table-cell>
          <table:table-cell office:value-type="float" office:value="160759" calcext:value-type="float">
            <text:p>160759</text:p>
          </table:table-cell>
          <table:table-cell office:value-type="float" office:value="0" calcext:value-type="float">
            <text:p>0</text:p>
          </table:table-cell>
          <table:table-cell office:value-type="float" office:value="131701" calcext:value-type="float">
            <text:p>131701</text:p>
          </table:table-cell>
          <table:table-cell office:value-type="string" calcext:value-type="string">
            <text:p>This is one of the posts from my trail - "Flavors treat?My YouTube page with amazing recipes!!" on Trell. Checkout all the posts here: <text:s/>https://trell.co/tale/bangalore-flavors-treat-cda273f7b44</text:p>
          </table:table-cell>
          <table:table-cell/>
        </table:table-row>
        <table:table-row table:style-name="ro1">
          <table:table-cell office:value-type="float" office:value="54795" calcext:value-type="float">
            <text:p>54795</text:p>
          </table:table-cell>
          <table:table-cell office:value-type="float" office:value="0" calcext:value-type="float">
            <text:p>0</text:p>
          </table:table-cell>
          <table:table-cell office:value-type="float" office:value="666088" calcext:value-type="float">
            <text:p>666088</text:p>
          </table:table-cell>
          <table:table-cell office:value-type="float" office:value="198957" calcext:value-type="float">
            <text:p>198957</text:p>
          </table:table-cell>
          <table:table-cell office:value-type="string" calcext:value-type="string">
            <text:p>[[@86671]] yeah sure I'll keep that in mind next time, it was taken by my phone</text:p>
          </table:table-cell>
          <table:table-cell/>
        </table:table-row>
        <table:table-row table:style-name="ro1">
          <table:table-cell office:value-type="float" office:value="213967" calcext:value-type="float">
            <text:p>213967</text:p>
          </table:table-cell>
          <table:table-cell office:value-type="float" office:value="0" calcext:value-type="float">
            <text:p>0</text:p>
          </table:table-cell>
          <table:table-cell office:value-type="float" office:value="721651" calcext:value-type="float">
            <text:p>721651</text:p>
          </table:table-cell>
          <table:table-cell office:value-type="float" office:value="331470" calcext:value-type="float">
            <text:p>331470</text:p>
          </table:table-cell>
          <table:table-cell office:value-type="string" calcext:value-type="string">
            <text:p>My City ❤️?</text:p>
          </table:table-cell>
          <table:table-cell/>
        </table:table-row>
        <table:table-row table:style-name="ro1">
          <table:table-cell office:value-type="float" office:value="248649" calcext:value-type="float">
            <text:p>248649</text:p>
          </table:table-cell>
          <table:table-cell office:value-type="float" office:value="0" calcext:value-type="float">
            <text:p>0</text:p>
          </table:table-cell>
          <table:table-cell office:value-type="float" office:value="1179095" calcext:value-type="float">
            <text:p>1179095</text:p>
          </table:table-cell>
          <table:table-cell office:value-type="float" office:value="19991" calcext:value-type="float">
            <text:p>19991</text:p>
          </table:table-cell>
          <table:table-cell office:value-type="string" calcext:value-type="string">
            <text:p>Your title is my new catchphrase!</text:p>
          </table:table-cell>
          <table:table-cell/>
        </table:table-row>
        <table:table-row table:style-name="ro1">
          <table:table-cell office:value-type="float" office:value="248849" calcext:value-type="float">
            <text:p>248849</text:p>
          </table:table-cell>
          <table:table-cell office:value-type="float" office:value="0" calcext:value-type="float">
            <text:p>0</text:p>
          </table:table-cell>
          <table:table-cell office:value-type="float" office:value="1257402" calcext:value-type="float">
            <text:p>1257402</text:p>
          </table:table-cell>
          <table:table-cell office:value-type="float" office:value="79457" calcext:value-type="float">
            <text:p>79457</text:p>
          </table:table-cell>
          <table:table-cell office:value-type="string" calcext:value-type="string">
            <text:p>The photos are just so cool, what camera do you use?</text:p>
          </table:table-cell>
          <table:table-cell/>
        </table:table-row>
        <table:table-row table:style-name="ro1">
          <table:table-cell office:value-type="float" office:value="261023" calcext:value-type="float">
            <text:p>261023</text:p>
          </table:table-cell>
          <table:table-cell office:value-type="float" office:value="0" calcext:value-type="float">
            <text:p>0</text:p>
          </table:table-cell>
          <table:table-cell office:value-type="float" office:value="1275896" calcext:value-type="float">
            <text:p>1275896</text:p>
          </table:table-cell>
          <table:table-cell office:value-type="float" office:value="80314" calcext:value-type="float">
            <text:p>80314</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19036" calcext:value-type="float">
            <text:p>319036</text:p>
          </table:table-cell>
          <table:table-cell office:value-type="float" office:value="0" calcext:value-type="float">
            <text:p>0</text:p>
          </table:table-cell>
          <table:table-cell office:value-type="float" office:value="1697379" calcext:value-type="float">
            <text:p>1697379</text:p>
          </table:table-cell>
          <table:table-cell office:value-type="float" office:value="78082" calcext:value-type="float">
            <text:p>78082</text:p>
          </table:table-cell>
          <table:table-cell office:value-type="string" calcext:value-type="string">
            <text:p>can't wait to read about your next adventure</text:p>
          </table:table-cell>
          <table:table-cell/>
        </table:table-row>
        <table:table-row table:style-name="ro1">
          <table:table-cell office:value-type="float" office:value="345144" calcext:value-type="float">
            <text:p>345144</text:p>
          </table:table-cell>
          <table:table-cell office:value-type="float" office:value="0" calcext:value-type="float">
            <text:p>0</text:p>
          </table:table-cell>
          <table:table-cell office:value-type="float" office:value="1848992" calcext:value-type="float">
            <text:p>1848992</text:p>
          </table:table-cell>
          <table:table-cell office:value-type="float" office:value="40807" calcext:value-type="float">
            <text:p>40807</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452709" calcext:value-type="float">
            <text:p>452709</text:p>
          </table:table-cell>
          <table:table-cell office:value-type="float" office:value="0" calcext:value-type="float">
            <text:p>0</text:p>
          </table:table-cell>
          <table:table-cell office:value-type="float" office:value="2273400" calcext:value-type="float">
            <text:p>2273400</text:p>
          </table:table-cell>
          <table:table-cell office:value-type="float" office:value="1970367" calcext:value-type="float">
            <text:p>1970367</text:p>
          </table:table-cell>
          <table:table-cell office:value-type="string" calcext:value-type="string">
            <text:p>U are so Beautiful</text:p>
          </table:table-cell>
          <table:table-cell/>
        </table:table-row>
        <table:table-row table:style-name="ro5">
          <table:table-cell office:value-type="float" office:value="48321" calcext:value-type="float">
            <text:p>48321</text:p>
          </table:table-cell>
          <table:table-cell office:value-type="float" office:value="0" calcext:value-type="float">
            <text:p>0</text:p>
          </table:table-cell>
          <table:table-cell office:value-type="float" office:value="652023" calcext:value-type="float">
            <text:p>652023</text:p>
          </table:table-cell>
          <table:table-cell office:value-type="float" office:value="194770" calcext:value-type="float">
            <text:p>194770</text:p>
          </table:table-cell>
          <table:table-cell office:value-type="string" calcext:value-type="string">
            <text:p>[[@77668]] I hve been to so many himachal pradesh, since i belong to this place.</text:p>
            <text:p>Planning to explore more</text:p>
          </table:table-cell>
          <table:table-cell/>
        </table:table-row>
        <table:table-row table:style-name="ro1">
          <table:table-cell office:value-type="float" office:value="73491" calcext:value-type="float">
            <text:p>73491</text:p>
          </table:table-cell>
          <table:table-cell office:value-type="float" office:value="0" calcext:value-type="float">
            <text:p>0</text:p>
          </table:table-cell>
          <table:table-cell office:value-type="float" office:value="717329" calcext:value-type="float">
            <text:p>717329</text:p>
          </table:table-cell>
          <table:table-cell office:value-type="float" office:value="213281" calcext:value-type="float">
            <text:p>213281</text:p>
          </table:table-cell>
          <table:table-cell office:value-type="string" calcext:value-type="string">
            <text:p>It's malpe beach so if your coming from manglore it'll be 60km to the beach if Udupi then 6km and manipal then 12.5 km and it's easy to track on the map</text:p>
          </table:table-cell>
          <table:table-cell/>
        </table:table-row>
        <table:table-row table:style-name="ro1">
          <table:table-cell office:value-type="float" office:value="82758" calcext:value-type="float">
            <text:p>82758</text:p>
          </table:table-cell>
          <table:table-cell office:value-type="float" office:value="0" calcext:value-type="float">
            <text:p>0</text:p>
          </table:table-cell>
          <table:table-cell office:value-type="float" office:value="136423" calcext:value-type="float">
            <text:p>136423</text:p>
          </table:table-cell>
          <table:table-cell office:value-type="float" office:value="79168" calcext:value-type="float">
            <text:p>79168</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57469" calcext:value-type="float">
            <text:p>257469</text:p>
          </table:table-cell>
          <table:table-cell office:value-type="float" office:value="0" calcext:value-type="float">
            <text:p>0</text:p>
          </table:table-cell>
          <table:table-cell office:value-type="float" office:value="1207046" calcext:value-type="float">
            <text:p>1207046</text:p>
          </table:table-cell>
          <table:table-cell office:value-type="float" office:value="364563" calcext:value-type="float">
            <text:p>364563</text:p>
          </table:table-cell>
          <table:table-cell office:value-type="string" calcext:value-type="string">
            <text:p>[[@76404]] <text:s/>definitely</text:p>
          </table:table-cell>
          <table:table-cell/>
        </table:table-row>
        <table:table-row table:style-name="ro1">
          <table:table-cell office:value-type="float" office:value="263457" calcext:value-type="float">
            <text:p>263457</text:p>
          </table:table-cell>
          <table:table-cell office:value-type="float" office:value="0" calcext:value-type="float">
            <text:p>0</text:p>
          </table:table-cell>
          <table:table-cell office:value-type="float" office:value="1356697" calcext:value-type="float">
            <text:p>1356697</text:p>
          </table:table-cell>
          <table:table-cell office:value-type="float" office:value="78600" calcext:value-type="float">
            <text:p>78600</text:p>
          </table:table-cell>
          <table:table-cell office:value-type="string" calcext:value-type="string">
            <text:p>The content and the images don't sit well with one another!</text:p>
          </table:table-cell>
          <table:table-cell/>
        </table:table-row>
        <table:table-row table:style-name="ro1">
          <table:table-cell office:value-type="float" office:value="31071" calcext:value-type="float">
            <text:p>31071</text:p>
          </table:table-cell>
          <table:table-cell office:value-type="float" office:value="0" calcext:value-type="float">
            <text:p>0</text:p>
          </table:table-cell>
          <table:table-cell office:value-type="float" office:value="612716" calcext:value-type="float">
            <text:p>612716</text:p>
          </table:table-cell>
          <table:table-cell office:value-type="float" office:value="40554" calcext:value-type="float">
            <text:p>40554</text:p>
          </table:table-cell>
          <table:table-cell office:value-type="string" calcext:value-type="string">
            <text:p>? Gorgeous Trail! ❤️</text:p>
          </table:table-cell>
          <table:table-cell/>
        </table:table-row>
        <table:table-row table:style-name="ro1">
          <table:table-cell office:value-type="float" office:value="77115" calcext:value-type="float">
            <text:p>77115</text:p>
          </table:table-cell>
          <table:table-cell office:value-type="float" office:value="0" calcext:value-type="float">
            <text:p>0</text:p>
          </table:table-cell>
          <table:table-cell office:value-type="float" office:value="728139" calcext:value-type="float">
            <text:p>728139</text:p>
          </table:table-cell>
          <table:table-cell office:value-type="float" office:value="215747" calcext:value-type="float">
            <text:p>215747</text:p>
          </table:table-cell>
          <table:table-cell office:value-type="string" calcext:value-type="string">
            <text:p>What ?</text:p>
          </table:table-cell>
          <table:table-cell/>
        </table:table-row>
        <table:table-row table:style-name="ro1">
          <table:table-cell office:value-type="float" office:value="96343" calcext:value-type="float">
            <text:p>96343</text:p>
          </table:table-cell>
          <table:table-cell office:value-type="float" office:value="0" calcext:value-type="float">
            <text:p>0</text:p>
          </table:table-cell>
          <table:table-cell office:value-type="float" office:value="766837" calcext:value-type="float">
            <text:p>766837</text:p>
          </table:table-cell>
          <table:table-cell office:value-type="float" office:value="225456" calcext:value-type="float">
            <text:p>225456</text:p>
          </table:table-cell>
          <table:table-cell office:value-type="string" calcext:value-type="string">
            <text:p>[[@1]]</text:p>
          </table:table-cell>
          <table:table-cell/>
        </table:table-row>
        <table:table-row table:style-name="ro1">
          <table:table-cell office:value-type="float" office:value="100749" calcext:value-type="float">
            <text:p>100749</text:p>
          </table:table-cell>
          <table:table-cell office:value-type="float" office:value="0" calcext:value-type="float">
            <text:p>0</text:p>
          </table:table-cell>
          <table:table-cell office:value-type="float" office:value="714869" calcext:value-type="float">
            <text:p>714869</text:p>
          </table:table-cell>
          <table:table-cell office:value-type="float" office:value="97235" calcext:value-type="float">
            <text:p>97235</text:p>
          </table:table-cell>
          <table:table-cell office:value-type="string" calcext:value-type="string">
            <text:p>[[@86537]] only loophole i found.. If u r veggie... U should not visit this place.. N after eating u should start thinking about how u ll burn this</text:p>
          </table:table-cell>
          <table:table-cell/>
        </table:table-row>
        <table:table-row table:style-name="ro1">
          <table:table-cell office:value-type="float" office:value="115683" calcext:value-type="float">
            <text:p>115683</text:p>
          </table:table-cell>
          <table:table-cell office:value-type="float" office:value="443539" calcext:value-type="float">
            <text:p>443539</text:p>
          </table:table-cell>
          <table:table-cell office:value-type="float" office:value="0" calcext:value-type="float">
            <text:p>0</text:p>
          </table:table-cell>
          <table:table-cell office:value-type="float" office:value="240069" calcext:value-type="float">
            <text:p>240069</text:p>
          </table:table-cell>
          <table:table-cell office:value-type="string" calcext:value-type="string">
            <text:p>Welcome</text:p>
          </table:table-cell>
          <table:table-cell/>
        </table:table-row>
        <table:table-row table:style-name="ro1">
          <table:table-cell office:value-type="float" office:value="162066" calcext:value-type="float">
            <text:p>162066</text:p>
          </table:table-cell>
          <table:table-cell office:value-type="float" office:value="0" calcext:value-type="float">
            <text:p>0</text:p>
          </table:table-cell>
          <table:table-cell office:value-type="float" office:value="920890" calcext:value-type="float">
            <text:p>920890</text:p>
          </table:table-cell>
          <table:table-cell office:value-type="float" office:value="275304" calcext:value-type="float">
            <text:p>275304</text:p>
          </table:table-cell>
          <table:table-cell office:value-type="string" calcext:value-type="string">
            <text:p>[[@43279]]: My apologies, I didn't take any Videos on this trip.</text:p>
          </table:table-cell>
          <table:table-cell/>
        </table:table-row>
        <table:table-row table:style-name="ro1">
          <table:table-cell office:value-type="float" office:value="221346" calcext:value-type="float">
            <text:p>221346</text:p>
          </table:table-cell>
          <table:table-cell office:value-type="float" office:value="102" calcext:value-type="float">
            <text:p>102</text:p>
          </table:table-cell>
          <table:table-cell office:value-type="float" office:value="0" calcext:value-type="float">
            <text:p>0</text:p>
          </table:table-cell>
          <table:table-cell office:value-type="float" office:value="343743" calcext:value-type="float">
            <text:p>343743</text:p>
          </table:table-cell>
          <table:table-cell office:value-type="string" calcext:value-type="string">
            <text:p>Wow</text:p>
          </table:table-cell>
          <table:table-cell/>
        </table:table-row>
        <table:table-row table:style-name="ro1">
          <table:table-cell office:value-type="float" office:value="274058" calcext:value-type="float">
            <text:p>274058</text:p>
          </table:table-cell>
          <table:table-cell office:value-type="float" office:value="0" calcext:value-type="float">
            <text:p>0</text:p>
          </table:table-cell>
          <table:table-cell office:value-type="float" office:value="1432782" calcext:value-type="float">
            <text:p>1432782</text:p>
          </table:table-cell>
          <table:table-cell office:value-type="float" office:value="440258" calcext:value-type="float">
            <text:p>440258</text:p>
          </table:table-cell>
          <table:table-cell office:value-type="string" calcext:value-type="string">
            <text:p>Complete video you can see on youtube/travel &amp; food</text:p>
          </table:table-cell>
          <table:table-cell/>
        </table:table-row>
        <table:table-row table:style-name="ro1">
          <table:table-cell office:value-type="float" office:value="363400" calcext:value-type="float">
            <text:p>363400</text:p>
          </table:table-cell>
          <table:table-cell office:value-type="float" office:value="0" calcext:value-type="float">
            <text:p>0</text:p>
          </table:table-cell>
          <table:table-cell office:value-type="float" office:value="2090118" calcext:value-type="float">
            <text:p>2090118</text:p>
          </table:table-cell>
          <table:table-cell office:value-type="float" office:value="76881" calcext:value-type="float">
            <text:p>76881</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11885" calcext:value-type="float">
            <text:p>11885</text:p>
          </table:table-cell>
          <table:table-cell office:value-type="float" office:value="153964" calcext:value-type="float">
            <text:p>153964</text:p>
          </table:table-cell>
          <table:table-cell office:value-type="float" office:value="0" calcext:value-type="float">
            <text:p>0</text:p>
          </table:table-cell>
          <table:table-cell office:value-type="float" office:value="37199" calcext:value-type="float">
            <text:p>37199</text:p>
          </table:table-cell>
          <table:table-cell office:value-type="string" calcext:value-type="string">
            <text:p>[[@1]]</text:p>
          </table:table-cell>
          <table:table-cell/>
        </table:table-row>
        <table:table-row table:style-name="ro1">
          <table:table-cell office:value-type="float" office:value="23450" calcext:value-type="float">
            <text:p>23450</text:p>
          </table:table-cell>
          <table:table-cell office:value-type="float" office:value="0" calcext:value-type="float">
            <text:p>0</text:p>
          </table:table-cell>
          <table:table-cell office:value-type="float" office:value="597195" calcext:value-type="float">
            <text:p>597195</text:p>
          </table:table-cell>
          <table:table-cell office:value-type="float" office:value="178583" calcext:value-type="float">
            <text:p>178583</text:p>
          </table:table-cell>
          <table:table-cell office:value-type="string" calcext:value-type="string">
            <text:p>Thank you bro but aisa kuch ni h bs aise hi thoda bahot...</text:p>
          </table:table-cell>
          <table:table-cell/>
        </table:table-row>
        <table:table-row table:style-name="ro1">
          <table:table-cell office:value-type="float" office:value="79826" calcext:value-type="float">
            <text:p>79826</text:p>
          </table:table-cell>
          <table:table-cell office:value-type="float" office:value="0" calcext:value-type="float">
            <text:p>0</text:p>
          </table:table-cell>
          <table:table-cell office:value-type="float" office:value="736304" calcext:value-type="float">
            <text:p>736304</text:p>
          </table:table-cell>
          <table:table-cell office:value-type="float" office:value="52539" calcext:value-type="float">
            <text:p>52539</text:p>
          </table:table-cell>
          <table:table-cell office:value-type="string" calcext:value-type="string">
            <text:p>Amazing content ❤️❤️</text:p>
          </table:table-cell>
          <table:table-cell/>
        </table:table-row>
        <table:table-row table:style-name="ro1">
          <table:table-cell office:value-type="float" office:value="127975" calcext:value-type="float">
            <text:p>127975</text:p>
          </table:table-cell>
          <table:table-cell office:value-type="float" office:value="0" calcext:value-type="float">
            <text:p>0</text:p>
          </table:table-cell>
          <table:table-cell office:value-type="float" office:value="834554" calcext:value-type="float">
            <text:p>834554</text:p>
          </table:table-cell>
          <table:table-cell office:value-type="float" office:value="40839" calcext:value-type="float">
            <text:p>40839</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202660" calcext:value-type="float">
            <text:p>202660</text:p>
          </table:table-cell>
          <table:table-cell office:value-type="float" office:value="0" calcext:value-type="float">
            <text:p>0</text:p>
          </table:table-cell>
          <table:table-cell office:value-type="float" office:value="1050118" calcext:value-type="float">
            <text:p>1050118</text:p>
          </table:table-cell>
          <table:table-cell office:value-type="float" office:value="316678" calcext:value-type="float">
            <text:p>316678</text:p>
          </table:table-cell>
          <table:table-cell office:value-type="string" calcext:value-type="string">
            <text:p>go after dec_feb its good climate in munnar and its good for solo travellers</text:p>
          </table:table-cell>
          <table:table-cell/>
        </table:table-row>
        <table:table-row table:style-name="ro1">
          <table:table-cell office:value-type="float" office:value="241447" calcext:value-type="float">
            <text:p>241447</text:p>
          </table:table-cell>
          <table:table-cell office:value-type="float" office:value="0" calcext:value-type="float">
            <text:p>0</text:p>
          </table:table-cell>
          <table:table-cell office:value-type="float" office:value="1208305" calcext:value-type="float">
            <text:p>1208305</text:p>
          </table:table-cell>
          <table:table-cell office:value-type="float" office:value="20074" calcext:value-type="float">
            <text:p>20074</text:p>
          </table:table-cell>
          <table:table-cell office:value-type="string" calcext:value-type="string">
            <text:p>Wow! Thats amazing that you covered so much in so less budget!</text:p>
          </table:table-cell>
          <table:table-cell/>
        </table:table-row>
        <table:table-row table:style-name="ro1">
          <table:table-cell office:value-type="float" office:value="351639" calcext:value-type="float">
            <text:p>351639</text:p>
          </table:table-cell>
          <table:table-cell office:value-type="float" office:value="0" calcext:value-type="float">
            <text:p>0</text:p>
          </table:table-cell>
          <table:table-cell office:value-type="float" office:value="1899499" calcext:value-type="float">
            <text:p>1899499</text:p>
          </table:table-cell>
          <table:table-cell office:value-type="float" office:value="39997" calcext:value-type="float">
            <text:p>39997</text:p>
          </table:table-cell>
          <table:table-cell office:value-type="string" calcext:value-type="string">
            <text:p>Fantastic <text:s/>❤️ </text:p>
          </table:table-cell>
          <table:table-cell/>
        </table:table-row>
        <table:table-row table:style-name="ro1">
          <table:table-cell office:value-type="float" office:value="379095" calcext:value-type="float">
            <text:p>379095</text:p>
          </table:table-cell>
          <table:table-cell office:value-type="float" office:value="0" calcext:value-type="float">
            <text:p>0</text:p>
          </table:table-cell>
          <table:table-cell office:value-type="float" office:value="2232179" calcext:value-type="float">
            <text:p>2232179</text:p>
          </table:table-cell>
          <table:table-cell office:value-type="float" office:value="77437" calcext:value-type="float">
            <text:p>77437</text:p>
          </table:table-cell>
          <table:table-cell office:value-type="string" calcext:value-type="string">
            <text:p>You've had some awesome adventures! What's the next one?</text:p>
          </table:table-cell>
          <table:table-cell/>
        </table:table-row>
        <table:table-row table:style-name="ro1">
          <table:table-cell office:value-type="float" office:value="447963" calcext:value-type="float">
            <text:p>447963</text:p>
          </table:table-cell>
          <table:table-cell office:value-type="float" office:value="0" calcext:value-type="float">
            <text:p>0</text:p>
          </table:table-cell>
          <table:table-cell office:value-type="float" office:value="2328142" calcext:value-type="float">
            <text:p>2328142</text:p>
          </table:table-cell>
          <table:table-cell office:value-type="float" office:value="1807313" calcext:value-type="float">
            <text:p>1807313</text:p>
          </table:table-cell>
          <table:table-cell office:value-type="string" calcext:value-type="string">
            <text:p>Love you sexy pose sand me</text:p>
          </table:table-cell>
          <table:table-cell/>
        </table:table-row>
        <table:table-row table:style-name="ro1">
          <table:table-cell office:value-type="float" office:value="25575" calcext:value-type="float">
            <text:p>25575</text:p>
          </table:table-cell>
          <table:table-cell office:value-type="float" office:value="0" calcext:value-type="float">
            <text:p>0</text:p>
          </table:table-cell>
          <table:table-cell office:value-type="float" office:value="597949" calcext:value-type="float">
            <text:p>597949</text:p>
          </table:table-cell>
          <table:table-cell office:value-type="float" office:value="178812" calcext:value-type="float">
            <text:p>178812</text:p>
          </table:table-cell>
          <table:table-cell office:value-type="string" calcext:value-type="string">
            <text:p>[[@77588]] ok thank you</text:p>
          </table:table-cell>
          <table:table-cell/>
        </table:table-row>
        <table:table-row table:style-name="ro1">
          <table:table-cell office:value-type="float" office:value="126931" calcext:value-type="float">
            <text:p>126931</text:p>
          </table:table-cell>
          <table:table-cell office:value-type="float" office:value="0" calcext:value-type="float">
            <text:p>0</text:p>
          </table:table-cell>
          <table:table-cell office:value-type="float" office:value="823362" calcext:value-type="float">
            <text:p>823362</text:p>
          </table:table-cell>
          <table:table-cell office:value-type="float" office:value="40012" calcext:value-type="float">
            <text:p>40012</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227752" calcext:value-type="float">
            <text:p>227752</text:p>
          </table:table-cell>
          <table:table-cell office:value-type="float" office:value="0" calcext:value-type="float">
            <text:p>0</text:p>
          </table:table-cell>
          <table:table-cell office:value-type="float" office:value="1171311" calcext:value-type="float">
            <text:p>1171311</text:p>
          </table:table-cell>
          <table:table-cell office:value-type="float" office:value="41144" calcext:value-type="float">
            <text:p>41144</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04421" calcext:value-type="float">
            <text:p>304421</text:p>
          </table:table-cell>
          <table:table-cell office:value-type="float" office:value="0" calcext:value-type="float">
            <text:p>0</text:p>
          </table:table-cell>
          <table:table-cell office:value-type="float" office:value="1607320" calcext:value-type="float">
            <text:p>1607320</text:p>
          </table:table-cell>
          <table:table-cell office:value-type="float" office:value="83816" calcext:value-type="float">
            <text:p>83816</text:p>
          </table:table-cell>
          <table:table-cell office:value-type="string" calcext:value-type="string">
            <text:p>Super se bhi uper!</text:p>
          </table:table-cell>
          <table:table-cell/>
        </table:table-row>
        <table:table-row table:style-name="ro1">
          <table:table-cell office:value-type="float" office:value="348898" calcext:value-type="float">
            <text:p>348898</text:p>
          </table:table-cell>
          <table:table-cell office:value-type="float" office:value="0" calcext:value-type="float">
            <text:p>0</text:p>
          </table:table-cell>
          <table:table-cell office:value-type="float" office:value="1876507" calcext:value-type="float">
            <text:p>1876507</text:p>
          </table:table-cell>
          <table:table-cell office:value-type="float" office:value="580479" calcext:value-type="float">
            <text:p>580479</text:p>
          </table:table-cell>
          <table:table-cell office:value-type="string" calcext:value-type="string">
            <text:p>Surely I will ...They are under process</text:p>
          </table:table-cell>
          <table:table-cell/>
        </table:table-row>
        <table:table-row table:style-name="ro1">
          <table:table-cell office:value-type="float" office:value="78035" calcext:value-type="float">
            <text:p>78035</text:p>
          </table:table-cell>
          <table:table-cell office:value-type="float" office:value="0" calcext:value-type="float">
            <text:p>0</text:p>
          </table:table-cell>
          <table:table-cell office:value-type="float" office:value="730254" calcext:value-type="float">
            <text:p>730254</text:p>
          </table:table-cell>
          <table:table-cell office:value-type="float" office:value="50416" calcext:value-type="float">
            <text:p>50416</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14411" calcext:value-type="float">
            <text:p>114411</text:p>
          </table:table-cell>
          <table:table-cell office:value-type="float" office:value="422998" calcext:value-type="float">
            <text:p>422998</text:p>
          </table:table-cell>
          <table:table-cell office:value-type="float" office:value="0" calcext:value-type="float">
            <text:p>0</text:p>
          </table:table-cell>
          <table:table-cell office:value-type="float" office:value="201588" calcext:value-type="float">
            <text:p>201588</text:p>
          </table:table-cell>
          <table:table-cell office:value-type="string" calcext:value-type="string">
            <text:p>Where is this in pondy?</text:p>
          </table:table-cell>
          <table:table-cell/>
        </table:table-row>
        <table:table-row table:style-name="ro1">
          <table:table-cell office:value-type="float" office:value="252769" calcext:value-type="float">
            <text:p>252769</text:p>
          </table:table-cell>
          <table:table-cell office:value-type="float" office:value="0" calcext:value-type="float">
            <text:p>0</text:p>
          </table:table-cell>
          <table:table-cell office:value-type="float" office:value="1291762" calcext:value-type="float">
            <text:p>1291762</text:p>
          </table:table-cell>
          <table:table-cell office:value-type="float" office:value="78427" calcext:value-type="float">
            <text:p>78427</text:p>
          </table:table-cell>
          <table:table-cell office:value-type="string" calcext:value-type="string">
            <text:p>loved your stories! wondering what your next trail would be?</text:p>
          </table:table-cell>
          <table:table-cell/>
        </table:table-row>
        <table:table-row table:style-name="ro1">
          <table:table-cell office:value-type="float" office:value="374572" calcext:value-type="float">
            <text:p>374572</text:p>
          </table:table-cell>
          <table:table-cell office:value-type="float" office:value="0" calcext:value-type="float">
            <text:p>0</text:p>
          </table:table-cell>
          <table:table-cell office:value-type="float" office:value="2225001" calcext:value-type="float">
            <text:p>2225001</text:p>
          </table:table-cell>
          <table:table-cell office:value-type="float" office:value="553534" calcext:value-type="float">
            <text:p>553534</text:p>
          </table:table-cell>
          <table:table-cell office:value-type="string" calcext:value-type="string">
            <text:p>Grt wrk.. ?? kattey chalte rehne chahiye.. ?</text:p>
          </table:table-cell>
          <table:table-cell/>
        </table:table-row>
        <table:table-row table:style-name="ro1">
          <table:table-cell office:value-type="float" office:value="432151" calcext:value-type="float">
            <text:p>432151</text:p>
          </table:table-cell>
          <table:table-cell office:value-type="float" office:value="0" calcext:value-type="float">
            <text:p>0</text:p>
          </table:table-cell>
          <table:table-cell office:value-type="float" office:value="2249838" calcext:value-type="float">
            <text:p>2249838</text:p>
          </table:table-cell>
          <table:table-cell office:value-type="float" office:value="42835" calcext:value-type="float">
            <text:p>42835</text:p>
          </table:table-cell>
          <table:table-cell office:value-type="string" calcext:value-type="string">
            <text:p>huge respect for swiggy</text:p>
          </table:table-cell>
          <table:table-cell/>
        </table:table-row>
        <table:table-row table:style-name="ro1">
          <table:table-cell office:value-type="float" office:value="58986" calcext:value-type="float">
            <text:p>58986</text:p>
          </table:table-cell>
          <table:table-cell office:value-type="float" office:value="0" calcext:value-type="float">
            <text:p>0</text:p>
          </table:table-cell>
          <table:table-cell office:value-type="float" office:value="674429" calcext:value-type="float">
            <text:p>674429</text:p>
          </table:table-cell>
          <table:table-cell office:value-type="float" office:value="160695" calcext:value-type="float">
            <text:p>160695</text:p>
          </table:table-cell>
          <table:table-cell office:value-type="string" calcext:value-type="string">
            <text:p>[[@16417]] I'm glad. :)</text:p>
          </table:table-cell>
          <table:table-cell/>
        </table:table-row>
        <table:table-row table:style-name="ro1">
          <table:table-cell office:value-type="float" office:value="89173" calcext:value-type="float">
            <text:p>89173</text:p>
          </table:table-cell>
          <table:table-cell office:value-type="float" office:value="0" calcext:value-type="float">
            <text:p>0</text:p>
          </table:table-cell>
          <table:table-cell office:value-type="float" office:value="753076" calcext:value-type="float">
            <text:p>753076</text:p>
          </table:table-cell>
          <table:table-cell office:value-type="float" office:value="87725" calcext:value-type="float">
            <text:p>87725</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19052" calcext:value-type="float">
            <text:p>119052</text:p>
          </table:table-cell>
          <table:table-cell office:value-type="float" office:value="0" calcext:value-type="float">
            <text:p>0</text:p>
          </table:table-cell>
          <table:table-cell office:value-type="float" office:value="113851" calcext:value-type="float">
            <text:p>113851</text:p>
          </table:table-cell>
          <table:table-cell office:value-type="float" office:value="136479" calcext:value-type="float">
            <text:p>136479</text:p>
          </table:table-cell>
          <table:table-cell office:value-type="string" calcext:value-type="string">
            <text:p>i love your trails,Where to next?</text:p>
          </table:table-cell>
          <table:table-cell/>
        </table:table-row>
        <table:table-row table:style-name="ro1">
          <table:table-cell office:value-type="float" office:value="126030" calcext:value-type="float">
            <text:p>126030</text:p>
          </table:table-cell>
          <table:table-cell office:value-type="float" office:value="0" calcext:value-type="float">
            <text:p>0</text:p>
          </table:table-cell>
          <table:table-cell office:value-type="float" office:value="829703" calcext:value-type="float">
            <text:p>829703</text:p>
          </table:table-cell>
          <table:table-cell office:value-type="float" office:value="247467" calcext:value-type="float">
            <text:p>247467</text:p>
          </table:table-cell>
          <table:table-cell office:value-type="string" calcext:value-type="string">
            <text:p>[[@84478]] <text:s/>I'm working on it, thank you for your feedback.</text:p>
          </table:table-cell>
          <table:table-cell/>
        </table:table-row>
        <table:table-row table:style-name="ro1">
          <table:table-cell office:value-type="float" office:value="131621" calcext:value-type="float">
            <text:p>131621</text:p>
          </table:table-cell>
          <table:table-cell office:value-type="float" office:value="0" calcext:value-type="float">
            <text:p>0</text:p>
          </table:table-cell>
          <table:table-cell office:value-type="float" office:value="844516" calcext:value-type="float">
            <text:p>844516</text:p>
          </table:table-cell>
          <table:table-cell office:value-type="float" office:value="82093" calcext:value-type="float">
            <text:p>82093</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177744" calcext:value-type="float">
            <text:p>177744</text:p>
          </table:table-cell>
          <table:table-cell office:value-type="float" office:value="0" calcext:value-type="float">
            <text:p>0</text:p>
          </table:table-cell>
          <table:table-cell office:value-type="float" office:value="967960" calcext:value-type="float">
            <text:p>967960</text:p>
          </table:table-cell>
          <table:table-cell office:value-type="float" office:value="42470" calcext:value-type="float">
            <text:p>42470</text:p>
          </table:table-cell>
          <table:table-cell office:value-type="string" calcext:value-type="string">
            <text:p>Maa kaasam! maza aa gaya</text:p>
          </table:table-cell>
          <table:table-cell/>
        </table:table-row>
        <table:table-row table:style-name="ro1">
          <table:table-cell office:value-type="float" office:value="282249" calcext:value-type="float">
            <text:p>282249</text:p>
          </table:table-cell>
          <table:table-cell office:value-type="float" office:value="0" calcext:value-type="float">
            <text:p>0</text:p>
          </table:table-cell>
          <table:table-cell office:value-type="float" office:value="1469723" calcext:value-type="float">
            <text:p>1469723</text:p>
          </table:table-cell>
          <table:table-cell office:value-type="float" office:value="108268" calcext:value-type="float">
            <text:p>108268</text:p>
          </table:table-cell>
          <table:table-cell office:value-type="string" calcext:value-type="string">
            <text:p>[[@40171]] <text:s/>thanks !!!</text:p>
          </table:table-cell>
          <table:table-cell/>
        </table:table-row>
        <table:table-row table:style-name="ro1">
          <table:table-cell office:value-type="float" office:value="295139" calcext:value-type="float">
            <text:p>295139</text:p>
          </table:table-cell>
          <table:table-cell office:value-type="float" office:value="0" calcext:value-type="float">
            <text:p>0</text:p>
          </table:table-cell>
          <table:table-cell office:value-type="float" office:value="1014891" calcext:value-type="float">
            <text:p>1014891</text:p>
          </table:table-cell>
          <table:table-cell office:value-type="float" office:value="475539" calcext:value-type="float">
            <text:p>475539</text:p>
          </table:table-cell>
          <table:table-cell office:value-type="string" calcext:value-type="string">
            <text:p>Hats off to Mizo People ???</text:p>
          </table:table-cell>
          <table:table-cell/>
        </table:table-row>
        <table:table-row table:style-name="ro1">
          <table:table-cell office:value-type="float" office:value="312843" calcext:value-type="float">
            <text:p>312843</text:p>
          </table:table-cell>
          <table:table-cell office:value-type="float" office:value="0" calcext:value-type="float">
            <text:p>0</text:p>
          </table:table-cell>
          <table:table-cell office:value-type="float" office:value="1660912" calcext:value-type="float">
            <text:p>1660912</text:p>
          </table:table-cell>
          <table:table-cell office:value-type="float" office:value="76918" calcext:value-type="float">
            <text:p>76918</text:p>
          </table:table-cell>
          <table:table-cell office:value-type="string" calcext:value-type="string">
            <text:p>Awsm ❤️</text:p>
          </table:table-cell>
          <table:table-cell/>
        </table:table-row>
        <table:table-row table:style-name="ro1">
          <table:table-cell office:value-type="float" office:value="334656" calcext:value-type="float">
            <text:p>334656</text:p>
          </table:table-cell>
          <table:table-cell office:value-type="float" office:value="0" calcext:value-type="float">
            <text:p>0</text:p>
          </table:table-cell>
          <table:table-cell office:value-type="float" office:value="1779524" calcext:value-type="float">
            <text:p>1779524</text:p>
          </table:table-cell>
          <table:table-cell office:value-type="float" office:value="41078" calcext:value-type="float">
            <text:p>41078</text:p>
          </table:table-cell>
          <table:table-cell office:value-type="string" calcext:value-type="string">
            <text:p>Maa kaasam! maza aa gaya</text:p>
          </table:table-cell>
          <table:table-cell/>
        </table:table-row>
        <table:table-row table:style-name="ro1">
          <table:table-cell office:value-type="float" office:value="427714" calcext:value-type="float">
            <text:p>427714</text:p>
          </table:table-cell>
          <table:table-cell office:value-type="float" office:value="0" calcext:value-type="float">
            <text:p>0</text:p>
          </table:table-cell>
          <table:table-cell office:value-type="float" office:value="2310862" calcext:value-type="float">
            <text:p>2310862</text:p>
          </table:table-cell>
          <table:table-cell office:value-type="float" office:value="11390" calcext:value-type="float">
            <text:p>11390</text:p>
          </table:table-cell>
          <table:table-cell office:value-type="string" calcext:value-type="string">
            <text:p>nice</text:p>
          </table:table-cell>
          <table:table-cell/>
        </table:table-row>
        <table:table-row table:style-name="ro1">
          <table:table-cell office:value-type="float" office:value="432750" calcext:value-type="float">
            <text:p>432750</text:p>
          </table:table-cell>
          <table:table-cell office:value-type="float" office:value="0" calcext:value-type="float">
            <text:p>0</text:p>
          </table:table-cell>
          <table:table-cell office:value-type="float" office:value="210664" calcext:value-type="float">
            <text:p>210664</text:p>
          </table:table-cell>
          <table:table-cell office:value-type="float" office:value="18015" calcext:value-type="float">
            <text:p>18015</text:p>
          </table:table-cell>
          <table:table-cell office:value-type="string" calcext:value-type="string">
            <text:p>post some videos</text:p>
          </table:table-cell>
          <table:table-cell/>
        </table:table-row>
        <table:table-row table:style-name="ro1">
          <table:table-cell office:value-type="float" office:value="5098" calcext:value-type="float">
            <text:p>5098</text:p>
          </table:table-cell>
          <table:table-cell office:value-type="float" office:value="0" calcext:value-type="float">
            <text:p>0</text:p>
          </table:table-cell>
          <table:table-cell office:value-type="float" office:value="123018" calcext:value-type="float">
            <text:p>123018</text:p>
          </table:table-cell>
          <table:table-cell office:value-type="float" office:value="33411" calcext:value-type="float">
            <text:p>33411</text:p>
          </table:table-cell>
          <table:table-cell office:value-type="string" calcext:value-type="string">
            <text:p>[[@1]] weekend challenge is on ✌️</text:p>
          </table:table-cell>
          <table:table-cell/>
        </table:table-row>
        <table:table-row table:style-name="ro1">
          <table:table-cell office:value-type="float" office:value="15068" calcext:value-type="float">
            <text:p>15068</text:p>
          </table:table-cell>
          <table:table-cell office:value-type="float" office:value="0" calcext:value-type="float">
            <text:p>0</text:p>
          </table:table-cell>
          <table:table-cell office:value-type="float" office:value="468841" calcext:value-type="float">
            <text:p>468841</text:p>
          </table:table-cell>
          <table:table-cell office:value-type="float" office:value="126910" calcext:value-type="float">
            <text:p>126910</text:p>
          </table:table-cell>
          <table:table-cell office:value-type="string" calcext:value-type="string">
            <text:p>I shared my posts about - "Ultimate love - Crispy, crunchy, mind tickling Chaats!!????" on Trell. Check it out here: <text:s/>https://trell.co/trail/ultimate-love-crispy-crunchy-mind-tickling-chaats-d6d731a4680</text:p>
          </table:table-cell>
          <table:table-cell/>
        </table:table-row>
        <table:table-row table:style-name="ro1">
          <table:table-cell office:value-type="float" office:value="131619" calcext:value-type="float">
            <text:p>131619</text:p>
          </table:table-cell>
          <table:table-cell office:value-type="float" office:value="0" calcext:value-type="float">
            <text:p>0</text:p>
          </table:table-cell>
          <table:table-cell office:value-type="float" office:value="843908" calcext:value-type="float">
            <text:p>843908</text:p>
          </table:table-cell>
          <table:table-cell office:value-type="float" office:value="85711" calcext:value-type="float">
            <text:p>85711</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140532" calcext:value-type="float">
            <text:p>140532</text:p>
          </table:table-cell>
          <table:table-cell office:value-type="float" office:value="0" calcext:value-type="float">
            <text:p>0</text:p>
          </table:table-cell>
          <table:table-cell office:value-type="float" office:value="867914" calcext:value-type="float">
            <text:p>867914</text:p>
          </table:table-cell>
          <table:table-cell office:value-type="float" office:value="76658" calcext:value-type="float">
            <text:p>76658</text:p>
          </table:table-cell>
          <table:table-cell office:value-type="string" calcext:value-type="string">
            <text:p>Sahi banaya he !!</text:p>
          </table:table-cell>
          <table:table-cell/>
        </table:table-row>
        <table:table-row table:style-name="ro1">
          <table:table-cell office:value-type="float" office:value="163785" calcext:value-type="float">
            <text:p>163785</text:p>
          </table:table-cell>
          <table:table-cell office:value-type="float" office:value="0" calcext:value-type="float">
            <text:p>0</text:p>
          </table:table-cell>
          <table:table-cell office:value-type="float" office:value="928080" calcext:value-type="float">
            <text:p>928080</text:p>
          </table:table-cell>
          <table:table-cell office:value-type="float" office:value="48961" calcext:value-type="float">
            <text:p>48961</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88849" calcext:value-type="float">
            <text:p>188849</text:p>
          </table:table-cell>
          <table:table-cell office:value-type="float" office:value="0" calcext:value-type="float">
            <text:p>0</text:p>
          </table:table-cell>
          <table:table-cell office:value-type="float" office:value="979848" calcext:value-type="float">
            <text:p>979848</text:p>
          </table:table-cell>
          <table:table-cell office:value-type="float" office:value="86362" calcext:value-type="float">
            <text:p>86362</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64510" calcext:value-type="float">
            <text:p>264510</text:p>
          </table:table-cell>
          <table:table-cell office:value-type="float" office:value="0" calcext:value-type="float">
            <text:p>0</text:p>
          </table:table-cell>
          <table:table-cell office:value-type="float" office:value="1379164" calcext:value-type="float">
            <text:p>1379164</text:p>
          </table:table-cell>
          <table:table-cell office:value-type="float" office:value="44454" calcext:value-type="float">
            <text:p>44454</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76978" calcext:value-type="float">
            <text:p>276978</text:p>
          </table:table-cell>
          <table:table-cell office:value-type="float" office:value="937525" calcext:value-type="float">
            <text:p>937525</text:p>
          </table:table-cell>
          <table:table-cell office:value-type="float" office:value="0" calcext:value-type="float">
            <text:p>0</text:p>
          </table:table-cell>
          <table:table-cell office:value-type="float" office:value="333453" calcext:value-type="float">
            <text:p>333453</text:p>
          </table:table-cell>
          <table:table-cell office:value-type="string" calcext:value-type="string">
            <text:p>?☕</text:p>
          </table:table-cell>
          <table:table-cell/>
        </table:table-row>
        <table:table-row table:style-name="ro1">
          <table:table-cell office:value-type="float" office:value="285616" calcext:value-type="float">
            <text:p>285616</text:p>
          </table:table-cell>
          <table:table-cell office:value-type="float" office:value="960424" calcext:value-type="float">
            <text:p>960424</text:p>
          </table:table-cell>
          <table:table-cell office:value-type="float" office:value="0" calcext:value-type="float">
            <text:p>0</text:p>
          </table:table-cell>
          <table:table-cell office:value-type="float" office:value="381757" calcext:value-type="float">
            <text:p>381757</text:p>
          </table:table-cell>
          <table:table-cell office:value-type="string" calcext:value-type="string">
            <text:p>It's gate way to heaven</text:p>
          </table:table-cell>
          <table:table-cell/>
        </table:table-row>
        <table:table-row table:style-name="ro1">
          <table:table-cell office:value-type="float" office:value="343580" calcext:value-type="float">
            <text:p>343580</text:p>
          </table:table-cell>
          <table:table-cell office:value-type="float" office:value="0" calcext:value-type="float">
            <text:p>0</text:p>
          </table:table-cell>
          <table:table-cell office:value-type="float" office:value="1835224" calcext:value-type="float">
            <text:p>1835224</text:p>
          </table:table-cell>
          <table:table-cell office:value-type="float" office:value="77967" calcext:value-type="float">
            <text:p>77967</text:p>
          </table:table-cell>
          <table:table-cell office:value-type="string" calcext:value-type="string">
            <text:p>i'm so trying this sometime, do you have more experiences?</text:p>
          </table:table-cell>
          <table:table-cell/>
        </table:table-row>
        <table:table-row table:style-name="ro1">
          <table:table-cell office:value-type="float" office:value="351166" calcext:value-type="float">
            <text:p>351166</text:p>
          </table:table-cell>
          <table:table-cell office:value-type="float" office:value="0" calcext:value-type="float">
            <text:p>0</text:p>
          </table:table-cell>
          <table:table-cell office:value-type="float" office:value="1892089" calcext:value-type="float">
            <text:p>1892089</text:p>
          </table:table-cell>
          <table:table-cell office:value-type="float" office:value="49890" calcext:value-type="float">
            <text:p>49890</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373675" calcext:value-type="float">
            <text:p>373675</text:p>
          </table:table-cell>
          <table:table-cell office:value-type="float" office:value="0" calcext:value-type="float">
            <text:p>0</text:p>
          </table:table-cell>
          <table:table-cell office:value-type="float" office:value="998289" calcext:value-type="float">
            <text:p>998289</text:p>
          </table:table-cell>
          <table:table-cell office:value-type="float" office:value="80359" calcext:value-type="float">
            <text:p>80359</text:p>
          </table:table-cell>
          <table:table-cell office:value-type="string" calcext:value-type="string">
            <text:p>Dum hai bhai!</text:p>
          </table:table-cell>
          <table:table-cell/>
        </table:table-row>
        <table:table-row table:style-name="ro1">
          <table:table-cell office:value-type="float" office:value="438569" calcext:value-type="float">
            <text:p>438569</text:p>
          </table:table-cell>
          <table:table-cell office:value-type="float" office:value="0" calcext:value-type="float">
            <text:p>0</text:p>
          </table:table-cell>
          <table:table-cell office:value-type="float" office:value="2132290" calcext:value-type="float">
            <text:p>2132290</text:p>
          </table:table-cell>
          <table:table-cell office:value-type="float" office:value="1622775" calcext:value-type="float">
            <text:p>1622775</text:p>
          </table:table-cell>
          <table:table-cell office:value-type="string" calcext:value-type="string">
            <text:p>Hello Janu</text:p>
          </table:table-cell>
          <table:table-cell/>
        </table:table-row>
        <table:table-row table:style-name="ro1">
          <table:table-cell office:value-type="float" office:value="452925" calcext:value-type="float">
            <text:p>452925</text:p>
          </table:table-cell>
          <table:table-cell office:value-type="float" office:value="0" calcext:value-type="float">
            <text:p>0</text:p>
          </table:table-cell>
          <table:table-cell office:value-type="float" office:value="2528850" calcext:value-type="float">
            <text:p>2528850</text:p>
          </table:table-cell>
          <table:table-cell office:value-type="float" office:value="1948957" calcext:value-type="float">
            <text:p>1948957</text:p>
          </table:table-cell>
          <table:table-cell office:value-type="string" calcext:value-type="string">
            <text:p>You are very nice</text:p>
          </table:table-cell>
          <table:table-cell/>
        </table:table-row>
        <table:table-row table:style-name="ro1">
          <table:table-cell office:value-type="float" office:value="3571" calcext:value-type="float">
            <text:p>3571</text:p>
          </table:table-cell>
          <table:table-cell office:value-type="float" office:value="0" calcext:value-type="float">
            <text:p>0</text:p>
          </table:table-cell>
          <table:table-cell office:value-type="float" office:value="53392" calcext:value-type="float">
            <text:p>53392</text:p>
          </table:table-cell>
          <table:table-cell office:value-type="float" office:value="28" calcext:value-type="float">
            <text:p>28</text:p>
          </table:table-cell>
          <table:table-cell office:value-type="string" calcext:value-type="string">
            <text:p>nice</text:p>
          </table:table-cell>
          <table:table-cell/>
        </table:table-row>
        <table:table-row table:style-name="ro1">
          <table:table-cell office:value-type="float" office:value="36472" calcext:value-type="float">
            <text:p>36472</text:p>
          </table:table-cell>
          <table:table-cell office:value-type="float" office:value="0" calcext:value-type="float">
            <text:p>0</text:p>
          </table:table-cell>
          <table:table-cell office:value-type="float" office:value="470396" calcext:value-type="float">
            <text:p>470396</text:p>
          </table:table-cell>
          <table:table-cell office:value-type="float" office:value="180051" calcext:value-type="float">
            <text:p>180051</text:p>
          </table:table-cell>
          <table:table-cell office:value-type="string" calcext:value-type="string">
            <text:p>How do u like my keralam</text:p>
          </table:table-cell>
          <table:table-cell/>
        </table:table-row>
        <table:table-row table:style-name="ro1">
          <table:table-cell office:value-type="float" office:value="47276" calcext:value-type="float">
            <text:p>47276</text:p>
          </table:table-cell>
          <table:table-cell office:value-type="float" office:value="0" calcext:value-type="float">
            <text:p>0</text:p>
          </table:table-cell>
          <table:table-cell office:value-type="float" office:value="650840" calcext:value-type="float">
            <text:p>650840</text:p>
          </table:table-cell>
          <table:table-cell office:value-type="float" office:value="20332" calcext:value-type="float">
            <text:p>20332</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119916" calcext:value-type="float">
            <text:p>119916</text:p>
          </table:table-cell>
          <table:table-cell office:value-type="float" office:value="0" calcext:value-type="float">
            <text:p>0</text:p>
          </table:table-cell>
          <table:table-cell office:value-type="float" office:value="94228" calcext:value-type="float">
            <text:p>94228</text:p>
          </table:table-cell>
          <table:table-cell office:value-type="float" office:value="50486" calcext:value-type="float">
            <text:p>5048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70495" calcext:value-type="float">
            <text:p>170495</text:p>
          </table:table-cell>
          <table:table-cell office:value-type="float" office:value="0" calcext:value-type="float">
            <text:p>0</text:p>
          </table:table-cell>
          <table:table-cell office:value-type="float" office:value="943586" calcext:value-type="float">
            <text:p>943586</text:p>
          </table:table-cell>
          <table:table-cell office:value-type="float" office:value="283924" calcext:value-type="float">
            <text:p>283924</text:p>
          </table:table-cell>
          <table:table-cell office:value-type="string" calcext:value-type="string">
            <text:p>[[@52523]] <text:s/>buddy dis is in jaipur near ajmer road</text:p>
          </table:table-cell>
          <table:table-cell/>
        </table:table-row>
        <table:table-row table:style-name="ro1">
          <table:table-cell office:value-type="float" office:value="226833" calcext:value-type="float">
            <text:p>226833</text:p>
          </table:table-cell>
          <table:table-cell office:value-type="float" office:value="0" calcext:value-type="float">
            <text:p>0</text:p>
          </table:table-cell>
          <table:table-cell office:value-type="float" office:value="1164802" calcext:value-type="float">
            <text:p>1164802</text:p>
          </table:table-cell>
          <table:table-cell office:value-type="float" office:value="137882" calcext:value-type="float">
            <text:p>137882</text:p>
          </table:table-cell>
          <table:table-cell office:value-type="string" calcext:value-type="string">
            <text:p>[[@1]]</text:p>
          </table:table-cell>
          <table:table-cell/>
        </table:table-row>
        <table:table-row table:style-name="ro1">
          <table:table-cell office:value-type="float" office:value="275888" calcext:value-type="float">
            <text:p>275888</text:p>
          </table:table-cell>
          <table:table-cell office:value-type="float" office:value="0" calcext:value-type="float">
            <text:p>0</text:p>
          </table:table-cell>
          <table:table-cell office:value-type="float" office:value="1442452" calcext:value-type="float">
            <text:p>1442452</text:p>
          </table:table-cell>
          <table:table-cell office:value-type="float" office:value="40791" calcext:value-type="float">
            <text:p>40791</text:p>
          </table:table-cell>
          <table:table-cell office:value-type="string" calcext:value-type="string">
            <text:p>awsme post ??</text:p>
          </table:table-cell>
          <table:table-cell/>
        </table:table-row>
        <table:table-row table:style-name="ro1">
          <table:table-cell office:value-type="float" office:value="279463" calcext:value-type="float">
            <text:p>279463</text:p>
          </table:table-cell>
          <table:table-cell office:value-type="float" office:value="0" calcext:value-type="float">
            <text:p>0</text:p>
          </table:table-cell>
          <table:table-cell office:value-type="float" office:value="1464394" calcext:value-type="float">
            <text:p>1464394</text:p>
          </table:table-cell>
          <table:table-cell office:value-type="float" office:value="19583" calcext:value-type="float">
            <text:p>19583</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45821" calcext:value-type="float">
            <text:p>345821</text:p>
          </table:table-cell>
          <table:table-cell office:value-type="float" office:value="0" calcext:value-type="float">
            <text:p>0</text:p>
          </table:table-cell>
          <table:table-cell office:value-type="float" office:value="1706549" calcext:value-type="float">
            <text:p>1706549</text:p>
          </table:table-cell>
          <table:table-cell office:value-type="float" office:value="558998" calcext:value-type="float">
            <text:p>558998</text:p>
          </table:table-cell>
          <table:table-cell office:value-type="string" calcext:value-type="string">
            <text:p>Nice time leaps but could have been more better on a tripod.</text:p>
          </table:table-cell>
          <table:table-cell/>
        </table:table-row>
        <table:table-row table:style-name="ro1">
          <table:table-cell office:value-type="float" office:value="350982" calcext:value-type="float">
            <text:p>350982</text:p>
          </table:table-cell>
          <table:table-cell office:value-type="float" office:value="0" calcext:value-type="float">
            <text:p>0</text:p>
          </table:table-cell>
          <table:table-cell office:value-type="float" office:value="1893667" calcext:value-type="float">
            <text:p>1893667</text:p>
          </table:table-cell>
          <table:table-cell office:value-type="float" office:value="78805" calcext:value-type="float">
            <text:p>78805</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351242" calcext:value-type="float">
            <text:p>351242</text:p>
          </table:table-cell>
          <table:table-cell office:value-type="float" office:value="0" calcext:value-type="float">
            <text:p>0</text:p>
          </table:table-cell>
          <table:table-cell office:value-type="float" office:value="1798438" calcext:value-type="float">
            <text:p>1798438</text:p>
          </table:table-cell>
          <table:table-cell office:value-type="float" office:value="223446" calcext:value-type="float">
            <text:p>223446</text:p>
          </table:table-cell>
          <table:table-cell office:value-type="string" calcext:value-type="string">
            <text:p>Great, such a good travel trail. Would like to visit Kasol surely. Thanks for the blog.</text:p>
          </table:table-cell>
          <table:table-cell/>
        </table:table-row>
        <table:table-row table:style-name="ro1">
          <table:table-cell office:value-type="float" office:value="424267" calcext:value-type="float">
            <text:p>424267</text:p>
          </table:table-cell>
          <table:table-cell office:value-type="float" office:value="0" calcext:value-type="float">
            <text:p>0</text:p>
          </table:table-cell>
          <table:table-cell office:value-type="float" office:value="2272427" calcext:value-type="float">
            <text:p>2272427</text:p>
          </table:table-cell>
          <table:table-cell office:value-type="float" office:value="16447" calcext:value-type="float">
            <text:p>16447</text:p>
          </table:table-cell>
          <table:table-cell office:value-type="string" calcext:value-type="string">
            <text:p>bangalore is a chill palce</text:p>
          </table:table-cell>
          <table:table-cell/>
        </table:table-row>
        <table:table-row table:style-name="ro1">
          <table:table-cell office:value-type="float" office:value="435930" calcext:value-type="float">
            <text:p>435930</text:p>
          </table:table-cell>
          <table:table-cell office:value-type="float" office:value="0" calcext:value-type="float">
            <text:p>0</text:p>
          </table:table-cell>
          <table:table-cell office:value-type="float" office:value="2343080" calcext:value-type="float">
            <text:p>2343080</text:p>
          </table:table-cell>
          <table:table-cell office:value-type="float" office:value="1546088" calcext:value-type="float">
            <text:p>1546088</text:p>
          </table:table-cell>
          <table:table-cell office:value-type="string" calcext:value-type="string">
            <text:p>[[@1545962]]</text:p>
          </table:table-cell>
          <table:table-cell/>
        </table:table-row>
        <table:table-row table:style-name="ro1">
          <table:table-cell office:value-type="float" office:value="363" calcext:value-type="float">
            <text:p>363</text:p>
          </table:table-cell>
          <table:table-cell office:value-type="float" office:value="809" calcext:value-type="float">
            <text:p>809</text:p>
          </table:table-cell>
          <table:table-cell office:value-type="float" office:value="0" calcext:value-type="float">
            <text:p>0</text:p>
          </table:table-cell>
          <table:table-cell office:value-type="float" office:value="290" calcext:value-type="float">
            <text:p>290</text:p>
          </table:table-cell>
          <table:table-cell office:value-type="string" calcext:value-type="string">
            <text:p>Dope! âœŒ</text:p>
          </table:table-cell>
          <table:table-cell/>
        </table:table-row>
        <table:table-row table:style-name="ro1">
          <table:table-cell office:value-type="float" office:value="122276" calcext:value-type="float">
            <text:p>122276</text:p>
          </table:table-cell>
          <table:table-cell office:value-type="float" office:value="0" calcext:value-type="float">
            <text:p>0</text:p>
          </table:table-cell>
          <table:table-cell office:value-type="float" office:value="134379" calcext:value-type="float">
            <text:p>134379</text:p>
          </table:table-cell>
          <table:table-cell office:value-type="float" office:value="243365" calcext:value-type="float">
            <text:p>243365</text:p>
          </table:table-cell>
          <table:table-cell office:value-type="string" calcext:value-type="string">
            <text:p>Very good</text:p>
          </table:table-cell>
          <table:table-cell/>
        </table:table-row>
        <table:table-row table:style-name="ro1">
          <table:table-cell office:value-type="float" office:value="132213" calcext:value-type="float">
            <text:p>132213</text:p>
          </table:table-cell>
          <table:table-cell office:value-type="float" office:value="0" calcext:value-type="float">
            <text:p>0</text:p>
          </table:table-cell>
          <table:table-cell office:value-type="float" office:value="847502" calcext:value-type="float">
            <text:p>847502</text:p>
          </table:table-cell>
          <table:table-cell office:value-type="float" office:value="84880" calcext:value-type="float">
            <text:p>84880</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21006" calcext:value-type="float">
            <text:p>221006</text:p>
          </table:table-cell>
          <table:table-cell office:value-type="float" office:value="0" calcext:value-type="float">
            <text:p>0</text:p>
          </table:table-cell>
          <table:table-cell office:value-type="float" office:value="1136660" calcext:value-type="float">
            <text:p>1136660</text:p>
          </table:table-cell>
          <table:table-cell office:value-type="float" office:value="78318" calcext:value-type="float">
            <text:p>78318</text:p>
          </table:table-cell>
          <table:table-cell office:value-type="string" calcext:value-type="string">
            <text:p>Awesome! I too am heading there next week</text:p>
          </table:table-cell>
          <table:table-cell/>
        </table:table-row>
        <table:table-row table:style-name="ro1">
          <table:table-cell office:value-type="float" office:value="236820" calcext:value-type="float">
            <text:p>236820</text:p>
          </table:table-cell>
          <table:table-cell office:value-type="float" office:value="0" calcext:value-type="float">
            <text:p>0</text:p>
          </table:table-cell>
          <table:table-cell office:value-type="float" office:value="1051091" calcext:value-type="float">
            <text:p>1051091</text:p>
          </table:table-cell>
          <table:table-cell office:value-type="float" office:value="309478" calcext:value-type="float">
            <text:p>309478</text:p>
          </table:table-cell>
          <table:table-cell office:value-type="string" calcext:value-type="string">
            <text:p>[[@87941]] thanku?</text:p>
          </table:table-cell>
          <table:table-cell/>
        </table:table-row>
        <table:table-row table:style-name="ro1">
          <table:table-cell office:value-type="float" office:value="238921" calcext:value-type="float">
            <text:p>238921</text:p>
          </table:table-cell>
          <table:table-cell office:value-type="float" office:value="0" calcext:value-type="float">
            <text:p>0</text:p>
          </table:table-cell>
          <table:table-cell office:value-type="float" office:value="1197719" calcext:value-type="float">
            <text:p>1197719</text:p>
          </table:table-cell>
          <table:table-cell office:value-type="float" office:value="88347" calcext:value-type="float">
            <text:p>88347</text:p>
          </table:table-cell>
          <table:table-cell office:value-type="string" calcext:value-type="string">
            <text:p>Love dis</text:p>
          </table:table-cell>
          <table:table-cell/>
        </table:table-row>
        <table:table-row table:style-name="ro1">
          <table:table-cell office:value-type="float" office:value="268024" calcext:value-type="float">
            <text:p>268024</text:p>
          </table:table-cell>
          <table:table-cell office:value-type="float" office:value="0" calcext:value-type="float">
            <text:p>0</text:p>
          </table:table-cell>
          <table:table-cell office:value-type="float" office:value="1396352" calcext:value-type="float">
            <text:p>1396352</text:p>
          </table:table-cell>
          <table:table-cell office:value-type="float" office:value="428670" calcext:value-type="float">
            <text:p>428670</text:p>
          </table:table-cell>
          <table:table-cell office:value-type="string" calcext:value-type="string">
            <text:p>[[@83958]] thanks bro</text:p>
          </table:table-cell>
          <table:table-cell/>
        </table:table-row>
        <table:table-row table:style-name="ro1">
          <table:table-cell office:value-type="float" office:value="330229" calcext:value-type="float">
            <text:p>330229</text:p>
          </table:table-cell>
          <table:table-cell office:value-type="float" office:value="0" calcext:value-type="float">
            <text:p>0</text:p>
          </table:table-cell>
          <table:table-cell office:value-type="float" office:value="1766340" calcext:value-type="float">
            <text:p>1766340</text:p>
          </table:table-cell>
          <table:table-cell office:value-type="float" office:value="542932" calcext:value-type="float">
            <text:p>542932</text:p>
          </table:table-cell>
          <table:table-cell office:value-type="string" calcext:value-type="string">
            <text:p>[[@40164]] <text:s/>sorry I don't have any idea</text:p>
          </table:table-cell>
          <table:table-cell/>
        </table:table-row>
        <table:table-row table:style-name="ro1">
          <table:table-cell office:value-type="float" office:value="334640" calcext:value-type="float">
            <text:p>334640</text:p>
          </table:table-cell>
          <table:table-cell office:value-type="float" office:value="0" calcext:value-type="float">
            <text:p>0</text:p>
          </table:table-cell>
          <table:table-cell office:value-type="float" office:value="1784934" calcext:value-type="float">
            <text:p>1784934</text:p>
          </table:table-cell>
          <table:table-cell office:value-type="float" office:value="79620" calcext:value-type="float">
            <text:p>79620</text:p>
          </table:table-cell>
          <table:table-cell office:value-type="string" calcext:value-type="string">
            <text:p>The photos are just so cool, what camera do you use?</text:p>
          </table:table-cell>
          <table:table-cell/>
        </table:table-row>
        <table:table-row table:style-name="ro1">
          <table:table-cell office:value-type="float" office:value="343796" calcext:value-type="float">
            <text:p>343796</text:p>
          </table:table-cell>
          <table:table-cell office:value-type="float" office:value="0" calcext:value-type="float">
            <text:p>0</text:p>
          </table:table-cell>
          <table:table-cell office:value-type="float" office:value="1832827" calcext:value-type="float">
            <text:p>1832827</text:p>
          </table:table-cell>
          <table:table-cell office:value-type="float" office:value="565842" calcext:value-type="float">
            <text:p>565842</text:p>
          </table:table-cell>
          <table:table-cell office:value-type="string" calcext:value-type="string">
            <text:p>[[@88125]] good</text:p>
          </table:table-cell>
          <table:table-cell/>
        </table:table-row>
        <table:table-row table:style-name="ro1">
          <table:table-cell office:value-type="float" office:value="395831" calcext:value-type="float">
            <text:p>395831</text:p>
          </table:table-cell>
          <table:table-cell office:value-type="float" office:value="0" calcext:value-type="float">
            <text:p>0</text:p>
          </table:table-cell>
          <table:table-cell office:value-type="float" office:value="1942066" calcext:value-type="float">
            <text:p>1942066</text:p>
          </table:table-cell>
          <table:table-cell office:value-type="float" office:value="15490" calcext:value-type="float">
            <text:p>15490</text:p>
          </table:table-cell>
          <table:table-cell office:value-type="string" calcext:value-type="string">
            <text:p>I love this!!</text:p>
          </table:table-cell>
          <table:table-cell/>
        </table:table-row>
        <table:table-row table:style-name="ro1">
          <table:table-cell office:value-type="float" office:value="10075" calcext:value-type="float">
            <text:p>10075</text:p>
          </table:table-cell>
          <table:table-cell office:value-type="float" office:value="0" calcext:value-type="float">
            <text:p>0</text:p>
          </table:table-cell>
          <table:table-cell office:value-type="float" office:value="411241" calcext:value-type="float">
            <text:p>411241</text:p>
          </table:table-cell>
          <table:table-cell office:value-type="float" office:value="13718" calcext:value-type="float">
            <text:p>13718</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59683" calcext:value-type="float">
            <text:p>59683</text:p>
          </table:table-cell>
          <table:table-cell office:value-type="float" office:value="0" calcext:value-type="float">
            <text:p>0</text:p>
          </table:table-cell>
          <table:table-cell office:value-type="float" office:value="673929" calcext:value-type="float">
            <text:p>673929</text:p>
          </table:table-cell>
          <table:table-cell office:value-type="float" office:value="201299" calcext:value-type="float">
            <text:p>201299</text:p>
          </table:table-cell>
          <table:table-cell office:value-type="string" calcext:value-type="string">
            <text:p>Thanks all of you</text:p>
          </table:table-cell>
          <table:table-cell/>
        </table:table-row>
        <table:table-row table:style-name="ro1">
          <table:table-cell office:value-type="float" office:value="67601" calcext:value-type="float">
            <text:p>67601</text:p>
          </table:table-cell>
          <table:table-cell office:value-type="float" office:value="0" calcext:value-type="float">
            <text:p>0</text:p>
          </table:table-cell>
          <table:table-cell office:value-type="float" office:value="694290" calcext:value-type="float">
            <text:p>694290</text:p>
          </table:table-cell>
          <table:table-cell office:value-type="float" office:value="207043" calcext:value-type="float">
            <text:p>207043</text:p>
          </table:table-cell>
          <table:table-cell office:value-type="string" calcext:value-type="string">
            <text:p>[[@136288]] thanks. Also images u see are mine ;)</text:p>
          </table:table-cell>
          <table:table-cell/>
        </table:table-row>
        <table:table-row table:style-name="ro1">
          <table:table-cell office:value-type="float" office:value="216123" calcext:value-type="float">
            <text:p>216123</text:p>
          </table:table-cell>
          <table:table-cell office:value-type="float" office:value="0" calcext:value-type="float">
            <text:p>0</text:p>
          </table:table-cell>
          <table:table-cell office:value-type="float" office:value="1112131" calcext:value-type="float">
            <text:p>1112131</text:p>
          </table:table-cell>
          <table:table-cell office:value-type="float" office:value="333941" calcext:value-type="float">
            <text:p>333941</text:p>
          </table:table-cell>
          <table:table-cell office:value-type="string" calcext:value-type="string">
            <text:p>[[@18495]] <text:s/>that day I have not DSLR</text:p>
          </table:table-cell>
          <table:table-cell/>
        </table:table-row>
        <table:table-row table:style-name="ro1">
          <table:table-cell office:value-type="float" office:value="222156" calcext:value-type="float">
            <text:p>222156</text:p>
          </table:table-cell>
          <table:table-cell office:value-type="float" office:value="0" calcext:value-type="float">
            <text:p>0</text:p>
          </table:table-cell>
          <table:table-cell office:value-type="float" office:value="1145007" calcext:value-type="float">
            <text:p>1145007</text:p>
          </table:table-cell>
          <table:table-cell office:value-type="float" office:value="343249" calcext:value-type="float">
            <text:p>343249</text:p>
          </table:table-cell>
          <table:table-cell office:value-type="string" calcext:value-type="string">
            <text:p>[[@81120]] <text:s/>Yes I m also eager to share more stories</text:p>
          </table:table-cell>
          <table:table-cell/>
        </table:table-row>
        <table:table-row table:style-name="ro1">
          <table:table-cell office:value-type="float" office:value="235221" calcext:value-type="float">
            <text:p>235221</text:p>
          </table:table-cell>
          <table:table-cell office:value-type="float" office:value="0" calcext:value-type="float">
            <text:p>0</text:p>
          </table:table-cell>
          <table:table-cell office:value-type="float" office:value="1188499" calcext:value-type="float">
            <text:p>1188499</text:p>
          </table:table-cell>
          <table:table-cell office:value-type="float" office:value="358667" calcext:value-type="float">
            <text:p>358667</text:p>
          </table:table-cell>
          <table:table-cell office:value-type="string" calcext:value-type="string">
            <text:p>[[@77212]] i’ll post most clear images!</text:p>
          </table:table-cell>
          <table:table-cell/>
        </table:table-row>
        <table:table-row table:style-name="ro1">
          <table:table-cell office:value-type="float" office:value="276516" calcext:value-type="float">
            <text:p>276516</text:p>
          </table:table-cell>
          <table:table-cell office:value-type="float" office:value="999917" calcext:value-type="float">
            <text:p>999917</text:p>
          </table:table-cell>
          <table:table-cell office:value-type="float" office:value="0" calcext:value-type="float">
            <text:p>0</text:p>
          </table:table-cell>
          <table:table-cell office:value-type="float" office:value="436363" calcext:value-type="float">
            <text:p>436363</text:p>
          </table:table-cell>
          <table:table-cell office:value-type="string" calcext:value-type="string">
            <text:p>Wow</text:p>
          </table:table-cell>
          <table:table-cell/>
        </table:table-row>
        <table:table-row table:style-name="ro1">
          <table:table-cell office:value-type="float" office:value="297098" calcext:value-type="float">
            <text:p>297098</text:p>
          </table:table-cell>
          <table:table-cell office:value-type="float" office:value="0" calcext:value-type="float">
            <text:p>0</text:p>
          </table:table-cell>
          <table:table-cell office:value-type="float" office:value="1570577" calcext:value-type="float">
            <text:p>1570577</text:p>
          </table:table-cell>
          <table:table-cell office:value-type="float" office:value="77580" calcext:value-type="float">
            <text:p>77580</text:p>
          </table:table-cell>
          <table:table-cell office:value-type="string" calcext:value-type="string">
            <text:p>Sahi khel gaye tum toh :P</text:p>
          </table:table-cell>
          <table:table-cell/>
        </table:table-row>
        <table:table-row table:style-name="ro1">
          <table:table-cell office:value-type="float" office:value="297721" calcext:value-type="float">
            <text:p>297721</text:p>
          </table:table-cell>
          <table:table-cell office:value-type="float" office:value="0" calcext:value-type="float">
            <text:p>0</text:p>
          </table:table-cell>
          <table:table-cell office:value-type="float" office:value="1572013" calcext:value-type="float">
            <text:p>1572013</text:p>
          </table:table-cell>
          <table:table-cell office:value-type="float" office:value="81248" calcext:value-type="float">
            <text:p>81248</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343972" calcext:value-type="float">
            <text:p>343972</text:p>
          </table:table-cell>
          <table:table-cell office:value-type="float" office:value="0" calcext:value-type="float">
            <text:p>0</text:p>
          </table:table-cell>
          <table:table-cell office:value-type="float" office:value="1174241" calcext:value-type="float">
            <text:p>1174241</text:p>
          </table:table-cell>
          <table:table-cell office:value-type="float" office:value="554667" calcext:value-type="float">
            <text:p>554667</text:p>
          </table:table-cell>
          <table:table-cell office:value-type="string" calcext:value-type="string">
            <text:p>Hey Gaurav can you provide more pieces of <text:s/>info . How to get there, iterinary, accomodations etc</text:p>
          </table:table-cell>
          <table:table-cell/>
        </table:table-row>
        <table:table-row table:style-name="ro1">
          <table:table-cell office:value-type="float" office:value="369859" calcext:value-type="float">
            <text:p>369859</text:p>
          </table:table-cell>
          <table:table-cell office:value-type="float" office:value="0" calcext:value-type="float">
            <text:p>0</text:p>
          </table:table-cell>
          <table:table-cell office:value-type="float" office:value="2186183" calcext:value-type="float">
            <text:p>2186183</text:p>
          </table:table-cell>
          <table:table-cell office:value-type="float" office:value="45532" calcext:value-type="float">
            <text:p>45532</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405897" calcext:value-type="float">
            <text:p>405897</text:p>
          </table:table-cell>
          <table:table-cell office:value-type="float" office:value="0" calcext:value-type="float">
            <text:p>0</text:p>
          </table:table-cell>
          <table:table-cell office:value-type="float" office:value="2307011" calcext:value-type="float">
            <text:p>2307011</text:p>
          </table:table-cell>
          <table:table-cell office:value-type="float" office:value="4971" calcext:value-type="float">
            <text:p>4971</text:p>
          </table:table-cell>
          <table:table-cell office:value-type="string" calcext:value-type="string">
            <text:p>would you ride it again? </text:p>
          </table:table-cell>
          <table:table-cell/>
        </table:table-row>
        <table:table-row table:style-name="ro1">
          <table:table-cell office:value-type="float" office:value="443006" calcext:value-type="float">
            <text:p>443006</text:p>
          </table:table-cell>
          <table:table-cell office:value-type="float" office:value="0" calcext:value-type="float">
            <text:p>0</text:p>
          </table:table-cell>
          <table:table-cell office:value-type="float" office:value="2153334" calcext:value-type="float">
            <text:p>2153334</text:p>
          </table:table-cell>
          <table:table-cell office:value-type="float" office:value="1724743" calcext:value-type="float">
            <text:p>1724743</text:p>
          </table:table-cell>
          <table:table-cell office:value-type="string" calcext:value-type="string">
            <text:p>Merhaba hocam, ne</text:p>
          </table:table-cell>
          <table:table-cell/>
        </table:table-row>
        <table:table-row table:style-name="ro1">
          <table:table-cell office:value-type="float" office:value="11418" calcext:value-type="float">
            <text:p>11418</text:p>
          </table:table-cell>
          <table:table-cell office:value-type="float" office:value="0" calcext:value-type="float">
            <text:p>0</text:p>
          </table:table-cell>
          <table:table-cell office:value-type="float" office:value="431036" calcext:value-type="float">
            <text:p>431036</text:p>
          </table:table-cell>
          <table:table-cell office:value-type="float" office:value="124676" calcext:value-type="float">
            <text:p>124676</text:p>
          </table:table-cell>
          <table:table-cell office:value-type="string" calcext:value-type="string">
            <text:p>[[@16264]] sure, will be doing another one soon...</text:p>
          </table:table-cell>
          <table:table-cell/>
        </table:table-row>
        <table:table-row table:style-name="ro1">
          <table:table-cell office:value-type="float" office:value="20715" calcext:value-type="float">
            <text:p>20715</text:p>
          </table:table-cell>
          <table:table-cell office:value-type="float" office:value="0" calcext:value-type="float">
            <text:p>0</text:p>
          </table:table-cell>
          <table:table-cell office:value-type="float" office:value="586367" calcext:value-type="float">
            <text:p>586367</text:p>
          </table:table-cell>
          <table:table-cell office:value-type="float" office:value="85121" calcext:value-type="float">
            <text:p>85121</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65563" calcext:value-type="float">
            <text:p>65563</text:p>
          </table:table-cell>
          <table:table-cell office:value-type="float" office:value="0" calcext:value-type="float">
            <text:p>0</text:p>
          </table:table-cell>
          <table:table-cell office:value-type="float" office:value="691708" calcext:value-type="float">
            <text:p>691708</text:p>
          </table:table-cell>
          <table:table-cell office:value-type="float" office:value="80518" calcext:value-type="float">
            <text:p>80518</text:p>
          </table:table-cell>
          <table:table-cell office:value-type="string" calcext:value-type="string">
            <text:p>its super wow pic ❤️</text:p>
          </table:table-cell>
          <table:table-cell/>
        </table:table-row>
        <table:table-row table:style-name="ro1">
          <table:table-cell office:value-type="float" office:value="85101" calcext:value-type="float">
            <text:p>85101</text:p>
          </table:table-cell>
          <table:table-cell office:value-type="float" office:value="0" calcext:value-type="float">
            <text:p>0</text:p>
          </table:table-cell>
          <table:table-cell office:value-type="float" office:value="45561" calcext:value-type="float">
            <text:p>45561</text:p>
          </table:table-cell>
          <table:table-cell office:value-type="float" office:value="87674" calcext:value-type="float">
            <text:p>87674</text:p>
          </table:table-cell>
          <table:table-cell office:value-type="string" calcext:value-type="string">
            <text:p>mast content h</text:p>
          </table:table-cell>
          <table:table-cell/>
        </table:table-row>
        <table:table-row table:style-name="ro1">
          <table:table-cell office:value-type="float" office:value="116400" calcext:value-type="float">
            <text:p>116400</text:p>
          </table:table-cell>
          <table:table-cell office:value-type="float" office:value="0" calcext:value-type="float">
            <text:p>0</text:p>
          </table:table-cell>
          <table:table-cell office:value-type="float" office:value="811448" calcext:value-type="float">
            <text:p>811448</text:p>
          </table:table-cell>
          <table:table-cell office:value-type="float" office:value="241671" calcext:value-type="float">
            <text:p>241671</text:p>
          </table:table-cell>
          <table:table-cell office:value-type="string" calcext:value-type="string">
            <text:p>I have this strong feeling that I am talking to bots here! ???</text:p>
          </table:table-cell>
          <table:table-cell/>
        </table:table-row>
        <table:table-row table:style-name="ro1">
          <table:table-cell office:value-type="float" office:value="181169" calcext:value-type="float">
            <text:p>181169</text:p>
          </table:table-cell>
          <table:table-cell office:value-type="float" office:value="0" calcext:value-type="float">
            <text:p>0</text:p>
          </table:table-cell>
          <table:table-cell office:value-type="float" office:value="972649" calcext:value-type="float">
            <text:p>972649</text:p>
          </table:table-cell>
          <table:table-cell office:value-type="float" office:value="41208" calcext:value-type="float">
            <text:p>41208</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237088" calcext:value-type="float">
            <text:p>237088</text:p>
          </table:table-cell>
          <table:table-cell office:value-type="float" office:value="0" calcext:value-type="float">
            <text:p>0</text:p>
          </table:table-cell>
          <table:table-cell office:value-type="float" office:value="1193533" calcext:value-type="float">
            <text:p>1193533</text:p>
          </table:table-cell>
          <table:table-cell office:value-type="float" office:value="135774" calcext:value-type="float">
            <text:p>135774</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68605" calcext:value-type="float">
            <text:p>268605</text:p>
          </table:table-cell>
          <table:table-cell office:value-type="float" office:value="0" calcext:value-type="float">
            <text:p>0</text:p>
          </table:table-cell>
          <table:table-cell office:value-type="float" office:value="1400229" calcext:value-type="float">
            <text:p>1400229</text:p>
          </table:table-cell>
          <table:table-cell office:value-type="float" office:value="42734" calcext:value-type="float">
            <text:p>42734</text:p>
          </table:table-cell>
          <table:table-cell office:value-type="string" calcext:value-type="string">
            <text:p>Loved your trail, keep pushing! <text:s/>??</text:p>
          </table:table-cell>
          <table:table-cell/>
        </table:table-row>
        <table:table-row table:style-name="ro1">
          <table:table-cell office:value-type="float" office:value="314148" calcext:value-type="float">
            <text:p>314148</text:p>
          </table:table-cell>
          <table:table-cell office:value-type="float" office:value="469170" calcext:value-type="float">
            <text:p>469170</text:p>
          </table:table-cell>
          <table:table-cell office:value-type="float" office:value="0" calcext:value-type="float">
            <text:p>0</text:p>
          </table:table-cell>
          <table:table-cell office:value-type="float" office:value="197784" calcext:value-type="float">
            <text:p>197784</text:p>
          </table:table-cell>
          <table:table-cell office:value-type="string" calcext:value-type="string">
            <text:p>[[@504178]] in an apartment in Sahakar Nagar, near Swargate, Pune.. You can find the museum on Google maps as well..</text:p>
          </table:table-cell>
          <table:table-cell/>
        </table:table-row>
        <table:table-row table:style-name="ro1">
          <table:table-cell office:value-type="float" office:value="341398" calcext:value-type="float">
            <text:p>341398</text:p>
          </table:table-cell>
          <table:table-cell office:value-type="float" office:value="0" calcext:value-type="float">
            <text:p>0</text:p>
          </table:table-cell>
          <table:table-cell office:value-type="float" office:value="1823843" calcext:value-type="float">
            <text:p>1823843</text:p>
          </table:table-cell>
          <table:table-cell office:value-type="float" office:value="135978" calcext:value-type="float">
            <text:p>135978</text:p>
          </table:table-cell>
          <table:table-cell office:value-type="string" calcext:value-type="string">
            <text:p>The images in your trail are so amazing and clear!</text:p>
          </table:table-cell>
          <table:table-cell/>
        </table:table-row>
        <table:table-row table:style-name="ro1">
          <table:table-cell office:value-type="float" office:value="389816" calcext:value-type="float">
            <text:p>389816</text:p>
          </table:table-cell>
          <table:table-cell office:value-type="float" office:value="0" calcext:value-type="float">
            <text:p>0</text:p>
          </table:table-cell>
          <table:table-cell office:value-type="float" office:value="2269162" calcext:value-type="float">
            <text:p>2269162</text:p>
          </table:table-cell>
          <table:table-cell office:value-type="float" office:value="926639" calcext:value-type="float">
            <text:p>926639</text:p>
          </table:table-cell>
          <table:table-cell office:value-type="string" calcext:value-type="string">
            <text:p>Gv</text:p>
          </table:table-cell>
          <table:table-cell/>
        </table:table-row>
        <table:table-row table:style-name="ro1">
          <table:table-cell office:value-type="float" office:value="446079" calcext:value-type="float">
            <text:p>446079</text:p>
          </table:table-cell>
          <table:table-cell office:value-type="float" office:value="0" calcext:value-type="float">
            <text:p>0</text:p>
          </table:table-cell>
          <table:table-cell office:value-type="float" office:value="2281932" calcext:value-type="float">
            <text:p>2281932</text:p>
          </table:table-cell>
          <table:table-cell office:value-type="float" office:value="1800584" calcext:value-type="float">
            <text:p>1800584</text:p>
          </table:table-cell>
          <table:table-cell office:value-type="string" calcext:value-type="string">
            <text:p>Hi</text:p>
          </table:table-cell>
          <table:table-cell/>
        </table:table-row>
        <table:table-row table:style-name="ro1">
          <table:table-cell office:value-type="float" office:value="464631" calcext:value-type="float">
            <text:p>464631</text:p>
          </table:table-cell>
          <table:table-cell office:value-type="float" office:value="0" calcext:value-type="float">
            <text:p>0</text:p>
          </table:table-cell>
          <table:table-cell office:value-type="float" office:value="2267212" calcext:value-type="float">
            <text:p>2267212</text:p>
          </table:table-cell>
          <table:table-cell office:value-type="float" office:value="2208460" calcext:value-type="float">
            <text:p>2208460</text:p>
          </table:table-cell>
          <table:table-cell office:value-type="string" calcext:value-type="string">
            <text:p>Love you</text:p>
          </table:table-cell>
          <table:table-cell/>
        </table:table-row>
        <table:table-row table:style-name="ro5">
          <table:table-cell office:value-type="float" office:value="66792" calcext:value-type="float">
            <text:p>66792</text:p>
          </table:table-cell>
          <table:table-cell office:value-type="float" office:value="0" calcext:value-type="float">
            <text:p>0</text:p>
          </table:table-cell>
          <table:table-cell office:value-type="float" office:value="693720" calcext:value-type="float">
            <text:p>693720</text:p>
          </table:table-cell>
          <table:table-cell office:value-type="float" office:value="206911" calcext:value-type="float">
            <text:p>206911</text:p>
          </table:table-cell>
          <table:table-cell office:value-type="string" calcext:value-type="string">
            <text:p>this place is 90 km distance from Chennai.</text:p>
            <text:p>it is in Andhra Pradesh known as Tada Waterfall.</text:p>
          </table:table-cell>
          <table:table-cell/>
        </table:table-row>
        <table:table-row table:style-name="ro1">
          <table:table-cell office:value-type="float" office:value="82711" calcext:value-type="float">
            <text:p>82711</text:p>
          </table:table-cell>
          <table:table-cell office:value-type="float" office:value="0" calcext:value-type="float">
            <text:p>0</text:p>
          </table:table-cell>
          <table:table-cell office:value-type="float" office:value="138597" calcext:value-type="float">
            <text:p>138597</text:p>
          </table:table-cell>
          <table:table-cell office:value-type="float" office:value="49659" calcext:value-type="float">
            <text:p>49659</text:p>
          </table:table-cell>
          <table:table-cell office:value-type="string" calcext:value-type="string">
            <text:p>Super se bhi uper!</text:p>
          </table:table-cell>
          <table:table-cell/>
        </table:table-row>
        <table:table-row table:style-name="ro1">
          <table:table-cell office:value-type="float" office:value="109691" calcext:value-type="float">
            <text:p>109691</text:p>
          </table:table-cell>
          <table:table-cell office:value-type="float" office:value="0" calcext:value-type="float">
            <text:p>0</text:p>
          </table:table-cell>
          <table:table-cell office:value-type="float" office:value="797908" calcext:value-type="float">
            <text:p>797908</text:p>
          </table:table-cell>
          <table:table-cell office:value-type="float" office:value="237508" calcext:value-type="float">
            <text:p>237508</text:p>
          </table:table-cell>
          <table:table-cell office:value-type="string" calcext:value-type="string">
            <text:p>Just joined.....</text:p>
          </table:table-cell>
          <table:table-cell/>
        </table:table-row>
        <table:table-row table:style-name="ro1">
          <table:table-cell office:value-type="float" office:value="196888" calcext:value-type="float">
            <text:p>196888</text:p>
          </table:table-cell>
          <table:table-cell office:value-type="float" office:value="0" calcext:value-type="float">
            <text:p>0</text:p>
          </table:table-cell>
          <table:table-cell office:value-type="float" office:value="1022014" calcext:value-type="float">
            <text:p>1022014</text:p>
          </table:table-cell>
          <table:table-cell office:value-type="float" office:value="41318" calcext:value-type="float">
            <text:p>41318</text:p>
          </table:table-cell>
          <table:table-cell office:value-type="string" calcext:value-type="string">
            <text:p>Chaa gaye tum toh</text:p>
          </table:table-cell>
          <table:table-cell/>
        </table:table-row>
        <table:table-row table:style-name="ro1">
          <table:table-cell office:value-type="float" office:value="220705" calcext:value-type="float">
            <text:p>220705</text:p>
          </table:table-cell>
          <table:table-cell office:value-type="float" office:value="0" calcext:value-type="float">
            <text:p>0</text:p>
          </table:table-cell>
          <table:table-cell office:value-type="float" office:value="1136471" calcext:value-type="float">
            <text:p>1136471</text:p>
          </table:table-cell>
          <table:table-cell office:value-type="float" office:value="83761" calcext:value-type="float">
            <text:p>83761</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237243" calcext:value-type="float">
            <text:p>237243</text:p>
          </table:table-cell>
          <table:table-cell office:value-type="float" office:value="14139" calcext:value-type="float">
            <text:p>14139</text:p>
          </table:table-cell>
          <table:table-cell office:value-type="float" office:value="0" calcext:value-type="float">
            <text:p>0</text:p>
          </table:table-cell>
          <table:table-cell office:value-type="float" office:value="358832" calcext:value-type="float">
            <text:p>358832</text:p>
          </table:table-cell>
          <table:table-cell office:value-type="string" calcext:value-type="string">
            <text:p>Awesome place ??</text:p>
          </table:table-cell>
          <table:table-cell/>
        </table:table-row>
        <table:table-row table:style-name="ro1">
          <table:table-cell office:value-type="float" office:value="252230" calcext:value-type="float">
            <text:p>252230</text:p>
          </table:table-cell>
          <table:table-cell office:value-type="float" office:value="0" calcext:value-type="float">
            <text:p>0</text:p>
          </table:table-cell>
          <table:table-cell office:value-type="float" office:value="1288718" calcext:value-type="float">
            <text:p>1288718</text:p>
          </table:table-cell>
          <table:table-cell office:value-type="float" office:value="388534" calcext:value-type="float">
            <text:p>388534</text:p>
          </table:table-cell>
          <table:table-cell office:value-type="string" calcext:value-type="string">
            <text:p>[[@49052]] leaning tower of pisa??</text:p>
          </table:table-cell>
          <table:table-cell/>
        </table:table-row>
        <table:table-row table:style-name="ro1">
          <table:table-cell office:value-type="float" office:value="299220" calcext:value-type="float">
            <text:p>299220</text:p>
          </table:table-cell>
          <table:table-cell office:value-type="float" office:value="0" calcext:value-type="float">
            <text:p>0</text:p>
          </table:table-cell>
          <table:table-cell office:value-type="float" office:value="1582922" calcext:value-type="float">
            <text:p>1582922</text:p>
          </table:table-cell>
          <table:table-cell office:value-type="float" office:value="77576" calcext:value-type="float">
            <text:p>77576</text:p>
          </table:table-cell>
          <table:table-cell office:value-type="string" calcext:value-type="string">
            <text:p>The title was superb! The content was a little dreary!</text:p>
          </table:table-cell>
          <table:table-cell/>
        </table:table-row>
        <table:table-row table:style-name="ro1">
          <table:table-cell office:value-type="float" office:value="429334" calcext:value-type="float">
            <text:p>429334</text:p>
          </table:table-cell>
          <table:table-cell office:value-type="float" office:value="0" calcext:value-type="float">
            <text:p>0</text:p>
          </table:table-cell>
          <table:table-cell office:value-type="float" office:value="705391" calcext:value-type="float">
            <text:p>705391</text:p>
          </table:table-cell>
          <table:table-cell office:value-type="float" office:value="29409" calcext:value-type="float">
            <text:p>29409</text:p>
          </table:table-cell>
          <table:table-cell table:number-columns-repeated="2"/>
        </table:table-row>
        <table:table-row table:style-name="ro1">
          <table:table-cell office:value-type="float" office:value="19286" calcext:value-type="float">
            <text:p>19286</text:p>
          </table:table-cell>
          <table:table-cell office:value-type="float" office:value="0" calcext:value-type="float">
            <text:p>0</text:p>
          </table:table-cell>
          <table:table-cell office:value-type="float" office:value="533518" calcext:value-type="float">
            <text:p>533518</text:p>
          </table:table-cell>
          <table:table-cell office:value-type="float" office:value="85628" calcext:value-type="float">
            <text:p>85628</text:p>
          </table:table-cell>
          <table:table-cell office:value-type="string" calcext:value-type="string">
            <text:p>Nice..lovely!</text:p>
          </table:table-cell>
          <table:table-cell/>
        </table:table-row>
        <table:table-row table:style-name="ro1">
          <table:table-cell office:value-type="float" office:value="64104" calcext:value-type="float">
            <text:p>64104</text:p>
          </table:table-cell>
          <table:table-cell office:value-type="float" office:value="0" calcext:value-type="float">
            <text:p>0</text:p>
          </table:table-cell>
          <table:table-cell office:value-type="float" office:value="687858" calcext:value-type="float">
            <text:p>687858</text:p>
          </table:table-cell>
          <table:table-cell office:value-type="float" office:value="77098" calcext:value-type="float">
            <text:p>77098</text:p>
          </table:table-cell>
          <table:table-cell office:value-type="string" calcext:value-type="string">
            <text:p>This is so cool ?</text:p>
          </table:table-cell>
          <table:table-cell/>
        </table:table-row>
        <table:table-row table:style-name="ro1">
          <table:table-cell office:value-type="float" office:value="74861" calcext:value-type="float">
            <text:p>74861</text:p>
          </table:table-cell>
          <table:table-cell office:value-type="float" office:value="0" calcext:value-type="float">
            <text:p>0</text:p>
          </table:table-cell>
          <table:table-cell office:value-type="float" office:value="721378" calcext:value-type="float">
            <text:p>721378</text:p>
          </table:table-cell>
          <table:table-cell office:value-type="float" office:value="52655" calcext:value-type="float">
            <text:p>52655</text:p>
          </table:table-cell>
          <table:table-cell office:value-type="string" calcext:value-type="string">
            <text:p>Amazing trail, loved the story! ❤️</text:p>
          </table:table-cell>
          <table:table-cell/>
        </table:table-row>
        <table:table-row table:style-name="ro1">
          <table:table-cell office:value-type="float" office:value="79193" calcext:value-type="float">
            <text:p>79193</text:p>
          </table:table-cell>
          <table:table-cell office:value-type="float" office:value="0" calcext:value-type="float">
            <text:p>0</text:p>
          </table:table-cell>
          <table:table-cell office:value-type="float" office:value="734496" calcext:value-type="float">
            <text:p>734496</text:p>
          </table:table-cell>
          <table:table-cell office:value-type="float" office:value="84129" calcext:value-type="float">
            <text:p>84129</text:p>
          </table:table-cell>
          <table:table-cell office:value-type="string" calcext:value-type="string">
            <text:p>Loved your trail ❤️</text:p>
          </table:table-cell>
          <table:table-cell/>
        </table:table-row>
        <table:table-row table:style-name="ro1">
          <table:table-cell office:value-type="float" office:value="147727" calcext:value-type="float">
            <text:p>147727</text:p>
          </table:table-cell>
          <table:table-cell office:value-type="float" office:value="0" calcext:value-type="float">
            <text:p>0</text:p>
          </table:table-cell>
          <table:table-cell office:value-type="float" office:value="883825" calcext:value-type="float">
            <text:p>883825</text:p>
          </table:table-cell>
          <table:table-cell office:value-type="float" office:value="45534" calcext:value-type="float">
            <text:p>45534</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78335" calcext:value-type="float">
            <text:p>178335</text:p>
          </table:table-cell>
          <table:table-cell office:value-type="float" office:value="0" calcext:value-type="float">
            <text:p>0</text:p>
          </table:table-cell>
          <table:table-cell office:value-type="float" office:value="969343" calcext:value-type="float">
            <text:p>969343</text:p>
          </table:table-cell>
          <table:table-cell office:value-type="float" office:value="81589" calcext:value-type="float">
            <text:p>81589</text:p>
          </table:table-cell>
          <table:table-cell office:value-type="string" calcext:value-type="string">
            <text:p>Sahi khel gaye tum toh :P</text:p>
          </table:table-cell>
          <table:table-cell/>
        </table:table-row>
        <table:table-row table:style-name="ro1">
          <table:table-cell office:value-type="float" office:value="195941" calcext:value-type="float">
            <text:p>195941</text:p>
          </table:table-cell>
          <table:table-cell office:value-type="float" office:value="0" calcext:value-type="float">
            <text:p>0</text:p>
          </table:table-cell>
          <table:table-cell office:value-type="float" office:value="959843" calcext:value-type="float">
            <text:p>959843</text:p>
          </table:table-cell>
          <table:table-cell office:value-type="float" office:value="289024" calcext:value-type="float">
            <text:p>289024</text:p>
          </table:table-cell>
          <table:table-cell office:value-type="string" calcext:value-type="string">
            <text:p>[[@45154]] thanku so much for your suggestion????</text:p>
          </table:table-cell>
          <table:table-cell/>
        </table:table-row>
        <table:table-row table:style-name="ro1">
          <table:table-cell office:value-type="float" office:value="230871" calcext:value-type="float">
            <text:p>230871</text:p>
          </table:table-cell>
          <table:table-cell office:value-type="float" office:value="0" calcext:value-type="float">
            <text:p>0</text:p>
          </table:table-cell>
          <table:table-cell office:value-type="float" office:value="1177027" calcext:value-type="float">
            <text:p>1177027</text:p>
          </table:table-cell>
          <table:table-cell office:value-type="float" office:value="355171" calcext:value-type="float">
            <text:p>355171</text:p>
          </table:table-cell>
          <table:table-cell office:value-type="string" calcext:value-type="string">
            <text:p>[[@86688]] ok</text:p>
          </table:table-cell>
          <table:table-cell/>
        </table:table-row>
        <table:table-row table:style-name="ro1">
          <table:table-cell office:value-type="float" office:value="242024" calcext:value-type="float">
            <text:p>242024</text:p>
          </table:table-cell>
          <table:table-cell office:value-type="float" office:value="0" calcext:value-type="float">
            <text:p>0</text:p>
          </table:table-cell>
          <table:table-cell office:value-type="float" office:value="1206326" calcext:value-type="float">
            <text:p>1206326</text:p>
          </table:table-cell>
          <table:table-cell office:value-type="float" office:value="364329" calcext:value-type="float">
            <text:p>364329</text:p>
          </table:table-cell>
          <table:table-cell office:value-type="string" calcext:value-type="string">
            <text:p>Thank u mittal</text:p>
          </table:table-cell>
          <table:table-cell/>
        </table:table-row>
        <table:table-row table:style-name="ro1">
          <table:table-cell office:value-type="float" office:value="279078" calcext:value-type="float">
            <text:p>279078</text:p>
          </table:table-cell>
          <table:table-cell office:value-type="float" office:value="1038699" calcext:value-type="float">
            <text:p>1038699</text:p>
          </table:table-cell>
          <table:table-cell office:value-type="float" office:value="0" calcext:value-type="float">
            <text:p>0</text:p>
          </table:table-cell>
          <table:table-cell office:value-type="float" office:value="447220" calcext:value-type="float">
            <text:p>447220</text:p>
          </table:table-cell>
          <table:table-cell office:value-type="string" calcext:value-type="string">
            <text:p>Acrylic on canvas</text:p>
          </table:table-cell>
          <table:table-cell/>
        </table:table-row>
        <table:table-row table:style-name="ro1">
          <table:table-cell office:value-type="float" office:value="297989" calcext:value-type="float">
            <text:p>297989</text:p>
          </table:table-cell>
          <table:table-cell office:value-type="float" office:value="0" calcext:value-type="float">
            <text:p>0</text:p>
          </table:table-cell>
          <table:table-cell office:value-type="float" office:value="1577091" calcext:value-type="float">
            <text:p>1577091</text:p>
          </table:table-cell>
          <table:table-cell office:value-type="float" office:value="484440" calcext:value-type="float">
            <text:p>484440</text:p>
          </table:table-cell>
          <table:table-cell office:value-type="string" calcext:value-type="string">
            <text:p>[[@81430]] ofcourse</text:p>
          </table:table-cell>
          <table:table-cell/>
        </table:table-row>
        <table:table-row table:style-name="ro1">
          <table:table-cell office:value-type="float" office:value="344433" calcext:value-type="float">
            <text:p>344433</text:p>
          </table:table-cell>
          <table:table-cell office:value-type="float" office:value="0" calcext:value-type="float">
            <text:p>0</text:p>
          </table:table-cell>
          <table:table-cell office:value-type="float" office:value="1841538" calcext:value-type="float">
            <text:p>1841538</text:p>
          </table:table-cell>
          <table:table-cell office:value-type="float" office:value="83615" calcext:value-type="float">
            <text:p>83615</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417611" calcext:value-type="float">
            <text:p>417611</text:p>
          </table:table-cell>
          <table:table-cell office:value-type="float" office:value="0" calcext:value-type="float">
            <text:p>0</text:p>
          </table:table-cell>
          <table:table-cell office:value-type="float" office:value="2358006" calcext:value-type="float">
            <text:p>2358006</text:p>
          </table:table-cell>
          <table:table-cell office:value-type="float" office:value="31215" calcext:value-type="float">
            <text:p>31215</text:p>
          </table:table-cell>
          <table:table-cell office:value-type="string" calcext:value-type="string">
            <text:p>Wow!</text:p>
          </table:table-cell>
          <table:table-cell/>
        </table:table-row>
        <table:table-row table:style-name="ro1">
          <table:table-cell office:value-type="float" office:value="431661" calcext:value-type="float">
            <text:p>431661</text:p>
          </table:table-cell>
          <table:table-cell office:value-type="float" office:value="0" calcext:value-type="float">
            <text:p>0</text:p>
          </table:table-cell>
          <table:table-cell office:value-type="float" office:value="2300344" calcext:value-type="float">
            <text:p>2300344</text:p>
          </table:table-cell>
          <table:table-cell office:value-type="float" office:value="870528" calcext:value-type="float">
            <text:p>870528</text:p>
          </table:table-cell>
          <table:table-cell office:value-type="string" calcext:value-type="string">
            <text:p>[[@38270]] I'm glad</text:p>
          </table:table-cell>
          <table:table-cell/>
        </table:table-row>
        <table:table-row table:style-name="ro1">
          <table:table-cell office:value-type="float" office:value="34535" calcext:value-type="float">
            <text:p>34535</text:p>
          </table:table-cell>
          <table:table-cell office:value-type="float" office:value="0" calcext:value-type="float">
            <text:p>0</text:p>
          </table:table-cell>
          <table:table-cell office:value-type="float" office:value="619474" calcext:value-type="float">
            <text:p>619474</text:p>
          </table:table-cell>
          <table:table-cell office:value-type="float" office:value="87033" calcext:value-type="float">
            <text:p>87033</text:p>
          </table:table-cell>
          <table:table-cell office:value-type="string" calcext:value-type="string">
            <text:p>This is the best information I've got of this place!</text:p>
          </table:table-cell>
          <table:table-cell/>
        </table:table-row>
        <table:table-row table:style-name="ro1">
          <table:table-cell office:value-type="float" office:value="58459" calcext:value-type="float">
            <text:p>58459</text:p>
          </table:table-cell>
          <table:table-cell office:value-type="float" office:value="0" calcext:value-type="float">
            <text:p>0</text:p>
          </table:table-cell>
          <table:table-cell office:value-type="float" office:value="666360" calcext:value-type="float">
            <text:p>666360</text:p>
          </table:table-cell>
          <table:table-cell office:value-type="float" office:value="169776" calcext:value-type="float">
            <text:p>169776</text:p>
          </table:table-cell>
          <table:table-cell office:value-type="string" calcext:value-type="string">
            <text:p>[[@1]]</text:p>
          </table:table-cell>
          <table:table-cell/>
        </table:table-row>
        <table:table-row table:style-name="ro1">
          <table:table-cell office:value-type="float" office:value="110556" calcext:value-type="float">
            <text:p>110556</text:p>
          </table:table-cell>
          <table:table-cell office:value-type="float" office:value="0" calcext:value-type="float">
            <text:p>0</text:p>
          </table:table-cell>
          <table:table-cell office:value-type="float" office:value="799637" calcext:value-type="float">
            <text:p>799637</text:p>
          </table:table-cell>
          <table:table-cell office:value-type="float" office:value="238036" calcext:value-type="float">
            <text:p>238036</text:p>
          </table:table-cell>
          <table:table-cell office:value-type="string" calcext:value-type="string">
            <text:p>[[@78796]] thank u...</text:p>
          </table:table-cell>
          <table:table-cell/>
        </table:table-row>
        <table:table-row table:style-name="ro1">
          <table:table-cell office:value-type="float" office:value="213361" calcext:value-type="float">
            <text:p>213361</text:p>
          </table:table-cell>
          <table:table-cell office:value-type="float" office:value="0" calcext:value-type="float">
            <text:p>0</text:p>
          </table:table-cell>
          <table:table-cell office:value-type="float" office:value="1097030" calcext:value-type="float">
            <text:p>1097030</text:p>
          </table:table-cell>
          <table:table-cell office:value-type="float" office:value="329898" calcext:value-type="float">
            <text:p>329898</text:p>
          </table:table-cell>
          <table:table-cell office:value-type="string" calcext:value-type="string">
            <text:p>[[@76276]] tks☺️</text:p>
          </table:table-cell>
          <table:table-cell/>
        </table:table-row>
        <table:table-row table:style-name="ro1">
          <table:table-cell office:value-type="float" office:value="249960" calcext:value-type="float">
            <text:p>249960</text:p>
          </table:table-cell>
          <table:table-cell office:value-type="float" office:value="0" calcext:value-type="float">
            <text:p>0</text:p>
          </table:table-cell>
          <table:table-cell office:value-type="float" office:value="1268427" calcext:value-type="float">
            <text:p>1268427</text:p>
          </table:table-cell>
          <table:table-cell office:value-type="float" office:value="82435" calcext:value-type="float">
            <text:p>82435</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305556" calcext:value-type="float">
            <text:p>305556</text:p>
          </table:table-cell>
          <table:table-cell office:value-type="float" office:value="0" calcext:value-type="float">
            <text:p>0</text:p>
          </table:table-cell>
          <table:table-cell office:value-type="float" office:value="1614479" calcext:value-type="float">
            <text:p>1614479</text:p>
          </table:table-cell>
          <table:table-cell office:value-type="float" office:value="86189" calcext:value-type="float">
            <text:p>86189</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370325" calcext:value-type="float">
            <text:p>370325</text:p>
          </table:table-cell>
          <table:table-cell office:value-type="float" office:value="0" calcext:value-type="float">
            <text:p>0</text:p>
          </table:table-cell>
          <table:table-cell office:value-type="float" office:value="2193882" calcext:value-type="float">
            <text:p>2193882</text:p>
          </table:table-cell>
          <table:table-cell office:value-type="float" office:value="20172" calcext:value-type="float">
            <text:p>20172</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395842" calcext:value-type="float">
            <text:p>395842</text:p>
          </table:table-cell>
          <table:table-cell office:value-type="float" office:value="0" calcext:value-type="float">
            <text:p>0</text:p>
          </table:table-cell>
          <table:table-cell office:value-type="float" office:value="97338" calcext:value-type="float">
            <text:p>97338</text:p>
          </table:table-cell>
          <table:table-cell office:value-type="float" office:value="1406" calcext:value-type="float">
            <text:p>1406</text:p>
          </table:table-cell>
          <table:table-cell office:value-type="string" calcext:value-type="string">
            <text:p>Wow! Amazing places</text:p>
          </table:table-cell>
          <table:table-cell/>
        </table:table-row>
        <table:table-row table:style-name="ro1">
          <table:table-cell office:value-type="float" office:value="425881" calcext:value-type="float">
            <text:p>425881</text:p>
          </table:table-cell>
          <table:table-cell office:value-type="float" office:value="0" calcext:value-type="float">
            <text:p>0</text:p>
          </table:table-cell>
          <table:table-cell office:value-type="float" office:value="2268712" calcext:value-type="float">
            <text:p>2268712</text:p>
          </table:table-cell>
          <table:table-cell office:value-type="float" office:value="23812" calcext:value-type="float">
            <text:p>23812</text:p>
          </table:table-cell>
          <table:table-cell office:value-type="string" calcext:value-type="string">
            <text:p>tasty</text:p>
          </table:table-cell>
          <table:table-cell/>
        </table:table-row>
        <table:table-row table:style-name="ro1">
          <table:table-cell office:value-type="float" office:value="430565" calcext:value-type="float">
            <text:p>430565</text:p>
          </table:table-cell>
          <table:table-cell office:value-type="float" office:value="0" calcext:value-type="float">
            <text:p>0</text:p>
          </table:table-cell>
          <table:table-cell office:value-type="float" office:value="81538" calcext:value-type="float">
            <text:p>81538</text:p>
          </table:table-cell>
          <table:table-cell office:value-type="float" office:value="23412" calcext:value-type="float">
            <text:p>23412</text:p>
          </table:table-cell>
          <table:table-cell office:value-type="string" calcext:value-type="string">
            <text:p>awesome </text:p>
          </table:table-cell>
          <table:table-cell/>
        </table:table-row>
        <table:table-row table:style-name="ro1">
          <table:table-cell office:value-type="float" office:value="126486" calcext:value-type="float">
            <text:p>126486</text:p>
          </table:table-cell>
          <table:table-cell office:value-type="float" office:value="0" calcext:value-type="float">
            <text:p>0</text:p>
          </table:table-cell>
          <table:table-cell office:value-type="float" office:value="831074" calcext:value-type="float">
            <text:p>831074</text:p>
          </table:table-cell>
          <table:table-cell office:value-type="float" office:value="136156" calcext:value-type="float">
            <text:p>136156</text:p>
          </table:table-cell>
          <table:table-cell office:value-type="string" calcext:value-type="string">
            <text:p>Kya edit he.. mastt ekdum.</text:p>
          </table:table-cell>
          <table:table-cell/>
        </table:table-row>
        <table:table-row table:style-name="ro1">
          <table:table-cell office:value-type="float" office:value="220838" calcext:value-type="float">
            <text:p>220838</text:p>
          </table:table-cell>
          <table:table-cell office:value-type="float" office:value="0" calcext:value-type="float">
            <text:p>0</text:p>
          </table:table-cell>
          <table:table-cell office:value-type="float" office:value="1138237" calcext:value-type="float">
            <text:p>1138237</text:p>
          </table:table-cell>
          <table:table-cell office:value-type="float" office:value="82501" calcext:value-type="float">
            <text:p>82501</text:p>
          </table:table-cell>
          <table:table-cell office:value-type="string" calcext:value-type="string">
            <text:p>When's your next update?!</text:p>
          </table:table-cell>
          <table:table-cell/>
        </table:table-row>
        <table:table-row table:style-name="ro1">
          <table:table-cell office:value-type="float" office:value="225799" calcext:value-type="float">
            <text:p>225799</text:p>
          </table:table-cell>
          <table:table-cell office:value-type="float" office:value="0" calcext:value-type="float">
            <text:p>0</text:p>
          </table:table-cell>
          <table:table-cell office:value-type="float" office:value="1127003" calcext:value-type="float">
            <text:p>1127003</text:p>
          </table:table-cell>
          <table:table-cell office:value-type="float" office:value="222629" calcext:value-type="float">
            <text:p>222629</text:p>
          </table:table-cell>
          <table:table-cell office:value-type="string" calcext:value-type="string">
            <text:p>Yup, ask me !</text:p>
          </table:table-cell>
          <table:table-cell/>
        </table:table-row>
        <table:table-row table:style-name="ro1">
          <table:table-cell office:value-type="float" office:value="278078" calcext:value-type="float">
            <text:p>278078</text:p>
          </table:table-cell>
          <table:table-cell office:value-type="float" office:value="0" calcext:value-type="float">
            <text:p>0</text:p>
          </table:table-cell>
          <table:table-cell office:value-type="float" office:value="1456942" calcext:value-type="float">
            <text:p>1456942</text:p>
          </table:table-cell>
          <table:table-cell office:value-type="float" office:value="76522" calcext:value-type="float">
            <text:p>76522</text:p>
          </table:table-cell>
          <table:table-cell office:value-type="string" calcext:value-type="string">
            <text:p>Amazing content ❤️❤️</text:p>
          </table:table-cell>
          <table:table-cell/>
        </table:table-row>
        <table:table-row table:style-name="ro1">
          <table:table-cell office:value-type="float" office:value="289693" calcext:value-type="float">
            <text:p>289693</text:p>
          </table:table-cell>
          <table:table-cell office:value-type="float" office:value="0" calcext:value-type="float">
            <text:p>0</text:p>
          </table:table-cell>
          <table:table-cell office:value-type="float" office:value="1528337" calcext:value-type="float">
            <text:p>1528337</text:p>
          </table:table-cell>
          <table:table-cell office:value-type="float" office:value="40610" calcext:value-type="float">
            <text:p>40610</text:p>
          </table:table-cell>
          <table:table-cell office:value-type="string" calcext:value-type="string">
            <text:p>Hey, the title is so innovative!</text:p>
          </table:table-cell>
          <table:table-cell/>
        </table:table-row>
        <table:table-row table:style-name="ro1">
          <table:table-cell office:value-type="float" office:value="321777" calcext:value-type="float">
            <text:p>321777</text:p>
          </table:table-cell>
          <table:table-cell office:value-type="float" office:value="0" calcext:value-type="float">
            <text:p>0</text:p>
          </table:table-cell>
          <table:table-cell office:value-type="float" office:value="1716863" calcext:value-type="float">
            <text:p>1716863</text:p>
          </table:table-cell>
          <table:table-cell office:value-type="float" office:value="87536" calcext:value-type="float">
            <text:p>87536</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380704" calcext:value-type="float">
            <text:p>380704</text:p>
          </table:table-cell>
          <table:table-cell office:value-type="float" office:value="0" calcext:value-type="float">
            <text:p>0</text:p>
          </table:table-cell>
          <table:table-cell office:value-type="float" office:value="2240093" calcext:value-type="float">
            <text:p>2240093</text:p>
          </table:table-cell>
          <table:table-cell office:value-type="float" office:value="787852" calcext:value-type="float">
            <text:p>787852</text:p>
          </table:table-cell>
          <table:table-cell office:value-type="string" calcext:value-type="string">
            <text:p>Osm click ??</text:p>
          </table:table-cell>
          <table:table-cell/>
        </table:table-row>
        <table:table-row table:style-name="ro1">
          <table:table-cell office:value-type="float" office:value="389889" calcext:value-type="float">
            <text:p>389889</text:p>
          </table:table-cell>
          <table:table-cell office:value-type="float" office:value="0" calcext:value-type="float">
            <text:p>0</text:p>
          </table:table-cell>
          <table:table-cell office:value-type="float" office:value="311850" calcext:value-type="float">
            <text:p>311850</text:p>
          </table:table-cell>
          <table:table-cell office:value-type="float" office:value="927242" calcext:value-type="float">
            <text:p>927242</text:p>
          </table:table-cell>
          <table:table-cell office:value-type="string" calcext:value-type="string">
            <text:p>Nice</text:p>
          </table:table-cell>
          <table:table-cell/>
        </table:table-row>
        <table:table-row table:style-name="ro1">
          <table:table-cell office:value-type="float" office:value="439310" calcext:value-type="float">
            <text:p>439310</text:p>
          </table:table-cell>
          <table:table-cell office:value-type="float" office:value="0" calcext:value-type="float">
            <text:p>0</text:p>
          </table:table-cell>
          <table:table-cell office:value-type="float" office:value="2378405" calcext:value-type="float">
            <text:p>2378405</text:p>
          </table:table-cell>
          <table:table-cell office:value-type="float" office:value="29257" calcext:value-type="float">
            <text:p>29257</text:p>
          </table:table-cell>
          <table:table-cell office:value-type="string" calcext:value-type="string">
            <text:p>உங்கள் எல்லா விடியோவும் ரொம்ப நல்ல இருக்கு <text:s/></text:p>
          </table:table-cell>
          <table:table-cell/>
        </table:table-row>
        <table:table-row table:style-name="ro1">
          <table:table-cell office:value-type="float" office:value="97108" calcext:value-type="float">
            <text:p>97108</text:p>
          </table:table-cell>
          <table:table-cell office:value-type="float" office:value="0" calcext:value-type="float">
            <text:p>0</text:p>
          </table:table-cell>
          <table:table-cell office:value-type="float" office:value="770323" calcext:value-type="float">
            <text:p>770323</text:p>
          </table:table-cell>
          <table:table-cell office:value-type="float" office:value="82787" calcext:value-type="float">
            <text:p>82787</text:p>
          </table:table-cell>
          <table:table-cell office:value-type="string" calcext:value-type="string">
            <text:p>This looks amazing ❤️</text:p>
          </table:table-cell>
          <table:table-cell/>
        </table:table-row>
        <table:table-row table:style-name="ro1">
          <table:table-cell office:value-type="float" office:value="125193" calcext:value-type="float">
            <text:p>125193</text:p>
          </table:table-cell>
          <table:table-cell office:value-type="float" office:value="0" calcext:value-type="float">
            <text:p>0</text:p>
          </table:table-cell>
          <table:table-cell office:value-type="float" office:value="826440" calcext:value-type="float">
            <text:p>826440</text:p>
          </table:table-cell>
          <table:table-cell office:value-type="float" office:value="134535" calcext:value-type="float">
            <text:p>134535</text:p>
          </table:table-cell>
          <table:table-cell office:value-type="string" calcext:value-type="string">
            <text:p>[[@81370]] Thanks Sara !</text:p>
          </table:table-cell>
          <table:table-cell/>
        </table:table-row>
        <table:table-row table:style-name="ro1">
          <table:table-cell office:value-type="float" office:value="169347" calcext:value-type="float">
            <text:p>169347</text:p>
          </table:table-cell>
          <table:table-cell office:value-type="float" office:value="0" calcext:value-type="float">
            <text:p>0</text:p>
          </table:table-cell>
          <table:table-cell office:value-type="float" office:value="943228" calcext:value-type="float">
            <text:p>943228</text:p>
          </table:table-cell>
          <table:table-cell office:value-type="float" office:value="80089" calcext:value-type="float">
            <text:p>80089</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285550" calcext:value-type="float">
            <text:p>285550</text:p>
          </table:table-cell>
          <table:table-cell office:value-type="float" office:value="0" calcext:value-type="float">
            <text:p>0</text:p>
          </table:table-cell>
          <table:table-cell office:value-type="float" office:value="1500792" calcext:value-type="float">
            <text:p>1500792</text:p>
          </table:table-cell>
          <table:table-cell office:value-type="float" office:value="461558" calcext:value-type="float">
            <text:p>461558</text:p>
          </table:table-cell>
          <table:table-cell office:value-type="string" calcext:value-type="string">
            <text:p>[[@80640]] i just installed this app today</text:p>
          </table:table-cell>
          <table:table-cell/>
        </table:table-row>
        <table:table-row table:style-name="ro1">
          <table:table-cell office:value-type="float" office:value="299955" calcext:value-type="float">
            <text:p>299955</text:p>
          </table:table-cell>
          <table:table-cell office:value-type="float" office:value="0" calcext:value-type="float">
            <text:p>0</text:p>
          </table:table-cell>
          <table:table-cell office:value-type="float" office:value="1583326" calcext:value-type="float">
            <text:p>1583326</text:p>
          </table:table-cell>
          <table:table-cell office:value-type="float" office:value="487598" calcext:value-type="float">
            <text:p>487598</text:p>
          </table:table-cell>
          <table:table-cell office:value-type="string" calcext:value-type="string">
            <text:p>@ Rishika Rodrigues kaun khela gaya</text:p>
          </table:table-cell>
          <table:table-cell/>
        </table:table-row>
        <table:table-row table:style-name="ro1">
          <table:table-cell office:value-type="float" office:value="414810" calcext:value-type="float">
            <text:p>414810</text:p>
          </table:table-cell>
          <table:table-cell office:value-type="float" office:value="0" calcext:value-type="float">
            <text:p>0</text:p>
          </table:table-cell>
          <table:table-cell office:value-type="float" office:value="2355876" calcext:value-type="float">
            <text:p>2355876</text:p>
          </table:table-cell>
          <table:table-cell office:value-type="float" office:value="1220504" calcext:value-type="float">
            <text:p>1220504</text:p>
          </table:table-cell>
          <table:table-cell office:value-type="string" calcext:value-type="string">
            <text:p>Fantastic</text:p>
          </table:table-cell>
          <table:table-cell/>
        </table:table-row>
        <table:table-row table:style-name="ro1">
          <table:table-cell office:value-type="float" office:value="429113" calcext:value-type="float">
            <text:p>429113</text:p>
          </table:table-cell>
          <table:table-cell office:value-type="float" office:value="0" calcext:value-type="float">
            <text:p>0</text:p>
          </table:table-cell>
          <table:table-cell office:value-type="float" office:value="2303029" calcext:value-type="float">
            <text:p>2303029</text:p>
          </table:table-cell>
          <table:table-cell office:value-type="float" office:value="21087" calcext:value-type="float">
            <text:p>21087</text:p>
          </table:table-cell>
          <table:table-cell office:value-type="string" calcext:value-type="string">
            <text:p>nice tune</text:p>
          </table:table-cell>
          <table:table-cell/>
        </table:table-row>
        <table:table-row table:style-name="ro1">
          <table:table-cell office:value-type="float" office:value="47035" calcext:value-type="float">
            <text:p>47035</text:p>
          </table:table-cell>
          <table:table-cell office:value-type="float" office:value="0" calcext:value-type="float">
            <text:p>0</text:p>
          </table:table-cell>
          <table:table-cell office:value-type="float" office:value="646814" calcext:value-type="float">
            <text:p>646814</text:p>
          </table:table-cell>
          <table:table-cell office:value-type="float" office:value="193247" calcext:value-type="float">
            <text:p>193247</text:p>
          </table:table-cell>
          <table:table-cell office:value-type="string" calcext:value-type="string">
            <text:p>[[@40157]] u can visit throughout the year</text:p>
          </table:table-cell>
          <table:table-cell/>
        </table:table-row>
        <table:table-row table:style-name="ro1">
          <table:table-cell office:value-type="float" office:value="103903" calcext:value-type="float">
            <text:p>103903</text:p>
          </table:table-cell>
          <table:table-cell office:value-type="float" office:value="0" calcext:value-type="float">
            <text:p>0</text:p>
          </table:table-cell>
          <table:table-cell office:value-type="float" office:value="785064" calcext:value-type="float">
            <text:p>785064</text:p>
          </table:table-cell>
          <table:table-cell office:value-type="float" office:value="87232" calcext:value-type="float">
            <text:p>87232</text:p>
          </table:table-cell>
          <table:table-cell office:value-type="string" calcext:value-type="string">
            <text:p>Amazing trail</text:p>
          </table:table-cell>
          <table:table-cell/>
        </table:table-row>
        <table:table-row table:style-name="ro1">
          <table:table-cell office:value-type="float" office:value="105167" calcext:value-type="float">
            <text:p>105167</text:p>
          </table:table-cell>
          <table:table-cell office:value-type="float" office:value="0" calcext:value-type="float">
            <text:p>0</text:p>
          </table:table-cell>
          <table:table-cell office:value-type="float" office:value="789189" calcext:value-type="float">
            <text:p>789189</text:p>
          </table:table-cell>
          <table:table-cell office:value-type="float" office:value="19916" calcext:value-type="float">
            <text:p>19916</text:p>
          </table:table-cell>
          <table:table-cell office:value-type="string" calcext:value-type="string">
            <text:p>Brilliant ?</text:p>
          </table:table-cell>
          <table:table-cell/>
        </table:table-row>
        <table:table-row table:style-name="ro1">
          <table:table-cell office:value-type="float" office:value="146356" calcext:value-type="float">
            <text:p>146356</text:p>
          </table:table-cell>
          <table:table-cell office:value-type="float" office:value="0" calcext:value-type="float">
            <text:p>0</text:p>
          </table:table-cell>
          <table:table-cell office:value-type="float" office:value="403588" calcext:value-type="float">
            <text:p>403588</text:p>
          </table:table-cell>
          <table:table-cell office:value-type="float" office:value="81339" calcext:value-type="float">
            <text:p>81339</text:p>
          </table:table-cell>
          <table:table-cell office:value-type="string" calcext:value-type="string">
            <text:p>Amazing content ❤️❤️</text:p>
          </table:table-cell>
          <table:table-cell/>
        </table:table-row>
        <table:table-row table:style-name="ro1">
          <table:table-cell office:value-type="float" office:value="160995" calcext:value-type="float">
            <text:p>160995</text:p>
          </table:table-cell>
          <table:table-cell office:value-type="float" office:value="0" calcext:value-type="float">
            <text:p>0</text:p>
          </table:table-cell>
          <table:table-cell office:value-type="float" office:value="920084" calcext:value-type="float">
            <text:p>920084</text:p>
          </table:table-cell>
          <table:table-cell office:value-type="float" office:value="87532" calcext:value-type="float">
            <text:p>87532</text:p>
          </table:table-cell>
          <table:table-cell office:value-type="string" calcext:value-type="string">
            <text:p>Your title is my new catchphrase!</text:p>
          </table:table-cell>
          <table:table-cell/>
        </table:table-row>
        <table:table-row table:style-name="ro1">
          <table:table-cell office:value-type="float" office:value="175630" calcext:value-type="float">
            <text:p>175630</text:p>
          </table:table-cell>
          <table:table-cell office:value-type="float" office:value="0" calcext:value-type="float">
            <text:p>0</text:p>
          </table:table-cell>
          <table:table-cell office:value-type="float" office:value="962975" calcext:value-type="float">
            <text:p>962975</text:p>
          </table:table-cell>
          <table:table-cell office:value-type="float" office:value="290016" calcext:value-type="float">
            <text:p>290016</text:p>
          </table:table-cell>
          <table:table-cell office:value-type="string" calcext:value-type="string">
            <text:p>You can obviously camp. It's one of the most beautiful place to experience and explore.</text:p>
          </table:table-cell>
          <table:table-cell/>
        </table:table-row>
        <table:table-row table:style-name="ro1">
          <table:table-cell office:value-type="float" office:value="205935" calcext:value-type="float">
            <text:p>205935</text:p>
          </table:table-cell>
          <table:table-cell office:value-type="float" office:value="665337" calcext:value-type="float">
            <text:p>665337</text:p>
          </table:table-cell>
          <table:table-cell office:value-type="float" office:value="0" calcext:value-type="float">
            <text:p>0</text:p>
          </table:table-cell>
          <table:table-cell office:value-type="float" office:value="312689" calcext:value-type="float">
            <text:p>312689</text:p>
          </table:table-cell>
          <table:table-cell office:value-type="string" calcext:value-type="string">
            <text:p>[[@1]] l</text:p>
          </table:table-cell>
          <table:table-cell/>
        </table:table-row>
        <table:table-row table:style-name="ro1">
          <table:table-cell office:value-type="float" office:value="220403" calcext:value-type="float">
            <text:p>220403</text:p>
          </table:table-cell>
          <table:table-cell office:value-type="float" office:value="0" calcext:value-type="float">
            <text:p>0</text:p>
          </table:table-cell>
          <table:table-cell office:value-type="float" office:value="1134257" calcext:value-type="float">
            <text:p>1134257</text:p>
          </table:table-cell>
          <table:table-cell office:value-type="float" office:value="86451" calcext:value-type="float">
            <text:p>86451</text:p>
          </table:table-cell>
          <table:table-cell office:value-type="string" calcext:value-type="string">
            <text:p>Your stories are truely travel goals, how do you plan them?</text:p>
          </table:table-cell>
          <table:table-cell/>
        </table:table-row>
        <table:table-row table:style-name="ro1">
          <table:table-cell office:value-type="float" office:value="273455" calcext:value-type="float">
            <text:p>273455</text:p>
          </table:table-cell>
          <table:table-cell office:value-type="float" office:value="0" calcext:value-type="float">
            <text:p>0</text:p>
          </table:table-cell>
          <table:table-cell office:value-type="float" office:value="1430222" calcext:value-type="float">
            <text:p>1430222</text:p>
          </table:table-cell>
          <table:table-cell office:value-type="float" office:value="170834" calcext:value-type="float">
            <text:p>170834</text:p>
          </table:table-cell>
          <table:table-cell office:value-type="string" calcext:value-type="string">
            <text:p>Gorgeous click this one! ❤️</text:p>
          </table:table-cell>
          <table:table-cell/>
        </table:table-row>
        <table:table-row table:style-name="ro1">
          <table:table-cell office:value-type="float" office:value="303486" calcext:value-type="float">
            <text:p>303486</text:p>
          </table:table-cell>
          <table:table-cell office:value-type="float" office:value="1197266" calcext:value-type="float">
            <text:p>1197266</text:p>
          </table:table-cell>
          <table:table-cell office:value-type="float" office:value="0" calcext:value-type="float">
            <text:p>0</text:p>
          </table:table-cell>
          <table:table-cell office:value-type="float" office:value="486725" calcext:value-type="float">
            <text:p>486725</text:p>
          </table:table-cell>
          <table:table-cell office:value-type="string" calcext:value-type="string">
            <text:p>Came 2 know about Anand Bhawan. Tq</text:p>
          </table:table-cell>
          <table:table-cell/>
        </table:table-row>
        <table:table-row table:style-name="ro5">
          <table:table-cell office:value-type="float" office:value="337985" calcext:value-type="float">
            <text:p>337985</text:p>
          </table:table-cell>
          <table:table-cell office:value-type="float" office:value="0" calcext:value-type="float">
            <text:p>0</text:p>
          </table:table-cell>
          <table:table-cell office:value-type="float" office:value="1801717" calcext:value-type="float">
            <text:p>1801717</text:p>
          </table:table-cell>
          <table:table-cell office:value-type="float" office:value="556119" calcext:value-type="float">
            <text:p>556119</text:p>
          </table:table-cell>
          <table:table-cell office:value-type="string" calcext:value-type="string">
            <text:p>[[@79963]] Tnx. </text:p>
            <text:p>Will be updating ?</text:p>
          </table:table-cell>
          <table:table-cell/>
        </table:table-row>
        <table:table-row table:style-name="ro1">
          <table:table-cell office:value-type="float" office:value="403627" calcext:value-type="float">
            <text:p>403627</text:p>
          </table:table-cell>
          <table:table-cell office:value-type="float" office:value="0" calcext:value-type="float">
            <text:p>0</text:p>
          </table:table-cell>
          <table:table-cell office:value-type="float" office:value="2269841" calcext:value-type="float">
            <text:p>2269841</text:p>
          </table:table-cell>
          <table:table-cell office:value-type="float" office:value="5755" calcext:value-type="float">
            <text:p>5755</text:p>
          </table:table-cell>
          <table:table-cell office:value-type="string" calcext:value-type="string">
            <text:p>No wonder singapore is one of the most expensive country in the world</text:p>
          </table:table-cell>
          <table:table-cell/>
        </table:table-row>
        <table:table-row table:style-name="ro1">
          <table:table-cell office:value-type="float" office:value="8152" calcext:value-type="float">
            <text:p>8152</text:p>
          </table:table-cell>
          <table:table-cell office:value-type="float" office:value="0" calcext:value-type="float">
            <text:p>0</text:p>
          </table:table-cell>
          <table:table-cell office:value-type="float" office:value="138280" calcext:value-type="float">
            <text:p>138280</text:p>
          </table:table-cell>
          <table:table-cell office:value-type="float" office:value="2148" calcext:value-type="float">
            <text:p>2148</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28169" calcext:value-type="float">
            <text:p>28169</text:p>
          </table:table-cell>
          <table:table-cell office:value-type="float" office:value="0" calcext:value-type="float">
            <text:p>0</text:p>
          </table:table-cell>
          <table:table-cell office:value-type="float" office:value="607053" calcext:value-type="float">
            <text:p>607053</text:p>
          </table:table-cell>
          <table:table-cell office:value-type="float" office:value="43039" calcext:value-type="float">
            <text:p>43039</text:p>
          </table:table-cell>
          <table:table-cell office:value-type="string" calcext:value-type="string">
            <text:p>Gorgeous click ❤️</text:p>
          </table:table-cell>
          <table:table-cell/>
        </table:table-row>
        <table:table-row table:style-name="ro1">
          <table:table-cell office:value-type="float" office:value="110904" calcext:value-type="float">
            <text:p>110904</text:p>
          </table:table-cell>
          <table:table-cell office:value-type="float" office:value="0" calcext:value-type="float">
            <text:p>0</text:p>
          </table:table-cell>
          <table:table-cell office:value-type="float" office:value="800756" calcext:value-type="float">
            <text:p>800756</text:p>
          </table:table-cell>
          <table:table-cell office:value-type="float" office:value="238348" calcext:value-type="float">
            <text:p>238348</text:p>
          </table:table-cell>
          <table:table-cell office:value-type="string" calcext:value-type="string">
            <text:p>@badri.pn <text:s/>thanks bro. I will surely share with you my experience over there.</text:p>
          </table:table-cell>
          <table:table-cell/>
        </table:table-row>
        <table:table-row table:style-name="ro1">
          <table:table-cell office:value-type="float" office:value="183779" calcext:value-type="float">
            <text:p>183779</text:p>
          </table:table-cell>
          <table:table-cell office:value-type="float" office:value="0" calcext:value-type="float">
            <text:p>0</text:p>
          </table:table-cell>
          <table:table-cell office:value-type="float" office:value="570" calcext:value-type="float">
            <text:p>570</text:p>
          </table:table-cell>
          <table:table-cell office:value-type="float" office:value="41110" calcext:value-type="float">
            <text:p>41110</text:p>
          </table:table-cell>
          <table:table-cell office:value-type="string" calcext:value-type="string">
            <text:p>Hey what time of the year is best to visit this place?</text:p>
          </table:table-cell>
          <table:table-cell/>
        </table:table-row>
        <table:table-row table:style-name="ro1">
          <table:table-cell office:value-type="float" office:value="191812" calcext:value-type="float">
            <text:p>191812</text:p>
          </table:table-cell>
          <table:table-cell office:value-type="float" office:value="0" calcext:value-type="float">
            <text:p>0</text:p>
          </table:table-cell>
          <table:table-cell office:value-type="float" office:value="937964" calcext:value-type="float">
            <text:p>937964</text:p>
          </table:table-cell>
          <table:table-cell office:value-type="float" office:value="299759" calcext:value-type="float">
            <text:p>299759</text:p>
          </table:table-cell>
          <table:table-cell office:value-type="string" calcext:value-type="string">
            <text:p>That was really experience you shared</text:p>
          </table:table-cell>
          <table:table-cell/>
        </table:table-row>
        <table:table-row table:style-name="ro1">
          <table:table-cell office:value-type="float" office:value="290480" calcext:value-type="float">
            <text:p>290480</text:p>
          </table:table-cell>
          <table:table-cell office:value-type="float" office:value="0" calcext:value-type="float">
            <text:p>0</text:p>
          </table:table-cell>
          <table:table-cell office:value-type="float" office:value="1534936" calcext:value-type="float">
            <text:p>1534936</text:p>
          </table:table-cell>
          <table:table-cell office:value-type="float" office:value="19761" calcext:value-type="float">
            <text:p>19761</text:p>
          </table:table-cell>
          <table:table-cell office:value-type="string" calcext:value-type="string">
            <text:p>Amazing trail, could share some videos of the same</text:p>
          </table:table-cell>
          <table:table-cell/>
        </table:table-row>
        <table:table-row table:style-name="ro1">
          <table:table-cell office:value-type="float" office:value="351850" calcext:value-type="float">
            <text:p>351850</text:p>
          </table:table-cell>
          <table:table-cell office:value-type="float" office:value="0" calcext:value-type="float">
            <text:p>0</text:p>
          </table:table-cell>
          <table:table-cell office:value-type="float" office:value="1791014" calcext:value-type="float">
            <text:p>1791014</text:p>
          </table:table-cell>
          <table:table-cell office:value-type="float" office:value="84580" calcext:value-type="float">
            <text:p>84580</text:p>
          </table:table-cell>
          <table:table-cell office:value-type="string" calcext:value-type="string">
            <text:p>The photos are just so cool, what camera do you use?</text:p>
          </table:table-cell>
          <table:table-cell/>
        </table:table-row>
        <table:table-row table:style-name="ro1">
          <table:table-cell office:value-type="float" office:value="372416" calcext:value-type="float">
            <text:p>372416</text:p>
          </table:table-cell>
          <table:table-cell office:value-type="float" office:value="0" calcext:value-type="float">
            <text:p>0</text:p>
          </table:table-cell>
          <table:table-cell office:value-type="float" office:value="2219548" calcext:value-type="float">
            <text:p>2219548</text:p>
          </table:table-cell>
          <table:table-cell office:value-type="float" office:value="689445" calcext:value-type="float">
            <text:p>689445</text:p>
          </table:table-cell>
          <table:table-cell office:value-type="string" calcext:value-type="string">
            <text:p>Thanku[[@3890]]</text:p>
          </table:table-cell>
          <table:table-cell/>
        </table:table-row>
        <table:table-row table:style-name="ro1">
          <table:table-cell office:value-type="float" office:value="399812" calcext:value-type="float">
            <text:p>399812</text:p>
          </table:table-cell>
          <table:table-cell office:value-type="float" office:value="0" calcext:value-type="float">
            <text:p>0</text:p>
          </table:table-cell>
          <table:table-cell office:value-type="float" office:value="2275098" calcext:value-type="float">
            <text:p>2275098</text:p>
          </table:table-cell>
          <table:table-cell office:value-type="float" office:value="322" calcext:value-type="float">
            <text:p>322</text:p>
          </table:table-cell>
          <table:table-cell office:value-type="string" calcext:value-type="string">
            <text:p>Bad AF</text:p>
          </table:table-cell>
          <table:table-cell/>
        </table:table-row>
        <table:table-row table:style-name="ro1">
          <table:table-cell office:value-type="float" office:value="448671" calcext:value-type="float">
            <text:p>448671</text:p>
          </table:table-cell>
          <table:table-cell office:value-type="float" office:value="0" calcext:value-type="float">
            <text:p>0</text:p>
          </table:table-cell>
          <table:table-cell office:value-type="float" office:value="2342744" calcext:value-type="float">
            <text:p>2342744</text:p>
          </table:table-cell>
          <table:table-cell office:value-type="float" office:value="1325514" calcext:value-type="float">
            <text:p>1325514</text:p>
          </table:table-cell>
          <table:table-cell office:value-type="string" calcext:value-type="string">
            <text:p>Nice bro</text:p>
          </table:table-cell>
          <table:table-cell/>
        </table:table-row>
        <table:table-row table:style-name="ro1">
          <table:table-cell office:value-type="float" office:value="451945" calcext:value-type="float">
            <text:p>451945</text:p>
          </table:table-cell>
          <table:table-cell office:value-type="float" office:value="0" calcext:value-type="float">
            <text:p>0</text:p>
          </table:table-cell>
          <table:table-cell office:value-type="float" office:value="2131267" calcext:value-type="float">
            <text:p>2131267</text:p>
          </table:table-cell>
          <table:table-cell office:value-type="float" office:value="1947840" calcext:value-type="float">
            <text:p>1947840</text:p>
          </table:table-cell>
          <table:table-cell office:value-type="string" calcext:value-type="string">
            <text:p>Hello</text:p>
          </table:table-cell>
          <table:table-cell/>
        </table:table-row>
        <table:table-row table:style-name="ro1">
          <table:table-cell office:value-type="float" office:value="463153" calcext:value-type="float">
            <text:p>463153</text:p>
          </table:table-cell>
          <table:table-cell office:value-type="float" office:value="0" calcext:value-type="float">
            <text:p>0</text:p>
          </table:table-cell>
          <table:table-cell office:value-type="float" office:value="1689958" calcext:value-type="float">
            <text:p>1689958</text:p>
          </table:table-cell>
          <table:table-cell office:value-type="float" office:value="2230385" calcext:value-type="float">
            <text:p>2230385</text:p>
          </table:table-cell>
          <table:table-cell office:value-type="string" calcext:value-type="string">
            <text:p>Nice</text:p>
          </table:table-cell>
          <table:table-cell/>
        </table:table-row>
        <table:table-row table:style-name="ro1">
          <table:table-cell office:value-type="float" office:value="5130" calcext:value-type="float">
            <text:p>5130</text:p>
          </table:table-cell>
          <table:table-cell office:value-type="float" office:value="0" calcext:value-type="float">
            <text:p>0</text:p>
          </table:table-cell>
          <table:table-cell office:value-type="float" office:value="123330" calcext:value-type="float">
            <text:p>123330</text:p>
          </table:table-cell>
          <table:table-cell office:value-type="float" office:value="46111" calcext:value-type="float">
            <text:p>46111</text:p>
          </table:table-cell>
          <table:table-cell office:value-type="string" calcext:value-type="string">
            <text:p>Info@minitour.eu</text:p>
          </table:table-cell>
          <table:table-cell/>
        </table:table-row>
        <table:table-row table:style-name="ro1">
          <table:table-cell office:value-type="float" office:value="162738" calcext:value-type="float">
            <text:p>162738</text:p>
          </table:table-cell>
          <table:table-cell office:value-type="float" office:value="0" calcext:value-type="float">
            <text:p>0</text:p>
          </table:table-cell>
          <table:table-cell office:value-type="float" office:value="923637" calcext:value-type="float">
            <text:p>923637</text:p>
          </table:table-cell>
          <table:table-cell office:value-type="float" office:value="79620" calcext:value-type="float">
            <text:p>79620</text:p>
          </table:table-cell>
          <table:table-cell office:value-type="string" calcext:value-type="string">
            <text:p>Sahi khel gaye tum toh</text:p>
          </table:table-cell>
          <table:table-cell/>
        </table:table-row>
        <table:table-row table:style-name="ro1">
          <table:table-cell office:value-type="float" office:value="208478" calcext:value-type="float">
            <text:p>208478</text:p>
          </table:table-cell>
          <table:table-cell office:value-type="float" office:value="0" calcext:value-type="float">
            <text:p>0</text:p>
          </table:table-cell>
          <table:table-cell office:value-type="float" office:value="1068199" calcext:value-type="float">
            <text:p>1068199</text:p>
          </table:table-cell>
          <table:table-cell office:value-type="float" office:value="119993" calcext:value-type="float">
            <text:p>119993</text:p>
          </table:table-cell>
          <table:table-cell office:value-type="string" calcext:value-type="string">
            <text:p>Any contact number for the place</text:p>
          </table:table-cell>
          <table:table-cell/>
        </table:table-row>
        <table:table-row table:style-name="ro1">
          <table:table-cell office:value-type="float" office:value="210096" calcext:value-type="float">
            <text:p>210096</text:p>
          </table:table-cell>
          <table:table-cell office:value-type="float" office:value="0" calcext:value-type="float">
            <text:p>0</text:p>
          </table:table-cell>
          <table:table-cell office:value-type="float" office:value="1078045" calcext:value-type="float">
            <text:p>1078045</text:p>
          </table:table-cell>
          <table:table-cell office:value-type="float" office:value="253363" calcext:value-type="float">
            <text:p>253363</text:p>
          </table:table-cell>
          <table:table-cell office:value-type="string" calcext:value-type="string">
            <text:p>april may</text:p>
          </table:table-cell>
          <table:table-cell/>
        </table:table-row>
        <table:table-row table:style-name="ro1">
          <table:table-cell office:value-type="float" office:value="334670" calcext:value-type="float">
            <text:p>334670</text:p>
          </table:table-cell>
          <table:table-cell office:value-type="float" office:value="0" calcext:value-type="float">
            <text:p>0</text:p>
          </table:table-cell>
          <table:table-cell office:value-type="float" office:value="1780425" calcext:value-type="float">
            <text:p>1780425</text:p>
          </table:table-cell>
          <table:table-cell office:value-type="float" office:value="549737" calcext:value-type="float">
            <text:p>549737</text:p>
          </table:table-cell>
          <table:table-cell office:value-type="string" calcext:value-type="string">
            <text:p>[[@550840]] <text:s/>thnks a lot?</text:p>
          </table:table-cell>
          <table:table-cell/>
        </table:table-row>
        <table:table-row table:style-name="ro1">
          <table:table-cell office:value-type="float" office:value="356963" calcext:value-type="float">
            <text:p>356963</text:p>
          </table:table-cell>
          <table:table-cell office:value-type="float" office:value="0" calcext:value-type="float">
            <text:p>0</text:p>
          </table:table-cell>
          <table:table-cell office:value-type="float" office:value="1957910" calcext:value-type="float">
            <text:p>1957910</text:p>
          </table:table-cell>
          <table:table-cell office:value-type="float" office:value="608414" calcext:value-type="float">
            <text:p>608414</text:p>
          </table:table-cell>
          <table:table-cell office:value-type="string" calcext:value-type="string">
            <text:p>Wahi</text:p>
          </table:table-cell>
          <table:table-cell/>
        </table:table-row>
        <table:table-row table:style-name="ro1">
          <table:table-cell office:value-type="float" office:value="359337" calcext:value-type="float">
            <text:p>359337</text:p>
          </table:table-cell>
          <table:table-cell office:value-type="float" office:value="0" calcext:value-type="float">
            <text:p>0</text:p>
          </table:table-cell>
          <table:table-cell office:value-type="float" office:value="1997913" calcext:value-type="float">
            <text:p>1997913</text:p>
          </table:table-cell>
          <table:table-cell office:value-type="float" office:value="82230" calcext:value-type="float">
            <text:p>82230</text:p>
          </table:table-cell>
          <table:table-cell office:value-type="string" calcext:value-type="string">
            <text:p>its super wow pic ❤️</text:p>
          </table:table-cell>
          <table:table-cell/>
        </table:table-row>
        <table:table-row table:style-name="ro1">
          <table:table-cell office:value-type="float" office:value="18668" calcext:value-type="float">
            <text:p>18668</text:p>
          </table:table-cell>
          <table:table-cell office:value-type="float" office:value="0" calcext:value-type="float">
            <text:p>0</text:p>
          </table:table-cell>
          <table:table-cell office:value-type="float" office:value="581484" calcext:value-type="float">
            <text:p>581484</text:p>
          </table:table-cell>
          <table:table-cell office:value-type="float" office:value="43569" calcext:value-type="float">
            <text:p>43569</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38375" calcext:value-type="float">
            <text:p>38375</text:p>
          </table:table-cell>
          <table:table-cell office:value-type="float" office:value="0" calcext:value-type="float">
            <text:p>0</text:p>
          </table:table-cell>
          <table:table-cell office:value-type="float" office:value="630436" calcext:value-type="float">
            <text:p>630436</text:p>
          </table:table-cell>
          <table:table-cell office:value-type="float" office:value="136155" calcext:value-type="float">
            <text:p>136155</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276170" calcext:value-type="float">
            <text:p>276170</text:p>
          </table:table-cell>
          <table:table-cell office:value-type="float" office:value="0" calcext:value-type="float">
            <text:p>0</text:p>
          </table:table-cell>
          <table:table-cell office:value-type="float" office:value="1443933" calcext:value-type="float">
            <text:p>1443933</text:p>
          </table:table-cell>
          <table:table-cell office:value-type="float" office:value="81825" calcext:value-type="float">
            <text:p>81825</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449013" calcext:value-type="float">
            <text:p>449013</text:p>
          </table:table-cell>
          <table:table-cell office:value-type="float" office:value="0" calcext:value-type="float">
            <text:p>0</text:p>
          </table:table-cell>
          <table:table-cell office:value-type="float" office:value="2367927" calcext:value-type="float">
            <text:p>2367927</text:p>
          </table:table-cell>
          <table:table-cell office:value-type="float" office:value="980137" calcext:value-type="float">
            <text:p>980137</text:p>
          </table:table-cell>
          <table:table-cell office:value-type="string" calcext:value-type="string">
            <text:p>Amazing??</text:p>
          </table:table-cell>
          <table:table-cell/>
        </table:table-row>
        <table:table-row table:style-name="ro1">
          <table:table-cell office:value-type="float" office:value="26694" calcext:value-type="float">
            <text:p>26694</text:p>
          </table:table-cell>
          <table:table-cell office:value-type="float" office:value="0" calcext:value-type="float">
            <text:p>0</text:p>
          </table:table-cell>
          <table:table-cell office:value-type="float" office:value="604752" calcext:value-type="float">
            <text:p>604752</text:p>
          </table:table-cell>
          <table:table-cell office:value-type="float" office:value="45544" calcext:value-type="float">
            <text:p>45544</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59098" calcext:value-type="float">
            <text:p>59098</text:p>
          </table:table-cell>
          <table:table-cell office:value-type="float" office:value="112055" calcext:value-type="float">
            <text:p>112055</text:p>
          </table:table-cell>
          <table:table-cell office:value-type="float" office:value="0" calcext:value-type="float">
            <text:p>0</text:p>
          </table:table-cell>
          <table:table-cell office:value-type="float" office:value="144783" calcext:value-type="float">
            <text:p>144783</text:p>
          </table:table-cell>
          <table:table-cell office:value-type="string" calcext:value-type="string">
            <text:p>can you send me the location?</text:p>
          </table:table-cell>
          <table:table-cell/>
        </table:table-row>
        <table:table-row table:style-name="ro1">
          <table:table-cell office:value-type="float" office:value="77954" calcext:value-type="float">
            <text:p>77954</text:p>
          </table:table-cell>
          <table:table-cell office:value-type="float" office:value="0" calcext:value-type="float">
            <text:p>0</text:p>
          </table:table-cell>
          <table:table-cell office:value-type="float" office:value="727486" calcext:value-type="float">
            <text:p>727486</text:p>
          </table:table-cell>
          <table:table-cell office:value-type="float" office:value="215891" calcext:value-type="float">
            <text:p>215891</text:p>
          </table:table-cell>
          <table:table-cell office:value-type="string" calcext:value-type="string">
            <text:p>[[@77380]] thank you</text:p>
          </table:table-cell>
          <table:table-cell/>
        </table:table-row>
        <table:table-row table:style-name="ro1">
          <table:table-cell office:value-type="float" office:value="132839" calcext:value-type="float">
            <text:p>132839</text:p>
          </table:table-cell>
          <table:table-cell office:value-type="float" office:value="0" calcext:value-type="float">
            <text:p>0</text:p>
          </table:table-cell>
          <table:table-cell office:value-type="float" office:value="848808" calcext:value-type="float">
            <text:p>848808</text:p>
          </table:table-cell>
          <table:table-cell office:value-type="float" office:value="135988" calcext:value-type="float">
            <text:p>135988</text:p>
          </table:table-cell>
          <table:table-cell office:value-type="string" calcext:value-type="string">
            <text:p>Absolutely amazing ?</text:p>
          </table:table-cell>
          <table:table-cell/>
        </table:table-row>
        <table:table-row table:style-name="ro1">
          <table:table-cell office:value-type="float" office:value="155102" calcext:value-type="float">
            <text:p>155102</text:p>
          </table:table-cell>
          <table:table-cell office:value-type="float" office:value="0" calcext:value-type="float">
            <text:p>0</text:p>
          </table:table-cell>
          <table:table-cell office:value-type="float" office:value="905545" calcext:value-type="float">
            <text:p>905545</text:p>
          </table:table-cell>
          <table:table-cell office:value-type="float" office:value="19680" calcext:value-type="float">
            <text:p>19680</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28965" calcext:value-type="float">
            <text:p>228965</text:p>
          </table:table-cell>
          <table:table-cell office:value-type="float" office:value="0" calcext:value-type="float">
            <text:p>0</text:p>
          </table:table-cell>
          <table:table-cell office:value-type="float" office:value="1173013" calcext:value-type="float">
            <text:p>1173013</text:p>
          </table:table-cell>
          <table:table-cell office:value-type="float" office:value="41148" calcext:value-type="float">
            <text:p>41148</text:p>
          </table:table-cell>
          <table:table-cell office:value-type="string" calcext:value-type="string">
            <text:p>Brilliant trail! what pictures!</text:p>
          </table:table-cell>
          <table:table-cell/>
        </table:table-row>
        <table:table-row table:style-name="ro1">
          <table:table-cell office:value-type="float" office:value="245900" calcext:value-type="float">
            <text:p>245900</text:p>
          </table:table-cell>
          <table:table-cell office:value-type="float" office:value="0" calcext:value-type="float">
            <text:p>0</text:p>
          </table:table-cell>
          <table:table-cell office:value-type="float" office:value="1231724" calcext:value-type="float">
            <text:p>1231724</text:p>
          </table:table-cell>
          <table:table-cell office:value-type="float" office:value="82179" calcext:value-type="float">
            <text:p>82179</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339715" calcext:value-type="float">
            <text:p>339715</text:p>
          </table:table-cell>
          <table:table-cell office:value-type="float" office:value="0" calcext:value-type="float">
            <text:p>0</text:p>
          </table:table-cell>
          <table:table-cell office:value-type="float" office:value="1813651" calcext:value-type="float">
            <text:p>1813651</text:p>
          </table:table-cell>
          <table:table-cell office:value-type="float" office:value="559801" calcext:value-type="float">
            <text:p>559801</text:p>
          </table:table-cell>
          <table:table-cell office:value-type="string" calcext:value-type="string">
            <text:p>Thanks</text:p>
          </table:table-cell>
          <table:table-cell/>
        </table:table-row>
        <table:table-row table:style-name="ro1">
          <table:table-cell office:value-type="float" office:value="372400" calcext:value-type="float">
            <text:p>372400</text:p>
          </table:table-cell>
          <table:table-cell office:value-type="float" office:value="0" calcext:value-type="float">
            <text:p>0</text:p>
          </table:table-cell>
          <table:table-cell office:value-type="float" office:value="2219625" calcext:value-type="float">
            <text:p>2219625</text:p>
          </table:table-cell>
          <table:table-cell office:value-type="float" office:value="705843" calcext:value-type="float">
            <text:p>705843</text:p>
          </table:table-cell>
          <table:table-cell office:value-type="string" calcext:value-type="string">
            <text:p>Guys more coming soon</text:p>
          </table:table-cell>
          <table:table-cell/>
        </table:table-row>
        <table:table-row table:style-name="ro1">
          <table:table-cell office:value-type="float" office:value="430154" calcext:value-type="float">
            <text:p>430154</text:p>
          </table:table-cell>
          <table:table-cell office:value-type="float" office:value="0" calcext:value-type="float">
            <text:p>0</text:p>
          </table:table-cell>
          <table:table-cell office:value-type="float" office:value="2269135" calcext:value-type="float">
            <text:p>2269135</text:p>
          </table:table-cell>
          <table:table-cell office:value-type="float" office:value="30889" calcext:value-type="float">
            <text:p>30889</text:p>
          </table:table-cell>
          <table:table-cell office:value-type="string" calcext:value-type="string">
            <text:p>i miss it tooo</text:p>
          </table:table-cell>
          <table:table-cell/>
        </table:table-row>
        <table:table-row table:style-name="ro1">
          <table:table-cell office:value-type="float" office:value="459534" calcext:value-type="float">
            <text:p>459534</text:p>
          </table:table-cell>
          <table:table-cell office:value-type="float" office:value="0" calcext:value-type="float">
            <text:p>0</text:p>
          </table:table-cell>
          <table:table-cell office:value-type="float" office:value="2268931" calcext:value-type="float">
            <text:p>2268931</text:p>
          </table:table-cell>
          <table:table-cell office:value-type="float" office:value="2092355" calcext:value-type="float">
            <text:p>2092355</text:p>
          </table:table-cell>
          <table:table-cell office:value-type="string" calcext:value-type="string">
            <text:p>Hi I love the way you do it, if you are younger than 24 then why don't you upload your talent video in tagteen and earn unlimited cash now. 1rupee for 1 like in tagteen. Tagteen app from playstore. Good luck.</text:p>
          </table:table-cell>
          <table:table-cell/>
        </table:table-row>
        <table:table-row table:style-name="ro1">
          <table:table-cell office:value-type="float" office:value="2014" calcext:value-type="float">
            <text:p>2014</text:p>
          </table:table-cell>
          <table:table-cell office:value-type="float" office:value="4718" calcext:value-type="float">
            <text:p>4718</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Brilliant capture. Amazing shot man ?</text:p>
          </table:table-cell>
          <table:table-cell/>
        </table:table-row>
        <table:table-row table:style-name="ro1">
          <table:table-cell office:value-type="float" office:value="16420" calcext:value-type="float">
            <text:p>16420</text:p>
          </table:table-cell>
          <table:table-cell office:value-type="float" office:value="0" calcext:value-type="float">
            <text:p>0</text:p>
          </table:table-cell>
          <table:table-cell office:value-type="float" office:value="490149" calcext:value-type="float">
            <text:p>490149</text:p>
          </table:table-cell>
          <table:table-cell office:value-type="float" office:value="146138" calcext:value-type="float">
            <text:p>146138</text:p>
          </table:table-cell>
          <table:table-cell office:value-type="string" calcext:value-type="string">
            <text:p>[[@1]]</text:p>
          </table:table-cell>
          <table:table-cell/>
        </table:table-row>
        <table:table-row table:style-name="ro1">
          <table:table-cell office:value-type="float" office:value="43894" calcext:value-type="float">
            <text:p>43894</text:p>
          </table:table-cell>
          <table:table-cell office:value-type="float" office:value="0" calcext:value-type="float">
            <text:p>0</text:p>
          </table:table-cell>
          <table:table-cell office:value-type="float" office:value="643029" calcext:value-type="float">
            <text:p>643029</text:p>
          </table:table-cell>
          <table:table-cell office:value-type="float" office:value="80718" calcext:value-type="float">
            <text:p>80718</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81971" calcext:value-type="float">
            <text:p>81971</text:p>
          </table:table-cell>
          <table:table-cell office:value-type="float" office:value="0" calcext:value-type="float">
            <text:p>0</text:p>
          </table:table-cell>
          <table:table-cell office:value-type="float" office:value="238119" calcext:value-type="float">
            <text:p>238119</text:p>
          </table:table-cell>
          <table:table-cell office:value-type="float" office:value="76554" calcext:value-type="float">
            <text:p>76554</text:p>
          </table:table-cell>
          <table:table-cell office:value-type="string" calcext:value-type="string">
            <text:p>Dekhne mein mast lag rahi hai yeh jagah</text:p>
          </table:table-cell>
          <table:table-cell/>
        </table:table-row>
        <table:table-row table:style-name="ro1">
          <table:table-cell office:value-type="float" office:value="94431" calcext:value-type="float">
            <text:p>94431</text:p>
          </table:table-cell>
          <table:table-cell office:value-type="float" office:value="0" calcext:value-type="float">
            <text:p>0</text:p>
          </table:table-cell>
          <table:table-cell office:value-type="float" office:value="761352" calcext:value-type="float">
            <text:p>761352</text:p>
          </table:table-cell>
          <table:table-cell office:value-type="float" office:value="81118" calcext:value-type="float">
            <text:p>81118</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35068" calcext:value-type="float">
            <text:p>335068</text:p>
          </table:table-cell>
          <table:table-cell office:value-type="float" office:value="0" calcext:value-type="float">
            <text:p>0</text:p>
          </table:table-cell>
          <table:table-cell office:value-type="float" office:value="1787457" calcext:value-type="float">
            <text:p>1787457</text:p>
          </table:table-cell>
          <table:table-cell office:value-type="float" office:value="19833" calcext:value-type="float">
            <text:p>19833</text:p>
          </table:table-cell>
          <table:table-cell office:value-type="string" calcext:value-type="string">
            <text:p>Mast ekdum</text:p>
          </table:table-cell>
          <table:table-cell/>
        </table:table-row>
        <table:table-row table:style-name="ro1">
          <table:table-cell office:value-type="float" office:value="406038" calcext:value-type="float">
            <text:p>406038</text:p>
          </table:table-cell>
          <table:table-cell office:value-type="float" office:value="0" calcext:value-type="float">
            <text:p>0</text:p>
          </table:table-cell>
          <table:table-cell office:value-type="float" office:value="2301315" calcext:value-type="float">
            <text:p>2301315</text:p>
          </table:table-cell>
          <table:table-cell office:value-type="float" office:value="1108645" calcext:value-type="float">
            <text:p>1108645</text:p>
          </table:table-cell>
          <table:table-cell office:value-type="string" calcext:value-type="string">
            <text:p>G</text:p>
          </table:table-cell>
          <table:table-cell/>
        </table:table-row>
        <table:table-row table:style-name="ro1">
          <table:table-cell office:value-type="float" office:value="12282" calcext:value-type="float">
            <text:p>12282</text:p>
          </table:table-cell>
          <table:table-cell office:value-type="float" office:value="0" calcext:value-type="float">
            <text:p>0</text:p>
          </table:table-cell>
          <table:table-cell office:value-type="float" office:value="439803" calcext:value-type="float">
            <text:p>439803</text:p>
          </table:table-cell>
          <table:table-cell office:value-type="float" office:value="13828" calcext:value-type="float">
            <text:p>13828</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6597" calcext:value-type="float">
            <text:p>16597</text:p>
          </table:table-cell>
          <table:table-cell office:value-type="float" office:value="0" calcext:value-type="float">
            <text:p>0</text:p>
          </table:table-cell>
          <table:table-cell office:value-type="float" office:value="522681" calcext:value-type="float">
            <text:p>522681</text:p>
          </table:table-cell>
          <table:table-cell office:value-type="float" office:value="132333" calcext:value-type="float">
            <text:p>132333</text:p>
          </table:table-cell>
          <table:table-cell office:value-type="string" calcext:value-type="string">
            <text:p>[[@1]]</text:p>
          </table:table-cell>
          <table:table-cell/>
        </table:table-row>
        <table:table-row table:style-name="ro1">
          <table:table-cell office:value-type="float" office:value="36220" calcext:value-type="float">
            <text:p>36220</text:p>
          </table:table-cell>
          <table:table-cell office:value-type="float" office:value="0" calcext:value-type="float">
            <text:p>0</text:p>
          </table:table-cell>
          <table:table-cell office:value-type="float" office:value="484077" calcext:value-type="float">
            <text:p>484077</text:p>
          </table:table-cell>
          <table:table-cell office:value-type="float" office:value="135955" calcext:value-type="float">
            <text:p>135955</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80979" calcext:value-type="float">
            <text:p>80979</text:p>
          </table:table-cell>
          <table:table-cell office:value-type="float" office:value="0" calcext:value-type="float">
            <text:p>0</text:p>
          </table:table-cell>
          <table:table-cell office:value-type="float" office:value="737538" calcext:value-type="float">
            <text:p>737538</text:p>
          </table:table-cell>
          <table:table-cell office:value-type="float" office:value="41059" calcext:value-type="float">
            <text:p>41059</text:p>
          </table:table-cell>
          <table:table-cell office:value-type="string" calcext:value-type="string">
            <text:p>The title was so rad! cool stuff really!</text:p>
          </table:table-cell>
          <table:table-cell/>
        </table:table-row>
        <table:table-row table:style-name="ro1">
          <table:table-cell office:value-type="float" office:value="103962" calcext:value-type="float">
            <text:p>103962</text:p>
          </table:table-cell>
          <table:table-cell office:value-type="float" office:value="0" calcext:value-type="float">
            <text:p>0</text:p>
          </table:table-cell>
          <table:table-cell office:value-type="float" office:value="785883" calcext:value-type="float">
            <text:p>785883</text:p>
          </table:table-cell>
          <table:table-cell office:value-type="float" office:value="80606" calcext:value-type="float">
            <text:p>80606</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65033" calcext:value-type="float">
            <text:p>165033</text:p>
          </table:table-cell>
          <table:table-cell office:value-type="float" office:value="0" calcext:value-type="float">
            <text:p>0</text:p>
          </table:table-cell>
          <table:table-cell office:value-type="float" office:value="931052" calcext:value-type="float">
            <text:p>931052</text:p>
          </table:table-cell>
          <table:table-cell office:value-type="float" office:value="78712" calcext:value-type="float">
            <text:p>78712</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289883" calcext:value-type="float">
            <text:p>289883</text:p>
          </table:table-cell>
          <table:table-cell office:value-type="float" office:value="0" calcext:value-type="float">
            <text:p>0</text:p>
          </table:table-cell>
          <table:table-cell office:value-type="float" office:value="1531334" calcext:value-type="float">
            <text:p>1531334</text:p>
          </table:table-cell>
          <table:table-cell office:value-type="float" office:value="78220" calcext:value-type="float">
            <text:p>78220</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18075" calcext:value-type="float">
            <text:p>318075</text:p>
          </table:table-cell>
          <table:table-cell office:value-type="float" office:value="1279170" calcext:value-type="float">
            <text:p>1279170</text:p>
          </table:table-cell>
          <table:table-cell office:value-type="float" office:value="0" calcext:value-type="float">
            <text:p>0</text:p>
          </table:table-cell>
          <table:table-cell office:value-type="float" office:value="381806" calcext:value-type="float">
            <text:p>381806</text:p>
          </table:table-cell>
          <table:table-cell office:value-type="string" calcext:value-type="string">
            <text:p>Full chill out</text:p>
          </table:table-cell>
          <table:table-cell/>
        </table:table-row>
        <table:table-row table:style-name="ro1">
          <table:table-cell office:value-type="float" office:value="329694" calcext:value-type="float">
            <text:p>329694</text:p>
          </table:table-cell>
          <table:table-cell office:value-type="float" office:value="0" calcext:value-type="float">
            <text:p>0</text:p>
          </table:table-cell>
          <table:table-cell office:value-type="float" office:value="1752185" calcext:value-type="float">
            <text:p>1752185</text:p>
          </table:table-cell>
          <table:table-cell office:value-type="float" office:value="530023" calcext:value-type="float">
            <text:p>530023</text:p>
          </table:table-cell>
          <table:table-cell office:value-type="string" calcext:value-type="string">
            <text:p>[[@41366]] <text:s/>yaah sure ☺</text:p>
          </table:table-cell>
          <table:table-cell/>
        </table:table-row>
        <table:table-row table:style-name="ro1">
          <table:table-cell office:value-type="float" office:value="335535" calcext:value-type="float">
            <text:p>335535</text:p>
          </table:table-cell>
          <table:table-cell office:value-type="float" office:value="0" calcext:value-type="float">
            <text:p>0</text:p>
          </table:table-cell>
          <table:table-cell office:value-type="float" office:value="1786850" calcext:value-type="float">
            <text:p>1786850</text:p>
          </table:table-cell>
          <table:table-cell office:value-type="float" office:value="535572" calcext:value-type="float">
            <text:p>535572</text:p>
          </table:table-cell>
          <table:table-cell office:value-type="string" calcext:value-type="string">
            <text:p>Superb Avni . I like ur work . appreciate u my dear?</text:p>
          </table:table-cell>
          <table:table-cell/>
        </table:table-row>
        <table:table-row table:style-name="ro1">
          <table:table-cell office:value-type="float" office:value="409758" calcext:value-type="float">
            <text:p>409758</text:p>
          </table:table-cell>
          <table:table-cell office:value-type="float" office:value="0" calcext:value-type="float">
            <text:p>0</text:p>
          </table:table-cell>
          <table:table-cell office:value-type="float" office:value="2316704" calcext:value-type="float">
            <text:p>2316704</text:p>
          </table:table-cell>
          <table:table-cell office:value-type="float" office:value="1233930" calcext:value-type="float">
            <text:p>1233930</text:p>
          </table:table-cell>
          <table:table-cell office:value-type="string" calcext:value-type="string">
            <text:p>Good Hil</text:p>
          </table:table-cell>
          <table:table-cell/>
        </table:table-row>
        <table:table-row table:style-name="ro1">
          <table:table-cell office:value-type="float" office:value="11241" calcext:value-type="float">
            <text:p>11241</text:p>
          </table:table-cell>
          <table:table-cell office:value-type="float" office:value="0" calcext:value-type="float">
            <text:p>0</text:p>
          </table:table-cell>
          <table:table-cell office:value-type="float" office:value="431336" calcext:value-type="float">
            <text:p>431336</text:p>
          </table:table-cell>
          <table:table-cell office:value-type="float" office:value="15881" calcext:value-type="float">
            <text:p>15881</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6530" calcext:value-type="float">
            <text:p>16530</text:p>
          </table:table-cell>
          <table:table-cell office:value-type="float" office:value="0" calcext:value-type="float">
            <text:p>0</text:p>
          </table:table-cell>
          <table:table-cell office:value-type="float" office:value="520927" calcext:value-type="float">
            <text:p>520927</text:p>
          </table:table-cell>
          <table:table-cell office:value-type="float" office:value="147042" calcext:value-type="float">
            <text:p>147042</text:p>
          </table:table-cell>
          <table:table-cell office:value-type="string" calcext:value-type="string">
            <text:p>[[@1]] Mount Abu Roadtrip Done?</text:p>
          </table:table-cell>
          <table:table-cell/>
        </table:table-row>
        <table:table-row table:style-name="ro1">
          <table:table-cell office:value-type="float" office:value="140875" calcext:value-type="float">
            <text:p>140875</text:p>
          </table:table-cell>
          <table:table-cell office:value-type="float" office:value="0" calcext:value-type="float">
            <text:p>0</text:p>
          </table:table-cell>
          <table:table-cell office:value-type="float" office:value="856908" calcext:value-type="float">
            <text:p>856908</text:p>
          </table:table-cell>
          <table:table-cell office:value-type="float" office:value="19749" calcext:value-type="float">
            <text:p>19749</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181863" calcext:value-type="float">
            <text:p>181863</text:p>
          </table:table-cell>
          <table:table-cell office:value-type="float" office:value="0" calcext:value-type="float">
            <text:p>0</text:p>
          </table:table-cell>
          <table:table-cell office:value-type="float" office:value="90856" calcext:value-type="float">
            <text:p>90856</text:p>
          </table:table-cell>
          <table:table-cell office:value-type="float" office:value="41360" calcext:value-type="float">
            <text:p>41360</text:p>
          </table:table-cell>
          <table:table-cell office:value-type="string" calcext:value-type="string">
            <text:p>amazing stories! when can i read your next adventure?</text:p>
          </table:table-cell>
          <table:table-cell/>
        </table:table-row>
        <table:table-row table:style-name="ro1">
          <table:table-cell office:value-type="float" office:value="201978" calcext:value-type="float">
            <text:p>201978</text:p>
          </table:table-cell>
          <table:table-cell office:value-type="float" office:value="0" calcext:value-type="float">
            <text:p>0</text:p>
          </table:table-cell>
          <table:table-cell office:value-type="float" office:value="1037006" calcext:value-type="float">
            <text:p>1037006</text:p>
          </table:table-cell>
          <table:table-cell office:value-type="float" office:value="312836" calcext:value-type="float">
            <text:p>312836</text:p>
          </table:table-cell>
          <table:table-cell office:value-type="string" calcext:value-type="string">
            <text:p>Thanks buddy</text:p>
          </table:table-cell>
          <table:table-cell/>
        </table:table-row>
        <table:table-row table:style-name="ro1">
          <table:table-cell office:value-type="float" office:value="216448" calcext:value-type="float">
            <text:p>216448</text:p>
          </table:table-cell>
          <table:table-cell office:value-type="float" office:value="0" calcext:value-type="float">
            <text:p>0</text:p>
          </table:table-cell>
          <table:table-cell office:value-type="float" office:value="1111165" calcext:value-type="float">
            <text:p>1111165</text:p>
          </table:table-cell>
          <table:table-cell office:value-type="float" office:value="334728" calcext:value-type="float">
            <text:p>334728</text:p>
          </table:table-cell>
          <table:table-cell office:value-type="string" calcext:value-type="string">
            <text:p>[[@40783]] ♥️</text:p>
          </table:table-cell>
          <table:table-cell/>
        </table:table-row>
        <table:table-row table:style-name="ro1">
          <table:table-cell office:value-type="float" office:value="225240" calcext:value-type="float">
            <text:p>225240</text:p>
          </table:table-cell>
          <table:table-cell office:value-type="float" office:value="0" calcext:value-type="float">
            <text:p>0</text:p>
          </table:table-cell>
          <table:table-cell office:value-type="float" office:value="1162065" calcext:value-type="float">
            <text:p>1162065</text:p>
          </table:table-cell>
          <table:table-cell office:value-type="float" office:value="87300" calcext:value-type="float">
            <text:p>87300</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277658" calcext:value-type="float">
            <text:p>277658</text:p>
          </table:table-cell>
          <table:table-cell office:value-type="float" office:value="0" calcext:value-type="float">
            <text:p>0</text:p>
          </table:table-cell>
          <table:table-cell office:value-type="float" office:value="1452323" calcext:value-type="float">
            <text:p>1452323</text:p>
          </table:table-cell>
          <table:table-cell office:value-type="float" office:value="39705" calcext:value-type="float">
            <text:p>39705</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424456" calcext:value-type="float">
            <text:p>424456</text:p>
          </table:table-cell>
          <table:table-cell office:value-type="float" office:value="0" calcext:value-type="float">
            <text:p>0</text:p>
          </table:table-cell>
          <table:table-cell office:value-type="float" office:value="2246298" calcext:value-type="float">
            <text:p>2246298</text:p>
          </table:table-cell>
          <table:table-cell office:value-type="float" office:value="5519" calcext:value-type="float">
            <text:p>5519</text:p>
          </table:table-cell>
          <table:table-cell office:value-type="string" calcext:value-type="string">
            <text:p>mesmerizing</text:p>
          </table:table-cell>
          <table:table-cell/>
        </table:table-row>
        <table:table-row table:style-name="ro1">
          <table:table-cell office:value-type="float" office:value="6211" calcext:value-type="float">
            <text:p>6211</text:p>
          </table:table-cell>
          <table:table-cell office:value-type="float" office:value="3336" calcext:value-type="float">
            <text:p>3336</text:p>
          </table:table-cell>
          <table:table-cell office:value-type="float" office:value="0" calcext:value-type="float">
            <text:p>0</text:p>
          </table:table-cell>
          <table:table-cell office:value-type="float" office:value="61717" calcext:value-type="float">
            <text:p>61717</text:p>
          </table:table-cell>
          <table:table-cell office:value-type="string" calcext:value-type="string">
            <text:p>[[@30560]] it's not mosque</text:p>
          </table:table-cell>
          <table:table-cell/>
        </table:table-row>
        <table:table-row table:style-name="ro1">
          <table:table-cell office:value-type="float" office:value="101234" calcext:value-type="float">
            <text:p>101234</text:p>
          </table:table-cell>
          <table:table-cell office:value-type="float" office:value="0" calcext:value-type="float">
            <text:p>0</text:p>
          </table:table-cell>
          <table:table-cell office:value-type="float" office:value="778356" calcext:value-type="float">
            <text:p>778356</text:p>
          </table:table-cell>
          <table:table-cell office:value-type="float" office:value="78951" calcext:value-type="float">
            <text:p>78951</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22272" calcext:value-type="float">
            <text:p>122272</text:p>
          </table:table-cell>
          <table:table-cell office:value-type="float" office:value="0" calcext:value-type="float">
            <text:p>0</text:p>
          </table:table-cell>
          <table:table-cell office:value-type="float" office:value="629619" calcext:value-type="float">
            <text:p>629619</text:p>
          </table:table-cell>
          <table:table-cell office:value-type="float" office:value="243365" calcext:value-type="float">
            <text:p>243365</text:p>
          </table:table-cell>
          <table:table-cell office:value-type="string" calcext:value-type="string">
            <text:p>??</text:p>
          </table:table-cell>
          <table:table-cell/>
        </table:table-row>
        <table:table-row table:style-name="ro1">
          <table:table-cell office:value-type="float" office:value="150525" calcext:value-type="float">
            <text:p>150525</text:p>
          </table:table-cell>
          <table:table-cell office:value-type="float" office:value="0" calcext:value-type="float">
            <text:p>0</text:p>
          </table:table-cell>
          <table:table-cell office:value-type="float" office:value="892216" calcext:value-type="float">
            <text:p>892216</text:p>
          </table:table-cell>
          <table:table-cell office:value-type="float" office:value="82978" calcext:value-type="float">
            <text:p>82978</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172682" calcext:value-type="float">
            <text:p>172682</text:p>
          </table:table-cell>
          <table:table-cell office:value-type="float" office:value="559203" calcext:value-type="float">
            <text:p>559203</text:p>
          </table:table-cell>
          <table:table-cell office:value-type="float" office:value="0" calcext:value-type="float">
            <text:p>0</text:p>
          </table:table-cell>
          <table:table-cell office:value-type="float" office:value="273990" calcext:value-type="float">
            <text:p>273990</text:p>
          </table:table-cell>
          <table:table-cell office:value-type="string" calcext:value-type="string">
            <text:p>Amazing Architecture</text:p>
          </table:table-cell>
          <table:table-cell/>
        </table:table-row>
        <table:table-row table:style-name="ro1">
          <table:table-cell office:value-type="float" office:value="173154" calcext:value-type="float">
            <text:p>173154</text:p>
          </table:table-cell>
          <table:table-cell office:value-type="float" office:value="0" calcext:value-type="float">
            <text:p>0</text:p>
          </table:table-cell>
          <table:table-cell office:value-type="float" office:value="953517" calcext:value-type="float">
            <text:p>953517</text:p>
          </table:table-cell>
          <table:table-cell office:value-type="float" office:value="82594" calcext:value-type="float">
            <text:p>82594</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75339" calcext:value-type="float">
            <text:p>175339</text:p>
          </table:table-cell>
          <table:table-cell office:value-type="float" office:value="0" calcext:value-type="float">
            <text:p>0</text:p>
          </table:table-cell>
          <table:table-cell office:value-type="float" office:value="962549" calcext:value-type="float">
            <text:p>962549</text:p>
          </table:table-cell>
          <table:table-cell office:value-type="float" office:value="40588" calcext:value-type="float">
            <text:p>40588</text:p>
          </table:table-cell>
          <table:table-cell office:value-type="string" calcext:value-type="string">
            <text:p>The title was so rad! cool stuff really!</text:p>
          </table:table-cell>
          <table:table-cell/>
        </table:table-row>
        <table:table-row table:style-name="ro1">
          <table:table-cell office:value-type="float" office:value="202451" calcext:value-type="float">
            <text:p>202451</text:p>
          </table:table-cell>
          <table:table-cell office:value-type="float" office:value="0" calcext:value-type="float">
            <text:p>0</text:p>
          </table:table-cell>
          <table:table-cell office:value-type="float" office:value="1049800" calcext:value-type="float">
            <text:p>1049800</text:p>
          </table:table-cell>
          <table:table-cell office:value-type="float" office:value="316550" calcext:value-type="float">
            <text:p>316550</text:p>
          </table:table-cell>
          <table:table-cell office:value-type="string" calcext:value-type="string">
            <text:p>I can feel your memories through your words. Visit again and cherish it :)</text:p>
          </table:table-cell>
          <table:table-cell/>
        </table:table-row>
        <table:table-row table:style-name="ro1">
          <table:table-cell office:value-type="float" office:value="225176" calcext:value-type="float">
            <text:p>225176</text:p>
          </table:table-cell>
          <table:table-cell office:value-type="float" office:value="9957" calcext:value-type="float">
            <text:p>9957</text:p>
          </table:table-cell>
          <table:table-cell office:value-type="float" office:value="0" calcext:value-type="float">
            <text:p>0</text:p>
          </table:table-cell>
          <table:table-cell office:value-type="float" office:value="350027" calcext:value-type="float">
            <text:p>350027</text:p>
          </table:table-cell>
          <table:table-cell office:value-type="string" calcext:value-type="string">
            <text:p>These aren't your clicks right?</text:p>
          </table:table-cell>
          <table:table-cell/>
        </table:table-row>
        <table:table-row table:style-name="ro1">
          <table:table-cell office:value-type="float" office:value="228226" calcext:value-type="float">
            <text:p>228226</text:p>
          </table:table-cell>
          <table:table-cell office:value-type="float" office:value="0" calcext:value-type="float">
            <text:p>0</text:p>
          </table:table-cell>
          <table:table-cell office:value-type="float" office:value="1170945" calcext:value-type="float">
            <text:p>1170945</text:p>
          </table:table-cell>
          <table:table-cell office:value-type="float" office:value="353288" calcext:value-type="float">
            <text:p>353288</text:p>
          </table:table-cell>
          <table:table-cell office:value-type="string" calcext:value-type="string">
            <text:p>[[@87145]] tysm....vl sure update soon</text:p>
          </table:table-cell>
          <table:table-cell/>
        </table:table-row>
        <table:table-row table:style-name="ro1">
          <table:table-cell office:value-type="float" office:value="453535" calcext:value-type="float">
            <text:p>453535</text:p>
          </table:table-cell>
          <table:table-cell office:value-type="float" office:value="0" calcext:value-type="float">
            <text:p>0</text:p>
          </table:table-cell>
          <table:table-cell office:value-type="float" office:value="2319722" calcext:value-type="float">
            <text:p>2319722</text:p>
          </table:table-cell>
          <table:table-cell office:value-type="float" office:value="1990463" calcext:value-type="float">
            <text:p>1990463</text:p>
          </table:table-cell>
          <table:table-cell office:value-type="string" calcext:value-type="string">
            <text:p>Very nice</text:p>
          </table:table-cell>
          <table:table-cell/>
        </table:table-row>
        <table:table-row table:style-name="ro1">
          <table:table-cell office:value-type="float" office:value="28324" calcext:value-type="float">
            <text:p>28324</text:p>
          </table:table-cell>
          <table:table-cell office:value-type="float" office:value="0" calcext:value-type="float">
            <text:p>0</text:p>
          </table:table-cell>
          <table:table-cell office:value-type="float" office:value="607395" calcext:value-type="float">
            <text:p>607395</text:p>
          </table:table-cell>
          <table:table-cell office:value-type="float" office:value="19767" calcext:value-type="float">
            <text:p>19767</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52574" calcext:value-type="float">
            <text:p>52574</text:p>
          </table:table-cell>
          <table:table-cell office:value-type="float" office:value="0" calcext:value-type="float">
            <text:p>0</text:p>
          </table:table-cell>
          <table:table-cell office:value-type="float" office:value="661606" calcext:value-type="float">
            <text:p>661606</text:p>
          </table:table-cell>
          <table:table-cell office:value-type="float" office:value="79253" calcext:value-type="float">
            <text:p>79253</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64437" calcext:value-type="float">
            <text:p>64437</text:p>
          </table:table-cell>
          <table:table-cell office:value-type="float" office:value="0" calcext:value-type="float">
            <text:p>0</text:p>
          </table:table-cell>
          <table:table-cell office:value-type="float" office:value="687987" calcext:value-type="float">
            <text:p>687987</text:p>
          </table:table-cell>
          <table:table-cell office:value-type="float" office:value="79483" calcext:value-type="float">
            <text:p>79483</text:p>
          </table:table-cell>
          <table:table-cell office:value-type="string" calcext:value-type="string">
            <text:p>This looks amazing ❤️</text:p>
          </table:table-cell>
          <table:table-cell/>
        </table:table-row>
        <table:table-row table:style-name="ro1">
          <table:table-cell office:value-type="float" office:value="100579" calcext:value-type="float">
            <text:p>100579</text:p>
          </table:table-cell>
          <table:table-cell office:value-type="float" office:value="0" calcext:value-type="float">
            <text:p>0</text:p>
          </table:table-cell>
          <table:table-cell office:value-type="float" office:value="719840" calcext:value-type="float">
            <text:p>719840</text:p>
          </table:table-cell>
          <table:table-cell office:value-type="float" office:value="20162" calcext:value-type="float">
            <text:p>20162</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12659" calcext:value-type="float">
            <text:p>112659</text:p>
          </table:table-cell>
          <table:table-cell office:value-type="float" office:value="0" calcext:value-type="float">
            <text:p>0</text:p>
          </table:table-cell>
          <table:table-cell office:value-type="float" office:value="806245" calcext:value-type="float">
            <text:p>806245</text:p>
          </table:table-cell>
          <table:table-cell office:value-type="float" office:value="81355" calcext:value-type="float">
            <text:p>81355</text:p>
          </table:table-cell>
          <table:table-cell office:value-type="string" calcext:value-type="string">
            <text:p>This trail has the best image of all times!</text:p>
          </table:table-cell>
          <table:table-cell/>
        </table:table-row>
        <table:table-row table:style-name="ro1">
          <table:table-cell office:value-type="float" office:value="119448" calcext:value-type="float">
            <text:p>119448</text:p>
          </table:table-cell>
          <table:table-cell office:value-type="float" office:value="0" calcext:value-type="float">
            <text:p>0</text:p>
          </table:table-cell>
          <table:table-cell office:value-type="float" office:value="817317" calcext:value-type="float">
            <text:p>817317</text:p>
          </table:table-cell>
          <table:table-cell office:value-type="float" office:value="243514" calcext:value-type="float">
            <text:p>243514</text:p>
          </table:table-cell>
          <table:table-cell office:value-type="string" calcext:value-type="string">
            <text:p>[[@80291]] planning for spiti</text:p>
          </table:table-cell>
          <table:table-cell/>
        </table:table-row>
        <table:table-row table:style-name="ro1">
          <table:table-cell office:value-type="float" office:value="187310" calcext:value-type="float">
            <text:p>187310</text:p>
          </table:table-cell>
          <table:table-cell office:value-type="float" office:value="0" calcext:value-type="float">
            <text:p>0</text:p>
          </table:table-cell>
          <table:table-cell office:value-type="float" office:value="820196" calcext:value-type="float">
            <text:p>820196</text:p>
          </table:table-cell>
          <table:table-cell office:value-type="float" office:value="244600" calcext:value-type="float">
            <text:p>244600</text:p>
          </table:table-cell>
          <table:table-cell office:value-type="string" calcext:value-type="string">
            <text:p>What exactly do you want to know Shivani</text:p>
          </table:table-cell>
          <table:table-cell/>
        </table:table-row>
        <table:table-row table:style-name="ro1">
          <table:table-cell office:value-type="float" office:value="306751" calcext:value-type="float">
            <text:p>306751</text:p>
          </table:table-cell>
          <table:table-cell office:value-type="float" office:value="0" calcext:value-type="float">
            <text:p>0</text:p>
          </table:table-cell>
          <table:table-cell office:value-type="float" office:value="1622989" calcext:value-type="float">
            <text:p>1622989</text:p>
          </table:table-cell>
          <table:table-cell office:value-type="float" office:value="500105" calcext:value-type="float">
            <text:p>500105</text:p>
          </table:table-cell>
          <table:table-cell office:value-type="string" calcext:value-type="string">
            <text:p>follow for more....and follow us on instagram @real_uttarpradesh_</text:p>
          </table:table-cell>
          <table:table-cell/>
        </table:table-row>
        <table:table-row table:style-name="ro1">
          <table:table-cell office:value-type="float" office:value="409640" calcext:value-type="float">
            <text:p>409640</text:p>
          </table:table-cell>
          <table:table-cell office:value-type="float" office:value="0" calcext:value-type="float">
            <text:p>0</text:p>
          </table:table-cell>
          <table:table-cell office:value-type="float" office:value="2267543" calcext:value-type="float">
            <text:p>2267543</text:p>
          </table:table-cell>
          <table:table-cell office:value-type="float" office:value="1227568" calcext:value-type="float">
            <text:p>1227568</text:p>
          </table:table-cell>
          <table:table-cell office:value-type="string" calcext:value-type="string">
            <text:p>Good</text:p>
          </table:table-cell>
          <table:table-cell/>
        </table:table-row>
        <table:table-row table:style-name="ro1">
          <table:table-cell office:value-type="float" office:value="36961" calcext:value-type="float">
            <text:p>36961</text:p>
          </table:table-cell>
          <table:table-cell office:value-type="float" office:value="0" calcext:value-type="float">
            <text:p>0</text:p>
          </table:table-cell>
          <table:table-cell office:value-type="float" office:value="627584" calcext:value-type="float">
            <text:p>627584</text:p>
          </table:table-cell>
          <table:table-cell office:value-type="float" office:value="85376" calcext:value-type="float">
            <text:p>85376</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60768" calcext:value-type="float">
            <text:p>60768</text:p>
          </table:table-cell>
          <table:table-cell office:value-type="float" office:value="0" calcext:value-type="float">
            <text:p>0</text:p>
          </table:table-cell>
          <table:table-cell office:value-type="float" office:value="680340" calcext:value-type="float">
            <text:p>680340</text:p>
          </table:table-cell>
          <table:table-cell office:value-type="float" office:value="125275" calcext:value-type="float">
            <text:p>125275</text:p>
          </table:table-cell>
          <table:table-cell office:value-type="string" calcext:value-type="string">
            <text:p>[[@87789]]</text:p>
          </table:table-cell>
          <table:table-cell/>
        </table:table-row>
        <table:table-row table:style-name="ro1">
          <table:table-cell office:value-type="float" office:value="135270" calcext:value-type="float">
            <text:p>135270</text:p>
          </table:table-cell>
          <table:table-cell office:value-type="float" office:value="0" calcext:value-type="float">
            <text:p>0</text:p>
          </table:table-cell>
          <table:table-cell office:value-type="float" office:value="854363" calcext:value-type="float">
            <text:p>854363</text:p>
          </table:table-cell>
          <table:table-cell office:value-type="float" office:value="77223" calcext:value-type="float">
            <text:p>77223</text:p>
          </table:table-cell>
          <table:table-cell office:value-type="string" calcext:value-type="string">
            <text:p>Wow! Thats amazing that you covered so much in so less budget!</text:p>
          </table:table-cell>
          <table:table-cell/>
        </table:table-row>
        <table:table-row table:style-name="ro1">
          <table:table-cell office:value-type="float" office:value="170129" calcext:value-type="float">
            <text:p>170129</text:p>
          </table:table-cell>
          <table:table-cell office:value-type="float" office:value="474201" calcext:value-type="float">
            <text:p>474201</text:p>
          </table:table-cell>
          <table:table-cell office:value-type="float" office:value="0" calcext:value-type="float">
            <text:p>0</text:p>
          </table:table-cell>
          <table:table-cell office:value-type="float" office:value="272875" calcext:value-type="float">
            <text:p>272875</text:p>
          </table:table-cell>
          <table:table-cell office:value-type="string" calcext:value-type="string">
            <text:p>And yeah you're filmy! Nice to meet you:)</text:p>
          </table:table-cell>
          <table:table-cell/>
        </table:table-row>
        <table:table-row table:style-name="ro1">
          <table:table-cell office:value-type="float" office:value="170226" calcext:value-type="float">
            <text:p>170226</text:p>
          </table:table-cell>
          <table:table-cell office:value-type="float" office:value="0" calcext:value-type="float">
            <text:p>0</text:p>
          </table:table-cell>
          <table:table-cell office:value-type="float" office:value="931591" calcext:value-type="float">
            <text:p>931591</text:p>
          </table:table-cell>
          <table:table-cell office:value-type="float" office:value="280135" calcext:value-type="float">
            <text:p>280135</text:p>
          </table:table-cell>
          <table:table-cell office:value-type="string" calcext:value-type="string">
            <text:p>[[@76778]] thank you so much</text:p>
          </table:table-cell>
          <table:table-cell/>
        </table:table-row>
        <table:table-row table:style-name="ro1">
          <table:table-cell office:value-type="float" office:value="288004" calcext:value-type="float">
            <text:p>288004</text:p>
          </table:table-cell>
          <table:table-cell office:value-type="float" office:value="0" calcext:value-type="float">
            <text:p>0</text:p>
          </table:table-cell>
          <table:table-cell office:value-type="float" office:value="1519509" calcext:value-type="float">
            <text:p>1519509</text:p>
          </table:table-cell>
          <table:table-cell office:value-type="float" office:value="87259" calcext:value-type="float">
            <text:p>87259</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55732" calcext:value-type="float">
            <text:p>355732</text:p>
          </table:table-cell>
          <table:table-cell office:value-type="float" office:value="0" calcext:value-type="float">
            <text:p>0</text:p>
          </table:table-cell>
          <table:table-cell office:value-type="float" office:value="1942137" calcext:value-type="float">
            <text:p>1942137</text:p>
          </table:table-cell>
          <table:table-cell office:value-type="float" office:value="602829" calcext:value-type="float">
            <text:p>602829</text:p>
          </table:table-cell>
          <table:table-cell office:value-type="string" calcext:value-type="string">
            <text:p>Thanks</text:p>
          </table:table-cell>
          <table:table-cell/>
        </table:table-row>
        <table:table-row table:style-name="ro1">
          <table:table-cell office:value-type="float" office:value="361878" calcext:value-type="float">
            <text:p>361878</text:p>
          </table:table-cell>
          <table:table-cell office:value-type="float" office:value="0" calcext:value-type="float">
            <text:p>0</text:p>
          </table:table-cell>
          <table:table-cell office:value-type="float" office:value="2056815" calcext:value-type="float">
            <text:p>2056815</text:p>
          </table:table-cell>
          <table:table-cell office:value-type="float" office:value="52428" calcext:value-type="float">
            <text:p>52428</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443706" calcext:value-type="float">
            <text:p>443706</text:p>
          </table:table-cell>
          <table:table-cell office:value-type="float" office:value="0" calcext:value-type="float">
            <text:p>0</text:p>
          </table:table-cell>
          <table:table-cell office:value-type="float" office:value="2453605" calcext:value-type="float">
            <text:p>2453605</text:p>
          </table:table-cell>
          <table:table-cell office:value-type="float" office:value="1737452" calcext:value-type="float">
            <text:p>1737452</text:p>
          </table:table-cell>
          <table:table-cell office:value-type="string" calcext:value-type="string">
            <text:p>Hi</text:p>
          </table:table-cell>
          <table:table-cell/>
        </table:table-row>
        <table:table-row table:style-name="ro1">
          <table:table-cell office:value-type="float" office:value="22689" calcext:value-type="float">
            <text:p>22689</text:p>
          </table:table-cell>
          <table:table-cell office:value-type="float" office:value="157294" calcext:value-type="float">
            <text:p>157294</text:p>
          </table:table-cell>
          <table:table-cell office:value-type="float" office:value="0" calcext:value-type="float">
            <text:p>0</text:p>
          </table:table-cell>
          <table:table-cell office:value-type="float" office:value="168628" calcext:value-type="float">
            <text:p>168628</text:p>
          </table:table-cell>
          <table:table-cell office:value-type="string" calcext:value-type="string">
            <text:p>What a wall art ?</text:p>
          </table:table-cell>
          <table:table-cell/>
        </table:table-row>
        <table:table-row table:style-name="ro1">
          <table:table-cell office:value-type="float" office:value="66224" calcext:value-type="float">
            <text:p>66224</text:p>
          </table:table-cell>
          <table:table-cell office:value-type="float" office:value="0" calcext:value-type="float">
            <text:p>0</text:p>
          </table:table-cell>
          <table:table-cell office:value-type="float" office:value="109099" calcext:value-type="float">
            <text:p>109099</text:p>
          </table:table-cell>
          <table:table-cell office:value-type="float" office:value="142202" calcext:value-type="float">
            <text:p>142202</text:p>
          </table:table-cell>
          <table:table-cell office:value-type="string" calcext:value-type="string">
            <text:p>Hey there! How to reach the fort? And which is the nearest station?</text:p>
          </table:table-cell>
          <table:table-cell/>
        </table:table-row>
        <table:table-row table:style-name="ro1">
          <table:table-cell office:value-type="float" office:value="86946" calcext:value-type="float">
            <text:p>86946</text:p>
          </table:table-cell>
          <table:table-cell office:value-type="float" office:value="0" calcext:value-type="float">
            <text:p>0</text:p>
          </table:table-cell>
          <table:table-cell office:value-type="float" office:value="745152" calcext:value-type="float">
            <text:p>745152</text:p>
          </table:table-cell>
          <table:table-cell office:value-type="float" office:value="76602" calcext:value-type="float">
            <text:p>76602</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104337" calcext:value-type="float">
            <text:p>104337</text:p>
          </table:table-cell>
          <table:table-cell office:value-type="float" office:value="0" calcext:value-type="float">
            <text:p>0</text:p>
          </table:table-cell>
          <table:table-cell office:value-type="float" office:value="787272" calcext:value-type="float">
            <text:p>787272</text:p>
          </table:table-cell>
          <table:table-cell office:value-type="float" office:value="87392" calcext:value-type="float">
            <text:p>87392</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28713" calcext:value-type="float">
            <text:p>128713</text:p>
          </table:table-cell>
          <table:table-cell office:value-type="float" office:value="0" calcext:value-type="float">
            <text:p>0</text:p>
          </table:table-cell>
          <table:table-cell office:value-type="float" office:value="835776" calcext:value-type="float">
            <text:p>835776</text:p>
          </table:table-cell>
          <table:table-cell office:value-type="float" office:value="79539" calcext:value-type="float">
            <text:p>79539</text:p>
          </table:table-cell>
          <table:table-cell office:value-type="string" calcext:value-type="string">
            <text:p>The content and the images don't sit well with one another!</text:p>
          </table:table-cell>
          <table:table-cell/>
        </table:table-row>
        <table:table-row table:style-name="ro1">
          <table:table-cell office:value-type="float" office:value="132013" calcext:value-type="float">
            <text:p>132013</text:p>
          </table:table-cell>
          <table:table-cell office:value-type="float" office:value="43922" calcext:value-type="float">
            <text:p>43922</text:p>
          </table:table-cell>
          <table:table-cell office:value-type="float" office:value="0" calcext:value-type="float">
            <text:p>0</text:p>
          </table:table-cell>
          <table:table-cell office:value-type="float" office:value="252781" calcext:value-type="float">
            <text:p>252781</text:p>
          </table:table-cell>
          <table:table-cell office:value-type="string" calcext:value-type="string">
            <text:p>Definitely a stay I would like to experience...</text:p>
          </table:table-cell>
          <table:table-cell/>
        </table:table-row>
        <table:table-row table:style-name="ro1">
          <table:table-cell office:value-type="float" office:value="140141" calcext:value-type="float">
            <text:p>140141</text:p>
          </table:table-cell>
          <table:table-cell office:value-type="float" office:value="0" calcext:value-type="float">
            <text:p>0</text:p>
          </table:table-cell>
          <table:table-cell office:value-type="float" office:value="857121" calcext:value-type="float">
            <text:p>857121</text:p>
          </table:table-cell>
          <table:table-cell office:value-type="float" office:value="78907" calcext:value-type="float">
            <text:p>78907</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163441" calcext:value-type="float">
            <text:p>163441</text:p>
          </table:table-cell>
          <table:table-cell office:value-type="float" office:value="0" calcext:value-type="float">
            <text:p>0</text:p>
          </table:table-cell>
          <table:table-cell office:value-type="float" office:value="840649" calcext:value-type="float">
            <text:p>840649</text:p>
          </table:table-cell>
          <table:table-cell office:value-type="float" office:value="79123" calcext:value-type="float">
            <text:p>79123</text:p>
          </table:table-cell>
          <table:table-cell office:value-type="string" calcext:value-type="string">
            <text:p>Sahi hai yeh toh bc</text:p>
          </table:table-cell>
          <table:table-cell/>
        </table:table-row>
        <table:table-row table:style-name="ro1">
          <table:table-cell office:value-type="float" office:value="227733" calcext:value-type="float">
            <text:p>227733</text:p>
          </table:table-cell>
          <table:table-cell office:value-type="float" office:value="0" calcext:value-type="float">
            <text:p>0</text:p>
          </table:table-cell>
          <table:table-cell office:value-type="float" office:value="1170420" calcext:value-type="float">
            <text:p>1170420</text:p>
          </table:table-cell>
          <table:table-cell office:value-type="float" office:value="40703" calcext:value-type="float">
            <text:p>40703</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234135" calcext:value-type="float">
            <text:p>234135</text:p>
          </table:table-cell>
          <table:table-cell office:value-type="float" office:value="0" calcext:value-type="float">
            <text:p>0</text:p>
          </table:table-cell>
          <table:table-cell office:value-type="float" office:value="1184298" calcext:value-type="float">
            <text:p>1184298</text:p>
          </table:table-cell>
          <table:table-cell office:value-type="float" office:value="85700" calcext:value-type="float">
            <text:p>85700</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15704" calcext:value-type="float">
            <text:p>315704</text:p>
          </table:table-cell>
          <table:table-cell office:value-type="float" office:value="0" calcext:value-type="float">
            <text:p>0</text:p>
          </table:table-cell>
          <table:table-cell office:value-type="float" office:value="1677407" calcext:value-type="float">
            <text:p>1677407</text:p>
          </table:table-cell>
          <table:table-cell office:value-type="float" office:value="136144" calcext:value-type="float">
            <text:p>136144</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55835" calcext:value-type="float">
            <text:p>355835</text:p>
          </table:table-cell>
          <table:table-cell office:value-type="float" office:value="0" calcext:value-type="float">
            <text:p>0</text:p>
          </table:table-cell>
          <table:table-cell office:value-type="float" office:value="1755636" calcext:value-type="float">
            <text:p>1755636</text:p>
          </table:table-cell>
          <table:table-cell office:value-type="float" office:value="598826" calcext:value-type="float">
            <text:p>598826</text:p>
          </table:table-cell>
          <table:table-cell office:value-type="string" calcext:value-type="string">
            <text:p>Hello</text:p>
          </table:table-cell>
          <table:table-cell/>
        </table:table-row>
        <table:table-row table:style-name="ro1">
          <table:table-cell office:value-type="float" office:value="426600" calcext:value-type="float">
            <text:p>426600</text:p>
          </table:table-cell>
          <table:table-cell office:value-type="float" office:value="0" calcext:value-type="float">
            <text:p>0</text:p>
          </table:table-cell>
          <table:table-cell office:value-type="float" office:value="1368257" calcext:value-type="float">
            <text:p>1368257</text:p>
          </table:table-cell>
          <table:table-cell office:value-type="float" office:value="12457" calcext:value-type="float">
            <text:p>12457</text:p>
          </table:table-cell>
          <table:table-cell office:value-type="string" calcext:value-type="string">
            <text:p>cool</text:p>
          </table:table-cell>
          <table:table-cell/>
        </table:table-row>
        <table:table-row table:style-name="ro1">
          <table:table-cell office:value-type="float" office:value="448866" calcext:value-type="float">
            <text:p>448866</text:p>
          </table:table-cell>
          <table:table-cell office:value-type="float" office:value="0" calcext:value-type="float">
            <text:p>0</text:p>
          </table:table-cell>
          <table:table-cell office:value-type="float" office:value="2288525" calcext:value-type="float">
            <text:p>2288525</text:p>
          </table:table-cell>
          <table:table-cell office:value-type="float" office:value="1864974" calcext:value-type="float">
            <text:p>1864974</text:p>
          </table:table-cell>
          <table:table-cell office:value-type="string" calcext:value-type="string">
            <text:p>Hiiii</text:p>
          </table:table-cell>
          <table:table-cell/>
        </table:table-row>
        <table:table-row table:style-name="ro1">
          <table:table-cell office:value-type="float" office:value="76924" calcext:value-type="float">
            <text:p>76924</text:p>
          </table:table-cell>
          <table:table-cell office:value-type="float" office:value="0" calcext:value-type="float">
            <text:p>0</text:p>
          </table:table-cell>
          <table:table-cell office:value-type="float" office:value="711724" calcext:value-type="float">
            <text:p>711724</text:p>
          </table:table-cell>
          <table:table-cell office:value-type="float" office:value="83499" calcext:value-type="float">
            <text:p>83499</text:p>
          </table:table-cell>
          <table:table-cell office:value-type="string" calcext:value-type="string">
            <text:p>Sahi khel gaye tum toh :P</text:p>
          </table:table-cell>
          <table:table-cell/>
        </table:table-row>
        <table:table-row table:style-name="ro1">
          <table:table-cell office:value-type="float" office:value="123280" calcext:value-type="float">
            <text:p>123280</text:p>
          </table:table-cell>
          <table:table-cell office:value-type="float" office:value="0" calcext:value-type="float">
            <text:p>0</text:p>
          </table:table-cell>
          <table:table-cell office:value-type="float" office:value="821997" calcext:value-type="float">
            <text:p>821997</text:p>
          </table:table-cell>
          <table:table-cell office:value-type="float" office:value="40794" calcext:value-type="float">
            <text:p>40794</text:p>
          </table:table-cell>
          <table:table-cell office:value-type="string" calcext:value-type="string">
            <text:p>Sahi banaya he !!</text:p>
          </table:table-cell>
          <table:table-cell/>
        </table:table-row>
        <table:table-row table:style-name="ro1">
          <table:table-cell office:value-type="float" office:value="159989" calcext:value-type="float">
            <text:p>159989</text:p>
          </table:table-cell>
          <table:table-cell office:value-type="float" office:value="0" calcext:value-type="float">
            <text:p>0</text:p>
          </table:table-cell>
          <table:table-cell office:value-type="float" office:value="916054" calcext:value-type="float">
            <text:p>916054</text:p>
          </table:table-cell>
          <table:table-cell office:value-type="float" office:value="82037" calcext:value-type="float">
            <text:p>82037</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68754" calcext:value-type="float">
            <text:p>168754</text:p>
          </table:table-cell>
          <table:table-cell office:value-type="float" office:value="0" calcext:value-type="float">
            <text:p>0</text:p>
          </table:table-cell>
          <table:table-cell office:value-type="float" office:value="941639" calcext:value-type="float">
            <text:p>941639</text:p>
          </table:table-cell>
          <table:table-cell office:value-type="float" office:value="80556" calcext:value-type="float">
            <text:p>80556</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172304" calcext:value-type="float">
            <text:p>172304</text:p>
          </table:table-cell>
          <table:table-cell office:value-type="float" office:value="0" calcext:value-type="float">
            <text:p>0</text:p>
          </table:table-cell>
          <table:table-cell office:value-type="float" office:value="953523" calcext:value-type="float">
            <text:p>953523</text:p>
          </table:table-cell>
          <table:table-cell office:value-type="float" office:value="286992" calcext:value-type="float">
            <text:p>286992</text:p>
          </table:table-cell>
          <table:table-cell office:value-type="string" calcext:value-type="string">
            <text:p>[[@49872]] sharing all those of this trip in this trail</text:p>
          </table:table-cell>
          <table:table-cell/>
        </table:table-row>
        <table:table-row table:style-name="ro1">
          <table:table-cell office:value-type="float" office:value="195649" calcext:value-type="float">
            <text:p>195649</text:p>
          </table:table-cell>
          <table:table-cell office:value-type="float" office:value="0" calcext:value-type="float">
            <text:p>0</text:p>
          </table:table-cell>
          <table:table-cell office:value-type="float" office:value="1013007" calcext:value-type="float">
            <text:p>1013007</text:p>
          </table:table-cell>
          <table:table-cell office:value-type="float" office:value="305569" calcext:value-type="float">
            <text:p>305569</text:p>
          </table:table-cell>
          <table:table-cell office:value-type="string" calcext:value-type="string">
            <text:p>[[@85025]] ????</text:p>
          </table:table-cell>
          <table:table-cell/>
        </table:table-row>
        <table:table-row table:style-name="ro1">
          <table:table-cell office:value-type="float" office:value="225048" calcext:value-type="float">
            <text:p>225048</text:p>
          </table:table-cell>
          <table:table-cell office:value-type="float" office:value="0" calcext:value-type="float">
            <text:p>0</text:p>
          </table:table-cell>
          <table:table-cell office:value-type="float" office:value="1160056" calcext:value-type="float">
            <text:p>1160056</text:p>
          </table:table-cell>
          <table:table-cell office:value-type="float" office:value="86273" calcext:value-type="float">
            <text:p>86273</text:p>
          </table:table-cell>
          <table:table-cell office:value-type="string" calcext:value-type="string">
            <text:p>Hoping for another awesome adventure soon!</text:p>
          </table:table-cell>
          <table:table-cell/>
        </table:table-row>
        <table:table-row table:style-name="ro1">
          <table:table-cell office:value-type="float" office:value="281150" calcext:value-type="float">
            <text:p>281150</text:p>
          </table:table-cell>
          <table:table-cell office:value-type="float" office:value="0" calcext:value-type="float">
            <text:p>0</text:p>
          </table:table-cell>
          <table:table-cell office:value-type="float" office:value="1473316" calcext:value-type="float">
            <text:p>1473316</text:p>
          </table:table-cell>
          <table:table-cell office:value-type="float" office:value="50547" calcext:value-type="float">
            <text:p>50547</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01782" calcext:value-type="float">
            <text:p>301782</text:p>
          </table:table-cell>
          <table:table-cell office:value-type="float" office:value="1142325" calcext:value-type="float">
            <text:p>1142325</text:p>
          </table:table-cell>
          <table:table-cell office:value-type="float" office:value="0" calcext:value-type="float">
            <text:p>0</text:p>
          </table:table-cell>
          <table:table-cell office:value-type="float" office:value="461294" calcext:value-type="float">
            <text:p>461294</text:p>
          </table:table-cell>
          <table:table-cell office:value-type="string" calcext:value-type="string">
            <text:p>Yeah</text:p>
          </table:table-cell>
          <table:table-cell/>
        </table:table-row>
        <table:table-row table:style-name="ro1">
          <table:table-cell office:value-type="float" office:value="340618" calcext:value-type="float">
            <text:p>340618</text:p>
          </table:table-cell>
          <table:table-cell office:value-type="float" office:value="0" calcext:value-type="float">
            <text:p>0</text:p>
          </table:table-cell>
          <table:table-cell office:value-type="float" office:value="1813301" calcext:value-type="float">
            <text:p>1813301</text:p>
          </table:table-cell>
          <table:table-cell office:value-type="float" office:value="40106" calcext:value-type="float">
            <text:p>40106</text:p>
          </table:table-cell>
          <table:table-cell office:value-type="string" calcext:value-type="string">
            <text:p>Yeh picture toh blockbuster hai ekdum :D</text:p>
          </table:table-cell>
          <table:table-cell/>
        </table:table-row>
        <table:table-row table:style-name="ro1">
          <table:table-cell office:value-type="float" office:value="341783" calcext:value-type="float">
            <text:p>341783</text:p>
          </table:table-cell>
          <table:table-cell office:value-type="float" office:value="0" calcext:value-type="float">
            <text:p>0</text:p>
          </table:table-cell>
          <table:table-cell office:value-type="float" office:value="1826446" calcext:value-type="float">
            <text:p>1826446</text:p>
          </table:table-cell>
          <table:table-cell office:value-type="float" office:value="40061" calcext:value-type="float">
            <text:p>40061</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362537" calcext:value-type="float">
            <text:p>362537</text:p>
          </table:table-cell>
          <table:table-cell office:value-type="float" office:value="0" calcext:value-type="float">
            <text:p>0</text:p>
          </table:table-cell>
          <table:table-cell office:value-type="float" office:value="2072038" calcext:value-type="float">
            <text:p>2072038</text:p>
          </table:table-cell>
          <table:table-cell office:value-type="float" office:value="78790" calcext:value-type="float">
            <text:p>78790</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435057" calcext:value-type="float">
            <text:p>435057</text:p>
          </table:table-cell>
          <table:table-cell office:value-type="float" office:value="0" calcext:value-type="float">
            <text:p>0</text:p>
          </table:table-cell>
          <table:table-cell office:value-type="float" office:value="2311421" calcext:value-type="float">
            <text:p>2311421</text:p>
          </table:table-cell>
          <table:table-cell office:value-type="float" office:value="1503761" calcext:value-type="float">
            <text:p>1503761</text:p>
          </table:table-cell>
          <table:table-cell office:value-type="string" calcext:value-type="string">
            <text:p>Nice</text:p>
          </table:table-cell>
          <table:table-cell/>
        </table:table-row>
        <table:table-row table:style-name="ro1">
          <table:table-cell office:value-type="float" office:value="42451" calcext:value-type="float">
            <text:p>42451</text:p>
          </table:table-cell>
          <table:table-cell office:value-type="float" office:value="0" calcext:value-type="float">
            <text:p>0</text:p>
          </table:table-cell>
          <table:table-cell office:value-type="float" office:value="638764" calcext:value-type="float">
            <text:p>638764</text:p>
          </table:table-cell>
          <table:table-cell office:value-type="float" office:value="49493" calcext:value-type="float">
            <text:p>49493</text:p>
          </table:table-cell>
          <table:table-cell office:value-type="string" calcext:value-type="string">
            <text:p>The title was superb! The content was a little dreary!</text:p>
          </table:table-cell>
          <table:table-cell/>
        </table:table-row>
        <table:table-row table:style-name="ro1">
          <table:table-cell office:value-type="float" office:value="85502" calcext:value-type="float">
            <text:p>85502</text:p>
          </table:table-cell>
          <table:table-cell office:value-type="float" office:value="0" calcext:value-type="float">
            <text:p>0</text:p>
          </table:table-cell>
          <table:table-cell office:value-type="float" office:value="28228" calcext:value-type="float">
            <text:p>28228</text:p>
          </table:table-cell>
          <table:table-cell office:value-type="float" office:value="86901" calcext:value-type="float">
            <text:p>86901</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92881" calcext:value-type="float">
            <text:p>92881</text:p>
          </table:table-cell>
          <table:table-cell office:value-type="float" office:value="0" calcext:value-type="float">
            <text:p>0</text:p>
          </table:table-cell>
          <table:table-cell office:value-type="float" office:value="759730" calcext:value-type="float">
            <text:p>759730</text:p>
          </table:table-cell>
          <table:table-cell office:value-type="float" office:value="85139" calcext:value-type="float">
            <text:p>85139</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15669" calcext:value-type="float">
            <text:p>115669</text:p>
          </table:table-cell>
          <table:table-cell office:value-type="float" office:value="0" calcext:value-type="float">
            <text:p>0</text:p>
          </table:table-cell>
          <table:table-cell office:value-type="float" office:value="813825" calcext:value-type="float">
            <text:p>813825</text:p>
          </table:table-cell>
          <table:table-cell office:value-type="float" office:value="40187" calcext:value-type="float">
            <text:p>40187</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06943" calcext:value-type="float">
            <text:p>206943</text:p>
          </table:table-cell>
          <table:table-cell office:value-type="float" office:value="0" calcext:value-type="float">
            <text:p>0</text:p>
          </table:table-cell>
          <table:table-cell office:value-type="float" office:value="1059328" calcext:value-type="float">
            <text:p>1059328</text:p>
          </table:table-cell>
          <table:table-cell office:value-type="float" office:value="47011" calcext:value-type="float">
            <text:p>47011</text:p>
          </table:table-cell>
          <table:table-cell office:value-type="string" calcext:value-type="string">
            <text:p>[[@45517]] <text:s/>??</text:p>
          </table:table-cell>
          <table:table-cell/>
        </table:table-row>
        <table:table-row table:style-name="ro1">
          <table:table-cell office:value-type="float" office:value="228771" calcext:value-type="float">
            <text:p>228771</text:p>
          </table:table-cell>
          <table:table-cell office:value-type="float" office:value="0" calcext:value-type="float">
            <text:p>0</text:p>
          </table:table-cell>
          <table:table-cell office:value-type="float" office:value="1172244" calcext:value-type="float">
            <text:p>1172244</text:p>
          </table:table-cell>
          <table:table-cell office:value-type="float" office:value="353673" calcext:value-type="float">
            <text:p>353673</text:p>
          </table:table-cell>
          <table:table-cell office:value-type="string" calcext:value-type="string">
            <text:p>[[@87503]] <text:s/>sorry I don't have videos of palace</text:p>
          </table:table-cell>
          <table:table-cell/>
        </table:table-row>
        <table:table-row table:style-name="ro1">
          <table:table-cell office:value-type="float" office:value="391701" calcext:value-type="float">
            <text:p>391701</text:p>
          </table:table-cell>
          <table:table-cell office:value-type="float" office:value="0" calcext:value-type="float">
            <text:p>0</text:p>
          </table:table-cell>
          <table:table-cell office:value-type="float" office:value="2278979" calcext:value-type="float">
            <text:p>2278979</text:p>
          </table:table-cell>
          <table:table-cell office:value-type="float" office:value="938732" calcext:value-type="float">
            <text:p>938732</text:p>
          </table:table-cell>
          <table:table-cell office:value-type="string" calcext:value-type="string">
            <text:p>Yes</text:p>
          </table:table-cell>
          <table:table-cell/>
        </table:table-row>
        <table:table-row table:style-name="ro1">
          <table:table-cell office:value-type="float" office:value="429223" calcext:value-type="float">
            <text:p>429223</text:p>
          </table:table-cell>
          <table:table-cell office:value-type="float" office:value="0" calcext:value-type="float">
            <text:p>0</text:p>
          </table:table-cell>
          <table:table-cell office:value-type="float" office:value="412072" calcext:value-type="float">
            <text:p>412072</text:p>
          </table:table-cell>
          <table:table-cell office:value-type="float" office:value="13292" calcext:value-type="float">
            <text:p>13292</text:p>
          </table:table-cell>
          <table:table-cell office:value-type="string" calcext:value-type="string">
            <text:p>awesome</text:p>
          </table:table-cell>
          <table:table-cell/>
        </table:table-row>
        <table:table-row table:style-name="ro1">
          <table:table-cell office:value-type="float" office:value="138963" calcext:value-type="float">
            <text:p>138963</text:p>
          </table:table-cell>
          <table:table-cell office:value-type="float" office:value="0" calcext:value-type="float">
            <text:p>0</text:p>
          </table:table-cell>
          <table:table-cell office:value-type="float" office:value="864849" calcext:value-type="float">
            <text:p>864849</text:p>
          </table:table-cell>
          <table:table-cell office:value-type="float" office:value="78775" calcext:value-type="float">
            <text:p>78775</text:p>
          </table:table-cell>
          <table:table-cell office:value-type="string" calcext:value-type="string">
            <text:p>Wow! this is simply an amazing trail!</text:p>
          </table:table-cell>
          <table:table-cell/>
        </table:table-row>
        <table:table-row table:style-name="ro1">
          <table:table-cell office:value-type="float" office:value="139434" calcext:value-type="float">
            <text:p>139434</text:p>
          </table:table-cell>
          <table:table-cell office:value-type="float" office:value="0" calcext:value-type="float">
            <text:p>0</text:p>
          </table:table-cell>
          <table:table-cell office:value-type="float" office:value="863311" calcext:value-type="float">
            <text:p>863311</text:p>
          </table:table-cell>
          <table:table-cell office:value-type="float" office:value="135790" calcext:value-type="float">
            <text:p>135790</text:p>
          </table:table-cell>
          <table:table-cell office:value-type="string" calcext:value-type="string">
            <text:p>Awesome! I too am heading there next week</text:p>
          </table:table-cell>
          <table:table-cell/>
        </table:table-row>
        <table:table-row table:style-name="ro1">
          <table:table-cell office:value-type="float" office:value="149433" calcext:value-type="float">
            <text:p>149433</text:p>
          </table:table-cell>
          <table:table-cell office:value-type="float" office:value="0" calcext:value-type="float">
            <text:p>0</text:p>
          </table:table-cell>
          <table:table-cell office:value-type="float" office:value="889142" calcext:value-type="float">
            <text:p>889142</text:p>
          </table:table-cell>
          <table:table-cell office:value-type="float" office:value="84310" calcext:value-type="float">
            <text:p>84310</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196492" calcext:value-type="float">
            <text:p>196492</text:p>
          </table:table-cell>
          <table:table-cell office:value-type="float" office:value="0" calcext:value-type="float">
            <text:p>0</text:p>
          </table:table-cell>
          <table:table-cell office:value-type="float" office:value="1019622" calcext:value-type="float">
            <text:p>1019622</text:p>
          </table:table-cell>
          <table:table-cell office:value-type="float" office:value="45980" calcext:value-type="float">
            <text:p>45980</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264701" calcext:value-type="float">
            <text:p>264701</text:p>
          </table:table-cell>
          <table:table-cell office:value-type="float" office:value="0" calcext:value-type="float">
            <text:p>0</text:p>
          </table:table-cell>
          <table:table-cell office:value-type="float" office:value="1380348" calcext:value-type="float">
            <text:p>1380348</text:p>
          </table:table-cell>
          <table:table-cell office:value-type="float" office:value="83695" calcext:value-type="float">
            <text:p>83695</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24176" calcext:value-type="float">
            <text:p>324176</text:p>
          </table:table-cell>
          <table:table-cell office:value-type="float" office:value="0" calcext:value-type="float">
            <text:p>0</text:p>
          </table:table-cell>
          <table:table-cell office:value-type="float" office:value="1730867" calcext:value-type="float">
            <text:p>1730867</text:p>
          </table:table-cell>
          <table:table-cell office:value-type="float" office:value="82996" calcext:value-type="float">
            <text:p>82996</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409380" calcext:value-type="float">
            <text:p>409380</text:p>
          </table:table-cell>
          <table:table-cell office:value-type="float" office:value="0" calcext:value-type="float">
            <text:p>0</text:p>
          </table:table-cell>
          <table:table-cell office:value-type="float" office:value="2317231" calcext:value-type="float">
            <text:p>2317231</text:p>
          </table:table-cell>
          <table:table-cell office:value-type="float" office:value="1222657" calcext:value-type="float">
            <text:p>1222657</text:p>
          </table:table-cell>
          <table:table-cell office:value-type="string" calcext:value-type="string">
            <text:p>Nic</text:p>
          </table:table-cell>
          <table:table-cell/>
        </table:table-row>
        <table:table-row table:style-name="ro1">
          <table:table-cell office:value-type="float" office:value="30291" calcext:value-type="float">
            <text:p>30291</text:p>
          </table:table-cell>
          <table:table-cell office:value-type="float" office:value="0" calcext:value-type="float">
            <text:p>0</text:p>
          </table:table-cell>
          <table:table-cell office:value-type="float" office:value="613926" calcext:value-type="float">
            <text:p>613926</text:p>
          </table:table-cell>
          <table:table-cell office:value-type="float" office:value="43088" calcext:value-type="float">
            <text:p>43088</text:p>
          </table:table-cell>
          <table:table-cell office:value-type="string" calcext:value-type="string">
            <text:p>The title was superb! The content was a little dreary!</text:p>
          </table:table-cell>
          <table:table-cell/>
        </table:table-row>
        <table:table-row table:style-name="ro1">
          <table:table-cell office:value-type="float" office:value="31140" calcext:value-type="float">
            <text:p>31140</text:p>
          </table:table-cell>
          <table:table-cell office:value-type="float" office:value="279147" calcext:value-type="float">
            <text:p>279147</text:p>
          </table:table-cell>
          <table:table-cell office:value-type="float" office:value="0" calcext:value-type="float">
            <text:p>0</text:p>
          </table:table-cell>
          <table:table-cell office:value-type="float" office:value="131264" calcext:value-type="float">
            <text:p>131264</text:p>
          </table:table-cell>
          <table:table-cell office:value-type="string" calcext:value-type="string">
            <text:p>[[@1]]</text:p>
          </table:table-cell>
          <table:table-cell/>
        </table:table-row>
        <table:table-row table:style-name="ro1">
          <table:table-cell office:value-type="float" office:value="60783" calcext:value-type="float">
            <text:p>60783</text:p>
          </table:table-cell>
          <table:table-cell office:value-type="float" office:value="0" calcext:value-type="float">
            <text:p>0</text:p>
          </table:table-cell>
          <table:table-cell office:value-type="float" office:value="106122" calcext:value-type="float">
            <text:p>106122</text:p>
          </table:table-cell>
          <table:table-cell office:value-type="float" office:value="85813" calcext:value-type="float">
            <text:p>85813</text:p>
          </table:table-cell>
          <table:table-cell office:value-type="string" calcext:value-type="string">
            <text:p>Woah! Waiting for the next post in series <text:s/>❤️?</text:p>
          </table:table-cell>
          <table:table-cell/>
        </table:table-row>
        <table:table-row table:style-name="ro1">
          <table:table-cell office:value-type="float" office:value="132685" calcext:value-type="float">
            <text:p>132685</text:p>
          </table:table-cell>
          <table:table-cell office:value-type="float" office:value="0" calcext:value-type="float">
            <text:p>0</text:p>
          </table:table-cell>
          <table:table-cell office:value-type="float" office:value="848428" calcext:value-type="float">
            <text:p>848428</text:p>
          </table:table-cell>
          <table:table-cell office:value-type="float" office:value="81420" calcext:value-type="float">
            <text:p>81420</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53539" calcext:value-type="float">
            <text:p>153539</text:p>
          </table:table-cell>
          <table:table-cell office:value-type="float" office:value="0" calcext:value-type="float">
            <text:p>0</text:p>
          </table:table-cell>
          <table:table-cell office:value-type="float" office:value="896447" calcext:value-type="float">
            <text:p>896447</text:p>
          </table:table-cell>
          <table:table-cell office:value-type="float" office:value="78494" calcext:value-type="float">
            <text:p>78494</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88589" calcext:value-type="float">
            <text:p>188589</text:p>
          </table:table-cell>
          <table:table-cell office:value-type="float" office:value="0" calcext:value-type="float">
            <text:p>0</text:p>
          </table:table-cell>
          <table:table-cell office:value-type="float" office:value="980907" calcext:value-type="float">
            <text:p>980907</text:p>
          </table:table-cell>
          <table:table-cell office:value-type="float" office:value="85778" calcext:value-type="float">
            <text:p>85778</text:p>
          </table:table-cell>
          <table:table-cell office:value-type="string" calcext:value-type="string">
            <text:p>Kya edit he.. mastt ekdum.</text:p>
          </table:table-cell>
          <table:table-cell/>
        </table:table-row>
        <table:table-row table:style-name="ro1">
          <table:table-cell office:value-type="float" office:value="264184" calcext:value-type="float">
            <text:p>264184</text:p>
          </table:table-cell>
          <table:table-cell office:value-type="float" office:value="0" calcext:value-type="float">
            <text:p>0</text:p>
          </table:table-cell>
          <table:table-cell office:value-type="float" office:value="1377709" calcext:value-type="float">
            <text:p>1377709</text:p>
          </table:table-cell>
          <table:table-cell office:value-type="float" office:value="83455" calcext:value-type="float">
            <text:p>83455</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437166" calcext:value-type="float">
            <text:p>437166</text:p>
          </table:table-cell>
          <table:table-cell office:value-type="float" office:value="0" calcext:value-type="float">
            <text:p>0</text:p>
          </table:table-cell>
          <table:table-cell office:value-type="float" office:value="2287012" calcext:value-type="float">
            <text:p>2287012</text:p>
          </table:table-cell>
          <table:table-cell office:value-type="float" office:value="1586360" calcext:value-type="float">
            <text:p>1586360</text:p>
          </table:table-cell>
          <table:table-cell office:value-type="string" calcext:value-type="string">
            <text:p>Good good</text:p>
          </table:table-cell>
          <table:table-cell/>
        </table:table-row>
        <table:table-row table:style-name="ro1">
          <table:table-cell office:value-type="float" office:value="446366" calcext:value-type="float">
            <text:p>446366</text:p>
          </table:table-cell>
          <table:table-cell office:value-type="float" office:value="0" calcext:value-type="float">
            <text:p>0</text:p>
          </table:table-cell>
          <table:table-cell office:value-type="float" office:value="2131267" calcext:value-type="float">
            <text:p>2131267</text:p>
          </table:table-cell>
          <table:table-cell office:value-type="float" office:value="1807391" calcext:value-type="float">
            <text:p>1807391</text:p>
          </table:table-cell>
          <table:table-cell office:value-type="string" calcext:value-type="string">
            <text:p>Hello</text:p>
          </table:table-cell>
          <table:table-cell/>
        </table:table-row>
        <table:table-row table:style-name="ro1">
          <table:table-cell office:value-type="float" office:value="81199" calcext:value-type="float">
            <text:p>81199</text:p>
          </table:table-cell>
          <table:table-cell office:value-type="float" office:value="0" calcext:value-type="float">
            <text:p>0</text:p>
          </table:table-cell>
          <table:table-cell office:value-type="float" office:value="736868" calcext:value-type="float">
            <text:p>736868</text:p>
          </table:table-cell>
          <table:table-cell office:value-type="float" office:value="218725" calcext:value-type="float">
            <text:p>218725</text:p>
          </table:table-cell>
          <table:table-cell office:value-type="string" calcext:value-type="string">
            <text:p>[[@77951]] <text:s/>thanks..</text:p>
          </table:table-cell>
          <table:table-cell/>
        </table:table-row>
        <table:table-row table:style-name="ro1">
          <table:table-cell office:value-type="float" office:value="93226" calcext:value-type="float">
            <text:p>93226</text:p>
          </table:table-cell>
          <table:table-cell office:value-type="float" office:value="0" calcext:value-type="float">
            <text:p>0</text:p>
          </table:table-cell>
          <table:table-cell office:value-type="float" office:value="760706" calcext:value-type="float">
            <text:p>760706</text:p>
          </table:table-cell>
          <table:table-cell office:value-type="float" office:value="42755" calcext:value-type="float">
            <text:p>42755</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97958" calcext:value-type="float">
            <text:p>97958</text:p>
          </table:table-cell>
          <table:table-cell office:value-type="float" office:value="0" calcext:value-type="float">
            <text:p>0</text:p>
          </table:table-cell>
          <table:table-cell office:value-type="float" office:value="770992" calcext:value-type="float">
            <text:p>770992</text:p>
          </table:table-cell>
          <table:table-cell office:value-type="float" office:value="83691" calcext:value-type="float">
            <text:p>83691</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134826" calcext:value-type="float">
            <text:p>134826</text:p>
          </table:table-cell>
          <table:table-cell office:value-type="float" office:value="0" calcext:value-type="float">
            <text:p>0</text:p>
          </table:table-cell>
          <table:table-cell office:value-type="float" office:value="853261" calcext:value-type="float">
            <text:p>853261</text:p>
          </table:table-cell>
          <table:table-cell office:value-type="float" office:value="45563" calcext:value-type="float">
            <text:p>45563</text:p>
          </table:table-cell>
          <table:table-cell office:value-type="string" calcext:value-type="string">
            <text:p>Sahi banaya he !!</text:p>
          </table:table-cell>
          <table:table-cell/>
        </table:table-row>
        <table:table-row table:style-name="ro1">
          <table:table-cell office:value-type="float" office:value="155061" calcext:value-type="float">
            <text:p>155061</text:p>
          </table:table-cell>
          <table:table-cell office:value-type="float" office:value="0" calcext:value-type="float">
            <text:p>0</text:p>
          </table:table-cell>
          <table:table-cell office:value-type="float" office:value="901504" calcext:value-type="float">
            <text:p>901504</text:p>
          </table:table-cell>
          <table:table-cell office:value-type="float" office:value="79538" calcext:value-type="float">
            <text:p>79538</text:p>
          </table:table-cell>
          <table:table-cell office:value-type="string" calcext:value-type="string">
            <text:p>The trail looks nothing less than a pro's work! excellent!</text:p>
          </table:table-cell>
          <table:table-cell/>
        </table:table-row>
        <table:table-row table:style-name="ro1">
          <table:table-cell office:value-type="float" office:value="156509" calcext:value-type="float">
            <text:p>156509</text:p>
          </table:table-cell>
          <table:table-cell office:value-type="float" office:value="0" calcext:value-type="float">
            <text:p>0</text:p>
          </table:table-cell>
          <table:table-cell office:value-type="float" office:value="904569" calcext:value-type="float">
            <text:p>904569</text:p>
          </table:table-cell>
          <table:table-cell office:value-type="float" office:value="269593" calcext:value-type="float">
            <text:p>269593</text:p>
          </table:table-cell>
          <table:table-cell office:value-type="string" calcext:value-type="string">
            <text:p>[[@88282]] <text:s/>Its An Awsm Place I Bet U Would Enjoy</text:p>
          </table:table-cell>
          <table:table-cell/>
        </table:table-row>
        <table:table-row table:style-name="ro1">
          <table:table-cell office:value-type="float" office:value="199049" calcext:value-type="float">
            <text:p>199049</text:p>
          </table:table-cell>
          <table:table-cell office:value-type="float" office:value="0" calcext:value-type="float">
            <text:p>0</text:p>
          </table:table-cell>
          <table:table-cell office:value-type="float" office:value="1032670" calcext:value-type="float">
            <text:p>1032670</text:p>
          </table:table-cell>
          <table:table-cell office:value-type="float" office:value="263365" calcext:value-type="float">
            <text:p>263365</text:p>
          </table:table-cell>
          <table:table-cell office:value-type="string" calcext:value-type="string">
            <text:p>☺️☺️</text:p>
          </table:table-cell>
          <table:table-cell/>
        </table:table-row>
        <table:table-row table:style-name="ro1">
          <table:table-cell office:value-type="float" office:value="282417" calcext:value-type="float">
            <text:p>282417</text:p>
          </table:table-cell>
          <table:table-cell office:value-type="float" office:value="0" calcext:value-type="float">
            <text:p>0</text:p>
          </table:table-cell>
          <table:table-cell office:value-type="float" office:value="1484484" calcext:value-type="float">
            <text:p>1484484</text:p>
          </table:table-cell>
          <table:table-cell office:value-type="float" office:value="79116" calcext:value-type="float">
            <text:p>79116</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04663" calcext:value-type="float">
            <text:p>304663</text:p>
          </table:table-cell>
          <table:table-cell office:value-type="float" office:value="1197306" calcext:value-type="float">
            <text:p>1197306</text:p>
          </table:table-cell>
          <table:table-cell office:value-type="float" office:value="0" calcext:value-type="float">
            <text:p>0</text:p>
          </table:table-cell>
          <table:table-cell office:value-type="float" office:value="490760" calcext:value-type="float">
            <text:p>490760</text:p>
          </table:table-cell>
          <table:table-cell office:value-type="string" calcext:value-type="string">
            <text:p>What a creative school</text:p>
          </table:table-cell>
          <table:table-cell/>
        </table:table-row>
        <table:table-row table:style-name="ro1">
          <table:table-cell office:value-type="float" office:value="312412" calcext:value-type="float">
            <text:p>312412</text:p>
          </table:table-cell>
          <table:table-cell office:value-type="float" office:value="0" calcext:value-type="float">
            <text:p>0</text:p>
          </table:table-cell>
          <table:table-cell office:value-type="float" office:value="1656411" calcext:value-type="float">
            <text:p>1656411</text:p>
          </table:table-cell>
          <table:table-cell office:value-type="float" office:value="87823" calcext:value-type="float">
            <text:p>87823</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364556" calcext:value-type="float">
            <text:p>364556</text:p>
          </table:table-cell>
          <table:table-cell office:value-type="float" office:value="0" calcext:value-type="float">
            <text:p>0</text:p>
          </table:table-cell>
          <table:table-cell office:value-type="float" office:value="1977835" calcext:value-type="float">
            <text:p>1977835</text:p>
          </table:table-cell>
          <table:table-cell office:value-type="float" office:value="665145" calcext:value-type="float">
            <text:p>665145</text:p>
          </table:table-cell>
          <table:table-cell office:value-type="string" calcext:value-type="string">
            <text:p>So sweet ?</text:p>
          </table:table-cell>
          <table:table-cell/>
        </table:table-row>
        <table:table-row table:style-name="ro1">
          <table:table-cell office:value-type="float" office:value="396498" calcext:value-type="float">
            <text:p>396498</text:p>
          </table:table-cell>
          <table:table-cell office:value-type="float" office:value="0" calcext:value-type="float">
            <text:p>0</text:p>
          </table:table-cell>
          <table:table-cell office:value-type="float" office:value="637406" calcext:value-type="float">
            <text:p>637406</text:p>
          </table:table-cell>
          <table:table-cell office:value-type="float" office:value="865" calcext:value-type="float">
            <text:p>865</text:p>
          </table:table-cell>
          <table:table-cell office:value-type="string" calcext:value-type="string">
            <text:p>This has gotta be the best <text:s/>vlog i've seen all day!!</text:p>
          </table:table-cell>
          <table:table-cell/>
        </table:table-row>
        <table:table-row table:style-name="ro1">
          <table:table-cell office:value-type="float" office:value="15059" calcext:value-type="float">
            <text:p>15059</text:p>
          </table:table-cell>
          <table:table-cell office:value-type="float" office:value="0" calcext:value-type="float">
            <text:p>0</text:p>
          </table:table-cell>
          <table:table-cell office:value-type="float" office:value="448716" calcext:value-type="float">
            <text:p>448716</text:p>
          </table:table-cell>
          <table:table-cell office:value-type="float" office:value="133392" calcext:value-type="float">
            <text:p>133392</text:p>
          </table:table-cell>
          <table:table-cell office:value-type="string" calcext:value-type="string">
            <text:p>[[@1]]</text:p>
          </table:table-cell>
          <table:table-cell/>
        </table:table-row>
        <table:table-row table:style-name="ro1">
          <table:table-cell office:value-type="float" office:value="99400" calcext:value-type="float">
            <text:p>99400</text:p>
          </table:table-cell>
          <table:table-cell office:value-type="float" office:value="0" calcext:value-type="float">
            <text:p>0</text:p>
          </table:table-cell>
          <table:table-cell office:value-type="float" office:value="774570" calcext:value-type="float">
            <text:p>774570</text:p>
          </table:table-cell>
          <table:table-cell office:value-type="float" office:value="19697" calcext:value-type="float">
            <text:p>19697</text:p>
          </table:table-cell>
          <table:table-cell office:value-type="string" calcext:value-type="string">
            <text:p>The content and the images don't sit well with one another!</text:p>
          </table:table-cell>
          <table:table-cell/>
        </table:table-row>
        <table:table-row table:style-name="ro1">
          <table:table-cell office:value-type="float" office:value="153942" calcext:value-type="float">
            <text:p>153942</text:p>
          </table:table-cell>
          <table:table-cell office:value-type="float" office:value="0" calcext:value-type="float">
            <text:p>0</text:p>
          </table:table-cell>
          <table:table-cell office:value-type="float" office:value="900337" calcext:value-type="float">
            <text:p>900337</text:p>
          </table:table-cell>
          <table:table-cell office:value-type="float" office:value="86301" calcext:value-type="float">
            <text:p>86301</text:p>
          </table:table-cell>
          <table:table-cell office:value-type="string" calcext:value-type="string">
            <text:p>aapke pass shabdo ko istemal karne ki kala hai</text:p>
          </table:table-cell>
          <table:table-cell/>
        </table:table-row>
        <table:table-row table:style-name="ro1">
          <table:table-cell office:value-type="float" office:value="211985" calcext:value-type="float">
            <text:p>211985</text:p>
          </table:table-cell>
          <table:table-cell office:value-type="float" office:value="0" calcext:value-type="float">
            <text:p>0</text:p>
          </table:table-cell>
          <table:table-cell office:value-type="float" office:value="1090928" calcext:value-type="float">
            <text:p>1090928</text:p>
          </table:table-cell>
          <table:table-cell office:value-type="float" office:value="85217" calcext:value-type="float">
            <text:p>85217</text:p>
          </table:table-cell>
          <table:table-cell office:value-type="string" calcext:value-type="string">
            <text:p>This Trail is excellent and it definitely is worthy of more eyes!</text:p>
          </table:table-cell>
          <table:table-cell/>
        </table:table-row>
        <table:table-row table:style-name="ro1">
          <table:table-cell office:value-type="float" office:value="239983" calcext:value-type="float">
            <text:p>239983</text:p>
          </table:table-cell>
          <table:table-cell office:value-type="float" office:value="0" calcext:value-type="float">
            <text:p>0</text:p>
          </table:table-cell>
          <table:table-cell office:value-type="float" office:value="1195033" calcext:value-type="float">
            <text:p>1195033</text:p>
          </table:table-cell>
          <table:table-cell office:value-type="float" office:value="360762" calcext:value-type="float">
            <text:p>360762</text:p>
          </table:table-cell>
          <table:table-cell office:value-type="string" calcext:value-type="string">
            <text:p>[[@52793]] dhnyawad bhai ??</text:p>
          </table:table-cell>
          <table:table-cell/>
        </table:table-row>
        <table:table-row table:style-name="ro1">
          <table:table-cell office:value-type="float" office:value="246164" calcext:value-type="float">
            <text:p>246164</text:p>
          </table:table-cell>
          <table:table-cell office:value-type="float" office:value="0" calcext:value-type="float">
            <text:p>0</text:p>
          </table:table-cell>
          <table:table-cell office:value-type="float" office:value="1236763" calcext:value-type="float">
            <text:p>1236763</text:p>
          </table:table-cell>
          <table:table-cell office:value-type="float" office:value="79838" calcext:value-type="float">
            <text:p>79838</text:p>
          </table:table-cell>
          <table:table-cell office:value-type="string" calcext:value-type="string">
            <text:p>The content digresses a little, the pictures are so good but!</text:p>
          </table:table-cell>
          <table:table-cell/>
        </table:table-row>
        <table:table-row table:style-name="ro1">
          <table:table-cell office:value-type="float" office:value="272620" calcext:value-type="float">
            <text:p>272620</text:p>
          </table:table-cell>
          <table:table-cell office:value-type="float" office:value="753423" calcext:value-type="float">
            <text:p>753423</text:p>
          </table:table-cell>
          <table:table-cell office:value-type="float" office:value="0" calcext:value-type="float">
            <text:p>0</text:p>
          </table:table-cell>
          <table:table-cell office:value-type="float" office:value="209302" calcext:value-type="float">
            <text:p>209302</text:p>
          </table:table-cell>
          <table:table-cell office:value-type="string" calcext:value-type="string">
            <text:p>Super click</text:p>
          </table:table-cell>
          <table:table-cell/>
        </table:table-row>
        <table:table-row table:style-name="ro1">
          <table:table-cell office:value-type="float" office:value="311303" calcext:value-type="float">
            <text:p>311303</text:p>
          </table:table-cell>
          <table:table-cell office:value-type="float" office:value="0" calcext:value-type="float">
            <text:p>0</text:p>
          </table:table-cell>
          <table:table-cell office:value-type="float" office:value="1651397" calcext:value-type="float">
            <text:p>1651397</text:p>
          </table:table-cell>
          <table:table-cell office:value-type="float" office:value="81357" calcext:value-type="float">
            <text:p>81357</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91214" calcext:value-type="float">
            <text:p>391214</text:p>
          </table:table-cell>
          <table:table-cell office:value-type="float" office:value="0" calcext:value-type="float">
            <text:p>0</text:p>
          </table:table-cell>
          <table:table-cell office:value-type="float" office:value="2269168" calcext:value-type="float">
            <text:p>2269168</text:p>
          </table:table-cell>
          <table:table-cell office:value-type="float" office:value="935633" calcext:value-type="float">
            <text:p>935633</text:p>
          </table:table-cell>
          <table:table-cell office:value-type="string" calcext:value-type="string">
            <text:p>Nice</text:p>
          </table:table-cell>
          <table:table-cell/>
        </table:table-row>
        <table:table-row table:style-name="ro1">
          <table:table-cell office:value-type="float" office:value="409999" calcext:value-type="float">
            <text:p>409999</text:p>
          </table:table-cell>
          <table:table-cell office:value-type="float" office:value="0" calcext:value-type="float">
            <text:p>0</text:p>
          </table:table-cell>
          <table:table-cell office:value-type="float" office:value="2317231" calcext:value-type="float">
            <text:p>2317231</text:p>
          </table:table-cell>
          <table:table-cell office:value-type="float" office:value="1235602" calcext:value-type="float">
            <text:p>1235602</text:p>
          </table:table-cell>
          <table:table-cell office:value-type="string" calcext:value-type="string">
            <text:p>Nice</text:p>
          </table:table-cell>
          <table:table-cell/>
        </table:table-row>
        <table:table-row table:style-name="ro1">
          <table:table-cell office:value-type="float" office:value="16645" calcext:value-type="float">
            <text:p>16645</text:p>
          </table:table-cell>
          <table:table-cell office:value-type="float" office:value="0" calcext:value-type="float">
            <text:p>0</text:p>
          </table:table-cell>
          <table:table-cell office:value-type="float" office:value="525037" calcext:value-type="float">
            <text:p>525037</text:p>
          </table:table-cell>
          <table:table-cell office:value-type="float" office:value="155265" calcext:value-type="float">
            <text:p>155265</text:p>
          </table:table-cell>
          <table:table-cell office:value-type="string" calcext:value-type="string">
            <text:p>Journeys across the small island Middle Eastern country.</text:p>
          </table:table-cell>
          <table:table-cell/>
        </table:table-row>
        <table:table-row table:style-name="ro1">
          <table:table-cell office:value-type="float" office:value="58785" calcext:value-type="float">
            <text:p>58785</text:p>
          </table:table-cell>
          <table:table-cell office:value-type="float" office:value="0" calcext:value-type="float">
            <text:p>0</text:p>
          </table:table-cell>
          <table:table-cell office:value-type="float" office:value="676048" calcext:value-type="float">
            <text:p>676048</text:p>
          </table:table-cell>
          <table:table-cell office:value-type="float" office:value="80423" calcext:value-type="float">
            <text:p>80423</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87674" calcext:value-type="float">
            <text:p>87674</text:p>
          </table:table-cell>
          <table:table-cell office:value-type="float" office:value="0" calcext:value-type="float">
            <text:p>0</text:p>
          </table:table-cell>
          <table:table-cell office:value-type="float" office:value="744437" calcext:value-type="float">
            <text:p>744437</text:p>
          </table:table-cell>
          <table:table-cell office:value-type="float" office:value="221120" calcext:value-type="float">
            <text:p>221120</text:p>
          </table:table-cell>
          <table:table-cell office:value-type="string" calcext:value-type="string">
            <text:p>[[@77548]] Thanks Sanjay, it will be soon</text:p>
          </table:table-cell>
          <table:table-cell/>
        </table:table-row>
        <table:table-row table:style-name="ro1">
          <table:table-cell office:value-type="float" office:value="112367" calcext:value-type="float">
            <text:p>112367</text:p>
          </table:table-cell>
          <table:table-cell office:value-type="float" office:value="0" calcext:value-type="float">
            <text:p>0</text:p>
          </table:table-cell>
          <table:table-cell office:value-type="float" office:value="804398" calcext:value-type="float">
            <text:p>804398</text:p>
          </table:table-cell>
          <table:table-cell office:value-type="float" office:value="85275" calcext:value-type="float">
            <text:p>85275</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81648" calcext:value-type="float">
            <text:p>181648</text:p>
          </table:table-cell>
          <table:table-cell office:value-type="float" office:value="0" calcext:value-type="float">
            <text:p>0</text:p>
          </table:table-cell>
          <table:table-cell office:value-type="float" office:value="95890" calcext:value-type="float">
            <text:p>95890</text:p>
          </table:table-cell>
          <table:table-cell office:value-type="float" office:value="49905" calcext:value-type="float">
            <text:p>49905</text:p>
          </table:table-cell>
          <table:table-cell office:value-type="string" calcext:value-type="string">
            <text:p>Yeh picture toh blockbuster hai ekdum :D</text:p>
          </table:table-cell>
          <table:table-cell/>
        </table:table-row>
        <table:table-row table:style-name="ro1">
          <table:table-cell office:value-type="float" office:value="216429" calcext:value-type="float">
            <text:p>216429</text:p>
          </table:table-cell>
          <table:table-cell office:value-type="float" office:value="0" calcext:value-type="float">
            <text:p>0</text:p>
          </table:table-cell>
          <table:table-cell office:value-type="float" office:value="1112506" calcext:value-type="float">
            <text:p>1112506</text:p>
          </table:table-cell>
          <table:table-cell office:value-type="float" office:value="45882" calcext:value-type="float">
            <text:p>45882</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44078" calcext:value-type="float">
            <text:p>244078</text:p>
          </table:table-cell>
          <table:table-cell office:value-type="float" office:value="0" calcext:value-type="float">
            <text:p>0</text:p>
          </table:table-cell>
          <table:table-cell office:value-type="float" office:value="1222384" calcext:value-type="float">
            <text:p>1222384</text:p>
          </table:table-cell>
          <table:table-cell office:value-type="float" office:value="79458" calcext:value-type="float">
            <text:p>79458</text:p>
          </table:table-cell>
          <table:table-cell office:value-type="string" calcext:value-type="string">
            <text:p>I love the wordplay in your title!</text:p>
          </table:table-cell>
          <table:table-cell/>
        </table:table-row>
        <table:table-row table:style-name="ro1">
          <table:table-cell office:value-type="float" office:value="269888" calcext:value-type="float">
            <text:p>269888</text:p>
          </table:table-cell>
          <table:table-cell office:value-type="float" office:value="0" calcext:value-type="float">
            <text:p>0</text:p>
          </table:table-cell>
          <table:table-cell office:value-type="float" office:value="1408338" calcext:value-type="float">
            <text:p>1408338</text:p>
          </table:table-cell>
          <table:table-cell office:value-type="float" office:value="432434" calcext:value-type="float">
            <text:p>432434</text:p>
          </table:table-cell>
          <table:table-cell office:value-type="string" calcext:value-type="string">
            <text:p>Hey [[@80114]] , thank you for your admiration. May I know what details are you looking for?</text:p>
          </table:table-cell>
          <table:table-cell/>
        </table:table-row>
        <table:table-row table:style-name="ro1">
          <table:table-cell office:value-type="float" office:value="412181" calcext:value-type="float">
            <text:p>412181</text:p>
          </table:table-cell>
          <table:table-cell office:value-type="float" office:value="0" calcext:value-type="float">
            <text:p>0</text:p>
          </table:table-cell>
          <table:table-cell office:value-type="float" office:value="754741" calcext:value-type="float">
            <text:p>754741</text:p>
          </table:table-cell>
          <table:table-cell office:value-type="float" office:value="1125116" calcext:value-type="float">
            <text:p>1125116</text:p>
          </table:table-cell>
          <table:table-cell office:value-type="float" office:value="9351515274" calcext:value-type="float">
            <text:p>9351515274</text:p>
          </table:table-cell>
          <table:table-cell/>
        </table:table-row>
        <table:table-row table:style-name="ro1">
          <table:table-cell office:value-type="float" office:value="419902" calcext:value-type="float">
            <text:p>419902</text:p>
          </table:table-cell>
          <table:table-cell office:value-type="float" office:value="0" calcext:value-type="float">
            <text:p>0</text:p>
          </table:table-cell>
          <table:table-cell office:value-type="float" office:value="2315525" calcext:value-type="float">
            <text:p>2315525</text:p>
          </table:table-cell>
          <table:table-cell office:value-type="float" office:value="30082" calcext:value-type="float">
            <text:p>30082</text:p>
          </table:table-cell>
          <table:table-cell office:value-type="string" calcext:value-type="string">
            <text:p>chai peelo friemds </text:p>
          </table:table-cell>
          <table:table-cell/>
        </table:table-row>
        <table:table-row table:style-name="ro1">
          <table:table-cell office:value-type="float" office:value="426685" calcext:value-type="float">
            <text:p>426685</text:p>
          </table:table-cell>
          <table:table-cell office:value-type="float" office:value="0" calcext:value-type="float">
            <text:p>0</text:p>
          </table:table-cell>
          <table:table-cell office:value-type="float" office:value="934902" calcext:value-type="float">
            <text:p>934902</text:p>
          </table:table-cell>
          <table:table-cell office:value-type="float" office:value="11322" calcext:value-type="float">
            <text:p>11322</text:p>
          </table:table-cell>
          <table:table-cell office:value-type="string" calcext:value-type="string">
            <text:p>wesome</text:p>
          </table:table-cell>
          <table:table-cell/>
        </table:table-row>
        <table:table-row table:style-name="ro1">
          <table:table-cell office:value-type="float" office:value="453520" calcext:value-type="float">
            <text:p>453520</text:p>
          </table:table-cell>
          <table:table-cell office:value-type="float" office:value="0" calcext:value-type="float">
            <text:p>0</text:p>
          </table:table-cell>
          <table:table-cell office:value-type="float" office:value="2266756" calcext:value-type="float">
            <text:p>2266756</text:p>
          </table:table-cell>
          <table:table-cell office:value-type="float" office:value="1997287" calcext:value-type="float">
            <text:p>1997287</text:p>
          </table:table-cell>
          <table:table-cell office:value-type="string" calcext:value-type="string">
            <text:p>Hii</text:p>
          </table:table-cell>
          <table:table-cell/>
        </table:table-row>
        <table:table-row table:style-name="ro1">
          <table:table-cell office:value-type="float" office:value="162559" calcext:value-type="float">
            <text:p>162559</text:p>
          </table:table-cell>
          <table:table-cell office:value-type="float" office:value="0" calcext:value-type="float">
            <text:p>0</text:p>
          </table:table-cell>
          <table:table-cell office:value-type="float" office:value="923765" calcext:value-type="float">
            <text:p>923765</text:p>
          </table:table-cell>
          <table:table-cell office:value-type="float" office:value="84452" calcext:value-type="float">
            <text:p>84452</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32142" calcext:value-type="float">
            <text:p>232142</text:p>
          </table:table-cell>
          <table:table-cell office:value-type="float" office:value="0" calcext:value-type="float">
            <text:p>0</text:p>
          </table:table-cell>
          <table:table-cell office:value-type="float" office:value="1181788" calcext:value-type="float">
            <text:p>1181788</text:p>
          </table:table-cell>
          <table:table-cell office:value-type="float" office:value="78507" calcext:value-type="float">
            <text:p>78507</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50526" calcext:value-type="float">
            <text:p>250526</text:p>
          </table:table-cell>
          <table:table-cell office:value-type="float" office:value="0" calcext:value-type="float">
            <text:p>0</text:p>
          </table:table-cell>
          <table:table-cell office:value-type="float" office:value="1263729" calcext:value-type="float">
            <text:p>1263729</text:p>
          </table:table-cell>
          <table:table-cell office:value-type="float" office:value="83073" calcext:value-type="float">
            <text:p>83073</text:p>
          </table:table-cell>
          <table:table-cell office:value-type="string" calcext:value-type="string">
            <text:p>Chal yaha jaate hai, chal waha jaate hai :D</text:p>
          </table:table-cell>
          <table:table-cell/>
        </table:table-row>
        <table:table-row table:style-name="ro1">
          <table:table-cell office:value-type="float" office:value="273915" calcext:value-type="float">
            <text:p>273915</text:p>
          </table:table-cell>
          <table:table-cell office:value-type="float" office:value="0" calcext:value-type="float">
            <text:p>0</text:p>
          </table:table-cell>
          <table:table-cell office:value-type="float" office:value="1427638" calcext:value-type="float">
            <text:p>1427638</text:p>
          </table:table-cell>
          <table:table-cell office:value-type="float" office:value="438608" calcext:value-type="float">
            <text:p>438608</text:p>
          </table:table-cell>
          <table:table-cell office:value-type="string" calcext:value-type="string">
            <text:p>[[@20293]] <text:s/>?</text:p>
          </table:table-cell>
          <table:table-cell/>
        </table:table-row>
        <table:table-row table:style-name="ro1">
          <table:table-cell office:value-type="float" office:value="274597" calcext:value-type="float">
            <text:p>274597</text:p>
          </table:table-cell>
          <table:table-cell office:value-type="float" office:value="0" calcext:value-type="float">
            <text:p>0</text:p>
          </table:table-cell>
          <table:table-cell office:value-type="float" office:value="1434138" calcext:value-type="float">
            <text:p>1434138</text:p>
          </table:table-cell>
          <table:table-cell office:value-type="float" office:value="81322" calcext:value-type="float">
            <text:p>81322</text:p>
          </table:table-cell>
          <table:table-cell office:value-type="string" calcext:value-type="string">
            <text:p>i love your trails,Where to next? </text:p>
          </table:table-cell>
          <table:table-cell/>
        </table:table-row>
        <table:table-row table:style-name="ro1">
          <table:table-cell office:value-type="float" office:value="336763" calcext:value-type="float">
            <text:p>336763</text:p>
          </table:table-cell>
          <table:table-cell office:value-type="float" office:value="0" calcext:value-type="float">
            <text:p>0</text:p>
          </table:table-cell>
          <table:table-cell office:value-type="float" office:value="1797390" calcext:value-type="float">
            <text:p>1797390</text:p>
          </table:table-cell>
          <table:table-cell office:value-type="float" office:value="44480" calcext:value-type="float">
            <text:p>44480</text:p>
          </table:table-cell>
          <table:table-cell office:value-type="string" calcext:value-type="string">
            <text:p>This trail enticed me enough to go through it bit by bit, wish you good luck with the other ones too!</text:p>
          </table:table-cell>
          <table:table-cell/>
        </table:table-row>
        <table:table-row table:style-name="ro6">
          <table:table-cell office:value-type="float" office:value="398403" calcext:value-type="float">
            <text:p>398403</text:p>
          </table:table-cell>
          <table:table-cell office:value-type="float" office:value="0" calcext:value-type="float">
            <text:p>0</text:p>
          </table:table-cell>
          <table:table-cell office:value-type="float" office:value="2265547" calcext:value-type="float">
            <text:p>2265547</text:p>
          </table:table-cell>
          <table:table-cell office:value-type="float" office:value="993086" calcext:value-type="float">
            <text:p>993086</text:p>
          </table:table-cell>
          <table:table-cell office:value-type="string" calcext:value-type="string">
            <text:p>Buy genuine IELTS certificate Online – Need Real verified IELTS certificate for sale – Get original IELTS certificate without Exam – I want verifiable IELTS Certificate – Buy real registered IELTS Certificate – Original IELTS certificate for sale – Genuine certificate online- original IELTS UK – buy IELTS verified certificate Dubai- buy original Certificate IELTS Kuwait – get genuine IELTS Certificate online Qatar- buy original IELTS certificate Singapore- buy verified IELTS Saudi Arabia- want IELTS certificate without Exam- Real ielts issued by the British council- Real database registered IELTS certificate- Get verified IELTS Indai- Buy original IELTS certificates China</text:p>
            <text:p/>
            <text:p>We offer our exclusive clients the ability to gain IELTS,TOEFL,ESOL AUTODESK certificates</text:p>
            <text:p/>
            <text:p>without taking the exams. The regions we cover are Asia ,UAE, Qatar,</text:p>
            <text:p/>
            <text:p>Oman, Saudi Arabia, Jordan,Kuwait ,Australia ,Canada and Europe</text:p>
            <text:p/>
            <text:p>YOU DO NOT NEED TO SIT FOR ANY EXAMS! WE WILL DO EVERYTHING FOR YOU! WE GET YOU REGISTERED! WITH YOUR DESIRED BAND SCORE! GENERAL AND ACADEMIC MODULES! ALL AVAILABLE! CONTACT NOW!</text:p>
            <text:p/>
            <text:p>BUY ORIGINAL AND REGISTERED IELTS AND TOEFL CERTIFICATES IN Dubai,Bahrain,Kuwait,Iran,Saudi Arabia, India, Oman, Pakistan,Qatar,Turkey,Abu Dhabi,Cyprus, Jordan,USA, Canada,Australia,UK, and all of Europe.</text:p>
            <text:p/>
            <text:p>Buy Genuine Registered IELTS Certificate Without Attending Exam</text:p>
            <text:p/>
            <text:p>YOUR PATHWAY TO IELTS SUCCESS</text:p>
            <text:p/>
            <text:p>? Buy Original and Authentic IELTS, TOEFL,PTE,ESOL,GRE Certificates</text:p>
            <text:p/>
            <text:p>? Certificates With Your Desired Score Band</text:p>
            <text:p/>
            <text:p>? 100% registered and verifiable IELTS score cards online </text:p>
            <text:p/>
            <text:p>Email us at : (Getieltscertificateswithoutexams@yahoo.com)</text:p>
            <text:p/>
            <text:p>Whatsapp us at : +237650862831</text:p>
            <text:p/>
            <text:p>Buy IELTS Certificate online| Genuine IELTS Certificate without Test| Get real ielts without exam| get ielts band 7 without exam | Buy legit ielts certificate| get real ielts online without exam| Buy real registered ielts certificate without exams| Genuine ielts certificate score cards| Get verified ielts score cards online| Buy legit ielts score cards online| Apply for ielts score cards| Buy ielt for immigration| Get original ielts for studies| Buy genuine ielts certificate for work| Buy legit ielts certificates for scholarship| Apply for ielts UK| Buy original ielts certificate without exams| Buy real issued ielts certificate by British council| Get real ielts issued by the british council| Ielts score cards band 7 and above| Get valid ielts scores without exams|Obtain valid ielts scores without test|Ielts score card adjustments| Best ielts certificate adjustment| Verified certificate after adjustment| Adjusted ielts certificates online| Best way to adjust my score card| Adjust my band 5.5 to band 7 &amp; above| Score card adjustment asap</text:p>
            <text:p/>
            <text:p>Buy Original Ielts Certificate Without Exam in United Arab Emitates,UAE,Dubai,Abu Dhabi</text:p>
            <text:p/>
            <text:p>Buy Original Ielts Certificate Without Exam in Jordan</text:p>
            <text:p/>
            <text:p>Buy Original Ielts Certificate Without Exam in Saudi Arabia</text:p>
            <text:p/>
            <text:p>Buy Original Ielts Certificate Without Exam in Bahrain</text:p>
            <text:p/>
            <text:p>Buy Original Ielts Certificate Without Exam in Oman</text:p>
            <text:p/>
            <text:p>Buy Original Ielts Certificate Without Exam in Dubai</text:p>
            <text:p/>
            <text:p>Buy Original Ielts Certificate Without Exam in Kuwait</text:p>
            <text:p/>
            <text:p>Buy Original Ielts Certificate Without Exam in Qatar</text:p>
            <text:p/>
            <text:p>Buy Original Ielts Certificate Without Exam in Egypt</text:p>
            <text:p/>
            <text:p>Buy Original Ielts Certificate Without Exam in Iran</text:p>
            <text:p/>
            <text:p>Buy Original Ielts Certificate Without Exam in Oman</text:p>
            <text:p/>
            <text:p>Buy Original Ielts Certificate Without Exam in Pakistan</text:p>
            <text:p/>
            <text:p>Buy Original Ielts Certificate Without Exam in India</text:p>
            <text:p/>
            <text:p>Buy Original Ielts Certificate Without Exam in Australia</text:p>
            <text:p/>
            <text:p>Buy Original Ielts Certificate Without Exam in Lebanon</text:p>
            <text:p/>
            <text:p>We can help you get ANY  ENGLISH LANGUAGE certificates with your desired score bands without you necessarily sitting in for the exams. Our certificates are real registered and can be verified online , you can use our genuine certificates for University admission, work and any immigration use.</text:p>
            <text:p>*WE ALSO LEAK OUT QUESTIONS AND ANSWERS BEFORE THE EXAMS *</text:p>
            <text:p>All our certificates are issued directly from the British concil/IDP its self.</text:p>
            <text:p/>
            <text:p>Sponsored::: (Getieltscertificateswithoutexams@yahoo.com)</text:p>
            <text:p/>
            <text:p>Skype::; (ielts Withoutexams)</text:p>
            <text:p>What'sapp::: (+237650862831)</text:p>
          </table:table-cell>
          <table:table-cell/>
        </table:table-row>
        <table:table-row table:style-name="ro1">
          <table:table-cell office:value-type="float" office:value="28909" calcext:value-type="float">
            <text:p>28909</text:p>
          </table:table-cell>
          <table:table-cell office:value-type="float" office:value="0" calcext:value-type="float">
            <text:p>0</text:p>
          </table:table-cell>
          <table:table-cell office:value-type="float" office:value="607244" calcext:value-type="float">
            <text:p>607244</text:p>
          </table:table-cell>
          <table:table-cell office:value-type="float" office:value="77047" calcext:value-type="float">
            <text:p>77047</text:p>
          </table:table-cell>
          <table:table-cell office:value-type="string" calcext:value-type="string">
            <text:p>Wow! that's such a cool title! but the images were so blurry!</text:p>
          </table:table-cell>
          <table:table-cell/>
        </table:table-row>
        <table:table-row table:style-name="ro1">
          <table:table-cell office:value-type="float" office:value="80066" calcext:value-type="float">
            <text:p>80066</text:p>
          </table:table-cell>
          <table:table-cell office:value-type="float" office:value="0" calcext:value-type="float">
            <text:p>0</text:p>
          </table:table-cell>
          <table:table-cell office:value-type="float" office:value="739076" calcext:value-type="float">
            <text:p>739076</text:p>
          </table:table-cell>
          <table:table-cell office:value-type="float" office:value="211321" calcext:value-type="float">
            <text:p>211321</text:p>
          </table:table-cell>
          <table:table-cell office:value-type="string" calcext:value-type="string">
            <text:p>[[@42954]] thank you</text:p>
          </table:table-cell>
          <table:table-cell/>
        </table:table-row>
        <table:table-row table:style-name="ro1">
          <table:table-cell office:value-type="float" office:value="103620" calcext:value-type="float">
            <text:p>103620</text:p>
          </table:table-cell>
          <table:table-cell office:value-type="float" office:value="0" calcext:value-type="float">
            <text:p>0</text:p>
          </table:table-cell>
          <table:table-cell office:value-type="float" office:value="784022" calcext:value-type="float">
            <text:p>784022</text:p>
          </table:table-cell>
          <table:table-cell office:value-type="float" office:value="80925" calcext:value-type="float">
            <text:p>80925</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75152" calcext:value-type="float">
            <text:p>175152</text:p>
          </table:table-cell>
          <table:table-cell office:value-type="float" office:value="0" calcext:value-type="float">
            <text:p>0</text:p>
          </table:table-cell>
          <table:table-cell office:value-type="float" office:value="962971" calcext:value-type="float">
            <text:p>962971</text:p>
          </table:table-cell>
          <table:table-cell office:value-type="float" office:value="77156" calcext:value-type="float">
            <text:p>77156</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29993" calcext:value-type="float">
            <text:p>229993</text:p>
          </table:table-cell>
          <table:table-cell office:value-type="float" office:value="0" calcext:value-type="float">
            <text:p>0</text:p>
          </table:table-cell>
          <table:table-cell office:value-type="float" office:value="1175343" calcext:value-type="float">
            <text:p>1175343</text:p>
          </table:table-cell>
          <table:table-cell office:value-type="float" office:value="77561" calcext:value-type="float">
            <text:p>77561</text:p>
          </table:table-cell>
          <table:table-cell office:value-type="string" calcext:value-type="string">
            <text:p>OMG! yeh mera India</text:p>
          </table:table-cell>
          <table:table-cell/>
        </table:table-row>
        <table:table-row table:style-name="ro1">
          <table:table-cell office:value-type="float" office:value="242986" calcext:value-type="float">
            <text:p>242986</text:p>
          </table:table-cell>
          <table:table-cell office:value-type="float" office:value="0" calcext:value-type="float">
            <text:p>0</text:p>
          </table:table-cell>
          <table:table-cell office:value-type="float" office:value="1217328" calcext:value-type="float">
            <text:p>1217328</text:p>
          </table:table-cell>
          <table:table-cell office:value-type="float" office:value="80752" calcext:value-type="float">
            <text:p>80752</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53478" calcext:value-type="float">
            <text:p>253478</text:p>
          </table:table-cell>
          <table:table-cell office:value-type="float" office:value="0" calcext:value-type="float">
            <text:p>0</text:p>
          </table:table-cell>
          <table:table-cell office:value-type="float" office:value="1294158" calcext:value-type="float">
            <text:p>1294158</text:p>
          </table:table-cell>
          <table:table-cell office:value-type="float" office:value="389903" calcext:value-type="float">
            <text:p>389903</text:p>
          </table:table-cell>
          <table:table-cell office:value-type="string" calcext:value-type="string">
            <text:p>[[@41053]] would you like to come here...just whatsapp 9746461832</text:p>
          </table:table-cell>
          <table:table-cell/>
        </table:table-row>
        <table:table-row table:style-name="ro1">
          <table:table-cell office:value-type="float" office:value="254300" calcext:value-type="float">
            <text:p>254300</text:p>
          </table:table-cell>
          <table:table-cell office:value-type="float" office:value="0" calcext:value-type="float">
            <text:p>0</text:p>
          </table:table-cell>
          <table:table-cell office:value-type="float" office:value="1304473" calcext:value-type="float">
            <text:p>1304473</text:p>
          </table:table-cell>
          <table:table-cell office:value-type="float" office:value="39575" calcext:value-type="float">
            <text:p>39575</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77205" calcext:value-type="float">
            <text:p>377205</text:p>
          </table:table-cell>
          <table:table-cell office:value-type="float" office:value="0" calcext:value-type="float">
            <text:p>0</text:p>
          </table:table-cell>
          <table:table-cell office:value-type="float" office:value="2229160" calcext:value-type="float">
            <text:p>2229160</text:p>
          </table:table-cell>
          <table:table-cell office:value-type="float" office:value="79602" calcext:value-type="float">
            <text:p>79602</text:p>
          </table:table-cell>
          <table:table-cell office:value-type="string" calcext:value-type="string">
            <text:p>Awesome! I too am heading there next week</text:p>
          </table:table-cell>
          <table:table-cell/>
        </table:table-row>
        <table:table-row table:style-name="ro1">
          <table:table-cell office:value-type="float" office:value="40660" calcext:value-type="float">
            <text:p>40660</text:p>
          </table:table-cell>
          <table:table-cell office:value-type="float" office:value="0" calcext:value-type="float">
            <text:p>0</text:p>
          </table:table-cell>
          <table:table-cell office:value-type="float" office:value="635799" calcext:value-type="float">
            <text:p>635799</text:p>
          </table:table-cell>
          <table:table-cell office:value-type="float" office:value="86898" calcext:value-type="float">
            <text:p>86898</text:p>
          </table:table-cell>
          <table:table-cell office:value-type="string" calcext:value-type="string">
            <text:p>Awesome pictures, could you also share some videos of the placce?</text:p>
          </table:table-cell>
          <table:table-cell/>
        </table:table-row>
        <table:table-row table:style-name="ro1">
          <table:table-cell office:value-type="float" office:value="122704" calcext:value-type="float">
            <text:p>122704</text:p>
          </table:table-cell>
          <table:table-cell office:value-type="float" office:value="0" calcext:value-type="float">
            <text:p>0</text:p>
          </table:table-cell>
          <table:table-cell office:value-type="float" office:value="821102" calcext:value-type="float">
            <text:p>821102</text:p>
          </table:table-cell>
          <table:table-cell office:value-type="float" office:value="77179" calcext:value-type="float">
            <text:p>77179</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23675" calcext:value-type="float">
            <text:p>123675</text:p>
          </table:table-cell>
          <table:table-cell office:value-type="float" office:value="0" calcext:value-type="float">
            <text:p>0</text:p>
          </table:table-cell>
          <table:table-cell office:value-type="float" office:value="824245" calcext:value-type="float">
            <text:p>824245</text:p>
          </table:table-cell>
          <table:table-cell office:value-type="float" office:value="245765" calcext:value-type="float">
            <text:p>245765</text:p>
          </table:table-cell>
          <table:table-cell office:value-type="string" calcext:value-type="string">
            <text:p>[[@79403]] Yeah Sure.</text:p>
          </table:table-cell>
          <table:table-cell/>
        </table:table-row>
        <table:table-row table:style-name="ro1">
          <table:table-cell office:value-type="float" office:value="204317" calcext:value-type="float">
            <text:p>204317</text:p>
          </table:table-cell>
          <table:table-cell office:value-type="float" office:value="0" calcext:value-type="float">
            <text:p>0</text:p>
          </table:table-cell>
          <table:table-cell office:value-type="float" office:value="1057893" calcext:value-type="float">
            <text:p>1057893</text:p>
          </table:table-cell>
          <table:table-cell office:value-type="float" office:value="87183" calcext:value-type="float">
            <text:p>87183</text:p>
          </table:table-cell>
          <table:table-cell office:value-type="string" calcext:value-type="string">
            <text:p>Your stories are truely travel goals, how do you plan them?</text:p>
          </table:table-cell>
          <table:table-cell/>
        </table:table-row>
        <table:table-row table:style-name="ro1">
          <table:table-cell office:value-type="float" office:value="433433" calcext:value-type="float">
            <text:p>433433</text:p>
          </table:table-cell>
          <table:table-cell office:value-type="float" office:value="0" calcext:value-type="float">
            <text:p>0</text:p>
          </table:table-cell>
          <table:table-cell office:value-type="float" office:value="2285945" calcext:value-type="float">
            <text:p>2285945</text:p>
          </table:table-cell>
          <table:table-cell office:value-type="float" office:value="870528" calcext:value-type="float">
            <text:p>870528</text:p>
          </table:table-cell>
          <table:table-cell office:value-type="string" calcext:value-type="string">
            <text:p>[[@22583]] through Zomato</text:p>
          </table:table-cell>
          <table:table-cell/>
        </table:table-row>
        <table:table-row table:style-name="ro1">
          <table:table-cell office:value-type="float" office:value="13603" calcext:value-type="float">
            <text:p>13603</text:p>
          </table:table-cell>
          <table:table-cell office:value-type="float" office:value="174603" calcext:value-type="float">
            <text:p>174603</text:p>
          </table:table-cell>
          <table:table-cell office:value-type="float" office:value="0" calcext:value-type="float">
            <text:p>0</text:p>
          </table:table-cell>
          <table:table-cell office:value-type="float" office:value="134119" calcext:value-type="float">
            <text:p>134119</text:p>
          </table:table-cell>
          <table:table-cell office:value-type="string" calcext:value-type="string">
            <text:p>Fully Dam</text:p>
          </table:table-cell>
          <table:table-cell/>
        </table:table-row>
        <table:table-row table:style-name="ro1">
          <table:table-cell office:value-type="float" office:value="15474" calcext:value-type="float">
            <text:p>15474</text:p>
          </table:table-cell>
          <table:table-cell office:value-type="float" office:value="0" calcext:value-type="float">
            <text:p>0</text:p>
          </table:table-cell>
          <table:table-cell office:value-type="float" office:value="472817" calcext:value-type="float">
            <text:p>472817</text:p>
          </table:table-cell>
          <table:table-cell office:value-type="float" office:value="11595" calcext:value-type="float">
            <text:p>11595</text:p>
          </table:table-cell>
          <table:table-cell office:value-type="string" calcext:value-type="string">
            <text:p>kaha pe hai yeh indoor stadium??</text:p>
          </table:table-cell>
          <table:table-cell/>
        </table:table-row>
        <table:table-row table:style-name="ro1">
          <table:table-cell office:value-type="float" office:value="43434" calcext:value-type="float">
            <text:p>43434</text:p>
          </table:table-cell>
          <table:table-cell office:value-type="float" office:value="0" calcext:value-type="float">
            <text:p>0</text:p>
          </table:table-cell>
          <table:table-cell office:value-type="float" office:value="641164" calcext:value-type="float">
            <text:p>641164</text:p>
          </table:table-cell>
          <table:table-cell office:value-type="float" office:value="19949" calcext:value-type="float">
            <text:p>19949</text:p>
          </table:table-cell>
          <table:table-cell office:value-type="string" calcext:value-type="string">
            <text:p>Love dis</text:p>
          </table:table-cell>
          <table:table-cell/>
        </table:table-row>
        <table:table-row table:style-name="ro1">
          <table:table-cell office:value-type="float" office:value="70256" calcext:value-type="float">
            <text:p>70256</text:p>
          </table:table-cell>
          <table:table-cell office:value-type="float" office:value="0" calcext:value-type="float">
            <text:p>0</text:p>
          </table:table-cell>
          <table:table-cell office:value-type="float" office:value="448354" calcext:value-type="float">
            <text:p>448354</text:p>
          </table:table-cell>
          <table:table-cell office:value-type="float" office:value="129547" calcext:value-type="float">
            <text:p>129547</text:p>
          </table:table-cell>
          <table:table-cell office:value-type="string" calcext:value-type="string">
            <text:p>Superb Click ?</text:p>
          </table:table-cell>
          <table:table-cell/>
        </table:table-row>
        <table:table-row table:style-name="ro1">
          <table:table-cell office:value-type="float" office:value="176423" calcext:value-type="float">
            <text:p>176423</text:p>
          </table:table-cell>
          <table:table-cell office:value-type="float" office:value="0" calcext:value-type="float">
            <text:p>0</text:p>
          </table:table-cell>
          <table:table-cell office:value-type="float" office:value="964342" calcext:value-type="float">
            <text:p>964342</text:p>
          </table:table-cell>
          <table:table-cell office:value-type="float" office:value="42576" calcext:value-type="float">
            <text:p>42576</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244341" calcext:value-type="float">
            <text:p>244341</text:p>
          </table:table-cell>
          <table:table-cell office:value-type="float" office:value="0" calcext:value-type="float">
            <text:p>0</text:p>
          </table:table-cell>
          <table:table-cell office:value-type="float" office:value="1222859" calcext:value-type="float">
            <text:p>1222859</text:p>
          </table:table-cell>
          <table:table-cell office:value-type="float" office:value="368367" calcext:value-type="float">
            <text:p>368367</text:p>
          </table:table-cell>
          <table:table-cell office:value-type="string" calcext:value-type="string">
            <text:p>[[@87002]] Thank you so much ❤</text:p>
          </table:table-cell>
          <table:table-cell/>
        </table:table-row>
        <table:table-row table:style-name="ro1">
          <table:table-cell office:value-type="float" office:value="303246" calcext:value-type="float">
            <text:p>303246</text:p>
          </table:table-cell>
          <table:table-cell office:value-type="float" office:value="0" calcext:value-type="float">
            <text:p>0</text:p>
          </table:table-cell>
          <table:table-cell office:value-type="float" office:value="1601688" calcext:value-type="float">
            <text:p>1601688</text:p>
          </table:table-cell>
          <table:table-cell office:value-type="float" office:value="490769" calcext:value-type="float">
            <text:p>490769</text:p>
          </table:table-cell>
          <table:table-cell office:value-type="string" calcext:value-type="string">
            <text:p>[[@475632]] Great</text:p>
          </table:table-cell>
          <table:table-cell/>
        </table:table-row>
        <table:table-row table:style-name="ro1">
          <table:table-cell office:value-type="float" office:value="420443" calcext:value-type="float">
            <text:p>420443</text:p>
          </table:table-cell>
          <table:table-cell office:value-type="float" office:value="0" calcext:value-type="float">
            <text:p>0</text:p>
          </table:table-cell>
          <table:table-cell office:value-type="float" office:value="2330613" calcext:value-type="float">
            <text:p>2330613</text:p>
          </table:table-cell>
          <table:table-cell office:value-type="float" office:value="35587" calcext:value-type="float">
            <text:p>35587</text:p>
          </table:table-cell>
          <table:table-cell office:value-type="string" calcext:value-type="string">
            <text:p>kooooolllllllllllllloooooooolllllllooooooollllllooooollllooooolllll</text:p>
          </table:table-cell>
          <table:table-cell/>
        </table:table-row>
        <table:table-row table:style-name="ro1">
          <table:table-cell office:value-type="float" office:value="436905" calcext:value-type="float">
            <text:p>436905</text:p>
          </table:table-cell>
          <table:table-cell office:value-type="float" office:value="0" calcext:value-type="float">
            <text:p>0</text:p>
          </table:table-cell>
          <table:table-cell office:value-type="float" office:value="2260711" calcext:value-type="float">
            <text:p>2260711</text:p>
          </table:table-cell>
          <table:table-cell office:value-type="float" office:value="1576688" calcext:value-type="float">
            <text:p>1576688</text:p>
          </table:table-cell>
          <table:table-cell office:value-type="string" calcext:value-type="string">
            <text:p>Hi</text:p>
          </table:table-cell>
          <table:table-cell/>
        </table:table-row>
        <table:table-row table:style-name="ro1">
          <table:table-cell office:value-type="float" office:value="44781" calcext:value-type="float">
            <text:p>44781</text:p>
          </table:table-cell>
          <table:table-cell office:value-type="float" office:value="0" calcext:value-type="float">
            <text:p>0</text:p>
          </table:table-cell>
          <table:table-cell office:value-type="float" office:value="644485" calcext:value-type="float">
            <text:p>644485</text:p>
          </table:table-cell>
          <table:table-cell office:value-type="float" office:value="79806" calcext:value-type="float">
            <text:p>79806</text:p>
          </table:table-cell>
          <table:table-cell office:value-type="string" calcext:value-type="string">
            <text:p>I am so trying this out soon, do you have any suggestions or tips?</text:p>
          </table:table-cell>
          <table:table-cell/>
        </table:table-row>
        <table:table-row table:style-name="ro1">
          <table:table-cell office:value-type="float" office:value="77798" calcext:value-type="float">
            <text:p>77798</text:p>
          </table:table-cell>
          <table:table-cell office:value-type="float" office:value="0" calcext:value-type="float">
            <text:p>0</text:p>
          </table:table-cell>
          <table:table-cell office:value-type="float" office:value="727177" calcext:value-type="float">
            <text:p>727177</text:p>
          </table:table-cell>
          <table:table-cell office:value-type="float" office:value="40106" calcext:value-type="float">
            <text:p>40106</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100470" calcext:value-type="float">
            <text:p>100470</text:p>
          </table:table-cell>
          <table:table-cell office:value-type="float" office:value="411214" calcext:value-type="float">
            <text:p>411214</text:p>
          </table:table-cell>
          <table:table-cell office:value-type="float" office:value="0" calcext:value-type="float">
            <text:p>0</text:p>
          </table:table-cell>
          <table:table-cell office:value-type="float" office:value="231495" calcext:value-type="float">
            <text:p>231495</text:p>
          </table:table-cell>
          <table:table-cell office:value-type="string" calcext:value-type="string">
            <text:p>For knowing more information call on 9650435784</text:p>
          </table:table-cell>
          <table:table-cell/>
        </table:table-row>
        <table:table-row table:style-name="ro1">
          <table:table-cell office:value-type="float" office:value="116230" calcext:value-type="float">
            <text:p>116230</text:p>
          </table:table-cell>
          <table:table-cell office:value-type="float" office:value="0" calcext:value-type="float">
            <text:p>0</text:p>
          </table:table-cell>
          <table:table-cell office:value-type="float" office:value="155333" calcext:value-type="float">
            <text:p>155333</text:p>
          </table:table-cell>
          <table:table-cell office:value-type="float" office:value="222676" calcext:value-type="float">
            <text:p>222676</text:p>
          </table:table-cell>
          <table:table-cell office:value-type="string" calcext:value-type="string">
            <text:p>Super</text:p>
          </table:table-cell>
          <table:table-cell/>
        </table:table-row>
        <table:table-row table:style-name="ro1">
          <table:table-cell office:value-type="float" office:value="128718" calcext:value-type="float">
            <text:p>128718</text:p>
          </table:table-cell>
          <table:table-cell office:value-type="float" office:value="0" calcext:value-type="float">
            <text:p>0</text:p>
          </table:table-cell>
          <table:table-cell office:value-type="float" office:value="836170" calcext:value-type="float">
            <text:p>836170</text:p>
          </table:table-cell>
          <table:table-cell office:value-type="float" office:value="49952" calcext:value-type="float">
            <text:p>49952</text:p>
          </table:table-cell>
          <table:table-cell office:value-type="string" calcext:value-type="string">
            <text:p>awesme post </text:p>
          </table:table-cell>
          <table:table-cell/>
        </table:table-row>
        <table:table-row table:style-name="ro1">
          <table:table-cell office:value-type="float" office:value="207170" calcext:value-type="float">
            <text:p>207170</text:p>
          </table:table-cell>
          <table:table-cell office:value-type="float" office:value="0" calcext:value-type="float">
            <text:p>0</text:p>
          </table:table-cell>
          <table:table-cell office:value-type="float" office:value="870772" calcext:value-type="float">
            <text:p>870772</text:p>
          </table:table-cell>
          <table:table-cell office:value-type="float" office:value="320732" calcext:value-type="float">
            <text:p>320732</text:p>
          </table:table-cell>
          <table:table-cell office:value-type="string" calcext:value-type="string">
            <text:p>Beautiful</text:p>
          </table:table-cell>
          <table:table-cell/>
        </table:table-row>
        <table:table-row table:style-name="ro1">
          <table:table-cell office:value-type="float" office:value="246257" calcext:value-type="float">
            <text:p>246257</text:p>
          </table:table-cell>
          <table:table-cell office:value-type="float" office:value="0" calcext:value-type="float">
            <text:p>0</text:p>
          </table:table-cell>
          <table:table-cell office:value-type="float" office:value="1232785" calcext:value-type="float">
            <text:p>1232785</text:p>
          </table:table-cell>
          <table:table-cell office:value-type="float" office:value="81363" calcext:value-type="float">
            <text:p>81363</text:p>
          </table:table-cell>
          <table:table-cell office:value-type="string" calcext:value-type="string">
            <text:p>This is the best information I've got of this place!</text:p>
          </table:table-cell>
          <table:table-cell/>
        </table:table-row>
        <table:table-row table:style-name="ro1">
          <table:table-cell office:value-type="float" office:value="359439" calcext:value-type="float">
            <text:p>359439</text:p>
          </table:table-cell>
          <table:table-cell office:value-type="float" office:value="0" calcext:value-type="float">
            <text:p>0</text:p>
          </table:table-cell>
          <table:table-cell office:value-type="float" office:value="2003228" calcext:value-type="float">
            <text:p>2003228</text:p>
          </table:table-cell>
          <table:table-cell office:value-type="float" office:value="624950" calcext:value-type="float">
            <text:p>624950</text:p>
          </table:table-cell>
          <table:table-cell office:value-type="string" calcext:value-type="string">
            <text:p>[[@83375]] ohh thts gud....then ur wlcme in our city</text:p>
          </table:table-cell>
          <table:table-cell/>
        </table:table-row>
        <table:table-row table:style-name="ro1">
          <table:table-cell office:value-type="float" office:value="450493" calcext:value-type="float">
            <text:p>450493</text:p>
          </table:table-cell>
          <table:table-cell office:value-type="float" office:value="0" calcext:value-type="float">
            <text:p>0</text:p>
          </table:table-cell>
          <table:table-cell office:value-type="float" office:value="2514313" calcext:value-type="float">
            <text:p>2514313</text:p>
          </table:table-cell>
          <table:table-cell office:value-type="float" office:value="1905213" calcext:value-type="float">
            <text:p>1905213</text:p>
          </table:table-cell>
          <table:table-cell office:value-type="string" calcext:value-type="string">
            <text:p>Giyncj</text:p>
          </table:table-cell>
          <table:table-cell/>
        </table:table-row>
        <table:table-row table:style-name="ro1">
          <table:table-cell office:value-type="float" office:value="40707" calcext:value-type="float">
            <text:p>40707</text:p>
          </table:table-cell>
          <table:table-cell office:value-type="float" office:value="0" calcext:value-type="float">
            <text:p>0</text:p>
          </table:table-cell>
          <table:table-cell office:value-type="float" office:value="635121" calcext:value-type="float">
            <text:p>635121</text:p>
          </table:table-cell>
          <table:table-cell office:value-type="float" office:value="83842" calcext:value-type="float">
            <text:p>83842</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67543" calcext:value-type="float">
            <text:p>67543</text:p>
          </table:table-cell>
          <table:table-cell office:value-type="float" office:value="56796" calcext:value-type="float">
            <text:p>56796</text:p>
          </table:table-cell>
          <table:table-cell office:value-type="float" office:value="0" calcext:value-type="float">
            <text:p>0</text:p>
          </table:table-cell>
          <table:table-cell office:value-type="float" office:value="207630" calcext:value-type="float">
            <text:p>207630</text:p>
          </table:table-cell>
          <table:table-cell office:value-type="string" calcext:value-type="string">
            <text:p>?</text:p>
          </table:table-cell>
          <table:table-cell/>
        </table:table-row>
        <table:table-row table:style-name="ro1">
          <table:table-cell office:value-type="float" office:value="123604" calcext:value-type="float">
            <text:p>123604</text:p>
          </table:table-cell>
          <table:table-cell office:value-type="float" office:value="0" calcext:value-type="float">
            <text:p>0</text:p>
          </table:table-cell>
          <table:table-cell office:value-type="float" office:value="820890" calcext:value-type="float">
            <text:p>820890</text:p>
          </table:table-cell>
          <table:table-cell office:value-type="float" office:value="48447" calcext:value-type="float">
            <text:p>48447</text:p>
          </table:table-cell>
          <table:table-cell office:value-type="string" calcext:value-type="string">
            <text:p>❤️ Beautiful ❤️</text:p>
          </table:table-cell>
          <table:table-cell/>
        </table:table-row>
        <table:table-row table:style-name="ro1">
          <table:table-cell office:value-type="float" office:value="160125" calcext:value-type="float">
            <text:p>160125</text:p>
          </table:table-cell>
          <table:table-cell office:value-type="float" office:value="0" calcext:value-type="float">
            <text:p>0</text:p>
          </table:table-cell>
          <table:table-cell office:value-type="float" office:value="547863" calcext:value-type="float">
            <text:p>547863</text:p>
          </table:table-cell>
          <table:table-cell office:value-type="float" office:value="163756" calcext:value-type="float">
            <text:p>163756</text:p>
          </table:table-cell>
          <table:table-cell office:value-type="string" calcext:value-type="string">
            <text:p>[[@76400]] sure</text:p>
          </table:table-cell>
          <table:table-cell/>
        </table:table-row>
        <table:table-row table:style-name="ro1">
          <table:table-cell office:value-type="float" office:value="165643" calcext:value-type="float">
            <text:p>165643</text:p>
          </table:table-cell>
          <table:table-cell office:value-type="float" office:value="0" calcext:value-type="float">
            <text:p>0</text:p>
          </table:table-cell>
          <table:table-cell office:value-type="float" office:value="932171" calcext:value-type="float">
            <text:p>932171</text:p>
          </table:table-cell>
          <table:table-cell office:value-type="float" office:value="79778" calcext:value-type="float">
            <text:p>79778</text:p>
          </table:table-cell>
          <table:table-cell office:value-type="string" calcext:value-type="string">
            <text:p>Hey the trail is amazing, could you give some info?</text:p>
          </table:table-cell>
          <table:table-cell/>
        </table:table-row>
        <table:table-row table:style-name="ro1">
          <table:table-cell office:value-type="float" office:value="202888" calcext:value-type="float">
            <text:p>202888</text:p>
          </table:table-cell>
          <table:table-cell office:value-type="float" office:value="0" calcext:value-type="float">
            <text:p>0</text:p>
          </table:table-cell>
          <table:table-cell office:value-type="float" office:value="988033" calcext:value-type="float">
            <text:p>988033</text:p>
          </table:table-cell>
          <table:table-cell office:value-type="float" office:value="297903" calcext:value-type="float">
            <text:p>297903</text:p>
          </table:table-cell>
          <table:table-cell office:value-type="string" calcext:value-type="string">
            <text:p>Brr</text:p>
          </table:table-cell>
          <table:table-cell/>
        </table:table-row>
        <table:table-row table:style-name="ro1">
          <table:table-cell office:value-type="float" office:value="226685" calcext:value-type="float">
            <text:p>226685</text:p>
          </table:table-cell>
          <table:table-cell office:value-type="float" office:value="0" calcext:value-type="float">
            <text:p>0</text:p>
          </table:table-cell>
          <table:table-cell office:value-type="float" office:value="1168756" calcext:value-type="float">
            <text:p>1168756</text:p>
          </table:table-cell>
          <table:table-cell office:value-type="float" office:value="81502" calcext:value-type="float">
            <text:p>81502</text:p>
          </table:table-cell>
          <table:table-cell office:value-type="string" calcext:value-type="string">
            <text:p>can't wait to read about your next adventure</text:p>
          </table:table-cell>
          <table:table-cell/>
        </table:table-row>
        <table:table-row table:style-name="ro1">
          <table:table-cell office:value-type="float" office:value="227409" calcext:value-type="float">
            <text:p>227409</text:p>
          </table:table-cell>
          <table:table-cell office:value-type="float" office:value="771366" calcext:value-type="float">
            <text:p>771366</text:p>
          </table:table-cell>
          <table:table-cell office:value-type="float" office:value="0" calcext:value-type="float">
            <text:p>0</text:p>
          </table:table-cell>
          <table:table-cell office:value-type="float" office:value="351790" calcext:value-type="float">
            <text:p>351790</text:p>
          </table:table-cell>
          <table:table-cell office:value-type="string" calcext:value-type="string">
            <text:p>*oyester card</text:p>
          </table:table-cell>
          <table:table-cell/>
        </table:table-row>
        <table:table-row table:style-name="ro1">
          <table:table-cell office:value-type="float" office:value="252223" calcext:value-type="float">
            <text:p>252223</text:p>
          </table:table-cell>
          <table:table-cell office:value-type="float" office:value="0" calcext:value-type="float">
            <text:p>0</text:p>
          </table:table-cell>
          <table:table-cell office:value-type="float" office:value="1289049" calcext:value-type="float">
            <text:p>1289049</text:p>
          </table:table-cell>
          <table:table-cell office:value-type="float" office:value="388323" calcext:value-type="float">
            <text:p>388323</text:p>
          </table:table-cell>
          <table:table-cell office:value-type="string" calcext:value-type="string">
            <text:p>[[@87541]] Sure. There will be more uploads on this beauty.</text:p>
          </table:table-cell>
          <table:table-cell/>
        </table:table-row>
        <table:table-row table:style-name="ro1">
          <table:table-cell office:value-type="float" office:value="387815" calcext:value-type="float">
            <text:p>387815</text:p>
          </table:table-cell>
          <table:table-cell office:value-type="float" office:value="0" calcext:value-type="float">
            <text:p>0</text:p>
          </table:table-cell>
          <table:table-cell office:value-type="float" office:value="2266849" calcext:value-type="float">
            <text:p>2266849</text:p>
          </table:table-cell>
          <table:table-cell office:value-type="float" office:value="906049" calcext:value-type="float">
            <text:p>906049</text:p>
          </table:table-cell>
          <table:table-cell office:value-type="string" calcext:value-type="string">
            <text:p>Without makeup fir bhi u looking bohot sundar sach m</text:p>
          </table:table-cell>
          <table:table-cell/>
        </table:table-row>
        <table:table-row table:style-name="ro1">
          <table:table-cell office:value-type="float" office:value="459264" calcext:value-type="float">
            <text:p>459264</text:p>
          </table:table-cell>
          <table:table-cell office:value-type="float" office:value="0" calcext:value-type="float">
            <text:p>0</text:p>
          </table:table-cell>
          <table:table-cell office:value-type="float" office:value="2339924" calcext:value-type="float">
            <text:p>2339924</text:p>
          </table:table-cell>
          <table:table-cell office:value-type="float" office:value="1939795" calcext:value-type="float">
            <text:p>1939795</text:p>
          </table:table-cell>
          <table:table-cell office:value-type="string" calcext:value-type="string">
            <text:p>Hii</text:p>
          </table:table-cell>
          <table:table-cell/>
        </table:table-row>
        <table:table-row table:style-name="ro1">
          <table:table-cell office:value-type="float" office:value="39061" calcext:value-type="float">
            <text:p>39061</text:p>
          </table:table-cell>
          <table:table-cell office:value-type="float" office:value="0" calcext:value-type="float">
            <text:p>0</text:p>
          </table:table-cell>
          <table:table-cell office:value-type="float" office:value="630107" calcext:value-type="float">
            <text:p>630107</text:p>
          </table:table-cell>
          <table:table-cell office:value-type="float" office:value="52576" calcext:value-type="float">
            <text:p>52576</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99865" calcext:value-type="float">
            <text:p>99865</text:p>
          </table:table-cell>
          <table:table-cell office:value-type="float" office:value="0" calcext:value-type="float">
            <text:p>0</text:p>
          </table:table-cell>
          <table:table-cell office:value-type="float" office:value="775789" calcext:value-type="float">
            <text:p>775789</text:p>
          </table:table-cell>
          <table:table-cell office:value-type="float" office:value="76760" calcext:value-type="float">
            <text:p>76760</text:p>
          </table:table-cell>
          <table:table-cell office:value-type="string" calcext:value-type="string">
            <text:p>Beautiful trail ? ?</text:p>
          </table:table-cell>
          <table:table-cell/>
        </table:table-row>
        <table:table-row table:style-name="ro1">
          <table:table-cell office:value-type="float" office:value="166240" calcext:value-type="float">
            <text:p>166240</text:p>
          </table:table-cell>
          <table:table-cell office:value-type="float" office:value="0" calcext:value-type="float">
            <text:p>0</text:p>
          </table:table-cell>
          <table:table-cell office:value-type="float" office:value="933869" calcext:value-type="float">
            <text:p>933869</text:p>
          </table:table-cell>
          <table:table-cell office:value-type="float" office:value="42450" calcext:value-type="float">
            <text:p>42450</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245368" calcext:value-type="float">
            <text:p>245368</text:p>
          </table:table-cell>
          <table:table-cell office:value-type="float" office:value="0" calcext:value-type="float">
            <text:p>0</text:p>
          </table:table-cell>
          <table:table-cell office:value-type="float" office:value="1228695" calcext:value-type="float">
            <text:p>1228695</text:p>
          </table:table-cell>
          <table:table-cell office:value-type="float" office:value="82137" calcext:value-type="float">
            <text:p>8213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57217" calcext:value-type="float">
            <text:p>257217</text:p>
          </table:table-cell>
          <table:table-cell office:value-type="float" office:value="0" calcext:value-type="float">
            <text:p>0</text:p>
          </table:table-cell>
          <table:table-cell office:value-type="float" office:value="1320735" calcext:value-type="float">
            <text:p>1320735</text:p>
          </table:table-cell>
          <table:table-cell office:value-type="float" office:value="135931" calcext:value-type="float">
            <text:p>135931</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260357" calcext:value-type="float">
            <text:p>260357</text:p>
          </table:table-cell>
          <table:table-cell office:value-type="float" office:value="0" calcext:value-type="float">
            <text:p>0</text:p>
          </table:table-cell>
          <table:table-cell office:value-type="float" office:value="1349588" calcext:value-type="float">
            <text:p>1349588</text:p>
          </table:table-cell>
          <table:table-cell office:value-type="float" office:value="87252" calcext:value-type="float">
            <text:p>87252</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266302" calcext:value-type="float">
            <text:p>266302</text:p>
          </table:table-cell>
          <table:table-cell office:value-type="float" office:value="0" calcext:value-type="float">
            <text:p>0</text:p>
          </table:table-cell>
          <table:table-cell office:value-type="float" office:value="1389277" calcext:value-type="float">
            <text:p>1389277</text:p>
          </table:table-cell>
          <table:table-cell office:value-type="float" office:value="49846" calcext:value-type="float">
            <text:p>49846</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25987" calcext:value-type="float">
            <text:p>325987</text:p>
          </table:table-cell>
          <table:table-cell office:value-type="float" office:value="0" calcext:value-type="float">
            <text:p>0</text:p>
          </table:table-cell>
          <table:table-cell office:value-type="float" office:value="1742399" calcext:value-type="float">
            <text:p>1742399</text:p>
          </table:table-cell>
          <table:table-cell office:value-type="float" office:value="45832" calcext:value-type="float">
            <text:p>45832</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32537" calcext:value-type="float">
            <text:p>332537</text:p>
          </table:table-cell>
          <table:table-cell office:value-type="float" office:value="0" calcext:value-type="float">
            <text:p>0</text:p>
          </table:table-cell>
          <table:table-cell office:value-type="float" office:value="1775807" calcext:value-type="float">
            <text:p>1775807</text:p>
          </table:table-cell>
          <table:table-cell office:value-type="float" office:value="548440" calcext:value-type="float">
            <text:p>548440</text:p>
          </table:table-cell>
          <table:table-cell office:value-type="string" calcext:value-type="string">
            <text:p>[[@41177]] a lot !!!</text:p>
          </table:table-cell>
          <table:table-cell/>
        </table:table-row>
        <table:table-row table:style-name="ro1">
          <table:table-cell office:value-type="float" office:value="377420" calcext:value-type="float">
            <text:p>377420</text:p>
          </table:table-cell>
          <table:table-cell office:value-type="float" office:value="0" calcext:value-type="float">
            <text:p>0</text:p>
          </table:table-cell>
          <table:table-cell office:value-type="float" office:value="2229073" calcext:value-type="float">
            <text:p>2229073</text:p>
          </table:table-cell>
          <table:table-cell office:value-type="float" office:value="733239" calcext:value-type="float">
            <text:p>733239</text:p>
          </table:table-cell>
          <table:table-cell office:value-type="string" calcext:value-type="string">
            <text:p>[[@50321]] ☺️</text:p>
          </table:table-cell>
          <table:table-cell/>
        </table:table-row>
        <table:table-row table:style-name="ro1">
          <table:table-cell office:value-type="float" office:value="407434" calcext:value-type="float">
            <text:p>407434</text:p>
          </table:table-cell>
          <table:table-cell office:value-type="float" office:value="0" calcext:value-type="float">
            <text:p>0</text:p>
          </table:table-cell>
          <table:table-cell office:value-type="float" office:value="2311218" calcext:value-type="float">
            <text:p>2311218</text:p>
          </table:table-cell>
          <table:table-cell office:value-type="float" office:value="1154495" calcext:value-type="float">
            <text:p>1154495</text:p>
          </table:table-cell>
          <table:table-cell office:value-type="string" calcext:value-type="string">
            <text:p>Seen allwys</text:p>
          </table:table-cell>
          <table:table-cell/>
        </table:table-row>
        <table:table-row table:style-name="ro1">
          <table:table-cell office:value-type="float" office:value="465496" calcext:value-type="float">
            <text:p>465496</text:p>
          </table:table-cell>
          <table:table-cell office:value-type="float" office:value="0" calcext:value-type="float">
            <text:p>0</text:p>
          </table:table-cell>
          <table:table-cell office:value-type="float" office:value="2265482" calcext:value-type="float">
            <text:p>2265482</text:p>
          </table:table-cell>
          <table:table-cell office:value-type="float" office:value="2240095" calcext:value-type="float">
            <text:p>2240095</text:p>
          </table:table-cell>
          <table:table-cell office:value-type="string" calcext:value-type="string">
            <text:p>Nice</text:p>
          </table:table-cell>
          <table:table-cell/>
        </table:table-row>
        <table:table-row table:style-name="ro1">
          <table:table-cell office:value-type="float" office:value="24833" calcext:value-type="float">
            <text:p>24833</text:p>
          </table:table-cell>
          <table:table-cell office:value-type="float" office:value="0" calcext:value-type="float">
            <text:p>0</text:p>
          </table:table-cell>
          <table:table-cell office:value-type="float" office:value="598992" calcext:value-type="float">
            <text:p>598992</text:p>
          </table:table-cell>
          <table:table-cell office:value-type="float" office:value="79860" calcext:value-type="float">
            <text:p>79860</text:p>
          </table:table-cell>
          <table:table-cell office:value-type="string" calcext:value-type="string">
            <text:p>Dope!</text:p>
          </table:table-cell>
          <table:table-cell/>
        </table:table-row>
        <table:table-row table:style-name="ro1">
          <table:table-cell office:value-type="float" office:value="126134" calcext:value-type="float">
            <text:p>126134</text:p>
          </table:table-cell>
          <table:table-cell office:value-type="float" office:value="0" calcext:value-type="float">
            <text:p>0</text:p>
          </table:table-cell>
          <table:table-cell office:value-type="float" office:value="830877" calcext:value-type="float">
            <text:p>830877</text:p>
          </table:table-cell>
          <table:table-cell office:value-type="float" office:value="52609" calcext:value-type="float">
            <text:p>52609</text:p>
          </table:table-cell>
          <table:table-cell office:value-type="string" calcext:value-type="string">
            <text:p>Waiting for the next post in series! <text:s/>??</text:p>
          </table:table-cell>
          <table:table-cell/>
        </table:table-row>
        <table:table-row table:style-name="ro1">
          <table:table-cell office:value-type="float" office:value="261774" calcext:value-type="float">
            <text:p>261774</text:p>
          </table:table-cell>
          <table:table-cell office:value-type="float" office:value="0" calcext:value-type="float">
            <text:p>0</text:p>
          </table:table-cell>
          <table:table-cell office:value-type="float" office:value="1353466" calcext:value-type="float">
            <text:p>1353466</text:p>
          </table:table-cell>
          <table:table-cell office:value-type="float" office:value="414917" calcext:value-type="float">
            <text:p>414917</text:p>
          </table:table-cell>
          <table:table-cell office:value-type="string" calcext:value-type="string">
            <text:p>Thks all of u ?</text:p>
          </table:table-cell>
          <table:table-cell/>
        </table:table-row>
        <table:table-row table:style-name="ro1">
          <table:table-cell office:value-type="float" office:value="334665" calcext:value-type="float">
            <text:p>334665</text:p>
          </table:table-cell>
          <table:table-cell office:value-type="float" office:value="0" calcext:value-type="float">
            <text:p>0</text:p>
          </table:table-cell>
          <table:table-cell office:value-type="float" office:value="1784974" calcext:value-type="float">
            <text:p>1784974</text:p>
          </table:table-cell>
          <table:table-cell office:value-type="float" office:value="20232" calcext:value-type="float">
            <text:p>20232</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59751" calcext:value-type="float">
            <text:p>359751</text:p>
          </table:table-cell>
          <table:table-cell office:value-type="float" office:value="0" calcext:value-type="float">
            <text:p>0</text:p>
          </table:table-cell>
          <table:table-cell office:value-type="float" office:value="1632338" calcext:value-type="float">
            <text:p>1632338</text:p>
          </table:table-cell>
          <table:table-cell office:value-type="float" office:value="627538" calcext:value-type="float">
            <text:p>627538</text:p>
          </table:table-cell>
          <table:table-cell office:value-type="string" calcext:value-type="string">
            <text:p>Hii</text:p>
          </table:table-cell>
          <table:table-cell/>
        </table:table-row>
        <table:table-row table:style-name="ro6">
          <table:table-cell office:value-type="float" office:value="398257" calcext:value-type="float">
            <text:p>398257</text:p>
          </table:table-cell>
          <table:table-cell office:value-type="float" office:value="0" calcext:value-type="float">
            <text:p>0</text:p>
          </table:table-cell>
          <table:table-cell office:value-type="float" office:value="2285810" calcext:value-type="float">
            <text:p>2285810</text:p>
          </table:table-cell>
          <table:table-cell office:value-type="float" office:value="993086" calcext:value-type="float">
            <text:p>993086</text:p>
          </table:table-cell>
          <table:table-cell office:value-type="string" calcext:value-type="string">
            <text:p>Buy genuine IELTS certificate Online – Need Real verified IELTS certificate for sale – Get original IELTS certificate without Exam – I want verifiable IELTS Certificate – Buy real registered IELTS Certificate – Original IELTS certificate for sale – Genuine certificate online- original IELTS UK – buy IELTS verified certificate Dubai- buy original Certificate IELTS Kuwait – get genuine IELTS Certificate online Qatar- buy original IELTS certificate Singapore- buy verified IELTS Saudi Arabia- want IELTS certificate without Exam- Real ielts issued by the British council- Real database registered IELTS certificate- Get verified IELTS Indai- Buy original IELTS certificates China</text:p>
            <text:p/>
            <text:p>We offer our exclusive clients the ability to gain IELTS,TOEFL,ESOL AUTODESK certificates</text:p>
            <text:p/>
            <text:p>without taking the exams. The regions we cover are Asia ,UAE, Qatar,</text:p>
            <text:p/>
            <text:p>Oman, Saudi Arabia, Jordan,Kuwait ,Australia ,Canada and Europe</text:p>
            <text:p/>
            <text:p>YOU DO NOT NEED TO SIT FOR ANY EXAMS! WE WILL DO EVERYTHING FOR YOU! WE GET YOU REGISTERED! WITH YOUR DESIRED BAND SCORE! GENERAL AND ACADEMIC MODULES! ALL AVAILABLE! CONTACT NOW!</text:p>
            <text:p/>
            <text:p>BUY ORIGINAL AND REGISTERED IELTS AND TOEFL CERTIFICATES IN Dubai,Bahrain,Kuwait,Iran,Saudi Arabia, India, Oman, Pakistan,Qatar,Turkey,Abu Dhabi,Cyprus, Jordan,USA, Canada,Australia,UK, and all of Europe.</text:p>
            <text:p/>
            <text:p>Buy Genuine Registered IELTS Certificate Without Attending Exam</text:p>
            <text:p/>
            <text:p>YOUR PATHWAY TO IELTS SUCCESS</text:p>
            <text:p/>
            <text:p>? Buy Original and Authentic IELTS, TOEFL,PTE,ESOL,GRE Certificates</text:p>
            <text:p/>
            <text:p>? Certificates With Your Desired Score Band</text:p>
            <text:p/>
            <text:p>? 100% registered and verifiable IELTS score cards online </text:p>
            <text:p/>
            <text:p>Email us at : (Getieltscertificateswithoutexams@yahoo.com)</text:p>
            <text:p/>
            <text:p>Whatsapp us at : +237650862831</text:p>
            <text:p/>
            <text:p>Buy IELTS Certificate online| Genuine IELTS Certificate without Test| Get real ielts without exam| get ielts band 7 without exam | Buy legit ielts certificate| get real ielts online without exam| Buy real registered ielts certificate without exams| Genuine ielts certificate score cards| Get verified ielts score cards online| Buy legit ielts score cards online| Apply for ielts score cards| Buy ielt for immigration| Get original ielts for studies| Buy genuine ielts certificate for work| Buy legit ielts certificates for scholarship| Apply for ielts UK| Buy original ielts certificate without exams| Buy real issued ielts certificate by British council| Get real ielts issued by the british council| Ielts score cards band 7 and above| Get valid ielts scores without exams|Obtain valid ielts scores without test|Ielts score card adjustments| Best ielts certificate adjustment| Verified certificate after adjustment| Adjusted ielts certificates online| Best way to adjust my score card| Adjust my band 5.5 to band 7 &amp; above| Score card adjustment asap</text:p>
            <text:p/>
            <text:p>Buy Original Ielts Certificate Without Exam in United Arab Emitates,UAE,Dubai,Abu Dhabi</text:p>
            <text:p/>
            <text:p>Buy Original Ielts Certificate Without Exam in Jordan</text:p>
            <text:p/>
            <text:p>Buy Original Ielts Certificate Without Exam in Saudi Arabia</text:p>
            <text:p/>
            <text:p>Buy Original Ielts Certificate Without Exam in Bahrain</text:p>
            <text:p/>
            <text:p>Buy Original Ielts Certificate Without Exam in Oman</text:p>
            <text:p/>
            <text:p>Buy Original Ielts Certificate Without Exam in Dubai</text:p>
            <text:p/>
            <text:p>Buy Original Ielts Certificate Without Exam in Kuwait</text:p>
            <text:p/>
            <text:p>Buy Original Ielts Certificate Without Exam in Qatar</text:p>
            <text:p/>
            <text:p>Buy Original Ielts Certificate Without Exam in Egypt</text:p>
            <text:p/>
            <text:p>Buy Original Ielts Certificate Without Exam in Iran</text:p>
            <text:p/>
            <text:p>Buy Original Ielts Certificate Without Exam in Oman</text:p>
            <text:p/>
            <text:p>Buy Original Ielts Certificate Without Exam in Pakistan</text:p>
            <text:p/>
            <text:p>Buy Original Ielts Certificate Without Exam in India</text:p>
            <text:p/>
            <text:p>Buy Original Ielts Certificate Without Exam in Australia</text:p>
            <text:p/>
            <text:p>Buy Original Ielts Certificate Without Exam in Lebanon</text:p>
            <text:p/>
            <text:p>We can help you get ANY  ENGLISH LANGUAGE certificates with your desired score bands without you necessarily sitting in for the exams. Our certificates are real registered and can be verified online , you can use our genuine certificates for University admission, work and any immigration use.</text:p>
            <text:p>*WE ALSO LEAK OUT QUESTIONS AND ANSWERS BEFORE THE EXAMS *</text:p>
            <text:p>All our certificates are issued directly from the British concil/IDP its self.</text:p>
            <text:p/>
            <text:p>Sponsored::: (Getieltscertificateswithoutexams@yahoo.com)</text:p>
            <text:p/>
            <text:p>Skype::; (ielts Withoutexams)</text:p>
            <text:p>What'sapp::: (+237650862831)</text:p>
          </table:table-cell>
          <table:table-cell/>
        </table:table-row>
        <table:table-row table:style-name="ro1">
          <table:table-cell office:value-type="float" office:value="415605" calcext:value-type="float">
            <text:p>415605</text:p>
          </table:table-cell>
          <table:table-cell office:value-type="float" office:value="0" calcext:value-type="float">
            <text:p>0</text:p>
          </table:table-cell>
          <table:table-cell office:value-type="float" office:value="2344141" calcext:value-type="float">
            <text:p>2344141</text:p>
          </table:table-cell>
          <table:table-cell office:value-type="float" office:value="379748" calcext:value-type="float">
            <text:p>379748</text:p>
          </table:table-cell>
          <table:table-cell office:value-type="string" calcext:value-type="string">
            <text:p>[[@1365546]] thanks</text:p>
          </table:table-cell>
          <table:table-cell/>
        </table:table-row>
        <table:table-row table:style-name="ro1">
          <table:table-cell office:value-type="float" office:value="115916" calcext:value-type="float">
            <text:p>115916</text:p>
          </table:table-cell>
          <table:table-cell office:value-type="float" office:value="0" calcext:value-type="float">
            <text:p>0</text:p>
          </table:table-cell>
          <table:table-cell office:value-type="float" office:value="813858" calcext:value-type="float">
            <text:p>813858</text:p>
          </table:table-cell>
          <table:table-cell office:value-type="float" office:value="231099" calcext:value-type="float">
            <text:p>231099</text:p>
          </table:table-cell>
          <table:table-cell office:value-type="string" calcext:value-type="string">
            <text:p>Sluuuurpp</text:p>
          </table:table-cell>
          <table:table-cell/>
        </table:table-row>
        <table:table-row table:style-name="ro1">
          <table:table-cell office:value-type="float" office:value="149931" calcext:value-type="float">
            <text:p>149931</text:p>
          </table:table-cell>
          <table:table-cell office:value-type="float" office:value="0" calcext:value-type="float">
            <text:p>0</text:p>
          </table:table-cell>
          <table:table-cell office:value-type="float" office:value="884533" calcext:value-type="float">
            <text:p>884533</text:p>
          </table:table-cell>
          <table:table-cell office:value-type="float" office:value="264922" calcext:value-type="float">
            <text:p>264922</text:p>
          </table:table-cell>
          <table:table-cell office:value-type="string" calcext:value-type="string">
            <text:p>[[@85669]] thanks a lot, foodie brothers!</text:p>
          </table:table-cell>
          <table:table-cell/>
        </table:table-row>
        <table:table-row table:style-name="ro5">
          <table:table-cell office:value-type="float" office:value="194124" calcext:value-type="float">
            <text:p>194124</text:p>
          </table:table-cell>
          <table:table-cell office:value-type="float" office:value="606403" calcext:value-type="float">
            <text:p>606403</text:p>
          </table:table-cell>
          <table:table-cell office:value-type="float" office:value="0" calcext:value-type="float">
            <text:p>0</text:p>
          </table:table-cell>
          <table:table-cell office:value-type="float" office:value="303871" calcext:value-type="float">
            <text:p>303871</text:p>
          </table:table-cell>
          <table:table-cell office:value-type="string" calcext:value-type="string">
            <text:p>Camp... Maggie point...near places</text:p>
            <text:p>..tungnath temple...4 km track...in between ☁️...</text:p>
          </table:table-cell>
          <table:table-cell/>
        </table:table-row>
        <table:table-row table:style-name="ro1">
          <table:table-cell office:value-type="float" office:value="228073" calcext:value-type="float">
            <text:p>228073</text:p>
          </table:table-cell>
          <table:table-cell office:value-type="float" office:value="0" calcext:value-type="float">
            <text:p>0</text:p>
          </table:table-cell>
          <table:table-cell office:value-type="float" office:value="1170615" calcext:value-type="float">
            <text:p>1170615</text:p>
          </table:table-cell>
          <table:table-cell office:value-type="float" office:value="243470" calcext:value-type="float">
            <text:p>243470</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55539" calcext:value-type="float">
            <text:p>255539</text:p>
          </table:table-cell>
          <table:table-cell office:value-type="float" office:value="0" calcext:value-type="float">
            <text:p>0</text:p>
          </table:table-cell>
          <table:table-cell office:value-type="float" office:value="1314540" calcext:value-type="float">
            <text:p>1314540</text:p>
          </table:table-cell>
          <table:table-cell office:value-type="float" office:value="50368" calcext:value-type="float">
            <text:p>50368</text:p>
          </table:table-cell>
          <table:table-cell office:value-type="string" calcext:value-type="string">
            <text:p>Amazing trail, could share some videos of the same</text:p>
          </table:table-cell>
          <table:table-cell/>
        </table:table-row>
        <table:table-row table:style-name="ro1">
          <table:table-cell office:value-type="float" office:value="270424" calcext:value-type="float">
            <text:p>270424</text:p>
          </table:table-cell>
          <table:table-cell office:value-type="float" office:value="0" calcext:value-type="float">
            <text:p>0</text:p>
          </table:table-cell>
          <table:table-cell office:value-type="float" office:value="1411202" calcext:value-type="float">
            <text:p>1411202</text:p>
          </table:table-cell>
          <table:table-cell office:value-type="float" office:value="49358" calcext:value-type="float">
            <text:p>49358</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92055" calcext:value-type="float">
            <text:p>392055</text:p>
          </table:table-cell>
          <table:table-cell office:value-type="float" office:value="0" calcext:value-type="float">
            <text:p>0</text:p>
          </table:table-cell>
          <table:table-cell office:value-type="float" office:value="353440" calcext:value-type="float">
            <text:p>353440</text:p>
          </table:table-cell>
          <table:table-cell office:value-type="float" office:value="937431" calcext:value-type="float">
            <text:p>937431</text:p>
          </table:table-cell>
          <table:table-cell office:value-type="string" calcext:value-type="string">
            <text:p>Goof</text:p>
          </table:table-cell>
          <table:table-cell/>
        </table:table-row>
        <table:table-row table:style-name="ro1">
          <table:table-cell office:value-type="float" office:value="54245" calcext:value-type="float">
            <text:p>54245</text:p>
          </table:table-cell>
          <table:table-cell office:value-type="float" office:value="327952" calcext:value-type="float">
            <text:p>327952</text:p>
          </table:table-cell>
          <table:table-cell office:value-type="float" office:value="0" calcext:value-type="float">
            <text:p>0</text:p>
          </table:table-cell>
          <table:table-cell office:value-type="float" office:value="198950" calcext:value-type="float">
            <text:p>198950</text:p>
          </table:table-cell>
          <table:table-cell office:value-type="string" calcext:value-type="string">
            <text:p>Like it Dumas</text:p>
          </table:table-cell>
          <table:table-cell/>
        </table:table-row>
        <table:table-row table:style-name="ro1">
          <table:table-cell office:value-type="float" office:value="155271" calcext:value-type="float">
            <text:p>155271</text:p>
          </table:table-cell>
          <table:table-cell office:value-type="float" office:value="0" calcext:value-type="float">
            <text:p>0</text:p>
          </table:table-cell>
          <table:table-cell office:value-type="float" office:value="902237" calcext:value-type="float">
            <text:p>902237</text:p>
          </table:table-cell>
          <table:table-cell office:value-type="float" office:value="49968" calcext:value-type="float">
            <text:p>49968</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231586" calcext:value-type="float">
            <text:p>231586</text:p>
          </table:table-cell>
          <table:table-cell office:value-type="float" office:value="0" calcext:value-type="float">
            <text:p>0</text:p>
          </table:table-cell>
          <table:table-cell office:value-type="float" office:value="1180134" calcext:value-type="float">
            <text:p>1180134</text:p>
          </table:table-cell>
          <table:table-cell office:value-type="float" office:value="42765" calcext:value-type="float">
            <text:p>42765</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37105" calcext:value-type="float">
            <text:p>237105</text:p>
          </table:table-cell>
          <table:table-cell office:value-type="float" office:value="0" calcext:value-type="float">
            <text:p>0</text:p>
          </table:table-cell>
          <table:table-cell office:value-type="float" office:value="1192479" calcext:value-type="float">
            <text:p>1192479</text:p>
          </table:table-cell>
          <table:table-cell office:value-type="float" office:value="78117" calcext:value-type="float">
            <text:p>78117</text:p>
          </table:table-cell>
          <table:table-cell office:value-type="string" calcext:value-type="string">
            <text:p>You've had some awesome adventures! What's the next one?</text:p>
          </table:table-cell>
          <table:table-cell/>
        </table:table-row>
        <table:table-row table:style-name="ro1">
          <table:table-cell office:value-type="float" office:value="301011" calcext:value-type="float">
            <text:p>301011</text:p>
          </table:table-cell>
          <table:table-cell office:value-type="float" office:value="2035" calcext:value-type="float">
            <text:p>2035</text:p>
          </table:table-cell>
          <table:table-cell office:value-type="float" office:value="0" calcext:value-type="float">
            <text:p>0</text:p>
          </table:table-cell>
          <table:table-cell office:value-type="float" office:value="488687" calcext:value-type="float">
            <text:p>488687</text:p>
          </table:table-cell>
          <table:table-cell office:value-type="string" calcext:value-type="string">
            <text:p>Eii</text:p>
          </table:table-cell>
          <table:table-cell/>
        </table:table-row>
        <table:table-row table:style-name="ro1">
          <table:table-cell office:value-type="float" office:value="305524" calcext:value-type="float">
            <text:p>305524</text:p>
          </table:table-cell>
          <table:table-cell office:value-type="float" office:value="0" calcext:value-type="float">
            <text:p>0</text:p>
          </table:table-cell>
          <table:table-cell office:value-type="float" office:value="1615124" calcext:value-type="float">
            <text:p>1615124</text:p>
          </table:table-cell>
          <table:table-cell office:value-type="float" office:value="79946" calcext:value-type="float">
            <text:p>79946</text:p>
          </table:table-cell>
          <table:table-cell office:value-type="string" calcext:value-type="string">
            <text:p>Whoa! The images are crystal clear and so is the content!</text:p>
          </table:table-cell>
          <table:table-cell/>
        </table:table-row>
        <table:table-row table:style-name="ro1">
          <table:table-cell office:value-type="float" office:value="358725" calcext:value-type="float">
            <text:p>358725</text:p>
          </table:table-cell>
          <table:table-cell office:value-type="float" office:value="0" calcext:value-type="float">
            <text:p>0</text:p>
          </table:table-cell>
          <table:table-cell office:value-type="float" office:value="1989033" calcext:value-type="float">
            <text:p>1989033</text:p>
          </table:table-cell>
          <table:table-cell office:value-type="float" office:value="41136" calcext:value-type="float">
            <text:p>41136</text:p>
          </table:table-cell>
          <table:table-cell office:value-type="string" calcext:value-type="string">
            <text:p>Wow! that's such a cool title! but the images were so blurry!</text:p>
          </table:table-cell>
          <table:table-cell/>
        </table:table-row>
        <table:table-row table:style-name="ro1">
          <table:table-cell office:value-type="float" office:value="375031" calcext:value-type="float">
            <text:p>375031</text:p>
          </table:table-cell>
          <table:table-cell office:value-type="float" office:value="0" calcext:value-type="float">
            <text:p>0</text:p>
          </table:table-cell>
          <table:table-cell office:value-type="float" office:value="924541" calcext:value-type="float">
            <text:p>924541</text:p>
          </table:table-cell>
          <table:table-cell office:value-type="float" office:value="52634" calcext:value-type="float">
            <text:p>52634</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407764" calcext:value-type="float">
            <text:p>407764</text:p>
          </table:table-cell>
          <table:table-cell office:value-type="float" office:value="0" calcext:value-type="float">
            <text:p>0</text:p>
          </table:table-cell>
          <table:table-cell office:value-type="float" office:value="1148488" calcext:value-type="float">
            <text:p>1148488</text:p>
          </table:table-cell>
          <table:table-cell office:value-type="float" office:value="1162588" calcext:value-type="float">
            <text:p>1162588</text:p>
          </table:table-cell>
          <table:table-cell office:value-type="string" calcext:value-type="string">
            <text:p>Hello</text:p>
          </table:table-cell>
          <table:table-cell/>
        </table:table-row>
        <table:table-row table:style-name="ro1">
          <table:table-cell office:value-type="float" office:value="464721" calcext:value-type="float">
            <text:p>464721</text:p>
          </table:table-cell>
          <table:table-cell office:value-type="float" office:value="0" calcext:value-type="float">
            <text:p>0</text:p>
          </table:table-cell>
          <table:table-cell office:value-type="float" office:value="2268922" calcext:value-type="float">
            <text:p>2268922</text:p>
          </table:table-cell>
          <table:table-cell office:value-type="float" office:value="2237776" calcext:value-type="float">
            <text:p>2237776</text:p>
          </table:table-cell>
          <table:table-cell office:value-type="string" calcext:value-type="string">
            <text:p>waah</text:p>
          </table:table-cell>
          <table:table-cell/>
        </table:table-row>
        <table:table-row table:style-name="ro1">
          <table:table-cell office:value-type="float" office:value="117114" calcext:value-type="float">
            <text:p>117114</text:p>
          </table:table-cell>
          <table:table-cell office:value-type="float" office:value="0" calcext:value-type="float">
            <text:p>0</text:p>
          </table:table-cell>
          <table:table-cell office:value-type="float" office:value="817057" calcext:value-type="float">
            <text:p>817057</text:p>
          </table:table-cell>
          <table:table-cell office:value-type="float" office:value="80369" calcext:value-type="float">
            <text:p>80369</text:p>
          </table:table-cell>
          <table:table-cell office:value-type="string" calcext:value-type="string">
            <text:p>Amazing content ❤️❤️</text:p>
          </table:table-cell>
          <table:table-cell/>
        </table:table-row>
        <table:table-row table:style-name="ro1">
          <table:table-cell office:value-type="float" office:value="121466" calcext:value-type="float">
            <text:p>121466</text:p>
          </table:table-cell>
          <table:table-cell office:value-type="float" office:value="0" calcext:value-type="float">
            <text:p>0</text:p>
          </table:table-cell>
          <table:table-cell office:value-type="float" office:value="33262" calcext:value-type="float">
            <text:p>33262</text:p>
          </table:table-cell>
          <table:table-cell office:value-type="float" office:value="85329" calcext:value-type="float">
            <text:p>85329</text:p>
          </table:table-cell>
          <table:table-cell office:value-type="string" calcext:value-type="string">
            <text:p>i love the way you travel, when are posting more our your stories?</text:p>
          </table:table-cell>
          <table:table-cell/>
        </table:table-row>
        <table:table-row table:style-name="ro1">
          <table:table-cell office:value-type="float" office:value="209913" calcext:value-type="float">
            <text:p>209913</text:p>
          </table:table-cell>
          <table:table-cell office:value-type="float" office:value="0" calcext:value-type="float">
            <text:p>0</text:p>
          </table:table-cell>
          <table:table-cell office:value-type="float" office:value="403061" calcext:value-type="float">
            <text:p>403061</text:p>
          </table:table-cell>
          <table:table-cell office:value-type="float" office:value="159350" calcext:value-type="float">
            <text:p>159350</text:p>
          </table:table-cell>
          <table:table-cell office:value-type="string" calcext:value-type="string">
            <text:p>Woww</text:p>
          </table:table-cell>
          <table:table-cell/>
        </table:table-row>
        <table:table-row table:style-name="ro1">
          <table:table-cell office:value-type="float" office:value="360074" calcext:value-type="float">
            <text:p>360074</text:p>
          </table:table-cell>
          <table:table-cell office:value-type="float" office:value="0" calcext:value-type="float">
            <text:p>0</text:p>
          </table:table-cell>
          <table:table-cell office:value-type="float" office:value="109052" calcext:value-type="float">
            <text:p>109052</text:p>
          </table:table-cell>
          <table:table-cell office:value-type="float" office:value="629365" calcext:value-type="float">
            <text:p>629365</text:p>
          </table:table-cell>
          <table:table-cell office:value-type="string" calcext:value-type="string">
            <text:p>Nice</text:p>
          </table:table-cell>
          <table:table-cell/>
        </table:table-row>
        <table:table-row table:style-name="ro1">
          <table:table-cell office:value-type="float" office:value="363679" calcext:value-type="float">
            <text:p>363679</text:p>
          </table:table-cell>
          <table:table-cell office:value-type="float" office:value="0" calcext:value-type="float">
            <text:p>0</text:p>
          </table:table-cell>
          <table:table-cell office:value-type="float" office:value="1891702" calcext:value-type="float">
            <text:p>1891702</text:p>
          </table:table-cell>
          <table:table-cell office:value-type="float" office:value="585656" calcext:value-type="float">
            <text:p>585656</text:p>
          </table:table-cell>
          <table:table-cell office:value-type="string" calcext:value-type="string">
            <text:p>[[@85344]] new to this app ? ?</text:p>
          </table:table-cell>
          <table:table-cell/>
        </table:table-row>
        <table:table-row table:style-name="ro1">
          <table:table-cell office:value-type="float" office:value="379766" calcext:value-type="float">
            <text:p>379766</text:p>
          </table:table-cell>
          <table:table-cell office:value-type="float" office:value="0" calcext:value-type="float">
            <text:p>0</text:p>
          </table:table-cell>
          <table:table-cell office:value-type="float" office:value="1799308" calcext:value-type="float">
            <text:p>1799308</text:p>
          </table:table-cell>
          <table:table-cell office:value-type="float" office:value="758735" calcext:value-type="float">
            <text:p>758735</text:p>
          </table:table-cell>
          <table:table-cell office:value-type="string" calcext:value-type="string">
            <text:p>Hi i am from Agra, These places are near my house. If any body want to visit these monuments then contact me i can help them to travel in budget and explore more.</text:p>
          </table:table-cell>
          <table:table-cell/>
        </table:table-row>
        <table:table-row table:style-name="ro1">
          <table:table-cell office:value-type="float" office:value="393840" calcext:value-type="float">
            <text:p>393840</text:p>
          </table:table-cell>
          <table:table-cell office:value-type="float" office:value="0" calcext:value-type="float">
            <text:p>0</text:p>
          </table:table-cell>
          <table:table-cell office:value-type="float" office:value="2273400" calcext:value-type="float">
            <text:p>2273400</text:p>
          </table:table-cell>
          <table:table-cell office:value-type="float" office:value="953088" calcext:value-type="float">
            <text:p>953088</text:p>
          </table:table-cell>
          <table:table-cell office:value-type="string" calcext:value-type="string">
            <text:p>I love yo</text:p>
          </table:table-cell>
          <table:table-cell/>
        </table:table-row>
        <table:table-row table:style-name="ro1">
          <table:table-cell office:value-type="float" office:value="408402" calcext:value-type="float">
            <text:p>408402</text:p>
          </table:table-cell>
          <table:table-cell office:value-type="float" office:value="0" calcext:value-type="float">
            <text:p>0</text:p>
          </table:table-cell>
          <table:table-cell office:value-type="float" office:value="2288525" calcext:value-type="float">
            <text:p>2288525</text:p>
          </table:table-cell>
          <table:table-cell office:value-type="float" office:value="1180247" calcext:value-type="float">
            <text:p>1180247</text:p>
          </table:table-cell>
          <table:table-cell office:value-type="string" calcext:value-type="string">
            <text:p>Hii</text:p>
          </table:table-cell>
          <table:table-cell/>
        </table:table-row>
        <table:table-row table:style-name="ro1">
          <table:table-cell office:value-type="float" office:value="443861" calcext:value-type="float">
            <text:p>443861</text:p>
          </table:table-cell>
          <table:table-cell office:value-type="float" office:value="0" calcext:value-type="float">
            <text:p>0</text:p>
          </table:table-cell>
          <table:table-cell office:value-type="float" office:value="2456510" calcext:value-type="float">
            <text:p>2456510</text:p>
          </table:table-cell>
          <table:table-cell office:value-type="float" office:value="23072" calcext:value-type="float">
            <text:p>23072</text:p>
          </table:table-cell>
          <table:table-cell office:value-type="string" calcext:value-type="string">
            <text:p>நான் செஞ்சு பாத்தேன் ரொம்ப அருமையா வந்துச்சு </text:p>
          </table:table-cell>
          <table:table-cell/>
        </table:table-row>
        <table:table-row table:style-name="ro1">
          <table:table-cell office:value-type="float" office:value="445305" calcext:value-type="float">
            <text:p>445305</text:p>
          </table:table-cell>
          <table:table-cell office:value-type="float" office:value="0" calcext:value-type="float">
            <text:p>0</text:p>
          </table:table-cell>
          <table:table-cell office:value-type="float" office:value="2370540" calcext:value-type="float">
            <text:p>2370540</text:p>
          </table:table-cell>
          <table:table-cell office:value-type="float" office:value="1780395" calcext:value-type="float">
            <text:p>1780395</text:p>
          </table:table-cell>
          <table:table-cell office:value-type="string" calcext:value-type="string">
            <text:p>Nice</text:p>
          </table:table-cell>
          <table:table-cell/>
        </table:table-row>
        <table:table-row table:style-name="ro1">
          <table:table-cell office:value-type="float" office:value="100485" calcext:value-type="float">
            <text:p>100485</text:p>
          </table:table-cell>
          <table:table-cell office:value-type="float" office:value="0" calcext:value-type="float">
            <text:p>0</text:p>
          </table:table-cell>
          <table:table-cell office:value-type="float" office:value="777360" calcext:value-type="float">
            <text:p>777360</text:p>
          </table:table-cell>
          <table:table-cell office:value-type="float" office:value="231232" calcext:value-type="float">
            <text:p>231232</text:p>
          </table:table-cell>
          <table:table-cell office:value-type="string" calcext:value-type="string">
            <text:p>[[@84872]] thanks what tittle do you suggest</text:p>
          </table:table-cell>
          <table:table-cell/>
        </table:table-row>
        <table:table-row table:style-name="ro1">
          <table:table-cell office:value-type="float" office:value="111623" calcext:value-type="float">
            <text:p>111623</text:p>
          </table:table-cell>
          <table:table-cell office:value-type="float" office:value="434716" calcext:value-type="float">
            <text:p>434716</text:p>
          </table:table-cell>
          <table:table-cell office:value-type="float" office:value="0" calcext:value-type="float">
            <text:p>0</text:p>
          </table:table-cell>
          <table:table-cell office:value-type="float" office:value="237286" calcext:value-type="float">
            <text:p>237286</text:p>
          </table:table-cell>
          <table:table-cell office:value-type="string" calcext:value-type="string">
            <text:p>Aye♥️</text:p>
          </table:table-cell>
          <table:table-cell/>
        </table:table-row>
        <table:table-row table:style-name="ro1">
          <table:table-cell office:value-type="float" office:value="197272" calcext:value-type="float">
            <text:p>197272</text:p>
          </table:table-cell>
          <table:table-cell office:value-type="float" office:value="0" calcext:value-type="float">
            <text:p>0</text:p>
          </table:table-cell>
          <table:table-cell office:value-type="float" office:value="1024305" calcext:value-type="float">
            <text:p>1024305</text:p>
          </table:table-cell>
          <table:table-cell office:value-type="float" office:value="308510" calcext:value-type="float">
            <text:p>308510</text:p>
          </table:table-cell>
          <table:table-cell office:value-type="string" calcext:value-type="string">
            <text:p>The photos are taken in samsung <text:s/>j7 max</text:p>
          </table:table-cell>
          <table:table-cell/>
        </table:table-row>
        <table:table-row table:style-name="ro1">
          <table:table-cell office:value-type="float" office:value="258369" calcext:value-type="float">
            <text:p>258369</text:p>
          </table:table-cell>
          <table:table-cell office:value-type="float" office:value="0" calcext:value-type="float">
            <text:p>0</text:p>
          </table:table-cell>
          <table:table-cell office:value-type="float" office:value="1336987" calcext:value-type="float">
            <text:p>1336987</text:p>
          </table:table-cell>
          <table:table-cell office:value-type="float" office:value="83053" calcext:value-type="float">
            <text:p>83053</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328333" calcext:value-type="float">
            <text:p>328333</text:p>
          </table:table-cell>
          <table:table-cell office:value-type="float" office:value="147930" calcext:value-type="float">
            <text:p>147930</text:p>
          </table:table-cell>
          <table:table-cell office:value-type="float" office:value="0" calcext:value-type="float">
            <text:p>0</text:p>
          </table:table-cell>
          <table:table-cell office:value-type="float" office:value="539958" calcext:value-type="float">
            <text:p>539958</text:p>
          </table:table-cell>
          <table:table-cell office:value-type="string" calcext:value-type="string">
            <text:p>Beautiful pic</text:p>
          </table:table-cell>
          <table:table-cell/>
        </table:table-row>
        <table:table-row table:style-name="ro1">
          <table:table-cell office:value-type="float" office:value="340079" calcext:value-type="float">
            <text:p>340079</text:p>
          </table:table-cell>
          <table:table-cell office:value-type="float" office:value="0" calcext:value-type="float">
            <text:p>0</text:p>
          </table:table-cell>
          <table:table-cell office:value-type="float" office:value="1815681" calcext:value-type="float">
            <text:p>1815681</text:p>
          </table:table-cell>
          <table:table-cell office:value-type="float" office:value="19768" calcext:value-type="float">
            <text:p>19768</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4407" calcext:value-type="float">
            <text:p>34407</text:p>
          </table:table-cell>
          <table:table-cell office:value-type="float" office:value="0" calcext:value-type="float">
            <text:p>0</text:p>
          </table:table-cell>
          <table:table-cell office:value-type="float" office:value="619775" calcext:value-type="float">
            <text:p>619775</text:p>
          </table:table-cell>
          <table:table-cell office:value-type="float" office:value="80336" calcext:value-type="float">
            <text:p>80336</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76194" calcext:value-type="float">
            <text:p>76194</text:p>
          </table:table-cell>
          <table:table-cell office:value-type="float" office:value="0" calcext:value-type="float">
            <text:p>0</text:p>
          </table:table-cell>
          <table:table-cell office:value-type="float" office:value="722182" calcext:value-type="float">
            <text:p>722182</text:p>
          </table:table-cell>
          <table:table-cell office:value-type="float" office:value="214463" calcext:value-type="float">
            <text:p>214463</text:p>
          </table:table-cell>
          <table:table-cell office:value-type="string" calcext:value-type="string">
            <text:p>[[@19761]] <text:s/>u from kolkata or outside?? Then it will be easy for me to let u knw the route</text:p>
          </table:table-cell>
          <table:table-cell/>
        </table:table-row>
        <table:table-row table:style-name="ro1">
          <table:table-cell office:value-type="float" office:value="143212" calcext:value-type="float">
            <text:p>143212</text:p>
          </table:table-cell>
          <table:table-cell office:value-type="float" office:value="0" calcext:value-type="float">
            <text:p>0</text:p>
          </table:table-cell>
          <table:table-cell office:value-type="float" office:value="873709" calcext:value-type="float">
            <text:p>873709</text:p>
          </table:table-cell>
          <table:table-cell office:value-type="float" office:value="40161" calcext:value-type="float">
            <text:p>40161</text:p>
          </table:table-cell>
          <table:table-cell office:value-type="string" calcext:value-type="string">
            <text:p>Hey! Loved your trail !When are you posting your next one?</text:p>
          </table:table-cell>
          <table:table-cell/>
        </table:table-row>
        <table:table-row table:style-name="ro1">
          <table:table-cell office:value-type="float" office:value="152187" calcext:value-type="float">
            <text:p>152187</text:p>
          </table:table-cell>
          <table:table-cell office:value-type="float" office:value="0" calcext:value-type="float">
            <text:p>0</text:p>
          </table:table-cell>
          <table:table-cell office:value-type="float" office:value="897370" calcext:value-type="float">
            <text:p>897370</text:p>
          </table:table-cell>
          <table:table-cell office:value-type="float" office:value="269101" calcext:value-type="float">
            <text:p>269101</text:p>
          </table:table-cell>
          <table:table-cell office:value-type="string" calcext:value-type="string">
            <text:p>[[@43677]] Let us know when you're in #Amritsar</text:p>
          </table:table-cell>
          <table:table-cell/>
        </table:table-row>
        <table:table-row table:style-name="ro1">
          <table:table-cell office:value-type="float" office:value="196452" calcext:value-type="float">
            <text:p>196452</text:p>
          </table:table-cell>
          <table:table-cell office:value-type="float" office:value="0" calcext:value-type="float">
            <text:p>0</text:p>
          </table:table-cell>
          <table:table-cell office:value-type="float" office:value="1019494" calcext:value-type="float">
            <text:p>1019494</text:p>
          </table:table-cell>
          <table:table-cell office:value-type="float" office:value="41425" calcext:value-type="float">
            <text:p>41425</text:p>
          </table:table-cell>
          <table:table-cell office:value-type="string" calcext:value-type="string">
            <text:p>Awesome! I too am heading there next week</text:p>
          </table:table-cell>
          <table:table-cell/>
        </table:table-row>
        <table:table-row table:style-name="ro1">
          <table:table-cell office:value-type="float" office:value="215345" calcext:value-type="float">
            <text:p>215345</text:p>
          </table:table-cell>
          <table:table-cell office:value-type="float" office:value="0" calcext:value-type="float">
            <text:p>0</text:p>
          </table:table-cell>
          <table:table-cell office:value-type="float" office:value="1108207" calcext:value-type="float">
            <text:p>1108207</text:p>
          </table:table-cell>
          <table:table-cell office:value-type="float" office:value="76620" calcext:value-type="float">
            <text:p>76620</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68532" calcext:value-type="float">
            <text:p>268532</text:p>
          </table:table-cell>
          <table:table-cell office:value-type="float" office:value="0" calcext:value-type="float">
            <text:p>0</text:p>
          </table:table-cell>
          <table:table-cell office:value-type="float" office:value="1329235" calcext:value-type="float">
            <text:p>1329235</text:p>
          </table:table-cell>
          <table:table-cell office:value-type="float" office:value="345094" calcext:value-type="float">
            <text:p>345094</text:p>
          </table:table-cell>
          <table:table-cell office:value-type="string" calcext:value-type="string">
            <text:p>[[@412682]] :)</text:p>
          </table:table-cell>
          <table:table-cell/>
        </table:table-row>
        <table:table-row table:style-name="ro1">
          <table:table-cell office:value-type="float" office:value="272123" calcext:value-type="float">
            <text:p>272123</text:p>
          </table:table-cell>
          <table:table-cell office:value-type="float" office:value="0" calcext:value-type="float">
            <text:p>0</text:p>
          </table:table-cell>
          <table:table-cell office:value-type="float" office:value="1420220" calcext:value-type="float">
            <text:p>1420220</text:p>
          </table:table-cell>
          <table:table-cell office:value-type="float" office:value="19584" calcext:value-type="float">
            <text:p>19584</text:p>
          </table:table-cell>
          <table:table-cell office:value-type="string" calcext:value-type="string">
            <text:p>pretty ❤️❤️</text:p>
          </table:table-cell>
          <table:table-cell/>
        </table:table-row>
        <table:table-row table:style-name="ro1">
          <table:table-cell office:value-type="float" office:value="274112" calcext:value-type="float">
            <text:p>274112</text:p>
          </table:table-cell>
          <table:table-cell office:value-type="float" office:value="0" calcext:value-type="float">
            <text:p>0</text:p>
          </table:table-cell>
          <table:table-cell office:value-type="float" office:value="1432927" calcext:value-type="float">
            <text:p>1432927</text:p>
          </table:table-cell>
          <table:table-cell office:value-type="float" office:value="432952" calcext:value-type="float">
            <text:p>432952</text:p>
          </table:table-cell>
          <table:table-cell office:value-type="string" calcext:value-type="string">
            <text:p>[[@79305]] <text:s/>Today only joined</text:p>
          </table:table-cell>
          <table:table-cell/>
        </table:table-row>
        <table:table-row table:style-name="ro1">
          <table:table-cell office:value-type="float" office:value="290979" calcext:value-type="float">
            <text:p>290979</text:p>
          </table:table-cell>
          <table:table-cell office:value-type="float" office:value="0" calcext:value-type="float">
            <text:p>0</text:p>
          </table:table-cell>
          <table:table-cell office:value-type="float" office:value="1531500" calcext:value-type="float">
            <text:p>1531500</text:p>
          </table:table-cell>
          <table:table-cell office:value-type="float" office:value="470749" calcext:value-type="float">
            <text:p>470749</text:p>
          </table:table-cell>
          <table:table-cell office:value-type="string" calcext:value-type="string">
            <text:p>I Also Want To See Some Videos Too!</text:p>
          </table:table-cell>
          <table:table-cell/>
        </table:table-row>
        <table:table-row table:style-name="ro1">
          <table:table-cell office:value-type="float" office:value="327387" calcext:value-type="float">
            <text:p>327387</text:p>
          </table:table-cell>
          <table:table-cell office:value-type="float" office:value="0" calcext:value-type="float">
            <text:p>0</text:p>
          </table:table-cell>
          <table:table-cell office:value-type="float" office:value="1752143" calcext:value-type="float">
            <text:p>1752143</text:p>
          </table:table-cell>
          <table:table-cell office:value-type="float" office:value="40046" calcext:value-type="float">
            <text:p>40046</text:p>
          </table:table-cell>
          <table:table-cell office:value-type="string" calcext:value-type="string">
            <text:p>i love your work and i use it to plan my trips :)</text:p>
          </table:table-cell>
          <table:table-cell/>
        </table:table-row>
        <table:table-row table:style-name="ro1">
          <table:table-cell office:value-type="float" office:value="365013" calcext:value-type="float">
            <text:p>365013</text:p>
          </table:table-cell>
          <table:table-cell office:value-type="float" office:value="0" calcext:value-type="float">
            <text:p>0</text:p>
          </table:table-cell>
          <table:table-cell office:value-type="float" office:value="1099020" calcext:value-type="float">
            <text:p>1099020</text:p>
          </table:table-cell>
          <table:table-cell office:value-type="float" office:value="70412" calcext:value-type="float">
            <text:p>70412</text:p>
          </table:table-cell>
          <table:table-cell office:value-type="string" calcext:value-type="string">
            <text:p>Hey Psy Girl</text:p>
          </table:table-cell>
          <table:table-cell/>
        </table:table-row>
        <table:table-row table:style-name="ro1">
          <table:table-cell office:value-type="float" office:value="368458" calcext:value-type="float">
            <text:p>368458</text:p>
          </table:table-cell>
          <table:table-cell office:value-type="float" office:value="0" calcext:value-type="float">
            <text:p>0</text:p>
          </table:table-cell>
          <table:table-cell office:value-type="float" office:value="2168442" calcext:value-type="float">
            <text:p>2168442</text:p>
          </table:table-cell>
          <table:table-cell office:value-type="float" office:value="80746" calcext:value-type="float">
            <text:p>80746</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376893" calcext:value-type="float">
            <text:p>376893</text:p>
          </table:table-cell>
          <table:table-cell office:value-type="float" office:value="0" calcext:value-type="float">
            <text:p>0</text:p>
          </table:table-cell>
          <table:table-cell office:value-type="float" office:value="2228701" calcext:value-type="float">
            <text:p>2228701</text:p>
          </table:table-cell>
          <table:table-cell office:value-type="float" office:value="87764" calcext:value-type="float">
            <text:p>87764</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401892" calcext:value-type="float">
            <text:p>401892</text:p>
          </table:table-cell>
          <table:table-cell office:value-type="float" office:value="0" calcext:value-type="float">
            <text:p>0</text:p>
          </table:table-cell>
          <table:table-cell office:value-type="float" office:value="2295675" calcext:value-type="float">
            <text:p>2295675</text:p>
          </table:table-cell>
          <table:table-cell office:value-type="float" office:value="3902" calcext:value-type="float">
            <text:p>3902</text:p>
          </table:table-cell>
          <table:table-cell office:value-type="string" calcext:value-type="string">
            <text:p>Really helpful!!Thanks</text:p>
          </table:table-cell>
          <table:table-cell/>
        </table:table-row>
        <table:table-row table:style-name="ro1">
          <table:table-cell office:value-type="float" office:value="436832" calcext:value-type="float">
            <text:p>436832</text:p>
          </table:table-cell>
          <table:table-cell office:value-type="float" office:value="0" calcext:value-type="float">
            <text:p>0</text:p>
          </table:table-cell>
          <table:table-cell office:value-type="float" office:value="2324528" calcext:value-type="float">
            <text:p>2324528</text:p>
          </table:table-cell>
          <table:table-cell office:value-type="float" office:value="1573179" calcext:value-type="float">
            <text:p>1573179</text:p>
          </table:table-cell>
          <table:table-cell office:value-type="string" calcext:value-type="string">
            <text:p>Madam g apni belly fat ko dikhana jra</text:p>
          </table:table-cell>
          <table:table-cell/>
        </table:table-row>
        <table:table-row table:style-name="ro1">
          <table:table-cell office:value-type="float" office:value="455207" calcext:value-type="float">
            <text:p>455207</text:p>
          </table:table-cell>
          <table:table-cell office:value-type="float" office:value="0" calcext:value-type="float">
            <text:p>0</text:p>
          </table:table-cell>
          <table:table-cell office:value-type="float" office:value="2372210" calcext:value-type="float">
            <text:p>2372210</text:p>
          </table:table-cell>
          <table:table-cell office:value-type="float" office:value="2039585" calcext:value-type="float">
            <text:p>2039585</text:p>
          </table:table-cell>
          <table:table-cell office:value-type="string" calcext:value-type="string">
            <text:p>Ok</text:p>
          </table:table-cell>
          <table:table-cell/>
        </table:table-row>
        <table:table-row table:style-name="ro1">
          <table:table-cell office:value-type="float" office:value="104694" calcext:value-type="float">
            <text:p>104694</text:p>
          </table:table-cell>
          <table:table-cell office:value-type="float" office:value="0" calcext:value-type="float">
            <text:p>0</text:p>
          </table:table-cell>
          <table:table-cell office:value-type="float" office:value="781450" calcext:value-type="float">
            <text:p>781450</text:p>
          </table:table-cell>
          <table:table-cell office:value-type="float" office:value="78911" calcext:value-type="float">
            <text:p>78911</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126539" calcext:value-type="float">
            <text:p>126539</text:p>
          </table:table-cell>
          <table:table-cell office:value-type="float" office:value="0" calcext:value-type="float">
            <text:p>0</text:p>
          </table:table-cell>
          <table:table-cell office:value-type="float" office:value="828072" calcext:value-type="float">
            <text:p>828072</text:p>
          </table:table-cell>
          <table:table-cell office:value-type="float" office:value="247005" calcext:value-type="float">
            <text:p>247005</text:p>
          </table:table-cell>
          <table:table-cell office:value-type="string" calcext:value-type="string">
            <text:p>[[@76985]] Thank u and I will to post more as same informative</text:p>
          </table:table-cell>
          <table:table-cell/>
        </table:table-row>
        <table:table-row table:style-name="ro1">
          <table:table-cell office:value-type="float" office:value="138115" calcext:value-type="float">
            <text:p>138115</text:p>
          </table:table-cell>
          <table:table-cell office:value-type="float" office:value="0" calcext:value-type="float">
            <text:p>0</text:p>
          </table:table-cell>
          <table:table-cell office:value-type="float" office:value="862823" calcext:value-type="float">
            <text:p>862823</text:p>
          </table:table-cell>
          <table:table-cell office:value-type="float" office:value="243577" calcext:value-type="float">
            <text:p>243577</text:p>
          </table:table-cell>
          <table:table-cell office:value-type="string" calcext:value-type="string">
            <text:p>Yeh picture toh blockbuster hai ekdum :D</text:p>
          </table:table-cell>
          <table:table-cell/>
        </table:table-row>
        <table:table-row table:style-name="ro1">
          <table:table-cell office:value-type="float" office:value="142710" calcext:value-type="float">
            <text:p>142710</text:p>
          </table:table-cell>
          <table:table-cell office:value-type="float" office:value="0" calcext:value-type="float">
            <text:p>0</text:p>
          </table:table-cell>
          <table:table-cell office:value-type="float" office:value="872735" calcext:value-type="float">
            <text:p>872735</text:p>
          </table:table-cell>
          <table:table-cell office:value-type="float" office:value="85963" calcext:value-type="float">
            <text:p>85963</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48261" calcext:value-type="float">
            <text:p>148261</text:p>
          </table:table-cell>
          <table:table-cell office:value-type="float" office:value="0" calcext:value-type="float">
            <text:p>0</text:p>
          </table:table-cell>
          <table:table-cell office:value-type="float" office:value="873355" calcext:value-type="float">
            <text:p>873355</text:p>
          </table:table-cell>
          <table:table-cell office:value-type="float" office:value="35288" calcext:value-type="float">
            <text:p>35288</text:p>
          </table:table-cell>
          <table:table-cell office:value-type="string" calcext:value-type="string">
            <text:p>Beautiful</text:p>
          </table:table-cell>
          <table:table-cell/>
        </table:table-row>
        <table:table-row table:style-name="ro1">
          <table:table-cell office:value-type="float" office:value="204375" calcext:value-type="float">
            <text:p>204375</text:p>
          </table:table-cell>
          <table:table-cell office:value-type="float" office:value="0" calcext:value-type="float">
            <text:p>0</text:p>
          </table:table-cell>
          <table:table-cell office:value-type="float" office:value="1058309" calcext:value-type="float">
            <text:p>1058309</text:p>
          </table:table-cell>
          <table:table-cell office:value-type="float" office:value="85392" calcext:value-type="float">
            <text:p>85392</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243459" calcext:value-type="float">
            <text:p>243459</text:p>
          </table:table-cell>
          <table:table-cell office:value-type="float" office:value="0" calcext:value-type="float">
            <text:p>0</text:p>
          </table:table-cell>
          <table:table-cell office:value-type="float" office:value="1219705" calcext:value-type="float">
            <text:p>1219705</text:p>
          </table:table-cell>
          <table:table-cell office:value-type="float" office:value="40860" calcext:value-type="float">
            <text:p>40860</text:p>
          </table:table-cell>
          <table:table-cell office:value-type="string" calcext:value-type="string">
            <text:p>Lage Raho Launde! Mast kaam kar rahe ho</text:p>
          </table:table-cell>
          <table:table-cell/>
        </table:table-row>
        <table:table-row table:style-name="ro1">
          <table:table-cell office:value-type="float" office:value="295668" calcext:value-type="float">
            <text:p>295668</text:p>
          </table:table-cell>
          <table:table-cell office:value-type="float" office:value="0" calcext:value-type="float">
            <text:p>0</text:p>
          </table:table-cell>
          <table:table-cell office:value-type="float" office:value="1562446" calcext:value-type="float">
            <text:p>1562446</text:p>
          </table:table-cell>
          <table:table-cell office:value-type="float" office:value="78328" calcext:value-type="float">
            <text:p>78328</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349728" calcext:value-type="float">
            <text:p>349728</text:p>
          </table:table-cell>
          <table:table-cell office:value-type="float" office:value="0" calcext:value-type="float">
            <text:p>0</text:p>
          </table:table-cell>
          <table:table-cell office:value-type="float" office:value="1880785" calcext:value-type="float">
            <text:p>1880785</text:p>
          </table:table-cell>
          <table:table-cell office:value-type="float" office:value="40945" calcext:value-type="float">
            <text:p>40945</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356944" calcext:value-type="float">
            <text:p>356944</text:p>
          </table:table-cell>
          <table:table-cell office:value-type="float" office:value="0" calcext:value-type="float">
            <text:p>0</text:p>
          </table:table-cell>
          <table:table-cell office:value-type="float" office:value="1937902" calcext:value-type="float">
            <text:p>1937902</text:p>
          </table:table-cell>
          <table:table-cell office:value-type="float" office:value="608119" calcext:value-type="float">
            <text:p>608119</text:p>
          </table:table-cell>
          <table:table-cell office:value-type="string" calcext:value-type="string">
            <text:p>Very hot</text:p>
          </table:table-cell>
          <table:table-cell/>
        </table:table-row>
        <table:table-row table:style-name="ro1">
          <table:table-cell office:value-type="float" office:value="430192" calcext:value-type="float">
            <text:p>430192</text:p>
          </table:table-cell>
          <table:table-cell office:value-type="float" office:value="0" calcext:value-type="float">
            <text:p>0</text:p>
          </table:table-cell>
          <table:table-cell office:value-type="float" office:value="2362029" calcext:value-type="float">
            <text:p>2362029</text:p>
          </table:table-cell>
          <table:table-cell office:value-type="float" office:value="379748" calcext:value-type="float">
            <text:p>379748</text:p>
          </table:table-cell>
          <table:table-cell office:value-type="string" calcext:value-type="string">
            <text:p>[[@53178]] I will note it</text:p>
          </table:table-cell>
          <table:table-cell/>
        </table:table-row>
        <table:table-row table:style-name="ro1">
          <table:table-cell office:value-type="float" office:value="430980" calcext:value-type="float">
            <text:p>430980</text:p>
          </table:table-cell>
          <table:table-cell office:value-type="float" office:value="0" calcext:value-type="float">
            <text:p>0</text:p>
          </table:table-cell>
          <table:table-cell office:value-type="float" office:value="52643" calcext:value-type="float">
            <text:p>52643</text:p>
          </table:table-cell>
          <table:table-cell office:value-type="float" office:value="40326" calcext:value-type="float">
            <text:p>40326</text:p>
          </table:table-cell>
          <table:table-cell office:value-type="string" calcext:value-type="string">
            <text:p>How long you are doing this ?</text:p>
          </table:table-cell>
          <table:table-cell/>
        </table:table-row>
        <table:table-row table:style-name="ro1">
          <table:table-cell office:value-type="float" office:value="104917" calcext:value-type="float">
            <text:p>104917</text:p>
          </table:table-cell>
          <table:table-cell office:value-type="float" office:value="0" calcext:value-type="float">
            <text:p>0</text:p>
          </table:table-cell>
          <table:table-cell office:value-type="float" office:value="787397" calcext:value-type="float">
            <text:p>787397</text:p>
          </table:table-cell>
          <table:table-cell office:value-type="float" office:value="52801" calcext:value-type="float">
            <text:p>52801</text:p>
          </table:table-cell>
          <table:table-cell office:value-type="string" calcext:value-type="string">
            <text:p>Nice Foto ?</text:p>
          </table:table-cell>
          <table:table-cell/>
        </table:table-row>
        <table:table-row table:style-name="ro1">
          <table:table-cell office:value-type="float" office:value="120944" calcext:value-type="float">
            <text:p>120944</text:p>
          </table:table-cell>
          <table:table-cell office:value-type="float" office:value="0" calcext:value-type="float">
            <text:p>0</text:p>
          </table:table-cell>
          <table:table-cell office:value-type="float" office:value="52627" calcext:value-type="float">
            <text:p>52627</text:p>
          </table:table-cell>
          <table:table-cell office:value-type="float" office:value="85472" calcext:value-type="float">
            <text:p>85472</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172545" calcext:value-type="float">
            <text:p>172545</text:p>
          </table:table-cell>
          <table:table-cell office:value-type="float" office:value="0" calcext:value-type="float">
            <text:p>0</text:p>
          </table:table-cell>
          <table:table-cell office:value-type="float" office:value="949381" calcext:value-type="float">
            <text:p>949381</text:p>
          </table:table-cell>
          <table:table-cell office:value-type="float" office:value="285691" calcext:value-type="float">
            <text:p>285691</text:p>
          </table:table-cell>
          <table:table-cell office:value-type="string" calcext:value-type="string">
            <text:p>[[@85008]] hmm ?</text:p>
          </table:table-cell>
          <table:table-cell/>
        </table:table-row>
        <table:table-row table:style-name="ro1">
          <table:table-cell office:value-type="float" office:value="174637" calcext:value-type="float">
            <text:p>174637</text:p>
          </table:table-cell>
          <table:table-cell office:value-type="float" office:value="0" calcext:value-type="float">
            <text:p>0</text:p>
          </table:table-cell>
          <table:table-cell office:value-type="float" office:value="958948" calcext:value-type="float">
            <text:p>958948</text:p>
          </table:table-cell>
          <table:table-cell office:value-type="float" office:value="288744" calcext:value-type="float">
            <text:p>288744</text:p>
          </table:table-cell>
          <table:table-cell office:value-type="string" calcext:value-type="string">
            <text:p>Contact my whatsup 9945363369 . Already planning at chardham in that place thunganath world highest Shiva temple and goomukh this my plan . Already I went 7 times trucking</text:p>
          </table:table-cell>
          <table:table-cell/>
        </table:table-row>
        <table:table-row table:style-name="ro1">
          <table:table-cell office:value-type="float" office:value="259441" calcext:value-type="float">
            <text:p>259441</text:p>
          </table:table-cell>
          <table:table-cell office:value-type="float" office:value="0" calcext:value-type="float">
            <text:p>0</text:p>
          </table:table-cell>
          <table:table-cell office:value-type="float" office:value="1344191" calcext:value-type="float">
            <text:p>1344191</text:p>
          </table:table-cell>
          <table:table-cell office:value-type="float" office:value="41518" calcext:value-type="float">
            <text:p>41518</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08772" calcext:value-type="float">
            <text:p>308772</text:p>
          </table:table-cell>
          <table:table-cell office:value-type="float" office:value="0" calcext:value-type="float">
            <text:p>0</text:p>
          </table:table-cell>
          <table:table-cell office:value-type="float" office:value="1636790" calcext:value-type="float">
            <text:p>1636790</text:p>
          </table:table-cell>
          <table:table-cell office:value-type="float" office:value="87451" calcext:value-type="float">
            <text:p>87451</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85808" calcext:value-type="float">
            <text:p>385808</text:p>
          </table:table-cell>
          <table:table-cell office:value-type="float" office:value="0" calcext:value-type="float">
            <text:p>0</text:p>
          </table:table-cell>
          <table:table-cell office:value-type="float" office:value="2268354" calcext:value-type="float">
            <text:p>2268354</text:p>
          </table:table-cell>
          <table:table-cell office:value-type="float" office:value="871784" calcext:value-type="float">
            <text:p>871784</text:p>
          </table:table-cell>
          <table:table-cell office:value-type="string" calcext:value-type="string">
            <text:p>कुछ वेज रेसिपी भी शेयर कर दो भाई?</text:p>
          </table:table-cell>
          <table:table-cell/>
        </table:table-row>
        <table:table-row table:style-name="ro1">
          <table:table-cell office:value-type="float" office:value="410624" calcext:value-type="float">
            <text:p>410624</text:p>
          </table:table-cell>
          <table:table-cell office:value-type="float" office:value="0" calcext:value-type="float">
            <text:p>0</text:p>
          </table:table-cell>
          <table:table-cell office:value-type="float" office:value="133957" calcext:value-type="float">
            <text:p>133957</text:p>
          </table:table-cell>
          <table:table-cell office:value-type="float" office:value="1214536" calcext:value-type="float">
            <text:p>1214536</text:p>
          </table:table-cell>
          <table:table-cell office:value-type="string" calcext:value-type="string">
            <text:p>Hi</text:p>
          </table:table-cell>
          <table:table-cell/>
        </table:table-row>
        <table:table-row table:style-name="ro1">
          <table:table-cell office:value-type="float" office:value="9388" calcext:value-type="float">
            <text:p>9388</text:p>
          </table:table-cell>
          <table:table-cell office:value-type="float" office:value="0" calcext:value-type="float">
            <text:p>0</text:p>
          </table:table-cell>
          <table:table-cell office:value-type="float" office:value="66503" calcext:value-type="float">
            <text:p>66503</text:p>
          </table:table-cell>
          <table:table-cell office:value-type="float" office:value="24864" calcext:value-type="float">
            <text:p>24864</text:p>
          </table:table-cell>
          <table:table-cell office:value-type="string" calcext:value-type="string">
            <text:p>[[@2707]] thank you so much ?</text:p>
          </table:table-cell>
          <table:table-cell/>
        </table:table-row>
        <table:table-row table:style-name="ro1">
          <table:table-cell office:value-type="float" office:value="104146" calcext:value-type="float">
            <text:p>104146</text:p>
          </table:table-cell>
          <table:table-cell office:value-type="float" office:value="0" calcext:value-type="float">
            <text:p>0</text:p>
          </table:table-cell>
          <table:table-cell office:value-type="float" office:value="787578" calcext:value-type="float">
            <text:p>787578</text:p>
          </table:table-cell>
          <table:table-cell office:value-type="float" office:value="192180" calcext:value-type="float">
            <text:p>192180</text:p>
          </table:table-cell>
          <table:table-cell office:value-type="string" calcext:value-type="string">
            <text:p>Yes nice</text:p>
          </table:table-cell>
          <table:table-cell/>
        </table:table-row>
        <table:table-row table:style-name="ro5">
          <table:table-cell office:value-type="float" office:value="172639" calcext:value-type="float">
            <text:p>172639</text:p>
          </table:table-cell>
          <table:table-cell office:value-type="float" office:value="0" calcext:value-type="float">
            <text:p>0</text:p>
          </table:table-cell>
          <table:table-cell office:value-type="float" office:value="954474" calcext:value-type="float">
            <text:p>954474</text:p>
          </table:table-cell>
          <table:table-cell office:value-type="float" office:value="210807" calcext:value-type="float">
            <text:p>210807</text:p>
          </table:table-cell>
          <table:table-cell office:value-type="string" calcext:value-type="string">
            <text:p>You can just carry backpack and go. You will get proud on your decision.</text:p>
            <text:p>?</text:p>
          </table:table-cell>
          <table:table-cell/>
        </table:table-row>
        <table:table-row table:style-name="ro1">
          <table:table-cell office:value-type="float" office:value="186358" calcext:value-type="float">
            <text:p>186358</text:p>
          </table:table-cell>
          <table:table-cell office:value-type="float" office:value="0" calcext:value-type="float">
            <text:p>0</text:p>
          </table:table-cell>
          <table:table-cell office:value-type="float" office:value="974112" calcext:value-type="float">
            <text:p>974112</text:p>
          </table:table-cell>
          <table:table-cell office:value-type="float" office:value="84803" calcext:value-type="float">
            <text:p>84803</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21706" calcext:value-type="float">
            <text:p>221706</text:p>
          </table:table-cell>
          <table:table-cell office:value-type="float" office:value="0" calcext:value-type="float">
            <text:p>0</text:p>
          </table:table-cell>
          <table:table-cell office:value-type="float" office:value="1141363" calcext:value-type="float">
            <text:p>1141363</text:p>
          </table:table-cell>
          <table:table-cell office:value-type="float" office:value="82063" calcext:value-type="float">
            <text:p>82063</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28863" calcext:value-type="float">
            <text:p>228863</text:p>
          </table:table-cell>
          <table:table-cell office:value-type="float" office:value="0" calcext:value-type="float">
            <text:p>0</text:p>
          </table:table-cell>
          <table:table-cell office:value-type="float" office:value="1174118" calcext:value-type="float">
            <text:p>1174118</text:p>
          </table:table-cell>
          <table:table-cell office:value-type="float" office:value="85482" calcext:value-type="float">
            <text:p>85482</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250409" calcext:value-type="float">
            <text:p>250409</text:p>
          </table:table-cell>
          <table:table-cell office:value-type="float" office:value="0" calcext:value-type="float">
            <text:p>0</text:p>
          </table:table-cell>
          <table:table-cell office:value-type="float" office:value="1270608" calcext:value-type="float">
            <text:p>1270608</text:p>
          </table:table-cell>
          <table:table-cell office:value-type="float" office:value="78865" calcext:value-type="float">
            <text:p>78865</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306245" calcext:value-type="float">
            <text:p>306245</text:p>
          </table:table-cell>
          <table:table-cell office:value-type="float" office:value="0" calcext:value-type="float">
            <text:p>0</text:p>
          </table:table-cell>
          <table:table-cell office:value-type="float" office:value="1618648" calcext:value-type="float">
            <text:p>1618648</text:p>
          </table:table-cell>
          <table:table-cell office:value-type="float" office:value="83214" calcext:value-type="float">
            <text:p>83214</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330644" calcext:value-type="float">
            <text:p>330644</text:p>
          </table:table-cell>
          <table:table-cell office:value-type="float" office:value="0" calcext:value-type="float">
            <text:p>0</text:p>
          </table:table-cell>
          <table:table-cell office:value-type="float" office:value="1762587" calcext:value-type="float">
            <text:p>1762587</text:p>
          </table:table-cell>
          <table:table-cell office:value-type="float" office:value="545230" calcext:value-type="float">
            <text:p>545230</text:p>
          </table:table-cell>
          <table:table-cell office:value-type="string" calcext:value-type="string">
            <text:p>yes, the people are really friendly and their hospitality is just great.. they will make you feel like home..</text:p>
          </table:table-cell>
          <table:table-cell/>
        </table:table-row>
        <table:table-row table:style-name="ro1">
          <table:table-cell office:value-type="float" office:value="41402" calcext:value-type="float">
            <text:p>41402</text:p>
          </table:table-cell>
          <table:table-cell office:value-type="float" office:value="0" calcext:value-type="float">
            <text:p>0</text:p>
          </table:table-cell>
          <table:table-cell office:value-type="float" office:value="635855" calcext:value-type="float">
            <text:p>635855</text:p>
          </table:table-cell>
          <table:table-cell office:value-type="float" office:value="84447" calcext:value-type="float">
            <text:p>84447</text:p>
          </table:table-cell>
          <table:table-cell office:value-type="string" calcext:value-type="string">
            <text:p>Great ?</text:p>
          </table:table-cell>
          <table:table-cell/>
        </table:table-row>
        <table:table-row table:style-name="ro1">
          <table:table-cell office:value-type="float" office:value="77305" calcext:value-type="float">
            <text:p>77305</text:p>
          </table:table-cell>
          <table:table-cell office:value-type="float" office:value="376124" calcext:value-type="float">
            <text:p>376124</text:p>
          </table:table-cell>
          <table:table-cell office:value-type="float" office:value="0" calcext:value-type="float">
            <text:p>0</text:p>
          </table:table-cell>
          <table:table-cell office:value-type="float" office:value="169113" calcext:value-type="float">
            <text:p>169113</text:p>
          </table:table-cell>
          <table:table-cell office:value-type="string" calcext:value-type="string">
            <text:p>[[@1]]</text:p>
          </table:table-cell>
          <table:table-cell/>
        </table:table-row>
        <table:table-row table:style-name="ro1">
          <table:table-cell office:value-type="float" office:value="191698" calcext:value-type="float">
            <text:p>191698</text:p>
          </table:table-cell>
          <table:table-cell office:value-type="float" office:value="0" calcext:value-type="float">
            <text:p>0</text:p>
          </table:table-cell>
          <table:table-cell office:value-type="float" office:value="989650" calcext:value-type="float">
            <text:p>989650</text:p>
          </table:table-cell>
          <table:table-cell office:value-type="float" office:value="200233" calcext:value-type="float">
            <text:p>200233</text:p>
          </table:table-cell>
          <table:table-cell office:value-type="string" calcext:value-type="string">
            <text:p>I am ready</text:p>
          </table:table-cell>
          <table:table-cell/>
        </table:table-row>
        <table:table-row table:style-name="ro1">
          <table:table-cell office:value-type="float" office:value="230895" calcext:value-type="float">
            <text:p>230895</text:p>
          </table:table-cell>
          <table:table-cell office:value-type="float" office:value="0" calcext:value-type="float">
            <text:p>0</text:p>
          </table:table-cell>
          <table:table-cell office:value-type="float" office:value="1178537" calcext:value-type="float">
            <text:p>1178537</text:p>
          </table:table-cell>
          <table:table-cell office:value-type="float" office:value="79047" calcext:value-type="float">
            <text:p>79047</text:p>
          </table:table-cell>
          <table:table-cell office:value-type="string" calcext:value-type="string">
            <text:p>This Trail is excellent and it definitely is worthy of more eyes!</text:p>
          </table:table-cell>
          <table:table-cell/>
        </table:table-row>
        <table:table-row table:style-name="ro1">
          <table:table-cell office:value-type="float" office:value="242500" calcext:value-type="float">
            <text:p>242500</text:p>
          </table:table-cell>
          <table:table-cell office:value-type="float" office:value="0" calcext:value-type="float">
            <text:p>0</text:p>
          </table:table-cell>
          <table:table-cell office:value-type="float" office:value="1209562" calcext:value-type="float">
            <text:p>1209562</text:p>
          </table:table-cell>
          <table:table-cell office:value-type="float" office:value="365371" calcext:value-type="float">
            <text:p>365371</text:p>
          </table:table-cell>
          <table:table-cell office:value-type="string" calcext:value-type="string">
            <text:p>Hey what place</text:p>
          </table:table-cell>
          <table:table-cell/>
        </table:table-row>
        <table:table-row table:style-name="ro1">
          <table:table-cell office:value-type="float" office:value="372043" calcext:value-type="float">
            <text:p>372043</text:p>
          </table:table-cell>
          <table:table-cell office:value-type="float" office:value="0" calcext:value-type="float">
            <text:p>0</text:p>
          </table:table-cell>
          <table:table-cell office:value-type="float" office:value="2216974" calcext:value-type="float">
            <text:p>2216974</text:p>
          </table:table-cell>
          <table:table-cell office:value-type="float" office:value="81185" calcext:value-type="float">
            <text:p>81185</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426011" calcext:value-type="float">
            <text:p>426011</text:p>
          </table:table-cell>
          <table:table-cell office:value-type="float" office:value="0" calcext:value-type="float">
            <text:p>0</text:p>
          </table:table-cell>
          <table:table-cell office:value-type="float" office:value="2348426" calcext:value-type="float">
            <text:p>2348426</text:p>
          </table:table-cell>
          <table:table-cell office:value-type="float" office:value="14189" calcext:value-type="float">
            <text:p>14189</text:p>
          </table:table-cell>
          <table:table-cell office:value-type="string" calcext:value-type="string">
            <text:p>nice:)</text:p>
          </table:table-cell>
          <table:table-cell/>
        </table:table-row>
        <table:table-row table:style-name="ro1">
          <table:table-cell office:value-type="float" office:value="25725" calcext:value-type="float">
            <text:p>25725</text:p>
          </table:table-cell>
          <table:table-cell office:value-type="float" office:value="7667" calcext:value-type="float">
            <text:p>7667</text:p>
          </table:table-cell>
          <table:table-cell office:value-type="float" office:value="0" calcext:value-type="float">
            <text:p>0</text:p>
          </table:table-cell>
          <table:table-cell office:value-type="float" office:value="180025" calcext:value-type="float">
            <text:p>180025</text:p>
          </table:table-cell>
          <table:table-cell office:value-type="string" calcext:value-type="string">
            <text:p>I drove my car on this road.From top to bottom.. ?</text:p>
          </table:table-cell>
          <table:table-cell/>
        </table:table-row>
        <table:table-row table:style-name="ro1">
          <table:table-cell office:value-type="float" office:value="44031" calcext:value-type="float">
            <text:p>44031</text:p>
          </table:table-cell>
          <table:table-cell office:value-type="float" office:value="0" calcext:value-type="float">
            <text:p>0</text:p>
          </table:table-cell>
          <table:table-cell office:value-type="float" office:value="622401" calcext:value-type="float">
            <text:p>622401</text:p>
          </table:table-cell>
          <table:table-cell office:value-type="float" office:value="19586" calcext:value-type="float">
            <text:p>19586</text:p>
          </table:table-cell>
          <table:table-cell office:value-type="string" calcext:value-type="string">
            <text:p>Lovely ❤️</text:p>
          </table:table-cell>
          <table:table-cell/>
        </table:table-row>
        <table:table-row table:style-name="ro1">
          <table:table-cell office:value-type="float" office:value="51998" calcext:value-type="float">
            <text:p>51998</text:p>
          </table:table-cell>
          <table:table-cell office:value-type="float" office:value="0" calcext:value-type="float">
            <text:p>0</text:p>
          </table:table-cell>
          <table:table-cell office:value-type="float" office:value="660103" calcext:value-type="float">
            <text:p>660103</text:p>
          </table:table-cell>
          <table:table-cell office:value-type="float" office:value="79621" calcext:value-type="float">
            <text:p>79621</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56240" calcext:value-type="float">
            <text:p>56240</text:p>
          </table:table-cell>
          <table:table-cell office:value-type="float" office:value="0" calcext:value-type="float">
            <text:p>0</text:p>
          </table:table-cell>
          <table:table-cell office:value-type="float" office:value="670580" calcext:value-type="float">
            <text:p>670580</text:p>
          </table:table-cell>
          <table:table-cell office:value-type="float" office:value="43603" calcext:value-type="float">
            <text:p>43603</text:p>
          </table:table-cell>
          <table:table-cell office:value-type="string" calcext:value-type="string">
            <text:p>badhiya!</text:p>
          </table:table-cell>
          <table:table-cell/>
        </table:table-row>
        <table:table-row table:style-name="ro1">
          <table:table-cell office:value-type="float" office:value="63209" calcext:value-type="float">
            <text:p>63209</text:p>
          </table:table-cell>
          <table:table-cell office:value-type="float" office:value="0" calcext:value-type="float">
            <text:p>0</text:p>
          </table:table-cell>
          <table:table-cell office:value-type="float" office:value="686263" calcext:value-type="float">
            <text:p>686263</text:p>
          </table:table-cell>
          <table:table-cell office:value-type="float" office:value="52561" calcext:value-type="float">
            <text:p>52561</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118993" calcext:value-type="float">
            <text:p>118993</text:p>
          </table:table-cell>
          <table:table-cell office:value-type="float" office:value="0" calcext:value-type="float">
            <text:p>0</text:p>
          </table:table-cell>
          <table:table-cell office:value-type="float" office:value="116582" calcext:value-type="float">
            <text:p>116582</text:p>
          </table:table-cell>
          <table:table-cell office:value-type="float" office:value="45913" calcext:value-type="float">
            <text:p>45913</text:p>
          </table:table-cell>
          <table:table-cell office:value-type="string" calcext:value-type="string">
            <text:p>Dekhne mein mast lag rahi hai yeh jagah</text:p>
          </table:table-cell>
          <table:table-cell/>
        </table:table-row>
        <table:table-row table:style-name="ro1">
          <table:table-cell office:value-type="float" office:value="150506" calcext:value-type="float">
            <text:p>150506</text:p>
          </table:table-cell>
          <table:table-cell office:value-type="float" office:value="0" calcext:value-type="float">
            <text:p>0</text:p>
          </table:table-cell>
          <table:table-cell office:value-type="float" office:value="892752" calcext:value-type="float">
            <text:p>892752</text:p>
          </table:table-cell>
          <table:table-cell office:value-type="float" office:value="82011" calcext:value-type="float">
            <text:p>82011</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70795" calcext:value-type="float">
            <text:p>170795</text:p>
          </table:table-cell>
          <table:table-cell office:value-type="float" office:value="0" calcext:value-type="float">
            <text:p>0</text:p>
          </table:table-cell>
          <table:table-cell office:value-type="float" office:value="947293" calcext:value-type="float">
            <text:p>947293</text:p>
          </table:table-cell>
          <table:table-cell office:value-type="float" office:value="39683" calcext:value-type="float">
            <text:p>39683</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10111" calcext:value-type="float">
            <text:p>310111</text:p>
          </table:table-cell>
          <table:table-cell office:value-type="float" office:value="0" calcext:value-type="float">
            <text:p>0</text:p>
          </table:table-cell>
          <table:table-cell office:value-type="float" office:value="1645019" calcext:value-type="float">
            <text:p>1645019</text:p>
          </table:table-cell>
          <table:table-cell office:value-type="float" office:value="20247" calcext:value-type="float">
            <text:p>20247</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395174" calcext:value-type="float">
            <text:p>395174</text:p>
          </table:table-cell>
          <table:table-cell office:value-type="float" office:value="0" calcext:value-type="float">
            <text:p>0</text:p>
          </table:table-cell>
          <table:table-cell office:value-type="float" office:value="2270614" calcext:value-type="float">
            <text:p>2270614</text:p>
          </table:table-cell>
          <table:table-cell office:value-type="float" office:value="2216" calcext:value-type="float">
            <text:p>2216</text:p>
          </table:table-cell>
          <table:table-cell office:value-type="string" calcext:value-type="string">
            <text:p>is that tomato sauce home made?</text:p>
          </table:table-cell>
          <table:table-cell/>
        </table:table-row>
        <table:table-row table:style-name="ro1">
          <table:table-cell office:value-type="float" office:value="409803" calcext:value-type="float">
            <text:p>409803</text:p>
          </table:table-cell>
          <table:table-cell office:value-type="float" office:value="0" calcext:value-type="float">
            <text:p>0</text:p>
          </table:table-cell>
          <table:table-cell office:value-type="float" office:value="2283065" calcext:value-type="float">
            <text:p>2283065</text:p>
          </table:table-cell>
          <table:table-cell office:value-type="float" office:value="1235255" calcext:value-type="float">
            <text:p>1235255</text:p>
          </table:table-cell>
          <table:table-cell office:value-type="string" calcext:value-type="string">
            <text:p>Konse city mai</text:p>
          </table:table-cell>
          <table:table-cell/>
        </table:table-row>
        <table:table-row table:style-name="ro1">
          <table:table-cell office:value-type="float" office:value="426701" calcext:value-type="float">
            <text:p>426701</text:p>
          </table:table-cell>
          <table:table-cell office:value-type="float" office:value="0" calcext:value-type="float">
            <text:p>0</text:p>
          </table:table-cell>
          <table:table-cell office:value-type="float" office:value="1233697" calcext:value-type="float">
            <text:p>1233697</text:p>
          </table:table-cell>
          <table:table-cell office:value-type="float" office:value="5754" calcext:value-type="float">
            <text:p>5754</text:p>
          </table:table-cell>
          <table:table-cell office:value-type="string" calcext:value-type="string">
            <text:p>beautiful</text:p>
          </table:table-cell>
          <table:table-cell/>
        </table:table-row>
        <table:table-row table:style-name="ro1">
          <table:table-cell office:value-type="float" office:value="81192" calcext:value-type="float">
            <text:p>81192</text:p>
          </table:table-cell>
          <table:table-cell office:value-type="float" office:value="0" calcext:value-type="float">
            <text:p>0</text:p>
          </table:table-cell>
          <table:table-cell office:value-type="float" office:value="739420" calcext:value-type="float">
            <text:p>739420</text:p>
          </table:table-cell>
          <table:table-cell office:value-type="float" office:value="86872" calcext:value-type="float">
            <text:p>86872</text:p>
          </table:table-cell>
          <table:table-cell office:value-type="string" calcext:value-type="string">
            <text:p>Subahnaalah!</text:p>
          </table:table-cell>
          <table:table-cell/>
        </table:table-row>
        <table:table-row table:style-name="ro1">
          <table:table-cell office:value-type="float" office:value="87487" calcext:value-type="float">
            <text:p>87487</text:p>
          </table:table-cell>
          <table:table-cell office:value-type="float" office:value="0" calcext:value-type="float">
            <text:p>0</text:p>
          </table:table-cell>
          <table:table-cell office:value-type="float" office:value="746081" calcext:value-type="float">
            <text:p>746081</text:p>
          </table:table-cell>
          <table:table-cell office:value-type="float" office:value="85778" calcext:value-type="float">
            <text:p>85778</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41937" calcext:value-type="float">
            <text:p>141937</text:p>
          </table:table-cell>
          <table:table-cell office:value-type="float" office:value="0" calcext:value-type="float">
            <text:p>0</text:p>
          </table:table-cell>
          <table:table-cell office:value-type="float" office:value="872397" calcext:value-type="float">
            <text:p>872397</text:p>
          </table:table-cell>
          <table:table-cell office:value-type="float" office:value="45097" calcext:value-type="float">
            <text:p>45097</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05921" calcext:value-type="float">
            <text:p>205921</text:p>
          </table:table-cell>
          <table:table-cell office:value-type="float" office:value="0" calcext:value-type="float">
            <text:p>0</text:p>
          </table:table-cell>
          <table:table-cell office:value-type="float" office:value="1062211" calcext:value-type="float">
            <text:p>1062211</text:p>
          </table:table-cell>
          <table:table-cell office:value-type="float" office:value="81945" calcext:value-type="float">
            <text:p>8194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36302" calcext:value-type="float">
            <text:p>236302</text:p>
          </table:table-cell>
          <table:table-cell office:value-type="float" office:value="0" calcext:value-type="float">
            <text:p>0</text:p>
          </table:table-cell>
          <table:table-cell office:value-type="float" office:value="1191952" calcext:value-type="float">
            <text:p>1191952</text:p>
          </table:table-cell>
          <table:table-cell office:value-type="float" office:value="52639" calcext:value-type="float">
            <text:p>52639</text:p>
          </table:table-cell>
          <table:table-cell office:value-type="string" calcext:value-type="string">
            <text:p>The photos are just so cool, what camera do you use?</text:p>
          </table:table-cell>
          <table:table-cell/>
        </table:table-row>
        <table:table-row table:style-name="ro1">
          <table:table-cell office:value-type="float" office:value="463183" calcext:value-type="float">
            <text:p>463183</text:p>
          </table:table-cell>
          <table:table-cell office:value-type="float" office:value="0" calcext:value-type="float">
            <text:p>0</text:p>
          </table:table-cell>
          <table:table-cell office:value-type="float" office:value="2307455" calcext:value-type="float">
            <text:p>2307455</text:p>
          </table:table-cell>
          <table:table-cell office:value-type="float" office:value="2230820" calcext:value-type="float">
            <text:p>2230820</text:p>
          </table:table-cell>
          <table:table-cell office:value-type="string" calcext:value-type="string">
            <text:p>Hii</text:p>
          </table:table-cell>
          <table:table-cell/>
        </table:table-row>
        <table:table-row table:style-name="ro1">
          <table:table-cell office:value-type="float" office:value="34532" calcext:value-type="float">
            <text:p>34532</text:p>
          </table:table-cell>
          <table:table-cell office:value-type="float" office:value="0" calcext:value-type="float">
            <text:p>0</text:p>
          </table:table-cell>
          <table:table-cell office:value-type="float" office:value="622363" calcext:value-type="float">
            <text:p>622363</text:p>
          </table:table-cell>
          <table:table-cell office:value-type="float" office:value="86292" calcext:value-type="float">
            <text:p>86292</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83112" calcext:value-type="float">
            <text:p>83112</text:p>
          </table:table-cell>
          <table:table-cell office:value-type="float" office:value="0" calcext:value-type="float">
            <text:p>0</text:p>
          </table:table-cell>
          <table:table-cell office:value-type="float" office:value="120944" calcext:value-type="float">
            <text:p>120944</text:p>
          </table:table-cell>
          <table:table-cell office:value-type="float" office:value="42710" calcext:value-type="float">
            <text:p>42710</text:p>
          </table:table-cell>
          <table:table-cell office:value-type="string" calcext:value-type="string">
            <text:p>Sahi banaya he !!</text:p>
          </table:table-cell>
          <table:table-cell/>
        </table:table-row>
        <table:table-row table:style-name="ro1">
          <table:table-cell office:value-type="float" office:value="102545" calcext:value-type="float">
            <text:p>102545</text:p>
          </table:table-cell>
          <table:table-cell office:value-type="float" office:value="0" calcext:value-type="float">
            <text:p>0</text:p>
          </table:table-cell>
          <table:table-cell office:value-type="float" office:value="778865" calcext:value-type="float">
            <text:p>778865</text:p>
          </table:table-cell>
          <table:table-cell office:value-type="float" office:value="231700" calcext:value-type="float">
            <text:p>231700</text:p>
          </table:table-cell>
          <table:table-cell office:value-type="string" calcext:value-type="string">
            <text:p>[[@83698]] thank you for your feedback moving forward will keep this in mind</text:p>
          </table:table-cell>
          <table:table-cell/>
        </table:table-row>
        <table:table-row table:style-name="ro1">
          <table:table-cell office:value-type="float" office:value="119430" calcext:value-type="float">
            <text:p>119430</text:p>
          </table:table-cell>
          <table:table-cell office:value-type="float" office:value="0" calcext:value-type="float">
            <text:p>0</text:p>
          </table:table-cell>
          <table:table-cell office:value-type="float" office:value="819494" calcext:value-type="float">
            <text:p>819494</text:p>
          </table:table-cell>
          <table:table-cell office:value-type="float" office:value="79528" calcext:value-type="float">
            <text:p>79528</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150682" calcext:value-type="float">
            <text:p>150682</text:p>
          </table:table-cell>
          <table:table-cell office:value-type="float" office:value="0" calcext:value-type="float">
            <text:p>0</text:p>
          </table:table-cell>
          <table:table-cell office:value-type="float" office:value="2094" calcext:value-type="float">
            <text:p>2094</text:p>
          </table:table-cell>
          <table:table-cell office:value-type="float" office:value="264146" calcext:value-type="float">
            <text:p>264146</text:p>
          </table:table-cell>
          <table:table-cell office:value-type="string" calcext:value-type="string">
            <text:p>Hi</text:p>
          </table:table-cell>
          <table:table-cell/>
        </table:table-row>
        <table:table-row table:style-name="ro1">
          <table:table-cell office:value-type="float" office:value="207331" calcext:value-type="float">
            <text:p>207331</text:p>
          </table:table-cell>
          <table:table-cell office:value-type="float" office:value="0" calcext:value-type="float">
            <text:p>0</text:p>
          </table:table-cell>
          <table:table-cell office:value-type="float" office:value="1066205" calcext:value-type="float">
            <text:p>1066205</text:p>
          </table:table-cell>
          <table:table-cell office:value-type="float" office:value="20108" calcext:value-type="float">
            <text:p>20108</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343526" calcext:value-type="float">
            <text:p>343526</text:p>
          </table:table-cell>
          <table:table-cell office:value-type="float" office:value="0" calcext:value-type="float">
            <text:p>0</text:p>
          </table:table-cell>
          <table:table-cell office:value-type="float" office:value="1833995" calcext:value-type="float">
            <text:p>1833995</text:p>
          </table:table-cell>
          <table:table-cell office:value-type="float" office:value="243883" calcext:value-type="float">
            <text:p>243883</text:p>
          </table:table-cell>
          <table:table-cell office:value-type="string" calcext:value-type="string">
            <text:p>Chal yaha jaate hai, chal waha jaate hai :D</text:p>
          </table:table-cell>
          <table:table-cell/>
        </table:table-row>
        <table:table-row table:style-name="ro1">
          <table:table-cell office:value-type="float" office:value="387207" calcext:value-type="float">
            <text:p>387207</text:p>
          </table:table-cell>
          <table:table-cell office:value-type="float" office:value="0" calcext:value-type="float">
            <text:p>0</text:p>
          </table:table-cell>
          <table:table-cell office:value-type="float" office:value="2258977" calcext:value-type="float">
            <text:p>2258977</text:p>
          </table:table-cell>
          <table:table-cell office:value-type="float" office:value="629364" calcext:value-type="float">
            <text:p>629364</text:p>
          </table:table-cell>
          <table:table-cell office:value-type="string" calcext:value-type="string">
            <text:p>We have to openly speak about such people or places if any one had such and incident with them ,all Indians are with you be brave only and have trust on truth ,once you tell names it will be a lesson for them other wise such people may harm other persons too</text:p>
          </table:table-cell>
          <table:table-cell/>
        </table:table-row>
        <table:table-row table:style-name="ro1">
          <table:table-cell office:value-type="float" office:value="426643" calcext:value-type="float">
            <text:p>426643</text:p>
          </table:table-cell>
          <table:table-cell office:value-type="float" office:value="0" calcext:value-type="float">
            <text:p>0</text:p>
          </table:table-cell>
          <table:table-cell office:value-type="float" office:value="72736" calcext:value-type="float">
            <text:p>72736</text:p>
          </table:table-cell>
          <table:table-cell office:value-type="float" office:value="12544" calcext:value-type="float">
            <text:p>12544</text:p>
          </table:table-cell>
          <table:table-cell office:value-type="string" calcext:value-type="string">
            <text:p>where exactly are these ghats located?</text:p>
          </table:table-cell>
          <table:table-cell/>
        </table:table-row>
        <table:table-row table:style-name="ro1">
          <table:table-cell office:value-type="float" office:value="40439" calcext:value-type="float">
            <text:p>40439</text:p>
          </table:table-cell>
          <table:table-cell office:value-type="float" office:value="0" calcext:value-type="float">
            <text:p>0</text:p>
          </table:table-cell>
          <table:table-cell office:value-type="float" office:value="635323" calcext:value-type="float">
            <text:p>635323</text:p>
          </table:table-cell>
          <table:table-cell office:value-type="float" office:value="85091" calcext:value-type="float">
            <text:p>85091</text:p>
          </table:table-cell>
          <table:table-cell office:value-type="string" calcext:value-type="string">
            <text:p>The content and the images don't sit well with one another!</text:p>
          </table:table-cell>
          <table:table-cell/>
        </table:table-row>
        <table:table-row table:style-name="ro1">
          <table:table-cell office:value-type="float" office:value="108053" calcext:value-type="float">
            <text:p>108053</text:p>
          </table:table-cell>
          <table:table-cell office:value-type="float" office:value="0" calcext:value-type="float">
            <text:p>0</text:p>
          </table:table-cell>
          <table:table-cell office:value-type="float" office:value="793503" calcext:value-type="float">
            <text:p>793503</text:p>
          </table:table-cell>
          <table:table-cell office:value-type="float" office:value="76670" calcext:value-type="float">
            <text:p>76670</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43800" calcext:value-type="float">
            <text:p>143800</text:p>
          </table:table-cell>
          <table:table-cell office:value-type="float" office:value="0" calcext:value-type="float">
            <text:p>0</text:p>
          </table:table-cell>
          <table:table-cell office:value-type="float" office:value="875767" calcext:value-type="float">
            <text:p>875767</text:p>
          </table:table-cell>
          <table:table-cell office:value-type="float" office:value="261964" calcext:value-type="float">
            <text:p>261964</text:p>
          </table:table-cell>
          <table:table-cell office:value-type="string" calcext:value-type="string">
            <text:p>[[@79014]] if you are travelling by air the closest airport will <text:s/>be Mangalore... from there it's 3-4 hours journey by road... that's how I had been there...</text:p>
          </table:table-cell>
          <table:table-cell/>
        </table:table-row>
        <table:table-row table:style-name="ro1">
          <table:table-cell office:value-type="float" office:value="149937" calcext:value-type="float">
            <text:p>149937</text:p>
          </table:table-cell>
          <table:table-cell office:value-type="float" office:value="0" calcext:value-type="float">
            <text:p>0</text:p>
          </table:table-cell>
          <table:table-cell office:value-type="float" office:value="875910" calcext:value-type="float">
            <text:p>875910</text:p>
          </table:table-cell>
          <table:table-cell office:value-type="float" office:value="262184" calcext:value-type="float">
            <text:p>262184</text:p>
          </table:table-cell>
          <table:table-cell office:value-type="string" calcext:value-type="string">
            <text:p>[[@79095]] haha ... Glad you guys liked it... Lot more to come</text:p>
          </table:table-cell>
          <table:table-cell/>
        </table:table-row>
        <table:table-row table:style-name="ro1">
          <table:table-cell office:value-type="float" office:value="178029" calcext:value-type="float">
            <text:p>178029</text:p>
          </table:table-cell>
          <table:table-cell office:value-type="float" office:value="0" calcext:value-type="float">
            <text:p>0</text:p>
          </table:table-cell>
          <table:table-cell office:value-type="float" office:value="920130" calcext:value-type="float">
            <text:p>920130</text:p>
          </table:table-cell>
          <table:table-cell office:value-type="float" office:value="80985" calcext:value-type="float">
            <text:p>80985</text:p>
          </table:table-cell>
          <table:table-cell office:value-type="string" calcext:value-type="string">
            <text:p>Gorgeous trail this one!</text:p>
          </table:table-cell>
          <table:table-cell/>
        </table:table-row>
        <table:table-row table:style-name="ro1">
          <table:table-cell office:value-type="float" office:value="233882" calcext:value-type="float">
            <text:p>233882</text:p>
          </table:table-cell>
          <table:table-cell office:value-type="float" office:value="0" calcext:value-type="float">
            <text:p>0</text:p>
          </table:table-cell>
          <table:table-cell office:value-type="float" office:value="1186448" calcext:value-type="float">
            <text:p>1186448</text:p>
          </table:table-cell>
          <table:table-cell office:value-type="float" office:value="83484" calcext:value-type="float">
            <text:p>83484</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340326" calcext:value-type="float">
            <text:p>340326</text:p>
          </table:table-cell>
          <table:table-cell office:value-type="float" office:value="0" calcext:value-type="float">
            <text:p>0</text:p>
          </table:table-cell>
          <table:table-cell office:value-type="float" office:value="1817370" calcext:value-type="float">
            <text:p>1817370</text:p>
          </table:table-cell>
          <table:table-cell office:value-type="float" office:value="40438" calcext:value-type="float">
            <text:p>40438</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59890" calcext:value-type="float">
            <text:p>359890</text:p>
          </table:table-cell>
          <table:table-cell office:value-type="float" office:value="0" calcext:value-type="float">
            <text:p>0</text:p>
          </table:table-cell>
          <table:table-cell office:value-type="float" office:value="1944878" calcext:value-type="float">
            <text:p>1944878</text:p>
          </table:table-cell>
          <table:table-cell office:value-type="float" office:value="603762" calcext:value-type="float">
            <text:p>603762</text:p>
          </table:table-cell>
          <table:table-cell office:value-type="string" calcext:value-type="string">
            <text:p>[[@50334]] thanks?</text:p>
          </table:table-cell>
          <table:table-cell/>
        </table:table-row>
        <table:table-row table:style-name="ro1">
          <table:table-cell office:value-type="float" office:value="405263" calcext:value-type="float">
            <text:p>405263</text:p>
          </table:table-cell>
          <table:table-cell office:value-type="float" office:value="0" calcext:value-type="float">
            <text:p>0</text:p>
          </table:table-cell>
          <table:table-cell office:value-type="float" office:value="2283469" calcext:value-type="float">
            <text:p>2283469</text:p>
          </table:table-cell>
          <table:table-cell office:value-type="float" office:value="14961" calcext:value-type="float">
            <text:p>14961</text:p>
          </table:table-cell>
          <table:table-cell office:value-type="string" calcext:value-type="string">
            <text:p>Looks damn cool</text:p>
          </table:table-cell>
          <table:table-cell/>
        </table:table-row>
        <table:table-row table:style-name="ro1">
          <table:table-cell office:value-type="float" office:value="441592" calcext:value-type="float">
            <text:p>441592</text:p>
          </table:table-cell>
          <table:table-cell office:value-type="float" office:value="0" calcext:value-type="float">
            <text:p>0</text:p>
          </table:table-cell>
          <table:table-cell office:value-type="float" office:value="2339862" calcext:value-type="float">
            <text:p>2339862</text:p>
          </table:table-cell>
          <table:table-cell office:value-type="float" office:value="1685485" calcext:value-type="float">
            <text:p>1685485</text:p>
          </table:table-cell>
          <table:table-cell office:value-type="string" calcext:value-type="string">
            <text:p>Superb?</text:p>
          </table:table-cell>
          <table:table-cell/>
        </table:table-row>
        <table:table-row table:style-name="ro1">
          <table:table-cell office:value-type="float" office:value="113291" calcext:value-type="float">
            <text:p>113291</text:p>
          </table:table-cell>
          <table:table-cell office:value-type="float" office:value="0" calcext:value-type="float">
            <text:p>0</text:p>
          </table:table-cell>
          <table:table-cell office:value-type="float" office:value="805952" calcext:value-type="float">
            <text:p>805952</text:p>
          </table:table-cell>
          <table:table-cell office:value-type="float" office:value="86161" calcext:value-type="float">
            <text:p>86161</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30844" calcext:value-type="float">
            <text:p>130844</text:p>
          </table:table-cell>
          <table:table-cell office:value-type="float" office:value="0" calcext:value-type="float">
            <text:p>0</text:p>
          </table:table-cell>
          <table:table-cell office:value-type="float" office:value="841866" calcext:value-type="float">
            <text:p>841866</text:p>
          </table:table-cell>
          <table:table-cell office:value-type="float" office:value="82957" calcext:value-type="float">
            <text:p>82957</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152021" calcext:value-type="float">
            <text:p>152021</text:p>
          </table:table-cell>
          <table:table-cell office:value-type="float" office:value="0" calcext:value-type="float">
            <text:p>0</text:p>
          </table:table-cell>
          <table:table-cell office:value-type="float" office:value="897317" calcext:value-type="float">
            <text:p>897317</text:p>
          </table:table-cell>
          <table:table-cell office:value-type="float" office:value="87478" calcext:value-type="float">
            <text:p>87478</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187471" calcext:value-type="float">
            <text:p>187471</text:p>
          </table:table-cell>
          <table:table-cell office:value-type="float" office:value="477126" calcext:value-type="float">
            <text:p>477126</text:p>
          </table:table-cell>
          <table:table-cell office:value-type="float" office:value="0" calcext:value-type="float">
            <text:p>0</text:p>
          </table:table-cell>
          <table:table-cell office:value-type="float" office:value="295008" calcext:value-type="float">
            <text:p>295008</text:p>
          </table:table-cell>
          <table:table-cell office:value-type="string" calcext:value-type="string">
            <text:p>Which place in Coimbatore??</text:p>
          </table:table-cell>
          <table:table-cell/>
        </table:table-row>
        <table:table-row table:style-name="ro1">
          <table:table-cell office:value-type="float" office:value="291850" calcext:value-type="float">
            <text:p>291850</text:p>
          </table:table-cell>
          <table:table-cell office:value-type="float" office:value="0" calcext:value-type="float">
            <text:p>0</text:p>
          </table:table-cell>
          <table:table-cell office:value-type="float" office:value="1541377" calcext:value-type="float">
            <text:p>1541377</text:p>
          </table:table-cell>
          <table:table-cell office:value-type="float" office:value="80257" calcext:value-type="float">
            <text:p>80257</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50962" calcext:value-type="float">
            <text:p>350962</text:p>
          </table:table-cell>
          <table:table-cell office:value-type="float" office:value="0" calcext:value-type="float">
            <text:p>0</text:p>
          </table:table-cell>
          <table:table-cell office:value-type="float" office:value="1892089" calcext:value-type="float">
            <text:p>1892089</text:p>
          </table:table-cell>
          <table:table-cell office:value-type="float" office:value="49854" calcext:value-type="float">
            <text:p>49854</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391698" calcext:value-type="float">
            <text:p>391698</text:p>
          </table:table-cell>
          <table:table-cell office:value-type="float" office:value="0" calcext:value-type="float">
            <text:p>0</text:p>
          </table:table-cell>
          <table:table-cell office:value-type="float" office:value="2276664" calcext:value-type="float">
            <text:p>2276664</text:p>
          </table:table-cell>
          <table:table-cell office:value-type="float" office:value="938724" calcext:value-type="float">
            <text:p>938724</text:p>
          </table:table-cell>
          <table:table-cell office:value-type="string" calcext:value-type="string">
            <text:p>Just wow!</text:p>
          </table:table-cell>
          <table:table-cell/>
        </table:table-row>
        <table:table-row table:style-name="ro1">
          <table:table-cell office:value-type="float" office:value="433535" calcext:value-type="float">
            <text:p>433535</text:p>
          </table:table-cell>
          <table:table-cell office:value-type="float" office:value="0" calcext:value-type="float">
            <text:p>0</text:p>
          </table:table-cell>
          <table:table-cell office:value-type="float" office:value="2301132" calcext:value-type="float">
            <text:p>2301132</text:p>
          </table:table-cell>
          <table:table-cell office:value-type="float" office:value="28153" calcext:value-type="float">
            <text:p>28153</text:p>
          </table:table-cell>
          <table:table-cell office:value-type="string" calcext:value-type="string">
            <text:p>i love camps</text:p>
          </table:table-cell>
          <table:table-cell/>
        </table:table-row>
        <table:table-row table:style-name="ro1">
          <table:table-cell office:value-type="float" office:value="438159" calcext:value-type="float">
            <text:p>438159</text:p>
          </table:table-cell>
          <table:table-cell office:value-type="float" office:value="0" calcext:value-type="float">
            <text:p>0</text:p>
          </table:table-cell>
          <table:table-cell office:value-type="float" office:value="2380892" calcext:value-type="float">
            <text:p>2380892</text:p>
          </table:table-cell>
          <table:table-cell office:value-type="float" office:value="541655" calcext:value-type="float">
            <text:p>541655</text:p>
          </table:table-cell>
          <table:table-cell office:value-type="string" calcext:value-type="string">
            <text:p>Hair colour? Is it temporary colour?</text:p>
          </table:table-cell>
          <table:table-cell/>
        </table:table-row>
        <table:table-row table:style-name="ro1">
          <table:table-cell office:value-type="float" office:value="25992" calcext:value-type="float">
            <text:p>25992</text:p>
          </table:table-cell>
          <table:table-cell office:value-type="float" office:value="0" calcext:value-type="float">
            <text:p>0</text:p>
          </table:table-cell>
          <table:table-cell office:value-type="float" office:value="600474" calcext:value-type="float">
            <text:p>600474</text:p>
          </table:table-cell>
          <table:table-cell office:value-type="float" office:value="84841" calcext:value-type="float">
            <text:p>84841</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69305" calcext:value-type="float">
            <text:p>69305</text:p>
          </table:table-cell>
          <table:table-cell office:value-type="float" office:value="347431" calcext:value-type="float">
            <text:p>347431</text:p>
          </table:table-cell>
          <table:table-cell office:value-type="float" office:value="0" calcext:value-type="float">
            <text:p>0</text:p>
          </table:table-cell>
          <table:table-cell office:value-type="float" office:value="209410" calcext:value-type="float">
            <text:p>209410</text:p>
          </table:table-cell>
          <table:table-cell office:value-type="string" calcext:value-type="string">
            <text:p>What a view bro thank a lot for this video?</text:p>
          </table:table-cell>
          <table:table-cell/>
        </table:table-row>
        <table:table-row table:style-name="ro1">
          <table:table-cell office:value-type="float" office:value="147074" calcext:value-type="float">
            <text:p>147074</text:p>
          </table:table-cell>
          <table:table-cell office:value-type="float" office:value="0" calcext:value-type="float">
            <text:p>0</text:p>
          </table:table-cell>
          <table:table-cell office:value-type="float" office:value="883090" calcext:value-type="float">
            <text:p>883090</text:p>
          </table:table-cell>
          <table:table-cell office:value-type="float" office:value="264470" calcext:value-type="float">
            <text:p>264470</text:p>
          </table:table-cell>
          <table:table-cell office:value-type="string" calcext:value-type="string">
            <text:p>[[@41481]] thank you for the word of advice for next time ?</text:p>
          </table:table-cell>
          <table:table-cell/>
        </table:table-row>
        <table:table-row table:style-name="ro1">
          <table:table-cell office:value-type="float" office:value="182570" calcext:value-type="float">
            <text:p>182570</text:p>
          </table:table-cell>
          <table:table-cell office:value-type="float" office:value="0" calcext:value-type="float">
            <text:p>0</text:p>
          </table:table-cell>
          <table:table-cell office:value-type="float" office:value="57401" calcext:value-type="float">
            <text:p>57401</text:p>
          </table:table-cell>
          <table:table-cell office:value-type="float" office:value="42414" calcext:value-type="float">
            <text:p>42414</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98730" calcext:value-type="float">
            <text:p>198730</text:p>
          </table:table-cell>
          <table:table-cell office:value-type="float" office:value="0" calcext:value-type="float">
            <text:p>0</text:p>
          </table:table-cell>
          <table:table-cell office:value-type="float" office:value="1032362" calcext:value-type="float">
            <text:p>1032362</text:p>
          </table:table-cell>
          <table:table-cell office:value-type="float" office:value="85210" calcext:value-type="float">
            <text:p>85210</text:p>
          </table:table-cell>
          <table:table-cell office:value-type="string" calcext:value-type="string">
            <text:p>Subahnaalah!</text:p>
          </table:table-cell>
          <table:table-cell/>
        </table:table-row>
        <table:table-row table:style-name="ro1">
          <table:table-cell office:value-type="float" office:value="304538" calcext:value-type="float">
            <text:p>304538</text:p>
          </table:table-cell>
          <table:table-cell office:value-type="float" office:value="0" calcext:value-type="float">
            <text:p>0</text:p>
          </table:table-cell>
          <table:table-cell office:value-type="float" office:value="1607111" calcext:value-type="float">
            <text:p>1607111</text:p>
          </table:table-cell>
          <table:table-cell office:value-type="float" office:value="494996" calcext:value-type="float">
            <text:p>494996</text:p>
          </table:table-cell>
          <table:table-cell office:value-type="string" calcext:value-type="string">
            <text:p>For me it is fine.. [[@86645]]</text:p>
          </table:table-cell>
          <table:table-cell/>
        </table:table-row>
        <table:table-row table:style-name="ro1">
          <table:table-cell office:value-type="float" office:value="323723" calcext:value-type="float">
            <text:p>323723</text:p>
          </table:table-cell>
          <table:table-cell office:value-type="float" office:value="0" calcext:value-type="float">
            <text:p>0</text:p>
          </table:table-cell>
          <table:table-cell office:value-type="float" office:value="1726292" calcext:value-type="float">
            <text:p>1726292</text:p>
          </table:table-cell>
          <table:table-cell office:value-type="float" office:value="82963" calcext:value-type="float">
            <text:p>82963</text:p>
          </table:table-cell>
          <table:table-cell office:value-type="string" calcext:value-type="string">
            <text:p>Kya edit he.. mastt ekdum.</text:p>
          </table:table-cell>
          <table:table-cell/>
        </table:table-row>
        <table:table-row table:style-name="ro1">
          <table:table-cell office:value-type="float" office:value="391346" calcext:value-type="float">
            <text:p>391346</text:p>
          </table:table-cell>
          <table:table-cell office:value-type="float" office:value="0" calcext:value-type="float">
            <text:p>0</text:p>
          </table:table-cell>
          <table:table-cell office:value-type="float" office:value="1453094" calcext:value-type="float">
            <text:p>1453094</text:p>
          </table:table-cell>
          <table:table-cell office:value-type="float" office:value="257590" calcext:value-type="float">
            <text:p>257590</text:p>
          </table:table-cell>
          <table:table-cell office:value-type="string" calcext:value-type="string">
            <text:p>Wow</text:p>
          </table:table-cell>
          <table:table-cell/>
        </table:table-row>
        <table:table-row table:style-name="ro1">
          <table:table-cell office:value-type="float" office:value="419809" calcext:value-type="float">
            <text:p>419809</text:p>
          </table:table-cell>
          <table:table-cell office:value-type="float" office:value="0" calcext:value-type="float">
            <text:p>0</text:p>
          </table:table-cell>
          <table:table-cell office:value-type="float" office:value="2348660" calcext:value-type="float">
            <text:p>2348660</text:p>
          </table:table-cell>
          <table:table-cell office:value-type="float" office:value="11113" calcext:value-type="float">
            <text:p>11113</text:p>
          </table:table-cell>
          <table:table-cell office:value-type="string" calcext:value-type="string">
            <text:p>whats the best food </text:p>
          </table:table-cell>
          <table:table-cell/>
        </table:table-row>
        <table:table-row table:style-name="ro1">
          <table:table-cell office:value-type="float" office:value="424649" calcext:value-type="float">
            <text:p>424649</text:p>
          </table:table-cell>
          <table:table-cell office:value-type="float" office:value="0" calcext:value-type="float">
            <text:p>0</text:p>
          </table:table-cell>
          <table:table-cell office:value-type="float" office:value="1014827" calcext:value-type="float">
            <text:p>1014827</text:p>
          </table:table-cell>
          <table:table-cell office:value-type="float" office:value="3162" calcext:value-type="float">
            <text:p>3162</text:p>
          </table:table-cell>
          <table:table-cell office:value-type="string" calcext:value-type="string">
            <text:p>kolkata hmari jagah h</text:p>
          </table:table-cell>
          <table:table-cell/>
        </table:table-row>
        <table:table-row table:style-name="ro1">
          <table:table-cell office:value-type="float" office:value="436510" calcext:value-type="float">
            <text:p>436510</text:p>
          </table:table-cell>
          <table:table-cell office:value-type="float" office:value="0" calcext:value-type="float">
            <text:p>0</text:p>
          </table:table-cell>
          <table:table-cell office:value-type="float" office:value="2339529" calcext:value-type="float">
            <text:p>2339529</text:p>
          </table:table-cell>
          <table:table-cell office:value-type="float" office:value="1569396" calcext:value-type="float">
            <text:p>1569396</text:p>
          </table:table-cell>
          <table:table-cell office:value-type="string" calcext:value-type="string">
            <text:p>Nice</text:p>
          </table:table-cell>
          <table:table-cell/>
        </table:table-row>
        <table:table-row table:style-name="ro1">
          <table:table-cell office:value-type="float" office:value="227011" calcext:value-type="float">
            <text:p>227011</text:p>
          </table:table-cell>
          <table:table-cell office:value-type="float" office:value="0" calcext:value-type="float">
            <text:p>0</text:p>
          </table:table-cell>
          <table:table-cell office:value-type="float" office:value="1169452" calcext:value-type="float">
            <text:p>1169452</text:p>
          </table:table-cell>
          <table:table-cell office:value-type="float" office:value="80911" calcext:value-type="float">
            <text:p>80911</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330036" calcext:value-type="float">
            <text:p>330036</text:p>
          </table:table-cell>
          <table:table-cell office:value-type="float" office:value="0" calcext:value-type="float">
            <text:p>0</text:p>
          </table:table-cell>
          <table:table-cell office:value-type="float" office:value="1765183" calcext:value-type="float">
            <text:p>1765183</text:p>
          </table:table-cell>
          <table:table-cell office:value-type="float" office:value="76650" calcext:value-type="float">
            <text:p>76650</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5">
          <table:table-cell office:value-type="float" office:value="360915" calcext:value-type="float">
            <text:p>360915</text:p>
          </table:table-cell>
          <table:table-cell office:value-type="float" office:value="0" calcext:value-type="float">
            <text:p>0</text:p>
          </table:table-cell>
          <table:table-cell office:value-type="float" office:value="2009163" calcext:value-type="float">
            <text:p>2009163</text:p>
          </table:table-cell>
          <table:table-cell office:value-type="float" office:value="627146" calcext:value-type="float">
            <text:p>627146</text:p>
          </table:table-cell>
          <table:table-cell office:value-type="string" calcext:value-type="string">
            <text:p>[[@84720]] </text:p>
            <text:p>thnks Priyanka......!!</text:p>
          </table:table-cell>
          <table:table-cell/>
        </table:table-row>
        <table:table-row table:style-name="ro1">
          <table:table-cell office:value-type="float" office:value="405942" calcext:value-type="float">
            <text:p>405942</text:p>
          </table:table-cell>
          <table:table-cell office:value-type="float" office:value="0" calcext:value-type="float">
            <text:p>0</text:p>
          </table:table-cell>
          <table:table-cell office:value-type="float" office:value="862649" calcext:value-type="float">
            <text:p>862649</text:p>
          </table:table-cell>
          <table:table-cell office:value-type="float" office:value="599001" calcext:value-type="float">
            <text:p>599001</text:p>
          </table:table-cell>
          <table:table-cell office:value-type="string" calcext:value-type="string">
            <text:p>Wow</text:p>
          </table:table-cell>
          <table:table-cell/>
        </table:table-row>
        <table:table-row table:style-name="ro1">
          <table:table-cell office:value-type="float" office:value="165226" calcext:value-type="float">
            <text:p>165226</text:p>
          </table:table-cell>
          <table:table-cell office:value-type="float" office:value="0" calcext:value-type="float">
            <text:p>0</text:p>
          </table:table-cell>
          <table:table-cell office:value-type="float" office:value="932379" calcext:value-type="float">
            <text:p>932379</text:p>
          </table:table-cell>
          <table:table-cell office:value-type="float" office:value="83039" calcext:value-type="float">
            <text:p>83039</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30878" calcext:value-type="float">
            <text:p>230878</text:p>
          </table:table-cell>
          <table:table-cell office:value-type="float" office:value="0" calcext:value-type="float">
            <text:p>0</text:p>
          </table:table-cell>
          <table:table-cell office:value-type="float" office:value="1178448" calcext:value-type="float">
            <text:p>1178448</text:p>
          </table:table-cell>
          <table:table-cell office:value-type="float" office:value="344940" calcext:value-type="float">
            <text:p>344940</text:p>
          </table:table-cell>
          <table:table-cell office:value-type="string" calcext:value-type="string">
            <text:p>[[@77811]] <text:s/>I r talking about which one</text:p>
          </table:table-cell>
          <table:table-cell/>
        </table:table-row>
        <table:table-row table:style-name="ro1">
          <table:table-cell office:value-type="float" office:value="262270" calcext:value-type="float">
            <text:p>262270</text:p>
          </table:table-cell>
          <table:table-cell office:value-type="float" office:value="0" calcext:value-type="float">
            <text:p>0</text:p>
          </table:table-cell>
          <table:table-cell office:value-type="float" office:value="1362558" calcext:value-type="float">
            <text:p>1362558</text:p>
          </table:table-cell>
          <table:table-cell office:value-type="float" office:value="42780" calcext:value-type="float">
            <text:p>42780</text:p>
          </table:table-cell>
          <table:table-cell office:value-type="string" calcext:value-type="string">
            <text:p>can't wait to read about your next adventure</text:p>
          </table:table-cell>
          <table:table-cell/>
        </table:table-row>
        <table:table-row table:style-name="ro1">
          <table:table-cell office:value-type="float" office:value="285623" calcext:value-type="float">
            <text:p>285623</text:p>
          </table:table-cell>
          <table:table-cell office:value-type="float" office:value="0" calcext:value-type="float">
            <text:p>0</text:p>
          </table:table-cell>
          <table:table-cell office:value-type="float" office:value="30208" calcext:value-type="float">
            <text:p>30208</text:p>
          </table:table-cell>
          <table:table-cell office:value-type="float" office:value="410687" calcext:value-type="float">
            <text:p>410687</text:p>
          </table:table-cell>
          <table:table-cell office:value-type="string" calcext:value-type="string">
            <text:p>The burger looks delicious!</text:p>
          </table:table-cell>
          <table:table-cell/>
        </table:table-row>
        <table:table-row table:style-name="ro1">
          <table:table-cell office:value-type="float" office:value="449903" calcext:value-type="float">
            <text:p>449903</text:p>
          </table:table-cell>
          <table:table-cell office:value-type="float" office:value="0" calcext:value-type="float">
            <text:p>0</text:p>
          </table:table-cell>
          <table:table-cell office:value-type="float" office:value="2335614" calcext:value-type="float">
            <text:p>2335614</text:p>
          </table:table-cell>
          <table:table-cell office:value-type="float" office:value="1890608" calcext:value-type="float">
            <text:p>1890608</text:p>
          </table:table-cell>
          <table:table-cell office:value-type="string" calcext:value-type="string">
            <text:p>Nice</text:p>
          </table:table-cell>
          <table:table-cell/>
        </table:table-row>
        <table:table-row table:style-name="ro1">
          <table:table-cell office:value-type="float" office:value="452223" calcext:value-type="float">
            <text:p>452223</text:p>
          </table:table-cell>
          <table:table-cell office:value-type="float" office:value="0" calcext:value-type="float">
            <text:p>0</text:p>
          </table:table-cell>
          <table:table-cell office:value-type="float" office:value="940677" calcext:value-type="float">
            <text:p>940677</text:p>
          </table:table-cell>
          <table:table-cell office:value-type="float" office:value="671511" calcext:value-type="float">
            <text:p>671511</text:p>
          </table:table-cell>
          <table:table-cell office:value-type="string" calcext:value-type="string">
            <text:p>Amazing view...</text:p>
          </table:table-cell>
          <table:table-cell/>
        </table:table-row>
        <table:table-row table:style-name="ro1">
          <table:table-cell office:value-type="float" office:value="110044" calcext:value-type="float">
            <text:p>110044</text:p>
          </table:table-cell>
          <table:table-cell office:value-type="float" office:value="0" calcext:value-type="float">
            <text:p>0</text:p>
          </table:table-cell>
          <table:table-cell office:value-type="float" office:value="440139" calcext:value-type="float">
            <text:p>440139</text:p>
          </table:table-cell>
          <table:table-cell office:value-type="float" office:value="154537" calcext:value-type="float">
            <text:p>154537</text:p>
          </table:table-cell>
          <table:table-cell office:value-type="string" calcext:value-type="string">
            <text:p>?</text:p>
          </table:table-cell>
          <table:table-cell/>
        </table:table-row>
        <table:table-row table:style-name="ro1">
          <table:table-cell office:value-type="float" office:value="126990" calcext:value-type="float">
            <text:p>126990</text:p>
          </table:table-cell>
          <table:table-cell office:value-type="float" office:value="0" calcext:value-type="float">
            <text:p>0</text:p>
          </table:table-cell>
          <table:table-cell office:value-type="float" office:value="833473" calcext:value-type="float">
            <text:p>833473</text:p>
          </table:table-cell>
          <table:table-cell office:value-type="float" office:value="85145" calcext:value-type="float">
            <text:p>85145</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98595" calcext:value-type="float">
            <text:p>198595</text:p>
          </table:table-cell>
          <table:table-cell office:value-type="float" office:value="0" calcext:value-type="float">
            <text:p>0</text:p>
          </table:table-cell>
          <table:table-cell office:value-type="float" office:value="1007857" calcext:value-type="float">
            <text:p>1007857</text:p>
          </table:table-cell>
          <table:table-cell office:value-type="float" office:value="199106" calcext:value-type="float">
            <text:p>199106</text:p>
          </table:table-cell>
          <table:table-cell office:value-type="string" calcext:value-type="string">
            <text:p>Hi</text:p>
          </table:table-cell>
          <table:table-cell/>
        </table:table-row>
        <table:table-row table:style-name="ro1">
          <table:table-cell office:value-type="float" office:value="212072" calcext:value-type="float">
            <text:p>212072</text:p>
          </table:table-cell>
          <table:table-cell office:value-type="float" office:value="0" calcext:value-type="float">
            <text:p>0</text:p>
          </table:table-cell>
          <table:table-cell office:value-type="float" office:value="1091053" calcext:value-type="float">
            <text:p>1091053</text:p>
          </table:table-cell>
          <table:table-cell office:value-type="float" office:value="328487" calcext:value-type="float">
            <text:p>328487</text:p>
          </table:table-cell>
          <table:table-cell office:value-type="string" calcext:value-type="string">
            <text:p>Ya sure that's I am searching how to do that</text:p>
          </table:table-cell>
          <table:table-cell/>
        </table:table-row>
        <table:table-row table:style-name="ro5">
          <table:table-cell office:value-type="float" office:value="312795" calcext:value-type="float">
            <text:p>312795</text:p>
          </table:table-cell>
          <table:table-cell office:value-type="float" office:value="0" calcext:value-type="float">
            <text:p>0</text:p>
          </table:table-cell>
          <table:table-cell office:value-type="float" office:value="1660782" calcext:value-type="float">
            <text:p>1660782</text:p>
          </table:table-cell>
          <table:table-cell office:value-type="float" office:value="206525" calcext:value-type="float">
            <text:p>206525</text:p>
          </table:table-cell>
          <table:table-cell office:value-type="string" calcext:value-type="string">
            <text:p>For any assistance or any further details u can contact me @ 9626984644  or else</text:p>
            <text:p>www.punnamada.com</text:p>
          </table:table-cell>
          <table:table-cell/>
        </table:table-row>
        <table:table-row table:style-name="ro1">
          <table:table-cell office:value-type="float" office:value="339469" calcext:value-type="float">
            <text:p>339469</text:p>
          </table:table-cell>
          <table:table-cell office:value-type="float" office:value="0" calcext:value-type="float">
            <text:p>0</text:p>
          </table:table-cell>
          <table:table-cell office:value-type="float" office:value="1811876" calcext:value-type="float">
            <text:p>1811876</text:p>
          </table:table-cell>
          <table:table-cell office:value-type="float" office:value="559199" calcext:value-type="float">
            <text:p>559199</text:p>
          </table:table-cell>
          <table:table-cell office:value-type="string" calcext:value-type="string">
            <text:p>[[@19646]] next kolkata more and more</text:p>
          </table:table-cell>
          <table:table-cell/>
        </table:table-row>
        <table:table-row table:style-name="ro1">
          <table:table-cell office:value-type="float" office:value="364697" calcext:value-type="float">
            <text:p>364697</text:p>
          </table:table-cell>
          <table:table-cell office:value-type="float" office:value="0" calcext:value-type="float">
            <text:p>0</text:p>
          </table:table-cell>
          <table:table-cell office:value-type="float" office:value="1799371" calcext:value-type="float">
            <text:p>1799371</text:p>
          </table:table-cell>
          <table:table-cell office:value-type="float" office:value="557160" calcext:value-type="float">
            <text:p>557160</text:p>
          </table:table-cell>
          <table:table-cell office:value-type="string" calcext:value-type="string">
            <text:p>Hiiiiii</text:p>
          </table:table-cell>
          <table:table-cell/>
        </table:table-row>
        <table:table-row table:style-name="ro1">
          <table:table-cell office:value-type="float" office:value="400787" calcext:value-type="float">
            <text:p>400787</text:p>
          </table:table-cell>
          <table:table-cell office:value-type="float" office:value="0" calcext:value-type="float">
            <text:p>0</text:p>
          </table:table-cell>
          <table:table-cell office:value-type="float" office:value="1065988" calcext:value-type="float">
            <text:p>1065988</text:p>
          </table:table-cell>
          <table:table-cell office:value-type="float" office:value="13860" calcext:value-type="float">
            <text:p>13860</text:p>
          </table:table-cell>
          <table:table-cell office:value-type="string" calcext:value-type="string">
            <text:p>nice glasses</text:p>
          </table:table-cell>
          <table:table-cell/>
        </table:table-row>
        <table:table-row table:style-name="ro1">
          <table:table-cell office:value-type="float" office:value="2814" calcext:value-type="float">
            <text:p>2814</text:p>
          </table:table-cell>
          <table:table-cell office:value-type="float" office:value="2933" calcext:value-type="float">
            <text:p>2933</text:p>
          </table:table-cell>
          <table:table-cell office:value-type="float" office:value="0" calcext:value-type="float">
            <text:p>0</text:p>
          </table:table-cell>
          <table:table-cell office:value-type="float" office:value="10477" calcext:value-type="float">
            <text:p>10477</text:p>
          </table:table-cell>
          <table:table-cell office:value-type="string" calcext:value-type="string">
            <text:p>Hello</text:p>
          </table:table-cell>
          <table:table-cell/>
        </table:table-row>
        <table:table-row table:style-name="ro1">
          <table:table-cell office:value-type="float" office:value="46076" calcext:value-type="float">
            <text:p>46076</text:p>
          </table:table-cell>
          <table:table-cell office:value-type="float" office:value="0" calcext:value-type="float">
            <text:p>0</text:p>
          </table:table-cell>
          <table:table-cell office:value-type="float" office:value="637388" calcext:value-type="float">
            <text:p>637388</text:p>
          </table:table-cell>
          <table:table-cell office:value-type="float" office:value="190472" calcext:value-type="float">
            <text:p>190472</text:p>
          </table:table-cell>
          <table:table-cell office:value-type="string" calcext:value-type="string">
            <text:p>[[@26831]] <text:s/>I wish for same. Even I am going back dere once again very soon.</text:p>
          </table:table-cell>
          <table:table-cell/>
        </table:table-row>
        <table:table-row table:style-name="ro1">
          <table:table-cell office:value-type="float" office:value="68035" calcext:value-type="float">
            <text:p>68035</text:p>
          </table:table-cell>
          <table:table-cell office:value-type="float" office:value="0" calcext:value-type="float">
            <text:p>0</text:p>
          </table:table-cell>
          <table:table-cell office:value-type="float" office:value="700279" calcext:value-type="float">
            <text:p>700279</text:p>
          </table:table-cell>
          <table:table-cell office:value-type="float" office:value="87692" calcext:value-type="float">
            <text:p>87692</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70439" calcext:value-type="float">
            <text:p>70439</text:p>
          </table:table-cell>
          <table:table-cell office:value-type="float" office:value="0" calcext:value-type="float">
            <text:p>0</text:p>
          </table:table-cell>
          <table:table-cell office:value-type="float" office:value="705960" calcext:value-type="float">
            <text:p>705960</text:p>
          </table:table-cell>
          <table:table-cell office:value-type="float" office:value="135979" calcext:value-type="float">
            <text:p>135979</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93632" calcext:value-type="float">
            <text:p>93632</text:p>
          </table:table-cell>
          <table:table-cell office:value-type="float" office:value="0" calcext:value-type="float">
            <text:p>0</text:p>
          </table:table-cell>
          <table:table-cell office:value-type="float" office:value="742530" calcext:value-type="float">
            <text:p>742530</text:p>
          </table:table-cell>
          <table:table-cell office:value-type="float" office:value="220509" calcext:value-type="float">
            <text:p>220509</text:p>
          </table:table-cell>
          <table:table-cell office:value-type="string" calcext:value-type="string">
            <text:p>[[@18498]] sorry if so it's my first trail from next tym I will be more cautious.</text:p>
          </table:table-cell>
          <table:table-cell/>
        </table:table-row>
        <table:table-row table:style-name="ro1">
          <table:table-cell office:value-type="float" office:value="114152" calcext:value-type="float">
            <text:p>114152</text:p>
          </table:table-cell>
          <table:table-cell office:value-type="float" office:value="0" calcext:value-type="float">
            <text:p>0</text:p>
          </table:table-cell>
          <table:table-cell office:value-type="float" office:value="808981" calcext:value-type="float">
            <text:p>808981</text:p>
          </table:table-cell>
          <table:table-cell office:value-type="float" office:value="49877" calcext:value-type="float">
            <text:p>49877</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81851" calcext:value-type="float">
            <text:p>181851</text:p>
          </table:table-cell>
          <table:table-cell office:value-type="float" office:value="0" calcext:value-type="float">
            <text:p>0</text:p>
          </table:table-cell>
          <table:table-cell office:value-type="float" office:value="91444" calcext:value-type="float">
            <text:p>91444</text:p>
          </table:table-cell>
          <table:table-cell office:value-type="float" office:value="42523" calcext:value-type="float">
            <text:p>42523</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06888" calcext:value-type="float">
            <text:p>206888</text:p>
          </table:table-cell>
          <table:table-cell office:value-type="float" office:value="672950" calcext:value-type="float">
            <text:p>672950</text:p>
          </table:table-cell>
          <table:table-cell office:value-type="float" office:value="0" calcext:value-type="float">
            <text:p>0</text:p>
          </table:table-cell>
          <table:table-cell office:value-type="float" office:value="94541" calcext:value-type="float">
            <text:p>94541</text:p>
          </table:table-cell>
          <table:table-cell office:value-type="string" calcext:value-type="string">
            <text:p>Which places is this in South Korea ?</text:p>
          </table:table-cell>
          <table:table-cell/>
        </table:table-row>
        <table:table-row table:style-name="ro1">
          <table:table-cell office:value-type="float" office:value="244556" calcext:value-type="float">
            <text:p>244556</text:p>
          </table:table-cell>
          <table:table-cell office:value-type="float" office:value="0" calcext:value-type="float">
            <text:p>0</text:p>
          </table:table-cell>
          <table:table-cell office:value-type="float" office:value="1225920" calcext:value-type="float">
            <text:p>1225920</text:p>
          </table:table-cell>
          <table:table-cell office:value-type="float" office:value="84135" calcext:value-type="float">
            <text:p>84135</text:p>
          </table:table-cell>
          <table:table-cell office:value-type="string" calcext:value-type="string">
            <text:p>Looks amazing ??</text:p>
          </table:table-cell>
          <table:table-cell/>
        </table:table-row>
        <table:table-row table:style-name="ro1">
          <table:table-cell office:value-type="float" office:value="290609" calcext:value-type="float">
            <text:p>290609</text:p>
          </table:table-cell>
          <table:table-cell office:value-type="float" office:value="0" calcext:value-type="float">
            <text:p>0</text:p>
          </table:table-cell>
          <table:table-cell office:value-type="float" office:value="1535118" calcext:value-type="float">
            <text:p>1535118</text:p>
          </table:table-cell>
          <table:table-cell office:value-type="float" office:value="472439" calcext:value-type="float">
            <text:p>472439</text:p>
          </table:table-cell>
          <table:table-cell office:value-type="string" calcext:value-type="string">
            <text:p>Ya will try better nxt tym</text:p>
          </table:table-cell>
          <table:table-cell/>
        </table:table-row>
        <table:table-row table:style-name="ro1">
          <table:table-cell office:value-type="float" office:value="295628" calcext:value-type="float">
            <text:p>295628</text:p>
          </table:table-cell>
          <table:table-cell office:value-type="float" office:value="0" calcext:value-type="float">
            <text:p>0</text:p>
          </table:table-cell>
          <table:table-cell office:value-type="float" office:value="1562949" calcext:value-type="float">
            <text:p>1562949</text:p>
          </table:table-cell>
          <table:table-cell office:value-type="float" office:value="81816" calcext:value-type="float">
            <text:p>81816</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09613" calcext:value-type="float">
            <text:p>309613</text:p>
          </table:table-cell>
          <table:table-cell office:value-type="float" office:value="0" calcext:value-type="float">
            <text:p>0</text:p>
          </table:table-cell>
          <table:table-cell office:value-type="float" office:value="1638903" calcext:value-type="float">
            <text:p>1638903</text:p>
          </table:table-cell>
          <table:table-cell office:value-type="float" office:value="372450" calcext:value-type="float">
            <text:p>372450</text:p>
          </table:table-cell>
          <table:table-cell office:value-type="string" calcext:value-type="string">
            <text:p>Courtesy by [[@379160]] ?</text:p>
          </table:table-cell>
          <table:table-cell/>
        </table:table-row>
        <table:table-row table:style-name="ro1">
          <table:table-cell office:value-type="float" office:value="334421" calcext:value-type="float">
            <text:p>334421</text:p>
          </table:table-cell>
          <table:table-cell office:value-type="float" office:value="0" calcext:value-type="float">
            <text:p>0</text:p>
          </table:table-cell>
          <table:table-cell office:value-type="float" office:value="1784768" calcext:value-type="float">
            <text:p>1784768</text:p>
          </table:table-cell>
          <table:table-cell office:value-type="float" office:value="80209" calcext:value-type="float">
            <text:p>80209</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338816" calcext:value-type="float">
            <text:p>338816</text:p>
          </table:table-cell>
          <table:table-cell office:value-type="float" office:value="0" calcext:value-type="float">
            <text:p>0</text:p>
          </table:table-cell>
          <table:table-cell office:value-type="float" office:value="1801432" calcext:value-type="float">
            <text:p>1801432</text:p>
          </table:table-cell>
          <table:table-cell office:value-type="float" office:value="557589" calcext:value-type="float">
            <text:p>557589</text:p>
          </table:table-cell>
          <table:table-cell office:value-type="string" calcext:value-type="string">
            <text:p>Hi</text:p>
          </table:table-cell>
          <table:table-cell/>
        </table:table-row>
        <table:table-row table:style-name="ro1">
          <table:table-cell office:value-type="float" office:value="356490" calcext:value-type="float">
            <text:p>356490</text:p>
          </table:table-cell>
          <table:table-cell office:value-type="float" office:value="0" calcext:value-type="float">
            <text:p>0</text:p>
          </table:table-cell>
          <table:table-cell office:value-type="float" office:value="1949279" calcext:value-type="float">
            <text:p>1949279</text:p>
          </table:table-cell>
          <table:table-cell office:value-type="float" office:value="76915" calcext:value-type="float">
            <text:p>76915</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419071" calcext:value-type="float">
            <text:p>419071</text:p>
          </table:table-cell>
          <table:table-cell office:value-type="float" office:value="0" calcext:value-type="float">
            <text:p>0</text:p>
          </table:table-cell>
          <table:table-cell office:value-type="float" office:value="2347879" calcext:value-type="float">
            <text:p>2347879</text:p>
          </table:table-cell>
          <table:table-cell office:value-type="float" office:value="40227" calcext:value-type="float">
            <text:p>40227</text:p>
          </table:table-cell>
          <table:table-cell office:value-type="string" calcext:value-type="string">
            <text:p>was there any special celebrations at the airport</text:p>
          </table:table-cell>
          <table:table-cell/>
        </table:table-row>
        <table:table-row table:style-name="ro1">
          <table:table-cell office:value-type="float" office:value="33403" calcext:value-type="float">
            <text:p>33403</text:p>
          </table:table-cell>
          <table:table-cell office:value-type="float" office:value="283882" calcext:value-type="float">
            <text:p>283882</text:p>
          </table:table-cell>
          <table:table-cell office:value-type="float" office:value="0" calcext:value-type="float">
            <text:p>0</text:p>
          </table:table-cell>
          <table:table-cell office:value-type="float" office:value="153455" calcext:value-type="float">
            <text:p>153455</text:p>
          </table:table-cell>
          <table:table-cell office:value-type="string" calcext:value-type="string">
            <text:p>[[@1]]</text:p>
          </table:table-cell>
          <table:table-cell/>
        </table:table-row>
        <table:table-row table:style-name="ro1">
          <table:table-cell office:value-type="float" office:value="100323" calcext:value-type="float">
            <text:p>100323</text:p>
          </table:table-cell>
          <table:table-cell office:value-type="float" office:value="0" calcext:value-type="float">
            <text:p>0</text:p>
          </table:table-cell>
          <table:table-cell office:value-type="float" office:value="769338" calcext:value-type="float">
            <text:p>769338</text:p>
          </table:table-cell>
          <table:table-cell office:value-type="float" office:value="228746" calcext:value-type="float">
            <text:p>228746</text:p>
          </table:table-cell>
          <table:table-cell office:value-type="string" calcext:value-type="string">
            <text:p>[[@41467]] <text:s/>I am not really sure about that but I visited during the end of November</text:p>
          </table:table-cell>
          <table:table-cell/>
        </table:table-row>
        <table:table-row table:style-name="ro1">
          <table:table-cell office:value-type="float" office:value="125341" calcext:value-type="float">
            <text:p>125341</text:p>
          </table:table-cell>
          <table:table-cell office:value-type="float" office:value="0" calcext:value-type="float">
            <text:p>0</text:p>
          </table:table-cell>
          <table:table-cell office:value-type="float" office:value="822537" calcext:value-type="float">
            <text:p>822537</text:p>
          </table:table-cell>
          <table:table-cell office:value-type="float" office:value="84119" calcext:value-type="float">
            <text:p>84119</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187336" calcext:value-type="float">
            <text:p>187336</text:p>
          </table:table-cell>
          <table:table-cell office:value-type="float" office:value="0" calcext:value-type="float">
            <text:p>0</text:p>
          </table:table-cell>
          <table:table-cell office:value-type="float" office:value="977724" calcext:value-type="float">
            <text:p>977724</text:p>
          </table:table-cell>
          <table:table-cell office:value-type="float" office:value="81427" calcext:value-type="float">
            <text:p>81427</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228348" calcext:value-type="float">
            <text:p>228348</text:p>
          </table:table-cell>
          <table:table-cell office:value-type="float" office:value="170168" calcext:value-type="float">
            <text:p>170168</text:p>
          </table:table-cell>
          <table:table-cell office:value-type="float" office:value="0" calcext:value-type="float">
            <text:p>0</text:p>
          </table:table-cell>
          <table:table-cell office:value-type="float" office:value="347629" calcext:value-type="float">
            <text:p>347629</text:p>
          </table:table-cell>
          <table:table-cell office:value-type="string" calcext:value-type="string">
            <text:p>[[@187073]] same thought, but no offence, i am sorry in advance ?</text:p>
          </table:table-cell>
          <table:table-cell/>
        </table:table-row>
        <table:table-row table:style-name="ro1">
          <table:table-cell office:value-type="float" office:value="237173" calcext:value-type="float">
            <text:p>237173</text:p>
          </table:table-cell>
          <table:table-cell office:value-type="float" office:value="0" calcext:value-type="float">
            <text:p>0</text:p>
          </table:table-cell>
          <table:table-cell office:value-type="float" office:value="1190878" calcext:value-type="float">
            <text:p>1190878</text:p>
          </table:table-cell>
          <table:table-cell office:value-type="float" office:value="40204" calcext:value-type="float">
            <text:p>40204</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262011" calcext:value-type="float">
            <text:p>262011</text:p>
          </table:table-cell>
          <table:table-cell office:value-type="float" office:value="0" calcext:value-type="float">
            <text:p>0</text:p>
          </table:table-cell>
          <table:table-cell office:value-type="float" office:value="1355033" calcext:value-type="float">
            <text:p>1355033</text:p>
          </table:table-cell>
          <table:table-cell office:value-type="float" office:value="40796" calcext:value-type="float">
            <text:p>40796</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425229" calcext:value-type="float">
            <text:p>425229</text:p>
          </table:table-cell>
          <table:table-cell office:value-type="float" office:value="0" calcext:value-type="float">
            <text:p>0</text:p>
          </table:table-cell>
          <table:table-cell office:value-type="float" office:value="2275354" calcext:value-type="float">
            <text:p>2275354</text:p>
          </table:table-cell>
          <table:table-cell office:value-type="float" office:value="43800" calcext:value-type="float">
            <text:p>43800</text:p>
          </table:table-cell>
          <table:table-cell office:value-type="string" calcext:value-type="string">
            <text:p>I will buy these</text:p>
          </table:table-cell>
          <table:table-cell/>
        </table:table-row>
        <table:table-row table:style-name="ro1">
          <table:table-cell office:value-type="float" office:value="461405" calcext:value-type="float">
            <text:p>461405</text:p>
          </table:table-cell>
          <table:table-cell office:value-type="float" office:value="0" calcext:value-type="float">
            <text:p>0</text:p>
          </table:table-cell>
          <table:table-cell office:value-type="float" office:value="2283887" calcext:value-type="float">
            <text:p>2283887</text:p>
          </table:table-cell>
          <table:table-cell office:value-type="float" office:value="2210005" calcext:value-type="float">
            <text:p>2210005</text:p>
          </table:table-cell>
          <table:table-cell office:value-type="string" calcext:value-type="string">
            <text:p>I know everyone is here for her boobs</text:p>
          </table:table-cell>
          <table:table-cell/>
        </table:table-row>
        <table:table-row table:style-name="ro1">
          <table:table-cell office:value-type="float" office:value="36074" calcext:value-type="float">
            <text:p>36074</text:p>
          </table:table-cell>
          <table:table-cell office:value-type="float" office:value="0" calcext:value-type="float">
            <text:p>0</text:p>
          </table:table-cell>
          <table:table-cell office:value-type="float" office:value="475007" calcext:value-type="float">
            <text:p>475007</text:p>
          </table:table-cell>
          <table:table-cell office:value-type="float" office:value="104656" calcext:value-type="float">
            <text:p>104656</text:p>
          </table:table-cell>
          <table:table-cell office:value-type="string" calcext:value-type="string">
            <text:p>[[@81954]] Sure. I do have one video. That's of huge size. Lemme trim and share it..!</text:p>
          </table:table-cell>
          <table:table-cell/>
        </table:table-row>
        <table:table-row table:style-name="ro1">
          <table:table-cell office:value-type="float" office:value="47061" calcext:value-type="float">
            <text:p>47061</text:p>
          </table:table-cell>
          <table:table-cell office:value-type="float" office:value="0" calcext:value-type="float">
            <text:p>0</text:p>
          </table:table-cell>
          <table:table-cell office:value-type="float" office:value="547522" calcext:value-type="float">
            <text:p>547522</text:p>
          </table:table-cell>
          <table:table-cell office:value-type="float" office:value="191951" calcext:value-type="float">
            <text:p>191951</text:p>
          </table:table-cell>
          <table:table-cell office:value-type="string" calcext:value-type="string">
            <text:p>you use*</text:p>
          </table:table-cell>
          <table:table-cell/>
        </table:table-row>
        <table:table-row table:style-name="ro1">
          <table:table-cell office:value-type="float" office:value="51513" calcext:value-type="float">
            <text:p>51513</text:p>
          </table:table-cell>
          <table:table-cell office:value-type="float" office:value="0" calcext:value-type="float">
            <text:p>0</text:p>
          </table:table-cell>
          <table:table-cell office:value-type="float" office:value="659987" calcext:value-type="float">
            <text:p>659987</text:p>
          </table:table-cell>
          <table:table-cell office:value-type="float" office:value="77661" calcext:value-type="float">
            <text:p>77661</text:p>
          </table:table-cell>
          <table:table-cell office:value-type="string" calcext:value-type="string">
            <text:p>Wow! that's such a cool title! but the images were so blurry!</text:p>
          </table:table-cell>
          <table:table-cell/>
        </table:table-row>
        <table:table-row table:style-name="ro1">
          <table:table-cell office:value-type="float" office:value="161856" calcext:value-type="float">
            <text:p>161856</text:p>
          </table:table-cell>
          <table:table-cell office:value-type="float" office:value="0" calcext:value-type="float">
            <text:p>0</text:p>
          </table:table-cell>
          <table:table-cell office:value-type="float" office:value="921522" calcext:value-type="float">
            <text:p>921522</text:p>
          </table:table-cell>
          <table:table-cell office:value-type="float" office:value="80755" calcext:value-type="float">
            <text:p>80755</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72819" calcext:value-type="float">
            <text:p>172819</text:p>
          </table:table-cell>
          <table:table-cell office:value-type="float" office:value="0" calcext:value-type="float">
            <text:p>0</text:p>
          </table:table-cell>
          <table:table-cell office:value-type="float" office:value="910505" calcext:value-type="float">
            <text:p>910505</text:p>
          </table:table-cell>
          <table:table-cell office:value-type="float" office:value="273385" calcext:value-type="float">
            <text:p>273385</text:p>
          </table:table-cell>
          <table:table-cell office:value-type="string" calcext:value-type="string">
            <text:p>[[@82792]] will check and let you know.. they say in the rains it's very awesome..</text:p>
          </table:table-cell>
          <table:table-cell/>
        </table:table-row>
        <table:table-row table:style-name="ro1">
          <table:table-cell office:value-type="float" office:value="233540" calcext:value-type="float">
            <text:p>233540</text:p>
          </table:table-cell>
          <table:table-cell office:value-type="float" office:value="0" calcext:value-type="float">
            <text:p>0</text:p>
          </table:table-cell>
          <table:table-cell office:value-type="float" office:value="1182061" calcext:value-type="float">
            <text:p>1182061</text:p>
          </table:table-cell>
          <table:table-cell office:value-type="float" office:value="356741" calcext:value-type="float">
            <text:p>356741</text:p>
          </table:table-cell>
          <table:table-cell office:value-type="string" calcext:value-type="string">
            <text:p>[[@77961]] thanku so.much for ur appreciation..!!</text:p>
          </table:table-cell>
          <table:table-cell/>
        </table:table-row>
        <table:table-row table:style-name="ro1">
          <table:table-cell office:value-type="float" office:value="237373" calcext:value-type="float">
            <text:p>237373</text:p>
          </table:table-cell>
          <table:table-cell office:value-type="float" office:value="0" calcext:value-type="float">
            <text:p>0</text:p>
          </table:table-cell>
          <table:table-cell office:value-type="float" office:value="1193134" calcext:value-type="float">
            <text:p>1193134</text:p>
          </table:table-cell>
          <table:table-cell office:value-type="float" office:value="360146" calcext:value-type="float">
            <text:p>360146</text:p>
          </table:table-cell>
          <table:table-cell office:value-type="string" calcext:value-type="string">
            <text:p>[[@83322]] Sooon ?</text:p>
          </table:table-cell>
          <table:table-cell/>
        </table:table-row>
        <table:table-row table:style-name="ro1">
          <table:table-cell office:value-type="float" office:value="289919" calcext:value-type="float">
            <text:p>289919</text:p>
          </table:table-cell>
          <table:table-cell office:value-type="float" office:value="0" calcext:value-type="float">
            <text:p>0</text:p>
          </table:table-cell>
          <table:table-cell office:value-type="float" office:value="1531574" calcext:value-type="float">
            <text:p>1531574</text:p>
          </table:table-cell>
          <table:table-cell office:value-type="float" office:value="48961" calcext:value-type="float">
            <text:p>48961</text:p>
          </table:table-cell>
          <table:table-cell office:value-type="string" calcext:value-type="string">
            <text:p>i love your trails,Where to next? </text:p>
          </table:table-cell>
          <table:table-cell/>
        </table:table-row>
        <table:table-row table:style-name="ro1">
          <table:table-cell office:value-type="float" office:value="312354" calcext:value-type="float">
            <text:p>312354</text:p>
          </table:table-cell>
          <table:table-cell office:value-type="float" office:value="0" calcext:value-type="float">
            <text:p>0</text:p>
          </table:table-cell>
          <table:table-cell office:value-type="float" office:value="1656120" calcext:value-type="float">
            <text:p>1656120</text:p>
          </table:table-cell>
          <table:table-cell office:value-type="float" office:value="88438" calcext:value-type="float">
            <text:p>88438</text:p>
          </table:table-cell>
          <table:table-cell office:value-type="string" calcext:value-type="string">
            <text:p>Hey the trail is amazing, could you give some info?</text:p>
          </table:table-cell>
          <table:table-cell/>
        </table:table-row>
        <table:table-row table:style-name="ro1">
          <table:table-cell office:value-type="float" office:value="343293" calcext:value-type="float">
            <text:p>343293</text:p>
          </table:table-cell>
          <table:table-cell office:value-type="float" office:value="0" calcext:value-type="float">
            <text:p>0</text:p>
          </table:table-cell>
          <table:table-cell office:value-type="float" office:value="1829535" calcext:value-type="float">
            <text:p>1829535</text:p>
          </table:table-cell>
          <table:table-cell office:value-type="float" office:value="566403" calcext:value-type="float">
            <text:p>566403</text:p>
          </table:table-cell>
          <table:table-cell office:value-type="string" calcext:value-type="string">
            <text:p>Kaise ho</text:p>
          </table:table-cell>
          <table:table-cell/>
        </table:table-row>
        <table:table-row table:style-name="ro1">
          <table:table-cell office:value-type="float" office:value="349607" calcext:value-type="float">
            <text:p>349607</text:p>
          </table:table-cell>
          <table:table-cell office:value-type="float" office:value="0" calcext:value-type="float">
            <text:p>0</text:p>
          </table:table-cell>
          <table:table-cell office:value-type="float" office:value="1879990" calcext:value-type="float">
            <text:p>1879990</text:p>
          </table:table-cell>
          <table:table-cell office:value-type="float" office:value="52375" calcext:value-type="float">
            <text:p>52375</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422583" calcext:value-type="float">
            <text:p>422583</text:p>
          </table:table-cell>
          <table:table-cell office:value-type="float" office:value="0" calcext:value-type="float">
            <text:p>0</text:p>
          </table:table-cell>
          <table:table-cell office:value-type="float" office:value="46508" calcext:value-type="float">
            <text:p>46508</text:p>
          </table:table-cell>
          <table:table-cell office:value-type="float" office:value="26340" calcext:value-type="float">
            <text:p>26340</text:p>
          </table:table-cell>
          <table:table-cell office:value-type="string" calcext:value-type="string">
            <text:p>wow!</text:p>
          </table:table-cell>
          <table:table-cell/>
        </table:table-row>
        <table:table-row table:style-name="ro1">
          <table:table-cell office:value-type="float" office:value="15423" calcext:value-type="float">
            <text:p>15423</text:p>
          </table:table-cell>
          <table:table-cell office:value-type="float" office:value="0" calcext:value-type="float">
            <text:p>0</text:p>
          </table:table-cell>
          <table:table-cell office:value-type="float" office:value="473557" calcext:value-type="float">
            <text:p>473557</text:p>
          </table:table-cell>
          <table:table-cell office:value-type="float" office:value="5742" calcext:value-type="float">
            <text:p>5742</text:p>
          </table:table-cell>
          <table:table-cell office:value-type="string" calcext:value-type="string">
            <text:p>Awesome ?</text:p>
          </table:table-cell>
          <table:table-cell/>
        </table:table-row>
        <table:table-row table:style-name="ro1">
          <table:table-cell office:value-type="float" office:value="117449" calcext:value-type="float">
            <text:p>117449</text:p>
          </table:table-cell>
          <table:table-cell office:value-type="float" office:value="0" calcext:value-type="float">
            <text:p>0</text:p>
          </table:table-cell>
          <table:table-cell office:value-type="float" office:value="817450" calcext:value-type="float">
            <text:p>817450</text:p>
          </table:table-cell>
          <table:table-cell office:value-type="float" office:value="88156" calcext:value-type="float">
            <text:p>88156</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47201" calcext:value-type="float">
            <text:p>147201</text:p>
          </table:table-cell>
          <table:table-cell office:value-type="float" office:value="0" calcext:value-type="float">
            <text:p>0</text:p>
          </table:table-cell>
          <table:table-cell office:value-type="float" office:value="870622" calcext:value-type="float">
            <text:p>870622</text:p>
          </table:table-cell>
          <table:table-cell office:value-type="float" office:value="260510" calcext:value-type="float">
            <text:p>260510</text:p>
          </table:table-cell>
          <table:table-cell office:value-type="string" calcext:value-type="string">
            <text:p>[[@18511]] trekking places in kanyakumari??</text:p>
          </table:table-cell>
          <table:table-cell/>
        </table:table-row>
        <table:table-row table:style-name="ro1">
          <table:table-cell office:value-type="float" office:value="174244" calcext:value-type="float">
            <text:p>174244</text:p>
          </table:table-cell>
          <table:table-cell office:value-type="float" office:value="0" calcext:value-type="float">
            <text:p>0</text:p>
          </table:table-cell>
          <table:table-cell office:value-type="float" office:value="958230" calcext:value-type="float">
            <text:p>958230</text:p>
          </table:table-cell>
          <table:table-cell office:value-type="float" office:value="81674" calcext:value-type="float">
            <text:p>81674</text:p>
          </table:table-cell>
          <table:table-cell office:value-type="string" calcext:value-type="string">
            <text:p>Your title is my new catchphrase!</text:p>
          </table:table-cell>
          <table:table-cell/>
        </table:table-row>
        <table:table-row table:style-name="ro1">
          <table:table-cell office:value-type="float" office:value="265858" calcext:value-type="float">
            <text:p>265858</text:p>
          </table:table-cell>
          <table:table-cell office:value-type="float" office:value="0" calcext:value-type="float">
            <text:p>0</text:p>
          </table:table-cell>
          <table:table-cell office:value-type="float" office:value="1385935" calcext:value-type="float">
            <text:p>1385935</text:p>
          </table:table-cell>
          <table:table-cell office:value-type="float" office:value="425389" calcext:value-type="float">
            <text:p>425389</text:p>
          </table:table-cell>
          <table:table-cell office:value-type="string" calcext:value-type="string">
            <text:p>No, You can stay in hotel.... It is a great experience✌</text:p>
          </table:table-cell>
          <table:table-cell/>
        </table:table-row>
        <table:table-row table:style-name="ro1">
          <table:table-cell office:value-type="float" office:value="301879" calcext:value-type="float">
            <text:p>301879</text:p>
          </table:table-cell>
          <table:table-cell office:value-type="float" office:value="0" calcext:value-type="float">
            <text:p>0</text:p>
          </table:table-cell>
          <table:table-cell office:value-type="float" office:value="1593824" calcext:value-type="float">
            <text:p>1593824</text:p>
          </table:table-cell>
          <table:table-cell office:value-type="float" office:value="85257" calcext:value-type="float">
            <text:p>85257</text:p>
          </table:table-cell>
          <table:table-cell office:value-type="string" calcext:value-type="string">
            <text:p>The title was so rad! cool stuff really!</text:p>
          </table:table-cell>
          <table:table-cell/>
        </table:table-row>
        <table:table-row table:style-name="ro1">
          <table:table-cell office:value-type="float" office:value="313467" calcext:value-type="float">
            <text:p>313467</text:p>
          </table:table-cell>
          <table:table-cell office:value-type="float" office:value="0" calcext:value-type="float">
            <text:p>0</text:p>
          </table:table-cell>
          <table:table-cell office:value-type="float" office:value="1663764" calcext:value-type="float">
            <text:p>1663764</text:p>
          </table:table-cell>
          <table:table-cell office:value-type="float" office:value="86254" calcext:value-type="float">
            <text:p>86254</text:p>
          </table:table-cell>
          <table:table-cell office:value-type="string" calcext:value-type="string">
            <text:p>looks awsm ❤️❤️</text:p>
          </table:table-cell>
          <table:table-cell/>
        </table:table-row>
        <table:table-row table:style-name="ro1">
          <table:table-cell office:value-type="float" office:value="349009" calcext:value-type="float">
            <text:p>349009</text:p>
          </table:table-cell>
          <table:table-cell office:value-type="float" office:value="0" calcext:value-type="float">
            <text:p>0</text:p>
          </table:table-cell>
          <table:table-cell office:value-type="float" office:value="1875418" calcext:value-type="float">
            <text:p>1875418</text:p>
          </table:table-cell>
          <table:table-cell office:value-type="float" office:value="43699" calcext:value-type="float">
            <text:p>43699</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75133" calcext:value-type="float">
            <text:p>75133</text:p>
          </table:table-cell>
          <table:table-cell office:value-type="float" office:value="0" calcext:value-type="float">
            <text:p>0</text:p>
          </table:table-cell>
          <table:table-cell office:value-type="float" office:value="721851" calcext:value-type="float">
            <text:p>721851</text:p>
          </table:table-cell>
          <table:table-cell office:value-type="float" office:value="50454" calcext:value-type="float">
            <text:p>50454</text:p>
          </table:table-cell>
          <table:table-cell office:value-type="string" calcext:value-type="string">
            <text:p>Yeh picture toh blockbuster hai ekdum :D</text:p>
          </table:table-cell>
          <table:table-cell/>
        </table:table-row>
        <table:table-row table:style-name="ro1">
          <table:table-cell office:value-type="float" office:value="140932" calcext:value-type="float">
            <text:p>140932</text:p>
          </table:table-cell>
          <table:table-cell office:value-type="float" office:value="0" calcext:value-type="float">
            <text:p>0</text:p>
          </table:table-cell>
          <table:table-cell office:value-type="float" office:value="868026" calcext:value-type="float">
            <text:p>868026</text:p>
          </table:table-cell>
          <table:table-cell office:value-type="float" office:value="81012" calcext:value-type="float">
            <text:p>81012</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49750" calcext:value-type="float">
            <text:p>149750</text:p>
          </table:table-cell>
          <table:table-cell office:value-type="float" office:value="0" calcext:value-type="float">
            <text:p>0</text:p>
          </table:table-cell>
          <table:table-cell office:value-type="float" office:value="889837" calcext:value-type="float">
            <text:p>889837</text:p>
          </table:table-cell>
          <table:table-cell office:value-type="float" office:value="83219" calcext:value-type="float">
            <text:p>83219</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191942" calcext:value-type="float">
            <text:p>191942</text:p>
          </table:table-cell>
          <table:table-cell office:value-type="float" office:value="0" calcext:value-type="float">
            <text:p>0</text:p>
          </table:table-cell>
          <table:table-cell office:value-type="float" office:value="959397" calcext:value-type="float">
            <text:p>959397</text:p>
          </table:table-cell>
          <table:table-cell office:value-type="float" office:value="44438" calcext:value-type="float">
            <text:p>44438</text:p>
          </table:table-cell>
          <table:table-cell office:value-type="string" calcext:value-type="string">
            <text:p>gr8 ?</text:p>
          </table:table-cell>
          <table:table-cell/>
        </table:table-row>
        <table:table-row table:style-name="ro1">
          <table:table-cell office:value-type="float" office:value="222298" calcext:value-type="float">
            <text:p>222298</text:p>
          </table:table-cell>
          <table:table-cell office:value-type="float" office:value="0" calcext:value-type="float">
            <text:p>0</text:p>
          </table:table-cell>
          <table:table-cell office:value-type="float" office:value="1145733" calcext:value-type="float">
            <text:p>1145733</text:p>
          </table:table-cell>
          <table:table-cell office:value-type="float" office:value="84787" calcext:value-type="float">
            <text:p>84787</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257038" calcext:value-type="float">
            <text:p>257038</text:p>
          </table:table-cell>
          <table:table-cell office:value-type="float" office:value="0" calcext:value-type="float">
            <text:p>0</text:p>
          </table:table-cell>
          <table:table-cell office:value-type="float" office:value="822087" calcext:value-type="float">
            <text:p>822087</text:p>
          </table:table-cell>
          <table:table-cell office:value-type="float" office:value="43064" calcext:value-type="float">
            <text:p>43064</text:p>
          </table:table-cell>
          <table:table-cell office:value-type="string" calcext:value-type="string">
            <text:p>can't wait to read about your next adventure</text:p>
          </table:table-cell>
          <table:table-cell/>
        </table:table-row>
        <table:table-row table:style-name="ro5">
          <table:table-cell office:value-type="float" office:value="272600" calcext:value-type="float">
            <text:p>272600</text:p>
          </table:table-cell>
          <table:table-cell office:value-type="float" office:value="0" calcext:value-type="float">
            <text:p>0</text:p>
          </table:table-cell>
          <table:table-cell office:value-type="float" office:value="1422627" calcext:value-type="float">
            <text:p>1422627</text:p>
          </table:table-cell>
          <table:table-cell office:value-type="float" office:value="437020" calcext:value-type="float">
            <text:p>437020</text:p>
          </table:table-cell>
          <table:table-cell office:value-type="string" calcext:value-type="string">
            <text:p>Thnq very much..</text:p>
            <text:p>U can see more on my profile</text:p>
          </table:table-cell>
          <table:table-cell/>
        </table:table-row>
        <table:table-row table:style-name="ro1">
          <table:table-cell office:value-type="float" office:value="307711" calcext:value-type="float">
            <text:p>307711</text:p>
          </table:table-cell>
          <table:table-cell office:value-type="float" office:value="0" calcext:value-type="float">
            <text:p>0</text:p>
          </table:table-cell>
          <table:table-cell office:value-type="float" office:value="1629166" calcext:value-type="float">
            <text:p>1629166</text:p>
          </table:table-cell>
          <table:table-cell office:value-type="float" office:value="501981" calcext:value-type="float">
            <text:p>501981</text:p>
          </table:table-cell>
          <table:table-cell office:value-type="string" calcext:value-type="string">
            <text:p>it is really a amazing place for visit.</text:p>
          </table:table-cell>
          <table:table-cell/>
        </table:table-row>
        <table:table-row table:style-name="ro1">
          <table:table-cell office:value-type="float" office:value="330298" calcext:value-type="float">
            <text:p>330298</text:p>
          </table:table-cell>
          <table:table-cell office:value-type="float" office:value="0" calcext:value-type="float">
            <text:p>0</text:p>
          </table:table-cell>
          <table:table-cell office:value-type="float" office:value="1043016" calcext:value-type="float">
            <text:p>1043016</text:p>
          </table:table-cell>
          <table:table-cell office:value-type="float" office:value="537365" calcext:value-type="float">
            <text:p>537365</text:p>
          </table:table-cell>
          <table:table-cell office:value-type="string" calcext:value-type="string">
            <text:p>Is it possible?</text:p>
          </table:table-cell>
          <table:table-cell/>
        </table:table-row>
        <table:table-row table:style-name="ro1">
          <table:table-cell office:value-type="float" office:value="365214" calcext:value-type="float">
            <text:p>365214</text:p>
          </table:table-cell>
          <table:table-cell office:value-type="float" office:value="0" calcext:value-type="float">
            <text:p>0</text:p>
          </table:table-cell>
          <table:table-cell office:value-type="float" office:value="2115300" calcext:value-type="float">
            <text:p>2115300</text:p>
          </table:table-cell>
          <table:table-cell office:value-type="float" office:value="666291" calcext:value-type="float">
            <text:p>666291</text:p>
          </table:table-cell>
          <table:table-cell office:value-type="string" calcext:value-type="string">
            <text:p>Just explore</text:p>
          </table:table-cell>
          <table:table-cell/>
        </table:table-row>
        <table:table-row table:style-name="ro1">
          <table:table-cell office:value-type="float" office:value="380279" calcext:value-type="float">
            <text:p>380279</text:p>
          </table:table-cell>
          <table:table-cell office:value-type="float" office:value="0" calcext:value-type="float">
            <text:p>0</text:p>
          </table:table-cell>
          <table:table-cell office:value-type="float" office:value="2229434" calcext:value-type="float">
            <text:p>2229434</text:p>
          </table:table-cell>
          <table:table-cell office:value-type="float" office:value="479031" calcext:value-type="float">
            <text:p>479031</text:p>
          </table:table-cell>
          <table:table-cell office:value-type="string" calcext:value-type="string">
            <text:p>Beetles ashram where is it kasol, Himachal?</text:p>
          </table:table-cell>
          <table:table-cell/>
        </table:table-row>
        <table:table-row table:style-name="ro1">
          <table:table-cell office:value-type="float" office:value="442522" calcext:value-type="float">
            <text:p>442522</text:p>
          </table:table-cell>
          <table:table-cell office:value-type="float" office:value="0" calcext:value-type="float">
            <text:p>0</text:p>
          </table:table-cell>
          <table:table-cell office:value-type="float" office:value="2316566" calcext:value-type="float">
            <text:p>2316566</text:p>
          </table:table-cell>
          <table:table-cell office:value-type="float" office:value="1709710" calcext:value-type="float">
            <text:p>1709710</text:p>
          </table:table-cell>
          <table:table-cell office:value-type="string" calcext:value-type="string">
            <text:p>Bolo</text:p>
          </table:table-cell>
          <table:table-cell/>
        </table:table-row>
        <table:table-row table:style-name="ro1">
          <table:table-cell office:value-type="float" office:value="444748" calcext:value-type="float">
            <text:p>444748</text:p>
          </table:table-cell>
          <table:table-cell office:value-type="float" office:value="0" calcext:value-type="float">
            <text:p>0</text:p>
          </table:table-cell>
          <table:table-cell office:value-type="float" office:value="2150929" calcext:value-type="float">
            <text:p>2150929</text:p>
          </table:table-cell>
          <table:table-cell office:value-type="float" office:value="1751728" calcext:value-type="float">
            <text:p>1751728</text:p>
          </table:table-cell>
          <table:table-cell office:value-type="string" calcext:value-type="string">
            <text:p>Lips superb</text:p>
          </table:table-cell>
          <table:table-cell/>
        </table:table-row>
        <table:table-row table:style-name="ro1">
          <table:table-cell office:value-type="float" office:value="22751" calcext:value-type="float">
            <text:p>22751</text:p>
          </table:table-cell>
          <table:table-cell office:value-type="float" office:value="0" calcext:value-type="float">
            <text:p>0</text:p>
          </table:table-cell>
          <table:table-cell office:value-type="float" office:value="593489" calcext:value-type="float">
            <text:p>593489</text:p>
          </table:table-cell>
          <table:table-cell office:value-type="float" office:value="83478" calcext:value-type="float">
            <text:p>83478</text:p>
          </table:table-cell>
          <table:table-cell office:value-type="string" calcext:value-type="string">
            <text:p>❤️ Beautiful ❤️</text:p>
          </table:table-cell>
          <table:table-cell/>
        </table:table-row>
        <table:table-row table:style-name="ro1">
          <table:table-cell office:value-type="float" office:value="168938" calcext:value-type="float">
            <text:p>168938</text:p>
          </table:table-cell>
          <table:table-cell office:value-type="float" office:value="0" calcext:value-type="float">
            <text:p>0</text:p>
          </table:table-cell>
          <table:table-cell office:value-type="float" office:value="678662" calcext:value-type="float">
            <text:p>678662</text:p>
          </table:table-cell>
          <table:table-cell office:value-type="float" office:value="52726" calcext:value-type="float">
            <text:p>52726</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93476" calcext:value-type="float">
            <text:p>193476</text:p>
          </table:table-cell>
          <table:table-cell office:value-type="float" office:value="0" calcext:value-type="float">
            <text:p>0</text:p>
          </table:table-cell>
          <table:table-cell office:value-type="float" office:value="998465" calcext:value-type="float">
            <text:p>998465</text:p>
          </table:table-cell>
          <table:table-cell office:value-type="float" office:value="20068" calcext:value-type="float">
            <text:p>20068</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239715" calcext:value-type="float">
            <text:p>239715</text:p>
          </table:table-cell>
          <table:table-cell office:value-type="float" office:value="0" calcext:value-type="float">
            <text:p>0</text:p>
          </table:table-cell>
          <table:table-cell office:value-type="float" office:value="1201642" calcext:value-type="float">
            <text:p>1201642</text:p>
          </table:table-cell>
          <table:table-cell office:value-type="float" office:value="18460" calcext:value-type="float">
            <text:p>18460</text:p>
          </table:table-cell>
          <table:table-cell office:value-type="string" calcext:value-type="string">
            <text:p>Chaa gaye tum toh</text:p>
          </table:table-cell>
          <table:table-cell/>
        </table:table-row>
        <table:table-row table:style-name="ro1">
          <table:table-cell office:value-type="float" office:value="296627" calcext:value-type="float">
            <text:p>296627</text:p>
          </table:table-cell>
          <table:table-cell office:value-type="float" office:value="0" calcext:value-type="float">
            <text:p>0</text:p>
          </table:table-cell>
          <table:table-cell office:value-type="float" office:value="1566856" calcext:value-type="float">
            <text:p>1566856</text:p>
          </table:table-cell>
          <table:table-cell office:value-type="float" office:value="80275" calcext:value-type="float">
            <text:p>80275</text:p>
          </table:table-cell>
          <table:table-cell office:value-type="string" calcext:value-type="string">
            <text:p>Your trail is detailed perfectly!</text:p>
          </table:table-cell>
          <table:table-cell/>
        </table:table-row>
        <table:table-row table:style-name="ro1">
          <table:table-cell office:value-type="float" office:value="309836" calcext:value-type="float">
            <text:p>309836</text:p>
          </table:table-cell>
          <table:table-cell office:value-type="float" office:value="0" calcext:value-type="float">
            <text:p>0</text:p>
          </table:table-cell>
          <table:table-cell office:value-type="float" office:value="1642675" calcext:value-type="float">
            <text:p>1642675</text:p>
          </table:table-cell>
          <table:table-cell office:value-type="float" office:value="136041" calcext:value-type="float">
            <text:p>136041</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323402" calcext:value-type="float">
            <text:p>323402</text:p>
          </table:table-cell>
          <table:table-cell office:value-type="float" office:value="0" calcext:value-type="float">
            <text:p>0</text:p>
          </table:table-cell>
          <table:table-cell office:value-type="float" office:value="1726424" calcext:value-type="float">
            <text:p>1726424</text:p>
          </table:table-cell>
          <table:table-cell office:value-type="float" office:value="532739" calcext:value-type="float">
            <text:p>532739</text:p>
          </table:table-cell>
          <table:table-cell office:value-type="string" calcext:value-type="string">
            <text:p>Soon</text:p>
          </table:table-cell>
          <table:table-cell/>
        </table:table-row>
        <table:table-row table:style-name="ro1">
          <table:table-cell office:value-type="float" office:value="371751" calcext:value-type="float">
            <text:p>371751</text:p>
          </table:table-cell>
          <table:table-cell office:value-type="float" office:value="0" calcext:value-type="float">
            <text:p>0</text:p>
          </table:table-cell>
          <table:table-cell office:value-type="float" office:value="2213904" calcext:value-type="float">
            <text:p>2213904</text:p>
          </table:table-cell>
          <table:table-cell office:value-type="float" office:value="701773" calcext:value-type="float">
            <text:p>701773</text:p>
          </table:table-cell>
          <table:table-cell office:value-type="string" calcext:value-type="string">
            <text:p>[[@1]]</text:p>
          </table:table-cell>
          <table:table-cell/>
        </table:table-row>
        <table:table-row table:style-name="ro1">
          <table:table-cell office:value-type="float" office:value="412815" calcext:value-type="float">
            <text:p>412815</text:p>
          </table:table-cell>
          <table:table-cell office:value-type="float" office:value="0" calcext:value-type="float">
            <text:p>0</text:p>
          </table:table-cell>
          <table:table-cell office:value-type="float" office:value="2342997" calcext:value-type="float">
            <text:p>2342997</text:p>
          </table:table-cell>
          <table:table-cell office:value-type="float" office:value="1342053" calcext:value-type="float">
            <text:p>1342053</text:p>
          </table:table-cell>
          <table:table-cell office:value-type="string" calcext:value-type="string">
            <text:p>Hindi</text:p>
          </table:table-cell>
          <table:table-cell/>
        </table:table-row>
        <table:table-row table:style-name="ro1">
          <table:table-cell office:value-type="float" office:value="28810" calcext:value-type="float">
            <text:p>28810</text:p>
          </table:table-cell>
          <table:table-cell office:value-type="float" office:value="0" calcext:value-type="float">
            <text:p>0</text:p>
          </table:table-cell>
          <table:table-cell office:value-type="float" office:value="607337" calcext:value-type="float">
            <text:p>607337</text:p>
          </table:table-cell>
          <table:table-cell office:value-type="float" office:value="45608" calcext:value-type="float">
            <text:p>45608</text:p>
          </table:table-cell>
          <table:table-cell office:value-type="string" calcext:value-type="string">
            <text:p>Dekhne mein mast lag rahi hai yeh jagah</text:p>
          </table:table-cell>
          <table:table-cell/>
        </table:table-row>
        <table:table-row table:style-name="ro1">
          <table:table-cell office:value-type="float" office:value="159444" calcext:value-type="float">
            <text:p>159444</text:p>
          </table:table-cell>
          <table:table-cell office:value-type="float" office:value="0" calcext:value-type="float">
            <text:p>0</text:p>
          </table:table-cell>
          <table:table-cell office:value-type="float" office:value="916533" calcext:value-type="float">
            <text:p>916533</text:p>
          </table:table-cell>
          <table:table-cell office:value-type="float" office:value="88222" calcext:value-type="float">
            <text:p>88222</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74147" calcext:value-type="float">
            <text:p>174147</text:p>
          </table:table-cell>
          <table:table-cell office:value-type="float" office:value="0" calcext:value-type="float">
            <text:p>0</text:p>
          </table:table-cell>
          <table:table-cell office:value-type="float" office:value="959420" calcext:value-type="float">
            <text:p>959420</text:p>
          </table:table-cell>
          <table:table-cell office:value-type="float" office:value="288873" calcext:value-type="float">
            <text:p>288873</text:p>
          </table:table-cell>
          <table:table-cell office:value-type="string" calcext:value-type="string">
            <text:p>Tysm ❤️</text:p>
          </table:table-cell>
          <table:table-cell/>
        </table:table-row>
        <table:table-row table:style-name="ro1">
          <table:table-cell office:value-type="float" office:value="198583" calcext:value-type="float">
            <text:p>198583</text:p>
          </table:table-cell>
          <table:table-cell office:value-type="float" office:value="0" calcext:value-type="float">
            <text:p>0</text:p>
          </table:table-cell>
          <table:table-cell office:value-type="float" office:value="1031154" calcext:value-type="float">
            <text:p>1031154</text:p>
          </table:table-cell>
          <table:table-cell office:value-type="float" office:value="311273" calcext:value-type="float">
            <text:p>311273</text:p>
          </table:table-cell>
          <table:table-cell office:value-type="string" calcext:value-type="string">
            <text:p>[[@76578]] thnx mate</text:p>
          </table:table-cell>
          <table:table-cell/>
        </table:table-row>
        <table:table-row table:style-name="ro1">
          <table:table-cell office:value-type="float" office:value="258243" calcext:value-type="float">
            <text:p>258243</text:p>
          </table:table-cell>
          <table:table-cell office:value-type="float" office:value="0" calcext:value-type="float">
            <text:p>0</text:p>
          </table:table-cell>
          <table:table-cell office:value-type="float" office:value="1329642" calcext:value-type="float">
            <text:p>1329642</text:p>
          </table:table-cell>
          <table:table-cell office:value-type="float" office:value="407243" calcext:value-type="float">
            <text:p>407243</text:p>
          </table:table-cell>
          <table:table-cell office:value-type="string" calcext:value-type="string">
            <text:p>[[@40768]] <text:s/>in India?</text:p>
          </table:table-cell>
          <table:table-cell/>
        </table:table-row>
        <table:table-row table:style-name="ro1">
          <table:table-cell office:value-type="float" office:value="432516" calcext:value-type="float">
            <text:p>432516</text:p>
          </table:table-cell>
          <table:table-cell office:value-type="float" office:value="0" calcext:value-type="float">
            <text:p>0</text:p>
          </table:table-cell>
          <table:table-cell office:value-type="float" office:value="2316792" calcext:value-type="float">
            <text:p>2316792</text:p>
          </table:table-cell>
          <table:table-cell office:value-type="float" office:value="31839" calcext:value-type="float">
            <text:p>31839</text:p>
          </table:table-cell>
          <table:table-cell office:value-type="string" calcext:value-type="string">
            <text:p>good review</text:p>
          </table:table-cell>
          <table:table-cell/>
        </table:table-row>
        <table:table-row table:style-name="ro1">
          <table:table-cell office:value-type="float" office:value="432719" calcext:value-type="float">
            <text:p>432719</text:p>
          </table:table-cell>
          <table:table-cell office:value-type="float" office:value="0" calcext:value-type="float">
            <text:p>0</text:p>
          </table:table-cell>
          <table:table-cell office:value-type="float" office:value="2277612" calcext:value-type="float">
            <text:p>2277612</text:p>
          </table:table-cell>
          <table:table-cell office:value-type="float" office:value="7805" calcext:value-type="float">
            <text:p>7805</text:p>
          </table:table-cell>
          <table:table-cell office:value-type="string" calcext:value-type="string">
            <text:p>OMG</text:p>
          </table:table-cell>
          <table:table-cell/>
        </table:table-row>
        <table:table-row table:style-name="ro1">
          <table:table-cell office:value-type="float" office:value="110282" calcext:value-type="float">
            <text:p>110282</text:p>
          </table:table-cell>
          <table:table-cell office:value-type="float" office:value="0" calcext:value-type="float">
            <text:p>0</text:p>
          </table:table-cell>
          <table:table-cell office:value-type="float" office:value="793920" calcext:value-type="float">
            <text:p>793920</text:p>
          </table:table-cell>
          <table:table-cell office:value-type="float" office:value="135770" calcext:value-type="float">
            <text:p>135770</text:p>
          </table:table-cell>
          <table:table-cell office:value-type="string" calcext:value-type="string">
            <text:p>Yeh picture toh blockbuster hai ekdum :D</text:p>
          </table:table-cell>
          <table:table-cell/>
        </table:table-row>
        <table:table-row table:style-name="ro1">
          <table:table-cell office:value-type="float" office:value="117056" calcext:value-type="float">
            <text:p>117056</text:p>
          </table:table-cell>
          <table:table-cell office:value-type="float" office:value="0" calcext:value-type="float">
            <text:p>0</text:p>
          </table:table-cell>
          <table:table-cell office:value-type="float" office:value="816177" calcext:value-type="float">
            <text:p>816177</text:p>
          </table:table-cell>
          <table:table-cell office:value-type="float" office:value="43644" calcext:value-type="float">
            <text:p>43644</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66336" calcext:value-type="float">
            <text:p>166336</text:p>
          </table:table-cell>
          <table:table-cell office:value-type="float" office:value="0" calcext:value-type="float">
            <text:p>0</text:p>
          </table:table-cell>
          <table:table-cell office:value-type="float" office:value="932207" calcext:value-type="float">
            <text:p>932207</text:p>
          </table:table-cell>
          <table:table-cell office:value-type="float" office:value="87557" calcext:value-type="float">
            <text:p>87557</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237097" calcext:value-type="float">
            <text:p>237097</text:p>
          </table:table-cell>
          <table:table-cell office:value-type="float" office:value="0" calcext:value-type="float">
            <text:p>0</text:p>
          </table:table-cell>
          <table:table-cell office:value-type="float" office:value="1192399" calcext:value-type="float">
            <text:p>1192399</text:p>
          </table:table-cell>
          <table:table-cell office:value-type="float" office:value="359925" calcext:value-type="float">
            <text:p>359925</text:p>
          </table:table-cell>
          <table:table-cell office:value-type="string" calcext:value-type="string">
            <text:p>[[@50559]] main nhi khelta</text:p>
          </table:table-cell>
          <table:table-cell/>
        </table:table-row>
        <table:table-row table:style-name="ro1">
          <table:table-cell office:value-type="float" office:value="255220" calcext:value-type="float">
            <text:p>255220</text:p>
          </table:table-cell>
          <table:table-cell office:value-type="float" office:value="0" calcext:value-type="float">
            <text:p>0</text:p>
          </table:table-cell>
          <table:table-cell office:value-type="float" office:value="1304316" calcext:value-type="float">
            <text:p>1304316</text:p>
          </table:table-cell>
          <table:table-cell office:value-type="float" office:value="393050" calcext:value-type="float">
            <text:p>393050</text:p>
          </table:table-cell>
          <table:table-cell office:value-type="string" calcext:value-type="string">
            <text:p>[[@84998]] will share them soon!</text:p>
          </table:table-cell>
          <table:table-cell/>
        </table:table-row>
        <table:table-row table:style-name="ro1">
          <table:table-cell office:value-type="float" office:value="255596" calcext:value-type="float">
            <text:p>255596</text:p>
          </table:table-cell>
          <table:table-cell office:value-type="float" office:value="0" calcext:value-type="float">
            <text:p>0</text:p>
          </table:table-cell>
          <table:table-cell office:value-type="float" office:value="35911" calcext:value-type="float">
            <text:p>35911</text:p>
          </table:table-cell>
          <table:table-cell office:value-type="float" office:value="395918" calcext:value-type="float">
            <text:p>395918</text:p>
          </table:table-cell>
          <table:table-cell office:value-type="string" calcext:value-type="string">
            <text:p>Awesome</text:p>
          </table:table-cell>
          <table:table-cell/>
        </table:table-row>
        <table:table-row table:style-name="ro1">
          <table:table-cell office:value-type="float" office:value="354190" calcext:value-type="float">
            <text:p>354190</text:p>
          </table:table-cell>
          <table:table-cell office:value-type="float" office:value="0" calcext:value-type="float">
            <text:p>0</text:p>
          </table:table-cell>
          <table:table-cell office:value-type="float" office:value="1925142" calcext:value-type="float">
            <text:p>1925142</text:p>
          </table:table-cell>
          <table:table-cell office:value-type="float" office:value="81693" calcext:value-type="float">
            <text:p>81693</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71831" calcext:value-type="float">
            <text:p>371831</text:p>
          </table:table-cell>
          <table:table-cell office:value-type="float" office:value="0" calcext:value-type="float">
            <text:p>0</text:p>
          </table:table-cell>
          <table:table-cell office:value-type="float" office:value="2215383" calcext:value-type="float">
            <text:p>2215383</text:p>
          </table:table-cell>
          <table:table-cell office:value-type="float" office:value="156535" calcext:value-type="float">
            <text:p>156535</text:p>
          </table:table-cell>
          <table:table-cell office:value-type="string" calcext:value-type="string">
            <text:p>[[@1]]</text:p>
          </table:table-cell>
          <table:table-cell/>
        </table:table-row>
        <table:table-row table:style-name="ro1">
          <table:table-cell office:value-type="float" office:value="78383" calcext:value-type="float">
            <text:p>78383</text:p>
          </table:table-cell>
          <table:table-cell office:value-type="float" office:value="0" calcext:value-type="float">
            <text:p>0</text:p>
          </table:table-cell>
          <table:table-cell office:value-type="float" office:value="728206" calcext:value-type="float">
            <text:p>728206</text:p>
          </table:table-cell>
          <table:table-cell office:value-type="float" office:value="43254" calcext:value-type="float">
            <text:p>43254</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85460" calcext:value-type="float">
            <text:p>85460</text:p>
          </table:table-cell>
          <table:table-cell office:value-type="float" office:value="0" calcext:value-type="float">
            <text:p>0</text:p>
          </table:table-cell>
          <table:table-cell office:value-type="float" office:value="31996" calcext:value-type="float">
            <text:p>31996</text:p>
          </table:table-cell>
          <table:table-cell office:value-type="float" office:value="78545" calcext:value-type="float">
            <text:p>78545</text:p>
          </table:table-cell>
          <table:table-cell office:value-type="string" calcext:value-type="string">
            <text:p>badhiya!</text:p>
          </table:table-cell>
          <table:table-cell/>
        </table:table-row>
        <table:table-row table:style-name="ro1">
          <table:table-cell office:value-type="float" office:value="108452" calcext:value-type="float">
            <text:p>108452</text:p>
          </table:table-cell>
          <table:table-cell office:value-type="float" office:value="0" calcext:value-type="float">
            <text:p>0</text:p>
          </table:table-cell>
          <table:table-cell office:value-type="float" office:value="723394" calcext:value-type="float">
            <text:p>723394</text:p>
          </table:table-cell>
          <table:table-cell office:value-type="float" office:value="79277" calcext:value-type="float">
            <text:p>79277</text:p>
          </table:table-cell>
          <table:table-cell office:value-type="string" calcext:value-type="string">
            <text:p>Hey, the title is so innovative!</text:p>
          </table:table-cell>
          <table:table-cell/>
        </table:table-row>
        <table:table-row table:style-name="ro1">
          <table:table-cell office:value-type="float" office:value="123766" calcext:value-type="float">
            <text:p>123766</text:p>
          </table:table-cell>
          <table:table-cell office:value-type="float" office:value="0" calcext:value-type="float">
            <text:p>0</text:p>
          </table:table-cell>
          <table:table-cell office:value-type="float" office:value="821354" calcext:value-type="float">
            <text:p>821354</text:p>
          </table:table-cell>
          <table:table-cell office:value-type="float" office:value="78047" calcext:value-type="float">
            <text:p>78047</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143059" calcext:value-type="float">
            <text:p>143059</text:p>
          </table:table-cell>
          <table:table-cell office:value-type="float" office:value="0" calcext:value-type="float">
            <text:p>0</text:p>
          </table:table-cell>
          <table:table-cell office:value-type="float" office:value="873216" calcext:value-type="float">
            <text:p>873216</text:p>
          </table:table-cell>
          <table:table-cell office:value-type="float" office:value="84779" calcext:value-type="float">
            <text:p>84779</text:p>
          </table:table-cell>
          <table:table-cell office:value-type="string" calcext:value-type="string">
            <text:p>Tum ho bemissal, kya trail hai ekdum</text:p>
          </table:table-cell>
          <table:table-cell/>
        </table:table-row>
        <table:table-row table:style-name="ro1">
          <table:table-cell office:value-type="float" office:value="148493" calcext:value-type="float">
            <text:p>148493</text:p>
          </table:table-cell>
          <table:table-cell office:value-type="float" office:value="0" calcext:value-type="float">
            <text:p>0</text:p>
          </table:table-cell>
          <table:table-cell office:value-type="float" office:value="888432" calcext:value-type="float">
            <text:p>888432</text:p>
          </table:table-cell>
          <table:table-cell office:value-type="float" office:value="83264" calcext:value-type="float">
            <text:p>83264</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66181" calcext:value-type="float">
            <text:p>166181</text:p>
          </table:table-cell>
          <table:table-cell office:value-type="float" office:value="0" calcext:value-type="float">
            <text:p>0</text:p>
          </table:table-cell>
          <table:table-cell office:value-type="float" office:value="933073" calcext:value-type="float">
            <text:p>933073</text:p>
          </table:table-cell>
          <table:table-cell office:value-type="float" office:value="77326" calcext:value-type="float">
            <text:p>77326</text:p>
          </table:table-cell>
          <table:table-cell office:value-type="string" calcext:value-type="string">
            <text:p>Hey awesome experience, do you have any tips on camping in that area?</text:p>
          </table:table-cell>
          <table:table-cell/>
        </table:table-row>
        <table:table-row table:style-name="ro5">
          <table:table-cell office:value-type="float" office:value="235360" calcext:value-type="float">
            <text:p>235360</text:p>
          </table:table-cell>
          <table:table-cell office:value-type="float" office:value="0" calcext:value-type="float">
            <text:p>0</text:p>
          </table:table-cell>
          <table:table-cell office:value-type="float" office:value="1187691" calcext:value-type="float">
            <text:p>1187691</text:p>
          </table:table-cell>
          <table:table-cell office:value-type="float" office:value="356537" calcext:value-type="float">
            <text:p>356537</text:p>
          </table:table-cell>
          <table:table-cell office:value-type="string" calcext:value-type="string">
            <text:p>[[@78510]] </text:p>
            <text:p>Very True..</text:p>
          </table:table-cell>
          <table:table-cell/>
        </table:table-row>
        <table:table-row table:style-name="ro1">
          <table:table-cell office:value-type="float" office:value="323959" calcext:value-type="float">
            <text:p>323959</text:p>
          </table:table-cell>
          <table:table-cell office:value-type="float" office:value="0" calcext:value-type="float">
            <text:p>0</text:p>
          </table:table-cell>
          <table:table-cell office:value-type="float" office:value="1729812" calcext:value-type="float">
            <text:p>1729812</text:p>
          </table:table-cell>
          <table:table-cell office:value-type="float" office:value="82926" calcext:value-type="float">
            <text:p>82926</text:p>
          </table:table-cell>
          <table:table-cell office:value-type="string" calcext:value-type="string">
            <text:p>Amazed ?❤️</text:p>
          </table:table-cell>
          <table:table-cell/>
        </table:table-row>
        <table:table-row table:style-name="ro1">
          <table:table-cell office:value-type="float" office:value="328376" calcext:value-type="float">
            <text:p>328376</text:p>
          </table:table-cell>
          <table:table-cell office:value-type="float" office:value="0" calcext:value-type="float">
            <text:p>0</text:p>
          </table:table-cell>
          <table:table-cell office:value-type="float" office:value="1757002" calcext:value-type="float">
            <text:p>1757002</text:p>
          </table:table-cell>
          <table:table-cell office:value-type="float" office:value="449949" calcext:value-type="float">
            <text:p>449949</text:p>
          </table:table-cell>
          <table:table-cell office:value-type="string" calcext:value-type="string">
            <text:p>[[@48956]] i dont know much about trell</text:p>
          </table:table-cell>
          <table:table-cell/>
        </table:table-row>
        <table:table-row table:style-name="ro1">
          <table:table-cell office:value-type="float" office:value="348743" calcext:value-type="float">
            <text:p>348743</text:p>
          </table:table-cell>
          <table:table-cell office:value-type="float" office:value="0" calcext:value-type="float">
            <text:p>0</text:p>
          </table:table-cell>
          <table:table-cell office:value-type="float" office:value="1875365" calcext:value-type="float">
            <text:p>1875365</text:p>
          </table:table-cell>
          <table:table-cell office:value-type="float" office:value="87127" calcext:value-type="float">
            <text:p>87127</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433273" calcext:value-type="float">
            <text:p>433273</text:p>
          </table:table-cell>
          <table:table-cell office:value-type="float" office:value="0" calcext:value-type="float">
            <text:p>0</text:p>
          </table:table-cell>
          <table:table-cell office:value-type="float" office:value="2296097" calcext:value-type="float">
            <text:p>2296097</text:p>
          </table:table-cell>
          <table:table-cell office:value-type="float" office:value="47918" calcext:value-type="float">
            <text:p>47918</text:p>
          </table:table-cell>
          <table:table-cell office:value-type="string" calcext:value-type="string">
            <text:p>okay</text:p>
          </table:table-cell>
          <table:table-cell/>
        </table:table-row>
        <table:table-row table:style-name="ro1">
          <table:table-cell office:value-type="float" office:value="441123" calcext:value-type="float">
            <text:p>441123</text:p>
          </table:table-cell>
          <table:table-cell office:value-type="float" office:value="0" calcext:value-type="float">
            <text:p>0</text:p>
          </table:table-cell>
          <table:table-cell office:value-type="float" office:value="2283859" calcext:value-type="float">
            <text:p>2283859</text:p>
          </table:table-cell>
          <table:table-cell office:value-type="float" office:value="386886" calcext:value-type="float">
            <text:p>386886</text:p>
          </table:table-cell>
          <table:table-cell office:value-type="string" calcext:value-type="string">
            <text:p>[[@47864]] thanks</text:p>
          </table:table-cell>
          <table:table-cell/>
        </table:table-row>
        <table:table-row table:style-name="ro1">
          <table:table-cell office:value-type="float" office:value="444567" calcext:value-type="float">
            <text:p>444567</text:p>
          </table:table-cell>
          <table:table-cell office:value-type="float" office:value="0" calcext:value-type="float">
            <text:p>0</text:p>
          </table:table-cell>
          <table:table-cell office:value-type="float" office:value="2263767" calcext:value-type="float">
            <text:p>2263767</text:p>
          </table:table-cell>
          <table:table-cell office:value-type="float" office:value="1692717" calcext:value-type="float">
            <text:p>1692717</text:p>
          </table:table-cell>
          <table:table-cell office:value-type="string" calcext:value-type="string">
            <text:p>Baakkvas</text:p>
          </table:table-cell>
          <table:table-cell/>
        </table:table-row>
        <table:table-row table:style-name="ro1">
          <table:table-cell office:value-type="float" office:value="456175" calcext:value-type="float">
            <text:p>456175</text:p>
          </table:table-cell>
          <table:table-cell office:value-type="float" office:value="0" calcext:value-type="float">
            <text:p>0</text:p>
          </table:table-cell>
          <table:table-cell office:value-type="float" office:value="2301315" calcext:value-type="float">
            <text:p>2301315</text:p>
          </table:table-cell>
          <table:table-cell office:value-type="float" office:value="2010892" calcext:value-type="float">
            <text:p>2010892</text:p>
          </table:table-cell>
          <table:table-cell office:value-type="string" calcext:value-type="string">
            <text:p>Nice</text:p>
          </table:table-cell>
          <table:table-cell/>
        </table:table-row>
        <table:table-row table:style-name="ro1">
          <table:table-cell office:value-type="float" office:value="32023" calcext:value-type="float">
            <text:p>32023</text:p>
          </table:table-cell>
          <table:table-cell office:value-type="float" office:value="0" calcext:value-type="float">
            <text:p>0</text:p>
          </table:table-cell>
          <table:table-cell office:value-type="float" office:value="615950" calcext:value-type="float">
            <text:p>615950</text:p>
          </table:table-cell>
          <table:table-cell office:value-type="float" office:value="78236" calcext:value-type="float">
            <text:p>78236</text:p>
          </table:table-cell>
          <table:table-cell office:value-type="string" calcext:value-type="string">
            <text:p>Cool one ??</text:p>
          </table:table-cell>
          <table:table-cell/>
        </table:table-row>
        <table:table-row table:style-name="ro1">
          <table:table-cell office:value-type="float" office:value="98456" calcext:value-type="float">
            <text:p>98456</text:p>
          </table:table-cell>
          <table:table-cell office:value-type="float" office:value="227815" calcext:value-type="float">
            <text:p>227815</text:p>
          </table:table-cell>
          <table:table-cell office:value-type="float" office:value="0" calcext:value-type="float">
            <text:p>0</text:p>
          </table:table-cell>
          <table:table-cell office:value-type="float" office:value="213951" calcext:value-type="float">
            <text:p>213951</text:p>
          </table:table-cell>
          <table:table-cell office:value-type="string" calcext:value-type="string">
            <text:p>??</text:p>
          </table:table-cell>
          <table:table-cell/>
        </table:table-row>
        <table:table-row table:style-name="ro1">
          <table:table-cell office:value-type="float" office:value="137878" calcext:value-type="float">
            <text:p>137878</text:p>
          </table:table-cell>
          <table:table-cell office:value-type="float" office:value="0" calcext:value-type="float">
            <text:p>0</text:p>
          </table:table-cell>
          <table:table-cell office:value-type="float" office:value="862280" calcext:value-type="float">
            <text:p>862280</text:p>
          </table:table-cell>
          <table:table-cell office:value-type="float" office:value="257878" calcext:value-type="float">
            <text:p>257878</text:p>
          </table:table-cell>
          <table:table-cell office:value-type="string" calcext:value-type="string">
            <text:p>Yass i can , but i dont have any specific video, i have the video which is a bit personal , but i can guarantee you that visiting this place one would forever chearish</text:p>
          </table:table-cell>
          <table:table-cell/>
        </table:table-row>
        <table:table-row table:style-name="ro1">
          <table:table-cell office:value-type="float" office:value="300251" calcext:value-type="float">
            <text:p>300251</text:p>
          </table:table-cell>
          <table:table-cell office:value-type="float" office:value="0" calcext:value-type="float">
            <text:p>0</text:p>
          </table:table-cell>
          <table:table-cell office:value-type="float" office:value="1586240" calcext:value-type="float">
            <text:p>1586240</text:p>
          </table:table-cell>
          <table:table-cell office:value-type="float" office:value="39761" calcext:value-type="float">
            <text:p>39761</text:p>
          </table:table-cell>
          <table:table-cell office:value-type="string" calcext:value-type="string">
            <text:p>Yeh picture toh blockbuster hai ekdum :D</text:p>
          </table:table-cell>
          <table:table-cell/>
        </table:table-row>
        <table:table-row table:style-name="ro1">
          <table:table-cell office:value-type="float" office:value="309126" calcext:value-type="float">
            <text:p>309126</text:p>
          </table:table-cell>
          <table:table-cell office:value-type="float" office:value="0" calcext:value-type="float">
            <text:p>0</text:p>
          </table:table-cell>
          <table:table-cell office:value-type="float" office:value="1637741" calcext:value-type="float">
            <text:p>1637741</text:p>
          </table:table-cell>
          <table:table-cell office:value-type="float" office:value="136554" calcext:value-type="float">
            <text:p>136554</text:p>
          </table:table-cell>
          <table:table-cell office:value-type="string" calcext:value-type="string">
            <text:p>Nice! Waiting for the next post in series <text:s/>?</text:p>
          </table:table-cell>
          <table:table-cell/>
        </table:table-row>
        <table:table-row table:style-name="ro1">
          <table:table-cell office:value-type="float" office:value="311685" calcext:value-type="float">
            <text:p>311685</text:p>
          </table:table-cell>
          <table:table-cell office:value-type="float" office:value="1245683" calcext:value-type="float">
            <text:p>1245683</text:p>
          </table:table-cell>
          <table:table-cell office:value-type="float" office:value="0" calcext:value-type="float">
            <text:p>0</text:p>
          </table:table-cell>
          <table:table-cell office:value-type="float" office:value="138861" calcext:value-type="float">
            <text:p>138861</text:p>
          </table:table-cell>
          <table:table-cell office:value-type="string" calcext:value-type="string">
            <text:p>[[@1]] l</text:p>
          </table:table-cell>
          <table:table-cell/>
        </table:table-row>
        <table:table-row table:style-name="ro1">
          <table:table-cell office:value-type="float" office:value="397872" calcext:value-type="float">
            <text:p>397872</text:p>
          </table:table-cell>
          <table:table-cell office:value-type="float" office:value="0" calcext:value-type="float">
            <text:p>0</text:p>
          </table:table-cell>
          <table:table-cell office:value-type="float" office:value="703347" calcext:value-type="float">
            <text:p>703347</text:p>
          </table:table-cell>
          <table:table-cell office:value-type="float" office:value="11510" calcext:value-type="float">
            <text:p>11510</text:p>
          </table:table-cell>
          <table:table-cell office:value-type="string" calcext:value-type="string">
            <text:p>Where is this?</text:p>
          </table:table-cell>
          <table:table-cell/>
        </table:table-row>
        <table:table-row table:style-name="ro1">
          <table:table-cell office:value-type="float" office:value="432949" calcext:value-type="float">
            <text:p>432949</text:p>
          </table:table-cell>
          <table:table-cell office:value-type="float" office:value="0" calcext:value-type="float">
            <text:p>0</text:p>
          </table:table-cell>
          <table:table-cell office:value-type="float" office:value="2347222" calcext:value-type="float">
            <text:p>2347222</text:p>
          </table:table-cell>
          <table:table-cell office:value-type="float" office:value="18018" calcext:value-type="float">
            <text:p>18018</text:p>
          </table:table-cell>
          <table:table-cell office:value-type="string" calcext:value-type="string">
            <text:p>nice vlog</text:p>
          </table:table-cell>
          <table:table-cell/>
        </table:table-row>
        <table:table-row table:style-name="ro1">
          <table:table-cell office:value-type="float" office:value="439939" calcext:value-type="float">
            <text:p>439939</text:p>
          </table:table-cell>
          <table:table-cell office:value-type="float" office:value="0" calcext:value-type="float">
            <text:p>0</text:p>
          </table:table-cell>
          <table:table-cell office:value-type="float" office:value="2339546" calcext:value-type="float">
            <text:p>2339546</text:p>
          </table:table-cell>
          <table:table-cell office:value-type="float" office:value="1647936" calcext:value-type="float">
            <text:p>1647936</text:p>
          </table:table-cell>
          <table:table-cell office:value-type="string" calcext:value-type="string">
            <text:p>Beautiful</text:p>
          </table:table-cell>
          <table:table-cell/>
        </table:table-row>
        <table:table-row table:style-name="ro1">
          <table:table-cell office:value-type="float" office:value="31054" calcext:value-type="float">
            <text:p>31054</text:p>
          </table:table-cell>
          <table:table-cell office:value-type="float" office:value="0" calcext:value-type="float">
            <text:p>0</text:p>
          </table:table-cell>
          <table:table-cell office:value-type="float" office:value="612475" calcext:value-type="float">
            <text:p>612475</text:p>
          </table:table-cell>
          <table:table-cell office:value-type="float" office:value="87894" calcext:value-type="float">
            <text:p>87894</text:p>
          </table:table-cell>
          <table:table-cell office:value-type="string" calcext:value-type="string">
            <text:p>Gorgeous trail this one!</text:p>
          </table:table-cell>
          <table:table-cell/>
        </table:table-row>
        <table:table-row table:style-name="ro1">
          <table:table-cell office:value-type="float" office:value="318058" calcext:value-type="float">
            <text:p>318058</text:p>
          </table:table-cell>
          <table:table-cell office:value-type="float" office:value="0" calcext:value-type="float">
            <text:p>0</text:p>
          </table:table-cell>
          <table:table-cell office:value-type="float" office:value="1691832" calcext:value-type="float">
            <text:p>1691832</text:p>
          </table:table-cell>
          <table:table-cell office:value-type="float" office:value="587" calcext:value-type="float">
            <text:p>587</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18301" calcext:value-type="float">
            <text:p>318301</text:p>
          </table:table-cell>
          <table:table-cell office:value-type="float" office:value="1183437" calcext:value-type="float">
            <text:p>1183437</text:p>
          </table:table-cell>
          <table:table-cell office:value-type="float" office:value="0" calcext:value-type="float">
            <text:p>0</text:p>
          </table:table-cell>
          <table:table-cell office:value-type="float" office:value="180365" calcext:value-type="float">
            <text:p>180365</text:p>
          </table:table-cell>
          <table:table-cell office:value-type="string" calcext:value-type="string">
            <text:p>Nice</text:p>
          </table:table-cell>
          <table:table-cell/>
        </table:table-row>
        <table:table-row table:style-name="ro1">
          <table:table-cell office:value-type="float" office:value="396931" calcext:value-type="float">
            <text:p>396931</text:p>
          </table:table-cell>
          <table:table-cell office:value-type="float" office:value="0" calcext:value-type="float">
            <text:p>0</text:p>
          </table:table-cell>
          <table:table-cell office:value-type="float" office:value="2284942" calcext:value-type="float">
            <text:p>2284942</text:p>
          </table:table-cell>
          <table:table-cell office:value-type="float" office:value="981691" calcext:value-type="float">
            <text:p>981691</text:p>
          </table:table-cell>
          <table:table-cell office:value-type="string" calcext:value-type="string">
            <text:p>Hello</text:p>
          </table:table-cell>
          <table:table-cell/>
        </table:table-row>
        <table:table-row table:style-name="ro1">
          <table:table-cell office:value-type="float" office:value="402042" calcext:value-type="float">
            <text:p>402042</text:p>
          </table:table-cell>
          <table:table-cell office:value-type="float" office:value="0" calcext:value-type="float">
            <text:p>0</text:p>
          </table:table-cell>
          <table:table-cell office:value-type="float" office:value="637406" calcext:value-type="float">
            <text:p>637406</text:p>
          </table:table-cell>
          <table:table-cell office:value-type="float" office:value="1064336" calcext:value-type="float">
            <text:p>1064336</text:p>
          </table:table-cell>
          <table:table-cell office:value-type="string" calcext:value-type="string">
            <text:p>[[@865]]</text:p>
          </table:table-cell>
          <table:table-cell/>
        </table:table-row>
        <table:table-row table:style-name="ro1">
          <table:table-cell office:value-type="float" office:value="431917" calcext:value-type="float">
            <text:p>431917</text:p>
          </table:table-cell>
          <table:table-cell office:value-type="float" office:value="0" calcext:value-type="float">
            <text:p>0</text:p>
          </table:table-cell>
          <table:table-cell office:value-type="float" office:value="2263147" calcext:value-type="float">
            <text:p>2263147</text:p>
          </table:table-cell>
          <table:table-cell office:value-type="float" office:value="37447" calcext:value-type="float">
            <text:p>37447</text:p>
          </table:table-cell>
          <table:table-cell office:value-type="string" calcext:value-type="string">
            <text:p>woow</text:p>
          </table:table-cell>
          <table:table-cell/>
        </table:table-row>
        <table:table-row table:style-name="ro1">
          <table:table-cell office:value-type="float" office:value="79918" calcext:value-type="float">
            <text:p>79918</text:p>
          </table:table-cell>
          <table:table-cell office:value-type="float" office:value="0" calcext:value-type="float">
            <text:p>0</text:p>
          </table:table-cell>
          <table:table-cell office:value-type="float" office:value="735404" calcext:value-type="float">
            <text:p>735404</text:p>
          </table:table-cell>
          <table:table-cell office:value-type="float" office:value="218240" calcext:value-type="float">
            <text:p>218240</text:p>
          </table:table-cell>
          <table:table-cell office:value-type="string" calcext:value-type="string">
            <text:p>@kanchan._.harwani yes indeed. That is what I do apart from other responsibilities for my parents.</text:p>
          </table:table-cell>
          <table:table-cell/>
        </table:table-row>
        <table:table-row table:style-name="ro1">
          <table:table-cell office:value-type="float" office:value="177316" calcext:value-type="float">
            <text:p>177316</text:p>
          </table:table-cell>
          <table:table-cell office:value-type="float" office:value="0" calcext:value-type="float">
            <text:p>0</text:p>
          </table:table-cell>
          <table:table-cell office:value-type="float" office:value="967335" calcext:value-type="float">
            <text:p>967335</text:p>
          </table:table-cell>
          <table:table-cell office:value-type="float" office:value="76446" calcext:value-type="float">
            <text:p>76446</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58244" calcext:value-type="float">
            <text:p>258244</text:p>
          </table:table-cell>
          <table:table-cell office:value-type="float" office:value="0" calcext:value-type="float">
            <text:p>0</text:p>
          </table:table-cell>
          <table:table-cell office:value-type="float" office:value="1335429" calcext:value-type="float">
            <text:p>1335429</text:p>
          </table:table-cell>
          <table:table-cell office:value-type="float" office:value="50588" calcext:value-type="float">
            <text:p>50588</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391674" calcext:value-type="float">
            <text:p>391674</text:p>
          </table:table-cell>
          <table:table-cell office:value-type="float" office:value="0" calcext:value-type="float">
            <text:p>0</text:p>
          </table:table-cell>
          <table:table-cell office:value-type="float" office:value="2273800" calcext:value-type="float">
            <text:p>2273800</text:p>
          </table:table-cell>
          <table:table-cell office:value-type="float" office:value="34" calcext:value-type="float">
            <text:p>34</text:p>
          </table:table-cell>
          <table:table-cell office:value-type="string" calcext:value-type="string">
            <text:p>My favourite time in Mumbai</text:p>
          </table:table-cell>
          <table:table-cell/>
        </table:table-row>
        <table:table-row table:style-name="ro1">
          <table:table-cell office:value-type="float" office:value="441140" calcext:value-type="float">
            <text:p>441140</text:p>
          </table:table-cell>
          <table:table-cell office:value-type="float" office:value="0" calcext:value-type="float">
            <text:p>0</text:p>
          </table:table-cell>
          <table:table-cell office:value-type="float" office:value="2388697" calcext:value-type="float">
            <text:p>2388697</text:p>
          </table:table-cell>
          <table:table-cell office:value-type="float" office:value="796489" calcext:value-type="float">
            <text:p>796489</text:p>
          </table:table-cell>
          <table:table-cell office:value-type="string" calcext:value-type="string">
            <text:p>Hi</text:p>
          </table:table-cell>
          <table:table-cell/>
        </table:table-row>
        <table:table-row table:style-name="ro1">
          <table:table-cell office:value-type="float" office:value="452205" calcext:value-type="float">
            <text:p>452205</text:p>
          </table:table-cell>
          <table:table-cell office:value-type="float" office:value="0" calcext:value-type="float">
            <text:p>0</text:p>
          </table:table-cell>
          <table:table-cell office:value-type="float" office:value="2153334" calcext:value-type="float">
            <text:p>2153334</text:p>
          </table:table-cell>
          <table:table-cell office:value-type="float" office:value="1956052" calcext:value-type="float">
            <text:p>1956052</text:p>
          </table:table-cell>
          <table:table-cell office:value-type="string" calcext:value-type="string">
            <text:p>Hi</text:p>
          </table:table-cell>
          <table:table-cell/>
        </table:table-row>
        <table:table-row table:style-name="ro1">
          <table:table-cell office:value-type="float" office:value="30056" calcext:value-type="float">
            <text:p>30056</text:p>
          </table:table-cell>
          <table:table-cell office:value-type="float" office:value="0" calcext:value-type="float">
            <text:p>0</text:p>
          </table:table-cell>
          <table:table-cell office:value-type="float" office:value="611023" calcext:value-type="float">
            <text:p>611023</text:p>
          </table:table-cell>
          <table:table-cell office:value-type="float" office:value="79361" calcext:value-type="float">
            <text:p>79361</text:p>
          </table:table-cell>
          <table:table-cell office:value-type="string" calcext:value-type="string">
            <text:p>Hey! Loved your trail !When are you posting your next one?</text:p>
          </table:table-cell>
          <table:table-cell/>
        </table:table-row>
        <table:table-row table:style-name="ro1">
          <table:table-cell office:value-type="float" office:value="35271" calcext:value-type="float">
            <text:p>35271</text:p>
          </table:table-cell>
          <table:table-cell office:value-type="float" office:value="0" calcext:value-type="float">
            <text:p>0</text:p>
          </table:table-cell>
          <table:table-cell office:value-type="float" office:value="623808" calcext:value-type="float">
            <text:p>623808</text:p>
          </table:table-cell>
          <table:table-cell office:value-type="float" office:value="78119" calcext:value-type="float">
            <text:p>78119</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75231" calcext:value-type="float">
            <text:p>75231</text:p>
          </table:table-cell>
          <table:table-cell office:value-type="float" office:value="0" calcext:value-type="float">
            <text:p>0</text:p>
          </table:table-cell>
          <table:table-cell office:value-type="float" office:value="720202" calcext:value-type="float">
            <text:p>720202</text:p>
          </table:table-cell>
          <table:table-cell office:value-type="float" office:value="79846" calcext:value-type="float">
            <text:p>79846</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51175" calcext:value-type="float">
            <text:p>151175</text:p>
          </table:table-cell>
          <table:table-cell office:value-type="float" office:value="0" calcext:value-type="float">
            <text:p>0</text:p>
          </table:table-cell>
          <table:table-cell office:value-type="float" office:value="895039" calcext:value-type="float">
            <text:p>895039</text:p>
          </table:table-cell>
          <table:table-cell office:value-type="float" office:value="77616" calcext:value-type="float">
            <text:p>77616</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60816" calcext:value-type="float">
            <text:p>160816</text:p>
          </table:table-cell>
          <table:table-cell office:value-type="float" office:value="0" calcext:value-type="float">
            <text:p>0</text:p>
          </table:table-cell>
          <table:table-cell office:value-type="float" office:value="916863" calcext:value-type="float">
            <text:p>916863</text:p>
          </table:table-cell>
          <table:table-cell office:value-type="float" office:value="275393" calcext:value-type="float">
            <text:p>275393</text:p>
          </table:table-cell>
          <table:table-cell office:value-type="string" calcext:value-type="string">
            <text:p>Yes , i would love to share my other experiences with you all.</text:p>
          </table:table-cell>
          <table:table-cell/>
        </table:table-row>
        <table:table-row table:style-name="ro1">
          <table:table-cell office:value-type="float" office:value="168023" calcext:value-type="float">
            <text:p>168023</text:p>
          </table:table-cell>
          <table:table-cell office:value-type="float" office:value="0" calcext:value-type="float">
            <text:p>0</text:p>
          </table:table-cell>
          <table:table-cell office:value-type="float" office:value="933980" calcext:value-type="float">
            <text:p>933980</text:p>
          </table:table-cell>
          <table:table-cell office:value-type="float" office:value="280860" calcext:value-type="float">
            <text:p>280860</text:p>
          </table:table-cell>
          <table:table-cell office:value-type="string" calcext:value-type="string">
            <text:p>@eddiecp.ng thanks brother ?</text:p>
          </table:table-cell>
          <table:table-cell/>
        </table:table-row>
        <table:table-row table:style-name="ro1">
          <table:table-cell office:value-type="float" office:value="217966" calcext:value-type="float">
            <text:p>217966</text:p>
          </table:table-cell>
          <table:table-cell office:value-type="float" office:value="0" calcext:value-type="float">
            <text:p>0</text:p>
          </table:table-cell>
          <table:table-cell office:value-type="float" office:value="1122244" calcext:value-type="float">
            <text:p>1122244</text:p>
          </table:table-cell>
          <table:table-cell office:value-type="float" office:value="88006" calcext:value-type="float">
            <text:p>88006</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324570" calcext:value-type="float">
            <text:p>324570</text:p>
          </table:table-cell>
          <table:table-cell office:value-type="float" office:value="0" calcext:value-type="float">
            <text:p>0</text:p>
          </table:table-cell>
          <table:table-cell office:value-type="float" office:value="1732883" calcext:value-type="float">
            <text:p>1732883</text:p>
          </table:table-cell>
          <table:table-cell office:value-type="float" office:value="78858" calcext:value-type="float">
            <text:p>78858</text:p>
          </table:table-cell>
          <table:table-cell office:value-type="string" calcext:value-type="string">
            <text:p>The title was superb! The content was a little dreary!</text:p>
          </table:table-cell>
          <table:table-cell/>
        </table:table-row>
        <table:table-row table:style-name="ro1">
          <table:table-cell office:value-type="float" office:value="329560" calcext:value-type="float">
            <text:p>329560</text:p>
          </table:table-cell>
          <table:table-cell office:value-type="float" office:value="0" calcext:value-type="float">
            <text:p>0</text:p>
          </table:table-cell>
          <table:table-cell office:value-type="float" office:value="1756651" calcext:value-type="float">
            <text:p>1756651</text:p>
          </table:table-cell>
          <table:table-cell office:value-type="float" office:value="519954" calcext:value-type="float">
            <text:p>519954</text:p>
          </table:table-cell>
          <table:table-cell office:value-type="string" calcext:value-type="string">
            <text:p>[[@520185]] will try to keep up to your expectations.❣️</text:p>
          </table:table-cell>
          <table:table-cell/>
        </table:table-row>
        <table:table-row table:style-name="ro1">
          <table:table-cell office:value-type="float" office:value="8427" calcext:value-type="float">
            <text:p>8427</text:p>
          </table:table-cell>
          <table:table-cell office:value-type="float" office:value="0" calcext:value-type="float">
            <text:p>0</text:p>
          </table:table-cell>
          <table:table-cell office:value-type="float" office:value="209585" calcext:value-type="float">
            <text:p>209585</text:p>
          </table:table-cell>
          <table:table-cell office:value-type="float" office:value="19547" calcext:value-type="float">
            <text:p>19547</text:p>
          </table:table-cell>
          <table:table-cell office:value-type="float" office:value="3" calcext:value-type="float">
            <text:p>3</text:p>
          </table:table-cell>
          <table:table-cell/>
        </table:table-row>
        <table:table-row table:style-name="ro1">
          <table:table-cell office:value-type="float" office:value="30213" calcext:value-type="float">
            <text:p>30213</text:p>
          </table:table-cell>
          <table:table-cell office:value-type="float" office:value="275067" calcext:value-type="float">
            <text:p>275067</text:p>
          </table:table-cell>
          <table:table-cell office:value-type="float" office:value="0" calcext:value-type="float">
            <text:p>0</text:p>
          </table:table-cell>
          <table:table-cell office:value-type="float" office:value="131763" calcext:value-type="float">
            <text:p>131763</text:p>
          </table:table-cell>
          <table:table-cell office:value-type="string" calcext:value-type="string">
            <text:p>[[@1]] colours of weekend. A pic from banke bihari temple, Vrindavan.</text:p>
          </table:table-cell>
          <table:table-cell/>
        </table:table-row>
        <table:table-row table:style-name="ro1">
          <table:table-cell office:value-type="float" office:value="110264" calcext:value-type="float">
            <text:p>110264</text:p>
          </table:table-cell>
          <table:table-cell office:value-type="float" office:value="0" calcext:value-type="float">
            <text:p>0</text:p>
          </table:table-cell>
          <table:table-cell office:value-type="float" office:value="799916" calcext:value-type="float">
            <text:p>799916</text:p>
          </table:table-cell>
          <table:table-cell office:value-type="float" office:value="42666" calcext:value-type="float">
            <text:p>42666</text:p>
          </table:table-cell>
          <table:table-cell office:value-type="string" calcext:value-type="string">
            <text:p>Hoping for another awesome adventure soon!</text:p>
          </table:table-cell>
          <table:table-cell/>
        </table:table-row>
        <table:table-row table:style-name="ro1">
          <table:table-cell office:value-type="float" office:value="136179" calcext:value-type="float">
            <text:p>136179</text:p>
          </table:table-cell>
          <table:table-cell office:value-type="float" office:value="0" calcext:value-type="float">
            <text:p>0</text:p>
          </table:table-cell>
          <table:table-cell office:value-type="float" office:value="856461" calcext:value-type="float">
            <text:p>856461</text:p>
          </table:table-cell>
          <table:table-cell office:value-type="float" office:value="224097" calcext:value-type="float">
            <text:p>224097</text:p>
          </table:table-cell>
          <table:table-cell office:value-type="string" calcext:value-type="string">
            <text:p>What type of info do u want. I will be happy if I can provide u</text:p>
          </table:table-cell>
          <table:table-cell/>
        </table:table-row>
        <table:table-row table:style-name="ro1">
          <table:table-cell office:value-type="float" office:value="142179" calcext:value-type="float">
            <text:p>142179</text:p>
          </table:table-cell>
          <table:table-cell office:value-type="float" office:value="0" calcext:value-type="float">
            <text:p>0</text:p>
          </table:table-cell>
          <table:table-cell office:value-type="float" office:value="871184" calcext:value-type="float">
            <text:p>871184</text:p>
          </table:table-cell>
          <table:table-cell office:value-type="float" office:value="52369" calcext:value-type="float">
            <text:p>52369</text:p>
          </table:table-cell>
          <table:table-cell office:value-type="string" calcext:value-type="string">
            <text:p>Sahi khel gaye tum toh</text:p>
          </table:table-cell>
          <table:table-cell/>
        </table:table-row>
        <table:table-row table:style-name="ro1">
          <table:table-cell office:value-type="float" office:value="221416" calcext:value-type="float">
            <text:p>221416</text:p>
          </table:table-cell>
          <table:table-cell office:value-type="float" office:value="0" calcext:value-type="float">
            <text:p>0</text:p>
          </table:table-cell>
          <table:table-cell office:value-type="float" office:value="1141043" calcext:value-type="float">
            <text:p>1141043</text:p>
          </table:table-cell>
          <table:table-cell office:value-type="float" office:value="82645" calcext:value-type="float">
            <text:p>82645</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306863" calcext:value-type="float">
            <text:p>306863</text:p>
          </table:table-cell>
          <table:table-cell office:value-type="float" office:value="0" calcext:value-type="float">
            <text:p>0</text:p>
          </table:table-cell>
          <table:table-cell office:value-type="float" office:value="1623754" calcext:value-type="float">
            <text:p>1623754</text:p>
          </table:table-cell>
          <table:table-cell office:value-type="float" office:value="20219" calcext:value-type="float">
            <text:p>20219</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88869" calcext:value-type="float">
            <text:p>388869</text:p>
          </table:table-cell>
          <table:table-cell office:value-type="float" office:value="0" calcext:value-type="float">
            <text:p>0</text:p>
          </table:table-cell>
          <table:table-cell office:value-type="float" office:value="2267952" calcext:value-type="float">
            <text:p>2267952</text:p>
          </table:table-cell>
          <table:table-cell office:value-type="float" office:value="919598" calcext:value-type="float">
            <text:p>919598</text:p>
          </table:table-cell>
          <table:table-cell office:value-type="string" calcext:value-type="string">
            <text:p>Oh</text:p>
          </table:table-cell>
          <table:table-cell/>
        </table:table-row>
        <table:table-row table:style-name="ro1">
          <table:table-cell office:value-type="float" office:value="396486" calcext:value-type="float">
            <text:p>396486</text:p>
          </table:table-cell>
          <table:table-cell office:value-type="float" office:value="0" calcext:value-type="float">
            <text:p>0</text:p>
          </table:table-cell>
          <table:table-cell office:value-type="float" office:value="1254666" calcext:value-type="float">
            <text:p>1254666</text:p>
          </table:table-cell>
          <table:table-cell office:value-type="float" office:value="12616" calcext:value-type="float">
            <text:p>12616</text:p>
          </table:table-cell>
          <table:table-cell office:value-type="string" calcext:value-type="string">
            <text:p>Can't believe how beautiful this is!!</text:p>
          </table:table-cell>
          <table:table-cell/>
        </table:table-row>
        <table:table-row table:style-name="ro1">
          <table:table-cell office:value-type="float" office:value="433422" calcext:value-type="float">
            <text:p>433422</text:p>
          </table:table-cell>
          <table:table-cell office:value-type="float" office:value="0" calcext:value-type="float">
            <text:p>0</text:p>
          </table:table-cell>
          <table:table-cell office:value-type="float" office:value="2267455" calcext:value-type="float">
            <text:p>2267455</text:p>
          </table:table-cell>
          <table:table-cell office:value-type="float" office:value="46952" calcext:value-type="float">
            <text:p>46952</text:p>
          </table:table-cell>
          <table:table-cell office:value-type="string" calcext:value-type="string">
            <text:p>awesome</text:p>
          </table:table-cell>
          <table:table-cell/>
        </table:table-row>
        <table:table-row table:style-name="ro1">
          <table:table-cell office:value-type="float" office:value="449967" calcext:value-type="float">
            <text:p>449967</text:p>
          </table:table-cell>
          <table:table-cell office:value-type="float" office:value="0" calcext:value-type="float">
            <text:p>0</text:p>
          </table:table-cell>
          <table:table-cell office:value-type="float" office:value="2510252" calcext:value-type="float">
            <text:p>2510252</text:p>
          </table:table-cell>
          <table:table-cell office:value-type="float" office:value="1891763" calcext:value-type="float">
            <text:p>1891763</text:p>
          </table:table-cell>
          <table:table-cell office:value-type="string" calcext:value-type="string">
            <text:p>Nicee</text:p>
          </table:table-cell>
          <table:table-cell/>
        </table:table-row>
        <table:table-row table:style-name="ro1">
          <table:table-cell office:value-type="float" office:value="457974" calcext:value-type="float">
            <text:p>457974</text:p>
          </table:table-cell>
          <table:table-cell office:value-type="float" office:value="0" calcext:value-type="float">
            <text:p>0</text:p>
          </table:table-cell>
          <table:table-cell office:value-type="float" office:value="2355621" calcext:value-type="float">
            <text:p>2355621</text:p>
          </table:table-cell>
          <table:table-cell office:value-type="float" office:value="2121503" calcext:value-type="float">
            <text:p>2121503</text:p>
          </table:table-cell>
          <table:table-cell office:value-type="string" calcext:value-type="string">
            <text:p>[[@1797413]]</text:p>
          </table:table-cell>
          <table:table-cell/>
        </table:table-row>
        <table:table-row table:style-name="ro1">
          <table:table-cell office:value-type="float" office:value="5946" calcext:value-type="float">
            <text:p>5946</text:p>
          </table:table-cell>
          <table:table-cell office:value-type="float" office:value="0" calcext:value-type="float">
            <text:p>0</text:p>
          </table:table-cell>
          <table:table-cell office:value-type="float" office:value="146342" calcext:value-type="float">
            <text:p>146342</text:p>
          </table:table-cell>
          <table:table-cell office:value-type="float" office:value="24470" calcext:value-type="float">
            <text:p>24470</text:p>
          </table:table-cell>
          <table:table-cell office:value-type="string" calcext:value-type="string">
            <text:p>[[@50967]] thank you! :)</text:p>
          </table:table-cell>
          <table:table-cell/>
        </table:table-row>
        <table:table-row table:style-name="ro1">
          <table:table-cell office:value-type="float" office:value="101655" calcext:value-type="float">
            <text:p>101655</text:p>
          </table:table-cell>
          <table:table-cell office:value-type="float" office:value="0" calcext:value-type="float">
            <text:p>0</text:p>
          </table:table-cell>
          <table:table-cell office:value-type="float" office:value="756882" calcext:value-type="float">
            <text:p>756882</text:p>
          </table:table-cell>
          <table:table-cell office:value-type="float" office:value="225000" calcext:value-type="float">
            <text:p>225000</text:p>
          </table:table-cell>
          <table:table-cell office:value-type="string" calcext:value-type="string">
            <text:p>[[@84352]] thanks</text:p>
          </table:table-cell>
          <table:table-cell/>
        </table:table-row>
        <table:table-row table:style-name="ro1">
          <table:table-cell office:value-type="float" office:value="178199" calcext:value-type="float">
            <text:p>178199</text:p>
          </table:table-cell>
          <table:table-cell office:value-type="float" office:value="0" calcext:value-type="float">
            <text:p>0</text:p>
          </table:table-cell>
          <table:table-cell office:value-type="float" office:value="57837" calcext:value-type="float">
            <text:p>57837</text:p>
          </table:table-cell>
          <table:table-cell office:value-type="float" office:value="82879" calcext:value-type="float">
            <text:p>82879</text:p>
          </table:table-cell>
          <table:table-cell office:value-type="string" calcext:value-type="string">
            <text:p>Awesome pictures, could you also share some videos of the placce?</text:p>
          </table:table-cell>
          <table:table-cell/>
        </table:table-row>
        <table:table-row table:style-name="ro1">
          <table:table-cell office:value-type="float" office:value="186262" calcext:value-type="float">
            <text:p>186262</text:p>
          </table:table-cell>
          <table:table-cell office:value-type="float" office:value="0" calcext:value-type="float">
            <text:p>0</text:p>
          </table:table-cell>
          <table:table-cell office:value-type="float" office:value="976277" calcext:value-type="float">
            <text:p>976277</text:p>
          </table:table-cell>
          <table:table-cell office:value-type="float" office:value="20119" calcext:value-type="float">
            <text:p>20119</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214685" calcext:value-type="float">
            <text:p>214685</text:p>
          </table:table-cell>
          <table:table-cell office:value-type="float" office:value="0" calcext:value-type="float">
            <text:p>0</text:p>
          </table:table-cell>
          <table:table-cell office:value-type="float" office:value="1099105" calcext:value-type="float">
            <text:p>1099105</text:p>
          </table:table-cell>
          <table:table-cell office:value-type="float" office:value="331008" calcext:value-type="float">
            <text:p>331008</text:p>
          </table:table-cell>
          <table:table-cell office:value-type="string" calcext:value-type="string">
            <text:p>[[@1]]</text:p>
          </table:table-cell>
          <table:table-cell/>
        </table:table-row>
        <table:table-row table:style-name="ro1">
          <table:table-cell office:value-type="float" office:value="300024" calcext:value-type="float">
            <text:p>300024</text:p>
          </table:table-cell>
          <table:table-cell office:value-type="float" office:value="0" calcext:value-type="float">
            <text:p>0</text:p>
          </table:table-cell>
          <table:table-cell office:value-type="float" office:value="1583825" calcext:value-type="float">
            <text:p>1583825</text:p>
          </table:table-cell>
          <table:table-cell office:value-type="float" office:value="457909" calcext:value-type="float">
            <text:p>457909</text:p>
          </table:table-cell>
          <table:table-cell office:value-type="string" calcext:value-type="string">
            <text:p>[[@452340]] thanks</text:p>
          </table:table-cell>
          <table:table-cell/>
        </table:table-row>
        <table:table-row table:style-name="ro1">
          <table:table-cell office:value-type="float" office:value="402092" calcext:value-type="float">
            <text:p>402092</text:p>
          </table:table-cell>
          <table:table-cell office:value-type="float" office:value="0" calcext:value-type="float">
            <text:p>0</text:p>
          </table:table-cell>
          <table:table-cell office:value-type="float" office:value="960717" calcext:value-type="float">
            <text:p>960717</text:p>
          </table:table-cell>
          <table:table-cell office:value-type="float" office:value="6096" calcext:value-type="float">
            <text:p>6096</text:p>
          </table:table-cell>
          <table:table-cell office:value-type="string" calcext:value-type="string">
            <text:p>WOWWWWWWWW</text:p>
          </table:table-cell>
          <table:table-cell/>
        </table:table-row>
        <table:table-row table:style-name="ro1">
          <table:table-cell office:value-type="float" office:value="437142" calcext:value-type="float">
            <text:p>437142</text:p>
          </table:table-cell>
          <table:table-cell office:value-type="float" office:value="0" calcext:value-type="float">
            <text:p>0</text:p>
          </table:table-cell>
          <table:table-cell office:value-type="float" office:value="2333057" calcext:value-type="float">
            <text:p>2333057</text:p>
          </table:table-cell>
          <table:table-cell office:value-type="float" office:value="1583070" calcext:value-type="float">
            <text:p>1583070</text:p>
          </table:table-cell>
          <table:table-cell office:value-type="string" calcext:value-type="string">
            <text:p>Good</text:p>
          </table:table-cell>
          <table:table-cell/>
        </table:table-row>
        <table:table-row table:style-name="ro1">
          <table:table-cell office:value-type="float" office:value="12465" calcext:value-type="float">
            <text:p>12465</text:p>
          </table:table-cell>
          <table:table-cell office:value-type="float" office:value="0" calcext:value-type="float">
            <text:p>0</text:p>
          </table:table-cell>
          <table:table-cell office:value-type="float" office:value="434105" calcext:value-type="float">
            <text:p>434105</text:p>
          </table:table-cell>
          <table:table-cell office:value-type="float" office:value="117180" calcext:value-type="float">
            <text:p>117180</text:p>
          </table:table-cell>
          <table:table-cell office:value-type="string" calcext:value-type="string">
            <text:p>Ill share information shortly!! Thanks!!</text:p>
          </table:table-cell>
          <table:table-cell/>
        </table:table-row>
        <table:table-row table:style-name="ro1">
          <table:table-cell office:value-type="float" office:value="77384" calcext:value-type="float">
            <text:p>77384</text:p>
          </table:table-cell>
          <table:table-cell office:value-type="float" office:value="0" calcext:value-type="float">
            <text:p>0</text:p>
          </table:table-cell>
          <table:table-cell office:value-type="float" office:value="726499" calcext:value-type="float">
            <text:p>726499</text:p>
          </table:table-cell>
          <table:table-cell office:value-type="float" office:value="215637" calcext:value-type="float">
            <text:p>215637</text:p>
          </table:table-cell>
          <table:table-cell office:value-type="string" calcext:value-type="string">
            <text:p>[[@84737]] thankq</text:p>
          </table:table-cell>
          <table:table-cell/>
        </table:table-row>
        <table:table-row table:style-name="ro1">
          <table:table-cell office:value-type="float" office:value="113177" calcext:value-type="float">
            <text:p>113177</text:p>
          </table:table-cell>
          <table:table-cell office:value-type="float" office:value="0" calcext:value-type="float">
            <text:p>0</text:p>
          </table:table-cell>
          <table:table-cell office:value-type="float" office:value="807952" calcext:value-type="float">
            <text:p>807952</text:p>
          </table:table-cell>
          <table:table-cell office:value-type="float" office:value="52569" calcext:value-type="float">
            <text:p>52569</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124909" calcext:value-type="float">
            <text:p>124909</text:p>
          </table:table-cell>
          <table:table-cell office:value-type="float" office:value="0" calcext:value-type="float">
            <text:p>0</text:p>
          </table:table-cell>
          <table:table-cell office:value-type="float" office:value="822470" calcext:value-type="float">
            <text:p>822470</text:p>
          </table:table-cell>
          <table:table-cell office:value-type="float" office:value="83884" calcext:value-type="float">
            <text:p>83884</text:p>
          </table:table-cell>
          <table:table-cell office:value-type="string" calcext:value-type="string">
            <text:p>This trail has the best image of all times!</text:p>
          </table:table-cell>
          <table:table-cell/>
        </table:table-row>
        <table:table-row table:style-name="ro1">
          <table:table-cell office:value-type="float" office:value="186108" calcext:value-type="float">
            <text:p>186108</text:p>
          </table:table-cell>
          <table:table-cell office:value-type="float" office:value="0" calcext:value-type="float">
            <text:p>0</text:p>
          </table:table-cell>
          <table:table-cell office:value-type="float" office:value="970046" calcext:value-type="float">
            <text:p>970046</text:p>
          </table:table-cell>
          <table:table-cell office:value-type="float" office:value="292287" calcext:value-type="float">
            <text:p>292287</text:p>
          </table:table-cell>
          <table:table-cell office:value-type="string" calcext:value-type="string">
            <text:p>[[@45880]] Biker. Not backpacker. Sorry can't help.</text:p>
          </table:table-cell>
          <table:table-cell/>
        </table:table-row>
        <table:table-row table:style-name="ro1">
          <table:table-cell office:value-type="float" office:value="244894" calcext:value-type="float">
            <text:p>244894</text:p>
          </table:table-cell>
          <table:table-cell office:value-type="float" office:value="0" calcext:value-type="float">
            <text:p>0</text:p>
          </table:table-cell>
          <table:table-cell office:value-type="float" office:value="1227792" calcext:value-type="float">
            <text:p>1227792</text:p>
          </table:table-cell>
          <table:table-cell office:value-type="float" office:value="41376" calcext:value-type="float">
            <text:p>41376</text:p>
          </table:table-cell>
          <table:table-cell office:value-type="string" calcext:value-type="string">
            <text:p>Hoping for another awesome adventure soon!</text:p>
          </table:table-cell>
          <table:table-cell/>
        </table:table-row>
        <table:table-row table:style-name="ro1">
          <table:table-cell office:value-type="float" office:value="289461" calcext:value-type="float">
            <text:p>289461</text:p>
          </table:table-cell>
          <table:table-cell office:value-type="float" office:value="0" calcext:value-type="float">
            <text:p>0</text:p>
          </table:table-cell>
          <table:table-cell office:value-type="float" office:value="1527256" calcext:value-type="float">
            <text:p>1527256</text:p>
          </table:table-cell>
          <table:table-cell office:value-type="float" office:value="469907" calcext:value-type="float">
            <text:p>469907</text:p>
          </table:table-cell>
          <table:table-cell office:value-type="string" calcext:value-type="string">
            <text:p>[[@49958]] you will visit soon .</text:p>
          </table:table-cell>
          <table:table-cell/>
        </table:table-row>
        <table:table-row table:style-name="ro1">
          <table:table-cell office:value-type="float" office:value="290586" calcext:value-type="float">
            <text:p>290586</text:p>
          </table:table-cell>
          <table:table-cell office:value-type="float" office:value="0" calcext:value-type="float">
            <text:p>0</text:p>
          </table:table-cell>
          <table:table-cell office:value-type="float" office:value="1535673" calcext:value-type="float">
            <text:p>1535673</text:p>
          </table:table-cell>
          <table:table-cell office:value-type="float" office:value="78143" calcext:value-type="float">
            <text:p>78143</text:p>
          </table:table-cell>
          <table:table-cell office:value-type="string" calcext:value-type="string">
            <text:p>Keep that coming ❤️</text:p>
          </table:table-cell>
          <table:table-cell/>
        </table:table-row>
        <table:table-row table:style-name="ro1">
          <table:table-cell office:value-type="float" office:value="317716" calcext:value-type="float">
            <text:p>317716</text:p>
          </table:table-cell>
          <table:table-cell office:value-type="float" office:value="0" calcext:value-type="float">
            <text:p>0</text:p>
          </table:table-cell>
          <table:table-cell office:value-type="float" office:value="1689627" calcext:value-type="float">
            <text:p>1689627</text:p>
          </table:table-cell>
          <table:table-cell office:value-type="float" office:value="77986" calcext:value-type="float">
            <text:p>77986</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55463" calcext:value-type="float">
            <text:p>55463</text:p>
          </table:table-cell>
          <table:table-cell office:value-type="float" office:value="0" calcext:value-type="float">
            <text:p>0</text:p>
          </table:table-cell>
          <table:table-cell office:value-type="float" office:value="669104" calcext:value-type="float">
            <text:p>669104</text:p>
          </table:table-cell>
          <table:table-cell office:value-type="float" office:value="83166" calcext:value-type="float">
            <text:p>83166</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80451" calcext:value-type="float">
            <text:p>80451</text:p>
          </table:table-cell>
          <table:table-cell office:value-type="float" office:value="0" calcext:value-type="float">
            <text:p>0</text:p>
          </table:table-cell>
          <table:table-cell office:value-type="float" office:value="736944" calcext:value-type="float">
            <text:p>736944</text:p>
          </table:table-cell>
          <table:table-cell office:value-type="float" office:value="78615" calcext:value-type="float">
            <text:p>78615</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14323" calcext:value-type="float">
            <text:p>114323</text:p>
          </table:table-cell>
          <table:table-cell office:value-type="float" office:value="0" calcext:value-type="float">
            <text:p>0</text:p>
          </table:table-cell>
          <table:table-cell office:value-type="float" office:value="748584" calcext:value-type="float">
            <text:p>748584</text:p>
          </table:table-cell>
          <table:table-cell office:value-type="float" office:value="19680" calcext:value-type="float">
            <text:p>19680</text:p>
          </table:table-cell>
          <table:table-cell office:value-type="string" calcext:value-type="string">
            <text:p>Great ?</text:p>
          </table:table-cell>
          <table:table-cell/>
        </table:table-row>
        <table:table-row table:style-name="ro1">
          <table:table-cell office:value-type="float" office:value="172996" calcext:value-type="float">
            <text:p>172996</text:p>
          </table:table-cell>
          <table:table-cell office:value-type="float" office:value="0" calcext:value-type="float">
            <text:p>0</text:p>
          </table:table-cell>
          <table:table-cell office:value-type="float" office:value="956374" calcext:value-type="float">
            <text:p>956374</text:p>
          </table:table-cell>
          <table:table-cell office:value-type="float" office:value="82122" calcext:value-type="float">
            <text:p>82122</text:p>
          </table:table-cell>
          <table:table-cell office:value-type="string" calcext:value-type="string">
            <text:p>The title was so rad! cool stuff really!</text:p>
          </table:table-cell>
          <table:table-cell/>
        </table:table-row>
        <table:table-row table:style-name="ro1">
          <table:table-cell office:value-type="float" office:value="246599" calcext:value-type="float">
            <text:p>246599</text:p>
          </table:table-cell>
          <table:table-cell office:value-type="float" office:value="0" calcext:value-type="float">
            <text:p>0</text:p>
          </table:table-cell>
          <table:table-cell office:value-type="float" office:value="1238989" calcext:value-type="float">
            <text:p>1238989</text:p>
          </table:table-cell>
          <table:table-cell office:value-type="float" office:value="84839" calcext:value-type="float">
            <text:p>84839</text:p>
          </table:table-cell>
          <table:table-cell office:value-type="string" calcext:value-type="string">
            <text:p>Keep that coming ❤️</text:p>
          </table:table-cell>
          <table:table-cell/>
        </table:table-row>
        <table:table-row table:style-name="ro1">
          <table:table-cell office:value-type="float" office:value="261203" calcext:value-type="float">
            <text:p>261203</text:p>
          </table:table-cell>
          <table:table-cell office:value-type="float" office:value="928810" calcext:value-type="float">
            <text:p>928810</text:p>
          </table:table-cell>
          <table:table-cell office:value-type="float" office:value="0" calcext:value-type="float">
            <text:p>0</text:p>
          </table:table-cell>
          <table:table-cell office:value-type="float" office:value="399313" calcext:value-type="float">
            <text:p>399313</text:p>
          </table:table-cell>
          <table:table-cell office:value-type="string" calcext:value-type="string">
            <text:p>Amazing place</text:p>
          </table:table-cell>
          <table:table-cell/>
        </table:table-row>
        <table:table-row table:style-name="ro1">
          <table:table-cell office:value-type="float" office:value="268156" calcext:value-type="float">
            <text:p>268156</text:p>
          </table:table-cell>
          <table:table-cell office:value-type="float" office:value="0" calcext:value-type="float">
            <text:p>0</text:p>
          </table:table-cell>
          <table:table-cell office:value-type="float" office:value="1397862" calcext:value-type="float">
            <text:p>1397862</text:p>
          </table:table-cell>
          <table:table-cell office:value-type="float" office:value="82745" calcext:value-type="float">
            <text:p>82745</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309431" calcext:value-type="float">
            <text:p>309431</text:p>
          </table:table-cell>
          <table:table-cell office:value-type="float" office:value="0" calcext:value-type="float">
            <text:p>0</text:p>
          </table:table-cell>
          <table:table-cell office:value-type="float" office:value="1641429" calcext:value-type="float">
            <text:p>1641429</text:p>
          </table:table-cell>
          <table:table-cell office:value-type="float" office:value="84354" calcext:value-type="float">
            <text:p>84354</text:p>
          </table:table-cell>
          <table:table-cell office:value-type="string" calcext:value-type="string">
            <text:p>Fantastic <text:s/>❤️ </text:p>
          </table:table-cell>
          <table:table-cell/>
        </table:table-row>
        <table:table-row table:style-name="ro1">
          <table:table-cell office:value-type="float" office:value="323906" calcext:value-type="float">
            <text:p>323906</text:p>
          </table:table-cell>
          <table:table-cell office:value-type="float" office:value="0" calcext:value-type="float">
            <text:p>0</text:p>
          </table:table-cell>
          <table:table-cell office:value-type="float" office:value="1727091" calcext:value-type="float">
            <text:p>1727091</text:p>
          </table:table-cell>
          <table:table-cell office:value-type="float" office:value="80427" calcext:value-type="float">
            <text:p>80427</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59195" calcext:value-type="float">
            <text:p>359195</text:p>
          </table:table-cell>
          <table:table-cell office:value-type="float" office:value="0" calcext:value-type="float">
            <text:p>0</text:p>
          </table:table-cell>
          <table:table-cell office:value-type="float" office:value="1990289" calcext:value-type="float">
            <text:p>1990289</text:p>
          </table:table-cell>
          <table:table-cell office:value-type="float" office:value="39845" calcext:value-type="float">
            <text:p>39845</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366809" calcext:value-type="float">
            <text:p>366809</text:p>
          </table:table-cell>
          <table:table-cell office:value-type="float" office:value="0" calcext:value-type="float">
            <text:p>0</text:p>
          </table:table-cell>
          <table:table-cell office:value-type="float" office:value="681129" calcext:value-type="float">
            <text:p>681129</text:p>
          </table:table-cell>
          <table:table-cell office:value-type="float" office:value="676225" calcext:value-type="float">
            <text:p>676225</text:p>
          </table:table-cell>
          <table:table-cell office:value-type="string" calcext:value-type="string">
            <text:p>Really</text:p>
          </table:table-cell>
          <table:table-cell/>
        </table:table-row>
        <table:table-row table:style-name="ro1">
          <table:table-cell office:value-type="float" office:value="457757" calcext:value-type="float">
            <text:p>457757</text:p>
          </table:table-cell>
          <table:table-cell office:value-type="float" office:value="0" calcext:value-type="float">
            <text:p>0</text:p>
          </table:table-cell>
          <table:table-cell office:value-type="float" office:value="2268924" calcext:value-type="float">
            <text:p>2268924</text:p>
          </table:table-cell>
          <table:table-cell office:value-type="float" office:value="2115984" calcext:value-type="float">
            <text:p>2115984</text:p>
          </table:table-cell>
          <table:table-cell office:value-type="string" calcext:value-type="string">
            <text:p>Hi</text:p>
          </table:table-cell>
          <table:table-cell/>
        </table:table-row>
        <table:table-row table:style-name="ro1">
          <table:table-cell office:value-type="float" office:value="65521" calcext:value-type="float">
            <text:p>65521</text:p>
          </table:table-cell>
          <table:table-cell office:value-type="float" office:value="0" calcext:value-type="float">
            <text:p>0</text:p>
          </table:table-cell>
          <table:table-cell office:value-type="float" office:value="692240" calcext:value-type="float">
            <text:p>692240</text:p>
          </table:table-cell>
          <table:table-cell office:value-type="float" office:value="50446" calcext:value-type="float">
            <text:p>50446</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82358" calcext:value-type="float">
            <text:p>82358</text:p>
          </table:table-cell>
          <table:table-cell office:value-type="float" office:value="0" calcext:value-type="float">
            <text:p>0</text:p>
          </table:table-cell>
          <table:table-cell office:value-type="float" office:value="201763" calcext:value-type="float">
            <text:p>201763</text:p>
          </table:table-cell>
          <table:table-cell office:value-type="float" office:value="52745" calcext:value-type="float">
            <text:p>52745</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86399" calcext:value-type="float">
            <text:p>86399</text:p>
          </table:table-cell>
          <table:table-cell office:value-type="float" office:value="0" calcext:value-type="float">
            <text:p>0</text:p>
          </table:table-cell>
          <table:table-cell office:value-type="float" office:value="743414" calcext:value-type="float">
            <text:p>743414</text:p>
          </table:table-cell>
          <table:table-cell office:value-type="float" office:value="50535" calcext:value-type="float">
            <text:p>50535</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23547" calcext:value-type="float">
            <text:p>123547</text:p>
          </table:table-cell>
          <table:table-cell office:value-type="float" office:value="0" calcext:value-type="float">
            <text:p>0</text:p>
          </table:table-cell>
          <table:table-cell office:value-type="float" office:value="805003" calcext:value-type="float">
            <text:p>805003</text:p>
          </table:table-cell>
          <table:table-cell office:value-type="float" office:value="222022" calcext:value-type="float">
            <text:p>222022</text:p>
          </table:table-cell>
          <table:table-cell office:value-type="string" calcext:value-type="string">
            <text:p>[[@76295]] thank you ??</text:p>
          </table:table-cell>
          <table:table-cell/>
        </table:table-row>
        <table:table-row table:style-name="ro1">
          <table:table-cell office:value-type="float" office:value="124492" calcext:value-type="float">
            <text:p>124492</text:p>
          </table:table-cell>
          <table:table-cell office:value-type="float" office:value="0" calcext:value-type="float">
            <text:p>0</text:p>
          </table:table-cell>
          <table:table-cell office:value-type="float" office:value="820117" calcext:value-type="float">
            <text:p>820117</text:p>
          </table:table-cell>
          <table:table-cell office:value-type="float" office:value="241806" calcext:value-type="float">
            <text:p>241806</text:p>
          </table:table-cell>
          <table:table-cell office:value-type="string" calcext:value-type="string">
            <text:p>[[@4193]] thankyou</text:p>
          </table:table-cell>
          <table:table-cell/>
        </table:table-row>
        <table:table-row table:style-name="ro1">
          <table:table-cell office:value-type="float" office:value="134063" calcext:value-type="float">
            <text:p>134063</text:p>
          </table:table-cell>
          <table:table-cell office:value-type="float" office:value="0" calcext:value-type="float">
            <text:p>0</text:p>
          </table:table-cell>
          <table:table-cell office:value-type="float" office:value="829276" calcext:value-type="float">
            <text:p>829276</text:p>
          </table:table-cell>
          <table:table-cell office:value-type="float" office:value="247377" calcext:value-type="float">
            <text:p>247377</text:p>
          </table:table-cell>
          <table:table-cell office:value-type="string" calcext:value-type="string">
            <text:p>[[@77132]] thank you</text:p>
          </table:table-cell>
          <table:table-cell/>
        </table:table-row>
        <table:table-row table:style-name="ro1">
          <table:table-cell office:value-type="float" office:value="134193" calcext:value-type="float">
            <text:p>134193</text:p>
          </table:table-cell>
          <table:table-cell office:value-type="float" office:value="0" calcext:value-type="float">
            <text:p>0</text:p>
          </table:table-cell>
          <table:table-cell office:value-type="float" office:value="849998" calcext:value-type="float">
            <text:p>849998</text:p>
          </table:table-cell>
          <table:table-cell office:value-type="float" office:value="253893" calcext:value-type="float">
            <text:p>253893</text:p>
          </table:table-cell>
          <table:table-cell office:value-type="string" calcext:value-type="string">
            <text:p>Thanksss to all</text:p>
          </table:table-cell>
          <table:table-cell/>
        </table:table-row>
        <table:table-row table:style-name="ro1">
          <table:table-cell office:value-type="float" office:value="148048" calcext:value-type="float">
            <text:p>148048</text:p>
          </table:table-cell>
          <table:table-cell office:value-type="float" office:value="0" calcext:value-type="float">
            <text:p>0</text:p>
          </table:table-cell>
          <table:table-cell office:value-type="float" office:value="886029" calcext:value-type="float">
            <text:p>886029</text:p>
          </table:table-cell>
          <table:table-cell office:value-type="float" office:value="80961" calcext:value-type="float">
            <text:p>80961</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05801" calcext:value-type="float">
            <text:p>205801</text:p>
          </table:table-cell>
          <table:table-cell office:value-type="float" office:value="0" calcext:value-type="float">
            <text:p>0</text:p>
          </table:table-cell>
          <table:table-cell office:value-type="float" office:value="1062025" calcext:value-type="float">
            <text:p>1062025</text:p>
          </table:table-cell>
          <table:table-cell office:value-type="float" office:value="82227" calcext:value-type="float">
            <text:p>82227</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62325" calcext:value-type="float">
            <text:p>262325</text:p>
          </table:table-cell>
          <table:table-cell office:value-type="float" office:value="0" calcext:value-type="float">
            <text:p>0</text:p>
          </table:table-cell>
          <table:table-cell office:value-type="float" office:value="1363062" calcext:value-type="float">
            <text:p>1363062</text:p>
          </table:table-cell>
          <table:table-cell office:value-type="float" office:value="50383" calcext:value-type="float">
            <text:p>50383</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269752" calcext:value-type="float">
            <text:p>269752</text:p>
          </table:table-cell>
          <table:table-cell office:value-type="float" office:value="0" calcext:value-type="float">
            <text:p>0</text:p>
          </table:table-cell>
          <table:table-cell office:value-type="float" office:value="1404182" calcext:value-type="float">
            <text:p>1404182</text:p>
          </table:table-cell>
          <table:table-cell office:value-type="float" office:value="428967" calcext:value-type="float">
            <text:p>428967</text:p>
          </table:table-cell>
          <table:table-cell office:value-type="string" calcext:value-type="string">
            <text:p>[[@79384]] yes I do have more experiences but I’m pretty new to this app and kind of figuring out how to use it effectively</text:p>
          </table:table-cell>
          <table:table-cell/>
        </table:table-row>
        <table:table-row table:style-name="ro1">
          <table:table-cell office:value-type="float" office:value="276432" calcext:value-type="float">
            <text:p>276432</text:p>
          </table:table-cell>
          <table:table-cell office:value-type="float" office:value="0" calcext:value-type="float">
            <text:p>0</text:p>
          </table:table-cell>
          <table:table-cell office:value-type="float" office:value="1442702" calcext:value-type="float">
            <text:p>1442702</text:p>
          </table:table-cell>
          <table:table-cell office:value-type="float" office:value="435916" calcext:value-type="float">
            <text:p>435916</text:p>
          </table:table-cell>
          <table:table-cell office:value-type="string" calcext:value-type="string">
            <text:p>Nice</text:p>
          </table:table-cell>
          <table:table-cell/>
        </table:table-row>
        <table:table-row table:style-name="ro1">
          <table:table-cell office:value-type="float" office:value="331677" calcext:value-type="float">
            <text:p>331677</text:p>
          </table:table-cell>
          <table:table-cell office:value-type="float" office:value="0" calcext:value-type="float">
            <text:p>0</text:p>
          </table:table-cell>
          <table:table-cell office:value-type="float" office:value="1770928" calcext:value-type="float">
            <text:p>1770928</text:p>
          </table:table-cell>
          <table:table-cell office:value-type="float" office:value="547814" calcext:value-type="float">
            <text:p>547814</text:p>
          </table:table-cell>
          <table:table-cell office:value-type="string" calcext:value-type="string">
            <text:p>I could even enjoy here instead of sitting at home</text:p>
          </table:table-cell>
          <table:table-cell/>
        </table:table-row>
        <table:table-row table:style-name="ro1">
          <table:table-cell office:value-type="float" office:value="401351" calcext:value-type="float">
            <text:p>401351</text:p>
          </table:table-cell>
          <table:table-cell office:value-type="float" office:value="0" calcext:value-type="float">
            <text:p>0</text:p>
          </table:table-cell>
          <table:table-cell office:value-type="float" office:value="2289097" calcext:value-type="float">
            <text:p>2289097</text:p>
          </table:table-cell>
          <table:table-cell office:value-type="float" office:value="1052177" calcext:value-type="float">
            <text:p>1052177</text:p>
          </table:table-cell>
          <table:table-cell office:value-type="string" calcext:value-type="string">
            <text:p>Darun</text:p>
          </table:table-cell>
          <table:table-cell/>
        </table:table-row>
        <table:table-row table:style-name="ro1">
          <table:table-cell office:value-type="float" office:value="420423" calcext:value-type="float">
            <text:p>420423</text:p>
          </table:table-cell>
          <table:table-cell office:value-type="float" office:value="0" calcext:value-type="float">
            <text:p>0</text:p>
          </table:table-cell>
          <table:table-cell office:value-type="float" office:value="2341078" calcext:value-type="float">
            <text:p>2341078</text:p>
          </table:table-cell>
          <table:table-cell office:value-type="float" office:value="10961" calcext:value-type="float">
            <text:p>10961</text:p>
          </table:table-cell>
          <table:table-cell office:value-type="string" calcext:value-type="string">
            <text:p>is this a horror movie </text:p>
          </table:table-cell>
          <table:table-cell/>
        </table:table-row>
        <table:table-row table:style-name="ro1">
          <table:table-cell office:value-type="float" office:value="445272" calcext:value-type="float">
            <text:p>445272</text:p>
          </table:table-cell>
          <table:table-cell office:value-type="float" office:value="0" calcext:value-type="float">
            <text:p>0</text:p>
          </table:table-cell>
          <table:table-cell office:value-type="float" office:value="2439191" calcext:value-type="float">
            <text:p>2439191</text:p>
          </table:table-cell>
          <table:table-cell office:value-type="float" office:value="1649676" calcext:value-type="float">
            <text:p>1649676</text:p>
          </table:table-cell>
          <table:table-cell office:value-type="string" calcext:value-type="string">
            <text:p>[[@1]]</text:p>
          </table:table-cell>
          <table:table-cell/>
        </table:table-row>
        <table:table-row table:style-name="ro1">
          <table:table-cell office:value-type="float" office:value="449023" calcext:value-type="float">
            <text:p>449023</text:p>
          </table:table-cell>
          <table:table-cell office:value-type="float" office:value="0" calcext:value-type="float">
            <text:p>0</text:p>
          </table:table-cell>
          <table:table-cell office:value-type="float" office:value="2264806" calcext:value-type="float">
            <text:p>2264806</text:p>
          </table:table-cell>
          <table:table-cell office:value-type="float" office:value="1869083" calcext:value-type="float">
            <text:p>1869083</text:p>
          </table:table-cell>
          <table:table-cell office:value-type="string" calcext:value-type="string">
            <text:p>Cute</text:p>
          </table:table-cell>
          <table:table-cell/>
        </table:table-row>
        <table:table-row table:style-name="ro1">
          <table:table-cell office:value-type="float" office:value="462763" calcext:value-type="float">
            <text:p>462763</text:p>
          </table:table-cell>
          <table:table-cell office:value-type="float" office:value="0" calcext:value-type="float">
            <text:p>0</text:p>
          </table:table-cell>
          <table:table-cell office:value-type="float" office:value="648245" calcext:value-type="float">
            <text:p>648245</text:p>
          </table:table-cell>
          <table:table-cell office:value-type="float" office:value="2224064" calcext:value-type="float">
            <text:p>2224064</text:p>
          </table:table-cell>
          <table:table-cell office:value-type="string" calcext:value-type="string">
            <text:p>Hiii</text:p>
          </table:table-cell>
          <table:table-cell/>
        </table:table-row>
        <table:table-row table:style-name="ro1">
          <table:table-cell office:value-type="float" office:value="43212" calcext:value-type="float">
            <text:p>43212</text:p>
          </table:table-cell>
          <table:table-cell office:value-type="float" office:value="0" calcext:value-type="float">
            <text:p>0</text:p>
          </table:table-cell>
          <table:table-cell office:value-type="float" office:value="639302" calcext:value-type="float">
            <text:p>639302</text:p>
          </table:table-cell>
          <table:table-cell office:value-type="float" office:value="190948" calcext:value-type="float">
            <text:p>190948</text:p>
          </table:table-cell>
          <table:table-cell office:value-type="string" calcext:value-type="string">
            <text:p>[[@82225]] Thank U ! I'll try to improve.</text:p>
          </table:table-cell>
          <table:table-cell/>
        </table:table-row>
        <table:table-row table:style-name="ro1">
          <table:table-cell office:value-type="float" office:value="312942" calcext:value-type="float">
            <text:p>312942</text:p>
          </table:table-cell>
          <table:table-cell office:value-type="float" office:value="0" calcext:value-type="float">
            <text:p>0</text:p>
          </table:table-cell>
          <table:table-cell office:value-type="float" office:value="1661667" calcext:value-type="float">
            <text:p>1661667</text:p>
          </table:table-cell>
          <table:table-cell office:value-type="float" office:value="83527" calcext:value-type="float">
            <text:p>83527</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363709" calcext:value-type="float">
            <text:p>363709</text:p>
          </table:table-cell>
          <table:table-cell office:value-type="float" office:value="0" calcext:value-type="float">
            <text:p>0</text:p>
          </table:table-cell>
          <table:table-cell office:value-type="float" office:value="2037590" calcext:value-type="float">
            <text:p>2037590</text:p>
          </table:table-cell>
          <table:table-cell office:value-type="float" office:value="659091" calcext:value-type="float">
            <text:p>659091</text:p>
          </table:table-cell>
          <table:table-cell office:value-type="string" calcext:value-type="string">
            <text:p>Hello</text:p>
          </table:table-cell>
          <table:table-cell/>
        </table:table-row>
        <table:table-row table:style-name="ro1">
          <table:table-cell office:value-type="float" office:value="376412" calcext:value-type="float">
            <text:p>376412</text:p>
          </table:table-cell>
          <table:table-cell office:value-type="float" office:value="0" calcext:value-type="float">
            <text:p>0</text:p>
          </table:table-cell>
          <table:table-cell office:value-type="float" office:value="2228251" calcext:value-type="float">
            <text:p>2228251</text:p>
          </table:table-cell>
          <table:table-cell office:value-type="float" office:value="78079" calcext:value-type="float">
            <text:p>78079</text:p>
          </table:table-cell>
          <table:table-cell office:value-type="string" calcext:value-type="string">
            <text:p>This trail got me searching for railway tickets! so inspiring!</text:p>
          </table:table-cell>
          <table:table-cell/>
        </table:table-row>
        <table:table-row table:style-name="ro1">
          <table:table-cell office:value-type="float" office:value="19301" calcext:value-type="float">
            <text:p>19301</text:p>
          </table:table-cell>
          <table:table-cell office:value-type="float" office:value="0" calcext:value-type="float">
            <text:p>0</text:p>
          </table:table-cell>
          <table:table-cell office:value-type="float" office:value="580472" calcext:value-type="float">
            <text:p>580472</text:p>
          </table:table-cell>
          <table:table-cell office:value-type="float" office:value="173899" calcext:value-type="float">
            <text:p>173899</text:p>
          </table:table-cell>
          <table:table-cell office:value-type="string" calcext:value-type="string">
            <text:p>[[@39588]] typical question. Just make a time and money for that</text:p>
          </table:table-cell>
          <table:table-cell/>
        </table:table-row>
        <table:table-row table:style-name="ro1">
          <table:table-cell office:value-type="float" office:value="78292" calcext:value-type="float">
            <text:p>78292</text:p>
          </table:table-cell>
          <table:table-cell office:value-type="float" office:value="0" calcext:value-type="float">
            <text:p>0</text:p>
          </table:table-cell>
          <table:table-cell office:value-type="float" office:value="705551" calcext:value-type="float">
            <text:p>705551</text:p>
          </table:table-cell>
          <table:table-cell office:value-type="float" office:value="39609" calcext:value-type="float">
            <text:p>39609</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53486" calcext:value-type="float">
            <text:p>153486</text:p>
          </table:table-cell>
          <table:table-cell office:value-type="float" office:value="0" calcext:value-type="float">
            <text:p>0</text:p>
          </table:table-cell>
          <table:table-cell office:value-type="float" office:value="899387" calcext:value-type="float">
            <text:p>899387</text:p>
          </table:table-cell>
          <table:table-cell office:value-type="float" office:value="82946" calcext:value-type="float">
            <text:p>82946</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88989" calcext:value-type="float">
            <text:p>188989</text:p>
          </table:table-cell>
          <table:table-cell office:value-type="float" office:value="0" calcext:value-type="float">
            <text:p>0</text:p>
          </table:table-cell>
          <table:table-cell office:value-type="float" office:value="662931" calcext:value-type="float">
            <text:p>662931</text:p>
          </table:table-cell>
          <table:table-cell office:value-type="float" office:value="143106" calcext:value-type="float">
            <text:p>143106</text:p>
          </table:table-cell>
          <table:table-cell office:value-type="string" calcext:value-type="string">
            <text:p>[[@87559]] thankyou</text:p>
          </table:table-cell>
          <table:table-cell/>
        </table:table-row>
        <table:table-row table:style-name="ro5">
          <table:table-cell office:value-type="float" office:value="277438" calcext:value-type="float">
            <text:p>277438</text:p>
          </table:table-cell>
          <table:table-cell office:value-type="float" office:value="0" calcext:value-type="float">
            <text:p>0</text:p>
          </table:table-cell>
          <table:table-cell office:value-type="float" office:value="1450748" calcext:value-type="float">
            <text:p>1450748</text:p>
          </table:table-cell>
          <table:table-cell office:value-type="float" office:value="445760" calcext:value-type="float">
            <text:p>445760</text:p>
          </table:table-cell>
          <table:table-cell office:value-type="string" calcext:value-type="string">
            <text:p>[[@87746]] thank you</text:p>
            <text:p>Ready for next</text:p>
          </table:table-cell>
          <table:table-cell/>
        </table:table-row>
        <table:table-row table:style-name="ro1">
          <table:table-cell office:value-type="float" office:value="283981" calcext:value-type="float">
            <text:p>283981</text:p>
          </table:table-cell>
          <table:table-cell office:value-type="float" office:value="0" calcext:value-type="float">
            <text:p>0</text:p>
          </table:table-cell>
          <table:table-cell office:value-type="float" office:value="1493145" calcext:value-type="float">
            <text:p>1493145</text:p>
          </table:table-cell>
          <table:table-cell office:value-type="float" office:value="177159" calcext:value-type="float">
            <text:p>177159</text:p>
          </table:table-cell>
          <table:table-cell office:value-type="string" calcext:value-type="string">
            <text:p>[[@1]]</text:p>
          </table:table-cell>
          <table:table-cell/>
        </table:table-row>
        <table:table-row table:style-name="ro1">
          <table:table-cell office:value-type="float" office:value="322574" calcext:value-type="float">
            <text:p>322574</text:p>
          </table:table-cell>
          <table:table-cell office:value-type="float" office:value="0" calcext:value-type="float">
            <text:p>0</text:p>
          </table:table-cell>
          <table:table-cell office:value-type="float" office:value="1720808" calcext:value-type="float">
            <text:p>1720808</text:p>
          </table:table-cell>
          <table:table-cell office:value-type="float" office:value="170802" calcext:value-type="float">
            <text:p>170802</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28012" calcext:value-type="float">
            <text:p>328012</text:p>
          </table:table-cell>
          <table:table-cell office:value-type="float" office:value="0" calcext:value-type="float">
            <text:p>0</text:p>
          </table:table-cell>
          <table:table-cell office:value-type="float" office:value="1755858" calcext:value-type="float">
            <text:p>1755858</text:p>
          </table:table-cell>
          <table:table-cell office:value-type="float" office:value="5238" calcext:value-type="float">
            <text:p>5238</text:p>
          </table:table-cell>
          <table:table-cell office:value-type="string" calcext:value-type="string">
            <text:p>When's your next update?!</text:p>
          </table:table-cell>
          <table:table-cell/>
        </table:table-row>
        <table:table-row table:style-name="ro1">
          <table:table-cell office:value-type="float" office:value="342055" calcext:value-type="float">
            <text:p>342055</text:p>
          </table:table-cell>
          <table:table-cell office:value-type="float" office:value="0" calcext:value-type="float">
            <text:p>0</text:p>
          </table:table-cell>
          <table:table-cell office:value-type="float" office:value="1361401" calcext:value-type="float">
            <text:p>1361401</text:p>
          </table:table-cell>
          <table:table-cell office:value-type="float" office:value="417393" calcext:value-type="float">
            <text:p>417393</text:p>
          </table:table-cell>
          <table:table-cell office:value-type="string" calcext:value-type="string">
            <text:p>Tnq soo much ✌</text:p>
          </table:table-cell>
          <table:table-cell/>
        </table:table-row>
        <table:table-row table:style-name="ro1">
          <table:table-cell office:value-type="float" office:value="355636" calcext:value-type="float">
            <text:p>355636</text:p>
          </table:table-cell>
          <table:table-cell office:value-type="float" office:value="0" calcext:value-type="float">
            <text:p>0</text:p>
          </table:table-cell>
          <table:table-cell office:value-type="float" office:value="1941287" calcext:value-type="float">
            <text:p>1941287</text:p>
          </table:table-cell>
          <table:table-cell office:value-type="float" office:value="43319" calcext:value-type="float">
            <text:p>43319</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74359" calcext:value-type="float">
            <text:p>374359</text:p>
          </table:table-cell>
          <table:table-cell office:value-type="float" office:value="0" calcext:value-type="float">
            <text:p>0</text:p>
          </table:table-cell>
          <table:table-cell office:value-type="float" office:value="992869" calcext:value-type="float">
            <text:p>992869</text:p>
          </table:table-cell>
          <table:table-cell office:value-type="float" office:value="52682" calcext:value-type="float">
            <text:p>52682</text:p>
          </table:table-cell>
          <table:table-cell office:value-type="string" calcext:value-type="string">
            <text:p>Brilliant trail! what pictures!</text:p>
          </table:table-cell>
          <table:table-cell/>
        </table:table-row>
        <table:table-row table:style-name="ro1">
          <table:table-cell office:value-type="float" office:value="416870" calcext:value-type="float">
            <text:p>416870</text:p>
          </table:table-cell>
          <table:table-cell office:value-type="float" office:value="0" calcext:value-type="float">
            <text:p>0</text:p>
          </table:table-cell>
          <table:table-cell office:value-type="float" office:value="2331695" calcext:value-type="float">
            <text:p>2331695</text:p>
          </table:table-cell>
          <table:table-cell office:value-type="float" office:value="4237" calcext:value-type="float">
            <text:p>4237</text:p>
          </table:table-cell>
          <table:table-cell office:value-type="string" calcext:value-type="string">
            <text:p>not good</text:p>
          </table:table-cell>
          <table:table-cell/>
        </table:table-row>
        <table:table-row table:style-name="ro1">
          <table:table-cell office:value-type="float" office:value="133866" calcext:value-type="float">
            <text:p>133866</text:p>
          </table:table-cell>
          <table:table-cell office:value-type="float" office:value="0" calcext:value-type="float">
            <text:p>0</text:p>
          </table:table-cell>
          <table:table-cell office:value-type="float" office:value="841362" calcext:value-type="float">
            <text:p>841362</text:p>
          </table:table-cell>
          <table:table-cell office:value-type="float" office:value="251158" calcext:value-type="float">
            <text:p>251158</text:p>
          </table:table-cell>
          <table:table-cell office:value-type="string" calcext:value-type="string">
            <text:p>[[@243681]] dude at that point u will feel such a stormy air waves that you even can't handle your phone properly..... Anyway next time I try to bring more good pictures of it.</text:p>
          </table:table-cell>
          <table:table-cell/>
        </table:table-row>
        <table:table-row table:style-name="ro1">
          <table:table-cell office:value-type="float" office:value="147701" calcext:value-type="float">
            <text:p>147701</text:p>
          </table:table-cell>
          <table:table-cell office:value-type="float" office:value="0" calcext:value-type="float">
            <text:p>0</text:p>
          </table:table-cell>
          <table:table-cell office:value-type="float" office:value="884393" calcext:value-type="float">
            <text:p>884393</text:p>
          </table:table-cell>
          <table:table-cell office:value-type="float" office:value="41282" calcext:value-type="float">
            <text:p>41282</text:p>
          </table:table-cell>
          <table:table-cell office:value-type="string" calcext:value-type="string">
            <text:p>Oh my!! ?</text:p>
          </table:table-cell>
          <table:table-cell/>
        </table:table-row>
        <table:table-row table:style-name="ro1">
          <table:table-cell office:value-type="float" office:value="274490" calcext:value-type="float">
            <text:p>274490</text:p>
          </table:table-cell>
          <table:table-cell office:value-type="float" office:value="1012765" calcext:value-type="float">
            <text:p>1012765</text:p>
          </table:table-cell>
          <table:table-cell office:value-type="float" office:value="0" calcext:value-type="float">
            <text:p>0</text:p>
          </table:table-cell>
          <table:table-cell office:value-type="float" office:value="405308" calcext:value-type="float">
            <text:p>405308</text:p>
          </table:table-cell>
          <table:table-cell office:value-type="string" calcext:value-type="string">
            <text:p>[[@1]]</text:p>
          </table:table-cell>
          <table:table-cell/>
        </table:table-row>
        <table:table-row table:style-name="ro1">
          <table:table-cell office:value-type="float" office:value="318961" calcext:value-type="float">
            <text:p>318961</text:p>
          </table:table-cell>
          <table:table-cell office:value-type="float" office:value="0" calcext:value-type="float">
            <text:p>0</text:p>
          </table:table-cell>
          <table:table-cell office:value-type="float" office:value="1696845" calcext:value-type="float">
            <text:p>1696845</text:p>
          </table:table-cell>
          <table:table-cell office:value-type="float" office:value="523543" calcext:value-type="float">
            <text:p>523543</text:p>
          </table:table-cell>
          <table:table-cell office:value-type="string" calcext:value-type="string">
            <text:p>Thanks!</text:p>
          </table:table-cell>
          <table:table-cell/>
        </table:table-row>
        <table:table-row table:style-name="ro1">
          <table:table-cell office:value-type="float" office:value="357936" calcext:value-type="float">
            <text:p>357936</text:p>
          </table:table-cell>
          <table:table-cell office:value-type="float" office:value="0" calcext:value-type="float">
            <text:p>0</text:p>
          </table:table-cell>
          <table:table-cell office:value-type="float" office:value="1947103" calcext:value-type="float">
            <text:p>1947103</text:p>
          </table:table-cell>
          <table:table-cell office:value-type="float" office:value="604501" calcext:value-type="float">
            <text:p>604501</text:p>
          </table:table-cell>
          <table:table-cell office:value-type="string" calcext:value-type="string">
            <text:p>[[@79025]] it's mobile camera.. Moto g6</text:p>
          </table:table-cell>
          <table:table-cell/>
        </table:table-row>
        <table:table-row table:style-name="ro1">
          <table:table-cell office:value-type="float" office:value="393559" calcext:value-type="float">
            <text:p>393559</text:p>
          </table:table-cell>
          <table:table-cell office:value-type="float" office:value="0" calcext:value-type="float">
            <text:p>0</text:p>
          </table:table-cell>
          <table:table-cell office:value-type="float" office:value="2236614" calcext:value-type="float">
            <text:p>2236614</text:p>
          </table:table-cell>
          <table:table-cell office:value-type="float" office:value="949939" calcext:value-type="float">
            <text:p>949939</text:p>
          </table:table-cell>
          <table:table-cell office:value-type="string" calcext:value-type="string">
            <text:p>nice</text:p>
          </table:table-cell>
          <table:table-cell/>
        </table:table-row>
        <table:table-row table:style-name="ro1">
          <table:table-cell office:value-type="float" office:value="414813" calcext:value-type="float">
            <text:p>414813</text:p>
          </table:table-cell>
          <table:table-cell office:value-type="float" office:value="0" calcext:value-type="float">
            <text:p>0</text:p>
          </table:table-cell>
          <table:table-cell office:value-type="float" office:value="2355878" calcext:value-type="float">
            <text:p>2355878</text:p>
          </table:table-cell>
          <table:table-cell office:value-type="float" office:value="1220504" calcext:value-type="float">
            <text:p>1220504</text:p>
          </table:table-cell>
          <table:table-cell office:value-type="string" calcext:value-type="string">
            <text:p>Fantastic</text:p>
          </table:table-cell>
          <table:table-cell/>
        </table:table-row>
        <table:table-row table:style-name="ro1">
          <table:table-cell office:value-type="float" office:value="675" calcext:value-type="float">
            <text:p>675</text:p>
          </table:table-cell>
          <table:table-cell office:value-type="float" office:value="1577" calcext:value-type="float">
            <text:p>1577</text:p>
          </table:table-cell>
          <table:table-cell office:value-type="float" office:value="0" calcext:value-type="float">
            <text:p>0</text:p>
          </table:table-cell>
          <table:table-cell office:value-type="float" office:value="203" calcext:value-type="float">
            <text:p>203</text:p>
          </table:table-cell>
          <table:table-cell office:value-type="string" calcext:value-type="string">
            <text:p>yum!</text:p>
          </table:table-cell>
          <table:table-cell/>
        </table:table-row>
        <table:table-row table:style-name="ro1">
          <table:table-cell office:value-type="float" office:value="16355" calcext:value-type="float">
            <text:p>16355</text:p>
          </table:table-cell>
          <table:table-cell office:value-type="float" office:value="215970" calcext:value-type="float">
            <text:p>215970</text:p>
          </table:table-cell>
          <table:table-cell office:value-type="float" office:value="0" calcext:value-type="float">
            <text:p>0</text:p>
          </table:table-cell>
          <table:table-cell office:value-type="float" office:value="120366" calcext:value-type="float">
            <text:p>120366</text:p>
          </table:table-cell>
          <table:table-cell office:value-type="string" calcext:value-type="string">
            <text:p>[[@1]] Weekend challenge #21</text:p>
          </table:table-cell>
          <table:table-cell/>
        </table:table-row>
        <table:table-row table:style-name="ro1">
          <table:table-cell office:value-type="float" office:value="72334" calcext:value-type="float">
            <text:p>72334</text:p>
          </table:table-cell>
          <table:table-cell office:value-type="float" office:value="0" calcext:value-type="float">
            <text:p>0</text:p>
          </table:table-cell>
          <table:table-cell office:value-type="float" office:value="712045" calcext:value-type="float">
            <text:p>712045</text:p>
          </table:table-cell>
          <table:table-cell office:value-type="float" office:value="212041" calcext:value-type="float">
            <text:p>212041</text:p>
          </table:table-cell>
          <table:table-cell office:value-type="string" calcext:value-type="string">
            <text:p>[[@52401]] Man took it with a mobile phone. And not the best one either</text:p>
          </table:table-cell>
          <table:table-cell/>
        </table:table-row>
        <table:table-row table:style-name="ro1">
          <table:table-cell office:value-type="float" office:value="95710" calcext:value-type="float">
            <text:p>95710</text:p>
          </table:table-cell>
          <table:table-cell office:value-type="float" office:value="0" calcext:value-type="float">
            <text:p>0</text:p>
          </table:table-cell>
          <table:table-cell office:value-type="float" office:value="765316" calcext:value-type="float">
            <text:p>765316</text:p>
          </table:table-cell>
          <table:table-cell office:value-type="float" office:value="45632" calcext:value-type="float">
            <text:p>45632</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165946" calcext:value-type="float">
            <text:p>165946</text:p>
          </table:table-cell>
          <table:table-cell office:value-type="float" office:value="0" calcext:value-type="float">
            <text:p>0</text:p>
          </table:table-cell>
          <table:table-cell office:value-type="float" office:value="935274" calcext:value-type="float">
            <text:p>935274</text:p>
          </table:table-cell>
          <table:table-cell office:value-type="float" office:value="78840" calcext:value-type="float">
            <text:p>78840</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20398" calcext:value-type="float">
            <text:p>220398</text:p>
          </table:table-cell>
          <table:table-cell office:value-type="float" office:value="0" calcext:value-type="float">
            <text:p>0</text:p>
          </table:table-cell>
          <table:table-cell office:value-type="float" office:value="1134831" calcext:value-type="float">
            <text:p>1134831</text:p>
          </table:table-cell>
          <table:table-cell office:value-type="float" office:value="40333" calcext:value-type="float">
            <text:p>40333</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323137" calcext:value-type="float">
            <text:p>323137</text:p>
          </table:table-cell>
          <table:table-cell office:value-type="float" office:value="0" calcext:value-type="float">
            <text:p>0</text:p>
          </table:table-cell>
          <table:table-cell office:value-type="float" office:value="1687640" calcext:value-type="float">
            <text:p>1687640</text:p>
          </table:table-cell>
          <table:table-cell office:value-type="float" office:value="532767" calcext:value-type="float">
            <text:p>532767</text:p>
          </table:table-cell>
          <table:table-cell office:value-type="string" calcext:value-type="string">
            <text:p>Kudle beach...gokarna?i heard this is one of d best beach all over west</text:p>
          </table:table-cell>
          <table:table-cell/>
        </table:table-row>
        <table:table-row table:style-name="ro1">
          <table:table-cell office:value-type="float" office:value="374508" calcext:value-type="float">
            <text:p>374508</text:p>
          </table:table-cell>
          <table:table-cell office:value-type="float" office:value="0" calcext:value-type="float">
            <text:p>0</text:p>
          </table:table-cell>
          <table:table-cell office:value-type="float" office:value="2224999" calcext:value-type="float">
            <text:p>2224999</text:p>
          </table:table-cell>
          <table:table-cell office:value-type="float" office:value="40592" calcext:value-type="float">
            <text:p>40592</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93300" calcext:value-type="float">
            <text:p>393300</text:p>
          </table:table-cell>
          <table:table-cell office:value-type="float" office:value="0" calcext:value-type="float">
            <text:p>0</text:p>
          </table:table-cell>
          <table:table-cell office:value-type="float" office:value="2281802" calcext:value-type="float">
            <text:p>2281802</text:p>
          </table:table-cell>
          <table:table-cell office:value-type="float" office:value="948424" calcext:value-type="float">
            <text:p>948424</text:p>
          </table:table-cell>
          <table:table-cell office:value-type="string" calcext:value-type="string">
            <text:p>Hii</text:p>
          </table:table-cell>
          <table:table-cell/>
        </table:table-row>
        <table:table-row table:style-name="ro1">
          <table:table-cell office:value-type="float" office:value="415971" calcext:value-type="float">
            <text:p>415971</text:p>
          </table:table-cell>
          <table:table-cell office:value-type="float" office:value="0" calcext:value-type="float">
            <text:p>0</text:p>
          </table:table-cell>
          <table:table-cell office:value-type="float" office:value="2347435" calcext:value-type="float">
            <text:p>2347435</text:p>
          </table:table-cell>
          <table:table-cell office:value-type="float" office:value="12513" calcext:value-type="float">
            <text:p>12513</text:p>
          </table:table-cell>
          <table:table-cell office:value-type="string" calcext:value-type="string">
            <text:p>Nice movieeeeeeee....</text:p>
          </table:table-cell>
          <table:table-cell/>
        </table:table-row>
        <table:table-row table:style-name="ro1">
          <table:table-cell office:value-type="float" office:value="23977" calcext:value-type="float">
            <text:p>23977</text:p>
          </table:table-cell>
          <table:table-cell office:value-type="float" office:value="0" calcext:value-type="float">
            <text:p>0</text:p>
          </table:table-cell>
          <table:table-cell office:value-type="float" office:value="63267" calcext:value-type="float">
            <text:p>63267</text:p>
          </table:table-cell>
          <table:table-cell office:value-type="float" office:value="10477" calcext:value-type="float">
            <text:p>10477</text:p>
          </table:table-cell>
          <table:table-cell office:value-type="string" calcext:value-type="string">
            <text:p>Hello</text:p>
          </table:table-cell>
          <table:table-cell/>
        </table:table-row>
        <table:table-row table:style-name="ro1">
          <table:table-cell office:value-type="float" office:value="76126" calcext:value-type="float">
            <text:p>76126</text:p>
          </table:table-cell>
          <table:table-cell office:value-type="float" office:value="0" calcext:value-type="float">
            <text:p>0</text:p>
          </table:table-cell>
          <table:table-cell office:value-type="float" office:value="724158" calcext:value-type="float">
            <text:p>724158</text:p>
          </table:table-cell>
          <table:table-cell office:value-type="float" office:value="45909" calcext:value-type="float">
            <text:p>45909</text:p>
          </table:table-cell>
          <table:table-cell office:value-type="string" calcext:value-type="string">
            <text:p>This trail got me searching for railway tickets! so inspiring!</text:p>
          </table:table-cell>
          <table:table-cell/>
        </table:table-row>
        <table:table-row table:style-name="ro1">
          <table:table-cell office:value-type="float" office:value="149363" calcext:value-type="float">
            <text:p>149363</text:p>
          </table:table-cell>
          <table:table-cell office:value-type="float" office:value="0" calcext:value-type="float">
            <text:p>0</text:p>
          </table:table-cell>
          <table:table-cell office:value-type="float" office:value="890884" calcext:value-type="float">
            <text:p>890884</text:p>
          </table:table-cell>
          <table:table-cell office:value-type="float" office:value="86303" calcext:value-type="float">
            <text:p>86303</text:p>
          </table:table-cell>
          <table:table-cell office:value-type="string" calcext:value-type="string">
            <text:p>Your stories are truely travel goals, how do you plan them?</text:p>
          </table:table-cell>
          <table:table-cell/>
        </table:table-row>
        <table:table-row table:style-name="ro1">
          <table:table-cell office:value-type="float" office:value="227144" calcext:value-type="float">
            <text:p>227144</text:p>
          </table:table-cell>
          <table:table-cell office:value-type="float" office:value="0" calcext:value-type="float">
            <text:p>0</text:p>
          </table:table-cell>
          <table:table-cell office:value-type="float" office:value="1168785" calcext:value-type="float">
            <text:p>1168785</text:p>
          </table:table-cell>
          <table:table-cell office:value-type="float" office:value="79560" calcext:value-type="float">
            <text:p>79560</text:p>
          </table:table-cell>
          <table:table-cell office:value-type="string" calcext:value-type="string">
            <text:p>You've had some awesome adventures! What's the next one?</text:p>
          </table:table-cell>
          <table:table-cell/>
        </table:table-row>
        <table:table-row table:style-name="ro1">
          <table:table-cell office:value-type="float" office:value="244225" calcext:value-type="float">
            <text:p>244225</text:p>
          </table:table-cell>
          <table:table-cell office:value-type="float" office:value="0" calcext:value-type="float">
            <text:p>0</text:p>
          </table:table-cell>
          <table:table-cell office:value-type="float" office:value="1224531" calcext:value-type="float">
            <text:p>1224531</text:p>
          </table:table-cell>
          <table:table-cell office:value-type="float" office:value="52379" calcext:value-type="float">
            <text:p>52379</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36240" calcext:value-type="float">
            <text:p>336240</text:p>
          </table:table-cell>
          <table:table-cell office:value-type="float" office:value="0" calcext:value-type="float">
            <text:p>0</text:p>
          </table:table-cell>
          <table:table-cell office:value-type="float" office:value="1793428" calcext:value-type="float">
            <text:p>1793428</text:p>
          </table:table-cell>
          <table:table-cell office:value-type="float" office:value="475883" calcext:value-type="float">
            <text:p>475883</text:p>
          </table:table-cell>
          <table:table-cell office:value-type="string" calcext:value-type="string">
            <text:p>Yousmarg is a hill station in the western part of Kashmir Valley. It is situated 47 km south of Srinagar the capital of the state. [[@1]]</text:p>
          </table:table-cell>
          <table:table-cell/>
        </table:table-row>
        <table:table-row table:style-name="ro1">
          <table:table-cell office:value-type="float" office:value="391956" calcext:value-type="float">
            <text:p>391956</text:p>
          </table:table-cell>
          <table:table-cell office:value-type="float" office:value="0" calcext:value-type="float">
            <text:p>0</text:p>
          </table:table-cell>
          <table:table-cell office:value-type="float" office:value="2265934" calcext:value-type="float">
            <text:p>2265934</text:p>
          </table:table-cell>
          <table:table-cell office:value-type="float" office:value="940286" calcext:value-type="float">
            <text:p>940286</text:p>
          </table:table-cell>
          <table:table-cell office:value-type="string" calcext:value-type="string">
            <text:p>Hello</text:p>
          </table:table-cell>
          <table:table-cell/>
        </table:table-row>
        <table:table-row table:style-name="ro7">
          <table:table-cell office:value-type="float" office:value="394748" calcext:value-type="float">
            <text:p>394748</text:p>
          </table:table-cell>
          <table:table-cell office:value-type="float" office:value="0" calcext:value-type="float">
            <text:p>0</text:p>
          </table:table-cell>
          <table:table-cell office:value-type="float" office:value="983500" calcext:value-type="float">
            <text:p>983500</text:p>
          </table:table-cell>
          <table:table-cell office:value-type="float" office:value="957446" calcext:value-type="float">
            <text:p>957446</text:p>
          </table:table-cell>
          <table:table-cell office:value-type="string" calcext:value-type="string">
            <text:p>? ? ?   ? ? ? ? ?</text:p>
            <text:p>*JOIN FAST -Lanuched -SAME TO SAME ONE AD*</text:p>
            <text:p>*Hr Day Ridem Lagalo Daily Withdrawal*</text:p>
            <text:p>*?(Mini Redeem :-₹100 )*</text:p>
            <text:p>??? ???</text:p>
            <text:p>*(??Realone??)*</text:p>
            <text:p/>
            <text:p>?? *OneAD की बाद Realone जिसने मचा देगा धमाल*</text:p>
            <text:p>      ? *आप भी बन सकते हो टॉप लीडर*  ?</text:p>
            <text:p>??App link??</text:p>
            <text:p> Https://play.google.com/store/apps/details?id=com.mobi.realone.app</text:p>
            <text:p>Use My Referral Code: 130477</text:p>
            <text:p/>
            <text:p>? कुछ नहीं करना है। ?</text:p>
            <text:p>*? ✨Realone ✨?* </text:p>
            <text:p>   </text:p>
            <text:p>ⓂⓂPART TIME JOBⓂⓂ</text:p>
            <text:p/>
            <text:p>LIFE TIME INCOME</text:p>
            <text:p/>
            <text:p>?? MLM इंडस्ट्रीज मे आ गया India का सबसे बडा PLAN जिसनें मचा दिया तहलका</text:p>
            <text:p>?? जी हा दोस्तों आ रहा है। अब  </text:p>
            <text:p>?? OneAd</text:p>
            <text:p>?? TrueAd</text:p>
            <text:p>?? Incomly</text:p>
            <text:p>?? DreamAd</text:p>
            <text:p>?? MotanAd</text:p>
            <text:p>*सबका बाप Realone*</text:p>
            <text:p/>
            <text:p>?INDIA KA NO-1 APP?</text:p>
            <text:p/>
            <text:p>?? *Realone*??</text:p>
            <text:p/>
            <text:p> *FULL PLANE*??? </text:p>
            <text:p/>
            <text:p>और एक बात का ध्यान रखें कि यह काम मोबाइल फोन से ही करना है।</text:p>
            <text:p/>
            <text:p>लडके और लड़कियां सब कमा सकते हैं घर बैठे।</text:p>
            <text:p/>
            <text:p>Use My Referral Code: 130477</text:p>
            <text:p/>
            <text:p>App link ??https://play.google.com/store/apps/details?id=com.mobi.realone.app</text:p>
            <text:p/>
            <text:p>*Refer Code?130477*</text:p>
            <text:p/>
            <text:p>*? 10 Level तक इनकम?*? </text:p>
            <text:p>Level     -        Income </text:p>
            <text:p>*L1                    *8.00₹*     </text:p>
            <text:p>*L2                    *6.00₹*       </text:p>
            <text:p>*L3                    *3.00₹*       </text:p>
            <text:p>*L4                    *1.00₹* </text:p>
            <text:p>*L5                    *0.80₹*</text:p>
            <text:p>*L6                    *0.60₹*     </text:p>
            <text:p>*L7                    *0.50₹*   </text:p>
            <text:p>*L8                    *0.40₹*</text:p>
            <text:p>*L9                    *0.30₹*  </text:p>
            <text:p>*L10                  *0.20₹*</text:p>
            <text:p/>
            <text:p>*√.Only 5 members joining calculation*</text:p>
            <text:p/>
            <text:p>*√.Life time income*</text:p>
            <text:p>*​1⃣ Level.Rs 40.00​*</text:p>
            <text:p>*​2⃣ Level.Rs 150.00​*</text:p>
            <text:p>*​3⃣ Level.Rs 375.00​*</text:p>
            <text:p>*​4⃣ Level.Rs 625.00​*</text:p>
            <text:p>*​5⃣ Level.Rs 2500.00​*</text:p>
            <text:p>*​6⃣ Level.Rs 9375.00​*</text:p>
            <text:p>*​7⃣ Level.Rs 39062.00​*</text:p>
            <text:p>*​8⃣ Level.Rs 156250.00​*</text:p>
            <text:p>*​9⃣ Level.Rs 585937.00​*</text:p>
            <text:p>*​? Level.Rs 1953125.00​*</text:p>
            <text:p>,,,,,,,,,,,,,,,,,,,,,,,,,,,,,,,,,,,,,,,,,,,,,,,,,,,,,,,,,,,,,,,,,,</text:p>
            <text:p> *Total monthly expected income 2,747,439* </text:p>
            <text:p>√? Daily payout इनकम।</text:p>
            <text:p>√?मोन्थली इनकम।</text:p>
            <text:p>√?रेफेर इनकम।</text:p>
            <text:p>❌ No Investment</text:p>
            <text:p>❌ No Task</text:p>
            <text:p>❌ No Challenge</text:p>
            <text:p>❌ No Click</text:p>
            <text:p>❌ No Apps Install</text:p>
            <text:p>❌ No Captcha Writing</text:p>
            <text:p>❌ No Vedio Watching</text:p>
            <text:p/>
            <text:p>2⃣ Par Day रिडीम लगाएं‌।</text:p>
            <text:p/>
            <text:p>?(Mini Redeem :- ₹100 ) </text:p>
            <text:p/>
            <text:p>? *PAYOUT RECEIVE* </text:p>
            <text:p/>
            <text:p> *?1. Paytm*</text:p>
            <text:p> *?2.Paypal*</text:p>
            <text:p> *?3.Upi*</text:p>
            <text:p> *?4.Bitcoin*</text:p>
            <text:p/>
            <text:p>Note</text:p>
            <text:p>अगर Onead में टीम बनाने में कामयाब नहीं हुये हैं। तो टेन्सन मत लीजिये आ गया है Realone को ज्वाइन किजियें और टीम बनाये कामयाबी हासिल करें।</text:p>
            <text:p>? *ACTIVE ID* </text:p>
            <text:p>There is two simple option for active your id.</text:p>
            <text:p>1.Direct 5 joining</text:p>
            <text:p>2.Deduce Rs 50 your wallet</text:p>
            <text:p>*?डाउनलोड लिंक :-*</text:p>
            <text:p/>
            <text:p> *Refer code?130477*</text:p>
            <text:p> *Refer code?130477*</text:p>
            <text:p> *Refer code?130477*</text:p>
            <text:p/>
            <text:p>Install app now and earn money</text:p>
            <text:p/>
            <text:p>Use My Referral Code: 130477</text:p>
            <text:p/>
            <text:p>App Link: ?https://play.google.com/store/apps/details?id=com.mobi.realone.app</text:p>
          </table:table-cell>
          <table:table-cell/>
        </table:table-row>
        <table:table-row table:style-name="ro1">
          <table:table-cell office:value-type="float" office:value="432885" calcext:value-type="float">
            <text:p>432885</text:p>
          </table:table-cell>
          <table:table-cell office:value-type="float" office:value="0" calcext:value-type="float">
            <text:p>0</text:p>
          </table:table-cell>
          <table:table-cell office:value-type="float" office:value="2347639" calcext:value-type="float">
            <text:p>2347639</text:p>
          </table:table-cell>
          <table:table-cell office:value-type="float" office:value="26749" calcext:value-type="float">
            <text:p>26749</text:p>
          </table:table-cell>
          <table:table-cell office:value-type="string" calcext:value-type="string">
            <text:p>never heard of this place </text:p>
          </table:table-cell>
          <table:table-cell/>
        </table:table-row>
        <table:table-row table:style-name="ro1">
          <table:table-cell office:value-type="float" office:value="436454" calcext:value-type="float">
            <text:p>436454</text:p>
          </table:table-cell>
          <table:table-cell office:value-type="float" office:value="0" calcext:value-type="float">
            <text:p>0</text:p>
          </table:table-cell>
          <table:table-cell office:value-type="float" office:value="2379852" calcext:value-type="float">
            <text:p>2379852</text:p>
          </table:table-cell>
          <table:table-cell office:value-type="float" office:value="40956" calcext:value-type="float">
            <text:p>40956</text:p>
          </table:table-cell>
          <table:table-cell office:value-type="string" calcext:value-type="string">
            <text:p>அருமையான பதிவு</text:p>
          </table:table-cell>
          <table:table-cell/>
        </table:table-row>
        <table:table-row table:style-name="ro1">
          <table:table-cell office:value-type="float" office:value="438264" calcext:value-type="float">
            <text:p>438264</text:p>
          </table:table-cell>
          <table:table-cell office:value-type="float" office:value="0" calcext:value-type="float">
            <text:p>0</text:p>
          </table:table-cell>
          <table:table-cell office:value-type="float" office:value="2268916" calcext:value-type="float">
            <text:p>2268916</text:p>
          </table:table-cell>
          <table:table-cell office:value-type="float" office:value="1614893" calcext:value-type="float">
            <text:p>1614893</text:p>
          </table:table-cell>
          <table:table-cell office:value-type="string" calcext:value-type="string">
            <text:p>Hello</text:p>
          </table:table-cell>
          <table:table-cell/>
        </table:table-row>
        <table:table-row table:style-name="ro1">
          <table:table-cell office:value-type="float" office:value="446434" calcext:value-type="float">
            <text:p>446434</text:p>
          </table:table-cell>
          <table:table-cell office:value-type="float" office:value="0" calcext:value-type="float">
            <text:p>0</text:p>
          </table:table-cell>
          <table:table-cell office:value-type="float" office:value="2288519" calcext:value-type="float">
            <text:p>2288519</text:p>
          </table:table-cell>
          <table:table-cell office:value-type="float" office:value="1805522" calcext:value-type="float">
            <text:p>1805522</text:p>
          </table:table-cell>
          <table:table-cell office:value-type="string" calcext:value-type="string">
            <text:p>Hi</text:p>
          </table:table-cell>
          <table:table-cell/>
        </table:table-row>
        <table:table-row table:style-name="ro1">
          <table:table-cell office:value-type="float" office:value="99549" calcext:value-type="float">
            <text:p>99549</text:p>
          </table:table-cell>
          <table:table-cell office:value-type="float" office:value="0" calcext:value-type="float">
            <text:p>0</text:p>
          </table:table-cell>
          <table:table-cell office:value-type="float" office:value="776186" calcext:value-type="float">
            <text:p>776186</text:p>
          </table:table-cell>
          <table:table-cell office:value-type="float" office:value="52644" calcext:value-type="float">
            <text:p>52644</text:p>
          </table:table-cell>
          <table:table-cell office:value-type="string" calcext:value-type="string">
            <text:p>aapke pass shabdo ko istemal karne ki kala hai</text:p>
          </table:table-cell>
          <table:table-cell/>
        </table:table-row>
        <table:table-row table:style-name="ro1">
          <table:table-cell office:value-type="float" office:value="119966" calcext:value-type="float">
            <text:p>119966</text:p>
          </table:table-cell>
          <table:table-cell office:value-type="float" office:value="0" calcext:value-type="float">
            <text:p>0</text:p>
          </table:table-cell>
          <table:table-cell office:value-type="float" office:value="93009" calcext:value-type="float">
            <text:p>93009</text:p>
          </table:table-cell>
          <table:table-cell office:value-type="float" office:value="5221" calcext:value-type="float">
            <text:p>5221</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65873" calcext:value-type="float">
            <text:p>165873</text:p>
          </table:table-cell>
          <table:table-cell office:value-type="float" office:value="0" calcext:value-type="float">
            <text:p>0</text:p>
          </table:table-cell>
          <table:table-cell office:value-type="float" office:value="932188" calcext:value-type="float">
            <text:p>932188</text:p>
          </table:table-cell>
          <table:table-cell office:value-type="float" office:value="45783" calcext:value-type="float">
            <text:p>45783</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87323" calcext:value-type="float">
            <text:p>187323</text:p>
          </table:table-cell>
          <table:table-cell office:value-type="float" office:value="0" calcext:value-type="float">
            <text:p>0</text:p>
          </table:table-cell>
          <table:table-cell office:value-type="float" office:value="978424" calcext:value-type="float">
            <text:p>978424</text:p>
          </table:table-cell>
          <table:table-cell office:value-type="float" office:value="136165" calcext:value-type="float">
            <text:p>136165</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27234" calcext:value-type="float">
            <text:p>227234</text:p>
          </table:table-cell>
          <table:table-cell office:value-type="float" office:value="0" calcext:value-type="float">
            <text:p>0</text:p>
          </table:table-cell>
          <table:table-cell office:value-type="float" office:value="1167810" calcext:value-type="float">
            <text:p>1167810</text:p>
          </table:table-cell>
          <table:table-cell office:value-type="float" office:value="348579" calcext:value-type="float">
            <text:p>348579</text:p>
          </table:table-cell>
          <table:table-cell office:value-type="string" calcext:value-type="string">
            <text:p>This is awesome ... Thanks for sharing .. <text:s/>beautiful clicks ❤❤</text:p>
          </table:table-cell>
          <table:table-cell/>
        </table:table-row>
        <table:table-row table:style-name="ro1">
          <table:table-cell office:value-type="float" office:value="232004" calcext:value-type="float">
            <text:p>232004</text:p>
          </table:table-cell>
          <table:table-cell office:value-type="float" office:value="0" calcext:value-type="float">
            <text:p>0</text:p>
          </table:table-cell>
          <table:table-cell office:value-type="float" office:value="1181441" calcext:value-type="float">
            <text:p>1181441</text:p>
          </table:table-cell>
          <table:table-cell office:value-type="float" office:value="76894" calcext:value-type="float">
            <text:p>76894</text:p>
          </table:table-cell>
          <table:table-cell office:value-type="string" calcext:value-type="string">
            <text:p>Amazing content ❤️❤️</text:p>
          </table:table-cell>
          <table:table-cell/>
        </table:table-row>
        <table:table-row table:style-name="ro1">
          <table:table-cell office:value-type="float" office:value="253494" calcext:value-type="float">
            <text:p>253494</text:p>
          </table:table-cell>
          <table:table-cell office:value-type="float" office:value="0" calcext:value-type="float">
            <text:p>0</text:p>
          </table:table-cell>
          <table:table-cell office:value-type="float" office:value="1297986" calcext:value-type="float">
            <text:p>1297986</text:p>
          </table:table-cell>
          <table:table-cell office:value-type="float" office:value="48905" calcext:value-type="float">
            <text:p>48905</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88966" calcext:value-type="float">
            <text:p>288966</text:p>
          </table:table-cell>
          <table:table-cell office:value-type="float" office:value="0" calcext:value-type="float">
            <text:p>0</text:p>
          </table:table-cell>
          <table:table-cell office:value-type="float" office:value="1525575" calcext:value-type="float">
            <text:p>1525575</text:p>
          </table:table-cell>
          <table:table-cell office:value-type="float" office:value="78952" calcext:value-type="float">
            <text:p>78952</text:p>
          </table:table-cell>
          <table:table-cell office:value-type="string" calcext:value-type="string">
            <text:p>Dekhne mein mast lag rahi hai yeh jagah</text:p>
          </table:table-cell>
          <table:table-cell/>
        </table:table-row>
        <table:table-row table:style-name="ro1">
          <table:table-cell office:value-type="float" office:value="305973" calcext:value-type="float">
            <text:p>305973</text:p>
          </table:table-cell>
          <table:table-cell office:value-type="float" office:value="0" calcext:value-type="float">
            <text:p>0</text:p>
          </table:table-cell>
          <table:table-cell office:value-type="float" office:value="1616458" calcext:value-type="float">
            <text:p>1616458</text:p>
          </table:table-cell>
          <table:table-cell office:value-type="float" office:value="82328" calcext:value-type="float">
            <text:p>82328</text:p>
          </table:table-cell>
          <table:table-cell office:value-type="string" calcext:value-type="string">
            <text:p>Chal yaha jaate hai, chal waha jaate hai :D</text:p>
          </table:table-cell>
          <table:table-cell/>
        </table:table-row>
        <table:table-row table:style-name="ro1">
          <table:table-cell office:value-type="float" office:value="363492" calcext:value-type="float">
            <text:p>363492</text:p>
          </table:table-cell>
          <table:table-cell office:value-type="float" office:value="0" calcext:value-type="float">
            <text:p>0</text:p>
          </table:table-cell>
          <table:table-cell office:value-type="float" office:value="2091847" calcext:value-type="float">
            <text:p>2091847</text:p>
          </table:table-cell>
          <table:table-cell office:value-type="float" office:value="19957" calcext:value-type="float">
            <text:p>19957</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408911" calcext:value-type="float">
            <text:p>408911</text:p>
          </table:table-cell>
          <table:table-cell office:value-type="float" office:value="0" calcext:value-type="float">
            <text:p>0</text:p>
          </table:table-cell>
          <table:table-cell office:value-type="float" office:value="2282269" calcext:value-type="float">
            <text:p>2282269</text:p>
          </table:table-cell>
          <table:table-cell office:value-type="float" office:value="1164152" calcext:value-type="float">
            <text:p>1164152</text:p>
          </table:table-cell>
          <table:table-cell office:value-type="string" calcext:value-type="string">
            <text:p>Hy</text:p>
          </table:table-cell>
          <table:table-cell/>
        </table:table-row>
        <table:table-row table:style-name="ro1">
          <table:table-cell office:value-type="float" office:value="450029" calcext:value-type="float">
            <text:p>450029</text:p>
          </table:table-cell>
          <table:table-cell office:value-type="float" office:value="0" calcext:value-type="float">
            <text:p>0</text:p>
          </table:table-cell>
          <table:table-cell office:value-type="float" office:value="2510712" calcext:value-type="float">
            <text:p>2510712</text:p>
          </table:table-cell>
          <table:table-cell office:value-type="float" office:value="1659997" calcext:value-type="float">
            <text:p>1659997</text:p>
          </table:table-cell>
          <table:table-cell office:value-type="string" calcext:value-type="string">
            <text:p>Please like</text:p>
          </table:table-cell>
          <table:table-cell/>
        </table:table-row>
        <table:table-row table:style-name="ro1">
          <table:table-cell office:value-type="float" office:value="17171" calcext:value-type="float">
            <text:p>17171</text:p>
          </table:table-cell>
          <table:table-cell office:value-type="float" office:value="0" calcext:value-type="float">
            <text:p>0</text:p>
          </table:table-cell>
          <table:table-cell office:value-type="float" office:value="475631" calcext:value-type="float">
            <text:p>475631</text:p>
          </table:table-cell>
          <table:table-cell office:value-type="float" office:value="164219" calcext:value-type="float">
            <text:p>164219</text:p>
          </table:table-cell>
          <table:table-cell office:value-type="string" calcext:value-type="string">
            <text:p>Could u plz give the exact adress of HAL academy ???</text:p>
          </table:table-cell>
          <table:table-cell/>
        </table:table-row>
        <table:table-row table:style-name="ro1">
          <table:table-cell office:value-type="float" office:value="47089" calcext:value-type="float">
            <text:p>47089</text:p>
          </table:table-cell>
          <table:table-cell office:value-type="float" office:value="0" calcext:value-type="float">
            <text:p>0</text:p>
          </table:table-cell>
          <table:table-cell office:value-type="float" office:value="649721" calcext:value-type="float">
            <text:p>649721</text:p>
          </table:table-cell>
          <table:table-cell office:value-type="float" office:value="77842" calcext:value-type="float">
            <text:p>77842</text:p>
          </table:table-cell>
          <table:table-cell office:value-type="string" calcext:value-type="string">
            <text:p>The title was superb! The content was a little dreary!</text:p>
          </table:table-cell>
          <table:table-cell/>
        </table:table-row>
        <table:table-row table:style-name="ro1">
          <table:table-cell office:value-type="float" office:value="85823" calcext:value-type="float">
            <text:p>85823</text:p>
          </table:table-cell>
          <table:table-cell office:value-type="float" office:value="0" calcext:value-type="float">
            <text:p>0</text:p>
          </table:table-cell>
          <table:table-cell office:value-type="float" office:value="2495" calcext:value-type="float">
            <text:p>2495</text:p>
          </table:table-cell>
          <table:table-cell office:value-type="float" office:value="20335" calcext:value-type="float">
            <text:p>20335</text:p>
          </table:table-cell>
          <table:table-cell office:value-type="string" calcext:value-type="string">
            <text:p>Hey, your pictures are so good! I wonder how to take the alternate route though.</text:p>
          </table:table-cell>
          <table:table-cell/>
        </table:table-row>
        <table:table-row table:style-name="ro1">
          <table:table-cell office:value-type="float" office:value="91661" calcext:value-type="float">
            <text:p>91661</text:p>
          </table:table-cell>
          <table:table-cell office:value-type="float" office:value="0" calcext:value-type="float">
            <text:p>0</text:p>
          </table:table-cell>
          <table:table-cell office:value-type="float" office:value="757606" calcext:value-type="float">
            <text:p>757606</text:p>
          </table:table-cell>
          <table:table-cell office:value-type="float" office:value="41590" calcext:value-type="float">
            <text:p>41590</text:p>
          </table:table-cell>
          <table:table-cell office:value-type="string" calcext:value-type="string">
            <text:p>You've had some awesome adventures! What's the next one?</text:p>
          </table:table-cell>
          <table:table-cell/>
        </table:table-row>
        <table:table-row table:style-name="ro1">
          <table:table-cell office:value-type="float" office:value="117354" calcext:value-type="float">
            <text:p>117354</text:p>
          </table:table-cell>
          <table:table-cell office:value-type="float" office:value="0" calcext:value-type="float">
            <text:p>0</text:p>
          </table:table-cell>
          <table:table-cell office:value-type="float" office:value="817194" calcext:value-type="float">
            <text:p>817194</text:p>
          </table:table-cell>
          <table:table-cell office:value-type="float" office:value="84513" calcext:value-type="float">
            <text:p>84513</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54277" calcext:value-type="float">
            <text:p>154277</text:p>
          </table:table-cell>
          <table:table-cell office:value-type="float" office:value="0" calcext:value-type="float">
            <text:p>0</text:p>
          </table:table-cell>
          <table:table-cell office:value-type="float" office:value="902499" calcext:value-type="float">
            <text:p>902499</text:p>
          </table:table-cell>
          <table:table-cell office:value-type="float" office:value="77109" calcext:value-type="float">
            <text:p>77109</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55107" calcext:value-type="float">
            <text:p>155107</text:p>
          </table:table-cell>
          <table:table-cell office:value-type="float" office:value="0" calcext:value-type="float">
            <text:p>0</text:p>
          </table:table-cell>
          <table:table-cell office:value-type="float" office:value="901783" calcext:value-type="float">
            <text:p>901783</text:p>
          </table:table-cell>
          <table:table-cell office:value-type="float" office:value="49640" calcext:value-type="float">
            <text:p>49640</text:p>
          </table:table-cell>
          <table:table-cell office:value-type="string" calcext:value-type="string">
            <text:p>You've had some awesome adventures! What's the next one?</text:p>
          </table:table-cell>
          <table:table-cell/>
        </table:table-row>
        <table:table-row table:style-name="ro1">
          <table:table-cell office:value-type="float" office:value="174451" calcext:value-type="float">
            <text:p>174451</text:p>
          </table:table-cell>
          <table:table-cell office:value-type="float" office:value="0" calcext:value-type="float">
            <text:p>0</text:p>
          </table:table-cell>
          <table:table-cell office:value-type="float" office:value="935288" calcext:value-type="float">
            <text:p>935288</text:p>
          </table:table-cell>
          <table:table-cell office:value-type="float" office:value="279256" calcext:value-type="float">
            <text:p>279256</text:p>
          </table:table-cell>
          <table:table-cell office:value-type="string" calcext:value-type="string">
            <text:p>[[@243934]] ..??</text:p>
          </table:table-cell>
          <table:table-cell/>
        </table:table-row>
        <table:table-row table:style-name="ro1">
          <table:table-cell office:value-type="float" office:value="188293" calcext:value-type="float">
            <text:p>188293</text:p>
          </table:table-cell>
          <table:table-cell office:value-type="float" office:value="0" calcext:value-type="float">
            <text:p>0</text:p>
          </table:table-cell>
          <table:table-cell office:value-type="float" office:value="979344" calcext:value-type="float">
            <text:p>979344</text:p>
          </table:table-cell>
          <table:table-cell office:value-type="float" office:value="87180" calcext:value-type="float">
            <text:p>87180</text:p>
          </table:table-cell>
          <table:table-cell office:value-type="string" calcext:value-type="string">
            <text:p>Whoa! The images are crystal clear and so is the content!</text:p>
          </table:table-cell>
          <table:table-cell/>
        </table:table-row>
        <table:table-row table:style-name="ro1">
          <table:table-cell office:value-type="float" office:value="188387" calcext:value-type="float">
            <text:p>188387</text:p>
          </table:table-cell>
          <table:table-cell office:value-type="float" office:value="0" calcext:value-type="float">
            <text:p>0</text:p>
          </table:table-cell>
          <table:table-cell office:value-type="float" office:value="979731" calcext:value-type="float">
            <text:p>979731</text:p>
          </table:table-cell>
          <table:table-cell office:value-type="float" office:value="87804" calcext:value-type="float">
            <text:p>87804</text:p>
          </table:table-cell>
          <table:table-cell office:value-type="string" calcext:value-type="string">
            <text:p>i love your work and i use it to plan my trips :)</text:p>
          </table:table-cell>
          <table:table-cell/>
        </table:table-row>
        <table:table-row table:style-name="ro1">
          <table:table-cell office:value-type="float" office:value="201347" calcext:value-type="float">
            <text:p>201347</text:p>
          </table:table-cell>
          <table:table-cell office:value-type="float" office:value="0" calcext:value-type="float">
            <text:p>0</text:p>
          </table:table-cell>
          <table:table-cell office:value-type="float" office:value="1044094" calcext:value-type="float">
            <text:p>1044094</text:p>
          </table:table-cell>
          <table:table-cell office:value-type="float" office:value="39495" calcext:value-type="float">
            <text:p>39495</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367857" calcext:value-type="float">
            <text:p>367857</text:p>
          </table:table-cell>
          <table:table-cell office:value-type="float" office:value="0" calcext:value-type="float">
            <text:p>0</text:p>
          </table:table-cell>
          <table:table-cell office:value-type="float" office:value="2158827" calcext:value-type="float">
            <text:p>2158827</text:p>
          </table:table-cell>
          <table:table-cell office:value-type="float" office:value="52534" calcext:value-type="float">
            <text:p>52534</text:p>
          </table:table-cell>
          <table:table-cell office:value-type="string" calcext:value-type="string">
            <text:p>Gorgeous trail this one!</text:p>
          </table:table-cell>
          <table:table-cell/>
        </table:table-row>
        <table:table-row table:style-name="ro1">
          <table:table-cell office:value-type="float" office:value="375055" calcext:value-type="float">
            <text:p>375055</text:p>
          </table:table-cell>
          <table:table-cell office:value-type="float" office:value="0" calcext:value-type="float">
            <text:p>0</text:p>
          </table:table-cell>
          <table:table-cell office:value-type="float" office:value="2226120" calcext:value-type="float">
            <text:p>2226120</text:p>
          </table:table-cell>
          <table:table-cell office:value-type="float" office:value="80847" calcext:value-type="float">
            <text:p>80847</text:p>
          </table:table-cell>
          <table:table-cell office:value-type="string" calcext:value-type="string">
            <text:p>i love your work and i use it to plan my trips :)</text:p>
          </table:table-cell>
          <table:table-cell/>
        </table:table-row>
        <table:table-row table:style-name="ro1">
          <table:table-cell office:value-type="float" office:value="400415" calcext:value-type="float">
            <text:p>400415</text:p>
          </table:table-cell>
          <table:table-cell office:value-type="float" office:value="0" calcext:value-type="float">
            <text:p>0</text:p>
          </table:table-cell>
          <table:table-cell office:value-type="float" office:value="2266667" calcext:value-type="float">
            <text:p>2266667</text:p>
          </table:table-cell>
          <table:table-cell office:value-type="float" office:value="1017637" calcext:value-type="float">
            <text:p>1017637</text:p>
          </table:table-cell>
          <table:table-cell office:value-type="string" calcext:value-type="string">
            <text:p>Super</text:p>
          </table:table-cell>
          <table:table-cell/>
        </table:table-row>
        <table:table-row table:style-name="ro1">
          <table:table-cell office:value-type="float" office:value="413961" calcext:value-type="float">
            <text:p>413961</text:p>
          </table:table-cell>
          <table:table-cell office:value-type="float" office:value="0" calcext:value-type="float">
            <text:p>0</text:p>
          </table:table-cell>
          <table:table-cell office:value-type="float" office:value="882122" calcext:value-type="float">
            <text:p>882122</text:p>
          </table:table-cell>
          <table:table-cell office:value-type="float" office:value="1384549" calcext:value-type="float">
            <text:p>1384549</text:p>
          </table:table-cell>
          <table:table-cell office:value-type="string" calcext:value-type="string">
            <text:p>Nice</text:p>
          </table:table-cell>
          <table:table-cell/>
        </table:table-row>
        <table:table-row table:style-name="ro1">
          <table:table-cell office:value-type="float" office:value="9819" calcext:value-type="float">
            <text:p>9819</text:p>
          </table:table-cell>
          <table:table-cell office:value-type="float" office:value="0" calcext:value-type="float">
            <text:p>0</text:p>
          </table:table-cell>
          <table:table-cell office:value-type="float" office:value="397575" calcext:value-type="float">
            <text:p>397575</text:p>
          </table:table-cell>
          <table:table-cell office:value-type="float" office:value="108396" calcext:value-type="float">
            <text:p>108396</text:p>
          </table:table-cell>
          <table:table-cell office:value-type="string" calcext:value-type="string">
            <text:p>[[@4099]] <text:s/>wt else content do u want?</text:p>
          </table:table-cell>
          <table:table-cell/>
        </table:table-row>
        <table:table-row table:style-name="ro1">
          <table:table-cell office:value-type="float" office:value="59853" calcext:value-type="float">
            <text:p>59853</text:p>
          </table:table-cell>
          <table:table-cell office:value-type="float" office:value="0" calcext:value-type="float">
            <text:p>0</text:p>
          </table:table-cell>
          <table:table-cell office:value-type="float" office:value="678326" calcext:value-type="float">
            <text:p>678326</text:p>
          </table:table-cell>
          <table:table-cell office:value-type="float" office:value="82470" calcext:value-type="float">
            <text:p>82470</text:p>
          </table:table-cell>
          <table:table-cell office:value-type="string" calcext:value-type="string">
            <text:p>Super se bhi uper!</text:p>
          </table:table-cell>
          <table:table-cell/>
        </table:table-row>
        <table:table-row table:style-name="ro1">
          <table:table-cell office:value-type="float" office:value="96996" calcext:value-type="float">
            <text:p>96996</text:p>
          </table:table-cell>
          <table:table-cell office:value-type="float" office:value="0" calcext:value-type="float">
            <text:p>0</text:p>
          </table:table-cell>
          <table:table-cell office:value-type="float" office:value="769476" calcext:value-type="float">
            <text:p>769476</text:p>
          </table:table-cell>
          <table:table-cell office:value-type="float" office:value="83982" calcext:value-type="float">
            <text:p>83982</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16206" calcext:value-type="float">
            <text:p>116206</text:p>
          </table:table-cell>
          <table:table-cell office:value-type="float" office:value="0" calcext:value-type="float">
            <text:p>0</text:p>
          </table:table-cell>
          <table:table-cell office:value-type="float" office:value="628523" calcext:value-type="float">
            <text:p>628523</text:p>
          </table:table-cell>
          <table:table-cell office:value-type="float" office:value="81857" calcext:value-type="float">
            <text:p>81857</text:p>
          </table:table-cell>
          <table:table-cell office:value-type="string" calcext:value-type="string">
            <text:p>Atti Sundar!</text:p>
          </table:table-cell>
          <table:table-cell/>
        </table:table-row>
        <table:table-row table:style-name="ro1">
          <table:table-cell office:value-type="float" office:value="153565" calcext:value-type="float">
            <text:p>153565</text:p>
          </table:table-cell>
          <table:table-cell office:value-type="float" office:value="0" calcext:value-type="float">
            <text:p>0</text:p>
          </table:table-cell>
          <table:table-cell office:value-type="float" office:value="901215" calcext:value-type="float">
            <text:p>901215</text:p>
          </table:table-cell>
          <table:table-cell office:value-type="float" office:value="269943" calcext:value-type="float">
            <text:p>269943</text:p>
          </table:table-cell>
          <table:table-cell office:value-type="string" calcext:value-type="string">
            <text:p>[[@39548]] thank u :)</text:p>
          </table:table-cell>
          <table:table-cell/>
        </table:table-row>
        <table:table-row table:style-name="ro1">
          <table:table-cell office:value-type="float" office:value="157870" calcext:value-type="float">
            <text:p>157870</text:p>
          </table:table-cell>
          <table:table-cell office:value-type="float" office:value="0" calcext:value-type="float">
            <text:p>0</text:p>
          </table:table-cell>
          <table:table-cell office:value-type="float" office:value="912542" calcext:value-type="float">
            <text:p>912542</text:p>
          </table:table-cell>
          <table:table-cell office:value-type="float" office:value="88078" calcext:value-type="float">
            <text:p>88078</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158963" calcext:value-type="float">
            <text:p>158963</text:p>
          </table:table-cell>
          <table:table-cell office:value-type="float" office:value="0" calcext:value-type="float">
            <text:p>0</text:p>
          </table:table-cell>
          <table:table-cell office:value-type="float" office:value="914919" calcext:value-type="float">
            <text:p>914919</text:p>
          </table:table-cell>
          <table:table-cell office:value-type="float" office:value="86499" calcext:value-type="float">
            <text:p>86499</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99973" calcext:value-type="float">
            <text:p>199973</text:p>
          </table:table-cell>
          <table:table-cell office:value-type="float" office:value="0" calcext:value-type="float">
            <text:p>0</text:p>
          </table:table-cell>
          <table:table-cell office:value-type="float" office:value="652079" calcext:value-type="float">
            <text:p>652079</text:p>
          </table:table-cell>
          <table:table-cell office:value-type="float" office:value="86675" calcext:value-type="float">
            <text:p>86675</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48323" calcext:value-type="float">
            <text:p>248323</text:p>
          </table:table-cell>
          <table:table-cell office:value-type="float" office:value="0" calcext:value-type="float">
            <text:p>0</text:p>
          </table:table-cell>
          <table:table-cell office:value-type="float" office:value="1254203" calcext:value-type="float">
            <text:p>1254203</text:p>
          </table:table-cell>
          <table:table-cell office:value-type="float" office:value="40130" calcext:value-type="float">
            <text:p>40130</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65345" calcext:value-type="float">
            <text:p>265345</text:p>
          </table:table-cell>
          <table:table-cell office:value-type="float" office:value="0" calcext:value-type="float">
            <text:p>0</text:p>
          </table:table-cell>
          <table:table-cell office:value-type="float" office:value="1383399" calcext:value-type="float">
            <text:p>1383399</text:p>
          </table:table-cell>
          <table:table-cell office:value-type="float" office:value="424569" calcext:value-type="float">
            <text:p>424569</text:p>
          </table:table-cell>
          <table:table-cell office:value-type="string" calcext:value-type="string">
            <text:p>[[@45981]] Thats true.</text:p>
          </table:table-cell>
          <table:table-cell/>
        </table:table-row>
        <table:table-row table:style-name="ro1">
          <table:table-cell office:value-type="float" office:value="294533" calcext:value-type="float">
            <text:p>294533</text:p>
          </table:table-cell>
          <table:table-cell office:value-type="float" office:value="0" calcext:value-type="float">
            <text:p>0</text:p>
          </table:table-cell>
          <table:table-cell office:value-type="float" office:value="1125664" calcext:value-type="float">
            <text:p>1125664</text:p>
          </table:table-cell>
          <table:table-cell office:value-type="float" office:value="339258" calcext:value-type="float">
            <text:p>339258</text:p>
          </table:table-cell>
          <table:table-cell office:value-type="string" calcext:value-type="string">
            <text:p>If you're in Delhi must try once......</text:p>
          </table:table-cell>
          <table:table-cell/>
        </table:table-row>
        <table:table-row table:style-name="ro1">
          <table:table-cell office:value-type="float" office:value="387027" calcext:value-type="float">
            <text:p>387027</text:p>
          </table:table-cell>
          <table:table-cell office:value-type="float" office:value="0" calcext:value-type="float">
            <text:p>0</text:p>
          </table:table-cell>
          <table:table-cell office:value-type="float" office:value="96465" calcext:value-type="float">
            <text:p>96465</text:p>
          </table:table-cell>
          <table:table-cell office:value-type="float" office:value="141197" calcext:value-type="float">
            <text:p>141197</text:p>
          </table:table-cell>
          <table:table-cell office:value-type="string" calcext:value-type="string">
            <text:p>Wow</text:p>
          </table:table-cell>
          <table:table-cell/>
        </table:table-row>
        <table:table-row table:style-name="ro1">
          <table:table-cell office:value-type="float" office:value="426501" calcext:value-type="float">
            <text:p>426501</text:p>
          </table:table-cell>
          <table:table-cell office:value-type="float" office:value="0" calcext:value-type="float">
            <text:p>0</text:p>
          </table:table-cell>
          <table:table-cell office:value-type="float" office:value="2260917" calcext:value-type="float">
            <text:p>2260917</text:p>
          </table:table-cell>
          <table:table-cell office:value-type="float" office:value="13744" calcext:value-type="float">
            <text:p>13744</text:p>
          </table:table-cell>
          <table:table-cell office:value-type="string" calcext:value-type="string">
            <text:p>gud photos</text:p>
          </table:table-cell>
          <table:table-cell/>
        </table:table-row>
        <table:table-row table:style-name="ro1">
          <table:table-cell office:value-type="float" office:value="97741" calcext:value-type="float">
            <text:p>97741</text:p>
          </table:table-cell>
          <table:table-cell office:value-type="float" office:value="0" calcext:value-type="float">
            <text:p>0</text:p>
          </table:table-cell>
          <table:table-cell office:value-type="float" office:value="771611" calcext:value-type="float">
            <text:p>771611</text:p>
          </table:table-cell>
          <table:table-cell office:value-type="float" office:value="79925" calcext:value-type="float">
            <text:p>79925</text:p>
          </table:table-cell>
          <table:table-cell office:value-type="string" calcext:value-type="string">
            <text:p>Woww awesome! ❤️❤️</text:p>
          </table:table-cell>
          <table:table-cell/>
        </table:table-row>
        <table:table-row table:style-name="ro1">
          <table:table-cell office:value-type="float" office:value="200326" calcext:value-type="float">
            <text:p>200326</text:p>
          </table:table-cell>
          <table:table-cell office:value-type="float" office:value="0" calcext:value-type="float">
            <text:p>0</text:p>
          </table:table-cell>
          <table:table-cell office:value-type="float" office:value="1037511" calcext:value-type="float">
            <text:p>1037511</text:p>
          </table:table-cell>
          <table:table-cell office:value-type="float" office:value="20188" calcext:value-type="float">
            <text:p>20188</text:p>
          </table:table-cell>
          <table:table-cell office:value-type="string" calcext:value-type="string">
            <text:p>Your content is so good, wonder why the followers count is low!</text:p>
          </table:table-cell>
          <table:table-cell/>
        </table:table-row>
        <table:table-row table:style-name="ro1">
          <table:table-cell office:value-type="float" office:value="301467" calcext:value-type="float">
            <text:p>301467</text:p>
          </table:table-cell>
          <table:table-cell office:value-type="float" office:value="1183211" calcext:value-type="float">
            <text:p>1183211</text:p>
          </table:table-cell>
          <table:table-cell office:value-type="float" office:value="0" calcext:value-type="float">
            <text:p>0</text:p>
          </table:table-cell>
          <table:table-cell office:value-type="float" office:value="461463" calcext:value-type="float">
            <text:p>461463</text:p>
          </table:table-cell>
          <table:table-cell office:value-type="string" calcext:value-type="string">
            <text:p>[[@452340]] <text:s/>thanks❤️</text:p>
          </table:table-cell>
          <table:table-cell/>
        </table:table-row>
        <table:table-row table:style-name="ro1">
          <table:table-cell office:value-type="float" office:value="373257" calcext:value-type="float">
            <text:p>373257</text:p>
          </table:table-cell>
          <table:table-cell office:value-type="float" office:value="0" calcext:value-type="float">
            <text:p>0</text:p>
          </table:table-cell>
          <table:table-cell office:value-type="float" office:value="1095307" calcext:value-type="float">
            <text:p>1095307</text:p>
          </table:table-cell>
          <table:table-cell office:value-type="float" office:value="329831" calcext:value-type="float">
            <text:p>329831</text:p>
          </table:table-cell>
          <table:table-cell office:value-type="string" calcext:value-type="string">
            <text:p>[[@85060]] thank you for the compliment..always plan trips just for relaxation</text:p>
          </table:table-cell>
          <table:table-cell/>
        </table:table-row>
        <table:table-row table:style-name="ro1">
          <table:table-cell office:value-type="float" office:value="404466" calcext:value-type="float">
            <text:p>404466</text:p>
          </table:table-cell>
          <table:table-cell office:value-type="float" office:value="0" calcext:value-type="float">
            <text:p>0</text:p>
          </table:table-cell>
          <table:table-cell office:value-type="float" office:value="2296194" calcext:value-type="float">
            <text:p>2296194</text:p>
          </table:table-cell>
          <table:table-cell office:value-type="float" office:value="6869" calcext:value-type="float">
            <text:p>6869</text:p>
          </table:table-cell>
          <table:table-cell office:value-type="string" calcext:value-type="string">
            <text:p>Presentation Skills on point</text:p>
          </table:table-cell>
          <table:table-cell/>
        </table:table-row>
        <table:table-row table:style-name="ro1">
          <table:table-cell office:value-type="float" office:value="419366" calcext:value-type="float">
            <text:p>419366</text:p>
          </table:table-cell>
          <table:table-cell office:value-type="float" office:value="0" calcext:value-type="float">
            <text:p>0</text:p>
          </table:table-cell>
          <table:table-cell office:value-type="float" office:value="2347871" calcext:value-type="float">
            <text:p>2347871</text:p>
          </table:table-cell>
          <table:table-cell office:value-type="float" office:value="20511" calcext:value-type="float">
            <text:p>20511</text:p>
          </table:table-cell>
          <table:table-cell office:value-type="string" calcext:value-type="string">
            <text:p>the city looks very posh</text:p>
          </table:table-cell>
          <table:table-cell/>
        </table:table-row>
        <table:table-row table:style-name="ro1">
          <table:table-cell office:value-type="float" office:value="428060" calcext:value-type="float">
            <text:p>428060</text:p>
          </table:table-cell>
          <table:table-cell office:value-type="float" office:value="0" calcext:value-type="float">
            <text:p>0</text:p>
          </table:table-cell>
          <table:table-cell office:value-type="float" office:value="2341795" calcext:value-type="float">
            <text:p>2341795</text:p>
          </table:table-cell>
          <table:table-cell office:value-type="float" office:value="49492" calcext:value-type="float">
            <text:p>49492</text:p>
          </table:table-cell>
          <table:table-cell office:value-type="string" calcext:value-type="string">
            <text:p>This is an amazing place</text:p>
          </table:table-cell>
          <table:table-cell/>
        </table:table-row>
        <table:table-row table:style-name="ro1">
          <table:table-cell office:value-type="float" office:value="432869" calcext:value-type="float">
            <text:p>432869</text:p>
          </table:table-cell>
          <table:table-cell office:value-type="float" office:value="0" calcext:value-type="float">
            <text:p>0</text:p>
          </table:table-cell>
          <table:table-cell office:value-type="float" office:value="44486" calcext:value-type="float">
            <text:p>44486</text:p>
          </table:table-cell>
          <table:table-cell office:value-type="float" office:value="15221" calcext:value-type="float">
            <text:p>15221</text:p>
          </table:table-cell>
          <table:table-cell office:value-type="string" calcext:value-type="string">
            <text:p>how was your experience?</text:p>
          </table:table-cell>
          <table:table-cell/>
        </table:table-row>
        <table:table-row table:style-name="ro1">
          <table:table-cell office:value-type="float" office:value="11226" calcext:value-type="float">
            <text:p>11226</text:p>
          </table:table-cell>
          <table:table-cell office:value-type="float" office:value="0" calcext:value-type="float">
            <text:p>0</text:p>
          </table:table-cell>
          <table:table-cell office:value-type="float" office:value="431615" calcext:value-type="float">
            <text:p>431615</text:p>
          </table:table-cell>
          <table:table-cell office:value-type="float" office:value="3134" calcext:value-type="float">
            <text:p>3134</text:p>
          </table:table-cell>
          <table:table-cell office:value-type="string" calcext:value-type="string">
            <text:p>good work!!</text:p>
          </table:table-cell>
          <table:table-cell/>
        </table:table-row>
        <table:table-row table:style-name="ro1">
          <table:table-cell office:value-type="float" office:value="26379" calcext:value-type="float">
            <text:p>26379</text:p>
          </table:table-cell>
          <table:table-cell office:value-type="float" office:value="0" calcext:value-type="float">
            <text:p>0</text:p>
          </table:table-cell>
          <table:table-cell office:value-type="float" office:value="601836" calcext:value-type="float">
            <text:p>601836</text:p>
          </table:table-cell>
          <table:table-cell office:value-type="float" office:value="41652" calcext:value-type="float">
            <text:p>41652</text:p>
          </table:table-cell>
          <table:table-cell office:value-type="string" calcext:value-type="string">
            <text:p>OMG! yeh mera India</text:p>
          </table:table-cell>
          <table:table-cell/>
        </table:table-row>
        <table:table-row table:style-name="ro1">
          <table:table-cell office:value-type="float" office:value="49681" calcext:value-type="float">
            <text:p>49681</text:p>
          </table:table-cell>
          <table:table-cell office:value-type="float" office:value="44250" calcext:value-type="float">
            <text:p>44250</text:p>
          </table:table-cell>
          <table:table-cell office:value-type="float" office:value="0" calcext:value-type="float">
            <text:p>0</text:p>
          </table:table-cell>
          <table:table-cell office:value-type="float" office:value="196068" calcext:value-type="float">
            <text:p>196068</text:p>
          </table:table-cell>
          <table:table-cell office:value-type="string" calcext:value-type="string">
            <text:p>I have seen you somewhere ?</text:p>
          </table:table-cell>
          <table:table-cell/>
        </table:table-row>
        <table:table-row table:style-name="ro1">
          <table:table-cell office:value-type="float" office:value="58630" calcext:value-type="float">
            <text:p>58630</text:p>
          </table:table-cell>
          <table:table-cell office:value-type="float" office:value="0" calcext:value-type="float">
            <text:p>0</text:p>
          </table:table-cell>
          <table:table-cell office:value-type="float" office:value="674365" calcext:value-type="float">
            <text:p>674365</text:p>
          </table:table-cell>
          <table:table-cell office:value-type="float" office:value="82937" calcext:value-type="float">
            <text:p>82937</text:p>
          </table:table-cell>
          <table:table-cell office:value-type="string" calcext:value-type="string">
            <text:p>Mast ekdum</text:p>
          </table:table-cell>
          <table:table-cell/>
        </table:table-row>
        <table:table-row table:style-name="ro1">
          <table:table-cell office:value-type="float" office:value="68749" calcext:value-type="float">
            <text:p>68749</text:p>
          </table:table-cell>
          <table:table-cell office:value-type="float" office:value="147304" calcext:value-type="float">
            <text:p>147304</text:p>
          </table:table-cell>
          <table:table-cell office:value-type="float" office:value="0" calcext:value-type="float">
            <text:p>0</text:p>
          </table:table-cell>
          <table:table-cell office:value-type="float" office:value="163503" calcext:value-type="float">
            <text:p>163503</text:p>
          </table:table-cell>
          <table:table-cell office:value-type="string" calcext:value-type="string">
            <text:p>Hii wen is the best time to go ND wats the nearest airport</text:p>
          </table:table-cell>
          <table:table-cell/>
        </table:table-row>
        <table:table-row table:style-name="ro1">
          <table:table-cell office:value-type="float" office:value="104661" calcext:value-type="float">
            <text:p>104661</text:p>
          </table:table-cell>
          <table:table-cell office:value-type="float" office:value="0" calcext:value-type="float">
            <text:p>0</text:p>
          </table:table-cell>
          <table:table-cell office:value-type="float" office:value="787828" calcext:value-type="float">
            <text:p>787828</text:p>
          </table:table-cell>
          <table:table-cell office:value-type="float" office:value="40682" calcext:value-type="float">
            <text:p>40682</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13753" calcext:value-type="float">
            <text:p>113753</text:p>
          </table:table-cell>
          <table:table-cell office:value-type="float" office:value="0" calcext:value-type="float">
            <text:p>0</text:p>
          </table:table-cell>
          <table:table-cell office:value-type="float" office:value="804958" calcext:value-type="float">
            <text:p>804958</text:p>
          </table:table-cell>
          <table:table-cell office:value-type="float" office:value="81675" calcext:value-type="float">
            <text:p>81675</text:p>
          </table:table-cell>
          <table:table-cell office:value-type="string" calcext:value-type="string">
            <text:p>Chal yaha jaate hai, chal waha jaate hai :D</text:p>
          </table:table-cell>
          <table:table-cell/>
        </table:table-row>
        <table:table-row table:style-name="ro1">
          <table:table-cell office:value-type="float" office:value="227425" calcext:value-type="float">
            <text:p>227425</text:p>
          </table:table-cell>
          <table:table-cell office:value-type="float" office:value="0" calcext:value-type="float">
            <text:p>0</text:p>
          </table:table-cell>
          <table:table-cell office:value-type="float" office:value="1170130" calcext:value-type="float">
            <text:p>1170130</text:p>
          </table:table-cell>
          <table:table-cell office:value-type="float" office:value="353035" calcext:value-type="float">
            <text:p>353035</text:p>
          </table:table-cell>
          <table:table-cell office:value-type="string" calcext:value-type="string">
            <text:p>Sure</text:p>
          </table:table-cell>
          <table:table-cell/>
        </table:table-row>
        <table:table-row table:style-name="ro1">
          <table:table-cell office:value-type="float" office:value="291452" calcext:value-type="float">
            <text:p>291452</text:p>
          </table:table-cell>
          <table:table-cell office:value-type="float" office:value="0" calcext:value-type="float">
            <text:p>0</text:p>
          </table:table-cell>
          <table:table-cell office:value-type="float" office:value="1287518" calcext:value-type="float">
            <text:p>1287518</text:p>
          </table:table-cell>
          <table:table-cell office:value-type="float" office:value="472764" calcext:value-type="float">
            <text:p>472764</text:p>
          </table:table-cell>
          <table:table-cell office:value-type="string" calcext:value-type="string">
            <text:p>Abhi waterfalls near madikeri kodagu ( <text:s/>coorg.) <text:s/>district</text:p>
          </table:table-cell>
          <table:table-cell/>
        </table:table-row>
        <table:table-row table:style-name="ro1">
          <table:table-cell office:value-type="float" office:value="419846" calcext:value-type="float">
            <text:p>419846</text:p>
          </table:table-cell>
          <table:table-cell office:value-type="float" office:value="0" calcext:value-type="float">
            <text:p>0</text:p>
          </table:table-cell>
          <table:table-cell office:value-type="float" office:value="2340595" calcext:value-type="float">
            <text:p>2340595</text:p>
          </table:table-cell>
          <table:table-cell office:value-type="float" office:value="8186" calcext:value-type="float">
            <text:p>8186</text:p>
          </table:table-cell>
          <table:table-cell office:value-type="string" calcext:value-type="string">
            <text:p>hey send me your credentials</text:p>
          </table:table-cell>
          <table:table-cell/>
        </table:table-row>
        <table:table-row table:style-name="ro1">
          <table:table-cell office:value-type="float" office:value="433975" calcext:value-type="float">
            <text:p>433975</text:p>
          </table:table-cell>
          <table:table-cell office:value-type="float" office:value="0" calcext:value-type="float">
            <text:p>0</text:p>
          </table:table-cell>
          <table:table-cell office:value-type="float" office:value="2367454" calcext:value-type="float">
            <text:p>2367454</text:p>
          </table:table-cell>
          <table:table-cell office:value-type="float" office:value="1475917" calcext:value-type="float">
            <text:p>1475917</text:p>
          </table:table-cell>
          <table:table-cell office:value-type="string" calcext:value-type="string">
            <text:p>Vr good ?</text:p>
          </table:table-cell>
          <table:table-cell/>
        </table:table-row>
        <table:table-row table:style-name="ro1">
          <table:table-cell office:value-type="float" office:value="440193" calcext:value-type="float">
            <text:p>440193</text:p>
          </table:table-cell>
          <table:table-cell office:value-type="float" office:value="0" calcext:value-type="float">
            <text:p>0</text:p>
          </table:table-cell>
          <table:table-cell office:value-type="float" office:value="2411033" calcext:value-type="float">
            <text:p>2411033</text:p>
          </table:table-cell>
          <table:table-cell office:value-type="float" office:value="1650952" calcext:value-type="float">
            <text:p>1650952</text:p>
          </table:table-cell>
          <table:table-cell office:value-type="string" calcext:value-type="string">
            <text:p>Funny video ever like guys show your love</text:p>
          </table:table-cell>
          <table:table-cell/>
        </table:table-row>
        <table:table-row table:style-name="ro1">
          <table:table-cell office:value-type="float" office:value="46979" calcext:value-type="float">
            <text:p>46979</text:p>
          </table:table-cell>
          <table:table-cell office:value-type="float" office:value="0" calcext:value-type="float">
            <text:p>0</text:p>
          </table:table-cell>
          <table:table-cell office:value-type="float" office:value="649935" calcext:value-type="float">
            <text:p>649935</text:p>
          </table:table-cell>
          <table:table-cell office:value-type="float" office:value="83227" calcext:value-type="float">
            <text:p>83227</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48594" calcext:value-type="float">
            <text:p>48594</text:p>
          </table:table-cell>
          <table:table-cell office:value-type="float" office:value="0" calcext:value-type="float">
            <text:p>0</text:p>
          </table:table-cell>
          <table:table-cell office:value-type="float" office:value="653731" calcext:value-type="float">
            <text:p>653731</text:p>
          </table:table-cell>
          <table:table-cell office:value-type="float" office:value="184549" calcext:value-type="float">
            <text:p>184549</text:p>
          </table:table-cell>
          <table:table-cell office:value-type="string" calcext:value-type="string">
            <text:p>[[@86056]] Thanks buddy</text:p>
          </table:table-cell>
          <table:table-cell/>
        </table:table-row>
        <table:table-row table:style-name="ro1">
          <table:table-cell office:value-type="float" office:value="92945" calcext:value-type="float">
            <text:p>92945</text:p>
          </table:table-cell>
          <table:table-cell office:value-type="float" office:value="0" calcext:value-type="float">
            <text:p>0</text:p>
          </table:table-cell>
          <table:table-cell office:value-type="float" office:value="760459" calcext:value-type="float">
            <text:p>760459</text:p>
          </table:table-cell>
          <table:table-cell office:value-type="float" office:value="226023" calcext:value-type="float">
            <text:p>226023</text:p>
          </table:table-cell>
          <table:table-cell office:value-type="string" calcext:value-type="string">
            <text:p>[[@76664]] thank you so much.. the image is 100% real with no editing.. and was clicked by a phone camera.. this place is simply heaven on earth ?❤️</text:p>
          </table:table-cell>
          <table:table-cell/>
        </table:table-row>
        <table:table-row table:style-name="ro1">
          <table:table-cell office:value-type="float" office:value="111077" calcext:value-type="float">
            <text:p>111077</text:p>
          </table:table-cell>
          <table:table-cell office:value-type="float" office:value="292799" calcext:value-type="float">
            <text:p>292799</text:p>
          </table:table-cell>
          <table:table-cell office:value-type="float" office:value="0" calcext:value-type="float">
            <text:p>0</text:p>
          </table:table-cell>
          <table:table-cell office:value-type="float" office:value="238817" calcext:value-type="float">
            <text:p>238817</text:p>
          </table:table-cell>
          <table:table-cell office:value-type="string" calcext:value-type="string">
            <text:p>Take me with you divs next time...</text:p>
          </table:table-cell>
          <table:table-cell/>
        </table:table-row>
        <table:table-row table:style-name="ro1">
          <table:table-cell office:value-type="float" office:value="123476" calcext:value-type="float">
            <text:p>123476</text:p>
          </table:table-cell>
          <table:table-cell office:value-type="float" office:value="0" calcext:value-type="float">
            <text:p>0</text:p>
          </table:table-cell>
          <table:table-cell office:value-type="float" office:value="822047" calcext:value-type="float">
            <text:p>822047</text:p>
          </table:table-cell>
          <table:table-cell office:value-type="float" office:value="84649" calcext:value-type="float">
            <text:p>84649</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160256" calcext:value-type="float">
            <text:p>160256</text:p>
          </table:table-cell>
          <table:table-cell office:value-type="float" office:value="0" calcext:value-type="float">
            <text:p>0</text:p>
          </table:table-cell>
          <table:table-cell office:value-type="float" office:value="847593" calcext:value-type="float">
            <text:p>847593</text:p>
          </table:table-cell>
          <table:table-cell office:value-type="float" office:value="80382" calcext:value-type="float">
            <text:p>80382</text:p>
          </table:table-cell>
          <table:table-cell office:value-type="string" calcext:value-type="string">
            <text:p>Hey! Loved your trail !When are you posting your next one?</text:p>
          </table:table-cell>
          <table:table-cell/>
        </table:table-row>
        <table:table-row table:style-name="ro1">
          <table:table-cell office:value-type="float" office:value="181818" calcext:value-type="float">
            <text:p>181818</text:p>
          </table:table-cell>
          <table:table-cell office:value-type="float" office:value="0" calcext:value-type="float">
            <text:p>0</text:p>
          </table:table-cell>
          <table:table-cell office:value-type="float" office:value="92367" calcext:value-type="float">
            <text:p>92367</text:p>
          </table:table-cell>
          <table:table-cell office:value-type="float" office:value="79743" calcext:value-type="float">
            <text:p>79743</text:p>
          </table:table-cell>
          <table:table-cell office:value-type="string" calcext:value-type="string">
            <text:p>Lage Raho Launde! Mast kaam kar rahe ho</text:p>
          </table:table-cell>
          <table:table-cell/>
        </table:table-row>
        <table:table-row table:style-name="ro1">
          <table:table-cell office:value-type="float" office:value="216962" calcext:value-type="float">
            <text:p>216962</text:p>
          </table:table-cell>
          <table:table-cell office:value-type="float" office:value="0" calcext:value-type="float">
            <text:p>0</text:p>
          </table:table-cell>
          <table:table-cell office:value-type="float" office:value="1116695" calcext:value-type="float">
            <text:p>1116695</text:p>
          </table:table-cell>
          <table:table-cell office:value-type="float" office:value="39591" calcext:value-type="float">
            <text:p>39591</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268670" calcext:value-type="float">
            <text:p>268670</text:p>
          </table:table-cell>
          <table:table-cell office:value-type="float" office:value="0" calcext:value-type="float">
            <text:p>0</text:p>
          </table:table-cell>
          <table:table-cell office:value-type="float" office:value="1400817" calcext:value-type="float">
            <text:p>1400817</text:p>
          </table:table-cell>
          <table:table-cell office:value-type="float" office:value="79263" calcext:value-type="float">
            <text:p>79263</text:p>
          </table:table-cell>
          <table:table-cell office:value-type="string" calcext:value-type="string">
            <text:p>Awesome pictures, could you also share some videos of the placce?</text:p>
          </table:table-cell>
          <table:table-cell/>
        </table:table-row>
        <table:table-row table:style-name="ro1">
          <table:table-cell office:value-type="float" office:value="452581" calcext:value-type="float">
            <text:p>452581</text:p>
          </table:table-cell>
          <table:table-cell office:value-type="float" office:value="0" calcext:value-type="float">
            <text:p>0</text:p>
          </table:table-cell>
          <table:table-cell office:value-type="float" office:value="2129153" calcext:value-type="float">
            <text:p>2129153</text:p>
          </table:table-cell>
          <table:table-cell office:value-type="float" office:value="1966567" calcext:value-type="float">
            <text:p>1966567</text:p>
          </table:table-cell>
          <table:table-cell office:value-type="string" calcext:value-type="string">
            <text:p>Naic pic</text:p>
          </table:table-cell>
          <table:table-cell/>
        </table:table-row>
        <table:table-row table:style-name="ro1">
          <table:table-cell office:value-type="float" office:value="461463" calcext:value-type="float">
            <text:p>461463</text:p>
          </table:table-cell>
          <table:table-cell office:value-type="float" office:value="0" calcext:value-type="float">
            <text:p>0</text:p>
          </table:table-cell>
          <table:table-cell office:value-type="float" office:value="2234775" calcext:value-type="float">
            <text:p>2234775</text:p>
          </table:table-cell>
          <table:table-cell office:value-type="float" office:value="2208297" calcext:value-type="float">
            <text:p>2208297</text:p>
          </table:table-cell>
          <table:table-cell office:value-type="string" calcext:value-type="string">
            <text:p>Nice looking</text:p>
          </table:table-cell>
          <table:table-cell/>
        </table:table-row>
        <table:table-row table:style-name="ro1">
          <table:table-cell office:value-type="float" office:value="17727" calcext:value-type="float">
            <text:p>17727</text:p>
          </table:table-cell>
          <table:table-cell office:value-type="float" office:value="2044" calcext:value-type="float">
            <text:p>2044</text:p>
          </table:table-cell>
          <table:table-cell office:value-type="float" office:value="0" calcext:value-type="float">
            <text:p>0</text:p>
          </table:table-cell>
          <table:table-cell office:value-type="float" office:value="169805" calcext:value-type="float">
            <text:p>169805</text:p>
          </table:table-cell>
          <table:table-cell office:value-type="string" calcext:value-type="string">
            <text:p>Nice</text:p>
          </table:table-cell>
          <table:table-cell/>
        </table:table-row>
        <table:table-row table:style-name="ro1">
          <table:table-cell office:value-type="float" office:value="191906" calcext:value-type="float">
            <text:p>191906</text:p>
          </table:table-cell>
          <table:table-cell office:value-type="float" office:value="0" calcext:value-type="float">
            <text:p>0</text:p>
          </table:table-cell>
          <table:table-cell office:value-type="float" office:value="995332" calcext:value-type="float">
            <text:p>995332</text:p>
          </table:table-cell>
          <table:table-cell office:value-type="float" office:value="84160" calcext:value-type="float">
            <text:p>84160</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29306" calcext:value-type="float">
            <text:p>229306</text:p>
          </table:table-cell>
          <table:table-cell office:value-type="float" office:value="0" calcext:value-type="float">
            <text:p>0</text:p>
          </table:table-cell>
          <table:table-cell office:value-type="float" office:value="1172081" calcext:value-type="float">
            <text:p>1172081</text:p>
          </table:table-cell>
          <table:table-cell office:value-type="float" office:value="352230" calcext:value-type="float">
            <text:p>352230</text:p>
          </table:table-cell>
          <table:table-cell office:value-type="string" calcext:value-type="string">
            <text:p>[[@86494]] thanks bro..</text:p>
          </table:table-cell>
          <table:table-cell/>
        </table:table-row>
        <table:table-row table:style-name="ro1">
          <table:table-cell office:value-type="float" office:value="252134" calcext:value-type="float">
            <text:p>252134</text:p>
          </table:table-cell>
          <table:table-cell office:value-type="float" office:value="0" calcext:value-type="float">
            <text:p>0</text:p>
          </table:table-cell>
          <table:table-cell office:value-type="float" office:value="1286881" calcext:value-type="float">
            <text:p>1286881</text:p>
          </table:table-cell>
          <table:table-cell office:value-type="float" office:value="40710" calcext:value-type="float">
            <text:p>40710</text:p>
          </table:table-cell>
          <table:table-cell office:value-type="string" calcext:value-type="string">
            <text:p>Keep posting your amazing trail ??</text:p>
          </table:table-cell>
          <table:table-cell/>
        </table:table-row>
        <table:table-row table:style-name="ro1">
          <table:table-cell office:value-type="float" office:value="283085" calcext:value-type="float">
            <text:p>283085</text:p>
          </table:table-cell>
          <table:table-cell office:value-type="float" office:value="0" calcext:value-type="float">
            <text:p>0</text:p>
          </table:table-cell>
          <table:table-cell office:value-type="float" office:value="1487809" calcext:value-type="float">
            <text:p>1487809</text:p>
          </table:table-cell>
          <table:table-cell office:value-type="float" office:value="44498" calcext:value-type="float">
            <text:p>44498</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321555" calcext:value-type="float">
            <text:p>321555</text:p>
          </table:table-cell>
          <table:table-cell office:value-type="float" office:value="0" calcext:value-type="float">
            <text:p>0</text:p>
          </table:table-cell>
          <table:table-cell office:value-type="float" office:value="172917" calcext:value-type="float">
            <text:p>172917</text:p>
          </table:table-cell>
          <table:table-cell office:value-type="float" office:value="64168" calcext:value-type="float">
            <text:p>64168</text:p>
          </table:table-cell>
          <table:table-cell office:value-type="string" calcext:value-type="string">
            <text:p>Very beautiful and peaceful place</text:p>
          </table:table-cell>
          <table:table-cell/>
        </table:table-row>
        <table:table-row table:style-name="ro1">
          <table:table-cell office:value-type="float" office:value="403329" calcext:value-type="float">
            <text:p>403329</text:p>
          </table:table-cell>
          <table:table-cell office:value-type="float" office:value="0" calcext:value-type="float">
            <text:p>0</text:p>
          </table:table-cell>
          <table:table-cell office:value-type="float" office:value="1337230" calcext:value-type="float">
            <text:p>1337230</text:p>
          </table:table-cell>
          <table:table-cell office:value-type="float" office:value="2228" calcext:value-type="float">
            <text:p>2228</text:p>
          </table:table-cell>
          <table:table-cell office:value-type="string" calcext:value-type="string">
            <text:p>Breathtaking views</text:p>
          </table:table-cell>
          <table:table-cell/>
        </table:table-row>
        <table:table-row table:style-name="ro1">
          <table:table-cell office:value-type="float" office:value="32859" calcext:value-type="float">
            <text:p>32859</text:p>
          </table:table-cell>
          <table:table-cell office:value-type="float" office:value="0" calcext:value-type="float">
            <text:p>0</text:p>
          </table:table-cell>
          <table:table-cell office:value-type="float" office:value="591817" calcext:value-type="float">
            <text:p>591817</text:p>
          </table:table-cell>
          <table:table-cell office:value-type="float" office:value="177035" calcext:value-type="float">
            <text:p>177035</text:p>
          </table:table-cell>
          <table:table-cell office:value-type="string" calcext:value-type="string">
            <text:p>[[@19777]] Yes! I will share them soon. Thank you buddy! :)</text:p>
          </table:table-cell>
          <table:table-cell/>
        </table:table-row>
        <table:table-row table:style-name="ro1">
          <table:table-cell office:value-type="float" office:value="56913" calcext:value-type="float">
            <text:p>56913</text:p>
          </table:table-cell>
          <table:table-cell office:value-type="float" office:value="0" calcext:value-type="float">
            <text:p>0</text:p>
          </table:table-cell>
          <table:table-cell office:value-type="float" office:value="672588" calcext:value-type="float">
            <text:p>672588</text:p>
          </table:table-cell>
          <table:table-cell office:value-type="float" office:value="77127" calcext:value-type="float">
            <text:p>77127</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110911" calcext:value-type="float">
            <text:p>110911</text:p>
          </table:table-cell>
          <table:table-cell office:value-type="float" office:value="0" calcext:value-type="float">
            <text:p>0</text:p>
          </table:table-cell>
          <table:table-cell office:value-type="float" office:value="801675" calcext:value-type="float">
            <text:p>801675</text:p>
          </table:table-cell>
          <table:table-cell office:value-type="float" office:value="49459" calcext:value-type="float">
            <text:p>49459</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207329" calcext:value-type="float">
            <text:p>207329</text:p>
          </table:table-cell>
          <table:table-cell office:value-type="float" office:value="0" calcext:value-type="float">
            <text:p>0</text:p>
          </table:table-cell>
          <table:table-cell office:value-type="float" office:value="1066301" calcext:value-type="float">
            <text:p>1066301</text:p>
          </table:table-cell>
          <table:table-cell office:value-type="float" office:value="81086" calcext:value-type="float">
            <text:p>81086</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266719" calcext:value-type="float">
            <text:p>266719</text:p>
          </table:table-cell>
          <table:table-cell office:value-type="float" office:value="0" calcext:value-type="float">
            <text:p>0</text:p>
          </table:table-cell>
          <table:table-cell office:value-type="float" office:value="1390195" calcext:value-type="float">
            <text:p>1390195</text:p>
          </table:table-cell>
          <table:table-cell office:value-type="float" office:value="50582" calcext:value-type="float">
            <text:p>50582</text:p>
          </table:table-cell>
          <table:table-cell office:value-type="string" calcext:value-type="string">
            <text:p>Kya mast hai bhai</text:p>
          </table:table-cell>
          <table:table-cell/>
        </table:table-row>
        <table:table-row table:style-name="ro1">
          <table:table-cell office:value-type="float" office:value="317684" calcext:value-type="float">
            <text:p>317684</text:p>
          </table:table-cell>
          <table:table-cell office:value-type="float" office:value="0" calcext:value-type="float">
            <text:p>0</text:p>
          </table:table-cell>
          <table:table-cell office:value-type="float" office:value="1689386" calcext:value-type="float">
            <text:p>1689386</text:p>
          </table:table-cell>
          <table:table-cell office:value-type="float" office:value="521141" calcext:value-type="float">
            <text:p>521141</text:p>
          </table:table-cell>
          <table:table-cell office:value-type="string" calcext:value-type="string">
            <text:p>@Nitesh_Kapoor thank you</text:p>
          </table:table-cell>
          <table:table-cell/>
        </table:table-row>
        <table:table-row table:style-name="ro1">
          <table:table-cell office:value-type="float" office:value="396323" calcext:value-type="float">
            <text:p>396323</text:p>
          </table:table-cell>
          <table:table-cell office:value-type="float" office:value="0" calcext:value-type="float">
            <text:p>0</text:p>
          </table:table-cell>
          <table:table-cell office:value-type="float" office:value="1640371" calcext:value-type="float">
            <text:p>1640371</text:p>
          </table:table-cell>
          <table:table-cell office:value-type="float" office:value="18635" calcext:value-type="float">
            <text:p>18635</text:p>
          </table:table-cell>
          <table:table-cell office:value-type="string" calcext:value-type="string">
            <text:p>Love the insight in this vlog!!!</text:p>
          </table:table-cell>
          <table:table-cell/>
        </table:table-row>
        <table:table-row table:style-name="ro1">
          <table:table-cell office:value-type="float" office:value="5203" calcext:value-type="float">
            <text:p>5203</text:p>
          </table:table-cell>
          <table:table-cell office:value-type="float" office:value="0" calcext:value-type="float">
            <text:p>0</text:p>
          </table:table-cell>
          <table:table-cell office:value-type="float" office:value="124591" calcext:value-type="float">
            <text:p>124591</text:p>
          </table:table-cell>
          <table:table-cell office:value-type="float" office:value="36664" calcext:value-type="float">
            <text:p>36664</text:p>
          </table:table-cell>
          <table:table-cell office:value-type="string" calcext:value-type="string">
            <text:p>[[@1]]</text:p>
          </table:table-cell>
          <table:table-cell/>
        </table:table-row>
        <table:table-row table:style-name="ro1">
          <table:table-cell office:value-type="float" office:value="18697" calcext:value-type="float">
            <text:p>18697</text:p>
          </table:table-cell>
          <table:table-cell office:value-type="float" office:value="0" calcext:value-type="float">
            <text:p>0</text:p>
          </table:table-cell>
          <table:table-cell office:value-type="float" office:value="581249" calcext:value-type="float">
            <text:p>581249</text:p>
          </table:table-cell>
          <table:table-cell office:value-type="float" office:value="87243" calcext:value-type="float">
            <text:p>87243</text:p>
          </table:table-cell>
          <table:table-cell office:value-type="string" calcext:value-type="string">
            <text:p>The content digresses a little, the pictures are so good but!</text:p>
          </table:table-cell>
          <table:table-cell/>
        </table:table-row>
        <table:table-row table:style-name="ro1">
          <table:table-cell office:value-type="float" office:value="24234" calcext:value-type="float">
            <text:p>24234</text:p>
          </table:table-cell>
          <table:table-cell office:value-type="float" office:value="0" calcext:value-type="float">
            <text:p>0</text:p>
          </table:table-cell>
          <table:table-cell office:value-type="float" office:value="596689" calcext:value-type="float">
            <text:p>596689</text:p>
          </table:table-cell>
          <table:table-cell office:value-type="float" office:value="178389" calcext:value-type="float">
            <text:p>178389</text:p>
          </table:table-cell>
          <table:table-cell office:value-type="string" calcext:value-type="string">
            <text:p>[[@77173]] ty somuch</text:p>
          </table:table-cell>
          <table:table-cell/>
        </table:table-row>
        <table:table-row table:style-name="ro1">
          <table:table-cell office:value-type="float" office:value="79197" calcext:value-type="float">
            <text:p>79197</text:p>
          </table:table-cell>
          <table:table-cell office:value-type="float" office:value="0" calcext:value-type="float">
            <text:p>0</text:p>
          </table:table-cell>
          <table:table-cell office:value-type="float" office:value="733635" calcext:value-type="float">
            <text:p>733635</text:p>
          </table:table-cell>
          <table:table-cell office:value-type="float" office:value="43186" calcext:value-type="float">
            <text:p>43186</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142128" calcext:value-type="float">
            <text:p>142128</text:p>
          </table:table-cell>
          <table:table-cell office:value-type="float" office:value="0" calcext:value-type="float">
            <text:p>0</text:p>
          </table:table-cell>
          <table:table-cell office:value-type="float" office:value="870994" calcext:value-type="float">
            <text:p>870994</text:p>
          </table:table-cell>
          <table:table-cell office:value-type="float" office:value="80718" calcext:value-type="float">
            <text:p>80718</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265779" calcext:value-type="float">
            <text:p>265779</text:p>
          </table:table-cell>
          <table:table-cell office:value-type="float" office:value="0" calcext:value-type="float">
            <text:p>0</text:p>
          </table:table-cell>
          <table:table-cell office:value-type="float" office:value="1386596" calcext:value-type="float">
            <text:p>1386596</text:p>
          </table:table-cell>
          <table:table-cell office:value-type="float" office:value="82277" calcext:value-type="float">
            <text:p>82277</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316846" calcext:value-type="float">
            <text:p>316846</text:p>
          </table:table-cell>
          <table:table-cell office:value-type="float" office:value="0" calcext:value-type="float">
            <text:p>0</text:p>
          </table:table-cell>
          <table:table-cell office:value-type="float" office:value="1671711" calcext:value-type="float">
            <text:p>1671711</text:p>
          </table:table-cell>
          <table:table-cell office:value-type="float" office:value="519991" calcext:value-type="float">
            <text:p>519991</text:p>
          </table:table-cell>
          <table:table-cell office:value-type="string" calcext:value-type="string">
            <text:p>That is fucking amazing</text:p>
          </table:table-cell>
          <table:table-cell/>
        </table:table-row>
        <table:table-row table:style-name="ro1">
          <table:table-cell office:value-type="float" office:value="381146" calcext:value-type="float">
            <text:p>381146</text:p>
          </table:table-cell>
          <table:table-cell office:value-type="float" office:value="0" calcext:value-type="float">
            <text:p>0</text:p>
          </table:table-cell>
          <table:table-cell office:value-type="float" office:value="1168224" calcext:value-type="float">
            <text:p>1168224</text:p>
          </table:table-cell>
          <table:table-cell office:value-type="float" office:value="761756" calcext:value-type="float">
            <text:p>761756</text:p>
          </table:table-cell>
          <table:table-cell office:value-type="string" calcext:value-type="string">
            <text:p>Awesome</text:p>
          </table:table-cell>
          <table:table-cell/>
        </table:table-row>
        <table:table-row table:style-name="ro1">
          <table:table-cell office:value-type="float" office:value="385484" calcext:value-type="float">
            <text:p>385484</text:p>
          </table:table-cell>
          <table:table-cell office:value-type="float" office:value="0" calcext:value-type="float">
            <text:p>0</text:p>
          </table:table-cell>
          <table:table-cell office:value-type="float" office:value="684835" calcext:value-type="float">
            <text:p>684835</text:p>
          </table:table-cell>
          <table:table-cell office:value-type="float" office:value="398177" calcext:value-type="float">
            <text:p>398177</text:p>
          </table:table-cell>
          <table:table-cell office:value-type="string" calcext:value-type="string">
            <text:p>Very nice</text:p>
          </table:table-cell>
          <table:table-cell/>
        </table:table-row>
        <table:table-row table:style-name="ro1">
          <table:table-cell office:value-type="float" office:value="426050" calcext:value-type="float">
            <text:p>426050</text:p>
          </table:table-cell>
          <table:table-cell office:value-type="float" office:value="0" calcext:value-type="float">
            <text:p>0</text:p>
          </table:table-cell>
          <table:table-cell office:value-type="float" office:value="2194225" calcext:value-type="float">
            <text:p>2194225</text:p>
          </table:table-cell>
          <table:table-cell office:value-type="float" office:value="56116" calcext:value-type="float">
            <text:p>56116</text:p>
          </table:table-cell>
          <table:table-cell office:value-type="string" calcext:value-type="string">
            <text:p>nice</text:p>
          </table:table-cell>
          <table:table-cell/>
        </table:table-row>
        <table:table-row table:style-name="ro1">
          <table:table-cell office:value-type="float" office:value="28973" calcext:value-type="float">
            <text:p>28973</text:p>
          </table:table-cell>
          <table:table-cell office:value-type="float" office:value="0" calcext:value-type="float">
            <text:p>0</text:p>
          </table:table-cell>
          <table:table-cell office:value-type="float" office:value="607641" calcext:value-type="float">
            <text:p>607641</text:p>
          </table:table-cell>
          <table:table-cell office:value-type="float" office:value="41114" calcext:value-type="float">
            <text:p>41114</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7524" calcext:value-type="float">
            <text:p>37524</text:p>
          </table:table-cell>
          <table:table-cell office:value-type="float" office:value="0" calcext:value-type="float">
            <text:p>0</text:p>
          </table:table-cell>
          <table:table-cell office:value-type="float" office:value="166238" calcext:value-type="float">
            <text:p>166238</text:p>
          </table:table-cell>
          <table:table-cell office:value-type="float" office:value="80933" calcext:value-type="float">
            <text:p>80933</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146888" calcext:value-type="float">
            <text:p>146888</text:p>
          </table:table-cell>
          <table:table-cell office:value-type="float" office:value="0" calcext:value-type="float">
            <text:p>0</text:p>
          </table:table-cell>
          <table:table-cell office:value-type="float" office:value="883338" calcext:value-type="float">
            <text:p>883338</text:p>
          </table:table-cell>
          <table:table-cell office:value-type="float" office:value="264549" calcext:value-type="float">
            <text:p>264549</text:p>
          </table:table-cell>
          <table:table-cell office:value-type="string" calcext:value-type="string">
            <text:p>[[@18459]] <text:s/>Thank you ?, I suggest you to visit these places during rainy and winter season because temperature during summer season is Un bearable ?</text:p>
          </table:table-cell>
          <table:table-cell/>
        </table:table-row>
        <table:table-row table:style-name="ro1">
          <table:table-cell office:value-type="float" office:value="149574" calcext:value-type="float">
            <text:p>149574</text:p>
          </table:table-cell>
          <table:table-cell office:value-type="float" office:value="0" calcext:value-type="float">
            <text:p>0</text:p>
          </table:table-cell>
          <table:table-cell office:value-type="float" office:value="889410" calcext:value-type="float">
            <text:p>889410</text:p>
          </table:table-cell>
          <table:table-cell office:value-type="float" office:value="40363" calcext:value-type="float">
            <text:p>40363</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56532" calcext:value-type="float">
            <text:p>156532</text:p>
          </table:table-cell>
          <table:table-cell office:value-type="float" office:value="0" calcext:value-type="float">
            <text:p>0</text:p>
          </table:table-cell>
          <table:table-cell office:value-type="float" office:value="906696" calcext:value-type="float">
            <text:p>906696</text:p>
          </table:table-cell>
          <table:table-cell office:value-type="float" office:value="272141" calcext:value-type="float">
            <text:p>272141</text:p>
          </table:table-cell>
          <table:table-cell office:value-type="string" calcext:value-type="string">
            <text:p>@the.rosahn10 sorry i cant gt ds</text:p>
          </table:table-cell>
          <table:table-cell/>
        </table:table-row>
        <table:table-row table:style-name="ro1">
          <table:table-cell office:value-type="float" office:value="228475" calcext:value-type="float">
            <text:p>228475</text:p>
          </table:table-cell>
          <table:table-cell office:value-type="float" office:value="0" calcext:value-type="float">
            <text:p>0</text:p>
          </table:table-cell>
          <table:table-cell office:value-type="float" office:value="1173024" calcext:value-type="float">
            <text:p>1173024</text:p>
          </table:table-cell>
          <table:table-cell office:value-type="float" office:value="136510" calcext:value-type="float">
            <text:p>136510</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47351" calcext:value-type="float">
            <text:p>247351</text:p>
          </table:table-cell>
          <table:table-cell office:value-type="float" office:value="0" calcext:value-type="float">
            <text:p>0</text:p>
          </table:table-cell>
          <table:table-cell office:value-type="float" office:value="1245590" calcext:value-type="float">
            <text:p>1245590</text:p>
          </table:table-cell>
          <table:table-cell office:value-type="float" office:value="376404" calcext:value-type="float">
            <text:p>376404</text:p>
          </table:table-cell>
          <table:table-cell office:value-type="string" calcext:value-type="string">
            <text:p>[[@77603]] <text:s/>, it's a beautiful place best to be visited either in monsoon or around January</text:p>
          </table:table-cell>
          <table:table-cell/>
        </table:table-row>
        <table:table-row table:style-name="ro1">
          <table:table-cell office:value-type="float" office:value="330539" calcext:value-type="float">
            <text:p>330539</text:p>
          </table:table-cell>
          <table:table-cell office:value-type="float" office:value="0" calcext:value-type="float">
            <text:p>0</text:p>
          </table:table-cell>
          <table:table-cell office:value-type="float" office:value="1768308" calcext:value-type="float">
            <text:p>1768308</text:p>
          </table:table-cell>
          <table:table-cell office:value-type="float" office:value="82226" calcext:value-type="float">
            <text:p>82226</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410908" calcext:value-type="float">
            <text:p>410908</text:p>
          </table:table-cell>
          <table:table-cell office:value-type="float" office:value="0" calcext:value-type="float">
            <text:p>0</text:p>
          </table:table-cell>
          <table:table-cell office:value-type="float" office:value="2311330" calcext:value-type="float">
            <text:p>2311330</text:p>
          </table:table-cell>
          <table:table-cell office:value-type="float" office:value="1243735" calcext:value-type="float">
            <text:p>1243735</text:p>
          </table:table-cell>
          <table:table-cell office:value-type="string" calcext:value-type="string">
            <text:p>V nice</text:p>
          </table:table-cell>
          <table:table-cell/>
        </table:table-row>
        <table:table-row table:style-name="ro8">
          <table:table-cell office:value-type="float" office:value="39895" calcext:value-type="float">
            <text:p>39895</text:p>
          </table:table-cell>
          <table:table-cell office:value-type="float" office:value="0" calcext:value-type="float">
            <text:p>0</text:p>
          </table:table-cell>
          <table:table-cell office:value-type="float" office:value="634286" calcext:value-type="float">
            <text:p>634286</text:p>
          </table:table-cell>
          <table:table-cell office:value-type="float" office:value="189361" calcext:value-type="float">
            <text:p>189361</text:p>
          </table:table-cell>
          <table:table-cell office:value-type="string" calcext:value-type="string">
            <text:p>This is one of the posts from my trail - "Creative Inspirations around me" on #Trell. Checkout all the posts at trell.co/AdityaKataria2650 </text:p>
            <text:p/>
            <text:p>[[@1]].community #wanderlust #AdityaKataria2650 #myexplorations #followme #ExplorerAtHeart #vlogging #eyeem #mypixeldiary #agameoftones #bloggeratheart #blogger, #bloggingtips, #bloggerlife, #bloggersgetsocial, #ontheblog #planetdiscovery #theglobewanderer #ig_masterpiece</text:p>
            <text:p>                #trell #blogging #instabloggers #travelbloggerlife #cityscape #vscocam #nomnom #instatravel #vsco #beautifuldestinations</text:p>
          </table:table-cell>
          <table:table-cell/>
        </table:table-row>
        <table:table-row table:style-name="ro1">
          <table:table-cell office:value-type="float" office:value="80186" calcext:value-type="float">
            <text:p>80186</text:p>
          </table:table-cell>
          <table:table-cell office:value-type="float" office:value="0" calcext:value-type="float">
            <text:p>0</text:p>
          </table:table-cell>
          <table:table-cell office:value-type="float" office:value="738337" calcext:value-type="float">
            <text:p>738337</text:p>
          </table:table-cell>
          <table:table-cell office:value-type="float" office:value="219189" calcext:value-type="float">
            <text:p>219189</text:p>
          </table:table-cell>
          <table:table-cell office:value-type="string" calcext:value-type="string">
            <text:p>[[@6419]].kulkarni <text:s/>yes mast hi h ....Chetan...and this is just starting..Puri picture to abhi Baki h mere dost</text:p>
          </table:table-cell>
          <table:table-cell/>
        </table:table-row>
        <table:table-row table:style-name="ro1">
          <table:table-cell office:value-type="float" office:value="168800" calcext:value-type="float">
            <text:p>168800</text:p>
          </table:table-cell>
          <table:table-cell office:value-type="float" office:value="0" calcext:value-type="float">
            <text:p>0</text:p>
          </table:table-cell>
          <table:table-cell office:value-type="float" office:value="942782" calcext:value-type="float">
            <text:p>942782</text:p>
          </table:table-cell>
          <table:table-cell office:value-type="float" office:value="19719" calcext:value-type="float">
            <text:p>19719</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20607" calcext:value-type="float">
            <text:p>220607</text:p>
          </table:table-cell>
          <table:table-cell office:value-type="float" office:value="0" calcext:value-type="float">
            <text:p>0</text:p>
          </table:table-cell>
          <table:table-cell office:value-type="float" office:value="1135796" calcext:value-type="float">
            <text:p>1135796</text:p>
          </table:table-cell>
          <table:table-cell office:value-type="float" office:value="52506" calcext:value-type="float">
            <text:p>52506</text:p>
          </table:table-cell>
          <table:table-cell office:value-type="string" calcext:value-type="string">
            <text:p>Sahi khel gaye tum toh :P</text:p>
          </table:table-cell>
          <table:table-cell/>
        </table:table-row>
        <table:table-row table:style-name="ro1">
          <table:table-cell office:value-type="float" office:value="301337" calcext:value-type="float">
            <text:p>301337</text:p>
          </table:table-cell>
          <table:table-cell office:value-type="float" office:value="0" calcext:value-type="float">
            <text:p>0</text:p>
          </table:table-cell>
          <table:table-cell office:value-type="float" office:value="1591398" calcext:value-type="float">
            <text:p>1591398</text:p>
          </table:table-cell>
          <table:table-cell office:value-type="float" office:value="84467" calcext:value-type="float">
            <text:p>84467</text:p>
          </table:table-cell>
          <table:table-cell office:value-type="string" calcext:value-type="string">
            <text:p>Hey, the title is so innovative!</text:p>
          </table:table-cell>
          <table:table-cell/>
        </table:table-row>
        <table:table-row table:style-name="ro1">
          <table:table-cell office:value-type="float" office:value="392995" calcext:value-type="float">
            <text:p>392995</text:p>
          </table:table-cell>
          <table:table-cell office:value-type="float" office:value="0" calcext:value-type="float">
            <text:p>0</text:p>
          </table:table-cell>
          <table:table-cell office:value-type="float" office:value="2281224" calcext:value-type="float">
            <text:p>2281224</text:p>
          </table:table-cell>
          <table:table-cell office:value-type="float" office:value="947112" calcext:value-type="float">
            <text:p>947112</text:p>
          </table:table-cell>
          <table:table-cell office:value-type="string" calcext:value-type="string">
            <text:p>Hii</text:p>
          </table:table-cell>
          <table:table-cell/>
        </table:table-row>
        <table:table-row table:style-name="ro1">
          <table:table-cell office:value-type="float" office:value="403801" calcext:value-type="float">
            <text:p>403801</text:p>
          </table:table-cell>
          <table:table-cell office:value-type="float" office:value="0" calcext:value-type="float">
            <text:p>0</text:p>
          </table:table-cell>
          <table:table-cell office:value-type="float" office:value="2268916" calcext:value-type="float">
            <text:p>2268916</text:p>
          </table:table-cell>
          <table:table-cell office:value-type="float" office:value="15857" calcext:value-type="float">
            <text:p>15857</text:p>
          </table:table-cell>
          <table:table-cell office:value-type="string" calcext:value-type="string">
            <text:p>Who’s your favourite character</text:p>
          </table:table-cell>
          <table:table-cell/>
        </table:table-row>
        <table:table-row table:style-name="ro1">
          <table:table-cell office:value-type="float" office:value="32591" calcext:value-type="float">
            <text:p>32591</text:p>
          </table:table-cell>
          <table:table-cell office:value-type="float" office:value="281498" calcext:value-type="float">
            <text:p>281498</text:p>
          </table:table-cell>
          <table:table-cell office:value-type="float" office:value="0" calcext:value-type="float">
            <text:p>0</text:p>
          </table:table-cell>
          <table:table-cell office:value-type="float" office:value="129214" calcext:value-type="float">
            <text:p>129214</text:p>
          </table:table-cell>
          <table:table-cell office:value-type="string" calcext:value-type="string">
            <text:p>[[@1]]</text:p>
          </table:table-cell>
          <table:table-cell/>
        </table:table-row>
        <table:table-row table:style-name="ro1">
          <table:table-cell office:value-type="float" office:value="102587" calcext:value-type="float">
            <text:p>102587</text:p>
          </table:table-cell>
          <table:table-cell office:value-type="float" office:value="0" calcext:value-type="float">
            <text:p>0</text:p>
          </table:table-cell>
          <table:table-cell office:value-type="float" office:value="783135" calcext:value-type="float">
            <text:p>783135</text:p>
          </table:table-cell>
          <table:table-cell office:value-type="float" office:value="77692" calcext:value-type="float">
            <text:p>77692</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19091" calcext:value-type="float">
            <text:p>119091</text:p>
          </table:table-cell>
          <table:table-cell office:value-type="float" office:value="0" calcext:value-type="float">
            <text:p>0</text:p>
          </table:table-cell>
          <table:table-cell office:value-type="float" office:value="112497" calcext:value-type="float">
            <text:p>112497</text:p>
          </table:table-cell>
          <table:table-cell office:value-type="float" office:value="85779" calcext:value-type="float">
            <text:p>85779</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77020" calcext:value-type="float">
            <text:p>177020</text:p>
          </table:table-cell>
          <table:table-cell office:value-type="float" office:value="0" calcext:value-type="float">
            <text:p>0</text:p>
          </table:table-cell>
          <table:table-cell office:value-type="float" office:value="967360" calcext:value-type="float">
            <text:p>967360</text:p>
          </table:table-cell>
          <table:table-cell office:value-type="float" office:value="83167" calcext:value-type="float">
            <text:p>83167</text:p>
          </table:table-cell>
          <table:table-cell office:value-type="string" calcext:value-type="string">
            <text:p>OMG! yeh mera India</text:p>
          </table:table-cell>
          <table:table-cell/>
        </table:table-row>
        <table:table-row table:style-name="ro1">
          <table:table-cell office:value-type="float" office:value="217222" calcext:value-type="float">
            <text:p>217222</text:p>
          </table:table-cell>
          <table:table-cell office:value-type="float" office:value="0" calcext:value-type="float">
            <text:p>0</text:p>
          </table:table-cell>
          <table:table-cell office:value-type="float" office:value="1117994" calcext:value-type="float">
            <text:p>1117994</text:p>
          </table:table-cell>
          <table:table-cell office:value-type="float" office:value="79454" calcext:value-type="float">
            <text:p>79454</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65305" calcext:value-type="float">
            <text:p>265305</text:p>
          </table:table-cell>
          <table:table-cell office:value-type="float" office:value="0" calcext:value-type="float">
            <text:p>0</text:p>
          </table:table-cell>
          <table:table-cell office:value-type="float" office:value="1384307" calcext:value-type="float">
            <text:p>1384307</text:p>
          </table:table-cell>
          <table:table-cell office:value-type="float" office:value="77420" calcext:value-type="float">
            <text:p>77420</text:p>
          </table:table-cell>
          <table:table-cell office:value-type="string" calcext:value-type="string">
            <text:p>This is one of the catchiest title I've come across, wish there was more information to read!</text:p>
          </table:table-cell>
          <table:table-cell/>
        </table:table-row>
        <table:table-row table:style-name="ro5">
          <table:table-cell office:value-type="float" office:value="308548" calcext:value-type="float">
            <text:p>308548</text:p>
          </table:table-cell>
          <table:table-cell office:value-type="float" office:value="1228142" calcext:value-type="float">
            <text:p>1228142</text:p>
          </table:table-cell>
          <table:table-cell office:value-type="float" office:value="0" calcext:value-type="float">
            <text:p>0</text:p>
          </table:table-cell>
          <table:table-cell office:value-type="float" office:value="503928" calcext:value-type="float">
            <text:p>503928</text:p>
          </table:table-cell>
          <table:table-cell office:value-type="string" calcext:value-type="string">
            <text:p>You can watch my vlogs on YT.  Here is the link.?</text:p>
            <text:p>https://youtu.be/SWNI5jR9LrM</text:p>
          </table:table-cell>
          <table:table-cell/>
        </table:table-row>
        <table:table-row table:style-name="ro1">
          <table:table-cell office:value-type="float" office:value="338519" calcext:value-type="float">
            <text:p>338519</text:p>
          </table:table-cell>
          <table:table-cell office:value-type="float" office:value="0" calcext:value-type="float">
            <text:p>0</text:p>
          </table:table-cell>
          <table:table-cell office:value-type="float" office:value="1783732" calcext:value-type="float">
            <text:p>1783732</text:p>
          </table:table-cell>
          <table:table-cell office:value-type="float" office:value="550739" calcext:value-type="float">
            <text:p>550739</text:p>
          </table:table-cell>
          <table:table-cell office:value-type="string" calcext:value-type="string">
            <text:p>[[@83168]] <text:s/>ThankYou ☺️</text:p>
          </table:table-cell>
          <table:table-cell/>
        </table:table-row>
        <table:table-row table:style-name="ro1">
          <table:table-cell office:value-type="float" office:value="392142" calcext:value-type="float">
            <text:p>392142</text:p>
          </table:table-cell>
          <table:table-cell office:value-type="float" office:value="0" calcext:value-type="float">
            <text:p>0</text:p>
          </table:table-cell>
          <table:table-cell office:value-type="float" office:value="2276747" calcext:value-type="float">
            <text:p>2276747</text:p>
          </table:table-cell>
          <table:table-cell office:value-type="float" office:value="106528" calcext:value-type="float">
            <text:p>106528</text:p>
          </table:table-cell>
          <table:table-cell office:value-type="string" calcext:value-type="string">
            <text:p>Thank you all :)</text:p>
          </table:table-cell>
          <table:table-cell/>
        </table:table-row>
        <table:table-row table:style-name="ro9">
          <table:table-cell office:value-type="float" office:value="412301" calcext:value-type="float">
            <text:p>412301</text:p>
          </table:table-cell>
          <table:table-cell office:value-type="float" office:value="0" calcext:value-type="float">
            <text:p>0</text:p>
          </table:table-cell>
          <table:table-cell office:value-type="float" office:value="1762378" calcext:value-type="float">
            <text:p>1762378</text:p>
          </table:table-cell>
          <table:table-cell office:value-type="float" office:value="1318317" calcext:value-type="float">
            <text:p>1318317</text:p>
          </table:table-cell>
          <table:table-cell office:value-type="string" calcext:value-type="string">
            <text:p>Ranthambhore Safari And Hotel Booking</text:p>
            <text:p/>
            <text:p>Ranthambhore National Park Rajasthan India A World Famous Tiger Century.</text:p>
            <text:p/>
            <text:p>Visit Our Site:-</text:p>
            <text:p>http://booksafariranthambhore-com7.webnode.com/</text:p>
          </table:table-cell>
          <table:table-cell/>
        </table:table-row>
        <table:table-row table:style-name="ro1">
          <table:table-cell office:value-type="float" office:value="434421" calcext:value-type="float">
            <text:p>434421</text:p>
          </table:table-cell>
          <table:table-cell office:value-type="float" office:value="0" calcext:value-type="float">
            <text:p>0</text:p>
          </table:table-cell>
          <table:table-cell office:value-type="float" office:value="2265930" calcext:value-type="float">
            <text:p>2265930</text:p>
          </table:table-cell>
          <table:table-cell office:value-type="float" office:value="1490817" calcext:value-type="float">
            <text:p>1490817</text:p>
          </table:table-cell>
          <table:table-cell office:value-type="string" calcext:value-type="string">
            <text:p>Hiii</text:p>
          </table:table-cell>
          <table:table-cell/>
        </table:table-row>
        <table:table-row table:style-name="ro1">
          <table:table-cell office:value-type="float" office:value="14409" calcext:value-type="float">
            <text:p>14409</text:p>
          </table:table-cell>
          <table:table-cell office:value-type="float" office:value="130096" calcext:value-type="float">
            <text:p>130096</text:p>
          </table:table-cell>
          <table:table-cell office:value-type="float" office:value="0" calcext:value-type="float">
            <text:p>0</text:p>
          </table:table-cell>
          <table:table-cell office:value-type="float" office:value="138629" calcext:value-type="float">
            <text:p>138629</text:p>
          </table:table-cell>
          <table:table-cell office:value-type="string" calcext:value-type="string">
            <text:p>??</text:p>
          </table:table-cell>
          <table:table-cell/>
        </table:table-row>
        <table:table-row table:style-name="ro1">
          <table:table-cell office:value-type="float" office:value="34870" calcext:value-type="float">
            <text:p>34870</text:p>
          </table:table-cell>
          <table:table-cell office:value-type="float" office:value="0" calcext:value-type="float">
            <text:p>0</text:p>
          </table:table-cell>
          <table:table-cell office:value-type="float" office:value="174334" calcext:value-type="float">
            <text:p>174334</text:p>
          </table:table-cell>
          <table:table-cell office:value-type="float" office:value="186177" calcext:value-type="float">
            <text:p>186177</text:p>
          </table:table-cell>
          <table:table-cell office:value-type="string" calcext:value-type="string">
            <text:p>Looks amazing!! ❤️?</text:p>
          </table:table-cell>
          <table:table-cell/>
        </table:table-row>
        <table:table-row table:style-name="ro1">
          <table:table-cell office:value-type="float" office:value="107151" calcext:value-type="float">
            <text:p>107151</text:p>
          </table:table-cell>
          <table:table-cell office:value-type="float" office:value="0" calcext:value-type="float">
            <text:p>0</text:p>
          </table:table-cell>
          <table:table-cell office:value-type="float" office:value="792118" calcext:value-type="float">
            <text:p>792118</text:p>
          </table:table-cell>
          <table:table-cell office:value-type="float" office:value="87784" calcext:value-type="float">
            <text:p>87784</text:p>
          </table:table-cell>
          <table:table-cell office:value-type="string" calcext:value-type="string">
            <text:p>Waiting for the next post in series! <text:s/>??</text:p>
          </table:table-cell>
          <table:table-cell/>
        </table:table-row>
        <table:table-row table:style-name="ro1">
          <table:table-cell office:value-type="float" office:value="225507" calcext:value-type="float">
            <text:p>225507</text:p>
          </table:table-cell>
          <table:table-cell office:value-type="float" office:value="0" calcext:value-type="float">
            <text:p>0</text:p>
          </table:table-cell>
          <table:table-cell office:value-type="float" office:value="1162596" calcext:value-type="float">
            <text:p>1162596</text:p>
          </table:table-cell>
          <table:table-cell office:value-type="float" office:value="243489" calcext:value-type="float">
            <text:p>243489</text:p>
          </table:table-cell>
          <table:table-cell office:value-type="string" calcext:value-type="string">
            <text:p>Hey, the title is so innovative!</text:p>
          </table:table-cell>
          <table:table-cell/>
        </table:table-row>
        <table:table-row table:style-name="ro1">
          <table:table-cell office:value-type="float" office:value="335742" calcext:value-type="float">
            <text:p>335742</text:p>
          </table:table-cell>
          <table:table-cell office:value-type="float" office:value="0" calcext:value-type="float">
            <text:p>0</text:p>
          </table:table-cell>
          <table:table-cell office:value-type="float" office:value="1790832" calcext:value-type="float">
            <text:p>1790832</text:p>
          </table:table-cell>
          <table:table-cell office:value-type="float" office:value="350093" calcext:value-type="float">
            <text:p>350093</text:p>
          </table:table-cell>
          <table:table-cell office:value-type="string" calcext:value-type="string">
            <text:p>Nice place must visit mysur.</text:p>
          </table:table-cell>
          <table:table-cell/>
        </table:table-row>
        <table:table-row table:style-name="ro1">
          <table:table-cell office:value-type="float" office:value="347577" calcext:value-type="float">
            <text:p>347577</text:p>
          </table:table-cell>
          <table:table-cell office:value-type="float" office:value="0" calcext:value-type="float">
            <text:p>0</text:p>
          </table:table-cell>
          <table:table-cell office:value-type="float" office:value="1866263" calcext:value-type="float">
            <text:p>1866263</text:p>
          </table:table-cell>
          <table:table-cell office:value-type="float" office:value="52534" calcext:value-type="float">
            <text:p>52534</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83745" calcext:value-type="float">
            <text:p>383745</text:p>
          </table:table-cell>
          <table:table-cell office:value-type="float" office:value="0" calcext:value-type="float">
            <text:p>0</text:p>
          </table:table-cell>
          <table:table-cell office:value-type="float" office:value="2263405" calcext:value-type="float">
            <text:p>2263405</text:p>
          </table:table-cell>
          <table:table-cell office:value-type="float" office:value="169111" calcext:value-type="float">
            <text:p>169111</text:p>
          </table:table-cell>
          <table:table-cell office:value-type="string" calcext:value-type="string">
            <text:p>[[@1]]</text:p>
          </table:table-cell>
          <table:table-cell/>
        </table:table-row>
        <table:table-row table:style-name="ro1">
          <table:table-cell office:value-type="float" office:value="56731" calcext:value-type="float">
            <text:p>56731</text:p>
          </table:table-cell>
          <table:table-cell office:value-type="float" office:value="0" calcext:value-type="float">
            <text:p>0</text:p>
          </table:table-cell>
          <table:table-cell office:value-type="float" office:value="670342" calcext:value-type="float">
            <text:p>670342</text:p>
          </table:table-cell>
          <table:table-cell office:value-type="float" office:value="86892" calcext:value-type="float">
            <text:p>86892</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58575" calcext:value-type="float">
            <text:p>58575</text:p>
          </table:table-cell>
          <table:table-cell office:value-type="float" office:value="0" calcext:value-type="float">
            <text:p>0</text:p>
          </table:table-cell>
          <table:table-cell office:value-type="float" office:value="675542" calcext:value-type="float">
            <text:p>675542</text:p>
          </table:table-cell>
          <table:table-cell office:value-type="float" office:value="87550" calcext:value-type="float">
            <text:p>87550</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96305" calcext:value-type="float">
            <text:p>96305</text:p>
          </table:table-cell>
          <table:table-cell office:value-type="float" office:value="0" calcext:value-type="float">
            <text:p>0</text:p>
          </table:table-cell>
          <table:table-cell office:value-type="float" office:value="767601" calcext:value-type="float">
            <text:p>767601</text:p>
          </table:table-cell>
          <table:table-cell office:value-type="float" office:value="228183" calcext:value-type="float">
            <text:p>228183</text:p>
          </table:table-cell>
          <table:table-cell office:value-type="string" calcext:value-type="string">
            <text:p>Posts are on... They Will be posted soon</text:p>
          </table:table-cell>
          <table:table-cell/>
        </table:table-row>
        <table:table-row table:style-name="ro1">
          <table:table-cell office:value-type="float" office:value="129664" calcext:value-type="float">
            <text:p>129664</text:p>
          </table:table-cell>
          <table:table-cell office:value-type="float" office:value="0" calcext:value-type="float">
            <text:p>0</text:p>
          </table:table-cell>
          <table:table-cell office:value-type="float" office:value="840519" calcext:value-type="float">
            <text:p>840519</text:p>
          </table:table-cell>
          <table:table-cell office:value-type="float" office:value="19568" calcext:value-type="float">
            <text:p>19568</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294344" calcext:value-type="float">
            <text:p>294344</text:p>
          </table:table-cell>
          <table:table-cell office:value-type="float" office:value="0" calcext:value-type="float">
            <text:p>0</text:p>
          </table:table-cell>
          <table:table-cell office:value-type="float" office:value="1405965" calcext:value-type="float">
            <text:p>1405965</text:p>
          </table:table-cell>
          <table:table-cell office:value-type="float" office:value="404790" calcext:value-type="float">
            <text:p>404790</text:p>
          </table:table-cell>
          <table:table-cell office:value-type="string" calcext:value-type="string">
            <text:p>[[@1]]</text:p>
          </table:table-cell>
          <table:table-cell/>
        </table:table-row>
        <table:table-row table:style-name="ro1">
          <table:table-cell office:value-type="float" office:value="297004" calcext:value-type="float">
            <text:p>297004</text:p>
          </table:table-cell>
          <table:table-cell office:value-type="float" office:value="0" calcext:value-type="float">
            <text:p>0</text:p>
          </table:table-cell>
          <table:table-cell office:value-type="float" office:value="835051" calcext:value-type="float">
            <text:p>835051</text:p>
          </table:table-cell>
          <table:table-cell office:value-type="float" office:value="483857" calcext:value-type="float">
            <text:p>483857</text:p>
          </table:table-cell>
          <table:table-cell office:value-type="string" calcext:value-type="string">
            <text:p>And even in this traveling community. .first thing i found is home!! ?? my screen showed me your profile after opening this app for the very first <text:s/>time ??</text:p>
          </table:table-cell>
          <table:table-cell/>
        </table:table-row>
        <table:table-row table:style-name="ro1">
          <table:table-cell office:value-type="float" office:value="354331" calcext:value-type="float">
            <text:p>354331</text:p>
          </table:table-cell>
          <table:table-cell office:value-type="float" office:value="0" calcext:value-type="float">
            <text:p>0</text:p>
          </table:table-cell>
          <table:table-cell office:value-type="float" office:value="1926602" calcext:value-type="float">
            <text:p>1926602</text:p>
          </table:table-cell>
          <table:table-cell office:value-type="float" office:value="86132" calcext:value-type="float">
            <text:p>86132</text:p>
          </table:table-cell>
          <table:table-cell office:value-type="string" calcext:value-type="string">
            <text:p>The photographs and the content are beautifully amalgamated</text:p>
          </table:table-cell>
          <table:table-cell/>
        </table:table-row>
        <table:table-row table:style-name="ro1">
          <table:table-cell office:value-type="float" office:value="354952" calcext:value-type="float">
            <text:p>354952</text:p>
          </table:table-cell>
          <table:table-cell office:value-type="float" office:value="0" calcext:value-type="float">
            <text:p>0</text:p>
          </table:table-cell>
          <table:table-cell office:value-type="float" office:value="1932795" calcext:value-type="float">
            <text:p>1932795</text:p>
          </table:table-cell>
          <table:table-cell office:value-type="float" office:value="170743" calcext:value-type="float">
            <text:p>170743</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64029" calcext:value-type="float">
            <text:p>364029</text:p>
          </table:table-cell>
          <table:table-cell office:value-type="float" office:value="0" calcext:value-type="float">
            <text:p>0</text:p>
          </table:table-cell>
          <table:table-cell office:value-type="float" office:value="2097346" calcext:value-type="float">
            <text:p>2097346</text:p>
          </table:table-cell>
          <table:table-cell office:value-type="float" office:value="80550" calcext:value-type="float">
            <text:p>80550</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95418" calcext:value-type="float">
            <text:p>395418</text:p>
          </table:table-cell>
          <table:table-cell office:value-type="float" office:value="0" calcext:value-type="float">
            <text:p>0</text:p>
          </table:table-cell>
          <table:table-cell office:value-type="float" office:value="2264263" calcext:value-type="float">
            <text:p>2264263</text:p>
          </table:table-cell>
          <table:table-cell office:value-type="float" office:value="13979" calcext:value-type="float">
            <text:p>13979</text:p>
          </table:table-cell>
          <table:table-cell office:value-type="string" calcext:value-type="string">
            <text:p>Fuck Lasagnas! Burgrs are ze best!</text:p>
          </table:table-cell>
          <table:table-cell/>
        </table:table-row>
        <table:table-row table:style-name="ro1">
          <table:table-cell office:value-type="float" office:value="396567" calcext:value-type="float">
            <text:p>396567</text:p>
          </table:table-cell>
          <table:table-cell office:value-type="float" office:value="0" calcext:value-type="float">
            <text:p>0</text:p>
          </table:table-cell>
          <table:table-cell office:value-type="float" office:value="353440" calcext:value-type="float">
            <text:p>353440</text:p>
          </table:table-cell>
          <table:table-cell office:value-type="float" office:value="691189" calcext:value-type="float">
            <text:p>691189</text:p>
          </table:table-cell>
          <table:table-cell office:value-type="string" calcext:value-type="string">
            <text:p>[[@5358]]</text:p>
          </table:table-cell>
          <table:table-cell/>
        </table:table-row>
        <table:table-row table:style-name="ro1">
          <table:table-cell office:value-type="float" office:value="24284" calcext:value-type="float">
            <text:p>24284</text:p>
          </table:table-cell>
          <table:table-cell office:value-type="float" office:value="0" calcext:value-type="float">
            <text:p>0</text:p>
          </table:table-cell>
          <table:table-cell office:value-type="float" office:value="596606" calcext:value-type="float">
            <text:p>596606</text:p>
          </table:table-cell>
          <table:table-cell office:value-type="float" office:value="85267" calcext:value-type="float">
            <text:p>85267</text:p>
          </table:table-cell>
          <table:table-cell office:value-type="string" calcext:value-type="string">
            <text:p>Awesome! I too am heading there next week</text:p>
          </table:table-cell>
          <table:table-cell/>
        </table:table-row>
        <table:table-row table:style-name="ro1">
          <table:table-cell office:value-type="float" office:value="57077" calcext:value-type="float">
            <text:p>57077</text:p>
          </table:table-cell>
          <table:table-cell office:value-type="float" office:value="0" calcext:value-type="float">
            <text:p>0</text:p>
          </table:table-cell>
          <table:table-cell office:value-type="float" office:value="673002" calcext:value-type="float">
            <text:p>673002</text:p>
          </table:table-cell>
          <table:table-cell office:value-type="float" office:value="81074" calcext:value-type="float">
            <text:p>81074</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69775" calcext:value-type="float">
            <text:p>69775</text:p>
          </table:table-cell>
          <table:table-cell office:value-type="float" office:value="0" calcext:value-type="float">
            <text:p>0</text:p>
          </table:table-cell>
          <table:table-cell office:value-type="float" office:value="705089" calcext:value-type="float">
            <text:p>705089</text:p>
          </table:table-cell>
          <table:table-cell office:value-type="float" office:value="79457" calcext:value-type="float">
            <text:p>79457</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143868" calcext:value-type="float">
            <text:p>143868</text:p>
          </table:table-cell>
          <table:table-cell office:value-type="float" office:value="0" calcext:value-type="float">
            <text:p>0</text:p>
          </table:table-cell>
          <table:table-cell office:value-type="float" office:value="875557" calcext:value-type="float">
            <text:p>875557</text:p>
          </table:table-cell>
          <table:table-cell office:value-type="float" office:value="257759" calcext:value-type="float">
            <text:p>257759</text:p>
          </table:table-cell>
          <table:table-cell office:value-type="string" calcext:value-type="string">
            <text:p>sure i will</text:p>
          </table:table-cell>
          <table:table-cell/>
        </table:table-row>
        <table:table-row table:style-name="ro1">
          <table:table-cell office:value-type="float" office:value="153844" calcext:value-type="float">
            <text:p>153844</text:p>
          </table:table-cell>
          <table:table-cell office:value-type="float" office:value="0" calcext:value-type="float">
            <text:p>0</text:p>
          </table:table-cell>
          <table:table-cell office:value-type="float" office:value="901233" calcext:value-type="float">
            <text:p>901233</text:p>
          </table:table-cell>
          <table:table-cell office:value-type="float" office:value="81312" calcext:value-type="float">
            <text:p>81312</text:p>
          </table:table-cell>
          <table:table-cell office:value-type="string" calcext:value-type="string">
            <text:p>Kya mast hai bhai</text:p>
          </table:table-cell>
          <table:table-cell/>
        </table:table-row>
        <table:table-row table:style-name="ro1">
          <table:table-cell office:value-type="float" office:value="293868" calcext:value-type="float">
            <text:p>293868</text:p>
          </table:table-cell>
          <table:table-cell office:value-type="float" office:value="0" calcext:value-type="float">
            <text:p>0</text:p>
          </table:table-cell>
          <table:table-cell office:value-type="float" office:value="1554111" calcext:value-type="float">
            <text:p>1554111</text:p>
          </table:table-cell>
          <table:table-cell office:value-type="float" office:value="82235" calcext:value-type="float">
            <text:p>82235</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53344" calcext:value-type="float">
            <text:p>353344</text:p>
          </table:table-cell>
          <table:table-cell office:value-type="float" office:value="0" calcext:value-type="float">
            <text:p>0</text:p>
          </table:table-cell>
          <table:table-cell office:value-type="float" office:value="1914019" calcext:value-type="float">
            <text:p>1914019</text:p>
          </table:table-cell>
          <table:table-cell office:value-type="float" office:value="39800" calcext:value-type="float">
            <text:p>39800</text:p>
          </table:table-cell>
          <table:table-cell office:value-type="string" calcext:value-type="string">
            <text:p>awesme post </text:p>
          </table:table-cell>
          <table:table-cell/>
        </table:table-row>
        <table:table-row table:style-name="ro1">
          <table:table-cell office:value-type="float" office:value="1223" calcext:value-type="float">
            <text:p>1223</text:p>
          </table:table-cell>
          <table:table-cell office:value-type="float" office:value="2987" calcext:value-type="float">
            <text:p>2987</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click on the location for something amazing ?</text:p>
          </table:table-cell>
          <table:table-cell/>
        </table:table-row>
        <table:table-row table:style-name="ro1">
          <table:table-cell office:value-type="float" office:value="24589" calcext:value-type="float">
            <text:p>24589</text:p>
          </table:table-cell>
          <table:table-cell office:value-type="float" office:value="0" calcext:value-type="float">
            <text:p>0</text:p>
          </table:table-cell>
          <table:table-cell office:value-type="float" office:value="594304" calcext:value-type="float">
            <text:p>594304</text:p>
          </table:table-cell>
          <table:table-cell office:value-type="float" office:value="40191" calcext:value-type="float">
            <text:p>40191</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94240" calcext:value-type="float">
            <text:p>94240</text:p>
          </table:table-cell>
          <table:table-cell office:value-type="float" office:value="0" calcext:value-type="float">
            <text:p>0</text:p>
          </table:table-cell>
          <table:table-cell office:value-type="float" office:value="763285" calcext:value-type="float">
            <text:p>763285</text:p>
          </table:table-cell>
          <table:table-cell office:value-type="float" office:value="80285" calcext:value-type="float">
            <text:p>80285</text:p>
          </table:table-cell>
          <table:table-cell office:value-type="string" calcext:value-type="string">
            <text:p>Your stories are truely travel goals, how do you plan them?</text:p>
          </table:table-cell>
          <table:table-cell/>
        </table:table-row>
        <table:table-row table:style-name="ro1">
          <table:table-cell office:value-type="float" office:value="130589" calcext:value-type="float">
            <text:p>130589</text:p>
          </table:table-cell>
          <table:table-cell office:value-type="float" office:value="0" calcext:value-type="float">
            <text:p>0</text:p>
          </table:table-cell>
          <table:table-cell office:value-type="float" office:value="841749" calcext:value-type="float">
            <text:p>841749</text:p>
          </table:table-cell>
          <table:table-cell office:value-type="float" office:value="82741" calcext:value-type="float">
            <text:p>82741</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80499" calcext:value-type="float">
            <text:p>380499</text:p>
          </table:table-cell>
          <table:table-cell office:value-type="float" office:value="0" calcext:value-type="float">
            <text:p>0</text:p>
          </table:table-cell>
          <table:table-cell office:value-type="float" office:value="1935764" calcext:value-type="float">
            <text:p>1935764</text:p>
          </table:table-cell>
          <table:table-cell office:value-type="float" office:value="780332" calcext:value-type="float">
            <text:p>780332</text:p>
          </table:table-cell>
          <table:table-cell office:value-type="string" calcext:value-type="string">
            <text:p>Hii</text:p>
          </table:table-cell>
          <table:table-cell/>
        </table:table-row>
        <table:table-row table:style-name="ro1">
          <table:table-cell office:value-type="float" office:value="381939" calcext:value-type="float">
            <text:p>381939</text:p>
          </table:table-cell>
          <table:table-cell office:value-type="float" office:value="0" calcext:value-type="float">
            <text:p>0</text:p>
          </table:table-cell>
          <table:table-cell office:value-type="float" office:value="1626283" calcext:value-type="float">
            <text:p>1626283</text:p>
          </table:table-cell>
          <table:table-cell office:value-type="float" office:value="223913" calcext:value-type="float">
            <text:p>223913</text:p>
          </table:table-cell>
          <table:table-cell office:value-type="string" calcext:value-type="string">
            <text:p>[[@208993]] dhanyabaad</text:p>
          </table:table-cell>
          <table:table-cell/>
        </table:table-row>
        <table:table-row table:style-name="ro1">
          <table:table-cell office:value-type="float" office:value="403843" calcext:value-type="float">
            <text:p>403843</text:p>
          </table:table-cell>
          <table:table-cell office:value-type="float" office:value="0" calcext:value-type="float">
            <text:p>0</text:p>
          </table:table-cell>
          <table:table-cell office:value-type="float" office:value="2288999" calcext:value-type="float">
            <text:p>2288999</text:p>
          </table:table-cell>
          <table:table-cell office:value-type="float" office:value="1101" calcext:value-type="float">
            <text:p>1101</text:p>
          </table:table-cell>
          <table:table-cell office:value-type="string" calcext:value-type="string">
            <text:p>Love the review</text:p>
          </table:table-cell>
          <table:table-cell/>
        </table:table-row>
        <table:table-row table:style-name="ro1">
          <table:table-cell office:value-type="float" office:value="439307" calcext:value-type="float">
            <text:p>439307</text:p>
          </table:table-cell>
          <table:table-cell office:value-type="float" office:value="0" calcext:value-type="float">
            <text:p>0</text:p>
          </table:table-cell>
          <table:table-cell office:value-type="float" office:value="2378398" calcext:value-type="float">
            <text:p>2378398</text:p>
          </table:table-cell>
          <table:table-cell office:value-type="float" office:value="32057" calcext:value-type="float">
            <text:p>32057</text:p>
          </table:table-cell>
          <table:table-cell office:value-type="string" calcext:value-type="string">
            <text:p>நான் செஞ்சு பாத்தேன் ரொம்ப அருமையா வந்துச்சு </text:p>
          </table:table-cell>
          <table:table-cell/>
        </table:table-row>
        <table:table-row table:style-name="ro1">
          <table:table-cell office:value-type="float" office:value="37734" calcext:value-type="float">
            <text:p>37734</text:p>
          </table:table-cell>
          <table:table-cell office:value-type="float" office:value="0" calcext:value-type="float">
            <text:p>0</text:p>
          </table:table-cell>
          <table:table-cell office:value-type="float" office:value="628284" calcext:value-type="float">
            <text:p>628284</text:p>
          </table:table-cell>
          <table:table-cell office:value-type="float" office:value="81394" calcext:value-type="float">
            <text:p>81394</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43774" calcext:value-type="float">
            <text:p>43774</text:p>
          </table:table-cell>
          <table:table-cell office:value-type="float" office:value="0" calcext:value-type="float">
            <text:p>0</text:p>
          </table:table-cell>
          <table:table-cell office:value-type="float" office:value="642397" calcext:value-type="float">
            <text:p>642397</text:p>
          </table:table-cell>
          <table:table-cell office:value-type="float" office:value="82430" calcext:value-type="float">
            <text:p>82430</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75162" calcext:value-type="float">
            <text:p>75162</text:p>
          </table:table-cell>
          <table:table-cell office:value-type="float" office:value="10891" calcext:value-type="float">
            <text:p>10891</text:p>
          </table:table-cell>
          <table:table-cell office:value-type="float" office:value="0" calcext:value-type="float">
            <text:p>0</text:p>
          </table:table-cell>
          <table:table-cell office:value-type="float" office:value="214422" calcext:value-type="float">
            <text:p>214422</text:p>
          </table:table-cell>
          <table:table-cell office:value-type="string" calcext:value-type="string">
            <text:p>Nice Dhaba</text:p>
          </table:table-cell>
          <table:table-cell/>
        </table:table-row>
        <table:table-row table:style-name="ro1">
          <table:table-cell office:value-type="float" office:value="75564" calcext:value-type="float">
            <text:p>75564</text:p>
          </table:table-cell>
          <table:table-cell office:value-type="float" office:value="0" calcext:value-type="float">
            <text:p>0</text:p>
          </table:table-cell>
          <table:table-cell office:value-type="float" office:value="722546" calcext:value-type="float">
            <text:p>722546</text:p>
          </table:table-cell>
          <table:table-cell office:value-type="float" office:value="85827" calcext:value-type="float">
            <text:p>85827</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78026" calcext:value-type="float">
            <text:p>78026</text:p>
          </table:table-cell>
          <table:table-cell office:value-type="float" office:value="0" calcext:value-type="float">
            <text:p>0</text:p>
          </table:table-cell>
          <table:table-cell office:value-type="float" office:value="730215" calcext:value-type="float">
            <text:p>730215</text:p>
          </table:table-cell>
          <table:table-cell office:value-type="float" office:value="216657" calcext:value-type="float">
            <text:p>216657</text:p>
          </table:table-cell>
          <table:table-cell office:value-type="string" calcext:value-type="string">
            <text:p>Yes u can.</text:p>
          </table:table-cell>
          <table:table-cell/>
        </table:table-row>
        <table:table-row table:style-name="ro1">
          <table:table-cell office:value-type="float" office:value="293037" calcext:value-type="float">
            <text:p>293037</text:p>
          </table:table-cell>
          <table:table-cell office:value-type="float" office:value="0" calcext:value-type="float">
            <text:p>0</text:p>
          </table:table-cell>
          <table:table-cell office:value-type="float" office:value="1546196" calcext:value-type="float">
            <text:p>1546196</text:p>
          </table:table-cell>
          <table:table-cell office:value-type="float" office:value="41355" calcext:value-type="float">
            <text:p>41355</text:p>
          </table:table-cell>
          <table:table-cell office:value-type="string" calcext:value-type="string">
            <text:p>Lajavaab</text:p>
          </table:table-cell>
          <table:table-cell/>
        </table:table-row>
        <table:table-row table:style-name="ro1">
          <table:table-cell office:value-type="float" office:value="294317" calcext:value-type="float">
            <text:p>294317</text:p>
          </table:table-cell>
          <table:table-cell office:value-type="float" office:value="0" calcext:value-type="float">
            <text:p>0</text:p>
          </table:table-cell>
          <table:table-cell office:value-type="float" office:value="1557092" calcext:value-type="float">
            <text:p>1557092</text:p>
          </table:table-cell>
          <table:table-cell office:value-type="float" office:value="79494" calcext:value-type="float">
            <text:p>79494</text:p>
          </table:table-cell>
          <table:table-cell office:value-type="string" calcext:value-type="string">
            <text:p>Wow! this is simply an amazing trail!</text:p>
          </table:table-cell>
          <table:table-cell/>
        </table:table-row>
        <table:table-row table:style-name="ro1">
          <table:table-cell office:value-type="float" office:value="347336" calcext:value-type="float">
            <text:p>347336</text:p>
          </table:table-cell>
          <table:table-cell office:value-type="float" office:value="0" calcext:value-type="float">
            <text:p>0</text:p>
          </table:table-cell>
          <table:table-cell office:value-type="float" office:value="1865561" calcext:value-type="float">
            <text:p>1865561</text:p>
          </table:table-cell>
          <table:table-cell office:value-type="float" office:value="576768" calcext:value-type="float">
            <text:p>576768</text:p>
          </table:table-cell>
          <table:table-cell office:value-type="string" calcext:value-type="string">
            <text:p>[[@79192]] ?</text:p>
          </table:table-cell>
          <table:table-cell/>
        </table:table-row>
        <table:table-row table:style-name="ro1">
          <table:table-cell office:value-type="float" office:value="453466" calcext:value-type="float">
            <text:p>453466</text:p>
          </table:table-cell>
          <table:table-cell office:value-type="float" office:value="0" calcext:value-type="float">
            <text:p>0</text:p>
          </table:table-cell>
          <table:table-cell office:value-type="float" office:value="2294291" calcext:value-type="float">
            <text:p>2294291</text:p>
          </table:table-cell>
          <table:table-cell office:value-type="float" office:value="1995122" calcext:value-type="float">
            <text:p>1995122</text:p>
          </table:table-cell>
          <table:table-cell office:value-type="string" calcext:value-type="string">
            <text:p>hi</text:p>
          </table:table-cell>
          <table:table-cell/>
        </table:table-row>
        <table:table-row table:style-name="ro1">
          <table:table-cell office:value-type="float" office:value="459350" calcext:value-type="float">
            <text:p>459350</text:p>
          </table:table-cell>
          <table:table-cell office:value-type="float" office:value="0" calcext:value-type="float">
            <text:p>0</text:p>
          </table:table-cell>
          <table:table-cell office:value-type="float" office:value="2225116" calcext:value-type="float">
            <text:p>2225116</text:p>
          </table:table-cell>
          <table:table-cell office:value-type="float" office:value="2132735" calcext:value-type="float">
            <text:p>2132735</text:p>
          </table:table-cell>
          <table:table-cell office:value-type="string" calcext:value-type="string">
            <text:p>Hi</text:p>
          </table:table-cell>
          <table:table-cell/>
        </table:table-row>
        <table:table-row table:style-name="ro1">
          <table:table-cell office:value-type="float" office:value="39370" calcext:value-type="float">
            <text:p>39370</text:p>
          </table:table-cell>
          <table:table-cell office:value-type="float" office:value="0" calcext:value-type="float">
            <text:p>0</text:p>
          </table:table-cell>
          <table:table-cell office:value-type="float" office:value="633352" calcext:value-type="float">
            <text:p>633352</text:p>
          </table:table-cell>
          <table:table-cell office:value-type="float" office:value="79140" calcext:value-type="float">
            <text:p>79140</text:p>
          </table:table-cell>
          <table:table-cell office:value-type="string" calcext:value-type="string">
            <text:p>beauty...❤️</text:p>
          </table:table-cell>
          <table:table-cell/>
        </table:table-row>
        <table:table-row table:style-name="ro1">
          <table:table-cell office:value-type="float" office:value="254399" calcext:value-type="float">
            <text:p>254399</text:p>
          </table:table-cell>
          <table:table-cell office:value-type="float" office:value="0" calcext:value-type="float">
            <text:p>0</text:p>
          </table:table-cell>
          <table:table-cell office:value-type="float" office:value="1305329" calcext:value-type="float">
            <text:p>1305329</text:p>
          </table:table-cell>
          <table:table-cell office:value-type="float" office:value="393390" calcext:value-type="float">
            <text:p>393390</text:p>
          </table:table-cell>
          <table:table-cell office:value-type="string" calcext:value-type="string">
            <text:p>Thanks for the comment bro. This is such a awesome place and once u visit there u gets the lot of excitement to deep in the sky and waterfalls. One of the best experience is that deadliest tracking as due to rain the footpath completely becomes slippery.</text:p>
          </table:table-cell>
          <table:table-cell/>
        </table:table-row>
        <table:table-row table:style-name="ro1">
          <table:table-cell office:value-type="float" office:value="262789" calcext:value-type="float">
            <text:p>262789</text:p>
          </table:table-cell>
          <table:table-cell office:value-type="float" office:value="0" calcext:value-type="float">
            <text:p>0</text:p>
          </table:table-cell>
          <table:table-cell office:value-type="float" office:value="1367715" calcext:value-type="float">
            <text:p>1367715</text:p>
          </table:table-cell>
          <table:table-cell office:value-type="float" office:value="84845" calcext:value-type="float">
            <text:p>84845</text:p>
          </table:table-cell>
          <table:table-cell office:value-type="string" calcext:value-type="string">
            <text:p>Gorgeous trail ??</text:p>
          </table:table-cell>
          <table:table-cell/>
        </table:table-row>
        <table:table-row table:style-name="ro1">
          <table:table-cell office:value-type="float" office:value="344773" calcext:value-type="float">
            <text:p>344773</text:p>
          </table:table-cell>
          <table:table-cell office:value-type="float" office:value="0" calcext:value-type="float">
            <text:p>0</text:p>
          </table:table-cell>
          <table:table-cell office:value-type="float" office:value="1835463" calcext:value-type="float">
            <text:p>1835463</text:p>
          </table:table-cell>
          <table:table-cell office:value-type="float" office:value="365455" calcext:value-type="float">
            <text:p>365455</text:p>
          </table:table-cell>
          <table:table-cell office:value-type="string" calcext:value-type="string">
            <text:p>[[@1]]</text:p>
          </table:table-cell>
          <table:table-cell/>
        </table:table-row>
        <table:table-row table:style-name="ro1">
          <table:table-cell office:value-type="float" office:value="454873" calcext:value-type="float">
            <text:p>454873</text:p>
          </table:table-cell>
          <table:table-cell office:value-type="float" office:value="0" calcext:value-type="float">
            <text:p>0</text:p>
          </table:table-cell>
          <table:table-cell office:value-type="float" office:value="2269162" calcext:value-type="float">
            <text:p>2269162</text:p>
          </table:table-cell>
          <table:table-cell office:value-type="float" office:value="2031536" calcext:value-type="float">
            <text:p>2031536</text:p>
          </table:table-cell>
          <table:table-cell office:value-type="string" calcext:value-type="string">
            <text:p>Hii</text:p>
          </table:table-cell>
          <table:table-cell/>
        </table:table-row>
        <table:table-row table:style-name="ro1">
          <table:table-cell office:value-type="float" office:value="53012" calcext:value-type="float">
            <text:p>53012</text:p>
          </table:table-cell>
          <table:table-cell office:value-type="float" office:value="0" calcext:value-type="float">
            <text:p>0</text:p>
          </table:table-cell>
          <table:table-cell office:value-type="float" office:value="663142" calcext:value-type="float">
            <text:p>663142</text:p>
          </table:table-cell>
          <table:table-cell office:value-type="float" office:value="40451" calcext:value-type="float">
            <text:p>40451</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36395" calcext:value-type="float">
            <text:p>336395</text:p>
          </table:table-cell>
          <table:table-cell office:value-type="float" office:value="0" calcext:value-type="float">
            <text:p>0</text:p>
          </table:table-cell>
          <table:table-cell office:value-type="float" office:value="1794809" calcext:value-type="float">
            <text:p>1794809</text:p>
          </table:table-cell>
          <table:table-cell office:value-type="float" office:value="82178" calcext:value-type="float">
            <text:p>82178</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46888" calcext:value-type="float">
            <text:p>346888</text:p>
          </table:table-cell>
          <table:table-cell office:value-type="float" office:value="0" calcext:value-type="float">
            <text:p>0</text:p>
          </table:table-cell>
          <table:table-cell office:value-type="float" office:value="1860409" calcext:value-type="float">
            <text:p>1860409</text:p>
          </table:table-cell>
          <table:table-cell office:value-type="float" office:value="83177" calcext:value-type="float">
            <text:p>83177</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371431" calcext:value-type="float">
            <text:p>371431</text:p>
          </table:table-cell>
          <table:table-cell office:value-type="float" office:value="0" calcext:value-type="float">
            <text:p>0</text:p>
          </table:table-cell>
          <table:table-cell office:value-type="float" office:value="179837" calcext:value-type="float">
            <text:p>179837</text:p>
          </table:table-cell>
          <table:table-cell office:value-type="float" office:value="694978" calcext:value-type="float">
            <text:p>694978</text:p>
          </table:table-cell>
          <table:table-cell office:value-type="string" calcext:value-type="string">
            <text:p>Very nice</text:p>
          </table:table-cell>
          <table:table-cell/>
        </table:table-row>
        <table:table-row table:style-name="ro1">
          <table:table-cell office:value-type="float" office:value="458377" calcext:value-type="float">
            <text:p>458377</text:p>
          </table:table-cell>
          <table:table-cell office:value-type="float" office:value="0" calcext:value-type="float">
            <text:p>0</text:p>
          </table:table-cell>
          <table:table-cell office:value-type="float" office:value="2324810" calcext:value-type="float">
            <text:p>2324810</text:p>
          </table:table-cell>
          <table:table-cell office:value-type="float" office:value="2117293" calcext:value-type="float">
            <text:p>2117293</text:p>
          </table:table-cell>
          <table:table-cell office:value-type="string" calcext:value-type="string">
            <text:p>Good</text:p>
          </table:table-cell>
          <table:table-cell/>
        </table:table-row>
        <table:table-row table:style-name="ro1">
          <table:table-cell office:value-type="float" office:value="1073" calcext:value-type="float">
            <text:p>1073</text:p>
          </table:table-cell>
          <table:table-cell office:value-type="float" office:value="2744" calcext:value-type="float">
            <text:p>2744</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50]] Wah kya baat! ?</text:p>
          </table:table-cell>
          <table:table-cell/>
        </table:table-row>
        <table:table-row table:style-name="ro1">
          <table:table-cell office:value-type="float" office:value="132530" calcext:value-type="float">
            <text:p>132530</text:p>
          </table:table-cell>
          <table:table-cell office:value-type="float" office:value="0" calcext:value-type="float">
            <text:p>0</text:p>
          </table:table-cell>
          <table:table-cell office:value-type="float" office:value="846453" calcext:value-type="float">
            <text:p>846453</text:p>
          </table:table-cell>
          <table:table-cell office:value-type="float" office:value="252769" calcext:value-type="float">
            <text:p>252769</text:p>
          </table:table-cell>
          <table:table-cell office:value-type="string" calcext:value-type="string">
            <text:p>[[@136290]] ok fr sure trivedi</text:p>
          </table:table-cell>
          <table:table-cell/>
        </table:table-row>
        <table:table-row table:style-name="ro1">
          <table:table-cell office:value-type="float" office:value="272330" calcext:value-type="float">
            <text:p>272330</text:p>
          </table:table-cell>
          <table:table-cell office:value-type="float" office:value="0" calcext:value-type="float">
            <text:p>0</text:p>
          </table:table-cell>
          <table:table-cell office:value-type="float" office:value="1423121" calcext:value-type="float">
            <text:p>1423121</text:p>
          </table:table-cell>
          <table:table-cell office:value-type="float" office:value="437177" calcext:value-type="float">
            <text:p>437177</text:p>
          </table:table-cell>
          <table:table-cell office:value-type="string" calcext:value-type="string">
            <text:p>[[@78339]] thanks</text:p>
          </table:table-cell>
          <table:table-cell/>
        </table:table-row>
        <table:table-row table:style-name="ro1">
          <table:table-cell office:value-type="float" office:value="341753" calcext:value-type="float">
            <text:p>341753</text:p>
          </table:table-cell>
          <table:table-cell office:value-type="float" office:value="0" calcext:value-type="float">
            <text:p>0</text:p>
          </table:table-cell>
          <table:table-cell office:value-type="float" office:value="1826316" calcext:value-type="float">
            <text:p>1826316</text:p>
          </table:table-cell>
          <table:table-cell office:value-type="float" office:value="43475" calcext:value-type="float">
            <text:p>43475</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96630" calcext:value-type="float">
            <text:p>396630</text:p>
          </table:table-cell>
          <table:table-cell office:value-type="float" office:value="0" calcext:value-type="float">
            <text:p>0</text:p>
          </table:table-cell>
          <table:table-cell office:value-type="float" office:value="621386" calcext:value-type="float">
            <text:p>621386</text:p>
          </table:table-cell>
          <table:table-cell office:value-type="float" office:value="15784" calcext:value-type="float">
            <text:p>15784</text:p>
          </table:table-cell>
          <table:table-cell office:value-type="string" calcext:value-type="string">
            <text:p>lovely!!!!!!!</text:p>
          </table:table-cell>
          <table:table-cell/>
        </table:table-row>
        <table:table-row table:style-name="ro1">
          <table:table-cell office:value-type="float" office:value="412500" calcext:value-type="float">
            <text:p>412500</text:p>
          </table:table-cell>
          <table:table-cell office:value-type="float" office:value="0" calcext:value-type="float">
            <text:p>0</text:p>
          </table:table-cell>
          <table:table-cell office:value-type="float" office:value="2344268" calcext:value-type="float">
            <text:p>2344268</text:p>
          </table:table-cell>
          <table:table-cell office:value-type="float" office:value="1327958" calcext:value-type="float">
            <text:p>1327958</text:p>
          </table:table-cell>
          <table:table-cell office:value-type="string" calcext:value-type="string">
            <text:p>Nice</text:p>
          </table:table-cell>
          <table:table-cell/>
        </table:table-row>
        <table:table-row table:style-name="ro1">
          <table:table-cell office:value-type="float" office:value="455506" calcext:value-type="float">
            <text:p>455506</text:p>
          </table:table-cell>
          <table:table-cell office:value-type="float" office:value="0" calcext:value-type="float">
            <text:p>0</text:p>
          </table:table-cell>
          <table:table-cell office:value-type="float" office:value="2288525" calcext:value-type="float">
            <text:p>2288525</text:p>
          </table:table-cell>
          <table:table-cell office:value-type="float" office:value="2035652" calcext:value-type="float">
            <text:p>2035652</text:p>
          </table:table-cell>
          <table:table-cell office:value-type="string" calcext:value-type="string">
            <text:p>Cc</text:p>
          </table:table-cell>
          <table:table-cell/>
        </table:table-row>
        <table:table-row table:style-name="ro1">
          <table:table-cell office:value-type="float" office:value="2106" calcext:value-type="float">
            <text:p>2106</text:p>
          </table:table-cell>
          <table:table-cell office:value-type="float" office:value="2584" calcext:value-type="float">
            <text:p>2584</text:p>
          </table:table-cell>
          <table:table-cell office:value-type="float" office:value="0" calcext:value-type="float">
            <text:p>0</text:p>
          </table:table-cell>
          <table:table-cell office:value-type="float" office:value="5118" calcext:value-type="float">
            <text:p>5118</text:p>
          </table:table-cell>
          <table:table-cell office:value-type="string" calcext:value-type="string">
            <text:p>Must visit in my list. Have planned to go here few times but got cancelled each time.</text:p>
          </table:table-cell>
          <table:table-cell/>
        </table:table-row>
        <table:table-row table:style-name="ro1">
          <table:table-cell office:value-type="float" office:value="54665" calcext:value-type="float">
            <text:p>54665</text:p>
          </table:table-cell>
          <table:table-cell office:value-type="float" office:value="0" calcext:value-type="float">
            <text:p>0</text:p>
          </table:table-cell>
          <table:table-cell office:value-type="float" office:value="667694" calcext:value-type="float">
            <text:p>667694</text:p>
          </table:table-cell>
          <table:table-cell office:value-type="float" office:value="43480" calcext:value-type="float">
            <text:p>43480</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05367" calcext:value-type="float">
            <text:p>105367</text:p>
          </table:table-cell>
          <table:table-cell office:value-type="float" office:value="0" calcext:value-type="float">
            <text:p>0</text:p>
          </table:table-cell>
          <table:table-cell office:value-type="float" office:value="220025" calcext:value-type="float">
            <text:p>220025</text:p>
          </table:table-cell>
          <table:table-cell office:value-type="float" office:value="65268" calcext:value-type="float">
            <text:p>65268</text:p>
          </table:table-cell>
          <table:table-cell office:value-type="string" calcext:value-type="string">
            <text:p>[[@212908]] Thanks man</text:p>
          </table:table-cell>
          <table:table-cell/>
        </table:table-row>
        <table:table-row table:style-name="ro1">
          <table:table-cell office:value-type="float" office:value="132217" calcext:value-type="float">
            <text:p>132217</text:p>
          </table:table-cell>
          <table:table-cell office:value-type="float" office:value="0" calcext:value-type="float">
            <text:p>0</text:p>
          </table:table-cell>
          <table:table-cell office:value-type="float" office:value="847585" calcext:value-type="float">
            <text:p>847585</text:p>
          </table:table-cell>
          <table:table-cell office:value-type="float" office:value="88273" calcext:value-type="float">
            <text:p>88273</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90760" calcext:value-type="float">
            <text:p>190760</text:p>
          </table:table-cell>
          <table:table-cell office:value-type="float" office:value="0" calcext:value-type="float">
            <text:p>0</text:p>
          </table:table-cell>
          <table:table-cell office:value-type="float" office:value="984456" calcext:value-type="float">
            <text:p>984456</text:p>
          </table:table-cell>
          <table:table-cell office:value-type="float" office:value="245617" calcext:value-type="float">
            <text:p>245617</text:p>
          </table:table-cell>
          <table:table-cell office:value-type="string" calcext:value-type="string">
            <text:p>[[@78749]] thank you</text:p>
          </table:table-cell>
          <table:table-cell/>
        </table:table-row>
        <table:table-row table:style-name="ro1">
          <table:table-cell office:value-type="float" office:value="331851" calcext:value-type="float">
            <text:p>331851</text:p>
          </table:table-cell>
          <table:table-cell office:value-type="float" office:value="0" calcext:value-type="float">
            <text:p>0</text:p>
          </table:table-cell>
          <table:table-cell office:value-type="float" office:value="1773864" calcext:value-type="float">
            <text:p>1773864</text:p>
          </table:table-cell>
          <table:table-cell office:value-type="float" office:value="547908" calcext:value-type="float">
            <text:p>547908</text:p>
          </table:table-cell>
          <table:table-cell office:value-type="string" calcext:value-type="string">
            <text:p>[[@78707]] please see the other trails for information. Thank you.</text:p>
          </table:table-cell>
          <table:table-cell/>
        </table:table-row>
        <table:table-row table:style-name="ro1">
          <table:table-cell office:value-type="float" office:value="1909" calcext:value-type="float">
            <text:p>1909</text:p>
          </table:table-cell>
          <table:table-cell office:value-type="float" office:value="4607" calcext:value-type="float">
            <text:p>4607</text:p>
          </table:table-cell>
          <table:table-cell office:value-type="float" office:value="0" calcext:value-type="float">
            <text:p>0</text:p>
          </table:table-cell>
          <table:table-cell office:value-type="float" office:value="487" calcext:value-type="float">
            <text:p>487</text:p>
          </table:table-cell>
          <table:table-cell office:value-type="string" calcext:value-type="string">
            <text:p>[[@614]] it is Thali pit</text:p>
          </table:table-cell>
          <table:table-cell/>
        </table:table-row>
        <table:table-row table:style-name="ro1">
          <table:table-cell office:value-type="float" office:value="2741" calcext:value-type="float">
            <text:p>2741</text:p>
          </table:table-cell>
          <table:table-cell office:value-type="float" office:value="10751" calcext:value-type="float">
            <text:p>10751</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hello</text:p>
          </table:table-cell>
          <table:table-cell/>
        </table:table-row>
        <table:table-row table:style-name="ro1">
          <table:table-cell office:value-type="float" office:value="29757" calcext:value-type="float">
            <text:p>29757</text:p>
          </table:table-cell>
          <table:table-cell office:value-type="float" office:value="0" calcext:value-type="float">
            <text:p>0</text:p>
          </table:table-cell>
          <table:table-cell office:value-type="float" office:value="609798" calcext:value-type="float">
            <text:p>609798</text:p>
          </table:table-cell>
          <table:table-cell office:value-type="float" office:value="78422" calcext:value-type="float">
            <text:p>78422</text:p>
          </table:table-cell>
          <table:table-cell office:value-type="string" calcext:value-type="string">
            <text:p>can't wait to read about your next adventure</text:p>
          </table:table-cell>
          <table:table-cell/>
        </table:table-row>
        <table:table-row table:style-name="ro1">
          <table:table-cell office:value-type="float" office:value="113615" calcext:value-type="float">
            <text:p>113615</text:p>
          </table:table-cell>
          <table:table-cell office:value-type="float" office:value="0" calcext:value-type="float">
            <text:p>0</text:p>
          </table:table-cell>
          <table:table-cell office:value-type="float" office:value="806864" calcext:value-type="float">
            <text:p>806864</text:p>
          </table:table-cell>
          <table:table-cell office:value-type="float" office:value="78039" calcext:value-type="float">
            <text:p>78039</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13808" calcext:value-type="float">
            <text:p>113808</text:p>
          </table:table-cell>
          <table:table-cell office:value-type="float" office:value="0" calcext:value-type="float">
            <text:p>0</text:p>
          </table:table-cell>
          <table:table-cell office:value-type="float" office:value="808981" calcext:value-type="float">
            <text:p>808981</text:p>
          </table:table-cell>
          <table:table-cell office:value-type="float" office:value="136116" calcext:value-type="float">
            <text:p>136116</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18215" calcext:value-type="float">
            <text:p>118215</text:p>
          </table:table-cell>
          <table:table-cell office:value-type="float" office:value="0" calcext:value-type="float">
            <text:p>0</text:p>
          </table:table-cell>
          <table:table-cell office:value-type="float" office:value="195785" calcext:value-type="float">
            <text:p>195785</text:p>
          </table:table-cell>
          <table:table-cell office:value-type="float" office:value="39510" calcext:value-type="float">
            <text:p>39510</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45340" calcext:value-type="float">
            <text:p>145340</text:p>
          </table:table-cell>
          <table:table-cell office:value-type="float" office:value="0" calcext:value-type="float">
            <text:p>0</text:p>
          </table:table-cell>
          <table:table-cell office:value-type="float" office:value="876697" calcext:value-type="float">
            <text:p>876697</text:p>
          </table:table-cell>
          <table:table-cell office:value-type="float" office:value="40305" calcext:value-type="float">
            <text:p>40305</text:p>
          </table:table-cell>
          <table:table-cell office:value-type="string" calcext:value-type="string">
            <text:p>This trail is ingenious! brilliant work!</text:p>
          </table:table-cell>
          <table:table-cell/>
        </table:table-row>
        <table:table-row table:style-name="ro1">
          <table:table-cell office:value-type="float" office:value="246200" calcext:value-type="float">
            <text:p>246200</text:p>
          </table:table-cell>
          <table:table-cell office:value-type="float" office:value="0" calcext:value-type="float">
            <text:p>0</text:p>
          </table:table-cell>
          <table:table-cell office:value-type="float" office:value="1236823" calcext:value-type="float">
            <text:p>1236823</text:p>
          </table:table-cell>
          <table:table-cell office:value-type="float" office:value="76266" calcext:value-type="float">
            <text:p>76266</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52548" calcext:value-type="float">
            <text:p>52548</text:p>
          </table:table-cell>
          <table:table-cell office:value-type="float" office:value="0" calcext:value-type="float">
            <text:p>0</text:p>
          </table:table-cell>
          <table:table-cell office:value-type="float" office:value="661273" calcext:value-type="float">
            <text:p>661273</text:p>
          </table:table-cell>
          <table:table-cell office:value-type="float" office:value="197494" calcext:value-type="float">
            <text:p>197494</text:p>
          </table:table-cell>
          <table:table-cell office:value-type="string" calcext:value-type="string">
            <text:p>[[@83575]] <text:s/>where r u from</text:p>
          </table:table-cell>
          <table:table-cell/>
        </table:table-row>
        <table:table-row table:style-name="ro1">
          <table:table-cell office:value-type="float" office:value="86055" calcext:value-type="float">
            <text:p>86055</text:p>
          </table:table-cell>
          <table:table-cell office:value-type="float" office:value="0" calcext:value-type="float">
            <text:p>0</text:p>
          </table:table-cell>
          <table:table-cell office:value-type="float" office:value="741137" calcext:value-type="float">
            <text:p>741137</text:p>
          </table:table-cell>
          <table:table-cell office:value-type="float" office:value="86236" calcext:value-type="float">
            <text:p>86236</text:p>
          </table:table-cell>
          <table:table-cell office:value-type="string" calcext:value-type="string">
            <text:p>I would love to see your videos of this place!</text:p>
          </table:table-cell>
          <table:table-cell/>
        </table:table-row>
        <table:table-row table:style-name="ro1">
          <table:table-cell office:value-type="float" office:value="158117" calcext:value-type="float">
            <text:p>158117</text:p>
          </table:table-cell>
          <table:table-cell office:value-type="float" office:value="0" calcext:value-type="float">
            <text:p>0</text:p>
          </table:table-cell>
          <table:table-cell office:value-type="float" office:value="909986" calcext:value-type="float">
            <text:p>909986</text:p>
          </table:table-cell>
          <table:table-cell office:value-type="float" office:value="41550" calcext:value-type="float">
            <text:p>41550</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19411" calcext:value-type="float">
            <text:p>219411</text:p>
          </table:table-cell>
          <table:table-cell office:value-type="float" office:value="0" calcext:value-type="float">
            <text:p>0</text:p>
          </table:table-cell>
          <table:table-cell office:value-type="float" office:value="1129597" calcext:value-type="float">
            <text:p>1129597</text:p>
          </table:table-cell>
          <table:table-cell office:value-type="float" office:value="81683" calcext:value-type="float">
            <text:p>81683</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229061" calcext:value-type="float">
            <text:p>229061</text:p>
          </table:table-cell>
          <table:table-cell office:value-type="float" office:value="0" calcext:value-type="float">
            <text:p>0</text:p>
          </table:table-cell>
          <table:table-cell office:value-type="float" office:value="629400" calcext:value-type="float">
            <text:p>629400</text:p>
          </table:table-cell>
          <table:table-cell office:value-type="float" office:value="188147" calcext:value-type="float">
            <text:p>188147</text:p>
          </table:table-cell>
          <table:table-cell office:value-type="string" calcext:value-type="string">
            <text:p>[[@40779]] actually I'm new to this so trying to figure out all the things??</text:p>
          </table:table-cell>
          <table:table-cell/>
        </table:table-row>
        <table:table-row table:style-name="ro1">
          <table:table-cell office:value-type="float" office:value="247004" calcext:value-type="float">
            <text:p>247004</text:p>
          </table:table-cell>
          <table:table-cell office:value-type="float" office:value="0" calcext:value-type="float">
            <text:p>0</text:p>
          </table:table-cell>
          <table:table-cell office:value-type="float" office:value="1233474" calcext:value-type="float">
            <text:p>1233474</text:p>
          </table:table-cell>
          <table:table-cell office:value-type="float" office:value="372826" calcext:value-type="float">
            <text:p>372826</text:p>
          </table:table-cell>
          <table:table-cell office:value-type="string" calcext:value-type="string">
            <text:p>Haha will try better next time</text:p>
          </table:table-cell>
          <table:table-cell/>
        </table:table-row>
        <table:table-row table:style-name="ro1">
          <table:table-cell office:value-type="float" office:value="322533" calcext:value-type="float">
            <text:p>322533</text:p>
          </table:table-cell>
          <table:table-cell office:value-type="float" office:value="0" calcext:value-type="float">
            <text:p>0</text:p>
          </table:table-cell>
          <table:table-cell office:value-type="float" office:value="1722429" calcext:value-type="float">
            <text:p>1722429</text:p>
          </table:table-cell>
          <table:table-cell office:value-type="float" office:value="88140" calcext:value-type="float">
            <text:p>88140</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352022" calcext:value-type="float">
            <text:p>352022</text:p>
          </table:table-cell>
          <table:table-cell office:value-type="float" office:value="0" calcext:value-type="float">
            <text:p>0</text:p>
          </table:table-cell>
          <table:table-cell office:value-type="float" office:value="1898087" calcext:value-type="float">
            <text:p>1898087</text:p>
          </table:table-cell>
          <table:table-cell office:value-type="float" office:value="587827" calcext:value-type="float">
            <text:p>587827</text:p>
          </table:table-cell>
          <table:table-cell office:value-type="string" calcext:value-type="string">
            <text:p>[[@49657]] thanxx</text:p>
          </table:table-cell>
          <table:table-cell/>
        </table:table-row>
        <table:table-row table:style-name="ro1">
          <table:table-cell office:value-type="float" office:value="372603" calcext:value-type="float">
            <text:p>372603</text:p>
          </table:table-cell>
          <table:table-cell office:value-type="float" office:value="0" calcext:value-type="float">
            <text:p>0</text:p>
          </table:table-cell>
          <table:table-cell office:value-type="float" office:value="2220415" calcext:value-type="float">
            <text:p>2220415</text:p>
          </table:table-cell>
          <table:table-cell office:value-type="float" office:value="85889" calcext:value-type="float">
            <text:p>85889</text:p>
          </table:table-cell>
          <table:table-cell office:value-type="string" calcext:value-type="string">
            <text:p>The content digresses a little, the pictures are so good but!</text:p>
          </table:table-cell>
          <table:table-cell/>
        </table:table-row>
        <table:table-row table:style-name="ro1">
          <table:table-cell office:value-type="float" office:value="401182" calcext:value-type="float">
            <text:p>401182</text:p>
          </table:table-cell>
          <table:table-cell office:value-type="float" office:value="0" calcext:value-type="float">
            <text:p>0</text:p>
          </table:table-cell>
          <table:table-cell office:value-type="float" office:value="2275098" calcext:value-type="float">
            <text:p>2275098</text:p>
          </table:table-cell>
          <table:table-cell office:value-type="float" office:value="951931" calcext:value-type="float">
            <text:p>951931</text:p>
          </table:table-cell>
          <table:table-cell office:value-type="string" calcext:value-type="string">
            <text:p>?</text:p>
          </table:table-cell>
          <table:table-cell/>
        </table:table-row>
        <table:table-row table:style-name="ro1">
          <table:table-cell office:value-type="float" office:value="417283" calcext:value-type="float">
            <text:p>417283</text:p>
          </table:table-cell>
          <table:table-cell office:value-type="float" office:value="0" calcext:value-type="float">
            <text:p>0</text:p>
          </table:table-cell>
          <table:table-cell office:value-type="float" office:value="2327659" calcext:value-type="float">
            <text:p>2327659</text:p>
          </table:table-cell>
          <table:table-cell office:value-type="float" office:value="14976" calcext:value-type="float">
            <text:p>14976</text:p>
          </table:table-cell>
          <table:table-cell office:value-type="string" calcext:value-type="string">
            <text:p>nice music</text:p>
          </table:table-cell>
          <table:table-cell/>
        </table:table-row>
        <table:table-row table:style-name="ro1">
          <table:table-cell office:value-type="float" office:value="20364" calcext:value-type="float">
            <text:p>20364</text:p>
          </table:table-cell>
          <table:table-cell office:value-type="float" office:value="0" calcext:value-type="float">
            <text:p>0</text:p>
          </table:table-cell>
          <table:table-cell office:value-type="float" office:value="582483" calcext:value-type="float">
            <text:p>582483</text:p>
          </table:table-cell>
          <table:table-cell office:value-type="float" office:value="76738" calcext:value-type="float">
            <text:p>76738</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30756" calcext:value-type="float">
            <text:p>30756</text:p>
          </table:table-cell>
          <table:table-cell office:value-type="float" office:value="0" calcext:value-type="float">
            <text:p>0</text:p>
          </table:table-cell>
          <table:table-cell office:value-type="float" office:value="612414" calcext:value-type="float">
            <text:p>612414</text:p>
          </table:table-cell>
          <table:table-cell office:value-type="float" office:value="41067" calcext:value-type="float">
            <text:p>41067</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36524" calcext:value-type="float">
            <text:p>36524</text:p>
          </table:table-cell>
          <table:table-cell office:value-type="float" office:value="0" calcext:value-type="float">
            <text:p>0</text:p>
          </table:table-cell>
          <table:table-cell office:value-type="float" office:value="624385" calcext:value-type="float">
            <text:p>624385</text:p>
          </table:table-cell>
          <table:table-cell office:value-type="float" office:value="20066" calcext:value-type="float">
            <text:p>20066</text:p>
          </table:table-cell>
          <table:table-cell office:value-type="string" calcext:value-type="string">
            <text:p>Hey the trail is amazing, could you give some info?</text:p>
          </table:table-cell>
          <table:table-cell/>
        </table:table-row>
        <table:table-row table:style-name="ro1">
          <table:table-cell office:value-type="float" office:value="125978" calcext:value-type="float">
            <text:p>125978</text:p>
          </table:table-cell>
          <table:table-cell office:value-type="float" office:value="0" calcext:value-type="float">
            <text:p>0</text:p>
          </table:table-cell>
          <table:table-cell office:value-type="float" office:value="830418" calcext:value-type="float">
            <text:p>830418</text:p>
          </table:table-cell>
          <table:table-cell office:value-type="float" office:value="49380" calcext:value-type="float">
            <text:p>49380</text:p>
          </table:table-cell>
          <table:table-cell office:value-type="string" calcext:value-type="string">
            <text:p>The title was superb! The content was a little dreary!</text:p>
          </table:table-cell>
          <table:table-cell/>
        </table:table-row>
        <table:table-row table:style-name="ro1">
          <table:table-cell office:value-type="float" office:value="155976" calcext:value-type="float">
            <text:p>155976</text:p>
          </table:table-cell>
          <table:table-cell office:value-type="float" office:value="0" calcext:value-type="float">
            <text:p>0</text:p>
          </table:table-cell>
          <table:table-cell office:value-type="float" office:value="905948" calcext:value-type="float">
            <text:p>905948</text:p>
          </table:table-cell>
          <table:table-cell office:value-type="float" office:value="271896" calcext:value-type="float">
            <text:p>271896</text:p>
          </table:table-cell>
          <table:table-cell office:value-type="string" calcext:value-type="string">
            <text:p>[[@84483]] <text:s/>I loved every part of my journey in Rajasthan</text:p>
          </table:table-cell>
          <table:table-cell/>
        </table:table-row>
        <table:table-row table:style-name="ro1">
          <table:table-cell office:value-type="float" office:value="192751" calcext:value-type="float">
            <text:p>192751</text:p>
          </table:table-cell>
          <table:table-cell office:value-type="float" office:value="0" calcext:value-type="float">
            <text:p>0</text:p>
          </table:table-cell>
          <table:table-cell office:value-type="float" office:value="997350" calcext:value-type="float">
            <text:p>997350</text:p>
          </table:table-cell>
          <table:table-cell office:value-type="float" office:value="285038" calcext:value-type="float">
            <text:p>285038</text:p>
          </table:table-cell>
          <table:table-cell office:value-type="string" calcext:value-type="string">
            <text:p>thanks a lot</text:p>
          </table:table-cell>
          <table:table-cell/>
        </table:table-row>
        <table:table-row table:style-name="ro1">
          <table:table-cell office:value-type="float" office:value="260862" calcext:value-type="float">
            <text:p>260862</text:p>
          </table:table-cell>
          <table:table-cell office:value-type="float" office:value="0" calcext:value-type="float">
            <text:p>0</text:p>
          </table:table-cell>
          <table:table-cell office:value-type="float" office:value="1353589" calcext:value-type="float">
            <text:p>1353589</text:p>
          </table:table-cell>
          <table:table-cell office:value-type="float" office:value="40814" calcext:value-type="float">
            <text:p>40814</text:p>
          </table:table-cell>
          <table:table-cell office:value-type="string" calcext:value-type="string">
            <text:p>Lovely ❤️</text:p>
          </table:table-cell>
          <table:table-cell/>
        </table:table-row>
        <table:table-row table:style-name="ro1">
          <table:table-cell office:value-type="float" office:value="273376" calcext:value-type="float">
            <text:p>273376</text:p>
          </table:table-cell>
          <table:table-cell office:value-type="float" office:value="0" calcext:value-type="float">
            <text:p>0</text:p>
          </table:table-cell>
          <table:table-cell office:value-type="float" office:value="1427519" calcext:value-type="float">
            <text:p>1427519</text:p>
          </table:table-cell>
          <table:table-cell office:value-type="float" office:value="87486" calcext:value-type="float">
            <text:p>87486</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286495" calcext:value-type="float">
            <text:p>286495</text:p>
          </table:table-cell>
          <table:table-cell office:value-type="float" office:value="0" calcext:value-type="float">
            <text:p>0</text:p>
          </table:table-cell>
          <table:table-cell office:value-type="float" office:value="1509632" calcext:value-type="float">
            <text:p>1509632</text:p>
          </table:table-cell>
          <table:table-cell office:value-type="float" office:value="84580" calcext:value-type="float">
            <text:p>84580</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292878" calcext:value-type="float">
            <text:p>292878</text:p>
          </table:table-cell>
          <table:table-cell office:value-type="float" office:value="0" calcext:value-type="float">
            <text:p>0</text:p>
          </table:table-cell>
          <table:table-cell office:value-type="float" office:value="1526960" calcext:value-type="float">
            <text:p>1526960</text:p>
          </table:table-cell>
          <table:table-cell office:value-type="float" office:value="469815" calcext:value-type="float">
            <text:p>469815</text:p>
          </table:table-cell>
          <table:table-cell office:value-type="string" calcext:value-type="string">
            <text:p>[[@86092]] <text:s/>they wont allow fa camping there.... But u will get a beautiful home stays to enjoy the nature...</text:p>
          </table:table-cell>
          <table:table-cell/>
        </table:table-row>
        <table:table-row table:style-name="ro1">
          <table:table-cell office:value-type="float" office:value="329235" calcext:value-type="float">
            <text:p>329235</text:p>
          </table:table-cell>
          <table:table-cell office:value-type="float" office:value="0" calcext:value-type="float">
            <text:p>0</text:p>
          </table:table-cell>
          <table:table-cell office:value-type="float" office:value="1761844" calcext:value-type="float">
            <text:p>1761844</text:p>
          </table:table-cell>
          <table:table-cell office:value-type="float" office:value="80895" calcext:value-type="float">
            <text:p>80895</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422466" calcext:value-type="float">
            <text:p>422466</text:p>
          </table:table-cell>
          <table:table-cell office:value-type="float" office:value="0" calcext:value-type="float">
            <text:p>0</text:p>
          </table:table-cell>
          <table:table-cell office:value-type="float" office:value="1921785" calcext:value-type="float">
            <text:p>1921785</text:p>
          </table:table-cell>
          <table:table-cell office:value-type="float" office:value="24162" calcext:value-type="float">
            <text:p>24162</text:p>
          </table:table-cell>
          <table:table-cell office:value-type="string" calcext:value-type="string">
            <text:p>cafe is awesome</text:p>
          </table:table-cell>
          <table:table-cell/>
        </table:table-row>
        <table:table-row table:style-name="ro1">
          <table:table-cell office:value-type="float" office:value="6148" calcext:value-type="float">
            <text:p>6148</text:p>
          </table:table-cell>
          <table:table-cell office:value-type="float" office:value="75248" calcext:value-type="float">
            <text:p>75248</text:p>
          </table:table-cell>
          <table:table-cell office:value-type="float" office:value="0" calcext:value-type="float">
            <text:p>0</text:p>
          </table:table-cell>
          <table:table-cell office:value-type="float" office:value="51058" calcext:value-type="float">
            <text:p>51058</text:p>
          </table:table-cell>
          <table:table-cell office:value-type="string" calcext:value-type="string">
            <text:p>Street gobbler [[@1]]</text:p>
          </table:table-cell>
          <table:table-cell/>
        </table:table-row>
        <table:table-row table:style-name="ro1">
          <table:table-cell office:value-type="float" office:value="44586" calcext:value-type="float">
            <text:p>44586</text:p>
          </table:table-cell>
          <table:table-cell office:value-type="float" office:value="0" calcext:value-type="float">
            <text:p>0</text:p>
          </table:table-cell>
          <table:table-cell office:value-type="float" office:value="644225" calcext:value-type="float">
            <text:p>644225</text:p>
          </table:table-cell>
          <table:table-cell office:value-type="float" office:value="192501" calcext:value-type="float">
            <text:p>192501</text:p>
          </table:table-cell>
          <table:table-cell office:value-type="string" calcext:value-type="string">
            <text:p>[[@42508]] thank you ?</text:p>
          </table:table-cell>
          <table:table-cell/>
        </table:table-row>
        <table:table-row table:style-name="ro1">
          <table:table-cell office:value-type="float" office:value="92890" calcext:value-type="float">
            <text:p>92890</text:p>
          </table:table-cell>
          <table:table-cell office:value-type="float" office:value="0" calcext:value-type="float">
            <text:p>0</text:p>
          </table:table-cell>
          <table:table-cell office:value-type="float" office:value="759786" calcext:value-type="float">
            <text:p>759786</text:p>
          </table:table-cell>
          <table:table-cell office:value-type="float" office:value="85714" calcext:value-type="float">
            <text:p>85714</text:p>
          </table:table-cell>
          <table:table-cell office:value-type="string" calcext:value-type="string">
            <text:p>Sahi khel gaye tum toh :P</text:p>
          </table:table-cell>
          <table:table-cell/>
        </table:table-row>
        <table:table-row table:style-name="ro1">
          <table:table-cell office:value-type="float" office:value="450912" calcext:value-type="float">
            <text:p>450912</text:p>
          </table:table-cell>
          <table:table-cell office:value-type="float" office:value="0" calcext:value-type="float">
            <text:p>0</text:p>
          </table:table-cell>
          <table:table-cell office:value-type="float" office:value="2517976" calcext:value-type="float">
            <text:p>2517976</text:p>
          </table:table-cell>
          <table:table-cell office:value-type="float" office:value="1917546" calcext:value-type="float">
            <text:p>1917546</text:p>
          </table:table-cell>
          <table:table-cell office:value-type="string" calcext:value-type="string">
            <text:p>Endgame tickets</text:p>
          </table:table-cell>
          <table:table-cell/>
        </table:table-row>
        <table:table-row table:style-name="ro1">
          <table:table-cell office:value-type="float" office:value="75959" calcext:value-type="float">
            <text:p>75959</text:p>
          </table:table-cell>
          <table:table-cell office:value-type="float" office:value="0" calcext:value-type="float">
            <text:p>0</text:p>
          </table:table-cell>
          <table:table-cell office:value-type="float" office:value="724343" calcext:value-type="float">
            <text:p>724343</text:p>
          </table:table-cell>
          <table:table-cell office:value-type="float" office:value="45624" calcext:value-type="float">
            <text:p>45624</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81620" calcext:value-type="float">
            <text:p>81620</text:p>
          </table:table-cell>
          <table:table-cell office:value-type="float" office:value="0" calcext:value-type="float">
            <text:p>0</text:p>
          </table:table-cell>
          <table:table-cell office:value-type="float" office:value="739533" calcext:value-type="float">
            <text:p>739533</text:p>
          </table:table-cell>
          <table:table-cell office:value-type="float" office:value="219355" calcext:value-type="float">
            <text:p>219355</text:p>
          </table:table-cell>
          <table:table-cell office:value-type="string" calcext:value-type="string">
            <text:p>[[@77374]] thanks..</text:p>
          </table:table-cell>
          <table:table-cell/>
        </table:table-row>
        <table:table-row table:style-name="ro1">
          <table:table-cell office:value-type="float" office:value="110206" calcext:value-type="float">
            <text:p>110206</text:p>
          </table:table-cell>
          <table:table-cell office:value-type="float" office:value="0" calcext:value-type="float">
            <text:p>0</text:p>
          </table:table-cell>
          <table:table-cell office:value-type="float" office:value="799637" calcext:value-type="float">
            <text:p>799637</text:p>
          </table:table-cell>
          <table:table-cell office:value-type="float" office:value="78796" calcext:value-type="float">
            <text:p>78796</text:p>
          </table:table-cell>
          <table:table-cell office:value-type="string" calcext:value-type="string">
            <text:p>stunned!</text:p>
          </table:table-cell>
          <table:table-cell/>
        </table:table-row>
        <table:table-row table:style-name="ro1">
          <table:table-cell office:value-type="float" office:value="178988" calcext:value-type="float">
            <text:p>178988</text:p>
          </table:table-cell>
          <table:table-cell office:value-type="float" office:value="0" calcext:value-type="float">
            <text:p>0</text:p>
          </table:table-cell>
          <table:table-cell office:value-type="float" office:value="230623" calcext:value-type="float">
            <text:p>230623</text:p>
          </table:table-cell>
          <table:table-cell office:value-type="float" office:value="86670" calcext:value-type="float">
            <text:p>86670</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15506" calcext:value-type="float">
            <text:p>215506</text:p>
          </table:table-cell>
          <table:table-cell office:value-type="float" office:value="0" calcext:value-type="float">
            <text:p>0</text:p>
          </table:table-cell>
          <table:table-cell office:value-type="float" office:value="1108296" calcext:value-type="float">
            <text:p>1108296</text:p>
          </table:table-cell>
          <table:table-cell office:value-type="float" office:value="333870" calcext:value-type="float">
            <text:p>333870</text:p>
          </table:table-cell>
          <table:table-cell office:value-type="string" calcext:value-type="string">
            <text:p>Next time there would be more..</text:p>
          </table:table-cell>
          <table:table-cell/>
        </table:table-row>
        <table:table-row table:style-name="ro1">
          <table:table-cell office:value-type="float" office:value="236740" calcext:value-type="float">
            <text:p>236740</text:p>
          </table:table-cell>
          <table:table-cell office:value-type="float" office:value="0" calcext:value-type="float">
            <text:p>0</text:p>
          </table:table-cell>
          <table:table-cell office:value-type="float" office:value="1192264" calcext:value-type="float">
            <text:p>1192264</text:p>
          </table:table-cell>
          <table:table-cell office:value-type="float" office:value="76726" calcext:value-type="float">
            <text:p>76726</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244931" calcext:value-type="float">
            <text:p>244931</text:p>
          </table:table-cell>
          <table:table-cell office:value-type="float" office:value="822682" calcext:value-type="float">
            <text:p>822682</text:p>
          </table:table-cell>
          <table:table-cell office:value-type="float" office:value="0" calcext:value-type="float">
            <text:p>0</text:p>
          </table:table-cell>
          <table:table-cell office:value-type="float" office:value="267066" calcext:value-type="float">
            <text:p>267066</text:p>
          </table:table-cell>
          <table:table-cell office:value-type="string" calcext:value-type="string">
            <text:p>Thanks ☆☆☆☆☆</text:p>
          </table:table-cell>
          <table:table-cell/>
        </table:table-row>
        <table:table-row table:style-name="ro1">
          <table:table-cell office:value-type="float" office:value="322382" calcext:value-type="float">
            <text:p>322382</text:p>
          </table:table-cell>
          <table:table-cell office:value-type="float" office:value="0" calcext:value-type="float">
            <text:p>0</text:p>
          </table:table-cell>
          <table:table-cell office:value-type="float" office:value="1719492" calcext:value-type="float">
            <text:p>1719492</text:p>
          </table:table-cell>
          <table:table-cell office:value-type="float" office:value="79173" calcext:value-type="float">
            <text:p>79173</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96124" calcext:value-type="float">
            <text:p>396124</text:p>
          </table:table-cell>
          <table:table-cell office:value-type="float" office:value="0" calcext:value-type="float">
            <text:p>0</text:p>
          </table:table-cell>
          <table:table-cell office:value-type="float" office:value="2290201" calcext:value-type="float">
            <text:p>2290201</text:p>
          </table:table-cell>
          <table:table-cell office:value-type="float" office:value="968958" calcext:value-type="float">
            <text:p>968958</text:p>
          </table:table-cell>
          <table:table-cell office:value-type="string" calcext:value-type="string">
            <text:p>Nice</text:p>
          </table:table-cell>
          <table:table-cell/>
        </table:table-row>
        <table:table-row table:style-name="ro1">
          <table:table-cell office:value-type="float" office:value="37993" calcext:value-type="float">
            <text:p>37993</text:p>
          </table:table-cell>
          <table:table-cell office:value-type="float" office:value="0" calcext:value-type="float">
            <text:p>0</text:p>
          </table:table-cell>
          <table:table-cell office:value-type="float" office:value="628066" calcext:value-type="float">
            <text:p>628066</text:p>
          </table:table-cell>
          <table:table-cell office:value-type="float" office:value="187643" calcext:value-type="float">
            <text:p>187643</text:p>
          </table:table-cell>
          <table:table-cell office:value-type="string" calcext:value-type="string">
            <text:p>[[@84048]] ?</text:p>
          </table:table-cell>
          <table:table-cell/>
        </table:table-row>
        <table:table-row table:style-name="ro1">
          <table:table-cell office:value-type="float" office:value="126602" calcext:value-type="float">
            <text:p>126602</text:p>
          </table:table-cell>
          <table:table-cell office:value-type="float" office:value="0" calcext:value-type="float">
            <text:p>0</text:p>
          </table:table-cell>
          <table:table-cell office:value-type="float" office:value="832029" calcext:value-type="float">
            <text:p>832029</text:p>
          </table:table-cell>
          <table:table-cell office:value-type="float" office:value="48931" calcext:value-type="float">
            <text:p>48931</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52524" calcext:value-type="float">
            <text:p>152524</text:p>
          </table:table-cell>
          <table:table-cell office:value-type="float" office:value="0" calcext:value-type="float">
            <text:p>0</text:p>
          </table:table-cell>
          <table:table-cell office:value-type="float" office:value="899266" calcext:value-type="float">
            <text:p>899266</text:p>
          </table:table-cell>
          <table:table-cell office:value-type="float" office:value="254355" calcext:value-type="float">
            <text:p>254355</text:p>
          </table:table-cell>
          <table:table-cell office:value-type="string" calcext:value-type="string">
            <text:p>[[@79391]] actually my only tip is to pack some food. Otherwise Korea is stunning</text:p>
          </table:table-cell>
          <table:table-cell/>
        </table:table-row>
        <table:table-row table:style-name="ro1">
          <table:table-cell office:value-type="float" office:value="154423" calcext:value-type="float">
            <text:p>154423</text:p>
          </table:table-cell>
          <table:table-cell office:value-type="float" office:value="0" calcext:value-type="float">
            <text:p>0</text:p>
          </table:table-cell>
          <table:table-cell office:value-type="float" office:value="876747" calcext:value-type="float">
            <text:p>876747</text:p>
          </table:table-cell>
          <table:table-cell office:value-type="float" office:value="243906" calcext:value-type="float">
            <text:p>243906</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38920" calcext:value-type="float">
            <text:p>238920</text:p>
          </table:table-cell>
          <table:table-cell office:value-type="float" office:value="0" calcext:value-type="float">
            <text:p>0</text:p>
          </table:table-cell>
          <table:table-cell office:value-type="float" office:value="1185617" calcext:value-type="float">
            <text:p>1185617</text:p>
          </table:table-cell>
          <table:table-cell office:value-type="float" office:value="41207" calcext:value-type="float">
            <text:p>41207</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330681" calcext:value-type="float">
            <text:p>330681</text:p>
          </table:table-cell>
          <table:table-cell office:value-type="float" office:value="0" calcext:value-type="float">
            <text:p>0</text:p>
          </table:table-cell>
          <table:table-cell office:value-type="float" office:value="1768726" calcext:value-type="float">
            <text:p>1768726</text:p>
          </table:table-cell>
          <table:table-cell office:value-type="float" office:value="546487" calcext:value-type="float">
            <text:p>546487</text:p>
          </table:table-cell>
          <table:table-cell office:value-type="string" calcext:value-type="string">
            <text:p>Yes</text:p>
          </table:table-cell>
          <table:table-cell/>
        </table:table-row>
        <table:table-row table:style-name="ro1">
          <table:table-cell office:value-type="float" office:value="363460" calcext:value-type="float">
            <text:p>363460</text:p>
          </table:table-cell>
          <table:table-cell office:value-type="float" office:value="0" calcext:value-type="float">
            <text:p>0</text:p>
          </table:table-cell>
          <table:table-cell office:value-type="float" office:value="2083699" calcext:value-type="float">
            <text:p>2083699</text:p>
          </table:table-cell>
          <table:table-cell office:value-type="float" office:value="20197" calcext:value-type="float">
            <text:p>20197</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435029" calcext:value-type="float">
            <text:p>435029</text:p>
          </table:table-cell>
          <table:table-cell office:value-type="float" office:value="0" calcext:value-type="float">
            <text:p>0</text:p>
          </table:table-cell>
          <table:table-cell office:value-type="float" office:value="2288525" calcext:value-type="float">
            <text:p>2288525</text:p>
          </table:table-cell>
          <table:table-cell office:value-type="float" office:value="1514582" calcext:value-type="float">
            <text:p>1514582</text:p>
          </table:table-cell>
          <table:table-cell office:value-type="string" calcext:value-type="string">
            <text:p>Hi</text:p>
          </table:table-cell>
          <table:table-cell/>
        </table:table-row>
        <table:table-row table:style-name="ro1">
          <table:table-cell office:value-type="float" office:value="26969" calcext:value-type="float">
            <text:p>26969</text:p>
          </table:table-cell>
          <table:table-cell office:value-type="float" office:value="0" calcext:value-type="float">
            <text:p>0</text:p>
          </table:table-cell>
          <table:table-cell office:value-type="float" office:value="605232" calcext:value-type="float">
            <text:p>605232</text:p>
          </table:table-cell>
          <table:table-cell office:value-type="float" office:value="86058" calcext:value-type="float">
            <text:p>86058</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81315" calcext:value-type="float">
            <text:p>81315</text:p>
          </table:table-cell>
          <table:table-cell office:value-type="float" office:value="0" calcext:value-type="float">
            <text:p>0</text:p>
          </table:table-cell>
          <table:table-cell office:value-type="float" office:value="735411" calcext:value-type="float">
            <text:p>735411</text:p>
          </table:table-cell>
          <table:table-cell office:value-type="float" office:value="76738" calcext:value-type="float">
            <text:p>76738</text:p>
          </table:table-cell>
          <table:table-cell office:value-type="string" calcext:value-type="string">
            <text:p>Lage Raho Launde! Mast kaam kar rahe ho</text:p>
          </table:table-cell>
          <table:table-cell/>
        </table:table-row>
        <table:table-row table:style-name="ro1">
          <table:table-cell office:value-type="float" office:value="244532" calcext:value-type="float">
            <text:p>244532</text:p>
          </table:table-cell>
          <table:table-cell office:value-type="float" office:value="0" calcext:value-type="float">
            <text:p>0</text:p>
          </table:table-cell>
          <table:table-cell office:value-type="float" office:value="1126590" calcext:value-type="float">
            <text:p>1126590</text:p>
          </table:table-cell>
          <table:table-cell office:value-type="float" office:value="339540" calcext:value-type="float">
            <text:p>339540</text:p>
          </table:table-cell>
          <table:table-cell office:value-type="string" calcext:value-type="string">
            <text:p>Thank you ?</text:p>
          </table:table-cell>
          <table:table-cell/>
        </table:table-row>
        <table:table-row table:style-name="ro1">
          <table:table-cell office:value-type="float" office:value="309114" calcext:value-type="float">
            <text:p>309114</text:p>
          </table:table-cell>
          <table:table-cell office:value-type="float" office:value="0" calcext:value-type="float">
            <text:p>0</text:p>
          </table:table-cell>
          <table:table-cell office:value-type="float" office:value="1576454" calcext:value-type="float">
            <text:p>1576454</text:p>
          </table:table-cell>
          <table:table-cell office:value-type="float" office:value="485434" calcext:value-type="float">
            <text:p>485434</text:p>
          </table:table-cell>
          <table:table-cell office:value-type="string" calcext:value-type="string">
            <text:p>Every photo have tagged with location?</text:p>
          </table:table-cell>
          <table:table-cell/>
        </table:table-row>
        <table:table-row table:style-name="ro1">
          <table:table-cell office:value-type="float" office:value="330114" calcext:value-type="float">
            <text:p>330114</text:p>
          </table:table-cell>
          <table:table-cell office:value-type="float" office:value="0" calcext:value-type="float">
            <text:p>0</text:p>
          </table:table-cell>
          <table:table-cell office:value-type="float" office:value="1765769" calcext:value-type="float">
            <text:p>1765769</text:p>
          </table:table-cell>
          <table:table-cell office:value-type="float" office:value="87098" calcext:value-type="float">
            <text:p>87098</text:p>
          </table:table-cell>
          <table:table-cell office:value-type="string" calcext:value-type="string">
            <text:p>Kya mast hai bhai</text:p>
          </table:table-cell>
          <table:table-cell/>
        </table:table-row>
        <table:table-row table:style-name="ro1">
          <table:table-cell office:value-type="float" office:value="389928" calcext:value-type="float">
            <text:p>389928</text:p>
          </table:table-cell>
          <table:table-cell office:value-type="float" office:value="0" calcext:value-type="float">
            <text:p>0</text:p>
          </table:table-cell>
          <table:table-cell office:value-type="float" office:value="2268008" calcext:value-type="float">
            <text:p>2268008</text:p>
          </table:table-cell>
          <table:table-cell office:value-type="float" office:value="927242" calcext:value-type="float">
            <text:p>927242</text:p>
          </table:table-cell>
          <table:table-cell office:value-type="string" calcext:value-type="string">
            <text:p>Nice</text:p>
          </table:table-cell>
          <table:table-cell/>
        </table:table-row>
        <table:table-row table:style-name="ro1">
          <table:table-cell office:value-type="float" office:value="441740" calcext:value-type="float">
            <text:p>441740</text:p>
          </table:table-cell>
          <table:table-cell office:value-type="float" office:value="0" calcext:value-type="float">
            <text:p>0</text:p>
          </table:table-cell>
          <table:table-cell office:value-type="float" office:value="2428396" calcext:value-type="float">
            <text:p>2428396</text:p>
          </table:table-cell>
          <table:table-cell office:value-type="float" office:value="1670748" calcext:value-type="float">
            <text:p>1670748</text:p>
          </table:table-cell>
          <table:table-cell office:value-type="string" calcext:value-type="string">
            <text:p>Hi</text:p>
          </table:table-cell>
          <table:table-cell/>
        </table:table-row>
        <table:table-row table:style-name="ro1">
          <table:table-cell office:value-type="float" office:value="74661" calcext:value-type="float">
            <text:p>74661</text:p>
          </table:table-cell>
          <table:table-cell office:value-type="float" office:value="0" calcext:value-type="float">
            <text:p>0</text:p>
          </table:table-cell>
          <table:table-cell office:value-type="float" office:value="712201" calcext:value-type="float">
            <text:p>712201</text:p>
          </table:table-cell>
          <table:table-cell office:value-type="float" office:value="77451" calcext:value-type="float">
            <text:p>77451</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152483" calcext:value-type="float">
            <text:p>152483</text:p>
          </table:table-cell>
          <table:table-cell office:value-type="float" office:value="0" calcext:value-type="float">
            <text:p>0</text:p>
          </table:table-cell>
          <table:table-cell office:value-type="float" office:value="899035" calcext:value-type="float">
            <text:p>899035</text:p>
          </table:table-cell>
          <table:table-cell office:value-type="float" office:value="86632" calcext:value-type="float">
            <text:p>86632</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94228" calcext:value-type="float">
            <text:p>194228</text:p>
          </table:table-cell>
          <table:table-cell office:value-type="float" office:value="0" calcext:value-type="float">
            <text:p>0</text:p>
          </table:table-cell>
          <table:table-cell office:value-type="float" office:value="1007847" calcext:value-type="float">
            <text:p>1007847</text:p>
          </table:table-cell>
          <table:table-cell office:value-type="float" office:value="303069" calcext:value-type="float">
            <text:p>303069</text:p>
          </table:table-cell>
          <table:table-cell office:value-type="string" calcext:value-type="string">
            <text:p>[[@19876]] yea sure?</text:p>
          </table:table-cell>
          <table:table-cell/>
        </table:table-row>
        <table:table-row table:style-name="ro1">
          <table:table-cell office:value-type="float" office:value="247353" calcext:value-type="float">
            <text:p>247353</text:p>
          </table:table-cell>
          <table:table-cell office:value-type="float" office:value="0" calcext:value-type="float">
            <text:p>0</text:p>
          </table:table-cell>
          <table:table-cell office:value-type="float" office:value="1245490" calcext:value-type="float">
            <text:p>1245490</text:p>
          </table:table-cell>
          <table:table-cell office:value-type="float" office:value="88161" calcext:value-type="float">
            <text:p>88161</text:p>
          </table:table-cell>
          <table:table-cell office:value-type="string" calcext:value-type="string">
            <text:p>The title was so rad! cool stuff really!</text:p>
          </table:table-cell>
          <table:table-cell/>
        </table:table-row>
        <table:table-row table:style-name="ro1">
          <table:table-cell office:value-type="float" office:value="285705" calcext:value-type="float">
            <text:p>285705</text:p>
          </table:table-cell>
          <table:table-cell office:value-type="float" office:value="0" calcext:value-type="float">
            <text:p>0</text:p>
          </table:table-cell>
          <table:table-cell office:value-type="float" office:value="1489272" calcext:value-type="float">
            <text:p>1489272</text:p>
          </table:table-cell>
          <table:table-cell office:value-type="float" office:value="86178" calcext:value-type="float">
            <text:p>86178</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90194" calcext:value-type="float">
            <text:p>290194</text:p>
          </table:table-cell>
          <table:table-cell office:value-type="float" office:value="0" calcext:value-type="float">
            <text:p>0</text:p>
          </table:table-cell>
          <table:table-cell office:value-type="float" office:value="1532024" calcext:value-type="float">
            <text:p>1532024</text:p>
          </table:table-cell>
          <table:table-cell office:value-type="float" office:value="471053" calcext:value-type="float">
            <text:p>471053</text:p>
          </table:table-cell>
          <table:table-cell office:value-type="string" calcext:value-type="string">
            <text:p>Sure bro</text:p>
          </table:table-cell>
          <table:table-cell/>
        </table:table-row>
        <table:table-row table:style-name="ro1">
          <table:table-cell office:value-type="float" office:value="309983" calcext:value-type="float">
            <text:p>309983</text:p>
          </table:table-cell>
          <table:table-cell office:value-type="float" office:value="0" calcext:value-type="float">
            <text:p>0</text:p>
          </table:table-cell>
          <table:table-cell office:value-type="float" office:value="1641647" calcext:value-type="float">
            <text:p>1641647</text:p>
          </table:table-cell>
          <table:table-cell office:value-type="float" office:value="260982" calcext:value-type="float">
            <text:p>260982</text:p>
          </table:table-cell>
          <table:table-cell office:value-type="string" calcext:value-type="string">
            <text:p>[[@1]] ll</text:p>
          </table:table-cell>
          <table:table-cell/>
        </table:table-row>
        <table:table-row table:style-name="ro1">
          <table:table-cell office:value-type="float" office:value="314116" calcext:value-type="float">
            <text:p>314116</text:p>
          </table:table-cell>
          <table:table-cell office:value-type="float" office:value="0" calcext:value-type="float">
            <text:p>0</text:p>
          </table:table-cell>
          <table:table-cell office:value-type="float" office:value="174934" calcext:value-type="float">
            <text:p>174934</text:p>
          </table:table-cell>
          <table:table-cell office:value-type="float" office:value="513289" calcext:value-type="float">
            <text:p>513289</text:p>
          </table:table-cell>
          <table:table-cell office:value-type="string" calcext:value-type="string">
            <text:p>Just to attract croud...???</text:p>
          </table:table-cell>
          <table:table-cell/>
        </table:table-row>
        <table:table-row table:style-name="ro1">
          <table:table-cell office:value-type="float" office:value="314544" calcext:value-type="float">
            <text:p>314544</text:p>
          </table:table-cell>
          <table:table-cell office:value-type="float" office:value="0" calcext:value-type="float">
            <text:p>0</text:p>
          </table:table-cell>
          <table:table-cell office:value-type="float" office:value="1670650" calcext:value-type="float">
            <text:p>1670650</text:p>
          </table:table-cell>
          <table:table-cell office:value-type="float" office:value="78555" calcext:value-type="float">
            <text:p>78555</text:p>
          </table:table-cell>
          <table:table-cell office:value-type="string" calcext:value-type="string">
            <text:p>Awesome pictures, could you also share some videos of the placce?</text:p>
          </table:table-cell>
          <table:table-cell/>
        </table:table-row>
        <table:table-row table:style-name="ro1">
          <table:table-cell office:value-type="float" office:value="395241" calcext:value-type="float">
            <text:p>395241</text:p>
          </table:table-cell>
          <table:table-cell office:value-type="float" office:value="0" calcext:value-type="float">
            <text:p>0</text:p>
          </table:table-cell>
          <table:table-cell office:value-type="float" office:value="648245" calcext:value-type="float">
            <text:p>648245</text:p>
          </table:table-cell>
          <table:table-cell office:value-type="float" office:value="11640" calcext:value-type="float">
            <text:p>11640</text:p>
          </table:table-cell>
          <table:table-cell office:value-type="string" calcext:value-type="string">
            <text:p>Budget कितना लगता हैं यह पे जाने के लिए?</text:p>
          </table:table-cell>
          <table:table-cell/>
        </table:table-row>
        <table:table-row table:style-name="ro1">
          <table:table-cell office:value-type="float" office:value="395987" calcext:value-type="float">
            <text:p>395987</text:p>
          </table:table-cell>
          <table:table-cell office:value-type="float" office:value="0" calcext:value-type="float">
            <text:p>0</text:p>
          </table:table-cell>
          <table:table-cell office:value-type="float" office:value="2287190" calcext:value-type="float">
            <text:p>2287190</text:p>
          </table:table-cell>
          <table:table-cell office:value-type="float" office:value="939379" calcext:value-type="float">
            <text:p>939379</text:p>
          </table:table-cell>
          <table:table-cell office:value-type="string" calcext:value-type="string">
            <text:p>न्य्स</text:p>
          </table:table-cell>
          <table:table-cell/>
        </table:table-row>
        <table:table-row table:style-name="ro1">
          <table:table-cell office:value-type="float" office:value="406857" calcext:value-type="float">
            <text:p>406857</text:p>
          </table:table-cell>
          <table:table-cell office:value-type="float" office:value="0" calcext:value-type="float">
            <text:p>0</text:p>
          </table:table-cell>
          <table:table-cell office:value-type="float" office:value="2307923" calcext:value-type="float">
            <text:p>2307923</text:p>
          </table:table-cell>
          <table:table-cell office:value-type="float" office:value="1131670" calcext:value-type="float">
            <text:p>1131670</text:p>
          </table:table-cell>
          <table:table-cell office:value-type="string" calcext:value-type="string">
            <text:p>Biutifull</text:p>
          </table:table-cell>
          <table:table-cell/>
        </table:table-row>
        <table:table-row table:style-name="ro1">
          <table:table-cell office:value-type="float" office:value="39877" calcext:value-type="float">
            <text:p>39877</text:p>
          </table:table-cell>
          <table:table-cell office:value-type="float" office:value="0" calcext:value-type="float">
            <text:p>0</text:p>
          </table:table-cell>
          <table:table-cell office:value-type="float" office:value="633264" calcext:value-type="float">
            <text:p>633264</text:p>
          </table:table-cell>
          <table:table-cell office:value-type="float" office:value="77281" calcext:value-type="float">
            <text:p>77281</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79685" calcext:value-type="float">
            <text:p>79685</text:p>
          </table:table-cell>
          <table:table-cell office:value-type="float" office:value="0" calcext:value-type="float">
            <text:p>0</text:p>
          </table:table-cell>
          <table:table-cell office:value-type="float" office:value="735920" calcext:value-type="float">
            <text:p>735920</text:p>
          </table:table-cell>
          <table:table-cell office:value-type="float" office:value="84227" calcext:value-type="float">
            <text:p>84227</text:p>
          </table:table-cell>
          <table:table-cell office:value-type="string" calcext:value-type="string">
            <text:p>Hey what time of the year is best to visit this place?</text:p>
          </table:table-cell>
          <table:table-cell/>
        </table:table-row>
        <table:table-row table:style-name="ro1">
          <table:table-cell office:value-type="float" office:value="161484" calcext:value-type="float">
            <text:p>161484</text:p>
          </table:table-cell>
          <table:table-cell office:value-type="float" office:value="0" calcext:value-type="float">
            <text:p>0</text:p>
          </table:table-cell>
          <table:table-cell office:value-type="float" office:value="921019" calcext:value-type="float">
            <text:p>921019</text:p>
          </table:table-cell>
          <table:table-cell office:value-type="float" office:value="82391" calcext:value-type="float">
            <text:p>82391</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79276" calcext:value-type="float">
            <text:p>179276</text:p>
          </table:table-cell>
          <table:table-cell office:value-type="float" office:value="0" calcext:value-type="float">
            <text:p>0</text:p>
          </table:table-cell>
          <table:table-cell office:value-type="float" office:value="205801" calcext:value-type="float">
            <text:p>205801</text:p>
          </table:table-cell>
          <table:table-cell office:value-type="float" office:value="40221" calcext:value-type="float">
            <text:p>40221</text:p>
          </table:table-cell>
          <table:table-cell office:value-type="string" calcext:value-type="string">
            <text:p>Awesome! I too am heading there next week</text:p>
          </table:table-cell>
          <table:table-cell/>
        </table:table-row>
        <table:table-row table:style-name="ro1">
          <table:table-cell office:value-type="float" office:value="227439" calcext:value-type="float">
            <text:p>227439</text:p>
          </table:table-cell>
          <table:table-cell office:value-type="float" office:value="0" calcext:value-type="float">
            <text:p>0</text:p>
          </table:table-cell>
          <table:table-cell office:value-type="float" office:value="1168536" calcext:value-type="float">
            <text:p>1168536</text:p>
          </table:table-cell>
          <table:table-cell office:value-type="float" office:value="43677" calcext:value-type="float">
            <text:p>43677</text:p>
          </table:table-cell>
          <table:table-cell office:value-type="string" calcext:value-type="string">
            <text:p>Nice! Waiting for the next post in series <text:s/>?</text:p>
          </table:table-cell>
          <table:table-cell/>
        </table:table-row>
        <table:table-row table:style-name="ro1">
          <table:table-cell office:value-type="float" office:value="266804" calcext:value-type="float">
            <text:p>266804</text:p>
          </table:table-cell>
          <table:table-cell office:value-type="float" office:value="0" calcext:value-type="float">
            <text:p>0</text:p>
          </table:table-cell>
          <table:table-cell office:value-type="float" office:value="1391441" calcext:value-type="float">
            <text:p>1391441</text:p>
          </table:table-cell>
          <table:table-cell office:value-type="float" office:value="422050" calcext:value-type="float">
            <text:p>422050</text:p>
          </table:table-cell>
          <table:table-cell office:value-type="string" calcext:value-type="string">
            <text:p>It's Sambhar salt lake.biggest lake for salt production. Video shoot from the train</text:p>
          </table:table-cell>
          <table:table-cell/>
        </table:table-row>
        <table:table-row table:style-name="ro1">
          <table:table-cell office:value-type="float" office:value="422755" calcext:value-type="float">
            <text:p>422755</text:p>
          </table:table-cell>
          <table:table-cell office:value-type="float" office:value="0" calcext:value-type="float">
            <text:p>0</text:p>
          </table:table-cell>
          <table:table-cell office:value-type="float" office:value="1914367" calcext:value-type="float">
            <text:p>1914367</text:p>
          </table:table-cell>
          <table:table-cell office:value-type="float" office:value="34167" calcext:value-type="float">
            <text:p>34167</text:p>
          </table:table-cell>
          <table:table-cell office:value-type="string" calcext:value-type="string">
            <text:p>awesome</text:p>
          </table:table-cell>
          <table:table-cell/>
        </table:table-row>
        <table:table-row table:style-name="ro1">
          <table:table-cell office:value-type="float" office:value="425484" calcext:value-type="float">
            <text:p>425484</text:p>
          </table:table-cell>
          <table:table-cell office:value-type="float" office:value="0" calcext:value-type="float">
            <text:p>0</text:p>
          </table:table-cell>
          <table:table-cell office:value-type="float" office:value="1953123" calcext:value-type="float">
            <text:p>1953123</text:p>
          </table:table-cell>
          <table:table-cell office:value-type="float" office:value="12638" calcext:value-type="float">
            <text:p>12638</text:p>
          </table:table-cell>
          <table:table-cell office:value-type="string" calcext:value-type="string">
            <text:p>where is the place?</text:p>
          </table:table-cell>
          <table:table-cell/>
        </table:table-row>
        <table:table-row table:style-name="ro1">
          <table:table-cell office:value-type="float" office:value="445803" calcext:value-type="float">
            <text:p>445803</text:p>
          </table:table-cell>
          <table:table-cell office:value-type="float" office:value="0" calcext:value-type="float">
            <text:p>0</text:p>
          </table:table-cell>
          <table:table-cell office:value-type="float" office:value="2267061" calcext:value-type="float">
            <text:p>2267061</text:p>
          </table:table-cell>
          <table:table-cell office:value-type="float" office:value="1793068" calcext:value-type="float">
            <text:p>1793068</text:p>
          </table:table-cell>
          <table:table-cell office:value-type="string" calcext:value-type="string">
            <text:p>Hiiii</text:p>
          </table:table-cell>
          <table:table-cell/>
        </table:table-row>
        <table:table-row table:style-name="ro1">
          <table:table-cell office:value-type="float" office:value="455558" calcext:value-type="float">
            <text:p>455558</text:p>
          </table:table-cell>
          <table:table-cell office:value-type="float" office:value="0" calcext:value-type="float">
            <text:p>0</text:p>
          </table:table-cell>
          <table:table-cell office:value-type="float" office:value="2266849" calcext:value-type="float">
            <text:p>2266849</text:p>
          </table:table-cell>
          <table:table-cell office:value-type="float" office:value="1960429" calcext:value-type="float">
            <text:p>1960429</text:p>
          </table:table-cell>
          <table:table-cell office:value-type="string" calcext:value-type="string">
            <text:p>Kdkdkdkd</text:p>
          </table:table-cell>
          <table:table-cell/>
        </table:table-row>
        <table:table-row table:style-name="ro1">
          <table:table-cell office:value-type="float" office:value="44131" calcext:value-type="float">
            <text:p>44131</text:p>
          </table:table-cell>
          <table:table-cell office:value-type="float" office:value="0" calcext:value-type="float">
            <text:p>0</text:p>
          </table:table-cell>
          <table:table-cell office:value-type="float" office:value="644158" calcext:value-type="float">
            <text:p>644158</text:p>
          </table:table-cell>
          <table:table-cell office:value-type="float" office:value="192484" calcext:value-type="float">
            <text:p>192484</text:p>
          </table:table-cell>
          <table:table-cell office:value-type="string" calcext:value-type="string">
            <text:p>[[@136107]] i dont plan much. ???</text:p>
          </table:table-cell>
          <table:table-cell/>
        </table:table-row>
        <table:table-row table:style-name="ro1">
          <table:table-cell office:value-type="float" office:value="119078" calcext:value-type="float">
            <text:p>119078</text:p>
          </table:table-cell>
          <table:table-cell office:value-type="float" office:value="0" calcext:value-type="float">
            <text:p>0</text:p>
          </table:table-cell>
          <table:table-cell office:value-type="float" office:value="112994" calcext:value-type="float">
            <text:p>112994</text:p>
          </table:table-cell>
          <table:table-cell office:value-type="float" office:value="40221" calcext:value-type="float">
            <text:p>40221</text:p>
          </table:table-cell>
          <table:table-cell office:value-type="string" calcext:value-type="string">
            <text:p>Awesome! I too am heading there next week</text:p>
          </table:table-cell>
          <table:table-cell/>
        </table:table-row>
        <table:table-row table:style-name="ro1">
          <table:table-cell office:value-type="float" office:value="155097" calcext:value-type="float">
            <text:p>155097</text:p>
          </table:table-cell>
          <table:table-cell office:value-type="float" office:value="0" calcext:value-type="float">
            <text:p>0</text:p>
          </table:table-cell>
          <table:table-cell office:value-type="float" office:value="904165" calcext:value-type="float">
            <text:p>904165</text:p>
          </table:table-cell>
          <table:table-cell office:value-type="float" office:value="81436" calcext:value-type="float">
            <text:p>81436</text:p>
          </table:table-cell>
          <table:table-cell office:value-type="string" calcext:value-type="string">
            <text:p>Brilliant trail! what pictures!</text:p>
          </table:table-cell>
          <table:table-cell/>
        </table:table-row>
        <table:table-row table:style-name="ro1">
          <table:table-cell office:value-type="float" office:value="246419" calcext:value-type="float">
            <text:p>246419</text:p>
          </table:table-cell>
          <table:table-cell office:value-type="float" office:value="0" calcext:value-type="float">
            <text:p>0</text:p>
          </table:table-cell>
          <table:table-cell office:value-type="float" office:value="1187731" calcext:value-type="float">
            <text:p>1187731</text:p>
          </table:table-cell>
          <table:table-cell office:value-type="float" office:value="346970" calcext:value-type="float">
            <text:p>346970</text:p>
          </table:table-cell>
          <table:table-cell office:value-type="string" calcext:value-type="string">
            <text:p>[[@87794]] <text:s/>thanks bro....I like traveling a lot .... recently I got to know about <text:s/>this app even I had had traveled overseas too..I will post ..</text:p>
          </table:table-cell>
          <table:table-cell/>
        </table:table-row>
        <table:table-row table:style-name="ro1">
          <table:table-cell office:value-type="float" office:value="265622" calcext:value-type="float">
            <text:p>265622</text:p>
          </table:table-cell>
          <table:table-cell office:value-type="float" office:value="0" calcext:value-type="float">
            <text:p>0</text:p>
          </table:table-cell>
          <table:table-cell office:value-type="float" office:value="1364233" calcext:value-type="float">
            <text:p>1364233</text:p>
          </table:table-cell>
          <table:table-cell office:value-type="float" office:value="85134" calcext:value-type="float">
            <text:p>85134</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398883" calcext:value-type="float">
            <text:p>398883</text:p>
          </table:table-cell>
          <table:table-cell office:value-type="float" office:value="0" calcext:value-type="float">
            <text:p>0</text:p>
          </table:table-cell>
          <table:table-cell office:value-type="float" office:value="621386" calcext:value-type="float">
            <text:p>621386</text:p>
          </table:table-cell>
          <table:table-cell office:value-type="float" office:value="1013303" calcext:value-type="float">
            <text:p>1013303</text:p>
          </table:table-cell>
          <table:table-cell office:value-type="string" calcext:value-type="string">
            <text:p>Niyc</text:p>
          </table:table-cell>
          <table:table-cell/>
        </table:table-row>
        <table:table-row table:style-name="ro1">
          <table:table-cell office:value-type="float" office:value="10747" calcext:value-type="float">
            <text:p>10747</text:p>
          </table:table-cell>
          <table:table-cell office:value-type="float" office:value="0" calcext:value-type="float">
            <text:p>0</text:p>
          </table:table-cell>
          <table:table-cell office:value-type="float" office:value="417469" calcext:value-type="float">
            <text:p>417469</text:p>
          </table:table-cell>
          <table:table-cell office:value-type="float" office:value="27314" calcext:value-type="float">
            <text:p>27314</text:p>
          </table:table-cell>
          <table:table-cell office:value-type="string" calcext:value-type="string">
            <text:p>Wow! I just loved this one.</text:p>
          </table:table-cell>
          <table:table-cell/>
        </table:table-row>
        <table:table-row table:style-name="ro1">
          <table:table-cell office:value-type="float" office:value="48283" calcext:value-type="float">
            <text:p>48283</text:p>
          </table:table-cell>
          <table:table-cell office:value-type="float" office:value="0" calcext:value-type="float">
            <text:p>0</text:p>
          </table:table-cell>
          <table:table-cell office:value-type="float" office:value="644097" calcext:value-type="float">
            <text:p>644097</text:p>
          </table:table-cell>
          <table:table-cell office:value-type="float" office:value="45106" calcext:value-type="float">
            <text:p>45106</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60337" calcext:value-type="float">
            <text:p>60337</text:p>
          </table:table-cell>
          <table:table-cell office:value-type="float" office:value="0" calcext:value-type="float">
            <text:p>0</text:p>
          </table:table-cell>
          <table:table-cell office:value-type="float" office:value="678434" calcext:value-type="float">
            <text:p>678434</text:p>
          </table:table-cell>
          <table:table-cell office:value-type="float" office:value="76958" calcext:value-type="float">
            <text:p>76958</text:p>
          </table:table-cell>
          <table:table-cell office:value-type="string" calcext:value-type="string">
            <text:p>i love your work and i use it to plan my trips :)</text:p>
          </table:table-cell>
          <table:table-cell/>
        </table:table-row>
        <table:table-row table:style-name="ro1">
          <table:table-cell office:value-type="float" office:value="140701" calcext:value-type="float">
            <text:p>140701</text:p>
          </table:table-cell>
          <table:table-cell office:value-type="float" office:value="141979" calcext:value-type="float">
            <text:p>141979</text:p>
          </table:table-cell>
          <table:table-cell office:value-type="float" office:value="0" calcext:value-type="float">
            <text:p>0</text:p>
          </table:table-cell>
          <table:table-cell office:value-type="float" office:value="259539" calcext:value-type="float">
            <text:p>259539</text:p>
          </table:table-cell>
          <table:table-cell office:value-type="string" calcext:value-type="string">
            <text:p>Rhododendron, Belle!</text:p>
          </table:table-cell>
          <table:table-cell/>
        </table:table-row>
        <table:table-row table:style-name="ro1">
          <table:table-cell office:value-type="float" office:value="189041" calcext:value-type="float">
            <text:p>189041</text:p>
          </table:table-cell>
          <table:table-cell office:value-type="float" office:value="0" calcext:value-type="float">
            <text:p>0</text:p>
          </table:table-cell>
          <table:table-cell office:value-type="float" office:value="968015" calcext:value-type="float">
            <text:p>968015</text:p>
          </table:table-cell>
          <table:table-cell office:value-type="float" office:value="50527" calcext:value-type="float">
            <text:p>50527</text:p>
          </table:table-cell>
          <table:table-cell office:value-type="string" calcext:value-type="string">
            <text:p>This looks so amazing ?</text:p>
          </table:table-cell>
          <table:table-cell/>
        </table:table-row>
        <table:table-row table:style-name="ro1">
          <table:table-cell office:value-type="float" office:value="191933" calcext:value-type="float">
            <text:p>191933</text:p>
          </table:table-cell>
          <table:table-cell office:value-type="float" office:value="0" calcext:value-type="float">
            <text:p>0</text:p>
          </table:table-cell>
          <table:table-cell office:value-type="float" office:value="986822" calcext:value-type="float">
            <text:p>986822</text:p>
          </table:table-cell>
          <table:table-cell office:value-type="float" office:value="85871" calcext:value-type="float">
            <text:p>85871</text:p>
          </table:table-cell>
          <table:table-cell office:value-type="string" calcext:value-type="string">
            <text:p>Tum ho bemissal, kya trail hai ekdum</text:p>
          </table:table-cell>
          <table:table-cell/>
        </table:table-row>
        <table:table-row table:style-name="ro1">
          <table:table-cell office:value-type="float" office:value="266782" calcext:value-type="float">
            <text:p>266782</text:p>
          </table:table-cell>
          <table:table-cell office:value-type="float" office:value="0" calcext:value-type="float">
            <text:p>0</text:p>
          </table:table-cell>
          <table:table-cell office:value-type="float" office:value="1392063" calcext:value-type="float">
            <text:p>1392063</text:p>
          </table:table-cell>
          <table:table-cell office:value-type="float" office:value="76538" calcext:value-type="float">
            <text:p>76538</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92492" calcext:value-type="float">
            <text:p>292492</text:p>
          </table:table-cell>
          <table:table-cell office:value-type="float" office:value="0" calcext:value-type="float">
            <text:p>0</text:p>
          </table:table-cell>
          <table:table-cell office:value-type="float" office:value="1544304" calcext:value-type="float">
            <text:p>1544304</text:p>
          </table:table-cell>
          <table:table-cell office:value-type="float" office:value="475317" calcext:value-type="float">
            <text:p>475317</text:p>
          </table:table-cell>
          <table:table-cell office:value-type="string" calcext:value-type="string">
            <text:p>[[@79042]] Sep to Dec would be the right time to visit and take the morning safari cause that's when you get to see more animals.</text:p>
          </table:table-cell>
          <table:table-cell/>
        </table:table-row>
        <table:table-row table:style-name="ro1">
          <table:table-cell office:value-type="float" office:value="358378" calcext:value-type="float">
            <text:p>358378</text:p>
          </table:table-cell>
          <table:table-cell office:value-type="float" office:value="0" calcext:value-type="float">
            <text:p>0</text:p>
          </table:table-cell>
          <table:table-cell office:value-type="float" office:value="1974796" calcext:value-type="float">
            <text:p>1974796</text:p>
          </table:table-cell>
          <table:table-cell office:value-type="float" office:value="578682" calcext:value-type="float">
            <text:p>578682</text:p>
          </table:table-cell>
          <table:table-cell office:value-type="string" calcext:value-type="string">
            <text:p>[[@3734]] Harshit thanks.....</text:p>
          </table:table-cell>
          <table:table-cell/>
        </table:table-row>
        <table:table-row table:style-name="ro1">
          <table:table-cell office:value-type="float" office:value="450039" calcext:value-type="float">
            <text:p>450039</text:p>
          </table:table-cell>
          <table:table-cell office:value-type="float" office:value="0" calcext:value-type="float">
            <text:p>0</text:p>
          </table:table-cell>
          <table:table-cell office:value-type="float" office:value="2378167" calcext:value-type="float">
            <text:p>2378167</text:p>
          </table:table-cell>
          <table:table-cell office:value-type="float" office:value="1893939" calcext:value-type="float">
            <text:p>1893939</text:p>
          </table:table-cell>
          <table:table-cell office:value-type="string" calcext:value-type="string">
            <text:p>[[@1842391]]</text:p>
          </table:table-cell>
          <table:table-cell/>
        </table:table-row>
        <table:table-row table:style-name="ro1">
          <table:table-cell office:value-type="float" office:value="174616" calcext:value-type="float">
            <text:p>174616</text:p>
          </table:table-cell>
          <table:table-cell office:value-type="float" office:value="0" calcext:value-type="float">
            <text:p>0</text:p>
          </table:table-cell>
          <table:table-cell office:value-type="float" office:value="959799" calcext:value-type="float">
            <text:p>959799</text:p>
          </table:table-cell>
          <table:table-cell office:value-type="float" office:value="288151" calcext:value-type="float">
            <text:p>288151</text:p>
          </table:table-cell>
          <table:table-cell office:value-type="string" calcext:value-type="string">
            <text:p>[[@86234]] thank you so much for your comment. I appreciate it ?</text:p>
          </table:table-cell>
          <table:table-cell/>
        </table:table-row>
        <table:table-row table:style-name="ro1">
          <table:table-cell office:value-type="float" office:value="279787" calcext:value-type="float">
            <text:p>279787</text:p>
          </table:table-cell>
          <table:table-cell office:value-type="float" office:value="0" calcext:value-type="float">
            <text:p>0</text:p>
          </table:table-cell>
          <table:table-cell office:value-type="float" office:value="1466055" calcext:value-type="float">
            <text:p>1466055</text:p>
          </table:table-cell>
          <table:table-cell office:value-type="float" office:value="81027" calcext:value-type="float">
            <text:p>81027</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316827" calcext:value-type="float">
            <text:p>316827</text:p>
          </table:table-cell>
          <table:table-cell office:value-type="float" office:value="0" calcext:value-type="float">
            <text:p>0</text:p>
          </table:table-cell>
          <table:table-cell office:value-type="float" office:value="1681192" calcext:value-type="float">
            <text:p>1681192</text:p>
          </table:table-cell>
          <table:table-cell office:value-type="float" office:value="518548" calcext:value-type="float">
            <text:p>518548</text:p>
          </table:table-cell>
          <table:table-cell office:value-type="string" calcext:value-type="string">
            <text:p>[[@50360]] yeaaay... Thanks.. the experience was awesome.. rafting in ganga was my dream.. it was a heart taking moment rafting in rapids.. but when i heard about that govt. Banned rafting it was really a heart break..</text:p>
          </table:table-cell>
          <table:table-cell/>
        </table:table-row>
        <table:table-row table:style-name="ro1">
          <table:table-cell office:value-type="float" office:value="318541" calcext:value-type="float">
            <text:p>318541</text:p>
          </table:table-cell>
          <table:table-cell office:value-type="float" office:value="0" calcext:value-type="float">
            <text:p>0</text:p>
          </table:table-cell>
          <table:table-cell office:value-type="float" office:value="1693328" calcext:value-type="float">
            <text:p>1693328</text:p>
          </table:table-cell>
          <table:table-cell office:value-type="float" office:value="522393" calcext:value-type="float">
            <text:p>522393</text:p>
          </table:table-cell>
          <table:table-cell office:value-type="string" calcext:value-type="string">
            <text:p>[[@79415]] ? tnk you</text:p>
          </table:table-cell>
          <table:table-cell/>
        </table:table-row>
        <table:table-row table:style-name="ro1">
          <table:table-cell office:value-type="float" office:value="24882" calcext:value-type="float">
            <text:p>24882</text:p>
          </table:table-cell>
          <table:table-cell office:value-type="float" office:value="0" calcext:value-type="float">
            <text:p>0</text:p>
          </table:table-cell>
          <table:table-cell office:value-type="float" office:value="597867" calcext:value-type="float">
            <text:p>597867</text:p>
          </table:table-cell>
          <table:table-cell office:value-type="float" office:value="178777" calcext:value-type="float">
            <text:p>178777</text:p>
          </table:table-cell>
          <table:table-cell office:value-type="string" calcext:value-type="string">
            <text:p>[[@80189]] thank you</text:p>
          </table:table-cell>
          <table:table-cell/>
        </table:table-row>
        <table:table-row table:style-name="ro1">
          <table:table-cell office:value-type="float" office:value="32511" calcext:value-type="float">
            <text:p>32511</text:p>
          </table:table-cell>
          <table:table-cell office:value-type="float" office:value="0" calcext:value-type="float">
            <text:p>0</text:p>
          </table:table-cell>
          <table:table-cell office:value-type="float" office:value="617779" calcext:value-type="float">
            <text:p>617779</text:p>
          </table:table-cell>
          <table:table-cell office:value-type="float" office:value="165905" calcext:value-type="float">
            <text:p>165905</text:p>
          </table:table-cell>
          <table:table-cell office:value-type="string" calcext:value-type="string">
            <text:p>[[@78964]] thanks Julia. Appreciate it ?</text:p>
          </table:table-cell>
          <table:table-cell/>
        </table:table-row>
        <table:table-row table:style-name="ro1">
          <table:table-cell office:value-type="float" office:value="53668" calcext:value-type="float">
            <text:p>53668</text:p>
          </table:table-cell>
          <table:table-cell office:value-type="float" office:value="0" calcext:value-type="float">
            <text:p>0</text:p>
          </table:table-cell>
          <table:table-cell office:value-type="float" office:value="665137" calcext:value-type="float">
            <text:p>665137</text:p>
          </table:table-cell>
          <table:table-cell office:value-type="float" office:value="39572" calcext:value-type="float">
            <text:p>39572</text:p>
          </table:table-cell>
          <table:table-cell office:value-type="string" calcext:value-type="string">
            <text:p>When's your next update?!</text:p>
          </table:table-cell>
          <table:table-cell/>
        </table:table-row>
        <table:table-row table:style-name="ro1">
          <table:table-cell office:value-type="float" office:value="60270" calcext:value-type="float">
            <text:p>60270</text:p>
          </table:table-cell>
          <table:table-cell office:value-type="float" office:value="0" calcext:value-type="float">
            <text:p>0</text:p>
          </table:table-cell>
          <table:table-cell office:value-type="float" office:value="595422" calcext:value-type="float">
            <text:p>595422</text:p>
          </table:table-cell>
          <table:table-cell office:value-type="float" office:value="178019" calcext:value-type="float">
            <text:p>178019</text:p>
          </table:table-cell>
          <table:table-cell office:value-type="string" calcext:value-type="string">
            <text:p>[[@76765]] Thnx man..!!</text:p>
          </table:table-cell>
          <table:table-cell/>
        </table:table-row>
        <table:table-row table:style-name="ro1">
          <table:table-cell office:value-type="float" office:value="60881" calcext:value-type="float">
            <text:p>60881</text:p>
          </table:table-cell>
          <table:table-cell office:value-type="float" office:value="0" calcext:value-type="float">
            <text:p>0</text:p>
          </table:table-cell>
          <table:table-cell office:value-type="float" office:value="680327" calcext:value-type="float">
            <text:p>680327</text:p>
          </table:table-cell>
          <table:table-cell office:value-type="float" office:value="81964" calcext:value-type="float">
            <text:p>81964</text:p>
          </table:table-cell>
          <table:table-cell office:value-type="string" calcext:value-type="string">
            <text:p>The title was superb! The content was a little dreary!</text:p>
          </table:table-cell>
          <table:table-cell/>
        </table:table-row>
        <table:table-row table:style-name="ro1">
          <table:table-cell office:value-type="float" office:value="75578" calcext:value-type="float">
            <text:p>75578</text:p>
          </table:table-cell>
          <table:table-cell office:value-type="float" office:value="0" calcext:value-type="float">
            <text:p>0</text:p>
          </table:table-cell>
          <table:table-cell office:value-type="float" office:value="721530" calcext:value-type="float">
            <text:p>721530</text:p>
          </table:table-cell>
          <table:table-cell office:value-type="float" office:value="52777" calcext:value-type="float">
            <text:p>52777</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97086" calcext:value-type="float">
            <text:p>97086</text:p>
          </table:table-cell>
          <table:table-cell office:value-type="float" office:value="0" calcext:value-type="float">
            <text:p>0</text:p>
          </table:table-cell>
          <table:table-cell office:value-type="float" office:value="603174" calcext:value-type="float">
            <text:p>603174</text:p>
          </table:table-cell>
          <table:table-cell office:value-type="float" office:value="81160" calcext:value-type="float">
            <text:p>81160</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142555" calcext:value-type="float">
            <text:p>142555</text:p>
          </table:table-cell>
          <table:table-cell office:value-type="float" office:value="0" calcext:value-type="float">
            <text:p>0</text:p>
          </table:table-cell>
          <table:table-cell office:value-type="float" office:value="873238" calcext:value-type="float">
            <text:p>873238</text:p>
          </table:table-cell>
          <table:table-cell office:value-type="float" office:value="77102" calcext:value-type="float">
            <text:p>77102</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69334" calcext:value-type="float">
            <text:p>169334</text:p>
          </table:table-cell>
          <table:table-cell office:value-type="float" office:value="0" calcext:value-type="float">
            <text:p>0</text:p>
          </table:table-cell>
          <table:table-cell office:value-type="float" office:value="944111" calcext:value-type="float">
            <text:p>944111</text:p>
          </table:table-cell>
          <table:table-cell office:value-type="float" office:value="76673" calcext:value-type="float">
            <text:p>76673</text:p>
          </table:table-cell>
          <table:table-cell office:value-type="string" calcext:value-type="string">
            <text:p>On my tryout list ❤️</text:p>
          </table:table-cell>
          <table:table-cell/>
        </table:table-row>
        <table:table-row table:style-name="ro1">
          <table:table-cell office:value-type="float" office:value="194585" calcext:value-type="float">
            <text:p>194585</text:p>
          </table:table-cell>
          <table:table-cell office:value-type="float" office:value="0" calcext:value-type="float">
            <text:p>0</text:p>
          </table:table-cell>
          <table:table-cell office:value-type="float" office:value="1008302" calcext:value-type="float">
            <text:p>1008302</text:p>
          </table:table-cell>
          <table:table-cell office:value-type="float" office:value="87908" calcext:value-type="float">
            <text:p>87908</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234380" calcext:value-type="float">
            <text:p>234380</text:p>
          </table:table-cell>
          <table:table-cell office:value-type="float" office:value="0" calcext:value-type="float">
            <text:p>0</text:p>
          </table:table-cell>
          <table:table-cell office:value-type="float" office:value="1181333" calcext:value-type="float">
            <text:p>1181333</text:p>
          </table:table-cell>
          <table:table-cell office:value-type="float" office:value="356514" calcext:value-type="float">
            <text:p>356514</text:p>
          </table:table-cell>
          <table:table-cell office:value-type="string" calcext:value-type="string">
            <text:p>Will post soon!</text:p>
          </table:table-cell>
          <table:table-cell/>
        </table:table-row>
        <table:table-row table:style-name="ro1">
          <table:table-cell office:value-type="float" office:value="265081" calcext:value-type="float">
            <text:p>265081</text:p>
          </table:table-cell>
          <table:table-cell office:value-type="float" office:value="0" calcext:value-type="float">
            <text:p>0</text:p>
          </table:table-cell>
          <table:table-cell office:value-type="float" office:value="1381205" calcext:value-type="float">
            <text:p>1381205</text:p>
          </table:table-cell>
          <table:table-cell office:value-type="float" office:value="88296" calcext:value-type="float">
            <text:p>88296</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82315" calcext:value-type="float">
            <text:p>282315</text:p>
          </table:table-cell>
          <table:table-cell office:value-type="float" office:value="0" calcext:value-type="float">
            <text:p>0</text:p>
          </table:table-cell>
          <table:table-cell office:value-type="float" office:value="1483088" calcext:value-type="float">
            <text:p>1483088</text:p>
          </table:table-cell>
          <table:table-cell office:value-type="float" office:value="87429" calcext:value-type="float">
            <text:p>87429</text:p>
          </table:table-cell>
          <table:table-cell office:value-type="string" calcext:value-type="string">
            <text:p>The photos are just so cool, what camera do you use?</text:p>
          </table:table-cell>
          <table:table-cell/>
        </table:table-row>
        <table:table-row table:style-name="ro1">
          <table:table-cell office:value-type="float" office:value="338598" calcext:value-type="float">
            <text:p>338598</text:p>
          </table:table-cell>
          <table:table-cell office:value-type="float" office:value="0" calcext:value-type="float">
            <text:p>0</text:p>
          </table:table-cell>
          <table:table-cell office:value-type="float" office:value="1805938" calcext:value-type="float">
            <text:p>1805938</text:p>
          </table:table-cell>
          <table:table-cell office:value-type="float" office:value="136063" calcext:value-type="float">
            <text:p>136063</text:p>
          </table:table-cell>
          <table:table-cell office:value-type="string" calcext:value-type="string">
            <text:p>Great ?</text:p>
          </table:table-cell>
          <table:table-cell/>
        </table:table-row>
        <table:table-row table:style-name="ro1">
          <table:table-cell office:value-type="float" office:value="358576" calcext:value-type="float">
            <text:p>358576</text:p>
          </table:table-cell>
          <table:table-cell office:value-type="float" office:value="0" calcext:value-type="float">
            <text:p>0</text:p>
          </table:table-cell>
          <table:table-cell office:value-type="float" office:value="1986143" calcext:value-type="float">
            <text:p>1986143</text:p>
          </table:table-cell>
          <table:table-cell office:value-type="float" office:value="39509" calcext:value-type="float">
            <text:p>39509</text:p>
          </table:table-cell>
          <table:table-cell office:value-type="string" calcext:value-type="string">
            <text:p>Hey, the title is so innovative!</text:p>
          </table:table-cell>
          <table:table-cell/>
        </table:table-row>
        <table:table-row table:style-name="ro1">
          <table:table-cell office:value-type="float" office:value="382295" calcext:value-type="float">
            <text:p>382295</text:p>
          </table:table-cell>
          <table:table-cell office:value-type="float" office:value="0" calcext:value-type="float">
            <text:p>0</text:p>
          </table:table-cell>
          <table:table-cell office:value-type="float" office:value="2253313" calcext:value-type="float">
            <text:p>2253313</text:p>
          </table:table-cell>
          <table:table-cell office:value-type="float" office:value="831099" calcext:value-type="float">
            <text:p>831099</text:p>
          </table:table-cell>
          <table:table-cell office:value-type="string" calcext:value-type="string">
            <text:p>M glad</text:p>
          </table:table-cell>
          <table:table-cell/>
        </table:table-row>
        <table:table-row table:style-name="ro1">
          <table:table-cell office:value-type="float" office:value="442229" calcext:value-type="float">
            <text:p>442229</text:p>
          </table:table-cell>
          <table:table-cell office:value-type="float" office:value="0" calcext:value-type="float">
            <text:p>0</text:p>
          </table:table-cell>
          <table:table-cell office:value-type="float" office:value="2352679" calcext:value-type="float">
            <text:p>2352679</text:p>
          </table:table-cell>
          <table:table-cell office:value-type="float" office:value="1695144" calcext:value-type="float">
            <text:p>1695144</text:p>
          </table:table-cell>
          <table:table-cell office:value-type="string" calcext:value-type="string">
            <text:p>Like my video also</text:p>
          </table:table-cell>
          <table:table-cell/>
        </table:table-row>
        <table:table-row table:style-name="ro1">
          <table:table-cell office:value-type="float" office:value="38083" calcext:value-type="float">
            <text:p>38083</text:p>
          </table:table-cell>
          <table:table-cell office:value-type="float" office:value="0" calcext:value-type="float">
            <text:p>0</text:p>
          </table:table-cell>
          <table:table-cell office:value-type="float" office:value="629045" calcext:value-type="float">
            <text:p>629045</text:p>
          </table:table-cell>
          <table:table-cell office:value-type="float" office:value="40122" calcext:value-type="float">
            <text:p>40122</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63541" calcext:value-type="float">
            <text:p>163541</text:p>
          </table:table-cell>
          <table:table-cell office:value-type="float" office:value="0" calcext:value-type="float">
            <text:p>0</text:p>
          </table:table-cell>
          <table:table-cell office:value-type="float" office:value="926428" calcext:value-type="float">
            <text:p>926428</text:p>
          </table:table-cell>
          <table:table-cell office:value-type="float" office:value="83074" calcext:value-type="float">
            <text:p>83074</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170575" calcext:value-type="float">
            <text:p>170575</text:p>
          </table:table-cell>
          <table:table-cell office:value-type="float" office:value="0" calcext:value-type="float">
            <text:p>0</text:p>
          </table:table-cell>
          <table:table-cell office:value-type="float" office:value="947553" calcext:value-type="float">
            <text:p>947553</text:p>
          </table:table-cell>
          <table:table-cell office:value-type="float" office:value="81324" calcext:value-type="float">
            <text:p>81324</text:p>
          </table:table-cell>
          <table:table-cell office:value-type="string" calcext:value-type="string">
            <text:p>Super se bhi uper!</text:p>
          </table:table-cell>
          <table:table-cell/>
        </table:table-row>
        <table:table-row table:style-name="ro1">
          <table:table-cell office:value-type="float" office:value="234766" calcext:value-type="float">
            <text:p>234766</text:p>
          </table:table-cell>
          <table:table-cell office:value-type="float" office:value="0" calcext:value-type="float">
            <text:p>0</text:p>
          </table:table-cell>
          <table:table-cell office:value-type="float" office:value="1186669" calcext:value-type="float">
            <text:p>1186669</text:p>
          </table:table-cell>
          <table:table-cell office:value-type="float" office:value="82012" calcext:value-type="float">
            <text:p>82012</text:p>
          </table:table-cell>
          <table:table-cell office:value-type="string" calcext:value-type="string">
            <text:p>Hey, the title is so innovative!</text:p>
          </table:table-cell>
          <table:table-cell/>
        </table:table-row>
        <table:table-row table:style-name="ro1">
          <table:table-cell office:value-type="float" office:value="402878" calcext:value-type="float">
            <text:p>402878</text:p>
          </table:table-cell>
          <table:table-cell office:value-type="float" office:value="0" calcext:value-type="float">
            <text:p>0</text:p>
          </table:table-cell>
          <table:table-cell office:value-type="float" office:value="2286561" calcext:value-type="float">
            <text:p>2286561</text:p>
          </table:table-cell>
          <table:table-cell office:value-type="float" office:value="6672" calcext:value-type="float">
            <text:p>6672</text:p>
          </table:table-cell>
          <table:table-cell office:value-type="string" calcext:value-type="string">
            <text:p>love your outfit </text:p>
          </table:table-cell>
          <table:table-cell/>
        </table:table-row>
        <table:table-row table:style-name="ro1">
          <table:table-cell office:value-type="float" office:value="453764" calcext:value-type="float">
            <text:p>453764</text:p>
          </table:table-cell>
          <table:table-cell office:value-type="float" office:value="0" calcext:value-type="float">
            <text:p>0</text:p>
          </table:table-cell>
          <table:table-cell office:value-type="float" office:value="1229315" calcext:value-type="float">
            <text:p>1229315</text:p>
          </table:table-cell>
          <table:table-cell office:value-type="float" office:value="2004902" calcext:value-type="float">
            <text:p>2004902</text:p>
          </table:table-cell>
          <table:table-cell office:value-type="string" calcext:value-type="string">
            <text:p>Hard core</text:p>
          </table:table-cell>
          <table:table-cell/>
        </table:table-row>
        <table:table-row table:style-name="ro1">
          <table:table-cell office:value-type="float" office:value="58396" calcext:value-type="float">
            <text:p>58396</text:p>
          </table:table-cell>
          <table:table-cell office:value-type="float" office:value="0" calcext:value-type="float">
            <text:p>0</text:p>
          </table:table-cell>
          <table:table-cell office:value-type="float" office:value="674506" calcext:value-type="float">
            <text:p>674506</text:p>
          </table:table-cell>
          <table:table-cell office:value-type="float" office:value="82191" calcext:value-type="float">
            <text:p>82191</text:p>
          </table:table-cell>
          <table:table-cell office:value-type="string" calcext:value-type="string">
            <text:p>Your stories are truely travel goals, how do you plan them?</text:p>
          </table:table-cell>
          <table:table-cell/>
        </table:table-row>
        <table:table-row table:style-name="ro1">
          <table:table-cell office:value-type="float" office:value="193362" calcext:value-type="float">
            <text:p>193362</text:p>
          </table:table-cell>
          <table:table-cell office:value-type="float" office:value="0" calcext:value-type="float">
            <text:p>0</text:p>
          </table:table-cell>
          <table:table-cell office:value-type="float" office:value="1003529" calcext:value-type="float">
            <text:p>1003529</text:p>
          </table:table-cell>
          <table:table-cell office:value-type="float" office:value="170795" calcext:value-type="float">
            <text:p>170795</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246671" calcext:value-type="float">
            <text:p>246671</text:p>
          </table:table-cell>
          <table:table-cell office:value-type="float" office:value="0" calcext:value-type="float">
            <text:p>0</text:p>
          </table:table-cell>
          <table:table-cell office:value-type="float" office:value="413793" calcext:value-type="float">
            <text:p>413793</text:p>
          </table:table-cell>
          <table:table-cell office:value-type="float" office:value="98744" calcext:value-type="float">
            <text:p>98744</text:p>
          </table:table-cell>
          <table:table-cell office:value-type="string" calcext:value-type="string">
            <text:p>[[@373046]] <text:s/>near district umaria</text:p>
          </table:table-cell>
          <table:table-cell/>
        </table:table-row>
        <table:table-row table:style-name="ro1">
          <table:table-cell office:value-type="float" office:value="264558" calcext:value-type="float">
            <text:p>264558</text:p>
          </table:table-cell>
          <table:table-cell office:value-type="float" office:value="0" calcext:value-type="float">
            <text:p>0</text:p>
          </table:table-cell>
          <table:table-cell office:value-type="float" office:value="1376517" calcext:value-type="float">
            <text:p>1376517</text:p>
          </table:table-cell>
          <table:table-cell office:value-type="float" office:value="50450" calcext:value-type="float">
            <text:p>50450</text:p>
          </table:table-cell>
          <table:table-cell office:value-type="string" calcext:value-type="string">
            <text:p>beauty...❤️</text:p>
          </table:table-cell>
          <table:table-cell/>
        </table:table-row>
        <table:table-row table:style-name="ro1">
          <table:table-cell office:value-type="float" office:value="340323" calcext:value-type="float">
            <text:p>340323</text:p>
          </table:table-cell>
          <table:table-cell office:value-type="float" office:value="0" calcext:value-type="float">
            <text:p>0</text:p>
          </table:table-cell>
          <table:table-cell office:value-type="float" office:value="1784743" calcext:value-type="float">
            <text:p>1784743</text:p>
          </table:table-cell>
          <table:table-cell office:value-type="float" office:value="39589" calcext:value-type="float">
            <text:p>39589</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88494" calcext:value-type="float">
            <text:p>388494</text:p>
          </table:table-cell>
          <table:table-cell office:value-type="float" office:value="0" calcext:value-type="float">
            <text:p>0</text:p>
          </table:table-cell>
          <table:table-cell office:value-type="float" office:value="2266842" calcext:value-type="float">
            <text:p>2266842</text:p>
          </table:table-cell>
          <table:table-cell office:value-type="float" office:value="753235" calcext:value-type="float">
            <text:p>753235</text:p>
          </table:table-cell>
          <table:table-cell office:value-type="string" calcext:value-type="string">
            <text:p>Wow</text:p>
          </table:table-cell>
          <table:table-cell/>
        </table:table-row>
        <table:table-row table:style-name="ro1">
          <table:table-cell office:value-type="float" office:value="393241" calcext:value-type="float">
            <text:p>393241</text:p>
          </table:table-cell>
          <table:table-cell office:value-type="float" office:value="0" calcext:value-type="float">
            <text:p>0</text:p>
          </table:table-cell>
          <table:table-cell office:value-type="float" office:value="2285449" calcext:value-type="float">
            <text:p>2285449</text:p>
          </table:table-cell>
          <table:table-cell office:value-type="float" office:value="1668" calcext:value-type="float">
            <text:p>1668</text:p>
          </table:table-cell>
          <table:table-cell office:value-type="string" calcext:value-type="string">
            <text:p>this movie has surely inspired <text:s/>a lot of people to pursue this career</text:p>
          </table:table-cell>
          <table:table-cell/>
        </table:table-row>
        <table:table-row table:style-name="ro1">
          <table:table-cell office:value-type="float" office:value="403112" calcext:value-type="float">
            <text:p>403112</text:p>
          </table:table-cell>
          <table:table-cell office:value-type="float" office:value="0" calcext:value-type="float">
            <text:p>0</text:p>
          </table:table-cell>
          <table:table-cell office:value-type="float" office:value="2261517" calcext:value-type="float">
            <text:p>2261517</text:p>
          </table:table-cell>
          <table:table-cell office:value-type="float" office:value="3544" calcext:value-type="float">
            <text:p>3544</text:p>
          </table:table-cell>
          <table:table-cell office:value-type="string" calcext:value-type="string">
            <text:p>pls do more tutorials </text:p>
          </table:table-cell>
          <table:table-cell/>
        </table:table-row>
        <table:table-row table:style-name="ro1">
          <table:table-cell office:value-type="float" office:value="347" calcext:value-type="float">
            <text:p>347</text:p>
          </table:table-cell>
          <table:table-cell office:value-type="float" office:value="774" calcext:value-type="float">
            <text:p>774</text:p>
          </table:table-cell>
          <table:table-cell office:value-type="float" office:value="0" calcext:value-type="float">
            <text:p>0</text:p>
          </table:table-cell>
          <table:table-cell office:value-type="float" office:value="258" calcext:value-type="float">
            <text:p>258</text:p>
          </table:table-cell>
          <table:table-cell office:value-type="string" calcext:value-type="string">
            <text:p>colors ðŸ¤“</text:p>
          </table:table-cell>
          <table:table-cell/>
        </table:table-row>
        <table:table-row table:style-name="ro1">
          <table:table-cell office:value-type="float" office:value="31959" calcext:value-type="float">
            <text:p>31959</text:p>
          </table:table-cell>
          <table:table-cell office:value-type="float" office:value="0" calcext:value-type="float">
            <text:p>0</text:p>
          </table:table-cell>
          <table:table-cell office:value-type="float" office:value="615497" calcext:value-type="float">
            <text:p>615497</text:p>
          </table:table-cell>
          <table:table-cell office:value-type="float" office:value="184079" calcext:value-type="float">
            <text:p>184079</text:p>
          </table:table-cell>
          <table:table-cell office:value-type="string" calcext:value-type="string">
            <text:p>[[@76463]] <text:s/>yes... In winters there are many camps in Sam sand dunes and khuri sand dunes, which offer pleasant stay with authentic desert experience. Must try</text:p>
          </table:table-cell>
          <table:table-cell/>
        </table:table-row>
        <table:table-row table:style-name="ro1">
          <table:table-cell office:value-type="float" office:value="115628" calcext:value-type="float">
            <text:p>115628</text:p>
          </table:table-cell>
          <table:table-cell office:value-type="float" office:value="0" calcext:value-type="float">
            <text:p>0</text:p>
          </table:table-cell>
          <table:table-cell office:value-type="float" office:value="812125" calcext:value-type="float">
            <text:p>812125</text:p>
          </table:table-cell>
          <table:table-cell office:value-type="float" office:value="241872" calcext:value-type="float">
            <text:p>241872</text:p>
          </table:table-cell>
          <table:table-cell office:value-type="string" calcext:value-type="string">
            <text:p>next will ranakpur and udaipur</text:p>
          </table:table-cell>
          <table:table-cell/>
        </table:table-row>
        <table:table-row table:style-name="ro1">
          <table:table-cell office:value-type="float" office:value="190747" calcext:value-type="float">
            <text:p>190747</text:p>
          </table:table-cell>
          <table:table-cell office:value-type="float" office:value="0" calcext:value-type="float">
            <text:p>0</text:p>
          </table:table-cell>
          <table:table-cell office:value-type="float" office:value="921686" calcext:value-type="float">
            <text:p>921686</text:p>
          </table:table-cell>
          <table:table-cell office:value-type="float" office:value="295871" calcext:value-type="float">
            <text:p>295871</text:p>
          </table:table-cell>
          <table:table-cell office:value-type="string" calcext:value-type="string">
            <text:p>I am going visit in june</text:p>
          </table:table-cell>
          <table:table-cell/>
        </table:table-row>
        <table:table-row table:style-name="ro1">
          <table:table-cell office:value-type="float" office:value="370561" calcext:value-type="float">
            <text:p>370561</text:p>
          </table:table-cell>
          <table:table-cell office:value-type="float" office:value="0" calcext:value-type="float">
            <text:p>0</text:p>
          </table:table-cell>
          <table:table-cell office:value-type="float" office:value="2197340" calcext:value-type="float">
            <text:p>2197340</text:p>
          </table:table-cell>
          <table:table-cell office:value-type="float" office:value="81650" calcext:value-type="float">
            <text:p>81650</text:p>
          </table:table-cell>
          <table:table-cell office:value-type="string" calcext:value-type="string">
            <text:p>When's your next update?!</text:p>
          </table:table-cell>
          <table:table-cell/>
        </table:table-row>
        <table:table-row table:style-name="ro1">
          <table:table-cell office:value-type="float" office:value="386655" calcext:value-type="float">
            <text:p>386655</text:p>
          </table:table-cell>
          <table:table-cell office:value-type="float" office:value="0" calcext:value-type="float">
            <text:p>0</text:p>
          </table:table-cell>
          <table:table-cell office:value-type="float" office:value="1445383" calcext:value-type="float">
            <text:p>1445383</text:p>
          </table:table-cell>
          <table:table-cell office:value-type="float" office:value="895796" calcext:value-type="float">
            <text:p>895796</text:p>
          </table:table-cell>
          <table:table-cell office:value-type="string" calcext:value-type="string">
            <text:p>K</text:p>
          </table:table-cell>
          <table:table-cell/>
        </table:table-row>
        <table:table-row table:style-name="ro1">
          <table:table-cell office:value-type="float" office:value="428545" calcext:value-type="float">
            <text:p>428545</text:p>
          </table:table-cell>
          <table:table-cell office:value-type="float" office:value="0" calcext:value-type="float">
            <text:p>0</text:p>
          </table:table-cell>
          <table:table-cell office:value-type="float" office:value="2474" calcext:value-type="float">
            <text:p>2474</text:p>
          </table:table-cell>
          <table:table-cell office:value-type="float" office:value="4685" calcext:value-type="float">
            <text:p>4685</text:p>
          </table:table-cell>
          <table:table-cell office:value-type="string" calcext:value-type="string">
            <text:p>Glen's- The best</text:p>
          </table:table-cell>
          <table:table-cell/>
        </table:table-row>
        <table:table-row table:style-name="ro1">
          <table:table-cell office:value-type="float" office:value="15874" calcext:value-type="float">
            <text:p>15874</text:p>
          </table:table-cell>
          <table:table-cell office:value-type="float" office:value="0" calcext:value-type="float">
            <text:p>0</text:p>
          </table:table-cell>
          <table:table-cell office:value-type="float" office:value="481404" calcext:value-type="float">
            <text:p>481404</text:p>
          </table:table-cell>
          <table:table-cell office:value-type="float" office:value="134634" calcext:value-type="float">
            <text:p>134634</text:p>
          </table:table-cell>
          <table:table-cell office:value-type="string" calcext:value-type="string">
            <text:p>pc[[@31181]] ???</text:p>
          </table:table-cell>
          <table:table-cell/>
        </table:table-row>
        <table:table-row table:style-name="ro1">
          <table:table-cell office:value-type="float" office:value="31303" calcext:value-type="float">
            <text:p>31303</text:p>
          </table:table-cell>
          <table:table-cell office:value-type="float" office:value="0" calcext:value-type="float">
            <text:p>0</text:p>
          </table:table-cell>
          <table:table-cell office:value-type="float" office:value="613602" calcext:value-type="float">
            <text:p>613602</text:p>
          </table:table-cell>
          <table:table-cell office:value-type="float" office:value="20105" calcext:value-type="float">
            <text:p>20105</text:p>
          </table:table-cell>
          <table:table-cell office:value-type="string" calcext:value-type="string">
            <text:p>Sahi khel gaye tum toh :P</text:p>
          </table:table-cell>
          <table:table-cell/>
        </table:table-row>
        <table:table-row table:style-name="ro1">
          <table:table-cell office:value-type="float" office:value="119393" calcext:value-type="float">
            <text:p>119393</text:p>
          </table:table-cell>
          <table:table-cell office:value-type="float" office:value="0" calcext:value-type="float">
            <text:p>0</text:p>
          </table:table-cell>
          <table:table-cell office:value-type="float" office:value="818795" calcext:value-type="float">
            <text:p>818795</text:p>
          </table:table-cell>
          <table:table-cell office:value-type="float" office:value="41026" calcext:value-type="float">
            <text:p>41026</text:p>
          </table:table-cell>
          <table:table-cell office:value-type="string" calcext:value-type="string">
            <text:p>Hey! Loved your trail !When are you posting your next one?</text:p>
          </table:table-cell>
          <table:table-cell/>
        </table:table-row>
        <table:table-row table:style-name="ro1">
          <table:table-cell office:value-type="float" office:value="134843" calcext:value-type="float">
            <text:p>134843</text:p>
          </table:table-cell>
          <table:table-cell office:value-type="float" office:value="0" calcext:value-type="float">
            <text:p>0</text:p>
          </table:table-cell>
          <table:table-cell office:value-type="float" office:value="425867" calcext:value-type="float">
            <text:p>425867</text:p>
          </table:table-cell>
          <table:table-cell office:value-type="float" office:value="255462" calcext:value-type="float">
            <text:p>255462</text:p>
          </table:table-cell>
          <table:table-cell office:value-type="string" calcext:value-type="string">
            <text:p>Very beautiful pictures taken?</text:p>
          </table:table-cell>
          <table:table-cell/>
        </table:table-row>
        <table:table-row table:style-name="ro1">
          <table:table-cell office:value-type="float" office:value="147854" calcext:value-type="float">
            <text:p>147854</text:p>
          </table:table-cell>
          <table:table-cell office:value-type="float" office:value="0" calcext:value-type="float">
            <text:p>0</text:p>
          </table:table-cell>
          <table:table-cell office:value-type="float" office:value="884007" calcext:value-type="float">
            <text:p>884007</text:p>
          </table:table-cell>
          <table:table-cell office:value-type="float" office:value="88032" calcext:value-type="float">
            <text:p>88032</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61752" calcext:value-type="float">
            <text:p>361752</text:p>
          </table:table-cell>
          <table:table-cell office:value-type="float" office:value="0" calcext:value-type="float">
            <text:p>0</text:p>
          </table:table-cell>
          <table:table-cell office:value-type="float" office:value="2051027" calcext:value-type="float">
            <text:p>2051027</text:p>
          </table:table-cell>
          <table:table-cell office:value-type="float" office:value="231322" calcext:value-type="float">
            <text:p>231322</text:p>
          </table:table-cell>
          <table:table-cell office:value-type="string" calcext:value-type="string">
            <text:p>[[@5253]] ginisharma dhika_srichand @ragini [[@323443]]</text:p>
          </table:table-cell>
          <table:table-cell/>
        </table:table-row>
        <table:table-row table:style-name="ro1">
          <table:table-cell office:value-type="float" office:value="370881" calcext:value-type="float">
            <text:p>370881</text:p>
          </table:table-cell>
          <table:table-cell office:value-type="float" office:value="0" calcext:value-type="float">
            <text:p>0</text:p>
          </table:table-cell>
          <table:table-cell office:value-type="float" office:value="2200633" calcext:value-type="float">
            <text:p>2200633</text:p>
          </table:table-cell>
          <table:table-cell office:value-type="float" office:value="83357" calcext:value-type="float">
            <text:p>83357</text:p>
          </table:table-cell>
          <table:table-cell office:value-type="string" calcext:value-type="string">
            <text:p>Awesome post! :)</text:p>
          </table:table-cell>
          <table:table-cell/>
        </table:table-row>
        <table:table-row table:style-name="ro1">
          <table:table-cell office:value-type="float" office:value="372206" calcext:value-type="float">
            <text:p>372206</text:p>
          </table:table-cell>
          <table:table-cell office:value-type="float" office:value="0" calcext:value-type="float">
            <text:p>0</text:p>
          </table:table-cell>
          <table:table-cell office:value-type="float" office:value="2218035" calcext:value-type="float">
            <text:p>2218035</text:p>
          </table:table-cell>
          <table:table-cell office:value-type="float" office:value="19693" calcext:value-type="float">
            <text:p>19693</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395924" calcext:value-type="float">
            <text:p>395924</text:p>
          </table:table-cell>
          <table:table-cell office:value-type="float" office:value="0" calcext:value-type="float">
            <text:p>0</text:p>
          </table:table-cell>
          <table:table-cell office:value-type="float" office:value="2288015" calcext:value-type="float">
            <text:p>2288015</text:p>
          </table:table-cell>
          <table:table-cell office:value-type="float" office:value="5359" calcext:value-type="float">
            <text:p>5359</text:p>
          </table:table-cell>
          <table:table-cell office:value-type="string" calcext:value-type="string">
            <text:p>nice location</text:p>
          </table:table-cell>
          <table:table-cell/>
        </table:table-row>
        <table:table-row table:style-name="ro1">
          <table:table-cell office:value-type="float" office:value="416464" calcext:value-type="float">
            <text:p>416464</text:p>
          </table:table-cell>
          <table:table-cell office:value-type="float" office:value="0" calcext:value-type="float">
            <text:p>0</text:p>
          </table:table-cell>
          <table:table-cell office:value-type="float" office:value="2341989" calcext:value-type="float">
            <text:p>2341989</text:p>
          </table:table-cell>
          <table:table-cell office:value-type="float" office:value="20287" calcext:value-type="float">
            <text:p>20287</text:p>
          </table:table-cell>
          <table:table-cell office:value-type="string" calcext:value-type="string">
            <text:p>i enjoyed a lot !!</text:p>
          </table:table-cell>
          <table:table-cell/>
        </table:table-row>
        <table:table-row table:style-name="ro1">
          <table:table-cell office:value-type="float" office:value="427603" calcext:value-type="float">
            <text:p>427603</text:p>
          </table:table-cell>
          <table:table-cell office:value-type="float" office:value="0" calcext:value-type="float">
            <text:p>0</text:p>
          </table:table-cell>
          <table:table-cell office:value-type="float" office:value="1068443" calcext:value-type="float">
            <text:p>1068443</text:p>
          </table:table-cell>
          <table:table-cell office:value-type="float" office:value="26004" calcext:value-type="float">
            <text:p>26004</text:p>
          </table:table-cell>
          <table:table-cell office:value-type="string" calcext:value-type="string">
            <text:p>great</text:p>
          </table:table-cell>
          <table:table-cell/>
        </table:table-row>
        <table:table-row table:style-name="ro1">
          <table:table-cell office:value-type="float" office:value="428376" calcext:value-type="float">
            <text:p>428376</text:p>
          </table:table-cell>
          <table:table-cell office:value-type="float" office:value="0" calcext:value-type="float">
            <text:p>0</text:p>
          </table:table-cell>
          <table:table-cell office:value-type="float" office:value="685512" calcext:value-type="float">
            <text:p>685512</text:p>
          </table:table-cell>
          <table:table-cell office:value-type="float" office:value="10533" calcext:value-type="float">
            <text:p>10533</text:p>
          </table:table-cell>
          <table:table-cell office:value-type="string" calcext:value-type="string">
            <text:p>no hygiene in dhabas</text:p>
          </table:table-cell>
          <table:table-cell/>
        </table:table-row>
        <table:table-row table:style-name="ro1">
          <table:table-cell office:value-type="float" office:value="21444" calcext:value-type="float">
            <text:p>21444</text:p>
          </table:table-cell>
          <table:table-cell office:value-type="float" office:value="0" calcext:value-type="float">
            <text:p>0</text:p>
          </table:table-cell>
          <table:table-cell office:value-type="float" office:value="590109" calcext:value-type="float">
            <text:p>590109</text:p>
          </table:table-cell>
          <table:table-cell office:value-type="float" office:value="78801" calcext:value-type="float">
            <text:p>78801</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32335" calcext:value-type="float">
            <text:p>32335</text:p>
          </table:table-cell>
          <table:table-cell office:value-type="float" office:value="0" calcext:value-type="float">
            <text:p>0</text:p>
          </table:table-cell>
          <table:table-cell office:value-type="float" office:value="617904" calcext:value-type="float">
            <text:p>617904</text:p>
          </table:table-cell>
          <table:table-cell office:value-type="float" office:value="43647" calcext:value-type="float">
            <text:p>4364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99460" calcext:value-type="float">
            <text:p>99460</text:p>
          </table:table-cell>
          <table:table-cell office:value-type="float" office:value="0" calcext:value-type="float">
            <text:p>0</text:p>
          </table:table-cell>
          <table:table-cell office:value-type="float" office:value="773815" calcext:value-type="float">
            <text:p>773815</text:p>
          </table:table-cell>
          <table:table-cell office:value-type="float" office:value="230130" calcext:value-type="float">
            <text:p>230130</text:p>
          </table:table-cell>
          <table:table-cell office:value-type="string" calcext:value-type="string">
            <text:p>[[@45112]] thanks... I will be back with my next experience as soon as possible</text:p>
          </table:table-cell>
          <table:table-cell/>
        </table:table-row>
        <table:table-row table:style-name="ro1">
          <table:table-cell office:value-type="float" office:value="121182" calcext:value-type="float">
            <text:p>121182</text:p>
          </table:table-cell>
          <table:table-cell office:value-type="float" office:value="0" calcext:value-type="float">
            <text:p>0</text:p>
          </table:table-cell>
          <table:table-cell office:value-type="float" office:value="51130" calcext:value-type="float">
            <text:p>51130</text:p>
          </table:table-cell>
          <table:table-cell office:value-type="float" office:value="40708" calcext:value-type="float">
            <text:p>40708</text:p>
          </table:table-cell>
          <table:table-cell office:value-type="string" calcext:value-type="string">
            <text:p>i love your work and i use it to plan my trips :)</text:p>
          </table:table-cell>
          <table:table-cell/>
        </table:table-row>
        <table:table-row table:style-name="ro1">
          <table:table-cell office:value-type="float" office:value="208079" calcext:value-type="float">
            <text:p>208079</text:p>
          </table:table-cell>
          <table:table-cell office:value-type="float" office:value="0" calcext:value-type="float">
            <text:p>0</text:p>
          </table:table-cell>
          <table:table-cell office:value-type="float" office:value="1068577" calcext:value-type="float">
            <text:p>1068577</text:p>
          </table:table-cell>
          <table:table-cell office:value-type="float" office:value="80202" calcext:value-type="float">
            <text:p>80202</text:p>
          </table:table-cell>
          <table:table-cell office:value-type="string" calcext:value-type="string">
            <text:p>Sahi khel gaye tum toh :P</text:p>
          </table:table-cell>
          <table:table-cell/>
        </table:table-row>
        <table:table-row table:style-name="ro1">
          <table:table-cell office:value-type="float" office:value="233677" calcext:value-type="float">
            <text:p>233677</text:p>
          </table:table-cell>
          <table:table-cell office:value-type="float" office:value="0" calcext:value-type="float">
            <text:p>0</text:p>
          </table:table-cell>
          <table:table-cell office:value-type="float" office:value="1184575" calcext:value-type="float">
            <text:p>1184575</text:p>
          </table:table-cell>
          <table:table-cell office:value-type="float" office:value="356684" calcext:value-type="float">
            <text:p>356684</text:p>
          </table:table-cell>
          <table:table-cell office:value-type="string" calcext:value-type="string">
            <text:p>Different season different enjoyments...</text:p>
          </table:table-cell>
          <table:table-cell/>
        </table:table-row>
        <table:table-row table:style-name="ro1">
          <table:table-cell office:value-type="float" office:value="235211" calcext:value-type="float">
            <text:p>235211</text:p>
          </table:table-cell>
          <table:table-cell office:value-type="float" office:value="0" calcext:value-type="float">
            <text:p>0</text:p>
          </table:table-cell>
          <table:table-cell office:value-type="float" office:value="1179566" calcext:value-type="float">
            <text:p>1179566</text:p>
          </table:table-cell>
          <table:table-cell office:value-type="float" office:value="355959" calcext:value-type="float">
            <text:p>355959</text:p>
          </table:table-cell>
          <table:table-cell office:value-type="string" calcext:value-type="string">
            <text:p>[[@87342]] Hey.. Where do you wan to travel?</text:p>
          </table:table-cell>
          <table:table-cell/>
        </table:table-row>
        <table:table-row table:style-name="ro1">
          <table:table-cell office:value-type="float" office:value="316968" calcext:value-type="float">
            <text:p>316968</text:p>
          </table:table-cell>
          <table:table-cell office:value-type="float" office:value="0" calcext:value-type="float">
            <text:p>0</text:p>
          </table:table-cell>
          <table:table-cell office:value-type="float" office:value="1679650" calcext:value-type="float">
            <text:p>1679650</text:p>
          </table:table-cell>
          <table:table-cell office:value-type="float" office:value="498376" calcext:value-type="float">
            <text:p>498376</text:p>
          </table:table-cell>
          <table:table-cell office:value-type="string" calcext:value-type="string">
            <text:p>???</text:p>
          </table:table-cell>
          <table:table-cell/>
        </table:table-row>
        <table:table-row table:style-name="ro1">
          <table:table-cell office:value-type="float" office:value="320874" calcext:value-type="float">
            <text:p>320874</text:p>
          </table:table-cell>
          <table:table-cell office:value-type="float" office:value="0" calcext:value-type="float">
            <text:p>0</text:p>
          </table:table-cell>
          <table:table-cell office:value-type="float" office:value="1711244" calcext:value-type="float">
            <text:p>1711244</text:p>
          </table:table-cell>
          <table:table-cell office:value-type="float" office:value="528192" calcext:value-type="float">
            <text:p>528192</text:p>
          </table:table-cell>
          <table:table-cell office:value-type="string" calcext:value-type="string">
            <text:p>Watch all the pix for full story</text:p>
          </table:table-cell>
          <table:table-cell/>
        </table:table-row>
        <table:table-row table:style-name="ro1">
          <table:table-cell office:value-type="float" office:value="336757" calcext:value-type="float">
            <text:p>336757</text:p>
          </table:table-cell>
          <table:table-cell office:value-type="float" office:value="0" calcext:value-type="float">
            <text:p>0</text:p>
          </table:table-cell>
          <table:table-cell office:value-type="float" office:value="1796257" calcext:value-type="float">
            <text:p>1796257</text:p>
          </table:table-cell>
          <table:table-cell office:value-type="float" office:value="468734" calcext:value-type="float">
            <text:p>468734</text:p>
          </table:table-cell>
          <table:table-cell office:value-type="string" calcext:value-type="string">
            <text:p>[[@86544]] planning for KP Kumara Parvata for Deepavali..</text:p>
          </table:table-cell>
          <table:table-cell/>
        </table:table-row>
        <table:table-row table:style-name="ro1">
          <table:table-cell office:value-type="float" office:value="418784" calcext:value-type="float">
            <text:p>418784</text:p>
          </table:table-cell>
          <table:table-cell office:value-type="float" office:value="0" calcext:value-type="float">
            <text:p>0</text:p>
          </table:table-cell>
          <table:table-cell office:value-type="float" office:value="2286224" calcext:value-type="float">
            <text:p>2286224</text:p>
          </table:table-cell>
          <table:table-cell office:value-type="float" office:value="16174" calcext:value-type="float">
            <text:p>16174</text:p>
          </table:table-cell>
          <table:table-cell office:value-type="string" calcext:value-type="string">
            <text:p>must watch</text:p>
          </table:table-cell>
          <table:table-cell/>
        </table:table-row>
        <table:table-row table:style-name="ro1">
          <table:table-cell office:value-type="float" office:value="1770" calcext:value-type="float">
            <text:p>1770</text:p>
          </table:table-cell>
          <table:table-cell office:value-type="float" office:value="3568" calcext:value-type="float">
            <text:p>3568</text:p>
          </table:table-cell>
          <table:table-cell office:value-type="float" office:value="0" calcext:value-type="float">
            <text:p>0</text:p>
          </table:table-cell>
          <table:table-cell office:value-type="float" office:value="1063" calcext:value-type="float">
            <text:p>1063</text:p>
          </table:table-cell>
          <table:table-cell office:value-type="string" calcext:value-type="string">
            <text:p>Its a kind of ride on water.. Traling you behind a #motorboat.. ??. #fun..</text:p>
          </table:table-cell>
          <table:table-cell/>
        </table:table-row>
        <table:table-row table:style-name="ro1">
          <table:table-cell office:value-type="float" office:value="25846" calcext:value-type="float">
            <text:p>25846</text:p>
          </table:table-cell>
          <table:table-cell office:value-type="float" office:value="0" calcext:value-type="float">
            <text:p>0</text:p>
          </table:table-cell>
          <table:table-cell office:value-type="float" office:value="447036" calcext:value-type="float">
            <text:p>447036</text:p>
          </table:table-cell>
          <table:table-cell office:value-type="float" office:value="133035" calcext:value-type="float">
            <text:p>133035</text:p>
          </table:table-cell>
          <table:table-cell office:value-type="string" calcext:value-type="string">
            <text:p>It's a nice place, with great view, must visit on short vacation or maybe on weekends.</text:p>
          </table:table-cell>
          <table:table-cell/>
        </table:table-row>
        <table:table-row table:style-name="ro1">
          <table:table-cell office:value-type="float" office:value="63781" calcext:value-type="float">
            <text:p>63781</text:p>
          </table:table-cell>
          <table:table-cell office:value-type="float" office:value="0" calcext:value-type="float">
            <text:p>0</text:p>
          </table:table-cell>
          <table:table-cell office:value-type="float" office:value="687003" calcext:value-type="float">
            <text:p>687003</text:p>
          </table:table-cell>
          <table:table-cell office:value-type="float" office:value="204683" calcext:value-type="float">
            <text:p>204683</text:p>
          </table:table-cell>
          <table:table-cell office:value-type="string" calcext:value-type="string">
            <text:p>[[@136550]] yes...will be sharing soon... ?</text:p>
          </table:table-cell>
          <table:table-cell/>
        </table:table-row>
        <table:table-row table:style-name="ro1">
          <table:table-cell office:value-type="float" office:value="130101" calcext:value-type="float">
            <text:p>130101</text:p>
          </table:table-cell>
          <table:table-cell office:value-type="float" office:value="0" calcext:value-type="float">
            <text:p>0</text:p>
          </table:table-cell>
          <table:table-cell office:value-type="float" office:value="839289" calcext:value-type="float">
            <text:p>839289</text:p>
          </table:table-cell>
          <table:table-cell office:value-type="float" office:value="49915" calcext:value-type="float">
            <text:p>49915</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235753" calcext:value-type="float">
            <text:p>235753</text:p>
          </table:table-cell>
          <table:table-cell office:value-type="float" office:value="0" calcext:value-type="float">
            <text:p>0</text:p>
          </table:table-cell>
          <table:table-cell office:value-type="float" office:value="1189146" calcext:value-type="float">
            <text:p>1189146</text:p>
          </table:table-cell>
          <table:table-cell office:value-type="float" office:value="41214" calcext:value-type="float">
            <text:p>41214</text:p>
          </table:table-cell>
          <table:table-cell office:value-type="string" calcext:value-type="string">
            <text:p>Awsm ❤️</text:p>
          </table:table-cell>
          <table:table-cell/>
        </table:table-row>
        <table:table-row table:style-name="ro1">
          <table:table-cell office:value-type="float" office:value="139529" calcext:value-type="float">
            <text:p>139529</text:p>
          </table:table-cell>
          <table:table-cell office:value-type="float" office:value="0" calcext:value-type="float">
            <text:p>0</text:p>
          </table:table-cell>
          <table:table-cell office:value-type="float" office:value="865563" calcext:value-type="float">
            <text:p>865563</text:p>
          </table:table-cell>
          <table:table-cell office:value-type="float" office:value="45827" calcext:value-type="float">
            <text:p>45827</text:p>
          </table:table-cell>
          <table:table-cell office:value-type="string" calcext:value-type="string">
            <text:p>Your title is my new catchphrase!</text:p>
          </table:table-cell>
          <table:table-cell/>
        </table:table-row>
        <table:table-row table:style-name="ro1">
          <table:table-cell office:value-type="float" office:value="140375" calcext:value-type="float">
            <text:p>140375</text:p>
          </table:table-cell>
          <table:table-cell office:value-type="float" office:value="0" calcext:value-type="float">
            <text:p>0</text:p>
          </table:table-cell>
          <table:table-cell office:value-type="float" office:value="867585" calcext:value-type="float">
            <text:p>867585</text:p>
          </table:table-cell>
          <table:table-cell office:value-type="float" office:value="259542" calcext:value-type="float">
            <text:p>259542</text:p>
          </table:table-cell>
          <table:table-cell office:value-type="string" calcext:value-type="string">
            <text:p>Thanks</text:p>
          </table:table-cell>
          <table:table-cell/>
        </table:table-row>
        <table:table-row table:style-name="ro1">
          <table:table-cell office:value-type="float" office:value="165087" calcext:value-type="float">
            <text:p>165087</text:p>
          </table:table-cell>
          <table:table-cell office:value-type="float" office:value="0" calcext:value-type="float">
            <text:p>0</text:p>
          </table:table-cell>
          <table:table-cell office:value-type="float" office:value="931526" calcext:value-type="float">
            <text:p>931526</text:p>
          </table:table-cell>
          <table:table-cell office:value-type="float" office:value="79530" calcext:value-type="float">
            <text:p>79530</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172472" calcext:value-type="float">
            <text:p>172472</text:p>
          </table:table-cell>
          <table:table-cell office:value-type="float" office:value="0" calcext:value-type="float">
            <text:p>0</text:p>
          </table:table-cell>
          <table:table-cell office:value-type="float" office:value="923350" calcext:value-type="float">
            <text:p>923350</text:p>
          </table:table-cell>
          <table:table-cell office:value-type="float" office:value="277239" calcext:value-type="float">
            <text:p>277239</text:p>
          </table:table-cell>
          <table:table-cell office:value-type="string" calcext:value-type="string">
            <text:p>[[@39748]] <text:s/>nice</text:p>
          </table:table-cell>
          <table:table-cell/>
        </table:table-row>
        <table:table-row table:style-name="ro1">
          <table:table-cell office:value-type="float" office:value="215628" calcext:value-type="float">
            <text:p>215628</text:p>
          </table:table-cell>
          <table:table-cell office:value-type="float" office:value="0" calcext:value-type="float">
            <text:p>0</text:p>
          </table:table-cell>
          <table:table-cell office:value-type="float" office:value="1109199" calcext:value-type="float">
            <text:p>1109199</text:p>
          </table:table-cell>
          <table:table-cell office:value-type="float" office:value="53072" calcext:value-type="float">
            <text:p>53072</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31073" calcext:value-type="float">
            <text:p>31073</text:p>
          </table:table-cell>
          <table:table-cell office:value-type="float" office:value="0" calcext:value-type="float">
            <text:p>0</text:p>
          </table:table-cell>
          <table:table-cell office:value-type="float" office:value="615604" calcext:value-type="float">
            <text:p>615604</text:p>
          </table:table-cell>
          <table:table-cell office:value-type="float" office:value="184112" calcext:value-type="float">
            <text:p>184112</text:p>
          </table:table-cell>
          <table:table-cell office:value-type="string" calcext:value-type="string">
            <text:p>Sorry.. <text:s/>I have taken only few photos.. actually we found that place while on the way to kalasa.. it was a gud place..</text:p>
          </table:table-cell>
          <table:table-cell/>
        </table:table-row>
        <table:table-row table:style-name="ro1">
          <table:table-cell office:value-type="float" office:value="90658" calcext:value-type="float">
            <text:p>90658</text:p>
          </table:table-cell>
          <table:table-cell office:value-type="float" office:value="0" calcext:value-type="float">
            <text:p>0</text:p>
          </table:table-cell>
          <table:table-cell office:value-type="float" office:value="755194" calcext:value-type="float">
            <text:p>755194</text:p>
          </table:table-cell>
          <table:table-cell office:value-type="float" office:value="86458" calcext:value-type="float">
            <text:p>86458</text:p>
          </table:table-cell>
          <table:table-cell office:value-type="string" calcext:value-type="string">
            <text:p>Kya edit he.. mastt ekdum.</text:p>
          </table:table-cell>
          <table:table-cell/>
        </table:table-row>
        <table:table-row table:style-name="ro1">
          <table:table-cell office:value-type="float" office:value="144100" calcext:value-type="float">
            <text:p>144100</text:p>
          </table:table-cell>
          <table:table-cell office:value-type="float" office:value="0" calcext:value-type="float">
            <text:p>0</text:p>
          </table:table-cell>
          <table:table-cell office:value-type="float" office:value="871989" calcext:value-type="float">
            <text:p>871989</text:p>
          </table:table-cell>
          <table:table-cell office:value-type="float" office:value="253715" calcext:value-type="float">
            <text:p>253715</text:p>
          </table:table-cell>
          <table:table-cell office:value-type="string" calcext:value-type="string">
            <text:p>[[@84078]] Monday to Saturday 9 to 9 job then only Sunday is left in which I plan everything</text:p>
          </table:table-cell>
          <table:table-cell/>
        </table:table-row>
        <table:table-row table:style-name="ro1">
          <table:table-cell office:value-type="float" office:value="178312" calcext:value-type="float">
            <text:p>178312</text:p>
          </table:table-cell>
          <table:table-cell office:value-type="float" office:value="0" calcext:value-type="float">
            <text:p>0</text:p>
          </table:table-cell>
          <table:table-cell office:value-type="float" office:value="969483" calcext:value-type="float">
            <text:p>969483</text:p>
          </table:table-cell>
          <table:table-cell office:value-type="float" office:value="170833" calcext:value-type="float">
            <text:p>170833</text:p>
          </table:table-cell>
          <table:table-cell office:value-type="string" calcext:value-type="string">
            <text:p>Keep that coming ❤️</text:p>
          </table:table-cell>
          <table:table-cell/>
        </table:table-row>
        <table:table-row table:style-name="ro1">
          <table:table-cell office:value-type="float" office:value="195428" calcext:value-type="float">
            <text:p>195428</text:p>
          </table:table-cell>
          <table:table-cell office:value-type="float" office:value="0" calcext:value-type="float">
            <text:p>0</text:p>
          </table:table-cell>
          <table:table-cell office:value-type="float" office:value="1007293" calcext:value-type="float">
            <text:p>1007293</text:p>
          </table:table-cell>
          <table:table-cell office:value-type="float" office:value="240091" calcext:value-type="float">
            <text:p>240091</text:p>
          </table:table-cell>
          <table:table-cell office:value-type="string" calcext:value-type="string">
            <text:p>Nice trail.. very informative ?</text:p>
          </table:table-cell>
          <table:table-cell/>
        </table:table-row>
        <table:table-row table:style-name="ro1">
          <table:table-cell office:value-type="float" office:value="295669" calcext:value-type="float">
            <text:p>295669</text:p>
          </table:table-cell>
          <table:table-cell office:value-type="float" office:value="0" calcext:value-type="float">
            <text:p>0</text:p>
          </table:table-cell>
          <table:table-cell office:value-type="float" office:value="1562428" calcext:value-type="float">
            <text:p>1562428</text:p>
          </table:table-cell>
          <table:table-cell office:value-type="float" office:value="80377" calcext:value-type="float">
            <text:p>80377</text:p>
          </table:table-cell>
          <table:table-cell office:value-type="string" calcext:value-type="string">
            <text:p>Wow! this is simply an amazing trail!</text:p>
          </table:table-cell>
          <table:table-cell/>
        </table:table-row>
        <table:table-row table:style-name="ro1">
          <table:table-cell office:value-type="float" office:value="304902" calcext:value-type="float">
            <text:p>304902</text:p>
          </table:table-cell>
          <table:table-cell office:value-type="float" office:value="0" calcext:value-type="float">
            <text:p>0</text:p>
          </table:table-cell>
          <table:table-cell office:value-type="float" office:value="1605973" calcext:value-type="float">
            <text:p>1605973</text:p>
          </table:table-cell>
          <table:table-cell office:value-type="float" office:value="494628" calcext:value-type="float">
            <text:p>494628</text:p>
          </table:table-cell>
          <table:table-cell office:value-type="string" calcext:value-type="string">
            <text:p>[[@243624]] planning to visit dev kund</text:p>
          </table:table-cell>
          <table:table-cell/>
        </table:table-row>
        <table:table-row table:style-name="ro1">
          <table:table-cell office:value-type="float" office:value="373553" calcext:value-type="float">
            <text:p>373553</text:p>
          </table:table-cell>
          <table:table-cell office:value-type="float" office:value="0" calcext:value-type="float">
            <text:p>0</text:p>
          </table:table-cell>
          <table:table-cell office:value-type="float" office:value="2222868" calcext:value-type="float">
            <text:p>2222868</text:p>
          </table:table-cell>
          <table:table-cell office:value-type="float" office:value="76788" calcext:value-type="float">
            <text:p>76788</text:p>
          </table:table-cell>
          <table:table-cell office:value-type="string" calcext:value-type="string">
            <text:p>Sahi banaya he !!</text:p>
          </table:table-cell>
          <table:table-cell/>
        </table:table-row>
        <table:table-row table:style-name="ro1">
          <table:table-cell office:value-type="float" office:value="378989" calcext:value-type="float">
            <text:p>378989</text:p>
          </table:table-cell>
          <table:table-cell office:value-type="float" office:value="0" calcext:value-type="float">
            <text:p>0</text:p>
          </table:table-cell>
          <table:table-cell office:value-type="float" office:value="2230458" calcext:value-type="float">
            <text:p>2230458</text:p>
          </table:table-cell>
          <table:table-cell office:value-type="float" office:value="738233" calcext:value-type="float">
            <text:p>738233</text:p>
          </table:table-cell>
          <table:table-cell office:value-type="string" calcext:value-type="string">
            <text:p>[[@84642]] Thanks</text:p>
          </table:table-cell>
          <table:table-cell/>
        </table:table-row>
        <table:table-row table:style-name="ro1">
          <table:table-cell office:value-type="float" office:value="432322" calcext:value-type="float">
            <text:p>432322</text:p>
          </table:table-cell>
          <table:table-cell office:value-type="float" office:value="0" calcext:value-type="float">
            <text:p>0</text:p>
          </table:table-cell>
          <table:table-cell office:value-type="float" office:value="2314992" calcext:value-type="float">
            <text:p>2314992</text:p>
          </table:table-cell>
          <table:table-cell office:value-type="float" office:value="22640" calcext:value-type="float">
            <text:p>22640</text:p>
          </table:table-cell>
          <table:table-cell office:value-type="string" calcext:value-type="string">
            <text:p>amazing food</text:p>
          </table:table-cell>
          <table:table-cell/>
        </table:table-row>
        <table:table-row table:style-name="ro1">
          <table:table-cell office:value-type="float" office:value="51368" calcext:value-type="float">
            <text:p>51368</text:p>
          </table:table-cell>
          <table:table-cell office:value-type="float" office:value="0" calcext:value-type="float">
            <text:p>0</text:p>
          </table:table-cell>
          <table:table-cell office:value-type="float" office:value="660353" calcext:value-type="float">
            <text:p>660353</text:p>
          </table:table-cell>
          <table:table-cell office:value-type="float" office:value="173733" calcext:value-type="float">
            <text:p>173733</text:p>
          </table:table-cell>
          <table:table-cell office:value-type="string" calcext:value-type="string">
            <text:p>Plenty of places beyond Delhi towards Rishikesh where you can camp. I'll post some stuff from my Rishikesh trip in a while.</text:p>
          </table:table-cell>
          <table:table-cell/>
        </table:table-row>
        <table:table-row table:style-name="ro1">
          <table:table-cell office:value-type="float" office:value="173902" calcext:value-type="float">
            <text:p>173902</text:p>
          </table:table-cell>
          <table:table-cell office:value-type="float" office:value="556722" calcext:value-type="float">
            <text:p>556722</text:p>
          </table:table-cell>
          <table:table-cell office:value-type="float" office:value="0" calcext:value-type="float">
            <text:p>0</text:p>
          </table:table-cell>
          <table:table-cell office:value-type="float" office:value="246964" calcext:value-type="float">
            <text:p>246964</text:p>
          </table:table-cell>
          <table:table-cell office:value-type="string" calcext:value-type="string">
            <text:p>Wow amazing click bro</text:p>
          </table:table-cell>
          <table:table-cell/>
        </table:table-row>
        <table:table-row table:style-name="ro1">
          <table:table-cell office:value-type="float" office:value="209078" calcext:value-type="float">
            <text:p>209078</text:p>
          </table:table-cell>
          <table:table-cell office:value-type="float" office:value="0" calcext:value-type="float">
            <text:p>0</text:p>
          </table:table-cell>
          <table:table-cell office:value-type="float" office:value="1072841" calcext:value-type="float">
            <text:p>1072841</text:p>
          </table:table-cell>
          <table:table-cell office:value-type="float" office:value="76618" calcext:value-type="float">
            <text:p>76618</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71507" calcext:value-type="float">
            <text:p>271507</text:p>
          </table:table-cell>
          <table:table-cell office:value-type="float" office:value="0" calcext:value-type="float">
            <text:p>0</text:p>
          </table:table-cell>
          <table:table-cell office:value-type="float" office:value="1410472" calcext:value-type="float">
            <text:p>1410472</text:p>
          </table:table-cell>
          <table:table-cell office:value-type="float" office:value="432680" calcext:value-type="float">
            <text:p>432680</text:p>
          </table:table-cell>
          <table:table-cell office:value-type="string" calcext:value-type="string">
            <text:p>[[@39725]] <text:s/>??</text:p>
          </table:table-cell>
          <table:table-cell/>
        </table:table-row>
        <table:table-row table:style-name="ro1">
          <table:table-cell office:value-type="float" office:value="292626" calcext:value-type="float">
            <text:p>292626</text:p>
          </table:table-cell>
          <table:table-cell office:value-type="float" office:value="0" calcext:value-type="float">
            <text:p>0</text:p>
          </table:table-cell>
          <table:table-cell office:value-type="float" office:value="1546725" calcext:value-type="float">
            <text:p>1546725</text:p>
          </table:table-cell>
          <table:table-cell office:value-type="float" office:value="85659" calcext:value-type="float">
            <text:p>85659</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381078" calcext:value-type="float">
            <text:p>381078</text:p>
          </table:table-cell>
          <table:table-cell office:value-type="float" office:value="0" calcext:value-type="float">
            <text:p>0</text:p>
          </table:table-cell>
          <table:table-cell office:value-type="float" office:value="2229152" calcext:value-type="float">
            <text:p>2229152</text:p>
          </table:table-cell>
          <table:table-cell office:value-type="float" office:value="798803" calcext:value-type="float">
            <text:p>798803</text:p>
          </table:table-cell>
          <table:table-cell office:value-type="string" calcext:value-type="string">
            <text:p>hyy</text:p>
          </table:table-cell>
          <table:table-cell/>
        </table:table-row>
        <table:table-row table:style-name="ro1">
          <table:table-cell office:value-type="float" office:value="397890" calcext:value-type="float">
            <text:p>397890</text:p>
          </table:table-cell>
          <table:table-cell office:value-type="float" office:value="0" calcext:value-type="float">
            <text:p>0</text:p>
          </table:table-cell>
          <table:table-cell office:value-type="float" office:value="807991" calcext:value-type="float">
            <text:p>807991</text:p>
          </table:table-cell>
          <table:table-cell office:value-type="float" office:value="12795" calcext:value-type="float">
            <text:p>12795</text:p>
          </table:table-cell>
          <table:table-cell office:value-type="string" calcext:value-type="string">
            <text:p>San francisco is the best to visit </text:p>
          </table:table-cell>
          <table:table-cell/>
        </table:table-row>
        <table:table-row table:style-name="ro1">
          <table:table-cell office:value-type="float" office:value="413964" calcext:value-type="float">
            <text:p>413964</text:p>
          </table:table-cell>
          <table:table-cell office:value-type="float" office:value="0" calcext:value-type="float">
            <text:p>0</text:p>
          </table:table-cell>
          <table:table-cell office:value-type="float" office:value="1181954" calcext:value-type="float">
            <text:p>1181954</text:p>
          </table:table-cell>
          <table:table-cell office:value-type="float" office:value="894504" calcext:value-type="float">
            <text:p>894504</text:p>
          </table:table-cell>
          <table:table-cell office:value-type="string" calcext:value-type="string">
            <text:p>Hi</text:p>
          </table:table-cell>
          <table:table-cell/>
        </table:table-row>
        <table:table-row table:style-name="ro1">
          <table:table-cell office:value-type="float" office:value="41607" calcext:value-type="float">
            <text:p>41607</text:p>
          </table:table-cell>
          <table:table-cell office:value-type="float" office:value="0" calcext:value-type="float">
            <text:p>0</text:p>
          </table:table-cell>
          <table:table-cell office:value-type="float" office:value="637919" calcext:value-type="float">
            <text:p>637919</text:p>
          </table:table-cell>
          <table:table-cell office:value-type="float" office:value="40652" calcext:value-type="float">
            <text:p>40652</text:p>
          </table:table-cell>
          <table:table-cell office:value-type="string" calcext:value-type="string">
            <text:p>aapke pass shabdo ko istemal karne ki kala hai</text:p>
          </table:table-cell>
          <table:table-cell/>
        </table:table-row>
        <table:table-row table:style-name="ro1">
          <table:table-cell office:value-type="float" office:value="74082" calcext:value-type="float">
            <text:p>74082</text:p>
          </table:table-cell>
          <table:table-cell office:value-type="float" office:value="0" calcext:value-type="float">
            <text:p>0</text:p>
          </table:table-cell>
          <table:table-cell office:value-type="float" office:value="719054" calcext:value-type="float">
            <text:p>719054</text:p>
          </table:table-cell>
          <table:table-cell office:value-type="float" office:value="87332" calcext:value-type="float">
            <text:p>87332</text:p>
          </table:table-cell>
          <table:table-cell office:value-type="string" calcext:value-type="string">
            <text:p>loved your stories! wondering what your next trail would be?</text:p>
          </table:table-cell>
          <table:table-cell/>
        </table:table-row>
        <table:table-row table:style-name="ro1">
          <table:table-cell office:value-type="float" office:value="152225" calcext:value-type="float">
            <text:p>152225</text:p>
          </table:table-cell>
          <table:table-cell office:value-type="float" office:value="0" calcext:value-type="float">
            <text:p>0</text:p>
          </table:table-cell>
          <table:table-cell office:value-type="float" office:value="898534" calcext:value-type="float">
            <text:p>898534</text:p>
          </table:table-cell>
          <table:table-cell office:value-type="float" office:value="268335" calcext:value-type="float">
            <text:p>268335</text:p>
          </table:table-cell>
          <table:table-cell office:value-type="string" calcext:value-type="string">
            <text:p>[[@87419]] <text:s/>thnx Malcolm... I'm new to this app... Presently I'm not used too to this app... In future you'll see better posts once I get to know how this app actually works.</text:p>
          </table:table-cell>
          <table:table-cell/>
        </table:table-row>
        <table:table-row table:style-name="ro1">
          <table:table-cell office:value-type="float" office:value="205837" calcext:value-type="float">
            <text:p>205837</text:p>
          </table:table-cell>
          <table:table-cell office:value-type="float" office:value="0" calcext:value-type="float">
            <text:p>0</text:p>
          </table:table-cell>
          <table:table-cell office:value-type="float" office:value="909538" calcext:value-type="float">
            <text:p>909538</text:p>
          </table:table-cell>
          <table:table-cell office:value-type="float" office:value="261208" calcext:value-type="float">
            <text:p>261208</text:p>
          </table:table-cell>
          <table:table-cell office:value-type="string" calcext:value-type="string">
            <text:p>[[@79553]] ✌️✌️</text:p>
          </table:table-cell>
          <table:table-cell/>
        </table:table-row>
        <table:table-row table:style-name="ro1">
          <table:table-cell office:value-type="float" office:value="223484" calcext:value-type="float">
            <text:p>223484</text:p>
          </table:table-cell>
          <table:table-cell office:value-type="float" office:value="0" calcext:value-type="float">
            <text:p>0</text:p>
          </table:table-cell>
          <table:table-cell office:value-type="float" office:value="1152087" calcext:value-type="float">
            <text:p>1152087</text:p>
          </table:table-cell>
          <table:table-cell office:value-type="float" office:value="86201" calcext:value-type="float">
            <text:p>86201</text:p>
          </table:table-cell>
          <table:table-cell office:value-type="string" calcext:value-type="string">
            <text:p>Wow! that's such a cool title! but the images were so blurry!</text:p>
          </table:table-cell>
          <table:table-cell/>
        </table:table-row>
        <table:table-row table:style-name="ro1">
          <table:table-cell office:value-type="float" office:value="257685" calcext:value-type="float">
            <text:p>257685</text:p>
          </table:table-cell>
          <table:table-cell office:value-type="float" office:value="0" calcext:value-type="float">
            <text:p>0</text:p>
          </table:table-cell>
          <table:table-cell office:value-type="float" office:value="1333578" calcext:value-type="float">
            <text:p>1333578</text:p>
          </table:table-cell>
          <table:table-cell office:value-type="float" office:value="43636" calcext:value-type="float">
            <text:p>43636</text:p>
          </table:table-cell>
          <table:table-cell office:value-type="string" calcext:value-type="string">
            <text:p>Keep posting your amazing trail ??</text:p>
          </table:table-cell>
          <table:table-cell/>
        </table:table-row>
        <table:table-row table:style-name="ro1">
          <table:table-cell office:value-type="float" office:value="271256" calcext:value-type="float">
            <text:p>271256</text:p>
          </table:table-cell>
          <table:table-cell office:value-type="float" office:value="0" calcext:value-type="float">
            <text:p>0</text:p>
          </table:table-cell>
          <table:table-cell office:value-type="float" office:value="1413879" calcext:value-type="float">
            <text:p>1413879</text:p>
          </table:table-cell>
          <table:table-cell office:value-type="float" office:value="50381" calcext:value-type="float">
            <text:p>50381</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411241" calcext:value-type="float">
            <text:p>411241</text:p>
          </table:table-cell>
          <table:table-cell office:value-type="float" office:value="0" calcext:value-type="float">
            <text:p>0</text:p>
          </table:table-cell>
          <table:table-cell office:value-type="float" office:value="2337003" calcext:value-type="float">
            <text:p>2337003</text:p>
          </table:table-cell>
          <table:table-cell office:value-type="float" office:value="1147756" calcext:value-type="float">
            <text:p>1147756</text:p>
          </table:table-cell>
          <table:table-cell office:value-type="string" calcext:value-type="string">
            <text:p>Superb</text:p>
          </table:table-cell>
          <table:table-cell/>
        </table:table-row>
        <table:table-row table:style-name="ro1">
          <table:table-cell office:value-type="float" office:value="453407" calcext:value-type="float">
            <text:p>453407</text:p>
          </table:table-cell>
          <table:table-cell office:value-type="float" office:value="0" calcext:value-type="float">
            <text:p>0</text:p>
          </table:table-cell>
          <table:table-cell office:value-type="float" office:value="2543532" calcext:value-type="float">
            <text:p>2543532</text:p>
          </table:table-cell>
          <table:table-cell office:value-type="float" office:value="1992487" calcext:value-type="float">
            <text:p>1992487</text:p>
          </table:table-cell>
          <table:table-cell office:value-type="string" calcext:value-type="string">
            <text:p>Hello</text:p>
          </table:table-cell>
          <table:table-cell/>
        </table:table-row>
        <table:table-row table:style-name="ro1">
          <table:table-cell office:value-type="float" office:value="26570" calcext:value-type="float">
            <text:p>26570</text:p>
          </table:table-cell>
          <table:table-cell office:value-type="float" office:value="0" calcext:value-type="float">
            <text:p>0</text:p>
          </table:table-cell>
          <table:table-cell office:value-type="float" office:value="604529" calcext:value-type="float">
            <text:p>604529</text:p>
          </table:table-cell>
          <table:table-cell office:value-type="float" office:value="79818" calcext:value-type="float">
            <text:p>79818</text:p>
          </table:table-cell>
          <table:table-cell office:value-type="string" calcext:value-type="string">
            <text:p>Wow! that's such a cool title! but the images were so blurry!</text:p>
          </table:table-cell>
          <table:table-cell/>
        </table:table-row>
        <table:table-row table:style-name="ro1">
          <table:table-cell office:value-type="float" office:value="49530" calcext:value-type="float">
            <text:p>49530</text:p>
          </table:table-cell>
          <table:table-cell office:value-type="float" office:value="0" calcext:value-type="float">
            <text:p>0</text:p>
          </table:table-cell>
          <table:table-cell office:value-type="float" office:value="654909" calcext:value-type="float">
            <text:p>654909</text:p>
          </table:table-cell>
          <table:table-cell office:value-type="float" office:value="195544" calcext:value-type="float">
            <text:p>195544</text:p>
          </table:table-cell>
          <table:table-cell office:value-type="string" calcext:value-type="string">
            <text:p>@anaya24.das really, its awesome place bt only one bad thing is security and no safe...</text:p>
          </table:table-cell>
          <table:table-cell/>
        </table:table-row>
        <table:table-row table:style-name="ro1">
          <table:table-cell office:value-type="float" office:value="244570" calcext:value-type="float">
            <text:p>244570</text:p>
          </table:table-cell>
          <table:table-cell office:value-type="float" office:value="0" calcext:value-type="float">
            <text:p>0</text:p>
          </table:table-cell>
          <table:table-cell office:value-type="float" office:value="1226122" calcext:value-type="float">
            <text:p>1226122</text:p>
          </table:table-cell>
          <table:table-cell office:value-type="float" office:value="559" calcext:value-type="float">
            <text:p>559</text:p>
          </table:table-cell>
          <table:table-cell office:value-type="string" calcext:value-type="string">
            <text:p>mast content h</text:p>
          </table:table-cell>
          <table:table-cell/>
        </table:table-row>
        <table:table-row table:style-name="ro1">
          <table:table-cell office:value-type="float" office:value="284942" calcext:value-type="float">
            <text:p>284942</text:p>
          </table:table-cell>
          <table:table-cell office:value-type="float" office:value="0" calcext:value-type="float">
            <text:p>0</text:p>
          </table:table-cell>
          <table:table-cell office:value-type="float" office:value="1498954" calcext:value-type="float">
            <text:p>1498954</text:p>
          </table:table-cell>
          <table:table-cell office:value-type="float" office:value="40186" calcext:value-type="float">
            <text:p>40186</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03745" calcext:value-type="float">
            <text:p>303745</text:p>
          </table:table-cell>
          <table:table-cell office:value-type="float" office:value="1177891" calcext:value-type="float">
            <text:p>1177891</text:p>
          </table:table-cell>
          <table:table-cell office:value-type="float" office:value="0" calcext:value-type="float">
            <text:p>0</text:p>
          </table:table-cell>
          <table:table-cell office:value-type="float" office:value="197062" calcext:value-type="float">
            <text:p>197062</text:p>
          </table:table-cell>
          <table:table-cell office:value-type="string" calcext:value-type="string">
            <text:p>?</text:p>
          </table:table-cell>
          <table:table-cell/>
        </table:table-row>
        <table:table-row table:style-name="ro1">
          <table:table-cell office:value-type="float" office:value="320383" calcext:value-type="float">
            <text:p>320383</text:p>
          </table:table-cell>
          <table:table-cell office:value-type="float" office:value="1293184" calcext:value-type="float">
            <text:p>1293184</text:p>
          </table:table-cell>
          <table:table-cell office:value-type="float" office:value="0" calcext:value-type="float">
            <text:p>0</text:p>
          </table:table-cell>
          <table:table-cell office:value-type="float" office:value="527378" calcext:value-type="float">
            <text:p>527378</text:p>
          </table:table-cell>
          <table:table-cell office:value-type="float" office:value="9447216022" calcext:value-type="float">
            <text:p>9447216022</text:p>
          </table:table-cell>
          <table:table-cell/>
        </table:table-row>
        <table:table-row table:style-name="ro1">
          <table:table-cell office:value-type="float" office:value="424696" calcext:value-type="float">
            <text:p>424696</text:p>
          </table:table-cell>
          <table:table-cell office:value-type="float" office:value="0" calcext:value-type="float">
            <text:p>0</text:p>
          </table:table-cell>
          <table:table-cell office:value-type="float" office:value="2300666" calcext:value-type="float">
            <text:p>2300666</text:p>
          </table:table-cell>
          <table:table-cell office:value-type="float" office:value="54737" calcext:value-type="float">
            <text:p>54737</text:p>
          </table:table-cell>
          <table:table-cell office:value-type="string" calcext:value-type="string">
            <text:p>very nice</text:p>
          </table:table-cell>
          <table:table-cell/>
        </table:table-row>
        <table:table-row table:style-name="ro1">
          <table:table-cell office:value-type="float" office:value="30026" calcext:value-type="float">
            <text:p>30026</text:p>
          </table:table-cell>
          <table:table-cell office:value-type="float" office:value="0" calcext:value-type="float">
            <text:p>0</text:p>
          </table:table-cell>
          <table:table-cell office:value-type="float" office:value="608571" calcext:value-type="float">
            <text:p>608571</text:p>
          </table:table-cell>
          <table:table-cell office:value-type="float" office:value="99495" calcext:value-type="float">
            <text:p>99495</text:p>
          </table:table-cell>
          <table:table-cell office:value-type="string" calcext:value-type="string">
            <text:p>[[@1]]</text:p>
          </table:table-cell>
          <table:table-cell/>
        </table:table-row>
        <table:table-row table:style-name="ro1">
          <table:table-cell office:value-type="float" office:value="67155" calcext:value-type="float">
            <text:p>67155</text:p>
          </table:table-cell>
          <table:table-cell office:value-type="float" office:value="0" calcext:value-type="float">
            <text:p>0</text:p>
          </table:table-cell>
          <table:table-cell office:value-type="float" office:value="698500" calcext:value-type="float">
            <text:p>698500</text:p>
          </table:table-cell>
          <table:table-cell office:value-type="float" office:value="82877" calcext:value-type="float">
            <text:p>82877</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76103" calcext:value-type="float">
            <text:p>76103</text:p>
          </table:table-cell>
          <table:table-cell office:value-type="float" office:value="7638" calcext:value-type="float">
            <text:p>7638</text:p>
          </table:table-cell>
          <table:table-cell office:value-type="float" office:value="0" calcext:value-type="float">
            <text:p>0</text:p>
          </table:table-cell>
          <table:table-cell office:value-type="float" office:value="215261" calcext:value-type="float">
            <text:p>215261</text:p>
          </table:table-cell>
          <table:table-cell office:value-type="string" calcext:value-type="string">
            <text:p>Stupendous click !!</text:p>
          </table:table-cell>
          <table:table-cell/>
        </table:table-row>
        <table:table-row table:style-name="ro1">
          <table:table-cell office:value-type="float" office:value="213966" calcext:value-type="float">
            <text:p>213966</text:p>
          </table:table-cell>
          <table:table-cell office:value-type="float" office:value="0" calcext:value-type="float">
            <text:p>0</text:p>
          </table:table-cell>
          <table:table-cell office:value-type="float" office:value="1100674" calcext:value-type="float">
            <text:p>1100674</text:p>
          </table:table-cell>
          <table:table-cell office:value-type="float" office:value="331244" calcext:value-type="float">
            <text:p>331244</text:p>
          </table:table-cell>
          <table:table-cell office:value-type="string" calcext:value-type="string">
            <text:p>generally .. i like being on my terrace !! under d sky with this so called medicine</text:p>
          </table:table-cell>
          <table:table-cell/>
        </table:table-row>
        <table:table-row table:style-name="ro1">
          <table:table-cell office:value-type="float" office:value="364306" calcext:value-type="float">
            <text:p>364306</text:p>
          </table:table-cell>
          <table:table-cell office:value-type="float" office:value="0" calcext:value-type="float">
            <text:p>0</text:p>
          </table:table-cell>
          <table:table-cell office:value-type="float" office:value="2103663" calcext:value-type="float">
            <text:p>2103663</text:p>
          </table:table-cell>
          <table:table-cell office:value-type="float" office:value="83400" calcext:value-type="float">
            <text:p>83400</text:p>
          </table:table-cell>
          <table:table-cell office:value-type="string" calcext:value-type="string">
            <text:p>i'm so trying this sometime, do you have more experiences?</text:p>
          </table:table-cell>
          <table:table-cell/>
        </table:table-row>
        <table:table-row table:style-name="ro1">
          <table:table-cell office:value-type="float" office:value="415730" calcext:value-type="float">
            <text:p>415730</text:p>
          </table:table-cell>
          <table:table-cell office:value-type="float" office:value="0" calcext:value-type="float">
            <text:p>0</text:p>
          </table:table-cell>
          <table:table-cell office:value-type="float" office:value="2187662" calcext:value-type="float">
            <text:p>2187662</text:p>
          </table:table-cell>
          <table:table-cell office:value-type="float" office:value="1415384" calcext:value-type="float">
            <text:p>1415384</text:p>
          </table:table-cell>
          <table:table-cell office:value-type="string" calcext:value-type="string">
            <text:p>Nice</text:p>
          </table:table-cell>
          <table:table-cell/>
        </table:table-row>
        <table:table-row table:style-name="ro1">
          <table:table-cell office:value-type="float" office:value="459606" calcext:value-type="float">
            <text:p>459606</text:p>
          </table:table-cell>
          <table:table-cell office:value-type="float" office:value="0" calcext:value-type="float">
            <text:p>0</text:p>
          </table:table-cell>
          <table:table-cell office:value-type="float" office:value="2265482" calcext:value-type="float">
            <text:p>2265482</text:p>
          </table:table-cell>
          <table:table-cell office:value-type="float" office:value="2166959" calcext:value-type="float">
            <text:p>2166959</text:p>
          </table:table-cell>
          <table:table-cell office:value-type="string" calcext:value-type="string">
            <text:p>App ache laga</text:p>
          </table:table-cell>
          <table:table-cell/>
        </table:table-row>
        <table:table-row table:style-name="ro1">
          <table:table-cell office:value-type="float" office:value="462620" calcext:value-type="float">
            <text:p>462620</text:p>
          </table:table-cell>
          <table:table-cell office:value-type="float" office:value="0" calcext:value-type="float">
            <text:p>0</text:p>
          </table:table-cell>
          <table:table-cell office:value-type="float" office:value="2294291" calcext:value-type="float">
            <text:p>2294291</text:p>
          </table:table-cell>
          <table:table-cell office:value-type="float" office:value="2227035" calcext:value-type="float">
            <text:p>2227035</text:p>
          </table:table-cell>
          <table:table-cell office:value-type="string" calcext:value-type="string">
            <text:p>hi</text:p>
          </table:table-cell>
          <table:table-cell/>
        </table:table-row>
        <table:table-row table:style-name="ro1">
          <table:table-cell office:value-type="float" office:value="92913" calcext:value-type="float">
            <text:p>92913</text:p>
          </table:table-cell>
          <table:table-cell office:value-type="float" office:value="394577" calcext:value-type="float">
            <text:p>394577</text:p>
          </table:table-cell>
          <table:table-cell office:value-type="float" office:value="0" calcext:value-type="float">
            <text:p>0</text:p>
          </table:table-cell>
          <table:table-cell office:value-type="float" office:value="23043" calcext:value-type="float">
            <text:p>23043</text:p>
          </table:table-cell>
          <table:table-cell office:value-type="string" calcext:value-type="string">
            <text:p>[[@1]]</text:p>
          </table:table-cell>
          <table:table-cell/>
        </table:table-row>
        <table:table-row table:style-name="ro1">
          <table:table-cell office:value-type="float" office:value="102198" calcext:value-type="float">
            <text:p>102198</text:p>
          </table:table-cell>
          <table:table-cell office:value-type="float" office:value="0" calcext:value-type="float">
            <text:p>0</text:p>
          </table:table-cell>
          <table:table-cell office:value-type="float" office:value="777338" calcext:value-type="float">
            <text:p>777338</text:p>
          </table:table-cell>
          <table:table-cell office:value-type="float" office:value="76432" calcext:value-type="float">
            <text:p>76432</text:p>
          </table:table-cell>
          <table:table-cell office:value-type="string" calcext:value-type="string">
            <text:p>Hey what time of the year is best to visit this place?</text:p>
          </table:table-cell>
          <table:table-cell/>
        </table:table-row>
        <table:table-row table:style-name="ro1">
          <table:table-cell office:value-type="float" office:value="199749" calcext:value-type="float">
            <text:p>199749</text:p>
          </table:table-cell>
          <table:table-cell office:value-type="float" office:value="0" calcext:value-type="float">
            <text:p>0</text:p>
          </table:table-cell>
          <table:table-cell office:value-type="float" office:value="1034218" calcext:value-type="float">
            <text:p>1034218</text:p>
          </table:table-cell>
          <table:table-cell office:value-type="float" office:value="312092" calcext:value-type="float">
            <text:p>312092</text:p>
          </table:table-cell>
          <table:table-cell office:value-type="string" calcext:value-type="string">
            <text:p>[[@48418]] is that sarcasm?</text:p>
          </table:table-cell>
          <table:table-cell/>
        </table:table-row>
        <table:table-row table:style-name="ro1">
          <table:table-cell office:value-type="float" office:value="215726" calcext:value-type="float">
            <text:p>215726</text:p>
          </table:table-cell>
          <table:table-cell office:value-type="float" office:value="381956" calcext:value-type="float">
            <text:p>381956</text:p>
          </table:table-cell>
          <table:table-cell office:value-type="float" office:value="0" calcext:value-type="float">
            <text:p>0</text:p>
          </table:table-cell>
          <table:table-cell office:value-type="float" office:value="334479" calcext:value-type="float">
            <text:p>334479</text:p>
          </table:table-cell>
          <table:table-cell office:value-type="string" calcext:value-type="string">
            <text:p>Nice place to visit...... Yeah its bit crowdy bit u didn't feel like any obstruction because all things are managed very nicely....... And the main centre of attraction is the puri sea beach its awesome one of the best sea beach in india.</text:p>
          </table:table-cell>
          <table:table-cell/>
        </table:table-row>
        <table:table-row table:style-name="ro1">
          <table:table-cell office:value-type="float" office:value="225964" calcext:value-type="float">
            <text:p>225964</text:p>
          </table:table-cell>
          <table:table-cell office:value-type="float" office:value="0" calcext:value-type="float">
            <text:p>0</text:p>
          </table:table-cell>
          <table:table-cell office:value-type="float" office:value="1162191" calcext:value-type="float">
            <text:p>1162191</text:p>
          </table:table-cell>
          <table:table-cell office:value-type="float" office:value="77204" calcext:value-type="float">
            <text:p>77204</text:p>
          </table:table-cell>
          <table:table-cell office:value-type="string" calcext:value-type="string">
            <text:p>Love dis</text:p>
          </table:table-cell>
          <table:table-cell/>
        </table:table-row>
        <table:table-row table:style-name="ro1">
          <table:table-cell office:value-type="float" office:value="254942" calcext:value-type="float">
            <text:p>254942</text:p>
          </table:table-cell>
          <table:table-cell office:value-type="float" office:value="0" calcext:value-type="float">
            <text:p>0</text:p>
          </table:table-cell>
          <table:table-cell office:value-type="float" office:value="1309540" calcext:value-type="float">
            <text:p>1309540</text:p>
          </table:table-cell>
          <table:table-cell office:value-type="float" office:value="20161" calcext:value-type="float">
            <text:p>20161</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66858" calcext:value-type="float">
            <text:p>366858</text:p>
          </table:table-cell>
          <table:table-cell office:value-type="float" office:value="0" calcext:value-type="float">
            <text:p>0</text:p>
          </table:table-cell>
          <table:table-cell office:value-type="float" office:value="2140898" calcext:value-type="float">
            <text:p>2140898</text:p>
          </table:table-cell>
          <table:table-cell office:value-type="float" office:value="675613" calcext:value-type="float">
            <text:p>675613</text:p>
          </table:table-cell>
          <table:table-cell office:value-type="string" calcext:value-type="string">
            <text:p>Follow me on insta n1shant_9</text:p>
          </table:table-cell>
          <table:table-cell/>
        </table:table-row>
        <table:table-row table:style-name="ro1">
          <table:table-cell office:value-type="float" office:value="58100" calcext:value-type="float">
            <text:p>58100</text:p>
          </table:table-cell>
          <table:table-cell office:value-type="float" office:value="276085" calcext:value-type="float">
            <text:p>276085</text:p>
          </table:table-cell>
          <table:table-cell office:value-type="float" office:value="0" calcext:value-type="float">
            <text:p>0</text:p>
          </table:table-cell>
          <table:table-cell office:value-type="float" office:value="98033" calcext:value-type="float">
            <text:p>98033</text:p>
          </table:table-cell>
          <table:table-cell office:value-type="string" calcext:value-type="string">
            <text:p>[[@1]]</text:p>
          </table:table-cell>
          <table:table-cell/>
        </table:table-row>
        <table:table-row table:style-name="ro1">
          <table:table-cell office:value-type="float" office:value="130108" calcext:value-type="float">
            <text:p>130108</text:p>
          </table:table-cell>
          <table:table-cell office:value-type="float" office:value="0" calcext:value-type="float">
            <text:p>0</text:p>
          </table:table-cell>
          <table:table-cell office:value-type="float" office:value="840867" calcext:value-type="float">
            <text:p>840867</text:p>
          </table:table-cell>
          <table:table-cell office:value-type="float" office:value="85050" calcext:value-type="float">
            <text:p>85050</text:p>
          </table:table-cell>
          <table:table-cell office:value-type="string" calcext:value-type="string">
            <text:p>beatutiful photo ? </text:p>
          </table:table-cell>
          <table:table-cell/>
        </table:table-row>
        <table:table-row table:style-name="ro1">
          <table:table-cell office:value-type="float" office:value="173660" calcext:value-type="float">
            <text:p>173660</text:p>
          </table:table-cell>
          <table:table-cell office:value-type="float" office:value="0" calcext:value-type="float">
            <text:p>0</text:p>
          </table:table-cell>
          <table:table-cell office:value-type="float" office:value="957860" calcext:value-type="float">
            <text:p>957860</text:p>
          </table:table-cell>
          <table:table-cell office:value-type="float" office:value="288383" calcext:value-type="float">
            <text:p>288383</text:p>
          </table:table-cell>
          <table:table-cell office:value-type="string" calcext:value-type="string">
            <text:p>Please put more details....?</text:p>
          </table:table-cell>
          <table:table-cell/>
        </table:table-row>
        <table:table-row table:style-name="ro1">
          <table:table-cell office:value-type="float" office:value="259271" calcext:value-type="float">
            <text:p>259271</text:p>
          </table:table-cell>
          <table:table-cell office:value-type="float" office:value="0" calcext:value-type="float">
            <text:p>0</text:p>
          </table:table-cell>
          <table:table-cell office:value-type="float" office:value="1323786" calcext:value-type="float">
            <text:p>1323786</text:p>
          </table:table-cell>
          <table:table-cell office:value-type="float" office:value="84015" calcext:value-type="float">
            <text:p>84015</text:p>
          </table:table-cell>
          <table:table-cell office:value-type="string" calcext:value-type="string">
            <text:p>Great ?</text:p>
          </table:table-cell>
          <table:table-cell/>
        </table:table-row>
        <table:table-row table:style-name="ro1">
          <table:table-cell office:value-type="float" office:value="287696" calcext:value-type="float">
            <text:p>287696</text:p>
          </table:table-cell>
          <table:table-cell office:value-type="float" office:value="1103247" calcext:value-type="float">
            <text:p>1103247</text:p>
          </table:table-cell>
          <table:table-cell office:value-type="float" office:value="0" calcext:value-type="float">
            <text:p>0</text:p>
          </table:table-cell>
          <table:table-cell office:value-type="float" office:value="261624" calcext:value-type="float">
            <text:p>261624</text:p>
          </table:table-cell>
          <table:table-cell office:value-type="string" calcext:value-type="string">
            <text:p>Very nice, which place in Goa</text:p>
          </table:table-cell>
          <table:table-cell/>
        </table:table-row>
        <table:table-row table:style-name="ro1">
          <table:table-cell office:value-type="float" office:value="306218" calcext:value-type="float">
            <text:p>306218</text:p>
          </table:table-cell>
          <table:table-cell office:value-type="float" office:value="0" calcext:value-type="float">
            <text:p>0</text:p>
          </table:table-cell>
          <table:table-cell office:value-type="float" office:value="1617857" calcext:value-type="float">
            <text:p>1617857</text:p>
          </table:table-cell>
          <table:table-cell office:value-type="float" office:value="303655" calcext:value-type="float">
            <text:p>303655</text:p>
          </table:table-cell>
          <table:table-cell office:value-type="string" calcext:value-type="string">
            <text:p>[[@1474]].perera .</text:p>
          </table:table-cell>
          <table:table-cell/>
        </table:table-row>
        <table:table-row table:style-name="ro1">
          <table:table-cell office:value-type="float" office:value="335657" calcext:value-type="float">
            <text:p>335657</text:p>
          </table:table-cell>
          <table:table-cell office:value-type="float" office:value="0" calcext:value-type="float">
            <text:p>0</text:p>
          </table:table-cell>
          <table:table-cell office:value-type="float" office:value="1789979" calcext:value-type="float">
            <text:p>1789979</text:p>
          </table:table-cell>
          <table:table-cell office:value-type="float" office:value="549448" calcext:value-type="float">
            <text:p>549448</text:p>
          </table:table-cell>
          <table:table-cell office:value-type="string" calcext:value-type="string">
            <text:p>[[@1]] e</text:p>
          </table:table-cell>
          <table:table-cell/>
        </table:table-row>
        <table:table-row table:style-name="ro1">
          <table:table-cell office:value-type="float" office:value="103000" calcext:value-type="float">
            <text:p>103000</text:p>
          </table:table-cell>
          <table:table-cell office:value-type="float" office:value="0" calcext:value-type="float">
            <text:p>0</text:p>
          </table:table-cell>
          <table:table-cell office:value-type="float" office:value="784834" calcext:value-type="float">
            <text:p>784834</text:p>
          </table:table-cell>
          <table:table-cell office:value-type="float" office:value="230513" calcext:value-type="float">
            <text:p>230513</text:p>
          </table:table-cell>
          <table:table-cell office:value-type="string" calcext:value-type="string">
            <text:p>Sorry it's visithimalaya.in</text:p>
          </table:table-cell>
          <table:table-cell/>
        </table:table-row>
        <table:table-row table:style-name="ro1">
          <table:table-cell office:value-type="float" office:value="139279" calcext:value-type="float">
            <text:p>139279</text:p>
          </table:table-cell>
          <table:table-cell office:value-type="float" office:value="0" calcext:value-type="float">
            <text:p>0</text:p>
          </table:table-cell>
          <table:table-cell office:value-type="float" office:value="866238" calcext:value-type="float">
            <text:p>866238</text:p>
          </table:table-cell>
          <table:table-cell office:value-type="float" office:value="78860" calcext:value-type="float">
            <text:p>78860</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178241" calcext:value-type="float">
            <text:p>178241</text:p>
          </table:table-cell>
          <table:table-cell office:value-type="float" office:value="0" calcext:value-type="float">
            <text:p>0</text:p>
          </table:table-cell>
          <table:table-cell office:value-type="float" office:value="970356" calcext:value-type="float">
            <text:p>970356</text:p>
          </table:table-cell>
          <table:table-cell office:value-type="float" office:value="83620" calcext:value-type="float">
            <text:p>83620</text:p>
          </table:table-cell>
          <table:table-cell office:value-type="string" calcext:value-type="string">
            <text:p>The photos are just so cool, what camera do you use?</text:p>
          </table:table-cell>
          <table:table-cell/>
        </table:table-row>
        <table:table-row table:style-name="ro1">
          <table:table-cell office:value-type="float" office:value="196915" calcext:value-type="float">
            <text:p>196915</text:p>
          </table:table-cell>
          <table:table-cell office:value-type="float" office:value="0" calcext:value-type="float">
            <text:p>0</text:p>
          </table:table-cell>
          <table:table-cell office:value-type="float" office:value="1020425" calcext:value-type="float">
            <text:p>1020425</text:p>
          </table:table-cell>
          <table:table-cell office:value-type="float" office:value="40334" calcext:value-type="float">
            <text:p>40334</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06012" calcext:value-type="float">
            <text:p>206012</text:p>
          </table:table-cell>
          <table:table-cell office:value-type="float" office:value="0" calcext:value-type="float">
            <text:p>0</text:p>
          </table:table-cell>
          <table:table-cell office:value-type="float" office:value="1062627" calcext:value-type="float">
            <text:p>1062627</text:p>
          </table:table-cell>
          <table:table-cell office:value-type="float" office:value="48940" calcext:value-type="float">
            <text:p>48940</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242357" calcext:value-type="float">
            <text:p>242357</text:p>
          </table:table-cell>
          <table:table-cell office:value-type="float" office:value="806567" calcext:value-type="float">
            <text:p>806567</text:p>
          </table:table-cell>
          <table:table-cell office:value-type="float" office:value="0" calcext:value-type="float">
            <text:p>0</text:p>
          </table:table-cell>
          <table:table-cell office:value-type="float" office:value="342850" calcext:value-type="float">
            <text:p>342850</text:p>
          </table:table-cell>
          <table:table-cell office:value-type="string" calcext:value-type="string">
            <text:p>Not interested at all.. In such stuffs sorry.. I think people should also avoid such things it really has a negative impact on our lives.. This advice to all is from <text:s/>my personal experience.. Pls don't go for it... Thanks.. May Almighty bless u all ✌️?</text:p>
          </table:table-cell>
          <table:table-cell/>
        </table:table-row>
        <table:table-row table:style-name="ro1">
          <table:table-cell office:value-type="float" office:value="378369" calcext:value-type="float">
            <text:p>378369</text:p>
          </table:table-cell>
          <table:table-cell office:value-type="float" office:value="0" calcext:value-type="float">
            <text:p>0</text:p>
          </table:table-cell>
          <table:table-cell office:value-type="float" office:value="2231358" calcext:value-type="float">
            <text:p>2231358</text:p>
          </table:table-cell>
          <table:table-cell office:value-type="float" office:value="83134" calcext:value-type="float">
            <text:p>83134</text:p>
          </table:table-cell>
          <table:table-cell office:value-type="string" calcext:value-type="string">
            <text:p>stunned!</text:p>
          </table:table-cell>
          <table:table-cell/>
        </table:table-row>
        <table:table-row table:style-name="ro1">
          <table:table-cell office:value-type="float" office:value="379340" calcext:value-type="float">
            <text:p>379340</text:p>
          </table:table-cell>
          <table:table-cell office:value-type="float" office:value="0" calcext:value-type="float">
            <text:p>0</text:p>
          </table:table-cell>
          <table:table-cell office:value-type="float" office:value="1141464" calcext:value-type="float">
            <text:p>1141464</text:p>
          </table:table-cell>
          <table:table-cell office:value-type="float" office:value="205059" calcext:value-type="float">
            <text:p>205059</text:p>
          </table:table-cell>
          <table:table-cell office:value-type="string" calcext:value-type="string">
            <text:p>Se sweet</text:p>
          </table:table-cell>
          <table:table-cell/>
        </table:table-row>
        <table:table-row table:style-name="ro1">
          <table:table-cell office:value-type="float" office:value="445515" calcext:value-type="float">
            <text:p>445515</text:p>
          </table:table-cell>
          <table:table-cell office:value-type="float" office:value="0" calcext:value-type="float">
            <text:p>0</text:p>
          </table:table-cell>
          <table:table-cell office:value-type="float" office:value="1304735" calcext:value-type="float">
            <text:p>1304735</text:p>
          </table:table-cell>
          <table:table-cell office:value-type="float" office:value="1785035" calcext:value-type="float">
            <text:p>1785035</text:p>
          </table:table-cell>
          <table:table-cell office:value-type="string" calcext:value-type="string">
            <text:p>Nice</text:p>
          </table:table-cell>
          <table:table-cell/>
        </table:table-row>
        <table:table-row table:style-name="ro1">
          <table:table-cell office:value-type="float" office:value="450889" calcext:value-type="float">
            <text:p>450889</text:p>
          </table:table-cell>
          <table:table-cell office:value-type="float" office:value="0" calcext:value-type="float">
            <text:p>0</text:p>
          </table:table-cell>
          <table:table-cell office:value-type="float" office:value="2319687" calcext:value-type="float">
            <text:p>2319687</text:p>
          </table:table-cell>
          <table:table-cell office:value-type="float" office:value="890053" calcext:value-type="float">
            <text:p>890053</text:p>
          </table:table-cell>
          <table:table-cell office:value-type="string" calcext:value-type="string">
            <text:p>Super</text:p>
          </table:table-cell>
          <table:table-cell/>
        </table:table-row>
        <table:table-row table:style-name="ro1">
          <table:table-cell office:value-type="float" office:value="46260" calcext:value-type="float">
            <text:p>46260</text:p>
          </table:table-cell>
          <table:table-cell office:value-type="float" office:value="0" calcext:value-type="float">
            <text:p>0</text:p>
          </table:table-cell>
          <table:table-cell office:value-type="float" office:value="647896" calcext:value-type="float">
            <text:p>647896</text:p>
          </table:table-cell>
          <table:table-cell office:value-type="float" office:value="193140" calcext:value-type="float">
            <text:p>193140</text:p>
          </table:table-cell>
          <table:table-cell office:value-type="string" calcext:value-type="string">
            <text:p>Thanks for complements Arnelsmommy and Aryan</text:p>
          </table:table-cell>
          <table:table-cell/>
        </table:table-row>
        <table:table-row table:style-name="ro1">
          <table:table-cell office:value-type="float" office:value="82561" calcext:value-type="float">
            <text:p>82561</text:p>
          </table:table-cell>
          <table:table-cell office:value-type="float" office:value="0" calcext:value-type="float">
            <text:p>0</text:p>
          </table:table-cell>
          <table:table-cell office:value-type="float" office:value="178631" calcext:value-type="float">
            <text:p>178631</text:p>
          </table:table-cell>
          <table:table-cell office:value-type="float" office:value="77441" calcext:value-type="float">
            <text:p>77441</text:p>
          </table:table-cell>
          <table:table-cell office:value-type="string" calcext:value-type="string">
            <text:p>Lage Raho Launde! Mast kaam kar rahe ho</text:p>
          </table:table-cell>
          <table:table-cell/>
        </table:table-row>
        <table:table-row table:style-name="ro1">
          <table:table-cell office:value-type="float" office:value="86801" calcext:value-type="float">
            <text:p>86801</text:p>
          </table:table-cell>
          <table:table-cell office:value-type="float" office:value="0" calcext:value-type="float">
            <text:p>0</text:p>
          </table:table-cell>
          <table:table-cell office:value-type="float" office:value="743246" calcext:value-type="float">
            <text:p>743246</text:p>
          </table:table-cell>
          <table:table-cell office:value-type="float" office:value="42575" calcext:value-type="float">
            <text:p>42575</text:p>
          </table:table-cell>
          <table:table-cell office:value-type="string" calcext:value-type="string">
            <text:p>Lage Raho Launde! Mast kaam kar rahe ho</text:p>
          </table:table-cell>
          <table:table-cell/>
        </table:table-row>
        <table:table-row table:style-name="ro1">
          <table:table-cell office:value-type="float" office:value="89152" calcext:value-type="float">
            <text:p>89152</text:p>
          </table:table-cell>
          <table:table-cell office:value-type="float" office:value="0" calcext:value-type="float">
            <text:p>0</text:p>
          </table:table-cell>
          <table:table-cell office:value-type="float" office:value="747595" calcext:value-type="float">
            <text:p>747595</text:p>
          </table:table-cell>
          <table:table-cell office:value-type="float" office:value="222016" calcext:value-type="float">
            <text:p>222016</text:p>
          </table:table-cell>
          <table:table-cell office:value-type="string" calcext:value-type="string">
            <text:p>[[@79689]] Google it Changu lake in Sikkim.</text:p>
          </table:table-cell>
          <table:table-cell/>
        </table:table-row>
        <table:table-row table:style-name="ro1">
          <table:table-cell office:value-type="float" office:value="138494" calcext:value-type="float">
            <text:p>138494</text:p>
          </table:table-cell>
          <table:table-cell office:value-type="float" office:value="0" calcext:value-type="float">
            <text:p>0</text:p>
          </table:table-cell>
          <table:table-cell office:value-type="float" office:value="862288" calcext:value-type="float">
            <text:p>862288</text:p>
          </table:table-cell>
          <table:table-cell office:value-type="float" office:value="40635" calcext:value-type="float">
            <text:p>40635</text:p>
          </table:table-cell>
          <table:table-cell office:value-type="string" calcext:value-type="string">
            <text:p>i love your work and i use it to plan my trips :)</text:p>
          </table:table-cell>
          <table:table-cell/>
        </table:table-row>
        <table:table-row table:style-name="ro1">
          <table:table-cell office:value-type="float" office:value="152788" calcext:value-type="float">
            <text:p>152788</text:p>
          </table:table-cell>
          <table:table-cell office:value-type="float" office:value="0" calcext:value-type="float">
            <text:p>0</text:p>
          </table:table-cell>
          <table:table-cell office:value-type="float" office:value="898239" calcext:value-type="float">
            <text:p>898239</text:p>
          </table:table-cell>
          <table:table-cell office:value-type="float" office:value="81352" calcext:value-type="float">
            <text:p>81352</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312187" calcext:value-type="float">
            <text:p>312187</text:p>
          </table:table-cell>
          <table:table-cell office:value-type="float" office:value="0" calcext:value-type="float">
            <text:p>0</text:p>
          </table:table-cell>
          <table:table-cell office:value-type="float" office:value="1655556" calcext:value-type="float">
            <text:p>1655556</text:p>
          </table:table-cell>
          <table:table-cell office:value-type="float" office:value="77401" calcext:value-type="float">
            <text:p>77401</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21827" calcext:value-type="float">
            <text:p>321827</text:p>
          </table:table-cell>
          <table:table-cell office:value-type="float" office:value="0" calcext:value-type="float">
            <text:p>0</text:p>
          </table:table-cell>
          <table:table-cell office:value-type="float" office:value="1718008" calcext:value-type="float">
            <text:p>1718008</text:p>
          </table:table-cell>
          <table:table-cell office:value-type="float" office:value="177207" calcext:value-type="float">
            <text:p>177207</text:p>
          </table:table-cell>
          <table:table-cell office:value-type="string" calcext:value-type="string">
            <text:p>[[@78420]] where u wanna travel Punjab?</text:p>
          </table:table-cell>
          <table:table-cell/>
        </table:table-row>
        <table:table-row table:style-name="ro1">
          <table:table-cell office:value-type="float" office:value="415891" calcext:value-type="float">
            <text:p>415891</text:p>
          </table:table-cell>
          <table:table-cell office:value-type="float" office:value="0" calcext:value-type="float">
            <text:p>0</text:p>
          </table:table-cell>
          <table:table-cell office:value-type="float" office:value="2347435" calcext:value-type="float">
            <text:p>2347435</text:p>
          </table:table-cell>
          <table:table-cell office:value-type="float" office:value="14359" calcext:value-type="float">
            <text:p>14359</text:p>
          </table:table-cell>
          <table:table-cell office:value-type="string" calcext:value-type="string">
            <text:p>hey...nice vlog dear.....</text:p>
          </table:table-cell>
          <table:table-cell/>
        </table:table-row>
        <table:table-row table:style-name="ro1">
          <table:table-cell office:value-type="float" office:value="420162" calcext:value-type="float">
            <text:p>420162</text:p>
          </table:table-cell>
          <table:table-cell office:value-type="float" office:value="0" calcext:value-type="float">
            <text:p>0</text:p>
          </table:table-cell>
          <table:table-cell office:value-type="float" office:value="2327212" calcext:value-type="float">
            <text:p>2327212</text:p>
          </table:table-cell>
          <table:table-cell office:value-type="float" office:value="50620" calcext:value-type="float">
            <text:p>50620</text:p>
          </table:table-cell>
          <table:table-cell office:value-type="string" calcext:value-type="string">
            <text:p>You are doing a great job</text:p>
          </table:table-cell>
          <table:table-cell/>
        </table:table-row>
        <table:table-row table:style-name="ro1">
          <table:table-cell office:value-type="float" office:value="11624" calcext:value-type="float">
            <text:p>11624</text:p>
          </table:table-cell>
          <table:table-cell office:value-type="float" office:value="148231" calcext:value-type="float">
            <text:p>148231</text:p>
          </table:table-cell>
          <table:table-cell office:value-type="float" office:value="0" calcext:value-type="float">
            <text:p>0</text:p>
          </table:table-cell>
          <table:table-cell office:value-type="float" office:value="129116" calcext:value-type="float">
            <text:p>129116</text:p>
          </table:table-cell>
          <table:table-cell office:value-type="string" calcext:value-type="string">
            <text:p>Whatsapp,me 8587828269</text:p>
          </table:table-cell>
          <table:table-cell/>
        </table:table-row>
        <table:table-row table:style-name="ro1">
          <table:table-cell office:value-type="float" office:value="46931" calcext:value-type="float">
            <text:p>46931</text:p>
          </table:table-cell>
          <table:table-cell office:value-type="float" office:value="0" calcext:value-type="float">
            <text:p>0</text:p>
          </table:table-cell>
          <table:table-cell office:value-type="float" office:value="649196" calcext:value-type="float">
            <text:p>649196</text:p>
          </table:table-cell>
          <table:table-cell office:value-type="float" office:value="81210" calcext:value-type="float">
            <text:p>81210</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79218" calcext:value-type="float">
            <text:p>79218</text:p>
          </table:table-cell>
          <table:table-cell office:value-type="float" office:value="0" calcext:value-type="float">
            <text:p>0</text:p>
          </table:table-cell>
          <table:table-cell office:value-type="float" office:value="732777" calcext:value-type="float">
            <text:p>732777</text:p>
          </table:table-cell>
          <table:table-cell office:value-type="float" office:value="76948" calcext:value-type="float">
            <text:p>76948</text:p>
          </table:table-cell>
          <table:table-cell office:value-type="string" calcext:value-type="string">
            <text:p>Keep going ??</text:p>
          </table:table-cell>
          <table:table-cell/>
        </table:table-row>
        <table:table-row table:style-name="ro1">
          <table:table-cell office:value-type="float" office:value="80042" calcext:value-type="float">
            <text:p>80042</text:p>
          </table:table-cell>
          <table:table-cell office:value-type="float" office:value="0" calcext:value-type="float">
            <text:p>0</text:p>
          </table:table-cell>
          <table:table-cell office:value-type="float" office:value="738171" calcext:value-type="float">
            <text:p>738171</text:p>
          </table:table-cell>
          <table:table-cell office:value-type="float" office:value="78040" calcext:value-type="float">
            <text:p>78040</text:p>
          </table:table-cell>
          <table:table-cell office:value-type="string" calcext:value-type="string">
            <text:p>Chaa gaye tum toh</text:p>
          </table:table-cell>
          <table:table-cell/>
        </table:table-row>
        <table:table-row table:style-name="ro1">
          <table:table-cell office:value-type="float" office:value="130103" calcext:value-type="float">
            <text:p>130103</text:p>
          </table:table-cell>
          <table:table-cell office:value-type="float" office:value="0" calcext:value-type="float">
            <text:p>0</text:p>
          </table:table-cell>
          <table:table-cell office:value-type="float" office:value="839140" calcext:value-type="float">
            <text:p>839140</text:p>
          </table:table-cell>
          <table:table-cell office:value-type="float" office:value="250440" calcext:value-type="float">
            <text:p>250440</text:p>
          </table:table-cell>
          <table:table-cell office:value-type="string" calcext:value-type="string">
            <text:p>[[@77262]] I went during april-may . It was slightly hot but then manageable . But I think it's better if you go between October - Feb</text:p>
          </table:table-cell>
          <table:table-cell/>
        </table:table-row>
        <table:table-row table:style-name="ro1">
          <table:table-cell office:value-type="float" office:value="142121" calcext:value-type="float">
            <text:p>142121</text:p>
          </table:table-cell>
          <table:table-cell office:value-type="float" office:value="0" calcext:value-type="float">
            <text:p>0</text:p>
          </table:table-cell>
          <table:table-cell office:value-type="float" office:value="848424" calcext:value-type="float">
            <text:p>848424</text:p>
          </table:table-cell>
          <table:table-cell office:value-type="float" office:value="253411" calcext:value-type="float">
            <text:p>253411</text:p>
          </table:table-cell>
          <table:table-cell office:value-type="string" calcext:value-type="string">
            <text:p>@mamta kalambe definitely ✌️</text:p>
          </table:table-cell>
          <table:table-cell/>
        </table:table-row>
        <table:table-row table:style-name="ro1">
          <table:table-cell office:value-type="float" office:value="160535" calcext:value-type="float">
            <text:p>160535</text:p>
          </table:table-cell>
          <table:table-cell office:value-type="float" office:value="0" calcext:value-type="float">
            <text:p>0</text:p>
          </table:table-cell>
          <table:table-cell office:value-type="float" office:value="917638" calcext:value-type="float">
            <text:p>917638</text:p>
          </table:table-cell>
          <table:table-cell office:value-type="float" office:value="275277" calcext:value-type="float">
            <text:p>275277</text:p>
          </table:table-cell>
          <table:table-cell office:value-type="string" calcext:value-type="string">
            <text:p>[[@20129]] For sure! Would upload more videos from the next match !?</text:p>
          </table:table-cell>
          <table:table-cell/>
        </table:table-row>
        <table:table-row table:style-name="ro1">
          <table:table-cell office:value-type="float" office:value="300765" calcext:value-type="float">
            <text:p>300765</text:p>
          </table:table-cell>
          <table:table-cell office:value-type="float" office:value="0" calcext:value-type="float">
            <text:p>0</text:p>
          </table:table-cell>
          <table:table-cell office:value-type="float" office:value="179837" calcext:value-type="float">
            <text:p>179837</text:p>
          </table:table-cell>
          <table:table-cell office:value-type="float" office:value="364363" calcext:value-type="float">
            <text:p>364363</text:p>
          </table:table-cell>
          <table:table-cell office:value-type="string" calcext:value-type="string">
            <text:p>Haha ? nice trail ..</text:p>
          </table:table-cell>
          <table:table-cell/>
        </table:table-row>
        <table:table-row table:style-name="ro1">
          <table:table-cell office:value-type="float" office:value="328545" calcext:value-type="float">
            <text:p>328545</text:p>
          </table:table-cell>
          <table:table-cell office:value-type="float" office:value="0" calcext:value-type="float">
            <text:p>0</text:p>
          </table:table-cell>
          <table:table-cell office:value-type="float" office:value="539159" calcext:value-type="float">
            <text:p>539159</text:p>
          </table:table-cell>
          <table:table-cell office:value-type="float" office:value="160954" calcext:value-type="float">
            <text:p>160954</text:p>
          </table:table-cell>
          <table:table-cell office:value-type="string" calcext:value-type="string">
            <text:p>[[@48902]] it's really beautiful</text:p>
          </table:table-cell>
          <table:table-cell/>
        </table:table-row>
        <table:table-row table:style-name="ro1">
          <table:table-cell office:value-type="float" office:value="366031" calcext:value-type="float">
            <text:p>366031</text:p>
          </table:table-cell>
          <table:table-cell office:value-type="float" office:value="0" calcext:value-type="float">
            <text:p>0</text:p>
          </table:table-cell>
          <table:table-cell office:value-type="float" office:value="2130003" calcext:value-type="float">
            <text:p>2130003</text:p>
          </table:table-cell>
          <table:table-cell office:value-type="float" office:value="39486" calcext:value-type="float">
            <text:p>39486</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378784" calcext:value-type="float">
            <text:p>378784</text:p>
          </table:table-cell>
          <table:table-cell office:value-type="float" office:value="0" calcext:value-type="float">
            <text:p>0</text:p>
          </table:table-cell>
          <table:table-cell office:value-type="float" office:value="2232031" calcext:value-type="float">
            <text:p>2232031</text:p>
          </table:table-cell>
          <table:table-cell office:value-type="float" office:value="85524" calcext:value-type="float">
            <text:p>85524</text:p>
          </table:table-cell>
          <table:table-cell office:value-type="string" calcext:value-type="string">
            <text:p>The title was so rad! cool stuff really!</text:p>
          </table:table-cell>
          <table:table-cell/>
        </table:table-row>
        <table:table-row table:style-name="ro1">
          <table:table-cell office:value-type="float" office:value="397258" calcext:value-type="float">
            <text:p>397258</text:p>
          </table:table-cell>
          <table:table-cell office:value-type="float" office:value="0" calcext:value-type="float">
            <text:p>0</text:p>
          </table:table-cell>
          <table:table-cell office:value-type="float" office:value="2290094" calcext:value-type="float">
            <text:p>2290094</text:p>
          </table:table-cell>
          <table:table-cell office:value-type="float" office:value="11391" calcext:value-type="float">
            <text:p>11391</text:p>
          </table:table-cell>
          <table:table-cell office:value-type="string" calcext:value-type="string">
            <text:p>WHAT ARE BRANDS AVAILABLE HERE??</text:p>
          </table:table-cell>
          <table:table-cell/>
        </table:table-row>
        <table:table-row table:style-name="ro1">
          <table:table-cell office:value-type="float" office:value="403602" calcext:value-type="float">
            <text:p>403602</text:p>
          </table:table-cell>
          <table:table-cell office:value-type="float" office:value="0" calcext:value-type="float">
            <text:p>0</text:p>
          </table:table-cell>
          <table:table-cell office:value-type="float" office:value="2283473" calcext:value-type="float">
            <text:p>2283473</text:p>
          </table:table-cell>
          <table:table-cell office:value-type="float" office:value="18845" calcext:value-type="float">
            <text:p>18845</text:p>
          </table:table-cell>
          <table:table-cell office:value-type="string" calcext:value-type="string">
            <text:p>Is it time consuming </text:p>
          </table:table-cell>
          <table:table-cell/>
        </table:table-row>
        <table:table-row table:style-name="ro1">
          <table:table-cell office:value-type="float" office:value="411996" calcext:value-type="float">
            <text:p>411996</text:p>
          </table:table-cell>
          <table:table-cell office:value-type="float" office:value="0" calcext:value-type="float">
            <text:p>0</text:p>
          </table:table-cell>
          <table:table-cell office:value-type="float" office:value="756279" calcext:value-type="float">
            <text:p>756279</text:p>
          </table:table-cell>
          <table:table-cell office:value-type="float" office:value="1305001" calcext:value-type="float">
            <text:p>1305001</text:p>
          </table:table-cell>
          <table:table-cell office:value-type="string" calcext:value-type="string">
            <text:p>https://trell.co/[[@1305001]]</text:p>
          </table:table-cell>
          <table:table-cell/>
        </table:table-row>
        <table:table-row table:style-name="ro1">
          <table:table-cell office:value-type="float" office:value="427666" calcext:value-type="float">
            <text:p>427666</text:p>
          </table:table-cell>
          <table:table-cell office:value-type="float" office:value="0" calcext:value-type="float">
            <text:p>0</text:p>
          </table:table-cell>
          <table:table-cell office:value-type="float" office:value="2341860" calcext:value-type="float">
            <text:p>2341860</text:p>
          </table:table-cell>
          <table:table-cell office:value-type="float" office:value="37810" calcext:value-type="float">
            <text:p>37810</text:p>
          </table:table-cell>
          <table:table-cell office:value-type="string" calcext:value-type="string">
            <text:p>DONT BOOOZE SO MUCH </text:p>
          </table:table-cell>
          <table:table-cell/>
        </table:table-row>
        <table:table-row table:style-name="ro1">
          <table:table-cell office:value-type="float" office:value="7584" calcext:value-type="float">
            <text:p>7584</text:p>
          </table:table-cell>
          <table:table-cell office:value-type="float" office:value="107843" calcext:value-type="float">
            <text:p>107843</text:p>
          </table:table-cell>
          <table:table-cell office:value-type="float" office:value="0" calcext:value-type="float">
            <text:p>0</text:p>
          </table:table-cell>
          <table:table-cell office:value-type="float" office:value="95522" calcext:value-type="float">
            <text:p>95522</text:p>
          </table:table-cell>
          <table:table-cell office:value-type="string" calcext:value-type="string">
            <text:p>Whats this.?</text:p>
          </table:table-cell>
          <table:table-cell/>
        </table:table-row>
        <table:table-row table:style-name="ro1">
          <table:table-cell office:value-type="float" office:value="13409" calcext:value-type="float">
            <text:p>13409</text:p>
          </table:table-cell>
          <table:table-cell office:value-type="float" office:value="31977" calcext:value-type="float">
            <text:p>31977</text:p>
          </table:table-cell>
          <table:table-cell office:value-type="float" office:value="0" calcext:value-type="float">
            <text:p>0</text:p>
          </table:table-cell>
          <table:table-cell office:value-type="float" office:value="134657" calcext:value-type="float">
            <text:p>134657</text:p>
          </table:table-cell>
          <table:table-cell office:value-type="string" calcext:value-type="string">
            <text:p>Super pic this from prestige</text:p>
          </table:table-cell>
          <table:table-cell/>
        </table:table-row>
        <table:table-row table:style-name="ro1">
          <table:table-cell office:value-type="float" office:value="17580" calcext:value-type="float">
            <text:p>17580</text:p>
          </table:table-cell>
          <table:table-cell office:value-type="float" office:value="90132" calcext:value-type="float">
            <text:p>90132</text:p>
          </table:table-cell>
          <table:table-cell office:value-type="float" office:value="0" calcext:value-type="float">
            <text:p>0</text:p>
          </table:table-cell>
          <table:table-cell office:value-type="float" office:value="47421" calcext:value-type="float">
            <text:p>47421</text:p>
          </table:table-cell>
          <table:table-cell office:value-type="string" calcext:value-type="string">
            <text:p>CHRISTMAS SPECIAL</text:p>
          </table:table-cell>
          <table:table-cell/>
        </table:table-row>
        <table:table-row table:style-name="ro1">
          <table:table-cell office:value-type="float" office:value="117141" calcext:value-type="float">
            <text:p>117141</text:p>
          </table:table-cell>
          <table:table-cell office:value-type="float" office:value="0" calcext:value-type="float">
            <text:p>0</text:p>
          </table:table-cell>
          <table:table-cell office:value-type="float" office:value="816514" calcext:value-type="float">
            <text:p>816514</text:p>
          </table:table-cell>
          <table:table-cell office:value-type="float" office:value="49647" calcext:value-type="float">
            <text:p>49647</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19260" calcext:value-type="float">
            <text:p>119260</text:p>
          </table:table-cell>
          <table:table-cell office:value-type="float" office:value="0" calcext:value-type="float">
            <text:p>0</text:p>
          </table:table-cell>
          <table:table-cell office:value-type="float" office:value="819667" calcext:value-type="float">
            <text:p>819667</text:p>
          </table:table-cell>
          <table:table-cell office:value-type="float" office:value="85885" calcext:value-type="float">
            <text:p>85885</text:p>
          </table:table-cell>
          <table:table-cell office:value-type="string" calcext:value-type="string">
            <text:p>Your title is my new catchphrase!</text:p>
          </table:table-cell>
          <table:table-cell/>
        </table:table-row>
        <table:table-row table:style-name="ro1">
          <table:table-cell office:value-type="float" office:value="141077" calcext:value-type="float">
            <text:p>141077</text:p>
          </table:table-cell>
          <table:table-cell office:value-type="float" office:value="0" calcext:value-type="float">
            <text:p>0</text:p>
          </table:table-cell>
          <table:table-cell office:value-type="float" office:value="868062" calcext:value-type="float">
            <text:p>868062</text:p>
          </table:table-cell>
          <table:table-cell office:value-type="float" office:value="87861" calcext:value-type="float">
            <text:p>87861</text:p>
          </table:table-cell>
          <table:table-cell office:value-type="string" calcext:value-type="string">
            <text:p>Your stories are truely travel goals, how do you plan them?</text:p>
          </table:table-cell>
          <table:table-cell/>
        </table:table-row>
        <table:table-row table:style-name="ro1">
          <table:table-cell office:value-type="float" office:value="159562" calcext:value-type="float">
            <text:p>159562</text:p>
          </table:table-cell>
          <table:table-cell office:value-type="float" office:value="0" calcext:value-type="float">
            <text:p>0</text:p>
          </table:table-cell>
          <table:table-cell office:value-type="float" office:value="891770" calcext:value-type="float">
            <text:p>891770</text:p>
          </table:table-cell>
          <table:table-cell office:value-type="float" office:value="43661" calcext:value-type="float">
            <text:p>43661</text:p>
          </table:table-cell>
          <table:table-cell office:value-type="string" calcext:value-type="string">
            <text:p>i'm so trying this sometime, do you have more experiences?</text:p>
          </table:table-cell>
          <table:table-cell/>
        </table:table-row>
        <table:table-row table:style-name="ro1">
          <table:table-cell office:value-type="float" office:value="194799" calcext:value-type="float">
            <text:p>194799</text:p>
          </table:table-cell>
          <table:table-cell office:value-type="float" office:value="0" calcext:value-type="float">
            <text:p>0</text:p>
          </table:table-cell>
          <table:table-cell office:value-type="float" office:value="202139" calcext:value-type="float">
            <text:p>202139</text:p>
          </table:table-cell>
          <table:table-cell office:value-type="float" office:value="82631" calcext:value-type="float">
            <text:p>82631</text:p>
          </table:table-cell>
          <table:table-cell office:value-type="string" calcext:value-type="string">
            <text:p>Nyc shot ❤️❤️❤️</text:p>
          </table:table-cell>
          <table:table-cell/>
        </table:table-row>
        <table:table-row table:style-name="ro1">
          <table:table-cell office:value-type="float" office:value="224733" calcext:value-type="float">
            <text:p>224733</text:p>
          </table:table-cell>
          <table:table-cell office:value-type="float" office:value="0" calcext:value-type="float">
            <text:p>0</text:p>
          </table:table-cell>
          <table:table-cell office:value-type="float" office:value="1158906" calcext:value-type="float">
            <text:p>1158906</text:p>
          </table:table-cell>
          <table:table-cell office:value-type="float" office:value="42558" calcext:value-type="float">
            <text:p>42558</text:p>
          </table:table-cell>
          <table:table-cell office:value-type="string" calcext:value-type="string">
            <text:p>Hoping for another awesome adventure soon!</text:p>
          </table:table-cell>
          <table:table-cell/>
        </table:table-row>
        <table:table-row table:style-name="ro1">
          <table:table-cell office:value-type="float" office:value="228066" calcext:value-type="float">
            <text:p>228066</text:p>
          </table:table-cell>
          <table:table-cell office:value-type="float" office:value="0" calcext:value-type="float">
            <text:p>0</text:p>
          </table:table-cell>
          <table:table-cell office:value-type="float" office:value="1170693" calcext:value-type="float">
            <text:p>1170693</text:p>
          </table:table-cell>
          <table:table-cell office:value-type="float" office:value="353213" calcext:value-type="float">
            <text:p>353213</text:p>
          </table:table-cell>
          <table:table-cell office:value-type="string" calcext:value-type="string">
            <text:p>[[@77946]] <text:s/>i dont travel frequently . Because of money <text:s/>. If i had enough i would have gone to every place almost. ? anyway thanks alot ?</text:p>
          </table:table-cell>
          <table:table-cell/>
        </table:table-row>
        <table:table-row table:style-name="ro1">
          <table:table-cell office:value-type="float" office:value="231657" calcext:value-type="float">
            <text:p>231657</text:p>
          </table:table-cell>
          <table:table-cell office:value-type="float" office:value="0" calcext:value-type="float">
            <text:p>0</text:p>
          </table:table-cell>
          <table:table-cell office:value-type="float" office:value="1178496" calcext:value-type="float">
            <text:p>1178496</text:p>
          </table:table-cell>
          <table:table-cell office:value-type="float" office:value="78104" calcext:value-type="float">
            <text:p>78104</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68099" calcext:value-type="float">
            <text:p>268099</text:p>
          </table:table-cell>
          <table:table-cell office:value-type="float" office:value="0" calcext:value-type="float">
            <text:p>0</text:p>
          </table:table-cell>
          <table:table-cell office:value-type="float" office:value="1392554" calcext:value-type="float">
            <text:p>1392554</text:p>
          </table:table-cell>
          <table:table-cell office:value-type="float" office:value="427496" calcext:value-type="float">
            <text:p>427496</text:p>
          </table:table-cell>
          <table:table-cell office:value-type="string" calcext:value-type="string">
            <text:p>Monsoons</text:p>
          </table:table-cell>
          <table:table-cell/>
        </table:table-row>
        <table:table-row table:style-name="ro1">
          <table:table-cell office:value-type="float" office:value="344060" calcext:value-type="float">
            <text:p>344060</text:p>
          </table:table-cell>
          <table:table-cell office:value-type="float" office:value="0" calcext:value-type="float">
            <text:p>0</text:p>
          </table:table-cell>
          <table:table-cell office:value-type="float" office:value="1829086" calcext:value-type="float">
            <text:p>1829086</text:p>
          </table:table-cell>
          <table:table-cell office:value-type="float" office:value="564607" calcext:value-type="float">
            <text:p>564607</text:p>
          </table:table-cell>
          <table:table-cell office:value-type="string" calcext:value-type="string">
            <text:p>Can visit any time climate is good all year but I will prefer from December to February</text:p>
          </table:table-cell>
          <table:table-cell/>
        </table:table-row>
        <table:table-row table:style-name="ro1">
          <table:table-cell office:value-type="float" office:value="395922" calcext:value-type="float">
            <text:p>395922</text:p>
          </table:table-cell>
          <table:table-cell office:value-type="float" office:value="0" calcext:value-type="float">
            <text:p>0</text:p>
          </table:table-cell>
          <table:table-cell office:value-type="float" office:value="2288015" calcext:value-type="float">
            <text:p>2288015</text:p>
          </table:table-cell>
          <table:table-cell office:value-type="float" office:value="1537" calcext:value-type="float">
            <text:p>1537</text:p>
          </table:table-cell>
          <table:table-cell office:value-type="string" calcext:value-type="string">
            <text:p>I love how you've shot this video!!!</text:p>
          </table:table-cell>
          <table:table-cell/>
        </table:table-row>
        <table:table-row table:style-name="ro1">
          <table:table-cell office:value-type="float" office:value="463768" calcext:value-type="float">
            <text:p>463768</text:p>
          </table:table-cell>
          <table:table-cell office:value-type="float" office:value="0" calcext:value-type="float">
            <text:p>0</text:p>
          </table:table-cell>
          <table:table-cell office:value-type="float" office:value="2316799" calcext:value-type="float">
            <text:p>2316799</text:p>
          </table:table-cell>
          <table:table-cell office:value-type="float" office:value="2233283" calcext:value-type="float">
            <text:p>2233283</text:p>
          </table:table-cell>
          <table:table-cell office:value-type="string" calcext:value-type="string">
            <text:p>vvvbjk</text:p>
          </table:table-cell>
          <table:table-cell/>
        </table:table-row>
        <table:table-row table:style-name="ro1">
          <table:table-cell office:value-type="float" office:value="41075" calcext:value-type="float">
            <text:p>41075</text:p>
          </table:table-cell>
          <table:table-cell office:value-type="float" office:value="0" calcext:value-type="float">
            <text:p>0</text:p>
          </table:table-cell>
          <table:table-cell office:value-type="float" office:value="634784" calcext:value-type="float">
            <text:p>634784</text:p>
          </table:table-cell>
          <table:table-cell office:value-type="float" office:value="87384" calcext:value-type="float">
            <text:p>87384</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57644" calcext:value-type="float">
            <text:p>57644</text:p>
          </table:table-cell>
          <table:table-cell office:value-type="float" office:value="0" calcext:value-type="float">
            <text:p>0</text:p>
          </table:table-cell>
          <table:table-cell office:value-type="float" office:value="673671" calcext:value-type="float">
            <text:p>673671</text:p>
          </table:table-cell>
          <table:table-cell office:value-type="float" office:value="40535" calcext:value-type="float">
            <text:p>40535</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09965" calcext:value-type="float">
            <text:p>109965</text:p>
          </table:table-cell>
          <table:table-cell office:value-type="float" office:value="0" calcext:value-type="float">
            <text:p>0</text:p>
          </table:table-cell>
          <table:table-cell office:value-type="float" office:value="799340" calcext:value-type="float">
            <text:p>799340</text:p>
          </table:table-cell>
          <table:table-cell office:value-type="float" office:value="77942" calcext:value-type="float">
            <text:p>77942</text:p>
          </table:table-cell>
          <table:table-cell office:value-type="string" calcext:value-type="string">
            <text:p>i'm so trying this sometime, do you have more experiences?</text:p>
          </table:table-cell>
          <table:table-cell/>
        </table:table-row>
        <table:table-row table:style-name="ro1">
          <table:table-cell office:value-type="float" office:value="127004" calcext:value-type="float">
            <text:p>127004</text:p>
          </table:table-cell>
          <table:table-cell office:value-type="float" office:value="0" calcext:value-type="float">
            <text:p>0</text:p>
          </table:table-cell>
          <table:table-cell office:value-type="float" office:value="830531" calcext:value-type="float">
            <text:p>830531</text:p>
          </table:table-cell>
          <table:table-cell office:value-type="float" office:value="40872" calcext:value-type="float">
            <text:p>40872</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50101" calcext:value-type="float">
            <text:p>150101</text:p>
          </table:table-cell>
          <table:table-cell office:value-type="float" office:value="0" calcext:value-type="float">
            <text:p>0</text:p>
          </table:table-cell>
          <table:table-cell office:value-type="float" office:value="892669" calcext:value-type="float">
            <text:p>892669</text:p>
          </table:table-cell>
          <table:table-cell office:value-type="float" office:value="79990" calcext:value-type="float">
            <text:p>79990</text:p>
          </table:table-cell>
          <table:table-cell office:value-type="string" calcext:value-type="string">
            <text:p>The content digresses a little, the pictures are so good but!</text:p>
          </table:table-cell>
          <table:table-cell/>
        </table:table-row>
        <table:table-row table:style-name="ro1">
          <table:table-cell office:value-type="float" office:value="153649" calcext:value-type="float">
            <text:p>153649</text:p>
          </table:table-cell>
          <table:table-cell office:value-type="float" office:value="0" calcext:value-type="float">
            <text:p>0</text:p>
          </table:table-cell>
          <table:table-cell office:value-type="float" office:value="901673" calcext:value-type="float">
            <text:p>901673</text:p>
          </table:table-cell>
          <table:table-cell office:value-type="float" office:value="79576" calcext:value-type="float">
            <text:p>79576</text:p>
          </table:table-cell>
          <table:table-cell office:value-type="string" calcext:value-type="string">
            <text:p>This trail is ingenious! brilliant work!</text:p>
          </table:table-cell>
          <table:table-cell/>
        </table:table-row>
        <table:table-row table:style-name="ro1">
          <table:table-cell office:value-type="float" office:value="199385" calcext:value-type="float">
            <text:p>199385</text:p>
          </table:table-cell>
          <table:table-cell office:value-type="float" office:value="0" calcext:value-type="float">
            <text:p>0</text:p>
          </table:table-cell>
          <table:table-cell office:value-type="float" office:value="1027820" calcext:value-type="float">
            <text:p>1027820</text:p>
          </table:table-cell>
          <table:table-cell office:value-type="float" office:value="77871" calcext:value-type="float">
            <text:p>77871</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20229" calcext:value-type="float">
            <text:p>220229</text:p>
          </table:table-cell>
          <table:table-cell office:value-type="float" office:value="11870" calcext:value-type="float">
            <text:p>11870</text:p>
          </table:table-cell>
          <table:table-cell office:value-type="float" office:value="0" calcext:value-type="float">
            <text:p>0</text:p>
          </table:table-cell>
          <table:table-cell office:value-type="float" office:value="342093" calcext:value-type="float">
            <text:p>342093</text:p>
          </table:table-cell>
          <table:table-cell office:value-type="string" calcext:value-type="string">
            <text:p>Awesome view...?</text:p>
          </table:table-cell>
          <table:table-cell/>
        </table:table-row>
        <table:table-row table:style-name="ro1">
          <table:table-cell office:value-type="float" office:value="286988" calcext:value-type="float">
            <text:p>286988</text:p>
          </table:table-cell>
          <table:table-cell office:value-type="float" office:value="0" calcext:value-type="float">
            <text:p>0</text:p>
          </table:table-cell>
          <table:table-cell office:value-type="float" office:value="1511622" calcext:value-type="float">
            <text:p>1511622</text:p>
          </table:table-cell>
          <table:table-cell office:value-type="float" office:value="464890" calcext:value-type="float">
            <text:p>464890</text:p>
          </table:table-cell>
          <table:table-cell office:value-type="string" calcext:value-type="string">
            <text:p>Yeah</text:p>
          </table:table-cell>
          <table:table-cell/>
        </table:table-row>
        <table:table-row table:style-name="ro1">
          <table:table-cell office:value-type="float" office:value="304530" calcext:value-type="float">
            <text:p>304530</text:p>
          </table:table-cell>
          <table:table-cell office:value-type="float" office:value="0" calcext:value-type="float">
            <text:p>0</text:p>
          </table:table-cell>
          <table:table-cell office:value-type="float" office:value="1607348" calcext:value-type="float">
            <text:p>1607348</text:p>
          </table:table-cell>
          <table:table-cell office:value-type="float" office:value="84353" calcext:value-type="float">
            <text:p>84353</text:p>
          </table:table-cell>
          <table:table-cell office:value-type="string" calcext:value-type="string">
            <text:p>Tum ho bemissal, kya trail hai ekdum</text:p>
          </table:table-cell>
          <table:table-cell/>
        </table:table-row>
        <table:table-row table:style-name="ro1">
          <table:table-cell office:value-type="float" office:value="313282" calcext:value-type="float">
            <text:p>313282</text:p>
          </table:table-cell>
          <table:table-cell office:value-type="float" office:value="0" calcext:value-type="float">
            <text:p>0</text:p>
          </table:table-cell>
          <table:table-cell office:value-type="float" office:value="1649580" calcext:value-type="float">
            <text:p>1649580</text:p>
          </table:table-cell>
          <table:table-cell office:value-type="float" office:value="42420" calcext:value-type="float">
            <text:p>42420</text:p>
          </table:table-cell>
          <table:table-cell office:value-type="string" calcext:value-type="string">
            <text:p>[[@512250]] Thank you ?</text:p>
          </table:table-cell>
          <table:table-cell/>
        </table:table-row>
        <table:table-row table:style-name="ro1">
          <table:table-cell office:value-type="float" office:value="316138" calcext:value-type="float">
            <text:p>316138</text:p>
          </table:table-cell>
          <table:table-cell office:value-type="float" office:value="0" calcext:value-type="float">
            <text:p>0</text:p>
          </table:table-cell>
          <table:table-cell office:value-type="float" office:value="1680561" calcext:value-type="float">
            <text:p>1680561</text:p>
          </table:table-cell>
          <table:table-cell office:value-type="float" office:value="512411" calcext:value-type="float">
            <text:p>512411</text:p>
          </table:table-cell>
          <table:table-cell office:value-type="string" calcext:value-type="string">
            <text:p>[[@78483]] I posted the picture I had</text:p>
          </table:table-cell>
          <table:table-cell/>
        </table:table-row>
        <table:table-row table:style-name="ro1">
          <table:table-cell office:value-type="float" office:value="409157" calcext:value-type="float">
            <text:p>409157</text:p>
          </table:table-cell>
          <table:table-cell office:value-type="float" office:value="0" calcext:value-type="float">
            <text:p>0</text:p>
          </table:table-cell>
          <table:table-cell office:value-type="float" office:value="2281236" calcext:value-type="float">
            <text:p>2281236</text:p>
          </table:table-cell>
          <table:table-cell office:value-type="float" office:value="1214643" calcext:value-type="float">
            <text:p>1214643</text:p>
          </table:table-cell>
          <table:table-cell office:value-type="string" calcext:value-type="string">
            <text:p>So cute</text:p>
          </table:table-cell>
          <table:table-cell/>
        </table:table-row>
        <table:table-row table:style-name="ro1">
          <table:table-cell office:value-type="float" office:value="411394" calcext:value-type="float">
            <text:p>411394</text:p>
          </table:table-cell>
          <table:table-cell office:value-type="float" office:value="0" calcext:value-type="float">
            <text:p>0</text:p>
          </table:table-cell>
          <table:table-cell office:value-type="float" office:value="2335848" calcext:value-type="float">
            <text:p>2335848</text:p>
          </table:table-cell>
          <table:table-cell office:value-type="float" office:value="1291229" calcext:value-type="float">
            <text:p>1291229</text:p>
          </table:table-cell>
          <table:table-cell office:value-type="string" calcext:value-type="string">
            <text:p>[[@1259788]] <text:s/>hiii</text:p>
          </table:table-cell>
          <table:table-cell/>
        </table:table-row>
        <table:table-row table:style-name="ro1">
          <table:table-cell office:value-type="float" office:value="411538" calcext:value-type="float">
            <text:p>411538</text:p>
          </table:table-cell>
          <table:table-cell office:value-type="float" office:value="0" calcext:value-type="float">
            <text:p>0</text:p>
          </table:table-cell>
          <table:table-cell office:value-type="float" office:value="2313406" calcext:value-type="float">
            <text:p>2313406</text:p>
          </table:table-cell>
          <table:table-cell office:value-type="float" office:value="1295730" calcext:value-type="float">
            <text:p>1295730</text:p>
          </table:table-cell>
          <table:table-cell office:value-type="string" calcext:value-type="string">
            <text:p>How are you</text:p>
          </table:table-cell>
          <table:table-cell/>
        </table:table-row>
        <table:table-row table:style-name="ro1">
          <table:table-cell office:value-type="float" office:value="224423" calcext:value-type="float">
            <text:p>224423</text:p>
          </table:table-cell>
          <table:table-cell office:value-type="float" office:value="0" calcext:value-type="float">
            <text:p>0</text:p>
          </table:table-cell>
          <table:table-cell office:value-type="float" office:value="1156190" calcext:value-type="float">
            <text:p>1156190</text:p>
          </table:table-cell>
          <table:table-cell office:value-type="float" office:value="41329" calcext:value-type="float">
            <text:p>41329</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62874" calcext:value-type="float">
            <text:p>262874</text:p>
          </table:table-cell>
          <table:table-cell office:value-type="float" office:value="0" calcext:value-type="float">
            <text:p>0</text:p>
          </table:table-cell>
          <table:table-cell office:value-type="float" office:value="1337042" calcext:value-type="float">
            <text:p>1337042</text:p>
          </table:table-cell>
          <table:table-cell office:value-type="float" office:value="419856" calcext:value-type="float">
            <text:p>419856</text:p>
          </table:table-cell>
          <table:table-cell office:value-type="string" calcext:value-type="string">
            <text:p>Full details <text:s/>call me +91 8821973209</text:p>
          </table:table-cell>
          <table:table-cell/>
        </table:table-row>
        <table:table-row table:style-name="ro1">
          <table:table-cell office:value-type="float" office:value="284167" calcext:value-type="float">
            <text:p>284167</text:p>
          </table:table-cell>
          <table:table-cell office:value-type="float" office:value="1065002" calcext:value-type="float">
            <text:p>1065002</text:p>
          </table:table-cell>
          <table:table-cell office:value-type="float" office:value="0" calcext:value-type="float">
            <text:p>0</text:p>
          </table:table-cell>
          <table:table-cell office:value-type="float" office:value="458505" calcext:value-type="float">
            <text:p>458505</text:p>
          </table:table-cell>
          <table:table-cell office:value-type="string" calcext:value-type="string">
            <text:p>Great info dear</text:p>
          </table:table-cell>
          <table:table-cell/>
        </table:table-row>
        <table:table-row table:style-name="ro1">
          <table:table-cell office:value-type="float" office:value="292515" calcext:value-type="float">
            <text:p>292515</text:p>
          </table:table-cell>
          <table:table-cell office:value-type="float" office:value="0" calcext:value-type="float">
            <text:p>0</text:p>
          </table:table-cell>
          <table:table-cell office:value-type="float" office:value="1537341" calcext:value-type="float">
            <text:p>1537341</text:p>
          </table:table-cell>
          <table:table-cell office:value-type="float" office:value="131371" calcext:value-type="float">
            <text:p>131371</text:p>
          </table:table-cell>
          <table:table-cell office:value-type="string" calcext:value-type="string">
            <text:p>Amazing?</text:p>
          </table:table-cell>
          <table:table-cell/>
        </table:table-row>
        <table:table-row table:style-name="ro1">
          <table:table-cell office:value-type="float" office:value="164033" calcext:value-type="float">
            <text:p>164033</text:p>
          </table:table-cell>
          <table:table-cell office:value-type="float" office:value="0" calcext:value-type="float">
            <text:p>0</text:p>
          </table:table-cell>
          <table:table-cell office:value-type="float" office:value="929474" calcext:value-type="float">
            <text:p>929474</text:p>
          </table:table-cell>
          <table:table-cell office:value-type="float" office:value="279418" calcext:value-type="float">
            <text:p>279418</text:p>
          </table:table-cell>
          <table:table-cell office:value-type="string" calcext:value-type="string">
            <text:p>Every time</text:p>
          </table:table-cell>
          <table:table-cell/>
        </table:table-row>
        <table:table-row table:style-name="ro1">
          <table:table-cell office:value-type="float" office:value="227515" calcext:value-type="float">
            <text:p>227515</text:p>
          </table:table-cell>
          <table:table-cell office:value-type="float" office:value="0" calcext:value-type="float">
            <text:p>0</text:p>
          </table:table-cell>
          <table:table-cell office:value-type="float" office:value="1169670" calcext:value-type="float">
            <text:p>1169670</text:p>
          </table:table-cell>
          <table:table-cell office:value-type="float" office:value="88064" calcext:value-type="float">
            <text:p>88064</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43077" calcext:value-type="float">
            <text:p>243077</text:p>
          </table:table-cell>
          <table:table-cell office:value-type="float" office:value="0" calcext:value-type="float">
            <text:p>0</text:p>
          </table:table-cell>
          <table:table-cell office:value-type="float" office:value="1212327" calcext:value-type="float">
            <text:p>1212327</text:p>
          </table:table-cell>
          <table:table-cell office:value-type="float" office:value="86520" calcext:value-type="float">
            <text:p>86520</text:p>
          </table:table-cell>
          <table:table-cell office:value-type="string" calcext:value-type="string">
            <text:p>Good </text:p>
          </table:table-cell>
          <table:table-cell/>
        </table:table-row>
        <table:table-row table:style-name="ro1">
          <table:table-cell office:value-type="float" office:value="312376" calcext:value-type="float">
            <text:p>312376</text:p>
          </table:table-cell>
          <table:table-cell office:value-type="float" office:value="0" calcext:value-type="float">
            <text:p>0</text:p>
          </table:table-cell>
          <table:table-cell office:value-type="float" office:value="1655421" calcext:value-type="float">
            <text:p>1655421</text:p>
          </table:table-cell>
          <table:table-cell office:value-type="float" office:value="85008" calcext:value-type="float">
            <text:p>85008</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327669" calcext:value-type="float">
            <text:p>327669</text:p>
          </table:table-cell>
          <table:table-cell office:value-type="float" office:value="0" calcext:value-type="float">
            <text:p>0</text:p>
          </table:table-cell>
          <table:table-cell office:value-type="float" office:value="1232703" calcext:value-type="float">
            <text:p>1232703</text:p>
          </table:table-cell>
          <table:table-cell office:value-type="float" office:value="459531" calcext:value-type="float">
            <text:p>459531</text:p>
          </table:table-cell>
          <table:table-cell office:value-type="string" calcext:value-type="string">
            <text:p>Now I m going to Kaza n Kinnaur .. I m so excited</text:p>
          </table:table-cell>
          <table:table-cell/>
        </table:table-row>
        <table:table-row table:style-name="ro1">
          <table:table-cell office:value-type="float" office:value="357311" calcext:value-type="float">
            <text:p>357311</text:p>
          </table:table-cell>
          <table:table-cell office:value-type="float" office:value="0" calcext:value-type="float">
            <text:p>0</text:p>
          </table:table-cell>
          <table:table-cell office:value-type="float" office:value="1958484" calcext:value-type="float">
            <text:p>1958484</text:p>
          </table:table-cell>
          <table:table-cell office:value-type="float" office:value="86946" calcext:value-type="float">
            <text:p>86946</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399468" calcext:value-type="float">
            <text:p>399468</text:p>
          </table:table-cell>
          <table:table-cell office:value-type="float" office:value="0" calcext:value-type="float">
            <text:p>0</text:p>
          </table:table-cell>
          <table:table-cell office:value-type="float" office:value="2295414" calcext:value-type="float">
            <text:p>2295414</text:p>
          </table:table-cell>
          <table:table-cell office:value-type="float" office:value="11790" calcext:value-type="float">
            <text:p>11790</text:p>
          </table:table-cell>
          <table:table-cell office:value-type="string" calcext:value-type="string">
            <text:p>You look experienced!!</text:p>
          </table:table-cell>
          <table:table-cell/>
        </table:table-row>
        <table:table-row table:style-name="ro1">
          <table:table-cell office:value-type="float" office:value="447216" calcext:value-type="float">
            <text:p>447216</text:p>
          </table:table-cell>
          <table:table-cell office:value-type="float" office:value="0" calcext:value-type="float">
            <text:p>0</text:p>
          </table:table-cell>
          <table:table-cell office:value-type="float" office:value="2488876" calcext:value-type="float">
            <text:p>2488876</text:p>
          </table:table-cell>
          <table:table-cell office:value-type="float" office:value="1749960" calcext:value-type="float">
            <text:p>1749960</text:p>
          </table:table-cell>
          <table:table-cell office:value-type="string" calcext:value-type="string">
            <text:p>Nice</text:p>
          </table:table-cell>
          <table:table-cell/>
        </table:table-row>
        <table:table-row table:style-name="ro1">
          <table:table-cell office:value-type="float" office:value="33048" calcext:value-type="float">
            <text:p>33048</text:p>
          </table:table-cell>
          <table:table-cell office:value-type="float" office:value="0" calcext:value-type="float">
            <text:p>0</text:p>
          </table:table-cell>
          <table:table-cell office:value-type="float" office:value="619519" calcext:value-type="float">
            <text:p>619519</text:p>
          </table:table-cell>
          <table:table-cell office:value-type="float" office:value="77250" calcext:value-type="float">
            <text:p>77250</text:p>
          </table:table-cell>
          <table:table-cell office:value-type="string" calcext:value-type="string">
            <text:p>Your stories are truely travel goals, how do you plan them?</text:p>
          </table:table-cell>
          <table:table-cell/>
        </table:table-row>
        <table:table-row table:style-name="ro1">
          <table:table-cell office:value-type="float" office:value="220604" calcext:value-type="float">
            <text:p>220604</text:p>
          </table:table-cell>
          <table:table-cell office:value-type="float" office:value="0" calcext:value-type="float">
            <text:p>0</text:p>
          </table:table-cell>
          <table:table-cell office:value-type="float" office:value="1135819" calcext:value-type="float">
            <text:p>1135819</text:p>
          </table:table-cell>
          <table:table-cell office:value-type="float" office:value="84416" calcext:value-type="float">
            <text:p>84416</text:p>
          </table:table-cell>
          <table:table-cell office:value-type="string" calcext:value-type="string">
            <text:p>Awesome</text:p>
          </table:table-cell>
          <table:table-cell/>
        </table:table-row>
        <table:table-row table:style-name="ro1">
          <table:table-cell office:value-type="float" office:value="250440" calcext:value-type="float">
            <text:p>250440</text:p>
          </table:table-cell>
          <table:table-cell office:value-type="float" office:value="0" calcext:value-type="float">
            <text:p>0</text:p>
          </table:table-cell>
          <table:table-cell office:value-type="float" office:value="1272251" calcext:value-type="float">
            <text:p>1272251</text:p>
          </table:table-cell>
          <table:table-cell office:value-type="float" office:value="383629" calcext:value-type="float">
            <text:p>383629</text:p>
          </table:table-cell>
          <table:table-cell office:value-type="string" calcext:value-type="string">
            <text:p>[[@78546]] sorry about that! My phone's camera isn't that good</text:p>
          </table:table-cell>
          <table:table-cell/>
        </table:table-row>
        <table:table-row table:style-name="ro1">
          <table:table-cell office:value-type="float" office:value="348063" calcext:value-type="float">
            <text:p>348063</text:p>
          </table:table-cell>
          <table:table-cell office:value-type="float" office:value="0" calcext:value-type="float">
            <text:p>0</text:p>
          </table:table-cell>
          <table:table-cell office:value-type="float" office:value="1865430" calcext:value-type="float">
            <text:p>1865430</text:p>
          </table:table-cell>
          <table:table-cell office:value-type="float" office:value="44495" calcext:value-type="float">
            <text:p>44495</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360593" calcext:value-type="float">
            <text:p>360593</text:p>
          </table:table-cell>
          <table:table-cell office:value-type="float" office:value="0" calcext:value-type="float">
            <text:p>0</text:p>
          </table:table-cell>
          <table:table-cell office:value-type="float" office:value="1248021" calcext:value-type="float">
            <text:p>1248021</text:p>
          </table:table-cell>
          <table:table-cell office:value-type="float" office:value="82474" calcext:value-type="float">
            <text:p>82474</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362373" calcext:value-type="float">
            <text:p>362373</text:p>
          </table:table-cell>
          <table:table-cell office:value-type="float" office:value="0" calcext:value-type="float">
            <text:p>0</text:p>
          </table:table-cell>
          <table:table-cell office:value-type="float" office:value="1255076" calcext:value-type="float">
            <text:p>1255076</text:p>
          </table:table-cell>
          <table:table-cell office:value-type="float" office:value="618619" calcext:value-type="float">
            <text:p>618619</text:p>
          </table:table-cell>
          <table:table-cell office:value-type="string" calcext:value-type="string">
            <text:p>Good</text:p>
          </table:table-cell>
          <table:table-cell/>
        </table:table-row>
        <table:table-row table:style-name="ro1">
          <table:table-cell office:value-type="float" office:value="52910" calcext:value-type="float">
            <text:p>52910</text:p>
          </table:table-cell>
          <table:table-cell office:value-type="float" office:value="0" calcext:value-type="float">
            <text:p>0</text:p>
          </table:table-cell>
          <table:table-cell office:value-type="float" office:value="662569" calcext:value-type="float">
            <text:p>662569</text:p>
          </table:table-cell>
          <table:table-cell office:value-type="float" office:value="82678" calcext:value-type="float">
            <text:p>82678</text:p>
          </table:table-cell>
          <table:table-cell office:value-type="string" calcext:value-type="string">
            <text:p>i love your work and i use it to plan my trips :)</text:p>
          </table:table-cell>
          <table:table-cell/>
        </table:table-row>
        <table:table-row table:style-name="ro1">
          <table:table-cell office:value-type="float" office:value="55684" calcext:value-type="float">
            <text:p>55684</text:p>
          </table:table-cell>
          <table:table-cell office:value-type="float" office:value="0" calcext:value-type="float">
            <text:p>0</text:p>
          </table:table-cell>
          <table:table-cell office:value-type="float" office:value="669283" calcext:value-type="float">
            <text:p>669283</text:p>
          </table:table-cell>
          <table:table-cell office:value-type="float" office:value="84384" calcext:value-type="float">
            <text:p>84384</text:p>
          </table:table-cell>
          <table:table-cell office:value-type="string" calcext:value-type="string">
            <text:p>Hey thats so informative and amazing, could you give more details?</text:p>
          </table:table-cell>
          <table:table-cell/>
        </table:table-row>
        <table:table-row table:style-name="ro1">
          <table:table-cell office:value-type="float" office:value="57655" calcext:value-type="float">
            <text:p>57655</text:p>
          </table:table-cell>
          <table:table-cell office:value-type="float" office:value="0" calcext:value-type="float">
            <text:p>0</text:p>
          </table:table-cell>
          <table:table-cell office:value-type="float" office:value="605389" calcext:value-type="float">
            <text:p>605389</text:p>
          </table:table-cell>
          <table:table-cell office:value-type="float" office:value="143412" calcext:value-type="float">
            <text:p>143412</text:p>
          </table:table-cell>
          <table:table-cell office:value-type="string" calcext:value-type="string">
            <text:p>[[@1]] check this out</text:p>
          </table:table-cell>
          <table:table-cell/>
        </table:table-row>
        <table:table-row table:style-name="ro2">
          <table:table-cell office:value-type="float" office:value="72178" calcext:value-type="float">
            <text:p>72178</text:p>
          </table:table-cell>
          <table:table-cell office:value-type="float" office:value="0" calcext:value-type="float">
            <text:p>0</text:p>
          </table:table-cell>
          <table:table-cell office:value-type="float" office:value="711269" calcext:value-type="float">
            <text:p>711269</text:p>
          </table:table-cell>
          <table:table-cell office:value-type="float" office:value="211798" calcext:value-type="float">
            <text:p>211798</text:p>
          </table:table-cell>
          <table:table-cell office:value-type="string" calcext:value-type="string">
            <text:p>[[@135966]] sure! I will share some of the videos :) </text:p>
            <text:p>I went there two years back! </text:p>
            <text:p>It's a beautiful place. Everyone should go there at least once and yes it ain't that much expensive :)</text:p>
          </table:table-cell>
          <table:table-cell/>
        </table:table-row>
        <table:table-row table:style-name="ro1">
          <table:table-cell office:value-type="float" office:value="91359" calcext:value-type="float">
            <text:p>91359</text:p>
          </table:table-cell>
          <table:table-cell office:value-type="float" office:value="0" calcext:value-type="float">
            <text:p>0</text:p>
          </table:table-cell>
          <table:table-cell office:value-type="float" office:value="757729" calcext:value-type="float">
            <text:p>757729</text:p>
          </table:table-cell>
          <table:table-cell office:value-type="float" office:value="79047" calcext:value-type="float">
            <text:p>79047</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239269" calcext:value-type="float">
            <text:p>239269</text:p>
          </table:table-cell>
          <table:table-cell office:value-type="float" office:value="0" calcext:value-type="float">
            <text:p>0</text:p>
          </table:table-cell>
          <table:table-cell office:value-type="float" office:value="1196394" calcext:value-type="float">
            <text:p>1196394</text:p>
          </table:table-cell>
          <table:table-cell office:value-type="float" office:value="78005" calcext:value-type="float">
            <text:p>78005</text:p>
          </table:table-cell>
          <table:table-cell office:value-type="string" calcext:value-type="string">
            <text:p>This Trail is excellent and it definitely is worthy of more eyes!</text:p>
          </table:table-cell>
          <table:table-cell/>
        </table:table-row>
        <table:table-row table:style-name="ro1">
          <table:table-cell office:value-type="float" office:value="311343" calcext:value-type="float">
            <text:p>311343</text:p>
          </table:table-cell>
          <table:table-cell office:value-type="float" office:value="831000" calcext:value-type="float">
            <text:p>831000</text:p>
          </table:table-cell>
          <table:table-cell office:value-type="float" office:value="0" calcext:value-type="float">
            <text:p>0</text:p>
          </table:table-cell>
          <table:table-cell office:value-type="float" office:value="501240" calcext:value-type="float">
            <text:p>501240</text:p>
          </table:table-cell>
          <table:table-cell office:value-type="string" calcext:value-type="string">
            <text:p>Nice</text:p>
          </table:table-cell>
          <table:table-cell/>
        </table:table-row>
        <table:table-row table:style-name="ro1">
          <table:table-cell office:value-type="float" office:value="316818" calcext:value-type="float">
            <text:p>316818</text:p>
          </table:table-cell>
          <table:table-cell office:value-type="float" office:value="0" calcext:value-type="float">
            <text:p>0</text:p>
          </table:table-cell>
          <table:table-cell office:value-type="float" office:value="1683363" calcext:value-type="float">
            <text:p>1683363</text:p>
          </table:table-cell>
          <table:table-cell office:value-type="float" office:value="519022" calcext:value-type="float">
            <text:p>519022</text:p>
          </table:table-cell>
          <table:table-cell office:value-type="string" calcext:value-type="string">
            <text:p>@findingfoody thankyou</text:p>
          </table:table-cell>
          <table:table-cell/>
        </table:table-row>
        <table:table-row table:style-name="ro1">
          <table:table-cell office:value-type="float" office:value="354672" calcext:value-type="float">
            <text:p>354672</text:p>
          </table:table-cell>
          <table:table-cell office:value-type="float" office:value="0" calcext:value-type="float">
            <text:p>0</text:p>
          </table:table-cell>
          <table:table-cell office:value-type="float" office:value="1929119" calcext:value-type="float">
            <text:p>1929119</text:p>
          </table:table-cell>
          <table:table-cell office:value-type="float" office:value="39817" calcext:value-type="float">
            <text:p>39817</text:p>
          </table:table-cell>
          <table:table-cell office:value-type="string" calcext:value-type="string">
            <text:p>Absolutely amazing ?</text:p>
          </table:table-cell>
          <table:table-cell/>
        </table:table-row>
        <table:table-row table:style-name="ro1">
          <table:table-cell office:value-type="float" office:value="418450" calcext:value-type="float">
            <text:p>418450</text:p>
          </table:table-cell>
          <table:table-cell office:value-type="float" office:value="0" calcext:value-type="float">
            <text:p>0</text:p>
          </table:table-cell>
          <table:table-cell office:value-type="float" office:value="2349559" calcext:value-type="float">
            <text:p>2349559</text:p>
          </table:table-cell>
          <table:table-cell office:value-type="float" office:value="16543" calcext:value-type="float">
            <text:p>16543</text:p>
          </table:table-cell>
          <table:table-cell office:value-type="string" calcext:value-type="string">
            <text:p>I love this a lot</text:p>
          </table:table-cell>
          <table:table-cell/>
        </table:table-row>
        <table:table-row table:style-name="ro1">
          <table:table-cell office:value-type="float" office:value="452845" calcext:value-type="float">
            <text:p>452845</text:p>
          </table:table-cell>
          <table:table-cell office:value-type="float" office:value="0" calcext:value-type="float">
            <text:p>0</text:p>
          </table:table-cell>
          <table:table-cell office:value-type="float" office:value="2260711" calcext:value-type="float">
            <text:p>2260711</text:p>
          </table:table-cell>
          <table:table-cell office:value-type="float" office:value="1976054" calcext:value-type="float">
            <text:p>1976054</text:p>
          </table:table-cell>
          <table:table-cell office:value-type="string" calcext:value-type="string">
            <text:p>hello</text:p>
          </table:table-cell>
          <table:table-cell/>
        </table:table-row>
        <table:table-row table:style-name="ro1">
          <table:table-cell office:value-type="float" office:value="29644" calcext:value-type="float">
            <text:p>29644</text:p>
          </table:table-cell>
          <table:table-cell office:value-type="float" office:value="0" calcext:value-type="float">
            <text:p>0</text:p>
          </table:table-cell>
          <table:table-cell office:value-type="float" office:value="610940" calcext:value-type="float">
            <text:p>610940</text:p>
          </table:table-cell>
          <table:table-cell office:value-type="float" office:value="80271" calcext:value-type="float">
            <text:p>80271</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04916" calcext:value-type="float">
            <text:p>104916</text:p>
          </table:table-cell>
          <table:table-cell office:value-type="float" office:value="0" calcext:value-type="float">
            <text:p>0</text:p>
          </table:table-cell>
          <table:table-cell office:value-type="float" office:value="551197" calcext:value-type="float">
            <text:p>551197</text:p>
          </table:table-cell>
          <table:table-cell office:value-type="float" office:value="164780" calcext:value-type="float">
            <text:p>164780</text:p>
          </table:table-cell>
          <table:table-cell office:value-type="string" calcext:value-type="string">
            <text:p>[[@79160]] thank you</text:p>
          </table:table-cell>
          <table:table-cell/>
        </table:table-row>
        <table:table-row table:style-name="ro1">
          <table:table-cell office:value-type="float" office:value="214888" calcext:value-type="float">
            <text:p>214888</text:p>
          </table:table-cell>
          <table:table-cell office:value-type="float" office:value="0" calcext:value-type="float">
            <text:p>0</text:p>
          </table:table-cell>
          <table:table-cell office:value-type="float" office:value="1106000" calcext:value-type="float">
            <text:p>1106000</text:p>
          </table:table-cell>
          <table:table-cell office:value-type="float" office:value="79386" calcext:value-type="float">
            <text:p>79386</text:p>
          </table:table-cell>
          <table:table-cell office:value-type="string" calcext:value-type="string">
            <text:p>Gonna tryout this! ?</text:p>
          </table:table-cell>
          <table:table-cell/>
        </table:table-row>
        <table:table-row table:style-name="ro1">
          <table:table-cell office:value-type="float" office:value="319690" calcext:value-type="float">
            <text:p>319690</text:p>
          </table:table-cell>
          <table:table-cell office:value-type="float" office:value="0" calcext:value-type="float">
            <text:p>0</text:p>
          </table:table-cell>
          <table:table-cell office:value-type="float" office:value="1702539" calcext:value-type="float">
            <text:p>1702539</text:p>
          </table:table-cell>
          <table:table-cell office:value-type="float" office:value="49431" calcext:value-type="float">
            <text:p>49431</text:p>
          </table:table-cell>
          <table:table-cell office:value-type="string" calcext:value-type="string">
            <text:p>Tum ho bemissal, kya trail hai ekdum</text:p>
          </table:table-cell>
          <table:table-cell/>
        </table:table-row>
        <table:table-row table:style-name="ro1">
          <table:table-cell office:value-type="float" office:value="362637" calcext:value-type="float">
            <text:p>362637</text:p>
          </table:table-cell>
          <table:table-cell office:value-type="float" office:value="0" calcext:value-type="float">
            <text:p>0</text:p>
          </table:table-cell>
          <table:table-cell office:value-type="float" office:value="2073439" calcext:value-type="float">
            <text:p>2073439</text:p>
          </table:table-cell>
          <table:table-cell office:value-type="float" office:value="81189" calcext:value-type="float">
            <text:p>81189</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70877" calcext:value-type="float">
            <text:p>370877</text:p>
          </table:table-cell>
          <table:table-cell office:value-type="float" office:value="0" calcext:value-type="float">
            <text:p>0</text:p>
          </table:table-cell>
          <table:table-cell office:value-type="float" office:value="1959" calcext:value-type="float">
            <text:p>1959</text:p>
          </table:table-cell>
          <table:table-cell office:value-type="float" office:value="697504" calcext:value-type="float">
            <text:p>697504</text:p>
          </table:table-cell>
          <table:table-cell office:value-type="string" calcext:value-type="string">
            <text:p>Great</text:p>
          </table:table-cell>
          <table:table-cell/>
        </table:table-row>
        <table:table-row table:style-name="ro1">
          <table:table-cell office:value-type="float" office:value="410031" calcext:value-type="float">
            <text:p>410031</text:p>
          </table:table-cell>
          <table:table-cell office:value-type="float" office:value="0" calcext:value-type="float">
            <text:p>0</text:p>
          </table:table-cell>
          <table:table-cell office:value-type="float" office:value="2329789" calcext:value-type="float">
            <text:p>2329789</text:p>
          </table:table-cell>
          <table:table-cell office:value-type="float" office:value="1243390" calcext:value-type="float">
            <text:p>1243390</text:p>
          </table:table-cell>
          <table:table-cell office:value-type="string" calcext:value-type="string">
            <text:p>Waw amazing lighting ?</text:p>
          </table:table-cell>
          <table:table-cell/>
        </table:table-row>
        <table:table-row table:style-name="ro1">
          <table:table-cell office:value-type="float" office:value="419612" calcext:value-type="float">
            <text:p>419612</text:p>
          </table:table-cell>
          <table:table-cell office:value-type="float" office:value="0" calcext:value-type="float">
            <text:p>0</text:p>
          </table:table-cell>
          <table:table-cell office:value-type="float" office:value="2339370" calcext:value-type="float">
            <text:p>2339370</text:p>
          </table:table-cell>
          <table:table-cell office:value-type="float" office:value="21197" calcext:value-type="float">
            <text:p>21197</text:p>
          </table:table-cell>
          <table:table-cell office:value-type="string" calcext:value-type="string">
            <text:p>did u take any pill to sleep </text:p>
          </table:table-cell>
          <table:table-cell/>
        </table:table-row>
        <table:table-row table:style-name="ro1">
          <table:table-cell office:value-type="float" office:value="428875" calcext:value-type="float">
            <text:p>428875</text:p>
          </table:table-cell>
          <table:table-cell office:value-type="float" office:value="0" calcext:value-type="float">
            <text:p>0</text:p>
          </table:table-cell>
          <table:table-cell office:value-type="float" office:value="2282632" calcext:value-type="float">
            <text:p>2282632</text:p>
          </table:table-cell>
          <table:table-cell office:value-type="float" office:value="35129" calcext:value-type="float">
            <text:p>35129</text:p>
          </table:table-cell>
          <table:table-cell office:value-type="string" calcext:value-type="string">
            <text:p>what?</text:p>
          </table:table-cell>
          <table:table-cell/>
        </table:table-row>
        <table:table-row table:style-name="ro1">
          <table:table-cell office:value-type="float" office:value="443209" calcext:value-type="float">
            <text:p>443209</text:p>
          </table:table-cell>
          <table:table-cell office:value-type="float" office:value="0" calcext:value-type="float">
            <text:p>0</text:p>
          </table:table-cell>
          <table:table-cell office:value-type="float" office:value="2273310" calcext:value-type="float">
            <text:p>2273310</text:p>
          </table:table-cell>
          <table:table-cell office:value-type="float" office:value="1662916" calcext:value-type="float">
            <text:p>1662916</text:p>
          </table:table-cell>
          <table:table-cell office:value-type="string" calcext:value-type="string">
            <text:p>Hello ji keshe hai àap</text:p>
          </table:table-cell>
          <table:table-cell/>
        </table:table-row>
        <table:table-row table:style-name="ro1">
          <table:table-cell office:value-type="float" office:value="30860" calcext:value-type="float">
            <text:p>30860</text:p>
          </table:table-cell>
          <table:table-cell office:value-type="float" office:value="0" calcext:value-type="float">
            <text:p>0</text:p>
          </table:table-cell>
          <table:table-cell office:value-type="float" office:value="615106" calcext:value-type="float">
            <text:p>615106</text:p>
          </table:table-cell>
          <table:table-cell office:value-type="float" office:value="183961" calcext:value-type="float">
            <text:p>183961</text:p>
          </table:table-cell>
          <table:table-cell office:value-type="string" calcext:value-type="string">
            <text:p>[[@81224]] <text:s/>I don't know Hindi bro, can u comnt in English!</text:p>
          </table:table-cell>
          <table:table-cell/>
        </table:table-row>
        <table:table-row table:style-name="ro1">
          <table:table-cell office:value-type="float" office:value="80183" calcext:value-type="float">
            <text:p>80183</text:p>
          </table:table-cell>
          <table:table-cell office:value-type="float" office:value="0" calcext:value-type="float">
            <text:p>0</text:p>
          </table:table-cell>
          <table:table-cell office:value-type="float" office:value="739106" calcext:value-type="float">
            <text:p>739106</text:p>
          </table:table-cell>
          <table:table-cell office:value-type="float" office:value="219454" calcext:value-type="float">
            <text:p>219454</text:p>
          </table:table-cell>
          <table:table-cell office:value-type="string" calcext:value-type="string">
            <text:p>Canon 80d</text:p>
          </table:table-cell>
          <table:table-cell/>
        </table:table-row>
        <table:table-row table:style-name="ro1">
          <table:table-cell office:value-type="float" office:value="133349" calcext:value-type="float">
            <text:p>133349</text:p>
          </table:table-cell>
          <table:table-cell office:value-type="float" office:value="0" calcext:value-type="float">
            <text:p>0</text:p>
          </table:table-cell>
          <table:table-cell office:value-type="float" office:value="843502" calcext:value-type="float">
            <text:p>843502</text:p>
          </table:table-cell>
          <table:table-cell office:value-type="float" office:value="251823" calcext:value-type="float">
            <text:p>251823</text:p>
          </table:table-cell>
          <table:table-cell office:value-type="string" calcext:value-type="string">
            <text:p>Sure Rohan. By next trail, will update more information.</text:p>
          </table:table-cell>
          <table:table-cell/>
        </table:table-row>
        <table:table-row table:style-name="ro1">
          <table:table-cell office:value-type="float" office:value="137040" calcext:value-type="float">
            <text:p>137040</text:p>
          </table:table-cell>
          <table:table-cell office:value-type="float" office:value="0" calcext:value-type="float">
            <text:p>0</text:p>
          </table:table-cell>
          <table:table-cell office:value-type="float" office:value="860774" calcext:value-type="float">
            <text:p>860774</text:p>
          </table:table-cell>
          <table:table-cell office:value-type="float" office:value="80315" calcext:value-type="float">
            <text:p>80315</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57809" calcext:value-type="float">
            <text:p>157809</text:p>
          </table:table-cell>
          <table:table-cell office:value-type="float" office:value="0" calcext:value-type="float">
            <text:p>0</text:p>
          </table:table-cell>
          <table:table-cell office:value-type="float" office:value="909980" calcext:value-type="float">
            <text:p>909980</text:p>
          </table:table-cell>
          <table:table-cell office:value-type="float" office:value="77800" calcext:value-type="float">
            <text:p>77800</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39350" calcext:value-type="float">
            <text:p>239350</text:p>
          </table:table-cell>
          <table:table-cell office:value-type="float" office:value="0" calcext:value-type="float">
            <text:p>0</text:p>
          </table:table-cell>
          <table:table-cell office:value-type="float" office:value="1197406" calcext:value-type="float">
            <text:p>1197406</text:p>
          </table:table-cell>
          <table:table-cell office:value-type="float" office:value="49589" calcext:value-type="float">
            <text:p>49589</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262241" calcext:value-type="float">
            <text:p>262241</text:p>
          </table:table-cell>
          <table:table-cell office:value-type="float" office:value="0" calcext:value-type="float">
            <text:p>0</text:p>
          </table:table-cell>
          <table:table-cell office:value-type="float" office:value="1362266" calcext:value-type="float">
            <text:p>1362266</text:p>
          </table:table-cell>
          <table:table-cell office:value-type="float" office:value="417464" calcext:value-type="float">
            <text:p>417464</text:p>
          </table:table-cell>
          <table:table-cell office:value-type="string" calcext:value-type="string">
            <text:p>[[@79049]] <text:s/>?</text:p>
          </table:table-cell>
          <table:table-cell/>
        </table:table-row>
        <table:table-row table:style-name="ro1">
          <table:table-cell office:value-type="float" office:value="274018" calcext:value-type="float">
            <text:p>274018</text:p>
          </table:table-cell>
          <table:table-cell office:value-type="float" office:value="0" calcext:value-type="float">
            <text:p>0</text:p>
          </table:table-cell>
          <table:table-cell office:value-type="float" office:value="1121893" calcext:value-type="float">
            <text:p>1121893</text:p>
          </table:table-cell>
          <table:table-cell office:value-type="float" office:value="79643" calcext:value-type="float">
            <text:p>79643</text:p>
          </table:table-cell>
          <table:table-cell office:value-type="string" calcext:value-type="string">
            <text:p>i'm so trying this sometime, do you have more experiences?</text:p>
          </table:table-cell>
          <table:table-cell/>
        </table:table-row>
        <table:table-row table:style-name="ro1">
          <table:table-cell office:value-type="float" office:value="282686" calcext:value-type="float">
            <text:p>282686</text:p>
          </table:table-cell>
          <table:table-cell office:value-type="float" office:value="0" calcext:value-type="float">
            <text:p>0</text:p>
          </table:table-cell>
          <table:table-cell office:value-type="float" office:value="1470584" calcext:value-type="float">
            <text:p>1470584</text:p>
          </table:table-cell>
          <table:table-cell office:value-type="float" office:value="81542" calcext:value-type="float">
            <text:p>81542</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94568" calcext:value-type="float">
            <text:p>294568</text:p>
          </table:table-cell>
          <table:table-cell office:value-type="float" office:value="0" calcext:value-type="float">
            <text:p>0</text:p>
          </table:table-cell>
          <table:table-cell office:value-type="float" office:value="1558243" calcext:value-type="float">
            <text:p>1558243</text:p>
          </table:table-cell>
          <table:table-cell office:value-type="float" office:value="136175" calcext:value-type="float">
            <text:p>136175</text:p>
          </table:table-cell>
          <table:table-cell office:value-type="string" calcext:value-type="string">
            <text:p>Check out www.thespotterapp.com</text:p>
          </table:table-cell>
          <table:table-cell/>
        </table:table-row>
        <table:table-row table:style-name="ro1">
          <table:table-cell office:value-type="float" office:value="329646" calcext:value-type="float">
            <text:p>329646</text:p>
          </table:table-cell>
          <table:table-cell office:value-type="float" office:value="0" calcext:value-type="float">
            <text:p>0</text:p>
          </table:table-cell>
          <table:table-cell office:value-type="float" office:value="1763759" calcext:value-type="float">
            <text:p>1763759</text:p>
          </table:table-cell>
          <table:table-cell office:value-type="float" office:value="136259" calcext:value-type="float">
            <text:p>136259</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437586" calcext:value-type="float">
            <text:p>437586</text:p>
          </table:table-cell>
          <table:table-cell office:value-type="float" office:value="0" calcext:value-type="float">
            <text:p>0</text:p>
          </table:table-cell>
          <table:table-cell office:value-type="float" office:value="2269162" calcext:value-type="float">
            <text:p>2269162</text:p>
          </table:table-cell>
          <table:table-cell office:value-type="float" office:value="1571843" calcext:value-type="float">
            <text:p>1571843</text:p>
          </table:table-cell>
          <table:table-cell office:value-type="string" calcext:value-type="string">
            <text:p>HII</text:p>
          </table:table-cell>
          <table:table-cell/>
        </table:table-row>
        <table:table-row table:style-name="ro1">
          <table:table-cell office:value-type="float" office:value="453315" calcext:value-type="float">
            <text:p>453315</text:p>
          </table:table-cell>
          <table:table-cell office:value-type="float" office:value="0" calcext:value-type="float">
            <text:p>0</text:p>
          </table:table-cell>
          <table:table-cell office:value-type="float" office:value="446413" calcext:value-type="float">
            <text:p>446413</text:p>
          </table:table-cell>
          <table:table-cell office:value-type="float" office:value="1990541" calcext:value-type="float">
            <text:p>1990541</text:p>
          </table:table-cell>
          <table:table-cell office:value-type="string" calcext:value-type="string">
            <text:p>Hi</text:p>
          </table:table-cell>
          <table:table-cell/>
        </table:table-row>
        <table:table-row table:style-name="ro1">
          <table:table-cell office:value-type="float" office:value="32643" calcext:value-type="float">
            <text:p>32643</text:p>
          </table:table-cell>
          <table:table-cell office:value-type="float" office:value="0" calcext:value-type="float">
            <text:p>0</text:p>
          </table:table-cell>
          <table:table-cell office:value-type="float" office:value="618078" calcext:value-type="float">
            <text:p>618078</text:p>
          </table:table-cell>
          <table:table-cell office:value-type="float" office:value="184780" calcext:value-type="float">
            <text:p>184780</text:p>
          </table:table-cell>
          <table:table-cell office:value-type="string" calcext:value-type="string">
            <text:p>[[@87171]] thnxx</text:p>
          </table:table-cell>
          <table:table-cell/>
        </table:table-row>
        <table:table-row table:style-name="ro1">
          <table:table-cell office:value-type="float" office:value="42325" calcext:value-type="float">
            <text:p>42325</text:p>
          </table:table-cell>
          <table:table-cell office:value-type="float" office:value="0" calcext:value-type="float">
            <text:p>0</text:p>
          </table:table-cell>
          <table:table-cell office:value-type="float" office:value="639550" calcext:value-type="float">
            <text:p>639550</text:p>
          </table:table-cell>
          <table:table-cell office:value-type="float" office:value="49522" calcext:value-type="float">
            <text:p>49522</text:p>
          </table:table-cell>
          <table:table-cell office:value-type="string" calcext:value-type="string">
            <text:p>Your title is my new catchphrase!</text:p>
          </table:table-cell>
          <table:table-cell/>
        </table:table-row>
        <table:table-row table:style-name="ro1">
          <table:table-cell office:value-type="float" office:value="54429" calcext:value-type="float">
            <text:p>54429</text:p>
          </table:table-cell>
          <table:table-cell office:value-type="float" office:value="0" calcext:value-type="float">
            <text:p>0</text:p>
          </table:table-cell>
          <table:table-cell office:value-type="float" office:value="667170" calcext:value-type="float">
            <text:p>667170</text:p>
          </table:table-cell>
          <table:table-cell office:value-type="float" office:value="84076" calcext:value-type="float">
            <text:p>84076</text:p>
          </table:table-cell>
          <table:table-cell office:value-type="string" calcext:value-type="string">
            <text:p>Whoa! ❤️</text:p>
          </table:table-cell>
          <table:table-cell/>
        </table:table-row>
        <table:table-row table:style-name="ro1">
          <table:table-cell office:value-type="float" office:value="142332" calcext:value-type="float">
            <text:p>142332</text:p>
          </table:table-cell>
          <table:table-cell office:value-type="float" office:value="0" calcext:value-type="float">
            <text:p>0</text:p>
          </table:table-cell>
          <table:table-cell office:value-type="float" office:value="870824" calcext:value-type="float">
            <text:p>870824</text:p>
          </table:table-cell>
          <table:table-cell office:value-type="float" office:value="79844" calcext:value-type="float">
            <text:p>79844</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36778" calcext:value-type="float">
            <text:p>236778</text:p>
          </table:table-cell>
          <table:table-cell office:value-type="float" office:value="0" calcext:value-type="float">
            <text:p>0</text:p>
          </table:table-cell>
          <table:table-cell office:value-type="float" office:value="1192688" calcext:value-type="float">
            <text:p>1192688</text:p>
          </table:table-cell>
          <table:table-cell office:value-type="float" office:value="359679" calcext:value-type="float">
            <text:p>359679</text:p>
          </table:table-cell>
          <table:table-cell office:value-type="string" calcext:value-type="string">
            <text:p>[[@170791]] I guess you should go <text:s/>During Rainy season or maybe on a Sunny day btw I haven't travelled a lot I am just a teenager so I don't know much about travelling and all that stuffs</text:p>
          </table:table-cell>
          <table:table-cell/>
        </table:table-row>
        <table:table-row table:style-name="ro1">
          <table:table-cell office:value-type="float" office:value="268111" calcext:value-type="float">
            <text:p>268111</text:p>
          </table:table-cell>
          <table:table-cell office:value-type="float" office:value="0" calcext:value-type="float">
            <text:p>0</text:p>
          </table:table-cell>
          <table:table-cell office:value-type="float" office:value="1394143" calcext:value-type="float">
            <text:p>1394143</text:p>
          </table:table-cell>
          <table:table-cell office:value-type="float" office:value="79381" calcext:value-type="float">
            <text:p>79381</text:p>
          </table:table-cell>
          <table:table-cell office:value-type="string" calcext:value-type="string">
            <text:p>Awesome pictures, could you also share some videos of the placce?</text:p>
          </table:table-cell>
          <table:table-cell/>
        </table:table-row>
        <table:table-row table:style-name="ro1">
          <table:table-cell office:value-type="float" office:value="308050" calcext:value-type="float">
            <text:p>308050</text:p>
          </table:table-cell>
          <table:table-cell office:value-type="float" office:value="0" calcext:value-type="float">
            <text:p>0</text:p>
          </table:table-cell>
          <table:table-cell office:value-type="float" office:value="1631740" calcext:value-type="float">
            <text:p>1631740</text:p>
          </table:table-cell>
          <table:table-cell office:value-type="float" office:value="77656" calcext:value-type="float">
            <text:p>77656</text:p>
          </table:table-cell>
          <table:table-cell office:value-type="string" calcext:value-type="string">
            <text:p>Amazing trail, could share some videos of the same</text:p>
          </table:table-cell>
          <table:table-cell/>
        </table:table-row>
        <table:table-row table:style-name="ro1">
          <table:table-cell office:value-type="float" office:value="385666" calcext:value-type="float">
            <text:p>385666</text:p>
          </table:table-cell>
          <table:table-cell office:value-type="float" office:value="0" calcext:value-type="float">
            <text:p>0</text:p>
          </table:table-cell>
          <table:table-cell office:value-type="float" office:value="2131800" calcext:value-type="float">
            <text:p>2131800</text:p>
          </table:table-cell>
          <table:table-cell office:value-type="float" office:value="888449" calcext:value-type="float">
            <text:p>888449</text:p>
          </table:table-cell>
          <table:table-cell office:value-type="string" calcext:value-type="string">
            <text:p>Nyc</text:p>
          </table:table-cell>
          <table:table-cell/>
        </table:table-row>
        <table:table-row table:style-name="ro1">
          <table:table-cell office:value-type="float" office:value="409346" calcext:value-type="float">
            <text:p>409346</text:p>
          </table:table-cell>
          <table:table-cell office:value-type="float" office:value="0" calcext:value-type="float">
            <text:p>0</text:p>
          </table:table-cell>
          <table:table-cell office:value-type="float" office:value="2311330" calcext:value-type="float">
            <text:p>2311330</text:p>
          </table:table-cell>
          <table:table-cell office:value-type="float" office:value="1221728" calcext:value-type="float">
            <text:p>1221728</text:p>
          </table:table-cell>
          <table:table-cell office:value-type="string" calcext:value-type="string">
            <text:p>Nice</text:p>
          </table:table-cell>
          <table:table-cell/>
        </table:table-row>
        <table:table-row table:style-name="ro1">
          <table:table-cell office:value-type="float" office:value="444450" calcext:value-type="float">
            <text:p>444450</text:p>
          </table:table-cell>
          <table:table-cell office:value-type="float" office:value="0" calcext:value-type="float">
            <text:p>0</text:p>
          </table:table-cell>
          <table:table-cell office:value-type="float" office:value="2339546" calcext:value-type="float">
            <text:p>2339546</text:p>
          </table:table-cell>
          <table:table-cell office:value-type="float" office:value="1756122" calcext:value-type="float">
            <text:p>1756122</text:p>
          </table:table-cell>
          <table:table-cell office:value-type="string" calcext:value-type="string">
            <text:p>Hi</text:p>
          </table:table-cell>
          <table:table-cell/>
        </table:table-row>
        <table:table-row table:style-name="ro1">
          <table:table-cell office:value-type="float" office:value="9945" calcext:value-type="float">
            <text:p>9945</text:p>
          </table:table-cell>
          <table:table-cell office:value-type="float" office:value="18624" calcext:value-type="float">
            <text:p>18624</text:p>
          </table:table-cell>
          <table:table-cell office:value-type="float" office:value="0" calcext:value-type="float">
            <text:p>0</text:p>
          </table:table-cell>
          <table:table-cell office:value-type="float" office:value="122510" calcext:value-type="float">
            <text:p>122510</text:p>
          </table:table-cell>
          <table:table-cell office:value-type="string" calcext:value-type="string">
            <text:p>Rather then big yellow door I found QD's is much better</text:p>
          </table:table-cell>
          <table:table-cell/>
        </table:table-row>
        <table:table-row table:style-name="ro1">
          <table:table-cell office:value-type="float" office:value="223535" calcext:value-type="float">
            <text:p>223535</text:p>
          </table:table-cell>
          <table:table-cell office:value-type="float" office:value="0" calcext:value-type="float">
            <text:p>0</text:p>
          </table:table-cell>
          <table:table-cell office:value-type="float" office:value="1152218" calcext:value-type="float">
            <text:p>1152218</text:p>
          </table:table-cell>
          <table:table-cell office:value-type="float" office:value="346087" calcext:value-type="float">
            <text:p>346087</text:p>
          </table:table-cell>
          <table:table-cell office:value-type="string" calcext:value-type="string">
            <text:p>[[@82637]] or the mask festival *</text:p>
          </table:table-cell>
          <table:table-cell/>
        </table:table-row>
        <table:table-row table:style-name="ro1">
          <table:table-cell office:value-type="float" office:value="263644" calcext:value-type="float">
            <text:p>263644</text:p>
          </table:table-cell>
          <table:table-cell office:value-type="float" office:value="0" calcext:value-type="float">
            <text:p>0</text:p>
          </table:table-cell>
          <table:table-cell office:value-type="float" office:value="1373776" calcext:value-type="float">
            <text:p>1373776</text:p>
          </table:table-cell>
          <table:table-cell office:value-type="float" office:value="80408" calcext:value-type="float">
            <text:p>80408</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365942" calcext:value-type="float">
            <text:p>365942</text:p>
          </table:table-cell>
          <table:table-cell office:value-type="float" office:value="0" calcext:value-type="float">
            <text:p>0</text:p>
          </table:table-cell>
          <table:table-cell office:value-type="float" office:value="770703" calcext:value-type="float">
            <text:p>770703</text:p>
          </table:table-cell>
          <table:table-cell office:value-type="float" office:value="588846" calcext:value-type="float">
            <text:p>588846</text:p>
          </table:table-cell>
          <table:table-cell office:value-type="string" calcext:value-type="string">
            <text:p>Good</text:p>
          </table:table-cell>
          <table:table-cell/>
        </table:table-row>
        <table:table-row table:style-name="ro1">
          <table:table-cell office:value-type="float" office:value="12689" calcext:value-type="float">
            <text:p>12689</text:p>
          </table:table-cell>
          <table:table-cell office:value-type="float" office:value="74926" calcext:value-type="float">
            <text:p>74926</text:p>
          </table:table-cell>
          <table:table-cell office:value-type="float" office:value="0" calcext:value-type="float">
            <text:p>0</text:p>
          </table:table-cell>
          <table:table-cell office:value-type="float" office:value="132143" calcext:value-type="float">
            <text:p>132143</text:p>
          </table:table-cell>
          <table:table-cell office:value-type="string" calcext:value-type="string">
            <text:p>Please don't use someone else works to gains popularity amongst user.. <text:s/>Be transparent with your work. In case you want to share someone else work kindly ask them before posting it on social media.. <text:s/>By the way this place is chakrata not kedarkantha...</text:p>
          </table:table-cell>
          <table:table-cell/>
        </table:table-row>
        <table:table-row table:style-name="ro1">
          <table:table-cell office:value-type="float" office:value="140195" calcext:value-type="float">
            <text:p>140195</text:p>
          </table:table-cell>
          <table:table-cell office:value-type="float" office:value="0" calcext:value-type="float">
            <text:p>0</text:p>
          </table:table-cell>
          <table:table-cell office:value-type="float" office:value="867895" calcext:value-type="float">
            <text:p>867895</text:p>
          </table:table-cell>
          <table:table-cell office:value-type="float" office:value="83844" calcext:value-type="float">
            <text:p>83844</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49934" calcext:value-type="float">
            <text:p>249934</text:p>
          </table:table-cell>
          <table:table-cell office:value-type="float" office:value="0" calcext:value-type="float">
            <text:p>0</text:p>
          </table:table-cell>
          <table:table-cell office:value-type="float" office:value="1268277" calcext:value-type="float">
            <text:p>1268277</text:p>
          </table:table-cell>
          <table:table-cell office:value-type="float" office:value="40569" calcext:value-type="float">
            <text:p>40569</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358425" calcext:value-type="float">
            <text:p>358425</text:p>
          </table:table-cell>
          <table:table-cell office:value-type="float" office:value="0" calcext:value-type="float">
            <text:p>0</text:p>
          </table:table-cell>
          <table:table-cell office:value-type="float" office:value="1980935" calcext:value-type="float">
            <text:p>1980935</text:p>
          </table:table-cell>
          <table:table-cell office:value-type="float" office:value="87343" calcext:value-type="float">
            <text:p>87343</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453518" calcext:value-type="float">
            <text:p>453518</text:p>
          </table:table-cell>
          <table:table-cell office:value-type="float" office:value="0" calcext:value-type="float">
            <text:p>0</text:p>
          </table:table-cell>
          <table:table-cell office:value-type="float" office:value="2479363" calcext:value-type="float">
            <text:p>2479363</text:p>
          </table:table-cell>
          <table:table-cell office:value-type="float" office:value="1997321" calcext:value-type="float">
            <text:p>1997321</text:p>
          </table:table-cell>
          <table:table-cell office:value-type="string" calcext:value-type="string">
            <text:p>Is it Affectable</text:p>
          </table:table-cell>
          <table:table-cell/>
        </table:table-row>
        <table:table-row table:style-name="ro1">
          <table:table-cell office:value-type="float" office:value="36360" calcext:value-type="float">
            <text:p>36360</text:p>
          </table:table-cell>
          <table:table-cell office:value-type="float" office:value="0" calcext:value-type="float">
            <text:p>0</text:p>
          </table:table-cell>
          <table:table-cell office:value-type="float" office:value="625129" calcext:value-type="float">
            <text:p>625129</text:p>
          </table:table-cell>
          <table:table-cell office:value-type="float" office:value="186520" calcext:value-type="float">
            <text:p>186520</text:p>
          </table:table-cell>
          <table:table-cell office:value-type="string" calcext:value-type="string">
            <text:p>[[@20016]] thank you very mucb</text:p>
          </table:table-cell>
          <table:table-cell/>
        </table:table-row>
        <table:table-row table:style-name="ro1">
          <table:table-cell office:value-type="float" office:value="144290" calcext:value-type="float">
            <text:p>144290</text:p>
          </table:table-cell>
          <table:table-cell office:value-type="float" office:value="0" calcext:value-type="float">
            <text:p>0</text:p>
          </table:table-cell>
          <table:table-cell office:value-type="float" office:value="877415" calcext:value-type="float">
            <text:p>877415</text:p>
          </table:table-cell>
          <table:table-cell office:value-type="float" office:value="136271" calcext:value-type="float">
            <text:p>136271</text:p>
          </table:table-cell>
          <table:table-cell office:value-type="string" calcext:value-type="string">
            <text:p>Hey, the title is so innovative!</text:p>
          </table:table-cell>
          <table:table-cell/>
        </table:table-row>
        <table:table-row table:style-name="ro1">
          <table:table-cell office:value-type="float" office:value="240451" calcext:value-type="float">
            <text:p>240451</text:p>
          </table:table-cell>
          <table:table-cell office:value-type="float" office:value="0" calcext:value-type="float">
            <text:p>0</text:p>
          </table:table-cell>
          <table:table-cell office:value-type="float" office:value="1197557" calcext:value-type="float">
            <text:p>1197557</text:p>
          </table:table-cell>
          <table:table-cell office:value-type="float" office:value="361324" calcext:value-type="float">
            <text:p>361324</text:p>
          </table:table-cell>
          <table:table-cell office:value-type="string" calcext:value-type="string">
            <text:p>[[@78765]] thanks</text:p>
          </table:table-cell>
          <table:table-cell/>
        </table:table-row>
        <table:table-row table:style-name="ro1">
          <table:table-cell office:value-type="float" office:value="307142" calcext:value-type="float">
            <text:p>307142</text:p>
          </table:table-cell>
          <table:table-cell office:value-type="float" office:value="0" calcext:value-type="float">
            <text:p>0</text:p>
          </table:table-cell>
          <table:table-cell office:value-type="float" office:value="1622250" calcext:value-type="float">
            <text:p>1622250</text:p>
          </table:table-cell>
          <table:table-cell office:value-type="float" office:value="499866" calcext:value-type="float">
            <text:p>499866</text:p>
          </table:table-cell>
          <table:table-cell office:value-type="string" calcext:value-type="string">
            <text:p>Thank you</text:p>
          </table:table-cell>
          <table:table-cell/>
        </table:table-row>
        <table:table-row table:style-name="ro1">
          <table:table-cell office:value-type="float" office:value="347511" calcext:value-type="float">
            <text:p>347511</text:p>
          </table:table-cell>
          <table:table-cell office:value-type="float" office:value="0" calcext:value-type="float">
            <text:p>0</text:p>
          </table:table-cell>
          <table:table-cell office:value-type="float" office:value="1865687" calcext:value-type="float">
            <text:p>1865687</text:p>
          </table:table-cell>
          <table:table-cell office:value-type="float" office:value="48948" calcext:value-type="float">
            <text:p>48948</text:p>
          </table:table-cell>
          <table:table-cell office:value-type="string" calcext:value-type="string">
            <text:p>This is lovely!</text:p>
          </table:table-cell>
          <table:table-cell/>
        </table:table-row>
        <table:table-row table:style-name="ro1">
          <table:table-cell office:value-type="float" office:value="28816" calcext:value-type="float">
            <text:p>28816</text:p>
          </table:table-cell>
          <table:table-cell office:value-type="float" office:value="264924" calcext:value-type="float">
            <text:p>264924</text:p>
          </table:table-cell>
          <table:table-cell office:value-type="float" office:value="0" calcext:value-type="float">
            <text:p>0</text:p>
          </table:table-cell>
          <table:table-cell office:value-type="float" office:value="24470" calcext:value-type="float">
            <text:p>24470</text:p>
          </table:table-cell>
          <table:table-cell office:value-type="string" calcext:value-type="string">
            <text:p>[[@181786]] yes.</text:p>
          </table:table-cell>
          <table:table-cell/>
        </table:table-row>
        <table:table-row table:style-name="ro1">
          <table:table-cell office:value-type="float" office:value="38663" calcext:value-type="float">
            <text:p>38663</text:p>
          </table:table-cell>
          <table:table-cell office:value-type="float" office:value="0" calcext:value-type="float">
            <text:p>0</text:p>
          </table:table-cell>
          <table:table-cell office:value-type="float" office:value="631140" calcext:value-type="float">
            <text:p>631140</text:p>
          </table:table-cell>
          <table:table-cell office:value-type="float" office:value="41233" calcext:value-type="float">
            <text:p>41233</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95505" calcext:value-type="float">
            <text:p>95505</text:p>
          </table:table-cell>
          <table:table-cell office:value-type="float" office:value="0" calcext:value-type="float">
            <text:p>0</text:p>
          </table:table-cell>
          <table:table-cell office:value-type="float" office:value="764543" calcext:value-type="float">
            <text:p>764543</text:p>
          </table:table-cell>
          <table:table-cell office:value-type="float" office:value="86845" calcext:value-type="float">
            <text:p>86845</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02588" calcext:value-type="float">
            <text:p>102588</text:p>
          </table:table-cell>
          <table:table-cell office:value-type="float" office:value="0" calcext:value-type="float">
            <text:p>0</text:p>
          </table:table-cell>
          <table:table-cell office:value-type="float" office:value="783741" calcext:value-type="float">
            <text:p>783741</text:p>
          </table:table-cell>
          <table:table-cell office:value-type="float" office:value="79934" calcext:value-type="float">
            <text:p>79934</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109110" calcext:value-type="float">
            <text:p>109110</text:p>
          </table:table-cell>
          <table:table-cell office:value-type="float" office:value="0" calcext:value-type="float">
            <text:p>0</text:p>
          </table:table-cell>
          <table:table-cell office:value-type="float" office:value="773609" calcext:value-type="float">
            <text:p>773609</text:p>
          </table:table-cell>
          <table:table-cell office:value-type="float" office:value="78981" calcext:value-type="float">
            <text:p>78981</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33898" calcext:value-type="float">
            <text:p>133898</text:p>
          </table:table-cell>
          <table:table-cell office:value-type="float" office:value="221520" calcext:value-type="float">
            <text:p>221520</text:p>
          </table:table-cell>
          <table:table-cell office:value-type="float" office:value="0" calcext:value-type="float">
            <text:p>0</text:p>
          </table:table-cell>
          <table:table-cell office:value-type="float" office:value="254732" calcext:value-type="float">
            <text:p>254732</text:p>
          </table:table-cell>
          <table:table-cell office:value-type="string" calcext:value-type="string">
            <text:p>Wrong location</text:p>
          </table:table-cell>
          <table:table-cell/>
        </table:table-row>
        <table:table-row table:style-name="ro1">
          <table:table-cell office:value-type="float" office:value="363448" calcext:value-type="float">
            <text:p>363448</text:p>
          </table:table-cell>
          <table:table-cell office:value-type="float" office:value="0" calcext:value-type="float">
            <text:p>0</text:p>
          </table:table-cell>
          <table:table-cell office:value-type="float" office:value="2090689" calcext:value-type="float">
            <text:p>2090689</text:p>
          </table:table-cell>
          <table:table-cell office:value-type="float" office:value="84372" calcext:value-type="float">
            <text:p>84372</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394632" calcext:value-type="float">
            <text:p>394632</text:p>
          </table:table-cell>
          <table:table-cell office:value-type="float" office:value="0" calcext:value-type="float">
            <text:p>0</text:p>
          </table:table-cell>
          <table:table-cell office:value-type="float" office:value="2264259" calcext:value-type="float">
            <text:p>2264259</text:p>
          </table:table-cell>
          <table:table-cell office:value-type="float" office:value="959236" calcext:value-type="float">
            <text:p>959236</text:p>
          </table:table-cell>
          <table:table-cell office:value-type="string" calcext:value-type="string">
            <text:p>Nice</text:p>
          </table:table-cell>
          <table:table-cell/>
        </table:table-row>
        <table:table-row table:style-name="ro1">
          <table:table-cell office:value-type="float" office:value="409521" calcext:value-type="float">
            <text:p>409521</text:p>
          </table:table-cell>
          <table:table-cell office:value-type="float" office:value="0" calcext:value-type="float">
            <text:p>0</text:p>
          </table:table-cell>
          <table:table-cell office:value-type="float" office:value="2327751" calcext:value-type="float">
            <text:p>2327751</text:p>
          </table:table-cell>
          <table:table-cell office:value-type="float" office:value="1225915" calcext:value-type="float">
            <text:p>1225915</text:p>
          </table:table-cell>
          <table:table-cell office:value-type="string" calcext:value-type="string">
            <text:p>बिंदास</text:p>
          </table:table-cell>
          <table:table-cell/>
        </table:table-row>
        <table:table-row table:style-name="ro1">
          <table:table-cell office:value-type="float" office:value="442329" calcext:value-type="float">
            <text:p>442329</text:p>
          </table:table-cell>
          <table:table-cell office:value-type="float" office:value="0" calcext:value-type="float">
            <text:p>0</text:p>
          </table:table-cell>
          <table:table-cell office:value-type="float" office:value="2339546" calcext:value-type="float">
            <text:p>2339546</text:p>
          </table:table-cell>
          <table:table-cell office:value-type="float" office:value="1703494" calcext:value-type="float">
            <text:p>1703494</text:p>
          </table:table-cell>
          <table:table-cell office:value-type="string" calcext:value-type="string">
            <text:p>hi</text:p>
          </table:table-cell>
          <table:table-cell/>
        </table:table-row>
        <table:table-row table:style-name="ro1">
          <table:table-cell office:value-type="float" office:value="15652" calcext:value-type="float">
            <text:p>15652</text:p>
          </table:table-cell>
          <table:table-cell office:value-type="float" office:value="199893" calcext:value-type="float">
            <text:p>199893</text:p>
          </table:table-cell>
          <table:table-cell office:value-type="float" office:value="0" calcext:value-type="float">
            <text:p>0</text:p>
          </table:table-cell>
          <table:table-cell office:value-type="float" office:value="130812" calcext:value-type="float">
            <text:p>130812</text:p>
          </table:table-cell>
          <table:table-cell office:value-type="string" calcext:value-type="string">
            <text:p>[[@1539]]</text:p>
          </table:table-cell>
          <table:table-cell/>
        </table:table-row>
        <table:table-row table:style-name="ro1">
          <table:table-cell office:value-type="float" office:value="71681" calcext:value-type="float">
            <text:p>71681</text:p>
          </table:table-cell>
          <table:table-cell office:value-type="float" office:value="0" calcext:value-type="float">
            <text:p>0</text:p>
          </table:table-cell>
          <table:table-cell office:value-type="float" office:value="703341" calcext:value-type="float">
            <text:p>703341</text:p>
          </table:table-cell>
          <table:table-cell office:value-type="float" office:value="82347" calcext:value-type="float">
            <text:p>82347</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44215" calcext:value-type="float">
            <text:p>144215</text:p>
          </table:table-cell>
          <table:table-cell office:value-type="float" office:value="0" calcext:value-type="float">
            <text:p>0</text:p>
          </table:table-cell>
          <table:table-cell office:value-type="float" office:value="875837" calcext:value-type="float">
            <text:p>875837</text:p>
          </table:table-cell>
          <table:table-cell office:value-type="float" office:value="42727" calcext:value-type="float">
            <text:p>42727</text:p>
          </table:table-cell>
          <table:table-cell office:value-type="string" calcext:value-type="string">
            <text:p>Beautiful! Waiting for the next post in series <text:s/>??</text:p>
          </table:table-cell>
          <table:table-cell/>
        </table:table-row>
        <table:table-row table:style-name="ro1">
          <table:table-cell office:value-type="float" office:value="233299" calcext:value-type="float">
            <text:p>233299</text:p>
          </table:table-cell>
          <table:table-cell office:value-type="float" office:value="0" calcext:value-type="float">
            <text:p>0</text:p>
          </table:table-cell>
          <table:table-cell office:value-type="float" office:value="1182332" calcext:value-type="float">
            <text:p>1182332</text:p>
          </table:table-cell>
          <table:table-cell office:value-type="float" office:value="136153" calcext:value-type="float">
            <text:p>136153</text:p>
          </table:table-cell>
          <table:table-cell office:value-type="string" calcext:value-type="string">
            <text:p>This is so cool ?</text:p>
          </table:table-cell>
          <table:table-cell/>
        </table:table-row>
        <table:table-row table:style-name="ro1">
          <table:table-cell office:value-type="float" office:value="266626" calcext:value-type="float">
            <text:p>266626</text:p>
          </table:table-cell>
          <table:table-cell office:value-type="float" office:value="0" calcext:value-type="float">
            <text:p>0</text:p>
          </table:table-cell>
          <table:table-cell office:value-type="float" office:value="1319860" calcext:value-type="float">
            <text:p>1319860</text:p>
          </table:table-cell>
          <table:table-cell office:value-type="float" office:value="397634" calcext:value-type="float">
            <text:p>397634</text:p>
          </table:table-cell>
          <table:table-cell office:value-type="string" calcext:value-type="string">
            <text:p>[[@86267]] than u</text:p>
          </table:table-cell>
          <table:table-cell/>
        </table:table-row>
        <table:table-row table:style-name="ro1">
          <table:table-cell office:value-type="float" office:value="286613" calcext:value-type="float">
            <text:p>286613</text:p>
          </table:table-cell>
          <table:table-cell office:value-type="float" office:value="0" calcext:value-type="float">
            <text:p>0</text:p>
          </table:table-cell>
          <table:table-cell office:value-type="float" office:value="1510215" calcext:value-type="float">
            <text:p>1510215</text:p>
          </table:table-cell>
          <table:table-cell office:value-type="float" office:value="464471" calcext:value-type="float">
            <text:p>464471</text:p>
          </table:table-cell>
          <table:table-cell office:value-type="string" calcext:value-type="string">
            <text:p>[[@81320]] <text:s/>sure this place gir forest near Junagadh district Gujarat</text:p>
          </table:table-cell>
          <table:table-cell/>
        </table:table-row>
        <table:table-row table:style-name="ro1">
          <table:table-cell office:value-type="float" office:value="441617" calcext:value-type="float">
            <text:p>441617</text:p>
          </table:table-cell>
          <table:table-cell office:value-type="float" office:value="0" calcext:value-type="float">
            <text:p>0</text:p>
          </table:table-cell>
          <table:table-cell office:value-type="float" office:value="2292472" calcext:value-type="float">
            <text:p>2292472</text:p>
          </table:table-cell>
          <table:table-cell office:value-type="float" office:value="1675391" calcext:value-type="float">
            <text:p>1675391</text:p>
          </table:table-cell>
          <table:table-cell office:value-type="string" calcext:value-type="string">
            <text:p>Hi <text:s/>friends</text:p>
          </table:table-cell>
          <table:table-cell/>
        </table:table-row>
        <table:table-row table:style-name="ro1">
          <table:table-cell office:value-type="float" office:value="21189" calcext:value-type="float">
            <text:p>21189</text:p>
          </table:table-cell>
          <table:table-cell office:value-type="float" office:value="0" calcext:value-type="float">
            <text:p>0</text:p>
          </table:table-cell>
          <table:table-cell office:value-type="float" office:value="591677" calcext:value-type="float">
            <text:p>591677</text:p>
          </table:table-cell>
          <table:table-cell office:value-type="float" office:value="40143" calcext:value-type="float">
            <text:p>40143</text:p>
          </table:table-cell>
          <table:table-cell office:value-type="string" calcext:value-type="string">
            <text:p>Sahi hai yeh toh bc</text:p>
          </table:table-cell>
          <table:table-cell/>
        </table:table-row>
        <table:table-row table:style-name="ro1">
          <table:table-cell office:value-type="float" office:value="27052" calcext:value-type="float">
            <text:p>27052</text:p>
          </table:table-cell>
          <table:table-cell office:value-type="float" office:value="0" calcext:value-type="float">
            <text:p>0</text:p>
          </table:table-cell>
          <table:table-cell office:value-type="float" office:value="604861" calcext:value-type="float">
            <text:p>604861</text:p>
          </table:table-cell>
          <table:table-cell office:value-type="float" office:value="81069" calcext:value-type="float">
            <text:p>81069</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33601" calcext:value-type="float">
            <text:p>33601</text:p>
          </table:table-cell>
          <table:table-cell office:value-type="float" office:value="0" calcext:value-type="float">
            <text:p>0</text:p>
          </table:table-cell>
          <table:table-cell office:value-type="float" office:value="620369" calcext:value-type="float">
            <text:p>620369</text:p>
          </table:table-cell>
          <table:table-cell office:value-type="float" office:value="41537" calcext:value-type="float">
            <text:p>41537</text:p>
          </table:table-cell>
          <table:table-cell office:value-type="string" calcext:value-type="string">
            <text:p>Keep trelling ❤️❤️</text:p>
          </table:table-cell>
          <table:table-cell/>
        </table:table-row>
        <table:table-row table:style-name="ro1">
          <table:table-cell office:value-type="float" office:value="34567" calcext:value-type="float">
            <text:p>34567</text:p>
          </table:table-cell>
          <table:table-cell office:value-type="float" office:value="0" calcext:value-type="float">
            <text:p>0</text:p>
          </table:table-cell>
          <table:table-cell office:value-type="float" office:value="621509" calcext:value-type="float">
            <text:p>621509</text:p>
          </table:table-cell>
          <table:table-cell office:value-type="float" office:value="49435" calcext:value-type="float">
            <text:p>49435</text:p>
          </table:table-cell>
          <table:table-cell office:value-type="string" calcext:value-type="string">
            <text:p>i'm so trying this sometime, do you have more experiences?</text:p>
          </table:table-cell>
          <table:table-cell/>
        </table:table-row>
        <table:table-row table:style-name="ro1">
          <table:table-cell office:value-type="float" office:value="320515" calcext:value-type="float">
            <text:p>320515</text:p>
          </table:table-cell>
          <table:table-cell office:value-type="float" office:value="0" calcext:value-type="float">
            <text:p>0</text:p>
          </table:table-cell>
          <table:table-cell office:value-type="float" office:value="1709989" calcext:value-type="float">
            <text:p>1709989</text:p>
          </table:table-cell>
          <table:table-cell office:value-type="float" office:value="527418" calcext:value-type="float">
            <text:p>527418</text:p>
          </table:table-cell>
          <table:table-cell office:value-type="string" calcext:value-type="string">
            <text:p>[[@83125]] Ty? <text:s text:c="2"/>I'll be more informative ✌ in future posts</text:p>
          </table:table-cell>
          <table:table-cell/>
        </table:table-row>
        <table:table-row table:style-name="ro1">
          <table:table-cell office:value-type="float" office:value="361015" calcext:value-type="float">
            <text:p>361015</text:p>
          </table:table-cell>
          <table:table-cell office:value-type="float" office:value="0" calcext:value-type="float">
            <text:p>0</text:p>
          </table:table-cell>
          <table:table-cell office:value-type="float" office:value="2034193" calcext:value-type="float">
            <text:p>2034193</text:p>
          </table:table-cell>
          <table:table-cell office:value-type="float" office:value="87245" calcext:value-type="float">
            <text:p>87245</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403788" calcext:value-type="float">
            <text:p>403788</text:p>
          </table:table-cell>
          <table:table-cell office:value-type="float" office:value="0" calcext:value-type="float">
            <text:p>0</text:p>
          </table:table-cell>
          <table:table-cell office:value-type="float" office:value="2277780" calcext:value-type="float">
            <text:p>2277780</text:p>
          </table:table-cell>
          <table:table-cell office:value-type="float" office:value="2636" calcext:value-type="float">
            <text:p>2636</text:p>
          </table:table-cell>
          <table:table-cell office:value-type="string" calcext:value-type="string">
            <text:p>You should review more often</text:p>
          </table:table-cell>
          <table:table-cell/>
        </table:table-row>
        <table:table-row table:style-name="ro1">
          <table:table-cell office:value-type="float" office:value="418728" calcext:value-type="float">
            <text:p>418728</text:p>
          </table:table-cell>
          <table:table-cell office:value-type="float" office:value="0" calcext:value-type="float">
            <text:p>0</text:p>
          </table:table-cell>
          <table:table-cell office:value-type="float" office:value="2333175" calcext:value-type="float">
            <text:p>2333175</text:p>
          </table:table-cell>
          <table:table-cell office:value-type="float" office:value="54262" calcext:value-type="float">
            <text:p>54262</text:p>
          </table:table-cell>
          <table:table-cell office:value-type="string" calcext:value-type="string">
            <text:p>keep going</text:p>
          </table:table-cell>
          <table:table-cell/>
        </table:table-row>
        <table:table-row table:style-name="ro1">
          <table:table-cell office:value-type="float" office:value="448673" calcext:value-type="float">
            <text:p>448673</text:p>
          </table:table-cell>
          <table:table-cell office:value-type="float" office:value="0" calcext:value-type="float">
            <text:p>0</text:p>
          </table:table-cell>
          <table:table-cell office:value-type="float" office:value="2269193" calcext:value-type="float">
            <text:p>2269193</text:p>
          </table:table-cell>
          <table:table-cell office:value-type="float" office:value="1852150" calcext:value-type="float">
            <text:p>1852150</text:p>
          </table:table-cell>
          <table:table-cell office:value-type="string" calcext:value-type="string">
            <text:p>hii</text:p>
          </table:table-cell>
          <table:table-cell/>
        </table:table-row>
        <table:table-row table:style-name="ro1">
          <table:table-cell office:value-type="float" office:value="3010" calcext:value-type="float">
            <text:p>3010</text:p>
          </table:table-cell>
          <table:table-cell office:value-type="float" office:value="2934" calcext:value-type="float">
            <text:p>2934</text:p>
          </table:table-cell>
          <table:table-cell office:value-type="float" office:value="0" calcext:value-type="float">
            <text:p>0</text:p>
          </table:table-cell>
          <table:table-cell office:value-type="float" office:value="10477" calcext:value-type="float">
            <text:p>10477</text:p>
          </table:table-cell>
          <table:table-cell office:value-type="string" calcext:value-type="string">
            <text:p>[[@28]] awesome</text:p>
          </table:table-cell>
          <table:table-cell/>
        </table:table-row>
        <table:table-row table:style-name="ro1">
          <table:table-cell office:value-type="float" office:value="3617" calcext:value-type="float">
            <text:p>3617</text:p>
          </table:table-cell>
          <table:table-cell office:value-type="float" office:value="18824" calcext:value-type="float">
            <text:p>18824</text:p>
          </table:table-cell>
          <table:table-cell office:value-type="float" office:value="0" calcext:value-type="float">
            <text:p>0</text:p>
          </table:table-cell>
          <table:table-cell office:value-type="float" office:value="19547" calcext:value-type="float">
            <text:p>19547</text:p>
          </table:table-cell>
          <table:table-cell office:value-type="string" calcext:value-type="string">
            <text:p>[[@10477]]</text:p>
          </table:table-cell>
          <table:table-cell/>
        </table:table-row>
        <table:table-row table:style-name="ro1">
          <table:table-cell office:value-type="float" office:value="15617" calcext:value-type="float">
            <text:p>15617</text:p>
          </table:table-cell>
          <table:table-cell office:value-type="float" office:value="0" calcext:value-type="float">
            <text:p>0</text:p>
          </table:table-cell>
          <table:table-cell office:value-type="float" office:value="473397" calcext:value-type="float">
            <text:p>473397</text:p>
          </table:table-cell>
          <table:table-cell office:value-type="float" office:value="140642" calcext:value-type="float">
            <text:p>140642</text:p>
          </table:table-cell>
          <table:table-cell office:value-type="string" calcext:value-type="string">
            <text:p>Thanks</text:p>
          </table:table-cell>
          <table:table-cell/>
        </table:table-row>
        <table:table-row table:style-name="ro1">
          <table:table-cell office:value-type="float" office:value="122388" calcext:value-type="float">
            <text:p>122388</text:p>
          </table:table-cell>
          <table:table-cell office:value-type="float" office:value="0" calcext:value-type="float">
            <text:p>0</text:p>
          </table:table-cell>
          <table:table-cell office:value-type="float" office:value="815789" calcext:value-type="float">
            <text:p>815789</text:p>
          </table:table-cell>
          <table:table-cell office:value-type="float" office:value="242996" calcext:value-type="float">
            <text:p>242996</text:p>
          </table:table-cell>
          <table:table-cell office:value-type="string" calcext:value-type="string">
            <text:p>Prfctly fine ...</text:p>
          </table:table-cell>
          <table:table-cell/>
        </table:table-row>
        <table:table-row table:style-name="ro1">
          <table:table-cell office:value-type="float" office:value="149303" calcext:value-type="float">
            <text:p>149303</text:p>
          </table:table-cell>
          <table:table-cell office:value-type="float" office:value="0" calcext:value-type="float">
            <text:p>0</text:p>
          </table:table-cell>
          <table:table-cell office:value-type="float" office:value="890850" calcext:value-type="float">
            <text:p>890850</text:p>
          </table:table-cell>
          <table:table-cell office:value-type="float" office:value="81226" calcext:value-type="float">
            <text:p>81226</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215404" calcext:value-type="float">
            <text:p>215404</text:p>
          </table:table-cell>
          <table:table-cell office:value-type="float" office:value="0" calcext:value-type="float">
            <text:p>0</text:p>
          </table:table-cell>
          <table:table-cell office:value-type="float" office:value="1108476" calcext:value-type="float">
            <text:p>1108476</text:p>
          </table:table-cell>
          <table:table-cell office:value-type="float" office:value="333925" calcext:value-type="float">
            <text:p>333925</text:p>
          </table:table-cell>
          <table:table-cell office:value-type="string" calcext:value-type="string">
            <text:p>[[@82382]] Rishikesh is awesome place for camping</text:p>
          </table:table-cell>
          <table:table-cell/>
        </table:table-row>
        <table:table-row table:style-name="ro1">
          <table:table-cell office:value-type="float" office:value="240181" calcext:value-type="float">
            <text:p>240181</text:p>
          </table:table-cell>
          <table:table-cell office:value-type="float" office:value="0" calcext:value-type="float">
            <text:p>0</text:p>
          </table:table-cell>
          <table:table-cell office:value-type="float" office:value="1201162" calcext:value-type="float">
            <text:p>1201162</text:p>
          </table:table-cell>
          <table:table-cell office:value-type="float" office:value="41515" calcext:value-type="float">
            <text:p>41515</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68818" calcext:value-type="float">
            <text:p>368818</text:p>
          </table:table-cell>
          <table:table-cell office:value-type="float" office:value="0" calcext:value-type="float">
            <text:p>0</text:p>
          </table:table-cell>
          <table:table-cell office:value-type="float" office:value="2172231" calcext:value-type="float">
            <text:p>2172231</text:p>
          </table:table-cell>
          <table:table-cell office:value-type="float" office:value="686865" calcext:value-type="float">
            <text:p>686865</text:p>
          </table:table-cell>
          <table:table-cell office:value-type="string" calcext:value-type="string">
            <text:p>[[@79936]] thank you</text:p>
          </table:table-cell>
          <table:table-cell/>
        </table:table-row>
        <table:table-row table:style-name="ro1">
          <table:table-cell office:value-type="float" office:value="370513" calcext:value-type="float">
            <text:p>370513</text:p>
          </table:table-cell>
          <table:table-cell office:value-type="float" office:value="0" calcext:value-type="float">
            <text:p>0</text:p>
          </table:table-cell>
          <table:table-cell office:value-type="float" office:value="2002508" calcext:value-type="float">
            <text:p>2002508</text:p>
          </table:table-cell>
          <table:table-cell office:value-type="float" office:value="345343" calcext:value-type="float">
            <text:p>345343</text:p>
          </table:table-cell>
          <table:table-cell office:value-type="string" calcext:value-type="string">
            <text:p>[[@683865]] Thank you</text:p>
          </table:table-cell>
          <table:table-cell/>
        </table:table-row>
        <table:table-row table:style-name="ro1">
          <table:table-cell office:value-type="float" office:value="395797" calcext:value-type="float">
            <text:p>395797</text:p>
          </table:table-cell>
          <table:table-cell office:value-type="float" office:value="0" calcext:value-type="float">
            <text:p>0</text:p>
          </table:table-cell>
          <table:table-cell office:value-type="float" office:value="2285450" calcext:value-type="float">
            <text:p>2285450</text:p>
          </table:table-cell>
          <table:table-cell office:value-type="float" office:value="963913" calcext:value-type="float">
            <text:p>963913</text:p>
          </table:table-cell>
          <table:table-cell office:value-type="string" calcext:value-type="string">
            <text:p>Bad news</text:p>
          </table:table-cell>
          <table:table-cell/>
        </table:table-row>
        <table:table-row table:style-name="ro1">
          <table:table-cell office:value-type="float" office:value="435328" calcext:value-type="float">
            <text:p>435328</text:p>
          </table:table-cell>
          <table:table-cell office:value-type="float" office:value="0" calcext:value-type="float">
            <text:p>0</text:p>
          </table:table-cell>
          <table:table-cell office:value-type="float" office:value="2340856" calcext:value-type="float">
            <text:p>2340856</text:p>
          </table:table-cell>
          <table:table-cell office:value-type="float" office:value="1232816" calcext:value-type="float">
            <text:p>1232816</text:p>
          </table:table-cell>
          <table:table-cell office:value-type="string" calcext:value-type="string">
            <text:p>Very nice</text:p>
          </table:table-cell>
          <table:table-cell/>
        </table:table-row>
        <table:table-row table:style-name="ro1">
          <table:table-cell office:value-type="float" office:value="35516" calcext:value-type="float">
            <text:p>35516</text:p>
          </table:table-cell>
          <table:table-cell office:value-type="float" office:value="0" calcext:value-type="float">
            <text:p>0</text:p>
          </table:table-cell>
          <table:table-cell office:value-type="float" office:value="621666" calcext:value-type="float">
            <text:p>621666</text:p>
          </table:table-cell>
          <table:table-cell office:value-type="float" office:value="79839" calcext:value-type="float">
            <text:p>79839</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76724" calcext:value-type="float">
            <text:p>76724</text:p>
          </table:table-cell>
          <table:table-cell office:value-type="float" office:value="0" calcext:value-type="float">
            <text:p>0</text:p>
          </table:table-cell>
          <table:table-cell office:value-type="float" office:value="726234" calcext:value-type="float">
            <text:p>726234</text:p>
          </table:table-cell>
          <table:table-cell office:value-type="float" office:value="78147" calcext:value-type="float">
            <text:p>78147</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95407" calcext:value-type="float">
            <text:p>95407</text:p>
          </table:table-cell>
          <table:table-cell office:value-type="float" office:value="0" calcext:value-type="float">
            <text:p>0</text:p>
          </table:table-cell>
          <table:table-cell office:value-type="float" office:value="765073" calcext:value-type="float">
            <text:p>765073</text:p>
          </table:table-cell>
          <table:table-cell office:value-type="float" office:value="84164" calcext:value-type="float">
            <text:p>84164</text:p>
          </table:table-cell>
          <table:table-cell office:value-type="string" calcext:value-type="string">
            <text:p>Beautiful trail ? ?</text:p>
          </table:table-cell>
          <table:table-cell/>
        </table:table-row>
        <table:table-row table:style-name="ro1">
          <table:table-cell office:value-type="float" office:value="98217" calcext:value-type="float">
            <text:p>98217</text:p>
          </table:table-cell>
          <table:table-cell office:value-type="float" office:value="0" calcext:value-type="float">
            <text:p>0</text:p>
          </table:table-cell>
          <table:table-cell office:value-type="float" office:value="768985" calcext:value-type="float">
            <text:p>768985</text:p>
          </table:table-cell>
          <table:table-cell office:value-type="float" office:value="152270" calcext:value-type="float">
            <text:p>152270</text:p>
          </table:table-cell>
          <table:table-cell office:value-type="string" calcext:value-type="string">
            <text:p>Thanks!</text:p>
          </table:table-cell>
          <table:table-cell/>
        </table:table-row>
        <table:table-row table:style-name="ro1">
          <table:table-cell office:value-type="float" office:value="127471" calcext:value-type="float">
            <text:p>127471</text:p>
          </table:table-cell>
          <table:table-cell office:value-type="float" office:value="0" calcext:value-type="float">
            <text:p>0</text:p>
          </table:table-cell>
          <table:table-cell office:value-type="float" office:value="830976" calcext:value-type="float">
            <text:p>830976</text:p>
          </table:table-cell>
          <table:table-cell office:value-type="float" office:value="77851" calcext:value-type="float">
            <text:p>77851</text:p>
          </table:table-cell>
          <table:table-cell office:value-type="string" calcext:value-type="string">
            <text:p>Hey thats so informative and amazing, could you give more details?</text:p>
          </table:table-cell>
          <table:table-cell/>
        </table:table-row>
        <table:table-row table:style-name="ro1">
          <table:table-cell office:value-type="float" office:value="150702" calcext:value-type="float">
            <text:p>150702</text:p>
          </table:table-cell>
          <table:table-cell office:value-type="float" office:value="0" calcext:value-type="float">
            <text:p>0</text:p>
          </table:table-cell>
          <table:table-cell office:value-type="float" office:value="891883" calcext:value-type="float">
            <text:p>891883</text:p>
          </table:table-cell>
          <table:table-cell office:value-type="float" office:value="43698" calcext:value-type="float">
            <text:p>43698</text:p>
          </table:table-cell>
          <table:table-cell office:value-type="string" calcext:value-type="string">
            <text:p>This trail got me searching for railway tickets! so inspiring!</text:p>
          </table:table-cell>
          <table:table-cell/>
        </table:table-row>
        <table:table-row table:style-name="ro1">
          <table:table-cell office:value-type="float" office:value="189911" calcext:value-type="float">
            <text:p>189911</text:p>
          </table:table-cell>
          <table:table-cell office:value-type="float" office:value="0" calcext:value-type="float">
            <text:p>0</text:p>
          </table:table-cell>
          <table:table-cell office:value-type="float" office:value="985939" calcext:value-type="float">
            <text:p>985939</text:p>
          </table:table-cell>
          <table:table-cell office:value-type="float" office:value="77871" calcext:value-type="float">
            <text:p>77871</text:p>
          </table:table-cell>
          <table:table-cell office:value-type="string" calcext:value-type="string">
            <text:p>The trail looks nothing less than a pro's work! excellent!</text:p>
          </table:table-cell>
          <table:table-cell/>
        </table:table-row>
        <table:table-row table:style-name="ro1">
          <table:table-cell office:value-type="float" office:value="194229" calcext:value-type="float">
            <text:p>194229</text:p>
          </table:table-cell>
          <table:table-cell office:value-type="float" office:value="0" calcext:value-type="float">
            <text:p>0</text:p>
          </table:table-cell>
          <table:table-cell office:value-type="float" office:value="1006661" calcext:value-type="float">
            <text:p>1006661</text:p>
          </table:table-cell>
          <table:table-cell office:value-type="float" office:value="83058" calcext:value-type="float">
            <text:p>83058</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216885" calcext:value-type="float">
            <text:p>216885</text:p>
          </table:table-cell>
          <table:table-cell office:value-type="float" office:value="0" calcext:value-type="float">
            <text:p>0</text:p>
          </table:table-cell>
          <table:table-cell office:value-type="float" office:value="812713" calcext:value-type="float">
            <text:p>812713</text:p>
          </table:table-cell>
          <table:table-cell office:value-type="float" office:value="322804" calcext:value-type="float">
            <text:p>322804</text:p>
          </table:table-cell>
          <table:table-cell office:value-type="string" calcext:value-type="string">
            <text:p>[[@237159]] yeaah ?️?️?️</text:p>
          </table:table-cell>
          <table:table-cell/>
        </table:table-row>
        <table:table-row table:style-name="ro1">
          <table:table-cell office:value-type="float" office:value="223696" calcext:value-type="float">
            <text:p>223696</text:p>
          </table:table-cell>
          <table:table-cell office:value-type="float" office:value="0" calcext:value-type="float">
            <text:p>0</text:p>
          </table:table-cell>
          <table:table-cell office:value-type="float" office:value="1153038" calcext:value-type="float">
            <text:p>1153038</text:p>
          </table:table-cell>
          <table:table-cell office:value-type="float" office:value="82427" calcext:value-type="float">
            <text:p>82427</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47465" calcext:value-type="float">
            <text:p>247465</text:p>
          </table:table-cell>
          <table:table-cell office:value-type="float" office:value="675736" calcext:value-type="float">
            <text:p>675736</text:p>
          </table:table-cell>
          <table:table-cell office:value-type="float" office:value="0" calcext:value-type="float">
            <text:p>0</text:p>
          </table:table-cell>
          <table:table-cell office:value-type="float" office:value="373640" calcext:value-type="float">
            <text:p>373640</text:p>
          </table:table-cell>
          <table:table-cell office:value-type="string" calcext:value-type="string">
            <text:p>Woow where it is</text:p>
          </table:table-cell>
          <table:table-cell/>
        </table:table-row>
        <table:table-row table:style-name="ro1">
          <table:table-cell office:value-type="float" office:value="265367" calcext:value-type="float">
            <text:p>265367</text:p>
          </table:table-cell>
          <table:table-cell office:value-type="float" office:value="0" calcext:value-type="float">
            <text:p>0</text:p>
          </table:table-cell>
          <table:table-cell office:value-type="float" office:value="1377709" calcext:value-type="float">
            <text:p>1377709</text:p>
          </table:table-cell>
          <table:table-cell office:value-type="float" office:value="422303" calcext:value-type="float">
            <text:p>422303</text:p>
          </table:table-cell>
          <table:table-cell office:value-type="string" calcext:value-type="string">
            <text:p>[[@86683]] thankyou and sure you can make a video about the place with theme meditation and peace. You can visit local monks there!</text:p>
          </table:table-cell>
          <table:table-cell/>
        </table:table-row>
        <table:table-row table:style-name="ro1">
          <table:table-cell office:value-type="float" office:value="299622" calcext:value-type="float">
            <text:p>299622</text:p>
          </table:table-cell>
          <table:table-cell office:value-type="float" office:value="1162658" calcext:value-type="float">
            <text:p>1162658</text:p>
          </table:table-cell>
          <table:table-cell office:value-type="float" office:value="0" calcext:value-type="float">
            <text:p>0</text:p>
          </table:table-cell>
          <table:table-cell office:value-type="float" office:value="473508" calcext:value-type="float">
            <text:p>473508</text:p>
          </table:table-cell>
          <table:table-cell office:value-type="string" calcext:value-type="string">
            <text:p>Hyena laugh XD cute younus</text:p>
          </table:table-cell>
          <table:table-cell/>
        </table:table-row>
        <table:table-row table:style-name="ro1">
          <table:table-cell office:value-type="float" office:value="352040" calcext:value-type="float">
            <text:p>352040</text:p>
          </table:table-cell>
          <table:table-cell office:value-type="float" office:value="0" calcext:value-type="float">
            <text:p>0</text:p>
          </table:table-cell>
          <table:table-cell office:value-type="float" office:value="1902708" calcext:value-type="float">
            <text:p>1902708</text:p>
          </table:table-cell>
          <table:table-cell office:value-type="float" office:value="45898" calcext:value-type="float">
            <text:p>45898</text:p>
          </table:table-cell>
          <table:table-cell office:value-type="string" calcext:value-type="string">
            <text:p>So glad you shared this today!</text:p>
          </table:table-cell>
          <table:table-cell/>
        </table:table-row>
        <table:table-row table:style-name="ro1">
          <table:table-cell office:value-type="float" office:value="387794" calcext:value-type="float">
            <text:p>387794</text:p>
          </table:table-cell>
          <table:table-cell office:value-type="float" office:value="0" calcext:value-type="float">
            <text:p>0</text:p>
          </table:table-cell>
          <table:table-cell office:value-type="float" office:value="2267952" calcext:value-type="float">
            <text:p>2267952</text:p>
          </table:table-cell>
          <table:table-cell office:value-type="float" office:value="906032" calcext:value-type="float">
            <text:p>906032</text:p>
          </table:table-cell>
          <table:table-cell office:value-type="string" calcext:value-type="string">
            <text:p>Hi</text:p>
          </table:table-cell>
          <table:table-cell/>
        </table:table-row>
        <table:table-row table:style-name="ro1">
          <table:table-cell office:value-type="float" office:value="461162" calcext:value-type="float">
            <text:p>461162</text:p>
          </table:table-cell>
          <table:table-cell office:value-type="float" office:value="0" calcext:value-type="float">
            <text:p>0</text:p>
          </table:table-cell>
          <table:table-cell office:value-type="float" office:value="2267543" calcext:value-type="float">
            <text:p>2267543</text:p>
          </table:table-cell>
          <table:table-cell office:value-type="float" office:value="2205574" calcext:value-type="float">
            <text:p>2205574</text:p>
          </table:table-cell>
          <table:table-cell office:value-type="string" calcext:value-type="string">
            <text:p>Hii</text:p>
          </table:table-cell>
          <table:table-cell/>
        </table:table-row>
        <table:table-row table:style-name="ro1">
          <table:table-cell office:value-type="float" office:value="17191" calcext:value-type="float">
            <text:p>17191</text:p>
          </table:table-cell>
          <table:table-cell office:value-type="float" office:value="2140" calcext:value-type="float">
            <text:p>2140</text:p>
          </table:table-cell>
          <table:table-cell office:value-type="float" office:value="0" calcext:value-type="float">
            <text:p>0</text:p>
          </table:table-cell>
          <table:table-cell office:value-type="float" office:value="161970" calcext:value-type="float">
            <text:p>161970</text:p>
          </table:table-cell>
          <table:table-cell office:value-type="string" calcext:value-type="string">
            <text:p>Join me on fb</text:p>
          </table:table-cell>
          <table:table-cell/>
        </table:table-row>
        <table:table-row table:style-name="ro1">
          <table:table-cell office:value-type="float" office:value="20827" calcext:value-type="float">
            <text:p>20827</text:p>
          </table:table-cell>
          <table:table-cell office:value-type="float" office:value="0" calcext:value-type="float">
            <text:p>0</text:p>
          </table:table-cell>
          <table:table-cell office:value-type="float" office:value="585227" calcext:value-type="float">
            <text:p>585227</text:p>
          </table:table-cell>
          <table:table-cell office:value-type="float" office:value="82310" calcext:value-type="float">
            <text:p>82310</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0088" calcext:value-type="float">
            <text:p>30088</text:p>
          </table:table-cell>
          <table:table-cell office:value-type="float" office:value="0" calcext:value-type="float">
            <text:p>0</text:p>
          </table:table-cell>
          <table:table-cell office:value-type="float" office:value="610908" calcext:value-type="float">
            <text:p>610908</text:p>
          </table:table-cell>
          <table:table-cell office:value-type="float" office:value="132229" calcext:value-type="float">
            <text:p>132229</text:p>
          </table:table-cell>
          <table:table-cell office:value-type="string" calcext:value-type="string">
            <text:p>[[@77891]] thank you</text:p>
          </table:table-cell>
          <table:table-cell/>
        </table:table-row>
        <table:table-row table:style-name="ro1">
          <table:table-cell office:value-type="float" office:value="108745" calcext:value-type="float">
            <text:p>108745</text:p>
          </table:table-cell>
          <table:table-cell office:value-type="float" office:value="0" calcext:value-type="float">
            <text:p>0</text:p>
          </table:table-cell>
          <table:table-cell office:value-type="float" office:value="796006" calcext:value-type="float">
            <text:p>796006</text:p>
          </table:table-cell>
          <table:table-cell office:value-type="float" office:value="76620" calcext:value-type="float">
            <text:p>76620</text:p>
          </table:table-cell>
          <table:table-cell office:value-type="string" calcext:value-type="string">
            <text:p>Nice! Waiting for the next post in series <text:s/>?</text:p>
          </table:table-cell>
          <table:table-cell/>
        </table:table-row>
        <table:table-row table:style-name="ro1">
          <table:table-cell office:value-type="float" office:value="382802" calcext:value-type="float">
            <text:p>382802</text:p>
          </table:table-cell>
          <table:table-cell office:value-type="float" office:value="0" calcext:value-type="float">
            <text:p>0</text:p>
          </table:table-cell>
          <table:table-cell office:value-type="float" office:value="2248072" calcext:value-type="float">
            <text:p>2248072</text:p>
          </table:table-cell>
          <table:table-cell office:value-type="float" office:value="841017" calcext:value-type="float">
            <text:p>841017</text:p>
          </table:table-cell>
          <table:table-cell office:value-type="string" calcext:value-type="string">
            <text:p>☺☺☺??</text:p>
          </table:table-cell>
          <table:table-cell/>
        </table:table-row>
        <table:table-row table:style-name="ro1">
          <table:table-cell office:value-type="float" office:value="24837" calcext:value-type="float">
            <text:p>24837</text:p>
          </table:table-cell>
          <table:table-cell office:value-type="float" office:value="0" calcext:value-type="float">
            <text:p>0</text:p>
          </table:table-cell>
          <table:table-cell office:value-type="float" office:value="598278" calcext:value-type="float">
            <text:p>598278</text:p>
          </table:table-cell>
          <table:table-cell office:value-type="float" office:value="178892" calcext:value-type="float">
            <text:p>178892</text:p>
          </table:table-cell>
          <table:table-cell office:value-type="string" calcext:value-type="string">
            <text:p>[[@88048]] thanks</text:p>
          </table:table-cell>
          <table:table-cell/>
        </table:table-row>
        <table:table-row table:style-name="ro1">
          <table:table-cell office:value-type="float" office:value="119663" calcext:value-type="float">
            <text:p>119663</text:p>
          </table:table-cell>
          <table:table-cell office:value-type="float" office:value="0" calcext:value-type="float">
            <text:p>0</text:p>
          </table:table-cell>
          <table:table-cell office:value-type="float" office:value="102748" calcext:value-type="float">
            <text:p>102748</text:p>
          </table:table-cell>
          <table:table-cell office:value-type="float" office:value="42782" calcext:value-type="float">
            <text:p>42782</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48249" calcext:value-type="float">
            <text:p>148249</text:p>
          </table:table-cell>
          <table:table-cell office:value-type="float" office:value="0" calcext:value-type="float">
            <text:p>0</text:p>
          </table:table-cell>
          <table:table-cell office:value-type="float" office:value="888643" calcext:value-type="float">
            <text:p>888643</text:p>
          </table:table-cell>
          <table:table-cell office:value-type="float" office:value="266271" calcext:value-type="float">
            <text:p>266271</text:p>
          </table:table-cell>
          <table:table-cell office:value-type="string" calcext:value-type="string">
            <text:p>Thanks</text:p>
          </table:table-cell>
          <table:table-cell/>
        </table:table-row>
        <table:table-row table:style-name="ro1">
          <table:table-cell office:value-type="float" office:value="209613" calcext:value-type="float">
            <text:p>209613</text:p>
          </table:table-cell>
          <table:table-cell office:value-type="float" office:value="0" calcext:value-type="float">
            <text:p>0</text:p>
          </table:table-cell>
          <table:table-cell office:value-type="float" office:value="1076951" calcext:value-type="float">
            <text:p>1076951</text:p>
          </table:table-cell>
          <table:table-cell office:value-type="float" office:value="323290" calcext:value-type="float">
            <text:p>323290</text:p>
          </table:table-cell>
          <table:table-cell office:value-type="string" calcext:value-type="string">
            <text:p>The location is as pretty as you are</text:p>
          </table:table-cell>
          <table:table-cell/>
        </table:table-row>
        <table:table-row table:style-name="ro1">
          <table:table-cell office:value-type="float" office:value="270188" calcext:value-type="float">
            <text:p>270188</text:p>
          </table:table-cell>
          <table:table-cell office:value-type="float" office:value="0" calcext:value-type="float">
            <text:p>0</text:p>
          </table:table-cell>
          <table:table-cell office:value-type="float" office:value="1409925" calcext:value-type="float">
            <text:p>1409925</text:p>
          </table:table-cell>
          <table:table-cell office:value-type="float" office:value="39637" calcext:value-type="float">
            <text:p>39637</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363988" calcext:value-type="float">
            <text:p>363988</text:p>
          </table:table-cell>
          <table:table-cell office:value-type="float" office:value="0" calcext:value-type="float">
            <text:p>0</text:p>
          </table:table-cell>
          <table:table-cell office:value-type="float" office:value="2101556" calcext:value-type="float">
            <text:p>2101556</text:p>
          </table:table-cell>
          <table:table-cell office:value-type="float" office:value="80405" calcext:value-type="float">
            <text:p>80405</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369572" calcext:value-type="float">
            <text:p>369572</text:p>
          </table:table-cell>
          <table:table-cell office:value-type="float" office:value="0" calcext:value-type="float">
            <text:p>0</text:p>
          </table:table-cell>
          <table:table-cell office:value-type="float" office:value="1202073" calcext:value-type="float">
            <text:p>1202073</text:p>
          </table:table-cell>
          <table:table-cell office:value-type="float" office:value="363000" calcext:value-type="float">
            <text:p>363000</text:p>
          </table:table-cell>
          <table:table-cell office:value-type="string" calcext:value-type="string">
            <text:p>[[@82773]] I'm not sure but planning to go to Singapore sometime next year.</text:p>
          </table:table-cell>
          <table:table-cell/>
        </table:table-row>
        <table:table-row table:style-name="ro1">
          <table:table-cell office:value-type="float" office:value="450718" calcext:value-type="float">
            <text:p>450718</text:p>
          </table:table-cell>
          <table:table-cell office:value-type="float" office:value="0" calcext:value-type="float">
            <text:p>0</text:p>
          </table:table-cell>
          <table:table-cell office:value-type="float" office:value="2515577" calcext:value-type="float">
            <text:p>2515577</text:p>
          </table:table-cell>
          <table:table-cell office:value-type="float" office:value="119915" calcext:value-type="float">
            <text:p>119915</text:p>
          </table:table-cell>
          <table:table-cell office:value-type="string" calcext:value-type="string">
            <text:p>[[@1]]</text:p>
          </table:table-cell>
          <table:table-cell/>
        </table:table-row>
        <table:table-row table:style-name="ro1">
          <table:table-cell office:value-type="float" office:value="14543" calcext:value-type="float">
            <text:p>14543</text:p>
          </table:table-cell>
          <table:table-cell office:value-type="float" office:value="184704" calcext:value-type="float">
            <text:p>184704</text:p>
          </table:table-cell>
          <table:table-cell office:value-type="float" office:value="0" calcext:value-type="float">
            <text:p>0</text:p>
          </table:table-cell>
          <table:table-cell office:value-type="float" office:value="134167" calcext:value-type="float">
            <text:p>134167</text:p>
          </table:table-cell>
          <table:table-cell office:value-type="string" calcext:value-type="string">
            <text:p>??</text:p>
          </table:table-cell>
          <table:table-cell/>
        </table:table-row>
        <table:table-row table:style-name="ro1">
          <table:table-cell office:value-type="float" office:value="71849" calcext:value-type="float">
            <text:p>71849</text:p>
          </table:table-cell>
          <table:table-cell office:value-type="float" office:value="0" calcext:value-type="float">
            <text:p>0</text:p>
          </table:table-cell>
          <table:table-cell office:value-type="float" office:value="708186" calcext:value-type="float">
            <text:p>708186</text:p>
          </table:table-cell>
          <table:table-cell office:value-type="float" office:value="84913" calcext:value-type="float">
            <text:p>84913</text:p>
          </table:table-cell>
          <table:table-cell office:value-type="string" calcext:value-type="string">
            <text:p>Hey thats so informative and amazing, could you give more details?</text:p>
          </table:table-cell>
          <table:table-cell/>
        </table:table-row>
        <table:table-row table:style-name="ro1">
          <table:table-cell office:value-type="float" office:value="106353" calcext:value-type="float">
            <text:p>106353</text:p>
          </table:table-cell>
          <table:table-cell office:value-type="float" office:value="0" calcext:value-type="float">
            <text:p>0</text:p>
          </table:table-cell>
          <table:table-cell office:value-type="float" office:value="791333" calcext:value-type="float">
            <text:p>791333</text:p>
          </table:table-cell>
          <table:table-cell office:value-type="float" office:value="52585" calcext:value-type="float">
            <text:p>52585</text:p>
          </table:table-cell>
          <table:table-cell office:value-type="string" calcext:value-type="string">
            <text:p>You've had some awesome adventures! What's the next one?</text:p>
          </table:table-cell>
          <table:table-cell/>
        </table:table-row>
        <table:table-row table:style-name="ro1">
          <table:table-cell office:value-type="float" office:value="108584" calcext:value-type="float">
            <text:p>108584</text:p>
          </table:table-cell>
          <table:table-cell office:value-type="float" office:value="427237" calcext:value-type="float">
            <text:p>427237</text:p>
          </table:table-cell>
          <table:table-cell office:value-type="float" office:value="0" calcext:value-type="float">
            <text:p>0</text:p>
          </table:table-cell>
          <table:table-cell office:value-type="float" office:value="236684" calcext:value-type="float">
            <text:p>236684</text:p>
          </table:table-cell>
          <table:table-cell office:value-type="string" calcext:value-type="string">
            <text:p>[[@1]]</text:p>
          </table:table-cell>
          <table:table-cell/>
        </table:table-row>
        <table:table-row table:style-name="ro1">
          <table:table-cell office:value-type="float" office:value="155765" calcext:value-type="float">
            <text:p>155765</text:p>
          </table:table-cell>
          <table:table-cell office:value-type="float" office:value="0" calcext:value-type="float">
            <text:p>0</text:p>
          </table:table-cell>
          <table:table-cell office:value-type="float" office:value="905483" calcext:value-type="float">
            <text:p>905483</text:p>
          </table:table-cell>
          <table:table-cell office:value-type="float" office:value="76606" calcext:value-type="float">
            <text:p>76606</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21311" calcext:value-type="float">
            <text:p>221311</text:p>
          </table:table-cell>
          <table:table-cell office:value-type="float" office:value="0" calcext:value-type="float">
            <text:p>0</text:p>
          </table:table-cell>
          <table:table-cell office:value-type="float" office:value="1140682" calcext:value-type="float">
            <text:p>1140682</text:p>
          </table:table-cell>
          <table:table-cell office:value-type="float" office:value="236664" calcext:value-type="float">
            <text:p>236664</text:p>
          </table:table-cell>
          <table:table-cell office:value-type="string" calcext:value-type="string">
            <text:p>?</text:p>
          </table:table-cell>
          <table:table-cell/>
        </table:table-row>
        <table:table-row table:style-name="ro1">
          <table:table-cell office:value-type="float" office:value="247455" calcext:value-type="float">
            <text:p>247455</text:p>
          </table:table-cell>
          <table:table-cell office:value-type="float" office:value="0" calcext:value-type="float">
            <text:p>0</text:p>
          </table:table-cell>
          <table:table-cell office:value-type="float" office:value="1240558" calcext:value-type="float">
            <text:p>1240558</text:p>
          </table:table-cell>
          <table:table-cell office:value-type="float" office:value="82121" calcext:value-type="float">
            <text:p>82121</text:p>
          </table:table-cell>
          <table:table-cell office:value-type="string" calcext:value-type="string">
            <text:p>The content digresses a little, the pictures are so good but!</text:p>
          </table:table-cell>
          <table:table-cell/>
        </table:table-row>
        <table:table-row table:style-name="ro1">
          <table:table-cell office:value-type="float" office:value="261122" calcext:value-type="float">
            <text:p>261122</text:p>
          </table:table-cell>
          <table:table-cell office:value-type="float" office:value="0" calcext:value-type="float">
            <text:p>0</text:p>
          </table:table-cell>
          <table:table-cell office:value-type="float" office:value="1353865" calcext:value-type="float">
            <text:p>1353865</text:p>
          </table:table-cell>
          <table:table-cell office:value-type="float" office:value="19945" calcext:value-type="float">
            <text:p>19945</text:p>
          </table:table-cell>
          <table:table-cell office:value-type="string" calcext:value-type="string">
            <text:p>i love your work and i use it to plan my trips :)</text:p>
          </table:table-cell>
          <table:table-cell/>
        </table:table-row>
        <table:table-row table:style-name="ro1">
          <table:table-cell office:value-type="float" office:value="328451" calcext:value-type="float">
            <text:p>328451</text:p>
          </table:table-cell>
          <table:table-cell office:value-type="float" office:value="1302169" calcext:value-type="float">
            <text:p>1302169</text:p>
          </table:table-cell>
          <table:table-cell office:value-type="float" office:value="0" calcext:value-type="float">
            <text:p>0</text:p>
          </table:table-cell>
          <table:table-cell office:value-type="float" office:value="112077" calcext:value-type="float">
            <text:p>112077</text:p>
          </table:table-cell>
          <table:table-cell office:value-type="string" calcext:value-type="string">
            <text:p>[[@1]] ell</text:p>
          </table:table-cell>
          <table:table-cell/>
        </table:table-row>
        <table:table-row table:style-name="ro1">
          <table:table-cell office:value-type="float" office:value="15645" calcext:value-type="float">
            <text:p>15645</text:p>
          </table:table-cell>
          <table:table-cell office:value-type="float" office:value="0" calcext:value-type="float">
            <text:p>0</text:p>
          </table:table-cell>
          <table:table-cell office:value-type="float" office:value="473557" calcext:value-type="float">
            <text:p>473557</text:p>
          </table:table-cell>
          <table:table-cell office:value-type="float" office:value="140695" calcext:value-type="float">
            <text:p>140695</text:p>
          </table:table-cell>
          <table:table-cell office:value-type="string" calcext:value-type="string">
            <text:p>[[@14094]] thanks</text:p>
          </table:table-cell>
          <table:table-cell/>
        </table:table-row>
        <table:table-row table:style-name="ro1">
          <table:table-cell office:value-type="float" office:value="148871" calcext:value-type="float">
            <text:p>148871</text:p>
          </table:table-cell>
          <table:table-cell office:value-type="float" office:value="0" calcext:value-type="float">
            <text:p>0</text:p>
          </table:table-cell>
          <table:table-cell office:value-type="float" office:value="887497" calcext:value-type="float">
            <text:p>887497</text:p>
          </table:table-cell>
          <table:table-cell office:value-type="float" office:value="265831" calcext:value-type="float">
            <text:p>265831</text:p>
          </table:table-cell>
          <table:table-cell office:value-type="string" calcext:value-type="string">
            <text:p>[[@49552]] as m sharing my trail 1st tym so i did not able to get.so much pictures. .nxt tym surely i will not dissapoint u..on my nxt trail..??</text:p>
          </table:table-cell>
          <table:table-cell/>
        </table:table-row>
        <table:table-row table:style-name="ro1">
          <table:table-cell office:value-type="float" office:value="193390" calcext:value-type="float">
            <text:p>193390</text:p>
          </table:table-cell>
          <table:table-cell office:value-type="float" office:value="0" calcext:value-type="float">
            <text:p>0</text:p>
          </table:table-cell>
          <table:table-cell office:value-type="float" office:value="1001127" calcext:value-type="float">
            <text:p>1001127</text:p>
          </table:table-cell>
          <table:table-cell office:value-type="float" office:value="52482" calcext:value-type="float">
            <text:p>52482</text:p>
          </table:table-cell>
          <table:table-cell office:value-type="string" calcext:value-type="string">
            <text:p>This trail got me searching for railway tickets! so inspiring!</text:p>
          </table:table-cell>
          <table:table-cell/>
        </table:table-row>
        <table:table-row table:style-name="ro1">
          <table:table-cell office:value-type="float" office:value="223630" calcext:value-type="float">
            <text:p>223630</text:p>
          </table:table-cell>
          <table:table-cell office:value-type="float" office:value="0" calcext:value-type="float">
            <text:p>0</text:p>
          </table:table-cell>
          <table:table-cell office:value-type="float" office:value="1152772" calcext:value-type="float">
            <text:p>1152772</text:p>
          </table:table-cell>
          <table:table-cell office:value-type="float" office:value="136036" calcext:value-type="float">
            <text:p>136036</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63281" calcext:value-type="float">
            <text:p>263281</text:p>
          </table:table-cell>
          <table:table-cell office:value-type="float" office:value="0" calcext:value-type="float">
            <text:p>0</text:p>
          </table:table-cell>
          <table:table-cell office:value-type="float" office:value="1371279" calcext:value-type="float">
            <text:p>1371279</text:p>
          </table:table-cell>
          <table:table-cell office:value-type="float" office:value="43148" calcext:value-type="float">
            <text:p>43148</text:p>
          </table:table-cell>
          <table:table-cell office:value-type="string" calcext:value-type="string">
            <text:p>This trail looks really nice, but I wish there could be more information about it!</text:p>
          </table:table-cell>
          <table:table-cell/>
        </table:table-row>
        <table:table-row table:style-name="ro5">
          <table:table-cell office:value-type="float" office:value="376584" calcext:value-type="float">
            <text:p>376584</text:p>
          </table:table-cell>
          <table:table-cell office:value-type="float" office:value="0" calcext:value-type="float">
            <text:p>0</text:p>
          </table:table-cell>
          <table:table-cell office:value-type="float" office:value="281073" calcext:value-type="float">
            <text:p>281073</text:p>
          </table:table-cell>
          <table:table-cell office:value-type="float" office:value="104520" calcext:value-type="float">
            <text:p>104520</text:p>
          </table:table-cell>
          <table:table-cell office:value-type="string" calcext:value-type="string">
            <text:p>[[@39855]] definitely maam. </text:p>
            <text:p>When ever i'll get my dslr i'll post with hd??</text:p>
          </table:table-cell>
          <table:table-cell/>
        </table:table-row>
        <table:table-row table:style-name="ro1">
          <table:table-cell office:value-type="float" office:value="376696" calcext:value-type="float">
            <text:p>376696</text:p>
          </table:table-cell>
          <table:table-cell office:value-type="float" office:value="0" calcext:value-type="float">
            <text:p>0</text:p>
          </table:table-cell>
          <table:table-cell office:value-type="float" office:value="2228428" calcext:value-type="float">
            <text:p>2228428</text:p>
          </table:table-cell>
          <table:table-cell office:value-type="float" office:value="86351" calcext:value-type="float">
            <text:p>86351</text:p>
          </table:table-cell>
          <table:table-cell office:value-type="string" calcext:value-type="string">
            <text:p>When's your next update?!</text:p>
          </table:table-cell>
          <table:table-cell/>
        </table:table-row>
        <table:table-row table:style-name="ro1">
          <table:table-cell office:value-type="float" office:value="66175" calcext:value-type="float">
            <text:p>66175</text:p>
          </table:table-cell>
          <table:table-cell office:value-type="float" office:value="0" calcext:value-type="float">
            <text:p>0</text:p>
          </table:table-cell>
          <table:table-cell office:value-type="float" office:value="695176" calcext:value-type="float">
            <text:p>695176</text:p>
          </table:table-cell>
          <table:table-cell office:value-type="float" office:value="49595" calcext:value-type="float">
            <text:p>49595</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97902" calcext:value-type="float">
            <text:p>97902</text:p>
          </table:table-cell>
          <table:table-cell office:value-type="float" office:value="0" calcext:value-type="float">
            <text:p>0</text:p>
          </table:table-cell>
          <table:table-cell office:value-type="float" office:value="771830" calcext:value-type="float">
            <text:p>771830</text:p>
          </table:table-cell>
          <table:table-cell office:value-type="float" office:value="87034" calcext:value-type="float">
            <text:p>87034</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07307" calcext:value-type="float">
            <text:p>107307</text:p>
          </table:table-cell>
          <table:table-cell office:value-type="float" office:value="0" calcext:value-type="float">
            <text:p>0</text:p>
          </table:table-cell>
          <table:table-cell office:value-type="float" office:value="792909" calcext:value-type="float">
            <text:p>792909</text:p>
          </table:table-cell>
          <table:table-cell office:value-type="float" office:value="235678" calcext:value-type="float">
            <text:p>235678</text:p>
          </table:table-cell>
          <table:table-cell office:value-type="string" calcext:value-type="string">
            <text:p>[[@76355]] , Thanks for the compliments. ?</text:p>
          </table:table-cell>
          <table:table-cell/>
        </table:table-row>
        <table:table-row table:style-name="ro1">
          <table:table-cell office:value-type="float" office:value="142561" calcext:value-type="float">
            <text:p>142561</text:p>
          </table:table-cell>
          <table:table-cell office:value-type="float" office:value="0" calcext:value-type="float">
            <text:p>0</text:p>
          </table:table-cell>
          <table:table-cell office:value-type="float" office:value="873009" calcext:value-type="float">
            <text:p>873009</text:p>
          </table:table-cell>
          <table:table-cell office:value-type="float" office:value="81877" calcext:value-type="float">
            <text:p>81877</text:p>
          </table:table-cell>
          <table:table-cell office:value-type="string" calcext:value-type="string">
            <text:p>This is the best information I've got of this place!</text:p>
          </table:table-cell>
          <table:table-cell/>
        </table:table-row>
        <table:table-row table:style-name="ro1">
          <table:table-cell office:value-type="float" office:value="352233" calcext:value-type="float">
            <text:p>352233</text:p>
          </table:table-cell>
          <table:table-cell office:value-type="float" office:value="0" calcext:value-type="float">
            <text:p>0</text:p>
          </table:table-cell>
          <table:table-cell office:value-type="float" office:value="1880390" calcext:value-type="float">
            <text:p>1880390</text:p>
          </table:table-cell>
          <table:table-cell office:value-type="float" office:value="581806" calcext:value-type="float">
            <text:p>581806</text:p>
          </table:table-cell>
          <table:table-cell office:value-type="string" calcext:value-type="string">
            <text:p>Thank you....</text:p>
          </table:table-cell>
          <table:table-cell/>
        </table:table-row>
        <table:table-row table:style-name="ro1">
          <table:table-cell office:value-type="float" office:value="370120" calcext:value-type="float">
            <text:p>370120</text:p>
          </table:table-cell>
          <table:table-cell office:value-type="float" office:value="0" calcext:value-type="float">
            <text:p>0</text:p>
          </table:table-cell>
          <table:table-cell office:value-type="float" office:value="2191167" calcext:value-type="float">
            <text:p>2191167</text:p>
          </table:table-cell>
          <table:table-cell office:value-type="float" office:value="45653" calcext:value-type="float">
            <text:p>45653</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376939" calcext:value-type="float">
            <text:p>376939</text:p>
          </table:table-cell>
          <table:table-cell office:value-type="float" office:value="0" calcext:value-type="float">
            <text:p>0</text:p>
          </table:table-cell>
          <table:table-cell office:value-type="float" office:value="2228784" calcext:value-type="float">
            <text:p>2228784</text:p>
          </table:table-cell>
          <table:table-cell office:value-type="float" office:value="84132" calcext:value-type="float">
            <text:p>84132</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384737" calcext:value-type="float">
            <text:p>384737</text:p>
          </table:table-cell>
          <table:table-cell office:value-type="float" office:value="0" calcext:value-type="float">
            <text:p>0</text:p>
          </table:table-cell>
          <table:table-cell office:value-type="float" office:value="1689958" calcext:value-type="float">
            <text:p>1689958</text:p>
          </table:table-cell>
          <table:table-cell office:value-type="float" office:value="207783" calcext:value-type="float">
            <text:p>207783</text:p>
          </table:table-cell>
          <table:table-cell office:value-type="string" calcext:value-type="string">
            <text:p>???</text:p>
          </table:table-cell>
          <table:table-cell/>
        </table:table-row>
        <table:table-row table:style-name="ro1">
          <table:table-cell office:value-type="float" office:value="423430" calcext:value-type="float">
            <text:p>423430</text:p>
          </table:table-cell>
          <table:table-cell office:value-type="float" office:value="0" calcext:value-type="float">
            <text:p>0</text:p>
          </table:table-cell>
          <table:table-cell office:value-type="float" office:value="2178275" calcext:value-type="float">
            <text:p>2178275</text:p>
          </table:table-cell>
          <table:table-cell office:value-type="float" office:value="3380" calcext:value-type="float">
            <text:p>3380</text:p>
          </table:table-cell>
          <table:table-cell office:value-type="string" calcext:value-type="string">
            <text:p>amazing</text:p>
          </table:table-cell>
          <table:table-cell/>
        </table:table-row>
        <table:table-row table:style-name="ro1">
          <table:table-cell office:value-type="float" office:value="32527" calcext:value-type="float">
            <text:p>32527</text:p>
          </table:table-cell>
          <table:table-cell office:value-type="float" office:value="0" calcext:value-type="float">
            <text:p>0</text:p>
          </table:table-cell>
          <table:table-cell office:value-type="float" office:value="615497" calcext:value-type="float">
            <text:p>615497</text:p>
          </table:table-cell>
          <table:table-cell office:value-type="float" office:value="42878" calcext:value-type="float">
            <text:p>42878</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134884" calcext:value-type="float">
            <text:p>134884</text:p>
          </table:table-cell>
          <table:table-cell office:value-type="float" office:value="0" calcext:value-type="float">
            <text:p>0</text:p>
          </table:table-cell>
          <table:table-cell office:value-type="float" office:value="854741" calcext:value-type="float">
            <text:p>854741</text:p>
          </table:table-cell>
          <table:table-cell office:value-type="float" office:value="84143" calcext:value-type="float">
            <text:p>84143</text:p>
          </table:table-cell>
          <table:table-cell office:value-type="string" calcext:value-type="string">
            <text:p>Amazing trail, could share some videos of the same</text:p>
          </table:table-cell>
          <table:table-cell/>
        </table:table-row>
        <table:table-row table:style-name="ro1">
          <table:table-cell office:value-type="float" office:value="146461" calcext:value-type="float">
            <text:p>146461</text:p>
          </table:table-cell>
          <table:table-cell office:value-type="float" office:value="0" calcext:value-type="float">
            <text:p>0</text:p>
          </table:table-cell>
          <table:table-cell office:value-type="float" office:value="876041" calcext:value-type="float">
            <text:p>876041</text:p>
          </table:table-cell>
          <table:table-cell office:value-type="float" office:value="262232" calcext:value-type="float">
            <text:p>262232</text:p>
          </table:table-cell>
          <table:table-cell office:value-type="string" calcext:value-type="string">
            <text:p>[[@83775]] Well the place is CHOCOLICIOUS CAFE ☺️</text:p>
          </table:table-cell>
          <table:table-cell/>
        </table:table-row>
        <table:table-row table:style-name="ro1">
          <table:table-cell office:value-type="float" office:value="214258" calcext:value-type="float">
            <text:p>214258</text:p>
          </table:table-cell>
          <table:table-cell office:value-type="float" office:value="0" calcext:value-type="float">
            <text:p>0</text:p>
          </table:table-cell>
          <table:table-cell office:value-type="float" office:value="1101659" calcext:value-type="float">
            <text:p>1101659</text:p>
          </table:table-cell>
          <table:table-cell office:value-type="float" office:value="78979" calcext:value-type="float">
            <text:p>78979</text:p>
          </table:table-cell>
          <table:table-cell office:value-type="string" calcext:value-type="string">
            <text:p>Chal yaha jaate hai, chal waha jaate hai :D</text:p>
          </table:table-cell>
          <table:table-cell/>
        </table:table-row>
        <table:table-row table:style-name="ro1">
          <table:table-cell office:value-type="float" office:value="229987" calcext:value-type="float">
            <text:p>229987</text:p>
          </table:table-cell>
          <table:table-cell office:value-type="float" office:value="0" calcext:value-type="float">
            <text:p>0</text:p>
          </table:table-cell>
          <table:table-cell office:value-type="float" office:value="1176490" calcext:value-type="float">
            <text:p>1176490</text:p>
          </table:table-cell>
          <table:table-cell office:value-type="float" office:value="76733" calcext:value-type="float">
            <text:p>76733</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32420" calcext:value-type="float">
            <text:p>232420</text:p>
          </table:table-cell>
          <table:table-cell office:value-type="float" office:value="0" calcext:value-type="float">
            <text:p>0</text:p>
          </table:table-cell>
          <table:table-cell office:value-type="float" office:value="1178824" calcext:value-type="float">
            <text:p>1178824</text:p>
          </table:table-cell>
          <table:table-cell office:value-type="float" office:value="45589" calcext:value-type="float">
            <text:p>45589</text:p>
          </table:table-cell>
          <table:table-cell office:value-type="string" calcext:value-type="string">
            <text:p>Kya edit he.. mastt ekdum.</text:p>
          </table:table-cell>
          <table:table-cell/>
        </table:table-row>
        <table:table-row table:style-name="ro1">
          <table:table-cell office:value-type="float" office:value="240427" calcext:value-type="float">
            <text:p>240427</text:p>
          </table:table-cell>
          <table:table-cell office:value-type="float" office:value="0" calcext:value-type="float">
            <text:p>0</text:p>
          </table:table-cell>
          <table:table-cell office:value-type="float" office:value="1200260" calcext:value-type="float">
            <text:p>1200260</text:p>
          </table:table-cell>
          <table:table-cell office:value-type="float" office:value="87176" calcext:value-type="float">
            <text:p>87176</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249689" calcext:value-type="float">
            <text:p>249689</text:p>
          </table:table-cell>
          <table:table-cell office:value-type="float" office:value="0" calcext:value-type="float">
            <text:p>0</text:p>
          </table:table-cell>
          <table:table-cell office:value-type="float" office:value="1266135" calcext:value-type="float">
            <text:p>1266135</text:p>
          </table:table-cell>
          <table:table-cell office:value-type="float" office:value="83996" calcext:value-type="float">
            <text:p>83996</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13746" calcext:value-type="float">
            <text:p>313746</text:p>
          </table:table-cell>
          <table:table-cell office:value-type="float" office:value="0" calcext:value-type="float">
            <text:p>0</text:p>
          </table:table-cell>
          <table:table-cell office:value-type="float" office:value="1663930" calcext:value-type="float">
            <text:p>1663930</text:p>
          </table:table-cell>
          <table:table-cell office:value-type="float" office:value="513028" calcext:value-type="float">
            <text:p>513028</text:p>
          </table:table-cell>
          <table:table-cell office:value-type="string" calcext:value-type="string">
            <text:p>[[@41129]] how?</text:p>
          </table:table-cell>
          <table:table-cell/>
        </table:table-row>
        <table:table-row table:style-name="ro1">
          <table:table-cell office:value-type="float" office:value="324949" calcext:value-type="float">
            <text:p>324949</text:p>
          </table:table-cell>
          <table:table-cell office:value-type="float" office:value="0" calcext:value-type="float">
            <text:p>0</text:p>
          </table:table-cell>
          <table:table-cell office:value-type="float" office:value="1735796" calcext:value-type="float">
            <text:p>1735796</text:p>
          </table:table-cell>
          <table:table-cell office:value-type="float" office:value="41526" calcext:value-type="float">
            <text:p>41526</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359159" calcext:value-type="float">
            <text:p>359159</text:p>
          </table:table-cell>
          <table:table-cell office:value-type="float" office:value="0" calcext:value-type="float">
            <text:p>0</text:p>
          </table:table-cell>
          <table:table-cell office:value-type="float" office:value="1994916" calcext:value-type="float">
            <text:p>1994916</text:p>
          </table:table-cell>
          <table:table-cell office:value-type="float" office:value="87144" calcext:value-type="float">
            <text:p>87144</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396416" calcext:value-type="float">
            <text:p>396416</text:p>
          </table:table-cell>
          <table:table-cell office:value-type="float" office:value="0" calcext:value-type="float">
            <text:p>0</text:p>
          </table:table-cell>
          <table:table-cell office:value-type="float" office:value="642557" calcext:value-type="float">
            <text:p>642557</text:p>
          </table:table-cell>
          <table:table-cell office:value-type="float" office:value="13433" calcext:value-type="float">
            <text:p>13433</text:p>
          </table:table-cell>
          <table:table-cell office:value-type="string" calcext:value-type="string">
            <text:p>Omg India is so beautiful!!!!</text:p>
          </table:table-cell>
          <table:table-cell/>
        </table:table-row>
        <table:table-row table:style-name="ro1">
          <table:table-cell office:value-type="float" office:value="461505" calcext:value-type="float">
            <text:p>461505</text:p>
          </table:table-cell>
          <table:table-cell office:value-type="float" office:value="0" calcext:value-type="float">
            <text:p>0</text:p>
          </table:table-cell>
          <table:table-cell office:value-type="float" office:value="2623161" calcext:value-type="float">
            <text:p>2623161</text:p>
          </table:table-cell>
          <table:table-cell office:value-type="float" office:value="1836543" calcext:value-type="float">
            <text:p>1836543</text:p>
          </table:table-cell>
          <table:table-cell office:value-type="string" calcext:value-type="string">
            <text:p>Hello</text:p>
          </table:table-cell>
          <table:table-cell/>
        </table:table-row>
        <table:table-row table:style-name="ro1">
          <table:table-cell office:value-type="float" office:value="113390" calcext:value-type="float">
            <text:p>113390</text:p>
          </table:table-cell>
          <table:table-cell office:value-type="float" office:value="0" calcext:value-type="float">
            <text:p>0</text:p>
          </table:table-cell>
          <table:table-cell office:value-type="float" office:value="807369" calcext:value-type="float">
            <text:p>807369</text:p>
          </table:table-cell>
          <table:table-cell office:value-type="float" office:value="76809" calcext:value-type="float">
            <text:p>76809</text:p>
          </table:table-cell>
          <table:table-cell office:value-type="string" calcext:value-type="string">
            <text:p>beauty...❤️</text:p>
          </table:table-cell>
          <table:table-cell/>
        </table:table-row>
        <table:table-row table:style-name="ro1">
          <table:table-cell office:value-type="float" office:value="195844" calcext:value-type="float">
            <text:p>195844</text:p>
          </table:table-cell>
          <table:table-cell office:value-type="float" office:value="0" calcext:value-type="float">
            <text:p>0</text:p>
          </table:table-cell>
          <table:table-cell office:value-type="float" office:value="1014360" calcext:value-type="float">
            <text:p>1014360</text:p>
          </table:table-cell>
          <table:table-cell office:value-type="float" office:value="305968" calcext:value-type="float">
            <text:p>305968</text:p>
          </table:table-cell>
          <table:table-cell office:value-type="string" calcext:value-type="string">
            <text:p>[[@85582]] if you try to check yourself first then you can surely notice that you too don't have any contents am I right dear?</text:p>
          </table:table-cell>
          <table:table-cell/>
        </table:table-row>
        <table:table-row table:style-name="ro1">
          <table:table-cell office:value-type="float" office:value="310791" calcext:value-type="float">
            <text:p>310791</text:p>
          </table:table-cell>
          <table:table-cell office:value-type="float" office:value="0" calcext:value-type="float">
            <text:p>0</text:p>
          </table:table-cell>
          <table:table-cell office:value-type="float" office:value="1647850" calcext:value-type="float">
            <text:p>1647850</text:p>
          </table:table-cell>
          <table:table-cell office:value-type="float" office:value="507914" calcext:value-type="float">
            <text:p>507914</text:p>
          </table:table-cell>
          <table:table-cell office:value-type="string" calcext:value-type="string">
            <text:p>And also visit our YouTube channel '' Flying mind studio ''</text:p>
          </table:table-cell>
          <table:table-cell/>
        </table:table-row>
        <table:table-row table:style-name="ro1">
          <table:table-cell office:value-type="float" office:value="443087" calcext:value-type="float">
            <text:p>443087</text:p>
          </table:table-cell>
          <table:table-cell office:value-type="float" office:value="0" calcext:value-type="float">
            <text:p>0</text:p>
          </table:table-cell>
          <table:table-cell office:value-type="float" office:value="2446891" calcext:value-type="float">
            <text:p>2446891</text:p>
          </table:table-cell>
          <table:table-cell office:value-type="float" office:value="1710647" calcext:value-type="float">
            <text:p>1710647</text:p>
          </table:table-cell>
          <table:table-cell office:value-type="string" calcext:value-type="string">
            <text:p>Scd</text:p>
          </table:table-cell>
          <table:table-cell/>
        </table:table-row>
        <table:table-row table:style-name="ro1">
          <table:table-cell office:value-type="float" office:value="448403" calcext:value-type="float">
            <text:p>448403</text:p>
          </table:table-cell>
          <table:table-cell office:value-type="float" office:value="0" calcext:value-type="float">
            <text:p>0</text:p>
          </table:table-cell>
          <table:table-cell office:value-type="float" office:value="2351367" calcext:value-type="float">
            <text:p>2351367</text:p>
          </table:table-cell>
          <table:table-cell office:value-type="float" office:value="1067535" calcext:value-type="float">
            <text:p>1067535</text:p>
          </table:table-cell>
          <table:table-cell office:value-type="string" calcext:value-type="string">
            <text:p>Nice</text:p>
          </table:table-cell>
          <table:table-cell/>
        </table:table-row>
        <table:table-row table:style-name="ro1">
          <table:table-cell office:value-type="float" office:value="30761" calcext:value-type="float">
            <text:p>30761</text:p>
          </table:table-cell>
          <table:table-cell office:value-type="float" office:value="0" calcext:value-type="float">
            <text:p>0</text:p>
          </table:table-cell>
          <table:table-cell office:value-type="float" office:value="614961" calcext:value-type="float">
            <text:p>614961</text:p>
          </table:table-cell>
          <table:table-cell office:value-type="float" office:value="76481" calcext:value-type="float">
            <text:p>76481</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34414" calcext:value-type="float">
            <text:p>34414</text:p>
          </table:table-cell>
          <table:table-cell office:value-type="float" office:value="0" calcext:value-type="float">
            <text:p>0</text:p>
          </table:table-cell>
          <table:table-cell office:value-type="float" office:value="619600" calcext:value-type="float">
            <text:p>619600</text:p>
          </table:table-cell>
          <table:table-cell office:value-type="float" office:value="181215" calcext:value-type="float">
            <text:p>181215</text:p>
          </table:table-cell>
          <table:table-cell office:value-type="string" calcext:value-type="string">
            <text:p>[[@19966]] Thanks man....nice place to visit...</text:p>
          </table:table-cell>
          <table:table-cell/>
        </table:table-row>
        <table:table-row table:style-name="ro1">
          <table:table-cell office:value-type="float" office:value="58245" calcext:value-type="float">
            <text:p>58245</text:p>
          </table:table-cell>
          <table:table-cell office:value-type="float" office:value="0" calcext:value-type="float">
            <text:p>0</text:p>
          </table:table-cell>
          <table:table-cell office:value-type="float" office:value="674690" calcext:value-type="float">
            <text:p>674690</text:p>
          </table:table-cell>
          <table:table-cell office:value-type="float" office:value="82372" calcext:value-type="float">
            <text:p>82372</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75516" calcext:value-type="float">
            <text:p>75516</text:p>
          </table:table-cell>
          <table:table-cell office:value-type="float" office:value="0" calcext:value-type="float">
            <text:p>0</text:p>
          </table:table-cell>
          <table:table-cell office:value-type="float" office:value="722600" calcext:value-type="float">
            <text:p>722600</text:p>
          </table:table-cell>
          <table:table-cell office:value-type="float" office:value="86651" calcext:value-type="float">
            <text:p>86651</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07747" calcext:value-type="float">
            <text:p>107747</text:p>
          </table:table-cell>
          <table:table-cell office:value-type="float" office:value="0" calcext:value-type="float">
            <text:p>0</text:p>
          </table:table-cell>
          <table:table-cell office:value-type="float" office:value="794466" calcext:value-type="float">
            <text:p>794466</text:p>
          </table:table-cell>
          <table:table-cell office:value-type="float" office:value="83039" calcext:value-type="float">
            <text:p>83039</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321908" calcext:value-type="float">
            <text:p>321908</text:p>
          </table:table-cell>
          <table:table-cell office:value-type="float" office:value="0" calcext:value-type="float">
            <text:p>0</text:p>
          </table:table-cell>
          <table:table-cell office:value-type="float" office:value="1718801" calcext:value-type="float">
            <text:p>1718801</text:p>
          </table:table-cell>
          <table:table-cell office:value-type="float" office:value="78799" calcext:value-type="float">
            <text:p>78799</text:p>
          </table:table-cell>
          <table:table-cell office:value-type="string" calcext:value-type="string">
            <text:p>Maa kaasam! maza aa gaya</text:p>
          </table:table-cell>
          <table:table-cell/>
        </table:table-row>
        <table:table-row table:style-name="ro1">
          <table:table-cell office:value-type="float" office:value="362720" calcext:value-type="float">
            <text:p>362720</text:p>
          </table:table-cell>
          <table:table-cell office:value-type="float" office:value="0" calcext:value-type="float">
            <text:p>0</text:p>
          </table:table-cell>
          <table:table-cell office:value-type="float" office:value="2072344" calcext:value-type="float">
            <text:p>2072344</text:p>
          </table:table-cell>
          <table:table-cell office:value-type="float" office:value="20221" calcext:value-type="float">
            <text:p>20221</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436654" calcext:value-type="float">
            <text:p>436654</text:p>
          </table:table-cell>
          <table:table-cell office:value-type="float" office:value="0" calcext:value-type="float">
            <text:p>0</text:p>
          </table:table-cell>
          <table:table-cell office:value-type="float" office:value="2379949" calcext:value-type="float">
            <text:p>2379949</text:p>
          </table:table-cell>
          <table:table-cell office:value-type="float" office:value="44886" calcext:value-type="float">
            <text:p>44886</text:p>
          </table:table-cell>
          <table:table-cell office:value-type="string" calcext:value-type="string">
            <text:p>எப்படி இப்படி எல்லாம் வித்தியாசமா செய்ரிங்க </text:p>
          </table:table-cell>
          <table:table-cell/>
        </table:table-row>
        <table:table-row table:style-name="ro1">
          <table:table-cell office:value-type="float" office:value="54255" calcext:value-type="float">
            <text:p>54255</text:p>
          </table:table-cell>
          <table:table-cell office:value-type="float" office:value="0" calcext:value-type="float">
            <text:p>0</text:p>
          </table:table-cell>
          <table:table-cell office:value-type="float" office:value="666181" calcext:value-type="float">
            <text:p>666181</text:p>
          </table:table-cell>
          <table:table-cell office:value-type="float" office:value="81280" calcext:value-type="float">
            <text:p>81280</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58975" calcext:value-type="float">
            <text:p>58975</text:p>
          </table:table-cell>
          <table:table-cell office:value-type="float" office:value="0" calcext:value-type="float">
            <text:p>0</text:p>
          </table:table-cell>
          <table:table-cell office:value-type="float" office:value="674842" calcext:value-type="float">
            <text:p>674842</text:p>
          </table:table-cell>
          <table:table-cell office:value-type="float" office:value="86787" calcext:value-type="float">
            <text:p>86787</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21328" calcext:value-type="float">
            <text:p>121328</text:p>
          </table:table-cell>
          <table:table-cell office:value-type="float" office:value="0" calcext:value-type="float">
            <text:p>0</text:p>
          </table:table-cell>
          <table:table-cell office:value-type="float" office:value="39723" calcext:value-type="float">
            <text:p>39723</text:p>
          </table:table-cell>
          <table:table-cell office:value-type="float" office:value="41186" calcext:value-type="float">
            <text:p>41186</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139375" calcext:value-type="float">
            <text:p>139375</text:p>
          </table:table-cell>
          <table:table-cell office:value-type="float" office:value="0" calcext:value-type="float">
            <text:p>0</text:p>
          </table:table-cell>
          <table:table-cell office:value-type="float" office:value="863879" calcext:value-type="float">
            <text:p>863879</text:p>
          </table:table-cell>
          <table:table-cell office:value-type="float" office:value="41255" calcext:value-type="float">
            <text:p>41255</text:p>
          </table:table-cell>
          <table:table-cell office:value-type="string" calcext:value-type="string">
            <text:p>Heavenly ?</text:p>
          </table:table-cell>
          <table:table-cell/>
        </table:table-row>
        <table:table-row table:style-name="ro1">
          <table:table-cell office:value-type="float" office:value="173065" calcext:value-type="float">
            <text:p>173065</text:p>
          </table:table-cell>
          <table:table-cell office:value-type="float" office:value="0" calcext:value-type="float">
            <text:p>0</text:p>
          </table:table-cell>
          <table:table-cell office:value-type="float" office:value="954172" calcext:value-type="float">
            <text:p>954172</text:p>
          </table:table-cell>
          <table:table-cell office:value-type="float" office:value="45889" calcext:value-type="float">
            <text:p>45889</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203191" calcext:value-type="float">
            <text:p>203191</text:p>
          </table:table-cell>
          <table:table-cell office:value-type="float" office:value="0" calcext:value-type="float">
            <text:p>0</text:p>
          </table:table-cell>
          <table:table-cell office:value-type="float" office:value="1053425" calcext:value-type="float">
            <text:p>1053425</text:p>
          </table:table-cell>
          <table:table-cell office:value-type="float" office:value="84664" calcext:value-type="float">
            <text:p>84664</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297868" calcext:value-type="float">
            <text:p>297868</text:p>
          </table:table-cell>
          <table:table-cell office:value-type="float" office:value="0" calcext:value-type="float">
            <text:p>0</text:p>
          </table:table-cell>
          <table:table-cell office:value-type="float" office:value="1065876" calcext:value-type="float">
            <text:p>1065876</text:p>
          </table:table-cell>
          <table:table-cell office:value-type="float" office:value="425803" calcext:value-type="float">
            <text:p>425803</text:p>
          </table:table-cell>
          <table:table-cell office:value-type="string" calcext:value-type="string">
            <text:p>[[@426726]] i</text:p>
          </table:table-cell>
          <table:table-cell/>
        </table:table-row>
        <table:table-row table:style-name="ro1">
          <table:table-cell office:value-type="float" office:value="344530" calcext:value-type="float">
            <text:p>344530</text:p>
          </table:table-cell>
          <table:table-cell office:value-type="float" office:value="0" calcext:value-type="float">
            <text:p>0</text:p>
          </table:table-cell>
          <table:table-cell office:value-type="float" office:value="1843753" calcext:value-type="float">
            <text:p>1843753</text:p>
          </table:table-cell>
          <table:table-cell office:value-type="float" office:value="88142" calcext:value-type="float">
            <text:p>88142</text:p>
          </table:table-cell>
          <table:table-cell office:value-type="string" calcext:value-type="string">
            <text:p>Your trail is detailed perfectly!</text:p>
          </table:table-cell>
          <table:table-cell/>
        </table:table-row>
        <table:table-row table:style-name="ro1">
          <table:table-cell office:value-type="float" office:value="457591" calcext:value-type="float">
            <text:p>457591</text:p>
          </table:table-cell>
          <table:table-cell office:value-type="float" office:value="0" calcext:value-type="float">
            <text:p>0</text:p>
          </table:table-cell>
          <table:table-cell office:value-type="float" office:value="2131267" calcext:value-type="float">
            <text:p>2131267</text:p>
          </table:table-cell>
          <table:table-cell office:value-type="float" office:value="2112143" calcext:value-type="float">
            <text:p>2112143</text:p>
          </table:table-cell>
          <table:table-cell office:value-type="string" calcext:value-type="string">
            <text:p>Hiii</text:p>
          </table:table-cell>
          <table:table-cell/>
        </table:table-row>
        <table:table-row table:style-name="ro1">
          <table:table-cell office:value-type="float" office:value="107334" calcext:value-type="float">
            <text:p>107334</text:p>
          </table:table-cell>
          <table:table-cell office:value-type="float" office:value="0" calcext:value-type="float">
            <text:p>0</text:p>
          </table:table-cell>
          <table:table-cell office:value-type="float" office:value="640281" calcext:value-type="float">
            <text:p>640281</text:p>
          </table:table-cell>
          <table:table-cell office:value-type="float" office:value="152475" calcext:value-type="float">
            <text:p>152475</text:p>
          </table:table-cell>
          <table:table-cell office:value-type="string" calcext:value-type="string">
            <text:p>[[@1]]</text:p>
          </table:table-cell>
          <table:table-cell/>
        </table:table-row>
        <table:table-row table:style-name="ro1">
          <table:table-cell office:value-type="float" office:value="131048" calcext:value-type="float">
            <text:p>131048</text:p>
          </table:table-cell>
          <table:table-cell office:value-type="float" office:value="0" calcext:value-type="float">
            <text:p>0</text:p>
          </table:table-cell>
          <table:table-cell office:value-type="float" office:value="843011" calcext:value-type="float">
            <text:p>843011</text:p>
          </table:table-cell>
          <table:table-cell office:value-type="float" office:value="40438" calcext:value-type="float">
            <text:p>40438</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52376" calcext:value-type="float">
            <text:p>152376</text:p>
          </table:table-cell>
          <table:table-cell office:value-type="float" office:value="0" calcext:value-type="float">
            <text:p>0</text:p>
          </table:table-cell>
          <table:table-cell office:value-type="float" office:value="895506" calcext:value-type="float">
            <text:p>895506</text:p>
          </table:table-cell>
          <table:table-cell office:value-type="float" office:value="81775" calcext:value-type="float">
            <text:p>81775</text:p>
          </table:table-cell>
          <table:table-cell office:value-type="string" calcext:value-type="string">
            <text:p>Your trail is detailed perfectly!</text:p>
          </table:table-cell>
          <table:table-cell/>
        </table:table-row>
        <table:table-row table:style-name="ro1">
          <table:table-cell office:value-type="float" office:value="200683" calcext:value-type="float">
            <text:p>200683</text:p>
          </table:table-cell>
          <table:table-cell office:value-type="float" office:value="0" calcext:value-type="float">
            <text:p>0</text:p>
          </table:table-cell>
          <table:table-cell office:value-type="float" office:value="1039661" calcext:value-type="float">
            <text:p>1039661</text:p>
          </table:table-cell>
          <table:table-cell office:value-type="float" office:value="311578" calcext:value-type="float">
            <text:p>311578</text:p>
          </table:table-cell>
          <table:table-cell office:value-type="string" calcext:value-type="string">
            <text:p>I am new to this btw I am big time biker</text:p>
          </table:table-cell>
          <table:table-cell/>
        </table:table-row>
        <table:table-row table:style-name="ro1">
          <table:table-cell office:value-type="float" office:value="221985" calcext:value-type="float">
            <text:p>221985</text:p>
          </table:table-cell>
          <table:table-cell office:value-type="float" office:value="0" calcext:value-type="float">
            <text:p>0</text:p>
          </table:table-cell>
          <table:table-cell office:value-type="float" office:value="1141863" calcext:value-type="float">
            <text:p>1141863</text:p>
          </table:table-cell>
          <table:table-cell office:value-type="float" office:value="344187" calcext:value-type="float">
            <text:p>344187</text:p>
          </table:table-cell>
          <table:table-cell office:value-type="string" calcext:value-type="string">
            <text:p>[[@52783]] clicked from iPhone 6</text:p>
          </table:table-cell>
          <table:table-cell/>
        </table:table-row>
        <table:table-row table:style-name="ro2">
          <table:table-cell office:value-type="float" office:value="292421" calcext:value-type="float">
            <text:p>292421</text:p>
          </table:table-cell>
          <table:table-cell office:value-type="float" office:value="1126972" calcext:value-type="float">
            <text:p>1126972</text:p>
          </table:table-cell>
          <table:table-cell office:value-type="float" office:value="0" calcext:value-type="float">
            <text:p>0</text:p>
          </table:table-cell>
          <table:table-cell office:value-type="float" office:value="466951" calcext:value-type="float">
            <text:p>466951</text:p>
          </table:table-cell>
          <table:table-cell office:value-type="string" calcext:value-type="string">
            <text:p>goooojjooobb</text:p>
            <text:p> in the first blogggggg </text:p>
            <text:p>(did that rhyme?)</text:p>
          </table:table-cell>
          <table:table-cell/>
        </table:table-row>
        <table:table-row table:style-name="ro1">
          <table:table-cell office:value-type="float" office:value="301934" calcext:value-type="float">
            <text:p>301934</text:p>
          </table:table-cell>
          <table:table-cell office:value-type="float" office:value="0" calcext:value-type="float">
            <text:p>0</text:p>
          </table:table-cell>
          <table:table-cell office:value-type="float" office:value="1593107" calcext:value-type="float">
            <text:p>1593107</text:p>
          </table:table-cell>
          <table:table-cell office:value-type="float" office:value="85040" calcext:value-type="float">
            <text:p>85040</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314798" calcext:value-type="float">
            <text:p>314798</text:p>
          </table:table-cell>
          <table:table-cell office:value-type="float" office:value="0" calcext:value-type="float">
            <text:p>0</text:p>
          </table:table-cell>
          <table:table-cell office:value-type="float" office:value="1671730" calcext:value-type="float">
            <text:p>1671730</text:p>
          </table:table-cell>
          <table:table-cell office:value-type="float" office:value="85665" calcext:value-type="float">
            <text:p>85665</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15229" calcext:value-type="float">
            <text:p>315229</text:p>
          </table:table-cell>
          <table:table-cell office:value-type="float" office:value="0" calcext:value-type="float">
            <text:p>0</text:p>
          </table:table-cell>
          <table:table-cell office:value-type="float" office:value="1674678" calcext:value-type="float">
            <text:p>1674678</text:p>
          </table:table-cell>
          <table:table-cell office:value-type="float" office:value="82520" calcext:value-type="float">
            <text:p>82520</text:p>
          </table:table-cell>
          <table:table-cell office:value-type="string" calcext:value-type="string">
            <text:p>Gorgeous click ❤️</text:p>
          </table:table-cell>
          <table:table-cell/>
        </table:table-row>
        <table:table-row table:style-name="ro1">
          <table:table-cell office:value-type="float" office:value="366269" calcext:value-type="float">
            <text:p>366269</text:p>
          </table:table-cell>
          <table:table-cell office:value-type="float" office:value="0" calcext:value-type="float">
            <text:p>0</text:p>
          </table:table-cell>
          <table:table-cell office:value-type="float" office:value="2010311" calcext:value-type="float">
            <text:p>2010311</text:p>
          </table:table-cell>
          <table:table-cell office:value-type="float" office:value="627557" calcext:value-type="float">
            <text:p>627557</text:p>
          </table:table-cell>
          <table:table-cell office:value-type="string" calcext:value-type="string">
            <text:p>Sometimes If i pray Jesus means i lost my Subconscious and gone for deep sleep i got that experience thats y . Occasionally i hear some songs or pray like ordinary mode</text:p>
          </table:table-cell>
          <table:table-cell/>
        </table:table-row>
        <table:table-row table:style-name="ro1">
          <table:table-cell office:value-type="float" office:value="381101" calcext:value-type="float">
            <text:p>381101</text:p>
          </table:table-cell>
          <table:table-cell office:value-type="float" office:value="0" calcext:value-type="float">
            <text:p>0</text:p>
          </table:table-cell>
          <table:table-cell office:value-type="float" office:value="466908" calcext:value-type="float">
            <text:p>466908</text:p>
          </table:table-cell>
          <table:table-cell office:value-type="float" office:value="138925" calcext:value-type="float">
            <text:p>138925</text:p>
          </table:table-cell>
          <table:table-cell office:value-type="string" calcext:value-type="string">
            <text:p>[[@1]]</text:p>
          </table:table-cell>
          <table:table-cell/>
        </table:table-row>
        <table:table-row table:style-name="ro1">
          <table:table-cell office:value-type="float" office:value="452167" calcext:value-type="float">
            <text:p>452167</text:p>
          </table:table-cell>
          <table:table-cell office:value-type="float" office:value="0" calcext:value-type="float">
            <text:p>0</text:p>
          </table:table-cell>
          <table:table-cell office:value-type="float" office:value="2260331" calcext:value-type="float">
            <text:p>2260331</text:p>
          </table:table-cell>
          <table:table-cell office:value-type="float" office:value="1954872" calcext:value-type="float">
            <text:p>1954872</text:p>
          </table:table-cell>
          <table:table-cell office:value-type="string" calcext:value-type="string">
            <text:p>G</text:p>
          </table:table-cell>
          <table:table-cell/>
        </table:table-row>
        <table:table-row table:style-name="ro1">
          <table:table-cell office:value-type="float" office:value="219308" calcext:value-type="float">
            <text:p>219308</text:p>
          </table:table-cell>
          <table:table-cell office:value-type="float" office:value="0" calcext:value-type="float">
            <text:p>0</text:p>
          </table:table-cell>
          <table:table-cell office:value-type="float" office:value="1129133" calcext:value-type="float">
            <text:p>1129133</text:p>
          </table:table-cell>
          <table:table-cell office:value-type="float" office:value="87951" calcext:value-type="float">
            <text:p>87951</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36708" calcext:value-type="float">
            <text:p>236708</text:p>
          </table:table-cell>
          <table:table-cell office:value-type="float" office:value="0" calcext:value-type="float">
            <text:p>0</text:p>
          </table:table-cell>
          <table:table-cell office:value-type="float" office:value="1173588" calcext:value-type="float">
            <text:p>1173588</text:p>
          </table:table-cell>
          <table:table-cell office:value-type="float" office:value="354107" calcext:value-type="float">
            <text:p>354107</text:p>
          </table:table-cell>
          <table:table-cell office:value-type="string" calcext:value-type="string">
            <text:p>[[@20208]] next time videos ke liye phir Jaana padega</text:p>
          </table:table-cell>
          <table:table-cell/>
        </table:table-row>
        <table:table-row table:style-name="ro1">
          <table:table-cell office:value-type="float" office:value="258292" calcext:value-type="float">
            <text:p>258292</text:p>
          </table:table-cell>
          <table:table-cell office:value-type="float" office:value="0" calcext:value-type="float">
            <text:p>0</text:p>
          </table:table-cell>
          <table:table-cell office:value-type="float" office:value="1335722" calcext:value-type="float">
            <text:p>1335722</text:p>
          </table:table-cell>
          <table:table-cell office:value-type="float" office:value="45880" calcext:value-type="float">
            <text:p>45880</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89841" calcext:value-type="float">
            <text:p>389841</text:p>
          </table:table-cell>
          <table:table-cell office:value-type="float" office:value="0" calcext:value-type="float">
            <text:p>0</text:p>
          </table:table-cell>
          <table:table-cell office:value-type="float" office:value="2257450" calcext:value-type="float">
            <text:p>2257450</text:p>
          </table:table-cell>
          <table:table-cell office:value-type="float" office:value="927194" calcext:value-type="float">
            <text:p>927194</text:p>
          </table:table-cell>
          <table:table-cell office:value-type="string" calcext:value-type="string">
            <text:p>Very nice app</text:p>
          </table:table-cell>
          <table:table-cell/>
        </table:table-row>
        <table:table-row table:style-name="ro1">
          <table:table-cell office:value-type="float" office:value="45169" calcext:value-type="float">
            <text:p>45169</text:p>
          </table:table-cell>
          <table:table-cell office:value-type="float" office:value="0" calcext:value-type="float">
            <text:p>0</text:p>
          </table:table-cell>
          <table:table-cell office:value-type="float" office:value="645028" calcext:value-type="float">
            <text:p>645028</text:p>
          </table:table-cell>
          <table:table-cell office:value-type="float" office:value="192705" calcext:value-type="float">
            <text:p>192705</text:p>
          </table:table-cell>
          <table:table-cell office:value-type="string" calcext:value-type="string">
            <text:p>[[@43211]] <text:s/>I'll b posting in an hour or so!!?</text:p>
          </table:table-cell>
          <table:table-cell/>
        </table:table-row>
        <table:table-row table:style-name="ro1">
          <table:table-cell office:value-type="float" office:value="53662" calcext:value-type="float">
            <text:p>53662</text:p>
          </table:table-cell>
          <table:table-cell office:value-type="float" office:value="0" calcext:value-type="float">
            <text:p>0</text:p>
          </table:table-cell>
          <table:table-cell office:value-type="float" office:value="663394" calcext:value-type="float">
            <text:p>663394</text:p>
          </table:table-cell>
          <table:table-cell office:value-type="float" office:value="50496" calcext:value-type="float">
            <text:p>50496</text:p>
          </table:table-cell>
          <table:table-cell office:value-type="string" calcext:value-type="string">
            <text:p>The content digresses a little, the pictures are so good but!</text:p>
          </table:table-cell>
          <table:table-cell/>
        </table:table-row>
        <table:table-row table:style-name="ro1">
          <table:table-cell office:value-type="float" office:value="95493" calcext:value-type="float">
            <text:p>95493</text:p>
          </table:table-cell>
          <table:table-cell office:value-type="float" office:value="0" calcext:value-type="float">
            <text:p>0</text:p>
          </table:table-cell>
          <table:table-cell office:value-type="float" office:value="764445" calcext:value-type="float">
            <text:p>764445</text:p>
          </table:table-cell>
          <table:table-cell office:value-type="float" office:value="77986" calcext:value-type="float">
            <text:p>77986</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106161" calcext:value-type="float">
            <text:p>106161</text:p>
          </table:table-cell>
          <table:table-cell office:value-type="float" office:value="0" calcext:value-type="float">
            <text:p>0</text:p>
          </table:table-cell>
          <table:table-cell office:value-type="float" office:value="791208" calcext:value-type="float">
            <text:p>791208</text:p>
          </table:table-cell>
          <table:table-cell office:value-type="float" office:value="135958" calcext:value-type="float">
            <text:p>135958</text:p>
          </table:table-cell>
          <table:table-cell office:value-type="string" calcext:value-type="string">
            <text:p>Great one </text:p>
          </table:table-cell>
          <table:table-cell/>
        </table:table-row>
        <table:table-row table:style-name="ro1">
          <table:table-cell office:value-type="float" office:value="121373" calcext:value-type="float">
            <text:p>121373</text:p>
          </table:table-cell>
          <table:table-cell office:value-type="float" office:value="0" calcext:value-type="float">
            <text:p>0</text:p>
          </table:table-cell>
          <table:table-cell office:value-type="float" office:value="38166" calcext:value-type="float">
            <text:p>38166</text:p>
          </table:table-cell>
          <table:table-cell office:value-type="float" office:value="52715" calcext:value-type="float">
            <text:p>52715</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218131" calcext:value-type="float">
            <text:p>218131</text:p>
          </table:table-cell>
          <table:table-cell office:value-type="float" office:value="0" calcext:value-type="float">
            <text:p>0</text:p>
          </table:table-cell>
          <table:table-cell office:value-type="float" office:value="472968" calcext:value-type="float">
            <text:p>472968</text:p>
          </table:table-cell>
          <table:table-cell office:value-type="float" office:value="322165" calcext:value-type="float">
            <text:p>322165</text:p>
          </table:table-cell>
          <table:table-cell office:value-type="string" calcext:value-type="string">
            <text:p>Wow</text:p>
          </table:table-cell>
          <table:table-cell/>
        </table:table-row>
        <table:table-row table:style-name="ro1">
          <table:table-cell office:value-type="float" office:value="266103" calcext:value-type="float">
            <text:p>266103</text:p>
          </table:table-cell>
          <table:table-cell office:value-type="float" office:value="0" calcext:value-type="float">
            <text:p>0</text:p>
          </table:table-cell>
          <table:table-cell office:value-type="float" office:value="1388149" calcext:value-type="float">
            <text:p>1388149</text:p>
          </table:table-cell>
          <table:table-cell office:value-type="float" office:value="39576" calcext:value-type="float">
            <text:p>39576</text:p>
          </table:table-cell>
          <table:table-cell office:value-type="string" calcext:value-type="string">
            <text:p>When's your next update?!</text:p>
          </table:table-cell>
          <table:table-cell/>
        </table:table-row>
        <table:table-row table:style-name="ro1">
          <table:table-cell office:value-type="float" office:value="292018" calcext:value-type="float">
            <text:p>292018</text:p>
          </table:table-cell>
          <table:table-cell office:value-type="float" office:value="0" calcext:value-type="float">
            <text:p>0</text:p>
          </table:table-cell>
          <table:table-cell office:value-type="float" office:value="1541865" calcext:value-type="float">
            <text:p>1541865</text:p>
          </table:table-cell>
          <table:table-cell office:value-type="float" office:value="136165" calcext:value-type="float">
            <text:p>136165</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323917" calcext:value-type="float">
            <text:p>323917</text:p>
          </table:table-cell>
          <table:table-cell office:value-type="float" office:value="0" calcext:value-type="float">
            <text:p>0</text:p>
          </table:table-cell>
          <table:table-cell office:value-type="float" office:value="1729667" calcext:value-type="float">
            <text:p>1729667</text:p>
          </table:table-cell>
          <table:table-cell office:value-type="float" office:value="40697" calcext:value-type="float">
            <text:p>40697</text:p>
          </table:table-cell>
          <table:table-cell office:value-type="string" calcext:value-type="string">
            <text:p>i'm so trying this sometime, do you have more experiences?</text:p>
          </table:table-cell>
          <table:table-cell/>
        </table:table-row>
        <table:table-row table:style-name="ro1">
          <table:table-cell office:value-type="float" office:value="364627" calcext:value-type="float">
            <text:p>364627</text:p>
          </table:table-cell>
          <table:table-cell office:value-type="float" office:value="0" calcext:value-type="float">
            <text:p>0</text:p>
          </table:table-cell>
          <table:table-cell office:value-type="float" office:value="2110038" calcext:value-type="float">
            <text:p>2110038</text:p>
          </table:table-cell>
          <table:table-cell office:value-type="float" office:value="79312" calcext:value-type="float">
            <text:p>79312</text:p>
          </table:table-cell>
          <table:table-cell office:value-type="string" calcext:value-type="string">
            <text:p>The title was superb! The content was a little dreary!</text:p>
          </table:table-cell>
          <table:table-cell/>
        </table:table-row>
        <table:table-row table:style-name="ro1">
          <table:table-cell office:value-type="float" office:value="389183" calcext:value-type="float">
            <text:p>389183</text:p>
          </table:table-cell>
          <table:table-cell office:value-type="float" office:value="0" calcext:value-type="float">
            <text:p>0</text:p>
          </table:table-cell>
          <table:table-cell office:value-type="float" office:value="2267849" calcext:value-type="float">
            <text:p>2267849</text:p>
          </table:table-cell>
          <table:table-cell office:value-type="float" office:value="890367" calcext:value-type="float">
            <text:p>890367</text:p>
          </table:table-cell>
          <table:table-cell office:value-type="string" calcext:value-type="string">
            <text:p>Nice ???</text:p>
          </table:table-cell>
          <table:table-cell/>
        </table:table-row>
        <table:table-row table:style-name="ro1">
          <table:table-cell office:value-type="float" office:value="423713" calcext:value-type="float">
            <text:p>423713</text:p>
          </table:table-cell>
          <table:table-cell office:value-type="float" office:value="0" calcext:value-type="float">
            <text:p>0</text:p>
          </table:table-cell>
          <table:table-cell office:value-type="float" office:value="2267504" calcext:value-type="float">
            <text:p>2267504</text:p>
          </table:table-cell>
          <table:table-cell office:value-type="float" office:value="17860" calcext:value-type="float">
            <text:p>17860</text:p>
          </table:table-cell>
          <table:table-cell office:value-type="string" calcext:value-type="string">
            <text:p>You are the real deal</text:p>
          </table:table-cell>
          <table:table-cell/>
        </table:table-row>
        <table:table-row table:style-name="ro1">
          <table:table-cell office:value-type="float" office:value="445045" calcext:value-type="float">
            <text:p>445045</text:p>
          </table:table-cell>
          <table:table-cell office:value-type="float" office:value="0" calcext:value-type="float">
            <text:p>0</text:p>
          </table:table-cell>
          <table:table-cell office:value-type="float" office:value="2260899" calcext:value-type="float">
            <text:p>2260899</text:p>
          </table:table-cell>
          <table:table-cell office:value-type="float" office:value="1773896" calcext:value-type="float">
            <text:p>1773896</text:p>
          </table:table-cell>
          <table:table-cell office:value-type="string" calcext:value-type="string">
            <text:p>Nice</text:p>
          </table:table-cell>
          <table:table-cell/>
        </table:table-row>
        <table:table-row table:style-name="ro1">
          <table:table-cell office:value-type="float" office:value="53095" calcext:value-type="float">
            <text:p>53095</text:p>
          </table:table-cell>
          <table:table-cell office:value-type="float" office:value="0" calcext:value-type="float">
            <text:p>0</text:p>
          </table:table-cell>
          <table:table-cell office:value-type="float" office:value="664757" calcext:value-type="float">
            <text:p>664757</text:p>
          </table:table-cell>
          <table:table-cell office:value-type="float" office:value="49069" calcext:value-type="float">
            <text:p>49069</text:p>
          </table:table-cell>
          <table:table-cell office:value-type="string" calcext:value-type="string">
            <text:p>aapke pass shabdo ko istemal karne ki kala hai</text:p>
          </table:table-cell>
          <table:table-cell/>
        </table:table-row>
        <table:table-row table:style-name="ro1">
          <table:table-cell office:value-type="float" office:value="85674" calcext:value-type="float">
            <text:p>85674</text:p>
          </table:table-cell>
          <table:table-cell office:value-type="float" office:value="0" calcext:value-type="float">
            <text:p>0</text:p>
          </table:table-cell>
          <table:table-cell office:value-type="float" office:value="7231" calcext:value-type="float">
            <text:p>7231</text:p>
          </table:table-cell>
          <table:table-cell office:value-type="float" office:value="43269" calcext:value-type="float">
            <text:p>43269</text:p>
          </table:table-cell>
          <table:table-cell office:value-type="string" calcext:value-type="string">
            <text:p>OMG! yeh mera India</text:p>
          </table:table-cell>
          <table:table-cell/>
        </table:table-row>
        <table:table-row table:style-name="ro1">
          <table:table-cell office:value-type="float" office:value="119137" calcext:value-type="float">
            <text:p>119137</text:p>
          </table:table-cell>
          <table:table-cell office:value-type="float" office:value="0" calcext:value-type="float">
            <text:p>0</text:p>
          </table:table-cell>
          <table:table-cell office:value-type="float" office:value="111018" calcext:value-type="float">
            <text:p>111018</text:p>
          </table:table-cell>
          <table:table-cell office:value-type="float" office:value="50486" calcext:value-type="float">
            <text:p>5048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57101" calcext:value-type="float">
            <text:p>157101</text:p>
          </table:table-cell>
          <table:table-cell office:value-type="float" office:value="0" calcext:value-type="float">
            <text:p>0</text:p>
          </table:table-cell>
          <table:table-cell office:value-type="float" office:value="908226" calcext:value-type="float">
            <text:p>908226</text:p>
          </table:table-cell>
          <table:table-cell office:value-type="float" office:value="78677" calcext:value-type="float">
            <text:p>78677</text:p>
          </table:table-cell>
          <table:table-cell office:value-type="string" calcext:value-type="string">
            <text:p>I am so trying this out soon, do you have any suggestions or tips?</text:p>
          </table:table-cell>
          <table:table-cell/>
        </table:table-row>
        <table:table-row table:style-name="ro5">
          <table:table-cell office:value-type="float" office:value="207799" calcext:value-type="float">
            <text:p>207799</text:p>
          </table:table-cell>
          <table:table-cell office:value-type="float" office:value="0" calcext:value-type="float">
            <text:p>0</text:p>
          </table:table-cell>
          <table:table-cell office:value-type="float" office:value="1056695" calcext:value-type="float">
            <text:p>1056695</text:p>
          </table:table-cell>
          <table:table-cell office:value-type="float" office:value="318665" calcext:value-type="float">
            <text:p>318665</text:p>
          </table:table-cell>
          <table:table-cell office:value-type="string" calcext:value-type="string">
            <text:p>[[@87609]]  Hey hi </text:p>
            <text:p>Thank you for your comment. I'll keep that mind ☺️</text:p>
          </table:table-cell>
          <table:table-cell/>
        </table:table-row>
        <table:table-row table:style-name="ro1">
          <table:table-cell office:value-type="float" office:value="238603" calcext:value-type="float">
            <text:p>238603</text:p>
          </table:table-cell>
          <table:table-cell office:value-type="float" office:value="0" calcext:value-type="float">
            <text:p>0</text:p>
          </table:table-cell>
          <table:table-cell office:value-type="float" office:value="1198122" calcext:value-type="float">
            <text:p>1198122</text:p>
          </table:table-cell>
          <table:table-cell office:value-type="float" office:value="84013" calcext:value-type="float">
            <text:p>84013</text:p>
          </table:table-cell>
          <table:table-cell office:value-type="string" calcext:value-type="string">
            <text:p>OMG! yeh mera India</text:p>
          </table:table-cell>
          <table:table-cell/>
        </table:table-row>
        <table:table-row table:style-name="ro1">
          <table:table-cell office:value-type="float" office:value="318922" calcext:value-type="float">
            <text:p>318922</text:p>
          </table:table-cell>
          <table:table-cell office:value-type="float" office:value="0" calcext:value-type="float">
            <text:p>0</text:p>
          </table:table-cell>
          <table:table-cell office:value-type="float" office:value="1698676" calcext:value-type="float">
            <text:p>1698676</text:p>
          </table:table-cell>
          <table:table-cell office:value-type="float" office:value="19633" calcext:value-type="float">
            <text:p>19633</text:p>
          </table:table-cell>
          <table:table-cell office:value-type="string" calcext:value-type="string">
            <text:p>Yeh picture toh blockbuster hai ekdum :D</text:p>
          </table:table-cell>
          <table:table-cell/>
        </table:table-row>
        <table:table-row table:style-name="ro1">
          <table:table-cell office:value-type="float" office:value="423833" calcext:value-type="float">
            <text:p>423833</text:p>
          </table:table-cell>
          <table:table-cell office:value-type="float" office:value="0" calcext:value-type="float">
            <text:p>0</text:p>
          </table:table-cell>
          <table:table-cell office:value-type="float" office:value="1756902" calcext:value-type="float">
            <text:p>1756902</text:p>
          </table:table-cell>
          <table:table-cell office:value-type="float" office:value="28315" calcext:value-type="float">
            <text:p>28315</text:p>
          </table:table-cell>
          <table:table-cell office:value-type="string" calcext:value-type="string">
            <text:p>nice vlog mate</text:p>
          </table:table-cell>
          <table:table-cell/>
        </table:table-row>
        <table:table-row table:style-name="ro1">
          <table:table-cell office:value-type="float" office:value="32913" calcext:value-type="float">
            <text:p>32913</text:p>
          </table:table-cell>
          <table:table-cell office:value-type="float" office:value="0" calcext:value-type="float">
            <text:p>0</text:p>
          </table:table-cell>
          <table:table-cell office:value-type="float" office:value="617389" calcext:value-type="float">
            <text:p>617389</text:p>
          </table:table-cell>
          <table:table-cell office:value-type="float" office:value="81222" calcext:value-type="float">
            <text:p>81222</text:p>
          </table:table-cell>
          <table:table-cell office:value-type="string" calcext:value-type="string">
            <text:p>I am so trying this out soon, do you have any suggestions or tips?</text:p>
          </table:table-cell>
          <table:table-cell/>
        </table:table-row>
        <table:table-row table:style-name="ro1">
          <table:table-cell office:value-type="float" office:value="60448" calcext:value-type="float">
            <text:p>60448</text:p>
          </table:table-cell>
          <table:table-cell office:value-type="float" office:value="341399" calcext:value-type="float">
            <text:p>341399</text:p>
          </table:table-cell>
          <table:table-cell office:value-type="float" office:value="0" calcext:value-type="float">
            <text:p>0</text:p>
          </table:table-cell>
          <table:table-cell office:value-type="float" office:value="154582" calcext:value-type="float">
            <text:p>154582</text:p>
          </table:table-cell>
          <table:table-cell office:value-type="string" calcext:value-type="string">
            <text:p>[[@1]]</text:p>
          </table:table-cell>
          <table:table-cell/>
        </table:table-row>
        <table:table-row table:style-name="ro1">
          <table:table-cell office:value-type="float" office:value="68490" calcext:value-type="float">
            <text:p>68490</text:p>
          </table:table-cell>
          <table:table-cell office:value-type="float" office:value="0" calcext:value-type="float">
            <text:p>0</text:p>
          </table:table-cell>
          <table:table-cell office:value-type="float" office:value="696567" calcext:value-type="float">
            <text:p>696567</text:p>
          </table:table-cell>
          <table:table-cell office:value-type="float" office:value="79350" calcext:value-type="float">
            <text:p>79350</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151629" calcext:value-type="float">
            <text:p>151629</text:p>
          </table:table-cell>
          <table:table-cell office:value-type="float" office:value="0" calcext:value-type="float">
            <text:p>0</text:p>
          </table:table-cell>
          <table:table-cell office:value-type="float" office:value="890238" calcext:value-type="float">
            <text:p>890238</text:p>
          </table:table-cell>
          <table:table-cell office:value-type="float" office:value="40552" calcext:value-type="float">
            <text:p>40552</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56366" calcext:value-type="float">
            <text:p>256366</text:p>
          </table:table-cell>
          <table:table-cell office:value-type="float" office:value="0" calcext:value-type="float">
            <text:p>0</text:p>
          </table:table-cell>
          <table:table-cell office:value-type="float" office:value="1312775" calcext:value-type="float">
            <text:p>1312775</text:p>
          </table:table-cell>
          <table:table-cell office:value-type="float" office:value="19741" calcext:value-type="float">
            <text:p>19741</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32152" calcext:value-type="float">
            <text:p>332152</text:p>
          </table:table-cell>
          <table:table-cell office:value-type="float" office:value="0" calcext:value-type="float">
            <text:p>0</text:p>
          </table:table-cell>
          <table:table-cell office:value-type="float" office:value="1707614" calcext:value-type="float">
            <text:p>1707614</text:p>
          </table:table-cell>
          <table:table-cell office:value-type="float" office:value="486012" calcext:value-type="float">
            <text:p>486012</text:p>
          </table:table-cell>
          <table:table-cell office:value-type="string" calcext:value-type="string">
            <text:p>Bro we are from Chennai - down south. So that's budget for us. ??</text:p>
          </table:table-cell>
          <table:table-cell/>
        </table:table-row>
        <table:table-row table:style-name="ro1">
          <table:table-cell office:value-type="float" office:value="334103" calcext:value-type="float">
            <text:p>334103</text:p>
          </table:table-cell>
          <table:table-cell office:value-type="float" office:value="0" calcext:value-type="float">
            <text:p>0</text:p>
          </table:table-cell>
          <table:table-cell office:value-type="float" office:value="1782717" calcext:value-type="float">
            <text:p>1782717</text:p>
          </table:table-cell>
          <table:table-cell office:value-type="float" office:value="50385" calcext:value-type="float">
            <text:p>50385</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396996" calcext:value-type="float">
            <text:p>396996</text:p>
          </table:table-cell>
          <table:table-cell office:value-type="float" office:value="0" calcext:value-type="float">
            <text:p>0</text:p>
          </table:table-cell>
          <table:table-cell office:value-type="float" office:value="2288068" calcext:value-type="float">
            <text:p>2288068</text:p>
          </table:table-cell>
          <table:table-cell office:value-type="float" office:value="894504" calcext:value-type="float">
            <text:p>894504</text:p>
          </table:table-cell>
          <table:table-cell office:value-type="string" calcext:value-type="string">
            <text:p>Very nice</text:p>
          </table:table-cell>
          <table:table-cell/>
        </table:table-row>
        <table:table-row table:style-name="ro1">
          <table:table-cell office:value-type="float" office:value="426507" calcext:value-type="float">
            <text:p>426507</text:p>
          </table:table-cell>
          <table:table-cell office:value-type="float" office:value="0" calcext:value-type="float">
            <text:p>0</text:p>
          </table:table-cell>
          <table:table-cell office:value-type="float" office:value="2310875" calcext:value-type="float">
            <text:p>2310875</text:p>
          </table:table-cell>
          <table:table-cell office:value-type="float" office:value="6791" calcext:value-type="float">
            <text:p>6791</text:p>
          </table:table-cell>
          <table:table-cell office:value-type="string" calcext:value-type="string">
            <text:p>good</text:p>
          </table:table-cell>
          <table:table-cell/>
        </table:table-row>
        <table:table-row table:style-name="ro1">
          <table:table-cell office:value-type="float" office:value="89305" calcext:value-type="float">
            <text:p>89305</text:p>
          </table:table-cell>
          <table:table-cell office:value-type="float" office:value="0" calcext:value-type="float">
            <text:p>0</text:p>
          </table:table-cell>
          <table:table-cell office:value-type="float" office:value="753343" calcext:value-type="float">
            <text:p>753343</text:p>
          </table:table-cell>
          <table:table-cell office:value-type="float" office:value="81512" calcext:value-type="float">
            <text:p>81512</text:p>
          </table:table-cell>
          <table:table-cell office:value-type="string" calcext:value-type="string">
            <text:p>The images in your trail are so amazing and clear!</text:p>
          </table:table-cell>
          <table:table-cell/>
        </table:table-row>
        <table:table-row table:style-name="ro1">
          <table:table-cell office:value-type="float" office:value="93456" calcext:value-type="float">
            <text:p>93456</text:p>
          </table:table-cell>
          <table:table-cell office:value-type="float" office:value="0" calcext:value-type="float">
            <text:p>0</text:p>
          </table:table-cell>
          <table:table-cell office:value-type="float" office:value="761341" calcext:value-type="float">
            <text:p>761341</text:p>
          </table:table-cell>
          <table:table-cell office:value-type="float" office:value="226229" calcext:value-type="float">
            <text:p>226229</text:p>
          </table:table-cell>
          <table:table-cell office:value-type="string" calcext:value-type="string">
            <text:p>Thankyou so much .... Just joined ... Will soon update the vdo .... And of my older trips too</text:p>
          </table:table-cell>
          <table:table-cell/>
        </table:table-row>
        <table:table-row table:style-name="ro1">
          <table:table-cell office:value-type="float" office:value="128617" calcext:value-type="float">
            <text:p>128617</text:p>
          </table:table-cell>
          <table:table-cell office:value-type="float" office:value="0" calcext:value-type="float">
            <text:p>0</text:p>
          </table:table-cell>
          <table:table-cell office:value-type="float" office:value="837063" calcext:value-type="float">
            <text:p>837063</text:p>
          </table:table-cell>
          <table:table-cell office:value-type="float" office:value="79798" calcext:value-type="float">
            <text:p>79798</text:p>
          </table:table-cell>
          <table:table-cell office:value-type="string" calcext:value-type="string">
            <text:p>i love the way you travel, when are posting more our your stories?</text:p>
          </table:table-cell>
          <table:table-cell/>
        </table:table-row>
        <table:table-row table:style-name="ro1">
          <table:table-cell office:value-type="float" office:value="209293" calcext:value-type="float">
            <text:p>209293</text:p>
          </table:table-cell>
          <table:table-cell office:value-type="float" office:value="0" calcext:value-type="float">
            <text:p>0</text:p>
          </table:table-cell>
          <table:table-cell office:value-type="float" office:value="1071073" calcext:value-type="float">
            <text:p>1071073</text:p>
          </table:table-cell>
          <table:table-cell office:value-type="float" office:value="79416" calcext:value-type="float">
            <text:p>79416</text:p>
          </table:table-cell>
          <table:table-cell office:value-type="string" calcext:value-type="string">
            <text:p>Awesome! I too am heading there next week</text:p>
          </table:table-cell>
          <table:table-cell/>
        </table:table-row>
        <table:table-row table:style-name="ro1">
          <table:table-cell office:value-type="float" office:value="225980" calcext:value-type="float">
            <text:p>225980</text:p>
          </table:table-cell>
          <table:table-cell office:value-type="float" office:value="0" calcext:value-type="float">
            <text:p>0</text:p>
          </table:table-cell>
          <table:table-cell office:value-type="float" office:value="1161782" calcext:value-type="float">
            <text:p>1161782</text:p>
          </table:table-cell>
          <table:table-cell office:value-type="float" office:value="43224" calcext:value-type="float">
            <text:p>43224</text:p>
          </table:table-cell>
          <table:table-cell office:value-type="string" calcext:value-type="string">
            <text:p>Dum hai bhai!</text:p>
          </table:table-cell>
          <table:table-cell/>
        </table:table-row>
        <table:table-row table:style-name="ro1">
          <table:table-cell office:value-type="float" office:value="237502" calcext:value-type="float">
            <text:p>237502</text:p>
          </table:table-cell>
          <table:table-cell office:value-type="float" office:value="0" calcext:value-type="float">
            <text:p>0</text:p>
          </table:table-cell>
          <table:table-cell office:value-type="float" office:value="1192409" calcext:value-type="float">
            <text:p>1192409</text:p>
          </table:table-cell>
          <table:table-cell office:value-type="float" office:value="50403" calcext:value-type="float">
            <text:p>50403</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63794" calcext:value-type="float">
            <text:p>263794</text:p>
          </table:table-cell>
          <table:table-cell office:value-type="float" office:value="0" calcext:value-type="float">
            <text:p>0</text:p>
          </table:table-cell>
          <table:table-cell office:value-type="float" office:value="2092" calcext:value-type="float">
            <text:p>2092</text:p>
          </table:table-cell>
          <table:table-cell office:value-type="float" office:value="421737" calcext:value-type="float">
            <text:p>421737</text:p>
          </table:table-cell>
          <table:table-cell office:value-type="string" calcext:value-type="string">
            <text:p>☺️☺️☺️????</text:p>
          </table:table-cell>
          <table:table-cell/>
        </table:table-row>
        <table:table-row table:style-name="ro1">
          <table:table-cell office:value-type="float" office:value="289517" calcext:value-type="float">
            <text:p>289517</text:p>
          </table:table-cell>
          <table:table-cell office:value-type="float" office:value="0" calcext:value-type="float">
            <text:p>0</text:p>
          </table:table-cell>
          <table:table-cell office:value-type="float" office:value="1529110" calcext:value-type="float">
            <text:p>1529110</text:p>
          </table:table-cell>
          <table:table-cell office:value-type="float" office:value="468228" calcext:value-type="float">
            <text:p>468228</text:p>
          </table:table-cell>
          <table:table-cell office:value-type="string" calcext:value-type="string">
            <text:p>[[@1]]</text:p>
          </table:table-cell>
          <table:table-cell/>
        </table:table-row>
        <table:table-row table:style-name="ro1">
          <table:table-cell office:value-type="float" office:value="362111" calcext:value-type="float">
            <text:p>362111</text:p>
          </table:table-cell>
          <table:table-cell office:value-type="float" office:value="0" calcext:value-type="float">
            <text:p>0</text:p>
          </table:table-cell>
          <table:table-cell office:value-type="float" office:value="2061060" calcext:value-type="float">
            <text:p>2061060</text:p>
          </table:table-cell>
          <table:table-cell office:value-type="float" office:value="645956" calcext:value-type="float">
            <text:p>645956</text:p>
          </table:table-cell>
          <table:table-cell office:value-type="string" calcext:value-type="string">
            <text:p>[[@43521]] definitely... I'll let you know..it's a mere path from Dakshineswar through a Ferry and has the most pleasant ambience allover. Nearer to Dum-Dum area.</text:p>
          </table:table-cell>
          <table:table-cell/>
        </table:table-row>
        <table:table-row table:style-name="ro1">
          <table:table-cell office:value-type="float" office:value="365213" calcext:value-type="float">
            <text:p>365213</text:p>
          </table:table-cell>
          <table:table-cell office:value-type="float" office:value="0" calcext:value-type="float">
            <text:p>0</text:p>
          </table:table-cell>
          <table:table-cell office:value-type="float" office:value="2116374" calcext:value-type="float">
            <text:p>2116374</text:p>
          </table:table-cell>
          <table:table-cell office:value-type="float" office:value="87036" calcext:value-type="float">
            <text:p>87036</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100236" calcext:value-type="float">
            <text:p>100236</text:p>
          </table:table-cell>
          <table:table-cell office:value-type="float" office:value="410466" calcext:value-type="float">
            <text:p>410466</text:p>
          </table:table-cell>
          <table:table-cell office:value-type="float" office:value="0" calcext:value-type="float">
            <text:p>0</text:p>
          </table:table-cell>
          <table:table-cell office:value-type="float" office:value="137882" calcext:value-type="float">
            <text:p>137882</text:p>
          </table:table-cell>
          <table:table-cell office:value-type="string" calcext:value-type="string">
            <text:p>[[@1]]</text:p>
          </table:table-cell>
          <table:table-cell/>
        </table:table-row>
        <table:table-row table:style-name="ro1">
          <table:table-cell office:value-type="float" office:value="104411" calcext:value-type="float">
            <text:p>104411</text:p>
          </table:table-cell>
          <table:table-cell office:value-type="float" office:value="0" calcext:value-type="float">
            <text:p>0</text:p>
          </table:table-cell>
          <table:table-cell office:value-type="float" office:value="786354" calcext:value-type="float">
            <text:p>786354</text:p>
          </table:table-cell>
          <table:table-cell office:value-type="float" office:value="234010" calcext:value-type="float">
            <text:p>234010</text:p>
          </table:table-cell>
          <table:table-cell office:value-type="string" calcext:value-type="string">
            <text:p>[[@87076]] it's great. You should definitely visit the place and also it's not that expensive.</text:p>
          </table:table-cell>
          <table:table-cell/>
        </table:table-row>
        <table:table-row table:style-name="ro1">
          <table:table-cell office:value-type="float" office:value="194052" calcext:value-type="float">
            <text:p>194052</text:p>
          </table:table-cell>
          <table:table-cell office:value-type="float" office:value="0" calcext:value-type="float">
            <text:p>0</text:p>
          </table:table-cell>
          <table:table-cell office:value-type="float" office:value="1005253" calcext:value-type="float">
            <text:p>1005253</text:p>
          </table:table-cell>
          <table:table-cell office:value-type="float" office:value="79754" calcext:value-type="float">
            <text:p>79754</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62608" calcext:value-type="float">
            <text:p>262608</text:p>
          </table:table-cell>
          <table:table-cell office:value-type="float" office:value="0" calcext:value-type="float">
            <text:p>0</text:p>
          </table:table-cell>
          <table:table-cell office:value-type="float" office:value="1364905" calcext:value-type="float">
            <text:p>1364905</text:p>
          </table:table-cell>
          <table:table-cell office:value-type="float" office:value="86755" calcext:value-type="float">
            <text:p>86755</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411179" calcext:value-type="float">
            <text:p>411179</text:p>
          </table:table-cell>
          <table:table-cell office:value-type="float" office:value="0" calcext:value-type="float">
            <text:p>0</text:p>
          </table:table-cell>
          <table:table-cell office:value-type="float" office:value="2268998" calcext:value-type="float">
            <text:p>2268998</text:p>
          </table:table-cell>
          <table:table-cell office:value-type="float" office:value="1285180" calcext:value-type="float">
            <text:p>1285180</text:p>
          </table:table-cell>
          <table:table-cell office:value-type="string" calcext:value-type="string">
            <text:p>Hi</text:p>
          </table:table-cell>
          <table:table-cell/>
        </table:table-row>
        <table:table-row table:style-name="ro1">
          <table:table-cell office:value-type="float" office:value="424793" calcext:value-type="float">
            <text:p>424793</text:p>
          </table:table-cell>
          <table:table-cell office:value-type="float" office:value="0" calcext:value-type="float">
            <text:p>0</text:p>
          </table:table-cell>
          <table:table-cell office:value-type="float" office:value="2300770" calcext:value-type="float">
            <text:p>2300770</text:p>
          </table:table-cell>
          <table:table-cell office:value-type="float" office:value="22753" calcext:value-type="float">
            <text:p>22753</text:p>
          </table:table-cell>
          <table:table-cell office:value-type="string" calcext:value-type="string">
            <text:p>I like this</text:p>
          </table:table-cell>
          <table:table-cell/>
        </table:table-row>
        <table:table-row table:style-name="ro1">
          <table:table-cell office:value-type="float" office:value="433685" calcext:value-type="float">
            <text:p>433685</text:p>
          </table:table-cell>
          <table:table-cell office:value-type="float" office:value="0" calcext:value-type="float">
            <text:p>0</text:p>
          </table:table-cell>
          <table:table-cell office:value-type="float" office:value="2303376" calcext:value-type="float">
            <text:p>2303376</text:p>
          </table:table-cell>
          <table:table-cell office:value-type="float" office:value="833936" calcext:value-type="float">
            <text:p>833936</text:p>
          </table:table-cell>
          <table:table-cell office:value-type="string" calcext:value-type="string">
            <text:p>[[@7023]] l’Oreal ( not sponsored ) ?</text:p>
          </table:table-cell>
          <table:table-cell/>
        </table:table-row>
        <table:table-row table:style-name="ro1">
          <table:table-cell office:value-type="float" office:value="449141" calcext:value-type="float">
            <text:p>449141</text:p>
          </table:table-cell>
          <table:table-cell office:value-type="float" office:value="0" calcext:value-type="float">
            <text:p>0</text:p>
          </table:table-cell>
          <table:table-cell office:value-type="float" office:value="642557" calcext:value-type="float">
            <text:p>642557</text:p>
          </table:table-cell>
          <table:table-cell office:value-type="float" office:value="1817150" calcext:value-type="float">
            <text:p>1817150</text:p>
          </table:table-cell>
          <table:table-cell office:value-type="string" calcext:value-type="string">
            <text:p>Nice</text:p>
          </table:table-cell>
          <table:table-cell/>
        </table:table-row>
        <table:table-row table:style-name="ro1">
          <table:table-cell office:value-type="float" office:value="463066" calcext:value-type="float">
            <text:p>463066</text:p>
          </table:table-cell>
          <table:table-cell office:value-type="float" office:value="0" calcext:value-type="float">
            <text:p>0</text:p>
          </table:table-cell>
          <table:table-cell office:value-type="float" office:value="1121269" calcext:value-type="float">
            <text:p>1121269</text:p>
          </table:table-cell>
          <table:table-cell office:value-type="float" office:value="2227052" calcext:value-type="float">
            <text:p>2227052</text:p>
          </table:table-cell>
          <table:table-cell office:value-type="string" calcext:value-type="string">
            <text:p>Hii</text:p>
          </table:table-cell>
          <table:table-cell/>
        </table:table-row>
        <table:table-row table:style-name="ro1">
          <table:table-cell office:value-type="float" office:value="48381" calcext:value-type="float">
            <text:p>48381</text:p>
          </table:table-cell>
          <table:table-cell office:value-type="float" office:value="0" calcext:value-type="float">
            <text:p>0</text:p>
          </table:table-cell>
          <table:table-cell office:value-type="float" office:value="653409" calcext:value-type="float">
            <text:p>653409</text:p>
          </table:table-cell>
          <table:table-cell office:value-type="float" office:value="86779" calcext:value-type="float">
            <text:p>86779</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04580" calcext:value-type="float">
            <text:p>104580</text:p>
          </table:table-cell>
          <table:table-cell office:value-type="float" office:value="0" calcext:value-type="float">
            <text:p>0</text:p>
          </table:table-cell>
          <table:table-cell office:value-type="float" office:value="786821" calcext:value-type="float">
            <text:p>786821</text:p>
          </table:table-cell>
          <table:table-cell office:value-type="float" office:value="79126" calcext:value-type="float">
            <text:p>79126</text:p>
          </table:table-cell>
          <table:table-cell office:value-type="string" calcext:value-type="string">
            <text:p>masttt!!</text:p>
          </table:table-cell>
          <table:table-cell/>
        </table:table-row>
        <table:table-row table:style-name="ro1">
          <table:table-cell office:value-type="float" office:value="115999" calcext:value-type="float">
            <text:p>115999</text:p>
          </table:table-cell>
          <table:table-cell office:value-type="float" office:value="0" calcext:value-type="float">
            <text:p>0</text:p>
          </table:table-cell>
          <table:table-cell office:value-type="float" office:value="813419" calcext:value-type="float">
            <text:p>813419</text:p>
          </table:table-cell>
          <table:table-cell office:value-type="float" office:value="77648" calcext:value-type="float">
            <text:p>77648</text:p>
          </table:table-cell>
          <table:table-cell office:value-type="string" calcext:value-type="string">
            <text:p>Keep that goin ??</text:p>
          </table:table-cell>
          <table:table-cell/>
        </table:table-row>
        <table:table-row table:style-name="ro1">
          <table:table-cell office:value-type="float" office:value="142003" calcext:value-type="float">
            <text:p>142003</text:p>
          </table:table-cell>
          <table:table-cell office:value-type="float" office:value="0" calcext:value-type="float">
            <text:p>0</text:p>
          </table:table-cell>
          <table:table-cell office:value-type="float" office:value="871360" calcext:value-type="float">
            <text:p>871360</text:p>
          </table:table-cell>
          <table:table-cell office:value-type="float" office:value="48968" calcext:value-type="float">
            <text:p>48968</text:p>
          </table:table-cell>
          <table:table-cell office:value-type="string" calcext:value-type="string">
            <text:p>Nice shot! ❤️</text:p>
          </table:table-cell>
          <table:table-cell/>
        </table:table-row>
        <table:table-row table:style-name="ro1">
          <table:table-cell office:value-type="float" office:value="198696" calcext:value-type="float">
            <text:p>198696</text:p>
          </table:table-cell>
          <table:table-cell office:value-type="float" office:value="0" calcext:value-type="float">
            <text:p>0</text:p>
          </table:table-cell>
          <table:table-cell office:value-type="float" office:value="1030873" calcext:value-type="float">
            <text:p>1030873</text:p>
          </table:table-cell>
          <table:table-cell office:value-type="float" office:value="76361" calcext:value-type="float">
            <text:p>76361</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23173" calcext:value-type="float">
            <text:p>223173</text:p>
          </table:table-cell>
          <table:table-cell office:value-type="float" office:value="0" calcext:value-type="float">
            <text:p>0</text:p>
          </table:table-cell>
          <table:table-cell office:value-type="float" office:value="1150640" calcext:value-type="float">
            <text:p>1150640</text:p>
          </table:table-cell>
          <table:table-cell office:value-type="float" office:value="43474" calcext:value-type="float">
            <text:p>43474</text:p>
          </table:table-cell>
          <table:table-cell office:value-type="string" calcext:value-type="string">
            <text:p>Wow! Thats amazing that you covered so much in so less budget!</text:p>
          </table:table-cell>
          <table:table-cell/>
        </table:table-row>
        <table:table-row table:style-name="ro1">
          <table:table-cell office:value-type="float" office:value="345588" calcext:value-type="float">
            <text:p>345588</text:p>
          </table:table-cell>
          <table:table-cell office:value-type="float" office:value="0" calcext:value-type="float">
            <text:p>0</text:p>
          </table:table-cell>
          <table:table-cell office:value-type="float" office:value="1851554" calcext:value-type="float">
            <text:p>1851554</text:p>
          </table:table-cell>
          <table:table-cell office:value-type="float" office:value="511392" calcext:value-type="float">
            <text:p>511392</text:p>
          </table:table-cell>
          <table:table-cell office:value-type="string" calcext:value-type="string">
            <text:p>@</text:p>
          </table:table-cell>
          <table:table-cell/>
        </table:table-row>
        <table:table-row table:style-name="ro1">
          <table:table-cell office:value-type="float" office:value="460184" calcext:value-type="float">
            <text:p>460184</text:p>
          </table:table-cell>
          <table:table-cell office:value-type="float" office:value="0" calcext:value-type="float">
            <text:p>0</text:p>
          </table:table-cell>
          <table:table-cell office:value-type="float" office:value="2363778" calcext:value-type="float">
            <text:p>2363778</text:p>
          </table:table-cell>
          <table:table-cell office:value-type="float" office:value="2042137" calcext:value-type="float">
            <text:p>2042137</text:p>
          </table:table-cell>
          <table:table-cell office:value-type="string" calcext:value-type="string">
            <text:p>UFC 2019 follow</text:p>
          </table:table-cell>
          <table:table-cell/>
        </table:table-row>
        <table:table-row table:style-name="ro1">
          <table:table-cell office:value-type="float" office:value="6401" calcext:value-type="float">
            <text:p>6401</text:p>
          </table:table-cell>
          <table:table-cell office:value-type="float" office:value="75064" calcext:value-type="float">
            <text:p>75064</text:p>
          </table:table-cell>
          <table:table-cell office:value-type="float" office:value="0" calcext:value-type="float">
            <text:p>0</text:p>
          </table:table-cell>
          <table:table-cell office:value-type="float" office:value="19280" calcext:value-type="float">
            <text:p>19280</text:p>
          </table:table-cell>
          <table:table-cell office:value-type="string" calcext:value-type="string">
            <text:p>[[@1]]</text:p>
          </table:table-cell>
          <table:table-cell/>
        </table:table-row>
        <table:table-row table:style-name="ro1">
          <table:table-cell office:value-type="float" office:value="21001" calcext:value-type="float">
            <text:p>21001</text:p>
          </table:table-cell>
          <table:table-cell office:value-type="float" office:value="0" calcext:value-type="float">
            <text:p>0</text:p>
          </table:table-cell>
          <table:table-cell office:value-type="float" office:value="589267" calcext:value-type="float">
            <text:p>589267</text:p>
          </table:table-cell>
          <table:table-cell office:value-type="float" office:value="39757" calcext:value-type="float">
            <text:p>39757</text:p>
          </table:table-cell>
          <table:table-cell office:value-type="string" calcext:value-type="string">
            <text:p>Tum ho bemissal, kya trail hai ekdum</text:p>
          </table:table-cell>
          <table:table-cell/>
        </table:table-row>
        <table:table-row table:style-name="ro1">
          <table:table-cell office:value-type="float" office:value="29737" calcext:value-type="float">
            <text:p>29737</text:p>
          </table:table-cell>
          <table:table-cell office:value-type="float" office:value="0" calcext:value-type="float">
            <text:p>0</text:p>
          </table:table-cell>
          <table:table-cell office:value-type="float" office:value="610366" calcext:value-type="float">
            <text:p>610366</text:p>
          </table:table-cell>
          <table:table-cell office:value-type="float" office:value="131763" calcext:value-type="float">
            <text:p>131763</text:p>
          </table:table-cell>
          <table:table-cell office:value-type="string" calcext:value-type="string">
            <text:p>[[@82026]] Thanks and uploading in sometime. Thanks for your advice ?</text:p>
          </table:table-cell>
          <table:table-cell/>
        </table:table-row>
        <table:table-row table:style-name="ro1">
          <table:table-cell office:value-type="float" office:value="161480" calcext:value-type="float">
            <text:p>161480</text:p>
          </table:table-cell>
          <table:table-cell office:value-type="float" office:value="0" calcext:value-type="float">
            <text:p>0</text:p>
          </table:table-cell>
          <table:table-cell office:value-type="float" office:value="852276" calcext:value-type="float">
            <text:p>852276</text:p>
          </table:table-cell>
          <table:table-cell office:value-type="float" office:value="254214" calcext:value-type="float">
            <text:p>254214</text:p>
          </table:table-cell>
          <table:table-cell office:value-type="string" calcext:value-type="string">
            <text:p>[[@39627]] yes in August</text:p>
          </table:table-cell>
          <table:table-cell/>
        </table:table-row>
        <table:table-row table:style-name="ro1">
          <table:table-cell office:value-type="float" office:value="169556" calcext:value-type="float">
            <text:p>169556</text:p>
          </table:table-cell>
          <table:table-cell office:value-type="float" office:value="0" calcext:value-type="float">
            <text:p>0</text:p>
          </table:table-cell>
          <table:table-cell office:value-type="float" office:value="942730" calcext:value-type="float">
            <text:p>942730</text:p>
          </table:table-cell>
          <table:table-cell office:value-type="float" office:value="41510" calcext:value-type="float">
            <text:p>41510</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91368" calcext:value-type="float">
            <text:p>191368</text:p>
          </table:table-cell>
          <table:table-cell office:value-type="float" office:value="0" calcext:value-type="float">
            <text:p>0</text:p>
          </table:table-cell>
          <table:table-cell office:value-type="float" office:value="992150" calcext:value-type="float">
            <text:p>992150</text:p>
          </table:table-cell>
          <table:table-cell office:value-type="float" office:value="298623" calcext:value-type="float">
            <text:p>298623</text:p>
          </table:table-cell>
          <table:table-cell office:value-type="string" calcext:value-type="string">
            <text:p>Surely.</text:p>
          </table:table-cell>
          <table:table-cell/>
        </table:table-row>
        <table:table-row table:style-name="ro1">
          <table:table-cell office:value-type="float" office:value="255208" calcext:value-type="float">
            <text:p>255208</text:p>
          </table:table-cell>
          <table:table-cell office:value-type="float" office:value="0" calcext:value-type="float">
            <text:p>0</text:p>
          </table:table-cell>
          <table:table-cell office:value-type="float" office:value="1312307" calcext:value-type="float">
            <text:p>1312307</text:p>
          </table:table-cell>
          <table:table-cell office:value-type="float" office:value="82016" calcext:value-type="float">
            <text:p>82016</text:p>
          </table:table-cell>
          <table:table-cell office:value-type="string" calcext:value-type="string">
            <text:p>This is lovely!</text:p>
          </table:table-cell>
          <table:table-cell/>
        </table:table-row>
        <table:table-row table:style-name="ro1">
          <table:table-cell office:value-type="float" office:value="332257" calcext:value-type="float">
            <text:p>332257</text:p>
          </table:table-cell>
          <table:table-cell office:value-type="float" office:value="0" calcext:value-type="float">
            <text:p>0</text:p>
          </table:table-cell>
          <table:table-cell office:value-type="float" office:value="1775252" calcext:value-type="float">
            <text:p>1775252</text:p>
          </table:table-cell>
          <table:table-cell office:value-type="float" office:value="88159" calcext:value-type="float">
            <text:p>88159</text:p>
          </table:table-cell>
          <table:table-cell office:value-type="string" calcext:value-type="string">
            <text:p>The title was superb! The content was a little dreary!</text:p>
          </table:table-cell>
          <table:table-cell/>
        </table:table-row>
        <table:table-row table:style-name="ro1">
          <table:table-cell office:value-type="float" office:value="332436" calcext:value-type="float">
            <text:p>332436</text:p>
          </table:table-cell>
          <table:table-cell office:value-type="float" office:value="0" calcext:value-type="float">
            <text:p>0</text:p>
          </table:table-cell>
          <table:table-cell office:value-type="float" office:value="1768288" calcext:value-type="float">
            <text:p>1768288</text:p>
          </table:table-cell>
          <table:table-cell office:value-type="float" office:value="501711" calcext:value-type="float">
            <text:p>501711</text:p>
          </table:table-cell>
          <table:table-cell office:value-type="string" calcext:value-type="string">
            <text:p>[[@79629]] thanks for the suggestion. I will try it in next blog.</text:p>
          </table:table-cell>
          <table:table-cell/>
        </table:table-row>
        <table:table-row table:style-name="ro1">
          <table:table-cell office:value-type="float" office:value="334813" calcext:value-type="float">
            <text:p>334813</text:p>
          </table:table-cell>
          <table:table-cell office:value-type="float" office:value="0" calcext:value-type="float">
            <text:p>0</text:p>
          </table:table-cell>
          <table:table-cell office:value-type="float" office:value="52502" calcext:value-type="float">
            <text:p>52502</text:p>
          </table:table-cell>
          <table:table-cell office:value-type="float" office:value="354168" calcext:value-type="float">
            <text:p>354168</text:p>
          </table:table-cell>
          <table:table-cell office:value-type="string" calcext:value-type="string">
            <text:p>Hmm</text:p>
          </table:table-cell>
          <table:table-cell/>
        </table:table-row>
        <table:table-row table:style-name="ro1">
          <table:table-cell office:value-type="float" office:value="337982" calcext:value-type="float">
            <text:p>337982</text:p>
          </table:table-cell>
          <table:table-cell office:value-type="float" office:value="0" calcext:value-type="float">
            <text:p>0</text:p>
          </table:table-cell>
          <table:table-cell office:value-type="float" office:value="1802623" calcext:value-type="float">
            <text:p>1802623</text:p>
          </table:table-cell>
          <table:table-cell office:value-type="float" office:value="44468" calcext:value-type="float">
            <text:p>44468</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9110" calcext:value-type="float">
            <text:p>29110</text:p>
          </table:table-cell>
          <table:table-cell office:value-type="float" office:value="0" calcext:value-type="float">
            <text:p>0</text:p>
          </table:table-cell>
          <table:table-cell office:value-type="float" office:value="607967" calcext:value-type="float">
            <text:p>607967</text:p>
          </table:table-cell>
          <table:table-cell office:value-type="float" office:value="83474" calcext:value-type="float">
            <text:p>83474</text:p>
          </table:table-cell>
          <table:table-cell office:value-type="string" calcext:value-type="string">
            <text:p>love this </text:p>
          </table:table-cell>
          <table:table-cell/>
        </table:table-row>
        <table:table-row table:style-name="ro1">
          <table:table-cell office:value-type="float" office:value="63336" calcext:value-type="float">
            <text:p>63336</text:p>
          </table:table-cell>
          <table:table-cell office:value-type="float" office:value="0" calcext:value-type="float">
            <text:p>0</text:p>
          </table:table-cell>
          <table:table-cell office:value-type="float" office:value="661040" calcext:value-type="float">
            <text:p>661040</text:p>
          </table:table-cell>
          <table:table-cell office:value-type="float" office:value="80383" calcext:value-type="float">
            <text:p>80383</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63523" calcext:value-type="float">
            <text:p>63523</text:p>
          </table:table-cell>
          <table:table-cell office:value-type="float" office:value="0" calcext:value-type="float">
            <text:p>0</text:p>
          </table:table-cell>
          <table:table-cell office:value-type="float" office:value="687019" calcext:value-type="float">
            <text:p>687019</text:p>
          </table:table-cell>
          <table:table-cell office:value-type="float" office:value="87312" calcext:value-type="float">
            <text:p>87312</text:p>
          </table:table-cell>
          <table:table-cell office:value-type="string" calcext:value-type="string">
            <text:p>The content digresses a little, the pictures are so good but!</text:p>
          </table:table-cell>
          <table:table-cell/>
        </table:table-row>
        <table:table-row table:style-name="ro1">
          <table:table-cell office:value-type="float" office:value="74697" calcext:value-type="float">
            <text:p>74697</text:p>
          </table:table-cell>
          <table:table-cell office:value-type="float" office:value="0" calcext:value-type="float">
            <text:p>0</text:p>
          </table:table-cell>
          <table:table-cell office:value-type="float" office:value="719860" calcext:value-type="float">
            <text:p>719860</text:p>
          </table:table-cell>
          <table:table-cell office:value-type="float" office:value="87868" calcext:value-type="float">
            <text:p>87868</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113101" calcext:value-type="float">
            <text:p>113101</text:p>
          </table:table-cell>
          <table:table-cell office:value-type="float" office:value="0" calcext:value-type="float">
            <text:p>0</text:p>
          </table:table-cell>
          <table:table-cell office:value-type="float" office:value="807402" calcext:value-type="float">
            <text:p>807402</text:p>
          </table:table-cell>
          <table:table-cell office:value-type="float" office:value="135699" calcext:value-type="float">
            <text:p>135699</text:p>
          </table:table-cell>
          <table:table-cell office:value-type="string" calcext:value-type="string">
            <text:p>amazing stories! when can i read your next adventure?</text:p>
          </table:table-cell>
          <table:table-cell/>
        </table:table-row>
        <table:table-row table:style-name="ro1">
          <table:table-cell office:value-type="float" office:value="156753" calcext:value-type="float">
            <text:p>156753</text:p>
          </table:table-cell>
          <table:table-cell office:value-type="float" office:value="0" calcext:value-type="float">
            <text:p>0</text:p>
          </table:table-cell>
          <table:table-cell office:value-type="float" office:value="907499" calcext:value-type="float">
            <text:p>907499</text:p>
          </table:table-cell>
          <table:table-cell office:value-type="float" office:value="86433" calcext:value-type="float">
            <text:p>86433</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167441" calcext:value-type="float">
            <text:p>167441</text:p>
          </table:table-cell>
          <table:table-cell office:value-type="float" office:value="0" calcext:value-type="float">
            <text:p>0</text:p>
          </table:table-cell>
          <table:table-cell office:value-type="float" office:value="937382" calcext:value-type="float">
            <text:p>937382</text:p>
          </table:table-cell>
          <table:table-cell office:value-type="float" office:value="76465" calcext:value-type="float">
            <text:p>76465</text:p>
          </table:table-cell>
          <table:table-cell office:value-type="string" calcext:value-type="string">
            <text:p>Beautiful trail ? ?</text:p>
          </table:table-cell>
          <table:table-cell/>
        </table:table-row>
        <table:table-row table:style-name="ro1">
          <table:table-cell office:value-type="float" office:value="233306" calcext:value-type="float">
            <text:p>233306</text:p>
          </table:table-cell>
          <table:table-cell office:value-type="float" office:value="0" calcext:value-type="float">
            <text:p>0</text:p>
          </table:table-cell>
          <table:table-cell office:value-type="float" office:value="1183763" calcext:value-type="float">
            <text:p>1183763</text:p>
          </table:table-cell>
          <table:table-cell office:value-type="float" office:value="82515" calcext:value-type="float">
            <text:p>82515</text:p>
          </table:table-cell>
          <table:table-cell office:value-type="string" calcext:value-type="string">
            <text:p>Your title is my new catchphrase!</text:p>
          </table:table-cell>
          <table:table-cell/>
        </table:table-row>
        <table:table-row table:style-name="ro1">
          <table:table-cell office:value-type="float" office:value="252187" calcext:value-type="float">
            <text:p>252187</text:p>
          </table:table-cell>
          <table:table-cell office:value-type="float" office:value="0" calcext:value-type="float">
            <text:p>0</text:p>
          </table:table-cell>
          <table:table-cell office:value-type="float" office:value="1288684" calcext:value-type="float">
            <text:p>1288684</text:p>
          </table:table-cell>
          <table:table-cell office:value-type="float" office:value="388550" calcext:value-type="float">
            <text:p>388550</text:p>
          </table:table-cell>
          <table:table-cell office:value-type="string" calcext:value-type="string">
            <text:p>[[@43176]] yes....</text:p>
          </table:table-cell>
          <table:table-cell/>
        </table:table-row>
        <table:table-row table:style-name="ro1">
          <table:table-cell office:value-type="float" office:value="290692" calcext:value-type="float">
            <text:p>290692</text:p>
          </table:table-cell>
          <table:table-cell office:value-type="float" office:value="0" calcext:value-type="float">
            <text:p>0</text:p>
          </table:table-cell>
          <table:table-cell office:value-type="float" office:value="1536190" calcext:value-type="float">
            <text:p>1536190</text:p>
          </table:table-cell>
          <table:table-cell office:value-type="float" office:value="39757" calcext:value-type="float">
            <text:p>39757</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92034" calcext:value-type="float">
            <text:p>392034</text:p>
          </table:table-cell>
          <table:table-cell office:value-type="float" office:value="0" calcext:value-type="float">
            <text:p>0</text:p>
          </table:table-cell>
          <table:table-cell office:value-type="float" office:value="2283767" calcext:value-type="float">
            <text:p>2283767</text:p>
          </table:table-cell>
          <table:table-cell office:value-type="float" office:value="941042" calcext:value-type="float">
            <text:p>941042</text:p>
          </table:table-cell>
          <table:table-cell office:value-type="string" calcext:value-type="string">
            <text:p>Hi</text:p>
          </table:table-cell>
          <table:table-cell/>
        </table:table-row>
        <table:table-row table:style-name="ro1">
          <table:table-cell office:value-type="float" office:value="442135" calcext:value-type="float">
            <text:p>442135</text:p>
          </table:table-cell>
          <table:table-cell office:value-type="float" office:value="0" calcext:value-type="float">
            <text:p>0</text:p>
          </table:table-cell>
          <table:table-cell office:value-type="float" office:value="2365549" calcext:value-type="float">
            <text:p>2365549</text:p>
          </table:table-cell>
          <table:table-cell office:value-type="float" office:value="1370737" calcext:value-type="float">
            <text:p>1370737</text:p>
          </table:table-cell>
          <table:table-cell office:value-type="string" calcext:value-type="string">
            <text:p>Hii</text:p>
          </table:table-cell>
          <table:table-cell/>
        </table:table-row>
        <table:table-row table:style-name="ro1">
          <table:table-cell office:value-type="float" office:value="6477" calcext:value-type="float">
            <text:p>6477</text:p>
          </table:table-cell>
          <table:table-cell office:value-type="float" office:value="0" calcext:value-type="float">
            <text:p>0</text:p>
          </table:table-cell>
          <table:table-cell office:value-type="float" office:value="175501" calcext:value-type="float">
            <text:p>175501</text:p>
          </table:table-cell>
          <table:table-cell office:value-type="float" office:value="65170" calcext:value-type="float">
            <text:p>65170</text:p>
          </table:table-cell>
          <table:table-cell office:value-type="string" calcext:value-type="string">
            <text:p>Done!!</text:p>
          </table:table-cell>
          <table:table-cell/>
        </table:table-row>
        <table:table-row table:style-name="ro1">
          <table:table-cell office:value-type="float" office:value="10490" calcext:value-type="float">
            <text:p>10490</text:p>
          </table:table-cell>
          <table:table-cell office:value-type="float" office:value="131063" calcext:value-type="float">
            <text:p>131063</text:p>
          </table:table-cell>
          <table:table-cell office:value-type="float" office:value="0" calcext:value-type="float">
            <text:p>0</text:p>
          </table:table-cell>
          <table:table-cell office:value-type="float" office:value="113007" calcext:value-type="float">
            <text:p>113007</text:p>
          </table:table-cell>
          <table:table-cell office:value-type="string" calcext:value-type="string">
            <text:p>[[@84622]]</text:p>
          </table:table-cell>
          <table:table-cell/>
        </table:table-row>
        <table:table-row table:style-name="ro1">
          <table:table-cell office:value-type="float" office:value="33696" calcext:value-type="float">
            <text:p>33696</text:p>
          </table:table-cell>
          <table:table-cell office:value-type="float" office:value="0" calcext:value-type="float">
            <text:p>0</text:p>
          </table:table-cell>
          <table:table-cell office:value-type="float" office:value="622316" calcext:value-type="float">
            <text:p>622316</text:p>
          </table:table-cell>
          <table:table-cell office:value-type="float" office:value="45782" calcext:value-type="float">
            <text:p>45782</text:p>
          </table:table-cell>
          <table:table-cell office:value-type="string" calcext:value-type="string">
            <text:p>Your stories are truely travel goals, how do you plan them?</text:p>
          </table:table-cell>
          <table:table-cell/>
        </table:table-row>
        <table:table-row table:style-name="ro1">
          <table:table-cell office:value-type="float" office:value="78414" calcext:value-type="float">
            <text:p>78414</text:p>
          </table:table-cell>
          <table:table-cell office:value-type="float" office:value="0" calcext:value-type="float">
            <text:p>0</text:p>
          </table:table-cell>
          <table:table-cell office:value-type="float" office:value="706348" calcext:value-type="float">
            <text:p>706348</text:p>
          </table:table-cell>
          <table:table-cell office:value-type="float" office:value="40638" calcext:value-type="float">
            <text:p>40638</text:p>
          </table:table-cell>
          <table:table-cell office:value-type="string" calcext:value-type="string">
            <text:p>Your stories are truely travel goals, how do you plan them?</text:p>
          </table:table-cell>
          <table:table-cell/>
        </table:table-row>
        <table:table-row table:style-name="ro1">
          <table:table-cell office:value-type="float" office:value="92778" calcext:value-type="float">
            <text:p>92778</text:p>
          </table:table-cell>
          <table:table-cell office:value-type="float" office:value="0" calcext:value-type="float">
            <text:p>0</text:p>
          </table:table-cell>
          <table:table-cell office:value-type="float" office:value="760192" calcext:value-type="float">
            <text:p>760192</text:p>
          </table:table-cell>
          <table:table-cell office:value-type="float" office:value="225945" calcext:value-type="float">
            <text:p>225945</text:p>
          </table:table-cell>
          <table:table-cell office:value-type="string" calcext:value-type="string">
            <text:p>[[@19838]] oh yes</text:p>
          </table:table-cell>
          <table:table-cell/>
        </table:table-row>
        <table:table-row table:style-name="ro1">
          <table:table-cell office:value-type="float" office:value="164435" calcext:value-type="float">
            <text:p>164435</text:p>
          </table:table-cell>
          <table:table-cell office:value-type="float" office:value="0" calcext:value-type="float">
            <text:p>0</text:p>
          </table:table-cell>
          <table:table-cell office:value-type="float" office:value="927378" calcext:value-type="float">
            <text:p>927378</text:p>
          </table:table-cell>
          <table:table-cell office:value-type="float" office:value="50388" calcext:value-type="float">
            <text:p>50388</text:p>
          </table:table-cell>
          <table:table-cell office:value-type="string" calcext:value-type="string">
            <text:p>The title was superb! The content was a little dreary!</text:p>
          </table:table-cell>
          <table:table-cell/>
        </table:table-row>
        <table:table-row table:style-name="ro1">
          <table:table-cell office:value-type="float" office:value="183802" calcext:value-type="float">
            <text:p>183802</text:p>
          </table:table-cell>
          <table:table-cell office:value-type="float" office:value="0" calcext:value-type="float">
            <text:p>0</text:p>
          </table:table-cell>
          <table:table-cell office:value-type="float" office:value="216" calcext:value-type="float">
            <text:p>216</text:p>
          </table:table-cell>
          <table:table-cell office:value-type="float" office:value="42644" calcext:value-type="float">
            <text:p>42644</text:p>
          </table:table-cell>
          <table:table-cell office:value-type="string" calcext:value-type="string">
            <text:p>i love your trails,Where to next?</text:p>
          </table:table-cell>
          <table:table-cell/>
        </table:table-row>
        <table:table-row table:style-name="ro1">
          <table:table-cell office:value-type="float" office:value="288894" calcext:value-type="float">
            <text:p>288894</text:p>
          </table:table-cell>
          <table:table-cell office:value-type="float" office:value="972992" calcext:value-type="float">
            <text:p>972992</text:p>
          </table:table-cell>
          <table:table-cell office:value-type="float" office:value="0" calcext:value-type="float">
            <text:p>0</text:p>
          </table:table-cell>
          <table:table-cell office:value-type="float" office:value="467092" calcext:value-type="float">
            <text:p>467092</text:p>
          </table:table-cell>
          <table:table-cell office:value-type="string" calcext:value-type="string">
            <text:p>[[@232059]] you can search them on booking. Com, there per nyt stay cost 12550 for 2person, 1nyt including all food</text:p>
          </table:table-cell>
          <table:table-cell/>
        </table:table-row>
        <table:table-row table:style-name="ro1">
          <table:table-cell office:value-type="float" office:value="300555" calcext:value-type="float">
            <text:p>300555</text:p>
          </table:table-cell>
          <table:table-cell office:value-type="float" office:value="0" calcext:value-type="float">
            <text:p>0</text:p>
          </table:table-cell>
          <table:table-cell office:value-type="float" office:value="1463675" calcext:value-type="float">
            <text:p>1463675</text:p>
          </table:table-cell>
          <table:table-cell office:value-type="float" office:value="449971" calcext:value-type="float">
            <text:p>449971</text:p>
          </table:table-cell>
          <table:table-cell office:value-type="string" calcext:value-type="string">
            <text:p>[[@1]]</text:p>
          </table:table-cell>
          <table:table-cell/>
        </table:table-row>
        <table:table-row table:style-name="ro1">
          <table:table-cell office:value-type="float" office:value="373109" calcext:value-type="float">
            <text:p>373109</text:p>
          </table:table-cell>
          <table:table-cell office:value-type="float" office:value="0" calcext:value-type="float">
            <text:p>0</text:p>
          </table:table-cell>
          <table:table-cell office:value-type="float" office:value="2221636" calcext:value-type="float">
            <text:p>2221636</text:p>
          </table:table-cell>
          <table:table-cell office:value-type="float" office:value="88013" calcext:value-type="float">
            <text:p>88013</text:p>
          </table:table-cell>
          <table:table-cell office:value-type="string" calcext:value-type="string">
            <text:p>I would love to see your videos of this place!</text:p>
          </table:table-cell>
          <table:table-cell/>
        </table:table-row>
        <table:table-row table:style-name="ro1">
          <table:table-cell office:value-type="float" office:value="156681" calcext:value-type="float">
            <text:p>156681</text:p>
          </table:table-cell>
          <table:table-cell office:value-type="float" office:value="0" calcext:value-type="float">
            <text:p>0</text:p>
          </table:table-cell>
          <table:table-cell office:value-type="float" office:value="908040" calcext:value-type="float">
            <text:p>908040</text:p>
          </table:table-cell>
          <table:table-cell office:value-type="float" office:value="42723" calcext:value-type="float">
            <text:p>42723</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309710" calcext:value-type="float">
            <text:p>309710</text:p>
          </table:table-cell>
          <table:table-cell office:value-type="float" office:value="0" calcext:value-type="float">
            <text:p>0</text:p>
          </table:table-cell>
          <table:table-cell office:value-type="float" office:value="1642681" calcext:value-type="float">
            <text:p>1642681</text:p>
          </table:table-cell>
          <table:table-cell office:value-type="float" office:value="491774" calcext:value-type="float">
            <text:p>491774</text:p>
          </table:table-cell>
          <table:table-cell office:value-type="string" calcext:value-type="string">
            <text:p>[[@494288]] thank you Shreyash ❤️</text:p>
          </table:table-cell>
          <table:table-cell/>
        </table:table-row>
        <table:table-row table:style-name="ro1">
          <table:table-cell office:value-type="float" office:value="349860" calcext:value-type="float">
            <text:p>349860</text:p>
          </table:table-cell>
          <table:table-cell office:value-type="float" office:value="0" calcext:value-type="float">
            <text:p>0</text:p>
          </table:table-cell>
          <table:table-cell office:value-type="float" office:value="482877" calcext:value-type="float">
            <text:p>482877</text:p>
          </table:table-cell>
          <table:table-cell office:value-type="float" office:value="136017" calcext:value-type="float">
            <text:p>136017</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416417" calcext:value-type="float">
            <text:p>416417</text:p>
          </table:table-cell>
          <table:table-cell office:value-type="float" office:value="0" calcext:value-type="float">
            <text:p>0</text:p>
          </table:table-cell>
          <table:table-cell office:value-type="float" office:value="2328816" calcext:value-type="float">
            <text:p>2328816</text:p>
          </table:table-cell>
          <table:table-cell office:value-type="float" office:value="5282" calcext:value-type="float">
            <text:p>5282</text:p>
          </table:table-cell>
          <table:table-cell office:value-type="string" calcext:value-type="string">
            <text:p>very nice</text:p>
          </table:table-cell>
          <table:table-cell/>
        </table:table-row>
        <table:table-row table:style-name="ro1">
          <table:table-cell office:value-type="float" office:value="13263" calcext:value-type="float">
            <text:p>13263</text:p>
          </table:table-cell>
          <table:table-cell office:value-type="float" office:value="170680" calcext:value-type="float">
            <text:p>170680</text:p>
          </table:table-cell>
          <table:table-cell office:value-type="float" office:value="0" calcext:value-type="float">
            <text:p>0</text:p>
          </table:table-cell>
          <table:table-cell office:value-type="float" office:value="134634" calcext:value-type="float">
            <text:p>134634</text:p>
          </table:table-cell>
          <table:table-cell office:value-type="string" calcext:value-type="string">
            <text:p>awsome???</text:p>
          </table:table-cell>
          <table:table-cell/>
        </table:table-row>
        <table:table-row table:style-name="ro1">
          <table:table-cell office:value-type="float" office:value="22415" calcext:value-type="float">
            <text:p>22415</text:p>
          </table:table-cell>
          <table:table-cell office:value-type="float" office:value="0" calcext:value-type="float">
            <text:p>0</text:p>
          </table:table-cell>
          <table:table-cell office:value-type="float" office:value="593055" calcext:value-type="float">
            <text:p>593055</text:p>
          </table:table-cell>
          <table:table-cell office:value-type="float" office:value="83350" calcext:value-type="float">
            <text:p>83350</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8604" calcext:value-type="float">
            <text:p>28604</text:p>
          </table:table-cell>
          <table:table-cell office:value-type="float" office:value="0" calcext:value-type="float">
            <text:p>0</text:p>
          </table:table-cell>
          <table:table-cell office:value-type="float" office:value="607928" calcext:value-type="float">
            <text:p>607928</text:p>
          </table:table-cell>
          <table:table-cell office:value-type="float" office:value="179998" calcext:value-type="float">
            <text:p>179998</text:p>
          </table:table-cell>
          <table:table-cell office:value-type="string" calcext:value-type="string">
            <text:p>This isn't exactly a tourist spot. It's just a bonfire. Although if you want to visit Mumbai, maybe you should do it in winters. The summers here are too hot and the rains make it difficult to travel.</text:p>
          </table:table-cell>
          <table:table-cell/>
        </table:table-row>
        <table:table-row table:style-name="ro1">
          <table:table-cell office:value-type="float" office:value="103749" calcext:value-type="float">
            <text:p>103749</text:p>
          </table:table-cell>
          <table:table-cell office:value-type="float" office:value="0" calcext:value-type="float">
            <text:p>0</text:p>
          </table:table-cell>
          <table:table-cell office:value-type="float" office:value="787022" calcext:value-type="float">
            <text:p>787022</text:p>
          </table:table-cell>
          <table:table-cell office:value-type="float" office:value="78623" calcext:value-type="float">
            <text:p>78623</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05956" calcext:value-type="float">
            <text:p>105956</text:p>
          </table:table-cell>
          <table:table-cell office:value-type="float" office:value="0" calcext:value-type="float">
            <text:p>0</text:p>
          </table:table-cell>
          <table:table-cell office:value-type="float" office:value="789868" calcext:value-type="float">
            <text:p>789868</text:p>
          </table:table-cell>
          <table:table-cell office:value-type="float" office:value="80199" calcext:value-type="float">
            <text:p>80199</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14743" calcext:value-type="float">
            <text:p>114743</text:p>
          </table:table-cell>
          <table:table-cell office:value-type="float" office:value="0" calcext:value-type="float">
            <text:p>0</text:p>
          </table:table-cell>
          <table:table-cell office:value-type="float" office:value="769489" calcext:value-type="float">
            <text:p>769489</text:p>
          </table:table-cell>
          <table:table-cell office:value-type="float" office:value="42798" calcext:value-type="float">
            <text:p>42798</text:p>
          </table:table-cell>
          <table:table-cell office:value-type="string" calcext:value-type="string">
            <text:p>Nyc shot ❤️❤️❤️</text:p>
          </table:table-cell>
          <table:table-cell/>
        </table:table-row>
        <table:table-row table:style-name="ro1">
          <table:table-cell office:value-type="float" office:value="129578" calcext:value-type="float">
            <text:p>129578</text:p>
          </table:table-cell>
          <table:table-cell office:value-type="float" office:value="0" calcext:value-type="float">
            <text:p>0</text:p>
          </table:table-cell>
          <table:table-cell office:value-type="float" office:value="840011" calcext:value-type="float">
            <text:p>840011</text:p>
          </table:table-cell>
          <table:table-cell office:value-type="float" office:value="84594" calcext:value-type="float">
            <text:p>84594</text:p>
          </table:table-cell>
          <table:table-cell office:value-type="string" calcext:value-type="string">
            <text:p>The photos are just so cool, what camera do you use?</text:p>
          </table:table-cell>
          <table:table-cell/>
        </table:table-row>
        <table:table-row table:style-name="ro1">
          <table:table-cell office:value-type="float" office:value="162260" calcext:value-type="float">
            <text:p>162260</text:p>
          </table:table-cell>
          <table:table-cell office:value-type="float" office:value="0" calcext:value-type="float">
            <text:p>0</text:p>
          </table:table-cell>
          <table:table-cell office:value-type="float" office:value="922931" calcext:value-type="float">
            <text:p>922931</text:p>
          </table:table-cell>
          <table:table-cell office:value-type="float" office:value="85806" calcext:value-type="float">
            <text:p>85806</text:p>
          </table:table-cell>
          <table:table-cell office:value-type="string" calcext:value-type="string">
            <text:p>This trail has the best image of all times!</text:p>
          </table:table-cell>
          <table:table-cell/>
        </table:table-row>
        <table:table-row table:style-name="ro1">
          <table:table-cell office:value-type="float" office:value="171395" calcext:value-type="float">
            <text:p>171395</text:p>
          </table:table-cell>
          <table:table-cell office:value-type="float" office:value="0" calcext:value-type="float">
            <text:p>0</text:p>
          </table:table-cell>
          <table:table-cell office:value-type="float" office:value="949322" calcext:value-type="float">
            <text:p>949322</text:p>
          </table:table-cell>
          <table:table-cell office:value-type="float" office:value="40587" calcext:value-type="float">
            <text:p>40587</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305975" calcext:value-type="float">
            <text:p>305975</text:p>
          </table:table-cell>
          <table:table-cell office:value-type="float" office:value="0" calcext:value-type="float">
            <text:p>0</text:p>
          </table:table-cell>
          <table:table-cell office:value-type="float" office:value="1382818" calcext:value-type="float">
            <text:p>1382818</text:p>
          </table:table-cell>
          <table:table-cell office:value-type="float" office:value="52631" calcext:value-type="float">
            <text:p>52631</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383583" calcext:value-type="float">
            <text:p>383583</text:p>
          </table:table-cell>
          <table:table-cell office:value-type="float" office:value="0" calcext:value-type="float">
            <text:p>0</text:p>
          </table:table-cell>
          <table:table-cell office:value-type="float" office:value="2262211" calcext:value-type="float">
            <text:p>2262211</text:p>
          </table:table-cell>
          <table:table-cell office:value-type="float" office:value="861955" calcext:value-type="float">
            <text:p>861955</text:p>
          </table:table-cell>
          <table:table-cell office:value-type="string" calcext:value-type="string">
            <text:p>Beautiful flowers!</text:p>
          </table:table-cell>
          <table:table-cell/>
        </table:table-row>
        <table:table-row table:style-name="ro1">
          <table:table-cell office:value-type="float" office:value="443846" calcext:value-type="float">
            <text:p>443846</text:p>
          </table:table-cell>
          <table:table-cell office:value-type="float" office:value="0" calcext:value-type="float">
            <text:p>0</text:p>
          </table:table-cell>
          <table:table-cell office:value-type="float" office:value="2441018" calcext:value-type="float">
            <text:p>2441018</text:p>
          </table:table-cell>
          <table:table-cell office:value-type="float" office:value="33390" calcext:value-type="float">
            <text:p>33390</text:p>
          </table:table-cell>
          <table:table-cell office:value-type="string" calcext:value-type="string">
            <text:p>உங்க விடீயோவை பாத்தாலே வெயிலுக்கு இதமா இருக்கு </text:p>
          </table:table-cell>
          <table:table-cell/>
        </table:table-row>
        <table:table-row table:style-name="ro1">
          <table:table-cell office:value-type="float" office:value="59156" calcext:value-type="float">
            <text:p>59156</text:p>
          </table:table-cell>
          <table:table-cell office:value-type="float" office:value="0" calcext:value-type="float">
            <text:p>0</text:p>
          </table:table-cell>
          <table:table-cell office:value-type="float" office:value="677327" calcext:value-type="float">
            <text:p>677327</text:p>
          </table:table-cell>
          <table:table-cell office:value-type="float" office:value="81555" calcext:value-type="float">
            <text:p>81555</text:p>
          </table:table-cell>
          <table:table-cell office:value-type="string" calcext:value-type="string">
            <text:p>Keep those trails coming </text:p>
          </table:table-cell>
          <table:table-cell/>
        </table:table-row>
        <table:table-row table:style-name="ro1">
          <table:table-cell office:value-type="float" office:value="74182" calcext:value-type="float">
            <text:p>74182</text:p>
          </table:table-cell>
          <table:table-cell office:value-type="float" office:value="0" calcext:value-type="float">
            <text:p>0</text:p>
          </table:table-cell>
          <table:table-cell office:value-type="float" office:value="718698" calcext:value-type="float">
            <text:p>718698</text:p>
          </table:table-cell>
          <table:table-cell office:value-type="float" office:value="81415" calcext:value-type="float">
            <text:p>81415</text:p>
          </table:table-cell>
          <table:table-cell office:value-type="string" calcext:value-type="string">
            <text:p>perfect ❤️❤️</text:p>
          </table:table-cell>
          <table:table-cell/>
        </table:table-row>
        <table:table-row table:style-name="ro1">
          <table:table-cell office:value-type="float" office:value="98737" calcext:value-type="float">
            <text:p>98737</text:p>
          </table:table-cell>
          <table:table-cell office:value-type="float" office:value="0" calcext:value-type="float">
            <text:p>0</text:p>
          </table:table-cell>
          <table:table-cell office:value-type="float" office:value="774657" calcext:value-type="float">
            <text:p>774657</text:p>
          </table:table-cell>
          <table:table-cell office:value-type="float" office:value="45610" calcext:value-type="float">
            <text:p>45610</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14033" calcext:value-type="float">
            <text:p>114033</text:p>
          </table:table-cell>
          <table:table-cell office:value-type="float" office:value="240283" calcext:value-type="float">
            <text:p>240283</text:p>
          </table:table-cell>
          <table:table-cell office:value-type="float" office:value="0" calcext:value-type="float">
            <text:p>0</text:p>
          </table:table-cell>
          <table:table-cell office:value-type="float" office:value="236293" calcext:value-type="float">
            <text:p>236293</text:p>
          </table:table-cell>
          <table:table-cell office:value-type="string" calcext:value-type="string">
            <text:p>Beautiful</text:p>
          </table:table-cell>
          <table:table-cell/>
        </table:table-row>
        <table:table-row table:style-name="ro1">
          <table:table-cell office:value-type="float" office:value="385827" calcext:value-type="float">
            <text:p>385827</text:p>
          </table:table-cell>
          <table:table-cell office:value-type="float" office:value="0" calcext:value-type="float">
            <text:p>0</text:p>
          </table:table-cell>
          <table:table-cell office:value-type="float" office:value="1174241" calcext:value-type="float">
            <text:p>1174241</text:p>
          </table:table-cell>
          <table:table-cell office:value-type="float" office:value="259498" calcext:value-type="float">
            <text:p>259498</text:p>
          </table:table-cell>
          <table:table-cell office:value-type="string" calcext:value-type="string">
            <text:p>Wow</text:p>
          </table:table-cell>
          <table:table-cell/>
        </table:table-row>
        <table:table-row table:style-name="ro1">
          <table:table-cell office:value-type="float" office:value="405052" calcext:value-type="float">
            <text:p>405052</text:p>
          </table:table-cell>
          <table:table-cell office:value-type="float" office:value="0" calcext:value-type="float">
            <text:p>0</text:p>
          </table:table-cell>
          <table:table-cell office:value-type="float" office:value="2280468" calcext:value-type="float">
            <text:p>2280468</text:p>
          </table:table-cell>
          <table:table-cell office:value-type="float" office:value="7262" calcext:value-type="float">
            <text:p>7262</text:p>
          </table:table-cell>
          <table:table-cell office:value-type="string" calcext:value-type="string">
            <text:p>Keep up the good work\</text:p>
          </table:table-cell>
          <table:table-cell/>
        </table:table-row>
        <table:table-row table:style-name="ro1">
          <table:table-cell office:value-type="float" office:value="430729" calcext:value-type="float">
            <text:p>430729</text:p>
          </table:table-cell>
          <table:table-cell office:value-type="float" office:value="0" calcext:value-type="float">
            <text:p>0</text:p>
          </table:table-cell>
          <table:table-cell office:value-type="float" office:value="109230" calcext:value-type="float">
            <text:p>109230</text:p>
          </table:table-cell>
          <table:table-cell office:value-type="float" office:value="46216" calcext:value-type="float">
            <text:p>46216</text:p>
          </table:table-cell>
          <table:table-cell office:value-type="string" calcext:value-type="string">
            <text:p>beautiful place</text:p>
          </table:table-cell>
          <table:table-cell/>
        </table:table-row>
        <table:table-row table:style-name="ro9">
          <table:table-cell office:value-type="float" office:value="457524" calcext:value-type="float">
            <text:p>457524</text:p>
          </table:table-cell>
          <table:table-cell office:value-type="float" office:value="0" calcext:value-type="float">
            <text:p>0</text:p>
          </table:table-cell>
          <table:table-cell office:value-type="float" office:value="2263935" calcext:value-type="float">
            <text:p>2263935</text:p>
          </table:table-cell>
          <table:table-cell office:value-type="float" office:value="2096882" calcext:value-type="float">
            <text:p>2096882</text:p>
          </table:table-cell>
          <table:table-cell office:value-type="string" calcext:value-type="string">
            <text:p>JOB ?JOB ?JOB</text:p>
            <text:p>?If you have android mobile than convert it into ATM?</text:p>
            <text:p>Earn up to 5000 / - to 50000 / - per month, without investing any money</text:p>
            <text:p>working online at home through Android mobile.</text:p>
            <text:p>?For more details Type "JOB" and send my Whatsapp number 7318911651</text:p>
            <text:p>I will give you all details with payment proff.....</text:p>
          </table:table-cell>
          <table:table-cell/>
        </table:table-row>
        <table:table-row table:style-name="ro1">
          <table:table-cell office:value-type="float" office:value="70559" calcext:value-type="float">
            <text:p>70559</text:p>
          </table:table-cell>
          <table:table-cell office:value-type="float" office:value="0" calcext:value-type="float">
            <text:p>0</text:p>
          </table:table-cell>
          <table:table-cell office:value-type="float" office:value="613357" calcext:value-type="float">
            <text:p>613357</text:p>
          </table:table-cell>
          <table:table-cell office:value-type="float" office:value="183422" calcext:value-type="float">
            <text:p>183422</text:p>
          </table:table-cell>
          <table:table-cell office:value-type="string" calcext:value-type="string">
            <text:p>[[@135885]] nxt time i'll try to be better than this</text:p>
          </table:table-cell>
          <table:table-cell/>
        </table:table-row>
        <table:table-row table:style-name="ro1">
          <table:table-cell office:value-type="float" office:value="374520" calcext:value-type="float">
            <text:p>374520</text:p>
          </table:table-cell>
          <table:table-cell office:value-type="float" office:value="0" calcext:value-type="float">
            <text:p>0</text:p>
          </table:table-cell>
          <table:table-cell office:value-type="float" office:value="2224887" calcext:value-type="float">
            <text:p>2224887</text:p>
          </table:table-cell>
          <table:table-cell office:value-type="float" office:value="718603" calcext:value-type="float">
            <text:p>718603</text:p>
          </table:table-cell>
          <table:table-cell office:value-type="string" calcext:value-type="string">
            <text:p>[[@81070]] ?</text:p>
          </table:table-cell>
          <table:table-cell/>
        </table:table-row>
        <table:table-row table:style-name="ro1">
          <table:table-cell office:value-type="float" office:value="436336" calcext:value-type="float">
            <text:p>436336</text:p>
          </table:table-cell>
          <table:table-cell office:value-type="float" office:value="0" calcext:value-type="float">
            <text:p>0</text:p>
          </table:table-cell>
          <table:table-cell office:value-type="float" office:value="2380927" calcext:value-type="float">
            <text:p>2380927</text:p>
          </table:table-cell>
          <table:table-cell office:value-type="float" office:value="1564634" calcext:value-type="float">
            <text:p>1564634</text:p>
          </table:table-cell>
          <table:table-cell office:value-type="string" calcext:value-type="string">
            <text:p>Nycc</text:p>
          </table:table-cell>
          <table:table-cell/>
        </table:table-row>
        <table:table-row table:style-name="ro1">
          <table:table-cell office:value-type="float" office:value="7770" calcext:value-type="float">
            <text:p>7770</text:p>
          </table:table-cell>
          <table:table-cell office:value-type="float" office:value="0" calcext:value-type="float">
            <text:p>0</text:p>
          </table:table-cell>
          <table:table-cell office:value-type="float" office:value="199425" calcext:value-type="float">
            <text:p>199425</text:p>
          </table:table-cell>
          <table:table-cell office:value-type="float" office:value="65087" calcext:value-type="float">
            <text:p>65087</text:p>
          </table:table-cell>
          <table:table-cell office:value-type="string" calcext:value-type="string">
            <text:p>I along with 2 friends will be travelling to Puducherry in February 1st week so any advice you would like to give Mr. Himanshu kara for the Puducherry travel.</text:p>
          </table:table-cell>
          <table:table-cell/>
        </table:table-row>
        <table:table-row table:style-name="ro1">
          <table:table-cell office:value-type="float" office:value="66772" calcext:value-type="float">
            <text:p>66772</text:p>
          </table:table-cell>
          <table:table-cell office:value-type="float" office:value="0" calcext:value-type="float">
            <text:p>0</text:p>
          </table:table-cell>
          <table:table-cell office:value-type="float" office:value="660491" calcext:value-type="float">
            <text:p>660491</text:p>
          </table:table-cell>
          <table:table-cell office:value-type="float" office:value="197255" calcext:value-type="float">
            <text:p>197255</text:p>
          </table:table-cell>
          <table:table-cell office:value-type="string" calcext:value-type="string">
            <text:p>Veetrundha perumal kovil</text:p>
          </table:table-cell>
          <table:table-cell/>
        </table:table-row>
        <table:table-row table:style-name="ro1">
          <table:table-cell office:value-type="float" office:value="94481" calcext:value-type="float">
            <text:p>94481</text:p>
          </table:table-cell>
          <table:table-cell office:value-type="float" office:value="0" calcext:value-type="float">
            <text:p>0</text:p>
          </table:table-cell>
          <table:table-cell office:value-type="float" office:value="761768" calcext:value-type="float">
            <text:p>761768</text:p>
          </table:table-cell>
          <table:table-cell office:value-type="float" office:value="84540" calcext:value-type="float">
            <text:p>84540</text:p>
          </table:table-cell>
          <table:table-cell office:value-type="string" calcext:value-type="string">
            <text:p>Wow! that's such a cool title! but the images were so blurry!</text:p>
          </table:table-cell>
          <table:table-cell/>
        </table:table-row>
        <table:table-row table:style-name="ro1">
          <table:table-cell office:value-type="float" office:value="95337" calcext:value-type="float">
            <text:p>95337</text:p>
          </table:table-cell>
          <table:table-cell office:value-type="float" office:value="0" calcext:value-type="float">
            <text:p>0</text:p>
          </table:table-cell>
          <table:table-cell office:value-type="float" office:value="667563" calcext:value-type="float">
            <text:p>667563</text:p>
          </table:table-cell>
          <table:table-cell office:value-type="float" office:value="227534" calcext:value-type="float">
            <text:p>227534</text:p>
          </table:table-cell>
          <table:table-cell office:value-type="string" calcext:value-type="string">
            <text:p>Where does this happen? in Bangalore</text:p>
          </table:table-cell>
          <table:table-cell/>
        </table:table-row>
        <table:table-row table:style-name="ro1">
          <table:table-cell office:value-type="float" office:value="220422" calcext:value-type="float">
            <text:p>220422</text:p>
          </table:table-cell>
          <table:table-cell office:value-type="float" office:value="0" calcext:value-type="float">
            <text:p>0</text:p>
          </table:table-cell>
          <table:table-cell office:value-type="float" office:value="1134305" calcext:value-type="float">
            <text:p>1134305</text:p>
          </table:table-cell>
          <table:table-cell office:value-type="float" office:value="50506" calcext:value-type="float">
            <text:p>50506</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35505" calcext:value-type="float">
            <text:p>235505</text:p>
          </table:table-cell>
          <table:table-cell office:value-type="float" office:value="0" calcext:value-type="float">
            <text:p>0</text:p>
          </table:table-cell>
          <table:table-cell office:value-type="float" office:value="1184160" calcext:value-type="float">
            <text:p>1184160</text:p>
          </table:table-cell>
          <table:table-cell office:value-type="float" office:value="357134" calcext:value-type="float">
            <text:p>357134</text:p>
          </table:table-cell>
          <table:table-cell office:value-type="string" calcext:value-type="string">
            <text:p>[[@50408]] thank u so much...</text:p>
          </table:table-cell>
          <table:table-cell/>
        </table:table-row>
        <table:table-row table:style-name="ro1">
          <table:table-cell office:value-type="float" office:value="251979" calcext:value-type="float">
            <text:p>251979</text:p>
          </table:table-cell>
          <table:table-cell office:value-type="float" office:value="0" calcext:value-type="float">
            <text:p>0</text:p>
          </table:table-cell>
          <table:table-cell office:value-type="float" office:value="1284551" calcext:value-type="float">
            <text:p>1284551</text:p>
          </table:table-cell>
          <table:table-cell office:value-type="float" office:value="387215" calcext:value-type="float">
            <text:p>387215</text:p>
          </table:table-cell>
          <table:table-cell office:value-type="string" calcext:value-type="string">
            <text:p>Yap I agree camera couldn't justify the place properly..</text:p>
          </table:table-cell>
          <table:table-cell/>
        </table:table-row>
        <table:table-row table:style-name="ro1">
          <table:table-cell office:value-type="float" office:value="412726" calcext:value-type="float">
            <text:p>412726</text:p>
          </table:table-cell>
          <table:table-cell office:value-type="float" office:value="0" calcext:value-type="float">
            <text:p>0</text:p>
          </table:table-cell>
          <table:table-cell office:value-type="float" office:value="2319969" calcext:value-type="float">
            <text:p>2319969</text:p>
          </table:table-cell>
          <table:table-cell office:value-type="float" office:value="1338539" calcext:value-type="float">
            <text:p>1338539</text:p>
          </table:table-cell>
          <table:table-cell office:value-type="string" calcext:value-type="string">
            <text:p>Nice</text:p>
          </table:table-cell>
          <table:table-cell/>
        </table:table-row>
        <table:table-row table:style-name="ro1">
          <table:table-cell office:value-type="float" office:value="465257" calcext:value-type="float">
            <text:p>465257</text:p>
          </table:table-cell>
          <table:table-cell office:value-type="float" office:value="0" calcext:value-type="float">
            <text:p>0</text:p>
          </table:table-cell>
          <table:table-cell office:value-type="float" office:value="2294291" calcext:value-type="float">
            <text:p>2294291</text:p>
          </table:table-cell>
          <table:table-cell office:value-type="float" office:value="2239348" calcext:value-type="float">
            <text:p>2239348</text:p>
          </table:table-cell>
          <table:table-cell office:value-type="string" calcext:value-type="string">
            <text:p>Good</text:p>
          </table:table-cell>
          <table:table-cell/>
        </table:table-row>
        <table:table-row table:style-name="ro1">
          <table:table-cell office:value-type="float" office:value="26316" calcext:value-type="float">
            <text:p>26316</text:p>
          </table:table-cell>
          <table:table-cell office:value-type="float" office:value="0" calcext:value-type="float">
            <text:p>0</text:p>
          </table:table-cell>
          <table:table-cell office:value-type="float" office:value="603217" calcext:value-type="float">
            <text:p>603217</text:p>
          </table:table-cell>
          <table:table-cell office:value-type="float" office:value="45081" calcext:value-type="float">
            <text:p>45081</text:p>
          </table:table-cell>
          <table:table-cell office:value-type="string" calcext:value-type="string">
            <text:p>OMG! yeh mera India</text:p>
          </table:table-cell>
          <table:table-cell/>
        </table:table-row>
        <table:table-row table:style-name="ro1">
          <table:table-cell office:value-type="float" office:value="45698" calcext:value-type="float">
            <text:p>45698</text:p>
          </table:table-cell>
          <table:table-cell office:value-type="float" office:value="0" calcext:value-type="float">
            <text:p>0</text:p>
          </table:table-cell>
          <table:table-cell office:value-type="float" office:value="646225" calcext:value-type="float">
            <text:p>646225</text:p>
          </table:table-cell>
          <table:table-cell office:value-type="float" office:value="192836" calcext:value-type="float">
            <text:p>192836</text:p>
          </table:table-cell>
          <table:table-cell office:value-type="string" calcext:value-type="string">
            <text:p>[[@81586]] jammu and kashmir and manali and dharamshala</text:p>
          </table:table-cell>
          <table:table-cell/>
        </table:table-row>
        <table:table-row table:style-name="ro1">
          <table:table-cell office:value-type="float" office:value="51439" calcext:value-type="float">
            <text:p>51439</text:p>
          </table:table-cell>
          <table:table-cell office:value-type="float" office:value="0" calcext:value-type="float">
            <text:p>0</text:p>
          </table:table-cell>
          <table:table-cell office:value-type="float" office:value="659224" calcext:value-type="float">
            <text:p>659224</text:p>
          </table:table-cell>
          <table:table-cell office:value-type="float" office:value="86129" calcext:value-type="float">
            <text:p>86129</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07926" calcext:value-type="float">
            <text:p>107926</text:p>
          </table:table-cell>
          <table:table-cell office:value-type="float" office:value="0" calcext:value-type="float">
            <text:p>0</text:p>
          </table:table-cell>
          <table:table-cell office:value-type="float" office:value="793237" calcext:value-type="float">
            <text:p>793237</text:p>
          </table:table-cell>
          <table:table-cell office:value-type="float" office:value="88161" calcext:value-type="float">
            <text:p>88161</text:p>
          </table:table-cell>
          <table:table-cell office:value-type="string" calcext:value-type="string">
            <text:p>Good Stuff! ?</text:p>
          </table:table-cell>
          <table:table-cell/>
        </table:table-row>
        <table:table-row table:style-name="ro1">
          <table:table-cell office:value-type="float" office:value="123347" calcext:value-type="float">
            <text:p>123347</text:p>
          </table:table-cell>
          <table:table-cell office:value-type="float" office:value="0" calcext:value-type="float">
            <text:p>0</text:p>
          </table:table-cell>
          <table:table-cell office:value-type="float" office:value="823007" calcext:value-type="float">
            <text:p>823007</text:p>
          </table:table-cell>
          <table:table-cell office:value-type="float" office:value="79993" calcext:value-type="float">
            <text:p>79993</text:p>
          </table:table-cell>
          <table:table-cell office:value-type="string" calcext:value-type="string">
            <text:p>i love the way you travel, when are posting more our your stories?</text:p>
          </table:table-cell>
          <table:table-cell/>
        </table:table-row>
        <table:table-row table:style-name="ro1">
          <table:table-cell office:value-type="float" office:value="178689" calcext:value-type="float">
            <text:p>178689</text:p>
          </table:table-cell>
          <table:table-cell office:value-type="float" office:value="0" calcext:value-type="float">
            <text:p>0</text:p>
          </table:table-cell>
          <table:table-cell office:value-type="float" office:value="970870" calcext:value-type="float">
            <text:p>970870</text:p>
          </table:table-cell>
          <table:table-cell office:value-type="float" office:value="41457" calcext:value-type="float">
            <text:p>41457</text:p>
          </table:table-cell>
          <table:table-cell office:value-type="string" calcext:value-type="string">
            <text:p>? Gorgeous Trail! ❤️</text:p>
          </table:table-cell>
          <table:table-cell/>
        </table:table-row>
        <table:table-row table:style-name="ro1">
          <table:table-cell office:value-type="float" office:value="212005" calcext:value-type="float">
            <text:p>212005</text:p>
          </table:table-cell>
          <table:table-cell office:value-type="float" office:value="0" calcext:value-type="float">
            <text:p>0</text:p>
          </table:table-cell>
          <table:table-cell office:value-type="float" office:value="1089992" calcext:value-type="float">
            <text:p>1089992</text:p>
          </table:table-cell>
          <table:table-cell office:value-type="float" office:value="76394" calcext:value-type="float">
            <text:p>76394</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303179" calcext:value-type="float">
            <text:p>303179</text:p>
          </table:table-cell>
          <table:table-cell office:value-type="float" office:value="0" calcext:value-type="float">
            <text:p>0</text:p>
          </table:table-cell>
          <table:table-cell office:value-type="float" office:value="1601688" calcext:value-type="float">
            <text:p>1601688</text:p>
          </table:table-cell>
          <table:table-cell office:value-type="float" office:value="475632" calcext:value-type="float">
            <text:p>475632</text:p>
          </table:table-cell>
          <table:table-cell office:value-type="string" calcext:value-type="string">
            <text:p>? Everyone looks funny at the time of walking up</text:p>
          </table:table-cell>
          <table:table-cell/>
        </table:table-row>
        <table:table-row table:style-name="ro5">
          <table:table-cell office:value-type="float" office:value="335442" calcext:value-type="float">
            <text:p>335442</text:p>
          </table:table-cell>
          <table:table-cell office:value-type="float" office:value="0" calcext:value-type="float">
            <text:p>0</text:p>
          </table:table-cell>
          <table:table-cell office:value-type="float" office:value="1789577" calcext:value-type="float">
            <text:p>1789577</text:p>
          </table:table-cell>
          <table:table-cell office:value-type="float" office:value="551737" calcext:value-type="float">
            <text:p>551737</text:p>
          </table:table-cell>
          <table:table-cell office:value-type="string" calcext:value-type="string">
            <text:p>[[@80203]] yea i knw..i have some videos as well..</text:p>
            <text:p>if u want i can share it with u...?</text:p>
          </table:table-cell>
          <table:table-cell/>
        </table:table-row>
        <table:table-row table:style-name="ro1">
          <table:table-cell office:value-type="float" office:value="367327" calcext:value-type="float">
            <text:p>367327</text:p>
          </table:table-cell>
          <table:table-cell office:value-type="float" office:value="0" calcext:value-type="float">
            <text:p>0</text:p>
          </table:table-cell>
          <table:table-cell office:value-type="float" office:value="2148290" calcext:value-type="float">
            <text:p>2148290</text:p>
          </table:table-cell>
          <table:table-cell office:value-type="float" office:value="85561" calcext:value-type="float">
            <text:p>85561</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86380" calcext:value-type="float">
            <text:p>86380</text:p>
          </table:table-cell>
          <table:table-cell office:value-type="float" office:value="0" calcext:value-type="float">
            <text:p>0</text:p>
          </table:table-cell>
          <table:table-cell office:value-type="float" office:value="743243" calcext:value-type="float">
            <text:p>743243</text:p>
          </table:table-cell>
          <table:table-cell office:value-type="float" office:value="80466" calcext:value-type="float">
            <text:p>80466</text:p>
          </table:table-cell>
          <table:table-cell office:value-type="string" calcext:value-type="string">
            <text:p>Chal yaha jaate hai, chal waha jaate hai :D</text:p>
          </table:table-cell>
          <table:table-cell/>
        </table:table-row>
        <table:table-row table:style-name="ro1">
          <table:table-cell office:value-type="float" office:value="102166" calcext:value-type="float">
            <text:p>102166</text:p>
          </table:table-cell>
          <table:table-cell office:value-type="float" office:value="0" calcext:value-type="float">
            <text:p>0</text:p>
          </table:table-cell>
          <table:table-cell office:value-type="float" office:value="781077" calcext:value-type="float">
            <text:p>781077</text:p>
          </table:table-cell>
          <table:table-cell office:value-type="float" office:value="232373" calcext:value-type="float">
            <text:p>232373</text:p>
          </table:table-cell>
          <table:table-cell office:value-type="string" calcext:value-type="string">
            <text:p>Started off today with few mobile shots which is why the poor image quality. Will try to upload better images taken with a digital camera...</text:p>
          </table:table-cell>
          <table:table-cell/>
        </table:table-row>
        <table:table-row table:style-name="ro1">
          <table:table-cell office:value-type="float" office:value="275585" calcext:value-type="float">
            <text:p>275585</text:p>
          </table:table-cell>
          <table:table-cell office:value-type="float" office:value="0" calcext:value-type="float">
            <text:p>0</text:p>
          </table:table-cell>
          <table:table-cell office:value-type="float" office:value="1440306" calcext:value-type="float">
            <text:p>1440306</text:p>
          </table:table-cell>
          <table:table-cell office:value-type="float" office:value="40059" calcext:value-type="float">
            <text:p>40059</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85681" calcext:value-type="float">
            <text:p>285681</text:p>
          </table:table-cell>
          <table:table-cell office:value-type="float" office:value="0" calcext:value-type="float">
            <text:p>0</text:p>
          </table:table-cell>
          <table:table-cell office:value-type="float" office:value="207486" calcext:value-type="float">
            <text:p>207486</text:p>
          </table:table-cell>
          <table:table-cell office:value-type="float" office:value="462681" calcext:value-type="float">
            <text:p>462681</text:p>
          </table:table-cell>
          <table:table-cell office:value-type="string" calcext:value-type="string">
            <text:p>Hy</text:p>
          </table:table-cell>
          <table:table-cell/>
        </table:table-row>
        <table:table-row table:style-name="ro1">
          <table:table-cell office:value-type="float" office:value="301597" calcext:value-type="float">
            <text:p>301597</text:p>
          </table:table-cell>
          <table:table-cell office:value-type="float" office:value="0" calcext:value-type="float">
            <text:p>0</text:p>
          </table:table-cell>
          <table:table-cell office:value-type="float" office:value="1585726" calcext:value-type="float">
            <text:p>1585726</text:p>
          </table:table-cell>
          <table:table-cell office:value-type="float" office:value="488301" calcext:value-type="float">
            <text:p>488301</text:p>
          </table:table-cell>
          <table:table-cell office:value-type="string" calcext:value-type="string">
            <text:p>[[@40848]] I did checkout</text:p>
          </table:table-cell>
          <table:table-cell/>
        </table:table-row>
        <table:table-row table:style-name="ro1">
          <table:table-cell office:value-type="float" office:value="403363" calcext:value-type="float">
            <text:p>403363</text:p>
          </table:table-cell>
          <table:table-cell office:value-type="float" office:value="0" calcext:value-type="float">
            <text:p>0</text:p>
          </table:table-cell>
          <table:table-cell office:value-type="float" office:value="2298735" calcext:value-type="float">
            <text:p>2298735</text:p>
          </table:table-cell>
          <table:table-cell office:value-type="float" office:value="2449" calcext:value-type="float">
            <text:p>2449</text:p>
          </table:table-cell>
          <table:table-cell office:value-type="string" calcext:value-type="string">
            <text:p>Creative </text:p>
          </table:table-cell>
          <table:table-cell/>
        </table:table-row>
        <table:table-row table:style-name="ro1">
          <table:table-cell office:value-type="float" office:value="425321" calcext:value-type="float">
            <text:p>425321</text:p>
          </table:table-cell>
          <table:table-cell office:value-type="float" office:value="0" calcext:value-type="float">
            <text:p>0</text:p>
          </table:table-cell>
          <table:table-cell office:value-type="float" office:value="2362363" calcext:value-type="float">
            <text:p>2362363</text:p>
          </table:table-cell>
          <table:table-cell office:value-type="float" office:value="39380" calcext:value-type="float">
            <text:p>39380</text:p>
          </table:table-cell>
          <table:table-cell office:value-type="string" calcext:value-type="string">
            <text:p>Dont you think it smells if we use vodka</text:p>
          </table:table-cell>
          <table:table-cell/>
        </table:table-row>
        <table:table-row table:style-name="ro1">
          <table:table-cell office:value-type="float" office:value="9541" calcext:value-type="float">
            <text:p>9541</text:p>
          </table:table-cell>
          <table:table-cell office:value-type="float" office:value="0" calcext:value-type="float">
            <text:p>0</text:p>
          </table:table-cell>
          <table:table-cell office:value-type="float" office:value="405979" calcext:value-type="float">
            <text:p>405979</text:p>
          </table:table-cell>
          <table:table-cell office:value-type="float" office:value="1388" calcext:value-type="float">
            <text:p>1388</text:p>
          </table:table-cell>
          <table:table-cell office:value-type="string" calcext:value-type="string">
            <text:p>beautiful photos!!</text:p>
          </table:table-cell>
          <table:table-cell/>
        </table:table-row>
        <table:table-row table:style-name="ro1">
          <table:table-cell office:value-type="float" office:value="65778" calcext:value-type="float">
            <text:p>65778</text:p>
          </table:table-cell>
          <table:table-cell office:value-type="float" office:value="0" calcext:value-type="float">
            <text:p>0</text:p>
          </table:table-cell>
          <table:table-cell office:value-type="float" office:value="687983" calcext:value-type="float">
            <text:p>687983</text:p>
          </table:table-cell>
          <table:table-cell office:value-type="float" office:value="205208" calcext:value-type="float">
            <text:p>205208</text:p>
          </table:table-cell>
          <table:table-cell office:value-type="string" calcext:value-type="string">
            <text:p>Sure#leandro Gravina</text:p>
          </table:table-cell>
          <table:table-cell/>
        </table:table-row>
        <table:table-row table:style-name="ro1">
          <table:table-cell office:value-type="float" office:value="191206" calcext:value-type="float">
            <text:p>191206</text:p>
          </table:table-cell>
          <table:table-cell office:value-type="float" office:value="0" calcext:value-type="float">
            <text:p>0</text:p>
          </table:table-cell>
          <table:table-cell office:value-type="float" office:value="978624" calcext:value-type="float">
            <text:p>978624</text:p>
          </table:table-cell>
          <table:table-cell office:value-type="float" office:value="81307" calcext:value-type="float">
            <text:p>81307</text:p>
          </table:table-cell>
          <table:table-cell office:value-type="string" calcext:value-type="string">
            <text:p>Super se bhi uper!</text:p>
          </table:table-cell>
          <table:table-cell/>
        </table:table-row>
        <table:table-row table:style-name="ro1">
          <table:table-cell office:value-type="float" office:value="191773" calcext:value-type="float">
            <text:p>191773</text:p>
          </table:table-cell>
          <table:table-cell office:value-type="float" office:value="576023" calcext:value-type="float">
            <text:p>576023</text:p>
          </table:table-cell>
          <table:table-cell office:value-type="float" office:value="0" calcext:value-type="float">
            <text:p>0</text:p>
          </table:table-cell>
          <table:table-cell office:value-type="float" office:value="263781" calcext:value-type="float">
            <text:p>263781</text:p>
          </table:table-cell>
          <table:table-cell office:value-type="string" calcext:value-type="string">
            <text:p>Try out cherrapunji and Daoki ????</text:p>
          </table:table-cell>
          <table:table-cell/>
        </table:table-row>
        <table:table-row table:style-name="ro5">
          <table:table-cell office:value-type="float" office:value="192579" calcext:value-type="float">
            <text:p>192579</text:p>
          </table:table-cell>
          <table:table-cell office:value-type="float" office:value="0" calcext:value-type="float">
            <text:p>0</text:p>
          </table:table-cell>
          <table:table-cell office:value-type="float" office:value="997526" calcext:value-type="float">
            <text:p>997526</text:p>
          </table:table-cell>
          <table:table-cell office:value-type="float" office:value="268906" calcext:value-type="float">
            <text:p>268906</text:p>
          </table:table-cell>
          <table:table-cell office:value-type="string" calcext:value-type="string">
            <text:p>May be tomorrow and thanks for the comment</text:p>
            <text:p>#Noeo</text:p>
          </table:table-cell>
          <table:table-cell/>
        </table:table-row>
        <table:table-row table:style-name="ro1">
          <table:table-cell office:value-type="float" office:value="209617" calcext:value-type="float">
            <text:p>209617</text:p>
          </table:table-cell>
          <table:table-cell office:value-type="float" office:value="0" calcext:value-type="float">
            <text:p>0</text:p>
          </table:table-cell>
          <table:table-cell office:value-type="float" office:value="1076284" calcext:value-type="float">
            <text:p>1076284</text:p>
          </table:table-cell>
          <table:table-cell office:value-type="float" office:value="40598" calcext:value-type="float">
            <text:p>40598</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259511" calcext:value-type="float">
            <text:p>259511</text:p>
          </table:table-cell>
          <table:table-cell office:value-type="float" office:value="771808" calcext:value-type="float">
            <text:p>771808</text:p>
          </table:table-cell>
          <table:table-cell office:value-type="float" office:value="0" calcext:value-type="float">
            <text:p>0</text:p>
          </table:table-cell>
          <table:table-cell office:value-type="float" office:value="377609" calcext:value-type="float">
            <text:p>377609</text:p>
          </table:table-cell>
          <table:table-cell office:value-type="string" calcext:value-type="string">
            <text:p>Wow</text:p>
          </table:table-cell>
          <table:table-cell/>
        </table:table-row>
        <table:table-row table:style-name="ro1">
          <table:table-cell office:value-type="float" office:value="263477" calcext:value-type="float">
            <text:p>263477</text:p>
          </table:table-cell>
          <table:table-cell office:value-type="float" office:value="0" calcext:value-type="float">
            <text:p>0</text:p>
          </table:table-cell>
          <table:table-cell office:value-type="float" office:value="1372578" calcext:value-type="float">
            <text:p>1372578</text:p>
          </table:table-cell>
          <table:table-cell office:value-type="float" office:value="42908" calcext:value-type="float">
            <text:p>42908</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352014" calcext:value-type="float">
            <text:p>352014</text:p>
          </table:table-cell>
          <table:table-cell office:value-type="float" office:value="0" calcext:value-type="float">
            <text:p>0</text:p>
          </table:table-cell>
          <table:table-cell office:value-type="float" office:value="1902447" calcext:value-type="float">
            <text:p>1902447</text:p>
          </table:table-cell>
          <table:table-cell office:value-type="float" office:value="27249" calcext:value-type="float">
            <text:p>27249</text:p>
          </table:table-cell>
          <table:table-cell office:value-type="string" calcext:value-type="string">
            <text:p>Dum hai bhai!</text:p>
          </table:table-cell>
          <table:table-cell/>
        </table:table-row>
        <table:table-row table:style-name="ro1">
          <table:table-cell office:value-type="float" office:value="385831" calcext:value-type="float">
            <text:p>385831</text:p>
          </table:table-cell>
          <table:table-cell office:value-type="float" office:value="0" calcext:value-type="float">
            <text:p>0</text:p>
          </table:table-cell>
          <table:table-cell office:value-type="float" office:value="2265435" calcext:value-type="float">
            <text:p>2265435</text:p>
          </table:table-cell>
          <table:table-cell office:value-type="float" office:value="889344" calcext:value-type="float">
            <text:p>889344</text:p>
          </table:table-cell>
          <table:table-cell office:value-type="string" calcext:value-type="string">
            <text:p>Super</text:p>
          </table:table-cell>
          <table:table-cell/>
        </table:table-row>
        <table:table-row table:style-name="ro1">
          <table:table-cell office:value-type="float" office:value="410671" calcext:value-type="float">
            <text:p>410671</text:p>
          </table:table-cell>
          <table:table-cell office:value-type="float" office:value="0" calcext:value-type="float">
            <text:p>0</text:p>
          </table:table-cell>
          <table:table-cell office:value-type="float" office:value="2332912" calcext:value-type="float">
            <text:p>2332912</text:p>
          </table:table-cell>
          <table:table-cell office:value-type="float" office:value="1268738" calcext:value-type="float">
            <text:p>1268738</text:p>
          </table:table-cell>
          <table:table-cell office:value-type="string" calcext:value-type="string">
            <text:p>Hii frienda</text:p>
          </table:table-cell>
          <table:table-cell/>
        </table:table-row>
        <table:table-row table:style-name="ro1">
          <table:table-cell office:value-type="float" office:value="422042" calcext:value-type="float">
            <text:p>422042</text:p>
          </table:table-cell>
          <table:table-cell office:value-type="float" office:value="0" calcext:value-type="float">
            <text:p>0</text:p>
          </table:table-cell>
          <table:table-cell office:value-type="float" office:value="2319132" calcext:value-type="float">
            <text:p>2319132</text:p>
          </table:table-cell>
          <table:table-cell office:value-type="float" office:value="28748" calcext:value-type="float">
            <text:p>28748</text:p>
          </table:table-cell>
          <table:table-cell office:value-type="string" calcext:value-type="string">
            <text:p>FINE</text:p>
          </table:table-cell>
          <table:table-cell/>
        </table:table-row>
        <table:table-row table:style-name="ro1">
          <table:table-cell office:value-type="float" office:value="21295" calcext:value-type="float">
            <text:p>21295</text:p>
          </table:table-cell>
          <table:table-cell office:value-type="float" office:value="0" calcext:value-type="float">
            <text:p>0</text:p>
          </table:table-cell>
          <table:table-cell office:value-type="float" office:value="591289" calcext:value-type="float">
            <text:p>591289</text:p>
          </table:table-cell>
          <table:table-cell office:value-type="float" office:value="40877" calcext:value-type="float">
            <text:p>40877</text:p>
          </table:table-cell>
          <table:table-cell office:value-type="string" calcext:value-type="string">
            <text:p>you have travelled so much, i'm waiting to hear more stories</text:p>
          </table:table-cell>
          <table:table-cell/>
        </table:table-row>
        <table:table-row table:style-name="ro1">
          <table:table-cell office:value-type="float" office:value="166621" calcext:value-type="float">
            <text:p>166621</text:p>
          </table:table-cell>
          <table:table-cell office:value-type="float" office:value="0" calcext:value-type="float">
            <text:p>0</text:p>
          </table:table-cell>
          <table:table-cell office:value-type="float" office:value="936872" calcext:value-type="float">
            <text:p>936872</text:p>
          </table:table-cell>
          <table:table-cell office:value-type="float" office:value="83529" calcext:value-type="float">
            <text:p>83529</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68499" calcext:value-type="float">
            <text:p>168499</text:p>
          </table:table-cell>
          <table:table-cell office:value-type="float" office:value="0" calcext:value-type="float">
            <text:p>0</text:p>
          </table:table-cell>
          <table:table-cell office:value-type="float" office:value="942045" calcext:value-type="float">
            <text:p>942045</text:p>
          </table:table-cell>
          <table:table-cell office:value-type="float" office:value="136555" calcext:value-type="float">
            <text:p>136555</text:p>
          </table:table-cell>
          <table:table-cell office:value-type="string" calcext:value-type="string">
            <text:p>Nyc..lovely ?</text:p>
          </table:table-cell>
          <table:table-cell/>
        </table:table-row>
        <table:table-row table:style-name="ro1">
          <table:table-cell office:value-type="float" office:value="194656" calcext:value-type="float">
            <text:p>194656</text:p>
          </table:table-cell>
          <table:table-cell office:value-type="float" office:value="0" calcext:value-type="float">
            <text:p>0</text:p>
          </table:table-cell>
          <table:table-cell office:value-type="float" office:value="44148" calcext:value-type="float">
            <text:p>44148</text:p>
          </table:table-cell>
          <table:table-cell office:value-type="float" office:value="304944" calcext:value-type="float">
            <text:p>304944</text:p>
          </table:table-cell>
          <table:table-cell office:value-type="string" calcext:value-type="string">
            <text:p>Aawsm plc</text:p>
          </table:table-cell>
          <table:table-cell/>
        </table:table-row>
        <table:table-row table:style-name="ro1">
          <table:table-cell office:value-type="float" office:value="229147" calcext:value-type="float">
            <text:p>229147</text:p>
          </table:table-cell>
          <table:table-cell office:value-type="float" office:value="0" calcext:value-type="float">
            <text:p>0</text:p>
          </table:table-cell>
          <table:table-cell office:value-type="float" office:value="1173077" calcext:value-type="float">
            <text:p>1173077</text:p>
          </table:table-cell>
          <table:table-cell office:value-type="float" office:value="77276" calcext:value-type="float">
            <text:p>77276</text:p>
          </table:table-cell>
          <table:table-cell office:value-type="string" calcext:value-type="string">
            <text:p>This trail got me searching for railway tickets! so inspiring!</text:p>
          </table:table-cell>
          <table:table-cell/>
        </table:table-row>
        <table:table-row table:style-name="ro1">
          <table:table-cell office:value-type="float" office:value="267561" calcext:value-type="float">
            <text:p>267561</text:p>
          </table:table-cell>
          <table:table-cell office:value-type="float" office:value="0" calcext:value-type="float">
            <text:p>0</text:p>
          </table:table-cell>
          <table:table-cell office:value-type="float" office:value="1394990" calcext:value-type="float">
            <text:p>1394990</text:p>
          </table:table-cell>
          <table:table-cell office:value-type="float" office:value="428278" calcext:value-type="float">
            <text:p>428278</text:p>
          </table:table-cell>
          <table:table-cell office:value-type="string" calcext:value-type="string">
            <text:p>Many pics. For Mount Tracking , The Himalayan institute. Darjeeling.</text:p>
          </table:table-cell>
          <table:table-cell/>
        </table:table-row>
        <table:table-row table:style-name="ro1">
          <table:table-cell office:value-type="float" office:value="294646" calcext:value-type="float">
            <text:p>294646</text:p>
          </table:table-cell>
          <table:table-cell office:value-type="float" office:value="0" calcext:value-type="float">
            <text:p>0</text:p>
          </table:table-cell>
          <table:table-cell office:value-type="float" office:value="1317850" calcext:value-type="float">
            <text:p>1317850</text:p>
          </table:table-cell>
          <table:table-cell office:value-type="float" office:value="397047" calcext:value-type="float">
            <text:p>397047</text:p>
          </table:table-cell>
          <table:table-cell office:value-type="string" calcext:value-type="string">
            <text:p>Thank you ♥</text:p>
          </table:table-cell>
          <table:table-cell/>
        </table:table-row>
        <table:table-row table:style-name="ro1">
          <table:table-cell office:value-type="float" office:value="297252" calcext:value-type="float">
            <text:p>297252</text:p>
          </table:table-cell>
          <table:table-cell office:value-type="float" office:value="0" calcext:value-type="float">
            <text:p>0</text:p>
          </table:table-cell>
          <table:table-cell office:value-type="float" office:value="1553692" calcext:value-type="float">
            <text:p>1553692</text:p>
          </table:table-cell>
          <table:table-cell office:value-type="float" office:value="41482" calcext:value-type="float">
            <text:p>41482</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336591" calcext:value-type="float">
            <text:p>336591</text:p>
          </table:table-cell>
          <table:table-cell office:value-type="float" office:value="0" calcext:value-type="float">
            <text:p>0</text:p>
          </table:table-cell>
          <table:table-cell office:value-type="float" office:value="1795487" calcext:value-type="float">
            <text:p>1795487</text:p>
          </table:table-cell>
          <table:table-cell office:value-type="float" office:value="41368" calcext:value-type="float">
            <text:p>41368</text:p>
          </table:table-cell>
          <table:table-cell office:value-type="string" calcext:value-type="string">
            <text:p>Your stories are truely travel goals, how do you plan them?</text:p>
          </table:table-cell>
          <table:table-cell/>
        </table:table-row>
        <table:table-row table:style-name="ro1">
          <table:table-cell office:value-type="float" office:value="385800" calcext:value-type="float">
            <text:p>385800</text:p>
          </table:table-cell>
          <table:table-cell office:value-type="float" office:value="0" calcext:value-type="float">
            <text:p>0</text:p>
          </table:table-cell>
          <table:table-cell office:value-type="float" office:value="978272" calcext:value-type="float">
            <text:p>978272</text:p>
          </table:table-cell>
          <table:table-cell office:value-type="float" office:value="524834" calcext:value-type="float">
            <text:p>524834</text:p>
          </table:table-cell>
          <table:table-cell office:value-type="string" calcext:value-type="string">
            <text:p>Extremely beautiful ?</text:p>
          </table:table-cell>
          <table:table-cell/>
        </table:table-row>
        <table:table-row table:style-name="ro1">
          <table:table-cell office:value-type="float" office:value="51950" calcext:value-type="float">
            <text:p>51950</text:p>
          </table:table-cell>
          <table:table-cell office:value-type="float" office:value="0" calcext:value-type="float">
            <text:p>0</text:p>
          </table:table-cell>
          <table:table-cell office:value-type="float" office:value="659101" calcext:value-type="float">
            <text:p>659101</text:p>
          </table:table-cell>
          <table:table-cell office:value-type="float" office:value="83573" calcext:value-type="float">
            <text:p>83573</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83491" calcext:value-type="float">
            <text:p>83491</text:p>
          </table:table-cell>
          <table:table-cell office:value-type="float" office:value="0" calcext:value-type="float">
            <text:p>0</text:p>
          </table:table-cell>
          <table:table-cell office:value-type="float" office:value="576910" calcext:value-type="float">
            <text:p>576910</text:p>
          </table:table-cell>
          <table:table-cell office:value-type="float" office:value="80233" calcext:value-type="float">
            <text:p>80233</text:p>
          </table:table-cell>
          <table:table-cell office:value-type="string" calcext:value-type="string">
            <text:p>The photos are just so cool, what camera do you use?</text:p>
          </table:table-cell>
          <table:table-cell/>
        </table:table-row>
        <table:table-row table:style-name="ro1">
          <table:table-cell office:value-type="float" office:value="87436" calcext:value-type="float">
            <text:p>87436</text:p>
          </table:table-cell>
          <table:table-cell office:value-type="float" office:value="0" calcext:value-type="float">
            <text:p>0</text:p>
          </table:table-cell>
          <table:table-cell office:value-type="float" office:value="745873" calcext:value-type="float">
            <text:p>745873</text:p>
          </table:table-cell>
          <table:table-cell office:value-type="float" office:value="49899" calcext:value-type="float">
            <text:p>49899</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08044" calcext:value-type="float">
            <text:p>208044</text:p>
          </table:table-cell>
          <table:table-cell office:value-type="float" office:value="0" calcext:value-type="float">
            <text:p>0</text:p>
          </table:table-cell>
          <table:table-cell office:value-type="float" office:value="1068487" calcext:value-type="float">
            <text:p>1068487</text:p>
          </table:table-cell>
          <table:table-cell office:value-type="float" office:value="86087" calcext:value-type="float">
            <text:p>86087</text:p>
          </table:table-cell>
          <table:table-cell office:value-type="string" calcext:value-type="string">
            <text:p>?awesm</text:p>
          </table:table-cell>
          <table:table-cell/>
        </table:table-row>
        <table:table-row table:style-name="ro1">
          <table:table-cell office:value-type="float" office:value="334068" calcext:value-type="float">
            <text:p>334068</text:p>
          </table:table-cell>
          <table:table-cell office:value-type="float" office:value="0" calcext:value-type="float">
            <text:p>0</text:p>
          </table:table-cell>
          <table:table-cell office:value-type="float" office:value="1782892" calcext:value-type="float">
            <text:p>1782892</text:p>
          </table:table-cell>
          <table:table-cell office:value-type="float" office:value="78949" calcext:value-type="float">
            <text:p>78949</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350413" calcext:value-type="float">
            <text:p>350413</text:p>
          </table:table-cell>
          <table:table-cell office:value-type="float" office:value="0" calcext:value-type="float">
            <text:p>0</text:p>
          </table:table-cell>
          <table:table-cell office:value-type="float" office:value="1887988" calcext:value-type="float">
            <text:p>1887988</text:p>
          </table:table-cell>
          <table:table-cell office:value-type="float" office:value="45990" calcext:value-type="float">
            <text:p>45990</text:p>
          </table:table-cell>
          <table:table-cell office:value-type="string" calcext:value-type="string">
            <text:p>The photographs and the content are beautifully amalgamated</text:p>
          </table:table-cell>
          <table:table-cell/>
        </table:table-row>
        <table:table-row table:style-name="ro1">
          <table:table-cell office:value-type="float" office:value="358692" calcext:value-type="float">
            <text:p>358692</text:p>
          </table:table-cell>
          <table:table-cell office:value-type="float" office:value="0" calcext:value-type="float">
            <text:p>0</text:p>
          </table:table-cell>
          <table:table-cell office:value-type="float" office:value="1985125" calcext:value-type="float">
            <text:p>1985125</text:p>
          </table:table-cell>
          <table:table-cell office:value-type="float" office:value="405188" calcext:value-type="float">
            <text:p>405188</text:p>
          </table:table-cell>
          <table:table-cell office:value-type="string" calcext:value-type="string">
            <text:p>Thanks for supporting not just like but follow me also</text:p>
          </table:table-cell>
          <table:table-cell/>
        </table:table-row>
        <table:table-row table:style-name="ro1">
          <table:table-cell office:value-type="float" office:value="453456" calcext:value-type="float">
            <text:p>453456</text:p>
          </table:table-cell>
          <table:table-cell office:value-type="float" office:value="0" calcext:value-type="float">
            <text:p>0</text:p>
          </table:table-cell>
          <table:table-cell office:value-type="float" office:value="2312736" calcext:value-type="float">
            <text:p>2312736</text:p>
          </table:table-cell>
          <table:table-cell office:value-type="float" office:value="1994879" calcext:value-type="float">
            <text:p>1994879</text:p>
          </table:table-cell>
          <table:table-cell office:value-type="string" calcext:value-type="string">
            <text:p>Yes</text:p>
          </table:table-cell>
          <table:table-cell/>
        </table:table-row>
        <table:table-row table:style-name="ro1">
          <table:table-cell office:value-type="float" office:value="97171" calcext:value-type="float">
            <text:p>97171</text:p>
          </table:table-cell>
          <table:table-cell office:value-type="float" office:value="0" calcext:value-type="float">
            <text:p>0</text:p>
          </table:table-cell>
          <table:table-cell office:value-type="float" office:value="765428" calcext:value-type="float">
            <text:p>765428</text:p>
          </table:table-cell>
          <table:table-cell office:value-type="float" office:value="227171" calcext:value-type="float">
            <text:p>227171</text:p>
          </table:table-cell>
          <table:table-cell office:value-type="string" calcext:value-type="string">
            <text:p>[[@80485]] ???</text:p>
          </table:table-cell>
          <table:table-cell/>
        </table:table-row>
        <table:table-row table:style-name="ro1">
          <table:table-cell office:value-type="float" office:value="128194" calcext:value-type="float">
            <text:p>128194</text:p>
          </table:table-cell>
          <table:table-cell office:value-type="float" office:value="0" calcext:value-type="float">
            <text:p>0</text:p>
          </table:table-cell>
          <table:table-cell office:value-type="float" office:value="834208" calcext:value-type="float">
            <text:p>834208</text:p>
          </table:table-cell>
          <table:table-cell office:value-type="float" office:value="248920" calcext:value-type="float">
            <text:p>248920</text:p>
          </table:table-cell>
          <table:table-cell office:value-type="string" calcext:value-type="string">
            <text:p>[[@42856]] thanks</text:p>
          </table:table-cell>
          <table:table-cell/>
        </table:table-row>
        <table:table-row table:style-name="ro1">
          <table:table-cell office:value-type="float" office:value="132732" calcext:value-type="float">
            <text:p>132732</text:p>
          </table:table-cell>
          <table:table-cell office:value-type="float" office:value="0" calcext:value-type="float">
            <text:p>0</text:p>
          </table:table-cell>
          <table:table-cell office:value-type="float" office:value="845720" calcext:value-type="float">
            <text:p>845720</text:p>
          </table:table-cell>
          <table:table-cell office:value-type="float" office:value="52750" calcext:value-type="float">
            <text:p>52750</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61159" calcext:value-type="float">
            <text:p>161159</text:p>
          </table:table-cell>
          <table:table-cell office:value-type="float" office:value="0" calcext:value-type="float">
            <text:p>0</text:p>
          </table:table-cell>
          <table:table-cell office:value-type="float" office:value="898252" calcext:value-type="float">
            <text:p>898252</text:p>
          </table:table-cell>
          <table:table-cell office:value-type="float" office:value="269369" calcext:value-type="float">
            <text:p>269369</text:p>
          </table:table-cell>
          <table:table-cell office:value-type="string" calcext:value-type="string">
            <text:p>[[@85619]] hope you enjoy the post now!</text:p>
          </table:table-cell>
          <table:table-cell/>
        </table:table-row>
        <table:table-row table:style-name="ro1">
          <table:table-cell office:value-type="float" office:value="183402" calcext:value-type="float">
            <text:p>183402</text:p>
          </table:table-cell>
          <table:table-cell office:value-type="float" office:value="0" calcext:value-type="float">
            <text:p>0</text:p>
          </table:table-cell>
          <table:table-cell office:value-type="float" office:value="24031" calcext:value-type="float">
            <text:p>24031</text:p>
          </table:table-cell>
          <table:table-cell office:value-type="float" office:value="80933" calcext:value-type="float">
            <text:p>80933</text:p>
          </table:table-cell>
          <table:table-cell office:value-type="string" calcext:value-type="string">
            <text:p>loved your stories! wondering what your next trail would be?</text:p>
          </table:table-cell>
          <table:table-cell/>
        </table:table-row>
        <table:table-row table:style-name="ro1">
          <table:table-cell office:value-type="float" office:value="206836" calcext:value-type="float">
            <text:p>206836</text:p>
          </table:table-cell>
          <table:table-cell office:value-type="float" office:value="0" calcext:value-type="float">
            <text:p>0</text:p>
          </table:table-cell>
          <table:table-cell office:value-type="float" office:value="1064795" calcext:value-type="float">
            <text:p>1064795</text:p>
          </table:table-cell>
          <table:table-cell office:value-type="float" office:value="42612" calcext:value-type="float">
            <text:p>42612</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322541" calcext:value-type="float">
            <text:p>322541</text:p>
          </table:table-cell>
          <table:table-cell office:value-type="float" office:value="0" calcext:value-type="float">
            <text:p>0</text:p>
          </table:table-cell>
          <table:table-cell office:value-type="float" office:value="1718442" calcext:value-type="float">
            <text:p>1718442</text:p>
          </table:table-cell>
          <table:table-cell office:value-type="float" office:value="41279" calcext:value-type="float">
            <text:p>41279</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343954" calcext:value-type="float">
            <text:p>343954</text:p>
          </table:table-cell>
          <table:table-cell office:value-type="float" office:value="0" calcext:value-type="float">
            <text:p>0</text:p>
          </table:table-cell>
          <table:table-cell office:value-type="float" office:value="18076" calcext:value-type="float">
            <text:p>18076</text:p>
          </table:table-cell>
          <table:table-cell office:value-type="float" office:value="565744" calcext:value-type="float">
            <text:p>565744</text:p>
          </table:table-cell>
          <table:table-cell office:value-type="string" calcext:value-type="string">
            <text:p>Hey Shivangi, u can also connect with me on Instagram!</text:p>
          </table:table-cell>
          <table:table-cell/>
        </table:table-row>
        <table:table-row table:style-name="ro1">
          <table:table-cell office:value-type="float" office:value="392439" calcext:value-type="float">
            <text:p>392439</text:p>
          </table:table-cell>
          <table:table-cell office:value-type="float" office:value="0" calcext:value-type="float">
            <text:p>0</text:p>
          </table:table-cell>
          <table:table-cell office:value-type="float" office:value="2268695" calcext:value-type="float">
            <text:p>2268695</text:p>
          </table:table-cell>
          <table:table-cell office:value-type="float" office:value="944300" calcext:value-type="float">
            <text:p>944300</text:p>
          </table:table-cell>
          <table:table-cell office:value-type="string" calcext:value-type="string">
            <text:p>Wow</text:p>
          </table:table-cell>
          <table:table-cell/>
        </table:table-row>
        <table:table-row table:style-name="ro1">
          <table:table-cell office:value-type="float" office:value="429082" calcext:value-type="float">
            <text:p>429082</text:p>
          </table:table-cell>
          <table:table-cell office:value-type="float" office:value="0" calcext:value-type="float">
            <text:p>0</text:p>
          </table:table-cell>
          <table:table-cell office:value-type="float" office:value="1501041" calcext:value-type="float">
            <text:p>1501041</text:p>
          </table:table-cell>
          <table:table-cell office:value-type="float" office:value="13286" calcext:value-type="float">
            <text:p>13286</text:p>
          </table:table-cell>
          <table:table-cell office:value-type="string" calcext:value-type="string">
            <text:p>amazing video</text:p>
          </table:table-cell>
          <table:table-cell/>
        </table:table-row>
        <table:table-row table:style-name="ro1">
          <table:table-cell office:value-type="float" office:value="436718" calcext:value-type="float">
            <text:p>436718</text:p>
          </table:table-cell>
          <table:table-cell office:value-type="float" office:value="0" calcext:value-type="float">
            <text:p>0</text:p>
          </table:table-cell>
          <table:table-cell office:value-type="float" office:value="2378373" calcext:value-type="float">
            <text:p>2378373</text:p>
          </table:table-cell>
          <table:table-cell office:value-type="float" office:value="44400" calcext:value-type="float">
            <text:p>44400</text:p>
          </table:table-cell>
          <table:table-cell office:value-type="string" calcext:value-type="string">
            <text:p>சாப்பிட்டதுக்கப்பறமும் என் கருத்தை சொல்கிறேன் நண்றி வாழ்த்துகள்</text:p>
          </table:table-cell>
          <table:table-cell/>
        </table:table-row>
        <table:table-row table:style-name="ro1">
          <table:table-cell office:value-type="float" office:value="3577" calcext:value-type="float">
            <text:p>3577</text:p>
          </table:table-cell>
          <table:table-cell office:value-type="float" office:value="0" calcext:value-type="float">
            <text:p>0</text:p>
          </table:table-cell>
          <table:table-cell office:value-type="float" office:value="53392" calcext:value-type="float">
            <text:p>53392</text:p>
          </table:table-cell>
          <table:table-cell office:value-type="float" office:value="19547" calcext:value-type="float">
            <text:p>19547</text:p>
          </table:table-cell>
          <table:table-cell office:value-type="string" calcext:value-type="string">
            <text:p>[[@19547]]</text:p>
          </table:table-cell>
          <table:table-cell/>
        </table:table-row>
        <table:table-row table:style-name="ro1">
          <table:table-cell office:value-type="float" office:value="19530" calcext:value-type="float">
            <text:p>19530</text:p>
          </table:table-cell>
          <table:table-cell office:value-type="float" office:value="0" calcext:value-type="float">
            <text:p>0</text:p>
          </table:table-cell>
          <table:table-cell office:value-type="float" office:value="584029" calcext:value-type="float">
            <text:p>584029</text:p>
          </table:table-cell>
          <table:table-cell office:value-type="float" office:value="87657" calcext:value-type="float">
            <text:p>87657</text:p>
          </table:table-cell>
          <table:table-cell office:value-type="string" calcext:value-type="string">
            <text:p>Dum hai bhai!</text:p>
          </table:table-cell>
          <table:table-cell/>
        </table:table-row>
        <table:table-row table:style-name="ro1">
          <table:table-cell office:value-type="float" office:value="122551" calcext:value-type="float">
            <text:p>122551</text:p>
          </table:table-cell>
          <table:table-cell office:value-type="float" office:value="0" calcext:value-type="float">
            <text:p>0</text:p>
          </table:table-cell>
          <table:table-cell office:value-type="float" office:value="820629" calcext:value-type="float">
            <text:p>820629</text:p>
          </table:table-cell>
          <table:table-cell office:value-type="float" office:value="50344" calcext:value-type="float">
            <text:p>50344</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13035" calcext:value-type="float">
            <text:p>213035</text:p>
          </table:table-cell>
          <table:table-cell office:value-type="float" office:value="0" calcext:value-type="float">
            <text:p>0</text:p>
          </table:table-cell>
          <table:table-cell office:value-type="float" office:value="1091063" calcext:value-type="float">
            <text:p>1091063</text:p>
          </table:table-cell>
          <table:table-cell office:value-type="float" office:value="265086" calcext:value-type="float">
            <text:p>265086</text:p>
          </table:table-cell>
          <table:table-cell office:value-type="string" calcext:value-type="string">
            <text:p>[[@86244]] <text:s/>i just started using now only?. And thanks ?</text:p>
          </table:table-cell>
          <table:table-cell/>
        </table:table-row>
        <table:table-row table:style-name="ro1">
          <table:table-cell office:value-type="float" office:value="244004" calcext:value-type="float">
            <text:p>244004</text:p>
          </table:table-cell>
          <table:table-cell office:value-type="float" office:value="0" calcext:value-type="float">
            <text:p>0</text:p>
          </table:table-cell>
          <table:table-cell office:value-type="float" office:value="1223856" calcext:value-type="float">
            <text:p>1223856</text:p>
          </table:table-cell>
          <table:table-cell office:value-type="float" office:value="80515" calcext:value-type="float">
            <text:p>80515</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396122" calcext:value-type="float">
            <text:p>396122</text:p>
          </table:table-cell>
          <table:table-cell office:value-type="float" office:value="0" calcext:value-type="float">
            <text:p>0</text:p>
          </table:table-cell>
          <table:table-cell office:value-type="float" office:value="1416994" calcext:value-type="float">
            <text:p>1416994</text:p>
          </table:table-cell>
          <table:table-cell office:value-type="float" office:value="932857" calcext:value-type="float">
            <text:p>932857</text:p>
          </table:table-cell>
          <table:table-cell office:value-type="string" calcext:value-type="string">
            <text:p>Awsm</text:p>
          </table:table-cell>
          <table:table-cell/>
        </table:table-row>
        <table:table-row table:style-name="ro1">
          <table:table-cell office:value-type="float" office:value="439737" calcext:value-type="float">
            <text:p>439737</text:p>
          </table:table-cell>
          <table:table-cell office:value-type="float" office:value="0" calcext:value-type="float">
            <text:p>0</text:p>
          </table:table-cell>
          <table:table-cell office:value-type="float" office:value="2307455" calcext:value-type="float">
            <text:p>2307455</text:p>
          </table:table-cell>
          <table:table-cell office:value-type="float" office:value="1643313" calcext:value-type="float">
            <text:p>1643313</text:p>
          </table:table-cell>
          <table:table-cell office:value-type="string" calcext:value-type="string">
            <text:p>jai hind</text:p>
          </table:table-cell>
          <table:table-cell/>
        </table:table-row>
        <table:table-row table:style-name="ro1">
          <table:table-cell office:value-type="float" office:value="125" calcext:value-type="float">
            <text:p>125</text:p>
          </table:table-cell>
          <table:table-cell office:value-type="float" office:value="234" calcext:value-type="float">
            <text:p>234</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u have to treat is in the office ðŸ˜</text:p>
          </table:table-cell>
          <table:table-cell/>
        </table:table-row>
        <table:table-row table:style-name="ro1">
          <table:table-cell office:value-type="float" office:value="67801" calcext:value-type="float">
            <text:p>67801</text:p>
          </table:table-cell>
          <table:table-cell office:value-type="float" office:value="0" calcext:value-type="float">
            <text:p>0</text:p>
          </table:table-cell>
          <table:table-cell office:value-type="float" office:value="690743" calcext:value-type="float">
            <text:p>690743</text:p>
          </table:table-cell>
          <table:table-cell office:value-type="float" office:value="206046" calcext:value-type="float">
            <text:p>206046</text:p>
          </table:table-cell>
          <table:table-cell office:value-type="string" calcext:value-type="string">
            <text:p>[[@84589]] north east or western ghats</text:p>
          </table:table-cell>
          <table:table-cell/>
        </table:table-row>
        <table:table-row table:style-name="ro1">
          <table:table-cell office:value-type="float" office:value="97354" calcext:value-type="float">
            <text:p>97354</text:p>
          </table:table-cell>
          <table:table-cell office:value-type="float" office:value="0" calcext:value-type="float">
            <text:p>0</text:p>
          </table:table-cell>
          <table:table-cell office:value-type="float" office:value="767789" calcext:value-type="float">
            <text:p>767789</text:p>
          </table:table-cell>
          <table:table-cell office:value-type="float" office:value="79046" calcext:value-type="float">
            <text:p>79046</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43071" calcext:value-type="float">
            <text:p>143071</text:p>
          </table:table-cell>
          <table:table-cell office:value-type="float" office:value="0" calcext:value-type="float">
            <text:p>0</text:p>
          </table:table-cell>
          <table:table-cell office:value-type="float" office:value="872912" calcext:value-type="float">
            <text:p>872912</text:p>
          </table:table-cell>
          <table:table-cell office:value-type="float" office:value="77341" calcext:value-type="float">
            <text:p>77341</text:p>
          </table:table-cell>
          <table:table-cell office:value-type="string" calcext:value-type="string">
            <text:p>The photos are just so cool, what camera do you use?</text:p>
          </table:table-cell>
          <table:table-cell/>
        </table:table-row>
        <table:table-row table:style-name="ro1">
          <table:table-cell office:value-type="float" office:value="145671" calcext:value-type="float">
            <text:p>145671</text:p>
          </table:table-cell>
          <table:table-cell office:value-type="float" office:value="0" calcext:value-type="float">
            <text:p>0</text:p>
          </table:table-cell>
          <table:table-cell office:value-type="float" office:value="881109" calcext:value-type="float">
            <text:p>881109</text:p>
          </table:table-cell>
          <table:table-cell office:value-type="float" office:value="43187" calcext:value-type="float">
            <text:p>43187</text:p>
          </table:table-cell>
          <table:table-cell office:value-type="string" calcext:value-type="string">
            <text:p>This trail is ingenious! brilliant work!</text:p>
          </table:table-cell>
          <table:table-cell/>
        </table:table-row>
        <table:table-row table:style-name="ro1">
          <table:table-cell office:value-type="float" office:value="206733" calcext:value-type="float">
            <text:p>206733</text:p>
          </table:table-cell>
          <table:table-cell office:value-type="float" office:value="0" calcext:value-type="float">
            <text:p>0</text:p>
          </table:table-cell>
          <table:table-cell office:value-type="float" office:value="971054" calcext:value-type="float">
            <text:p>971054</text:p>
          </table:table-cell>
          <table:table-cell office:value-type="float" office:value="78372" calcext:value-type="float">
            <text:p>78372</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62599" calcext:value-type="float">
            <text:p>262599</text:p>
          </table:table-cell>
          <table:table-cell office:value-type="float" office:value="0" calcext:value-type="float">
            <text:p>0</text:p>
          </table:table-cell>
          <table:table-cell office:value-type="float" office:value="1366304" calcext:value-type="float">
            <text:p>1366304</text:p>
          </table:table-cell>
          <table:table-cell office:value-type="float" office:value="81482" calcext:value-type="float">
            <text:p>81482</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14906" calcext:value-type="float">
            <text:p>314906</text:p>
          </table:table-cell>
          <table:table-cell office:value-type="float" office:value="0" calcext:value-type="float">
            <text:p>0</text:p>
          </table:table-cell>
          <table:table-cell office:value-type="float" office:value="1673291" calcext:value-type="float">
            <text:p>1673291</text:p>
          </table:table-cell>
          <table:table-cell office:value-type="float" office:value="80900" calcext:value-type="float">
            <text:p>80900</text:p>
          </table:table-cell>
          <table:table-cell office:value-type="string" calcext:value-type="string">
            <text:p>Hey what time of the year is best to visit this place?</text:p>
          </table:table-cell>
          <table:table-cell/>
        </table:table-row>
        <table:table-row table:style-name="ro1">
          <table:table-cell office:value-type="float" office:value="326620" calcext:value-type="float">
            <text:p>326620</text:p>
          </table:table-cell>
          <table:table-cell office:value-type="float" office:value="0" calcext:value-type="float">
            <text:p>0</text:p>
          </table:table-cell>
          <table:table-cell office:value-type="float" office:value="1747889" calcext:value-type="float">
            <text:p>1747889</text:p>
          </table:table-cell>
          <table:table-cell office:value-type="float" office:value="76997" calcext:value-type="float">
            <text:p>76997</text:p>
          </table:table-cell>
          <table:table-cell office:value-type="string" calcext:value-type="string">
            <text:p>Your trail is detailed perfectly!</text:p>
          </table:table-cell>
          <table:table-cell/>
        </table:table-row>
        <table:table-row table:style-name="ro1">
          <table:table-cell office:value-type="float" office:value="368496" calcext:value-type="float">
            <text:p>368496</text:p>
          </table:table-cell>
          <table:table-cell office:value-type="float" office:value="0" calcext:value-type="float">
            <text:p>0</text:p>
          </table:table-cell>
          <table:table-cell office:value-type="float" office:value="2165145" calcext:value-type="float">
            <text:p>2165145</text:p>
          </table:table-cell>
          <table:table-cell office:value-type="float" office:value="88105" calcext:value-type="float">
            <text:p>88105</text:p>
          </table:table-cell>
          <table:table-cell office:value-type="string" calcext:value-type="string">
            <text:p>Keep going ??</text:p>
          </table:table-cell>
          <table:table-cell/>
        </table:table-row>
        <table:table-row table:style-name="ro1">
          <table:table-cell office:value-type="float" office:value="379478" calcext:value-type="float">
            <text:p>379478</text:p>
          </table:table-cell>
          <table:table-cell office:value-type="float" office:value="0" calcext:value-type="float">
            <text:p>0</text:p>
          </table:table-cell>
          <table:table-cell office:value-type="float" office:value="762078" calcext:value-type="float">
            <text:p>762078</text:p>
          </table:table-cell>
          <table:table-cell office:value-type="float" office:value="385270" calcext:value-type="float">
            <text:p>385270</text:p>
          </table:table-cell>
          <table:table-cell office:value-type="string" calcext:value-type="string">
            <text:p>VOTED to you in filraven</text:p>
          </table:table-cell>
          <table:table-cell/>
        </table:table-row>
        <table:table-row table:style-name="ro1">
          <table:table-cell office:value-type="float" office:value="450639" calcext:value-type="float">
            <text:p>450639</text:p>
          </table:table-cell>
          <table:table-cell office:value-type="float" office:value="0" calcext:value-type="float">
            <text:p>0</text:p>
          </table:table-cell>
          <table:table-cell office:value-type="float" office:value="2376055" calcext:value-type="float">
            <text:p>2376055</text:p>
          </table:table-cell>
          <table:table-cell office:value-type="float" office:value="1909889" calcext:value-type="float">
            <text:p>1909889</text:p>
          </table:table-cell>
          <table:table-cell office:value-type="string" calcext:value-type="string">
            <text:p>Hi</text:p>
          </table:table-cell>
          <table:table-cell/>
        </table:table-row>
        <table:table-row table:style-name="ro1">
          <table:table-cell office:value-type="float" office:value="80655" calcext:value-type="float">
            <text:p>80655</text:p>
          </table:table-cell>
          <table:table-cell office:value-type="float" office:value="0" calcext:value-type="float">
            <text:p>0</text:p>
          </table:table-cell>
          <table:table-cell office:value-type="float" office:value="735813" calcext:value-type="float">
            <text:p>735813</text:p>
          </table:table-cell>
          <table:table-cell office:value-type="float" office:value="87351" calcext:value-type="float">
            <text:p>87351</text:p>
          </table:table-cell>
          <table:table-cell office:value-type="string" calcext:value-type="string">
            <text:p>beatutiful photo ? </text:p>
          </table:table-cell>
          <table:table-cell/>
        </table:table-row>
        <table:table-row table:style-name="ro1">
          <table:table-cell office:value-type="float" office:value="320758" calcext:value-type="float">
            <text:p>320758</text:p>
          </table:table-cell>
          <table:table-cell office:value-type="float" office:value="0" calcext:value-type="float">
            <text:p>0</text:p>
          </table:table-cell>
          <table:table-cell office:value-type="float" office:value="1710133" calcext:value-type="float">
            <text:p>1710133</text:p>
          </table:table-cell>
          <table:table-cell office:value-type="float" office:value="79847" calcext:value-type="float">
            <text:p>79847</text:p>
          </table:table-cell>
          <table:table-cell office:value-type="string" calcext:value-type="string">
            <text:p>Jhakaas ekdum</text:p>
          </table:table-cell>
          <table:table-cell/>
        </table:table-row>
        <table:table-row table:style-name="ro1">
          <table:table-cell office:value-type="float" office:value="328250" calcext:value-type="float">
            <text:p>328250</text:p>
          </table:table-cell>
          <table:table-cell office:value-type="float" office:value="0" calcext:value-type="float">
            <text:p>0</text:p>
          </table:table-cell>
          <table:table-cell office:value-type="float" office:value="1757443" calcext:value-type="float">
            <text:p>1757443</text:p>
          </table:table-cell>
          <table:table-cell office:value-type="float" office:value="529507" calcext:value-type="float">
            <text:p>529507</text:p>
          </table:table-cell>
          <table:table-cell office:value-type="string" calcext:value-type="string">
            <text:p>Great ?</text:p>
          </table:table-cell>
          <table:table-cell/>
        </table:table-row>
        <table:table-row table:style-name="ro1">
          <table:table-cell office:value-type="float" office:value="391545" calcext:value-type="float">
            <text:p>391545</text:p>
          </table:table-cell>
          <table:table-cell office:value-type="float" office:value="0" calcext:value-type="float">
            <text:p>0</text:p>
          </table:table-cell>
          <table:table-cell office:value-type="float" office:value="1381324" calcext:value-type="float">
            <text:p>1381324</text:p>
          </table:table-cell>
          <table:table-cell office:value-type="float" office:value="173681" calcext:value-type="float">
            <text:p>173681</text:p>
          </table:table-cell>
          <table:table-cell office:value-type="string" calcext:value-type="string">
            <text:p>Beautiful view</text:p>
          </table:table-cell>
          <table:table-cell/>
        </table:table-row>
        <table:table-row table:style-name="ro1">
          <table:table-cell office:value-type="float" office:value="401489" calcext:value-type="float">
            <text:p>401489</text:p>
          </table:table-cell>
          <table:table-cell office:value-type="float" office:value="0" calcext:value-type="float">
            <text:p>0</text:p>
          </table:table-cell>
          <table:table-cell office:value-type="float" office:value="2262233" calcext:value-type="float">
            <text:p>2262233</text:p>
          </table:table-cell>
          <table:table-cell office:value-type="float" office:value="1057026" calcext:value-type="float">
            <text:p>1057026</text:p>
          </table:table-cell>
          <table:table-cell office:value-type="string" calcext:value-type="string">
            <text:p>Hi</text:p>
          </table:table-cell>
          <table:table-cell/>
        </table:table-row>
        <table:table-row table:style-name="ro1">
          <table:table-cell office:value-type="float" office:value="453550" calcext:value-type="float">
            <text:p>453550</text:p>
          </table:table-cell>
          <table:table-cell office:value-type="float" office:value="0" calcext:value-type="float">
            <text:p>0</text:p>
          </table:table-cell>
          <table:table-cell office:value-type="float" office:value="2545661" calcext:value-type="float">
            <text:p>2545661</text:p>
          </table:table-cell>
          <table:table-cell office:value-type="float" office:value="1992090" calcext:value-type="float">
            <text:p>1992090</text:p>
          </table:table-cell>
          <table:table-cell office:value-type="string" calcext:value-type="string">
            <text:p>Ami o chiii</text:p>
          </table:table-cell>
          <table:table-cell/>
        </table:table-row>
        <table:table-row table:style-name="ro1">
          <table:table-cell office:value-type="float" office:value="38741" calcext:value-type="float">
            <text:p>38741</text:p>
          </table:table-cell>
          <table:table-cell office:value-type="float" office:value="0" calcext:value-type="float">
            <text:p>0</text:p>
          </table:table-cell>
          <table:table-cell office:value-type="float" office:value="628601" calcext:value-type="float">
            <text:p>628601</text:p>
          </table:table-cell>
          <table:table-cell office:value-type="float" office:value="79828" calcext:value-type="float">
            <text:p>79828</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44139" calcext:value-type="float">
            <text:p>44139</text:p>
          </table:table-cell>
          <table:table-cell office:value-type="float" office:value="0" calcext:value-type="float">
            <text:p>0</text:p>
          </table:table-cell>
          <table:table-cell office:value-type="float" office:value="644166" calcext:value-type="float">
            <text:p>644166</text:p>
          </table:table-cell>
          <table:table-cell office:value-type="float" office:value="82232" calcext:value-type="float">
            <text:p>82232</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82571" calcext:value-type="float">
            <text:p>82571</text:p>
          </table:table-cell>
          <table:table-cell office:value-type="float" office:value="0" calcext:value-type="float">
            <text:p>0</text:p>
          </table:table-cell>
          <table:table-cell office:value-type="float" office:value="176695" calcext:value-type="float">
            <text:p>176695</text:p>
          </table:table-cell>
          <table:table-cell office:value-type="float" office:value="86546" calcext:value-type="float">
            <text:p>86546</text:p>
          </table:table-cell>
          <table:table-cell office:value-type="string" calcext:value-type="string">
            <text:p>Awesome! I too am heading there next week</text:p>
          </table:table-cell>
          <table:table-cell/>
        </table:table-row>
        <table:table-row table:style-name="ro1">
          <table:table-cell office:value-type="float" office:value="123805" calcext:value-type="float">
            <text:p>123805</text:p>
          </table:table-cell>
          <table:table-cell office:value-type="float" office:value="0" calcext:value-type="float">
            <text:p>0</text:p>
          </table:table-cell>
          <table:table-cell office:value-type="float" office:value="823003" calcext:value-type="float">
            <text:p>823003</text:p>
          </table:table-cell>
          <table:table-cell office:value-type="float" office:value="245435" calcext:value-type="float">
            <text:p>245435</text:p>
          </table:table-cell>
          <table:table-cell office:value-type="string" calcext:value-type="string">
            <text:p>[[@79161]] To Lanka Mostly. Not yet finalized. You ?</text:p>
          </table:table-cell>
          <table:table-cell/>
        </table:table-row>
        <table:table-row table:style-name="ro1">
          <table:table-cell office:value-type="float" office:value="128812" calcext:value-type="float">
            <text:p>128812</text:p>
          </table:table-cell>
          <table:table-cell office:value-type="float" office:value="0" calcext:value-type="float">
            <text:p>0</text:p>
          </table:table-cell>
          <table:table-cell office:value-type="float" office:value="827222" calcext:value-type="float">
            <text:p>827222</text:p>
          </table:table-cell>
          <table:table-cell office:value-type="float" office:value="246749" calcext:value-type="float">
            <text:p>246749</text:p>
          </table:table-cell>
          <table:table-cell office:value-type="string" calcext:value-type="string">
            <text:p>Was going to write more but lack of space</text:p>
          </table:table-cell>
          <table:table-cell/>
        </table:table-row>
        <table:table-row table:style-name="ro1">
          <table:table-cell office:value-type="float" office:value="153511" calcext:value-type="float">
            <text:p>153511</text:p>
          </table:table-cell>
          <table:table-cell office:value-type="float" office:value="0" calcext:value-type="float">
            <text:p>0</text:p>
          </table:table-cell>
          <table:table-cell office:value-type="float" office:value="890673" calcext:value-type="float">
            <text:p>890673</text:p>
          </table:table-cell>
          <table:table-cell office:value-type="float" office:value="76331" calcext:value-type="float">
            <text:p>76331</text:p>
          </table:table-cell>
          <table:table-cell office:value-type="string" calcext:value-type="string">
            <text:p>Hey, the title is so innovative!</text:p>
          </table:table-cell>
          <table:table-cell/>
        </table:table-row>
        <table:table-row table:style-name="ro1">
          <table:table-cell office:value-type="float" office:value="194875" calcext:value-type="float">
            <text:p>194875</text:p>
          </table:table-cell>
          <table:table-cell office:value-type="float" office:value="0" calcext:value-type="float">
            <text:p>0</text:p>
          </table:table-cell>
          <table:table-cell office:value-type="float" office:value="1011221" calcext:value-type="float">
            <text:p>1011221</text:p>
          </table:table-cell>
          <table:table-cell office:value-type="float" office:value="305010" calcext:value-type="float">
            <text:p>305010</text:p>
          </table:table-cell>
          <table:table-cell office:value-type="string" calcext:value-type="string">
            <text:p>Yes, it is..</text:p>
          </table:table-cell>
          <table:table-cell/>
        </table:table-row>
        <table:table-row table:style-name="ro1">
          <table:table-cell office:value-type="float" office:value="253712" calcext:value-type="float">
            <text:p>253712</text:p>
          </table:table-cell>
          <table:table-cell office:value-type="float" office:value="0" calcext:value-type="float">
            <text:p>0</text:p>
          </table:table-cell>
          <table:table-cell office:value-type="float" office:value="1299539" calcext:value-type="float">
            <text:p>1299539</text:p>
          </table:table-cell>
          <table:table-cell office:value-type="float" office:value="39531" calcext:value-type="float">
            <text:p>39531</text:p>
          </table:table-cell>
          <table:table-cell office:value-type="string" calcext:value-type="string">
            <text:p>The title was superb! The content was a little dreary!</text:p>
          </table:table-cell>
          <table:table-cell/>
        </table:table-row>
        <table:table-row table:style-name="ro1">
          <table:table-cell office:value-type="float" office:value="280681" calcext:value-type="float">
            <text:p>280681</text:p>
          </table:table-cell>
          <table:table-cell office:value-type="float" office:value="1056595" calcext:value-type="float">
            <text:p>1056595</text:p>
          </table:table-cell>
          <table:table-cell office:value-type="float" office:value="0" calcext:value-type="float">
            <text:p>0</text:p>
          </table:table-cell>
          <table:table-cell office:value-type="float" office:value="289295" calcext:value-type="float">
            <text:p>289295</text:p>
          </table:table-cell>
          <table:table-cell office:value-type="string" calcext:value-type="string">
            <text:p>This is an upcoming trip. Do seek more details at info@eventours.in</text:p>
          </table:table-cell>
          <table:table-cell/>
        </table:table-row>
        <table:table-row table:style-name="ro1">
          <table:table-cell office:value-type="float" office:value="353404" calcext:value-type="float">
            <text:p>353404</text:p>
          </table:table-cell>
          <table:table-cell office:value-type="float" office:value="0" calcext:value-type="float">
            <text:p>0</text:p>
          </table:table-cell>
          <table:table-cell office:value-type="float" office:value="1916150" calcext:value-type="float">
            <text:p>1916150</text:p>
          </table:table-cell>
          <table:table-cell office:value-type="float" office:value="587335" calcext:value-type="float">
            <text:p>587335</text:p>
          </table:table-cell>
          <table:table-cell office:value-type="string" calcext:value-type="string">
            <text:p>[[@52458]] i have a very decent camera which is sony alpha58 but if you are planning to buy a new then nikkon80D is a good option to go , it is best for vloging and also night mode is pretty decent.</text:p>
          </table:table-cell>
          <table:table-cell/>
        </table:table-row>
        <table:table-row table:style-name="ro1">
          <table:table-cell office:value-type="float" office:value="424054" calcext:value-type="float">
            <text:p>424054</text:p>
          </table:table-cell>
          <table:table-cell office:value-type="float" office:value="0" calcext:value-type="float">
            <text:p>0</text:p>
          </table:table-cell>
          <table:table-cell office:value-type="float" office:value="2272432" calcext:value-type="float">
            <text:p>2272432</text:p>
          </table:table-cell>
          <table:table-cell office:value-type="float" office:value="48458" calcext:value-type="float">
            <text:p>48458</text:p>
          </table:table-cell>
          <table:table-cell office:value-type="string" calcext:value-type="string">
            <text:p>are you a professional dancer?</text:p>
          </table:table-cell>
          <table:table-cell/>
        </table:table-row>
        <table:table-row table:style-name="ro1">
          <table:table-cell office:value-type="float" office:value="5452" calcext:value-type="float">
            <text:p>5452</text:p>
          </table:table-cell>
          <table:table-cell office:value-type="float" office:value="65135" calcext:value-type="float">
            <text:p>65135</text:p>
          </table:table-cell>
          <table:table-cell office:value-type="float" office:value="0" calcext:value-type="float">
            <text:p>0</text:p>
          </table:table-cell>
          <table:table-cell office:value-type="float" office:value="49921" calcext:value-type="float">
            <text:p>49921</text:p>
          </table:table-cell>
          <table:table-cell office:value-type="string" calcext:value-type="string">
            <text:p>Damn this pizza looks better on photo</text:p>
          </table:table-cell>
          <table:table-cell/>
        </table:table-row>
        <table:table-row table:style-name="ro1">
          <table:table-cell office:value-type="float" office:value="54541" calcext:value-type="float">
            <text:p>54541</text:p>
          </table:table-cell>
          <table:table-cell office:value-type="float" office:value="0" calcext:value-type="float">
            <text:p>0</text:p>
          </table:table-cell>
          <table:table-cell office:value-type="float" office:value="667089" calcext:value-type="float">
            <text:p>667089</text:p>
          </table:table-cell>
          <table:table-cell office:value-type="float" office:value="48961" calcext:value-type="float">
            <text:p>48961</text:p>
          </table:table-cell>
          <table:table-cell office:value-type="string" calcext:value-type="string">
            <text:p>Amazing trail, loved the story! ❤️</text:p>
          </table:table-cell>
          <table:table-cell/>
        </table:table-row>
        <table:table-row table:style-name="ro1">
          <table:table-cell office:value-type="float" office:value="80535" calcext:value-type="float">
            <text:p>80535</text:p>
          </table:table-cell>
          <table:table-cell office:value-type="float" office:value="0" calcext:value-type="float">
            <text:p>0</text:p>
          </table:table-cell>
          <table:table-cell office:value-type="float" office:value="735761" calcext:value-type="float">
            <text:p>735761</text:p>
          </table:table-cell>
          <table:table-cell office:value-type="float" office:value="218356" calcext:value-type="float">
            <text:p>218356</text:p>
          </table:table-cell>
          <table:table-cell office:value-type="string" calcext:value-type="string">
            <text:p>[[@85526]] Thanks man?</text:p>
          </table:table-cell>
          <table:table-cell/>
        </table:table-row>
        <table:table-row table:style-name="ro1">
          <table:table-cell office:value-type="float" office:value="96198" calcext:value-type="float">
            <text:p>96198</text:p>
          </table:table-cell>
          <table:table-cell office:value-type="float" office:value="0" calcext:value-type="float">
            <text:p>0</text:p>
          </table:table-cell>
          <table:table-cell office:value-type="float" office:value="763781" calcext:value-type="float">
            <text:p>763781</text:p>
          </table:table-cell>
          <table:table-cell office:value-type="float" office:value="227015" calcext:value-type="float">
            <text:p>227015</text:p>
          </table:table-cell>
          <table:table-cell office:value-type="string" calcext:value-type="string">
            <text:p>[[@79575]] thanks</text:p>
          </table:table-cell>
          <table:table-cell/>
        </table:table-row>
        <table:table-row table:style-name="ro1">
          <table:table-cell office:value-type="float" office:value="104978" calcext:value-type="float">
            <text:p>104978</text:p>
          </table:table-cell>
          <table:table-cell office:value-type="float" office:value="0" calcext:value-type="float">
            <text:p>0</text:p>
          </table:table-cell>
          <table:table-cell office:value-type="float" office:value="788593" calcext:value-type="float">
            <text:p>788593</text:p>
          </table:table-cell>
          <table:table-cell office:value-type="float" office:value="83197" calcext:value-type="float">
            <text:p>83197</text:p>
          </table:table-cell>
          <table:table-cell office:value-type="string" calcext:value-type="string">
            <text:p>Jhakaas ekdum</text:p>
          </table:table-cell>
          <table:table-cell/>
        </table:table-row>
        <table:table-row table:style-name="ro1">
          <table:table-cell office:value-type="float" office:value="216695" calcext:value-type="float">
            <text:p>216695</text:p>
          </table:table-cell>
          <table:table-cell office:value-type="float" office:value="0" calcext:value-type="float">
            <text:p>0</text:p>
          </table:table-cell>
          <table:table-cell office:value-type="float" office:value="1113076" calcext:value-type="float">
            <text:p>1113076</text:p>
          </table:table-cell>
          <table:table-cell office:value-type="float" office:value="41304" calcext:value-type="float">
            <text:p>41304</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78381" calcext:value-type="float">
            <text:p>278381</text:p>
          </table:table-cell>
          <table:table-cell office:value-type="float" office:value="0" calcext:value-type="float">
            <text:p>0</text:p>
          </table:table-cell>
          <table:table-cell office:value-type="float" office:value="1458459" calcext:value-type="float">
            <text:p>1458459</text:p>
          </table:table-cell>
          <table:table-cell office:value-type="float" office:value="136307" calcext:value-type="float">
            <text:p>136307</text:p>
          </table:table-cell>
          <table:table-cell office:value-type="string" calcext:value-type="string">
            <text:p>Beautiful trail ? ?</text:p>
          </table:table-cell>
          <table:table-cell/>
        </table:table-row>
        <table:table-row table:style-name="ro1">
          <table:table-cell office:value-type="float" office:value="287240" calcext:value-type="float">
            <text:p>287240</text:p>
          </table:table-cell>
          <table:table-cell office:value-type="float" office:value="0" calcext:value-type="float">
            <text:p>0</text:p>
          </table:table-cell>
          <table:table-cell office:value-type="float" office:value="1514256" calcext:value-type="float">
            <text:p>1514256</text:p>
          </table:table-cell>
          <table:table-cell office:value-type="float" office:value="77258" calcext:value-type="float">
            <text:p>77258</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319051" calcext:value-type="float">
            <text:p>319051</text:p>
          </table:table-cell>
          <table:table-cell office:value-type="float" office:value="0" calcext:value-type="float">
            <text:p>0</text:p>
          </table:table-cell>
          <table:table-cell office:value-type="float" office:value="1699262" calcext:value-type="float">
            <text:p>1699262</text:p>
          </table:table-cell>
          <table:table-cell office:value-type="float" office:value="48415" calcext:value-type="float">
            <text:p>48415</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391323" calcext:value-type="float">
            <text:p>391323</text:p>
          </table:table-cell>
          <table:table-cell office:value-type="float" office:value="0" calcext:value-type="float">
            <text:p>0</text:p>
          </table:table-cell>
          <table:table-cell office:value-type="float" office:value="1617615" calcext:value-type="float">
            <text:p>1617615</text:p>
          </table:table-cell>
          <table:table-cell office:value-type="float" office:value="936104" calcext:value-type="float">
            <text:p>936104</text:p>
          </table:table-cell>
          <table:table-cell office:value-type="string" calcext:value-type="string">
            <text:p>Good</text:p>
          </table:table-cell>
          <table:table-cell/>
        </table:table-row>
        <table:table-row table:style-name="ro1">
          <table:table-cell office:value-type="float" office:value="133439" calcext:value-type="float">
            <text:p>133439</text:p>
          </table:table-cell>
          <table:table-cell office:value-type="float" office:value="0" calcext:value-type="float">
            <text:p>0</text:p>
          </table:table-cell>
          <table:table-cell office:value-type="float" office:value="849173" calcext:value-type="float">
            <text:p>849173</text:p>
          </table:table-cell>
          <table:table-cell office:value-type="float" office:value="84578" calcext:value-type="float">
            <text:p>84578</text:p>
          </table:table-cell>
          <table:table-cell office:value-type="string" calcext:value-type="string">
            <text:p>Hoping for another awesome adventure soon!</text:p>
          </table:table-cell>
          <table:table-cell/>
        </table:table-row>
        <table:table-row table:style-name="ro1">
          <table:table-cell office:value-type="float" office:value="152723" calcext:value-type="float">
            <text:p>152723</text:p>
          </table:table-cell>
          <table:table-cell office:value-type="float" office:value="0" calcext:value-type="float">
            <text:p>0</text:p>
          </table:table-cell>
          <table:table-cell office:value-type="float" office:value="898491" calcext:value-type="float">
            <text:p>898491</text:p>
          </table:table-cell>
          <table:table-cell office:value-type="float" office:value="88437" calcext:value-type="float">
            <text:p>88437</text:p>
          </table:table-cell>
          <table:table-cell office:value-type="string" calcext:value-type="string">
            <text:p>Amazing trail, loved the story! ❤️</text:p>
          </table:table-cell>
          <table:table-cell/>
        </table:table-row>
        <table:table-row table:style-name="ro1">
          <table:table-cell office:value-type="float" office:value="197266" calcext:value-type="float">
            <text:p>197266</text:p>
          </table:table-cell>
          <table:table-cell office:value-type="float" office:value="0" calcext:value-type="float">
            <text:p>0</text:p>
          </table:table-cell>
          <table:table-cell office:value-type="float" office:value="1024424" calcext:value-type="float">
            <text:p>1024424</text:p>
          </table:table-cell>
          <table:table-cell office:value-type="float" office:value="80464" calcext:value-type="float">
            <text:p>80464</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47257" calcext:value-type="float">
            <text:p>247257</text:p>
          </table:table-cell>
          <table:table-cell office:value-type="float" office:value="0" calcext:value-type="float">
            <text:p>0</text:p>
          </table:table-cell>
          <table:table-cell office:value-type="float" office:value="1242325" calcext:value-type="float">
            <text:p>1242325</text:p>
          </table:table-cell>
          <table:table-cell office:value-type="float" office:value="86921" calcext:value-type="float">
            <text:p>86921</text:p>
          </table:table-cell>
          <table:table-cell office:value-type="string" calcext:value-type="string">
            <text:p>Really cool! But I hope to see better content the next time :) </text:p>
          </table:table-cell>
          <table:table-cell/>
        </table:table-row>
        <table:table-row table:style-name="ro1">
          <table:table-cell office:value-type="float" office:value="292904" calcext:value-type="float">
            <text:p>292904</text:p>
          </table:table-cell>
          <table:table-cell office:value-type="float" office:value="0" calcext:value-type="float">
            <text:p>0</text:p>
          </table:table-cell>
          <table:table-cell office:value-type="float" office:value="1537786" calcext:value-type="float">
            <text:p>1537786</text:p>
          </table:table-cell>
          <table:table-cell office:value-type="float" office:value="473272" calcext:value-type="float">
            <text:p>473272</text:p>
          </table:table-cell>
          <table:table-cell office:value-type="string" calcext:value-type="string">
            <text:p>[[@39571]] also welcome for collaboration in case you need any help</text:p>
          </table:table-cell>
          <table:table-cell/>
        </table:table-row>
        <table:table-row table:style-name="ro1">
          <table:table-cell office:value-type="float" office:value="368001" calcext:value-type="float">
            <text:p>368001</text:p>
          </table:table-cell>
          <table:table-cell office:value-type="float" office:value="0" calcext:value-type="float">
            <text:p>0</text:p>
          </table:table-cell>
          <table:table-cell office:value-type="float" office:value="2153157" calcext:value-type="float">
            <text:p>2153157</text:p>
          </table:table-cell>
          <table:table-cell office:value-type="float" office:value="82819" calcext:value-type="float">
            <text:p>82819</text:p>
          </table:table-cell>
          <table:table-cell office:value-type="string" calcext:value-type="string">
            <text:p>This trail is ingenious! brilliant work!</text:p>
          </table:table-cell>
          <table:table-cell/>
        </table:table-row>
        <table:table-row table:style-name="ro1">
          <table:table-cell office:value-type="float" office:value="369086" calcext:value-type="float">
            <text:p>369086</text:p>
          </table:table-cell>
          <table:table-cell office:value-type="float" office:value="0" calcext:value-type="float">
            <text:p>0</text:p>
          </table:table-cell>
          <table:table-cell office:value-type="float" office:value="2094" calcext:value-type="float">
            <text:p>2094</text:p>
          </table:table-cell>
          <table:table-cell office:value-type="float" office:value="519883" calcext:value-type="float">
            <text:p>519883</text:p>
          </table:table-cell>
          <table:table-cell office:value-type="string" calcext:value-type="string">
            <text:p>Hi</text:p>
          </table:table-cell>
          <table:table-cell/>
        </table:table-row>
        <table:table-row table:style-name="ro1">
          <table:table-cell office:value-type="float" office:value="379204" calcext:value-type="float">
            <text:p>379204</text:p>
          </table:table-cell>
          <table:table-cell office:value-type="float" office:value="0" calcext:value-type="float">
            <text:p>0</text:p>
          </table:table-cell>
          <table:table-cell office:value-type="float" office:value="2232852" calcext:value-type="float">
            <text:p>2232852</text:p>
          </table:table-cell>
          <table:table-cell office:value-type="float" office:value="742386" calcext:value-type="float">
            <text:p>742386</text:p>
          </table:table-cell>
          <table:table-cell office:value-type="string" calcext:value-type="string">
            <text:p>How to join</text:p>
          </table:table-cell>
          <table:table-cell/>
        </table:table-row>
        <table:table-row table:style-name="ro1">
          <table:table-cell office:value-type="float" office:value="396794" calcext:value-type="float">
            <text:p>396794</text:p>
          </table:table-cell>
          <table:table-cell office:value-type="float" office:value="0" calcext:value-type="float">
            <text:p>0</text:p>
          </table:table-cell>
          <table:table-cell office:value-type="float" office:value="2259289" calcext:value-type="float">
            <text:p>2259289</text:p>
          </table:table-cell>
          <table:table-cell office:value-type="float" office:value="978124" calcext:value-type="float">
            <text:p>978124</text:p>
          </table:table-cell>
          <table:table-cell office:value-type="string" calcext:value-type="string">
            <text:p>Nice</text:p>
          </table:table-cell>
          <table:table-cell/>
        </table:table-row>
        <table:table-row table:style-name="ro1">
          <table:table-cell office:value-type="float" office:value="16173" calcext:value-type="float">
            <text:p>16173</text:p>
          </table:table-cell>
          <table:table-cell office:value-type="float" office:value="0" calcext:value-type="float">
            <text:p>0</text:p>
          </table:table-cell>
          <table:table-cell office:value-type="float" office:value="49036" calcext:value-type="float">
            <text:p>49036</text:p>
          </table:table-cell>
          <table:table-cell office:value-type="float" office:value="17084" calcext:value-type="float">
            <text:p>17084</text:p>
          </table:table-cell>
          <table:table-cell office:value-type="string" calcext:value-type="string">
            <text:p>[[@1]]</text:p>
          </table:table-cell>
          <table:table-cell/>
        </table:table-row>
        <table:table-row table:style-name="ro1">
          <table:table-cell office:value-type="float" office:value="46047" calcext:value-type="float">
            <text:p>46047</text:p>
          </table:table-cell>
          <table:table-cell office:value-type="float" office:value="0" calcext:value-type="float">
            <text:p>0</text:p>
          </table:table-cell>
          <table:table-cell office:value-type="float" office:value="646814" calcext:value-type="float">
            <text:p>646814</text:p>
          </table:table-cell>
          <table:table-cell office:value-type="float" office:value="84683" calcext:value-type="float">
            <text:p>84683</text:p>
          </table:table-cell>
          <table:table-cell office:value-type="string" calcext:value-type="string">
            <text:p>Awesome! I too am heading there next week</text:p>
          </table:table-cell>
          <table:table-cell/>
        </table:table-row>
        <table:table-row table:style-name="ro1">
          <table:table-cell office:value-type="float" office:value="51286" calcext:value-type="float">
            <text:p>51286</text:p>
          </table:table-cell>
          <table:table-cell office:value-type="float" office:value="0" calcext:value-type="float">
            <text:p>0</text:p>
          </table:table-cell>
          <table:table-cell office:value-type="float" office:value="659201" calcext:value-type="float">
            <text:p>659201</text:p>
          </table:table-cell>
          <table:table-cell office:value-type="float" office:value="81403" calcext:value-type="float">
            <text:p>81403</text:p>
          </table:table-cell>
          <table:table-cell office:value-type="string" calcext:value-type="string">
            <text:p>Dekhne mein mast lag rahi hai yeh jagah</text:p>
          </table:table-cell>
          <table:table-cell/>
        </table:table-row>
        <table:table-row table:style-name="ro8">
          <table:table-cell office:value-type="float" office:value="55353" calcext:value-type="float">
            <text:p>55353</text:p>
          </table:table-cell>
          <table:table-cell office:value-type="float" office:value="0" calcext:value-type="float">
            <text:p>0</text:p>
          </table:table-cell>
          <table:table-cell office:value-type="float" office:value="666273" calcext:value-type="float">
            <text:p>666273</text:p>
          </table:table-cell>
          <table:table-cell office:value-type="float" office:value="199008" calcext:value-type="float">
            <text:p>199008</text:p>
          </table:table-cell>
          <table:table-cell office:value-type="string" calcext:value-type="string">
            <text:p>1944 by Havmore..</text:p>
            <text:p>Mango..</text:p>
            <text:p>Hyatt..</text:p>
            <text:p>Raddison Blu..</text:p>
          </table:table-cell>
          <table:table-cell/>
        </table:table-row>
        <table:table-row table:style-name="ro1">
          <table:table-cell office:value-type="float" office:value="106471" calcext:value-type="float">
            <text:p>106471</text:p>
          </table:table-cell>
          <table:table-cell office:value-type="float" office:value="0" calcext:value-type="float">
            <text:p>0</text:p>
          </table:table-cell>
          <table:table-cell office:value-type="float" office:value="790923" calcext:value-type="float">
            <text:p>790923</text:p>
          </table:table-cell>
          <table:table-cell office:value-type="float" office:value="43612" calcext:value-type="float">
            <text:p>43612</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45799" calcext:value-type="float">
            <text:p>145799</text:p>
          </table:table-cell>
          <table:table-cell office:value-type="float" office:value="0" calcext:value-type="float">
            <text:p>0</text:p>
          </table:table-cell>
          <table:table-cell office:value-type="float" office:value="879778" calcext:value-type="float">
            <text:p>879778</text:p>
          </table:table-cell>
          <table:table-cell office:value-type="float" office:value="78467" calcext:value-type="float">
            <text:p>78467</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198821" calcext:value-type="float">
            <text:p>198821</text:p>
          </table:table-cell>
          <table:table-cell office:value-type="float" office:value="625625" calcext:value-type="float">
            <text:p>625625</text:p>
          </table:table-cell>
          <table:table-cell office:value-type="float" office:value="0" calcext:value-type="float">
            <text:p>0</text:p>
          </table:table-cell>
          <table:table-cell office:value-type="float" office:value="306230" calcext:value-type="float">
            <text:p>306230</text:p>
          </table:table-cell>
          <table:table-cell office:value-type="string" calcext:value-type="string">
            <text:p>[[@302906]] ♥️?</text:p>
          </table:table-cell>
          <table:table-cell/>
        </table:table-row>
        <table:table-row table:style-name="ro1">
          <table:table-cell office:value-type="float" office:value="261353" calcext:value-type="float">
            <text:p>261353</text:p>
          </table:table-cell>
          <table:table-cell office:value-type="float" office:value="0" calcext:value-type="float">
            <text:p>0</text:p>
          </table:table-cell>
          <table:table-cell office:value-type="float" office:value="1356210" calcext:value-type="float">
            <text:p>1356210</text:p>
          </table:table-cell>
          <table:table-cell office:value-type="float" office:value="42721" calcext:value-type="float">
            <text:p>42721</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333521" calcext:value-type="float">
            <text:p>333521</text:p>
          </table:table-cell>
          <table:table-cell office:value-type="float" office:value="0" calcext:value-type="float">
            <text:p>0</text:p>
          </table:table-cell>
          <table:table-cell office:value-type="float" office:value="1780759" calcext:value-type="float">
            <text:p>1780759</text:p>
          </table:table-cell>
          <table:table-cell office:value-type="float" office:value="549783" calcext:value-type="float">
            <text:p>549783</text:p>
          </table:table-cell>
          <table:table-cell office:value-type="string" calcext:value-type="string">
            <text:p>[[@50457]] <text:s/>ohh Thank you so much...i m sure you'll like my another trail as well.</text:p>
          </table:table-cell>
          <table:table-cell/>
        </table:table-row>
        <table:table-row table:style-name="ro1">
          <table:table-cell office:value-type="float" office:value="447869" calcext:value-type="float">
            <text:p>447869</text:p>
          </table:table-cell>
          <table:table-cell office:value-type="float" office:value="0" calcext:value-type="float">
            <text:p>0</text:p>
          </table:table-cell>
          <table:table-cell office:value-type="float" office:value="2337274" calcext:value-type="float">
            <text:p>2337274</text:p>
          </table:table-cell>
          <table:table-cell office:value-type="float" office:value="1839771" calcext:value-type="float">
            <text:p>1839771</text:p>
          </table:table-cell>
          <table:table-cell office:value-type="string" calcext:value-type="string">
            <text:p>Very nice ?</text:p>
          </table:table-cell>
          <table:table-cell/>
        </table:table-row>
        <table:table-row table:style-name="ro1">
          <table:table-cell office:value-type="float" office:value="77095" calcext:value-type="float">
            <text:p>77095</text:p>
          </table:table-cell>
          <table:table-cell office:value-type="float" office:value="0" calcext:value-type="float">
            <text:p>0</text:p>
          </table:table-cell>
          <table:table-cell office:value-type="float" office:value="726748" calcext:value-type="float">
            <text:p>726748</text:p>
          </table:table-cell>
          <table:table-cell office:value-type="float" office:value="84611" calcext:value-type="float">
            <text:p>84611</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160406" calcext:value-type="float">
            <text:p>160406</text:p>
          </table:table-cell>
          <table:table-cell office:value-type="float" office:value="0" calcext:value-type="float">
            <text:p>0</text:p>
          </table:table-cell>
          <table:table-cell office:value-type="float" office:value="918880" calcext:value-type="float">
            <text:p>918880</text:p>
          </table:table-cell>
          <table:table-cell office:value-type="float" office:value="39802" calcext:value-type="float">
            <text:p>39802</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20843" calcext:value-type="float">
            <text:p>220843</text:p>
          </table:table-cell>
          <table:table-cell office:value-type="float" office:value="0" calcext:value-type="float">
            <text:p>0</text:p>
          </table:table-cell>
          <table:table-cell office:value-type="float" office:value="1138246" calcext:value-type="float">
            <text:p>1138246</text:p>
          </table:table-cell>
          <table:table-cell office:value-type="float" office:value="81704" calcext:value-type="float">
            <text:p>81704</text:p>
          </table:table-cell>
          <table:table-cell office:value-type="string" calcext:value-type="string">
            <text:p>Really cool pictures!!! Any more on the way?</text:p>
          </table:table-cell>
          <table:table-cell/>
        </table:table-row>
        <table:table-row table:style-name="ro1">
          <table:table-cell office:value-type="float" office:value="278434" calcext:value-type="float">
            <text:p>278434</text:p>
          </table:table-cell>
          <table:table-cell office:value-type="float" office:value="0" calcext:value-type="float">
            <text:p>0</text:p>
          </table:table-cell>
          <table:table-cell office:value-type="float" office:value="1456346" calcext:value-type="float">
            <text:p>1456346</text:p>
          </table:table-cell>
          <table:table-cell office:value-type="float" office:value="18453" calcext:value-type="float">
            <text:p>18453</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11609" calcext:value-type="float">
            <text:p>311609</text:p>
          </table:table-cell>
          <table:table-cell office:value-type="float" office:value="0" calcext:value-type="float">
            <text:p>0</text:p>
          </table:table-cell>
          <table:table-cell office:value-type="float" office:value="1651884" calcext:value-type="float">
            <text:p>1651884</text:p>
          </table:table-cell>
          <table:table-cell office:value-type="float" office:value="87649" calcext:value-type="float">
            <text:p>87649</text:p>
          </table:table-cell>
          <table:table-cell office:value-type="string" calcext:value-type="string">
            <text:p>The content and the images don't sit well with one another!</text:p>
          </table:table-cell>
          <table:table-cell/>
        </table:table-row>
        <table:table-row table:style-name="ro1">
          <table:table-cell office:value-type="float" office:value="361694" calcext:value-type="float">
            <text:p>361694</text:p>
          </table:table-cell>
          <table:table-cell office:value-type="float" office:value="0" calcext:value-type="float">
            <text:p>0</text:p>
          </table:table-cell>
          <table:table-cell office:value-type="float" office:value="2052432" calcext:value-type="float">
            <text:p>2052432</text:p>
          </table:table-cell>
          <table:table-cell office:value-type="float" office:value="40284" calcext:value-type="float">
            <text:p>40284</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62921" calcext:value-type="float">
            <text:p>362921</text:p>
          </table:table-cell>
          <table:table-cell office:value-type="float" office:value="0" calcext:value-type="float">
            <text:p>0</text:p>
          </table:table-cell>
          <table:table-cell office:value-type="float" office:value="2076389" calcext:value-type="float">
            <text:p>2076389</text:p>
          </table:table-cell>
          <table:table-cell office:value-type="float" office:value="85302" calcext:value-type="float">
            <text:p>85302</text:p>
          </table:table-cell>
          <table:table-cell office:value-type="string" calcext:value-type="string">
            <text:p>When's your next update?!</text:p>
          </table:table-cell>
          <table:table-cell/>
        </table:table-row>
        <table:table-row table:style-name="ro1">
          <table:table-cell office:value-type="float" office:value="120552" calcext:value-type="float">
            <text:p>120552</text:p>
          </table:table-cell>
          <table:table-cell office:value-type="float" office:value="0" calcext:value-type="float">
            <text:p>0</text:p>
          </table:table-cell>
          <table:table-cell office:value-type="float" office:value="64081" calcext:value-type="float">
            <text:p>64081</text:p>
          </table:table-cell>
          <table:table-cell office:value-type="float" office:value="81309" calcext:value-type="float">
            <text:p>81309</text:p>
          </table:table-cell>
          <table:table-cell office:value-type="string" calcext:value-type="string">
            <text:p>Wow! Thats amazing that you covered so much in so less budget!</text:p>
          </table:table-cell>
          <table:table-cell/>
        </table:table-row>
        <table:table-row table:style-name="ro1">
          <table:table-cell office:value-type="float" office:value="250891" calcext:value-type="float">
            <text:p>250891</text:p>
          </table:table-cell>
          <table:table-cell office:value-type="float" office:value="0" calcext:value-type="float">
            <text:p>0</text:p>
          </table:table-cell>
          <table:table-cell office:value-type="float" office:value="1275379" calcext:value-type="float">
            <text:p>1275379</text:p>
          </table:table-cell>
          <table:table-cell office:value-type="float" office:value="77890" calcext:value-type="float">
            <text:p>77890</text:p>
          </table:table-cell>
          <table:table-cell office:value-type="string" calcext:value-type="string">
            <text:p>Lage Raho Launde! Mast kaam kar rahe ho</text:p>
          </table:table-cell>
          <table:table-cell/>
        </table:table-row>
        <table:table-row table:style-name="ro1">
          <table:table-cell office:value-type="float" office:value="348140" calcext:value-type="float">
            <text:p>348140</text:p>
          </table:table-cell>
          <table:table-cell office:value-type="float" office:value="0" calcext:value-type="float">
            <text:p>0</text:p>
          </table:table-cell>
          <table:table-cell office:value-type="float" office:value="1788792" calcext:value-type="float">
            <text:p>1788792</text:p>
          </table:table-cell>
          <table:table-cell office:value-type="float" office:value="578952" calcext:value-type="float">
            <text:p>578952</text:p>
          </table:table-cell>
          <table:table-cell office:value-type="string" calcext:value-type="string">
            <text:p>भ</text:p>
          </table:table-cell>
          <table:table-cell/>
        </table:table-row>
        <table:table-row table:style-name="ro1">
          <table:table-cell office:value-type="float" office:value="378299" calcext:value-type="float">
            <text:p>378299</text:p>
          </table:table-cell>
          <table:table-cell office:value-type="float" office:value="0" calcext:value-type="float">
            <text:p>0</text:p>
          </table:table-cell>
          <table:table-cell office:value-type="float" office:value="2231289" calcext:value-type="float">
            <text:p>2231289</text:p>
          </table:table-cell>
          <table:table-cell office:value-type="float" office:value="39897" calcext:value-type="float">
            <text:p>39897</text:p>
          </table:table-cell>
          <table:table-cell office:value-type="string" calcext:value-type="string">
            <text:p>Amazing content ❤️❤️</text:p>
          </table:table-cell>
          <table:table-cell/>
        </table:table-row>
        <table:table-row table:style-name="ro1">
          <table:table-cell office:value-type="float" office:value="5791" calcext:value-type="float">
            <text:p>5791</text:p>
          </table:table-cell>
          <table:table-cell office:value-type="float" office:value="0" calcext:value-type="float">
            <text:p>0</text:p>
          </table:table-cell>
          <table:table-cell office:value-type="float" office:value="139790" calcext:value-type="float">
            <text:p>139790</text:p>
          </table:table-cell>
          <table:table-cell office:value-type="float" office:value="52201" calcext:value-type="float">
            <text:p>52201</text:p>
          </table:table-cell>
          <table:table-cell office:value-type="string" calcext:value-type="string">
            <text:p>Superb ?</text:p>
          </table:table-cell>
          <table:table-cell/>
        </table:table-row>
        <table:table-row table:style-name="ro1">
          <table:table-cell office:value-type="float" office:value="21234" calcext:value-type="float">
            <text:p>21234</text:p>
          </table:table-cell>
          <table:table-cell office:value-type="float" office:value="0" calcext:value-type="float">
            <text:p>0</text:p>
          </table:table-cell>
          <table:table-cell office:value-type="float" office:value="590918" calcext:value-type="float">
            <text:p>590918</text:p>
          </table:table-cell>
          <table:table-cell office:value-type="float" office:value="83913" calcext:value-type="float">
            <text:p>83913</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95932" calcext:value-type="float">
            <text:p>95932</text:p>
          </table:table-cell>
          <table:table-cell office:value-type="float" office:value="0" calcext:value-type="float">
            <text:p>0</text:p>
          </table:table-cell>
          <table:table-cell office:value-type="float" office:value="733191" calcext:value-type="float">
            <text:p>733191</text:p>
          </table:table-cell>
          <table:table-cell office:value-type="float" office:value="217531" calcext:value-type="float">
            <text:p>217531</text:p>
          </table:table-cell>
          <table:table-cell office:value-type="string" calcext:value-type="string">
            <text:p>Hey thanks?</text:p>
          </table:table-cell>
          <table:table-cell/>
        </table:table-row>
        <table:table-row table:style-name="ro1">
          <table:table-cell office:value-type="float" office:value="111055" calcext:value-type="float">
            <text:p>111055</text:p>
          </table:table-cell>
          <table:table-cell office:value-type="float" office:value="0" calcext:value-type="float">
            <text:p>0</text:p>
          </table:table-cell>
          <table:table-cell office:value-type="float" office:value="802185" calcext:value-type="float">
            <text:p>802185</text:p>
          </table:table-cell>
          <table:table-cell office:value-type="float" office:value="83838" calcext:value-type="float">
            <text:p>83838</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113447" calcext:value-type="float">
            <text:p>113447</text:p>
          </table:table-cell>
          <table:table-cell office:value-type="float" office:value="0" calcext:value-type="float">
            <text:p>0</text:p>
          </table:table-cell>
          <table:table-cell office:value-type="float" office:value="808131" calcext:value-type="float">
            <text:p>808131</text:p>
          </table:table-cell>
          <table:table-cell office:value-type="float" office:value="77529" calcext:value-type="float">
            <text:p>77529</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134168" calcext:value-type="float">
            <text:p>134168</text:p>
          </table:table-cell>
          <table:table-cell office:value-type="float" office:value="0" calcext:value-type="float">
            <text:p>0</text:p>
          </table:table-cell>
          <table:table-cell office:value-type="float" office:value="819686" calcext:value-type="float">
            <text:p>819686</text:p>
          </table:table-cell>
          <table:table-cell office:value-type="float" office:value="244446" calcext:value-type="float">
            <text:p>244446</text:p>
          </table:table-cell>
          <table:table-cell office:value-type="string" calcext:value-type="string">
            <text:p>[[@80098]] thanks for the compliment</text:p>
          </table:table-cell>
          <table:table-cell/>
        </table:table-row>
        <table:table-row table:style-name="ro1">
          <table:table-cell office:value-type="float" office:value="134854" calcext:value-type="float">
            <text:p>134854</text:p>
          </table:table-cell>
          <table:table-cell office:value-type="float" office:value="0" calcext:value-type="float">
            <text:p>0</text:p>
          </table:table-cell>
          <table:table-cell office:value-type="float" office:value="853550" calcext:value-type="float">
            <text:p>853550</text:p>
          </table:table-cell>
          <table:table-cell office:value-type="float" office:value="76272" calcext:value-type="float">
            <text:p>76272</text:p>
          </table:table-cell>
          <table:table-cell office:value-type="string" calcext:value-type="string">
            <text:p>Really cool! But I hope to see better content the next time :) </text:p>
          </table:table-cell>
          <table:table-cell/>
        </table:table-row>
        <table:table-row table:style-name="ro1">
          <table:table-cell office:value-type="float" office:value="180599" calcext:value-type="float">
            <text:p>180599</text:p>
          </table:table-cell>
          <table:table-cell office:value-type="float" office:value="0" calcext:value-type="float">
            <text:p>0</text:p>
          </table:table-cell>
          <table:table-cell office:value-type="float" office:value="972827" calcext:value-type="float">
            <text:p>972827</text:p>
          </table:table-cell>
          <table:table-cell office:value-type="float" office:value="80828" calcext:value-type="float">
            <text:p>80828</text:p>
          </table:table-cell>
          <table:table-cell office:value-type="string" calcext:value-type="string">
            <text:p>The title was so rad! cool stuff really!</text:p>
          </table:table-cell>
          <table:table-cell/>
        </table:table-row>
        <table:table-row table:style-name="ro1">
          <table:table-cell office:value-type="float" office:value="195876" calcext:value-type="float">
            <text:p>195876</text:p>
          </table:table-cell>
          <table:table-cell office:value-type="float" office:value="0" calcext:value-type="float">
            <text:p>0</text:p>
          </table:table-cell>
          <table:table-cell office:value-type="float" office:value="1010020" calcext:value-type="float">
            <text:p>1010020</text:p>
          </table:table-cell>
          <table:table-cell office:value-type="float" office:value="304627" calcext:value-type="float">
            <text:p>304627</text:p>
          </table:table-cell>
          <table:table-cell office:value-type="string" calcext:value-type="string">
            <text:p>[[@87055]] Dandeli.Awesome stay in the forest with almost no mobile connectivity</text:p>
          </table:table-cell>
          <table:table-cell/>
        </table:table-row>
        <table:table-row table:style-name="ro1">
          <table:table-cell office:value-type="float" office:value="198479" calcext:value-type="float">
            <text:p>198479</text:p>
          </table:table-cell>
          <table:table-cell office:value-type="float" office:value="0" calcext:value-type="float">
            <text:p>0</text:p>
          </table:table-cell>
          <table:table-cell office:value-type="float" office:value="1031076" calcext:value-type="float">
            <text:p>1031076</text:p>
          </table:table-cell>
          <table:table-cell office:value-type="float" office:value="88312" calcext:value-type="float">
            <text:p>88312</text:p>
          </table:table-cell>
          <table:table-cell office:value-type="string" calcext:value-type="string">
            <text:p>Jhakaas ekdum</text:p>
          </table:table-cell>
          <table:table-cell/>
        </table:table-row>
        <table:table-row table:style-name="ro1">
          <table:table-cell office:value-type="float" office:value="269517" calcext:value-type="float">
            <text:p>269517</text:p>
          </table:table-cell>
          <table:table-cell office:value-type="float" office:value="0" calcext:value-type="float">
            <text:p>0</text:p>
          </table:table-cell>
          <table:table-cell office:value-type="float" office:value="454140" calcext:value-type="float">
            <text:p>454140</text:p>
          </table:table-cell>
          <table:table-cell office:value-type="float" office:value="417268" calcext:value-type="float">
            <text:p>417268</text:p>
          </table:table-cell>
          <table:table-cell office:value-type="string" calcext:value-type="string">
            <text:p>Hey dont mind but u looks like ......Mia Khalifa</text:p>
          </table:table-cell>
          <table:table-cell/>
        </table:table-row>
        <table:table-row table:style-name="ro1">
          <table:table-cell office:value-type="float" office:value="279861" calcext:value-type="float">
            <text:p>279861</text:p>
          </table:table-cell>
          <table:table-cell office:value-type="float" office:value="0" calcext:value-type="float">
            <text:p>0</text:p>
          </table:table-cell>
          <table:table-cell office:value-type="float" office:value="1466427" calcext:value-type="float">
            <text:p>1466427</text:p>
          </table:table-cell>
          <table:table-cell office:value-type="float" office:value="78814" calcext:value-type="float">
            <text:p>78814</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338647" calcext:value-type="float">
            <text:p>338647</text:p>
          </table:table-cell>
          <table:table-cell office:value-type="float" office:value="0" calcext:value-type="float">
            <text:p>0</text:p>
          </table:table-cell>
          <table:table-cell office:value-type="float" office:value="1807478" calcext:value-type="float">
            <text:p>1807478</text:p>
          </table:table-cell>
          <table:table-cell office:value-type="float" office:value="83945" calcext:value-type="float">
            <text:p>83945</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65934" calcext:value-type="float">
            <text:p>365934</text:p>
          </table:table-cell>
          <table:table-cell office:value-type="float" office:value="0" calcext:value-type="float">
            <text:p>0</text:p>
          </table:table-cell>
          <table:table-cell office:value-type="float" office:value="2124546" calcext:value-type="float">
            <text:p>2124546</text:p>
          </table:table-cell>
          <table:table-cell office:value-type="float" office:value="85458" calcext:value-type="float">
            <text:p>85458</text:p>
          </table:table-cell>
          <table:table-cell office:value-type="string" calcext:value-type="string">
            <text:p>The trail looks nothing less than a pro's work! excellent!</text:p>
          </table:table-cell>
          <table:table-cell/>
        </table:table-row>
        <table:table-row table:style-name="ro1">
          <table:table-cell office:value-type="float" office:value="460689" calcext:value-type="float">
            <text:p>460689</text:p>
          </table:table-cell>
          <table:table-cell office:value-type="float" office:value="0" calcext:value-type="float">
            <text:p>0</text:p>
          </table:table-cell>
          <table:table-cell office:value-type="float" office:value="2307455" calcext:value-type="float">
            <text:p>2307455</text:p>
          </table:table-cell>
          <table:table-cell office:value-type="float" office:value="1891575" calcext:value-type="float">
            <text:p>1891575</text:p>
          </table:table-cell>
          <table:table-cell office:value-type="string" calcext:value-type="string">
            <text:p>Nice yaar</text:p>
          </table:table-cell>
          <table:table-cell/>
        </table:table-row>
        <table:table-row table:style-name="ro1">
          <table:table-cell office:value-type="float" office:value="13635" calcext:value-type="float">
            <text:p>13635</text:p>
          </table:table-cell>
          <table:table-cell office:value-type="float" office:value="0" calcext:value-type="float">
            <text:p>0</text:p>
          </table:table-cell>
          <table:table-cell office:value-type="float" office:value="80801" calcext:value-type="float">
            <text:p>80801</text:p>
          </table:table-cell>
          <table:table-cell office:value-type="float" office:value="19547" calcext:value-type="float">
            <text:p>19547</text:p>
          </table:table-cell>
          <table:table-cell office:value-type="float" office:value="6" calcext:value-type="float">
            <text:p>6</text:p>
          </table:table-cell>
          <table:table-cell/>
        </table:table-row>
        <table:table-row table:style-name="ro1">
          <table:table-cell office:value-type="float" office:value="76965" calcext:value-type="float">
            <text:p>76965</text:p>
          </table:table-cell>
          <table:table-cell office:value-type="float" office:value="0" calcext:value-type="float">
            <text:p>0</text:p>
          </table:table-cell>
          <table:table-cell office:value-type="float" office:value="727761" calcext:value-type="float">
            <text:p>727761</text:p>
          </table:table-cell>
          <table:table-cell office:value-type="float" office:value="86270" calcext:value-type="float">
            <text:p>86270</text:p>
          </table:table-cell>
          <table:table-cell office:value-type="string" calcext:value-type="string">
            <text:p>Wow! Thats amazing that you covered so much in so less budget!</text:p>
          </table:table-cell>
          <table:table-cell/>
        </table:table-row>
        <table:table-row table:style-name="ro1">
          <table:table-cell office:value-type="float" office:value="78920" calcext:value-type="float">
            <text:p>78920</text:p>
          </table:table-cell>
          <table:table-cell office:value-type="float" office:value="0" calcext:value-type="float">
            <text:p>0</text:p>
          </table:table-cell>
          <table:table-cell office:value-type="float" office:value="732394" calcext:value-type="float">
            <text:p>732394</text:p>
          </table:table-cell>
          <table:table-cell office:value-type="float" office:value="20282" calcext:value-type="float">
            <text:p>20282</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302342" calcext:value-type="float">
            <text:p>302342</text:p>
          </table:table-cell>
          <table:table-cell office:value-type="float" office:value="0" calcext:value-type="float">
            <text:p>0</text:p>
          </table:table-cell>
          <table:table-cell office:value-type="float" office:value="1596351" calcext:value-type="float">
            <text:p>1596351</text:p>
          </table:table-cell>
          <table:table-cell office:value-type="float" office:value="487308" calcext:value-type="float">
            <text:p>487308</text:p>
          </table:table-cell>
          <table:table-cell office:value-type="string" calcext:value-type="string">
            <text:p>[[@19610]] please follow and stay tuned ?</text:p>
          </table:table-cell>
          <table:table-cell/>
        </table:table-row>
        <table:table-row table:style-name="ro1">
          <table:table-cell office:value-type="float" office:value="361281" calcext:value-type="float">
            <text:p>361281</text:p>
          </table:table-cell>
          <table:table-cell office:value-type="float" office:value="0" calcext:value-type="float">
            <text:p>0</text:p>
          </table:table-cell>
          <table:table-cell office:value-type="float" office:value="2038931" calcext:value-type="float">
            <text:p>2038931</text:p>
          </table:table-cell>
          <table:table-cell office:value-type="float" office:value="48988" calcext:value-type="float">
            <text:p>48988</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72159" calcext:value-type="float">
            <text:p>372159</text:p>
          </table:table-cell>
          <table:table-cell office:value-type="float" office:value="0" calcext:value-type="float">
            <text:p>0</text:p>
          </table:table-cell>
          <table:table-cell office:value-type="float" office:value="2217349" calcext:value-type="float">
            <text:p>2217349</text:p>
          </table:table-cell>
          <table:table-cell office:value-type="float" office:value="84103" calcext:value-type="float">
            <text:p>84103</text:p>
          </table:table-cell>
          <table:table-cell office:value-type="string" calcext:value-type="string">
            <text:p>This is the best information I've got of this place!</text:p>
          </table:table-cell>
          <table:table-cell/>
        </table:table-row>
        <table:table-row table:style-name="ro1">
          <table:table-cell office:value-type="float" office:value="388693" calcext:value-type="float">
            <text:p>388693</text:p>
          </table:table-cell>
          <table:table-cell office:value-type="float" office:value="0" calcext:value-type="float">
            <text:p>0</text:p>
          </table:table-cell>
          <table:table-cell office:value-type="float" office:value="2260887" calcext:value-type="float">
            <text:p>2260887</text:p>
          </table:table-cell>
          <table:table-cell office:value-type="float" office:value="918728" calcext:value-type="float">
            <text:p>918728</text:p>
          </table:table-cell>
          <table:table-cell office:value-type="string" calcext:value-type="string">
            <text:p>N</text:p>
          </table:table-cell>
          <table:table-cell/>
        </table:table-row>
        <table:table-row table:style-name="ro1">
          <table:table-cell office:value-type="float" office:value="459372" calcext:value-type="float">
            <text:p>459372</text:p>
          </table:table-cell>
          <table:table-cell office:value-type="float" office:value="0" calcext:value-type="float">
            <text:p>0</text:p>
          </table:table-cell>
          <table:table-cell office:value-type="float" office:value="2367551" calcext:value-type="float">
            <text:p>2367551</text:p>
          </table:table-cell>
          <table:table-cell office:value-type="float" office:value="2142344" calcext:value-type="float">
            <text:p>2142344</text:p>
          </table:table-cell>
          <table:table-cell office:value-type="string" calcext:value-type="string">
            <text:p>Give me your contact number</text:p>
          </table:table-cell>
          <table:table-cell/>
        </table:table-row>
        <table:table-row table:style-name="ro1">
          <table:table-cell office:value-type="float" office:value="126874" calcext:value-type="float">
            <text:p>126874</text:p>
          </table:table-cell>
          <table:table-cell office:value-type="float" office:value="0" calcext:value-type="float">
            <text:p>0</text:p>
          </table:table-cell>
          <table:table-cell office:value-type="float" office:value="827234" calcext:value-type="float">
            <text:p>827234</text:p>
          </table:table-cell>
          <table:table-cell office:value-type="float" office:value="246167" calcext:value-type="float">
            <text:p>246167</text:p>
          </table:table-cell>
          <table:table-cell office:value-type="string" calcext:value-type="string">
            <text:p>[[@77601]] ty so mucch. I couldnt add more due to wordlimit</text:p>
          </table:table-cell>
          <table:table-cell/>
        </table:table-row>
        <table:table-row table:style-name="ro1">
          <table:table-cell office:value-type="float" office:value="172302" calcext:value-type="float">
            <text:p>172302</text:p>
          </table:table-cell>
          <table:table-cell office:value-type="float" office:value="0" calcext:value-type="float">
            <text:p>0</text:p>
          </table:table-cell>
          <table:table-cell office:value-type="float" office:value="953385" calcext:value-type="float">
            <text:p>953385</text:p>
          </table:table-cell>
          <table:table-cell office:value-type="float" office:value="79510" calcext:value-type="float">
            <text:p>79510</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01307" calcext:value-type="float">
            <text:p>201307</text:p>
          </table:table-cell>
          <table:table-cell office:value-type="float" office:value="0" calcext:value-type="float">
            <text:p>0</text:p>
          </table:table-cell>
          <table:table-cell office:value-type="float" office:value="1041899" calcext:value-type="float">
            <text:p>1041899</text:p>
          </table:table-cell>
          <table:table-cell office:value-type="float" office:value="314217" calcext:value-type="float">
            <text:p>314217</text:p>
          </table:table-cell>
          <table:table-cell office:value-type="string" calcext:value-type="string">
            <text:p>[[@7649]].agarkar i dont <text:s/>Plan ....just think n travel. <text:s/>#trrek...</text:p>
          </table:table-cell>
          <table:table-cell/>
        </table:table-row>
        <table:table-row table:style-name="ro1">
          <table:table-cell office:value-type="float" office:value="248388" calcext:value-type="float">
            <text:p>248388</text:p>
          </table:table-cell>
          <table:table-cell office:value-type="float" office:value="0" calcext:value-type="float">
            <text:p>0</text:p>
          </table:table-cell>
          <table:table-cell office:value-type="float" office:value="1253427" calcext:value-type="float">
            <text:p>1253427</text:p>
          </table:table-cell>
          <table:table-cell office:value-type="float" office:value="378723" calcext:value-type="float">
            <text:p>378723</text:p>
          </table:table-cell>
          <table:table-cell office:value-type="string" calcext:value-type="string">
            <text:p>Have warm clothes. At some point you may have breathing problem but it will temporary.. But you go I suggest do some workout as some point u need to use your muscles</text:p>
          </table:table-cell>
          <table:table-cell/>
        </table:table-row>
        <table:table-row table:style-name="ro1">
          <table:table-cell office:value-type="float" office:value="250266" calcext:value-type="float">
            <text:p>250266</text:p>
          </table:table-cell>
          <table:table-cell office:value-type="float" office:value="0" calcext:value-type="float">
            <text:p>0</text:p>
          </table:table-cell>
          <table:table-cell office:value-type="float" office:value="1268678" calcext:value-type="float">
            <text:p>1268678</text:p>
          </table:table-cell>
          <table:table-cell office:value-type="float" office:value="379570" calcext:value-type="float">
            <text:p>379570</text:p>
          </table:table-cell>
          <table:table-cell office:value-type="string" calcext:value-type="string">
            <text:p>[[@77164]] <text:s/>mid June nice good mild rainy whether and with a misty view of the hills just opposite to the harbour is breath taking and generally the festival of dragon boat take place in the 2-3 week of June</text:p>
          </table:table-cell>
          <table:table-cell/>
        </table:table-row>
        <table:table-row table:style-name="ro1">
          <table:table-cell office:value-type="float" office:value="295817" calcext:value-type="float">
            <text:p>295817</text:p>
          </table:table-cell>
          <table:table-cell office:value-type="float" office:value="0" calcext:value-type="float">
            <text:p>0</text:p>
          </table:table-cell>
          <table:table-cell office:value-type="float" office:value="622928" calcext:value-type="float">
            <text:p>622928</text:p>
          </table:table-cell>
          <table:table-cell office:value-type="float" office:value="478158" calcext:value-type="float">
            <text:p>478158</text:p>
          </table:table-cell>
          <table:table-cell office:value-type="string" calcext:value-type="string">
            <text:p>I want to go there pls tell me how we can reach there</text:p>
          </table:table-cell>
          <table:table-cell/>
        </table:table-row>
        <table:table-row table:style-name="ro1">
          <table:table-cell office:value-type="float" office:value="308160" calcext:value-type="float">
            <text:p>308160</text:p>
          </table:table-cell>
          <table:table-cell office:value-type="float" office:value="0" calcext:value-type="float">
            <text:p>0</text:p>
          </table:table-cell>
          <table:table-cell office:value-type="float" office:value="1632094" calcext:value-type="float">
            <text:p>1632094</text:p>
          </table:table-cell>
          <table:table-cell office:value-type="float" office:value="502838" calcext:value-type="float">
            <text:p>502838</text:p>
          </table:table-cell>
          <table:table-cell office:value-type="string" calcext:value-type="string">
            <text:p>[[@40025]] <text:s/>thanks ..pune is amazing</text:p>
          </table:table-cell>
          <table:table-cell/>
        </table:table-row>
        <table:table-row table:style-name="ro1">
          <table:table-cell office:value-type="float" office:value="401890" calcext:value-type="float">
            <text:p>401890</text:p>
          </table:table-cell>
          <table:table-cell office:value-type="float" office:value="0" calcext:value-type="float">
            <text:p>0</text:p>
          </table:table-cell>
          <table:table-cell office:value-type="float" office:value="2303026" calcext:value-type="float">
            <text:p>2303026</text:p>
          </table:table-cell>
          <table:table-cell office:value-type="float" office:value="442104" calcext:value-type="float">
            <text:p>442104</text:p>
          </table:table-cell>
          <table:table-cell office:value-type="string" calcext:value-type="string">
            <text:p>[[@5678]] absolutely yes ! They have perfect plans as well for everybody ?</text:p>
          </table:table-cell>
          <table:table-cell/>
        </table:table-row>
        <table:table-row table:style-name="ro1">
          <table:table-cell office:value-type="float" office:value="75356" calcext:value-type="float">
            <text:p>75356</text:p>
          </table:table-cell>
          <table:table-cell office:value-type="float" office:value="0" calcext:value-type="float">
            <text:p>0</text:p>
          </table:table-cell>
          <table:table-cell office:value-type="float" office:value="721626" calcext:value-type="float">
            <text:p>721626</text:p>
          </table:table-cell>
          <table:table-cell office:value-type="float" office:value="83714" calcext:value-type="float">
            <text:p>83714</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172474" calcext:value-type="float">
            <text:p>172474</text:p>
          </table:table-cell>
          <table:table-cell office:value-type="float" office:value="0" calcext:value-type="float">
            <text:p>0</text:p>
          </table:table-cell>
          <table:table-cell office:value-type="float" office:value="923350" calcext:value-type="float">
            <text:p>923350</text:p>
          </table:table-cell>
          <table:table-cell office:value-type="float" office:value="277239" calcext:value-type="float">
            <text:p>277239</text:p>
          </table:table-cell>
          <table:table-cell office:value-type="string" calcext:value-type="string">
            <text:p>[[@77231]] thx</text:p>
          </table:table-cell>
          <table:table-cell/>
        </table:table-row>
        <table:table-row table:style-name="ro1">
          <table:table-cell office:value-type="float" office:value="220895" calcext:value-type="float">
            <text:p>220895</text:p>
          </table:table-cell>
          <table:table-cell office:value-type="float" office:value="0" calcext:value-type="float">
            <text:p>0</text:p>
          </table:table-cell>
          <table:table-cell office:value-type="float" office:value="1138546" calcext:value-type="float">
            <text:p>1138546</text:p>
          </table:table-cell>
          <table:table-cell office:value-type="float" office:value="343248" calcext:value-type="float">
            <text:p>343248</text:p>
          </table:table-cell>
          <table:table-cell office:value-type="string" calcext:value-type="string">
            <text:p>?✌</text:p>
          </table:table-cell>
          <table:table-cell/>
        </table:table-row>
        <table:table-row table:style-name="ro1">
          <table:table-cell office:value-type="float" office:value="358572" calcext:value-type="float">
            <text:p>358572</text:p>
          </table:table-cell>
          <table:table-cell office:value-type="float" office:value="0" calcext:value-type="float">
            <text:p>0</text:p>
          </table:table-cell>
          <table:table-cell office:value-type="float" office:value="1986356" calcext:value-type="float">
            <text:p>1986356</text:p>
          </table:table-cell>
          <table:table-cell office:value-type="float" office:value="79819" calcext:value-type="float">
            <text:p>79819</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382986" calcext:value-type="float">
            <text:p>382986</text:p>
          </table:table-cell>
          <table:table-cell office:value-type="float" office:value="0" calcext:value-type="float">
            <text:p>0</text:p>
          </table:table-cell>
          <table:table-cell office:value-type="float" office:value="2132279" calcext:value-type="float">
            <text:p>2132279</text:p>
          </table:table-cell>
          <table:table-cell office:value-type="float" office:value="847382" calcext:value-type="float">
            <text:p>847382</text:p>
          </table:table-cell>
          <table:table-cell office:value-type="string" calcext:value-type="string">
            <text:p>Nice</text:p>
          </table:table-cell>
          <table:table-cell/>
        </table:table-row>
        <table:table-row table:style-name="ro1">
          <table:table-cell office:value-type="float" office:value="392040" calcext:value-type="float">
            <text:p>392040</text:p>
          </table:table-cell>
          <table:table-cell office:value-type="float" office:value="0" calcext:value-type="float">
            <text:p>0</text:p>
          </table:table-cell>
          <table:table-cell office:value-type="float" office:value="2275547" calcext:value-type="float">
            <text:p>2275547</text:p>
          </table:table-cell>
          <table:table-cell office:value-type="float" office:value="941143" calcext:value-type="float">
            <text:p>941143</text:p>
          </table:table-cell>
          <table:table-cell office:value-type="string" calcext:value-type="string">
            <text:p>Sexy</text:p>
          </table:table-cell>
          <table:table-cell/>
        </table:table-row>
        <table:table-row table:style-name="ro1">
          <table:table-cell office:value-type="float" office:value="392613" calcext:value-type="float">
            <text:p>392613</text:p>
          </table:table-cell>
          <table:table-cell office:value-type="float" office:value="0" calcext:value-type="float">
            <text:p>0</text:p>
          </table:table-cell>
          <table:table-cell office:value-type="float" office:value="2246360" calcext:value-type="float">
            <text:p>2246360</text:p>
          </table:table-cell>
          <table:table-cell office:value-type="float" office:value="945104" calcext:value-type="float">
            <text:p>945104</text:p>
          </table:table-cell>
          <table:table-cell office:value-type="string" calcext:value-type="string">
            <text:p>Love to watch u</text:p>
          </table:table-cell>
          <table:table-cell/>
        </table:table-row>
        <table:table-row table:style-name="ro1">
          <table:table-cell office:value-type="float" office:value="35100" calcext:value-type="float">
            <text:p>35100</text:p>
          </table:table-cell>
          <table:table-cell office:value-type="float" office:value="286434" calcext:value-type="float">
            <text:p>286434</text:p>
          </table:table-cell>
          <table:table-cell office:value-type="float" office:value="0" calcext:value-type="float">
            <text:p>0</text:p>
          </table:table-cell>
          <table:table-cell office:value-type="float" office:value="29556" calcext:value-type="float">
            <text:p>29556</text:p>
          </table:table-cell>
          <table:table-cell office:value-type="string" calcext:value-type="string">
            <text:p>[[@1]]</text:p>
          </table:table-cell>
          <table:table-cell/>
        </table:table-row>
        <table:table-row table:style-name="ro1">
          <table:table-cell office:value-type="float" office:value="60747" calcext:value-type="float">
            <text:p>60747</text:p>
          </table:table-cell>
          <table:table-cell office:value-type="float" office:value="0" calcext:value-type="float">
            <text:p>0</text:p>
          </table:table-cell>
          <table:table-cell office:value-type="float" office:value="669446" calcext:value-type="float">
            <text:p>669446</text:p>
          </table:table-cell>
          <table:table-cell office:value-type="float" office:value="44511" calcext:value-type="float">
            <text:p>44511</text:p>
          </table:table-cell>
          <table:table-cell office:value-type="string" calcext:value-type="string">
            <text:p>The title was so rad! cool stuff really!</text:p>
          </table:table-cell>
          <table:table-cell/>
        </table:table-row>
        <table:table-row table:style-name="ro1">
          <table:table-cell office:value-type="float" office:value="120116" calcext:value-type="float">
            <text:p>120116</text:p>
          </table:table-cell>
          <table:table-cell office:value-type="float" office:value="0" calcext:value-type="float">
            <text:p>0</text:p>
          </table:table-cell>
          <table:table-cell office:value-type="float" office:value="86758" calcext:value-type="float">
            <text:p>86758</text:p>
          </table:table-cell>
          <table:table-cell office:value-type="float" office:value="83271" calcext:value-type="float">
            <text:p>83271</text:p>
          </table:table-cell>
          <table:table-cell office:value-type="string" calcext:value-type="string">
            <text:p>Yeh picture toh blockbuster hai ekdum :D</text:p>
          </table:table-cell>
          <table:table-cell/>
        </table:table-row>
        <table:table-row table:style-name="ro1">
          <table:table-cell office:value-type="float" office:value="146649" calcext:value-type="float">
            <text:p>146649</text:p>
          </table:table-cell>
          <table:table-cell office:value-type="float" office:value="0" calcext:value-type="float">
            <text:p>0</text:p>
          </table:table-cell>
          <table:table-cell office:value-type="float" office:value="883726" calcext:value-type="float">
            <text:p>883726</text:p>
          </table:table-cell>
          <table:table-cell office:value-type="float" office:value="42390" calcext:value-type="float">
            <text:p>42390</text:p>
          </table:table-cell>
          <table:table-cell office:value-type="string" calcext:value-type="string">
            <text:p>i love your work and i use it to plan my trips :)</text:p>
          </table:table-cell>
          <table:table-cell/>
        </table:table-row>
        <table:table-row table:style-name="ro1">
          <table:table-cell office:value-type="float" office:value="438808" calcext:value-type="float">
            <text:p>438808</text:p>
          </table:table-cell>
          <table:table-cell office:value-type="float" office:value="0" calcext:value-type="float">
            <text:p>0</text:p>
          </table:table-cell>
          <table:table-cell office:value-type="float" office:value="2399211" calcext:value-type="float">
            <text:p>2399211</text:p>
          </table:table-cell>
          <table:table-cell office:value-type="float" office:value="1627688" calcext:value-type="float">
            <text:p>1627688</text:p>
          </table:table-cell>
          <table:table-cell office:value-type="string" calcext:value-type="string">
            <text:p>What a beauty</text:p>
          </table:table-cell>
          <table:table-cell/>
        </table:table-row>
        <table:table-row table:style-name="ro1">
          <table:table-cell office:value-type="float" office:value="453453" calcext:value-type="float">
            <text:p>453453</text:p>
          </table:table-cell>
          <table:table-cell office:value-type="float" office:value="0" calcext:value-type="float">
            <text:p>0</text:p>
          </table:table-cell>
          <table:table-cell office:value-type="float" office:value="2294291" calcext:value-type="float">
            <text:p>2294291</text:p>
          </table:table-cell>
          <table:table-cell office:value-type="float" office:value="1992415" calcext:value-type="float">
            <text:p>1992415</text:p>
          </table:table-cell>
          <table:table-cell office:value-type="string" calcext:value-type="string">
            <text:p>Hi</text:p>
          </table:table-cell>
          <table:table-cell/>
        </table:table-row>
        <table:table-row table:style-name="ro1">
          <table:table-cell office:value-type="float" office:value="8075" calcext:value-type="float">
            <text:p>8075</text:p>
          </table:table-cell>
          <table:table-cell office:value-type="float" office:value="0" calcext:value-type="float">
            <text:p>0</text:p>
          </table:table-cell>
          <table:table-cell office:value-type="float" office:value="336556" calcext:value-type="float">
            <text:p>336556</text:p>
          </table:table-cell>
          <table:table-cell office:value-type="float" office:value="2584" calcext:value-type="float">
            <text:p>2584</text:p>
          </table:table-cell>
          <table:table-cell office:value-type="string" calcext:value-type="string">
            <text:p>Brilliant trail! what pictures!</text:p>
          </table:table-cell>
          <table:table-cell/>
        </table:table-row>
        <table:table-row table:style-name="ro1">
          <table:table-cell office:value-type="float" office:value="16816" calcext:value-type="float">
            <text:p>16816</text:p>
          </table:table-cell>
          <table:table-cell office:value-type="float" office:value="0" calcext:value-type="float">
            <text:p>0</text:p>
          </table:table-cell>
          <table:table-cell office:value-type="float" office:value="459420" calcext:value-type="float">
            <text:p>459420</text:p>
          </table:table-cell>
          <table:table-cell office:value-type="float" office:value="56180" calcext:value-type="float">
            <text:p>56180</text:p>
          </table:table-cell>
          <table:table-cell office:value-type="string" calcext:value-type="string">
            <text:p>We went there on December 9,10</text:p>
          </table:table-cell>
          <table:table-cell/>
        </table:table-row>
        <table:table-row table:style-name="ro1">
          <table:table-cell office:value-type="float" office:value="17969" calcext:value-type="float">
            <text:p>17969</text:p>
          </table:table-cell>
          <table:table-cell office:value-type="float" office:value="251214" calcext:value-type="float">
            <text:p>251214</text:p>
          </table:table-cell>
          <table:table-cell office:value-type="float" office:value="0" calcext:value-type="float">
            <text:p>0</text:p>
          </table:table-cell>
          <table:table-cell office:value-type="float" office:value="128498" calcext:value-type="float">
            <text:p>128498</text:p>
          </table:table-cell>
          <table:table-cell office:value-type="string" calcext:value-type="string">
            <text:p>[[@1]]</text:p>
          </table:table-cell>
          <table:table-cell/>
        </table:table-row>
        <table:table-row table:style-name="ro1">
          <table:table-cell office:value-type="float" office:value="137995" calcext:value-type="float">
            <text:p>137995</text:p>
          </table:table-cell>
          <table:table-cell office:value-type="float" office:value="0" calcext:value-type="float">
            <text:p>0</text:p>
          </table:table-cell>
          <table:table-cell office:value-type="float" office:value="862021" calcext:value-type="float">
            <text:p>862021</text:p>
          </table:table-cell>
          <table:table-cell office:value-type="float" office:value="83058" calcext:value-type="float">
            <text:p>83058</text:p>
          </table:table-cell>
          <table:table-cell office:value-type="string" calcext:value-type="string">
            <text:p>I love the wordplay in your title!</text:p>
          </table:table-cell>
          <table:table-cell/>
        </table:table-row>
        <table:table-row table:style-name="ro1">
          <table:table-cell office:value-type="float" office:value="166131" calcext:value-type="float">
            <text:p>166131</text:p>
          </table:table-cell>
          <table:table-cell office:value-type="float" office:value="0" calcext:value-type="float">
            <text:p>0</text:p>
          </table:table-cell>
          <table:table-cell office:value-type="float" office:value="629715" calcext:value-type="float">
            <text:p>629715</text:p>
          </table:table-cell>
          <table:table-cell office:value-type="float" office:value="188246" calcext:value-type="float">
            <text:p>188246</text:p>
          </table:table-cell>
          <table:table-cell office:value-type="string" calcext:value-type="string">
            <text:p>[[@78350]] thanks. Next time I'll use a better camera</text:p>
          </table:table-cell>
          <table:table-cell/>
        </table:table-row>
        <table:table-row table:style-name="ro1">
          <table:table-cell office:value-type="float" office:value="200780" calcext:value-type="float">
            <text:p>200780</text:p>
          </table:table-cell>
          <table:table-cell office:value-type="float" office:value="0" calcext:value-type="float">
            <text:p>0</text:p>
          </table:table-cell>
          <table:table-cell office:value-type="float" office:value="856018" calcext:value-type="float">
            <text:p>856018</text:p>
          </table:table-cell>
          <table:table-cell office:value-type="float" office:value="303537" calcext:value-type="float">
            <text:p>303537</text:p>
          </table:table-cell>
          <table:table-cell office:value-type="string" calcext:value-type="string">
            <text:p>[[@255886]] .. After summer.. Monsoon season starts from june first week on wards .. Its not a good idea to visit here on that time... Better you should go for <text:s/>sept to dec...</text:p>
          </table:table-cell>
          <table:table-cell/>
        </table:table-row>
        <table:table-row table:style-name="ro1">
          <table:table-cell office:value-type="float" office:value="252916" calcext:value-type="float">
            <text:p>252916</text:p>
          </table:table-cell>
          <table:table-cell office:value-type="float" office:value="0" calcext:value-type="float">
            <text:p>0</text:p>
          </table:table-cell>
          <table:table-cell office:value-type="float" office:value="1294421" calcext:value-type="float">
            <text:p>1294421</text:p>
          </table:table-cell>
          <table:table-cell office:value-type="float" office:value="51772" calcext:value-type="float">
            <text:p>51772</text:p>
          </table:table-cell>
          <table:table-cell office:value-type="string" calcext:value-type="string">
            <text:p>I really get something new to know ...I'm very excited to stay there...thanks to u...keep sharing</text:p>
          </table:table-cell>
          <table:table-cell/>
        </table:table-row>
        <table:table-row table:style-name="ro1">
          <table:table-cell office:value-type="float" office:value="277465" calcext:value-type="float">
            <text:p>277465</text:p>
          </table:table-cell>
          <table:table-cell office:value-type="float" office:value="0" calcext:value-type="float">
            <text:p>0</text:p>
          </table:table-cell>
          <table:table-cell office:value-type="float" office:value="1452612" calcext:value-type="float">
            <text:p>1452612</text:p>
          </table:table-cell>
          <table:table-cell office:value-type="float" office:value="83452" calcext:value-type="float">
            <text:p>83452</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424919" calcext:value-type="float">
            <text:p>424919</text:p>
          </table:table-cell>
          <table:table-cell office:value-type="float" office:value="0" calcext:value-type="float">
            <text:p>0</text:p>
          </table:table-cell>
          <table:table-cell office:value-type="float" office:value="800473" calcext:value-type="float">
            <text:p>800473</text:p>
          </table:table-cell>
          <table:table-cell office:value-type="float" office:value="21452" calcext:value-type="float">
            <text:p>21452</text:p>
          </table:table-cell>
          <table:table-cell office:value-type="string" calcext:value-type="string">
            <text:p>is the mall open 24X7</text:p>
          </table:table-cell>
          <table:table-cell/>
        </table:table-row>
        <table:table-row table:style-name="ro1">
          <table:table-cell office:value-type="float" office:value="432631" calcext:value-type="float">
            <text:p>432631</text:p>
          </table:table-cell>
          <table:table-cell office:value-type="float" office:value="0" calcext:value-type="float">
            <text:p>0</text:p>
          </table:table-cell>
          <table:table-cell office:value-type="float" office:value="77682" calcext:value-type="float">
            <text:p>77682</text:p>
          </table:table-cell>
          <table:table-cell office:value-type="float" office:value="54881" calcext:value-type="float">
            <text:p>54881</text:p>
          </table:table-cell>
          <table:table-cell office:value-type="string" calcext:value-type="string">
            <text:p>amazing</text:p>
          </table:table-cell>
          <table:table-cell/>
        </table:table-row>
        <table:table-row table:style-name="ro1">
          <table:table-cell office:value-type="float" office:value="38186" calcext:value-type="float">
            <text:p>38186</text:p>
          </table:table-cell>
          <table:table-cell office:value-type="float" office:value="0" calcext:value-type="float">
            <text:p>0</text:p>
          </table:table-cell>
          <table:table-cell office:value-type="float" office:value="609779" calcext:value-type="float">
            <text:p>609779</text:p>
          </table:table-cell>
          <table:table-cell office:value-type="float" office:value="43215" calcext:value-type="float">
            <text:p>43215</text:p>
          </table:table-cell>
          <table:table-cell office:value-type="string" calcext:value-type="string">
            <text:p>Beautiful! Waiting for the next post in series <text:s/>??</text:p>
          </table:table-cell>
          <table:table-cell/>
        </table:table-row>
        <table:table-row table:style-name="ro1">
          <table:table-cell office:value-type="float" office:value="93190" calcext:value-type="float">
            <text:p>93190</text:p>
          </table:table-cell>
          <table:table-cell office:value-type="float" office:value="0" calcext:value-type="float">
            <text:p>0</text:p>
          </table:table-cell>
          <table:table-cell office:value-type="float" office:value="759823" calcext:value-type="float">
            <text:p>759823</text:p>
          </table:table-cell>
          <table:table-cell office:value-type="float" office:value="85325" calcext:value-type="float">
            <text:p>85325</text:p>
          </table:table-cell>
          <table:table-cell office:value-type="string" calcext:value-type="string">
            <text:p>Keep that goin ??</text:p>
          </table:table-cell>
          <table:table-cell/>
        </table:table-row>
        <table:table-row table:style-name="ro5">
          <table:table-cell office:value-type="float" office:value="115705" calcext:value-type="float">
            <text:p>115705</text:p>
          </table:table-cell>
          <table:table-cell office:value-type="float" office:value="0" calcext:value-type="float">
            <text:p>0</text:p>
          </table:table-cell>
          <table:table-cell office:value-type="float" office:value="792296" calcext:value-type="float">
            <text:p>792296</text:p>
          </table:table-cell>
          <table:table-cell office:value-type="float" office:value="235827" calcext:value-type="float">
            <text:p>235827</text:p>
          </table:table-cell>
          <table:table-cell office:value-type="string" calcext:value-type="string">
            <text:p>Thanks for ur comment </text:p>
            <text:p>This is my first try vl improve</text:p>
          </table:table-cell>
          <table:table-cell/>
        </table:table-row>
        <table:table-row table:style-name="ro1">
          <table:table-cell office:value-type="float" office:value="192551" calcext:value-type="float">
            <text:p>192551</text:p>
          </table:table-cell>
          <table:table-cell office:value-type="float" office:value="0" calcext:value-type="float">
            <text:p>0</text:p>
          </table:table-cell>
          <table:table-cell office:value-type="float" office:value="997455" calcext:value-type="float">
            <text:p>997455</text:p>
          </table:table-cell>
          <table:table-cell office:value-type="float" office:value="300622" calcext:value-type="float">
            <text:p>300622</text:p>
          </table:table-cell>
          <table:table-cell office:value-type="string" calcext:value-type="string">
            <text:p>[[@87816]] am new here</text:p>
          </table:table-cell>
          <table:table-cell/>
        </table:table-row>
        <table:table-row table:style-name="ro1">
          <table:table-cell office:value-type="float" office:value="192565" calcext:value-type="float">
            <text:p>192565</text:p>
          </table:table-cell>
          <table:table-cell office:value-type="float" office:value="0" calcext:value-type="float">
            <text:p>0</text:p>
          </table:table-cell>
          <table:table-cell office:value-type="float" office:value="997483" calcext:value-type="float">
            <text:p>997483</text:p>
          </table:table-cell>
          <table:table-cell office:value-type="float" office:value="80725" calcext:value-type="float">
            <text:p>80725</text:p>
          </table:table-cell>
          <table:table-cell office:value-type="string" calcext:value-type="string">
            <text:p>Wow! Thats amazing that you covered so much in so less budget!</text:p>
          </table:table-cell>
          <table:table-cell/>
        </table:table-row>
        <table:table-row table:style-name="ro1">
          <table:table-cell office:value-type="float" office:value="233579" calcext:value-type="float">
            <text:p>233579</text:p>
          </table:table-cell>
          <table:table-cell office:value-type="float" office:value="0" calcext:value-type="float">
            <text:p>0</text:p>
          </table:table-cell>
          <table:table-cell office:value-type="float" office:value="1185318" calcext:value-type="float">
            <text:p>1185318</text:p>
          </table:table-cell>
          <table:table-cell office:value-type="float" office:value="357449" calcext:value-type="float">
            <text:p>357449</text:p>
          </table:table-cell>
          <table:table-cell office:value-type="string" calcext:value-type="string">
            <text:p>Sure u can</text:p>
          </table:table-cell>
          <table:table-cell/>
        </table:table-row>
        <table:table-row table:style-name="ro1">
          <table:table-cell office:value-type="float" office:value="243487" calcext:value-type="float">
            <text:p>243487</text:p>
          </table:table-cell>
          <table:table-cell office:value-type="float" office:value="0" calcext:value-type="float">
            <text:p>0</text:p>
          </table:table-cell>
          <table:table-cell office:value-type="float" office:value="1217447" calcext:value-type="float">
            <text:p>1217447</text:p>
          </table:table-cell>
          <table:table-cell office:value-type="float" office:value="367857" calcext:value-type="float">
            <text:p>367857</text:p>
          </table:table-cell>
          <table:table-cell office:value-type="string" calcext:value-type="string">
            <text:p>[[@135877]] thanks ??</text:p>
          </table:table-cell>
          <table:table-cell/>
        </table:table-row>
        <table:table-row table:style-name="ro1">
          <table:table-cell office:value-type="float" office:value="322725" calcext:value-type="float">
            <text:p>322725</text:p>
          </table:table-cell>
          <table:table-cell office:value-type="float" office:value="0" calcext:value-type="float">
            <text:p>0</text:p>
          </table:table-cell>
          <table:table-cell office:value-type="float" office:value="1723347" calcext:value-type="float">
            <text:p>1723347</text:p>
          </table:table-cell>
          <table:table-cell office:value-type="float" office:value="83125" calcext:value-type="float">
            <text:p>83125</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358375" calcext:value-type="float">
            <text:p>358375</text:p>
          </table:table-cell>
          <table:table-cell office:value-type="float" office:value="0" calcext:value-type="float">
            <text:p>0</text:p>
          </table:table-cell>
          <table:table-cell office:value-type="float" office:value="1974796" calcext:value-type="float">
            <text:p>1974796</text:p>
          </table:table-cell>
          <table:table-cell office:value-type="float" office:value="578682" calcext:value-type="float">
            <text:p>578682</text:p>
          </table:table-cell>
          <table:table-cell office:value-type="string" calcext:value-type="string">
            <text:p>Yeah! It is.</text:p>
          </table:table-cell>
          <table:table-cell/>
        </table:table-row>
        <table:table-row table:style-name="ro1">
          <table:table-cell office:value-type="float" office:value="380456" calcext:value-type="float">
            <text:p>380456</text:p>
          </table:table-cell>
          <table:table-cell office:value-type="float" office:value="0" calcext:value-type="float">
            <text:p>0</text:p>
          </table:table-cell>
          <table:table-cell office:value-type="float" office:value="2185206" calcext:value-type="float">
            <text:p>2185206</text:p>
          </table:table-cell>
          <table:table-cell office:value-type="float" office:value="777474" calcext:value-type="float">
            <text:p>777474</text:p>
          </table:table-cell>
          <table:table-cell office:value-type="string" calcext:value-type="string">
            <text:p>Hello</text:p>
          </table:table-cell>
          <table:table-cell/>
        </table:table-row>
        <table:table-row table:style-name="ro1">
          <table:table-cell office:value-type="float" office:value="393824" calcext:value-type="float">
            <text:p>393824</text:p>
          </table:table-cell>
          <table:table-cell office:value-type="float" office:value="0" calcext:value-type="float">
            <text:p>0</text:p>
          </table:table-cell>
          <table:table-cell office:value-type="float" office:value="137189" calcext:value-type="float">
            <text:p>137189</text:p>
          </table:table-cell>
          <table:table-cell office:value-type="float" office:value="905600" calcext:value-type="float">
            <text:p>905600</text:p>
          </table:table-cell>
          <table:table-cell office:value-type="string" calcext:value-type="string">
            <text:p>Beautiful culture</text:p>
          </table:table-cell>
          <table:table-cell/>
        </table:table-row>
        <table:table-row table:style-name="ro1">
          <table:table-cell office:value-type="float" office:value="34867" calcext:value-type="float">
            <text:p>34867</text:p>
          </table:table-cell>
          <table:table-cell office:value-type="float" office:value="0" calcext:value-type="float">
            <text:p>0</text:p>
          </table:table-cell>
          <table:table-cell office:value-type="float" office:value="620661" calcext:value-type="float">
            <text:p>620661</text:p>
          </table:table-cell>
          <table:table-cell office:value-type="float" office:value="77815" calcext:value-type="float">
            <text:p>77815</text:p>
          </table:table-cell>
          <table:table-cell office:value-type="string" calcext:value-type="string">
            <text:p>wow..wonderful..</text:p>
          </table:table-cell>
          <table:table-cell/>
        </table:table-row>
        <table:table-row table:style-name="ro1">
          <table:table-cell office:value-type="float" office:value="172426" calcext:value-type="float">
            <text:p>172426</text:p>
          </table:table-cell>
          <table:table-cell office:value-type="float" office:value="0" calcext:value-type="float">
            <text:p>0</text:p>
          </table:table-cell>
          <table:table-cell office:value-type="float" office:value="947167" calcext:value-type="float">
            <text:p>947167</text:p>
          </table:table-cell>
          <table:table-cell office:value-type="float" office:value="285046" calcext:value-type="float">
            <text:p>285046</text:p>
          </table:table-cell>
          <table:table-cell office:value-type="string" calcext:value-type="string">
            <text:p>[[@41682]] tnx ya. Soon I'll share more of my memories with you guys. . . . ??</text:p>
          </table:table-cell>
          <table:table-cell/>
        </table:table-row>
        <table:table-row table:style-name="ro1">
          <table:table-cell office:value-type="float" office:value="218756" calcext:value-type="float">
            <text:p>218756</text:p>
          </table:table-cell>
          <table:table-cell office:value-type="float" office:value="0" calcext:value-type="float">
            <text:p>0</text:p>
          </table:table-cell>
          <table:table-cell office:value-type="float" office:value="1126531" calcext:value-type="float">
            <text:p>1126531</text:p>
          </table:table-cell>
          <table:table-cell office:value-type="float" office:value="77828" calcext:value-type="float">
            <text:p>77828</text:p>
          </table:table-cell>
          <table:table-cell office:value-type="string" calcext:value-type="string">
            <text:p>Lage Raho Launde! Mast kaam kar rahe ho</text:p>
          </table:table-cell>
          <table:table-cell/>
        </table:table-row>
        <table:table-row table:style-name="ro1">
          <table:table-cell office:value-type="float" office:value="364755" calcext:value-type="float">
            <text:p>364755</text:p>
          </table:table-cell>
          <table:table-cell office:value-type="float" office:value="0" calcext:value-type="float">
            <text:p>0</text:p>
          </table:table-cell>
          <table:table-cell office:value-type="float" office:value="2113595" calcext:value-type="float">
            <text:p>2113595</text:p>
          </table:table-cell>
          <table:table-cell office:value-type="float" office:value="77150" calcext:value-type="float">
            <text:p>77150</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384730" calcext:value-type="float">
            <text:p>384730</text:p>
          </table:table-cell>
          <table:table-cell office:value-type="float" office:value="0" calcext:value-type="float">
            <text:p>0</text:p>
          </table:table-cell>
          <table:table-cell office:value-type="float" office:value="1945494" calcext:value-type="float">
            <text:p>1945494</text:p>
          </table:table-cell>
          <table:table-cell office:value-type="float" office:value="881614" calcext:value-type="float">
            <text:p>881614</text:p>
          </table:table-cell>
          <table:table-cell office:value-type="string" calcext:value-type="string">
            <text:p>Wow</text:p>
          </table:table-cell>
          <table:table-cell/>
        </table:table-row>
        <table:table-row table:style-name="ro1">
          <table:table-cell office:value-type="float" office:value="411586" calcext:value-type="float">
            <text:p>411586</text:p>
          </table:table-cell>
          <table:table-cell office:value-type="float" office:value="0" calcext:value-type="float">
            <text:p>0</text:p>
          </table:table-cell>
          <table:table-cell office:value-type="float" office:value="1323607" calcext:value-type="float">
            <text:p>1323607</text:p>
          </table:table-cell>
          <table:table-cell office:value-type="float" office:value="1291601" calcext:value-type="float">
            <text:p>1291601</text:p>
          </table:table-cell>
          <table:table-cell office:value-type="string" calcext:value-type="string">
            <text:p>Nice</text:p>
          </table:table-cell>
          <table:table-cell/>
        </table:table-row>
        <table:table-row table:style-name="ro1">
          <table:table-cell office:value-type="float" office:value="463975" calcext:value-type="float">
            <text:p>463975</text:p>
          </table:table-cell>
          <table:table-cell office:value-type="float" office:value="0" calcext:value-type="float">
            <text:p>0</text:p>
          </table:table-cell>
          <table:table-cell office:value-type="float" office:value="2287012" calcext:value-type="float">
            <text:p>2287012</text:p>
          </table:table-cell>
          <table:table-cell office:value-type="float" office:value="2233804" calcext:value-type="float">
            <text:p>2233804</text:p>
          </table:table-cell>
          <table:table-cell office:value-type="string" calcext:value-type="string">
            <text:p>Vh</text:p>
          </table:table-cell>
          <table:table-cell/>
        </table:table-row>
        <table:table-row table:style-name="ro1">
          <table:table-cell office:value-type="float" office:value="157548" calcext:value-type="float">
            <text:p>157548</text:p>
          </table:table-cell>
          <table:table-cell office:value-type="float" office:value="0" calcext:value-type="float">
            <text:p>0</text:p>
          </table:table-cell>
          <table:table-cell office:value-type="float" office:value="910159" calcext:value-type="float">
            <text:p>910159</text:p>
          </table:table-cell>
          <table:table-cell office:value-type="float" office:value="273241" calcext:value-type="float">
            <text:p>273241</text:p>
          </table:table-cell>
          <table:table-cell office:value-type="string" calcext:value-type="string">
            <text:p>[[@80076]] <text:s/>sept to November is good season as crowd is less and weather is also good</text:p>
          </table:table-cell>
          <table:table-cell/>
        </table:table-row>
        <table:table-row table:style-name="ro1">
          <table:table-cell office:value-type="float" office:value="262862" calcext:value-type="float">
            <text:p>262862</text:p>
          </table:table-cell>
          <table:table-cell office:value-type="float" office:value="0" calcext:value-type="float">
            <text:p>0</text:p>
          </table:table-cell>
          <table:table-cell office:value-type="float" office:value="98870" calcext:value-type="float">
            <text:p>98870</text:p>
          </table:table-cell>
          <table:table-cell office:value-type="float" office:value="419705" calcext:value-type="float">
            <text:p>419705</text:p>
          </table:table-cell>
          <table:table-cell office:value-type="string" calcext:value-type="string">
            <text:p>Hi</text:p>
          </table:table-cell>
          <table:table-cell/>
        </table:table-row>
        <table:table-row table:style-name="ro1">
          <table:table-cell office:value-type="float" office:value="328091" calcext:value-type="float">
            <text:p>328091</text:p>
          </table:table-cell>
          <table:table-cell office:value-type="float" office:value="0" calcext:value-type="float">
            <text:p>0</text:p>
          </table:table-cell>
          <table:table-cell office:value-type="float" office:value="539159" calcext:value-type="float">
            <text:p>539159</text:p>
          </table:table-cell>
          <table:table-cell office:value-type="float" office:value="48902" calcext:value-type="float">
            <text:p>48902</text:p>
          </table:table-cell>
          <table:table-cell office:value-type="string" calcext:value-type="string">
            <text:p>I would love to see your videos of this place!</text:p>
          </table:table-cell>
          <table:table-cell/>
        </table:table-row>
        <table:table-row table:style-name="ro1">
          <table:table-cell office:value-type="float" office:value="361943" calcext:value-type="float">
            <text:p>361943</text:p>
          </table:table-cell>
          <table:table-cell office:value-type="float" office:value="0" calcext:value-type="float">
            <text:p>0</text:p>
          </table:table-cell>
          <table:table-cell office:value-type="float" office:value="2057801" calcext:value-type="float">
            <text:p>2057801</text:p>
          </table:table-cell>
          <table:table-cell office:value-type="float" office:value="77416" calcext:value-type="float">
            <text:p>77416</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81375" calcext:value-type="float">
            <text:p>381375</text:p>
          </table:table-cell>
          <table:table-cell office:value-type="float" office:value="0" calcext:value-type="float">
            <text:p>0</text:p>
          </table:table-cell>
          <table:table-cell office:value-type="float" office:value="2246720" calcext:value-type="float">
            <text:p>2246720</text:p>
          </table:table-cell>
          <table:table-cell office:value-type="float" office:value="800617" calcext:value-type="float">
            <text:p>800617</text:p>
          </table:table-cell>
          <table:table-cell office:value-type="string" calcext:value-type="string">
            <text:p>Thanks people for liking my trail!</text:p>
          </table:table-cell>
          <table:table-cell/>
        </table:table-row>
        <table:table-row table:style-name="ro1">
          <table:table-cell office:value-type="float" office:value="390903" calcext:value-type="float">
            <text:p>390903</text:p>
          </table:table-cell>
          <table:table-cell office:value-type="float" office:value="0" calcext:value-type="float">
            <text:p>0</text:p>
          </table:table-cell>
          <table:table-cell office:value-type="float" office:value="2276685" calcext:value-type="float">
            <text:p>2276685</text:p>
          </table:table-cell>
          <table:table-cell office:value-type="float" office:value="933471" calcext:value-type="float">
            <text:p>933471</text:p>
          </table:table-cell>
          <table:table-cell office:value-type="string" calcext:value-type="string">
            <text:p>Nice</text:p>
          </table:table-cell>
          <table:table-cell/>
        </table:table-row>
        <table:table-row table:style-name="ro1">
          <table:table-cell office:value-type="float" office:value="402469" calcext:value-type="float">
            <text:p>402469</text:p>
          </table:table-cell>
          <table:table-cell office:value-type="float" office:value="0" calcext:value-type="float">
            <text:p>0</text:p>
          </table:table-cell>
          <table:table-cell office:value-type="float" office:value="1744343" calcext:value-type="float">
            <text:p>1744343</text:p>
          </table:table-cell>
          <table:table-cell office:value-type="float" office:value="1073198" calcext:value-type="float">
            <text:p>1073198</text:p>
          </table:table-cell>
          <table:table-cell office:value-type="string" calcext:value-type="string">
            <text:p>Hi</text:p>
          </table:table-cell>
          <table:table-cell/>
        </table:table-row>
        <table:table-row table:style-name="ro1">
          <table:table-cell office:value-type="float" office:value="92167" calcext:value-type="float">
            <text:p>92167</text:p>
          </table:table-cell>
          <table:table-cell office:value-type="float" office:value="0" calcext:value-type="float">
            <text:p>0</text:p>
          </table:table-cell>
          <table:table-cell office:value-type="float" office:value="757828" calcext:value-type="float">
            <text:p>757828</text:p>
          </table:table-cell>
          <table:table-cell office:value-type="float" office:value="18528" calcext:value-type="float">
            <text:p>18528</text:p>
          </table:table-cell>
          <table:table-cell office:value-type="string" calcext:value-type="string">
            <text:p>Sahi banaya he !!</text:p>
          </table:table-cell>
          <table:table-cell/>
        </table:table-row>
        <table:table-row table:style-name="ro1">
          <table:table-cell office:value-type="float" office:value="119128" calcext:value-type="float">
            <text:p>119128</text:p>
          </table:table-cell>
          <table:table-cell office:value-type="float" office:value="0" calcext:value-type="float">
            <text:p>0</text:p>
          </table:table-cell>
          <table:table-cell office:value-type="float" office:value="110944" calcext:value-type="float">
            <text:p>110944</text:p>
          </table:table-cell>
          <table:table-cell office:value-type="float" office:value="84358" calcext:value-type="float">
            <text:p>84358</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45644" calcext:value-type="float">
            <text:p>145644</text:p>
          </table:table-cell>
          <table:table-cell office:value-type="float" office:value="0" calcext:value-type="float">
            <text:p>0</text:p>
          </table:table-cell>
          <table:table-cell office:value-type="float" office:value="878404" calcext:value-type="float">
            <text:p>878404</text:p>
          </table:table-cell>
          <table:table-cell office:value-type="float" office:value="80480" calcext:value-type="float">
            <text:p>80480</text:p>
          </table:table-cell>
          <table:table-cell office:value-type="string" calcext:value-type="string">
            <text:p>Wow! that's such a cool title! but the images were so blurry!</text:p>
          </table:table-cell>
          <table:table-cell/>
        </table:table-row>
        <table:table-row table:style-name="ro1">
          <table:table-cell office:value-type="float" office:value="164692" calcext:value-type="float">
            <text:p>164692</text:p>
          </table:table-cell>
          <table:table-cell office:value-type="float" office:value="0" calcext:value-type="float">
            <text:p>0</text:p>
          </table:table-cell>
          <table:table-cell office:value-type="float" office:value="931117" calcext:value-type="float">
            <text:p>931117</text:p>
          </table:table-cell>
          <table:table-cell office:value-type="float" office:value="86777" calcext:value-type="float">
            <text:p>86777</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75626" calcext:value-type="float">
            <text:p>175626</text:p>
          </table:table-cell>
          <table:table-cell office:value-type="float" office:value="0" calcext:value-type="float">
            <text:p>0</text:p>
          </table:table-cell>
          <table:table-cell office:value-type="float" office:value="962663" calcext:value-type="float">
            <text:p>962663</text:p>
          </table:table-cell>
          <table:table-cell office:value-type="float" office:value="41247" calcext:value-type="float">
            <text:p>41247</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202252" calcext:value-type="float">
            <text:p>202252</text:p>
          </table:table-cell>
          <table:table-cell office:value-type="float" office:value="0" calcext:value-type="float">
            <text:p>0</text:p>
          </table:table-cell>
          <table:table-cell office:value-type="float" office:value="940821" calcext:value-type="float">
            <text:p>940821</text:p>
          </table:table-cell>
          <table:table-cell office:value-type="float" office:value="283027" calcext:value-type="float">
            <text:p>283027</text:p>
          </table:table-cell>
          <table:table-cell office:value-type="string" calcext:value-type="string">
            <text:p>Thanks a lot, still more pics to be uploaded.. Thanks for the encouragement</text:p>
          </table:table-cell>
          <table:table-cell/>
        </table:table-row>
        <table:table-row table:style-name="ro1">
          <table:table-cell office:value-type="float" office:value="236158" calcext:value-type="float">
            <text:p>236158</text:p>
          </table:table-cell>
          <table:table-cell office:value-type="float" office:value="791036" calcext:value-type="float">
            <text:p>791036</text:p>
          </table:table-cell>
          <table:table-cell office:value-type="float" office:value="0" calcext:value-type="float">
            <text:p>0</text:p>
          </table:table-cell>
          <table:table-cell office:value-type="float" office:value="359744" calcext:value-type="float">
            <text:p>359744</text:p>
          </table:table-cell>
          <table:table-cell office:value-type="string" calcext:value-type="string">
            <text:p>Ho good</text:p>
          </table:table-cell>
          <table:table-cell/>
        </table:table-row>
        <table:table-row table:style-name="ro1">
          <table:table-cell office:value-type="float" office:value="258570" calcext:value-type="float">
            <text:p>258570</text:p>
          </table:table-cell>
          <table:table-cell office:value-type="float" office:value="0" calcext:value-type="float">
            <text:p>0</text:p>
          </table:table-cell>
          <table:table-cell office:value-type="float" office:value="1336987" calcext:value-type="float">
            <text:p>1336987</text:p>
          </table:table-cell>
          <table:table-cell office:value-type="float" office:value="86109" calcext:value-type="float">
            <text:p>86109</text:p>
          </table:table-cell>
          <table:table-cell office:value-type="string" calcext:value-type="string">
            <text:p>The trail looks nothing less than a pro's work! excellent!</text:p>
          </table:table-cell>
          <table:table-cell/>
        </table:table-row>
        <table:table-row table:style-name="ro1">
          <table:table-cell office:value-type="float" office:value="260721" calcext:value-type="float">
            <text:p>260721</text:p>
          </table:table-cell>
          <table:table-cell office:value-type="float" office:value="0" calcext:value-type="float">
            <text:p>0</text:p>
          </table:table-cell>
          <table:table-cell office:value-type="float" office:value="1351965" calcext:value-type="float">
            <text:p>1351965</text:p>
          </table:table-cell>
          <table:table-cell office:value-type="float" office:value="86872" calcext:value-type="float">
            <text:p>86872</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297306" calcext:value-type="float">
            <text:p>297306</text:p>
          </table:table-cell>
          <table:table-cell office:value-type="float" office:value="1146068" calcext:value-type="float">
            <text:p>1146068</text:p>
          </table:table-cell>
          <table:table-cell office:value-type="float" office:value="0" calcext:value-type="float">
            <text:p>0</text:p>
          </table:table-cell>
          <table:table-cell office:value-type="float" office:value="142853" calcext:value-type="float">
            <text:p>142853</text:p>
          </table:table-cell>
          <table:table-cell office:value-type="string" calcext:value-type="string">
            <text:p>What is your profession</text:p>
          </table:table-cell>
          <table:table-cell/>
        </table:table-row>
        <table:table-row table:style-name="ro1">
          <table:table-cell office:value-type="float" office:value="319198" calcext:value-type="float">
            <text:p>319198</text:p>
          </table:table-cell>
          <table:table-cell office:value-type="float" office:value="0" calcext:value-type="float">
            <text:p>0</text:p>
          </table:table-cell>
          <table:table-cell office:value-type="float" office:value="738282" calcext:value-type="float">
            <text:p>738282</text:p>
          </table:table-cell>
          <table:table-cell office:value-type="float" office:value="219194" calcext:value-type="float">
            <text:p>219194</text:p>
          </table:table-cell>
          <table:table-cell office:value-type="string" calcext:value-type="string">
            <text:p>[[@85834]] thanks you</text:p>
          </table:table-cell>
          <table:table-cell/>
        </table:table-row>
        <table:table-row table:style-name="ro5">
          <table:table-cell office:value-type="float" office:value="433558" calcext:value-type="float">
            <text:p>433558</text:p>
          </table:table-cell>
          <table:table-cell office:value-type="float" office:value="0" calcext:value-type="float">
            <text:p>0</text:p>
          </table:table-cell>
          <table:table-cell office:value-type="float" office:value="2342267" calcext:value-type="float">
            <text:p>2342267</text:p>
          </table:table-cell>
          <table:table-cell office:value-type="float" office:value="833936" calcext:value-type="float">
            <text:p>833936</text:p>
          </table:table-cell>
          <table:table-cell office:value-type="string" calcext:value-type="string">
            <text:p>[[@21538]] I wish I had some </text:p>
            <text:p>I would’ve gave you some</text:p>
          </table:table-cell>
          <table:table-cell/>
        </table:table-row>
        <table:table-row table:style-name="ro1">
          <table:table-cell office:value-type="float" office:value="116647" calcext:value-type="float">
            <text:p>116647</text:p>
          </table:table-cell>
          <table:table-cell office:value-type="float" office:value="0" calcext:value-type="float">
            <text:p>0</text:p>
          </table:table-cell>
          <table:table-cell office:value-type="float" office:value="817062" calcext:value-type="float">
            <text:p>817062</text:p>
          </table:table-cell>
          <table:table-cell office:value-type="float" office:value="243224" calcext:value-type="float">
            <text:p>243224</text:p>
          </table:table-cell>
          <table:table-cell office:value-type="string" calcext:value-type="string">
            <text:p>Hi. All my pictures have been shot on my phone 0neplus 5t</text:p>
          </table:table-cell>
          <table:table-cell/>
        </table:table-row>
        <table:table-row table:style-name="ro1">
          <table:table-cell office:value-type="float" office:value="118241" calcext:value-type="float">
            <text:p>118241</text:p>
          </table:table-cell>
          <table:table-cell office:value-type="float" office:value="0" calcext:value-type="float">
            <text:p>0</text:p>
          </table:table-cell>
          <table:table-cell office:value-type="float" office:value="190949" calcext:value-type="float">
            <text:p>190949</text:p>
          </table:table-cell>
          <table:table-cell office:value-type="float" office:value="45114" calcext:value-type="float">
            <text:p>45114</text:p>
          </table:table-cell>
          <table:table-cell office:value-type="string" calcext:value-type="string">
            <text:p>Hoping for another awesome adventure soon!</text:p>
          </table:table-cell>
          <table:table-cell/>
        </table:table-row>
        <table:table-row table:style-name="ro1">
          <table:table-cell office:value-type="float" office:value="287569" calcext:value-type="float">
            <text:p>287569</text:p>
          </table:table-cell>
          <table:table-cell office:value-type="float" office:value="0" calcext:value-type="float">
            <text:p>0</text:p>
          </table:table-cell>
          <table:table-cell office:value-type="float" office:value="658337" calcext:value-type="float">
            <text:p>658337</text:p>
          </table:table-cell>
          <table:table-cell office:value-type="float" office:value="196611" calcext:value-type="float">
            <text:p>196611</text:p>
          </table:table-cell>
          <table:table-cell office:value-type="string" calcext:value-type="string">
            <text:p>[[@563]] anything you want</text:p>
          </table:table-cell>
          <table:table-cell/>
        </table:table-row>
        <table:table-row table:style-name="ro1">
          <table:table-cell office:value-type="float" office:value="298468" calcext:value-type="float">
            <text:p>298468</text:p>
          </table:table-cell>
          <table:table-cell office:value-type="float" office:value="0" calcext:value-type="float">
            <text:p>0</text:p>
          </table:table-cell>
          <table:table-cell office:value-type="float" office:value="1579409" calcext:value-type="float">
            <text:p>1579409</text:p>
          </table:table-cell>
          <table:table-cell office:value-type="float" office:value="77585" calcext:value-type="float">
            <text:p>77585</text:p>
          </table:table-cell>
          <table:table-cell office:value-type="string" calcext:value-type="string">
            <text:p>Chaa gaye tum toh</text:p>
          </table:table-cell>
          <table:table-cell/>
        </table:table-row>
        <table:table-row table:style-name="ro1">
          <table:table-cell office:value-type="float" office:value="336847" calcext:value-type="float">
            <text:p>336847</text:p>
          </table:table-cell>
          <table:table-cell office:value-type="float" office:value="0" calcext:value-type="float">
            <text:p>0</text:p>
          </table:table-cell>
          <table:table-cell office:value-type="float" office:value="1796702" calcext:value-type="float">
            <text:p>1796702</text:p>
          </table:table-cell>
          <table:table-cell office:value-type="float" office:value="85934" calcext:value-type="float">
            <text:p>85934</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53285" calcext:value-type="float">
            <text:p>353285</text:p>
          </table:table-cell>
          <table:table-cell office:value-type="float" office:value="0" calcext:value-type="float">
            <text:p>0</text:p>
          </table:table-cell>
          <table:table-cell office:value-type="float" office:value="1914805" calcext:value-type="float">
            <text:p>1914805</text:p>
          </table:table-cell>
          <table:table-cell office:value-type="float" office:value="44987" calcext:value-type="float">
            <text:p>44987</text:p>
          </table:table-cell>
          <table:table-cell office:value-type="string" calcext:value-type="string">
            <text:p>I'd definitely watch this Trail more than once, there should definitely be more viewers to appreciate it!</text:p>
          </table:table-cell>
          <table:table-cell/>
        </table:table-row>
        <table:table-row table:style-name="ro5">
          <table:table-cell office:value-type="float" office:value="414940" calcext:value-type="float">
            <text:p>414940</text:p>
          </table:table-cell>
          <table:table-cell office:value-type="float" office:value="0" calcext:value-type="float">
            <text:p>0</text:p>
          </table:table-cell>
          <table:table-cell office:value-type="float" office:value="2357504" calcext:value-type="float">
            <text:p>2357504</text:p>
          </table:table-cell>
          <table:table-cell office:value-type="float" office:value="1400194" calcext:value-type="float">
            <text:p>1400194</text:p>
          </table:table-cell>
          <table:table-cell office:value-type="string" calcext:value-type="string">
            <text:p>Kya Aap mahadev ke bhakt hai </text:p>
            <text:p>To like kre</text:p>
          </table:table-cell>
          <table:table-cell/>
        </table:table-row>
        <table:table-row table:style-name="ro1">
          <table:table-cell office:value-type="float" office:value="424100" calcext:value-type="float">
            <text:p>424100</text:p>
          </table:table-cell>
          <table:table-cell office:value-type="float" office:value="0" calcext:value-type="float">
            <text:p>0</text:p>
          </table:table-cell>
          <table:table-cell office:value-type="float" office:value="62941" calcext:value-type="float">
            <text:p>62941</text:p>
          </table:table-cell>
          <table:table-cell office:value-type="float" office:value="11264" calcext:value-type="float">
            <text:p>11264</text:p>
          </table:table-cell>
          <table:table-cell office:value-type="string" calcext:value-type="string">
            <text:p>Looks delicious!</text:p>
          </table:table-cell>
          <table:table-cell/>
        </table:table-row>
        <table:table-row table:style-name="ro1">
          <table:table-cell office:value-type="float" office:value="458241" calcext:value-type="float">
            <text:p>458241</text:p>
          </table:table-cell>
          <table:table-cell office:value-type="float" office:value="0" calcext:value-type="float">
            <text:p>0</text:p>
          </table:table-cell>
          <table:table-cell office:value-type="float" office:value="2587440" calcext:value-type="float">
            <text:p>2587440</text:p>
          </table:table-cell>
          <table:table-cell office:value-type="float" office:value="2126913" calcext:value-type="float">
            <text:p>2126913</text:p>
          </table:table-cell>
          <table:table-cell office:value-type="string" calcext:value-type="string">
            <text:p>huh?...same?</text:p>
          </table:table-cell>
          <table:table-cell/>
        </table:table-row>
        <table:table-row table:style-name="ro1">
          <table:table-cell office:value-type="float" office:value="39502" calcext:value-type="float">
            <text:p>39502</text:p>
          </table:table-cell>
          <table:table-cell office:value-type="float" office:value="0" calcext:value-type="float">
            <text:p>0</text:p>
          </table:table-cell>
          <table:table-cell office:value-type="float" office:value="633502" calcext:value-type="float">
            <text:p>633502</text:p>
          </table:table-cell>
          <table:table-cell office:value-type="float" office:value="86328" calcext:value-type="float">
            <text:p>86328</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54054" calcext:value-type="float">
            <text:p>54054</text:p>
          </table:table-cell>
          <table:table-cell office:value-type="float" office:value="0" calcext:value-type="float">
            <text:p>0</text:p>
          </table:table-cell>
          <table:table-cell office:value-type="float" office:value="666190" calcext:value-type="float">
            <text:p>666190</text:p>
          </table:table-cell>
          <table:table-cell office:value-type="float" office:value="80065" calcext:value-type="float">
            <text:p>80065</text:p>
          </table:table-cell>
          <table:table-cell office:value-type="string" calcext:value-type="string">
            <text:p>you have travelled so much, i'm waiting to hear more stories</text:p>
          </table:table-cell>
          <table:table-cell/>
        </table:table-row>
        <table:table-row table:style-name="ro1">
          <table:table-cell office:value-type="float" office:value="92438" calcext:value-type="float">
            <text:p>92438</text:p>
          </table:table-cell>
          <table:table-cell office:value-type="float" office:value="0" calcext:value-type="float">
            <text:p>0</text:p>
          </table:table-cell>
          <table:table-cell office:value-type="float" office:value="758871" calcext:value-type="float">
            <text:p>758871</text:p>
          </table:table-cell>
          <table:table-cell office:value-type="float" office:value="225553" calcext:value-type="float">
            <text:p>225553</text:p>
          </table:table-cell>
          <table:table-cell office:value-type="string" calcext:value-type="string">
            <text:p>@kardfanspage.ina I know right! Best vegan restaurant that we’ve come across till date.</text:p>
          </table:table-cell>
          <table:table-cell/>
        </table:table-row>
        <table:table-row table:style-name="ro1">
          <table:table-cell office:value-type="float" office:value="190998" calcext:value-type="float">
            <text:p>190998</text:p>
          </table:table-cell>
          <table:table-cell office:value-type="float" office:value="0" calcext:value-type="float">
            <text:p>0</text:p>
          </table:table-cell>
          <table:table-cell office:value-type="float" office:value="991728" calcext:value-type="float">
            <text:p>991728</text:p>
          </table:table-cell>
          <table:table-cell office:value-type="float" office:value="39551" calcext:value-type="float">
            <text:p>39551</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02301" calcext:value-type="float">
            <text:p>202301</text:p>
          </table:table-cell>
          <table:table-cell office:value-type="float" office:value="0" calcext:value-type="float">
            <text:p>0</text:p>
          </table:table-cell>
          <table:table-cell office:value-type="float" office:value="1036704" calcext:value-type="float">
            <text:p>1036704</text:p>
          </table:table-cell>
          <table:table-cell office:value-type="float" office:value="315663" calcext:value-type="float">
            <text:p>315663</text:p>
          </table:table-cell>
          <table:table-cell office:value-type="string" calcext:value-type="string">
            <text:p>at whr ?</text:p>
          </table:table-cell>
          <table:table-cell/>
        </table:table-row>
        <table:table-row table:style-name="ro1">
          <table:table-cell office:value-type="float" office:value="295150" calcext:value-type="float">
            <text:p>295150</text:p>
          </table:table-cell>
          <table:table-cell office:value-type="float" office:value="0" calcext:value-type="float">
            <text:p>0</text:p>
          </table:table-cell>
          <table:table-cell office:value-type="float" office:value="1560514" calcext:value-type="float">
            <text:p>1560514</text:p>
          </table:table-cell>
          <table:table-cell office:value-type="float" office:value="478039" calcext:value-type="float">
            <text:p>478039</text:p>
          </table:table-cell>
          <table:table-cell office:value-type="string" calcext:value-type="string">
            <text:p>Hi ankana</text:p>
          </table:table-cell>
          <table:table-cell/>
        </table:table-row>
        <table:table-row table:style-name="ro1">
          <table:table-cell office:value-type="float" office:value="372212" calcext:value-type="float">
            <text:p>372212</text:p>
          </table:table-cell>
          <table:table-cell office:value-type="float" office:value="0" calcext:value-type="float">
            <text:p>0</text:p>
          </table:table-cell>
          <table:table-cell office:value-type="float" office:value="2216546" calcext:value-type="float">
            <text:p>2216546</text:p>
          </table:table-cell>
          <table:table-cell office:value-type="float" office:value="702891" calcext:value-type="float">
            <text:p>702891</text:p>
          </table:table-cell>
          <table:table-cell office:value-type="string" calcext:value-type="string">
            <text:p>[[@52457]] Thank you :) you can follow me on Instagram at 1997_shreya</text:p>
          </table:table-cell>
          <table:table-cell/>
        </table:table-row>
        <table:table-row table:style-name="ro1">
          <table:table-cell office:value-type="float" office:value="90852" calcext:value-type="float">
            <text:p>90852</text:p>
          </table:table-cell>
          <table:table-cell office:value-type="float" office:value="0" calcext:value-type="float">
            <text:p>0</text:p>
          </table:table-cell>
          <table:table-cell office:value-type="float" office:value="751940" calcext:value-type="float">
            <text:p>751940</text:p>
          </table:table-cell>
          <table:table-cell office:value-type="float" office:value="223417" calcext:value-type="float">
            <text:p>223417</text:p>
          </table:table-cell>
          <table:table-cell office:value-type="string" calcext:value-type="string">
            <text:p>[[@85668]] thnx</text:p>
          </table:table-cell>
          <table:table-cell/>
        </table:table-row>
        <table:table-row table:style-name="ro1">
          <table:table-cell office:value-type="float" office:value="117247" calcext:value-type="float">
            <text:p>117247</text:p>
          </table:table-cell>
          <table:table-cell office:value-type="float" office:value="0" calcext:value-type="float">
            <text:p>0</text:p>
          </table:table-cell>
          <table:table-cell office:value-type="float" office:value="817416" calcext:value-type="float">
            <text:p>817416</text:p>
          </table:table-cell>
          <table:table-cell office:value-type="float" office:value="76840" calcext:value-type="float">
            <text:p>76840</text:p>
          </table:table-cell>
          <table:table-cell office:value-type="string" calcext:value-type="string">
            <text:p>Tum ho bemissal, kya trail hai ekdum</text:p>
          </table:table-cell>
          <table:table-cell/>
        </table:table-row>
        <table:table-row table:style-name="ro1">
          <table:table-cell office:value-type="float" office:value="156427" calcext:value-type="float">
            <text:p>156427</text:p>
          </table:table-cell>
          <table:table-cell office:value-type="float" office:value="0" calcext:value-type="float">
            <text:p>0</text:p>
          </table:table-cell>
          <table:table-cell office:value-type="float" office:value="907002" calcext:value-type="float">
            <text:p>907002</text:p>
          </table:table-cell>
          <table:table-cell office:value-type="float" office:value="272244" calcext:value-type="float">
            <text:p>272244</text:p>
          </table:table-cell>
          <table:table-cell office:value-type="string" calcext:value-type="string">
            <text:p>[[@79981]] <text:s/>if you say so sameer !! First one to go .. check out for more ?</text:p>
          </table:table-cell>
          <table:table-cell/>
        </table:table-row>
        <table:table-row table:style-name="ro1">
          <table:table-cell office:value-type="float" office:value="170719" calcext:value-type="float">
            <text:p>170719</text:p>
          </table:table-cell>
          <table:table-cell office:value-type="float" office:value="0" calcext:value-type="float">
            <text:p>0</text:p>
          </table:table-cell>
          <table:table-cell office:value-type="float" office:value="943123" calcext:value-type="float">
            <text:p>943123</text:p>
          </table:table-cell>
          <table:table-cell office:value-type="float" office:value="283783" calcext:value-type="float">
            <text:p>283783</text:p>
          </table:table-cell>
          <table:table-cell office:value-type="string" calcext:value-type="string">
            <text:p>Thank you everyone ?</text:p>
          </table:table-cell>
          <table:table-cell/>
        </table:table-row>
        <table:table-row table:style-name="ro1">
          <table:table-cell office:value-type="float" office:value="253644" calcext:value-type="float">
            <text:p>253644</text:p>
          </table:table-cell>
          <table:table-cell office:value-type="float" office:value="0" calcext:value-type="float">
            <text:p>0</text:p>
          </table:table-cell>
          <table:table-cell office:value-type="float" office:value="1298902" calcext:value-type="float">
            <text:p>1298902</text:p>
          </table:table-cell>
          <table:table-cell office:value-type="float" office:value="43505" calcext:value-type="float">
            <text:p>4350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66081" calcext:value-type="float">
            <text:p>266081</text:p>
          </table:table-cell>
          <table:table-cell office:value-type="float" office:value="0" calcext:value-type="float">
            <text:p>0</text:p>
          </table:table-cell>
          <table:table-cell office:value-type="float" office:value="1360055" calcext:value-type="float">
            <text:p>1360055</text:p>
          </table:table-cell>
          <table:table-cell office:value-type="float" office:value="416898" calcext:value-type="float">
            <text:p>416898</text:p>
          </table:table-cell>
          <table:table-cell office:value-type="string" calcext:value-type="string">
            <text:p>Sure....</text:p>
          </table:table-cell>
          <table:table-cell/>
        </table:table-row>
        <table:table-row table:style-name="ro2">
          <table:table-cell office:value-type="float" office:value="280283" calcext:value-type="float">
            <text:p>280283</text:p>
          </table:table-cell>
          <table:table-cell office:value-type="float" office:value="0" calcext:value-type="float">
            <text:p>0</text:p>
          </table:table-cell>
          <table:table-cell office:value-type="float" office:value="1468611" calcext:value-type="float">
            <text:p>1468611</text:p>
          </table:table-cell>
          <table:table-cell office:value-type="float" office:value="451511" calcext:value-type="float">
            <text:p>451511</text:p>
          </table:table-cell>
          <table:table-cell office:value-type="string" calcext:value-type="string">
            <text:p>[[@76583]] sure. I will try to give more information next time. But if u want to watch this full video u can check out my full video on YouTube</text:p>
            <text:p/>
            <text:p>https://youtu.be/jXm6QO9yK3o</text:p>
          </table:table-cell>
          <table:table-cell/>
        </table:table-row>
        <table:table-row table:style-name="ro1">
          <table:table-cell office:value-type="float" office:value="282237" calcext:value-type="float">
            <text:p>282237</text:p>
          </table:table-cell>
          <table:table-cell office:value-type="float" office:value="0" calcext:value-type="float">
            <text:p>0</text:p>
          </table:table-cell>
          <table:table-cell office:value-type="float" office:value="1483339" calcext:value-type="float">
            <text:p>1483339</text:p>
          </table:table-cell>
          <table:table-cell office:value-type="float" office:value="50530" calcext:value-type="float">
            <text:p>50530</text:p>
          </table:table-cell>
          <table:table-cell office:value-type="string" calcext:value-type="string">
            <text:p>Amazing content ❤️❤️</text:p>
          </table:table-cell>
          <table:table-cell/>
        </table:table-row>
        <table:table-row table:style-name="ro1">
          <table:table-cell office:value-type="float" office:value="296573" calcext:value-type="float">
            <text:p>296573</text:p>
          </table:table-cell>
          <table:table-cell office:value-type="float" office:value="0" calcext:value-type="float">
            <text:p>0</text:p>
          </table:table-cell>
          <table:table-cell office:value-type="float" office:value="1566480" calcext:value-type="float">
            <text:p>1566480</text:p>
          </table:table-cell>
          <table:table-cell office:value-type="float" office:value="40838" calcext:value-type="float">
            <text:p>40838</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98163" calcext:value-type="float">
            <text:p>298163</text:p>
          </table:table-cell>
          <table:table-cell office:value-type="float" office:value="0" calcext:value-type="float">
            <text:p>0</text:p>
          </table:table-cell>
          <table:table-cell office:value-type="float" office:value="1577762" calcext:value-type="float">
            <text:p>1577762</text:p>
          </table:table-cell>
          <table:table-cell office:value-type="float" office:value="81422" calcext:value-type="float">
            <text:p>81422</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00572" calcext:value-type="float">
            <text:p>300572</text:p>
          </table:table-cell>
          <table:table-cell office:value-type="float" office:value="0" calcext:value-type="float">
            <text:p>0</text:p>
          </table:table-cell>
          <table:table-cell office:value-type="float" office:value="1587803" calcext:value-type="float">
            <text:p>1587803</text:p>
          </table:table-cell>
          <table:table-cell office:value-type="float" office:value="81173" calcext:value-type="float">
            <text:p>81173</text:p>
          </table:table-cell>
          <table:table-cell office:value-type="string" calcext:value-type="string">
            <text:p>Wow! that's such a cool title! but the images were so blurry!</text:p>
          </table:table-cell>
          <table:table-cell/>
        </table:table-row>
        <table:table-row table:style-name="ro1">
          <table:table-cell office:value-type="float" office:value="345756" calcext:value-type="float">
            <text:p>345756</text:p>
          </table:table-cell>
          <table:table-cell office:value-type="float" office:value="0" calcext:value-type="float">
            <text:p>0</text:p>
          </table:table-cell>
          <table:table-cell office:value-type="float" office:value="1853210" calcext:value-type="float">
            <text:p>1853210</text:p>
          </table:table-cell>
          <table:table-cell office:value-type="float" office:value="50500" calcext:value-type="float">
            <text:p>50500</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410904" calcext:value-type="float">
            <text:p>410904</text:p>
          </table:table-cell>
          <table:table-cell office:value-type="float" office:value="0" calcext:value-type="float">
            <text:p>0</text:p>
          </table:table-cell>
          <table:table-cell office:value-type="float" office:value="2334085" calcext:value-type="float">
            <text:p>2334085</text:p>
          </table:table-cell>
          <table:table-cell office:value-type="float" office:value="1220504" calcext:value-type="float">
            <text:p>1220504</text:p>
          </table:table-cell>
          <table:table-cell office:value-type="string" calcext:value-type="string">
            <text:p>Fantastic</text:p>
          </table:table-cell>
          <table:table-cell/>
        </table:table-row>
        <table:table-row table:style-name="ro1">
          <table:table-cell office:value-type="float" office:value="443210" calcext:value-type="float">
            <text:p>443210</text:p>
          </table:table-cell>
          <table:table-cell office:value-type="float" office:value="0" calcext:value-type="float">
            <text:p>0</text:p>
          </table:table-cell>
          <table:table-cell office:value-type="float" office:value="2273310" calcext:value-type="float">
            <text:p>2273310</text:p>
          </table:table-cell>
          <table:table-cell office:value-type="float" office:value="1727813" calcext:value-type="float">
            <text:p>1727813</text:p>
          </table:table-cell>
          <table:table-cell office:value-type="string" calcext:value-type="string">
            <text:p>Hi</text:p>
          </table:table-cell>
          <table:table-cell/>
        </table:table-row>
        <table:table-row table:style-name="ro1">
          <table:table-cell office:value-type="float" office:value="444862" calcext:value-type="float">
            <text:p>444862</text:p>
          </table:table-cell>
          <table:table-cell office:value-type="float" office:value="0" calcext:value-type="float">
            <text:p>0</text:p>
          </table:table-cell>
          <table:table-cell office:value-type="float" office:value="2465817" calcext:value-type="float">
            <text:p>2465817</text:p>
          </table:table-cell>
          <table:table-cell office:value-type="float" office:value="1743518" calcext:value-type="float">
            <text:p>1743518</text:p>
          </table:table-cell>
          <table:table-cell office:value-type="string" calcext:value-type="string">
            <text:p>Friends I will give the next video tomorrow that is 2nd of may 2019?</text:p>
          </table:table-cell>
          <table:table-cell/>
        </table:table-row>
        <table:table-row table:style-name="ro1">
          <table:table-cell office:value-type="float" office:value="196397" calcext:value-type="float">
            <text:p>196397</text:p>
          </table:table-cell>
          <table:table-cell office:value-type="float" office:value="0" calcext:value-type="float">
            <text:p>0</text:p>
          </table:table-cell>
          <table:table-cell office:value-type="float" office:value="1018762" calcext:value-type="float">
            <text:p>1018762</text:p>
          </table:table-cell>
          <table:table-cell office:value-type="float" office:value="307309" calcext:value-type="float">
            <text:p>307309</text:p>
          </table:table-cell>
          <table:table-cell office:value-type="string" calcext:value-type="string">
            <text:p>My next adventure Kuwait to Chennai in India if you want come I will tell the date 18 may 2018 flight name Oman Airlines flight time evening 4:20 pm if you want any details tell me I will send the details</text:p>
          </table:table-cell>
          <table:table-cell/>
        </table:table-row>
        <table:table-row table:style-name="ro1">
          <table:table-cell office:value-type="float" office:value="217464" calcext:value-type="float">
            <text:p>217464</text:p>
          </table:table-cell>
          <table:table-cell office:value-type="float" office:value="0" calcext:value-type="float">
            <text:p>0</text:p>
          </table:table-cell>
          <table:table-cell office:value-type="float" office:value="1119108" calcext:value-type="float">
            <text:p>1119108</text:p>
          </table:table-cell>
          <table:table-cell office:value-type="float" office:value="41511" calcext:value-type="float">
            <text:p>41511</text:p>
          </table:table-cell>
          <table:table-cell office:value-type="string" calcext:value-type="string">
            <text:p>Hoping for another awesome adventure soon!</text:p>
          </table:table-cell>
          <table:table-cell/>
        </table:table-row>
        <table:table-row table:style-name="ro1">
          <table:table-cell office:value-type="float" office:value="240834" calcext:value-type="float">
            <text:p>240834</text:p>
          </table:table-cell>
          <table:table-cell office:value-type="float" office:value="0" calcext:value-type="float">
            <text:p>0</text:p>
          </table:table-cell>
          <table:table-cell office:value-type="float" office:value="1204153" calcext:value-type="float">
            <text:p>1204153</text:p>
          </table:table-cell>
          <table:table-cell office:value-type="float" office:value="79953" calcext:value-type="float">
            <text:p>79953</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16691" calcext:value-type="float">
            <text:p>316691</text:p>
          </table:table-cell>
          <table:table-cell office:value-type="float" office:value="0" calcext:value-type="float">
            <text:p>0</text:p>
          </table:table-cell>
          <table:table-cell office:value-type="float" office:value="1684061" calcext:value-type="float">
            <text:p>1684061</text:p>
          </table:table-cell>
          <table:table-cell office:value-type="float" office:value="519383" calcext:value-type="float">
            <text:p>519383</text:p>
          </table:table-cell>
          <table:table-cell office:value-type="string" calcext:value-type="string">
            <text:p>By the way you welcome:)</text:p>
          </table:table-cell>
          <table:table-cell/>
        </table:table-row>
        <table:table-row table:style-name="ro1">
          <table:table-cell office:value-type="float" office:value="31251" calcext:value-type="float">
            <text:p>31251</text:p>
          </table:table-cell>
          <table:table-cell office:value-type="float" office:value="0" calcext:value-type="float">
            <text:p>0</text:p>
          </table:table-cell>
          <table:table-cell office:value-type="float" office:value="612686" calcext:value-type="float">
            <text:p>612686</text:p>
          </table:table-cell>
          <table:table-cell office:value-type="float" office:value="183019" calcext:value-type="float">
            <text:p>183019</text:p>
          </table:table-cell>
          <table:table-cell office:value-type="string" calcext:value-type="string">
            <text:p>[[@86023]] please let me know which place you wanna visit.. goa and doodh sagar you can visit now actually now its a <text:s/>off season but bit temp increased from last sunday, however evenings are very pleasent now?</text:p>
          </table:table-cell>
          <table:table-cell/>
        </table:table-row>
        <table:table-row table:style-name="ro1">
          <table:table-cell office:value-type="float" office:value="33595" calcext:value-type="float">
            <text:p>33595</text:p>
          </table:table-cell>
          <table:table-cell office:value-type="float" office:value="0" calcext:value-type="float">
            <text:p>0</text:p>
          </table:table-cell>
          <table:table-cell office:value-type="float" office:value="622112" calcext:value-type="float">
            <text:p>622112</text:p>
          </table:table-cell>
          <table:table-cell office:value-type="float" office:value="86191" calcext:value-type="float">
            <text:p>86191</text:p>
          </table:table-cell>
          <table:table-cell office:value-type="string" calcext:value-type="string">
            <text:p>?nice!</text:p>
          </table:table-cell>
          <table:table-cell/>
        </table:table-row>
        <table:table-row table:style-name="ro1">
          <table:table-cell office:value-type="float" office:value="66914" calcext:value-type="float">
            <text:p>66914</text:p>
          </table:table-cell>
          <table:table-cell office:value-type="float" office:value="0" calcext:value-type="float">
            <text:p>0</text:p>
          </table:table-cell>
          <table:table-cell office:value-type="float" office:value="693194" calcext:value-type="float">
            <text:p>693194</text:p>
          </table:table-cell>
          <table:table-cell office:value-type="float" office:value="88369" calcext:value-type="float">
            <text:p>88369</text:p>
          </table:table-cell>
          <table:table-cell office:value-type="string" calcext:value-type="string">
            <text:p>Your title is my new catchphrase!</text:p>
          </table:table-cell>
          <table:table-cell/>
        </table:table-row>
        <table:table-row table:style-name="ro1">
          <table:table-cell office:value-type="float" office:value="162647" calcext:value-type="float">
            <text:p>162647</text:p>
          </table:table-cell>
          <table:table-cell office:value-type="float" office:value="0" calcext:value-type="float">
            <text:p>0</text:p>
          </table:table-cell>
          <table:table-cell office:value-type="float" office:value="924734" calcext:value-type="float">
            <text:p>924734</text:p>
          </table:table-cell>
          <table:table-cell office:value-type="float" office:value="80280" calcext:value-type="float">
            <text:p>80280</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63094" calcext:value-type="float">
            <text:p>263094</text:p>
          </table:table-cell>
          <table:table-cell office:value-type="float" office:value="0" calcext:value-type="float">
            <text:p>0</text:p>
          </table:table-cell>
          <table:table-cell office:value-type="float" office:value="1370348" calcext:value-type="float">
            <text:p>1370348</text:p>
          </table:table-cell>
          <table:table-cell office:value-type="float" office:value="77935" calcext:value-type="float">
            <text:p>77935</text:p>
          </table:table-cell>
          <table:table-cell office:value-type="string" calcext:value-type="string">
            <text:p>Amazing trail</text:p>
          </table:table-cell>
          <table:table-cell/>
        </table:table-row>
        <table:table-row table:style-name="ro1">
          <table:table-cell office:value-type="float" office:value="271893" calcext:value-type="float">
            <text:p>271893</text:p>
          </table:table-cell>
          <table:table-cell office:value-type="float" office:value="0" calcext:value-type="float">
            <text:p>0</text:p>
          </table:table-cell>
          <table:table-cell office:value-type="float" office:value="1420340" calcext:value-type="float">
            <text:p>1420340</text:p>
          </table:table-cell>
          <table:table-cell office:value-type="float" office:value="135879" calcext:value-type="float">
            <text:p>135879</text:p>
          </table:table-cell>
          <table:table-cell office:value-type="string" calcext:value-type="string">
            <text:p>I love the wordplay in your title!</text:p>
          </table:table-cell>
          <table:table-cell/>
        </table:table-row>
        <table:table-row table:style-name="ro1">
          <table:table-cell office:value-type="float" office:value="283785" calcext:value-type="float">
            <text:p>283785</text:p>
          </table:table-cell>
          <table:table-cell office:value-type="float" office:value="0" calcext:value-type="float">
            <text:p>0</text:p>
          </table:table-cell>
          <table:table-cell office:value-type="float" office:value="1155563" calcext:value-type="float">
            <text:p>1155563</text:p>
          </table:table-cell>
          <table:table-cell office:value-type="float" office:value="457619" calcext:value-type="float">
            <text:p>457619</text:p>
          </table:table-cell>
          <table:table-cell office:value-type="string" calcext:value-type="string">
            <text:p>One of the best</text:p>
          </table:table-cell>
          <table:table-cell/>
        </table:table-row>
        <table:table-row table:style-name="ro1">
          <table:table-cell office:value-type="float" office:value="284651" calcext:value-type="float">
            <text:p>284651</text:p>
          </table:table-cell>
          <table:table-cell office:value-type="float" office:value="0" calcext:value-type="float">
            <text:p>0</text:p>
          </table:table-cell>
          <table:table-cell office:value-type="float" office:value="1486345" calcext:value-type="float">
            <text:p>1486345</text:p>
          </table:table-cell>
          <table:table-cell office:value-type="float" office:value="442050" calcext:value-type="float">
            <text:p>442050</text:p>
          </table:table-cell>
          <table:table-cell office:value-type="string" calcext:value-type="string">
            <text:p>[[@1]]</text:p>
          </table:table-cell>
          <table:table-cell/>
        </table:table-row>
        <table:table-row table:style-name="ro1">
          <table:table-cell office:value-type="float" office:value="285383" calcext:value-type="float">
            <text:p>285383</text:p>
          </table:table-cell>
          <table:table-cell office:value-type="float" office:value="0" calcext:value-type="float">
            <text:p>0</text:p>
          </table:table-cell>
          <table:table-cell office:value-type="float" office:value="1500544" calcext:value-type="float">
            <text:p>1500544</text:p>
          </table:table-cell>
          <table:table-cell office:value-type="float" office:value="86309" calcext:value-type="float">
            <text:p>86309</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367689" calcext:value-type="float">
            <text:p>367689</text:p>
          </table:table-cell>
          <table:table-cell office:value-type="float" office:value="0" calcext:value-type="float">
            <text:p>0</text:p>
          </table:table-cell>
          <table:table-cell office:value-type="float" office:value="2150259" calcext:value-type="float">
            <text:p>2150259</text:p>
          </table:table-cell>
          <table:table-cell office:value-type="float" office:value="678818" calcext:value-type="float">
            <text:p>678818</text:p>
          </table:table-cell>
          <table:table-cell office:value-type="string" calcext:value-type="string">
            <text:p>This is the midway in between <text:s/>jammu tawi <text:s/>to patnitop</text:p>
          </table:table-cell>
          <table:table-cell/>
        </table:table-row>
        <table:table-row table:style-name="ro1">
          <table:table-cell office:value-type="float" office:value="452610" calcext:value-type="float">
            <text:p>452610</text:p>
          </table:table-cell>
          <table:table-cell office:value-type="float" office:value="0" calcext:value-type="float">
            <text:p>0</text:p>
          </table:table-cell>
          <table:table-cell office:value-type="float" office:value="2535470" calcext:value-type="float">
            <text:p>2535470</text:p>
          </table:table-cell>
          <table:table-cell office:value-type="float" office:value="1967376" calcext:value-type="float">
            <text:p>1967376</text:p>
          </table:table-cell>
          <table:table-cell office:value-type="string" calcext:value-type="string">
            <text:p>Kdk</text:p>
          </table:table-cell>
          <table:table-cell/>
        </table:table-row>
        <table:table-row table:style-name="ro1">
          <table:table-cell office:value-type="float" office:value="19091" calcext:value-type="float">
            <text:p>19091</text:p>
          </table:table-cell>
          <table:table-cell office:value-type="float" office:value="0" calcext:value-type="float">
            <text:p>0</text:p>
          </table:table-cell>
          <table:table-cell office:value-type="float" office:value="580935" calcext:value-type="float">
            <text:p>580935</text:p>
          </table:table-cell>
          <table:table-cell office:value-type="float" office:value="173248" calcext:value-type="float">
            <text:p>173248</text:p>
          </table:table-cell>
          <table:table-cell office:value-type="string" calcext:value-type="string">
            <text:p>Adding video would surely make your trails more amazing..so go ahead and explore.?</text:p>
          </table:table-cell>
          <table:table-cell/>
        </table:table-row>
        <table:table-row table:style-name="ro1">
          <table:table-cell office:value-type="float" office:value="71103" calcext:value-type="float">
            <text:p>71103</text:p>
          </table:table-cell>
          <table:table-cell office:value-type="float" office:value="0" calcext:value-type="float">
            <text:p>0</text:p>
          </table:table-cell>
          <table:table-cell office:value-type="float" office:value="708821" calcext:value-type="float">
            <text:p>708821</text:p>
          </table:table-cell>
          <table:table-cell office:value-type="float" office:value="80118" calcext:value-type="float">
            <text:p>80118</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75039" calcext:value-type="float">
            <text:p>75039</text:p>
          </table:table-cell>
          <table:table-cell office:value-type="float" office:value="0" calcext:value-type="float">
            <text:p>0</text:p>
          </table:table-cell>
          <table:table-cell office:value-type="float" office:value="492679" calcext:value-type="float">
            <text:p>492679</text:p>
          </table:table-cell>
          <table:table-cell office:value-type="float" office:value="79161" calcext:value-type="float">
            <text:p>79161</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22726" calcext:value-type="float">
            <text:p>122726</text:p>
          </table:table-cell>
          <table:table-cell office:value-type="float" office:value="0" calcext:value-type="float">
            <text:p>0</text:p>
          </table:table-cell>
          <table:table-cell office:value-type="float" office:value="822548" calcext:value-type="float">
            <text:p>822548</text:p>
          </table:table-cell>
          <table:table-cell office:value-type="float" office:value="79314" calcext:value-type="float">
            <text:p>79314</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172153" calcext:value-type="float">
            <text:p>172153</text:p>
          </table:table-cell>
          <table:table-cell office:value-type="float" office:value="0" calcext:value-type="float">
            <text:p>0</text:p>
          </table:table-cell>
          <table:table-cell office:value-type="float" office:value="952903" calcext:value-type="float">
            <text:p>952903</text:p>
          </table:table-cell>
          <table:table-cell office:value-type="float" office:value="286795" calcext:value-type="float">
            <text:p>286795</text:p>
          </table:table-cell>
          <table:table-cell office:value-type="string" calcext:value-type="string">
            <text:p>?</text:p>
          </table:table-cell>
          <table:table-cell/>
        </table:table-row>
        <table:table-row table:style-name="ro1">
          <table:table-cell office:value-type="float" office:value="190106" calcext:value-type="float">
            <text:p>190106</text:p>
          </table:table-cell>
          <table:table-cell office:value-type="float" office:value="0" calcext:value-type="float">
            <text:p>0</text:p>
          </table:table-cell>
          <table:table-cell office:value-type="float" office:value="988271" calcext:value-type="float">
            <text:p>988271</text:p>
          </table:table-cell>
          <table:table-cell office:value-type="float" office:value="81489" calcext:value-type="float">
            <text:p>81489</text:p>
          </table:table-cell>
          <table:table-cell office:value-type="string" calcext:value-type="string">
            <text:p>Wow! that's such a cool title! but the images were so blurry!</text:p>
          </table:table-cell>
          <table:table-cell/>
        </table:table-row>
        <table:table-row table:style-name="ro1">
          <table:table-cell office:value-type="float" office:value="203355" calcext:value-type="float">
            <text:p>203355</text:p>
          </table:table-cell>
          <table:table-cell office:value-type="float" office:value="0" calcext:value-type="float">
            <text:p>0</text:p>
          </table:table-cell>
          <table:table-cell office:value-type="float" office:value="1054068" calcext:value-type="float">
            <text:p>1054068</text:p>
          </table:table-cell>
          <table:table-cell office:value-type="float" office:value="77425" calcext:value-type="float">
            <text:p>77425</text:p>
          </table:table-cell>
          <table:table-cell office:value-type="string" calcext:value-type="string">
            <text:p>Chaa gaye tum toh</text:p>
          </table:table-cell>
          <table:table-cell/>
        </table:table-row>
        <table:table-row table:style-name="ro1">
          <table:table-cell office:value-type="float" office:value="235196" calcext:value-type="float">
            <text:p>235196</text:p>
          </table:table-cell>
          <table:table-cell office:value-type="float" office:value="0" calcext:value-type="float">
            <text:p>0</text:p>
          </table:table-cell>
          <table:table-cell office:value-type="float" office:value="1186701" calcext:value-type="float">
            <text:p>1186701</text:p>
          </table:table-cell>
          <table:table-cell office:value-type="float" office:value="356906" calcext:value-type="float">
            <text:p>356906</text:p>
          </table:table-cell>
          <table:table-cell office:value-type="string" calcext:value-type="string">
            <text:p>Yes I will share them in a while</text:p>
          </table:table-cell>
          <table:table-cell/>
        </table:table-row>
        <table:table-row table:style-name="ro1">
          <table:table-cell office:value-type="float" office:value="313904" calcext:value-type="float">
            <text:p>313904</text:p>
          </table:table-cell>
          <table:table-cell office:value-type="float" office:value="1226218" calcext:value-type="float">
            <text:p>1226218</text:p>
          </table:table-cell>
          <table:table-cell office:value-type="float" office:value="0" calcext:value-type="float">
            <text:p>0</text:p>
          </table:table-cell>
          <table:table-cell office:value-type="float" office:value="507725" calcext:value-type="float">
            <text:p>507725</text:p>
          </table:table-cell>
          <table:table-cell office:value-type="string" calcext:value-type="string">
            <text:p>How did you book your flight tickets ?</text:p>
          </table:table-cell>
          <table:table-cell/>
        </table:table-row>
        <table:table-row table:style-name="ro1">
          <table:table-cell office:value-type="float" office:value="451339" calcext:value-type="float">
            <text:p>451339</text:p>
          </table:table-cell>
          <table:table-cell office:value-type="float" office:value="0" calcext:value-type="float">
            <text:p>0</text:p>
          </table:table-cell>
          <table:table-cell office:value-type="float" office:value="2337161" calcext:value-type="float">
            <text:p>2337161</text:p>
          </table:table-cell>
          <table:table-cell office:value-type="float" office:value="1842011" calcext:value-type="float">
            <text:p>1842011</text:p>
          </table:table-cell>
          <table:table-cell office:value-type="string" calcext:value-type="string">
            <text:p>Very sexy your fingers?</text:p>
          </table:table-cell>
          <table:table-cell/>
        </table:table-row>
        <table:table-row table:style-name="ro1">
          <table:table-cell office:value-type="float" office:value="8350" calcext:value-type="float">
            <text:p>8350</text:p>
          </table:table-cell>
          <table:table-cell office:value-type="float" office:value="0" calcext:value-type="float">
            <text:p>0</text:p>
          </table:table-cell>
          <table:table-cell office:value-type="float" office:value="18899" calcext:value-type="float">
            <text:p>18899</text:p>
          </table:table-cell>
          <table:table-cell office:value-type="float" office:value="5358" calcext:value-type="float">
            <text:p>5358</text:p>
          </table:table-cell>
          <table:table-cell office:value-type="float" office:value="2" calcext:value-type="float">
            <text:p>2</text:p>
          </table:table-cell>
          <table:table-cell/>
        </table:table-row>
        <table:table-row table:style-name="ro1">
          <table:table-cell office:value-type="float" office:value="11874" calcext:value-type="float">
            <text:p>11874</text:p>
          </table:table-cell>
          <table:table-cell office:value-type="float" office:value="0" calcext:value-type="float">
            <text:p>0</text:p>
          </table:table-cell>
          <table:table-cell office:value-type="float" office:value="438273" calcext:value-type="float">
            <text:p>438273</text:p>
          </table:table-cell>
          <table:table-cell office:value-type="float" office:value="122916" calcext:value-type="float">
            <text:p>122916</text:p>
          </table:table-cell>
          <table:table-cell office:value-type="string" calcext:value-type="string">
            <text:p>[[@1]]</text:p>
          </table:table-cell>
          <table:table-cell/>
        </table:table-row>
        <table:table-row table:style-name="ro1">
          <table:table-cell office:value-type="float" office:value="29292" calcext:value-type="float">
            <text:p>29292</text:p>
          </table:table-cell>
          <table:table-cell office:value-type="float" office:value="0" calcext:value-type="float">
            <text:p>0</text:p>
          </table:table-cell>
          <table:table-cell office:value-type="float" office:value="609930" calcext:value-type="float">
            <text:p>609930</text:p>
          </table:table-cell>
          <table:table-cell office:value-type="float" office:value="180242" calcext:value-type="float">
            <text:p>180242</text:p>
          </table:table-cell>
          <table:table-cell office:value-type="string" calcext:value-type="string">
            <text:p>[[@81244]] it's my first thanks for your feedback</text:p>
          </table:table-cell>
          <table:table-cell/>
        </table:table-row>
        <table:table-row table:style-name="ro1">
          <table:table-cell office:value-type="float" office:value="46985" calcext:value-type="float">
            <text:p>46985</text:p>
          </table:table-cell>
          <table:table-cell office:value-type="float" office:value="0" calcext:value-type="float">
            <text:p>0</text:p>
          </table:table-cell>
          <table:table-cell office:value-type="float" office:value="649915" calcext:value-type="float">
            <text:p>649915</text:p>
          </table:table-cell>
          <table:table-cell office:value-type="float" office:value="78122" calcext:value-type="float">
            <text:p>78122</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48534" calcext:value-type="float">
            <text:p>48534</text:p>
          </table:table-cell>
          <table:table-cell office:value-type="float" office:value="0" calcext:value-type="float">
            <text:p>0</text:p>
          </table:table-cell>
          <table:table-cell office:value-type="float" office:value="651646" calcext:value-type="float">
            <text:p>651646</text:p>
          </table:table-cell>
          <table:table-cell office:value-type="float" office:value="81633" calcext:value-type="float">
            <text:p>81633</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62849" calcext:value-type="float">
            <text:p>62849</text:p>
          </table:table-cell>
          <table:table-cell office:value-type="float" office:value="0" calcext:value-type="float">
            <text:p>0</text:p>
          </table:table-cell>
          <table:table-cell office:value-type="float" office:value="685279" calcext:value-type="float">
            <text:p>685279</text:p>
          </table:table-cell>
          <table:table-cell office:value-type="float" office:value="84295" calcext:value-type="float">
            <text:p>84295</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88033" calcext:value-type="float">
            <text:p>88033</text:p>
          </table:table-cell>
          <table:table-cell office:value-type="float" office:value="0" calcext:value-type="float">
            <text:p>0</text:p>
          </table:table-cell>
          <table:table-cell office:value-type="float" office:value="735434" calcext:value-type="float">
            <text:p>735434</text:p>
          </table:table-cell>
          <table:table-cell office:value-type="float" office:value="42533" calcext:value-type="float">
            <text:p>42533</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162594" calcext:value-type="float">
            <text:p>162594</text:p>
          </table:table-cell>
          <table:table-cell office:value-type="float" office:value="0" calcext:value-type="float">
            <text:p>0</text:p>
          </table:table-cell>
          <table:table-cell office:value-type="float" office:value="923081" calcext:value-type="float">
            <text:p>923081</text:p>
          </table:table-cell>
          <table:table-cell office:value-type="float" office:value="83348" calcext:value-type="float">
            <text:p>83348</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65938" calcext:value-type="float">
            <text:p>165938</text:p>
          </table:table-cell>
          <table:table-cell office:value-type="float" office:value="0" calcext:value-type="float">
            <text:p>0</text:p>
          </table:table-cell>
          <table:table-cell office:value-type="float" office:value="935154" calcext:value-type="float">
            <text:p>935154</text:p>
          </table:table-cell>
          <table:table-cell office:value-type="float" office:value="39616" calcext:value-type="float">
            <text:p>39616</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316939" calcext:value-type="float">
            <text:p>316939</text:p>
          </table:table-cell>
          <table:table-cell office:value-type="float" office:value="635242" calcext:value-type="float">
            <text:p>635242</text:p>
          </table:table-cell>
          <table:table-cell office:value-type="float" office:value="0" calcext:value-type="float">
            <text:p>0</text:p>
          </table:table-cell>
          <table:table-cell office:value-type="float" office:value="157602" calcext:value-type="float">
            <text:p>157602</text:p>
          </table:table-cell>
          <table:table-cell office:value-type="string" calcext:value-type="string">
            <text:p>Thanks</text:p>
          </table:table-cell>
          <table:table-cell/>
        </table:table-row>
        <table:table-row table:style-name="ro1">
          <table:table-cell office:value-type="float" office:value="381292" calcext:value-type="float">
            <text:p>381292</text:p>
          </table:table-cell>
          <table:table-cell office:value-type="float" office:value="0" calcext:value-type="float">
            <text:p>0</text:p>
          </table:table-cell>
          <table:table-cell office:value-type="float" office:value="2191709" calcext:value-type="float">
            <text:p>2191709</text:p>
          </table:table-cell>
          <table:table-cell office:value-type="float" office:value="188128" calcext:value-type="float">
            <text:p>188128</text:p>
          </table:table-cell>
          <table:table-cell office:value-type="string" calcext:value-type="string">
            <text:p>Hi mukesh</text:p>
          </table:table-cell>
          <table:table-cell/>
        </table:table-row>
        <table:table-row table:style-name="ro1">
          <table:table-cell office:value-type="float" office:value="21676" calcext:value-type="float">
            <text:p>21676</text:p>
          </table:table-cell>
          <table:table-cell office:value-type="float" office:value="0" calcext:value-type="float">
            <text:p>0</text:p>
          </table:table-cell>
          <table:table-cell office:value-type="float" office:value="592615" calcext:value-type="float">
            <text:p>592615</text:p>
          </table:table-cell>
          <table:table-cell office:value-type="float" office:value="83131" calcext:value-type="float">
            <text:p>83131</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51715" calcext:value-type="float">
            <text:p>51715</text:p>
          </table:table-cell>
          <table:table-cell office:value-type="float" office:value="0" calcext:value-type="float">
            <text:p>0</text:p>
          </table:table-cell>
          <table:table-cell office:value-type="float" office:value="660682" calcext:value-type="float">
            <text:p>660682</text:p>
          </table:table-cell>
          <table:table-cell office:value-type="float" office:value="19841" calcext:value-type="float">
            <text:p>19841</text:p>
          </table:table-cell>
          <table:table-cell office:value-type="string" calcext:value-type="string">
            <text:p>Incredible ❤️</text:p>
          </table:table-cell>
          <table:table-cell/>
        </table:table-row>
        <table:table-row table:style-name="ro1">
          <table:table-cell office:value-type="float" office:value="95991" calcext:value-type="float">
            <text:p>95991</text:p>
          </table:table-cell>
          <table:table-cell office:value-type="float" office:value="0" calcext:value-type="float">
            <text:p>0</text:p>
          </table:table-cell>
          <table:table-cell office:value-type="float" office:value="753395" calcext:value-type="float">
            <text:p>753395</text:p>
          </table:table-cell>
          <table:table-cell office:value-type="float" office:value="201300" calcext:value-type="float">
            <text:p>201300</text:p>
          </table:table-cell>
          <table:table-cell office:value-type="string" calcext:value-type="string">
            <text:p>[[@1]]</text:p>
          </table:table-cell>
          <table:table-cell/>
        </table:table-row>
        <table:table-row table:style-name="ro1">
          <table:table-cell office:value-type="float" office:value="106940" calcext:value-type="float">
            <text:p>106940</text:p>
          </table:table-cell>
          <table:table-cell office:value-type="float" office:value="0" calcext:value-type="float">
            <text:p>0</text:p>
          </table:table-cell>
          <table:table-cell office:value-type="float" office:value="792081" calcext:value-type="float">
            <text:p>792081</text:p>
          </table:table-cell>
          <table:table-cell office:value-type="float" office:value="87241" calcext:value-type="float">
            <text:p>87241</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169421" calcext:value-type="float">
            <text:p>169421</text:p>
          </table:table-cell>
          <table:table-cell office:value-type="float" office:value="0" calcext:value-type="float">
            <text:p>0</text:p>
          </table:table-cell>
          <table:table-cell office:value-type="float" office:value="941841" calcext:value-type="float">
            <text:p>941841</text:p>
          </table:table-cell>
          <table:table-cell office:value-type="float" office:value="283366" calcext:value-type="float">
            <text:p>283366</text:p>
          </table:table-cell>
          <table:table-cell office:value-type="string" calcext:value-type="string">
            <text:p>@photoman.contact I would definitely need inputs and suggestions...</text:p>
          </table:table-cell>
          <table:table-cell/>
        </table:table-row>
        <table:table-row table:style-name="ro1">
          <table:table-cell office:value-type="float" office:value="186192" calcext:value-type="float">
            <text:p>186192</text:p>
          </table:table-cell>
          <table:table-cell office:value-type="float" office:value="0" calcext:value-type="float">
            <text:p>0</text:p>
          </table:table-cell>
          <table:table-cell office:value-type="float" office:value="723812" calcext:value-type="float">
            <text:p>723812</text:p>
          </table:table-cell>
          <table:table-cell office:value-type="float" office:value="294054" calcext:value-type="float">
            <text:p>294054</text:p>
          </table:table-cell>
          <table:table-cell office:value-type="string" calcext:value-type="string">
            <text:p>Just loved your post...even I am planning to visit Thailand this year...</text:p>
          </table:table-cell>
          <table:table-cell/>
        </table:table-row>
        <table:table-row table:style-name="ro1">
          <table:table-cell office:value-type="float" office:value="193591" calcext:value-type="float">
            <text:p>193591</text:p>
          </table:table-cell>
          <table:table-cell office:value-type="float" office:value="0" calcext:value-type="float">
            <text:p>0</text:p>
          </table:table-cell>
          <table:table-cell office:value-type="float" office:value="999676" calcext:value-type="float">
            <text:p>999676</text:p>
          </table:table-cell>
          <table:table-cell office:value-type="float" office:value="83845" calcext:value-type="float">
            <text:p>83845</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03954" calcext:value-type="float">
            <text:p>203954</text:p>
          </table:table-cell>
          <table:table-cell office:value-type="float" office:value="0" calcext:value-type="float">
            <text:p>0</text:p>
          </table:table-cell>
          <table:table-cell office:value-type="float" office:value="1036110" calcext:value-type="float">
            <text:p>1036110</text:p>
          </table:table-cell>
          <table:table-cell office:value-type="float" office:value="86179" calcext:value-type="float">
            <text:p>86179</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67826" calcext:value-type="float">
            <text:p>267826</text:p>
          </table:table-cell>
          <table:table-cell office:value-type="float" office:value="0" calcext:value-type="float">
            <text:p>0</text:p>
          </table:table-cell>
          <table:table-cell office:value-type="float" office:value="1394794" calcext:value-type="float">
            <text:p>1394794</text:p>
          </table:table-cell>
          <table:table-cell office:value-type="float" office:value="428212" calcext:value-type="float">
            <text:p>428212</text:p>
          </table:table-cell>
          <table:table-cell office:value-type="string" calcext:value-type="string">
            <text:p>[[@76719]] Yep!!!!</text:p>
          </table:table-cell>
          <table:table-cell/>
        </table:table-row>
        <table:table-row table:style-name="ro1">
          <table:table-cell office:value-type="float" office:value="454949" calcext:value-type="float">
            <text:p>454949</text:p>
          </table:table-cell>
          <table:table-cell office:value-type="float" office:value="0" calcext:value-type="float">
            <text:p>0</text:p>
          </table:table-cell>
          <table:table-cell office:value-type="float" office:value="2267061" calcext:value-type="float">
            <text:p>2267061</text:p>
          </table:table-cell>
          <table:table-cell office:value-type="float" office:value="2015278" calcext:value-type="float">
            <text:p>2015278</text:p>
          </table:table-cell>
          <table:table-cell office:value-type="string" calcext:value-type="string">
            <text:p>Hey, I found this interesting trail - "5 मिनट में अस्तव्यस्त से सुन्दर कैसे बनें!" on trell. Check it out here: https://trell.co/trail/5-2242297b5eb3/share/?utm_source=facebook</text:p>
          </table:table-cell>
          <table:table-cell/>
        </table:table-row>
        <table:table-row table:style-name="ro1">
          <table:table-cell office:value-type="float" office:value="456458" calcext:value-type="float">
            <text:p>456458</text:p>
          </table:table-cell>
          <table:table-cell office:value-type="float" office:value="0" calcext:value-type="float">
            <text:p>0</text:p>
          </table:table-cell>
          <table:table-cell office:value-type="float" office:value="2288015" calcext:value-type="float">
            <text:p>2288015</text:p>
          </table:table-cell>
          <table:table-cell office:value-type="float" office:value="2084250" calcext:value-type="float">
            <text:p>2084250</text:p>
          </table:table-cell>
          <table:table-cell office:value-type="string" calcext:value-type="string">
            <text:p>Dksksk</text:p>
          </table:table-cell>
          <table:table-cell/>
        </table:table-row>
        <table:table-row table:style-name="ro1">
          <table:table-cell office:value-type="float" office:value="80155" calcext:value-type="float">
            <text:p>80155</text:p>
          </table:table-cell>
          <table:table-cell office:value-type="float" office:value="0" calcext:value-type="float">
            <text:p>0</text:p>
          </table:table-cell>
          <table:table-cell office:value-type="float" office:value="739207" calcext:value-type="float">
            <text:p>739207</text:p>
          </table:table-cell>
          <table:table-cell office:value-type="float" office:value="219489" calcext:value-type="float">
            <text:p>219489</text:p>
          </table:table-cell>
          <table:table-cell office:value-type="string" calcext:value-type="string">
            <text:p>[[@111921]].313 Thank you. Sure I'll definitely share my adventures......</text:p>
          </table:table-cell>
          <table:table-cell/>
        </table:table-row>
        <table:table-row table:style-name="ro1">
          <table:table-cell office:value-type="float" office:value="113629" calcext:value-type="float">
            <text:p>113629</text:p>
          </table:table-cell>
          <table:table-cell office:value-type="float" office:value="0" calcext:value-type="float">
            <text:p>0</text:p>
          </table:table-cell>
          <table:table-cell office:value-type="float" office:value="808129" calcext:value-type="float">
            <text:p>808129</text:p>
          </table:table-cell>
          <table:table-cell office:value-type="float" office:value="240340" calcext:value-type="float">
            <text:p>240340</text:p>
          </table:table-cell>
          <table:table-cell office:value-type="string" calcext:value-type="string">
            <text:p>[[@45876]] <text:s text:c="2"/>hello....we took a bus from Borivali. Shivneri. AC bus of government to dapoli and then auto 20 min to Burundi. <text:s text:c="2"/>Beat beaches n fish ..let me know if u need more information</text:p>
          </table:table-cell>
          <table:table-cell/>
        </table:table-row>
        <table:table-row table:style-name="ro1">
          <table:table-cell office:value-type="float" office:value="129325" calcext:value-type="float">
            <text:p>129325</text:p>
          </table:table-cell>
          <table:table-cell office:value-type="float" office:value="0" calcext:value-type="float">
            <text:p>0</text:p>
          </table:table-cell>
          <table:table-cell office:value-type="float" office:value="833021" calcext:value-type="float">
            <text:p>833021</text:p>
          </table:table-cell>
          <table:table-cell office:value-type="float" office:value="248537" calcext:value-type="float">
            <text:p>248537</text:p>
          </table:table-cell>
          <table:table-cell office:value-type="string" calcext:value-type="string">
            <text:p>[[@84390]] ya coz picture was taken by my cell.</text:p>
          </table:table-cell>
          <table:table-cell/>
        </table:table-row>
        <table:table-row table:style-name="ro1">
          <table:table-cell office:value-type="float" office:value="262606" calcext:value-type="float">
            <text:p>262606</text:p>
          </table:table-cell>
          <table:table-cell office:value-type="float" office:value="0" calcext:value-type="float">
            <text:p>0</text:p>
          </table:table-cell>
          <table:table-cell office:value-type="float" office:value="1364948" calcext:value-type="float">
            <text:p>1364948</text:p>
          </table:table-cell>
          <table:table-cell office:value-type="float" office:value="224839" calcext:value-type="float">
            <text:p>224839</text:p>
          </table:table-cell>
          <table:table-cell office:value-type="string" calcext:value-type="string">
            <text:p>[[@87300]] next adventure soon</text:p>
          </table:table-cell>
          <table:table-cell/>
        </table:table-row>
        <table:table-row table:style-name="ro1">
          <table:table-cell office:value-type="float" office:value="269736" calcext:value-type="float">
            <text:p>269736</text:p>
          </table:table-cell>
          <table:table-cell office:value-type="float" office:value="0" calcext:value-type="float">
            <text:p>0</text:p>
          </table:table-cell>
          <table:table-cell office:value-type="float" office:value="70350" calcext:value-type="float">
            <text:p>70350</text:p>
          </table:table-cell>
          <table:table-cell office:value-type="float" office:value="26082" calcext:value-type="float">
            <text:p>26082</text:p>
          </table:table-cell>
          <table:table-cell office:value-type="string" calcext:value-type="string">
            <text:p>Thanks a lot [[@82937]]</text:p>
          </table:table-cell>
          <table:table-cell/>
        </table:table-row>
        <table:table-row table:style-name="ro1">
          <table:table-cell office:value-type="float" office:value="301458" calcext:value-type="float">
            <text:p>301458</text:p>
          </table:table-cell>
          <table:table-cell office:value-type="float" office:value="0" calcext:value-type="float">
            <text:p>0</text:p>
          </table:table-cell>
          <table:table-cell office:value-type="float" office:value="1591983" calcext:value-type="float">
            <text:p>1591983</text:p>
          </table:table-cell>
          <table:table-cell office:value-type="float" office:value="490269" calcext:value-type="float">
            <text:p>490269</text:p>
          </table:table-cell>
          <table:table-cell office:value-type="string" calcext:value-type="string">
            <text:p>Gadai kal,belthangady!</text:p>
          </table:table-cell>
          <table:table-cell/>
        </table:table-row>
        <table:table-row table:style-name="ro1">
          <table:table-cell office:value-type="float" office:value="322019" calcext:value-type="float">
            <text:p>322019</text:p>
          </table:table-cell>
          <table:table-cell office:value-type="float" office:value="1184222" calcext:value-type="float">
            <text:p>1184222</text:p>
          </table:table-cell>
          <table:table-cell office:value-type="float" office:value="0" calcext:value-type="float">
            <text:p>0</text:p>
          </table:table-cell>
          <table:table-cell office:value-type="float" office:value="529141" calcext:value-type="float">
            <text:p>529141</text:p>
          </table:table-cell>
          <table:table-cell office:value-type="string" calcext:value-type="string">
            <text:p>Like the yoga....flow of positive energy in morning</text:p>
          </table:table-cell>
          <table:table-cell/>
        </table:table-row>
        <table:table-row table:style-name="ro1">
          <table:table-cell office:value-type="float" office:value="335826" calcext:value-type="float">
            <text:p>335826</text:p>
          </table:table-cell>
          <table:table-cell office:value-type="float" office:value="0" calcext:value-type="float">
            <text:p>0</text:p>
          </table:table-cell>
          <table:table-cell office:value-type="float" office:value="1608231" calcext:value-type="float">
            <text:p>1608231</text:p>
          </table:table-cell>
          <table:table-cell office:value-type="float" office:value="95794" calcext:value-type="float">
            <text:p>95794</text:p>
          </table:table-cell>
          <table:table-cell office:value-type="string" calcext:value-type="string">
            <text:p>[[@530467]] Thank you Manosmita.</text:p>
          </table:table-cell>
          <table:table-cell/>
        </table:table-row>
        <table:table-row table:style-name="ro1">
          <table:table-cell office:value-type="float" office:value="25545" calcext:value-type="float">
            <text:p>25545</text:p>
          </table:table-cell>
          <table:table-cell office:value-type="float" office:value="0" calcext:value-type="float">
            <text:p>0</text:p>
          </table:table-cell>
          <table:table-cell office:value-type="float" office:value="600845" calcext:value-type="float">
            <text:p>600845</text:p>
          </table:table-cell>
          <table:table-cell office:value-type="float" office:value="41258" calcext:value-type="float">
            <text:p>41258</text:p>
          </table:table-cell>
          <table:table-cell office:value-type="string" calcext:value-type="string">
            <text:p>Keep trelling ❤️❤️</text:p>
          </table:table-cell>
          <table:table-cell/>
        </table:table-row>
        <table:table-row table:style-name="ro1">
          <table:table-cell office:value-type="float" office:value="89895" calcext:value-type="float">
            <text:p>89895</text:p>
          </table:table-cell>
          <table:table-cell office:value-type="float" office:value="0" calcext:value-type="float">
            <text:p>0</text:p>
          </table:table-cell>
          <table:table-cell office:value-type="float" office:value="751268" calcext:value-type="float">
            <text:p>751268</text:p>
          </table:table-cell>
          <table:table-cell office:value-type="float" office:value="136530" calcext:value-type="float">
            <text:p>136530</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121469" calcext:value-type="float">
            <text:p>121469</text:p>
          </table:table-cell>
          <table:table-cell office:value-type="float" office:value="0" calcext:value-type="float">
            <text:p>0</text:p>
          </table:table-cell>
          <table:table-cell office:value-type="float" office:value="32378" calcext:value-type="float">
            <text:p>32378</text:p>
          </table:table-cell>
          <table:table-cell office:value-type="float" office:value="82191" calcext:value-type="float">
            <text:p>82191</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31069" calcext:value-type="float">
            <text:p>131069</text:p>
          </table:table-cell>
          <table:table-cell office:value-type="float" office:value="0" calcext:value-type="float">
            <text:p>0</text:p>
          </table:table-cell>
          <table:table-cell office:value-type="float" office:value="841703" calcext:value-type="float">
            <text:p>841703</text:p>
          </table:table-cell>
          <table:table-cell office:value-type="float" office:value="251243" calcext:value-type="float">
            <text:p>251243</text:p>
          </table:table-cell>
          <table:table-cell office:value-type="string" calcext:value-type="string">
            <text:p>Thanks all</text:p>
          </table:table-cell>
          <table:table-cell/>
        </table:table-row>
        <table:table-row table:style-name="ro1">
          <table:table-cell office:value-type="float" office:value="162557" calcext:value-type="float">
            <text:p>162557</text:p>
          </table:table-cell>
          <table:table-cell office:value-type="float" office:value="0" calcext:value-type="float">
            <text:p>0</text:p>
          </table:table-cell>
          <table:table-cell office:value-type="float" office:value="924009" calcext:value-type="float">
            <text:p>924009</text:p>
          </table:table-cell>
          <table:table-cell office:value-type="float" office:value="277711" calcext:value-type="float">
            <text:p>277711</text:p>
          </table:table-cell>
          <table:table-cell office:value-type="string" calcext:value-type="string">
            <text:p>[[@84810]] will come up with few more pictures soon</text:p>
          </table:table-cell>
          <table:table-cell/>
        </table:table-row>
        <table:table-row table:style-name="ro1">
          <table:table-cell office:value-type="float" office:value="181783" calcext:value-type="float">
            <text:p>181783</text:p>
          </table:table-cell>
          <table:table-cell office:value-type="float" office:value="0" calcext:value-type="float">
            <text:p>0</text:p>
          </table:table-cell>
          <table:table-cell office:value-type="float" office:value="93425" calcext:value-type="float">
            <text:p>93425</text:p>
          </table:table-cell>
          <table:table-cell office:value-type="float" office:value="84358" calcext:value-type="float">
            <text:p>84358</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95547" calcext:value-type="float">
            <text:p>195547</text:p>
          </table:table-cell>
          <table:table-cell office:value-type="float" office:value="0" calcext:value-type="float">
            <text:p>0</text:p>
          </table:table-cell>
          <table:table-cell office:value-type="float" office:value="1012687" calcext:value-type="float">
            <text:p>1012687</text:p>
          </table:table-cell>
          <table:table-cell office:value-type="float" office:value="77514" calcext:value-type="float">
            <text:p>77514</text:p>
          </table:table-cell>
          <table:table-cell office:value-type="string" calcext:value-type="string">
            <text:p>This trail got me searching for railway tickets! so inspiring!</text:p>
          </table:table-cell>
          <table:table-cell/>
        </table:table-row>
        <table:table-row table:style-name="ro1">
          <table:table-cell office:value-type="float" office:value="223123" calcext:value-type="float">
            <text:p>223123</text:p>
          </table:table-cell>
          <table:table-cell office:value-type="float" office:value="0" calcext:value-type="float">
            <text:p>0</text:p>
          </table:table-cell>
          <table:table-cell office:value-type="float" office:value="1148798" calcext:value-type="float">
            <text:p>1148798</text:p>
          </table:table-cell>
          <table:table-cell office:value-type="float" office:value="79675" calcext:value-type="float">
            <text:p>79675</text:p>
          </table:table-cell>
          <table:table-cell office:value-type="string" calcext:value-type="string">
            <text:p>Super se bhi uper!</text:p>
          </table:table-cell>
          <table:table-cell/>
        </table:table-row>
        <table:table-row table:style-name="ro1">
          <table:table-cell office:value-type="float" office:value="244176" calcext:value-type="float">
            <text:p>244176</text:p>
          </table:table-cell>
          <table:table-cell office:value-type="float" office:value="0" calcext:value-type="float">
            <text:p>0</text:p>
          </table:table-cell>
          <table:table-cell office:value-type="float" office:value="1224371" calcext:value-type="float">
            <text:p>1224371</text:p>
          </table:table-cell>
          <table:table-cell office:value-type="float" office:value="40998" calcext:value-type="float">
            <text:p>40998</text:p>
          </table:table-cell>
          <table:table-cell office:value-type="string" calcext:value-type="string">
            <text:p>The images in your trail are so amazing and clear!</text:p>
          </table:table-cell>
          <table:table-cell/>
        </table:table-row>
        <table:table-row table:style-name="ro1">
          <table:table-cell office:value-type="float" office:value="255688" calcext:value-type="float">
            <text:p>255688</text:p>
          </table:table-cell>
          <table:table-cell office:value-type="float" office:value="870773" calcext:value-type="float">
            <text:p>870773</text:p>
          </table:table-cell>
          <table:table-cell office:value-type="float" office:value="0" calcext:value-type="float">
            <text:p>0</text:p>
          </table:table-cell>
          <table:table-cell office:value-type="float" office:value="391967" calcext:value-type="float">
            <text:p>391967</text:p>
          </table:table-cell>
          <table:table-cell office:value-type="string" calcext:value-type="string">
            <text:p>daamnnn</text:p>
          </table:table-cell>
          <table:table-cell/>
        </table:table-row>
        <table:table-row table:style-name="ro1">
          <table:table-cell office:value-type="float" office:value="283242" calcext:value-type="float">
            <text:p>283242</text:p>
          </table:table-cell>
          <table:table-cell office:value-type="float" office:value="0" calcext:value-type="float">
            <text:p>0</text:p>
          </table:table-cell>
          <table:table-cell office:value-type="float" office:value="1490036" calcext:value-type="float">
            <text:p>1490036</text:p>
          </table:table-cell>
          <table:table-cell office:value-type="float" office:value="82788" calcext:value-type="float">
            <text:p>82788</text:p>
          </table:table-cell>
          <table:table-cell office:value-type="string" calcext:value-type="string">
            <text:p>can't wait to read about your next adventure</text:p>
          </table:table-cell>
          <table:table-cell/>
        </table:table-row>
        <table:table-row table:style-name="ro1">
          <table:table-cell office:value-type="float" office:value="386900" calcext:value-type="float">
            <text:p>386900</text:p>
          </table:table-cell>
          <table:table-cell office:value-type="float" office:value="0" calcext:value-type="float">
            <text:p>0</text:p>
          </table:table-cell>
          <table:table-cell office:value-type="float" office:value="1149959" calcext:value-type="float">
            <text:p>1149959</text:p>
          </table:table-cell>
          <table:table-cell office:value-type="float" office:value="891720" calcext:value-type="float">
            <text:p>891720</text:p>
          </table:table-cell>
          <table:table-cell office:value-type="string" calcext:value-type="string">
            <text:p>Eek no..What's your next...</text:p>
          </table:table-cell>
          <table:table-cell/>
        </table:table-row>
        <table:table-row table:style-name="ro1">
          <table:table-cell office:value-type="float" office:value="43984" calcext:value-type="float">
            <text:p>43984</text:p>
          </table:table-cell>
          <table:table-cell office:value-type="float" office:value="0" calcext:value-type="float">
            <text:p>0</text:p>
          </table:table-cell>
          <table:table-cell office:value-type="float" office:value="643239" calcext:value-type="float">
            <text:p>643239</text:p>
          </table:table-cell>
          <table:table-cell office:value-type="float" office:value="192217" calcext:value-type="float">
            <text:p>192217</text:p>
          </table:table-cell>
          <table:table-cell office:value-type="string" calcext:value-type="string">
            <text:p>Thank you ?❤️</text:p>
          </table:table-cell>
          <table:table-cell/>
        </table:table-row>
        <table:table-row table:style-name="ro1">
          <table:table-cell office:value-type="float" office:value="73104" calcext:value-type="float">
            <text:p>73104</text:p>
          </table:table-cell>
          <table:table-cell office:value-type="float" office:value="0" calcext:value-type="float">
            <text:p>0</text:p>
          </table:table-cell>
          <table:table-cell office:value-type="float" office:value="712304" calcext:value-type="float">
            <text:p>712304</text:p>
          </table:table-cell>
          <table:table-cell office:value-type="float" office:value="212052" calcext:value-type="float">
            <text:p>212052</text:p>
          </table:table-cell>
          <table:table-cell office:value-type="string" calcext:value-type="string">
            <text:p>[[@48455]] it's on Agra Mathura highway nearby a bird sanctuary is also there</text:p>
          </table:table-cell>
          <table:table-cell/>
        </table:table-row>
        <table:table-row table:style-name="ro1">
          <table:table-cell office:value-type="float" office:value="100810" calcext:value-type="float">
            <text:p>100810</text:p>
          </table:table-cell>
          <table:table-cell office:value-type="float" office:value="0" calcext:value-type="float">
            <text:p>0</text:p>
          </table:table-cell>
          <table:table-cell office:value-type="float" office:value="5224" calcext:value-type="float">
            <text:p>5224</text:p>
          </table:table-cell>
          <table:table-cell office:value-type="float" office:value="1511" calcext:value-type="float">
            <text:p>1511</text:p>
          </table:table-cell>
          <table:table-cell office:value-type="string" calcext:value-type="string">
            <text:p>Sooner [[@81117]]</text:p>
          </table:table-cell>
          <table:table-cell/>
        </table:table-row>
        <table:table-row table:style-name="ro1">
          <table:table-cell office:value-type="float" office:value="206329" calcext:value-type="float">
            <text:p>206329</text:p>
          </table:table-cell>
          <table:table-cell office:value-type="float" office:value="0" calcext:value-type="float">
            <text:p>0</text:p>
          </table:table-cell>
          <table:table-cell office:value-type="float" office:value="1063581" calcext:value-type="float">
            <text:p>1063581</text:p>
          </table:table-cell>
          <table:table-cell office:value-type="float" office:value="48920" calcext:value-type="float">
            <text:p>48920</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217657" calcext:value-type="float">
            <text:p>217657</text:p>
          </table:table-cell>
          <table:table-cell office:value-type="float" office:value="0" calcext:value-type="float">
            <text:p>0</text:p>
          </table:table-cell>
          <table:table-cell office:value-type="float" office:value="1119096" calcext:value-type="float">
            <text:p>1119096</text:p>
          </table:table-cell>
          <table:table-cell office:value-type="float" office:value="40456" calcext:value-type="float">
            <text:p>40456</text:p>
          </table:table-cell>
          <table:table-cell office:value-type="string" calcext:value-type="string">
            <text:p>This trail is ingenious! brilliant work!</text:p>
          </table:table-cell>
          <table:table-cell/>
        </table:table-row>
        <table:table-row table:style-name="ro1">
          <table:table-cell office:value-type="float" office:value="224814" calcext:value-type="float">
            <text:p>224814</text:p>
          </table:table-cell>
          <table:table-cell office:value-type="float" office:value="0" calcext:value-type="float">
            <text:p>0</text:p>
          </table:table-cell>
          <table:table-cell office:value-type="float" office:value="1157672" calcext:value-type="float">
            <text:p>1157672</text:p>
          </table:table-cell>
          <table:table-cell office:value-type="float" office:value="349021" calcext:value-type="float">
            <text:p>349021</text:p>
          </table:table-cell>
          <table:table-cell office:value-type="string" calcext:value-type="string">
            <text:p>[[@52406]] tysm</text:p>
          </table:table-cell>
          <table:table-cell/>
        </table:table-row>
        <table:table-row table:style-name="ro1">
          <table:table-cell office:value-type="float" office:value="320088" calcext:value-type="float">
            <text:p>320088</text:p>
          </table:table-cell>
          <table:table-cell office:value-type="float" office:value="1291593" calcext:value-type="float">
            <text:p>1291593</text:p>
          </table:table-cell>
          <table:table-cell office:value-type="float" office:value="0" calcext:value-type="float">
            <text:p>0</text:p>
          </table:table-cell>
          <table:table-cell office:value-type="float" office:value="408053" calcext:value-type="float">
            <text:p>408053</text:p>
          </table:table-cell>
          <table:table-cell office:value-type="string" calcext:value-type="string">
            <text:p>Want to go</text:p>
          </table:table-cell>
          <table:table-cell/>
        </table:table-row>
        <table:table-row table:style-name="ro1">
          <table:table-cell office:value-type="float" office:value="364114" calcext:value-type="float">
            <text:p>364114</text:p>
          </table:table-cell>
          <table:table-cell office:value-type="float" office:value="0" calcext:value-type="float">
            <text:p>0</text:p>
          </table:table-cell>
          <table:table-cell office:value-type="float" office:value="2782" calcext:value-type="float">
            <text:p>2782</text:p>
          </table:table-cell>
          <table:table-cell office:value-type="float" office:value="661811" calcext:value-type="float">
            <text:p>661811</text:p>
          </table:table-cell>
          <table:table-cell office:value-type="string" calcext:value-type="string">
            <text:p>Best life any enjoy all style by ..... Frank mind</text:p>
          </table:table-cell>
          <table:table-cell/>
        </table:table-row>
        <table:table-row table:style-name="ro5">
          <table:table-cell office:value-type="float" office:value="24118" calcext:value-type="float">
            <text:p>24118</text:p>
          </table:table-cell>
          <table:table-cell office:value-type="float" office:value="0" calcext:value-type="float">
            <text:p>0</text:p>
          </table:table-cell>
          <table:table-cell office:value-type="float" office:value="595197" calcext:value-type="float">
            <text:p>595197</text:p>
          </table:table-cell>
          <table:table-cell office:value-type="float" office:value="176614" calcext:value-type="float">
            <text:p>176614</text:p>
          </table:table-cell>
          <table:table-cell office:value-type="string" calcext:value-type="string">
            <text:p>[[@80434]] thank you Shubh. Your words are very encouraging. We are always keen to tell a story from our camera. Glad you joined us on this journey. </text:p>
            <text:p>Do follow for more updates on our travels!</text:p>
          </table:table-cell>
          <table:table-cell/>
        </table:table-row>
        <table:table-row table:style-name="ro1">
          <table:table-cell office:value-type="float" office:value="222937" calcext:value-type="float">
            <text:p>222937</text:p>
          </table:table-cell>
          <table:table-cell office:value-type="float" office:value="0" calcext:value-type="float">
            <text:p>0</text:p>
          </table:table-cell>
          <table:table-cell office:value-type="float" office:value="1148875" calcext:value-type="float">
            <text:p>1148875</text:p>
          </table:table-cell>
          <table:table-cell office:value-type="float" office:value="41125" calcext:value-type="float">
            <text:p>41125</text:p>
          </table:table-cell>
          <table:table-cell office:value-type="string" calcext:value-type="string">
            <text:p>mast content h</text:p>
          </table:table-cell>
          <table:table-cell/>
        </table:table-row>
        <table:table-row table:style-name="ro1">
          <table:table-cell office:value-type="float" office:value="296118" calcext:value-type="float">
            <text:p>296118</text:p>
          </table:table-cell>
          <table:table-cell office:value-type="float" office:value="1159170" calcext:value-type="float">
            <text:p>1159170</text:p>
          </table:table-cell>
          <table:table-cell office:value-type="float" office:value="0" calcext:value-type="float">
            <text:p>0</text:p>
          </table:table-cell>
          <table:table-cell office:value-type="float" office:value="482304" calcext:value-type="float">
            <text:p>482304</text:p>
          </table:table-cell>
          <table:table-cell office:value-type="string" calcext:value-type="string">
            <text:p>Visapur fort, <text:s/>near lonavala ,base village Bhaje .Visapur and Lohgad are twin forts .when we say level of trekking its easy ,anyone can do .it won't take much time, around 2 <text:s/>hours enough to reach up from base village bhaje.</text:p>
          </table:table-cell>
          <table:table-cell/>
        </table:table-row>
        <table:table-row table:style-name="ro1">
          <table:table-cell office:value-type="float" office:value="342599" calcext:value-type="float">
            <text:p>342599</text:p>
          </table:table-cell>
          <table:table-cell office:value-type="float" office:value="0" calcext:value-type="float">
            <text:p>0</text:p>
          </table:table-cell>
          <table:table-cell office:value-type="float" office:value="1831305" calcext:value-type="float">
            <text:p>1831305</text:p>
          </table:table-cell>
          <table:table-cell office:value-type="float" office:value="85349" calcext:value-type="float">
            <text:p>85349</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92764" calcext:value-type="float">
            <text:p>392764</text:p>
          </table:table-cell>
          <table:table-cell office:value-type="float" office:value="0" calcext:value-type="float">
            <text:p>0</text:p>
          </table:table-cell>
          <table:table-cell office:value-type="float" office:value="2275225" calcext:value-type="float">
            <text:p>2275225</text:p>
          </table:table-cell>
          <table:table-cell office:value-type="float" office:value="899258" calcext:value-type="float">
            <text:p>899258</text:p>
          </table:table-cell>
          <table:table-cell office:value-type="string" calcext:value-type="string">
            <text:p>Wow.. <text:s/>beautiful..</text:p>
          </table:table-cell>
          <table:table-cell/>
        </table:table-row>
        <table:table-row table:style-name="ro1">
          <table:table-cell office:value-type="float" office:value="447528" calcext:value-type="float">
            <text:p>447528</text:p>
          </table:table-cell>
          <table:table-cell office:value-type="float" office:value="0" calcext:value-type="float">
            <text:p>0</text:p>
          </table:table-cell>
          <table:table-cell office:value-type="float" office:value="2492020" calcext:value-type="float">
            <text:p>2492020</text:p>
          </table:table-cell>
          <table:table-cell office:value-type="float" office:value="1611385" calcext:value-type="float">
            <text:p>1611385</text:p>
          </table:table-cell>
          <table:table-cell office:value-type="string" calcext:value-type="string">
            <text:p>Nice</text:p>
          </table:table-cell>
          <table:table-cell/>
        </table:table-row>
        <table:table-row table:style-name="ro1">
          <table:table-cell office:value-type="float" office:value="103891" calcext:value-type="float">
            <text:p>103891</text:p>
          </table:table-cell>
          <table:table-cell office:value-type="float" office:value="0" calcext:value-type="float">
            <text:p>0</text:p>
          </table:table-cell>
          <table:table-cell office:value-type="float" office:value="783862" calcext:value-type="float">
            <text:p>783862</text:p>
          </table:table-cell>
          <table:table-cell office:value-type="float" office:value="84065" calcext:value-type="float">
            <text:p>84065</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66611" calcext:value-type="float">
            <text:p>166611</text:p>
          </table:table-cell>
          <table:table-cell office:value-type="float" office:value="0" calcext:value-type="float">
            <text:p>0</text:p>
          </table:table-cell>
          <table:table-cell office:value-type="float" office:value="933129" calcext:value-type="float">
            <text:p>933129</text:p>
          </table:table-cell>
          <table:table-cell office:value-type="float" office:value="78410" calcext:value-type="float">
            <text:p>7841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61600" calcext:value-type="float">
            <text:p>361600</text:p>
          </table:table-cell>
          <table:table-cell office:value-type="float" office:value="0" calcext:value-type="float">
            <text:p>0</text:p>
          </table:table-cell>
          <table:table-cell office:value-type="float" office:value="2050667" calcext:value-type="float">
            <text:p>2050667</text:p>
          </table:table-cell>
          <table:table-cell office:value-type="float" office:value="62" calcext:value-type="float">
            <text:p>62</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387508" calcext:value-type="float">
            <text:p>387508</text:p>
          </table:table-cell>
          <table:table-cell office:value-type="float" office:value="0" calcext:value-type="float">
            <text:p>0</text:p>
          </table:table-cell>
          <table:table-cell office:value-type="float" office:value="2266754" calcext:value-type="float">
            <text:p>2266754</text:p>
          </table:table-cell>
          <table:table-cell office:value-type="float" office:value="901506" calcext:value-type="float">
            <text:p>901506</text:p>
          </table:table-cell>
          <table:table-cell office:value-type="string" calcext:value-type="string">
            <text:p>Hi</text:p>
          </table:table-cell>
          <table:table-cell/>
        </table:table-row>
        <table:table-row table:style-name="ro1">
          <table:table-cell office:value-type="float" office:value="387530" calcext:value-type="float">
            <text:p>387530</text:p>
          </table:table-cell>
          <table:table-cell office:value-type="float" office:value="0" calcext:value-type="float">
            <text:p>0</text:p>
          </table:table-cell>
          <table:table-cell office:value-type="float" office:value="1203535" calcext:value-type="float">
            <text:p>1203535</text:p>
          </table:table-cell>
          <table:table-cell office:value-type="float" office:value="827745" calcext:value-type="float">
            <text:p>827745</text:p>
          </table:table-cell>
          <table:table-cell office:value-type="string" calcext:value-type="string">
            <text:p>☺️☺️☺️</text:p>
          </table:table-cell>
          <table:table-cell/>
        </table:table-row>
        <table:table-row table:style-name="ro1">
          <table:table-cell office:value-type="float" office:value="415798" calcext:value-type="float">
            <text:p>415798</text:p>
          </table:table-cell>
          <table:table-cell office:value-type="float" office:value="0" calcext:value-type="float">
            <text:p>0</text:p>
          </table:table-cell>
          <table:table-cell office:value-type="float" office:value="2354507" calcext:value-type="float">
            <text:p>2354507</text:p>
          </table:table-cell>
          <table:table-cell office:value-type="float" office:value="1417649" calcext:value-type="float">
            <text:p>1417649</text:p>
          </table:table-cell>
          <table:table-cell office:value-type="string" calcext:value-type="string">
            <text:p>Hi</text:p>
          </table:table-cell>
          <table:table-cell/>
        </table:table-row>
        <table:table-row table:style-name="ro1">
          <table:table-cell office:value-type="float" office:value="423051" calcext:value-type="float">
            <text:p>423051</text:p>
          </table:table-cell>
          <table:table-cell office:value-type="float" office:value="0" calcext:value-type="float">
            <text:p>0</text:p>
          </table:table-cell>
          <table:table-cell office:value-type="float" office:value="1770" calcext:value-type="float">
            <text:p>1770</text:p>
          </table:table-cell>
          <table:table-cell office:value-type="float" office:value="50447" calcext:value-type="float">
            <text:p>50447</text:p>
          </table:table-cell>
          <table:table-cell office:value-type="string" calcext:value-type="string">
            <text:p>chor bazar is best</text:p>
          </table:table-cell>
          <table:table-cell/>
        </table:table-row>
        <table:table-row table:style-name="ro1">
          <table:table-cell office:value-type="float" office:value="448303" calcext:value-type="float">
            <text:p>448303</text:p>
          </table:table-cell>
          <table:table-cell office:value-type="float" office:value="0" calcext:value-type="float">
            <text:p>0</text:p>
          </table:table-cell>
          <table:table-cell office:value-type="float" office:value="2487367" calcext:value-type="float">
            <text:p>2487367</text:p>
          </table:table-cell>
          <table:table-cell office:value-type="float" office:value="1845335" calcext:value-type="float">
            <text:p>1845335</text:p>
          </table:table-cell>
          <table:table-cell office:value-type="string" calcext:value-type="string">
            <text:p>Nice</text:p>
          </table:table-cell>
          <table:table-cell/>
        </table:table-row>
        <table:table-row table:style-name="ro1">
          <table:table-cell office:value-type="float" office:value="5881" calcext:value-type="float">
            <text:p>5881</text:p>
          </table:table-cell>
          <table:table-cell office:value-type="float" office:value="18669" calcext:value-type="float">
            <text:p>18669</text:p>
          </table:table-cell>
          <table:table-cell office:value-type="float" office:value="0" calcext:value-type="float">
            <text:p>0</text:p>
          </table:table-cell>
          <table:table-cell office:value-type="float" office:value="55136" calcext:value-type="float">
            <text:p>55136</text:p>
          </table:table-cell>
          <table:table-cell office:value-type="string" calcext:value-type="string">
            <text:p>Nyc</text:p>
          </table:table-cell>
          <table:table-cell/>
        </table:table-row>
        <table:table-row table:style-name="ro1">
          <table:table-cell office:value-type="float" office:value="141607" calcext:value-type="float">
            <text:p>141607</text:p>
          </table:table-cell>
          <table:table-cell office:value-type="float" office:value="0" calcext:value-type="float">
            <text:p>0</text:p>
          </table:table-cell>
          <table:table-cell office:value-type="float" office:value="871031" calcext:value-type="float">
            <text:p>871031</text:p>
          </table:table-cell>
          <table:table-cell office:value-type="float" office:value="87252" calcext:value-type="float">
            <text:p>87252</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183170" calcext:value-type="float">
            <text:p>183170</text:p>
          </table:table-cell>
          <table:table-cell office:value-type="float" office:value="0" calcext:value-type="float">
            <text:p>0</text:p>
          </table:table-cell>
          <table:table-cell office:value-type="float" office:value="38955" calcext:value-type="float">
            <text:p>38955</text:p>
          </table:table-cell>
          <table:table-cell office:value-type="float" office:value="81094" calcext:value-type="float">
            <text:p>81094</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236068" calcext:value-type="float">
            <text:p>236068</text:p>
          </table:table-cell>
          <table:table-cell office:value-type="float" office:value="0" calcext:value-type="float">
            <text:p>0</text:p>
          </table:table-cell>
          <table:table-cell office:value-type="float" office:value="1189146" calcext:value-type="float">
            <text:p>1189146</text:p>
          </table:table-cell>
          <table:table-cell office:value-type="float" office:value="356542" calcext:value-type="float">
            <text:p>356542</text:p>
          </table:table-cell>
          <table:table-cell office:value-type="string" calcext:value-type="string">
            <text:p>[[@81169]] thanks</text:p>
          </table:table-cell>
          <table:table-cell/>
        </table:table-row>
        <table:table-row table:style-name="ro1">
          <table:table-cell office:value-type="float" office:value="315859" calcext:value-type="float">
            <text:p>315859</text:p>
          </table:table-cell>
          <table:table-cell office:value-type="float" office:value="0" calcext:value-type="float">
            <text:p>0</text:p>
          </table:table-cell>
          <table:table-cell office:value-type="float" office:value="1679161" calcext:value-type="float">
            <text:p>1679161</text:p>
          </table:table-cell>
          <table:table-cell office:value-type="float" office:value="515858" calcext:value-type="float">
            <text:p>515858</text:p>
          </table:table-cell>
          <table:table-cell office:value-type="string" calcext:value-type="string">
            <text:p>Pls comment</text:p>
          </table:table-cell>
          <table:table-cell/>
        </table:table-row>
        <table:table-row table:style-name="ro1">
          <table:table-cell office:value-type="float" office:value="61845" calcext:value-type="float">
            <text:p>61845</text:p>
          </table:table-cell>
          <table:table-cell office:value-type="float" office:value="0" calcext:value-type="float">
            <text:p>0</text:p>
          </table:table-cell>
          <table:table-cell office:value-type="float" office:value="683655" calcext:value-type="float">
            <text:p>683655</text:p>
          </table:table-cell>
          <table:table-cell office:value-type="float" office:value="203885" calcext:value-type="float">
            <text:p>203885</text:p>
          </table:table-cell>
          <table:table-cell office:value-type="string" calcext:value-type="string">
            <text:p>[[@39868]] I do love to cover a long mile with a few coins in my pocket,it totally depends upon the distance you are covering with the bunch of people you have been accompanied ?</text:p>
          </table:table-cell>
          <table:table-cell/>
        </table:table-row>
        <table:table-row table:style-name="ro1">
          <table:table-cell office:value-type="float" office:value="70596" calcext:value-type="float">
            <text:p>70596</text:p>
          </table:table-cell>
          <table:table-cell office:value-type="float" office:value="0" calcext:value-type="float">
            <text:p>0</text:p>
          </table:table-cell>
          <table:table-cell office:value-type="float" office:value="632967" calcext:value-type="float">
            <text:p>632967</text:p>
          </table:table-cell>
          <table:table-cell office:value-type="float" office:value="208343" calcext:value-type="float">
            <text:p>208343</text:p>
          </table:table-cell>
          <table:table-cell office:value-type="string" calcext:value-type="string">
            <text:p>Plz contact me 9986882946</text:p>
          </table:table-cell>
          <table:table-cell/>
        </table:table-row>
        <table:table-row table:style-name="ro1">
          <table:table-cell office:value-type="float" office:value="102406" calcext:value-type="float">
            <text:p>102406</text:p>
          </table:table-cell>
          <table:table-cell office:value-type="float" office:value="0" calcext:value-type="float">
            <text:p>0</text:p>
          </table:table-cell>
          <table:table-cell office:value-type="float" office:value="781811" calcext:value-type="float">
            <text:p>781811</text:p>
          </table:table-cell>
          <table:table-cell office:value-type="float" office:value="76744" calcext:value-type="float">
            <text:p>76744</text:p>
          </table:table-cell>
          <table:table-cell office:value-type="string" calcext:value-type="string">
            <text:p>can't wait to read about your next adventure</text:p>
          </table:table-cell>
          <table:table-cell/>
        </table:table-row>
        <table:table-row table:style-name="ro1">
          <table:table-cell office:value-type="float" office:value="169788" calcext:value-type="float">
            <text:p>169788</text:p>
          </table:table-cell>
          <table:table-cell office:value-type="float" office:value="0" calcext:value-type="float">
            <text:p>0</text:p>
          </table:table-cell>
          <table:table-cell office:value-type="float" office:value="943567" calcext:value-type="float">
            <text:p>943567</text:p>
          </table:table-cell>
          <table:table-cell office:value-type="float" office:value="173783" calcext:value-type="float">
            <text:p>173783</text:p>
          </table:table-cell>
          <table:table-cell office:value-type="string" calcext:value-type="string">
            <text:p>Tysm Malay☺️</text:p>
          </table:table-cell>
          <table:table-cell/>
        </table:table-row>
        <table:table-row table:style-name="ro1">
          <table:table-cell office:value-type="float" office:value="195972" calcext:value-type="float">
            <text:p>195972</text:p>
          </table:table-cell>
          <table:table-cell office:value-type="float" office:value="0" calcext:value-type="float">
            <text:p>0</text:p>
          </table:table-cell>
          <table:table-cell office:value-type="float" office:value="1010721" calcext:value-type="float">
            <text:p>1010721</text:p>
          </table:table-cell>
          <table:table-cell office:value-type="float" office:value="81759" calcext:value-type="float">
            <text:p>81759</text:p>
          </table:table-cell>
          <table:table-cell office:value-type="string" calcext:value-type="string">
            <text:p>Awsm ❤️</text:p>
          </table:table-cell>
          <table:table-cell/>
        </table:table-row>
        <table:table-row table:style-name="ro1">
          <table:table-cell office:value-type="float" office:value="266384" calcext:value-type="float">
            <text:p>266384</text:p>
          </table:table-cell>
          <table:table-cell office:value-type="float" office:value="0" calcext:value-type="float">
            <text:p>0</text:p>
          </table:table-cell>
          <table:table-cell office:value-type="float" office:value="1389729" calcext:value-type="float">
            <text:p>1389729</text:p>
          </table:table-cell>
          <table:table-cell office:value-type="float" office:value="426551" calcext:value-type="float">
            <text:p>426551</text:p>
          </table:table-cell>
          <table:table-cell office:value-type="string" calcext:value-type="string">
            <text:p>Early Mansoon</text:p>
          </table:table-cell>
          <table:table-cell/>
        </table:table-row>
        <table:table-row table:style-name="ro1">
          <table:table-cell office:value-type="float" office:value="277654" calcext:value-type="float">
            <text:p>277654</text:p>
          </table:table-cell>
          <table:table-cell office:value-type="float" office:value="0" calcext:value-type="float">
            <text:p>0</text:p>
          </table:table-cell>
          <table:table-cell office:value-type="float" office:value="1453471" calcext:value-type="float">
            <text:p>1453471</text:p>
          </table:table-cell>
          <table:table-cell office:value-type="float" office:value="446704" calcext:value-type="float">
            <text:p>446704</text:p>
          </table:table-cell>
          <table:table-cell office:value-type="string" calcext:value-type="string">
            <text:p>[[@49036]] thank you :) you can visit my YouTube channel to know more about these beautiful places. (link in bio)</text:p>
          </table:table-cell>
          <table:table-cell/>
        </table:table-row>
        <table:table-row table:style-name="ro1">
          <table:table-cell office:value-type="float" office:value="282566" calcext:value-type="float">
            <text:p>282566</text:p>
          </table:table-cell>
          <table:table-cell office:value-type="float" office:value="0" calcext:value-type="float">
            <text:p>0</text:p>
          </table:table-cell>
          <table:table-cell office:value-type="float" office:value="828932" calcext:value-type="float">
            <text:p>828932</text:p>
          </table:table-cell>
          <table:table-cell office:value-type="float" office:value="39738" calcext:value-type="float">
            <text:p>39738</text:p>
          </table:table-cell>
          <table:table-cell office:value-type="string" calcext:value-type="string">
            <text:p>Your trail is detailed perfectly!</text:p>
          </table:table-cell>
          <table:table-cell/>
        </table:table-row>
        <table:table-row table:style-name="ro1">
          <table:table-cell office:value-type="float" office:value="377020" calcext:value-type="float">
            <text:p>377020</text:p>
          </table:table-cell>
          <table:table-cell office:value-type="float" office:value="0" calcext:value-type="float">
            <text:p>0</text:p>
          </table:table-cell>
          <table:table-cell office:value-type="float" office:value="2228870" calcext:value-type="float">
            <text:p>2228870</text:p>
          </table:table-cell>
          <table:table-cell office:value-type="float" office:value="85559" calcext:value-type="float">
            <text:p>85559</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393302" calcext:value-type="float">
            <text:p>393302</text:p>
          </table:table-cell>
          <table:table-cell office:value-type="float" office:value="0" calcext:value-type="float">
            <text:p>0</text:p>
          </table:table-cell>
          <table:table-cell office:value-type="float" office:value="2263862" calcext:value-type="float">
            <text:p>2263862</text:p>
          </table:table-cell>
          <table:table-cell office:value-type="float" office:value="948424" calcext:value-type="float">
            <text:p>948424</text:p>
          </table:table-cell>
          <table:table-cell office:value-type="string" calcext:value-type="string">
            <text:p>Hii</text:p>
          </table:table-cell>
          <table:table-cell/>
        </table:table-row>
        <table:table-row table:style-name="ro1">
          <table:table-cell office:value-type="float" office:value="406574" calcext:value-type="float">
            <text:p>406574</text:p>
          </table:table-cell>
          <table:table-cell office:value-type="float" office:value="0" calcext:value-type="float">
            <text:p>0</text:p>
          </table:table-cell>
          <table:table-cell office:value-type="float" office:value="1227450" calcext:value-type="float">
            <text:p>1227450</text:p>
          </table:table-cell>
          <table:table-cell office:value-type="float" office:value="1118775" calcext:value-type="float">
            <text:p>1118775</text:p>
          </table:table-cell>
          <table:table-cell office:value-type="string" calcext:value-type="string">
            <text:p>Hi</text:p>
          </table:table-cell>
          <table:table-cell/>
        </table:table-row>
        <table:table-row table:style-name="ro1">
          <table:table-cell office:value-type="float" office:value="7877" calcext:value-type="float">
            <text:p>7877</text:p>
          </table:table-cell>
          <table:table-cell office:value-type="float" office:value="77115" calcext:value-type="float">
            <text:p>77115</text:p>
          </table:table-cell>
          <table:table-cell office:value-type="float" office:value="0" calcext:value-type="float">
            <text:p>0</text:p>
          </table:table-cell>
          <table:table-cell office:value-type="float" office:value="108066" calcext:value-type="float">
            <text:p>108066</text:p>
          </table:table-cell>
          <table:table-cell office:value-type="string" calcext:value-type="string">
            <text:p>Where's the trekkable mountain called ? And where to start from?</text:p>
          </table:table-cell>
          <table:table-cell/>
        </table:table-row>
        <table:table-row table:style-name="ro1">
          <table:table-cell office:value-type="float" office:value="164808" calcext:value-type="float">
            <text:p>164808</text:p>
          </table:table-cell>
          <table:table-cell office:value-type="float" office:value="0" calcext:value-type="float">
            <text:p>0</text:p>
          </table:table-cell>
          <table:table-cell office:value-type="float" office:value="929274" calcext:value-type="float">
            <text:p>929274</text:p>
          </table:table-cell>
          <table:table-cell office:value-type="float" office:value="45034" calcext:value-type="float">
            <text:p>45034</text:p>
          </table:table-cell>
          <table:table-cell office:value-type="string" calcext:value-type="string">
            <text:p>Woww awesome! ❤️❤️</text:p>
          </table:table-cell>
          <table:table-cell/>
        </table:table-row>
        <table:table-row table:style-name="ro1">
          <table:table-cell office:value-type="float" office:value="352979" calcext:value-type="float">
            <text:p>352979</text:p>
          </table:table-cell>
          <table:table-cell office:value-type="float" office:value="0" calcext:value-type="float">
            <text:p>0</text:p>
          </table:table-cell>
          <table:table-cell office:value-type="float" office:value="1912383" calcext:value-type="float">
            <text:p>1912383</text:p>
          </table:table-cell>
          <table:table-cell office:value-type="float" office:value="592699" calcext:value-type="float">
            <text:p>592699</text:p>
          </table:table-cell>
          <table:table-cell office:value-type="string" calcext:value-type="string">
            <text:p>Sure</text:p>
          </table:table-cell>
          <table:table-cell/>
        </table:table-row>
        <table:table-row table:style-name="ro1">
          <table:table-cell office:value-type="float" office:value="376196" calcext:value-type="float">
            <text:p>376196</text:p>
          </table:table-cell>
          <table:table-cell office:value-type="float" office:value="0" calcext:value-type="float">
            <text:p>0</text:p>
          </table:table-cell>
          <table:table-cell office:value-type="float" office:value="2227268" calcext:value-type="float">
            <text:p>2227268</text:p>
          </table:table-cell>
          <table:table-cell office:value-type="float" office:value="88353" calcext:value-type="float">
            <text:p>88353</text:p>
          </table:table-cell>
          <table:table-cell office:value-type="string" calcext:value-type="string">
            <text:p>Chal yaha jaate hai, chal waha jaate hai :D</text:p>
          </table:table-cell>
          <table:table-cell/>
        </table:table-row>
        <table:table-row table:style-name="ro1">
          <table:table-cell office:value-type="float" office:value="391763" calcext:value-type="float">
            <text:p>391763</text:p>
          </table:table-cell>
          <table:table-cell office:value-type="float" office:value="0" calcext:value-type="float">
            <text:p>0</text:p>
          </table:table-cell>
          <table:table-cell office:value-type="float" office:value="2282599" calcext:value-type="float">
            <text:p>2282599</text:p>
          </table:table-cell>
          <table:table-cell office:value-type="float" office:value="939048" calcext:value-type="float">
            <text:p>939048</text:p>
          </table:table-cell>
          <table:table-cell office:value-type="string" calcext:value-type="string">
            <text:p>You look awesome Harsha [[@872632]]</text:p>
          </table:table-cell>
          <table:table-cell/>
        </table:table-row>
        <table:table-row table:style-name="ro1">
          <table:table-cell office:value-type="float" office:value="89966" calcext:value-type="float">
            <text:p>89966</text:p>
          </table:table-cell>
          <table:table-cell office:value-type="float" office:value="0" calcext:value-type="float">
            <text:p>0</text:p>
          </table:table-cell>
          <table:table-cell office:value-type="float" office:value="753563" calcext:value-type="float">
            <text:p>753563</text:p>
          </table:table-cell>
          <table:table-cell office:value-type="float" office:value="223011" calcext:value-type="float">
            <text:p>223011</text:p>
          </table:table-cell>
          <table:table-cell office:value-type="string" calcext:value-type="string">
            <text:p>[[@45056]] thanks for your comment?</text:p>
          </table:table-cell>
          <table:table-cell/>
        </table:table-row>
        <table:table-row table:style-name="ro1">
          <table:table-cell office:value-type="float" office:value="173176" calcext:value-type="float">
            <text:p>173176</text:p>
          </table:table-cell>
          <table:table-cell office:value-type="float" office:value="0" calcext:value-type="float">
            <text:p>0</text:p>
          </table:table-cell>
          <table:table-cell office:value-type="float" office:value="955772" calcext:value-type="float">
            <text:p>955772</text:p>
          </table:table-cell>
          <table:table-cell office:value-type="float" office:value="170800" calcext:value-type="float">
            <text:p>170800</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295040" calcext:value-type="float">
            <text:p>295040</text:p>
          </table:table-cell>
          <table:table-cell office:value-type="float" office:value="0" calcext:value-type="float">
            <text:p>0</text:p>
          </table:table-cell>
          <table:table-cell office:value-type="float" office:value="1555600" calcext:value-type="float">
            <text:p>1555600</text:p>
          </table:table-cell>
          <table:table-cell office:value-type="float" office:value="478862" calcext:value-type="float">
            <text:p>478862</text:p>
          </table:table-cell>
          <table:table-cell office:value-type="string" calcext:value-type="string">
            <text:p>[[@1]]</text:p>
          </table:table-cell>
          <table:table-cell/>
        </table:table-row>
        <table:table-row table:style-name="ro1">
          <table:table-cell office:value-type="float" office:value="375030" calcext:value-type="float">
            <text:p>375030</text:p>
          </table:table-cell>
          <table:table-cell office:value-type="float" office:value="0" calcext:value-type="float">
            <text:p>0</text:p>
          </table:table-cell>
          <table:table-cell office:value-type="float" office:value="2226088" calcext:value-type="float">
            <text:p>2226088</text:p>
          </table:table-cell>
          <table:table-cell office:value-type="float" office:value="722448" calcext:value-type="float">
            <text:p>722448</text:p>
          </table:table-cell>
          <table:table-cell office:value-type="string" calcext:value-type="string">
            <text:p>Radhe krishna</text:p>
          </table:table-cell>
          <table:table-cell/>
        </table:table-row>
        <table:table-row table:style-name="ro1">
          <table:table-cell office:value-type="float" office:value="448203" calcext:value-type="float">
            <text:p>448203</text:p>
          </table:table-cell>
          <table:table-cell office:value-type="float" office:value="0" calcext:value-type="float">
            <text:p>0</text:p>
          </table:table-cell>
          <table:table-cell office:value-type="float" office:value="2131267" calcext:value-type="float">
            <text:p>2131267</text:p>
          </table:table-cell>
          <table:table-cell office:value-type="float" office:value="1848894" calcext:value-type="float">
            <text:p>1848894</text:p>
          </table:table-cell>
          <table:table-cell office:value-type="string" calcext:value-type="string">
            <text:p>Hii</text:p>
          </table:table-cell>
          <table:table-cell/>
        </table:table-row>
        <table:table-row table:style-name="ro1">
          <table:table-cell office:value-type="float" office:value="195369" calcext:value-type="float">
            <text:p>195369</text:p>
          </table:table-cell>
          <table:table-cell office:value-type="float" office:value="0" calcext:value-type="float">
            <text:p>0</text:p>
          </table:table-cell>
          <table:table-cell office:value-type="float" office:value="1014123" calcext:value-type="float">
            <text:p>1014123</text:p>
          </table:table-cell>
          <table:table-cell office:value-type="float" office:value="80824" calcext:value-type="float">
            <text:p>80824</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243292" calcext:value-type="float">
            <text:p>243292</text:p>
          </table:table-cell>
          <table:table-cell office:value-type="float" office:value="0" calcext:value-type="float">
            <text:p>0</text:p>
          </table:table-cell>
          <table:table-cell office:value-type="float" office:value="1214863" calcext:value-type="float">
            <text:p>1214863</text:p>
          </table:table-cell>
          <table:table-cell office:value-type="float" office:value="135861" calcext:value-type="float">
            <text:p>135861</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94506" calcext:value-type="float">
            <text:p>294506</text:p>
          </table:table-cell>
          <table:table-cell office:value-type="float" office:value="1149347" calcext:value-type="float">
            <text:p>1149347</text:p>
          </table:table-cell>
          <table:table-cell office:value-type="float" office:value="0" calcext:value-type="float">
            <text:p>0</text:p>
          </table:table-cell>
          <table:table-cell office:value-type="float" office:value="479466" calcext:value-type="float">
            <text:p>479466</text:p>
          </table:table-cell>
          <table:table-cell office:value-type="string" calcext:value-type="string">
            <text:p>Camp stay at Kanatal</text:p>
          </table:table-cell>
          <table:table-cell/>
        </table:table-row>
        <table:table-row table:style-name="ro1">
          <table:table-cell office:value-type="float" office:value="325078" calcext:value-type="float">
            <text:p>325078</text:p>
          </table:table-cell>
          <table:table-cell office:value-type="float" office:value="0" calcext:value-type="float">
            <text:p>0</text:p>
          </table:table-cell>
          <table:table-cell office:value-type="float" office:value="1733877" calcext:value-type="float">
            <text:p>1733877</text:p>
          </table:table-cell>
          <table:table-cell office:value-type="float" office:value="535536" calcext:value-type="float">
            <text:p>535536</text:p>
          </table:table-cell>
          <table:table-cell office:value-type="string" calcext:value-type="string">
            <text:p>I'm just a beginner on this app ?</text:p>
          </table:table-cell>
          <table:table-cell/>
        </table:table-row>
        <table:table-row table:style-name="ro1">
          <table:table-cell office:value-type="float" office:value="375715" calcext:value-type="float">
            <text:p>375715</text:p>
          </table:table-cell>
          <table:table-cell office:value-type="float" office:value="0" calcext:value-type="float">
            <text:p>0</text:p>
          </table:table-cell>
          <table:table-cell office:value-type="float" office:value="36179" calcext:value-type="float">
            <text:p>36179</text:p>
          </table:table-cell>
          <table:table-cell office:value-type="float" office:value="724845" calcext:value-type="float">
            <text:p>724845</text:p>
          </table:table-cell>
          <table:table-cell office:value-type="string" calcext:value-type="string">
            <text:p>Amazing, love to do but of course, need a electric cycle ?</text:p>
          </table:table-cell>
          <table:table-cell/>
        </table:table-row>
        <table:table-row table:style-name="ro1">
          <table:table-cell office:value-type="float" office:value="443693" calcext:value-type="float">
            <text:p>443693</text:p>
          </table:table-cell>
          <table:table-cell office:value-type="float" office:value="0" calcext:value-type="float">
            <text:p>0</text:p>
          </table:table-cell>
          <table:table-cell office:value-type="float" office:value="2339145" calcext:value-type="float">
            <text:p>2339145</text:p>
          </table:table-cell>
          <table:table-cell office:value-type="float" office:value="1714140" calcext:value-type="float">
            <text:p>1714140</text:p>
          </table:table-cell>
          <table:table-cell office:value-type="string" calcext:value-type="string">
            <text:p>N</text:p>
          </table:table-cell>
          <table:table-cell/>
        </table:table-row>
        <table:table-row table:style-name="ro1">
          <table:table-cell office:value-type="float" office:value="29593" calcext:value-type="float">
            <text:p>29593</text:p>
          </table:table-cell>
          <table:table-cell office:value-type="float" office:value="0" calcext:value-type="float">
            <text:p>0</text:p>
          </table:table-cell>
          <table:table-cell office:value-type="float" office:value="609331" calcext:value-type="float">
            <text:p>609331</text:p>
          </table:table-cell>
          <table:table-cell office:value-type="float" office:value="83048" calcext:value-type="float">
            <text:p>83048</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96735" calcext:value-type="float">
            <text:p>96735</text:p>
          </table:table-cell>
          <table:table-cell office:value-type="float" office:value="0" calcext:value-type="float">
            <text:p>0</text:p>
          </table:table-cell>
          <table:table-cell office:value-type="float" office:value="766842" calcext:value-type="float">
            <text:p>766842</text:p>
          </table:table-cell>
          <table:table-cell office:value-type="float" office:value="20032" calcext:value-type="float">
            <text:p>20032</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00698" calcext:value-type="float">
            <text:p>100698</text:p>
          </table:table-cell>
          <table:table-cell office:value-type="float" office:value="0" calcext:value-type="float">
            <text:p>0</text:p>
          </table:table-cell>
          <table:table-cell office:value-type="float" office:value="777036" calcext:value-type="float">
            <text:p>777036</text:p>
          </table:table-cell>
          <table:table-cell office:value-type="float" office:value="231130" calcext:value-type="float">
            <text:p>231130</text:p>
          </table:table-cell>
          <table:table-cell office:value-type="string" calcext:value-type="string">
            <text:p>[[@19572]] ao kabhi north east pe</text:p>
          </table:table-cell>
          <table:table-cell/>
        </table:table-row>
        <table:table-row table:style-name="ro1">
          <table:table-cell office:value-type="float" office:value="111704" calcext:value-type="float">
            <text:p>111704</text:p>
          </table:table-cell>
          <table:table-cell office:value-type="float" office:value="326959" calcext:value-type="float">
            <text:p>326959</text:p>
          </table:table-cell>
          <table:table-cell office:value-type="float" office:value="0" calcext:value-type="float">
            <text:p>0</text:p>
          </table:table-cell>
          <table:table-cell office:value-type="float" office:value="239444" calcext:value-type="float">
            <text:p>239444</text:p>
          </table:table-cell>
          <table:table-cell office:value-type="string" calcext:value-type="string">
            <text:p>This is amazing! I've seen couple of waterfalls going backwards, but never saw it from this view!!</text:p>
          </table:table-cell>
          <table:table-cell/>
        </table:table-row>
        <table:table-row table:style-name="ro1">
          <table:table-cell office:value-type="float" office:value="124942" calcext:value-type="float">
            <text:p>124942</text:p>
          </table:table-cell>
          <table:table-cell office:value-type="float" office:value="0" calcext:value-type="float">
            <text:p>0</text:p>
          </table:table-cell>
          <table:table-cell office:value-type="float" office:value="827831" calcext:value-type="float">
            <text:p>827831</text:p>
          </table:table-cell>
          <table:table-cell office:value-type="float" office:value="78477" calcext:value-type="float">
            <text:p>78477</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26448" calcext:value-type="float">
            <text:p>126448</text:p>
          </table:table-cell>
          <table:table-cell office:value-type="float" office:value="0" calcext:value-type="float">
            <text:p>0</text:p>
          </table:table-cell>
          <table:table-cell office:value-type="float" office:value="831572" calcext:value-type="float">
            <text:p>831572</text:p>
          </table:table-cell>
          <table:table-cell office:value-type="float" office:value="87441" calcext:value-type="float">
            <text:p>87441</text:p>
          </table:table-cell>
          <table:table-cell office:value-type="string" calcext:value-type="string">
            <text:p>Kya mast hai bhai</text:p>
          </table:table-cell>
          <table:table-cell/>
        </table:table-row>
        <table:table-row table:style-name="ro1">
          <table:table-cell office:value-type="float" office:value="134314" calcext:value-type="float">
            <text:p>134314</text:p>
          </table:table-cell>
          <table:table-cell office:value-type="float" office:value="0" calcext:value-type="float">
            <text:p>0</text:p>
          </table:table-cell>
          <table:table-cell office:value-type="float" office:value="851907" calcext:value-type="float">
            <text:p>851907</text:p>
          </table:table-cell>
          <table:table-cell office:value-type="float" office:value="82698" calcext:value-type="float">
            <text:p>82698</text:p>
          </table:table-cell>
          <table:table-cell office:value-type="string" calcext:value-type="string">
            <text:p>Stunning </text:p>
          </table:table-cell>
          <table:table-cell/>
        </table:table-row>
        <table:table-row table:style-name="ro1">
          <table:table-cell office:value-type="float" office:value="225654" calcext:value-type="float">
            <text:p>225654</text:p>
          </table:table-cell>
          <table:table-cell office:value-type="float" office:value="0" calcext:value-type="float">
            <text:p>0</text:p>
          </table:table-cell>
          <table:table-cell office:value-type="float" office:value="1164191" calcext:value-type="float">
            <text:p>1164191</text:p>
          </table:table-cell>
          <table:table-cell office:value-type="float" office:value="83270" calcext:value-type="float">
            <text:p>83270</text:p>
          </table:table-cell>
          <table:table-cell office:value-type="string" calcext:value-type="string">
            <text:p>Sahi khel gaye tum toh</text:p>
          </table:table-cell>
          <table:table-cell/>
        </table:table-row>
        <table:table-row table:style-name="ro1">
          <table:table-cell office:value-type="float" office:value="256596" calcext:value-type="float">
            <text:p>256596</text:p>
          </table:table-cell>
          <table:table-cell office:value-type="float" office:value="0" calcext:value-type="float">
            <text:p>0</text:p>
          </table:table-cell>
          <table:table-cell office:value-type="float" office:value="1318661" calcext:value-type="float">
            <text:p>1318661</text:p>
          </table:table-cell>
          <table:table-cell office:value-type="float" office:value="78545" calcext:value-type="float">
            <text:p>78545</text:p>
          </table:table-cell>
          <table:table-cell office:value-type="string" calcext:value-type="string">
            <text:p>The photographs and the content are beautifully amalgamated</text:p>
          </table:table-cell>
          <table:table-cell/>
        </table:table-row>
        <table:table-row table:style-name="ro1">
          <table:table-cell office:value-type="float" office:value="270540" calcext:value-type="float">
            <text:p>270540</text:p>
          </table:table-cell>
          <table:table-cell office:value-type="float" office:value="0" calcext:value-type="float">
            <text:p>0</text:p>
          </table:table-cell>
          <table:table-cell office:value-type="float" office:value="1411906" calcext:value-type="float">
            <text:p>1411906</text:p>
          </table:table-cell>
          <table:table-cell office:value-type="float" office:value="78753" calcext:value-type="float">
            <text:p>78753</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86114" calcext:value-type="float">
            <text:p>386114</text:p>
          </table:table-cell>
          <table:table-cell office:value-type="float" office:value="0" calcext:value-type="float">
            <text:p>0</text:p>
          </table:table-cell>
          <table:table-cell office:value-type="float" office:value="2267046" calcext:value-type="float">
            <text:p>2267046</text:p>
          </table:table-cell>
          <table:table-cell office:value-type="float" office:value="890005" calcext:value-type="float">
            <text:p>890005</text:p>
          </table:table-cell>
          <table:table-cell office:value-type="string" calcext:value-type="string">
            <text:p>hot n black mmmmn</text:p>
          </table:table-cell>
          <table:table-cell/>
        </table:table-row>
        <table:table-row table:style-name="ro1">
          <table:table-cell office:value-type="float" office:value="38669" calcext:value-type="float">
            <text:p>38669</text:p>
          </table:table-cell>
          <table:table-cell office:value-type="float" office:value="0" calcext:value-type="float">
            <text:p>0</text:p>
          </table:table-cell>
          <table:table-cell office:value-type="float" office:value="624379" calcext:value-type="float">
            <text:p>624379</text:p>
          </table:table-cell>
          <table:table-cell office:value-type="float" office:value="186676" calcext:value-type="float">
            <text:p>186676</text:p>
          </table:table-cell>
          <table:table-cell office:value-type="string" calcext:value-type="string">
            <text:p>[[@76456]] May</text:p>
          </table:table-cell>
          <table:table-cell/>
        </table:table-row>
        <table:table-row table:style-name="ro1">
          <table:table-cell office:value-type="float" office:value="141592" calcext:value-type="float">
            <text:p>141592</text:p>
          </table:table-cell>
          <table:table-cell office:value-type="float" office:value="0" calcext:value-type="float">
            <text:p>0</text:p>
          </table:table-cell>
          <table:table-cell office:value-type="float" office:value="871727" calcext:value-type="float">
            <text:p>871727</text:p>
          </table:table-cell>
          <table:table-cell office:value-type="float" office:value="80574" calcext:value-type="float">
            <text:p>80574</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149588" calcext:value-type="float">
            <text:p>149588</text:p>
          </table:table-cell>
          <table:table-cell office:value-type="float" office:value="0" calcext:value-type="float">
            <text:p>0</text:p>
          </table:table-cell>
          <table:table-cell office:value-type="float" office:value="885132" calcext:value-type="float">
            <text:p>885132</text:p>
          </table:table-cell>
          <table:table-cell office:value-type="float" office:value="137882" calcext:value-type="float">
            <text:p>137882</text:p>
          </table:table-cell>
          <table:table-cell office:value-type="string" calcext:value-type="string">
            <text:p>[[@1]]</text:p>
          </table:table-cell>
          <table:table-cell/>
        </table:table-row>
        <table:table-row table:style-name="ro1">
          <table:table-cell office:value-type="float" office:value="258963" calcext:value-type="float">
            <text:p>258963</text:p>
          </table:table-cell>
          <table:table-cell office:value-type="float" office:value="0" calcext:value-type="float">
            <text:p>0</text:p>
          </table:table-cell>
          <table:table-cell office:value-type="float" office:value="1265340" calcext:value-type="float">
            <text:p>1265340</text:p>
          </table:table-cell>
          <table:table-cell office:value-type="float" office:value="85668" calcext:value-type="float">
            <text:p>85668</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65793" calcext:value-type="float">
            <text:p>265793</text:p>
          </table:table-cell>
          <table:table-cell office:value-type="float" office:value="0" calcext:value-type="float">
            <text:p>0</text:p>
          </table:table-cell>
          <table:table-cell office:value-type="float" office:value="1383608" calcext:value-type="float">
            <text:p>1383608</text:p>
          </table:table-cell>
          <table:table-cell office:value-type="float" office:value="78013" calcext:value-type="float">
            <text:p>78013</text:p>
          </table:table-cell>
          <table:table-cell office:value-type="string" calcext:value-type="string">
            <text:p>Wow! Thats amazing that you covered so much in so less budget!</text:p>
          </table:table-cell>
          <table:table-cell/>
        </table:table-row>
        <table:table-row table:style-name="ro1">
          <table:table-cell office:value-type="float" office:value="289239" calcext:value-type="float">
            <text:p>289239</text:p>
          </table:table-cell>
          <table:table-cell office:value-type="float" office:value="0" calcext:value-type="float">
            <text:p>0</text:p>
          </table:table-cell>
          <table:table-cell office:value-type="float" office:value="1063612" calcext:value-type="float">
            <text:p>1063612</text:p>
          </table:table-cell>
          <table:table-cell office:value-type="float" office:value="319742" calcext:value-type="float">
            <text:p>319742</text:p>
          </table:table-cell>
          <table:table-cell office:value-type="string" calcext:value-type="string">
            <text:p>good</text:p>
          </table:table-cell>
          <table:table-cell/>
        </table:table-row>
        <table:table-row table:style-name="ro1">
          <table:table-cell office:value-type="float" office:value="307614" calcext:value-type="float">
            <text:p>307614</text:p>
          </table:table-cell>
          <table:table-cell office:value-type="float" office:value="0" calcext:value-type="float">
            <text:p>0</text:p>
          </table:table-cell>
          <table:table-cell office:value-type="float" office:value="1628941" calcext:value-type="float">
            <text:p>1628941</text:p>
          </table:table-cell>
          <table:table-cell office:value-type="float" office:value="79533" calcext:value-type="float">
            <text:p>79533</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11222" calcext:value-type="float">
            <text:p>311222</text:p>
          </table:table-cell>
          <table:table-cell office:value-type="float" office:value="0" calcext:value-type="float">
            <text:p>0</text:p>
          </table:table-cell>
          <table:table-cell office:value-type="float" office:value="1648778" calcext:value-type="float">
            <text:p>1648778</text:p>
          </table:table-cell>
          <table:table-cell office:value-type="float" office:value="508239" calcext:value-type="float">
            <text:p>508239</text:p>
          </table:table-cell>
          <table:table-cell office:value-type="string" calcext:value-type="string">
            <text:p>[[@43230]] <text:s/>thank you</text:p>
          </table:table-cell>
          <table:table-cell/>
        </table:table-row>
        <table:table-row table:style-name="ro1">
          <table:table-cell office:value-type="float" office:value="337402" calcext:value-type="float">
            <text:p>337402</text:p>
          </table:table-cell>
          <table:table-cell office:value-type="float" office:value="0" calcext:value-type="float">
            <text:p>0</text:p>
          </table:table-cell>
          <table:table-cell office:value-type="float" office:value="1796058" calcext:value-type="float">
            <text:p>1796058</text:p>
          </table:table-cell>
          <table:table-cell office:value-type="float" office:value="80364" calcext:value-type="float">
            <text:p>80364</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342826" calcext:value-type="float">
            <text:p>342826</text:p>
          </table:table-cell>
          <table:table-cell office:value-type="float" office:value="0" calcext:value-type="float">
            <text:p>0</text:p>
          </table:table-cell>
          <table:table-cell office:value-type="float" office:value="1778602" calcext:value-type="float">
            <text:p>1778602</text:p>
          </table:table-cell>
          <table:table-cell office:value-type="float" office:value="469350" calcext:value-type="float">
            <text:p>469350</text:p>
          </table:table-cell>
          <table:table-cell office:value-type="string" calcext:value-type="string">
            <text:p>Numaan_riyaz</text:p>
          </table:table-cell>
          <table:table-cell/>
        </table:table-row>
        <table:table-row table:style-name="ro1">
          <table:table-cell office:value-type="float" office:value="5327" calcext:value-type="float">
            <text:p>5327</text:p>
          </table:table-cell>
          <table:table-cell office:value-type="float" office:value="0" calcext:value-type="float">
            <text:p>0</text:p>
          </table:table-cell>
          <table:table-cell office:value-type="float" office:value="111428" calcext:value-type="float">
            <text:p>111428</text:p>
          </table:table-cell>
          <table:table-cell office:value-type="float" office:value="33660" calcext:value-type="float">
            <text:p>33660</text:p>
          </table:table-cell>
          <table:table-cell office:value-type="string" calcext:value-type="string">
            <text:p>[[@1]] it's like we are waiting for ever for your response and need to remind you for the same. I am very disappointed.</text:p>
          </table:table-cell>
          <table:table-cell/>
        </table:table-row>
        <table:table-row table:style-name="ro1">
          <table:table-cell office:value-type="float" office:value="34303" calcext:value-type="float">
            <text:p>34303</text:p>
          </table:table-cell>
          <table:table-cell office:value-type="float" office:value="0" calcext:value-type="float">
            <text:p>0</text:p>
          </table:table-cell>
          <table:table-cell office:value-type="float" office:value="614990" calcext:value-type="float">
            <text:p>614990</text:p>
          </table:table-cell>
          <table:table-cell office:value-type="float" office:value="183903" calcext:value-type="float">
            <text:p>183903</text:p>
          </table:table-cell>
          <table:table-cell office:value-type="string" calcext:value-type="string">
            <text:p>[[@77718]] thanks a lot</text:p>
          </table:table-cell>
          <table:table-cell/>
        </table:table-row>
        <table:table-row table:style-name="ro1">
          <table:table-cell office:value-type="float" office:value="39332" calcext:value-type="float">
            <text:p>39332</text:p>
          </table:table-cell>
          <table:table-cell office:value-type="float" office:value="0" calcext:value-type="float">
            <text:p>0</text:p>
          </table:table-cell>
          <table:table-cell office:value-type="float" office:value="633284" calcext:value-type="float">
            <text:p>633284</text:p>
          </table:table-cell>
          <table:table-cell office:value-type="float" office:value="43109" calcext:value-type="float">
            <text:p>43109</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06036" calcext:value-type="float">
            <text:p>106036</text:p>
          </table:table-cell>
          <table:table-cell office:value-type="float" office:value="0" calcext:value-type="float">
            <text:p>0</text:p>
          </table:table-cell>
          <table:table-cell office:value-type="float" office:value="745301" calcext:value-type="float">
            <text:p>745301</text:p>
          </table:table-cell>
          <table:table-cell office:value-type="float" office:value="136221" calcext:value-type="float">
            <text:p>136221</text:p>
          </table:table-cell>
          <table:table-cell office:value-type="string" calcext:value-type="string">
            <text:p>this is so pretty! </text:p>
          </table:table-cell>
          <table:table-cell/>
        </table:table-row>
        <table:table-row table:style-name="ro1">
          <table:table-cell office:value-type="float" office:value="265654" calcext:value-type="float">
            <text:p>265654</text:p>
          </table:table-cell>
          <table:table-cell office:value-type="float" office:value="0" calcext:value-type="float">
            <text:p>0</text:p>
          </table:table-cell>
          <table:table-cell office:value-type="float" office:value="1385843" calcext:value-type="float">
            <text:p>1385843</text:p>
          </table:table-cell>
          <table:table-cell office:value-type="float" office:value="83939" calcext:value-type="float">
            <text:p>83939</text:p>
          </table:table-cell>
          <table:table-cell office:value-type="string" calcext:value-type="string">
            <text:p>i love your trails,Where to next? </text:p>
          </table:table-cell>
          <table:table-cell/>
        </table:table-row>
        <table:table-row table:style-name="ro1">
          <table:table-cell office:value-type="float" office:value="269077" calcext:value-type="float">
            <text:p>269077</text:p>
          </table:table-cell>
          <table:table-cell office:value-type="float" office:value="0" calcext:value-type="float">
            <text:p>0</text:p>
          </table:table-cell>
          <table:table-cell office:value-type="float" office:value="1401699" calcext:value-type="float">
            <text:p>1401699</text:p>
          </table:table-cell>
          <table:table-cell office:value-type="float" office:value="135924" calcext:value-type="float">
            <text:p>135924</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79527" calcext:value-type="float">
            <text:p>279527</text:p>
          </table:table-cell>
          <table:table-cell office:value-type="float" office:value="0" calcext:value-type="float">
            <text:p>0</text:p>
          </table:table-cell>
          <table:table-cell office:value-type="float" office:value="1463807" calcext:value-type="float">
            <text:p>1463807</text:p>
          </table:table-cell>
          <table:table-cell office:value-type="float" office:value="40866" calcext:value-type="float">
            <text:p>40866</text:p>
          </table:table-cell>
          <table:table-cell office:value-type="string" calcext:value-type="string">
            <text:p>Fantastic <text:s/>❤️ </text:p>
          </table:table-cell>
          <table:table-cell/>
        </table:table-row>
        <table:table-row table:style-name="ro1">
          <table:table-cell office:value-type="float" office:value="284719" calcext:value-type="float">
            <text:p>284719</text:p>
          </table:table-cell>
          <table:table-cell office:value-type="float" office:value="0" calcext:value-type="float">
            <text:p>0</text:p>
          </table:table-cell>
          <table:table-cell office:value-type="float" office:value="1498678" calcext:value-type="float">
            <text:p>1498678</text:p>
          </table:table-cell>
          <table:table-cell office:value-type="float" office:value="84844" calcext:value-type="float">
            <text:p>84844</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378753" calcext:value-type="float">
            <text:p>378753</text:p>
          </table:table-cell>
          <table:table-cell office:value-type="float" office:value="0" calcext:value-type="float">
            <text:p>0</text:p>
          </table:table-cell>
          <table:table-cell office:value-type="float" office:value="2210640" calcext:value-type="float">
            <text:p>2210640</text:p>
          </table:table-cell>
          <table:table-cell office:value-type="float" office:value="700639" calcext:value-type="float">
            <text:p>700639</text:p>
          </table:table-cell>
          <table:table-cell office:value-type="string" calcext:value-type="string">
            <text:p>[[@82487]] ?</text:p>
          </table:table-cell>
          <table:table-cell/>
        </table:table-row>
        <table:table-row table:style-name="ro1">
          <table:table-cell office:value-type="float" office:value="390761" calcext:value-type="float">
            <text:p>390761</text:p>
          </table:table-cell>
          <table:table-cell office:value-type="float" office:value="0" calcext:value-type="float">
            <text:p>0</text:p>
          </table:table-cell>
          <table:table-cell office:value-type="float" office:value="2268986" calcext:value-type="float">
            <text:p>2268986</text:p>
          </table:table-cell>
          <table:table-cell office:value-type="float" office:value="932077" calcext:value-type="float">
            <text:p>932077</text:p>
          </table:table-cell>
          <table:table-cell office:value-type="string" calcext:value-type="string">
            <text:p>Nice</text:p>
          </table:table-cell>
          <table:table-cell/>
        </table:table-row>
        <table:table-row table:style-name="ro1">
          <table:table-cell office:value-type="float" office:value="401064" calcext:value-type="float">
            <text:p>401064</text:p>
          </table:table-cell>
          <table:table-cell office:value-type="float" office:value="0" calcext:value-type="float">
            <text:p>0</text:p>
          </table:table-cell>
          <table:table-cell office:value-type="float" office:value="761311" calcext:value-type="float">
            <text:p>761311</text:p>
          </table:table-cell>
          <table:table-cell office:value-type="float" office:value="982769" calcext:value-type="float">
            <text:p>982769</text:p>
          </table:table-cell>
          <table:table-cell office:value-type="string" calcext:value-type="string">
            <text:p>naice</text:p>
          </table:table-cell>
          <table:table-cell/>
        </table:table-row>
        <table:table-row table:style-name="ro1">
          <table:table-cell office:value-type="float" office:value="458299" calcext:value-type="float">
            <text:p>458299</text:p>
          </table:table-cell>
          <table:table-cell office:value-type="float" office:value="0" calcext:value-type="float">
            <text:p>0</text:p>
          </table:table-cell>
          <table:table-cell office:value-type="float" office:value="2317246" calcext:value-type="float">
            <text:p>2317246</text:p>
          </table:table-cell>
          <table:table-cell office:value-type="float" office:value="2110702" calcext:value-type="float">
            <text:p>2110702</text:p>
          </table:table-cell>
          <table:table-cell office:value-type="string" calcext:value-type="string">
            <text:p>Gm</text:p>
          </table:table-cell>
          <table:table-cell/>
        </table:table-row>
        <table:table-row table:style-name="ro1">
          <table:table-cell office:value-type="float" office:value="53649" calcext:value-type="float">
            <text:p>53649</text:p>
          </table:table-cell>
          <table:table-cell office:value-type="float" office:value="0" calcext:value-type="float">
            <text:p>0</text:p>
          </table:table-cell>
          <table:table-cell office:value-type="float" office:value="663641" calcext:value-type="float">
            <text:p>663641</text:p>
          </table:table-cell>
          <table:table-cell office:value-type="float" office:value="87124" calcext:value-type="float">
            <text:p>87124</text:p>
          </table:table-cell>
          <table:table-cell office:value-type="string" calcext:value-type="string">
            <text:p>Hey, the title is so innovative!</text:p>
          </table:table-cell>
          <table:table-cell/>
        </table:table-row>
        <table:table-row table:style-name="ro1">
          <table:table-cell office:value-type="float" office:value="85213" calcext:value-type="float">
            <text:p>85213</text:p>
          </table:table-cell>
          <table:table-cell office:value-type="float" office:value="0" calcext:value-type="float">
            <text:p>0</text:p>
          </table:table-cell>
          <table:table-cell office:value-type="float" office:value="41883" calcext:value-type="float">
            <text:p>41883</text:p>
          </table:table-cell>
          <table:table-cell office:value-type="float" office:value="41219" calcext:value-type="float">
            <text:p>41219</text:p>
          </table:table-cell>
          <table:table-cell office:value-type="string" calcext:value-type="string">
            <text:p>Maa kaasam! maza aa gaya</text:p>
          </table:table-cell>
          <table:table-cell/>
        </table:table-row>
        <table:table-row table:style-name="ro1">
          <table:table-cell office:value-type="float" office:value="321024" calcext:value-type="float">
            <text:p>321024</text:p>
          </table:table-cell>
          <table:table-cell office:value-type="float" office:value="0" calcext:value-type="float">
            <text:p>0</text:p>
          </table:table-cell>
          <table:table-cell office:value-type="float" office:value="1703213" calcext:value-type="float">
            <text:p>1703213</text:p>
          </table:table-cell>
          <table:table-cell office:value-type="float" office:value="20306" calcext:value-type="float">
            <text:p>20306</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414938" calcext:value-type="float">
            <text:p>414938</text:p>
          </table:table-cell>
          <table:table-cell office:value-type="float" office:value="0" calcext:value-type="float">
            <text:p>0</text:p>
          </table:table-cell>
          <table:table-cell office:value-type="float" office:value="2348779" calcext:value-type="float">
            <text:p>2348779</text:p>
          </table:table-cell>
          <table:table-cell office:value-type="float" office:value="715076" calcext:value-type="float">
            <text:p>715076</text:p>
          </table:table-cell>
          <table:table-cell office:value-type="string" calcext:value-type="string">
            <text:p>Keep going....</text:p>
          </table:table-cell>
          <table:table-cell/>
        </table:table-row>
        <table:table-row table:style-name="ro1">
          <table:table-cell office:value-type="float" office:value="445794" calcext:value-type="float">
            <text:p>445794</text:p>
          </table:table-cell>
          <table:table-cell office:value-type="float" office:value="0" calcext:value-type="float">
            <text:p>0</text:p>
          </table:table-cell>
          <table:table-cell office:value-type="float" office:value="2413254" calcext:value-type="float">
            <text:p>2413254</text:p>
          </table:table-cell>
          <table:table-cell office:value-type="float" office:value="1771142" calcext:value-type="float">
            <text:p>1771142</text:p>
          </table:table-cell>
          <table:table-cell office:value-type="string" calcext:value-type="string">
            <text:p>Hi</text:p>
          </table:table-cell>
          <table:table-cell/>
        </table:table-row>
        <table:table-row table:style-name="ro1">
          <table:table-cell office:value-type="float" office:value="3106" calcext:value-type="float">
            <text:p>3106</text:p>
          </table:table-cell>
          <table:table-cell office:value-type="float" office:value="14986" calcext:value-type="float">
            <text:p>14986</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copy ?</text:p>
          </table:table-cell>
          <table:table-cell/>
        </table:table-row>
        <table:table-row table:style-name="ro1">
          <table:table-cell office:value-type="float" office:value="17364" calcext:value-type="float">
            <text:p>17364</text:p>
          </table:table-cell>
          <table:table-cell office:value-type="float" office:value="149529" calcext:value-type="float">
            <text:p>149529</text:p>
          </table:table-cell>
          <table:table-cell office:value-type="float" office:value="0" calcext:value-type="float">
            <text:p>0</text:p>
          </table:table-cell>
          <table:table-cell office:value-type="float" office:value="64763" calcext:value-type="float">
            <text:p>64763</text:p>
          </table:table-cell>
          <table:table-cell office:value-type="string" calcext:value-type="string">
            <text:p>https://youtu.be/A2gubJqimsU</text:p>
          </table:table-cell>
          <table:table-cell/>
        </table:table-row>
        <table:table-row table:style-name="ro1">
          <table:table-cell office:value-type="float" office:value="53366" calcext:value-type="float">
            <text:p>53366</text:p>
          </table:table-cell>
          <table:table-cell office:value-type="float" office:value="0" calcext:value-type="float">
            <text:p>0</text:p>
          </table:table-cell>
          <table:table-cell office:value-type="float" office:value="664855" calcext:value-type="float">
            <text:p>664855</text:p>
          </table:table-cell>
          <table:table-cell office:value-type="float" office:value="198577" calcext:value-type="float">
            <text:p>198577</text:p>
          </table:table-cell>
          <table:table-cell office:value-type="string" calcext:value-type="string">
            <text:p>[[@42655]] noo</text:p>
          </table:table-cell>
          <table:table-cell/>
        </table:table-row>
        <table:table-row table:style-name="ro1">
          <table:table-cell office:value-type="float" office:value="206949" calcext:value-type="float">
            <text:p>206949</text:p>
          </table:table-cell>
          <table:table-cell office:value-type="float" office:value="0" calcext:value-type="float">
            <text:p>0</text:p>
          </table:table-cell>
          <table:table-cell office:value-type="float" office:value="1064870" calcext:value-type="float">
            <text:p>1064870</text:p>
          </table:table-cell>
          <table:table-cell office:value-type="float" office:value="320549" calcext:value-type="float">
            <text:p>320549</text:p>
          </table:table-cell>
          <table:table-cell office:value-type="string" calcext:value-type="string">
            <text:p>[[@87223]] thanks</text:p>
          </table:table-cell>
          <table:table-cell/>
        </table:table-row>
        <table:table-row table:style-name="ro1">
          <table:table-cell office:value-type="float" office:value="213160" calcext:value-type="float">
            <text:p>213160</text:p>
          </table:table-cell>
          <table:table-cell office:value-type="float" office:value="0" calcext:value-type="float">
            <text:p>0</text:p>
          </table:table-cell>
          <table:table-cell office:value-type="float" office:value="658110" calcext:value-type="float">
            <text:p>658110</text:p>
          </table:table-cell>
          <table:table-cell office:value-type="float" office:value="317969" calcext:value-type="float">
            <text:p>317969</text:p>
          </table:table-cell>
          <table:table-cell office:value-type="string" calcext:value-type="string">
            <text:p>We cnt forget all these ways ...ladakh ❤</text:p>
          </table:table-cell>
          <table:table-cell/>
        </table:table-row>
        <table:table-row table:style-name="ro1">
          <table:table-cell office:value-type="float" office:value="221961" calcext:value-type="float">
            <text:p>221961</text:p>
          </table:table-cell>
          <table:table-cell office:value-type="float" office:value="0" calcext:value-type="float">
            <text:p>0</text:p>
          </table:table-cell>
          <table:table-cell office:value-type="float" office:value="1144166" calcext:value-type="float">
            <text:p>1144166</text:p>
          </table:table-cell>
          <table:table-cell office:value-type="float" office:value="20028" calcext:value-type="float">
            <text:p>20028</text:p>
          </table:table-cell>
          <table:table-cell office:value-type="string" calcext:value-type="string">
            <text:p>?nice!</text:p>
          </table:table-cell>
          <table:table-cell/>
        </table:table-row>
        <table:table-row table:style-name="ro1">
          <table:table-cell office:value-type="float" office:value="223200" calcext:value-type="float">
            <text:p>223200</text:p>
          </table:table-cell>
          <table:table-cell office:value-type="float" office:value="0" calcext:value-type="float">
            <text:p>0</text:p>
          </table:table-cell>
          <table:table-cell office:value-type="float" office:value="1116931" calcext:value-type="float">
            <text:p>1116931</text:p>
          </table:table-cell>
          <table:table-cell office:value-type="float" office:value="85263" calcext:value-type="float">
            <text:p>85263</text:p>
          </table:table-cell>
          <table:table-cell office:value-type="string" calcext:value-type="string">
            <text:p>Wow this looks so amazing </text:p>
          </table:table-cell>
          <table:table-cell/>
        </table:table-row>
        <table:table-row table:style-name="ro1">
          <table:table-cell office:value-type="float" office:value="263415" calcext:value-type="float">
            <text:p>263415</text:p>
          </table:table-cell>
          <table:table-cell office:value-type="float" office:value="0" calcext:value-type="float">
            <text:p>0</text:p>
          </table:table-cell>
          <table:table-cell office:value-type="float" office:value="1368865" calcext:value-type="float">
            <text:p>1368865</text:p>
          </table:table-cell>
          <table:table-cell office:value-type="float" office:value="44452" calcext:value-type="float">
            <text:p>44452</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296035" calcext:value-type="float">
            <text:p>296035</text:p>
          </table:table-cell>
          <table:table-cell office:value-type="float" office:value="1093520" calcext:value-type="float">
            <text:p>1093520</text:p>
          </table:table-cell>
          <table:table-cell office:value-type="float" office:value="0" calcext:value-type="float">
            <text:p>0</text:p>
          </table:table-cell>
          <table:table-cell office:value-type="float" office:value="482080" calcext:value-type="float">
            <text:p>482080</text:p>
          </table:table-cell>
          <table:table-cell office:value-type="string" calcext:value-type="string">
            <text:p>Luking awesomeness</text:p>
          </table:table-cell>
          <table:table-cell/>
        </table:table-row>
        <table:table-row table:style-name="ro1">
          <table:table-cell office:value-type="float" office:value="338174" calcext:value-type="float">
            <text:p>338174</text:p>
          </table:table-cell>
          <table:table-cell office:value-type="float" office:value="0" calcext:value-type="float">
            <text:p>0</text:p>
          </table:table-cell>
          <table:table-cell office:value-type="float" office:value="1804707" calcext:value-type="float">
            <text:p>1804707</text:p>
          </table:table-cell>
          <table:table-cell office:value-type="float" office:value="39483" calcext:value-type="float">
            <text:p>39483</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58424" calcext:value-type="float">
            <text:p>358424</text:p>
          </table:table-cell>
          <table:table-cell office:value-type="float" office:value="0" calcext:value-type="float">
            <text:p>0</text:p>
          </table:table-cell>
          <table:table-cell office:value-type="float" office:value="1980583" calcext:value-type="float">
            <text:p>1980583</text:p>
          </table:table-cell>
          <table:table-cell office:value-type="float" office:value="82511" calcext:value-type="float">
            <text:p>82511</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52322" calcext:value-type="float">
            <text:p>52322</text:p>
          </table:table-cell>
          <table:table-cell office:value-type="float" office:value="0" calcext:value-type="float">
            <text:p>0</text:p>
          </table:table-cell>
          <table:table-cell office:value-type="float" office:value="657229" calcext:value-type="float">
            <text:p>657229</text:p>
          </table:table-cell>
          <table:table-cell office:value-type="float" office:value="196031" calcext:value-type="float">
            <text:p>196031</text:p>
          </table:table-cell>
          <table:table-cell office:value-type="string" calcext:value-type="string">
            <text:p>[[@83823]] thanks</text:p>
          </table:table-cell>
          <table:table-cell/>
        </table:table-row>
        <table:table-row table:style-name="ro1">
          <table:table-cell office:value-type="float" office:value="54548" calcext:value-type="float">
            <text:p>54548</text:p>
          </table:table-cell>
          <table:table-cell office:value-type="float" office:value="0" calcext:value-type="float">
            <text:p>0</text:p>
          </table:table-cell>
          <table:table-cell office:value-type="float" office:value="666149" calcext:value-type="float">
            <text:p>666149</text:p>
          </table:table-cell>
          <table:table-cell office:value-type="float" office:value="82050" calcext:value-type="float">
            <text:p>82050</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35171" calcext:value-type="float">
            <text:p>135171</text:p>
          </table:table-cell>
          <table:table-cell office:value-type="float" office:value="0" calcext:value-type="float">
            <text:p>0</text:p>
          </table:table-cell>
          <table:table-cell office:value-type="float" office:value="854441" calcext:value-type="float">
            <text:p>854441</text:p>
          </table:table-cell>
          <table:table-cell office:value-type="float" office:value="85570" calcext:value-type="float">
            <text:p>85570</text:p>
          </table:table-cell>
          <table:table-cell office:value-type="string" calcext:value-type="string">
            <text:p>can't wait to read about your next adventure</text:p>
          </table:table-cell>
          <table:table-cell/>
        </table:table-row>
        <table:table-row table:style-name="ro1">
          <table:table-cell office:value-type="float" office:value="148688" calcext:value-type="float">
            <text:p>148688</text:p>
          </table:table-cell>
          <table:table-cell office:value-type="float" office:value="0" calcext:value-type="float">
            <text:p>0</text:p>
          </table:table-cell>
          <table:table-cell office:value-type="float" office:value="879181" calcext:value-type="float">
            <text:p>879181</text:p>
          </table:table-cell>
          <table:table-cell office:value-type="float" office:value="263254" calcext:value-type="float">
            <text:p>263254</text:p>
          </table:table-cell>
          <table:table-cell office:value-type="string" calcext:value-type="string">
            <text:p>[[@135676]] ty??</text:p>
          </table:table-cell>
          <table:table-cell/>
        </table:table-row>
        <table:table-row table:style-name="ro1">
          <table:table-cell office:value-type="float" office:value="170742" calcext:value-type="float">
            <text:p>170742</text:p>
          </table:table-cell>
          <table:table-cell office:value-type="float" office:value="0" calcext:value-type="float">
            <text:p>0</text:p>
          </table:table-cell>
          <table:table-cell office:value-type="float" office:value="947193" calcext:value-type="float">
            <text:p>947193</text:p>
          </table:table-cell>
          <table:table-cell office:value-type="float" office:value="79104" calcext:value-type="float">
            <text:p>79104</text:p>
          </table:table-cell>
          <table:table-cell office:value-type="string" calcext:value-type="string">
            <text:p>This is the best information I've got of this place!</text:p>
          </table:table-cell>
          <table:table-cell/>
        </table:table-row>
        <table:table-row table:style-name="ro1">
          <table:table-cell office:value-type="float" office:value="173701" calcext:value-type="float">
            <text:p>173701</text:p>
          </table:table-cell>
          <table:table-cell office:value-type="float" office:value="561616" calcext:value-type="float">
            <text:p>561616</text:p>
          </table:table-cell>
          <table:table-cell office:value-type="float" office:value="0" calcext:value-type="float">
            <text:p>0</text:p>
          </table:table-cell>
          <table:table-cell office:value-type="float" office:value="288383" calcext:value-type="float">
            <text:p>288383</text:p>
          </table:table-cell>
          <table:table-cell office:value-type="string" calcext:value-type="string">
            <text:p>Must try♥️</text:p>
          </table:table-cell>
          <table:table-cell/>
        </table:table-row>
        <table:table-row table:style-name="ro1">
          <table:table-cell office:value-type="float" office:value="290876" calcext:value-type="float">
            <text:p>290876</text:p>
          </table:table-cell>
          <table:table-cell office:value-type="float" office:value="0" calcext:value-type="float">
            <text:p>0</text:p>
          </table:table-cell>
          <table:table-cell office:value-type="float" office:value="1183678" calcext:value-type="float">
            <text:p>1183678</text:p>
          </table:table-cell>
          <table:table-cell office:value-type="float" office:value="241170" calcext:value-type="float">
            <text:p>241170</text:p>
          </table:table-cell>
          <table:table-cell office:value-type="string" calcext:value-type="string">
            <text:p>Great, thank you</text:p>
          </table:table-cell>
          <table:table-cell/>
        </table:table-row>
        <table:table-row table:style-name="ro1">
          <table:table-cell office:value-type="float" office:value="318701" calcext:value-type="float">
            <text:p>318701</text:p>
          </table:table-cell>
          <table:table-cell office:value-type="float" office:value="0" calcext:value-type="float">
            <text:p>0</text:p>
          </table:table-cell>
          <table:table-cell office:value-type="float" office:value="1694052" calcext:value-type="float">
            <text:p>1694052</text:p>
          </table:table-cell>
          <table:table-cell office:value-type="float" office:value="77202" calcext:value-type="float">
            <text:p>77202</text:p>
          </table:table-cell>
          <table:table-cell office:value-type="string" calcext:value-type="string">
            <text:p>The title was so rad! cool stuff really!</text:p>
          </table:table-cell>
          <table:table-cell/>
        </table:table-row>
        <table:table-row table:style-name="ro1">
          <table:table-cell office:value-type="float" office:value="356083" calcext:value-type="float">
            <text:p>356083</text:p>
          </table:table-cell>
          <table:table-cell office:value-type="float" office:value="0" calcext:value-type="float">
            <text:p>0</text:p>
          </table:table-cell>
          <table:table-cell office:value-type="float" office:value="1168872" calcext:value-type="float">
            <text:p>1168872</text:p>
          </table:table-cell>
          <table:table-cell office:value-type="float" office:value="52550" calcext:value-type="float">
            <text:p>52550</text:p>
          </table:table-cell>
          <table:table-cell office:value-type="string" calcext:value-type="string">
            <text:p>i love your work and i use it to plan my trips :)</text:p>
          </table:table-cell>
          <table:table-cell/>
        </table:table-row>
        <table:table-row table:style-name="ro1">
          <table:table-cell office:value-type="float" office:value="429314" calcext:value-type="float">
            <text:p>429314</text:p>
          </table:table-cell>
          <table:table-cell office:value-type="float" office:value="0" calcext:value-type="float">
            <text:p>0</text:p>
          </table:table-cell>
          <table:table-cell office:value-type="float" office:value="51630" calcext:value-type="float">
            <text:p>51630</text:p>
          </table:table-cell>
          <table:table-cell office:value-type="float" office:value="14790" calcext:value-type="float">
            <text:p>14790</text:p>
          </table:table-cell>
          <table:table-cell office:value-type="string" calcext:value-type="string">
            <text:p>love the place here </text:p>
          </table:table-cell>
          <table:table-cell/>
        </table:table-row>
        <table:table-row table:style-name="ro1">
          <table:table-cell office:value-type="float" office:value="23259" calcext:value-type="float">
            <text:p>23259</text:p>
          </table:table-cell>
          <table:table-cell office:value-type="float" office:value="0" calcext:value-type="float">
            <text:p>0</text:p>
          </table:table-cell>
          <table:table-cell office:value-type="float" office:value="578713" calcext:value-type="float">
            <text:p>578713</text:p>
          </table:table-cell>
          <table:table-cell office:value-type="float" office:value="88027" calcext:value-type="float">
            <text:p>88027</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58523" calcext:value-type="float">
            <text:p>58523</text:p>
          </table:table-cell>
          <table:table-cell office:value-type="float" office:value="0" calcext:value-type="float">
            <text:p>0</text:p>
          </table:table-cell>
          <table:table-cell office:value-type="float" office:value="675068" calcext:value-type="float">
            <text:p>675068</text:p>
          </table:table-cell>
          <table:table-cell office:value-type="float" office:value="41096" calcext:value-type="float">
            <text:p>41096</text:p>
          </table:table-cell>
          <table:table-cell office:value-type="string" calcext:value-type="string">
            <text:p>Lage Raho Launde! Mast kaam kar rahe ho</text:p>
          </table:table-cell>
          <table:table-cell/>
        </table:table-row>
        <table:table-row table:style-name="ro1">
          <table:table-cell office:value-type="float" office:value="73825" calcext:value-type="float">
            <text:p>73825</text:p>
          </table:table-cell>
          <table:table-cell office:value-type="float" office:value="0" calcext:value-type="float">
            <text:p>0</text:p>
          </table:table-cell>
          <table:table-cell office:value-type="float" office:value="716366" calcext:value-type="float">
            <text:p>716366</text:p>
          </table:table-cell>
          <table:table-cell office:value-type="float" office:value="210660" calcext:value-type="float">
            <text:p>210660</text:p>
          </table:table-cell>
          <table:table-cell office:value-type="string" calcext:value-type="string">
            <text:p>[[@82927]] hi please refer to comment of mine . I forgot to tag u .. so do write . I can help u with a budgeted trip that will be inclusive of luxury for which a travel agent might charge heavily</text:p>
          </table:table-cell>
          <table:table-cell/>
        </table:table-row>
        <table:table-row table:style-name="ro1">
          <table:table-cell office:value-type="float" office:value="246962" calcext:value-type="float">
            <text:p>246962</text:p>
          </table:table-cell>
          <table:table-cell office:value-type="float" office:value="0" calcext:value-type="float">
            <text:p>0</text:p>
          </table:table-cell>
          <table:table-cell office:value-type="float" office:value="1236859" calcext:value-type="float">
            <text:p>1236859</text:p>
          </table:table-cell>
          <table:table-cell office:value-type="float" office:value="373917" calcext:value-type="float">
            <text:p>373917</text:p>
          </table:table-cell>
          <table:table-cell office:value-type="string" calcext:value-type="string">
            <text:p>[[@76469]] <text:s/>well I hv been to many places in India..</text:p>
          </table:table-cell>
          <table:table-cell/>
        </table:table-row>
        <table:table-row table:style-name="ro1">
          <table:table-cell office:value-type="float" office:value="276022" calcext:value-type="float">
            <text:p>276022</text:p>
          </table:table-cell>
          <table:table-cell office:value-type="float" office:value="0" calcext:value-type="float">
            <text:p>0</text:p>
          </table:table-cell>
          <table:table-cell office:value-type="float" office:value="1443368" calcext:value-type="float">
            <text:p>1443368</text:p>
          </table:table-cell>
          <table:table-cell office:value-type="float" office:value="87172" calcext:value-type="float">
            <text:p>87172</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00923" calcext:value-type="float">
            <text:p>300923</text:p>
          </table:table-cell>
          <table:table-cell office:value-type="float" office:value="0" calcext:value-type="float">
            <text:p>0</text:p>
          </table:table-cell>
          <table:table-cell office:value-type="float" office:value="1043016" calcext:value-type="float">
            <text:p>1043016</text:p>
          </table:table-cell>
          <table:table-cell office:value-type="float" office:value="63371" calcext:value-type="float">
            <text:p>63371</text:p>
          </table:table-cell>
          <table:table-cell office:value-type="string" calcext:value-type="string">
            <text:p>Please send full details</text:p>
          </table:table-cell>
          <table:table-cell/>
        </table:table-row>
        <table:table-row table:style-name="ro1">
          <table:table-cell office:value-type="float" office:value="311478" calcext:value-type="float">
            <text:p>311478</text:p>
          </table:table-cell>
          <table:table-cell office:value-type="float" office:value="0" calcext:value-type="float">
            <text:p>0</text:p>
          </table:table-cell>
          <table:table-cell office:value-type="float" office:value="1652341" calcext:value-type="float">
            <text:p>1652341</text:p>
          </table:table-cell>
          <table:table-cell office:value-type="float" office:value="507910" calcext:value-type="float">
            <text:p>507910</text:p>
          </table:table-cell>
          <table:table-cell office:value-type="string" calcext:value-type="string">
            <text:p>[[@1]]</text:p>
          </table:table-cell>
          <table:table-cell/>
        </table:table-row>
        <table:table-row table:style-name="ro1">
          <table:table-cell office:value-type="float" office:value="328180" calcext:value-type="float">
            <text:p>328180</text:p>
          </table:table-cell>
          <table:table-cell office:value-type="float" office:value="0" calcext:value-type="float">
            <text:p>0</text:p>
          </table:table-cell>
          <table:table-cell office:value-type="float" office:value="1713928" calcext:value-type="float">
            <text:p>1713928</text:p>
          </table:table-cell>
          <table:table-cell office:value-type="float" office:value="528231" calcext:value-type="float">
            <text:p>528231</text:p>
          </table:table-cell>
          <table:table-cell office:value-type="string" calcext:value-type="string">
            <text:p>thanx</text:p>
          </table:table-cell>
          <table:table-cell/>
        </table:table-row>
        <table:table-row table:style-name="ro5">
          <table:table-cell office:value-type="float" office:value="331163" calcext:value-type="float">
            <text:p>331163</text:p>
          </table:table-cell>
          <table:table-cell office:value-type="float" office:value="0" calcext:value-type="float">
            <text:p>0</text:p>
          </table:table-cell>
          <table:table-cell office:value-type="float" office:value="1771363" calcext:value-type="float">
            <text:p>1771363</text:p>
          </table:table-cell>
          <table:table-cell office:value-type="float" office:value="547235" calcext:value-type="float">
            <text:p>547235</text:p>
          </table:table-cell>
          <table:table-cell office:value-type="string" calcext:value-type="string">
            <text:p>[[@83080]]   It was my first trail</text:p>
            <text:p>Nxt one will be Good i assure</text:p>
          </table:table-cell>
          <table:table-cell/>
        </table:table-row>
        <table:table-row table:style-name="ro1">
          <table:table-cell office:value-type="float" office:value="34792" calcext:value-type="float">
            <text:p>34792</text:p>
          </table:table-cell>
          <table:table-cell office:value-type="float" office:value="0" calcext:value-type="float">
            <text:p>0</text:p>
          </table:table-cell>
          <table:table-cell office:value-type="float" office:value="617074" calcext:value-type="float">
            <text:p>617074</text:p>
          </table:table-cell>
          <table:table-cell office:value-type="float" office:value="80935" calcext:value-type="float">
            <text:p>80935</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86642" calcext:value-type="float">
            <text:p>86642</text:p>
          </table:table-cell>
          <table:table-cell office:value-type="float" office:value="0" calcext:value-type="float">
            <text:p>0</text:p>
          </table:table-cell>
          <table:table-cell office:value-type="float" office:value="741719" calcext:value-type="float">
            <text:p>741719</text:p>
          </table:table-cell>
          <table:table-cell office:value-type="float" office:value="39620" calcext:value-type="float">
            <text:p>39620</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41546" calcext:value-type="float">
            <text:p>141546</text:p>
          </table:table-cell>
          <table:table-cell office:value-type="float" office:value="0" calcext:value-type="float">
            <text:p>0</text:p>
          </table:table-cell>
          <table:table-cell office:value-type="float" office:value="870948" calcext:value-type="float">
            <text:p>870948</text:p>
          </table:table-cell>
          <table:table-cell office:value-type="float" office:value="136546" calcext:value-type="float">
            <text:p>136546</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53858" calcext:value-type="float">
            <text:p>153858</text:p>
          </table:table-cell>
          <table:table-cell office:value-type="float" office:value="0" calcext:value-type="float">
            <text:p>0</text:p>
          </table:table-cell>
          <table:table-cell office:value-type="float" office:value="900248" calcext:value-type="float">
            <text:p>900248</text:p>
          </table:table-cell>
          <table:table-cell office:value-type="float" office:value="83261" calcext:value-type="float">
            <text:p>83261</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11365" calcext:value-type="float">
            <text:p>211365</text:p>
          </table:table-cell>
          <table:table-cell office:value-type="float" office:value="0" calcext:value-type="float">
            <text:p>0</text:p>
          </table:table-cell>
          <table:table-cell office:value-type="float" office:value="1086387" calcext:value-type="float">
            <text:p>1086387</text:p>
          </table:table-cell>
          <table:table-cell office:value-type="float" office:value="81798" calcext:value-type="float">
            <text:p>81798</text:p>
          </table:table-cell>
          <table:table-cell office:value-type="string" calcext:value-type="string">
            <text:p>This trail is ingenious! brilliant work!</text:p>
          </table:table-cell>
          <table:table-cell/>
        </table:table-row>
        <table:table-row table:style-name="ro1">
          <table:table-cell office:value-type="float" office:value="235154" calcext:value-type="float">
            <text:p>235154</text:p>
          </table:table-cell>
          <table:table-cell office:value-type="float" office:value="0" calcext:value-type="float">
            <text:p>0</text:p>
          </table:table-cell>
          <table:table-cell office:value-type="float" office:value="1188842" calcext:value-type="float">
            <text:p>1188842</text:p>
          </table:table-cell>
          <table:table-cell office:value-type="float" office:value="358779" calcext:value-type="float">
            <text:p>358779</text:p>
          </table:table-cell>
          <table:table-cell office:value-type="string" calcext:value-type="string">
            <text:p>[[@42730]] <text:s/>it is the nature that made this pic a blockbuster</text:p>
          </table:table-cell>
          <table:table-cell/>
        </table:table-row>
        <table:table-row table:style-name="ro1">
          <table:table-cell office:value-type="float" office:value="250680" calcext:value-type="float">
            <text:p>250680</text:p>
          </table:table-cell>
          <table:table-cell office:value-type="float" office:value="0" calcext:value-type="float">
            <text:p>0</text:p>
          </table:table-cell>
          <table:table-cell office:value-type="float" office:value="1270649" calcext:value-type="float">
            <text:p>1270649</text:p>
          </table:table-cell>
          <table:table-cell office:value-type="float" office:value="86196" calcext:value-type="float">
            <text:p>86196</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51600" calcext:value-type="float">
            <text:p>251600</text:p>
          </table:table-cell>
          <table:table-cell office:value-type="float" office:value="0" calcext:value-type="float">
            <text:p>0</text:p>
          </table:table-cell>
          <table:table-cell office:value-type="float" office:value="1284090" calcext:value-type="float">
            <text:p>1284090</text:p>
          </table:table-cell>
          <table:table-cell office:value-type="float" office:value="82908" calcext:value-type="float">
            <text:p>82908</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06199" calcext:value-type="float">
            <text:p>306199</text:p>
          </table:table-cell>
          <table:table-cell office:value-type="float" office:value="325539" calcext:value-type="float">
            <text:p>325539</text:p>
          </table:table-cell>
          <table:table-cell office:value-type="float" office:value="0" calcext:value-type="float">
            <text:p>0</text:p>
          </table:table-cell>
          <table:table-cell office:value-type="float" office:value="498975" calcext:value-type="float">
            <text:p>498975</text:p>
          </table:table-cell>
          <table:table-cell office:value-type="string" calcext:value-type="string">
            <text:p>Tujha gav aahe ka thakursai???</text:p>
          </table:table-cell>
          <table:table-cell/>
        </table:table-row>
        <table:table-row table:style-name="ro1">
          <table:table-cell office:value-type="float" office:value="312703" calcext:value-type="float">
            <text:p>312703</text:p>
          </table:table-cell>
          <table:table-cell office:value-type="float" office:value="0" calcext:value-type="float">
            <text:p>0</text:p>
          </table:table-cell>
          <table:table-cell office:value-type="float" office:value="1660292" calcext:value-type="float">
            <text:p>1660292</text:p>
          </table:table-cell>
          <table:table-cell office:value-type="float" office:value="80618" calcext:value-type="float">
            <text:p>80618</text:p>
          </table:table-cell>
          <table:table-cell office:value-type="string" calcext:value-type="string">
            <text:p>Wow! that's such a cool title! but the images were so blurry!</text:p>
          </table:table-cell>
          <table:table-cell/>
        </table:table-row>
        <table:table-row table:style-name="ro1">
          <table:table-cell office:value-type="float" office:value="352536" calcext:value-type="float">
            <text:p>352536</text:p>
          </table:table-cell>
          <table:table-cell office:value-type="float" office:value="0" calcext:value-type="float">
            <text:p>0</text:p>
          </table:table-cell>
          <table:table-cell office:value-type="float" office:value="1907882" calcext:value-type="float">
            <text:p>1907882</text:p>
          </table:table-cell>
          <table:table-cell office:value-type="float" office:value="41479" calcext:value-type="float">
            <text:p>41479</text:p>
          </table:table-cell>
          <table:table-cell office:value-type="string" calcext:value-type="string">
            <text:p>mast content h</text:p>
          </table:table-cell>
          <table:table-cell/>
        </table:table-row>
        <table:table-row table:style-name="ro1">
          <table:table-cell office:value-type="float" office:value="364281" calcext:value-type="float">
            <text:p>364281</text:p>
          </table:table-cell>
          <table:table-cell office:value-type="float" office:value="0" calcext:value-type="float">
            <text:p>0</text:p>
          </table:table-cell>
          <table:table-cell office:value-type="float" office:value="2104203" calcext:value-type="float">
            <text:p>2104203</text:p>
          </table:table-cell>
          <table:table-cell office:value-type="float" office:value="663209" calcext:value-type="float">
            <text:p>663209</text:p>
          </table:table-cell>
          <table:table-cell office:value-type="string" calcext:value-type="string">
            <text:p>Wonderful</text:p>
          </table:table-cell>
          <table:table-cell/>
        </table:table-row>
        <table:table-row table:style-name="ro1">
          <table:table-cell office:value-type="float" office:value="19784" calcext:value-type="float">
            <text:p>19784</text:p>
          </table:table-cell>
          <table:table-cell office:value-type="float" office:value="0" calcext:value-type="float">
            <text:p>0</text:p>
          </table:table-cell>
          <table:table-cell office:value-type="float" office:value="586099" calcext:value-type="float">
            <text:p>586099</text:p>
          </table:table-cell>
          <table:table-cell office:value-type="float" office:value="77594" calcext:value-type="float">
            <text:p>77594</text:p>
          </table:table-cell>
          <table:table-cell office:value-type="string" calcext:value-type="string">
            <text:p>Yeh picture toh blockbuster hai ekdum :D</text:p>
          </table:table-cell>
          <table:table-cell/>
        </table:table-row>
        <table:table-row table:style-name="ro1">
          <table:table-cell office:value-type="float" office:value="60232" calcext:value-type="float">
            <text:p>60232</text:p>
          </table:table-cell>
          <table:table-cell office:value-type="float" office:value="0" calcext:value-type="float">
            <text:p>0</text:p>
          </table:table-cell>
          <table:table-cell office:value-type="float" office:value="680065" calcext:value-type="float">
            <text:p>680065</text:p>
          </table:table-cell>
          <table:table-cell office:value-type="float" office:value="151256" calcext:value-type="float">
            <text:p>151256</text:p>
          </table:table-cell>
          <table:table-cell office:value-type="string" calcext:value-type="string">
            <text:p>[[@1]]</text:p>
          </table:table-cell>
          <table:table-cell/>
        </table:table-row>
        <table:table-row table:style-name="ro1">
          <table:table-cell office:value-type="float" office:value="74493" calcext:value-type="float">
            <text:p>74493</text:p>
          </table:table-cell>
          <table:table-cell office:value-type="float" office:value="0" calcext:value-type="float">
            <text:p>0</text:p>
          </table:table-cell>
          <table:table-cell office:value-type="float" office:value="712972" calcext:value-type="float">
            <text:p>712972</text:p>
          </table:table-cell>
          <table:table-cell office:value-type="float" office:value="212327" calcext:value-type="float">
            <text:p>212327</text:p>
          </table:table-cell>
          <table:table-cell office:value-type="string" calcext:value-type="string">
            <text:p>[[@39616]] Ok, thanks for the suggestion, would do</text:p>
          </table:table-cell>
          <table:table-cell/>
        </table:table-row>
        <table:table-row table:style-name="ro1">
          <table:table-cell office:value-type="float" office:value="112283" calcext:value-type="float">
            <text:p>112283</text:p>
          </table:table-cell>
          <table:table-cell office:value-type="float" office:value="0" calcext:value-type="float">
            <text:p>0</text:p>
          </table:table-cell>
          <table:table-cell office:value-type="float" office:value="805241" calcext:value-type="float">
            <text:p>805241</text:p>
          </table:table-cell>
          <table:table-cell office:value-type="float" office:value="45583" calcext:value-type="float">
            <text:p>45583</text:p>
          </table:table-cell>
          <table:table-cell office:value-type="string" calcext:value-type="string">
            <text:p>Lajavaab</text:p>
          </table:table-cell>
          <table:table-cell/>
        </table:table-row>
        <table:table-row table:style-name="ro1">
          <table:table-cell office:value-type="float" office:value="173730" calcext:value-type="float">
            <text:p>173730</text:p>
          </table:table-cell>
          <table:table-cell office:value-type="float" office:value="0" calcext:value-type="float">
            <text:p>0</text:p>
          </table:table-cell>
          <table:table-cell office:value-type="float" office:value="956829" calcext:value-type="float">
            <text:p>956829</text:p>
          </table:table-cell>
          <table:table-cell office:value-type="float" office:value="41272" calcext:value-type="float">
            <text:p>41272</text:p>
          </table:table-cell>
          <table:table-cell office:value-type="string" calcext:value-type="string">
            <text:p>This trail got me searching for railway tickets! so inspiring!</text:p>
          </table:table-cell>
          <table:table-cell/>
        </table:table-row>
        <table:table-row table:style-name="ro5">
          <table:table-cell office:value-type="float" office:value="188170" calcext:value-type="float">
            <text:p>188170</text:p>
          </table:table-cell>
          <table:table-cell office:value-type="float" office:value="0" calcext:value-type="float">
            <text:p>0</text:p>
          </table:table-cell>
          <table:table-cell office:value-type="float" office:value="822380" calcext:value-type="float">
            <text:p>822380</text:p>
          </table:table-cell>
          <table:table-cell office:value-type="float" office:value="245273" calcext:value-type="float">
            <text:p>245273</text:p>
          </table:table-cell>
          <table:table-cell office:value-type="string" calcext:value-type="string">
            <text:p>[[@80538]] </text:p>
            <text:p>What you have to know about this place..</text:p>
          </table:table-cell>
          <table:table-cell/>
        </table:table-row>
        <table:table-row table:style-name="ro1">
          <table:table-cell office:value-type="float" office:value="242156" calcext:value-type="float">
            <text:p>242156</text:p>
          </table:table-cell>
          <table:table-cell office:value-type="float" office:value="0" calcext:value-type="float">
            <text:p>0</text:p>
          </table:table-cell>
          <table:table-cell office:value-type="float" office:value="1210626" calcext:value-type="float">
            <text:p>1210626</text:p>
          </table:table-cell>
          <table:table-cell office:value-type="float" office:value="78215" calcext:value-type="float">
            <text:p>78215</text:p>
          </table:table-cell>
          <table:table-cell office:value-type="string" calcext:value-type="string">
            <text:p>The title was so rad! cool stuff really!</text:p>
          </table:table-cell>
          <table:table-cell/>
        </table:table-row>
        <table:table-row table:style-name="ro1">
          <table:table-cell office:value-type="float" office:value="326213" calcext:value-type="float">
            <text:p>326213</text:p>
          </table:table-cell>
          <table:table-cell office:value-type="float" office:value="0" calcext:value-type="float">
            <text:p>0</text:p>
          </table:table-cell>
          <table:table-cell office:value-type="float" office:value="1744958" calcext:value-type="float">
            <text:p>1744958</text:p>
          </table:table-cell>
          <table:table-cell office:value-type="float" office:value="78171" calcext:value-type="float">
            <text:p>78171</text:p>
          </table:table-cell>
          <table:table-cell office:value-type="string" calcext:value-type="string">
            <text:p>Keep posting your amazing trail ??</text:p>
          </table:table-cell>
          <table:table-cell/>
        </table:table-row>
        <table:table-row table:style-name="ro1">
          <table:table-cell office:value-type="float" office:value="353756" calcext:value-type="float">
            <text:p>353756</text:p>
          </table:table-cell>
          <table:table-cell office:value-type="float" office:value="0" calcext:value-type="float">
            <text:p>0</text:p>
          </table:table-cell>
          <table:table-cell office:value-type="float" office:value="1904524" calcext:value-type="float">
            <text:p>1904524</text:p>
          </table:table-cell>
          <table:table-cell office:value-type="float" office:value="8959" calcext:value-type="float">
            <text:p>8959</text:p>
          </table:table-cell>
          <table:table-cell office:value-type="string" calcext:value-type="string">
            <text:p>Wow! this is simply an amazing trail!</text:p>
          </table:table-cell>
          <table:table-cell/>
        </table:table-row>
        <table:table-row table:style-name="ro1">
          <table:table-cell office:value-type="float" office:value="364330" calcext:value-type="float">
            <text:p>364330</text:p>
          </table:table-cell>
          <table:table-cell office:value-type="float" office:value="0" calcext:value-type="float">
            <text:p>0</text:p>
          </table:table-cell>
          <table:table-cell office:value-type="float" office:value="1111216" calcext:value-type="float">
            <text:p>1111216</text:p>
          </table:table-cell>
          <table:table-cell office:value-type="float" office:value="647872" calcext:value-type="float">
            <text:p>647872</text:p>
          </table:table-cell>
          <table:table-cell office:value-type="string" calcext:value-type="string">
            <text:p>Hiii</text:p>
          </table:table-cell>
          <table:table-cell/>
        </table:table-row>
        <table:table-row table:style-name="ro1">
          <table:table-cell office:value-type="float" office:value="422500" calcext:value-type="float">
            <text:p>422500</text:p>
          </table:table-cell>
          <table:table-cell office:value-type="float" office:value="0" calcext:value-type="float">
            <text:p>0</text:p>
          </table:table-cell>
          <table:table-cell office:value-type="float" office:value="2160483" calcext:value-type="float">
            <text:p>2160483</text:p>
          </table:table-cell>
          <table:table-cell office:value-type="float" office:value="41999" calcext:value-type="float">
            <text:p>41999</text:p>
          </table:table-cell>
          <table:table-cell office:value-type="string" calcext:value-type="string">
            <text:p>wow</text:p>
          </table:table-cell>
          <table:table-cell/>
        </table:table-row>
        <table:table-row table:style-name="ro1">
          <table:table-cell office:value-type="float" office:value="12302" calcext:value-type="float">
            <text:p>12302</text:p>
          </table:table-cell>
          <table:table-cell office:value-type="float" office:value="0" calcext:value-type="float">
            <text:p>0</text:p>
          </table:table-cell>
          <table:table-cell office:value-type="float" office:value="412601" calcext:value-type="float">
            <text:p>412601</text:p>
          </table:table-cell>
          <table:table-cell office:value-type="float" office:value="443" calcext:value-type="float">
            <text:p>443</text:p>
          </table:table-cell>
          <table:table-cell office:value-type="string" calcext:value-type="string">
            <text:p>nice work!!</text:p>
          </table:table-cell>
          <table:table-cell/>
        </table:table-row>
        <table:table-row table:style-name="ro1">
          <table:table-cell office:value-type="float" office:value="35786" calcext:value-type="float">
            <text:p>35786</text:p>
          </table:table-cell>
          <table:table-cell office:value-type="float" office:value="0" calcext:value-type="float">
            <text:p>0</text:p>
          </table:table-cell>
          <table:table-cell office:value-type="float" office:value="626210" calcext:value-type="float">
            <text:p>626210</text:p>
          </table:table-cell>
          <table:table-cell office:value-type="float" office:value="79882" calcext:value-type="float">
            <text:p>79882</text:p>
          </table:table-cell>
          <table:table-cell office:value-type="string" calcext:value-type="string">
            <text:p>Loved your trail ❤️</text:p>
          </table:table-cell>
          <table:table-cell/>
        </table:table-row>
        <table:table-row table:style-name="ro1">
          <table:table-cell office:value-type="float" office:value="106500" calcext:value-type="float">
            <text:p>106500</text:p>
          </table:table-cell>
          <table:table-cell office:value-type="float" office:value="0" calcext:value-type="float">
            <text:p>0</text:p>
          </table:table-cell>
          <table:table-cell office:value-type="float" office:value="791478" calcext:value-type="float">
            <text:p>791478</text:p>
          </table:table-cell>
          <table:table-cell office:value-type="float" office:value="88003" calcext:value-type="float">
            <text:p>88003</text:p>
          </table:table-cell>
          <table:table-cell office:value-type="string" calcext:value-type="string">
            <text:p>The title was so rad! cool stuff really!</text:p>
          </table:table-cell>
          <table:table-cell/>
        </table:table-row>
        <table:table-row table:style-name="ro1">
          <table:table-cell office:value-type="float" office:value="109271" calcext:value-type="float">
            <text:p>109271</text:p>
          </table:table-cell>
          <table:table-cell office:value-type="float" office:value="0" calcext:value-type="float">
            <text:p>0</text:p>
          </table:table-cell>
          <table:table-cell office:value-type="float" office:value="797720" calcext:value-type="float">
            <text:p>797720</text:p>
          </table:table-cell>
          <table:table-cell office:value-type="float" office:value="136170" calcext:value-type="float">
            <text:p>136170</text:p>
          </table:table-cell>
          <table:table-cell office:value-type="string" calcext:value-type="string">
            <text:p>Hey what time of the year is best to visit this place?</text:p>
          </table:table-cell>
          <table:table-cell/>
        </table:table-row>
        <table:table-row table:style-name="ro1">
          <table:table-cell office:value-type="float" office:value="119162" calcext:value-type="float">
            <text:p>119162</text:p>
          </table:table-cell>
          <table:table-cell office:value-type="float" office:value="0" calcext:value-type="float">
            <text:p>0</text:p>
          </table:table-cell>
          <table:table-cell office:value-type="float" office:value="818058" calcext:value-type="float">
            <text:p>818058</text:p>
          </table:table-cell>
          <table:table-cell office:value-type="float" office:value="243869" calcext:value-type="float">
            <text:p>243869</text:p>
          </table:table-cell>
          <table:table-cell office:value-type="string" calcext:value-type="string">
            <text:p>@__umanggupta__enjoy ur trip</text:p>
          </table:table-cell>
          <table:table-cell/>
        </table:table-row>
        <table:table-row table:style-name="ro1">
          <table:table-cell office:value-type="float" office:value="264343" calcext:value-type="float">
            <text:p>264343</text:p>
          </table:table-cell>
          <table:table-cell office:value-type="float" office:value="0" calcext:value-type="float">
            <text:p>0</text:p>
          </table:table-cell>
          <table:table-cell office:value-type="float" office:value="1377093" calcext:value-type="float">
            <text:p>1377093</text:p>
          </table:table-cell>
          <table:table-cell office:value-type="float" office:value="20061" calcext:value-type="float">
            <text:p>20061</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443591" calcext:value-type="float">
            <text:p>443591</text:p>
          </table:table-cell>
          <table:table-cell office:value-type="float" office:value="0" calcext:value-type="float">
            <text:p>0</text:p>
          </table:table-cell>
          <table:table-cell office:value-type="float" office:value="2296596" calcext:value-type="float">
            <text:p>2296596</text:p>
          </table:table-cell>
          <table:table-cell office:value-type="float" office:value="1725037" calcext:value-type="float">
            <text:p>1725037</text:p>
          </table:table-cell>
          <table:table-cell office:value-type="string" calcext:value-type="string">
            <text:p>Bhejdo sister</text:p>
          </table:table-cell>
          <table:table-cell/>
        </table:table-row>
        <table:table-row table:style-name="ro1">
          <table:table-cell office:value-type="float" office:value="461820" calcext:value-type="float">
            <text:p>461820</text:p>
          </table:table-cell>
          <table:table-cell office:value-type="float" office:value="0" calcext:value-type="float">
            <text:p>0</text:p>
          </table:table-cell>
          <table:table-cell office:value-type="float" office:value="2316799" calcext:value-type="float">
            <text:p>2316799</text:p>
          </table:table-cell>
          <table:table-cell office:value-type="float" office:value="2216376" calcext:value-type="float">
            <text:p>2216376</text:p>
          </table:table-cell>
          <table:table-cell office:value-type="string" calcext:value-type="string">
            <text:p>Hii love</text:p>
          </table:table-cell>
          <table:table-cell/>
        </table:table-row>
        <table:table-row table:style-name="ro1">
          <table:table-cell office:value-type="float" office:value="3704" calcext:value-type="float">
            <text:p>3704</text:p>
          </table:table-cell>
          <table:table-cell office:value-type="float" office:value="30366" calcext:value-type="float">
            <text:p>30366</text:p>
          </table:table-cell>
          <table:table-cell office:value-type="float" office:value="0" calcext:value-type="float">
            <text:p>0</text:p>
          </table:table-cell>
          <table:table-cell office:value-type="float" office:value="10477" calcext:value-type="float">
            <text:p>10477</text:p>
          </table:table-cell>
          <table:table-cell office:value-type="string" calcext:value-type="string">
            <text:p>Cool</text:p>
          </table:table-cell>
          <table:table-cell/>
        </table:table-row>
        <table:table-row table:style-name="ro1">
          <table:table-cell office:value-type="float" office:value="21085" calcext:value-type="float">
            <text:p>21085</text:p>
          </table:table-cell>
          <table:table-cell office:value-type="float" office:value="253919" calcext:value-type="float">
            <text:p>253919</text:p>
          </table:table-cell>
          <table:table-cell office:value-type="float" office:value="0" calcext:value-type="float">
            <text:p>0</text:p>
          </table:table-cell>
          <table:table-cell office:value-type="float" office:value="173352" calcext:value-type="float">
            <text:p>173352</text:p>
          </table:table-cell>
          <table:table-cell office:value-type="string" calcext:value-type="string">
            <text:p>Beauty</text:p>
          </table:table-cell>
          <table:table-cell/>
        </table:table-row>
        <table:table-row table:style-name="ro1">
          <table:table-cell office:value-type="float" office:value="23468" calcext:value-type="float">
            <text:p>23468</text:p>
          </table:table-cell>
          <table:table-cell office:value-type="float" office:value="0" calcext:value-type="float">
            <text:p>0</text:p>
          </table:table-cell>
          <table:table-cell office:value-type="float" office:value="595110" calcext:value-type="float">
            <text:p>595110</text:p>
          </table:table-cell>
          <table:table-cell office:value-type="float" office:value="87691" calcext:value-type="float">
            <text:p>87691</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45280" calcext:value-type="float">
            <text:p>45280</text:p>
          </table:table-cell>
          <table:table-cell office:value-type="float" office:value="0" calcext:value-type="float">
            <text:p>0</text:p>
          </table:table-cell>
          <table:table-cell office:value-type="float" office:value="646042" calcext:value-type="float">
            <text:p>646042</text:p>
          </table:table-cell>
          <table:table-cell office:value-type="float" office:value="193040" calcext:value-type="float">
            <text:p>193040</text:p>
          </table:table-cell>
          <table:table-cell office:value-type="string" calcext:value-type="string">
            <text:p>[[@85868]] try the glaciera</text:p>
          </table:table-cell>
          <table:table-cell/>
        </table:table-row>
        <table:table-row table:style-name="ro1">
          <table:table-cell office:value-type="float" office:value="208809" calcext:value-type="float">
            <text:p>208809</text:p>
          </table:table-cell>
          <table:table-cell office:value-type="float" office:value="0" calcext:value-type="float">
            <text:p>0</text:p>
          </table:table-cell>
          <table:table-cell office:value-type="float" office:value="1070771" calcext:value-type="float">
            <text:p>1070771</text:p>
          </table:table-cell>
          <table:table-cell office:value-type="float" office:value="86425" calcext:value-type="float">
            <text:p>86425</text:p>
          </table:table-cell>
          <table:table-cell office:value-type="string" calcext:value-type="string">
            <text:p>Wanna tryout ?❤️</text:p>
          </table:table-cell>
          <table:table-cell/>
        </table:table-row>
        <table:table-row table:style-name="ro1">
          <table:table-cell office:value-type="float" office:value="314122" calcext:value-type="float">
            <text:p>314122</text:p>
          </table:table-cell>
          <table:table-cell office:value-type="float" office:value="0" calcext:value-type="float">
            <text:p>0</text:p>
          </table:table-cell>
          <table:table-cell office:value-type="float" office:value="1668175" calcext:value-type="float">
            <text:p>1668175</text:p>
          </table:table-cell>
          <table:table-cell office:value-type="float" office:value="87642" calcext:value-type="float">
            <text:p>87642</text:p>
          </table:table-cell>
          <table:table-cell office:value-type="string" calcext:value-type="string">
            <text:p>Amazing trail, photos are so great, i wonder how the video might look, could you share some?</text:p>
          </table:table-cell>
          <table:table-cell/>
        </table:table-row>
        <table:table-row table:style-name="ro5">
          <table:table-cell office:value-type="float" office:value="357613" calcext:value-type="float">
            <text:p>357613</text:p>
          </table:table-cell>
          <table:table-cell office:value-type="float" office:value="0" calcext:value-type="float">
            <text:p>0</text:p>
          </table:table-cell>
          <table:table-cell office:value-type="float" office:value="30523" calcext:value-type="float">
            <text:p>30523</text:p>
          </table:table-cell>
          <table:table-cell office:value-type="float" office:value="589137" calcext:value-type="float">
            <text:p>589137</text:p>
          </table:table-cell>
          <table:table-cell office:value-type="string" calcext:value-type="string">
            <text:p>Khalis #lucknow rawaiti biryani </text:p>
            <text:p>Available only @idrees</text:p>
          </table:table-cell>
          <table:table-cell/>
        </table:table-row>
        <table:table-row table:style-name="ro1">
          <table:table-cell office:value-type="float" office:value="14721" calcext:value-type="float">
            <text:p>14721</text:p>
          </table:table-cell>
          <table:table-cell office:value-type="float" office:value="0" calcext:value-type="float">
            <text:p>0</text:p>
          </table:table-cell>
          <table:table-cell office:value-type="float" office:value="140450" calcext:value-type="float">
            <text:p>140450</text:p>
          </table:table-cell>
          <table:table-cell office:value-type="float" office:value="27" calcext:value-type="float">
            <text:p>27</text:p>
          </table:table-cell>
          <table:table-cell office:value-type="string" calcext:value-type="string">
            <text:p>N</text:p>
          </table:table-cell>
          <table:table-cell/>
        </table:table-row>
        <table:table-row table:style-name="ro1">
          <table:table-cell office:value-type="float" office:value="90148" calcext:value-type="float">
            <text:p>90148</text:p>
          </table:table-cell>
          <table:table-cell office:value-type="float" office:value="0" calcext:value-type="float">
            <text:p>0</text:p>
          </table:table-cell>
          <table:table-cell office:value-type="float" office:value="755146" calcext:value-type="float">
            <text:p>755146</text:p>
          </table:table-cell>
          <table:table-cell office:value-type="float" office:value="88056" calcext:value-type="float">
            <text:p>88056</text:p>
          </table:table-cell>
          <table:table-cell office:value-type="string" calcext:value-type="string">
            <text:p>Your trail is detailed perfectly!</text:p>
          </table:table-cell>
          <table:table-cell/>
        </table:table-row>
        <table:table-row table:style-name="ro1">
          <table:table-cell office:value-type="float" office:value="113934" calcext:value-type="float">
            <text:p>113934</text:p>
          </table:table-cell>
          <table:table-cell office:value-type="float" office:value="0" calcext:value-type="float">
            <text:p>0</text:p>
          </table:table-cell>
          <table:table-cell office:value-type="float" office:value="808699" calcext:value-type="float">
            <text:p>808699</text:p>
          </table:table-cell>
          <table:table-cell office:value-type="float" office:value="39714" calcext:value-type="float">
            <text:p>39714</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14474" calcext:value-type="float">
            <text:p>114474</text:p>
          </table:table-cell>
          <table:table-cell office:value-type="float" office:value="0" calcext:value-type="float">
            <text:p>0</text:p>
          </table:table-cell>
          <table:table-cell office:value-type="float" office:value="160703" calcext:value-type="float">
            <text:p>160703</text:p>
          </table:table-cell>
          <table:table-cell office:value-type="float" office:value="200535" calcext:value-type="float">
            <text:p>200535</text:p>
          </table:table-cell>
          <table:table-cell office:value-type="string" calcext:value-type="string">
            <text:p>Hru</text:p>
          </table:table-cell>
          <table:table-cell/>
        </table:table-row>
        <table:table-row table:style-name="ro1">
          <table:table-cell office:value-type="float" office:value="128996" calcext:value-type="float">
            <text:p>128996</text:p>
          </table:table-cell>
          <table:table-cell office:value-type="float" office:value="0" calcext:value-type="float">
            <text:p>0</text:p>
          </table:table-cell>
          <table:table-cell office:value-type="float" office:value="837684" calcext:value-type="float">
            <text:p>837684</text:p>
          </table:table-cell>
          <table:table-cell office:value-type="float" office:value="45704" calcext:value-type="float">
            <text:p>45704</text:p>
          </table:table-cell>
          <table:table-cell office:value-type="string" calcext:value-type="string">
            <text:p>The title was superb! The content was a little dreary!</text:p>
          </table:table-cell>
          <table:table-cell/>
        </table:table-row>
        <table:table-row table:style-name="ro1">
          <table:table-cell office:value-type="float" office:value="140635" calcext:value-type="float">
            <text:p>140635</text:p>
          </table:table-cell>
          <table:table-cell office:value-type="float" office:value="0" calcext:value-type="float">
            <text:p>0</text:p>
          </table:table-cell>
          <table:table-cell office:value-type="float" office:value="868317" calcext:value-type="float">
            <text:p>868317</text:p>
          </table:table-cell>
          <table:table-cell office:value-type="float" office:value="81695" calcext:value-type="float">
            <text:p>81695</text:p>
          </table:table-cell>
          <table:table-cell office:value-type="string" calcext:value-type="string">
            <text:p>Sahi banaya he !!</text:p>
          </table:table-cell>
          <table:table-cell/>
        </table:table-row>
        <table:table-row table:style-name="ro1">
          <table:table-cell office:value-type="float" office:value="174732" calcext:value-type="float">
            <text:p>174732</text:p>
          </table:table-cell>
          <table:table-cell office:value-type="float" office:value="0" calcext:value-type="float">
            <text:p>0</text:p>
          </table:table-cell>
          <table:table-cell office:value-type="float" office:value="960174" calcext:value-type="float">
            <text:p>960174</text:p>
          </table:table-cell>
          <table:table-cell office:value-type="float" office:value="79160" calcext:value-type="float">
            <text:p>79160</text:p>
          </table:table-cell>
          <table:table-cell office:value-type="string" calcext:value-type="string">
            <text:p>Wow! that's such a cool title! but the images were so blurry!</text:p>
          </table:table-cell>
          <table:table-cell/>
        </table:table-row>
        <table:table-row table:style-name="ro1">
          <table:table-cell office:value-type="float" office:value="218757" calcext:value-type="float">
            <text:p>218757</text:p>
          </table:table-cell>
          <table:table-cell office:value-type="float" office:value="0" calcext:value-type="float">
            <text:p>0</text:p>
          </table:table-cell>
          <table:table-cell office:value-type="float" office:value="1126587" calcext:value-type="float">
            <text:p>1126587</text:p>
          </table:table-cell>
          <table:table-cell office:value-type="float" office:value="339542" calcext:value-type="float">
            <text:p>339542</text:p>
          </table:table-cell>
          <table:table-cell office:value-type="string" calcext:value-type="string">
            <text:p>Planning to go 7 lakes in Kashmir ...</text:p>
          </table:table-cell>
          <table:table-cell/>
        </table:table-row>
        <table:table-row table:style-name="ro1">
          <table:table-cell office:value-type="float" office:value="394199" calcext:value-type="float">
            <text:p>394199</text:p>
          </table:table-cell>
          <table:table-cell office:value-type="float" office:value="0" calcext:value-type="float">
            <text:p>0</text:p>
          </table:table-cell>
          <table:table-cell office:value-type="float" office:value="1689958" calcext:value-type="float">
            <text:p>1689958</text:p>
          </table:table-cell>
          <table:table-cell office:value-type="float" office:value="944622" calcext:value-type="float">
            <text:p>944622</text:p>
          </table:table-cell>
          <table:table-cell office:value-type="string" calcext:value-type="string">
            <text:p>Ok</text:p>
          </table:table-cell>
          <table:table-cell/>
        </table:table-row>
        <table:table-row table:style-name="ro1">
          <table:table-cell office:value-type="float" office:value="463335" calcext:value-type="float">
            <text:p>463335</text:p>
          </table:table-cell>
          <table:table-cell office:value-type="float" office:value="0" calcext:value-type="float">
            <text:p>0</text:p>
          </table:table-cell>
          <table:table-cell office:value-type="float" office:value="2266243" calcext:value-type="float">
            <text:p>2266243</text:p>
          </table:table-cell>
          <table:table-cell office:value-type="float" office:value="1248087" calcext:value-type="float">
            <text:p>1248087</text:p>
          </table:table-cell>
          <table:table-cell office:value-type="string" calcext:value-type="string">
            <text:p>Nice</text:p>
          </table:table-cell>
          <table:table-cell/>
        </table:table-row>
        <table:table-row table:style-name="ro1">
          <table:table-cell office:value-type="float" office:value="16629" calcext:value-type="float">
            <text:p>16629</text:p>
          </table:table-cell>
          <table:table-cell office:value-type="float" office:value="0" calcext:value-type="float">
            <text:p>0</text:p>
          </table:table-cell>
          <table:table-cell office:value-type="float" office:value="217592" calcext:value-type="float">
            <text:p>217592</text:p>
          </table:table-cell>
          <table:table-cell office:value-type="float" office:value="91599" calcext:value-type="float">
            <text:p>91599</text:p>
          </table:table-cell>
          <table:table-cell office:value-type="string" calcext:value-type="string">
            <text:p>Thanks all</text:p>
          </table:table-cell>
          <table:table-cell/>
        </table:table-row>
        <table:table-row table:style-name="ro1">
          <table:table-cell office:value-type="float" office:value="28674" calcext:value-type="float">
            <text:p>28674</text:p>
          </table:table-cell>
          <table:table-cell office:value-type="float" office:value="0" calcext:value-type="float">
            <text:p>0</text:p>
          </table:table-cell>
          <table:table-cell office:value-type="float" office:value="608361" calcext:value-type="float">
            <text:p>608361</text:p>
          </table:table-cell>
          <table:table-cell office:value-type="float" office:value="40699" calcext:value-type="float">
            <text:p>40699</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53301" calcext:value-type="float">
            <text:p>53301</text:p>
          </table:table-cell>
          <table:table-cell office:value-type="float" office:value="0" calcext:value-type="float">
            <text:p>0</text:p>
          </table:table-cell>
          <table:table-cell office:value-type="float" office:value="665138" calcext:value-type="float">
            <text:p>665138</text:p>
          </table:table-cell>
          <table:table-cell office:value-type="float" office:value="45042" calcext:value-type="float">
            <text:p>45042</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70582" calcext:value-type="float">
            <text:p>70582</text:p>
          </table:table-cell>
          <table:table-cell office:value-type="float" office:value="294043" calcext:value-type="float">
            <text:p>294043</text:p>
          </table:table-cell>
          <table:table-cell office:value-type="float" office:value="0" calcext:value-type="float">
            <text:p>0</text:p>
          </table:table-cell>
          <table:table-cell office:value-type="float" office:value="208343" calcext:value-type="float">
            <text:p>208343</text:p>
          </table:table-cell>
          <table:table-cell office:value-type="string" calcext:value-type="string">
            <text:p>I am also a travel freak... Can u help me with Royal Enfield bike traveling associations we to own one n start our journey.. plz guide us</text:p>
          </table:table-cell>
          <table:table-cell/>
        </table:table-row>
        <table:table-row table:style-name="ro1">
          <table:table-cell office:value-type="float" office:value="111329" calcext:value-type="float">
            <text:p>111329</text:p>
          </table:table-cell>
          <table:table-cell office:value-type="float" office:value="0" calcext:value-type="float">
            <text:p>0</text:p>
          </table:table-cell>
          <table:table-cell office:value-type="float" office:value="801366" calcext:value-type="float">
            <text:p>801366</text:p>
          </table:table-cell>
          <table:table-cell office:value-type="float" office:value="39492" calcext:value-type="float">
            <text:p>39492</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204072" calcext:value-type="float">
            <text:p>204072</text:p>
          </table:table-cell>
          <table:table-cell office:value-type="float" office:value="0" calcext:value-type="float">
            <text:p>0</text:p>
          </table:table-cell>
          <table:table-cell office:value-type="float" office:value="1057140" calcext:value-type="float">
            <text:p>1057140</text:p>
          </table:table-cell>
          <table:table-cell office:value-type="float" office:value="41021" calcext:value-type="float">
            <text:p>41021</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34524" calcext:value-type="float">
            <text:p>234524</text:p>
          </table:table-cell>
          <table:table-cell office:value-type="float" office:value="0" calcext:value-type="float">
            <text:p>0</text:p>
          </table:table-cell>
          <table:table-cell office:value-type="float" office:value="1187764" calcext:value-type="float">
            <text:p>1187764</text:p>
          </table:table-cell>
          <table:table-cell office:value-type="float" office:value="85088" calcext:value-type="float">
            <text:p>85088</text:p>
          </table:table-cell>
          <table:table-cell office:value-type="string" calcext:value-type="string">
            <text:p>The photos are just so cool, what camera do you use?</text:p>
          </table:table-cell>
          <table:table-cell/>
        </table:table-row>
        <table:table-row table:style-name="ro1">
          <table:table-cell office:value-type="float" office:value="264224" calcext:value-type="float">
            <text:p>264224</text:p>
          </table:table-cell>
          <table:table-cell office:value-type="float" office:value="0" calcext:value-type="float">
            <text:p>0</text:p>
          </table:table-cell>
          <table:table-cell office:value-type="float" office:value="1377507" calcext:value-type="float">
            <text:p>1377507</text:p>
          </table:table-cell>
          <table:table-cell office:value-type="float" office:value="422633" calcext:value-type="float">
            <text:p>422633</text:p>
          </table:table-cell>
          <table:table-cell office:value-type="string" calcext:value-type="string">
            <text:p>Sorry Unfortunately Video is Deleted</text:p>
          </table:table-cell>
          <table:table-cell/>
        </table:table-row>
        <table:table-row table:style-name="ro1">
          <table:table-cell office:value-type="float" office:value="302383" calcext:value-type="float">
            <text:p>302383</text:p>
          </table:table-cell>
          <table:table-cell office:value-type="float" office:value="0" calcext:value-type="float">
            <text:p>0</text:p>
          </table:table-cell>
          <table:table-cell office:value-type="float" office:value="1597822" calcext:value-type="float">
            <text:p>1597822</text:p>
          </table:table-cell>
          <table:table-cell office:value-type="float" office:value="76721" calcext:value-type="float">
            <text:p>76721</text:p>
          </table:table-cell>
          <table:table-cell office:value-type="string" calcext:value-type="string">
            <text:p>The images in your trail are so amazing and clear!</text:p>
          </table:table-cell>
          <table:table-cell/>
        </table:table-row>
        <table:table-row table:style-name="ro1">
          <table:table-cell office:value-type="float" office:value="366398" calcext:value-type="float">
            <text:p>366398</text:p>
          </table:table-cell>
          <table:table-cell office:value-type="float" office:value="0" calcext:value-type="float">
            <text:p>0</text:p>
          </table:table-cell>
          <table:table-cell office:value-type="float" office:value="2133976" calcext:value-type="float">
            <text:p>2133976</text:p>
          </table:table-cell>
          <table:table-cell office:value-type="float" office:value="135765" calcext:value-type="float">
            <text:p>135765</text:p>
          </table:table-cell>
          <table:table-cell office:value-type="string" calcext:value-type="string">
            <text:p>Great trail ❤️</text:p>
          </table:table-cell>
          <table:table-cell/>
        </table:table-row>
        <table:table-row table:style-name="ro1">
          <table:table-cell office:value-type="float" office:value="373482" calcext:value-type="float">
            <text:p>373482</text:p>
          </table:table-cell>
          <table:table-cell office:value-type="float" office:value="0" calcext:value-type="float">
            <text:p>0</text:p>
          </table:table-cell>
          <table:table-cell office:value-type="float" office:value="2222655" calcext:value-type="float">
            <text:p>2222655</text:p>
          </table:table-cell>
          <table:table-cell office:value-type="float" office:value="712269" calcext:value-type="float">
            <text:p>712269</text:p>
          </table:table-cell>
          <table:table-cell office:value-type="string" calcext:value-type="string">
            <text:p>[[@80372]] <text:s/>thank you miss ❤️ you can see my post in Instagram where this pic is clear my ID is abhi_aakash27</text:p>
          </table:table-cell>
          <table:table-cell/>
        </table:table-row>
        <table:table-row table:style-name="ro1">
          <table:table-cell office:value-type="float" office:value="388559" calcext:value-type="float">
            <text:p>388559</text:p>
          </table:table-cell>
          <table:table-cell office:value-type="float" office:value="0" calcext:value-type="float">
            <text:p>0</text:p>
          </table:table-cell>
          <table:table-cell office:value-type="float" office:value="430558" calcext:value-type="float">
            <text:p>430558</text:p>
          </table:table-cell>
          <table:table-cell office:value-type="float" office:value="917131" calcext:value-type="float">
            <text:p>917131</text:p>
          </table:table-cell>
          <table:table-cell office:value-type="string" calcext:value-type="string">
            <text:p>Ho</text:p>
          </table:table-cell>
          <table:table-cell/>
        </table:table-row>
        <table:table-row table:style-name="ro1">
          <table:table-cell office:value-type="float" office:value="390564" calcext:value-type="float">
            <text:p>390564</text:p>
          </table:table-cell>
          <table:table-cell office:value-type="float" office:value="0" calcext:value-type="float">
            <text:p>0</text:p>
          </table:table-cell>
          <table:table-cell office:value-type="float" office:value="2268986" calcext:value-type="float">
            <text:p>2268986</text:p>
          </table:table-cell>
          <table:table-cell office:value-type="float" office:value="931194" calcext:value-type="float">
            <text:p>931194</text:p>
          </table:table-cell>
          <table:table-cell office:value-type="string" calcext:value-type="string">
            <text:p>Osm</text:p>
          </table:table-cell>
          <table:table-cell/>
        </table:table-row>
        <table:table-row table:style-name="ro1">
          <table:table-cell office:value-type="float" office:value="426349" calcext:value-type="float">
            <text:p>426349</text:p>
          </table:table-cell>
          <table:table-cell office:value-type="float" office:value="0" calcext:value-type="float">
            <text:p>0</text:p>
          </table:table-cell>
          <table:table-cell office:value-type="float" office:value="198218" calcext:value-type="float">
            <text:p>198218</text:p>
          </table:table-cell>
          <table:table-cell office:value-type="float" office:value="4666" calcext:value-type="float">
            <text:p>4666</text:p>
          </table:table-cell>
          <table:table-cell office:value-type="string" calcext:value-type="string">
            <text:p>beautiful!</text:p>
          </table:table-cell>
          <table:table-cell/>
        </table:table-row>
        <table:table-row table:style-name="ro1">
          <table:table-cell office:value-type="float" office:value="35109" calcext:value-type="float">
            <text:p>35109</text:p>
          </table:table-cell>
          <table:table-cell office:value-type="float" office:value="0" calcext:value-type="float">
            <text:p>0</text:p>
          </table:table-cell>
          <table:table-cell office:value-type="float" office:value="624001" calcext:value-type="float">
            <text:p>624001</text:p>
          </table:table-cell>
          <table:table-cell office:value-type="float" office:value="40382" calcext:value-type="float">
            <text:p>40382</text:p>
          </table:table-cell>
          <table:table-cell office:value-type="string" calcext:value-type="string">
            <text:p>Amazing trail, could share some videos of the same</text:p>
          </table:table-cell>
          <table:table-cell/>
        </table:table-row>
        <table:table-row table:style-name="ro1">
          <table:table-cell office:value-type="float" office:value="73628" calcext:value-type="float">
            <text:p>73628</text:p>
          </table:table-cell>
          <table:table-cell office:value-type="float" office:value="0" calcext:value-type="float">
            <text:p>0</text:p>
          </table:table-cell>
          <table:table-cell office:value-type="float" office:value="717234" calcext:value-type="float">
            <text:p>717234</text:p>
          </table:table-cell>
          <table:table-cell office:value-type="float" office:value="84824" calcext:value-type="float">
            <text:p>84824</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98814" calcext:value-type="float">
            <text:p>98814</text:p>
          </table:table-cell>
          <table:table-cell office:value-type="float" office:value="0" calcext:value-type="float">
            <text:p>0</text:p>
          </table:table-cell>
          <table:table-cell office:value-type="float" office:value="774797" calcext:value-type="float">
            <text:p>774797</text:p>
          </table:table-cell>
          <table:table-cell office:value-type="float" office:value="79245" calcext:value-type="float">
            <text:p>79245</text:p>
          </table:table-cell>
          <table:table-cell office:value-type="string" calcext:value-type="string">
            <text:p>Dekhne mein mast lag rahi hai yeh jagah</text:p>
          </table:table-cell>
          <table:table-cell/>
        </table:table-row>
        <table:table-row table:style-name="ro1">
          <table:table-cell office:value-type="float" office:value="161722" calcext:value-type="float">
            <text:p>161722</text:p>
          </table:table-cell>
          <table:table-cell office:value-type="float" office:value="0" calcext:value-type="float">
            <text:p>0</text:p>
          </table:table-cell>
          <table:table-cell office:value-type="float" office:value="920247" calcext:value-type="float">
            <text:p>920247</text:p>
          </table:table-cell>
          <table:table-cell office:value-type="float" office:value="81690" calcext:value-type="float">
            <text:p>81690</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221673" calcext:value-type="float">
            <text:p>221673</text:p>
          </table:table-cell>
          <table:table-cell office:value-type="float" office:value="0" calcext:value-type="float">
            <text:p>0</text:p>
          </table:table-cell>
          <table:table-cell office:value-type="float" office:value="1142154" calcext:value-type="float">
            <text:p>1142154</text:p>
          </table:table-cell>
          <table:table-cell office:value-type="float" office:value="86864" calcext:value-type="float">
            <text:p>86864</text:p>
          </table:table-cell>
          <table:table-cell office:value-type="string" calcext:value-type="string">
            <text:p>Whoa! The images are crystal clear and so is the content!</text:p>
          </table:table-cell>
          <table:table-cell/>
        </table:table-row>
        <table:table-row table:style-name="ro1">
          <table:table-cell office:value-type="float" office:value="10061" calcext:value-type="float">
            <text:p>10061</text:p>
          </table:table-cell>
          <table:table-cell office:value-type="float" office:value="0" calcext:value-type="float">
            <text:p>0</text:p>
          </table:table-cell>
          <table:table-cell office:value-type="float" office:value="337211" calcext:value-type="float">
            <text:p>337211</text:p>
          </table:table-cell>
          <table:table-cell office:value-type="float" office:value="111442" calcext:value-type="float">
            <text:p>111442</text:p>
          </table:table-cell>
          <table:table-cell office:value-type="string" calcext:value-type="string">
            <text:p>[[@1]]</text:p>
          </table:table-cell>
          <table:table-cell/>
        </table:table-row>
        <table:table-row table:style-name="ro1">
          <table:table-cell office:value-type="float" office:value="33584" calcext:value-type="float">
            <text:p>33584</text:p>
          </table:table-cell>
          <table:table-cell office:value-type="float" office:value="0" calcext:value-type="float">
            <text:p>0</text:p>
          </table:table-cell>
          <table:table-cell office:value-type="float" office:value="619308" calcext:value-type="float">
            <text:p>619308</text:p>
          </table:table-cell>
          <table:table-cell office:value-type="float" office:value="80080" calcext:value-type="float">
            <text:p>80080</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7547" calcext:value-type="float">
            <text:p>37547</text:p>
          </table:table-cell>
          <table:table-cell office:value-type="float" office:value="0" calcext:value-type="float">
            <text:p>0</text:p>
          </table:table-cell>
          <table:table-cell office:value-type="float" office:value="168224" calcext:value-type="float">
            <text:p>168224</text:p>
          </table:table-cell>
          <table:table-cell office:value-type="float" office:value="39510" calcext:value-type="float">
            <text:p>39510</text:p>
          </table:table-cell>
          <table:table-cell office:value-type="string" calcext:value-type="string">
            <text:p>Hoping for another awesome adventure soon!</text:p>
          </table:table-cell>
          <table:table-cell/>
        </table:table-row>
        <table:table-row table:style-name="ro1">
          <table:table-cell office:value-type="float" office:value="83113" calcext:value-type="float">
            <text:p>83113</text:p>
          </table:table-cell>
          <table:table-cell office:value-type="float" office:value="0" calcext:value-type="float">
            <text:p>0</text:p>
          </table:table-cell>
          <table:table-cell office:value-type="float" office:value="120949" calcext:value-type="float">
            <text:p>120949</text:p>
          </table:table-cell>
          <table:table-cell office:value-type="float" office:value="20085" calcext:value-type="float">
            <text:p>20085</text:p>
          </table:table-cell>
          <table:table-cell office:value-type="string" calcext:value-type="string">
            <text:p>Subahnaalah!</text:p>
          </table:table-cell>
          <table:table-cell/>
        </table:table-row>
        <table:table-row table:style-name="ro1">
          <table:table-cell office:value-type="float" office:value="120141" calcext:value-type="float">
            <text:p>120141</text:p>
          </table:table-cell>
          <table:table-cell office:value-type="float" office:value="0" calcext:value-type="float">
            <text:p>0</text:p>
          </table:table-cell>
          <table:table-cell office:value-type="float" office:value="85254" calcext:value-type="float">
            <text:p>85254</text:p>
          </table:table-cell>
          <table:table-cell office:value-type="float" office:value="43550" calcext:value-type="float">
            <text:p>43550</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45148" calcext:value-type="float">
            <text:p>145148</text:p>
          </table:table-cell>
          <table:table-cell office:value-type="float" office:value="0" calcext:value-type="float">
            <text:p>0</text:p>
          </table:table-cell>
          <table:table-cell office:value-type="float" office:value="879955" calcext:value-type="float">
            <text:p>879955</text:p>
          </table:table-cell>
          <table:table-cell office:value-type="float" office:value="77595" calcext:value-type="float">
            <text:p>77595</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89989" calcext:value-type="float">
            <text:p>189989</text:p>
          </table:table-cell>
          <table:table-cell office:value-type="float" office:value="0" calcext:value-type="float">
            <text:p>0</text:p>
          </table:table-cell>
          <table:table-cell office:value-type="float" office:value="984883" calcext:value-type="float">
            <text:p>984883</text:p>
          </table:table-cell>
          <table:table-cell office:value-type="float" office:value="296897" calcext:value-type="float">
            <text:p>296897</text:p>
          </table:table-cell>
          <table:table-cell office:value-type="string" calcext:value-type="string">
            <text:p>@mapache.kun <text:s/>❤️</text:p>
          </table:table-cell>
          <table:table-cell/>
        </table:table-row>
        <table:table-row table:style-name="ro1">
          <table:table-cell office:value-type="float" office:value="342185" calcext:value-type="float">
            <text:p>342185</text:p>
          </table:table-cell>
          <table:table-cell office:value-type="float" office:value="0" calcext:value-type="float">
            <text:p>0</text:p>
          </table:table-cell>
          <table:table-cell office:value-type="float" office:value="30743" calcext:value-type="float">
            <text:p>30743</text:p>
          </table:table-cell>
          <table:table-cell office:value-type="float" office:value="563026" calcext:value-type="float">
            <text:p>563026</text:p>
          </table:table-cell>
          <table:table-cell office:value-type="string" calcext:value-type="string">
            <text:p>Hi [[@571]]</text:p>
          </table:table-cell>
          <table:table-cell/>
        </table:table-row>
        <table:table-row table:style-name="ro1">
          <table:table-cell office:value-type="float" office:value="404005" calcext:value-type="float">
            <text:p>404005</text:p>
          </table:table-cell>
          <table:table-cell office:value-type="float" office:value="0" calcext:value-type="float">
            <text:p>0</text:p>
          </table:table-cell>
          <table:table-cell office:value-type="float" office:value="2288020" calcext:value-type="float">
            <text:p>2288020</text:p>
          </table:table-cell>
          <table:table-cell office:value-type="float" office:value="1061858" calcext:value-type="float">
            <text:p>1061858</text:p>
          </table:table-cell>
          <table:table-cell office:value-type="string" calcext:value-type="string">
            <text:p>Nice</text:p>
          </table:table-cell>
          <table:table-cell/>
        </table:table-row>
        <table:table-row table:style-name="ro1">
          <table:table-cell office:value-type="float" office:value="48883" calcext:value-type="float">
            <text:p>48883</text:p>
          </table:table-cell>
          <table:table-cell office:value-type="float" office:value="0" calcext:value-type="float">
            <text:p>0</text:p>
          </table:table-cell>
          <table:table-cell office:value-type="float" office:value="644979" calcext:value-type="float">
            <text:p>644979</text:p>
          </table:table-cell>
          <table:table-cell office:value-type="float" office:value="86536" calcext:value-type="float">
            <text:p>86536</text:p>
          </table:table-cell>
          <table:table-cell office:value-type="string" calcext:value-type="string">
            <text:p>Whoa! The images are crystal clear and so is the content!</text:p>
          </table:table-cell>
          <table:table-cell/>
        </table:table-row>
        <table:table-row table:style-name="ro1">
          <table:table-cell office:value-type="float" office:value="85593" calcext:value-type="float">
            <text:p>85593</text:p>
          </table:table-cell>
          <table:table-cell office:value-type="float" office:value="0" calcext:value-type="float">
            <text:p>0</text:p>
          </table:table-cell>
          <table:table-cell office:value-type="float" office:value="17840" calcext:value-type="float">
            <text:p>17840</text:p>
          </table:table-cell>
          <table:table-cell office:value-type="float" office:value="52488" calcext:value-type="float">
            <text:p>52488</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214472" calcext:value-type="float">
            <text:p>214472</text:p>
          </table:table-cell>
          <table:table-cell office:value-type="float" office:value="0" calcext:value-type="float">
            <text:p>0</text:p>
          </table:table-cell>
          <table:table-cell office:value-type="float" office:value="1102345" calcext:value-type="float">
            <text:p>1102345</text:p>
          </table:table-cell>
          <table:table-cell office:value-type="float" office:value="332024" calcext:value-type="float">
            <text:p>332024</text:p>
          </table:table-cell>
          <table:table-cell office:value-type="string" calcext:value-type="string">
            <text:p>[[@135695]] ?</text:p>
          </table:table-cell>
          <table:table-cell/>
        </table:table-row>
        <table:table-row table:style-name="ro1">
          <table:table-cell office:value-type="float" office:value="289091" calcext:value-type="float">
            <text:p>289091</text:p>
          </table:table-cell>
          <table:table-cell office:value-type="float" office:value="0" calcext:value-type="float">
            <text:p>0</text:p>
          </table:table-cell>
          <table:table-cell office:value-type="float" office:value="1382963" calcext:value-type="float">
            <text:p>1382963</text:p>
          </table:table-cell>
          <table:table-cell office:value-type="float" office:value="424431" calcext:value-type="float">
            <text:p>424431</text:p>
          </table:table-cell>
          <table:table-cell office:value-type="string" calcext:value-type="string">
            <text:p>[[@52757]] https://quality2mart.wooplr.com/s/RkSUCNi8o?ref=cp.p.i.p.a</text:p>
          </table:table-cell>
          <table:table-cell/>
        </table:table-row>
        <table:table-row table:style-name="ro1">
          <table:table-cell office:value-type="float" office:value="368604" calcext:value-type="float">
            <text:p>368604</text:p>
          </table:table-cell>
          <table:table-cell office:value-type="float" office:value="0" calcext:value-type="float">
            <text:p>0</text:p>
          </table:table-cell>
          <table:table-cell office:value-type="float" office:value="2167049" calcext:value-type="float">
            <text:p>2167049</text:p>
          </table:table-cell>
          <table:table-cell office:value-type="float" office:value="415978" calcext:value-type="float">
            <text:p>415978</text:p>
          </table:table-cell>
          <table:table-cell office:value-type="string" calcext:value-type="string">
            <text:p>[[@48431]] thank you♥️</text:p>
          </table:table-cell>
          <table:table-cell/>
        </table:table-row>
        <table:table-row table:style-name="ro1">
          <table:table-cell office:value-type="float" office:value="389824" calcext:value-type="float">
            <text:p>389824</text:p>
          </table:table-cell>
          <table:table-cell office:value-type="float" office:value="0" calcext:value-type="float">
            <text:p>0</text:p>
          </table:table-cell>
          <table:table-cell office:value-type="float" office:value="627939" calcext:value-type="float">
            <text:p>627939</text:p>
          </table:table-cell>
          <table:table-cell office:value-type="float" office:value="927112" calcext:value-type="float">
            <text:p>927112</text:p>
          </table:table-cell>
          <table:table-cell office:value-type="string" calcext:value-type="string">
            <text:p>Good</text:p>
          </table:table-cell>
          <table:table-cell/>
        </table:table-row>
        <table:table-row table:style-name="ro1">
          <table:table-cell office:value-type="float" office:value="424190" calcext:value-type="float">
            <text:p>424190</text:p>
          </table:table-cell>
          <table:table-cell office:value-type="float" office:value="0" calcext:value-type="float">
            <text:p>0</text:p>
          </table:table-cell>
          <table:table-cell office:value-type="float" office:value="18199" calcext:value-type="float">
            <text:p>18199</text:p>
          </table:table-cell>
          <table:table-cell office:value-type="float" office:value="14444" calcext:value-type="float">
            <text:p>14444</text:p>
          </table:table-cell>
          <table:table-cell office:value-type="string" calcext:value-type="string">
            <text:p>FIRST SCENE WAS LIT </text:p>
          </table:table-cell>
          <table:table-cell/>
        </table:table-row>
        <table:table-row table:style-name="ro1">
          <table:table-cell office:value-type="float" office:value="18880" calcext:value-type="float">
            <text:p>18880</text:p>
          </table:table-cell>
          <table:table-cell office:value-type="float" office:value="0" calcext:value-type="float">
            <text:p>0</text:p>
          </table:table-cell>
          <table:table-cell office:value-type="float" office:value="580528" calcext:value-type="float">
            <text:p>580528</text:p>
          </table:table-cell>
          <table:table-cell office:value-type="float" office:value="42559" calcext:value-type="float">
            <text:p>42559</text:p>
          </table:table-cell>
          <table:table-cell office:value-type="string" calcext:value-type="string">
            <text:p>Hoping for another awesome adventure soon!</text:p>
          </table:table-cell>
          <table:table-cell/>
        </table:table-row>
        <table:table-row table:style-name="ro1">
          <table:table-cell office:value-type="float" office:value="38084" calcext:value-type="float">
            <text:p>38084</text:p>
          </table:table-cell>
          <table:table-cell office:value-type="float" office:value="0" calcext:value-type="float">
            <text:p>0</text:p>
          </table:table-cell>
          <table:table-cell office:value-type="float" office:value="629096" calcext:value-type="float">
            <text:p>629096</text:p>
          </table:table-cell>
          <table:table-cell office:value-type="float" office:value="29556" calcext:value-type="float">
            <text:p>29556</text:p>
          </table:table-cell>
          <table:table-cell office:value-type="string" calcext:value-type="string">
            <text:p>They have many outlets in Bangalore but these clicks ar from Marathalli</text:p>
          </table:table-cell>
          <table:table-cell/>
        </table:table-row>
        <table:table-row table:style-name="ro1">
          <table:table-cell office:value-type="float" office:value="110499" calcext:value-type="float">
            <text:p>110499</text:p>
          </table:table-cell>
          <table:table-cell office:value-type="float" office:value="432059" calcext:value-type="float">
            <text:p>432059</text:p>
          </table:table-cell>
          <table:table-cell office:value-type="float" office:value="0" calcext:value-type="float">
            <text:p>0</text:p>
          </table:table-cell>
          <table:table-cell office:value-type="float" office:value="101652" calcext:value-type="float">
            <text:p>101652</text:p>
          </table:table-cell>
          <table:table-cell office:value-type="string" calcext:value-type="string">
            <text:p>[[@1]]</text:p>
          </table:table-cell>
          <table:table-cell/>
        </table:table-row>
        <table:table-row table:style-name="ro1">
          <table:table-cell office:value-type="float" office:value="182093" calcext:value-type="float">
            <text:p>182093</text:p>
          </table:table-cell>
          <table:table-cell office:value-type="float" office:value="0" calcext:value-type="float">
            <text:p>0</text:p>
          </table:table-cell>
          <table:table-cell office:value-type="float" office:value="80789" calcext:value-type="float">
            <text:p>80789</text:p>
          </table:table-cell>
          <table:table-cell office:value-type="float" office:value="81921" calcext:value-type="float">
            <text:p>81921</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326810" calcext:value-type="float">
            <text:p>326810</text:p>
          </table:table-cell>
          <table:table-cell office:value-type="float" office:value="0" calcext:value-type="float">
            <text:p>0</text:p>
          </table:table-cell>
          <table:table-cell office:value-type="float" office:value="1747860" calcext:value-type="float">
            <text:p>1747860</text:p>
          </table:table-cell>
          <table:table-cell office:value-type="float" office:value="79206" calcext:value-type="float">
            <text:p>79206</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371117" calcext:value-type="float">
            <text:p>371117</text:p>
          </table:table-cell>
          <table:table-cell office:value-type="float" office:value="0" calcext:value-type="float">
            <text:p>0</text:p>
          </table:table-cell>
          <table:table-cell office:value-type="float" office:value="2178932" calcext:value-type="float">
            <text:p>2178932</text:p>
          </table:table-cell>
          <table:table-cell office:value-type="float" office:value="667759" calcext:value-type="float">
            <text:p>667759</text:p>
          </table:table-cell>
          <table:table-cell office:value-type="string" calcext:value-type="string">
            <text:p>How good is kolli hills</text:p>
          </table:table-cell>
          <table:table-cell/>
        </table:table-row>
        <table:table-row table:style-name="ro1">
          <table:table-cell office:value-type="float" office:value="22137" calcext:value-type="float">
            <text:p>22137</text:p>
          </table:table-cell>
          <table:table-cell office:value-type="float" office:value="0" calcext:value-type="float">
            <text:p>0</text:p>
          </table:table-cell>
          <table:table-cell office:value-type="float" office:value="592806" calcext:value-type="float">
            <text:p>592806</text:p>
          </table:table-cell>
          <table:table-cell office:value-type="float" office:value="88088" calcext:value-type="float">
            <text:p>88088</text:p>
          </table:table-cell>
          <table:table-cell office:value-type="string" calcext:value-type="string">
            <text:p>Sahi khel gaye tum toh</text:p>
          </table:table-cell>
          <table:table-cell/>
        </table:table-row>
        <table:table-row table:style-name="ro1">
          <table:table-cell office:value-type="float" office:value="67088" calcext:value-type="float">
            <text:p>67088</text:p>
          </table:table-cell>
          <table:table-cell office:value-type="float" office:value="0" calcext:value-type="float">
            <text:p>0</text:p>
          </table:table-cell>
          <table:table-cell office:value-type="float" office:value="695965" calcext:value-type="float">
            <text:p>695965</text:p>
          </table:table-cell>
          <table:table-cell office:value-type="float" office:value="207576" calcext:value-type="float">
            <text:p>207576</text:p>
          </table:table-cell>
          <table:table-cell office:value-type="string" calcext:value-type="string">
            <text:p>[[@77896]] yes</text:p>
          </table:table-cell>
          <table:table-cell/>
        </table:table-row>
        <table:table-row table:style-name="ro1">
          <table:table-cell office:value-type="float" office:value="74198" calcext:value-type="float">
            <text:p>74198</text:p>
          </table:table-cell>
          <table:table-cell office:value-type="float" office:value="0" calcext:value-type="float">
            <text:p>0</text:p>
          </table:table-cell>
          <table:table-cell office:value-type="float" office:value="718776" calcext:value-type="float">
            <text:p>718776</text:p>
          </table:table-cell>
          <table:table-cell office:value-type="float" office:value="84666" calcext:value-type="float">
            <text:p>84666</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87157" calcext:value-type="float">
            <text:p>187157</text:p>
          </table:table-cell>
          <table:table-cell office:value-type="float" office:value="0" calcext:value-type="float">
            <text:p>0</text:p>
          </table:table-cell>
          <table:table-cell office:value-type="float" office:value="974722" calcext:value-type="float">
            <text:p>974722</text:p>
          </table:table-cell>
          <table:table-cell office:value-type="float" office:value="293734" calcext:value-type="float">
            <text:p>293734</text:p>
          </table:table-cell>
          <table:table-cell office:value-type="string" calcext:value-type="string">
            <text:p>[[@78138]] okk</text:p>
          </table:table-cell>
          <table:table-cell/>
        </table:table-row>
        <table:table-row table:style-name="ro1">
          <table:table-cell office:value-type="float" office:value="211936" calcext:value-type="float">
            <text:p>211936</text:p>
          </table:table-cell>
          <table:table-cell office:value-type="float" office:value="0" calcext:value-type="float">
            <text:p>0</text:p>
          </table:table-cell>
          <table:table-cell office:value-type="float" office:value="1076296" calcext:value-type="float">
            <text:p>1076296</text:p>
          </table:table-cell>
          <table:table-cell office:value-type="float" office:value="45183" calcext:value-type="float">
            <text:p>45183</text:p>
          </table:table-cell>
          <table:table-cell office:value-type="string" calcext:value-type="string">
            <text:p>Sahi khel gaye tum toh :P</text:p>
          </table:table-cell>
          <table:table-cell/>
        </table:table-row>
        <table:table-row table:style-name="ro1">
          <table:table-cell office:value-type="float" office:value="311442" calcext:value-type="float">
            <text:p>311442</text:p>
          </table:table-cell>
          <table:table-cell office:value-type="float" office:value="1234112" calcext:value-type="float">
            <text:p>1234112</text:p>
          </table:table-cell>
          <table:table-cell office:value-type="float" office:value="0" calcext:value-type="float">
            <text:p>0</text:p>
          </table:table-cell>
          <table:table-cell office:value-type="float" office:value="101960" calcext:value-type="float">
            <text:p>101960</text:p>
          </table:table-cell>
          <table:table-cell office:value-type="string" calcext:value-type="string">
            <text:p>Participated with three entries. Tagged you [[@1]] check out Dandeli, Nandi Hills and Penang in monsoon</text:p>
          </table:table-cell>
          <table:table-cell/>
        </table:table-row>
        <table:table-row table:style-name="ro1">
          <table:table-cell office:value-type="float" office:value="323600" calcext:value-type="float">
            <text:p>323600</text:p>
          </table:table-cell>
          <table:table-cell office:value-type="float" office:value="0" calcext:value-type="float">
            <text:p>0</text:p>
          </table:table-cell>
          <table:table-cell office:value-type="float" office:value="1727811" calcext:value-type="float">
            <text:p>1727811</text:p>
          </table:table-cell>
          <table:table-cell office:value-type="float" office:value="86410" calcext:value-type="float">
            <text:p>86410</text:p>
          </table:table-cell>
          <table:table-cell office:value-type="string" calcext:value-type="string">
            <text:p>Hoping for another awesome adventure soon!</text:p>
          </table:table-cell>
          <table:table-cell/>
        </table:table-row>
        <table:table-row table:style-name="ro1">
          <table:table-cell office:value-type="float" office:value="385028" calcext:value-type="float">
            <text:p>385028</text:p>
          </table:table-cell>
          <table:table-cell office:value-type="float" office:value="0" calcext:value-type="float">
            <text:p>0</text:p>
          </table:table-cell>
          <table:table-cell office:value-type="float" office:value="2268253" calcext:value-type="float">
            <text:p>2268253</text:p>
          </table:table-cell>
          <table:table-cell office:value-type="float" office:value="876203" calcext:value-type="float">
            <text:p>876203</text:p>
          </table:table-cell>
          <table:table-cell office:value-type="string" calcext:value-type="string">
            <text:p>Hii</text:p>
          </table:table-cell>
          <table:table-cell/>
        </table:table-row>
        <table:table-row table:style-name="ro1">
          <table:table-cell office:value-type="float" office:value="412367" calcext:value-type="float">
            <text:p>412367</text:p>
          </table:table-cell>
          <table:table-cell office:value-type="float" office:value="0" calcext:value-type="float">
            <text:p>0</text:p>
          </table:table-cell>
          <table:table-cell office:value-type="float" office:value="2277794" calcext:value-type="float">
            <text:p>2277794</text:p>
          </table:table-cell>
          <table:table-cell office:value-type="float" office:value="1321311" calcext:value-type="float">
            <text:p>1321311</text:p>
          </table:table-cell>
          <table:table-cell office:value-type="string" calcext:value-type="string">
            <text:p>Tera muu dekh pehle</text:p>
          </table:table-cell>
          <table:table-cell/>
        </table:table-row>
        <table:table-row table:style-name="ro1">
          <table:table-cell office:value-type="float" office:value="22620" calcext:value-type="float">
            <text:p>22620</text:p>
          </table:table-cell>
          <table:table-cell office:value-type="float" office:value="0" calcext:value-type="float">
            <text:p>0</text:p>
          </table:table-cell>
          <table:table-cell office:value-type="float" office:value="591972" calcext:value-type="float">
            <text:p>591972</text:p>
          </table:table-cell>
          <table:table-cell office:value-type="float" office:value="177073" calcext:value-type="float">
            <text:p>177073</text:p>
          </table:table-cell>
          <table:table-cell office:value-type="string" calcext:value-type="string">
            <text:p>[[@2308]] haha totally mountains are much better. Myself being a mountain person. ?</text:p>
          </table:table-cell>
          <table:table-cell/>
        </table:table-row>
        <table:table-row table:style-name="ro1">
          <table:table-cell office:value-type="float" office:value="42416" calcext:value-type="float">
            <text:p>42416</text:p>
          </table:table-cell>
          <table:table-cell office:value-type="float" office:value="0" calcext:value-type="float">
            <text:p>0</text:p>
          </table:table-cell>
          <table:table-cell office:value-type="float" office:value="524278" calcext:value-type="float">
            <text:p>524278</text:p>
          </table:table-cell>
          <table:table-cell office:value-type="float" office:value="156324" calcext:value-type="float">
            <text:p>156324</text:p>
          </table:table-cell>
          <table:table-cell office:value-type="string" calcext:value-type="string">
            <text:p>[[@189846]] thank you ?</text:p>
          </table:table-cell>
          <table:table-cell/>
        </table:table-row>
        <table:table-row table:style-name="ro1">
          <table:table-cell office:value-type="float" office:value="114461" calcext:value-type="float">
            <text:p>114461</text:p>
          </table:table-cell>
          <table:table-cell office:value-type="float" office:value="0" calcext:value-type="float">
            <text:p>0</text:p>
          </table:table-cell>
          <table:table-cell office:value-type="float" office:value="811088" calcext:value-type="float">
            <text:p>811088</text:p>
          </table:table-cell>
          <table:table-cell office:value-type="float" office:value="241538" calcext:value-type="float">
            <text:p>241538</text:p>
          </table:table-cell>
          <table:table-cell office:value-type="string" calcext:value-type="string">
            <text:p>actually this is a view from the trek.... its really a wonderful view.... speacially in the night</text:p>
          </table:table-cell>
          <table:table-cell/>
        </table:table-row>
        <table:table-row table:style-name="ro1">
          <table:table-cell office:value-type="float" office:value="149274" calcext:value-type="float">
            <text:p>149274</text:p>
          </table:table-cell>
          <table:table-cell office:value-type="float" office:value="504881" calcext:value-type="float">
            <text:p>504881</text:p>
          </table:table-cell>
          <table:table-cell office:value-type="float" office:value="0" calcext:value-type="float">
            <text:p>0</text:p>
          </table:table-cell>
          <table:table-cell office:value-type="float" office:value="128449" calcext:value-type="float">
            <text:p>128449</text:p>
          </table:table-cell>
          <table:table-cell office:value-type="string" calcext:value-type="string">
            <text:p>[[@1]]</text:p>
          </table:table-cell>
          <table:table-cell/>
        </table:table-row>
        <table:table-row table:style-name="ro1">
          <table:table-cell office:value-type="float" office:value="160720" calcext:value-type="float">
            <text:p>160720</text:p>
          </table:table-cell>
          <table:table-cell office:value-type="float" office:value="0" calcext:value-type="float">
            <text:p>0</text:p>
          </table:table-cell>
          <table:table-cell office:value-type="float" office:value="915610" calcext:value-type="float">
            <text:p>915610</text:p>
          </table:table-cell>
          <table:table-cell office:value-type="float" office:value="274987" calcext:value-type="float">
            <text:p>274987</text:p>
          </table:table-cell>
          <table:table-cell office:value-type="string" calcext:value-type="string">
            <text:p>[[@135918]] bring your phone camara not needed</text:p>
          </table:table-cell>
          <table:table-cell/>
        </table:table-row>
        <table:table-row table:style-name="ro1">
          <table:table-cell office:value-type="float" office:value="328220" calcext:value-type="float">
            <text:p>328220</text:p>
          </table:table-cell>
          <table:table-cell office:value-type="float" office:value="0" calcext:value-type="float">
            <text:p>0</text:p>
          </table:table-cell>
          <table:table-cell office:value-type="float" office:value="1757439" calcext:value-type="float">
            <text:p>1757439</text:p>
          </table:table-cell>
          <table:table-cell office:value-type="float" office:value="87598" calcext:value-type="float">
            <text:p>87598</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427138" calcext:value-type="float">
            <text:p>427138</text:p>
          </table:table-cell>
          <table:table-cell office:value-type="float" office:value="0" calcext:value-type="float">
            <text:p>0</text:p>
          </table:table-cell>
          <table:table-cell office:value-type="float" office:value="1577702" calcext:value-type="float">
            <text:p>1577702</text:p>
          </table:table-cell>
          <table:table-cell office:value-type="float" office:value="45651" calcext:value-type="float">
            <text:p>45651</text:p>
          </table:table-cell>
          <table:table-cell office:value-type="string" calcext:value-type="string">
            <text:p>wow</text:p>
          </table:table-cell>
          <table:table-cell/>
        </table:table-row>
        <table:table-row table:style-name="ro1">
          <table:table-cell office:value-type="float" office:value="23534" calcext:value-type="float">
            <text:p>23534</text:p>
          </table:table-cell>
          <table:table-cell office:value-type="float" office:value="0" calcext:value-type="float">
            <text:p>0</text:p>
          </table:table-cell>
          <table:table-cell office:value-type="float" office:value="596080" calcext:value-type="float">
            <text:p>596080</text:p>
          </table:table-cell>
          <table:table-cell office:value-type="float" office:value="87838" calcext:value-type="float">
            <text:p>87838</text:p>
          </table:table-cell>
          <table:table-cell office:value-type="string" calcext:value-type="string">
            <text:p>Amazing trail, could share some videos of the same</text:p>
          </table:table-cell>
          <table:table-cell/>
        </table:table-row>
        <table:table-row table:style-name="ro1">
          <table:table-cell office:value-type="float" office:value="34428" calcext:value-type="float">
            <text:p>34428</text:p>
          </table:table-cell>
          <table:table-cell office:value-type="float" office:value="0" calcext:value-type="float">
            <text:p>0</text:p>
          </table:table-cell>
          <table:table-cell office:value-type="float" office:value="619600" calcext:value-type="float">
            <text:p>619600</text:p>
          </table:table-cell>
          <table:table-cell office:value-type="float" office:value="181215" calcext:value-type="float">
            <text:p>181215</text:p>
          </table:table-cell>
          <table:table-cell office:value-type="string" calcext:value-type="string">
            <text:p>[[@86638]] I'll be uploading a complete Mumai to Devkund ride and trek video on YouTube by tomorrow....my channel name is Ride With Pratik ...hope it'll help you out...Thank you</text:p>
          </table:table-cell>
          <table:table-cell/>
        </table:table-row>
        <table:table-row table:style-name="ro1">
          <table:table-cell office:value-type="float" office:value="112312" calcext:value-type="float">
            <text:p>112312</text:p>
          </table:table-cell>
          <table:table-cell office:value-type="float" office:value="0" calcext:value-type="float">
            <text:p>0</text:p>
          </table:table-cell>
          <table:table-cell office:value-type="float" office:value="641148" calcext:value-type="float">
            <text:p>641148</text:p>
          </table:table-cell>
          <table:table-cell office:value-type="float" office:value="79668" calcext:value-type="float">
            <text:p>79668</text:p>
          </table:table-cell>
          <table:table-cell office:value-type="string" calcext:value-type="string">
            <text:p>Amazing trail, could share some videos of the same</text:p>
          </table:table-cell>
          <table:table-cell/>
        </table:table-row>
        <table:table-row table:style-name="ro1">
          <table:table-cell office:value-type="float" office:value="186173" calcext:value-type="float">
            <text:p>186173</text:p>
          </table:table-cell>
          <table:table-cell office:value-type="float" office:value="51905" calcext:value-type="float">
            <text:p>51905</text:p>
          </table:table-cell>
          <table:table-cell office:value-type="float" office:value="0" calcext:value-type="float">
            <text:p>0</text:p>
          </table:table-cell>
          <table:table-cell office:value-type="float" office:value="270191" calcext:value-type="float">
            <text:p>270191</text:p>
          </table:table-cell>
          <table:table-cell office:value-type="string" calcext:value-type="string">
            <text:p>Is that tea country resort?</text:p>
          </table:table-cell>
          <table:table-cell/>
        </table:table-row>
        <table:table-row table:style-name="ro1">
          <table:table-cell office:value-type="float" office:value="200896" calcext:value-type="float">
            <text:p>200896</text:p>
          </table:table-cell>
          <table:table-cell office:value-type="float" office:value="0" calcext:value-type="float">
            <text:p>0</text:p>
          </table:table-cell>
          <table:table-cell office:value-type="float" office:value="699919" calcext:value-type="float">
            <text:p>699919</text:p>
          </table:table-cell>
          <table:table-cell office:value-type="float" office:value="208704" calcext:value-type="float">
            <text:p>208704</text:p>
          </table:table-cell>
          <table:table-cell office:value-type="string" calcext:value-type="string">
            <text:p>[[@77966]] another one is mahuli fort near panvel</text:p>
          </table:table-cell>
          <table:table-cell/>
        </table:table-row>
        <table:table-row table:style-name="ro1">
          <table:table-cell office:value-type="float" office:value="202623" calcext:value-type="float">
            <text:p>202623</text:p>
          </table:table-cell>
          <table:table-cell office:value-type="float" office:value="0" calcext:value-type="float">
            <text:p>0</text:p>
          </table:table-cell>
          <table:table-cell office:value-type="float" office:value="1050997" calcext:value-type="float">
            <text:p>1050997</text:p>
          </table:table-cell>
          <table:table-cell office:value-type="float" office:value="80608" calcext:value-type="float">
            <text:p>80608</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205446" calcext:value-type="float">
            <text:p>205446</text:p>
          </table:table-cell>
          <table:table-cell office:value-type="float" office:value="657290" calcext:value-type="float">
            <text:p>657290</text:p>
          </table:table-cell>
          <table:table-cell office:value-type="float" office:value="0" calcext:value-type="float">
            <text:p>0</text:p>
          </table:table-cell>
          <table:table-cell office:value-type="float" office:value="272453" calcext:value-type="float">
            <text:p>272453</text:p>
          </table:table-cell>
          <table:table-cell office:value-type="string" calcext:value-type="string">
            <text:p>Wow you inspired and showed a way how to celebrate birthday with yourself...thank you</text:p>
          </table:table-cell>
          <table:table-cell/>
        </table:table-row>
        <table:table-row table:style-name="ro1">
          <table:table-cell office:value-type="float" office:value="301800" calcext:value-type="float">
            <text:p>301800</text:p>
          </table:table-cell>
          <table:table-cell office:value-type="float" office:value="0" calcext:value-type="float">
            <text:p>0</text:p>
          </table:table-cell>
          <table:table-cell office:value-type="float" office:value="1591981" calcext:value-type="float">
            <text:p>1591981</text:p>
          </table:table-cell>
          <table:table-cell office:value-type="float" office:value="490273" calcext:value-type="float">
            <text:p>490273</text:p>
          </table:table-cell>
          <table:table-cell office:value-type="string" calcext:value-type="string">
            <text:p>[[@19767]] great</text:p>
          </table:table-cell>
          <table:table-cell/>
        </table:table-row>
        <table:table-row table:style-name="ro1">
          <table:table-cell office:value-type="float" office:value="309189" calcext:value-type="float">
            <text:p>309189</text:p>
          </table:table-cell>
          <table:table-cell office:value-type="float" office:value="0" calcext:value-type="float">
            <text:p>0</text:p>
          </table:table-cell>
          <table:table-cell office:value-type="float" office:value="1639562" calcext:value-type="float">
            <text:p>1639562</text:p>
          </table:table-cell>
          <table:table-cell office:value-type="float" office:value="42781" calcext:value-type="float">
            <text:p>42781</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25417" calcext:value-type="float">
            <text:p>325417</text:p>
          </table:table-cell>
          <table:table-cell office:value-type="float" office:value="0" calcext:value-type="float">
            <text:p>0</text:p>
          </table:table-cell>
          <table:table-cell office:value-type="float" office:value="1737607" calcext:value-type="float">
            <text:p>1737607</text:p>
          </table:table-cell>
          <table:table-cell office:value-type="float" office:value="82470" calcext:value-type="float">
            <text:p>82470</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46565" calcext:value-type="float">
            <text:p>346565</text:p>
          </table:table-cell>
          <table:table-cell office:value-type="float" office:value="0" calcext:value-type="float">
            <text:p>0</text:p>
          </table:table-cell>
          <table:table-cell office:value-type="float" office:value="1859489" calcext:value-type="float">
            <text:p>1859489</text:p>
          </table:table-cell>
          <table:table-cell office:value-type="float" office:value="85750" calcext:value-type="float">
            <text:p>85750</text:p>
          </table:table-cell>
          <table:table-cell office:value-type="string" calcext:value-type="string">
            <text:p>Sahi banaya he !!</text:p>
          </table:table-cell>
          <table:table-cell/>
        </table:table-row>
        <table:table-row table:style-name="ro1">
          <table:table-cell office:value-type="float" office:value="409671" calcext:value-type="float">
            <text:p>409671</text:p>
          </table:table-cell>
          <table:table-cell office:value-type="float" office:value="0" calcext:value-type="float">
            <text:p>0</text:p>
          </table:table-cell>
          <table:table-cell office:value-type="float" office:value="2268705" calcext:value-type="float">
            <text:p>2268705</text:p>
          </table:table-cell>
          <table:table-cell office:value-type="float" office:value="1230820" calcext:value-type="float">
            <text:p>1230820</text:p>
          </table:table-cell>
          <table:table-cell office:value-type="string" calcext:value-type="string">
            <text:p>Hi</text:p>
          </table:table-cell>
          <table:table-cell/>
        </table:table-row>
        <table:table-row table:style-name="ro1">
          <table:table-cell office:value-type="float" office:value="12748" calcext:value-type="float">
            <text:p>12748</text:p>
          </table:table-cell>
          <table:table-cell office:value-type="float" office:value="0" calcext:value-type="float">
            <text:p>0</text:p>
          </table:table-cell>
          <table:table-cell office:value-type="float" office:value="437057" calcext:value-type="float">
            <text:p>437057</text:p>
          </table:table-cell>
          <table:table-cell office:value-type="float" office:value="106480" calcext:value-type="float">
            <text:p>106480</text:p>
          </table:table-cell>
          <table:table-cell office:value-type="string" calcext:value-type="string">
            <text:p>Sure !!!!</text:p>
          </table:table-cell>
          <table:table-cell/>
        </table:table-row>
        <table:table-row table:style-name="ro1">
          <table:table-cell office:value-type="float" office:value="124309" calcext:value-type="float">
            <text:p>124309</text:p>
          </table:table-cell>
          <table:table-cell office:value-type="float" office:value="0" calcext:value-type="float">
            <text:p>0</text:p>
          </table:table-cell>
          <table:table-cell office:value-type="float" office:value="813580" calcext:value-type="float">
            <text:p>813580</text:p>
          </table:table-cell>
          <table:table-cell office:value-type="float" office:value="244007" calcext:value-type="float">
            <text:p>244007</text:p>
          </table:table-cell>
          <table:table-cell office:value-type="string" calcext:value-type="string">
            <text:p>Lolzzz</text:p>
          </table:table-cell>
          <table:table-cell/>
        </table:table-row>
        <table:table-row table:style-name="ro1">
          <table:table-cell office:value-type="float" office:value="175524" calcext:value-type="float">
            <text:p>175524</text:p>
          </table:table-cell>
          <table:table-cell office:value-type="float" office:value="519635" calcext:value-type="float">
            <text:p>519635</text:p>
          </table:table-cell>
          <table:table-cell office:value-type="float" office:value="0" calcext:value-type="float">
            <text:p>0</text:p>
          </table:table-cell>
          <table:table-cell office:value-type="float" office:value="160632" calcext:value-type="float">
            <text:p>160632</text:p>
          </table:table-cell>
          <table:table-cell office:value-type="string" calcext:value-type="string">
            <text:p>[[@238749]] We visited about after monsoon.</text:p>
          </table:table-cell>
          <table:table-cell/>
        </table:table-row>
        <table:table-row table:style-name="ro1">
          <table:table-cell office:value-type="float" office:value="235625" calcext:value-type="float">
            <text:p>235625</text:p>
          </table:table-cell>
          <table:table-cell office:value-type="float" office:value="160951" calcext:value-type="float">
            <text:p>160951</text:p>
          </table:table-cell>
          <table:table-cell office:value-type="float" office:value="0" calcext:value-type="float">
            <text:p>0</text:p>
          </table:table-cell>
          <table:table-cell office:value-type="float" office:value="347865" calcext:value-type="float">
            <text:p>347865</text:p>
          </table:table-cell>
          <table:table-cell office:value-type="string" calcext:value-type="string">
            <text:p>lovely description</text:p>
          </table:table-cell>
          <table:table-cell/>
        </table:table-row>
        <table:table-row table:style-name="ro1">
          <table:table-cell office:value-type="float" office:value="277301" calcext:value-type="float">
            <text:p>277301</text:p>
          </table:table-cell>
          <table:table-cell office:value-type="float" office:value="0" calcext:value-type="float">
            <text:p>0</text:p>
          </table:table-cell>
          <table:table-cell office:value-type="float" office:value="1450495" calcext:value-type="float">
            <text:p>1450495</text:p>
          </table:table-cell>
          <table:table-cell office:value-type="float" office:value="445716" calcext:value-type="float">
            <text:p>445716</text:p>
          </table:table-cell>
          <table:table-cell office:value-type="string" calcext:value-type="string">
            <text:p>[[@19753]] yes, will be uploading in few days :)</text:p>
          </table:table-cell>
          <table:table-cell/>
        </table:table-row>
        <table:table-row table:style-name="ro1">
          <table:table-cell office:value-type="float" office:value="343634" calcext:value-type="float">
            <text:p>343634</text:p>
          </table:table-cell>
          <table:table-cell office:value-type="float" office:value="0" calcext:value-type="float">
            <text:p>0</text:p>
          </table:table-cell>
          <table:table-cell office:value-type="float" office:value="1836808" calcext:value-type="float">
            <text:p>1836808</text:p>
          </table:table-cell>
          <table:table-cell office:value-type="float" office:value="40853" calcext:value-type="float">
            <text:p>40853</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434964" calcext:value-type="float">
            <text:p>434964</text:p>
          </table:table-cell>
          <table:table-cell office:value-type="float" office:value="0" calcext:value-type="float">
            <text:p>0</text:p>
          </table:table-cell>
          <table:table-cell office:value-type="float" office:value="2316704" calcext:value-type="float">
            <text:p>2316704</text:p>
          </table:table-cell>
          <table:table-cell office:value-type="float" office:value="1512428" calcext:value-type="float">
            <text:p>1512428</text:p>
          </table:table-cell>
          <table:table-cell office:value-type="string" calcext:value-type="string">
            <text:p>Hii</text:p>
          </table:table-cell>
          <table:table-cell/>
        </table:table-row>
        <table:table-row table:style-name="ro1">
          <table:table-cell office:value-type="float" office:value="435528" calcext:value-type="float">
            <text:p>435528</text:p>
          </table:table-cell>
          <table:table-cell office:value-type="float" office:value="0" calcext:value-type="float">
            <text:p>0</text:p>
          </table:table-cell>
          <table:table-cell office:value-type="float" office:value="2341329" calcext:value-type="float">
            <text:p>2341329</text:p>
          </table:table-cell>
          <table:table-cell office:value-type="float" office:value="1520420" calcext:value-type="float">
            <text:p>1520420</text:p>
          </table:table-cell>
          <table:table-cell office:value-type="string" calcext:value-type="string">
            <text:p>Very nice</text:p>
          </table:table-cell>
          <table:table-cell/>
        </table:table-row>
        <table:table-row table:style-name="ro1">
          <table:table-cell office:value-type="float" office:value="48851" calcext:value-type="float">
            <text:p>48851</text:p>
          </table:table-cell>
          <table:table-cell office:value-type="float" office:value="0" calcext:value-type="float">
            <text:p>0</text:p>
          </table:table-cell>
          <table:table-cell office:value-type="float" office:value="652554" calcext:value-type="float">
            <text:p>652554</text:p>
          </table:table-cell>
          <table:table-cell office:value-type="float" office:value="80151" calcext:value-type="float">
            <text:p>80151</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64389" calcext:value-type="float">
            <text:p>64389</text:p>
          </table:table-cell>
          <table:table-cell office:value-type="float" office:value="0" calcext:value-type="float">
            <text:p>0</text:p>
          </table:table-cell>
          <table:table-cell office:value-type="float" office:value="688494" calcext:value-type="float">
            <text:p>688494</text:p>
          </table:table-cell>
          <table:table-cell office:value-type="float" office:value="205363" calcext:value-type="float">
            <text:p>205363</text:p>
          </table:table-cell>
          <table:table-cell office:value-type="string" calcext:value-type="string">
            <text:p>Yes sure</text:p>
          </table:table-cell>
          <table:table-cell/>
        </table:table-row>
        <table:table-row table:style-name="ro1">
          <table:table-cell office:value-type="float" office:value="65705" calcext:value-type="float">
            <text:p>65705</text:p>
          </table:table-cell>
          <table:table-cell office:value-type="float" office:value="0" calcext:value-type="float">
            <text:p>0</text:p>
          </table:table-cell>
          <table:table-cell office:value-type="float" office:value="690983" calcext:value-type="float">
            <text:p>690983</text:p>
          </table:table-cell>
          <table:table-cell office:value-type="float" office:value="82424" calcext:value-type="float">
            <text:p>82424</text:p>
          </table:table-cell>
          <table:table-cell office:value-type="string" calcext:value-type="string">
            <text:p>Your image selection is excellent! good content too!</text:p>
          </table:table-cell>
          <table:table-cell/>
        </table:table-row>
        <table:table-row table:style-name="ro1">
          <table:table-cell office:value-type="float" office:value="85093" calcext:value-type="float">
            <text:p>85093</text:p>
          </table:table-cell>
          <table:table-cell office:value-type="float" office:value="0" calcext:value-type="float">
            <text:p>0</text:p>
          </table:table-cell>
          <table:table-cell office:value-type="float" office:value="49889" calcext:value-type="float">
            <text:p>49889</text:p>
          </table:table-cell>
          <table:table-cell office:value-type="float" office:value="79921" calcext:value-type="float">
            <text:p>79921</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96761" calcext:value-type="float">
            <text:p>96761</text:p>
          </table:table-cell>
          <table:table-cell office:value-type="float" office:value="0" calcext:value-type="float">
            <text:p>0</text:p>
          </table:table-cell>
          <table:table-cell office:value-type="float" office:value="769728" calcext:value-type="float">
            <text:p>769728</text:p>
          </table:table-cell>
          <table:table-cell office:value-type="float" office:value="73273" calcext:value-type="float">
            <text:p>73273</text:p>
          </table:table-cell>
          <table:table-cell office:value-type="string" calcext:value-type="string">
            <text:p>[[@1]]</text:p>
          </table:table-cell>
          <table:table-cell/>
        </table:table-row>
        <table:table-row table:style-name="ro1">
          <table:table-cell office:value-type="float" office:value="121595" calcext:value-type="float">
            <text:p>121595</text:p>
          </table:table-cell>
          <table:table-cell office:value-type="float" office:value="0" calcext:value-type="float">
            <text:p>0</text:p>
          </table:table-cell>
          <table:table-cell office:value-type="float" office:value="819835" calcext:value-type="float">
            <text:p>819835</text:p>
          </table:table-cell>
          <table:table-cell office:value-type="float" office:value="84589" calcext:value-type="float">
            <text:p>84589</text:p>
          </table:table-cell>
          <table:table-cell office:value-type="string" calcext:value-type="string">
            <text:p>Awesome! I too am heading there next week</text:p>
          </table:table-cell>
          <table:table-cell/>
        </table:table-row>
        <table:table-row table:style-name="ro1">
          <table:table-cell office:value-type="float" office:value="207830" calcext:value-type="float">
            <text:p>207830</text:p>
          </table:table-cell>
          <table:table-cell office:value-type="float" office:value="0" calcext:value-type="float">
            <text:p>0</text:p>
          </table:table-cell>
          <table:table-cell office:value-type="float" office:value="1067739" calcext:value-type="float">
            <text:p>1067739</text:p>
          </table:table-cell>
          <table:table-cell office:value-type="float" office:value="81861" calcext:value-type="float">
            <text:p>81861</text:p>
          </table:table-cell>
          <table:table-cell office:value-type="string" calcext:value-type="string">
            <text:p>Yeh picture toh blockbuster hai ekdum :D</text:p>
          </table:table-cell>
          <table:table-cell/>
        </table:table-row>
        <table:table-row table:style-name="ro1">
          <table:table-cell office:value-type="float" office:value="209171" calcext:value-type="float">
            <text:p>209171</text:p>
          </table:table-cell>
          <table:table-cell office:value-type="float" office:value="0" calcext:value-type="float">
            <text:p>0</text:p>
          </table:table-cell>
          <table:table-cell office:value-type="float" office:value="1069722" calcext:value-type="float">
            <text:p>1069722</text:p>
          </table:table-cell>
          <table:table-cell office:value-type="float" office:value="321704" calcext:value-type="float">
            <text:p>321704</text:p>
          </table:table-cell>
          <table:table-cell office:value-type="string" calcext:value-type="string">
            <text:p>Nice place for the students to study better than personal rent rooms.</text:p>
          </table:table-cell>
          <table:table-cell/>
        </table:table-row>
        <table:table-row table:style-name="ro1">
          <table:table-cell office:value-type="float" office:value="312560" calcext:value-type="float">
            <text:p>312560</text:p>
          </table:table-cell>
          <table:table-cell office:value-type="float" office:value="0" calcext:value-type="float">
            <text:p>0</text:p>
          </table:table-cell>
          <table:table-cell office:value-type="float" office:value="1659060" calcext:value-type="float">
            <text:p>1659060</text:p>
          </table:table-cell>
          <table:table-cell office:value-type="float" office:value="84903" calcext:value-type="float">
            <text:p>84903</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15757" calcext:value-type="float">
            <text:p>315757</text:p>
          </table:table-cell>
          <table:table-cell office:value-type="float" office:value="0" calcext:value-type="float">
            <text:p>0</text:p>
          </table:table-cell>
          <table:table-cell office:value-type="float" office:value="1677716" calcext:value-type="float">
            <text:p>1677716</text:p>
          </table:table-cell>
          <table:table-cell office:value-type="float" office:value="45889" calcext:value-type="float">
            <text:p>45889</text:p>
          </table:table-cell>
          <table:table-cell office:value-type="string" calcext:value-type="string">
            <text:p>can't wait to read about your next adventure</text:p>
          </table:table-cell>
          <table:table-cell/>
        </table:table-row>
        <table:table-row table:style-name="ro1">
          <table:table-cell office:value-type="float" office:value="31764" calcext:value-type="float">
            <text:p>31764</text:p>
          </table:table-cell>
          <table:table-cell office:value-type="float" office:value="0" calcext:value-type="float">
            <text:p>0</text:p>
          </table:table-cell>
          <table:table-cell office:value-type="float" office:value="616504" calcext:value-type="float">
            <text:p>616504</text:p>
          </table:table-cell>
          <table:table-cell office:value-type="float" office:value="184389" calcext:value-type="float">
            <text:p>184389</text:p>
          </table:table-cell>
          <table:table-cell office:value-type="string" calcext:value-type="string">
            <text:p>See this link for more details: https://www.youthkiawaaz.com/2018/02/video-memories-of-dawki/</text:p>
          </table:table-cell>
          <table:table-cell/>
        </table:table-row>
        <table:table-row table:style-name="ro1">
          <table:table-cell office:value-type="float" office:value="209349" calcext:value-type="float">
            <text:p>209349</text:p>
          </table:table-cell>
          <table:table-cell office:value-type="float" office:value="0" calcext:value-type="float">
            <text:p>0</text:p>
          </table:table-cell>
          <table:table-cell office:value-type="float" office:value="1076331" calcext:value-type="float">
            <text:p>1076331</text:p>
          </table:table-cell>
          <table:table-cell office:value-type="float" office:value="88465" calcext:value-type="float">
            <text:p>88465</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10432" calcext:value-type="float">
            <text:p>210432</text:p>
          </table:table-cell>
          <table:table-cell office:value-type="float" office:value="0" calcext:value-type="float">
            <text:p>0</text:p>
          </table:table-cell>
          <table:table-cell office:value-type="float" office:value="1081633" calcext:value-type="float">
            <text:p>1081633</text:p>
          </table:table-cell>
          <table:table-cell office:value-type="float" office:value="80938" calcext:value-type="float">
            <text:p>80938</text:p>
          </table:table-cell>
          <table:table-cell office:value-type="string" calcext:value-type="string">
            <text:p>i love your trails,Where to next? </text:p>
          </table:table-cell>
          <table:table-cell/>
        </table:table-row>
        <table:table-row table:style-name="ro5">
          <table:table-cell office:value-type="float" office:value="336926" calcext:value-type="float">
            <text:p>336926</text:p>
          </table:table-cell>
          <table:table-cell office:value-type="float" office:value="0" calcext:value-type="float">
            <text:p>0</text:p>
          </table:table-cell>
          <table:table-cell office:value-type="float" office:value="1798319" calcext:value-type="float">
            <text:p>1798319</text:p>
          </table:table-cell>
          <table:table-cell office:value-type="float" office:value="555037" calcext:value-type="float">
            <text:p>555037</text:p>
          </table:table-cell>
          <table:table-cell office:value-type="string" calcext:value-type="string">
            <text:p>Yeah definitely?</text:p>
            <text:p>Thanks</text:p>
          </table:table-cell>
          <table:table-cell/>
        </table:table-row>
        <table:table-row table:style-name="ro1">
          <table:table-cell office:value-type="float" office:value="378135" calcext:value-type="float">
            <text:p>378135</text:p>
          </table:table-cell>
          <table:table-cell office:value-type="float" office:value="0" calcext:value-type="float">
            <text:p>0</text:p>
          </table:table-cell>
          <table:table-cell office:value-type="float" office:value="2231017" calcext:value-type="float">
            <text:p>2231017</text:p>
          </table:table-cell>
          <table:table-cell office:value-type="float" office:value="81010" calcext:value-type="float">
            <text:p>81010</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412935" calcext:value-type="float">
            <text:p>412935</text:p>
          </table:table-cell>
          <table:table-cell office:value-type="float" office:value="0" calcext:value-type="float">
            <text:p>0</text:p>
          </table:table-cell>
          <table:table-cell office:value-type="float" office:value="900376" calcext:value-type="float">
            <text:p>900376</text:p>
          </table:table-cell>
          <table:table-cell office:value-type="float" office:value="266676" calcext:value-type="float">
            <text:p>266676</text:p>
          </table:table-cell>
          <table:table-cell office:value-type="string" calcext:value-type="string">
            <text:p>[[@79524]] <text:s/>great how was ur experience</text:p>
          </table:table-cell>
          <table:table-cell/>
        </table:table-row>
        <table:table-row table:style-name="ro1">
          <table:table-cell office:value-type="float" office:value="438862" calcext:value-type="float">
            <text:p>438862</text:p>
          </table:table-cell>
          <table:table-cell office:value-type="float" office:value="0" calcext:value-type="float">
            <text:p>0</text:p>
          </table:table-cell>
          <table:table-cell office:value-type="float" office:value="2371657" calcext:value-type="float">
            <text:p>2371657</text:p>
          </table:table-cell>
          <table:table-cell office:value-type="float" office:value="1552070" calcext:value-type="float">
            <text:p>1552070</text:p>
          </table:table-cell>
          <table:table-cell office:value-type="string" calcext:value-type="string">
            <text:p>Hi</text:p>
          </table:table-cell>
          <table:table-cell/>
        </table:table-row>
        <table:table-row table:style-name="ro1">
          <table:table-cell office:value-type="float" office:value="442489" calcext:value-type="float">
            <text:p>442489</text:p>
          </table:table-cell>
          <table:table-cell office:value-type="float" office:value="0" calcext:value-type="float">
            <text:p>0</text:p>
          </table:table-cell>
          <table:table-cell office:value-type="float" office:value="2129001" calcext:value-type="float">
            <text:p>2129001</text:p>
          </table:table-cell>
          <table:table-cell office:value-type="float" office:value="1682404" calcext:value-type="float">
            <text:p>1682404</text:p>
          </table:table-cell>
          <table:table-cell office:value-type="string" calcext:value-type="string">
            <text:p>Nice look</text:p>
          </table:table-cell>
          <table:table-cell/>
        </table:table-row>
        <table:table-row table:style-name="ro1">
          <table:table-cell office:value-type="float" office:value="4641" calcext:value-type="float">
            <text:p>4641</text:p>
          </table:table-cell>
          <table:table-cell office:value-type="float" office:value="0" calcext:value-type="float">
            <text:p>0</text:p>
          </table:table-cell>
          <table:table-cell office:value-type="float" office:value="57268" calcext:value-type="float">
            <text:p>57268</text:p>
          </table:table-cell>
          <table:table-cell office:value-type="float" office:value="21989" calcext:value-type="float">
            <text:p>21989</text:p>
          </table:table-cell>
          <table:table-cell office:value-type="string" calcext:value-type="string">
            <text:p>[[@1]]</text:p>
          </table:table-cell>
          <table:table-cell/>
        </table:table-row>
        <table:table-row table:style-name="ro1">
          <table:table-cell office:value-type="float" office:value="134556" calcext:value-type="float">
            <text:p>134556</text:p>
          </table:table-cell>
          <table:table-cell office:value-type="float" office:value="0" calcext:value-type="float">
            <text:p>0</text:p>
          </table:table-cell>
          <table:table-cell office:value-type="float" office:value="853903" calcext:value-type="float">
            <text:p>853903</text:p>
          </table:table-cell>
          <table:table-cell office:value-type="float" office:value="83010" calcext:value-type="float">
            <text:p>83010</text:p>
          </table:table-cell>
          <table:table-cell office:value-type="string" calcext:value-type="string">
            <text:p>Loved your trail, keep pushing! <text:s/>??</text:p>
          </table:table-cell>
          <table:table-cell/>
        </table:table-row>
        <table:table-row table:style-name="ro1">
          <table:table-cell office:value-type="float" office:value="165335" calcext:value-type="float">
            <text:p>165335</text:p>
          </table:table-cell>
          <table:table-cell office:value-type="float" office:value="0" calcext:value-type="float">
            <text:p>0</text:p>
          </table:table-cell>
          <table:table-cell office:value-type="float" office:value="932583" calcext:value-type="float">
            <text:p>932583</text:p>
          </table:table-cell>
          <table:table-cell office:value-type="float" office:value="76360" calcext:value-type="float">
            <text:p>76360</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169502" calcext:value-type="float">
            <text:p>169502</text:p>
          </table:table-cell>
          <table:table-cell office:value-type="float" office:value="0" calcext:value-type="float">
            <text:p>0</text:p>
          </table:table-cell>
          <table:table-cell office:value-type="float" office:value="924752" calcext:value-type="float">
            <text:p>924752</text:p>
          </table:table-cell>
          <table:table-cell office:value-type="float" office:value="39983" calcext:value-type="float">
            <text:p>39983</text:p>
          </table:table-cell>
          <table:table-cell office:value-type="string" calcext:value-type="string">
            <text:p>Maa kaasam! maza aa gaya</text:p>
          </table:table-cell>
          <table:table-cell/>
        </table:table-row>
        <table:table-row table:style-name="ro1">
          <table:table-cell office:value-type="float" office:value="234207" calcext:value-type="float">
            <text:p>234207</text:p>
          </table:table-cell>
          <table:table-cell office:value-type="float" office:value="0" calcext:value-type="float">
            <text:p>0</text:p>
          </table:table-cell>
          <table:table-cell office:value-type="float" office:value="1184465" calcext:value-type="float">
            <text:p>1184465</text:p>
          </table:table-cell>
          <table:table-cell office:value-type="float" office:value="41677" calcext:value-type="float">
            <text:p>41677</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253033" calcext:value-type="float">
            <text:p>253033</text:p>
          </table:table-cell>
          <table:table-cell office:value-type="float" office:value="0" calcext:value-type="float">
            <text:p>0</text:p>
          </table:table-cell>
          <table:table-cell office:value-type="float" office:value="1277237" calcext:value-type="float">
            <text:p>1277237</text:p>
          </table:table-cell>
          <table:table-cell office:value-type="float" office:value="390541" calcext:value-type="float">
            <text:p>390541</text:p>
          </table:table-cell>
          <table:table-cell office:value-type="string" calcext:value-type="string">
            <text:p>Really amazing</text:p>
          </table:table-cell>
          <table:table-cell/>
        </table:table-row>
        <table:table-row table:style-name="ro1">
          <table:table-cell office:value-type="float" office:value="356496" calcext:value-type="float">
            <text:p>356496</text:p>
          </table:table-cell>
          <table:table-cell office:value-type="float" office:value="0" calcext:value-type="float">
            <text:p>0</text:p>
          </table:table-cell>
          <table:table-cell office:value-type="float" office:value="1949422" calcext:value-type="float">
            <text:p>1949422</text:p>
          </table:table-cell>
          <table:table-cell office:value-type="float" office:value="135900" calcext:value-type="float">
            <text:p>135900</text:p>
          </table:table-cell>
          <table:table-cell office:value-type="string" calcext:value-type="string">
            <text:p>The content and the images don't sit well with one another!</text:p>
          </table:table-cell>
          <table:table-cell/>
        </table:table-row>
        <table:table-row table:style-name="ro1">
          <table:table-cell office:value-type="float" office:value="374689" calcext:value-type="float">
            <text:p>374689</text:p>
          </table:table-cell>
          <table:table-cell office:value-type="float" office:value="0" calcext:value-type="float">
            <text:p>0</text:p>
          </table:table-cell>
          <table:table-cell office:value-type="float" office:value="2225338" calcext:value-type="float">
            <text:p>2225338</text:p>
          </table:table-cell>
          <table:table-cell office:value-type="float" office:value="19860" calcext:value-type="float">
            <text:p>19860</text:p>
          </table:table-cell>
          <table:table-cell office:value-type="string" calcext:value-type="string">
            <text:p>Great trail ❤️</text:p>
          </table:table-cell>
          <table:table-cell/>
        </table:table-row>
        <table:table-row table:style-name="ro1">
          <table:table-cell office:value-type="float" office:value="376256" calcext:value-type="float">
            <text:p>376256</text:p>
          </table:table-cell>
          <table:table-cell office:value-type="float" office:value="0" calcext:value-type="float">
            <text:p>0</text:p>
          </table:table-cell>
          <table:table-cell office:value-type="float" office:value="2227970" calcext:value-type="float">
            <text:p>2227970</text:p>
          </table:table-cell>
          <table:table-cell office:value-type="float" office:value="85089" calcext:value-type="float">
            <text:p>85089</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82823" calcext:value-type="float">
            <text:p>382823</text:p>
          </table:table-cell>
          <table:table-cell office:value-type="float" office:value="0" calcext:value-type="float">
            <text:p>0</text:p>
          </table:table-cell>
          <table:table-cell office:value-type="float" office:value="2151009" calcext:value-type="float">
            <text:p>2151009</text:p>
          </table:table-cell>
          <table:table-cell office:value-type="float" office:value="47913" calcext:value-type="float">
            <text:p>47913</text:p>
          </table:table-cell>
          <table:table-cell office:value-type="string" calcext:value-type="string">
            <text:p>Bee stinged lips</text:p>
          </table:table-cell>
          <table:table-cell/>
        </table:table-row>
        <table:table-row table:style-name="ro1">
          <table:table-cell office:value-type="float" office:value="395630" calcext:value-type="float">
            <text:p>395630</text:p>
          </table:table-cell>
          <table:table-cell office:value-type="float" office:value="0" calcext:value-type="float">
            <text:p>0</text:p>
          </table:table-cell>
          <table:table-cell office:value-type="float" office:value="2251846" calcext:value-type="float">
            <text:p>2251846</text:p>
          </table:table-cell>
          <table:table-cell office:value-type="float" office:value="963519" calcext:value-type="float">
            <text:p>963519</text:p>
          </table:table-cell>
          <table:table-cell office:value-type="string" calcext:value-type="string">
            <text:p>Butifulgirl</text:p>
          </table:table-cell>
          <table:table-cell/>
        </table:table-row>
        <table:table-row table:style-name="ro1">
          <table:table-cell office:value-type="float" office:value="418714" calcext:value-type="float">
            <text:p>418714</text:p>
          </table:table-cell>
          <table:table-cell office:value-type="float" office:value="0" calcext:value-type="float">
            <text:p>0</text:p>
          </table:table-cell>
          <table:table-cell office:value-type="float" office:value="2267836" calcext:value-type="float">
            <text:p>2267836</text:p>
          </table:table-cell>
          <table:table-cell office:value-type="float" office:value="27508" calcext:value-type="float">
            <text:p>27508</text:p>
          </table:table-cell>
          <table:table-cell office:value-type="string" calcext:value-type="string">
            <text:p>nice</text:p>
          </table:table-cell>
          <table:table-cell/>
        </table:table-row>
        <table:table-row table:style-name="ro1">
          <table:table-cell office:value-type="float" office:value="98140" calcext:value-type="float">
            <text:p>98140</text:p>
          </table:table-cell>
          <table:table-cell office:value-type="float" office:value="0" calcext:value-type="float">
            <text:p>0</text:p>
          </table:table-cell>
          <table:table-cell office:value-type="float" office:value="756449" calcext:value-type="float">
            <text:p>756449</text:p>
          </table:table-cell>
          <table:table-cell office:value-type="float" office:value="79879" calcext:value-type="float">
            <text:p>79879</text:p>
          </table:table-cell>
          <table:table-cell office:value-type="string" calcext:value-type="string">
            <text:p>Wow! Thats amazing that you covered so much in so less budget!</text:p>
          </table:table-cell>
          <table:table-cell/>
        </table:table-row>
        <table:table-row table:style-name="ro1">
          <table:table-cell office:value-type="float" office:value="166424" calcext:value-type="float">
            <text:p>166424</text:p>
          </table:table-cell>
          <table:table-cell office:value-type="float" office:value="0" calcext:value-type="float">
            <text:p>0</text:p>
          </table:table-cell>
          <table:table-cell office:value-type="float" office:value="935372" calcext:value-type="float">
            <text:p>935372</text:p>
          </table:table-cell>
          <table:table-cell office:value-type="float" office:value="84185" calcext:value-type="float">
            <text:p>84185</text:p>
          </table:table-cell>
          <table:table-cell office:value-type="string" calcext:value-type="string">
            <text:p>Wanna tryout ?❤️</text:p>
          </table:table-cell>
          <table:table-cell/>
        </table:table-row>
        <table:table-row table:style-name="ro1">
          <table:table-cell office:value-type="float" office:value="194406" calcext:value-type="float">
            <text:p>194406</text:p>
          </table:table-cell>
          <table:table-cell office:value-type="float" office:value="0" calcext:value-type="float">
            <text:p>0</text:p>
          </table:table-cell>
          <table:table-cell office:value-type="float" office:value="976293" calcext:value-type="float">
            <text:p>976293</text:p>
          </table:table-cell>
          <table:table-cell office:value-type="float" office:value="43468" calcext:value-type="float">
            <text:p>43468</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220035" calcext:value-type="float">
            <text:p>220035</text:p>
          </table:table-cell>
          <table:table-cell office:value-type="float" office:value="0" calcext:value-type="float">
            <text:p>0</text:p>
          </table:table-cell>
          <table:table-cell office:value-type="float" office:value="1132595" calcext:value-type="float">
            <text:p>1132595</text:p>
          </table:table-cell>
          <table:table-cell office:value-type="float" office:value="87767" calcext:value-type="float">
            <text:p>87767</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246915" calcext:value-type="float">
            <text:p>246915</text:p>
          </table:table-cell>
          <table:table-cell office:value-type="float" office:value="0" calcext:value-type="float">
            <text:p>0</text:p>
          </table:table-cell>
          <table:table-cell office:value-type="float" office:value="1241919" calcext:value-type="float">
            <text:p>1241919</text:p>
          </table:table-cell>
          <table:table-cell office:value-type="float" office:value="49420" calcext:value-type="float">
            <text:p>49420</text:p>
          </table:table-cell>
          <table:table-cell office:value-type="string" calcext:value-type="string">
            <text:p>This trail got me searching for railway tickets! so inspiring!</text:p>
          </table:table-cell>
          <table:table-cell/>
        </table:table-row>
        <table:table-row table:style-name="ro1">
          <table:table-cell office:value-type="float" office:value="387887" calcext:value-type="float">
            <text:p>387887</text:p>
          </table:table-cell>
          <table:table-cell office:value-type="float" office:value="0" calcext:value-type="float">
            <text:p>0</text:p>
          </table:table-cell>
          <table:table-cell office:value-type="float" office:value="2266767" calcext:value-type="float">
            <text:p>2266767</text:p>
          </table:table-cell>
          <table:table-cell office:value-type="float" office:value="907970" calcext:value-type="float">
            <text:p>907970</text:p>
          </table:table-cell>
          <table:table-cell office:value-type="string" calcext:value-type="string">
            <text:p>Nic</text:p>
          </table:table-cell>
          <table:table-cell/>
        </table:table-row>
        <table:table-row table:style-name="ro1">
          <table:table-cell office:value-type="float" office:value="73511" calcext:value-type="float">
            <text:p>73511</text:p>
          </table:table-cell>
          <table:table-cell office:value-type="float" office:value="0" calcext:value-type="float">
            <text:p>0</text:p>
          </table:table-cell>
          <table:table-cell office:value-type="float" office:value="714889" calcext:value-type="float">
            <text:p>714889</text:p>
          </table:table-cell>
          <table:table-cell office:value-type="float" office:value="78712" calcext:value-type="float">
            <text:p>78712</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83986" calcext:value-type="float">
            <text:p>83986</text:p>
          </table:table-cell>
          <table:table-cell office:value-type="float" office:value="0" calcext:value-type="float">
            <text:p>0</text:p>
          </table:table-cell>
          <table:table-cell office:value-type="float" office:value="90510" calcext:value-type="float">
            <text:p>90510</text:p>
          </table:table-cell>
          <table:table-cell office:value-type="float" office:value="79728" calcext:value-type="float">
            <text:p>79728</text:p>
          </table:table-cell>
          <table:table-cell office:value-type="string" calcext:value-type="string">
            <text:p>When's your next update?!</text:p>
          </table:table-cell>
          <table:table-cell/>
        </table:table-row>
        <table:table-row table:style-name="ro1">
          <table:table-cell office:value-type="float" office:value="133512" calcext:value-type="float">
            <text:p>133512</text:p>
          </table:table-cell>
          <table:table-cell office:value-type="float" office:value="0" calcext:value-type="float">
            <text:p>0</text:p>
          </table:table-cell>
          <table:table-cell office:value-type="float" office:value="692946" calcext:value-type="float">
            <text:p>692946</text:p>
          </table:table-cell>
          <table:table-cell office:value-type="float" office:value="45600" calcext:value-type="float">
            <text:p>45600</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216832" calcext:value-type="float">
            <text:p>216832</text:p>
          </table:table-cell>
          <table:table-cell office:value-type="float" office:value="0" calcext:value-type="float">
            <text:p>0</text:p>
          </table:table-cell>
          <table:table-cell office:value-type="float" office:value="1116102" calcext:value-type="float">
            <text:p>1116102</text:p>
          </table:table-cell>
          <table:table-cell office:value-type="float" office:value="20238" calcext:value-type="float">
            <text:p>20238</text:p>
          </table:table-cell>
          <table:table-cell office:value-type="string" calcext:value-type="string">
            <text:p>Good Stuff! ?</text:p>
          </table:table-cell>
          <table:table-cell/>
        </table:table-row>
        <table:table-row table:style-name="ro1">
          <table:table-cell office:value-type="float" office:value="276056" calcext:value-type="float">
            <text:p>276056</text:p>
          </table:table-cell>
          <table:table-cell office:value-type="float" office:value="1016764" calcext:value-type="float">
            <text:p>1016764</text:p>
          </table:table-cell>
          <table:table-cell office:value-type="float" office:value="0" calcext:value-type="float">
            <text:p>0</text:p>
          </table:table-cell>
          <table:table-cell office:value-type="float" office:value="442009" calcext:value-type="float">
            <text:p>442009</text:p>
          </table:table-cell>
          <table:table-cell office:value-type="string" calcext:value-type="string">
            <text:p>The foods of this place is awesome.. <text:s/>then I enjoy the drinks with my buddies....</text:p>
          </table:table-cell>
          <table:table-cell/>
        </table:table-row>
        <table:table-row table:style-name="ro1">
          <table:table-cell office:value-type="float" office:value="335663" calcext:value-type="float">
            <text:p>335663</text:p>
          </table:table-cell>
          <table:table-cell office:value-type="float" office:value="0" calcext:value-type="float">
            <text:p>0</text:p>
          </table:table-cell>
          <table:table-cell office:value-type="float" office:value="1773402" calcext:value-type="float">
            <text:p>1773402</text:p>
          </table:table-cell>
          <table:table-cell office:value-type="float" office:value="535334" calcext:value-type="float">
            <text:p>535334</text:p>
          </table:table-cell>
          <table:table-cell office:value-type="string" calcext:value-type="string">
            <text:p>[[@83564]] thanks</text:p>
          </table:table-cell>
          <table:table-cell/>
        </table:table-row>
        <table:table-row table:style-name="ro1">
          <table:table-cell office:value-type="float" office:value="418107" calcext:value-type="float">
            <text:p>418107</text:p>
          </table:table-cell>
          <table:table-cell office:value-type="float" office:value="0" calcext:value-type="float">
            <text:p>0</text:p>
          </table:table-cell>
          <table:table-cell office:value-type="float" office:value="2281610" calcext:value-type="float">
            <text:p>2281610</text:p>
          </table:table-cell>
          <table:table-cell office:value-type="float" office:value="15738" calcext:value-type="float">
            <text:p>15738</text:p>
          </table:table-cell>
          <table:table-cell office:value-type="string" calcext:value-type="string">
            <text:p>thanks for the heads up</text:p>
          </table:table-cell>
          <table:table-cell/>
        </table:table-row>
        <table:table-row table:style-name="ro1">
          <table:table-cell office:value-type="float" office:value="452797" calcext:value-type="float">
            <text:p>452797</text:p>
          </table:table-cell>
          <table:table-cell office:value-type="float" office:value="0" calcext:value-type="float">
            <text:p>0</text:p>
          </table:table-cell>
          <table:table-cell office:value-type="float" office:value="2316799" calcext:value-type="float">
            <text:p>2316799</text:p>
          </table:table-cell>
          <table:table-cell office:value-type="float" office:value="1973803" calcext:value-type="float">
            <text:p>1973803</text:p>
          </table:table-cell>
          <table:table-cell office:value-type="string" calcext:value-type="string">
            <text:p>Cute</text:p>
          </table:table-cell>
          <table:table-cell/>
        </table:table-row>
        <table:table-row table:style-name="ro1">
          <table:table-cell office:value-type="float" office:value="84906" calcext:value-type="float">
            <text:p>84906</text:p>
          </table:table-cell>
          <table:table-cell office:value-type="float" office:value="0" calcext:value-type="float">
            <text:p>0</text:p>
          </table:table-cell>
          <table:table-cell office:value-type="float" office:value="52410" calcext:value-type="float">
            <text:p>52410</text:p>
          </table:table-cell>
          <table:table-cell office:value-type="float" office:value="85472" calcext:value-type="float">
            <text:p>85472</text:p>
          </table:table-cell>
          <table:table-cell office:value-type="string" calcext:value-type="string">
            <text:p>Sahi khel gaye tum toh</text:p>
          </table:table-cell>
          <table:table-cell/>
        </table:table-row>
        <table:table-row table:style-name="ro1">
          <table:table-cell office:value-type="float" office:value="109643" calcext:value-type="float">
            <text:p>109643</text:p>
          </table:table-cell>
          <table:table-cell office:value-type="float" office:value="0" calcext:value-type="float">
            <text:p>0</text:p>
          </table:table-cell>
          <table:table-cell office:value-type="float" office:value="798258" calcext:value-type="float">
            <text:p>798258</text:p>
          </table:table-cell>
          <table:table-cell office:value-type="float" office:value="41083" calcext:value-type="float">
            <text:p>41083</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10167" calcext:value-type="float">
            <text:p>110167</text:p>
          </table:table-cell>
          <table:table-cell office:value-type="float" office:value="417430" calcext:value-type="float">
            <text:p>417430</text:p>
          </table:table-cell>
          <table:table-cell office:value-type="float" office:value="0" calcext:value-type="float">
            <text:p>0</text:p>
          </table:table-cell>
          <table:table-cell office:value-type="float" office:value="233327" calcext:value-type="float">
            <text:p>233327</text:p>
          </table:table-cell>
          <table:table-cell office:value-type="string" calcext:value-type="string">
            <text:p>I suggest you to travel Kashmir ❤️</text:p>
          </table:table-cell>
          <table:table-cell/>
        </table:table-row>
        <table:table-row table:style-name="ro1">
          <table:table-cell office:value-type="float" office:value="193486" calcext:value-type="float">
            <text:p>193486</text:p>
          </table:table-cell>
          <table:table-cell office:value-type="float" office:value="0" calcext:value-type="float">
            <text:p>0</text:p>
          </table:table-cell>
          <table:table-cell office:value-type="float" office:value="1004235" calcext:value-type="float">
            <text:p>1004235</text:p>
          </table:table-cell>
          <table:table-cell office:value-type="float" office:value="302784" calcext:value-type="float">
            <text:p>302784</text:p>
          </table:table-cell>
          <table:table-cell office:value-type="string" calcext:value-type="string">
            <text:p>And manali</text:p>
          </table:table-cell>
          <table:table-cell/>
        </table:table-row>
        <table:table-row table:style-name="ro1">
          <table:table-cell office:value-type="float" office:value="220479" calcext:value-type="float">
            <text:p>220479</text:p>
          </table:table-cell>
          <table:table-cell office:value-type="float" office:value="0" calcext:value-type="float">
            <text:p>0</text:p>
          </table:table-cell>
          <table:table-cell office:value-type="float" office:value="1135804" calcext:value-type="float">
            <text:p>1135804</text:p>
          </table:table-cell>
          <table:table-cell office:value-type="float" office:value="83594" calcext:value-type="float">
            <text:p>83594</text:p>
          </table:table-cell>
          <table:table-cell office:value-type="string" calcext:value-type="string">
            <text:p>Mast ekdum</text:p>
          </table:table-cell>
          <table:table-cell/>
        </table:table-row>
        <table:table-row table:style-name="ro1">
          <table:table-cell office:value-type="float" office:value="245348" calcext:value-type="float">
            <text:p>245348</text:p>
          </table:table-cell>
          <table:table-cell office:value-type="float" office:value="0" calcext:value-type="float">
            <text:p>0</text:p>
          </table:table-cell>
          <table:table-cell office:value-type="float" office:value="1228666" calcext:value-type="float">
            <text:p>1228666</text:p>
          </table:table-cell>
          <table:table-cell office:value-type="float" office:value="48913" calcext:value-type="float">
            <text:p>48913</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56231" calcext:value-type="float">
            <text:p>256231</text:p>
          </table:table-cell>
          <table:table-cell office:value-type="float" office:value="0" calcext:value-type="float">
            <text:p>0</text:p>
          </table:table-cell>
          <table:table-cell office:value-type="float" office:value="1324724" calcext:value-type="float">
            <text:p>1324724</text:p>
          </table:table-cell>
          <table:table-cell office:value-type="float" office:value="87935" calcext:value-type="float">
            <text:p>87935</text:p>
          </table:table-cell>
          <table:table-cell office:value-type="string" calcext:value-type="string">
            <text:p>Gorgeous trail this one!</text:p>
          </table:table-cell>
          <table:table-cell/>
        </table:table-row>
        <table:table-row table:style-name="ro1">
          <table:table-cell office:value-type="float" office:value="256336" calcext:value-type="float">
            <text:p>256336</text:p>
          </table:table-cell>
          <table:table-cell office:value-type="float" office:value="0" calcext:value-type="float">
            <text:p>0</text:p>
          </table:table-cell>
          <table:table-cell office:value-type="float" office:value="1325469" calcext:value-type="float">
            <text:p>1325469</text:p>
          </table:table-cell>
          <table:table-cell office:value-type="float" office:value="77156" calcext:value-type="float">
            <text:p>77156</text:p>
          </table:table-cell>
          <table:table-cell office:value-type="string" calcext:value-type="string">
            <text:p>Sahi khel gaye tum toh</text:p>
          </table:table-cell>
          <table:table-cell/>
        </table:table-row>
        <table:table-row table:style-name="ro1">
          <table:table-cell office:value-type="float" office:value="301373" calcext:value-type="float">
            <text:p>301373</text:p>
          </table:table-cell>
          <table:table-cell office:value-type="float" office:value="0" calcext:value-type="float">
            <text:p>0</text:p>
          </table:table-cell>
          <table:table-cell office:value-type="float" office:value="1590265" calcext:value-type="float">
            <text:p>1590265</text:p>
          </table:table-cell>
          <table:table-cell office:value-type="float" office:value="489720" calcext:value-type="float">
            <text:p>489720</text:p>
          </table:table-cell>
          <table:table-cell office:value-type="string" calcext:value-type="string">
            <text:p>[[@82424]] thank you</text:p>
          </table:table-cell>
          <table:table-cell/>
        </table:table-row>
        <table:table-row table:style-name="ro1">
          <table:table-cell office:value-type="float" office:value="344631" calcext:value-type="float">
            <text:p>344631</text:p>
          </table:table-cell>
          <table:table-cell office:value-type="float" office:value="0" calcext:value-type="float">
            <text:p>0</text:p>
          </table:table-cell>
          <table:table-cell office:value-type="float" office:value="1655619" calcext:value-type="float">
            <text:p>1655619</text:p>
          </table:table-cell>
          <table:table-cell office:value-type="float" office:value="306690" calcext:value-type="float">
            <text:p>306690</text:p>
          </table:table-cell>
          <table:table-cell office:value-type="string" calcext:value-type="string">
            <text:p>?</text:p>
          </table:table-cell>
          <table:table-cell/>
        </table:table-row>
        <table:table-row table:style-name="ro4">
          <table:table-cell office:value-type="float" office:value="345391" calcext:value-type="float">
            <text:p>345391</text:p>
          </table:table-cell>
          <table:table-cell office:value-type="float" office:value="0" calcext:value-type="float">
            <text:p>0</text:p>
          </table:table-cell>
          <table:table-cell office:value-type="float" office:value="1850716" calcext:value-type="float">
            <text:p>1850716</text:p>
          </table:table-cell>
          <table:table-cell office:value-type="float" office:value="524687" calcext:value-type="float">
            <text:p>524687</text:p>
          </table:table-cell>
          <table:table-cell office:value-type="string" calcext:value-type="string">
            <text:p>Contact us</text:p>
            <text:p>Amazing Munnar adventure tourism Kerala </text:p>
            <text:p>amazingmunnar2012@gmail.com</text:p>
            <text:p>amazingmunnar.com</text:p>
            <text:p>9447979519</text:p>
          </table:table-cell>
          <table:table-cell/>
        </table:table-row>
        <table:table-row table:style-name="ro1">
          <table:table-cell office:value-type="float" office:value="397320" calcext:value-type="float">
            <text:p>397320</text:p>
          </table:table-cell>
          <table:table-cell office:value-type="float" office:value="0" calcext:value-type="float">
            <text:p>0</text:p>
          </table:table-cell>
          <table:table-cell office:value-type="float" office:value="1811003" calcext:value-type="float">
            <text:p>1811003</text:p>
          </table:table-cell>
          <table:table-cell office:value-type="float" office:value="15694" calcext:value-type="float">
            <text:p>15694</text:p>
          </table:table-cell>
          <table:table-cell office:value-type="string" calcext:value-type="string">
            <text:p>Have you considered taking photography as a full time thing?These are amaing</text:p>
          </table:table-cell>
          <table:table-cell/>
        </table:table-row>
        <table:table-row table:style-name="ro1">
          <table:table-cell office:value-type="float" office:value="409370" calcext:value-type="float">
            <text:p>409370</text:p>
          </table:table-cell>
          <table:table-cell office:value-type="float" office:value="0" calcext:value-type="float">
            <text:p>0</text:p>
          </table:table-cell>
          <table:table-cell office:value-type="float" office:value="1004191" calcext:value-type="float">
            <text:p>1004191</text:p>
          </table:table-cell>
          <table:table-cell office:value-type="float" office:value="1192062" calcext:value-type="float">
            <text:p>1192062</text:p>
          </table:table-cell>
          <table:table-cell office:value-type="string" calcext:value-type="string">
            <text:p>Hi very interested your tour trip</text:p>
          </table:table-cell>
          <table:table-cell/>
        </table:table-row>
        <table:table-row table:style-name="ro1">
          <table:table-cell office:value-type="float" office:value="454380" calcext:value-type="float">
            <text:p>454380</text:p>
          </table:table-cell>
          <table:table-cell office:value-type="float" office:value="0" calcext:value-type="float">
            <text:p>0</text:p>
          </table:table-cell>
          <table:table-cell office:value-type="float" office:value="2552709" calcext:value-type="float">
            <text:p>2552709</text:p>
          </table:table-cell>
          <table:table-cell office:value-type="float" office:value="1963616" calcext:value-type="float">
            <text:p>1963616</text:p>
          </table:table-cell>
          <table:table-cell office:value-type="string" calcext:value-type="string">
            <text:p>2eve2v</text:p>
          </table:table-cell>
          <table:table-cell/>
        </table:table-row>
        <table:table-row table:style-name="ro1">
          <table:table-cell office:value-type="float" office:value="65414" calcext:value-type="float">
            <text:p>65414</text:p>
          </table:table-cell>
          <table:table-cell office:value-type="float" office:value="0" calcext:value-type="float">
            <text:p>0</text:p>
          </table:table-cell>
          <table:table-cell office:value-type="float" office:value="690896" calcext:value-type="float">
            <text:p>690896</text:p>
          </table:table-cell>
          <table:table-cell office:value-type="float" office:value="83170" calcext:value-type="float">
            <text:p>83170</text:p>
          </table:table-cell>
          <table:table-cell office:value-type="string" calcext:value-type="string">
            <text:p>i love your work and i use it to plan my trips :)</text:p>
          </table:table-cell>
          <table:table-cell/>
        </table:table-row>
        <table:table-row table:style-name="ro1">
          <table:table-cell office:value-type="float" office:value="140259" calcext:value-type="float">
            <text:p>140259</text:p>
          </table:table-cell>
          <table:table-cell office:value-type="float" office:value="0" calcext:value-type="float">
            <text:p>0</text:p>
          </table:table-cell>
          <table:table-cell office:value-type="float" office:value="864849" calcext:value-type="float">
            <text:p>864849</text:p>
          </table:table-cell>
          <table:table-cell office:value-type="float" office:value="258681" calcext:value-type="float">
            <text:p>258681</text:p>
          </table:table-cell>
          <table:table-cell office:value-type="string" calcext:value-type="string">
            <text:p>[[@41375]] It's A good destination all through out the year. At its best from November to April</text:p>
          </table:table-cell>
          <table:table-cell/>
        </table:table-row>
        <table:table-row table:style-name="ro1">
          <table:table-cell office:value-type="float" office:value="260397" calcext:value-type="float">
            <text:p>260397</text:p>
          </table:table-cell>
          <table:table-cell office:value-type="float" office:value="0" calcext:value-type="float">
            <text:p>0</text:p>
          </table:table-cell>
          <table:table-cell office:value-type="float" office:value="1349634" calcext:value-type="float">
            <text:p>1349634</text:p>
          </table:table-cell>
          <table:table-cell office:value-type="float" office:value="20260" calcext:value-type="float">
            <text:p>20260</text:p>
          </table:table-cell>
          <table:table-cell office:value-type="string" calcext:value-type="string">
            <text:p>I love the wordplay in your title!</text:p>
          </table:table-cell>
          <table:table-cell/>
        </table:table-row>
        <table:table-row table:style-name="ro1">
          <table:table-cell office:value-type="float" office:value="280071" calcext:value-type="float">
            <text:p>280071</text:p>
          </table:table-cell>
          <table:table-cell office:value-type="float" office:value="0" calcext:value-type="float">
            <text:p>0</text:p>
          </table:table-cell>
          <table:table-cell office:value-type="float" office:value="1466223" calcext:value-type="float">
            <text:p>1466223</text:p>
          </table:table-cell>
          <table:table-cell office:value-type="float" office:value="243604" calcext:value-type="float">
            <text:p>243604</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5922" calcext:value-type="float">
            <text:p>15922</text:p>
          </table:table-cell>
          <table:table-cell office:value-type="float" office:value="8481" calcext:value-type="float">
            <text:p>8481</text:p>
          </table:table-cell>
          <table:table-cell office:value-type="float" office:value="0" calcext:value-type="float">
            <text:p>0</text:p>
          </table:table-cell>
          <table:table-cell office:value-type="float" office:value="144015" calcext:value-type="float">
            <text:p>144015</text:p>
          </table:table-cell>
          <table:table-cell office:value-type="string" calcext:value-type="string">
            <text:p>Wow?</text:p>
          </table:table-cell>
          <table:table-cell/>
        </table:table-row>
        <table:table-row table:style-name="ro1">
          <table:table-cell office:value-type="float" office:value="35880" calcext:value-type="float">
            <text:p>35880</text:p>
          </table:table-cell>
          <table:table-cell office:value-type="float" office:value="0" calcext:value-type="float">
            <text:p>0</text:p>
          </table:table-cell>
          <table:table-cell office:value-type="float" office:value="625600" calcext:value-type="float">
            <text:p>625600</text:p>
          </table:table-cell>
          <table:table-cell office:value-type="float" office:value="39790" calcext:value-type="float">
            <text:p>39790</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78545" calcext:value-type="float">
            <text:p>78545</text:p>
          </table:table-cell>
          <table:table-cell office:value-type="float" office:value="0" calcext:value-type="float">
            <text:p>0</text:p>
          </table:table-cell>
          <table:table-cell office:value-type="float" office:value="730715" calcext:value-type="float">
            <text:p>730715</text:p>
          </table:table-cell>
          <table:table-cell office:value-type="float" office:value="135644" calcext:value-type="float">
            <text:p>135644</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47778" calcext:value-type="float">
            <text:p>147778</text:p>
          </table:table-cell>
          <table:table-cell office:value-type="float" office:value="0" calcext:value-type="float">
            <text:p>0</text:p>
          </table:table-cell>
          <table:table-cell office:value-type="float" office:value="708826" calcext:value-type="float">
            <text:p>708826</text:p>
          </table:table-cell>
          <table:table-cell office:value-type="float" office:value="40042" calcext:value-type="float">
            <text:p>40042</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77041" calcext:value-type="float">
            <text:p>177041</text:p>
          </table:table-cell>
          <table:table-cell office:value-type="float" office:value="0" calcext:value-type="float">
            <text:p>0</text:p>
          </table:table-cell>
          <table:table-cell office:value-type="float" office:value="961444" calcext:value-type="float">
            <text:p>961444</text:p>
          </table:table-cell>
          <table:table-cell office:value-type="float" office:value="289040" calcext:value-type="float">
            <text:p>289040</text:p>
          </table:table-cell>
          <table:table-cell office:value-type="string" calcext:value-type="string">
            <text:p>[[@52528]] this picture is clicked while traveling from ferry ? was returning from alibaugh</text:p>
          </table:table-cell>
          <table:table-cell/>
        </table:table-row>
        <table:table-row table:style-name="ro1">
          <table:table-cell office:value-type="float" office:value="186469" calcext:value-type="float">
            <text:p>186469</text:p>
          </table:table-cell>
          <table:table-cell office:value-type="float" office:value="0" calcext:value-type="float">
            <text:p>0</text:p>
          </table:table-cell>
          <table:table-cell office:value-type="float" office:value="960555" calcext:value-type="float">
            <text:p>960555</text:p>
          </table:table-cell>
          <table:table-cell office:value-type="float" office:value="289272" calcext:value-type="float">
            <text:p>289272</text:p>
          </table:table-cell>
          <table:table-cell office:value-type="string" calcext:value-type="string">
            <text:p>[[@19555]] thank you so much sir ....next trail will be uploaded soon??</text:p>
          </table:table-cell>
          <table:table-cell/>
        </table:table-row>
        <table:table-row table:style-name="ro1">
          <table:table-cell office:value-type="float" office:value="211422" calcext:value-type="float">
            <text:p>211422</text:p>
          </table:table-cell>
          <table:table-cell office:value-type="float" office:value="0" calcext:value-type="float">
            <text:p>0</text:p>
          </table:table-cell>
          <table:table-cell office:value-type="float" office:value="1087578" calcext:value-type="float">
            <text:p>1087578</text:p>
          </table:table-cell>
          <table:table-cell office:value-type="float" office:value="327326" calcext:value-type="float">
            <text:p>327326</text:p>
          </table:table-cell>
          <table:table-cell office:value-type="string" calcext:value-type="string">
            <text:p>Yes I will later</text:p>
          </table:table-cell>
          <table:table-cell/>
        </table:table-row>
        <table:table-row table:style-name="ro1">
          <table:table-cell office:value-type="float" office:value="308560" calcext:value-type="float">
            <text:p>308560</text:p>
          </table:table-cell>
          <table:table-cell office:value-type="float" office:value="0" calcext:value-type="float">
            <text:p>0</text:p>
          </table:table-cell>
          <table:table-cell office:value-type="float" office:value="948851" calcext:value-type="float">
            <text:p>948851</text:p>
          </table:table-cell>
          <table:table-cell office:value-type="float" office:value="285524" calcext:value-type="float">
            <text:p>285524</text:p>
          </table:table-cell>
          <table:table-cell office:value-type="string" calcext:value-type="string">
            <text:p>I know lets hope for the best and thanks [[@82114]] keep supporting</text:p>
          </table:table-cell>
          <table:table-cell/>
        </table:table-row>
        <table:table-row table:style-name="ro1">
          <table:table-cell office:value-type="float" office:value="312111" calcext:value-type="float">
            <text:p>312111</text:p>
          </table:table-cell>
          <table:table-cell office:value-type="float" office:value="0" calcext:value-type="float">
            <text:p>0</text:p>
          </table:table-cell>
          <table:table-cell office:value-type="float" office:value="1655078" calcext:value-type="float">
            <text:p>1655078</text:p>
          </table:table-cell>
          <table:table-cell office:value-type="float" office:value="82889" calcext:value-type="float">
            <text:p>82889</text:p>
          </table:table-cell>
          <table:table-cell office:value-type="string" calcext:value-type="string">
            <text:p>Wow! Thats amazing that you covered so much in so less budget!</text:p>
          </table:table-cell>
          <table:table-cell/>
        </table:table-row>
        <table:table-row table:style-name="ro1">
          <table:table-cell office:value-type="float" office:value="342777" calcext:value-type="float">
            <text:p>342777</text:p>
          </table:table-cell>
          <table:table-cell office:value-type="float" office:value="0" calcext:value-type="float">
            <text:p>0</text:p>
          </table:table-cell>
          <table:table-cell office:value-type="float" office:value="1778602" calcext:value-type="float">
            <text:p>1778602</text:p>
          </table:table-cell>
          <table:table-cell office:value-type="float" office:value="469350" calcext:value-type="float">
            <text:p>469350</text:p>
          </table:table-cell>
          <table:table-cell office:value-type="string" calcext:value-type="string">
            <text:p>Ok as you wish mai sab ko nhi bolta frndsp kai leyai I told you because Tum apnai jaisai lagi ( I think you love to travel ) so let it be</text:p>
          </table:table-cell>
          <table:table-cell/>
        </table:table-row>
        <table:table-row table:style-name="ro1">
          <table:table-cell office:value-type="float" office:value="369435" calcext:value-type="float">
            <text:p>369435</text:p>
          </table:table-cell>
          <table:table-cell office:value-type="float" office:value="0" calcext:value-type="float">
            <text:p>0</text:p>
          </table:table-cell>
          <table:table-cell office:value-type="float" office:value="1359397" calcext:value-type="float">
            <text:p>1359397</text:p>
          </table:table-cell>
          <table:table-cell office:value-type="float" office:value="600789" calcext:value-type="float">
            <text:p>600789</text:p>
          </table:table-cell>
          <table:table-cell office:value-type="string" calcext:value-type="string">
            <text:p>Great!!</text:p>
          </table:table-cell>
          <table:table-cell/>
        </table:table-row>
        <table:table-row table:style-name="ro1">
          <table:table-cell office:value-type="float" office:value="369813" calcext:value-type="float">
            <text:p>369813</text:p>
          </table:table-cell>
          <table:table-cell office:value-type="float" office:value="0" calcext:value-type="float">
            <text:p>0</text:p>
          </table:table-cell>
          <table:table-cell office:value-type="float" office:value="2184357" calcext:value-type="float">
            <text:p>2184357</text:p>
          </table:table-cell>
          <table:table-cell office:value-type="float" office:value="79896" calcext:value-type="float">
            <text:p>79896</text:p>
          </table:table-cell>
          <table:table-cell office:value-type="string" calcext:value-type="string">
            <text:p>Kya edit he.. mastt ekdum.</text:p>
          </table:table-cell>
          <table:table-cell/>
        </table:table-row>
        <table:table-row table:style-name="ro1">
          <table:table-cell office:value-type="float" office:value="377764" calcext:value-type="float">
            <text:p>377764</text:p>
          </table:table-cell>
          <table:table-cell office:value-type="float" office:value="0" calcext:value-type="float">
            <text:p>0</text:p>
          </table:table-cell>
          <table:table-cell office:value-type="float" office:value="2230328" calcext:value-type="float">
            <text:p>2230328</text:p>
          </table:table-cell>
          <table:table-cell office:value-type="float" office:value="84609" calcext:value-type="float">
            <text:p>84609</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13393" calcext:value-type="float">
            <text:p>13393</text:p>
          </table:table-cell>
          <table:table-cell office:value-type="float" office:value="0" calcext:value-type="float">
            <text:p>0</text:p>
          </table:table-cell>
          <table:table-cell office:value-type="float" office:value="74071" calcext:value-type="float">
            <text:p>74071</text:p>
          </table:table-cell>
          <table:table-cell office:value-type="float" office:value="26020" calcext:value-type="float">
            <text:p>26020</text:p>
          </table:table-cell>
          <table:table-cell office:value-type="string" calcext:value-type="string">
            <text:p>Dutch Truffle</text:p>
          </table:table-cell>
          <table:table-cell/>
        </table:table-row>
        <table:table-row table:style-name="ro1">
          <table:table-cell office:value-type="float" office:value="89840" calcext:value-type="float">
            <text:p>89840</text:p>
          </table:table-cell>
          <table:table-cell office:value-type="float" office:value="0" calcext:value-type="float">
            <text:p>0</text:p>
          </table:table-cell>
          <table:table-cell office:value-type="float" office:value="753076" calcext:value-type="float">
            <text:p>753076</text:p>
          </table:table-cell>
          <table:table-cell office:value-type="float" office:value="79034" calcext:value-type="float">
            <text:p>79034</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212422" calcext:value-type="float">
            <text:p>212422</text:p>
          </table:table-cell>
          <table:table-cell office:value-type="float" office:value="0" calcext:value-type="float">
            <text:p>0</text:p>
          </table:table-cell>
          <table:table-cell office:value-type="float" office:value="1092479" calcext:value-type="float">
            <text:p>1092479</text:p>
          </table:table-cell>
          <table:table-cell office:value-type="float" office:value="328940" calcext:value-type="float">
            <text:p>328940</text:p>
          </table:table-cell>
          <table:table-cell office:value-type="string" calcext:value-type="string">
            <text:p>[[@44473]] Evergreen bhi :)</text:p>
          </table:table-cell>
          <table:table-cell/>
        </table:table-row>
        <table:table-row table:style-name="ro1">
          <table:table-cell office:value-type="float" office:value="227180" calcext:value-type="float">
            <text:p>227180</text:p>
          </table:table-cell>
          <table:table-cell office:value-type="float" office:value="0" calcext:value-type="float">
            <text:p>0</text:p>
          </table:table-cell>
          <table:table-cell office:value-type="float" office:value="1169835" calcext:value-type="float">
            <text:p>1169835</text:p>
          </table:table-cell>
          <table:table-cell office:value-type="float" office:value="81960" calcext:value-type="float">
            <text:p>81960</text:p>
          </table:table-cell>
          <table:table-cell office:value-type="string" calcext:value-type="string">
            <text:p>The title was superb! The content was a little dreary!</text:p>
          </table:table-cell>
          <table:table-cell/>
        </table:table-row>
        <table:table-row table:style-name="ro1">
          <table:table-cell office:value-type="float" office:value="296448" calcext:value-type="float">
            <text:p>296448</text:p>
          </table:table-cell>
          <table:table-cell office:value-type="float" office:value="0" calcext:value-type="float">
            <text:p>0</text:p>
          </table:table-cell>
          <table:table-cell office:value-type="float" office:value="1568554" calcext:value-type="float">
            <text:p>1568554</text:p>
          </table:table-cell>
          <table:table-cell office:value-type="float" office:value="82180" calcext:value-type="float">
            <text:p>82180</text:p>
          </table:table-cell>
          <table:table-cell office:value-type="string" calcext:value-type="string">
            <text:p>Your trail is so encouraging! I almost want to set out of my house and adventure forth!</text:p>
          </table:table-cell>
          <table:table-cell/>
        </table:table-row>
        <table:table-row table:style-name="ro2">
          <table:table-cell office:value-type="float" office:value="308838" calcext:value-type="float">
            <text:p>308838</text:p>
          </table:table-cell>
          <table:table-cell office:value-type="float" office:value="0" calcext:value-type="float">
            <text:p>0</text:p>
          </table:table-cell>
          <table:table-cell office:value-type="float" office:value="1454375" calcext:value-type="float">
            <text:p>1454375</text:p>
          </table:table-cell>
          <table:table-cell office:value-type="float" office:value="272008" calcext:value-type="float">
            <text:p>272008</text:p>
          </table:table-cell>
          <table:table-cell office:value-type="string" calcext:value-type="string">
            <text:p>Plan next trip soon bro!!</text:p>
            <text:p/>
            <text:p>And don't forget to call me?        it's compulsory ?</text:p>
          </table:table-cell>
          <table:table-cell/>
        </table:table-row>
        <table:table-row table:style-name="ro1">
          <table:table-cell office:value-type="float" office:value="415197" calcext:value-type="float">
            <text:p>415197</text:p>
          </table:table-cell>
          <table:table-cell office:value-type="float" office:value="0" calcext:value-type="float">
            <text:p>0</text:p>
          </table:table-cell>
          <table:table-cell office:value-type="float" office:value="2340252" calcext:value-type="float">
            <text:p>2340252</text:p>
          </table:table-cell>
          <table:table-cell office:value-type="float" office:value="1405333" calcext:value-type="float">
            <text:p>1405333</text:p>
          </table:table-cell>
          <table:table-cell office:value-type="string" calcext:value-type="string">
            <text:p>I love you</text:p>
          </table:table-cell>
          <table:table-cell/>
        </table:table-row>
        <table:table-row table:style-name="ro1">
          <table:table-cell office:value-type="float" office:value="52478" calcext:value-type="float">
            <text:p>52478</text:p>
          </table:table-cell>
          <table:table-cell office:value-type="float" office:value="0" calcext:value-type="float">
            <text:p>0</text:p>
          </table:table-cell>
          <table:table-cell office:value-type="float" office:value="659437" calcext:value-type="float">
            <text:p>659437</text:p>
          </table:table-cell>
          <table:table-cell office:value-type="float" office:value="196946" calcext:value-type="float">
            <text:p>196946</text:p>
          </table:table-cell>
          <table:table-cell office:value-type="string" calcext:value-type="string">
            <text:p>[[@60]] u can...whenever u feel like!</text:p>
          </table:table-cell>
          <table:table-cell/>
        </table:table-row>
        <table:table-row table:style-name="ro1">
          <table:table-cell office:value-type="float" office:value="61926" calcext:value-type="float">
            <text:p>61926</text:p>
          </table:table-cell>
          <table:table-cell office:value-type="float" office:value="0" calcext:value-type="float">
            <text:p>0</text:p>
          </table:table-cell>
          <table:table-cell office:value-type="float" office:value="683732" calcext:value-type="float">
            <text:p>683732</text:p>
          </table:table-cell>
          <table:table-cell office:value-type="float" office:value="86263" calcext:value-type="float">
            <text:p>86263</text:p>
          </table:table-cell>
          <table:table-cell office:value-type="string" calcext:value-type="string">
            <text:p>Looks amazing ??</text:p>
          </table:table-cell>
          <table:table-cell/>
        </table:table-row>
        <table:table-row table:style-name="ro1">
          <table:table-cell office:value-type="float" office:value="124300" calcext:value-type="float">
            <text:p>124300</text:p>
          </table:table-cell>
          <table:table-cell office:value-type="float" office:value="0" calcext:value-type="float">
            <text:p>0</text:p>
          </table:table-cell>
          <table:table-cell office:value-type="float" office:value="825183" calcext:value-type="float">
            <text:p>825183</text:p>
          </table:table-cell>
          <table:table-cell office:value-type="float" office:value="127686" calcext:value-type="float">
            <text:p>127686</text:p>
          </table:table-cell>
          <table:table-cell office:value-type="string" calcext:value-type="string">
            <text:p>[[@43080]] Thanks ? I'll be updating the content soon. You can follow me on Instagram under @chromatic.grid to know more ??✌️</text:p>
          </table:table-cell>
          <table:table-cell/>
        </table:table-row>
        <table:table-row table:style-name="ro1">
          <table:table-cell office:value-type="float" office:value="152136" calcext:value-type="float">
            <text:p>152136</text:p>
          </table:table-cell>
          <table:table-cell office:value-type="float" office:value="0" calcext:value-type="float">
            <text:p>0</text:p>
          </table:table-cell>
          <table:table-cell office:value-type="float" office:value="897817" calcext:value-type="float">
            <text:p>897817</text:p>
          </table:table-cell>
          <table:table-cell office:value-type="float" office:value="85097" calcext:value-type="float">
            <text:p>85097</text:p>
          </table:table-cell>
          <table:table-cell office:value-type="string" calcext:value-type="string">
            <text:p>can't wait to read about your next adventure</text:p>
          </table:table-cell>
          <table:table-cell/>
        </table:table-row>
        <table:table-row table:style-name="ro1">
          <table:table-cell office:value-type="float" office:value="182646" calcext:value-type="float">
            <text:p>182646</text:p>
          </table:table-cell>
          <table:table-cell office:value-type="float" office:value="0" calcext:value-type="float">
            <text:p>0</text:p>
          </table:table-cell>
          <table:table-cell office:value-type="float" office:value="54958" calcext:value-type="float">
            <text:p>54958</text:p>
          </table:table-cell>
          <table:table-cell office:value-type="float" office:value="78120" calcext:value-type="float">
            <text:p>78120</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28396" calcext:value-type="float">
            <text:p>228396</text:p>
          </table:table-cell>
          <table:table-cell office:value-type="float" office:value="0" calcext:value-type="float">
            <text:p>0</text:p>
          </table:table-cell>
          <table:table-cell office:value-type="float" office:value="1172373" calcext:value-type="float">
            <text:p>1172373</text:p>
          </table:table-cell>
          <table:table-cell office:value-type="float" office:value="84691" calcext:value-type="float">
            <text:p>84691</text:p>
          </table:table-cell>
          <table:table-cell office:value-type="string" calcext:value-type="string">
            <text:p>Nyc shot ❤️❤️❤️</text:p>
          </table:table-cell>
          <table:table-cell/>
        </table:table-row>
        <table:table-row table:style-name="ro1">
          <table:table-cell office:value-type="float" office:value="230036" calcext:value-type="float">
            <text:p>230036</text:p>
          </table:table-cell>
          <table:table-cell office:value-type="float" office:value="0" calcext:value-type="float">
            <text:p>0</text:p>
          </table:table-cell>
          <table:table-cell office:value-type="float" office:value="1175803" calcext:value-type="float">
            <text:p>1175803</text:p>
          </table:table-cell>
          <table:table-cell office:value-type="float" office:value="76530" calcext:value-type="float">
            <text:p>76530</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67417" calcext:value-type="float">
            <text:p>367417</text:p>
          </table:table-cell>
          <table:table-cell office:value-type="float" office:value="0" calcext:value-type="float">
            <text:p>0</text:p>
          </table:table-cell>
          <table:table-cell office:value-type="float" office:value="2151350" calcext:value-type="float">
            <text:p>2151350</text:p>
          </table:table-cell>
          <table:table-cell office:value-type="float" office:value="135896" calcext:value-type="float">
            <text:p>135896</text:p>
          </table:table-cell>
          <table:table-cell office:value-type="string" calcext:value-type="string">
            <text:p>Outstanding One!</text:p>
          </table:table-cell>
          <table:table-cell/>
        </table:table-row>
        <table:table-row table:style-name="ro1">
          <table:table-cell office:value-type="float" office:value="16371" calcext:value-type="float">
            <text:p>16371</text:p>
          </table:table-cell>
          <table:table-cell office:value-type="float" office:value="177402" calcext:value-type="float">
            <text:p>177402</text:p>
          </table:table-cell>
          <table:table-cell office:value-type="float" office:value="0" calcext:value-type="float">
            <text:p>0</text:p>
          </table:table-cell>
          <table:table-cell office:value-type="float" office:value="104778" calcext:value-type="float">
            <text:p>104778</text:p>
          </table:table-cell>
          <table:table-cell office:value-type="string" calcext:value-type="string">
            <text:p>Amazing</text:p>
          </table:table-cell>
          <table:table-cell/>
        </table:table-row>
        <table:table-row table:style-name="ro1">
          <table:table-cell office:value-type="float" office:value="58568" calcext:value-type="float">
            <text:p>58568</text:p>
          </table:table-cell>
          <table:table-cell office:value-type="float" office:value="0" calcext:value-type="float">
            <text:p>0</text:p>
          </table:table-cell>
          <table:table-cell office:value-type="float" office:value="676172" calcext:value-type="float">
            <text:p>676172</text:p>
          </table:table-cell>
          <table:table-cell office:value-type="float" office:value="80962" calcext:value-type="float">
            <text:p>80962</text:p>
          </table:table-cell>
          <table:table-cell office:value-type="string" calcext:value-type="string">
            <text:p>i love your work and i use it to plan my trips :)</text:p>
          </table:table-cell>
          <table:table-cell/>
        </table:table-row>
        <table:table-row table:style-name="ro1">
          <table:table-cell office:value-type="float" office:value="169675" calcext:value-type="float">
            <text:p>169675</text:p>
          </table:table-cell>
          <table:table-cell office:value-type="float" office:value="0" calcext:value-type="float">
            <text:p>0</text:p>
          </table:table-cell>
          <table:table-cell office:value-type="float" office:value="944318" calcext:value-type="float">
            <text:p>944318</text:p>
          </table:table-cell>
          <table:table-cell office:value-type="float" office:value="87157" calcext:value-type="float">
            <text:p>87157</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38000" calcext:value-type="float">
            <text:p>238000</text:p>
          </table:table-cell>
          <table:table-cell office:value-type="float" office:value="0" calcext:value-type="float">
            <text:p>0</text:p>
          </table:table-cell>
          <table:table-cell office:value-type="float" office:value="1195101" calcext:value-type="float">
            <text:p>1195101</text:p>
          </table:table-cell>
          <table:table-cell office:value-type="float" office:value="83582" calcext:value-type="float">
            <text:p>83582</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278295" calcext:value-type="float">
            <text:p>278295</text:p>
          </table:table-cell>
          <table:table-cell office:value-type="float" office:value="0" calcext:value-type="float">
            <text:p>0</text:p>
          </table:table-cell>
          <table:table-cell office:value-type="float" office:value="1457958" calcext:value-type="float">
            <text:p>1457958</text:p>
          </table:table-cell>
          <table:table-cell office:value-type="float" office:value="86038" calcext:value-type="float">
            <text:p>86038</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425927" calcext:value-type="float">
            <text:p>425927</text:p>
          </table:table-cell>
          <table:table-cell office:value-type="float" office:value="0" calcext:value-type="float">
            <text:p>0</text:p>
          </table:table-cell>
          <table:table-cell office:value-type="float" office:value="2265310" calcext:value-type="float">
            <text:p>2265310</text:p>
          </table:table-cell>
          <table:table-cell office:value-type="float" office:value="1834" calcext:value-type="float">
            <text:p>1834</text:p>
          </table:table-cell>
          <table:table-cell office:value-type="string" calcext:value-type="string">
            <text:p>nice</text:p>
          </table:table-cell>
          <table:table-cell/>
        </table:table-row>
        <table:table-row table:style-name="ro1">
          <table:table-cell office:value-type="float" office:value="459384" calcext:value-type="float">
            <text:p>459384</text:p>
          </table:table-cell>
          <table:table-cell office:value-type="float" office:value="0" calcext:value-type="float">
            <text:p>0</text:p>
          </table:table-cell>
          <table:table-cell office:value-type="float" office:value="2267061" calcext:value-type="float">
            <text:p>2267061</text:p>
          </table:table-cell>
          <table:table-cell office:value-type="float" office:value="2159841" calcext:value-type="float">
            <text:p>2159841</text:p>
          </table:table-cell>
          <table:table-cell office:value-type="string" calcext:value-type="string">
            <text:p>[[@2143112]]</text:p>
          </table:table-cell>
          <table:table-cell/>
        </table:table-row>
        <table:table-row table:style-name="ro1">
          <table:table-cell office:value-type="float" office:value="17294" calcext:value-type="float">
            <text:p>17294</text:p>
          </table:table-cell>
          <table:table-cell office:value-type="float" office:value="178283" calcext:value-type="float">
            <text:p>178283</text:p>
          </table:table-cell>
          <table:table-cell office:value-type="float" office:value="0" calcext:value-type="float">
            <text:p>0</text:p>
          </table:table-cell>
          <table:table-cell office:value-type="float" office:value="129751" calcext:value-type="float">
            <text:p>129751</text:p>
          </table:table-cell>
          <table:table-cell office:value-type="string" calcext:value-type="string">
            <text:p>[[@1]]</text:p>
          </table:table-cell>
          <table:table-cell/>
        </table:table-row>
        <table:table-row table:style-name="ro1">
          <table:table-cell office:value-type="float" office:value="21203" calcext:value-type="float">
            <text:p>21203</text:p>
          </table:table-cell>
          <table:table-cell office:value-type="float" office:value="0" calcext:value-type="float">
            <text:p>0</text:p>
          </table:table-cell>
          <table:table-cell office:value-type="float" office:value="591195" calcext:value-type="float">
            <text:p>591195</text:p>
          </table:table-cell>
          <table:table-cell office:value-type="float" office:value="173352" calcext:value-type="float">
            <text:p>173352</text:p>
          </table:table-cell>
          <table:table-cell office:value-type="string" calcext:value-type="string">
            <text:p>Taken at different points of time in GOA. Not in chronological orders</text:p>
          </table:table-cell>
          <table:table-cell/>
        </table:table-row>
        <table:table-row table:style-name="ro1">
          <table:table-cell office:value-type="float" office:value="40838" calcext:value-type="float">
            <text:p>40838</text:p>
          </table:table-cell>
          <table:table-cell office:value-type="float" office:value="0" calcext:value-type="float">
            <text:p>0</text:p>
          </table:table-cell>
          <table:table-cell office:value-type="float" office:value="636030" calcext:value-type="float">
            <text:p>636030</text:p>
          </table:table-cell>
          <table:table-cell office:value-type="float" office:value="190070" calcext:value-type="float">
            <text:p>190070</text:p>
          </table:table-cell>
          <table:table-cell office:value-type="string" calcext:value-type="string">
            <text:p>Not yet.bcoz i am already a resident of this city only.i will let u know for sure.</text:p>
          </table:table-cell>
          <table:table-cell/>
        </table:table-row>
        <table:table-row table:style-name="ro1">
          <table:table-cell office:value-type="float" office:value="60467" calcext:value-type="float">
            <text:p>60467</text:p>
          </table:table-cell>
          <table:table-cell office:value-type="float" office:value="0" calcext:value-type="float">
            <text:p>0</text:p>
          </table:table-cell>
          <table:table-cell office:value-type="float" office:value="330084" calcext:value-type="float">
            <text:p>330084</text:p>
          </table:table-cell>
          <table:table-cell office:value-type="float" office:value="203000" calcext:value-type="float">
            <text:p>203000</text:p>
          </table:table-cell>
          <table:table-cell office:value-type="string" calcext:value-type="string">
            <text:p>Hey</text:p>
          </table:table-cell>
          <table:table-cell/>
        </table:table-row>
        <table:table-row table:style-name="ro1">
          <table:table-cell office:value-type="float" office:value="87612" calcext:value-type="float">
            <text:p>87612</text:p>
          </table:table-cell>
          <table:table-cell office:value-type="float" office:value="0" calcext:value-type="float">
            <text:p>0</text:p>
          </table:table-cell>
          <table:table-cell office:value-type="float" office:value="745884" calcext:value-type="float">
            <text:p>745884</text:p>
          </table:table-cell>
          <table:table-cell office:value-type="float" office:value="87750" calcext:value-type="float">
            <text:p>87750</text:p>
          </table:table-cell>
          <table:table-cell office:value-type="string" calcext:value-type="string">
            <text:p>Sahi khel gaye tum toh :P</text:p>
          </table:table-cell>
          <table:table-cell/>
        </table:table-row>
        <table:table-row table:style-name="ro1">
          <table:table-cell office:value-type="float" office:value="91128" calcext:value-type="float">
            <text:p>91128</text:p>
          </table:table-cell>
          <table:table-cell office:value-type="float" office:value="0" calcext:value-type="float">
            <text:p>0</text:p>
          </table:table-cell>
          <table:table-cell office:value-type="float" office:value="711020" calcext:value-type="float">
            <text:p>711020</text:p>
          </table:table-cell>
          <table:table-cell office:value-type="float" office:value="135932" calcext:value-type="float">
            <text:p>135932</text:p>
          </table:table-cell>
          <table:table-cell office:value-type="string" calcext:value-type="string">
            <text:p>Nice..lovely!</text:p>
          </table:table-cell>
          <table:table-cell/>
        </table:table-row>
        <table:table-row table:style-name="ro1">
          <table:table-cell office:value-type="float" office:value="97426" calcext:value-type="float">
            <text:p>97426</text:p>
          </table:table-cell>
          <table:table-cell office:value-type="float" office:value="0" calcext:value-type="float">
            <text:p>0</text:p>
          </table:table-cell>
          <table:table-cell office:value-type="float" office:value="769439" calcext:value-type="float">
            <text:p>769439</text:p>
          </table:table-cell>
          <table:table-cell office:value-type="float" office:value="228755" calcext:value-type="float">
            <text:p>228755</text:p>
          </table:table-cell>
          <table:table-cell office:value-type="string" calcext:value-type="string">
            <text:p>[[@87883]] thanks for your comment.. .</text:p>
          </table:table-cell>
          <table:table-cell/>
        </table:table-row>
        <table:table-row table:style-name="ro1">
          <table:table-cell office:value-type="float" office:value="170377" calcext:value-type="float">
            <text:p>170377</text:p>
          </table:table-cell>
          <table:table-cell office:value-type="float" office:value="0" calcext:value-type="float">
            <text:p>0</text:p>
          </table:table-cell>
          <table:table-cell office:value-type="float" office:value="882936" calcext:value-type="float">
            <text:p>882936</text:p>
          </table:table-cell>
          <table:table-cell office:value-type="float" office:value="282965" calcext:value-type="float">
            <text:p>282965</text:p>
          </table:table-cell>
          <table:table-cell office:value-type="string" calcext:value-type="string">
            <text:p>Booooo.!</text:p>
          </table:table-cell>
          <table:table-cell/>
        </table:table-row>
        <table:table-row table:style-name="ro1">
          <table:table-cell office:value-type="float" office:value="213006" calcext:value-type="float">
            <text:p>213006</text:p>
          </table:table-cell>
          <table:table-cell office:value-type="float" office:value="0" calcext:value-type="float">
            <text:p>0</text:p>
          </table:table-cell>
          <table:table-cell office:value-type="float" office:value="689846" calcext:value-type="float">
            <text:p>689846</text:p>
          </table:table-cell>
          <table:table-cell office:value-type="float" office:value="289304" calcext:value-type="float">
            <text:p>289304</text:p>
          </table:table-cell>
          <table:table-cell office:value-type="string" calcext:value-type="string">
            <text:p>Omg i love it</text:p>
          </table:table-cell>
          <table:table-cell/>
        </table:table-row>
        <table:table-row table:style-name="ro1">
          <table:table-cell office:value-type="float" office:value="239939" calcext:value-type="float">
            <text:p>239939</text:p>
          </table:table-cell>
          <table:table-cell office:value-type="float" office:value="0" calcext:value-type="float">
            <text:p>0</text:p>
          </table:table-cell>
          <table:table-cell office:value-type="float" office:value="1201068" calcext:value-type="float">
            <text:p>1201068</text:p>
          </table:table-cell>
          <table:table-cell office:value-type="float" office:value="85219" calcext:value-type="float">
            <text:p>85219</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78082" calcext:value-type="float">
            <text:p>278082</text:p>
          </table:table-cell>
          <table:table-cell office:value-type="float" office:value="0" calcext:value-type="float">
            <text:p>0</text:p>
          </table:table-cell>
          <table:table-cell office:value-type="float" office:value="1456145" calcext:value-type="float">
            <text:p>1456145</text:p>
          </table:table-cell>
          <table:table-cell office:value-type="float" office:value="40162" calcext:value-type="float">
            <text:p>40162</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14535" calcext:value-type="float">
            <text:p>14535</text:p>
          </table:table-cell>
          <table:table-cell office:value-type="float" office:value="117028" calcext:value-type="float">
            <text:p>117028</text:p>
          </table:table-cell>
          <table:table-cell office:value-type="float" office:value="0" calcext:value-type="float">
            <text:p>0</text:p>
          </table:table-cell>
          <table:table-cell office:value-type="float" office:value="130555" calcext:value-type="float">
            <text:p>130555</text:p>
          </table:table-cell>
          <table:table-cell office:value-type="string" calcext:value-type="string">
            <text:p>Awesome</text:p>
          </table:table-cell>
          <table:table-cell/>
        </table:table-row>
        <table:table-row table:style-name="ro1">
          <table:table-cell office:value-type="float" office:value="116810" calcext:value-type="float">
            <text:p>116810</text:p>
          </table:table-cell>
          <table:table-cell office:value-type="float" office:value="0" calcext:value-type="float">
            <text:p>0</text:p>
          </table:table-cell>
          <table:table-cell office:value-type="float" office:value="815565" calcext:value-type="float">
            <text:p>815565</text:p>
          </table:table-cell>
          <table:table-cell office:value-type="float" office:value="81229" calcext:value-type="float">
            <text:p>81229</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79458" calcext:value-type="float">
            <text:p>179458</text:p>
          </table:table-cell>
          <table:table-cell office:value-type="float" office:value="0" calcext:value-type="float">
            <text:p>0</text:p>
          </table:table-cell>
          <table:table-cell office:value-type="float" office:value="192954" calcext:value-type="float">
            <text:p>192954</text:p>
          </table:table-cell>
          <table:table-cell office:value-type="float" office:value="43544" calcext:value-type="float">
            <text:p>43544</text:p>
          </table:table-cell>
          <table:table-cell office:value-type="string" calcext:value-type="string">
            <text:p>i love your trails,Where to next?</text:p>
          </table:table-cell>
          <table:table-cell/>
        </table:table-row>
        <table:table-row table:style-name="ro1">
          <table:table-cell office:value-type="float" office:value="329553" calcext:value-type="float">
            <text:p>329553</text:p>
          </table:table-cell>
          <table:table-cell office:value-type="float" office:value="844306" calcext:value-type="float">
            <text:p>844306</text:p>
          </table:table-cell>
          <table:table-cell office:value-type="float" office:value="0" calcext:value-type="float">
            <text:p>0</text:p>
          </table:table-cell>
          <table:table-cell office:value-type="float" office:value="516575" calcext:value-type="float">
            <text:p>516575</text:p>
          </table:table-cell>
          <table:table-cell office:value-type="string" calcext:value-type="string">
            <text:p>Amazing ?</text:p>
          </table:table-cell>
          <table:table-cell/>
        </table:table-row>
        <table:table-row table:style-name="ro1">
          <table:table-cell office:value-type="float" office:value="793" calcext:value-type="float">
            <text:p>793</text:p>
          </table:table-cell>
          <table:table-cell office:value-type="float" office:value="1661" calcext:value-type="float">
            <text:p>1661</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Parle <text:s/>G with another innovative food combo &lt;3</text:p>
          </table:table-cell>
          <table:table-cell/>
        </table:table-row>
        <table:table-row table:style-name="ro1">
          <table:table-cell office:value-type="float" office:value="14793" calcext:value-type="float">
            <text:p>14793</text:p>
          </table:table-cell>
          <table:table-cell office:value-type="float" office:value="0" calcext:value-type="float">
            <text:p>0</text:p>
          </table:table-cell>
          <table:table-cell office:value-type="float" office:value="462200" calcext:value-type="float">
            <text:p>462200</text:p>
          </table:table-cell>
          <table:table-cell office:value-type="float" office:value="35288" calcext:value-type="float">
            <text:p>35288</text:p>
          </table:table-cell>
          <table:table-cell office:value-type="string" calcext:value-type="string">
            <text:p>This is amazing!</text:p>
          </table:table-cell>
          <table:table-cell/>
        </table:table-row>
        <table:table-row table:style-name="ro1">
          <table:table-cell office:value-type="float" office:value="62713" calcext:value-type="float">
            <text:p>62713</text:p>
          </table:table-cell>
          <table:table-cell office:value-type="float" office:value="0" calcext:value-type="float">
            <text:p>0</text:p>
          </table:table-cell>
          <table:table-cell office:value-type="float" office:value="104974" calcext:value-type="float">
            <text:p>104974</text:p>
          </table:table-cell>
          <table:table-cell office:value-type="float" office:value="36805" calcext:value-type="float">
            <text:p>36805</text:p>
          </table:table-cell>
          <table:table-cell office:value-type="string" calcext:value-type="string">
            <text:p>[[@202106]] thank you :)</text:p>
          </table:table-cell>
          <table:table-cell/>
        </table:table-row>
        <table:table-row table:style-name="ro1">
          <table:table-cell office:value-type="float" office:value="117282" calcext:value-type="float">
            <text:p>117282</text:p>
          </table:table-cell>
          <table:table-cell office:value-type="float" office:value="0" calcext:value-type="float">
            <text:p>0</text:p>
          </table:table-cell>
          <table:table-cell office:value-type="float" office:value="817280" calcext:value-type="float">
            <text:p>817280</text:p>
          </table:table-cell>
          <table:table-cell office:value-type="float" office:value="83911" calcext:value-type="float">
            <text:p>83911</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120345" calcext:value-type="float">
            <text:p>120345</text:p>
          </table:table-cell>
          <table:table-cell office:value-type="float" office:value="0" calcext:value-type="float">
            <text:p>0</text:p>
          </table:table-cell>
          <table:table-cell office:value-type="float" office:value="74121" calcext:value-type="float">
            <text:p>74121</text:p>
          </table:table-cell>
          <table:table-cell office:value-type="float" office:value="88003" calcext:value-type="float">
            <text:p>88003</text:p>
          </table:table-cell>
          <table:table-cell office:value-type="string" calcext:value-type="string">
            <text:p>This is one of most creative trails in terms of images, wish I could read something about the place too!</text:p>
          </table:table-cell>
          <table:table-cell/>
        </table:table-row>
        <table:table-row table:style-name="ro1">
          <table:table-cell office:value-type="float" office:value="163569" calcext:value-type="float">
            <text:p>163569</text:p>
          </table:table-cell>
          <table:table-cell office:value-type="float" office:value="0" calcext:value-type="float">
            <text:p>0</text:p>
          </table:table-cell>
          <table:table-cell office:value-type="float" office:value="925730" calcext:value-type="float">
            <text:p>925730</text:p>
          </table:table-cell>
          <table:table-cell office:value-type="float" office:value="278266" calcext:value-type="float">
            <text:p>278266</text:p>
          </table:table-cell>
          <table:table-cell office:value-type="string" calcext:value-type="string">
            <text:p>[[@40369]] I am learning to reach more people, thank you for the motivation and the compliment.</text:p>
          </table:table-cell>
          <table:table-cell/>
        </table:table-row>
        <table:table-row table:style-name="ro1">
          <table:table-cell office:value-type="float" office:value="323480" calcext:value-type="float">
            <text:p>323480</text:p>
          </table:table-cell>
          <table:table-cell office:value-type="float" office:value="0" calcext:value-type="float">
            <text:p>0</text:p>
          </table:table-cell>
          <table:table-cell office:value-type="float" office:value="1725488" calcext:value-type="float">
            <text:p>1725488</text:p>
          </table:table-cell>
          <table:table-cell office:value-type="float" office:value="529563" calcext:value-type="float">
            <text:p>529563</text:p>
          </table:table-cell>
          <table:table-cell office:value-type="string" calcext:value-type="string">
            <text:p>Next stop Cambodia ??</text:p>
          </table:table-cell>
          <table:table-cell/>
        </table:table-row>
        <table:table-row table:style-name="ro1">
          <table:table-cell office:value-type="float" office:value="364140" calcext:value-type="float">
            <text:p>364140</text:p>
          </table:table-cell>
          <table:table-cell office:value-type="float" office:value="0" calcext:value-type="float">
            <text:p>0</text:p>
          </table:table-cell>
          <table:table-cell office:value-type="float" office:value="1967241" calcext:value-type="float">
            <text:p>1967241</text:p>
          </table:table-cell>
          <table:table-cell office:value-type="float" office:value="662357" calcext:value-type="float">
            <text:p>662357</text:p>
          </table:table-cell>
          <table:table-cell office:value-type="string" calcext:value-type="string">
            <text:p>Hi dear my name sameer please contact whatsapp+91, 8319389574</text:p>
          </table:table-cell>
          <table:table-cell/>
        </table:table-row>
        <table:table-row table:style-name="ro1">
          <table:table-cell office:value-type="float" office:value="441517" calcext:value-type="float">
            <text:p>441517</text:p>
          </table:table-cell>
          <table:table-cell office:value-type="float" office:value="0" calcext:value-type="float">
            <text:p>0</text:p>
          </table:table-cell>
          <table:table-cell office:value-type="float" office:value="2418881" calcext:value-type="float">
            <text:p>2418881</text:p>
          </table:table-cell>
          <table:table-cell office:value-type="float" office:value="1658557" calcext:value-type="float">
            <text:p>1658557</text:p>
          </table:table-cell>
          <table:table-cell office:value-type="string" calcext:value-type="string">
            <text:p>Wowww mast</text:p>
          </table:table-cell>
          <table:table-cell/>
        </table:table-row>
        <table:table-row table:style-name="ro1">
          <table:table-cell office:value-type="float" office:value="449377" calcext:value-type="float">
            <text:p>449377</text:p>
          </table:table-cell>
          <table:table-cell office:value-type="float" office:value="0" calcext:value-type="float">
            <text:p>0</text:p>
          </table:table-cell>
          <table:table-cell office:value-type="float" office:value="2269193" calcext:value-type="float">
            <text:p>2269193</text:p>
          </table:table-cell>
          <table:table-cell office:value-type="float" office:value="1877923" calcext:value-type="float">
            <text:p>1877923</text:p>
          </table:table-cell>
          <table:table-cell office:value-type="string" calcext:value-type="string">
            <text:p>Hello</text:p>
          </table:table-cell>
          <table:table-cell/>
        </table:table-row>
        <table:table-row table:style-name="ro1">
          <table:table-cell office:value-type="float" office:value="9119" calcext:value-type="float">
            <text:p>9119</text:p>
          </table:table-cell>
          <table:table-cell office:value-type="float" office:value="0" calcext:value-type="float">
            <text:p>0</text:p>
          </table:table-cell>
          <table:table-cell office:value-type="float" office:value="275010" calcext:value-type="float">
            <text:p>275010</text:p>
          </table:table-cell>
          <table:table-cell office:value-type="float" office:value="48280" calcext:value-type="float">
            <text:p>48280</text:p>
          </table:table-cell>
          <table:table-cell office:value-type="string" calcext:value-type="string">
            <text:p>[[@4199]] thank you :)</text:p>
          </table:table-cell>
          <table:table-cell/>
        </table:table-row>
        <table:table-row table:style-name="ro1">
          <table:table-cell office:value-type="float" office:value="15046" calcext:value-type="float">
            <text:p>15046</text:p>
          </table:table-cell>
          <table:table-cell office:value-type="float" office:value="195327" calcext:value-type="float">
            <text:p>195327</text:p>
          </table:table-cell>
          <table:table-cell office:value-type="float" office:value="0" calcext:value-type="float">
            <text:p>0</text:p>
          </table:table-cell>
          <table:table-cell office:value-type="float" office:value="133301" calcext:value-type="float">
            <text:p>133301</text:p>
          </table:table-cell>
          <table:table-cell office:value-type="string" calcext:value-type="string">
            <text:p>[[@1]]</text:p>
          </table:table-cell>
          <table:table-cell/>
        </table:table-row>
        <table:table-row table:style-name="ro1">
          <table:table-cell office:value-type="float" office:value="98152" calcext:value-type="float">
            <text:p>98152</text:p>
          </table:table-cell>
          <table:table-cell office:value-type="float" office:value="0" calcext:value-type="float">
            <text:p>0</text:p>
          </table:table-cell>
          <table:table-cell office:value-type="float" office:value="771035" calcext:value-type="float">
            <text:p>771035</text:p>
          </table:table-cell>
          <table:table-cell office:value-type="float" office:value="40698" calcext:value-type="float">
            <text:p>40698</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158150" calcext:value-type="float">
            <text:p>158150</text:p>
          </table:table-cell>
          <table:table-cell office:value-type="float" office:value="0" calcext:value-type="float">
            <text:p>0</text:p>
          </table:table-cell>
          <table:table-cell office:value-type="float" office:value="910309" calcext:value-type="float">
            <text:p>910309</text:p>
          </table:table-cell>
          <table:table-cell office:value-type="float" office:value="136332" calcext:value-type="float">
            <text:p>136332</text:p>
          </table:table-cell>
          <table:table-cell office:value-type="string" calcext:value-type="string">
            <text:p>Sahi banaya he !!</text:p>
          </table:table-cell>
          <table:table-cell/>
        </table:table-row>
        <table:table-row table:style-name="ro1">
          <table:table-cell office:value-type="float" office:value="175037" calcext:value-type="float">
            <text:p>175037</text:p>
          </table:table-cell>
          <table:table-cell office:value-type="float" office:value="0" calcext:value-type="float">
            <text:p>0</text:p>
          </table:table-cell>
          <table:table-cell office:value-type="float" office:value="958988" calcext:value-type="float">
            <text:p>958988</text:p>
          </table:table-cell>
          <table:table-cell office:value-type="float" office:value="288745" calcext:value-type="float">
            <text:p>288745</text:p>
          </table:table-cell>
          <table:table-cell office:value-type="string" calcext:value-type="string">
            <text:p>[[@84079]] Thanks. Motivated.</text:p>
          </table:table-cell>
          <table:table-cell/>
        </table:table-row>
        <table:table-row table:style-name="ro1">
          <table:table-cell office:value-type="float" office:value="199193" calcext:value-type="float">
            <text:p>199193</text:p>
          </table:table-cell>
          <table:table-cell office:value-type="float" office:value="0" calcext:value-type="float">
            <text:p>0</text:p>
          </table:table-cell>
          <table:table-cell office:value-type="float" office:value="1032491" calcext:value-type="float">
            <text:p>1032491</text:p>
          </table:table-cell>
          <table:table-cell office:value-type="float" office:value="88037" calcext:value-type="float">
            <text:p>88037</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207786" calcext:value-type="float">
            <text:p>207786</text:p>
          </table:table-cell>
          <table:table-cell office:value-type="float" office:value="0" calcext:value-type="float">
            <text:p>0</text:p>
          </table:table-cell>
          <table:table-cell office:value-type="float" office:value="1067457" calcext:value-type="float">
            <text:p>1067457</text:p>
          </table:table-cell>
          <table:table-cell office:value-type="float" office:value="321134" calcext:value-type="float">
            <text:p>321134</text:p>
          </table:table-cell>
          <table:table-cell office:value-type="string" calcext:value-type="string">
            <text:p>[[@86526]] thanks</text:p>
          </table:table-cell>
          <table:table-cell/>
        </table:table-row>
        <table:table-row table:style-name="ro1">
          <table:table-cell office:value-type="float" office:value="297759" calcext:value-type="float">
            <text:p>297759</text:p>
          </table:table-cell>
          <table:table-cell office:value-type="float" office:value="0" calcext:value-type="float">
            <text:p>0</text:p>
          </table:table-cell>
          <table:table-cell office:value-type="float" office:value="1575603" calcext:value-type="float">
            <text:p>1575603</text:p>
          </table:table-cell>
          <table:table-cell office:value-type="float" office:value="81451" calcext:value-type="float">
            <text:p>81451</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329070" calcext:value-type="float">
            <text:p>329070</text:p>
          </table:table-cell>
          <table:table-cell office:value-type="float" office:value="0" calcext:value-type="float">
            <text:p>0</text:p>
          </table:table-cell>
          <table:table-cell office:value-type="float" office:value="1751010" calcext:value-type="float">
            <text:p>1751010</text:p>
          </table:table-cell>
          <table:table-cell office:value-type="float" office:value="538985" calcext:value-type="float">
            <text:p>538985</text:p>
          </table:table-cell>
          <table:table-cell office:value-type="string" calcext:value-type="string">
            <text:p>[[@1]]</text:p>
          </table:table-cell>
          <table:table-cell/>
        </table:table-row>
        <table:table-row table:style-name="ro1">
          <table:table-cell office:value-type="float" office:value="369341" calcext:value-type="float">
            <text:p>369341</text:p>
          </table:table-cell>
          <table:table-cell office:value-type="float" office:value="0" calcext:value-type="float">
            <text:p>0</text:p>
          </table:table-cell>
          <table:table-cell office:value-type="float" office:value="2178242" calcext:value-type="float">
            <text:p>2178242</text:p>
          </table:table-cell>
          <table:table-cell office:value-type="float" office:value="79046" calcext:value-type="float">
            <text:p>79046</text:p>
          </table:table-cell>
          <table:table-cell office:value-type="string" calcext:value-type="string">
            <text:p>wowww ?</text:p>
          </table:table-cell>
          <table:table-cell/>
        </table:table-row>
        <table:table-row table:style-name="ro1">
          <table:table-cell office:value-type="float" office:value="406914" calcext:value-type="float">
            <text:p>406914</text:p>
          </table:table-cell>
          <table:table-cell office:value-type="float" office:value="0" calcext:value-type="float">
            <text:p>0</text:p>
          </table:table-cell>
          <table:table-cell office:value-type="float" office:value="2307923" calcext:value-type="float">
            <text:p>2307923</text:p>
          </table:table-cell>
          <table:table-cell office:value-type="float" office:value="879323" calcext:value-type="float">
            <text:p>879323</text:p>
          </table:table-cell>
          <table:table-cell office:value-type="string" calcext:value-type="string">
            <text:p>Amazing</text:p>
          </table:table-cell>
          <table:table-cell/>
        </table:table-row>
        <table:table-row table:style-name="ro1">
          <table:table-cell office:value-type="float" office:value="35163" calcext:value-type="float">
            <text:p>35163</text:p>
          </table:table-cell>
          <table:table-cell office:value-type="float" office:value="0" calcext:value-type="float">
            <text:p>0</text:p>
          </table:table-cell>
          <table:table-cell office:value-type="float" office:value="619775" calcext:value-type="float">
            <text:p>619775</text:p>
          </table:table-cell>
          <table:table-cell office:value-type="float" office:value="185355" calcext:value-type="float">
            <text:p>185355</text:p>
          </table:table-cell>
          <table:table-cell office:value-type="string" calcext:value-type="string">
            <text:p>It's the only jungles around the forts and in really some places which is adventurous but more risky</text:p>
          </table:table-cell>
          <table:table-cell/>
        </table:table-row>
        <table:table-row table:style-name="ro1">
          <table:table-cell office:value-type="float" office:value="52365" calcext:value-type="float">
            <text:p>52365</text:p>
          </table:table-cell>
          <table:table-cell office:value-type="float" office:value="0" calcext:value-type="float">
            <text:p>0</text:p>
          </table:table-cell>
          <table:table-cell office:value-type="float" office:value="527102" calcext:value-type="float">
            <text:p>527102</text:p>
          </table:table-cell>
          <table:table-cell office:value-type="float" office:value="81612" calcext:value-type="float">
            <text:p>81612</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72299" calcext:value-type="float">
            <text:p>72299</text:p>
          </table:table-cell>
          <table:table-cell office:value-type="float" office:value="0" calcext:value-type="float">
            <text:p>0</text:p>
          </table:table-cell>
          <table:table-cell office:value-type="float" office:value="711017" calcext:value-type="float">
            <text:p>711017</text:p>
          </table:table-cell>
          <table:table-cell office:value-type="float" office:value="43692" calcext:value-type="float">
            <text:p>43692</text:p>
          </table:table-cell>
          <table:table-cell office:value-type="string" calcext:value-type="string">
            <text:p>can't wait to read about your next adventure</text:p>
          </table:table-cell>
          <table:table-cell/>
        </table:table-row>
        <table:table-row table:style-name="ro1">
          <table:table-cell office:value-type="float" office:value="93960" calcext:value-type="float">
            <text:p>93960</text:p>
          </table:table-cell>
          <table:table-cell office:value-type="float" office:value="0" calcext:value-type="float">
            <text:p>0</text:p>
          </table:table-cell>
          <table:table-cell office:value-type="float" office:value="756506" calcext:value-type="float">
            <text:p>756506</text:p>
          </table:table-cell>
          <table:table-cell office:value-type="float" office:value="224881" calcext:value-type="float">
            <text:p>224881</text:p>
          </table:table-cell>
          <table:table-cell office:value-type="string" calcext:value-type="string">
            <text:p>[[@49424]] yes obviously.. we are planning to take motorbike tour from may onwards u can join us</text:p>
          </table:table-cell>
          <table:table-cell/>
        </table:table-row>
        <table:table-row table:style-name="ro1">
          <table:table-cell office:value-type="float" office:value="164347" calcext:value-type="float">
            <text:p>164347</text:p>
          </table:table-cell>
          <table:table-cell office:value-type="float" office:value="0" calcext:value-type="float">
            <text:p>0</text:p>
          </table:table-cell>
          <table:table-cell office:value-type="float" office:value="928965" calcext:value-type="float">
            <text:p>928965</text:p>
          </table:table-cell>
          <table:table-cell office:value-type="float" office:value="52804" calcext:value-type="float">
            <text:p>52804</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175516" calcext:value-type="float">
            <text:p>175516</text:p>
          </table:table-cell>
          <table:table-cell office:value-type="float" office:value="0" calcext:value-type="float">
            <text:p>0</text:p>
          </table:table-cell>
          <table:table-cell office:value-type="float" office:value="964125" calcext:value-type="float">
            <text:p>964125</text:p>
          </table:table-cell>
          <table:table-cell office:value-type="float" office:value="42598" calcext:value-type="float">
            <text:p>42598</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79703" calcext:value-type="float">
            <text:p>179703</text:p>
          </table:table-cell>
          <table:table-cell office:value-type="float" office:value="0" calcext:value-type="float">
            <text:p>0</text:p>
          </table:table-cell>
          <table:table-cell office:value-type="float" office:value="139975" calcext:value-type="float">
            <text:p>139975</text:p>
          </table:table-cell>
          <table:table-cell office:value-type="float" office:value="83740" calcext:value-type="float">
            <text:p>83740</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17815" calcext:value-type="float">
            <text:p>217815</text:p>
          </table:table-cell>
          <table:table-cell office:value-type="float" office:value="0" calcext:value-type="float">
            <text:p>0</text:p>
          </table:table-cell>
          <table:table-cell office:value-type="float" office:value="1120015" calcext:value-type="float">
            <text:p>1120015</text:p>
          </table:table-cell>
          <table:table-cell office:value-type="float" office:value="41143" calcext:value-type="float">
            <text:p>41143</text:p>
          </table:table-cell>
          <table:table-cell office:value-type="string" calcext:value-type="string">
            <text:p>Keep posting your amazing trail ??</text:p>
          </table:table-cell>
          <table:table-cell/>
        </table:table-row>
        <table:table-row table:style-name="ro1">
          <table:table-cell office:value-type="float" office:value="239685" calcext:value-type="float">
            <text:p>239685</text:p>
          </table:table-cell>
          <table:table-cell office:value-type="float" office:value="0" calcext:value-type="float">
            <text:p>0</text:p>
          </table:table-cell>
          <table:table-cell office:value-type="float" office:value="1201476" calcext:value-type="float">
            <text:p>1201476</text:p>
          </table:table-cell>
          <table:table-cell office:value-type="float" office:value="20113" calcext:value-type="float">
            <text:p>20113</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82335" calcext:value-type="float">
            <text:p>282335</text:p>
          </table:table-cell>
          <table:table-cell office:value-type="float" office:value="0" calcext:value-type="float">
            <text:p>0</text:p>
          </table:table-cell>
          <table:table-cell office:value-type="float" office:value="1484027" calcext:value-type="float">
            <text:p>1484027</text:p>
          </table:table-cell>
          <table:table-cell office:value-type="float" office:value="428980" calcext:value-type="float">
            <text:p>428980</text:p>
          </table:table-cell>
          <table:table-cell office:value-type="string" calcext:value-type="string">
            <text:p>It is very nice to take pictures very nice spots !</text:p>
          </table:table-cell>
          <table:table-cell/>
        </table:table-row>
        <table:table-row table:style-name="ro1">
          <table:table-cell office:value-type="float" office:value="311165" calcext:value-type="float">
            <text:p>311165</text:p>
          </table:table-cell>
          <table:table-cell office:value-type="float" office:value="0" calcext:value-type="float">
            <text:p>0</text:p>
          </table:table-cell>
          <table:table-cell office:value-type="float" office:value="1650750" calcext:value-type="float">
            <text:p>1650750</text:p>
          </table:table-cell>
          <table:table-cell office:value-type="float" office:value="50419" calcext:value-type="float">
            <text:p>50419</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74796" calcext:value-type="float">
            <text:p>74796</text:p>
          </table:table-cell>
          <table:table-cell office:value-type="float" office:value="0" calcext:value-type="float">
            <text:p>0</text:p>
          </table:table-cell>
          <table:table-cell office:value-type="float" office:value="720458" calcext:value-type="float">
            <text:p>720458</text:p>
          </table:table-cell>
          <table:table-cell office:value-type="float" office:value="203218" calcext:value-type="float">
            <text:p>203218</text:p>
          </table:table-cell>
          <table:table-cell office:value-type="string" calcext:value-type="string">
            <text:p>@trail</text:p>
          </table:table-cell>
          <table:table-cell/>
        </table:table-row>
        <table:table-row table:style-name="ro1">
          <table:table-cell office:value-type="float" office:value="91027" calcext:value-type="float">
            <text:p>91027</text:p>
          </table:table-cell>
          <table:table-cell office:value-type="float" office:value="0" calcext:value-type="float">
            <text:p>0</text:p>
          </table:table-cell>
          <table:table-cell office:value-type="float" office:value="757196" calcext:value-type="float">
            <text:p>757196</text:p>
          </table:table-cell>
          <table:table-cell office:value-type="float" office:value="78449" calcext:value-type="float">
            <text:p>78449</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143634" calcext:value-type="float">
            <text:p>143634</text:p>
          </table:table-cell>
          <table:table-cell office:value-type="float" office:value="0" calcext:value-type="float">
            <text:p>0</text:p>
          </table:table-cell>
          <table:table-cell office:value-type="float" office:value="874705" calcext:value-type="float">
            <text:p>874705</text:p>
          </table:table-cell>
          <table:table-cell office:value-type="float" office:value="40216" calcext:value-type="float">
            <text:p>40216</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151174" calcext:value-type="float">
            <text:p>151174</text:p>
          </table:table-cell>
          <table:table-cell office:value-type="float" office:value="0" calcext:value-type="float">
            <text:p>0</text:p>
          </table:table-cell>
          <table:table-cell office:value-type="float" office:value="893638" calcext:value-type="float">
            <text:p>893638</text:p>
          </table:table-cell>
          <table:table-cell office:value-type="float" office:value="42461" calcext:value-type="float">
            <text:p>42461</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315495" calcext:value-type="float">
            <text:p>315495</text:p>
          </table:table-cell>
          <table:table-cell office:value-type="float" office:value="0" calcext:value-type="float">
            <text:p>0</text:p>
          </table:table-cell>
          <table:table-cell office:value-type="float" office:value="1676691" calcext:value-type="float">
            <text:p>1676691</text:p>
          </table:table-cell>
          <table:table-cell office:value-type="float" office:value="85187" calcext:value-type="float">
            <text:p>85187</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15820" calcext:value-type="float">
            <text:p>315820</text:p>
          </table:table-cell>
          <table:table-cell office:value-type="float" office:value="0" calcext:value-type="float">
            <text:p>0</text:p>
          </table:table-cell>
          <table:table-cell office:value-type="float" office:value="1677945" calcext:value-type="float">
            <text:p>1677945</text:p>
          </table:table-cell>
          <table:table-cell office:value-type="float" office:value="45607" calcext:value-type="float">
            <text:p>45607</text:p>
          </table:table-cell>
          <table:table-cell office:value-type="string" calcext:value-type="string">
            <text:p>So glad you shared this today!</text:p>
          </table:table-cell>
          <table:table-cell/>
        </table:table-row>
        <table:table-row table:style-name="ro1">
          <table:table-cell office:value-type="float" office:value="329997" calcext:value-type="float">
            <text:p>329997</text:p>
          </table:table-cell>
          <table:table-cell office:value-type="float" office:value="0" calcext:value-type="float">
            <text:p>0</text:p>
          </table:table-cell>
          <table:table-cell office:value-type="float" office:value="35330" calcext:value-type="float">
            <text:p>35330</text:p>
          </table:table-cell>
          <table:table-cell office:value-type="float" office:value="274833" calcext:value-type="float">
            <text:p>274833</text:p>
          </table:table-cell>
          <table:table-cell office:value-type="string" calcext:value-type="string">
            <text:p>Cool?</text:p>
          </table:table-cell>
          <table:table-cell/>
        </table:table-row>
        <table:table-row table:style-name="ro1">
          <table:table-cell office:value-type="float" office:value="330200" calcext:value-type="float">
            <text:p>330200</text:p>
          </table:table-cell>
          <table:table-cell office:value-type="float" office:value="0" calcext:value-type="float">
            <text:p>0</text:p>
          </table:table-cell>
          <table:table-cell office:value-type="float" office:value="1766451" calcext:value-type="float">
            <text:p>1766451</text:p>
          </table:table-cell>
          <table:table-cell office:value-type="float" office:value="78271" calcext:value-type="float">
            <text:p>78271</text:p>
          </table:table-cell>
          <table:table-cell office:value-type="string" calcext:value-type="string">
            <text:p>Awesome! I too am heading there next week</text:p>
          </table:table-cell>
          <table:table-cell/>
        </table:table-row>
        <table:table-row table:style-name="ro1">
          <table:table-cell office:value-type="float" office:value="361035" calcext:value-type="float">
            <text:p>361035</text:p>
          </table:table-cell>
          <table:table-cell office:value-type="float" office:value="0" calcext:value-type="float">
            <text:p>0</text:p>
          </table:table-cell>
          <table:table-cell office:value-type="float" office:value="2015235" calcext:value-type="float">
            <text:p>2015235</text:p>
          </table:table-cell>
          <table:table-cell office:value-type="float" office:value="629398" calcext:value-type="float">
            <text:p>629398</text:p>
          </table:table-cell>
          <table:table-cell office:value-type="string" calcext:value-type="string">
            <text:p>[[@45033]] ummmmm k hola tyo chai???</text:p>
          </table:table-cell>
          <table:table-cell/>
        </table:table-row>
        <table:table-row table:style-name="ro1">
          <table:table-cell office:value-type="float" office:value="363300" calcext:value-type="float">
            <text:p>363300</text:p>
          </table:table-cell>
          <table:table-cell office:value-type="float" office:value="0" calcext:value-type="float">
            <text:p>0</text:p>
          </table:table-cell>
          <table:table-cell office:value-type="float" office:value="2088491" calcext:value-type="float">
            <text:p>2088491</text:p>
          </table:table-cell>
          <table:table-cell office:value-type="float" office:value="86311" calcext:value-type="float">
            <text:p>86311</text:p>
          </table:table-cell>
          <table:table-cell office:value-type="string" calcext:value-type="string">
            <text:p>Mast ekdum</text:p>
          </table:table-cell>
          <table:table-cell/>
        </table:table-row>
        <table:table-row table:style-name="ro1">
          <table:table-cell office:value-type="float" office:value="392501" calcext:value-type="float">
            <text:p>392501</text:p>
          </table:table-cell>
          <table:table-cell office:value-type="float" office:value="0" calcext:value-type="float">
            <text:p>0</text:p>
          </table:table-cell>
          <table:table-cell office:value-type="float" office:value="2283417" calcext:value-type="float">
            <text:p>2283417</text:p>
          </table:table-cell>
          <table:table-cell office:value-type="float" office:value="193688" calcext:value-type="float">
            <text:p>193688</text:p>
          </table:table-cell>
          <table:table-cell office:value-type="string" calcext:value-type="string">
            <text:p>[[@943486]] Make sure to subscribe to my channel: Jyoti Maheshwari on YouTube ??</text:p>
          </table:table-cell>
          <table:table-cell/>
        </table:table-row>
        <table:table-row table:style-name="ro1">
          <table:table-cell office:value-type="float" office:value="402159" calcext:value-type="float">
            <text:p>402159</text:p>
          </table:table-cell>
          <table:table-cell office:value-type="float" office:value="0" calcext:value-type="float">
            <text:p>0</text:p>
          </table:table-cell>
          <table:table-cell office:value-type="float" office:value="970523" calcext:value-type="float">
            <text:p>970523</text:p>
          </table:table-cell>
          <table:table-cell office:value-type="float" office:value="15674" calcext:value-type="float">
            <text:p>15674</text:p>
          </table:table-cell>
          <table:table-cell office:value-type="string" calcext:value-type="string">
            <text:p>This looks damn cool</text:p>
          </table:table-cell>
          <table:table-cell/>
        </table:table-row>
        <table:table-row table:style-name="ro1">
          <table:table-cell office:value-type="float" office:value="437819" calcext:value-type="float">
            <text:p>437819</text:p>
          </table:table-cell>
          <table:table-cell office:value-type="float" office:value="0" calcext:value-type="float">
            <text:p>0</text:p>
          </table:table-cell>
          <table:table-cell office:value-type="float" office:value="2269168" calcext:value-type="float">
            <text:p>2269168</text:p>
          </table:table-cell>
          <table:table-cell office:value-type="float" office:value="1605685" calcext:value-type="float">
            <text:p>1605685</text:p>
          </table:table-cell>
          <table:table-cell office:value-type="string" calcext:value-type="string">
            <text:p>Ok</text:p>
          </table:table-cell>
          <table:table-cell/>
        </table:table-row>
        <table:table-row table:style-name="ro1">
          <table:table-cell office:value-type="float" office:value="46004" calcext:value-type="float">
            <text:p>46004</text:p>
          </table:table-cell>
          <table:table-cell office:value-type="float" office:value="0" calcext:value-type="float">
            <text:p>0</text:p>
          </table:table-cell>
          <table:table-cell office:value-type="float" office:value="646621" calcext:value-type="float">
            <text:p>646621</text:p>
          </table:table-cell>
          <table:table-cell office:value-type="float" office:value="193195" calcext:value-type="float">
            <text:p>193195</text:p>
          </table:table-cell>
          <table:table-cell office:value-type="string" calcext:value-type="string">
            <text:p>[[@76678]] thank you ☺️</text:p>
          </table:table-cell>
          <table:table-cell/>
        </table:table-row>
        <table:table-row table:style-name="ro1">
          <table:table-cell office:value-type="float" office:value="78264" calcext:value-type="float">
            <text:p>78264</text:p>
          </table:table-cell>
          <table:table-cell office:value-type="float" office:value="0" calcext:value-type="float">
            <text:p>0</text:p>
          </table:table-cell>
          <table:table-cell office:value-type="float" office:value="473855" calcext:value-type="float">
            <text:p>473855</text:p>
          </table:table-cell>
          <table:table-cell office:value-type="float" office:value="140819" calcext:value-type="float">
            <text:p>140819</text:p>
          </table:table-cell>
          <table:table-cell office:value-type="string" calcext:value-type="string">
            <text:p>[[@39582]] December to February, cause the winters are great here and may to October during rains , but depends on you. The summers are a bit too hot, so i would suggest November to jan anytime in between.</text:p>
          </table:table-cell>
          <table:table-cell/>
        </table:table-row>
        <table:table-row table:style-name="ro1">
          <table:table-cell office:value-type="float" office:value="94733" calcext:value-type="float">
            <text:p>94733</text:p>
          </table:table-cell>
          <table:table-cell office:value-type="float" office:value="0" calcext:value-type="float">
            <text:p>0</text:p>
          </table:table-cell>
          <table:table-cell office:value-type="float" office:value="763622" calcext:value-type="float">
            <text:p>763622</text:p>
          </table:table-cell>
          <table:table-cell office:value-type="float" office:value="52659" calcext:value-type="float">
            <text:p>52659</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255644" calcext:value-type="float">
            <text:p>255644</text:p>
          </table:table-cell>
          <table:table-cell office:value-type="float" office:value="0" calcext:value-type="float">
            <text:p>0</text:p>
          </table:table-cell>
          <table:table-cell office:value-type="float" office:value="1313675" calcext:value-type="float">
            <text:p>1313675</text:p>
          </table:table-cell>
          <table:table-cell office:value-type="float" office:value="44502" calcext:value-type="float">
            <text:p>44502</text:p>
          </table:table-cell>
          <table:table-cell office:value-type="string" calcext:value-type="string">
            <text:p>Hey the trail is amazing, could you give some info?</text:p>
          </table:table-cell>
          <table:table-cell/>
        </table:table-row>
        <table:table-row table:style-name="ro1">
          <table:table-cell office:value-type="float" office:value="312976" calcext:value-type="float">
            <text:p>312976</text:p>
          </table:table-cell>
          <table:table-cell office:value-type="float" office:value="0" calcext:value-type="float">
            <text:p>0</text:p>
          </table:table-cell>
          <table:table-cell office:value-type="float" office:value="1659547" calcext:value-type="float">
            <text:p>1659547</text:p>
          </table:table-cell>
          <table:table-cell office:value-type="float" office:value="49494" calcext:value-type="float">
            <text:p>49494</text:p>
          </table:table-cell>
          <table:table-cell office:value-type="string" calcext:value-type="string">
            <text:p>The trail looks nothing less than a pro's work! excellent!</text:p>
          </table:table-cell>
          <table:table-cell/>
        </table:table-row>
        <table:table-row table:style-name="ro1">
          <table:table-cell office:value-type="float" office:value="316348" calcext:value-type="float">
            <text:p>316348</text:p>
          </table:table-cell>
          <table:table-cell office:value-type="float" office:value="0" calcext:value-type="float">
            <text:p>0</text:p>
          </table:table-cell>
          <table:table-cell office:value-type="float" office:value="1681591" calcext:value-type="float">
            <text:p>1681591</text:p>
          </table:table-cell>
          <table:table-cell office:value-type="float" office:value="83962" calcext:value-type="float">
            <text:p>83962</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23437" calcext:value-type="float">
            <text:p>323437</text:p>
          </table:table-cell>
          <table:table-cell office:value-type="float" office:value="0" calcext:value-type="float">
            <text:p>0</text:p>
          </table:table-cell>
          <table:table-cell office:value-type="float" office:value="1687640" calcext:value-type="float">
            <text:p>1687640</text:p>
          </table:table-cell>
          <table:table-cell office:value-type="float" office:value="101960" calcext:value-type="float">
            <text:p>101960</text:p>
          </table:table-cell>
          <table:table-cell office:value-type="string" calcext:value-type="string">
            <text:p>[[@532767]] sure next time! Do connect on my IG at [[@101960]]</text:p>
          </table:table-cell>
          <table:table-cell/>
        </table:table-row>
        <table:table-row table:style-name="ro1">
          <table:table-cell office:value-type="float" office:value="342259" calcext:value-type="float">
            <text:p>342259</text:p>
          </table:table-cell>
          <table:table-cell office:value-type="float" office:value="0" calcext:value-type="float">
            <text:p>0</text:p>
          </table:table-cell>
          <table:table-cell office:value-type="float" office:value="1829036" calcext:value-type="float">
            <text:p>1829036</text:p>
          </table:table-cell>
          <table:table-cell office:value-type="float" office:value="564593" calcext:value-type="float">
            <text:p>564593</text:p>
          </table:table-cell>
          <table:table-cell office:value-type="string" calcext:value-type="string">
            <text:p>[[@76724]] yes.. I have more like that... Wait... I will upload later</text:p>
          </table:table-cell>
          <table:table-cell/>
        </table:table-row>
        <table:table-row table:style-name="ro1">
          <table:table-cell office:value-type="float" office:value="385061" calcext:value-type="float">
            <text:p>385061</text:p>
          </table:table-cell>
          <table:table-cell office:value-type="float" office:value="0" calcext:value-type="float">
            <text:p>0</text:p>
          </table:table-cell>
          <table:table-cell office:value-type="float" office:value="2267952" calcext:value-type="float">
            <text:p>2267952</text:p>
          </table:table-cell>
          <table:table-cell office:value-type="float" office:value="884736" calcext:value-type="float">
            <text:p>884736</text:p>
          </table:table-cell>
          <table:table-cell office:value-type="string" calcext:value-type="string">
            <text:p>very nice</text:p>
          </table:table-cell>
          <table:table-cell/>
        </table:table-row>
        <table:table-row table:style-name="ro1">
          <table:table-cell office:value-type="float" office:value="46820" calcext:value-type="float">
            <text:p>46820</text:p>
          </table:table-cell>
          <table:table-cell office:value-type="float" office:value="0" calcext:value-type="float">
            <text:p>0</text:p>
          </table:table-cell>
          <table:table-cell office:value-type="float" office:value="648655" calcext:value-type="float">
            <text:p>648655</text:p>
          </table:table-cell>
          <table:table-cell office:value-type="float" office:value="77728" calcext:value-type="float">
            <text:p>77728</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65178" calcext:value-type="float">
            <text:p>65178</text:p>
          </table:table-cell>
          <table:table-cell office:value-type="float" office:value="0" calcext:value-type="float">
            <text:p>0</text:p>
          </table:table-cell>
          <table:table-cell office:value-type="float" office:value="663825" calcext:value-type="float">
            <text:p>663825</text:p>
          </table:table-cell>
          <table:table-cell office:value-type="float" office:value="198251" calcext:value-type="float">
            <text:p>198251</text:p>
          </table:table-cell>
          <table:table-cell office:value-type="string" calcext:value-type="string">
            <text:p>[[@77720]] thank you for the support</text:p>
          </table:table-cell>
          <table:table-cell/>
        </table:table-row>
        <table:table-row table:style-name="ro1">
          <table:table-cell office:value-type="float" office:value="92062" calcext:value-type="float">
            <text:p>92062</text:p>
          </table:table-cell>
          <table:table-cell office:value-type="float" office:value="351515" calcext:value-type="float">
            <text:p>351515</text:p>
          </table:table-cell>
          <table:table-cell office:value-type="float" office:value="0" calcext:value-type="float">
            <text:p>0</text:p>
          </table:table-cell>
          <table:table-cell office:value-type="float" office:value="201101" calcext:value-type="float">
            <text:p>201101</text:p>
          </table:table-cell>
          <table:table-cell office:value-type="string" calcext:value-type="string">
            <text:p>@trail</text:p>
          </table:table-cell>
          <table:table-cell/>
        </table:table-row>
        <table:table-row table:style-name="ro1">
          <table:table-cell office:value-type="float" office:value="117261" calcext:value-type="float">
            <text:p>117261</text:p>
          </table:table-cell>
          <table:table-cell office:value-type="float" office:value="0" calcext:value-type="float">
            <text:p>0</text:p>
          </table:table-cell>
          <table:table-cell office:value-type="float" office:value="818315" calcext:value-type="float">
            <text:p>818315</text:p>
          </table:table-cell>
          <table:table-cell office:value-type="float" office:value="85271" calcext:value-type="float">
            <text:p>85271</text:p>
          </table:table-cell>
          <table:table-cell office:value-type="string" calcext:value-type="string">
            <text:p>Chaa gaye tum toh</text:p>
          </table:table-cell>
          <table:table-cell/>
        </table:table-row>
        <table:table-row table:style-name="ro1">
          <table:table-cell office:value-type="float" office:value="156730" calcext:value-type="float">
            <text:p>156730</text:p>
          </table:table-cell>
          <table:table-cell office:value-type="float" office:value="512202" calcext:value-type="float">
            <text:p>512202</text:p>
          </table:table-cell>
          <table:table-cell office:value-type="float" office:value="0" calcext:value-type="float">
            <text:p>0</text:p>
          </table:table-cell>
          <table:table-cell office:value-type="float" office:value="17053" calcext:value-type="float">
            <text:p>17053</text:p>
          </table:table-cell>
          <table:table-cell office:value-type="string" calcext:value-type="string">
            <text:p>text</text:p>
          </table:table-cell>
          <table:table-cell/>
        </table:table-row>
        <table:table-row table:style-name="ro1">
          <table:table-cell office:value-type="float" office:value="164616" calcext:value-type="float">
            <text:p>164616</text:p>
          </table:table-cell>
          <table:table-cell office:value-type="float" office:value="0" calcext:value-type="float">
            <text:p>0</text:p>
          </table:table-cell>
          <table:table-cell office:value-type="float" office:value="926627" calcext:value-type="float">
            <text:p>926627</text:p>
          </table:table-cell>
          <table:table-cell office:value-type="float" office:value="278547" calcext:value-type="float">
            <text:p>278547</text:p>
          </table:table-cell>
          <table:table-cell office:value-type="string" calcext:value-type="string">
            <text:p>[[@88121]] local traveling will be a bit difficult and Food. I have been to couple of good restaurants where I walked out unhappy.</text:p>
          </table:table-cell>
          <table:table-cell/>
        </table:table-row>
        <table:table-row table:style-name="ro1">
          <table:table-cell office:value-type="float" office:value="246712" calcext:value-type="float">
            <text:p>246712</text:p>
          </table:table-cell>
          <table:table-cell office:value-type="float" office:value="772013" calcext:value-type="float">
            <text:p>772013</text:p>
          </table:table-cell>
          <table:table-cell office:value-type="float" office:value="0" calcext:value-type="float">
            <text:p>0</text:p>
          </table:table-cell>
          <table:table-cell office:value-type="float" office:value="201205" calcext:value-type="float">
            <text:p>201205</text:p>
          </table:table-cell>
          <table:table-cell office:value-type="string" calcext:value-type="string">
            <text:p>[[@297855]] read properly <text:s/>what I wrote, sir.</text:p>
          </table:table-cell>
          <table:table-cell/>
        </table:table-row>
        <table:table-row table:style-name="ro1">
          <table:table-cell office:value-type="float" office:value="22426" calcext:value-type="float">
            <text:p>22426</text:p>
          </table:table-cell>
          <table:table-cell office:value-type="float" office:value="0" calcext:value-type="float">
            <text:p>0</text:p>
          </table:table-cell>
          <table:table-cell office:value-type="float" office:value="592643" calcext:value-type="float">
            <text:p>592643</text:p>
          </table:table-cell>
          <table:table-cell office:value-type="float" office:value="86839" calcext:value-type="float">
            <text:p>86839</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45737" calcext:value-type="float">
            <text:p>45737</text:p>
          </table:table-cell>
          <table:table-cell office:value-type="float" office:value="0" calcext:value-type="float">
            <text:p>0</text:p>
          </table:table-cell>
          <table:table-cell office:value-type="float" office:value="647347" calcext:value-type="float">
            <text:p>647347</text:p>
          </table:table-cell>
          <table:table-cell office:value-type="float" office:value="77203" calcext:value-type="float">
            <text:p>77203</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63119" calcext:value-type="float">
            <text:p>63119</text:p>
          </table:table-cell>
          <table:table-cell office:value-type="float" office:value="0" calcext:value-type="float">
            <text:p>0</text:p>
          </table:table-cell>
          <table:table-cell office:value-type="float" office:value="685211" calcext:value-type="float">
            <text:p>685211</text:p>
          </table:table-cell>
          <table:table-cell office:value-type="float" office:value="135896" calcext:value-type="float">
            <text:p>135896</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90803" calcext:value-type="float">
            <text:p>90803</text:p>
          </table:table-cell>
          <table:table-cell office:value-type="float" office:value="0" calcext:value-type="float">
            <text:p>0</text:p>
          </table:table-cell>
          <table:table-cell office:value-type="float" office:value="753473" calcext:value-type="float">
            <text:p>753473</text:p>
          </table:table-cell>
          <table:table-cell office:value-type="float" office:value="78766" calcext:value-type="float">
            <text:p>78766</text:p>
          </table:table-cell>
          <table:table-cell office:value-type="string" calcext:value-type="string">
            <text:p>Sahi hai yeh toh bc</text:p>
          </table:table-cell>
          <table:table-cell/>
        </table:table-row>
        <table:table-row table:style-name="ro1">
          <table:table-cell office:value-type="float" office:value="126890" calcext:value-type="float">
            <text:p>126890</text:p>
          </table:table-cell>
          <table:table-cell office:value-type="float" office:value="0" calcext:value-type="float">
            <text:p>0</text:p>
          </table:table-cell>
          <table:table-cell office:value-type="float" office:value="832757" calcext:value-type="float">
            <text:p>832757</text:p>
          </table:table-cell>
          <table:table-cell office:value-type="float" office:value="248444" calcext:value-type="float">
            <text:p>248444</text:p>
          </table:table-cell>
          <table:table-cell office:value-type="string" calcext:value-type="string">
            <text:p>[[@248150]] thnks</text:p>
          </table:table-cell>
          <table:table-cell/>
        </table:table-row>
        <table:table-row table:style-name="ro1">
          <table:table-cell office:value-type="float" office:value="173403" calcext:value-type="float">
            <text:p>173403</text:p>
          </table:table-cell>
          <table:table-cell office:value-type="float" office:value="0" calcext:value-type="float">
            <text:p>0</text:p>
          </table:table-cell>
          <table:table-cell office:value-type="float" office:value="941504" calcext:value-type="float">
            <text:p>941504</text:p>
          </table:table-cell>
          <table:table-cell office:value-type="float" office:value="77282" calcext:value-type="float">
            <text:p>77282</text:p>
          </table:table-cell>
          <table:table-cell office:value-type="string" calcext:value-type="string">
            <text:p>i'm so trying this sometime, do you have more experiences?</text:p>
          </table:table-cell>
          <table:table-cell/>
        </table:table-row>
        <table:table-row table:style-name="ro1">
          <table:table-cell office:value-type="float" office:value="219635" calcext:value-type="float">
            <text:p>219635</text:p>
          </table:table-cell>
          <table:table-cell office:value-type="float" office:value="0" calcext:value-type="float">
            <text:p>0</text:p>
          </table:table-cell>
          <table:table-cell office:value-type="float" office:value="1131173" calcext:value-type="float">
            <text:p>1131173</text:p>
          </table:table-cell>
          <table:table-cell office:value-type="float" office:value="87791" calcext:value-type="float">
            <text:p>87791</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88347" calcext:value-type="float">
            <text:p>288347</text:p>
          </table:table-cell>
          <table:table-cell office:value-type="float" office:value="1106273" calcext:value-type="float">
            <text:p>1106273</text:p>
          </table:table-cell>
          <table:table-cell office:value-type="float" office:value="0" calcext:value-type="float">
            <text:p>0</text:p>
          </table:table-cell>
          <table:table-cell office:value-type="float" office:value="466499" calcext:value-type="float">
            <text:p>466499</text:p>
          </table:table-cell>
          <table:table-cell office:value-type="string" calcext:value-type="string">
            <text:p>When you see this click.. You are here in mumbai but it's look like a <text:s/>foreign country garden [[@1]]</text:p>
          </table:table-cell>
          <table:table-cell/>
        </table:table-row>
        <table:table-row table:style-name="ro1">
          <table:table-cell office:value-type="float" office:value="345381" calcext:value-type="float">
            <text:p>345381</text:p>
          </table:table-cell>
          <table:table-cell office:value-type="float" office:value="0" calcext:value-type="float">
            <text:p>0</text:p>
          </table:table-cell>
          <table:table-cell office:value-type="float" office:value="1850626" calcext:value-type="float">
            <text:p>1850626</text:p>
          </table:table-cell>
          <table:table-cell office:value-type="float" office:value="41040" calcext:value-type="float">
            <text:p>41040</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50483" calcext:value-type="float">
            <text:p>350483</text:p>
          </table:table-cell>
          <table:table-cell office:value-type="float" office:value="0" calcext:value-type="float">
            <text:p>0</text:p>
          </table:table-cell>
          <table:table-cell office:value-type="float" office:value="1761987" calcext:value-type="float">
            <text:p>1761987</text:p>
          </table:table-cell>
          <table:table-cell office:value-type="float" office:value="584684" calcext:value-type="float">
            <text:p>584684</text:p>
          </table:table-cell>
          <table:table-cell office:value-type="string" calcext:value-type="string">
            <text:p>hi</text:p>
          </table:table-cell>
          <table:table-cell/>
        </table:table-row>
        <table:table-row table:style-name="ro1">
          <table:table-cell office:value-type="float" office:value="357151" calcext:value-type="float">
            <text:p>357151</text:p>
          </table:table-cell>
          <table:table-cell office:value-type="float" office:value="0" calcext:value-type="float">
            <text:p>0</text:p>
          </table:table-cell>
          <table:table-cell office:value-type="float" office:value="1957353" calcext:value-type="float">
            <text:p>1957353</text:p>
          </table:table-cell>
          <table:table-cell office:value-type="float" office:value="76936" calcext:value-type="float">
            <text:p>76936</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432888" calcext:value-type="float">
            <text:p>432888</text:p>
          </table:table-cell>
          <table:table-cell office:value-type="float" office:value="0" calcext:value-type="float">
            <text:p>0</text:p>
          </table:table-cell>
          <table:table-cell office:value-type="float" office:value="2347639" calcext:value-type="float">
            <text:p>2347639</text:p>
          </table:table-cell>
          <table:table-cell office:value-type="float" office:value="29373" calcext:value-type="float">
            <text:p>29373</text:p>
          </table:table-cell>
          <table:table-cell office:value-type="string" calcext:value-type="string">
            <text:p>its in assam <text:s/></text:p>
          </table:table-cell>
          <table:table-cell/>
        </table:table-row>
        <table:table-row table:style-name="ro1">
          <table:table-cell office:value-type="float" office:value="450402" calcext:value-type="float">
            <text:p>450402</text:p>
          </table:table-cell>
          <table:table-cell office:value-type="float" office:value="0" calcext:value-type="float">
            <text:p>0</text:p>
          </table:table-cell>
          <table:table-cell office:value-type="float" office:value="1135882" calcext:value-type="float">
            <text:p>1135882</text:p>
          </table:table-cell>
          <table:table-cell office:value-type="float" office:value="1778673" calcext:value-type="float">
            <text:p>1778673</text:p>
          </table:table-cell>
          <table:table-cell office:value-type="string" calcext:value-type="string">
            <text:p>That's is nice place</text:p>
          </table:table-cell>
          <table:table-cell/>
        </table:table-row>
        <table:table-row table:style-name="ro1">
          <table:table-cell office:value-type="float" office:value="17236" calcext:value-type="float">
            <text:p>17236</text:p>
          </table:table-cell>
          <table:table-cell office:value-type="float" office:value="0" calcext:value-type="float">
            <text:p>0</text:p>
          </table:table-cell>
          <table:table-cell office:value-type="float" office:value="539706" calcext:value-type="float">
            <text:p>539706</text:p>
          </table:table-cell>
          <table:table-cell office:value-type="float" office:value="137882" calcext:value-type="float">
            <text:p>137882</text:p>
          </table:table-cell>
          <table:table-cell office:value-type="string" calcext:value-type="string">
            <text:p>[[@1]]</text:p>
          </table:table-cell>
          <table:table-cell/>
        </table:table-row>
        <table:table-row table:style-name="ro1">
          <table:table-cell office:value-type="float" office:value="73487" calcext:value-type="float">
            <text:p>73487</text:p>
          </table:table-cell>
          <table:table-cell office:value-type="float" office:value="0" calcext:value-type="float">
            <text:p>0</text:p>
          </table:table-cell>
          <table:table-cell office:value-type="float" office:value="716533" calcext:value-type="float">
            <text:p>716533</text:p>
          </table:table-cell>
          <table:table-cell office:value-type="float" office:value="80715" calcext:value-type="float">
            <text:p>80715</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92853" calcext:value-type="float">
            <text:p>92853</text:p>
          </table:table-cell>
          <table:table-cell office:value-type="float" office:value="0" calcext:value-type="float">
            <text:p>0</text:p>
          </table:table-cell>
          <table:table-cell office:value-type="float" office:value="760369" calcext:value-type="float">
            <text:p>760369</text:p>
          </table:table-cell>
          <table:table-cell office:value-type="float" office:value="136036" calcext:value-type="float">
            <text:p>136036</text:p>
          </table:table-cell>
          <table:table-cell office:value-type="string" calcext:value-type="string">
            <text:p>amazing stories! when can i read your next adventure?</text:p>
          </table:table-cell>
          <table:table-cell/>
        </table:table-row>
        <table:table-row table:style-name="ro1">
          <table:table-cell office:value-type="float" office:value="154762" calcext:value-type="float">
            <text:p>154762</text:p>
          </table:table-cell>
          <table:table-cell office:value-type="float" office:value="0" calcext:value-type="float">
            <text:p>0</text:p>
          </table:table-cell>
          <table:table-cell office:value-type="float" office:value="902235" calcext:value-type="float">
            <text:p>902235</text:p>
          </table:table-cell>
          <table:table-cell office:value-type="float" office:value="82941" calcext:value-type="float">
            <text:p>82941</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67481" calcext:value-type="float">
            <text:p>167481</text:p>
          </table:table-cell>
          <table:table-cell office:value-type="float" office:value="0" calcext:value-type="float">
            <text:p>0</text:p>
          </table:table-cell>
          <table:table-cell office:value-type="float" office:value="937930" calcext:value-type="float">
            <text:p>937930</text:p>
          </table:table-cell>
          <table:table-cell office:value-type="float" office:value="277411" calcext:value-type="float">
            <text:p>277411</text:p>
          </table:table-cell>
          <table:table-cell office:value-type="string" calcext:value-type="string">
            <text:p>[[@76827]] I have only pictures</text:p>
          </table:table-cell>
          <table:table-cell/>
        </table:table-row>
        <table:table-row table:style-name="ro1">
          <table:table-cell office:value-type="float" office:value="195372" calcext:value-type="float">
            <text:p>195372</text:p>
          </table:table-cell>
          <table:table-cell office:value-type="float" office:value="0" calcext:value-type="float">
            <text:p>0</text:p>
          </table:table-cell>
          <table:table-cell office:value-type="float" office:value="1014142" calcext:value-type="float">
            <text:p>1014142</text:p>
          </table:table-cell>
          <table:table-cell office:value-type="float" office:value="88310" calcext:value-type="float">
            <text:p>88310</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47616" calcext:value-type="float">
            <text:p>347616</text:p>
          </table:table-cell>
          <table:table-cell office:value-type="float" office:value="0" calcext:value-type="float">
            <text:p>0</text:p>
          </table:table-cell>
          <table:table-cell office:value-type="float" office:value="1629064" calcext:value-type="float">
            <text:p>1629064</text:p>
          </table:table-cell>
          <table:table-cell office:value-type="float" office:value="577192" calcext:value-type="float">
            <text:p>577192</text:p>
          </table:table-cell>
          <table:table-cell office:value-type="string" calcext:value-type="string">
            <text:p>Did u find an Israeli in kasol</text:p>
          </table:table-cell>
          <table:table-cell/>
        </table:table-row>
        <table:table-row table:style-name="ro1">
          <table:table-cell office:value-type="float" office:value="350584" calcext:value-type="float">
            <text:p>350584</text:p>
          </table:table-cell>
          <table:table-cell office:value-type="float" office:value="0" calcext:value-type="float">
            <text:p>0</text:p>
          </table:table-cell>
          <table:table-cell office:value-type="float" office:value="1869645" calcext:value-type="float">
            <text:p>1869645</text:p>
          </table:table-cell>
          <table:table-cell office:value-type="float" office:value="572263" calcext:value-type="float">
            <text:p>572263</text:p>
          </table:table-cell>
          <table:table-cell office:value-type="string" calcext:value-type="string">
            <text:p>Please follow me for getting the love the pics of South India</text:p>
          </table:table-cell>
          <table:table-cell/>
        </table:table-row>
        <table:table-row table:style-name="ro1">
          <table:table-cell office:value-type="float" office:value="359604" calcext:value-type="float">
            <text:p>359604</text:p>
          </table:table-cell>
          <table:table-cell office:value-type="float" office:value="0" calcext:value-type="float">
            <text:p>0</text:p>
          </table:table-cell>
          <table:table-cell office:value-type="float" office:value="2006141" calcext:value-type="float">
            <text:p>2006141</text:p>
          </table:table-cell>
          <table:table-cell office:value-type="float" office:value="88468" calcext:value-type="float">
            <text:p>88468</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67441" calcext:value-type="float">
            <text:p>67441</text:p>
          </table:table-cell>
          <table:table-cell office:value-type="float" office:value="0" calcext:value-type="float">
            <text:p>0</text:p>
          </table:table-cell>
          <table:table-cell office:value-type="float" office:value="555635" calcext:value-type="float">
            <text:p>555635</text:p>
          </table:table-cell>
          <table:table-cell office:value-type="float" office:value="208495" calcext:value-type="float">
            <text:p>208495</text:p>
          </table:table-cell>
          <table:table-cell office:value-type="string" calcext:value-type="string">
            <text:p>I'm from udaipur only... you can a good photographs over here!</text:p>
          </table:table-cell>
          <table:table-cell/>
        </table:table-row>
        <table:table-row table:style-name="ro1">
          <table:table-cell office:value-type="float" office:value="86219" calcext:value-type="float">
            <text:p>86219</text:p>
          </table:table-cell>
          <table:table-cell office:value-type="float" office:value="0" calcext:value-type="float">
            <text:p>0</text:p>
          </table:table-cell>
          <table:table-cell office:value-type="float" office:value="743731" calcext:value-type="float">
            <text:p>743731</text:p>
          </table:table-cell>
          <table:table-cell office:value-type="float" office:value="135875" calcext:value-type="float">
            <text:p>135875</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22330" calcext:value-type="float">
            <text:p>222330</text:p>
          </table:table-cell>
          <table:table-cell office:value-type="float" office:value="0" calcext:value-type="float">
            <text:p>0</text:p>
          </table:table-cell>
          <table:table-cell office:value-type="float" office:value="1144751" calcext:value-type="float">
            <text:p>1144751</text:p>
          </table:table-cell>
          <table:table-cell office:value-type="float" office:value="136484" calcext:value-type="float">
            <text:p>136484</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44398" calcext:value-type="float">
            <text:p>244398</text:p>
          </table:table-cell>
          <table:table-cell office:value-type="float" office:value="0" calcext:value-type="float">
            <text:p>0</text:p>
          </table:table-cell>
          <table:table-cell office:value-type="float" office:value="1222914" calcext:value-type="float">
            <text:p>1222914</text:p>
          </table:table-cell>
          <table:table-cell office:value-type="float" office:value="80008" calcext:value-type="float">
            <text:p>80008</text:p>
          </table:table-cell>
          <table:table-cell office:value-type="string" calcext:value-type="string">
            <text:p>Awesome! I too am heading there next week</text:p>
          </table:table-cell>
          <table:table-cell/>
        </table:table-row>
        <table:table-row table:style-name="ro1">
          <table:table-cell office:value-type="float" office:value="283991" calcext:value-type="float">
            <text:p>283991</text:p>
          </table:table-cell>
          <table:table-cell office:value-type="float" office:value="0" calcext:value-type="float">
            <text:p>0</text:p>
          </table:table-cell>
          <table:table-cell office:value-type="float" office:value="102672" calcext:value-type="float">
            <text:p>102672</text:p>
          </table:table-cell>
          <table:table-cell office:value-type="float" office:value="370646" calcext:value-type="float">
            <text:p>370646</text:p>
          </table:table-cell>
          <table:table-cell office:value-type="string" calcext:value-type="string">
            <text:p>How much did it cost you overall? [[@35288]]</text:p>
          </table:table-cell>
          <table:table-cell/>
        </table:table-row>
        <table:table-row table:style-name="ro1">
          <table:table-cell office:value-type="float" office:value="329725" calcext:value-type="float">
            <text:p>329725</text:p>
          </table:table-cell>
          <table:table-cell office:value-type="float" office:value="0" calcext:value-type="float">
            <text:p>0</text:p>
          </table:table-cell>
          <table:table-cell office:value-type="float" office:value="1764252" calcext:value-type="float">
            <text:p>1764252</text:p>
          </table:table-cell>
          <table:table-cell office:value-type="float" office:value="533157" calcext:value-type="float">
            <text:p>533157</text:p>
          </table:table-cell>
          <table:table-cell office:value-type="string" calcext:value-type="string">
            <text:p>Thanks bro</text:p>
          </table:table-cell>
          <table:table-cell/>
        </table:table-row>
        <table:table-row table:style-name="ro1">
          <table:table-cell office:value-type="float" office:value="338675" calcext:value-type="float">
            <text:p>338675</text:p>
          </table:table-cell>
          <table:table-cell office:value-type="float" office:value="0" calcext:value-type="float">
            <text:p>0</text:p>
          </table:table-cell>
          <table:table-cell office:value-type="float" office:value="1807478" calcext:value-type="float">
            <text:p>1807478</text:p>
          </table:table-cell>
          <table:table-cell office:value-type="float" office:value="557869" calcext:value-type="float">
            <text:p>557869</text:p>
          </table:table-cell>
          <table:table-cell office:value-type="string" calcext:value-type="string">
            <text:p>[[@83945]] like I don't understand explain</text:p>
          </table:table-cell>
          <table:table-cell/>
        </table:table-row>
        <table:table-row table:style-name="ro1">
          <table:table-cell office:value-type="float" office:value="342491" calcext:value-type="float">
            <text:p>342491</text:p>
          </table:table-cell>
          <table:table-cell office:value-type="float" office:value="0" calcext:value-type="float">
            <text:p>0</text:p>
          </table:table-cell>
          <table:table-cell office:value-type="float" office:value="1828319" calcext:value-type="float">
            <text:p>1828319</text:p>
          </table:table-cell>
          <table:table-cell office:value-type="float" office:value="83914" calcext:value-type="float">
            <text:p>83914</text:p>
          </table:table-cell>
          <table:table-cell office:value-type="string" calcext:value-type="string">
            <text:p>Atti Sundar!</text:p>
          </table:table-cell>
          <table:table-cell/>
        </table:table-row>
        <table:table-row table:style-name="ro1">
          <table:table-cell office:value-type="float" office:value="377430" calcext:value-type="float">
            <text:p>377430</text:p>
          </table:table-cell>
          <table:table-cell office:value-type="float" office:value="0" calcext:value-type="float">
            <text:p>0</text:p>
          </table:table-cell>
          <table:table-cell office:value-type="float" office:value="2228868" calcext:value-type="float">
            <text:p>2228868</text:p>
          </table:table-cell>
          <table:table-cell office:value-type="float" office:value="697961" calcext:value-type="float">
            <text:p>697961</text:p>
          </table:table-cell>
          <table:table-cell office:value-type="string" calcext:value-type="string">
            <text:p>[[@82009]] ✌?</text:p>
          </table:table-cell>
          <table:table-cell/>
        </table:table-row>
        <table:table-row table:style-name="ro1">
          <table:table-cell office:value-type="float" office:value="383421" calcext:value-type="float">
            <text:p>383421</text:p>
          </table:table-cell>
          <table:table-cell office:value-type="float" office:value="0" calcext:value-type="float">
            <text:p>0</text:p>
          </table:table-cell>
          <table:table-cell office:value-type="float" office:value="2213036" calcext:value-type="float">
            <text:p>2213036</text:p>
          </table:table-cell>
          <table:table-cell office:value-type="float" office:value="857807" calcext:value-type="float">
            <text:p>857807</text:p>
          </table:table-cell>
          <table:table-cell office:value-type="string" calcext:value-type="string">
            <text:p>Bhai price ky hai</text:p>
          </table:table-cell>
          <table:table-cell/>
        </table:table-row>
        <table:table-row table:style-name="ro1">
          <table:table-cell office:value-type="float" office:value="393424" calcext:value-type="float">
            <text:p>393424</text:p>
          </table:table-cell>
          <table:table-cell office:value-type="float" office:value="0" calcext:value-type="float">
            <text:p>0</text:p>
          </table:table-cell>
          <table:table-cell office:value-type="float" office:value="723812" calcext:value-type="float">
            <text:p>723812</text:p>
          </table:table-cell>
          <table:table-cell office:value-type="float" office:value="751005" calcext:value-type="float">
            <text:p>751005</text:p>
          </table:table-cell>
          <table:table-cell office:value-type="string" calcext:value-type="string">
            <text:p>Awesome</text:p>
          </table:table-cell>
          <table:table-cell/>
        </table:table-row>
        <table:table-row table:style-name="ro1">
          <table:table-cell office:value-type="float" office:value="394589" calcext:value-type="float">
            <text:p>394589</text:p>
          </table:table-cell>
          <table:table-cell office:value-type="float" office:value="0" calcext:value-type="float">
            <text:p>0</text:p>
          </table:table-cell>
          <table:table-cell office:value-type="float" office:value="2264248" calcext:value-type="float">
            <text:p>2264248</text:p>
          </table:table-cell>
          <table:table-cell office:value-type="float" office:value="958807" calcext:value-type="float">
            <text:p>958807</text:p>
          </table:table-cell>
          <table:table-cell office:value-type="string" calcext:value-type="string">
            <text:p>Osm</text:p>
          </table:table-cell>
          <table:table-cell/>
        </table:table-row>
        <table:table-row table:style-name="ro1">
          <table:table-cell office:value-type="float" office:value="438593" calcext:value-type="float">
            <text:p>438593</text:p>
          </table:table-cell>
          <table:table-cell office:value-type="float" office:value="0" calcext:value-type="float">
            <text:p>0</text:p>
          </table:table-cell>
          <table:table-cell office:value-type="float" office:value="2339546" calcext:value-type="float">
            <text:p>2339546</text:p>
          </table:table-cell>
          <table:table-cell office:value-type="float" office:value="1623704" calcext:value-type="float">
            <text:p>1623704</text:p>
          </table:table-cell>
          <table:table-cell office:value-type="float" office:value="9265340433" calcext:value-type="float">
            <text:p>9265340433</text:p>
          </table:table-cell>
          <table:table-cell/>
        </table:table-row>
        <table:table-row table:style-name="ro1">
          <table:table-cell office:value-type="float" office:value="21574" calcext:value-type="float">
            <text:p>21574</text:p>
          </table:table-cell>
          <table:table-cell office:value-type="float" office:value="0" calcext:value-type="float">
            <text:p>0</text:p>
          </table:table-cell>
          <table:table-cell office:value-type="float" office:value="591213" calcext:value-type="float">
            <text:p>591213</text:p>
          </table:table-cell>
          <table:table-cell office:value-type="float" office:value="176868" calcext:value-type="float">
            <text:p>176868</text:p>
          </table:table-cell>
          <table:table-cell office:value-type="string" calcext:value-type="string">
            <text:p>[[@87009]] <text:s/>if you love this place,just visit idduki</text:p>
          </table:table-cell>
          <table:table-cell/>
        </table:table-row>
        <table:table-row table:style-name="ro1">
          <table:table-cell office:value-type="float" office:value="43291" calcext:value-type="float">
            <text:p>43291</text:p>
          </table:table-cell>
          <table:table-cell office:value-type="float" office:value="0" calcext:value-type="float">
            <text:p>0</text:p>
          </table:table-cell>
          <table:table-cell office:value-type="float" office:value="640883" calcext:value-type="float">
            <text:p>640883</text:p>
          </table:table-cell>
          <table:table-cell office:value-type="float" office:value="191289" calcext:value-type="float">
            <text:p>191289</text:p>
          </table:table-cell>
          <table:table-cell office:value-type="string" calcext:value-type="string">
            <text:p>[[@84607]] thankyou</text:p>
          </table:table-cell>
          <table:table-cell/>
        </table:table-row>
        <table:table-row table:style-name="ro1">
          <table:table-cell office:value-type="float" office:value="62811" calcext:value-type="float">
            <text:p>62811</text:p>
          </table:table-cell>
          <table:table-cell office:value-type="float" office:value="0" calcext:value-type="float">
            <text:p>0</text:p>
          </table:table-cell>
          <table:table-cell office:value-type="float" office:value="684957" calcext:value-type="float">
            <text:p>684957</text:p>
          </table:table-cell>
          <table:table-cell office:value-type="float" office:value="44495" calcext:value-type="float">
            <text:p>44495</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22584" calcext:value-type="float">
            <text:p>122584</text:p>
          </table:table-cell>
          <table:table-cell office:value-type="float" office:value="0" calcext:value-type="float">
            <text:p>0</text:p>
          </table:table-cell>
          <table:table-cell office:value-type="float" office:value="819686" calcext:value-type="float">
            <text:p>819686</text:p>
          </table:table-cell>
          <table:table-cell office:value-type="float" office:value="80098" calcext:value-type="float">
            <text:p>80098</text:p>
          </table:table-cell>
          <table:table-cell office:value-type="string" calcext:value-type="string">
            <text:p>Your stories are truely travel goals, how do you plan them?</text:p>
          </table:table-cell>
          <table:table-cell/>
        </table:table-row>
        <table:table-row table:style-name="ro1">
          <table:table-cell office:value-type="float" office:value="146519" calcext:value-type="float">
            <text:p>146519</text:p>
          </table:table-cell>
          <table:table-cell office:value-type="float" office:value="0" calcext:value-type="float">
            <text:p>0</text:p>
          </table:table-cell>
          <table:table-cell office:value-type="float" office:value="872225" calcext:value-type="float">
            <text:p>872225</text:p>
          </table:table-cell>
          <table:table-cell office:value-type="float" office:value="88041" calcext:value-type="float">
            <text:p>88041</text:p>
          </table:table-cell>
          <table:table-cell office:value-type="string" calcext:value-type="string">
            <text:p>Awesome pictures, could you also share some videos of the placce?</text:p>
          </table:table-cell>
          <table:table-cell/>
        </table:table-row>
        <table:table-row table:style-name="ro1">
          <table:table-cell office:value-type="float" office:value="208387" calcext:value-type="float">
            <text:p>208387</text:p>
          </table:table-cell>
          <table:table-cell office:value-type="float" office:value="0" calcext:value-type="float">
            <text:p>0</text:p>
          </table:table-cell>
          <table:table-cell office:value-type="float" office:value="1068277" calcext:value-type="float">
            <text:p>1068277</text:p>
          </table:table-cell>
          <table:table-cell office:value-type="float" office:value="320569" calcext:value-type="float">
            <text:p>320569</text:p>
          </table:table-cell>
          <table:table-cell office:value-type="string" calcext:value-type="string">
            <text:p>[[@321541]] mussorie, Company garden</text:p>
          </table:table-cell>
          <table:table-cell/>
        </table:table-row>
        <table:table-row table:style-name="ro1">
          <table:table-cell office:value-type="float" office:value="210745" calcext:value-type="float">
            <text:p>210745</text:p>
          </table:table-cell>
          <table:table-cell office:value-type="float" office:value="0" calcext:value-type="float">
            <text:p>0</text:p>
          </table:table-cell>
          <table:table-cell office:value-type="float" office:value="686142" calcext:value-type="float">
            <text:p>686142</text:p>
          </table:table-cell>
          <table:table-cell office:value-type="float" office:value="204345" calcext:value-type="float">
            <text:p>204345</text:p>
          </table:table-cell>
          <table:table-cell office:value-type="string" calcext:value-type="string">
            <text:p>[[@289450]] Skanda Homestay is in Thithimatti. You can google them :)</text:p>
          </table:table-cell>
          <table:table-cell/>
        </table:table-row>
        <table:table-row table:style-name="ro1">
          <table:table-cell office:value-type="float" office:value="224706" calcext:value-type="float">
            <text:p>224706</text:p>
          </table:table-cell>
          <table:table-cell office:value-type="float" office:value="0" calcext:value-type="float">
            <text:p>0</text:p>
          </table:table-cell>
          <table:table-cell office:value-type="float" office:value="1149123" calcext:value-type="float">
            <text:p>1149123</text:p>
          </table:table-cell>
          <table:table-cell office:value-type="float" office:value="76936" calcext:value-type="float">
            <text:p>76936</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41677" calcext:value-type="float">
            <text:p>241677</text:p>
          </table:table-cell>
          <table:table-cell office:value-type="float" office:value="0" calcext:value-type="float">
            <text:p>0</text:p>
          </table:table-cell>
          <table:table-cell office:value-type="float" office:value="1209517" calcext:value-type="float">
            <text:p>1209517</text:p>
          </table:table-cell>
          <table:table-cell office:value-type="float" office:value="86272" calcext:value-type="float">
            <text:p>86272</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29518" calcext:value-type="float">
            <text:p>329518</text:p>
          </table:table-cell>
          <table:table-cell office:value-type="float" office:value="0" calcext:value-type="float">
            <text:p>0</text:p>
          </table:table-cell>
          <table:table-cell office:value-type="float" office:value="1762653" calcext:value-type="float">
            <text:p>1762653</text:p>
          </table:table-cell>
          <table:table-cell office:value-type="float" office:value="539816" calcext:value-type="float">
            <text:p>539816</text:p>
          </table:table-cell>
          <table:table-cell office:value-type="string" calcext:value-type="string">
            <text:p>[[@88376]] <text:s/>I can provide u... whatever u need to know about the place</text:p>
          </table:table-cell>
          <table:table-cell/>
        </table:table-row>
        <table:table-row table:style-name="ro1">
          <table:table-cell office:value-type="float" office:value="389111" calcext:value-type="float">
            <text:p>389111</text:p>
          </table:table-cell>
          <table:table-cell office:value-type="float" office:value="0" calcext:value-type="float">
            <text:p>0</text:p>
          </table:table-cell>
          <table:table-cell office:value-type="float" office:value="2269174" calcext:value-type="float">
            <text:p>2269174</text:p>
          </table:table-cell>
          <table:table-cell office:value-type="float" office:value="461555" calcext:value-type="float">
            <text:p>461555</text:p>
          </table:table-cell>
          <table:table-cell office:value-type="string" calcext:value-type="string">
            <text:p>Nice</text:p>
          </table:table-cell>
          <table:table-cell/>
        </table:table-row>
        <table:table-row table:style-name="ro1">
          <table:table-cell office:value-type="float" office:value="415002" calcext:value-type="float">
            <text:p>415002</text:p>
          </table:table-cell>
          <table:table-cell office:value-type="float" office:value="0" calcext:value-type="float">
            <text:p>0</text:p>
          </table:table-cell>
          <table:table-cell office:value-type="float" office:value="2339542" calcext:value-type="float">
            <text:p>2339542</text:p>
          </table:table-cell>
          <table:table-cell office:value-type="float" office:value="1400694" calcext:value-type="float">
            <text:p>1400694</text:p>
          </table:table-cell>
          <table:table-cell office:value-type="string" calcext:value-type="string">
            <text:p>spr</text:p>
          </table:table-cell>
          <table:table-cell/>
        </table:table-row>
        <table:table-row table:style-name="ro1">
          <table:table-cell office:value-type="float" office:value="5155" calcext:value-type="float">
            <text:p>5155</text:p>
          </table:table-cell>
          <table:table-cell office:value-type="float" office:value="38982" calcext:value-type="float">
            <text:p>38982</text:p>
          </table:table-cell>
          <table:table-cell office:value-type="float" office:value="0" calcext:value-type="float">
            <text:p>0</text:p>
          </table:table-cell>
          <table:table-cell office:value-type="float" office:value="33099" calcext:value-type="float">
            <text:p>33099</text:p>
          </table:table-cell>
          <table:table-cell office:value-type="string" calcext:value-type="string">
            <text:p>[[@1]] </text:p>
          </table:table-cell>
          <table:table-cell/>
        </table:table-row>
        <table:table-row table:style-name="ro1">
          <table:table-cell office:value-type="float" office:value="8106" calcext:value-type="float">
            <text:p>8106</text:p>
          </table:table-cell>
          <table:table-cell office:value-type="float" office:value="50715" calcext:value-type="float">
            <text:p>50715</text:p>
          </table:table-cell>
          <table:table-cell office:value-type="float" office:value="0" calcext:value-type="float">
            <text:p>0</text:p>
          </table:table-cell>
          <table:table-cell office:value-type="float" office:value="112648" calcext:value-type="float">
            <text:p>112648</text:p>
          </table:table-cell>
          <table:table-cell office:value-type="string" calcext:value-type="string">
            <text:p>This is such a nice shot!</text:p>
          </table:table-cell>
          <table:table-cell/>
        </table:table-row>
        <table:table-row table:style-name="ro1">
          <table:table-cell office:value-type="float" office:value="250069" calcext:value-type="float">
            <text:p>250069</text:p>
          </table:table-cell>
          <table:table-cell office:value-type="float" office:value="0" calcext:value-type="float">
            <text:p>0</text:p>
          </table:table-cell>
          <table:table-cell office:value-type="float" office:value="1268056" calcext:value-type="float">
            <text:p>1268056</text:p>
          </table:table-cell>
          <table:table-cell office:value-type="float" office:value="45757" calcext:value-type="float">
            <text:p>45757</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35501" calcext:value-type="float">
            <text:p>335501</text:p>
          </table:table-cell>
          <table:table-cell office:value-type="float" office:value="0" calcext:value-type="float">
            <text:p>0</text:p>
          </table:table-cell>
          <table:table-cell office:value-type="float" office:value="1786850" calcext:value-type="float">
            <text:p>1786850</text:p>
          </table:table-cell>
          <table:table-cell office:value-type="float" office:value="546490" calcext:value-type="float">
            <text:p>546490</text:p>
          </table:table-cell>
          <table:table-cell office:value-type="string" calcext:value-type="string">
            <text:p>Awesome???</text:p>
          </table:table-cell>
          <table:table-cell/>
        </table:table-row>
        <table:table-row table:style-name="ro1">
          <table:table-cell office:value-type="float" office:value="26449" calcext:value-type="float">
            <text:p>26449</text:p>
          </table:table-cell>
          <table:table-cell office:value-type="float" office:value="0" calcext:value-type="float">
            <text:p>0</text:p>
          </table:table-cell>
          <table:table-cell office:value-type="float" office:value="602992" calcext:value-type="float">
            <text:p>602992</text:p>
          </table:table-cell>
          <table:table-cell office:value-type="float" office:value="79848" calcext:value-type="float">
            <text:p>79848</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99468" calcext:value-type="float">
            <text:p>99468</text:p>
          </table:table-cell>
          <table:table-cell office:value-type="float" office:value="0" calcext:value-type="float">
            <text:p>0</text:p>
          </table:table-cell>
          <table:table-cell office:value-type="float" office:value="773859" calcext:value-type="float">
            <text:p>773859</text:p>
          </table:table-cell>
          <table:table-cell office:value-type="float" office:value="77954" calcext:value-type="float">
            <text:p>77954</text:p>
          </table:table-cell>
          <table:table-cell office:value-type="string" calcext:value-type="string">
            <text:p>liked your trail <text:s/>❤️?</text:p>
          </table:table-cell>
          <table:table-cell/>
        </table:table-row>
        <table:table-row table:style-name="ro1">
          <table:table-cell office:value-type="float" office:value="103780" calcext:value-type="float">
            <text:p>103780</text:p>
          </table:table-cell>
          <table:table-cell office:value-type="float" office:value="0" calcext:value-type="float">
            <text:p>0</text:p>
          </table:table-cell>
          <table:table-cell office:value-type="float" office:value="674680" calcext:value-type="float">
            <text:p>674680</text:p>
          </table:table-cell>
          <table:table-cell office:value-type="float" office:value="86348" calcext:value-type="float">
            <text:p>86348</text:p>
          </table:table-cell>
          <table:table-cell office:value-type="string" calcext:value-type="string">
            <text:p>❤️ Beautiful ❤️</text:p>
          </table:table-cell>
          <table:table-cell/>
        </table:table-row>
        <table:table-row table:style-name="ro1">
          <table:table-cell office:value-type="float" office:value="145506" calcext:value-type="float">
            <text:p>145506</text:p>
          </table:table-cell>
          <table:table-cell office:value-type="float" office:value="0" calcext:value-type="float">
            <text:p>0</text:p>
          </table:table-cell>
          <table:table-cell office:value-type="float" office:value="881455" calcext:value-type="float">
            <text:p>881455</text:p>
          </table:table-cell>
          <table:table-cell office:value-type="float" office:value="20221" calcext:value-type="float">
            <text:p>20221</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58284" calcext:value-type="float">
            <text:p>258284</text:p>
          </table:table-cell>
          <table:table-cell office:value-type="float" office:value="0" calcext:value-type="float">
            <text:p>0</text:p>
          </table:table-cell>
          <table:table-cell office:value-type="float" office:value="1208736" calcext:value-type="float">
            <text:p>1208736</text:p>
          </table:table-cell>
          <table:table-cell office:value-type="float" office:value="84446" calcext:value-type="float">
            <text:p>84446</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71004" calcext:value-type="float">
            <text:p>271004</text:p>
          </table:table-cell>
          <table:table-cell office:value-type="float" office:value="0" calcext:value-type="float">
            <text:p>0</text:p>
          </table:table-cell>
          <table:table-cell office:value-type="float" office:value="1408493" calcext:value-type="float">
            <text:p>1408493</text:p>
          </table:table-cell>
          <table:table-cell office:value-type="float" office:value="432483" calcext:value-type="float">
            <text:p>432483</text:p>
          </table:table-cell>
          <table:table-cell office:value-type="string" calcext:value-type="string">
            <text:p>Thanks</text:p>
          </table:table-cell>
          <table:table-cell/>
        </table:table-row>
        <table:table-row table:style-name="ro1">
          <table:table-cell office:value-type="float" office:value="284958" calcext:value-type="float">
            <text:p>284958</text:p>
          </table:table-cell>
          <table:table-cell office:value-type="float" office:value="0" calcext:value-type="float">
            <text:p>0</text:p>
          </table:table-cell>
          <table:table-cell office:value-type="float" office:value="1487014" calcext:value-type="float">
            <text:p>1487014</text:p>
          </table:table-cell>
          <table:table-cell office:value-type="float" office:value="457307" calcext:value-type="float">
            <text:p>457307</text:p>
          </table:table-cell>
          <table:table-cell office:value-type="string" calcext:value-type="string">
            <text:p>Ooh yes.. [[@84555]] ..i do have. <text:s/>I tried lot of times. . I enjoyed every time.</text:p>
          </table:table-cell>
          <table:table-cell/>
        </table:table-row>
        <table:table-row table:style-name="ro1">
          <table:table-cell office:value-type="float" office:value="289055" calcext:value-type="float">
            <text:p>289055</text:p>
          </table:table-cell>
          <table:table-cell office:value-type="float" office:value="1017543" calcext:value-type="float">
            <text:p>1017543</text:p>
          </table:table-cell>
          <table:table-cell office:value-type="float" office:value="0" calcext:value-type="float">
            <text:p>0</text:p>
          </table:table-cell>
          <table:table-cell office:value-type="float" office:value="157258" calcext:value-type="float">
            <text:p>157258</text:p>
          </table:table-cell>
          <table:table-cell office:value-type="string" calcext:value-type="string">
            <text:p>[[@1]]</text:p>
          </table:table-cell>
          <table:table-cell/>
        </table:table-row>
        <table:table-row table:style-name="ro1">
          <table:table-cell office:value-type="float" office:value="327304" calcext:value-type="float">
            <text:p>327304</text:p>
          </table:table-cell>
          <table:table-cell office:value-type="float" office:value="0" calcext:value-type="float">
            <text:p>0</text:p>
          </table:table-cell>
          <table:table-cell office:value-type="float" office:value="1748461" calcext:value-type="float">
            <text:p>1748461</text:p>
          </table:table-cell>
          <table:table-cell office:value-type="float" office:value="540319" calcext:value-type="float">
            <text:p>540319</text:p>
          </table:table-cell>
          <table:table-cell office:value-type="string" calcext:value-type="string">
            <text:p>[[@86070]] thanks buddy</text:p>
          </table:table-cell>
          <table:table-cell/>
        </table:table-row>
        <table:table-row table:style-name="ro1">
          <table:table-cell office:value-type="float" office:value="395553" calcext:value-type="float">
            <text:p>395553</text:p>
          </table:table-cell>
          <table:table-cell office:value-type="float" office:value="0" calcext:value-type="float">
            <text:p>0</text:p>
          </table:table-cell>
          <table:table-cell office:value-type="float" office:value="1031743" calcext:value-type="float">
            <text:p>1031743</text:p>
          </table:table-cell>
          <table:table-cell office:value-type="float" office:value="6660" calcext:value-type="float">
            <text:p>6660</text:p>
          </table:table-cell>
          <table:table-cell office:value-type="string" calcext:value-type="string">
            <text:p>Lol!</text:p>
          </table:table-cell>
          <table:table-cell/>
        </table:table-row>
        <table:table-row table:style-name="ro1">
          <table:table-cell office:value-type="float" office:value="560" calcext:value-type="float">
            <text:p>560</text:p>
          </table:table-cell>
          <table:table-cell office:value-type="float" office:value="1325" calcext:value-type="float">
            <text:p>1325</text:p>
          </table:table-cell>
          <table:table-cell office:value-type="float" office:value="0" calcext:value-type="float">
            <text:p>0</text:p>
          </table:table-cell>
          <table:table-cell office:value-type="float" office:value="121" calcext:value-type="float">
            <text:p>121</text:p>
          </table:table-cell>
          <table:table-cell office:value-type="string" calcext:value-type="string">
            <text:p>ðŸ˜</text:p>
          </table:table-cell>
          <table:table-cell/>
        </table:table-row>
        <table:table-row table:style-name="ro1">
          <table:table-cell office:value-type="float" office:value="89972" calcext:value-type="float">
            <text:p>89972</text:p>
          </table:table-cell>
          <table:table-cell office:value-type="float" office:value="0" calcext:value-type="float">
            <text:p>0</text:p>
          </table:table-cell>
          <table:table-cell office:value-type="float" office:value="749793" calcext:value-type="float">
            <text:p>749793</text:p>
          </table:table-cell>
          <table:table-cell office:value-type="float" office:value="5383" calcext:value-type="float">
            <text:p>5383</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25889" calcext:value-type="float">
            <text:p>125889</text:p>
          </table:table-cell>
          <table:table-cell office:value-type="float" office:value="0" calcext:value-type="float">
            <text:p>0</text:p>
          </table:table-cell>
          <table:table-cell office:value-type="float" office:value="816891" calcext:value-type="float">
            <text:p>816891</text:p>
          </table:table-cell>
          <table:table-cell office:value-type="float" office:value="243344" calcext:value-type="float">
            <text:p>243344</text:p>
          </table:table-cell>
          <table:table-cell office:value-type="string" calcext:value-type="string">
            <text:p>[[@8959]] content as such ?</text:p>
          </table:table-cell>
          <table:table-cell/>
        </table:table-row>
        <table:table-row table:style-name="ro1">
          <table:table-cell office:value-type="float" office:value="138301" calcext:value-type="float">
            <text:p>138301</text:p>
          </table:table-cell>
          <table:table-cell office:value-type="float" office:value="0" calcext:value-type="float">
            <text:p>0</text:p>
          </table:table-cell>
          <table:table-cell office:value-type="float" office:value="858211" calcext:value-type="float">
            <text:p>858211</text:p>
          </table:table-cell>
          <table:table-cell office:value-type="float" office:value="256620" calcext:value-type="float">
            <text:p>256620</text:p>
          </table:table-cell>
          <table:table-cell office:value-type="string" calcext:value-type="string">
            <text:p>[[@40321]] <text:s/>thanks for your love and advise , I will give the more information</text:p>
          </table:table-cell>
          <table:table-cell/>
        </table:table-row>
        <table:table-row table:style-name="ro1">
          <table:table-cell office:value-type="float" office:value="178623" calcext:value-type="float">
            <text:p>178623</text:p>
          </table:table-cell>
          <table:table-cell office:value-type="float" office:value="0" calcext:value-type="float">
            <text:p>0</text:p>
          </table:table-cell>
          <table:table-cell office:value-type="float" office:value="969720" calcext:value-type="float">
            <text:p>969720</text:p>
          </table:table-cell>
          <table:table-cell office:value-type="float" office:value="86766" calcext:value-type="float">
            <text:p>86766</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188762" calcext:value-type="float">
            <text:p>188762</text:p>
          </table:table-cell>
          <table:table-cell office:value-type="float" office:value="0" calcext:value-type="float">
            <text:p>0</text:p>
          </table:table-cell>
          <table:table-cell office:value-type="float" office:value="980713" calcext:value-type="float">
            <text:p>980713</text:p>
          </table:table-cell>
          <table:table-cell office:value-type="float" office:value="295566" calcext:value-type="float">
            <text:p>295566</text:p>
          </table:table-cell>
          <table:table-cell office:value-type="string" calcext:value-type="string">
            <text:p>[[@78562]] <text:s/>.. thanks. This place is here in Kerala... Catchment area of a reservoir named Malampuzha</text:p>
          </table:table-cell>
          <table:table-cell/>
        </table:table-row>
        <table:table-row table:style-name="ro1">
          <table:table-cell office:value-type="float" office:value="196072" calcext:value-type="float">
            <text:p>196072</text:p>
          </table:table-cell>
          <table:table-cell office:value-type="float" office:value="0" calcext:value-type="float">
            <text:p>0</text:p>
          </table:table-cell>
          <table:table-cell office:value-type="float" office:value="1015001" calcext:value-type="float">
            <text:p>1015001</text:p>
          </table:table-cell>
          <table:table-cell office:value-type="float" office:value="88344" calcext:value-type="float">
            <text:p>88344</text:p>
          </table:table-cell>
          <table:table-cell office:value-type="string" calcext:value-type="string">
            <text:p>Hey, the title is so innovative!</text:p>
          </table:table-cell>
          <table:table-cell/>
        </table:table-row>
        <table:table-row table:style-name="ro1">
          <table:table-cell office:value-type="float" office:value="220533" calcext:value-type="float">
            <text:p>220533</text:p>
          </table:table-cell>
          <table:table-cell office:value-type="float" office:value="0" calcext:value-type="float">
            <text:p>0</text:p>
          </table:table-cell>
          <table:table-cell office:value-type="float" office:value="1130087" calcext:value-type="float">
            <text:p>1130087</text:p>
          </table:table-cell>
          <table:table-cell office:value-type="float" office:value="340591" calcext:value-type="float">
            <text:p>340591</text:p>
          </table:table-cell>
          <table:table-cell office:value-type="string" calcext:value-type="string">
            <text:p>[[@86752]] <text:s/>Sure</text:p>
          </table:table-cell>
          <table:table-cell/>
        </table:table-row>
        <table:table-row table:style-name="ro1">
          <table:table-cell office:value-type="float" office:value="264969" calcext:value-type="float">
            <text:p>264969</text:p>
          </table:table-cell>
          <table:table-cell office:value-type="float" office:value="0" calcext:value-type="float">
            <text:p>0</text:p>
          </table:table-cell>
          <table:table-cell office:value-type="float" office:value="1381836" calcext:value-type="float">
            <text:p>1381836</text:p>
          </table:table-cell>
          <table:table-cell office:value-type="float" office:value="43490" calcext:value-type="float">
            <text:p>43490</text:p>
          </table:table-cell>
          <table:table-cell office:value-type="string" calcext:value-type="string">
            <text:p>woww amazing ❤️</text:p>
          </table:table-cell>
          <table:table-cell/>
        </table:table-row>
        <table:table-row table:style-name="ro1">
          <table:table-cell office:value-type="float" office:value="360500" calcext:value-type="float">
            <text:p>360500</text:p>
          </table:table-cell>
          <table:table-cell office:value-type="float" office:value="0" calcext:value-type="float">
            <text:p>0</text:p>
          </table:table-cell>
          <table:table-cell office:value-type="float" office:value="1804041" calcext:value-type="float">
            <text:p>1804041</text:p>
          </table:table-cell>
          <table:table-cell office:value-type="float" office:value="342028" calcext:value-type="float">
            <text:p>342028</text:p>
          </table:table-cell>
          <table:table-cell office:value-type="string" calcext:value-type="string">
            <text:p>You are champ bhai</text:p>
          </table:table-cell>
          <table:table-cell/>
        </table:table-row>
        <table:table-row table:style-name="ro1">
          <table:table-cell office:value-type="float" office:value="428725" calcext:value-type="float">
            <text:p>428725</text:p>
          </table:table-cell>
          <table:table-cell office:value-type="float" office:value="0" calcext:value-type="float">
            <text:p>0</text:p>
          </table:table-cell>
          <table:table-cell office:value-type="float" office:value="2265541" calcext:value-type="float">
            <text:p>2265541</text:p>
          </table:table-cell>
          <table:table-cell office:value-type="float" office:value="38183" calcext:value-type="float">
            <text:p>38183</text:p>
          </table:table-cell>
          <table:table-cell office:value-type="string" calcext:value-type="string">
            <text:p>wonderful</text:p>
          </table:table-cell>
          <table:table-cell/>
        </table:table-row>
        <table:table-row table:style-name="ro1">
          <table:table-cell office:value-type="float" office:value="456285" calcext:value-type="float">
            <text:p>456285</text:p>
          </table:table-cell>
          <table:table-cell office:value-type="float" office:value="0" calcext:value-type="float">
            <text:p>0</text:p>
          </table:table-cell>
          <table:table-cell office:value-type="float" office:value="2521003" calcext:value-type="float">
            <text:p>2521003</text:p>
          </table:table-cell>
          <table:table-cell office:value-type="float" office:value="2034360" calcext:value-type="float">
            <text:p>2034360</text:p>
          </table:table-cell>
          <table:table-cell office:value-type="string" calcext:value-type="string">
            <text:p>Nicee</text:p>
          </table:table-cell>
          <table:table-cell/>
        </table:table-row>
        <table:table-row table:style-name="ro1">
          <table:table-cell office:value-type="float" office:value="18045" calcext:value-type="float">
            <text:p>18045</text:p>
          </table:table-cell>
          <table:table-cell office:value-type="float" office:value="0" calcext:value-type="float">
            <text:p>0</text:p>
          </table:table-cell>
          <table:table-cell office:value-type="float" office:value="579624" calcext:value-type="float">
            <text:p>579624</text:p>
          </table:table-cell>
          <table:table-cell office:value-type="float" office:value="78169" calcext:value-type="float">
            <text:p>78169</text:p>
          </table:table-cell>
          <table:table-cell office:value-type="string" calcext:value-type="string">
            <text:p>When's your next update?!</text:p>
          </table:table-cell>
          <table:table-cell/>
        </table:table-row>
        <table:table-row table:style-name="ro1">
          <table:table-cell office:value-type="float" office:value="135279" calcext:value-type="float">
            <text:p>135279</text:p>
          </table:table-cell>
          <table:table-cell office:value-type="float" office:value="0" calcext:value-type="float">
            <text:p>0</text:p>
          </table:table-cell>
          <table:table-cell office:value-type="float" office:value="851823" calcext:value-type="float">
            <text:p>851823</text:p>
          </table:table-cell>
          <table:table-cell office:value-type="float" office:value="48455" calcext:value-type="float">
            <text:p>48455</text:p>
          </table:table-cell>
          <table:table-cell office:value-type="string" calcext:value-type="string">
            <text:p>love this </text:p>
          </table:table-cell>
          <table:table-cell/>
        </table:table-row>
        <table:table-row table:style-name="ro1">
          <table:table-cell office:value-type="float" office:value="158509" calcext:value-type="float">
            <text:p>158509</text:p>
          </table:table-cell>
          <table:table-cell office:value-type="float" office:value="0" calcext:value-type="float">
            <text:p>0</text:p>
          </table:table-cell>
          <table:table-cell office:value-type="float" office:value="912598" calcext:value-type="float">
            <text:p>912598</text:p>
          </table:table-cell>
          <table:table-cell office:value-type="float" office:value="86815" calcext:value-type="float">
            <text:p>86815</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257810" calcext:value-type="float">
            <text:p>257810</text:p>
          </table:table-cell>
          <table:table-cell office:value-type="float" office:value="0" calcext:value-type="float">
            <text:p>0</text:p>
          </table:table-cell>
          <table:table-cell office:value-type="float" office:value="1334166" calcext:value-type="float">
            <text:p>1334166</text:p>
          </table:table-cell>
          <table:table-cell office:value-type="float" office:value="87748" calcext:value-type="float">
            <text:p>87748</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03718" calcext:value-type="float">
            <text:p>203718</text:p>
          </table:table-cell>
          <table:table-cell office:value-type="float" office:value="0" calcext:value-type="float">
            <text:p>0</text:p>
          </table:table-cell>
          <table:table-cell office:value-type="float" office:value="1056321" calcext:value-type="float">
            <text:p>1056321</text:p>
          </table:table-cell>
          <table:table-cell office:value-type="float" office:value="318271" calcext:value-type="float">
            <text:p>318271</text:p>
          </table:table-cell>
          <table:table-cell office:value-type="string" calcext:value-type="string">
            <text:p>What information you want?? I'll tell you.</text:p>
          </table:table-cell>
          <table:table-cell/>
        </table:table-row>
        <table:table-row table:style-name="ro1">
          <table:table-cell office:value-type="float" office:value="327657" calcext:value-type="float">
            <text:p>327657</text:p>
          </table:table-cell>
          <table:table-cell office:value-type="float" office:value="0" calcext:value-type="float">
            <text:p>0</text:p>
          </table:table-cell>
          <table:table-cell office:value-type="float" office:value="1352345" calcext:value-type="float">
            <text:p>1352345</text:p>
          </table:table-cell>
          <table:table-cell office:value-type="float" office:value="40717" calcext:value-type="float">
            <text:p>40717</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433907" calcext:value-type="float">
            <text:p>433907</text:p>
          </table:table-cell>
          <table:table-cell office:value-type="float" office:value="0" calcext:value-type="float">
            <text:p>0</text:p>
          </table:table-cell>
          <table:table-cell office:value-type="float" office:value="2267849" calcext:value-type="float">
            <text:p>2267849</text:p>
          </table:table-cell>
          <table:table-cell office:value-type="float" office:value="1325514" calcext:value-type="float">
            <text:p>1325514</text:p>
          </table:table-cell>
          <table:table-cell office:value-type="string" calcext:value-type="string">
            <text:p>nice</text:p>
          </table:table-cell>
          <table:table-cell/>
        </table:table-row>
        <table:table-row table:style-name="ro1">
          <table:table-cell office:value-type="float" office:value="9383" calcext:value-type="float">
            <text:p>9383</text:p>
          </table:table-cell>
          <table:table-cell office:value-type="float" office:value="0" calcext:value-type="float">
            <text:p>0</text:p>
          </table:table-cell>
          <table:table-cell office:value-type="float" office:value="381513" calcext:value-type="float">
            <text:p>381513</text:p>
          </table:table-cell>
          <table:table-cell office:value-type="float" office:value="24864" calcext:value-type="float">
            <text:p>24864</text:p>
          </table:table-cell>
          <table:table-cell office:value-type="string" calcext:value-type="string">
            <text:p>[[@3210]] thanks alot ?</text:p>
          </table:table-cell>
          <table:table-cell/>
        </table:table-row>
        <table:table-row table:style-name="ro1">
          <table:table-cell office:value-type="float" office:value="48520" calcext:value-type="float">
            <text:p>48520</text:p>
          </table:table-cell>
          <table:table-cell office:value-type="float" office:value="0" calcext:value-type="float">
            <text:p>0</text:p>
          </table:table-cell>
          <table:table-cell office:value-type="float" office:value="652353" calcext:value-type="float">
            <text:p>652353</text:p>
          </table:table-cell>
          <table:table-cell office:value-type="float" office:value="45684" calcext:value-type="float">
            <text:p>45684</text:p>
          </table:table-cell>
          <table:table-cell office:value-type="string" calcext:value-type="string">
            <text:p>Jhakaas ekdum</text:p>
          </table:table-cell>
          <table:table-cell/>
        </table:table-row>
        <table:table-row table:style-name="ro1">
          <table:table-cell office:value-type="float" office:value="107970" calcext:value-type="float">
            <text:p>107970</text:p>
          </table:table-cell>
          <table:table-cell office:value-type="float" office:value="0" calcext:value-type="float">
            <text:p>0</text:p>
          </table:table-cell>
          <table:table-cell office:value-type="float" office:value="794215" calcext:value-type="float">
            <text:p>794215</text:p>
          </table:table-cell>
          <table:table-cell office:value-type="float" office:value="42550" calcext:value-type="float">
            <text:p>42550</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15754" calcext:value-type="float">
            <text:p>115754</text:p>
          </table:table-cell>
          <table:table-cell office:value-type="float" office:value="0" calcext:value-type="float">
            <text:p>0</text:p>
          </table:table-cell>
          <table:table-cell office:value-type="float" office:value="812635" calcext:value-type="float">
            <text:p>812635</text:p>
          </table:table-cell>
          <table:table-cell office:value-type="float" office:value="242026" calcext:value-type="float">
            <text:p>242026</text:p>
          </table:table-cell>
          <table:table-cell office:value-type="string" calcext:value-type="string">
            <text:p>[[@80589]] i give you one suggestion... if you want to go hill stations.. you should try in winter you feel amazing in winter as compare to summer.. beach is the best place to go in summer..</text:p>
          </table:table-cell>
          <table:table-cell/>
        </table:table-row>
        <table:table-row table:style-name="ro1">
          <table:table-cell office:value-type="float" office:value="144286" calcext:value-type="float">
            <text:p>144286</text:p>
          </table:table-cell>
          <table:table-cell office:value-type="float" office:value="0" calcext:value-type="float">
            <text:p>0</text:p>
          </table:table-cell>
          <table:table-cell office:value-type="float" office:value="878107" calcext:value-type="float">
            <text:p>878107</text:p>
          </table:table-cell>
          <table:table-cell office:value-type="float" office:value="79481" calcext:value-type="float">
            <text:p>79481</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32244" calcext:value-type="float">
            <text:p>232244</text:p>
          </table:table-cell>
          <table:table-cell office:value-type="float" office:value="0" calcext:value-type="float">
            <text:p>0</text:p>
          </table:table-cell>
          <table:table-cell office:value-type="float" office:value="1181375" calcext:value-type="float">
            <text:p>1181375</text:p>
          </table:table-cell>
          <table:table-cell office:value-type="float" office:value="49952" calcext:value-type="float">
            <text:p>49952</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250782" calcext:value-type="float">
            <text:p>250782</text:p>
          </table:table-cell>
          <table:table-cell office:value-type="float" office:value="0" calcext:value-type="float">
            <text:p>0</text:p>
          </table:table-cell>
          <table:table-cell office:value-type="float" office:value="1273393" calcext:value-type="float">
            <text:p>1273393</text:p>
          </table:table-cell>
          <table:table-cell office:value-type="float" office:value="77040" calcext:value-type="float">
            <text:p>77040</text:p>
          </table:table-cell>
          <table:table-cell office:value-type="string" calcext:value-type="string">
            <text:p>Wow! this is simply an amazing trail!</text:p>
          </table:table-cell>
          <table:table-cell/>
        </table:table-row>
        <table:table-row table:style-name="ro1">
          <table:table-cell office:value-type="float" office:value="339010" calcext:value-type="float">
            <text:p>339010</text:p>
          </table:table-cell>
          <table:table-cell office:value-type="float" office:value="0" calcext:value-type="float">
            <text:p>0</text:p>
          </table:table-cell>
          <table:table-cell office:value-type="float" office:value="1809563" calcext:value-type="float">
            <text:p>1809563</text:p>
          </table:table-cell>
          <table:table-cell office:value-type="float" office:value="84683" calcext:value-type="float">
            <text:p>84683</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416924" calcext:value-type="float">
            <text:p>416924</text:p>
          </table:table-cell>
          <table:table-cell office:value-type="float" office:value="0" calcext:value-type="float">
            <text:p>0</text:p>
          </table:table-cell>
          <table:table-cell office:value-type="float" office:value="2293214" calcext:value-type="float">
            <text:p>2293214</text:p>
          </table:table-cell>
          <table:table-cell office:value-type="float" office:value="68" calcext:value-type="float">
            <text:p>68</text:p>
          </table:table-cell>
          <table:table-cell office:value-type="string" calcext:value-type="string">
            <text:p>good to know</text:p>
          </table:table-cell>
          <table:table-cell/>
        </table:table-row>
        <table:table-row table:style-name="ro1">
          <table:table-cell office:value-type="float" office:value="7085" calcext:value-type="float">
            <text:p>7085</text:p>
          </table:table-cell>
          <table:table-cell office:value-type="float" office:value="20194" calcext:value-type="float">
            <text:p>20194</text:p>
          </table:table-cell>
          <table:table-cell office:value-type="float" office:value="0" calcext:value-type="float">
            <text:p>0</text:p>
          </table:table-cell>
          <table:table-cell office:value-type="float" office:value="69576" calcext:value-type="float">
            <text:p>69576</text:p>
          </table:table-cell>
          <table:table-cell office:value-type="string" calcext:value-type="string">
            <text:p>Where is it ?</text:p>
          </table:table-cell>
          <table:table-cell/>
        </table:table-row>
        <table:table-row table:style-name="ro1">
          <table:table-cell office:value-type="float" office:value="19246" calcext:value-type="float">
            <text:p>19246</text:p>
          </table:table-cell>
          <table:table-cell office:value-type="float" office:value="0" calcext:value-type="float">
            <text:p>0</text:p>
          </table:table-cell>
          <table:table-cell office:value-type="float" office:value="580968" calcext:value-type="float">
            <text:p>580968</text:p>
          </table:table-cell>
          <table:table-cell office:value-type="float" office:value="173765" calcext:value-type="float">
            <text:p>173765</text:p>
          </table:table-cell>
          <table:table-cell office:value-type="string" calcext:value-type="string">
            <text:p>@mrs.iphoneographer thanks</text:p>
          </table:table-cell>
          <table:table-cell/>
        </table:table-row>
        <table:table-row table:style-name="ro1">
          <table:table-cell office:value-type="float" office:value="113073" calcext:value-type="float">
            <text:p>113073</text:p>
          </table:table-cell>
          <table:table-cell office:value-type="float" office:value="0" calcext:value-type="float">
            <text:p>0</text:p>
          </table:table-cell>
          <table:table-cell office:value-type="float" office:value="525396" calcext:value-type="float">
            <text:p>525396</text:p>
          </table:table-cell>
          <table:table-cell office:value-type="float" office:value="236206" calcext:value-type="float">
            <text:p>236206</text:p>
          </table:table-cell>
          <table:table-cell office:value-type="string" calcext:value-type="string">
            <text:p>Contact: 7259502343</text:p>
          </table:table-cell>
          <table:table-cell/>
        </table:table-row>
        <table:table-row table:style-name="ro1">
          <table:table-cell office:value-type="float" office:value="145454" calcext:value-type="float">
            <text:p>145454</text:p>
          </table:table-cell>
          <table:table-cell office:value-type="float" office:value="0" calcext:value-type="float">
            <text:p>0</text:p>
          </table:table-cell>
          <table:table-cell office:value-type="float" office:value="881331" calcext:value-type="float">
            <text:p>881331</text:p>
          </table:table-cell>
          <table:table-cell office:value-type="float" office:value="136311" calcext:value-type="float">
            <text:p>136311</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147445" calcext:value-type="float">
            <text:p>147445</text:p>
          </table:table-cell>
          <table:table-cell office:value-type="float" office:value="14139" calcext:value-type="float">
            <text:p>14139</text:p>
          </table:table-cell>
          <table:table-cell office:value-type="float" office:value="0" calcext:value-type="float">
            <text:p>0</text:p>
          </table:table-cell>
          <table:table-cell office:value-type="float" office:value="263494" calcext:value-type="float">
            <text:p>263494</text:p>
          </table:table-cell>
          <table:table-cell office:value-type="string" calcext:value-type="string">
            <text:p>Awesome... place..can you please give some details about this place ..please</text:p>
          </table:table-cell>
          <table:table-cell/>
        </table:table-row>
        <table:table-row table:style-name="ro1">
          <table:table-cell office:value-type="float" office:value="280190" calcext:value-type="float">
            <text:p>280190</text:p>
          </table:table-cell>
          <table:table-cell office:value-type="float" office:value="0" calcext:value-type="float">
            <text:p>0</text:p>
          </table:table-cell>
          <table:table-cell office:value-type="float" office:value="1468175" calcext:value-type="float">
            <text:p>1468175</text:p>
          </table:table-cell>
          <table:table-cell office:value-type="float" office:value="451287" calcext:value-type="float">
            <text:p>451287</text:p>
          </table:table-cell>
          <table:table-cell office:value-type="string" calcext:value-type="string">
            <text:p>Uploading bsome more from my recent Andaman visit</text:p>
          </table:table-cell>
          <table:table-cell/>
        </table:table-row>
        <table:table-row table:style-name="ro8">
          <table:table-cell office:value-type="float" office:value="294478" calcext:value-type="float">
            <text:p>294478</text:p>
          </table:table-cell>
          <table:table-cell office:value-type="float" office:value="0" calcext:value-type="float">
            <text:p>0</text:p>
          </table:table-cell>
          <table:table-cell office:value-type="float" office:value="1557668" calcext:value-type="float">
            <text:p>1557668</text:p>
          </table:table-cell>
          <table:table-cell office:value-type="float" office:value="477132" calcext:value-type="float">
            <text:p>477132</text:p>
          </table:table-cell>
          <table:table-cell office:value-type="string" calcext:value-type="string">
            <text:p>[[@43179]] thank you bro . </text:p>
            <text:p/>
            <text:p>Thanks for the compliment and mostly thanks for the suggestion.  ?  </text:p>
            <text:p>I will try my best . Will pressure my brain to bring out a new word ?❣️❣️❣️</text:p>
          </table:table-cell>
          <table:table-cell/>
        </table:table-row>
        <table:table-row table:style-name="ro1">
          <table:table-cell office:value-type="float" office:value="386513" calcext:value-type="float">
            <text:p>386513</text:p>
          </table:table-cell>
          <table:table-cell office:value-type="float" office:value="0" calcext:value-type="float">
            <text:p>0</text:p>
          </table:table-cell>
          <table:table-cell office:value-type="float" office:value="2261346" calcext:value-type="float">
            <text:p>2261346</text:p>
          </table:table-cell>
          <table:table-cell office:value-type="float" office:value="894104" calcext:value-type="float">
            <text:p>894104</text:p>
          </table:table-cell>
          <table:table-cell office:value-type="string" calcext:value-type="string">
            <text:p>????</text:p>
          </table:table-cell>
          <table:table-cell/>
        </table:table-row>
        <table:table-row table:style-name="ro1">
          <table:table-cell office:value-type="float" office:value="60219" calcext:value-type="float">
            <text:p>60219</text:p>
          </table:table-cell>
          <table:table-cell office:value-type="float" office:value="0" calcext:value-type="float">
            <text:p>0</text:p>
          </table:table-cell>
          <table:table-cell office:value-type="float" office:value="677779" calcext:value-type="float">
            <text:p>677779</text:p>
          </table:table-cell>
          <table:table-cell office:value-type="float" office:value="42402" calcext:value-type="float">
            <text:p>42402</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71963" calcext:value-type="float">
            <text:p>71963</text:p>
          </table:table-cell>
          <table:table-cell office:value-type="float" office:value="0" calcext:value-type="float">
            <text:p>0</text:p>
          </table:table-cell>
          <table:table-cell office:value-type="float" office:value="712238" calcext:value-type="float">
            <text:p>712238</text:p>
          </table:table-cell>
          <table:table-cell office:value-type="float" office:value="45728" calcext:value-type="float">
            <text:p>45728</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31524" calcext:value-type="float">
            <text:p>131524</text:p>
          </table:table-cell>
          <table:table-cell office:value-type="float" office:value="0" calcext:value-type="float">
            <text:p>0</text:p>
          </table:table-cell>
          <table:table-cell office:value-type="float" office:value="661393" calcext:value-type="float">
            <text:p>661393</text:p>
          </table:table-cell>
          <table:table-cell office:value-type="float" office:value="86944" calcext:value-type="float">
            <text:p>86944</text:p>
          </table:table-cell>
          <table:table-cell office:value-type="string" calcext:value-type="string">
            <text:p>I love the wordplay in your title!</text:p>
          </table:table-cell>
          <table:table-cell/>
        </table:table-row>
        <table:table-row table:style-name="ro1">
          <table:table-cell office:value-type="float" office:value="352204" calcext:value-type="float">
            <text:p>352204</text:p>
          </table:table-cell>
          <table:table-cell office:value-type="float" office:value="0" calcext:value-type="float">
            <text:p>0</text:p>
          </table:table-cell>
          <table:table-cell office:value-type="float" office:value="1861534" calcext:value-type="float">
            <text:p>1861534</text:p>
          </table:table-cell>
          <table:table-cell office:value-type="float" office:value="85135" calcext:value-type="float">
            <text:p>85135</text:p>
          </table:table-cell>
          <table:table-cell office:value-type="string" calcext:value-type="string">
            <text:p>You look like a true traveller from your pictures, it is so refreshing!</text:p>
          </table:table-cell>
          <table:table-cell/>
        </table:table-row>
        <table:table-row table:style-name="ro5">
          <table:table-cell office:value-type="float" office:value="397751" calcext:value-type="float">
            <text:p>397751</text:p>
          </table:table-cell>
          <table:table-cell office:value-type="float" office:value="0" calcext:value-type="float">
            <text:p>0</text:p>
          </table:table-cell>
          <table:table-cell office:value-type="float" office:value="2292501" calcext:value-type="float">
            <text:p>2292501</text:p>
          </table:table-cell>
          <table:table-cell office:value-type="float" office:value="366960" calcext:value-type="float">
            <text:p>366960</text:p>
          </table:table-cell>
          <table:table-cell office:value-type="string" calcext:value-type="string">
            <text:p>[[@18745]] </text:p>
            <text:p>Watch full food vlog on my YouTube Channel MTG VLOGS</text:p>
          </table:table-cell>
          <table:table-cell/>
        </table:table-row>
        <table:table-row table:style-name="ro1">
          <table:table-cell office:value-type="float" office:value="435689" calcext:value-type="float">
            <text:p>435689</text:p>
          </table:table-cell>
          <table:table-cell office:value-type="float" office:value="0" calcext:value-type="float">
            <text:p>0</text:p>
          </table:table-cell>
          <table:table-cell office:value-type="float" office:value="2371513" calcext:value-type="float">
            <text:p>2371513</text:p>
          </table:table-cell>
          <table:table-cell office:value-type="float" office:value="1534948" calcext:value-type="float">
            <text:p>1534948</text:p>
          </table:table-cell>
          <table:table-cell office:value-type="string" calcext:value-type="string">
            <text:p>Vege</text:p>
          </table:table-cell>
          <table:table-cell/>
        </table:table-row>
        <table:table-row table:style-name="ro1">
          <table:table-cell office:value-type="float" office:value="8704" calcext:value-type="float">
            <text:p>8704</text:p>
          </table:table-cell>
          <table:table-cell office:value-type="float" office:value="0" calcext:value-type="float">
            <text:p>0</text:p>
          </table:table-cell>
          <table:table-cell office:value-type="float" office:value="209585" calcext:value-type="float">
            <text:p>209585</text:p>
          </table:table-cell>
          <table:table-cell office:value-type="float" office:value="10477" calcext:value-type="float">
            <text:p>10477</text:p>
          </table:table-cell>
          <table:table-cell office:value-type="string" calcext:value-type="string">
            <text:p>A</text:p>
          </table:table-cell>
          <table:table-cell/>
        </table:table-row>
        <table:table-row table:style-name="ro1">
          <table:table-cell office:value-type="float" office:value="73265" calcext:value-type="float">
            <text:p>73265</text:p>
          </table:table-cell>
          <table:table-cell office:value-type="float" office:value="0" calcext:value-type="float">
            <text:p>0</text:p>
          </table:table-cell>
          <table:table-cell office:value-type="float" office:value="715284" calcext:value-type="float">
            <text:p>715284</text:p>
          </table:table-cell>
          <table:table-cell office:value-type="float" office:value="77690" calcext:value-type="float">
            <text:p>77690</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154057" calcext:value-type="float">
            <text:p>154057</text:p>
          </table:table-cell>
          <table:table-cell office:value-type="float" office:value="0" calcext:value-type="float">
            <text:p>0</text:p>
          </table:table-cell>
          <table:table-cell office:value-type="float" office:value="897851" calcext:value-type="float">
            <text:p>897851</text:p>
          </table:table-cell>
          <table:table-cell office:value-type="float" office:value="269284" calcext:value-type="float">
            <text:p>269284</text:p>
          </table:table-cell>
          <table:table-cell office:value-type="string" calcext:value-type="string">
            <text:p>@ut.ka shukriya</text:p>
          </table:table-cell>
          <table:table-cell/>
        </table:table-row>
        <table:table-row table:style-name="ro1">
          <table:table-cell office:value-type="float" office:value="175979" calcext:value-type="float">
            <text:p>175979</text:p>
          </table:table-cell>
          <table:table-cell office:value-type="float" office:value="0" calcext:value-type="float">
            <text:p>0</text:p>
          </table:table-cell>
          <table:table-cell office:value-type="float" office:value="961777" calcext:value-type="float">
            <text:p>961777</text:p>
          </table:table-cell>
          <table:table-cell office:value-type="float" office:value="78490" calcext:value-type="float">
            <text:p>7849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69985" calcext:value-type="float">
            <text:p>269985</text:p>
          </table:table-cell>
          <table:table-cell office:value-type="float" office:value="0" calcext:value-type="float">
            <text:p>0</text:p>
          </table:table-cell>
          <table:table-cell office:value-type="float" office:value="1406525" calcext:value-type="float">
            <text:p>1406525</text:p>
          </table:table-cell>
          <table:table-cell office:value-type="float" office:value="19937" calcext:value-type="float">
            <text:p>19937</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301770" calcext:value-type="float">
            <text:p>301770</text:p>
          </table:table-cell>
          <table:table-cell office:value-type="float" office:value="0" calcext:value-type="float">
            <text:p>0</text:p>
          </table:table-cell>
          <table:table-cell office:value-type="float" office:value="1591675" calcext:value-type="float">
            <text:p>1591675</text:p>
          </table:table-cell>
          <table:table-cell office:value-type="float" office:value="490181" calcext:value-type="float">
            <text:p>490181</text:p>
          </table:table-cell>
          <table:table-cell office:value-type="string" calcext:value-type="string">
            <text:p>Yup we did ?</text:p>
          </table:table-cell>
          <table:table-cell/>
        </table:table-row>
        <table:table-row table:style-name="ro1">
          <table:table-cell office:value-type="float" office:value="330532" calcext:value-type="float">
            <text:p>330532</text:p>
          </table:table-cell>
          <table:table-cell office:value-type="float" office:value="0" calcext:value-type="float">
            <text:p>0</text:p>
          </table:table-cell>
          <table:table-cell office:value-type="float" office:value="1768235" calcext:value-type="float">
            <text:p>1768235</text:p>
          </table:table-cell>
          <table:table-cell office:value-type="float" office:value="546332" calcext:value-type="float">
            <text:p>546332</text:p>
          </table:table-cell>
          <table:table-cell office:value-type="string" calcext:value-type="string">
            <text:p>[[@86208]] <text:s/>ok sure</text:p>
          </table:table-cell>
          <table:table-cell/>
        </table:table-row>
        <table:table-row table:style-name="ro1">
          <table:table-cell office:value-type="float" office:value="345933" calcext:value-type="float">
            <text:p>345933</text:p>
          </table:table-cell>
          <table:table-cell office:value-type="float" office:value="0" calcext:value-type="float">
            <text:p>0</text:p>
          </table:table-cell>
          <table:table-cell office:value-type="float" office:value="1789768" calcext:value-type="float">
            <text:p>1789768</text:p>
          </table:table-cell>
          <table:table-cell office:value-type="float" office:value="235898" calcext:value-type="float">
            <text:p>235898</text:p>
          </table:table-cell>
          <table:table-cell office:value-type="string" calcext:value-type="string">
            <text:p>[[@1]] #GetPaidToTravel</text:p>
          </table:table-cell>
          <table:table-cell/>
        </table:table-row>
        <table:table-row table:style-name="ro1">
          <table:table-cell office:value-type="float" office:value="418284" calcext:value-type="float">
            <text:p>418284</text:p>
          </table:table-cell>
          <table:table-cell office:value-type="float" office:value="0" calcext:value-type="float">
            <text:p>0</text:p>
          </table:table-cell>
          <table:table-cell office:value-type="float" office:value="2349248" calcext:value-type="float">
            <text:p>2349248</text:p>
          </table:table-cell>
          <table:table-cell office:value-type="float" office:value="25175" calcext:value-type="float">
            <text:p>25175</text:p>
          </table:table-cell>
          <table:table-cell office:value-type="string" calcext:value-type="string">
            <text:p>im done</text:p>
          </table:table-cell>
          <table:table-cell/>
        </table:table-row>
        <table:table-row table:style-name="ro1">
          <table:table-cell office:value-type="float" office:value="76856" calcext:value-type="float">
            <text:p>76856</text:p>
          </table:table-cell>
          <table:table-cell office:value-type="float" office:value="0" calcext:value-type="float">
            <text:p>0</text:p>
          </table:table-cell>
          <table:table-cell office:value-type="float" office:value="726431" calcext:value-type="float">
            <text:p>726431</text:p>
          </table:table-cell>
          <table:table-cell office:value-type="float" office:value="82021" calcext:value-type="float">
            <text:p>82021</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90414" calcext:value-type="float">
            <text:p>90414</text:p>
          </table:table-cell>
          <table:table-cell office:value-type="float" office:value="0" calcext:value-type="float">
            <text:p>0</text:p>
          </table:table-cell>
          <table:table-cell office:value-type="float" office:value="755771" calcext:value-type="float">
            <text:p>755771</text:p>
          </table:table-cell>
          <table:table-cell office:value-type="float" office:value="45634" calcext:value-type="float">
            <text:p>45634</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14555" calcext:value-type="float">
            <text:p>114555</text:p>
          </table:table-cell>
          <table:table-cell office:value-type="float" office:value="0" calcext:value-type="float">
            <text:p>0</text:p>
          </table:table-cell>
          <table:table-cell office:value-type="float" office:value="810829" calcext:value-type="float">
            <text:p>810829</text:p>
          </table:table-cell>
          <table:table-cell office:value-type="float" office:value="136499" calcext:value-type="float">
            <text:p>136499</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263023" calcext:value-type="float">
            <text:p>263023</text:p>
          </table:table-cell>
          <table:table-cell office:value-type="float" office:value="0" calcext:value-type="float">
            <text:p>0</text:p>
          </table:table-cell>
          <table:table-cell office:value-type="float" office:value="1367283" calcext:value-type="float">
            <text:p>1367283</text:p>
          </table:table-cell>
          <table:table-cell office:value-type="float" office:value="85178" calcext:value-type="float">
            <text:p>85178</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66113" calcext:value-type="float">
            <text:p>266113</text:p>
          </table:table-cell>
          <table:table-cell office:value-type="float" office:value="0" calcext:value-type="float">
            <text:p>0</text:p>
          </table:table-cell>
          <table:table-cell office:value-type="float" office:value="1377949" calcext:value-type="float">
            <text:p>1377949</text:p>
          </table:table-cell>
          <table:table-cell office:value-type="float" office:value="422693" calcext:value-type="float">
            <text:p>422693</text:p>
          </table:table-cell>
          <table:table-cell office:value-type="string" calcext:value-type="string">
            <text:p>[[@84272]] ,?</text:p>
          </table:table-cell>
          <table:table-cell/>
        </table:table-row>
        <table:table-row table:style-name="ro1">
          <table:table-cell office:value-type="float" office:value="342812" calcext:value-type="float">
            <text:p>342812</text:p>
          </table:table-cell>
          <table:table-cell office:value-type="float" office:value="0" calcext:value-type="float">
            <text:p>0</text:p>
          </table:table-cell>
          <table:table-cell office:value-type="float" office:value="1778602" calcext:value-type="float">
            <text:p>1778602</text:p>
          </table:table-cell>
          <table:table-cell office:value-type="float" office:value="544280" calcext:value-type="float">
            <text:p>544280</text:p>
          </table:table-cell>
          <table:table-cell office:value-type="string" calcext:value-type="string">
            <text:p>angel_Nadiya</text:p>
          </table:table-cell>
          <table:table-cell/>
        </table:table-row>
        <table:table-row table:style-name="ro1">
          <table:table-cell office:value-type="float" office:value="106988" calcext:value-type="float">
            <text:p>106988</text:p>
          </table:table-cell>
          <table:table-cell office:value-type="float" office:value="19662" calcext:value-type="float">
            <text:p>19662</text:p>
          </table:table-cell>
          <table:table-cell office:value-type="float" office:value="0" calcext:value-type="float">
            <text:p>0</text:p>
          </table:table-cell>
          <table:table-cell office:value-type="float" office:value="232666" calcext:value-type="float">
            <text:p>232666</text:p>
          </table:table-cell>
          <table:table-cell office:value-type="string" calcext:value-type="string">
            <text:p>???</text:p>
          </table:table-cell>
          <table:table-cell/>
        </table:table-row>
        <table:table-row table:style-name="ro1">
          <table:table-cell office:value-type="float" office:value="213429" calcext:value-type="float">
            <text:p>213429</text:p>
          </table:table-cell>
          <table:table-cell office:value-type="float" office:value="707671" calcext:value-type="float">
            <text:p>707671</text:p>
          </table:table-cell>
          <table:table-cell office:value-type="float" office:value="0" calcext:value-type="float">
            <text:p>0</text:p>
          </table:table-cell>
          <table:table-cell office:value-type="float" office:value="34990" calcext:value-type="float">
            <text:p>34990</text:p>
          </table:table-cell>
          <table:table-cell office:value-type="string" calcext:value-type="string">
            <text:p>[[@1]]</text:p>
          </table:table-cell>
          <table:table-cell/>
        </table:table-row>
        <table:table-row table:style-name="ro1">
          <table:table-cell office:value-type="float" office:value="300372" calcext:value-type="float">
            <text:p>300372</text:p>
          </table:table-cell>
          <table:table-cell office:value-type="float" office:value="0" calcext:value-type="float">
            <text:p>0</text:p>
          </table:table-cell>
          <table:table-cell office:value-type="float" office:value="1587082" calcext:value-type="float">
            <text:p>1587082</text:p>
          </table:table-cell>
          <table:table-cell office:value-type="float" office:value="85246" calcext:value-type="float">
            <text:p>85246</text:p>
          </table:table-cell>
          <table:table-cell office:value-type="string" calcext:value-type="string">
            <text:p>Picture on point! It'd be amazing to get more information on the routes that you followed!</text:p>
          </table:table-cell>
          <table:table-cell/>
        </table:table-row>
        <table:table-row table:style-name="ro5">
          <table:table-cell office:value-type="float" office:value="329188" calcext:value-type="float">
            <text:p>329188</text:p>
          </table:table-cell>
          <table:table-cell office:value-type="float" office:value="0" calcext:value-type="float">
            <text:p>0</text:p>
          </table:table-cell>
          <table:table-cell office:value-type="float" office:value="1761335" calcext:value-type="float">
            <text:p>1761335</text:p>
          </table:table-cell>
          <table:table-cell office:value-type="float" office:value="544351" calcext:value-type="float">
            <text:p>544351</text:p>
          </table:table-cell>
          <table:table-cell office:value-type="string" calcext:value-type="string">
            <text:p>[[@39967]] Thank you so much for the appreciation. I’m not a professional photographer. </text:p>
            <text:p>I have clicked these pictures through my iPhone 8plus actually and not a DSLR. Photography according to me is capturing a moment you’d want to relive. So, I can just suggest you to capture what you love and like with all your heart. You’ll do great :)</text:p>
          </table:table-cell>
          <table:table-cell/>
        </table:table-row>
        <table:table-row table:style-name="ro1">
          <table:table-cell office:value-type="float" office:value="339774" calcext:value-type="float">
            <text:p>339774</text:p>
          </table:table-cell>
          <table:table-cell office:value-type="float" office:value="0" calcext:value-type="float">
            <text:p>0</text:p>
          </table:table-cell>
          <table:table-cell office:value-type="float" office:value="1813985" calcext:value-type="float">
            <text:p>1813985</text:p>
          </table:table-cell>
          <table:table-cell office:value-type="float" office:value="81571" calcext:value-type="float">
            <text:p>81571</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73462" calcext:value-type="float">
            <text:p>373462</text:p>
          </table:table-cell>
          <table:table-cell office:value-type="float" office:value="0" calcext:value-type="float">
            <text:p>0</text:p>
          </table:table-cell>
          <table:table-cell office:value-type="float" office:value="2222695" calcext:value-type="float">
            <text:p>2222695</text:p>
          </table:table-cell>
          <table:table-cell office:value-type="float" office:value="87260" calcext:value-type="float">
            <text:p>87260</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377596" calcext:value-type="float">
            <text:p>377596</text:p>
          </table:table-cell>
          <table:table-cell office:value-type="float" office:value="0" calcext:value-type="float">
            <text:p>0</text:p>
          </table:table-cell>
          <table:table-cell office:value-type="float" office:value="2229045" calcext:value-type="float">
            <text:p>2229045</text:p>
          </table:table-cell>
          <table:table-cell office:value-type="float" office:value="736787" calcext:value-type="float">
            <text:p>736787</text:p>
          </table:table-cell>
          <table:table-cell office:value-type="string" calcext:value-type="string">
            <text:p>Org valida</text:p>
          </table:table-cell>
          <table:table-cell/>
        </table:table-row>
        <table:table-row table:style-name="ro1">
          <table:table-cell office:value-type="float" office:value="440337" calcext:value-type="float">
            <text:p>440337</text:p>
          </table:table-cell>
          <table:table-cell office:value-type="float" office:value="0" calcext:value-type="float">
            <text:p>0</text:p>
          </table:table-cell>
          <table:table-cell office:value-type="float" office:value="2412500" calcext:value-type="float">
            <text:p>2412500</text:p>
          </table:table-cell>
          <table:table-cell office:value-type="float" office:value="1653906" calcext:value-type="float">
            <text:p>1653906</text:p>
          </table:table-cell>
          <table:table-cell office:value-type="string" calcext:value-type="string">
            <text:p>Nice</text:p>
          </table:table-cell>
          <table:table-cell/>
        </table:table-row>
        <table:table-row table:style-name="ro1">
          <table:table-cell office:value-type="float" office:value="27298" calcext:value-type="float">
            <text:p>27298</text:p>
          </table:table-cell>
          <table:table-cell office:value-type="float" office:value="0" calcext:value-type="float">
            <text:p>0</text:p>
          </table:table-cell>
          <table:table-cell office:value-type="float" office:value="603593" calcext:value-type="float">
            <text:p>603593</text:p>
          </table:table-cell>
          <table:table-cell office:value-type="float" office:value="82707" calcext:value-type="float">
            <text:p>82707</text:p>
          </table:table-cell>
          <table:table-cell office:value-type="string" calcext:value-type="string">
            <text:p>Dekhne mein mast lag rahi hai yeh jagah</text:p>
          </table:table-cell>
          <table:table-cell/>
        </table:table-row>
        <table:table-row table:style-name="ro1">
          <table:table-cell office:value-type="float" office:value="67595" calcext:value-type="float">
            <text:p>67595</text:p>
          </table:table-cell>
          <table:table-cell office:value-type="float" office:value="0" calcext:value-type="float">
            <text:p>0</text:p>
          </table:table-cell>
          <table:table-cell office:value-type="float" office:value="696720" calcext:value-type="float">
            <text:p>696720</text:p>
          </table:table-cell>
          <table:table-cell office:value-type="float" office:value="82916" calcext:value-type="float">
            <text:p>82916</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66027" calcext:value-type="float">
            <text:p>166027</text:p>
          </table:table-cell>
          <table:table-cell office:value-type="float" office:value="0" calcext:value-type="float">
            <text:p>0</text:p>
          </table:table-cell>
          <table:table-cell office:value-type="float" office:value="664750" calcext:value-type="float">
            <text:p>664750</text:p>
          </table:table-cell>
          <table:table-cell office:value-type="float" office:value="78997" calcext:value-type="float">
            <text:p>78997</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175961" calcext:value-type="float">
            <text:p>175961</text:p>
          </table:table-cell>
          <table:table-cell office:value-type="float" office:value="0" calcext:value-type="float">
            <text:p>0</text:p>
          </table:table-cell>
          <table:table-cell office:value-type="float" office:value="963829" calcext:value-type="float">
            <text:p>963829</text:p>
          </table:table-cell>
          <table:table-cell office:value-type="float" office:value="135988" calcext:value-type="float">
            <text:p>135988</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282275" calcext:value-type="float">
            <text:p>282275</text:p>
          </table:table-cell>
          <table:table-cell office:value-type="float" office:value="0" calcext:value-type="float">
            <text:p>0</text:p>
          </table:table-cell>
          <table:table-cell office:value-type="float" office:value="1473025" calcext:value-type="float">
            <text:p>1473025</text:p>
          </table:table-cell>
          <table:table-cell office:value-type="float" office:value="450534" calcext:value-type="float">
            <text:p>450534</text:p>
          </table:table-cell>
          <table:table-cell office:value-type="string" calcext:value-type="string">
            <text:p>Hi guys - I’m brand new to the site - so further information will be included going forward . Best wishes</text:p>
          </table:table-cell>
          <table:table-cell/>
        </table:table-row>
        <table:table-row table:style-name="ro1">
          <table:table-cell office:value-type="float" office:value="294641" calcext:value-type="float">
            <text:p>294641</text:p>
          </table:table-cell>
          <table:table-cell office:value-type="float" office:value="0" calcext:value-type="float">
            <text:p>0</text:p>
          </table:table-cell>
          <table:table-cell office:value-type="float" office:value="1317850" calcext:value-type="float">
            <text:p>1317850</text:p>
          </table:table-cell>
          <table:table-cell office:value-type="float" office:value="41689" calcext:value-type="float">
            <text:p>41689</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340571" calcext:value-type="float">
            <text:p>340571</text:p>
          </table:table-cell>
          <table:table-cell office:value-type="float" office:value="0" calcext:value-type="float">
            <text:p>0</text:p>
          </table:table-cell>
          <table:table-cell office:value-type="float" office:value="1316832" calcext:value-type="float">
            <text:p>1316832</text:p>
          </table:table-cell>
          <table:table-cell office:value-type="float" office:value="324383" calcext:value-type="float">
            <text:p>324383</text:p>
          </table:table-cell>
          <table:table-cell office:value-type="string" calcext:value-type="string">
            <text:p>My dream too must do it soon</text:p>
          </table:table-cell>
          <table:table-cell/>
        </table:table-row>
        <table:table-row table:style-name="ro1">
          <table:table-cell office:value-type="float" office:value="366286" calcext:value-type="float">
            <text:p>366286</text:p>
          </table:table-cell>
          <table:table-cell office:value-type="float" office:value="0" calcext:value-type="float">
            <text:p>0</text:p>
          </table:table-cell>
          <table:table-cell office:value-type="float" office:value="412246" calcext:value-type="float">
            <text:p>412246</text:p>
          </table:table-cell>
          <table:table-cell office:value-type="float" office:value="619427" calcext:value-type="float">
            <text:p>619427</text:p>
          </table:table-cell>
          <table:table-cell office:value-type="string" calcext:value-type="string">
            <text:p>Nice?</text:p>
          </table:table-cell>
          <table:table-cell/>
        </table:table-row>
        <table:table-row table:style-name="ro1">
          <table:table-cell office:value-type="float" office:value="83734" calcext:value-type="float">
            <text:p>83734</text:p>
          </table:table-cell>
          <table:table-cell office:value-type="float" office:value="0" calcext:value-type="float">
            <text:p>0</text:p>
          </table:table-cell>
          <table:table-cell office:value-type="float" office:value="97269" calcext:value-type="float">
            <text:p>97269</text:p>
          </table:table-cell>
          <table:table-cell office:value-type="float" office:value="80510" calcext:value-type="float">
            <text:p>80510</text:p>
          </table:table-cell>
          <table:table-cell office:value-type="string" calcext:value-type="string">
            <text:p>Hey what time of the year is best to visit this place?</text:p>
          </table:table-cell>
          <table:table-cell/>
        </table:table-row>
        <table:table-row table:style-name="ro1">
          <table:table-cell office:value-type="float" office:value="192103" calcext:value-type="float">
            <text:p>192103</text:p>
          </table:table-cell>
          <table:table-cell office:value-type="float" office:value="0" calcext:value-type="float">
            <text:p>0</text:p>
          </table:table-cell>
          <table:table-cell office:value-type="float" office:value="994847" calcext:value-type="float">
            <text:p>994847</text:p>
          </table:table-cell>
          <table:table-cell office:value-type="float" office:value="79008" calcext:value-type="float">
            <text:p>79008</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51109" calcext:value-type="float">
            <text:p>251109</text:p>
          </table:table-cell>
          <table:table-cell office:value-type="float" office:value="0" calcext:value-type="float">
            <text:p>0</text:p>
          </table:table-cell>
          <table:table-cell office:value-type="float" office:value="651520" calcext:value-type="float">
            <text:p>651520</text:p>
          </table:table-cell>
          <table:table-cell office:value-type="float" office:value="86315" calcext:value-type="float">
            <text:p>86315</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260064" calcext:value-type="float">
            <text:p>260064</text:p>
          </table:table-cell>
          <table:table-cell office:value-type="float" office:value="0" calcext:value-type="float">
            <text:p>0</text:p>
          </table:table-cell>
          <table:table-cell office:value-type="float" office:value="1347826" calcext:value-type="float">
            <text:p>1347826</text:p>
          </table:table-cell>
          <table:table-cell office:value-type="float" office:value="81267" calcext:value-type="float">
            <text:p>81267</text:p>
          </table:table-cell>
          <table:table-cell office:value-type="string" calcext:value-type="string">
            <text:p>This is the place I wanted to go! ?</text:p>
          </table:table-cell>
          <table:table-cell/>
        </table:table-row>
        <table:table-row table:style-name="ro1">
          <table:table-cell office:value-type="float" office:value="290770" calcext:value-type="float">
            <text:p>290770</text:p>
          </table:table-cell>
          <table:table-cell office:value-type="float" office:value="0" calcext:value-type="float">
            <text:p>0</text:p>
          </table:table-cell>
          <table:table-cell office:value-type="float" office:value="1536568" calcext:value-type="float">
            <text:p>1536568</text:p>
          </table:table-cell>
          <table:table-cell office:value-type="float" office:value="85564" calcext:value-type="float">
            <text:p>85564</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47796" calcext:value-type="float">
            <text:p>347796</text:p>
          </table:table-cell>
          <table:table-cell office:value-type="float" office:value="0" calcext:value-type="float">
            <text:p>0</text:p>
          </table:table-cell>
          <table:table-cell office:value-type="float" office:value="1867435" calcext:value-type="float">
            <text:p>1867435</text:p>
          </table:table-cell>
          <table:table-cell office:value-type="float" office:value="40802" calcext:value-type="float">
            <text:p>40802</text:p>
          </table:table-cell>
          <table:table-cell office:value-type="string" calcext:value-type="string">
            <text:p>?nice!</text:p>
          </table:table-cell>
          <table:table-cell/>
        </table:table-row>
        <table:table-row table:style-name="ro1">
          <table:table-cell office:value-type="float" office:value="414082" calcext:value-type="float">
            <text:p>414082</text:p>
          </table:table-cell>
          <table:table-cell office:value-type="float" office:value="0" calcext:value-type="float">
            <text:p>0</text:p>
          </table:table-cell>
          <table:table-cell office:value-type="float" office:value="2335848" calcext:value-type="float">
            <text:p>2335848</text:p>
          </table:table-cell>
          <table:table-cell office:value-type="float" office:value="1387311" calcext:value-type="float">
            <text:p>1387311</text:p>
          </table:table-cell>
          <table:table-cell office:value-type="string" calcext:value-type="string">
            <text:p>Hello</text:p>
          </table:table-cell>
          <table:table-cell/>
        </table:table-row>
        <table:table-row table:style-name="ro1">
          <table:table-cell office:value-type="float" office:value="128803" calcext:value-type="float">
            <text:p>128803</text:p>
          </table:table-cell>
          <table:table-cell office:value-type="float" office:value="0" calcext:value-type="float">
            <text:p>0</text:p>
          </table:table-cell>
          <table:table-cell office:value-type="float" office:value="834433" calcext:value-type="float">
            <text:p>834433</text:p>
          </table:table-cell>
          <table:table-cell office:value-type="float" office:value="248968" calcext:value-type="float">
            <text:p>248968</text:p>
          </table:table-cell>
          <table:table-cell office:value-type="string" calcext:value-type="string">
            <text:p>[[@49952]] ☺️</text:p>
          </table:table-cell>
          <table:table-cell/>
        </table:table-row>
        <table:table-row table:style-name="ro1">
          <table:table-cell office:value-type="float" office:value="136364" calcext:value-type="float">
            <text:p>136364</text:p>
          </table:table-cell>
          <table:table-cell office:value-type="float" office:value="0" calcext:value-type="float">
            <text:p>0</text:p>
          </table:table-cell>
          <table:table-cell office:value-type="float" office:value="856362" calcext:value-type="float">
            <text:p>856362</text:p>
          </table:table-cell>
          <table:table-cell office:value-type="float" office:value="19714" calcext:value-type="float">
            <text:p>19714</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177953" calcext:value-type="float">
            <text:p>177953</text:p>
          </table:table-cell>
          <table:table-cell office:value-type="float" office:value="0" calcext:value-type="float">
            <text:p>0</text:p>
          </table:table-cell>
          <table:table-cell office:value-type="float" office:value="967654" calcext:value-type="float">
            <text:p>967654</text:p>
          </table:table-cell>
          <table:table-cell office:value-type="float" office:value="78767" calcext:value-type="float">
            <text:p>78767</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182899" calcext:value-type="float">
            <text:p>182899</text:p>
          </table:table-cell>
          <table:table-cell office:value-type="float" office:value="0" calcext:value-type="float">
            <text:p>0</text:p>
          </table:table-cell>
          <table:table-cell office:value-type="float" office:value="52136" calcext:value-type="float">
            <text:p>52136</text:p>
          </table:table-cell>
          <table:table-cell office:value-type="float" office:value="79354" calcext:value-type="float">
            <text:p>79354</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11004" calcext:value-type="float">
            <text:p>211004</text:p>
          </table:table-cell>
          <table:table-cell office:value-type="float" office:value="0" calcext:value-type="float">
            <text:p>0</text:p>
          </table:table-cell>
          <table:table-cell office:value-type="float" office:value="1085532" calcext:value-type="float">
            <text:p>1085532</text:p>
          </table:table-cell>
          <table:table-cell office:value-type="float" office:value="85343" calcext:value-type="float">
            <text:p>85343</text:p>
          </table:table-cell>
          <table:table-cell office:value-type="string" calcext:value-type="string">
            <text:p>Awesome! I too am heading there next week</text:p>
          </table:table-cell>
          <table:table-cell/>
        </table:table-row>
        <table:table-row table:style-name="ro1">
          <table:table-cell office:value-type="float" office:value="283676" calcext:value-type="float">
            <text:p>283676</text:p>
          </table:table-cell>
          <table:table-cell office:value-type="float" office:value="0" calcext:value-type="float">
            <text:p>0</text:p>
          </table:table-cell>
          <table:table-cell office:value-type="float" office:value="1491112" calcext:value-type="float">
            <text:p>1491112</text:p>
          </table:table-cell>
          <table:table-cell office:value-type="float" office:value="85584" calcext:value-type="float">
            <text:p>85584</text:p>
          </table:table-cell>
          <table:table-cell office:value-type="string" calcext:value-type="string">
            <text:p>Wow! that's such a cool title! but the images were so blurry!</text:p>
          </table:table-cell>
          <table:table-cell/>
        </table:table-row>
        <table:table-row table:style-name="ro5">
          <table:table-cell office:value-type="float" office:value="383467" calcext:value-type="float">
            <text:p>383467</text:p>
          </table:table-cell>
          <table:table-cell office:value-type="float" office:value="0" calcext:value-type="float">
            <text:p>0</text:p>
          </table:table-cell>
          <table:table-cell office:value-type="float" office:value="2259289" calcext:value-type="float">
            <text:p>2259289</text:p>
          </table:table-cell>
          <table:table-cell office:value-type="float" office:value="859029" calcext:value-type="float">
            <text:p>859029</text:p>
          </table:table-cell>
          <table:table-cell office:value-type="string" calcext:value-type="string">
            <text:p>Muje to sbi dost buhat pasand hai </text:p>
            <text:p>app jaise</text:p>
          </table:table-cell>
          <table:table-cell/>
        </table:table-row>
        <table:table-row table:style-name="ro1">
          <table:table-cell office:value-type="float" office:value="437358" calcext:value-type="float">
            <text:p>437358</text:p>
          </table:table-cell>
          <table:table-cell office:value-type="float" office:value="0" calcext:value-type="float">
            <text:p>0</text:p>
          </table:table-cell>
          <table:table-cell office:value-type="float" office:value="2362287" calcext:value-type="float">
            <text:p>2362287</text:p>
          </table:table-cell>
          <table:table-cell office:value-type="float" office:value="38481" calcext:value-type="float">
            <text:p>38481</text:p>
          </table:table-cell>
          <table:table-cell office:value-type="string" calcext:value-type="string">
            <text:p>कौनसा कलर ले?</text:p>
          </table:table-cell>
          <table:table-cell/>
        </table:table-row>
        <table:table-row table:style-name="ro1">
          <table:table-cell office:value-type="float" office:value="454159" calcext:value-type="float">
            <text:p>454159</text:p>
          </table:table-cell>
          <table:table-cell office:value-type="float" office:value="0" calcext:value-type="float">
            <text:p>0</text:p>
          </table:table-cell>
          <table:table-cell office:value-type="float" office:value="2541030" calcext:value-type="float">
            <text:p>2541030</text:p>
          </table:table-cell>
          <table:table-cell office:value-type="float" office:value="1986605" calcext:value-type="float">
            <text:p>1986605</text:p>
          </table:table-cell>
          <table:table-cell office:value-type="string" calcext:value-type="string">
            <text:p>Hiii</text:p>
          </table:table-cell>
          <table:table-cell/>
        </table:table-row>
        <table:table-row table:style-name="ro1">
          <table:table-cell office:value-type="float" office:value="8188" calcext:value-type="float">
            <text:p>8188</text:p>
          </table:table-cell>
          <table:table-cell office:value-type="float" office:value="0" calcext:value-type="float">
            <text:p>0</text:p>
          </table:table-cell>
          <table:table-cell office:value-type="float" office:value="2117" calcext:value-type="float">
            <text:p>2117</text:p>
          </table:table-cell>
          <table:table-cell office:value-type="float" office:value="13327" calcext:value-type="float">
            <text:p>13327</text:p>
          </table:table-cell>
          <table:table-cell office:value-type="string" calcext:value-type="string">
            <text:p>amazing photos!!</text:p>
          </table:table-cell>
          <table:table-cell/>
        </table:table-row>
        <table:table-row table:style-name="ro1">
          <table:table-cell office:value-type="float" office:value="34433" calcext:value-type="float">
            <text:p>34433</text:p>
          </table:table-cell>
          <table:table-cell office:value-type="float" office:value="0" calcext:value-type="float">
            <text:p>0</text:p>
          </table:table-cell>
          <table:table-cell office:value-type="float" office:value="620973" calcext:value-type="float">
            <text:p>620973</text:p>
          </table:table-cell>
          <table:table-cell office:value-type="float" office:value="83776" calcext:value-type="float">
            <text:p>83776</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63007" calcext:value-type="float">
            <text:p>163007</text:p>
          </table:table-cell>
          <table:table-cell office:value-type="float" office:value="0" calcext:value-type="float">
            <text:p>0</text:p>
          </table:table-cell>
          <table:table-cell office:value-type="float" office:value="926236" calcext:value-type="float">
            <text:p>926236</text:p>
          </table:table-cell>
          <table:table-cell office:value-type="float" office:value="136548" calcext:value-type="float">
            <text:p>136548</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177175" calcext:value-type="float">
            <text:p>177175</text:p>
          </table:table-cell>
          <table:table-cell office:value-type="float" office:value="0" calcext:value-type="float">
            <text:p>0</text:p>
          </table:table-cell>
          <table:table-cell office:value-type="float" office:value="966502" calcext:value-type="float">
            <text:p>966502</text:p>
          </table:table-cell>
          <table:table-cell office:value-type="float" office:value="291156" calcext:value-type="float">
            <text:p>291156</text:p>
          </table:table-cell>
          <table:table-cell office:value-type="string" calcext:value-type="string">
            <text:p>[[@243548]] <text:s/>many Thekkady is great Munnar</text:p>
          </table:table-cell>
          <table:table-cell/>
        </table:table-row>
        <table:table-row table:style-name="ro1">
          <table:table-cell office:value-type="float" office:value="249251" calcext:value-type="float">
            <text:p>249251</text:p>
          </table:table-cell>
          <table:table-cell office:value-type="float" office:value="0" calcext:value-type="float">
            <text:p>0</text:p>
          </table:table-cell>
          <table:table-cell office:value-type="float" office:value="1214733" calcext:value-type="float">
            <text:p>1214733</text:p>
          </table:table-cell>
          <table:table-cell office:value-type="float" office:value="78504" calcext:value-type="float">
            <text:p>78504</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299122" calcext:value-type="float">
            <text:p>299122</text:p>
          </table:table-cell>
          <table:table-cell office:value-type="float" office:value="0" calcext:value-type="float">
            <text:p>0</text:p>
          </table:table-cell>
          <table:table-cell office:value-type="float" office:value="1582457" calcext:value-type="float">
            <text:p>1582457</text:p>
          </table:table-cell>
          <table:table-cell office:value-type="float" office:value="87583" calcext:value-type="float">
            <text:p>87583</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78244" calcext:value-type="float">
            <text:p>378244</text:p>
          </table:table-cell>
          <table:table-cell office:value-type="float" office:value="0" calcext:value-type="float">
            <text:p>0</text:p>
          </table:table-cell>
          <table:table-cell office:value-type="float" office:value="2231199" calcext:value-type="float">
            <text:p>2231199</text:p>
          </table:table-cell>
          <table:table-cell office:value-type="float" office:value="40636" calcext:value-type="float">
            <text:p>40636</text:p>
          </table:table-cell>
          <table:table-cell office:value-type="string" calcext:value-type="string">
            <text:p>Stunning </text:p>
          </table:table-cell>
          <table:table-cell/>
        </table:table-row>
        <table:table-row table:style-name="ro1">
          <table:table-cell office:value-type="float" office:value="448223" calcext:value-type="float">
            <text:p>448223</text:p>
          </table:table-cell>
          <table:table-cell office:value-type="float" office:value="0" calcext:value-type="float">
            <text:p>0</text:p>
          </table:table-cell>
          <table:table-cell office:value-type="float" office:value="2263720" calcext:value-type="float">
            <text:p>2263720</text:p>
          </table:table-cell>
          <table:table-cell office:value-type="float" office:value="1850182" calcext:value-type="float">
            <text:p>1850182</text:p>
          </table:table-cell>
          <table:table-cell office:value-type="string" calcext:value-type="string">
            <text:p>Hi</text:p>
          </table:table-cell>
          <table:table-cell/>
        </table:table-row>
        <table:table-row table:style-name="ro1">
          <table:table-cell office:value-type="float" office:value="35203" calcext:value-type="float">
            <text:p>35203</text:p>
          </table:table-cell>
          <table:table-cell office:value-type="float" office:value="0" calcext:value-type="float">
            <text:p>0</text:p>
          </table:table-cell>
          <table:table-cell office:value-type="float" office:value="624724" calcext:value-type="float">
            <text:p>624724</text:p>
          </table:table-cell>
          <table:table-cell office:value-type="float" office:value="186786" calcext:value-type="float">
            <text:p>186786</text:p>
          </table:table-cell>
          <table:table-cell office:value-type="string" calcext:value-type="string">
            <text:p>Yup</text:p>
          </table:table-cell>
          <table:table-cell/>
        </table:table-row>
        <table:table-row table:style-name="ro1">
          <table:table-cell office:value-type="float" office:value="107991" calcext:value-type="float">
            <text:p>107991</text:p>
          </table:table-cell>
          <table:table-cell office:value-type="float" office:value="0" calcext:value-type="float">
            <text:p>0</text:p>
          </table:table-cell>
          <table:table-cell office:value-type="float" office:value="793721" calcext:value-type="float">
            <text:p>793721</text:p>
          </table:table-cell>
          <table:table-cell office:value-type="float" office:value="45818" calcext:value-type="float">
            <text:p>45818</text:p>
          </table:table-cell>
          <table:table-cell office:value-type="string" calcext:value-type="string">
            <text:p>Loved your trail, waiting for the next in series! ?❤️</text:p>
          </table:table-cell>
          <table:table-cell/>
        </table:table-row>
        <table:table-row table:style-name="ro1">
          <table:table-cell office:value-type="float" office:value="115511" calcext:value-type="float">
            <text:p>115511</text:p>
          </table:table-cell>
          <table:table-cell office:value-type="float" office:value="0" calcext:value-type="float">
            <text:p>0</text:p>
          </table:table-cell>
          <table:table-cell office:value-type="float" office:value="811388" calcext:value-type="float">
            <text:p>811388</text:p>
          </table:table-cell>
          <table:table-cell office:value-type="float" office:value="78030" calcext:value-type="float">
            <text:p>78030</text:p>
          </table:table-cell>
          <table:table-cell office:value-type="string" calcext:value-type="string">
            <text:p>can't wait to read about your next adventure</text:p>
          </table:table-cell>
          <table:table-cell/>
        </table:table-row>
        <table:table-row table:style-name="ro1">
          <table:table-cell office:value-type="float" office:value="218911" calcext:value-type="float">
            <text:p>218911</text:p>
          </table:table-cell>
          <table:table-cell office:value-type="float" office:value="0" calcext:value-type="float">
            <text:p>0</text:p>
          </table:table-cell>
          <table:table-cell office:value-type="float" office:value="1127203" calcext:value-type="float">
            <text:p>1127203</text:p>
          </table:table-cell>
          <table:table-cell office:value-type="float" office:value="45107" calcext:value-type="float">
            <text:p>45107</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94737" calcext:value-type="float">
            <text:p>394737</text:p>
          </table:table-cell>
          <table:table-cell office:value-type="float" office:value="0" calcext:value-type="float">
            <text:p>0</text:p>
          </table:table-cell>
          <table:table-cell office:value-type="float" office:value="435798" calcext:value-type="float">
            <text:p>435798</text:p>
          </table:table-cell>
          <table:table-cell office:value-type="float" office:value="960237" calcext:value-type="float">
            <text:p>960237</text:p>
          </table:table-cell>
          <table:table-cell office:value-type="string" calcext:value-type="string">
            <text:p>Nice <text:s text:c="2"/>place</text:p>
          </table:table-cell>
          <table:table-cell/>
        </table:table-row>
        <table:table-row table:style-name="ro1">
          <table:table-cell office:value-type="float" office:value="421118" calcext:value-type="float">
            <text:p>421118</text:p>
          </table:table-cell>
          <table:table-cell office:value-type="float" office:value="0" calcext:value-type="float">
            <text:p>0</text:p>
          </table:table-cell>
          <table:table-cell office:value-type="float" office:value="2348860" calcext:value-type="float">
            <text:p>2348860</text:p>
          </table:table-cell>
          <table:table-cell office:value-type="float" office:value="27584" calcext:value-type="float">
            <text:p>27584</text:p>
          </table:table-cell>
          <table:table-cell office:value-type="string" calcext:value-type="string">
            <text:p>you want chocolate?</text:p>
          </table:table-cell>
          <table:table-cell/>
        </table:table-row>
        <table:table-row table:style-name="ro1">
          <table:table-cell office:value-type="float" office:value="446398" calcext:value-type="float">
            <text:p>446398</text:p>
          </table:table-cell>
          <table:table-cell office:value-type="float" office:value="0" calcext:value-type="float">
            <text:p>0</text:p>
          </table:table-cell>
          <table:table-cell office:value-type="float" office:value="2336243" calcext:value-type="float">
            <text:p>2336243</text:p>
          </table:table-cell>
          <table:table-cell office:value-type="float" office:value="1791865" calcext:value-type="float">
            <text:p>1791865</text:p>
          </table:table-cell>
          <table:table-cell office:value-type="string" calcext:value-type="string">
            <text:p>Nice</text:p>
          </table:table-cell>
          <table:table-cell/>
        </table:table-row>
        <table:table-row table:style-name="ro1">
          <table:table-cell office:value-type="float" office:value="10838" calcext:value-type="float">
            <text:p>10838</text:p>
          </table:table-cell>
          <table:table-cell office:value-type="float" office:value="0" calcext:value-type="float">
            <text:p>0</text:p>
          </table:table-cell>
          <table:table-cell office:value-type="float" office:value="417442" calcext:value-type="float">
            <text:p>417442</text:p>
          </table:table-cell>
          <table:table-cell office:value-type="float" office:value="38895" calcext:value-type="float">
            <text:p>38895</text:p>
          </table:table-cell>
          <table:table-cell office:value-type="string" calcext:value-type="string">
            <text:p>loved the trail, especially the videos..</text:p>
          </table:table-cell>
          <table:table-cell/>
        </table:table-row>
        <table:table-row table:style-name="ro1">
          <table:table-cell office:value-type="float" office:value="24593" calcext:value-type="float">
            <text:p>24593</text:p>
          </table:table-cell>
          <table:table-cell office:value-type="float" office:value="2612" calcext:value-type="float">
            <text:p>2612</text:p>
          </table:table-cell>
          <table:table-cell office:value-type="float" office:value="0" calcext:value-type="float">
            <text:p>0</text:p>
          </table:table-cell>
          <table:table-cell office:value-type="float" office:value="179009" calcext:value-type="float">
            <text:p>179009</text:p>
          </table:table-cell>
          <table:table-cell office:value-type="string" calcext:value-type="string">
            <text:p>I foodholic i love BBQ</text:p>
          </table:table-cell>
          <table:table-cell/>
        </table:table-row>
        <table:table-row table:style-name="ro5">
          <table:table-cell office:value-type="float" office:value="100332" calcext:value-type="float">
            <text:p>100332</text:p>
          </table:table-cell>
          <table:table-cell office:value-type="float" office:value="0" calcext:value-type="float">
            <text:p>0</text:p>
          </table:table-cell>
          <table:table-cell office:value-type="float" office:value="775501" calcext:value-type="float">
            <text:p>775501</text:p>
          </table:table-cell>
          <table:table-cell office:value-type="float" office:value="224008" calcext:value-type="float">
            <text:p>224008</text:p>
          </table:table-cell>
          <table:table-cell office:value-type="string" calcext:value-type="string">
            <text:p>Shall we connect for next one [[@220484]] and [[@204345]] </text:p>
            <text:p>Just DM me on insta</text:p>
          </table:table-cell>
          <table:table-cell/>
        </table:table-row>
        <table:table-row table:style-name="ro1">
          <table:table-cell office:value-type="float" office:value="109253" calcext:value-type="float">
            <text:p>109253</text:p>
          </table:table-cell>
          <table:table-cell office:value-type="float" office:value="0" calcext:value-type="float">
            <text:p>0</text:p>
          </table:table-cell>
          <table:table-cell office:value-type="float" office:value="796823" calcext:value-type="float">
            <text:p>796823</text:p>
          </table:table-cell>
          <table:table-cell office:value-type="float" office:value="86383" calcext:value-type="float">
            <text:p>86383</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36556" calcext:value-type="float">
            <text:p>136556</text:p>
          </table:table-cell>
          <table:table-cell office:value-type="float" office:value="0" calcext:value-type="float">
            <text:p>0</text:p>
          </table:table-cell>
          <table:table-cell office:value-type="float" office:value="859783" calcext:value-type="float">
            <text:p>859783</text:p>
          </table:table-cell>
          <table:table-cell office:value-type="float" office:value="136527" calcext:value-type="float">
            <text:p>136527</text:p>
          </table:table-cell>
          <table:table-cell office:value-type="string" calcext:value-type="string">
            <text:p>Amazing trail, could share some videos of the same</text:p>
          </table:table-cell>
          <table:table-cell/>
        </table:table-row>
        <table:table-row table:style-name="ro1">
          <table:table-cell office:value-type="float" office:value="180744" calcext:value-type="float">
            <text:p>180744</text:p>
          </table:table-cell>
          <table:table-cell office:value-type="float" office:value="0" calcext:value-type="float">
            <text:p>0</text:p>
          </table:table-cell>
          <table:table-cell office:value-type="float" office:value="971684" calcext:value-type="float">
            <text:p>971684</text:p>
          </table:table-cell>
          <table:table-cell office:value-type="float" office:value="45755" calcext:value-type="float">
            <text:p>45755</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218689" calcext:value-type="float">
            <text:p>218689</text:p>
          </table:table-cell>
          <table:table-cell office:value-type="float" office:value="0" calcext:value-type="float">
            <text:p>0</text:p>
          </table:table-cell>
          <table:table-cell office:value-type="float" office:value="1126271" calcext:value-type="float">
            <text:p>1126271</text:p>
          </table:table-cell>
          <table:table-cell office:value-type="float" office:value="18536" calcext:value-type="float">
            <text:p>18536</text:p>
          </table:table-cell>
          <table:table-cell office:value-type="string" calcext:value-type="string">
            <text:p>can't wait to read about your next adventure</text:p>
          </table:table-cell>
          <table:table-cell/>
        </table:table-row>
        <table:table-row table:style-name="ro1">
          <table:table-cell office:value-type="float" office:value="282682" calcext:value-type="float">
            <text:p>282682</text:p>
          </table:table-cell>
          <table:table-cell office:value-type="float" office:value="0" calcext:value-type="float">
            <text:p>0</text:p>
          </table:table-cell>
          <table:table-cell office:value-type="float" office:value="1485168" calcext:value-type="float">
            <text:p>1485168</text:p>
          </table:table-cell>
          <table:table-cell office:value-type="float" office:value="454190" calcext:value-type="float">
            <text:p>454190</text:p>
          </table:table-cell>
          <table:table-cell office:value-type="string" calcext:value-type="string">
            <text:p>[[@79471]] Thanks for the suggestion!</text:p>
          </table:table-cell>
          <table:table-cell/>
        </table:table-row>
        <table:table-row table:style-name="ro1">
          <table:table-cell office:value-type="float" office:value="312490" calcext:value-type="float">
            <text:p>312490</text:p>
          </table:table-cell>
          <table:table-cell office:value-type="float" office:value="10361" calcext:value-type="float">
            <text:p>10361</text:p>
          </table:table-cell>
          <table:table-cell office:value-type="float" office:value="0" calcext:value-type="float">
            <text:p>0</text:p>
          </table:table-cell>
          <table:table-cell office:value-type="float" office:value="508963" calcext:value-type="float">
            <text:p>508963</text:p>
          </table:table-cell>
          <table:table-cell office:value-type="string" calcext:value-type="string">
            <text:p>Hmmmm in May June Ooty will be having mansoon season ....</text:p>
          </table:table-cell>
          <table:table-cell/>
        </table:table-row>
        <table:table-row table:style-name="ro1">
          <table:table-cell office:value-type="float" office:value="425795" calcext:value-type="float">
            <text:p>425795</text:p>
          </table:table-cell>
          <table:table-cell office:value-type="float" office:value="0" calcext:value-type="float">
            <text:p>0</text:p>
          </table:table-cell>
          <table:table-cell office:value-type="float" office:value="65412" calcext:value-type="float">
            <text:p>65412</text:p>
          </table:table-cell>
          <table:table-cell office:value-type="float" office:value="52329" calcext:value-type="float">
            <text:p>52329</text:p>
          </table:table-cell>
          <table:table-cell office:value-type="string" calcext:value-type="string">
            <text:p>Please explore hambi </text:p>
          </table:table-cell>
          <table:table-cell/>
        </table:table-row>
        <table:table-row table:style-name="ro1">
          <table:table-cell office:value-type="float" office:value="6240" calcext:value-type="float">
            <text:p>6240</text:p>
          </table:table-cell>
          <table:table-cell office:value-type="float" office:value="0" calcext:value-type="float">
            <text:p>0</text:p>
          </table:table-cell>
          <table:table-cell office:value-type="float" office:value="148911" calcext:value-type="float">
            <text:p>148911</text:p>
          </table:table-cell>
          <table:table-cell office:value-type="float" office:value="47421" calcext:value-type="float">
            <text:p>47421</text:p>
          </table:table-cell>
          <table:table-cell office:value-type="string" calcext:value-type="string">
            <text:p>CONGRATS TO ALL</text:p>
          </table:table-cell>
          <table:table-cell/>
        </table:table-row>
        <table:table-row table:style-name="ro1">
          <table:table-cell office:value-type="float" office:value="144640" calcext:value-type="float">
            <text:p>144640</text:p>
          </table:table-cell>
          <table:table-cell office:value-type="float" office:value="0" calcext:value-type="float">
            <text:p>0</text:p>
          </table:table-cell>
          <table:table-cell office:value-type="float" office:value="877499" calcext:value-type="float">
            <text:p>877499</text:p>
          </table:table-cell>
          <table:table-cell office:value-type="float" office:value="42641" calcext:value-type="float">
            <text:p>42641</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10786" calcext:value-type="float">
            <text:p>210786</text:p>
          </table:table-cell>
          <table:table-cell office:value-type="float" office:value="0" calcext:value-type="float">
            <text:p>0</text:p>
          </table:table-cell>
          <table:table-cell office:value-type="float" office:value="1082072" calcext:value-type="float">
            <text:p>1082072</text:p>
          </table:table-cell>
          <table:table-cell office:value-type="float" office:value="135661" calcext:value-type="float">
            <text:p>135661</text:p>
          </table:table-cell>
          <table:table-cell office:value-type="string" calcext:value-type="string">
            <text:p>Brilliant ?</text:p>
          </table:table-cell>
          <table:table-cell/>
        </table:table-row>
        <table:table-row table:style-name="ro1">
          <table:table-cell office:value-type="float" office:value="238860" calcext:value-type="float">
            <text:p>238860</text:p>
          </table:table-cell>
          <table:table-cell office:value-type="float" office:value="0" calcext:value-type="float">
            <text:p>0</text:p>
          </table:table-cell>
          <table:table-cell office:value-type="float" office:value="1195357" calcext:value-type="float">
            <text:p>1195357</text:p>
          </table:table-cell>
          <table:table-cell office:value-type="float" office:value="43080" calcext:value-type="float">
            <text:p>43080</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264567" calcext:value-type="float">
            <text:p>264567</text:p>
          </table:table-cell>
          <table:table-cell office:value-type="float" office:value="0" calcext:value-type="float">
            <text:p>0</text:p>
          </table:table-cell>
          <table:table-cell office:value-type="float" office:value="1377982" calcext:value-type="float">
            <text:p>1377982</text:p>
          </table:table-cell>
          <table:table-cell office:value-type="float" office:value="422620" calcext:value-type="float">
            <text:p>422620</text:p>
          </table:table-cell>
          <table:table-cell office:value-type="string" calcext:value-type="string">
            <text:p>[[@82370]] thanks</text:p>
          </table:table-cell>
          <table:table-cell/>
        </table:table-row>
        <table:table-row table:style-name="ro1">
          <table:table-cell office:value-type="float" office:value="285068" calcext:value-type="float">
            <text:p>285068</text:p>
          </table:table-cell>
          <table:table-cell office:value-type="float" office:value="0" calcext:value-type="float">
            <text:p>0</text:p>
          </table:table-cell>
          <table:table-cell office:value-type="float" office:value="1501250" calcext:value-type="float">
            <text:p>1501250</text:p>
          </table:table-cell>
          <table:table-cell office:value-type="float" office:value="41276" calcext:value-type="float">
            <text:p>41276</text:p>
          </table:table-cell>
          <table:table-cell office:value-type="string" calcext:value-type="string">
            <text:p>pretty ❤️❤️</text:p>
          </table:table-cell>
          <table:table-cell/>
        </table:table-row>
        <table:table-row table:style-name="ro1">
          <table:table-cell office:value-type="float" office:value="381399" calcext:value-type="float">
            <text:p>381399</text:p>
          </table:table-cell>
          <table:table-cell office:value-type="float" office:value="0" calcext:value-type="float">
            <text:p>0</text:p>
          </table:table-cell>
          <table:table-cell office:value-type="float" office:value="2246396" calcext:value-type="float">
            <text:p>2246396</text:p>
          </table:table-cell>
          <table:table-cell office:value-type="float" office:value="659008" calcext:value-type="float">
            <text:p>659008</text:p>
          </table:table-cell>
          <table:table-cell office:value-type="string" calcext:value-type="string">
            <text:p>good</text:p>
          </table:table-cell>
          <table:table-cell/>
        </table:table-row>
        <table:table-row table:style-name="ro1">
          <table:table-cell office:value-type="float" office:value="407185" calcext:value-type="float">
            <text:p>407185</text:p>
          </table:table-cell>
          <table:table-cell office:value-type="float" office:value="0" calcext:value-type="float">
            <text:p>0</text:p>
          </table:table-cell>
          <table:table-cell office:value-type="float" office:value="2262233" calcext:value-type="float">
            <text:p>2262233</text:p>
          </table:table-cell>
          <table:table-cell office:value-type="float" office:value="1144285" calcext:value-type="float">
            <text:p>1144285</text:p>
          </table:table-cell>
          <table:table-cell office:value-type="string" calcext:value-type="string">
            <text:p>Hii</text:p>
          </table:table-cell>
          <table:table-cell/>
        </table:table-row>
        <table:table-row table:style-name="ro1">
          <table:table-cell office:value-type="float" office:value="454121" calcext:value-type="float">
            <text:p>454121</text:p>
          </table:table-cell>
          <table:table-cell office:value-type="float" office:value="0" calcext:value-type="float">
            <text:p>0</text:p>
          </table:table-cell>
          <table:table-cell office:value-type="float" office:value="2269162" calcext:value-type="float">
            <text:p>2269162</text:p>
          </table:table-cell>
          <table:table-cell office:value-type="float" office:value="2009024" calcext:value-type="float">
            <text:p>2009024</text:p>
          </table:table-cell>
          <table:table-cell office:value-type="string" calcext:value-type="string">
            <text:p>Xndd</text:p>
          </table:table-cell>
          <table:table-cell/>
        </table:table-row>
        <table:table-row table:style-name="ro9">
          <table:table-cell office:value-type="float" office:value="4170" calcext:value-type="float">
            <text:p>4170</text:p>
          </table:table-cell>
          <table:table-cell office:value-type="float" office:value="0" calcext:value-type="float">
            <text:p>0</text:p>
          </table:table-cell>
          <table:table-cell office:value-type="float" office:value="87898" calcext:value-type="float">
            <text:p>87898</text:p>
          </table:table-cell>
          <table:table-cell office:value-type="float" office:value="31416" calcext:value-type="float">
            <text:p>31416</text:p>
          </table:table-cell>
          <table:table-cell office:value-type="string" calcext:value-type="string">
            <text:p>Lemon n lime @socialoffline .</text:p>
            <text:p>.</text:p>
            <text:p>.</text:p>
            <text:p>.</text:p>
            <text:p>.</text:p>
            <text:p> #nothingisordinary #myfab5 #f52grams #dailyfoodfeed #lovefood #eatingfortheinsta #flatlay #spoonfeed #huffposttaste #infatuation #buzzfeast #feedyoursoull #cheatmeal #tastingtable #forkyeah #heresmyfood #eater #eattheworld #foodandwine#foodblogfeed #foodandwine  #incredibleindia #bengaluru_nodi #photographers_of_india #bengaluruadda #bengalurudiaries #bengalurudays #nexus #instaandroid #androidcommunity #teamandroid</text:p>
          </table:table-cell>
          <table:table-cell/>
        </table:table-row>
        <table:table-row table:style-name="ro1">
          <table:table-cell office:value-type="float" office:value="25490" calcext:value-type="float">
            <text:p>25490</text:p>
          </table:table-cell>
          <table:table-cell office:value-type="float" office:value="0" calcext:value-type="float">
            <text:p>0</text:p>
          </table:table-cell>
          <table:table-cell office:value-type="float" office:value="600141" calcext:value-type="float">
            <text:p>600141</text:p>
          </table:table-cell>
          <table:table-cell office:value-type="float" office:value="83379" calcext:value-type="float">
            <text:p>83379</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27505" calcext:value-type="float">
            <text:p>127505</text:p>
          </table:table-cell>
          <table:table-cell office:value-type="float" office:value="0" calcext:value-type="float">
            <text:p>0</text:p>
          </table:table-cell>
          <table:table-cell office:value-type="float" office:value="30203" calcext:value-type="float">
            <text:p>30203</text:p>
          </table:table-cell>
          <table:table-cell office:value-type="float" office:value="232504" calcext:value-type="float">
            <text:p>232504</text:p>
          </table:table-cell>
          <table:table-cell office:value-type="string" calcext:value-type="string">
            <text:p>You can have lassi at lassi wala and paan near Ajmeri gate..#bmyraahi</text:p>
          </table:table-cell>
          <table:table-cell/>
        </table:table-row>
        <table:table-row table:style-name="ro1">
          <table:table-cell office:value-type="float" office:value="195288" calcext:value-type="float">
            <text:p>195288</text:p>
          </table:table-cell>
          <table:table-cell office:value-type="float" office:value="0" calcext:value-type="float">
            <text:p>0</text:p>
          </table:table-cell>
          <table:table-cell office:value-type="float" office:value="1004224" calcext:value-type="float">
            <text:p>1004224</text:p>
          </table:table-cell>
          <table:table-cell office:value-type="float" office:value="302782" calcext:value-type="float">
            <text:p>302782</text:p>
          </table:table-cell>
          <table:table-cell office:value-type="string" calcext:value-type="string">
            <text:p>[[@87193]] <text:s/>thank you</text:p>
          </table:table-cell>
          <table:table-cell/>
        </table:table-row>
        <table:table-row table:style-name="ro1">
          <table:table-cell office:value-type="float" office:value="199537" calcext:value-type="float">
            <text:p>199537</text:p>
          </table:table-cell>
          <table:table-cell office:value-type="float" office:value="0" calcext:value-type="float">
            <text:p>0</text:p>
          </table:table-cell>
          <table:table-cell office:value-type="float" office:value="1035548" calcext:value-type="float">
            <text:p>1035548</text:p>
          </table:table-cell>
          <table:table-cell office:value-type="float" office:value="80997" calcext:value-type="float">
            <text:p>80997</text:p>
          </table:table-cell>
          <table:table-cell office:value-type="string" calcext:value-type="string">
            <text:p>Your title is my new catchphrase!</text:p>
          </table:table-cell>
          <table:table-cell/>
        </table:table-row>
        <table:table-row table:style-name="ro1">
          <table:table-cell office:value-type="float" office:value="216727" calcext:value-type="float">
            <text:p>216727</text:p>
          </table:table-cell>
          <table:table-cell office:value-type="float" office:value="0" calcext:value-type="float">
            <text:p>0</text:p>
          </table:table-cell>
          <table:table-cell office:value-type="float" office:value="133102" calcext:value-type="float">
            <text:p>133102</text:p>
          </table:table-cell>
          <table:table-cell office:value-type="float" office:value="312189" calcext:value-type="float">
            <text:p>312189</text:p>
          </table:table-cell>
          <table:table-cell office:value-type="string" calcext:value-type="string">
            <text:p>WOWWWWW</text:p>
          </table:table-cell>
          <table:table-cell/>
        </table:table-row>
        <table:table-row table:style-name="ro1">
          <table:table-cell office:value-type="float" office:value="262149" calcext:value-type="float">
            <text:p>262149</text:p>
          </table:table-cell>
          <table:table-cell office:value-type="float" office:value="0" calcext:value-type="float">
            <text:p>0</text:p>
          </table:table-cell>
          <table:table-cell office:value-type="float" office:value="1363357" calcext:value-type="float">
            <text:p>1363357</text:p>
          </table:table-cell>
          <table:table-cell office:value-type="float" office:value="170744" calcext:value-type="float">
            <text:p>170744</text:p>
          </table:table-cell>
          <table:table-cell office:value-type="string" calcext:value-type="string">
            <text:p>Maa kaasam! maza aa gaya</text:p>
          </table:table-cell>
          <table:table-cell/>
        </table:table-row>
        <table:table-row table:style-name="ro1">
          <table:table-cell office:value-type="float" office:value="313527" calcext:value-type="float">
            <text:p>313527</text:p>
          </table:table-cell>
          <table:table-cell office:value-type="float" office:value="0" calcext:value-type="float">
            <text:p>0</text:p>
          </table:table-cell>
          <table:table-cell office:value-type="float" office:value="1665208" calcext:value-type="float">
            <text:p>1665208</text:p>
          </table:table-cell>
          <table:table-cell office:value-type="float" office:value="88263" calcext:value-type="float">
            <text:p>88263</text:p>
          </table:table-cell>
          <table:table-cell office:value-type="string" calcext:value-type="string">
            <text:p>When's your next update?!</text:p>
          </table:table-cell>
          <table:table-cell/>
        </table:table-row>
        <table:table-row table:style-name="ro1">
          <table:table-cell office:value-type="float" office:value="381540" calcext:value-type="float">
            <text:p>381540</text:p>
          </table:table-cell>
          <table:table-cell office:value-type="float" office:value="0" calcext:value-type="float">
            <text:p>0</text:p>
          </table:table-cell>
          <table:table-cell office:value-type="float" office:value="648668" calcext:value-type="float">
            <text:p>648668</text:p>
          </table:table-cell>
          <table:table-cell office:value-type="float" office:value="193771" calcext:value-type="float">
            <text:p>193771</text:p>
          </table:table-cell>
          <table:table-cell office:value-type="string" calcext:value-type="string">
            <text:p>[[@85636]] me amateur</text:p>
          </table:table-cell>
          <table:table-cell/>
        </table:table-row>
        <table:table-row table:style-name="ro1">
          <table:table-cell office:value-type="float" office:value="12036" calcext:value-type="float">
            <text:p>12036</text:p>
          </table:table-cell>
          <table:table-cell office:value-type="float" office:value="0" calcext:value-type="float">
            <text:p>0</text:p>
          </table:table-cell>
          <table:table-cell office:value-type="float" office:value="435142" calcext:value-type="float">
            <text:p>435142</text:p>
          </table:table-cell>
          <table:table-cell office:value-type="float" office:value="13059" calcext:value-type="float">
            <text:p>13059</text:p>
          </table:table-cell>
          <table:table-cell office:value-type="string" calcext:value-type="string">
            <text:p>This trail has the best image of all times!</text:p>
          </table:table-cell>
          <table:table-cell/>
        </table:table-row>
        <table:table-row table:style-name="ro1">
          <table:table-cell office:value-type="float" office:value="194664" calcext:value-type="float">
            <text:p>194664</text:p>
          </table:table-cell>
          <table:table-cell office:value-type="float" office:value="0" calcext:value-type="float">
            <text:p>0</text:p>
          </table:table-cell>
          <table:table-cell office:value-type="float" office:value="1008627" calcext:value-type="float">
            <text:p>1008627</text:p>
          </table:table-cell>
          <table:table-cell office:value-type="float" office:value="81678" calcext:value-type="float">
            <text:p>81678</text:p>
          </table:table-cell>
          <table:table-cell office:value-type="string" calcext:value-type="string">
            <text:p>Brilliant ?</text:p>
          </table:table-cell>
          <table:table-cell/>
        </table:table-row>
        <table:table-row table:style-name="ro1">
          <table:table-cell office:value-type="float" office:value="252598" calcext:value-type="float">
            <text:p>252598</text:p>
          </table:table-cell>
          <table:table-cell office:value-type="float" office:value="0" calcext:value-type="float">
            <text:p>0</text:p>
          </table:table-cell>
          <table:table-cell office:value-type="float" office:value="1291632" calcext:value-type="float">
            <text:p>1291632</text:p>
          </table:table-cell>
          <table:table-cell office:value-type="float" office:value="379943" calcext:value-type="float">
            <text:p>379943</text:p>
          </table:table-cell>
          <table:table-cell office:value-type="string" calcext:value-type="string">
            <text:p>If you are planning for hilly areas mostly North and north east then best time is September October. <text:s/>Whereas Ooty , Coimbatore , few places of south are very good to visit during these months.</text:p>
          </table:table-cell>
          <table:table-cell/>
        </table:table-row>
        <table:table-row table:style-name="ro1">
          <table:table-cell office:value-type="float" office:value="293102" calcext:value-type="float">
            <text:p>293102</text:p>
          </table:table-cell>
          <table:table-cell office:value-type="float" office:value="0" calcext:value-type="float">
            <text:p>0</text:p>
          </table:table-cell>
          <table:table-cell office:value-type="float" office:value="1548622" calcext:value-type="float">
            <text:p>1548622</text:p>
          </table:table-cell>
          <table:table-cell office:value-type="float" office:value="42555" calcext:value-type="float">
            <text:p>42555</text:p>
          </table:table-cell>
          <table:table-cell office:value-type="string" calcext:value-type="string">
            <text:p>Wow this looks so amazing </text:p>
          </table:table-cell>
          <table:table-cell/>
        </table:table-row>
        <table:table-row table:style-name="ro1">
          <table:table-cell office:value-type="float" office:value="313779" calcext:value-type="float">
            <text:p>313779</text:p>
          </table:table-cell>
          <table:table-cell office:value-type="float" office:value="0" calcext:value-type="float">
            <text:p>0</text:p>
          </table:table-cell>
          <table:table-cell office:value-type="float" office:value="1666322" calcext:value-type="float">
            <text:p>1666322</text:p>
          </table:table-cell>
          <table:table-cell office:value-type="float" office:value="513783" calcext:value-type="float">
            <text:p>513783</text:p>
          </table:table-cell>
          <table:table-cell office:value-type="string" calcext:value-type="string">
            <text:p>I shooted with my phn...best thing yu can carry without any tension..</text:p>
          </table:table-cell>
          <table:table-cell/>
        </table:table-row>
        <table:table-row table:style-name="ro1">
          <table:table-cell office:value-type="float" office:value="341763" calcext:value-type="float">
            <text:p>341763</text:p>
          </table:table-cell>
          <table:table-cell office:value-type="float" office:value="0" calcext:value-type="float">
            <text:p>0</text:p>
          </table:table-cell>
          <table:table-cell office:value-type="float" office:value="1826292" calcext:value-type="float">
            <text:p>1826292</text:p>
          </table:table-cell>
          <table:table-cell office:value-type="float" office:value="82032" calcext:value-type="float">
            <text:p>82032</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416825" calcext:value-type="float">
            <text:p>416825</text:p>
          </table:table-cell>
          <table:table-cell office:value-type="float" office:value="0" calcext:value-type="float">
            <text:p>0</text:p>
          </table:table-cell>
          <table:table-cell office:value-type="float" office:value="2305825" calcext:value-type="float">
            <text:p>2305825</text:p>
          </table:table-cell>
          <table:table-cell office:value-type="float" office:value="3702" calcext:value-type="float">
            <text:p>3702</text:p>
          </table:table-cell>
          <table:table-cell office:value-type="string" calcext:value-type="string">
            <text:p>its a small world</text:p>
          </table:table-cell>
          <table:table-cell/>
        </table:table-row>
        <table:table-row table:style-name="ro1">
          <table:table-cell office:value-type="float" office:value="455537" calcext:value-type="float">
            <text:p>455537</text:p>
          </table:table-cell>
          <table:table-cell office:value-type="float" office:value="0" calcext:value-type="float">
            <text:p>0</text:p>
          </table:table-cell>
          <table:table-cell office:value-type="float" office:value="2281932" calcext:value-type="float">
            <text:p>2281932</text:p>
          </table:table-cell>
          <table:table-cell office:value-type="float" office:value="2050476" calcext:value-type="float">
            <text:p>2050476</text:p>
          </table:table-cell>
          <table:table-cell office:value-type="string" calcext:value-type="string">
            <text:p>Hello</text:p>
          </table:table-cell>
          <table:table-cell/>
        </table:table-row>
        <table:table-row table:style-name="ro1">
          <table:table-cell office:value-type="float" office:value="6942" calcext:value-type="float">
            <text:p>6942</text:p>
          </table:table-cell>
          <table:table-cell office:value-type="float" office:value="87538" calcext:value-type="float">
            <text:p>87538</text:p>
          </table:table-cell>
          <table:table-cell office:value-type="float" office:value="0" calcext:value-type="float">
            <text:p>0</text:p>
          </table:table-cell>
          <table:table-cell office:value-type="float" office:value="61655" calcext:value-type="float">
            <text:p>61655</text:p>
          </table:table-cell>
          <table:table-cell office:value-type="string" calcext:value-type="string">
            <text:p>The places that I saw in fictional stories, seeing Austria, it seems that this is the same, I do not know when I will go there,,, ???My Dream.... ?</text:p>
          </table:table-cell>
          <table:table-cell/>
        </table:table-row>
        <table:table-row table:style-name="ro1">
          <table:table-cell office:value-type="float" office:value="43469" calcext:value-type="float">
            <text:p>43469</text:p>
          </table:table-cell>
          <table:table-cell office:value-type="float" office:value="0" calcext:value-type="float">
            <text:p>0</text:p>
          </table:table-cell>
          <table:table-cell office:value-type="float" office:value="642137" calcext:value-type="float">
            <text:p>642137</text:p>
          </table:table-cell>
          <table:table-cell office:value-type="float" office:value="87079" calcext:value-type="float">
            <text:p>87079</text:p>
          </table:table-cell>
          <table:table-cell office:value-type="string" calcext:value-type="string">
            <text:p>Outstanding One!</text:p>
          </table:table-cell>
          <table:table-cell/>
        </table:table-row>
        <table:table-row table:style-name="ro1">
          <table:table-cell office:value-type="float" office:value="79232" calcext:value-type="float">
            <text:p>79232</text:p>
          </table:table-cell>
          <table:table-cell office:value-type="float" office:value="0" calcext:value-type="float">
            <text:p>0</text:p>
          </table:table-cell>
          <table:table-cell office:value-type="float" office:value="435810" calcext:value-type="float">
            <text:p>435810</text:p>
          </table:table-cell>
          <table:table-cell office:value-type="float" office:value="85371" calcext:value-type="float">
            <text:p>85371</text:p>
          </table:table-cell>
          <table:table-cell office:value-type="string" calcext:value-type="string">
            <text:p>masttt!!</text:p>
          </table:table-cell>
          <table:table-cell/>
        </table:table-row>
        <table:table-row table:style-name="ro1">
          <table:table-cell office:value-type="float" office:value="109701" calcext:value-type="float">
            <text:p>109701</text:p>
          </table:table-cell>
          <table:table-cell office:value-type="float" office:value="0" calcext:value-type="float">
            <text:p>0</text:p>
          </table:table-cell>
          <table:table-cell office:value-type="float" office:value="798283" calcext:value-type="float">
            <text:p>798283</text:p>
          </table:table-cell>
          <table:table-cell office:value-type="float" office:value="88032" calcext:value-type="float">
            <text:p>88032</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147247" calcext:value-type="float">
            <text:p>147247</text:p>
          </table:table-cell>
          <table:table-cell office:value-type="float" office:value="0" calcext:value-type="float">
            <text:p>0</text:p>
          </table:table-cell>
          <table:table-cell office:value-type="float" office:value="884675" calcext:value-type="float">
            <text:p>884675</text:p>
          </table:table-cell>
          <table:table-cell office:value-type="float" office:value="45527" calcext:value-type="float">
            <text:p>45527</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78399" calcext:value-type="float">
            <text:p>178399</text:p>
          </table:table-cell>
          <table:table-cell office:value-type="float" office:value="0" calcext:value-type="float">
            <text:p>0</text:p>
          </table:table-cell>
          <table:table-cell office:value-type="float" office:value="971419" calcext:value-type="float">
            <text:p>971419</text:p>
          </table:table-cell>
          <table:table-cell office:value-type="float" office:value="81269" calcext:value-type="float">
            <text:p>81269</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200445" calcext:value-type="float">
            <text:p>200445</text:p>
          </table:table-cell>
          <table:table-cell office:value-type="float" office:value="0" calcext:value-type="float">
            <text:p>0</text:p>
          </table:table-cell>
          <table:table-cell office:value-type="float" office:value="1039782" calcext:value-type="float">
            <text:p>1039782</text:p>
          </table:table-cell>
          <table:table-cell office:value-type="float" office:value="82534" calcext:value-type="float">
            <text:p>82534</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43951" calcext:value-type="float">
            <text:p>243951</text:p>
          </table:table-cell>
          <table:table-cell office:value-type="float" office:value="0" calcext:value-type="float">
            <text:p>0</text:p>
          </table:table-cell>
          <table:table-cell office:value-type="float" office:value="978957" calcext:value-type="float">
            <text:p>978957</text:p>
          </table:table-cell>
          <table:table-cell office:value-type="float" office:value="82842" calcext:value-type="float">
            <text:p>82842</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253941" calcext:value-type="float">
            <text:p>253941</text:p>
          </table:table-cell>
          <table:table-cell office:value-type="float" office:value="0" calcext:value-type="float">
            <text:p>0</text:p>
          </table:table-cell>
          <table:table-cell office:value-type="float" office:value="1303348" calcext:value-type="float">
            <text:p>1303348</text:p>
          </table:table-cell>
          <table:table-cell office:value-type="float" office:value="78128" calcext:value-type="float">
            <text:p>78128</text:p>
          </table:table-cell>
          <table:table-cell office:value-type="string" calcext:value-type="string">
            <text:p>Good </text:p>
          </table:table-cell>
          <table:table-cell/>
        </table:table-row>
        <table:table-row table:style-name="ro1">
          <table:table-cell office:value-type="float" office:value="256042" calcext:value-type="float">
            <text:p>256042</text:p>
          </table:table-cell>
          <table:table-cell office:value-type="float" office:value="891601" calcext:value-type="float">
            <text:p>891601</text:p>
          </table:table-cell>
          <table:table-cell office:value-type="float" office:value="0" calcext:value-type="float">
            <text:p>0</text:p>
          </table:table-cell>
          <table:table-cell office:value-type="float" office:value="130566" calcext:value-type="float">
            <text:p>130566</text:p>
          </table:table-cell>
          <table:table-cell office:value-type="string" calcext:value-type="string">
            <text:p>[[@1]]</text:p>
          </table:table-cell>
          <table:table-cell/>
        </table:table-row>
        <table:table-row table:style-name="ro1">
          <table:table-cell office:value-type="float" office:value="259113" calcext:value-type="float">
            <text:p>259113</text:p>
          </table:table-cell>
          <table:table-cell office:value-type="float" office:value="0" calcext:value-type="float">
            <text:p>0</text:p>
          </table:table-cell>
          <table:table-cell office:value-type="float" office:value="1323776" calcext:value-type="float">
            <text:p>1323776</text:p>
          </table:table-cell>
          <table:table-cell office:value-type="float" office:value="77154" calcext:value-type="float">
            <text:p>77154</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359493" calcext:value-type="float">
            <text:p>359493</text:p>
          </table:table-cell>
          <table:table-cell office:value-type="float" office:value="0" calcext:value-type="float">
            <text:p>0</text:p>
          </table:table-cell>
          <table:table-cell office:value-type="float" office:value="2004625" calcext:value-type="float">
            <text:p>2004625</text:p>
          </table:table-cell>
          <table:table-cell office:value-type="float" office:value="77770" calcext:value-type="float">
            <text:p>77770</text:p>
          </table:table-cell>
          <table:table-cell office:value-type="string" calcext:value-type="string">
            <text:p>amazing stories! when can i read your next adventure?</text:p>
          </table:table-cell>
          <table:table-cell/>
        </table:table-row>
        <table:table-row table:style-name="ro1">
          <table:table-cell office:value-type="float" office:value="360764" calcext:value-type="float">
            <text:p>360764</text:p>
          </table:table-cell>
          <table:table-cell office:value-type="float" office:value="0" calcext:value-type="float">
            <text:p>0</text:p>
          </table:table-cell>
          <table:table-cell office:value-type="float" office:value="2017915" calcext:value-type="float">
            <text:p>2017915</text:p>
          </table:table-cell>
          <table:table-cell office:value-type="float" office:value="79192" calcext:value-type="float">
            <text:p>79192</text:p>
          </table:table-cell>
          <table:table-cell office:value-type="string" calcext:value-type="string">
            <text:p>Woah! Waiting for the next post in series <text:s/>❤️?</text:p>
          </table:table-cell>
          <table:table-cell/>
        </table:table-row>
        <table:table-row table:style-name="ro1">
          <table:table-cell office:value-type="float" office:value="364001" calcext:value-type="float">
            <text:p>364001</text:p>
          </table:table-cell>
          <table:table-cell office:value-type="float" office:value="0" calcext:value-type="float">
            <text:p>0</text:p>
          </table:table-cell>
          <table:table-cell office:value-type="float" office:value="124670" calcext:value-type="float">
            <text:p>124670</text:p>
          </table:table-cell>
          <table:table-cell office:value-type="float" office:value="661264" calcext:value-type="float">
            <text:p>661264</text:p>
          </table:table-cell>
          <table:table-cell office:value-type="string" calcext:value-type="string">
            <text:p>Hi</text:p>
          </table:table-cell>
          <table:table-cell/>
        </table:table-row>
        <table:table-row table:style-name="ro1">
          <table:table-cell office:value-type="float" office:value="7400" calcext:value-type="float">
            <text:p>7400</text:p>
          </table:table-cell>
          <table:table-cell office:value-type="float" office:value="0" calcext:value-type="float">
            <text:p>0</text:p>
          </table:table-cell>
          <table:table-cell office:value-type="float" office:value="216094" calcext:value-type="float">
            <text:p>216094</text:p>
          </table:table-cell>
          <table:table-cell office:value-type="float" office:value="89394" calcext:value-type="float">
            <text:p>89394</text:p>
          </table:table-cell>
          <table:table-cell office:value-type="string" calcext:value-type="string">
            <text:p>They are not allowing these days because of few accidents near the falls...</text:p>
          </table:table-cell>
          <table:table-cell/>
        </table:table-row>
        <table:table-row table:style-name="ro1">
          <table:table-cell office:value-type="float" office:value="42309" calcext:value-type="float">
            <text:p>42309</text:p>
          </table:table-cell>
          <table:table-cell office:value-type="float" office:value="0" calcext:value-type="float">
            <text:p>0</text:p>
          </table:table-cell>
          <table:table-cell office:value-type="float" office:value="637642" calcext:value-type="float">
            <text:p>637642</text:p>
          </table:table-cell>
          <table:table-cell office:value-type="float" office:value="45150" calcext:value-type="float">
            <text:p>45150</text:p>
          </table:table-cell>
          <table:table-cell office:value-type="string" calcext:value-type="string">
            <text:p>The photographs and the content are beautifully amalgamated</text:p>
          </table:table-cell>
          <table:table-cell/>
        </table:table-row>
        <table:table-row table:style-name="ro2">
          <table:table-cell office:value-type="float" office:value="58200" calcext:value-type="float">
            <text:p>58200</text:p>
          </table:table-cell>
          <table:table-cell office:value-type="float" office:value="336819" calcext:value-type="float">
            <text:p>336819</text:p>
          </table:table-cell>
          <table:table-cell office:value-type="float" office:value="0" calcext:value-type="float">
            <text:p>0</text:p>
          </table:table-cell>
          <table:table-cell office:value-type="float" office:value="153393" calcext:value-type="float">
            <text:p>153393</text:p>
          </table:table-cell>
          <table:table-cell office:value-type="string" calcext:value-type="string">
            <text:p>[[@1]] It's not a phase. It's my life,</text:p>
            <text:p>It's not a hobby, It's my passion.</text:p>
            <text:p>It's not for everyone. It is for me.?</text:p>
          </table:table-cell>
          <table:table-cell/>
        </table:table-row>
        <table:table-row table:style-name="ro1">
          <table:table-cell office:value-type="float" office:value="59609" calcext:value-type="float">
            <text:p>59609</text:p>
          </table:table-cell>
          <table:table-cell office:value-type="float" office:value="0" calcext:value-type="float">
            <text:p>0</text:p>
          </table:table-cell>
          <table:table-cell office:value-type="float" office:value="673822" calcext:value-type="float">
            <text:p>673822</text:p>
          </table:table-cell>
          <table:table-cell office:value-type="float" office:value="201271" calcext:value-type="float">
            <text:p>201271</text:p>
          </table:table-cell>
          <table:table-cell office:value-type="string" calcext:value-type="string">
            <text:p>[[@87479]] thanks!</text:p>
          </table:table-cell>
          <table:table-cell/>
        </table:table-row>
        <table:table-row table:style-name="ro1">
          <table:table-cell office:value-type="float" office:value="68520" calcext:value-type="float">
            <text:p>68520</text:p>
          </table:table-cell>
          <table:table-cell office:value-type="float" office:value="0" calcext:value-type="float">
            <text:p>0</text:p>
          </table:table-cell>
          <table:table-cell office:value-type="float" office:value="699964" calcext:value-type="float">
            <text:p>699964</text:p>
          </table:table-cell>
          <table:table-cell office:value-type="float" office:value="79827" calcext:value-type="float">
            <text:p>79827</text:p>
          </table:table-cell>
          <table:table-cell office:value-type="string" calcext:value-type="string">
            <text:p>So glad you shared this today!</text:p>
          </table:table-cell>
          <table:table-cell/>
        </table:table-row>
        <table:table-row table:style-name="ro1">
          <table:table-cell office:value-type="float" office:value="112510" calcext:value-type="float">
            <text:p>112510</text:p>
          </table:table-cell>
          <table:table-cell office:value-type="float" office:value="0" calcext:value-type="float">
            <text:p>0</text:p>
          </table:table-cell>
          <table:table-cell office:value-type="float" office:value="804603" calcext:value-type="float">
            <text:p>804603</text:p>
          </table:table-cell>
          <table:table-cell office:value-type="float" office:value="82020" calcext:value-type="float">
            <text:p>82020</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21644" calcext:value-type="float">
            <text:p>121644</text:p>
          </table:table-cell>
          <table:table-cell office:value-type="float" office:value="0" calcext:value-type="float">
            <text:p>0</text:p>
          </table:table-cell>
          <table:table-cell office:value-type="float" office:value="15180" calcext:value-type="float">
            <text:p>15180</text:p>
          </table:table-cell>
          <table:table-cell office:value-type="float" office:value="85091" calcext:value-type="float">
            <text:p>85091</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60495" calcext:value-type="float">
            <text:p>160495</text:p>
          </table:table-cell>
          <table:table-cell office:value-type="float" office:value="0" calcext:value-type="float">
            <text:p>0</text:p>
          </table:table-cell>
          <table:table-cell office:value-type="float" office:value="916766" calcext:value-type="float">
            <text:p>916766</text:p>
          </table:table-cell>
          <table:table-cell office:value-type="float" office:value="275367" calcext:value-type="float">
            <text:p>275367</text:p>
          </table:table-cell>
          <table:table-cell office:value-type="string" calcext:value-type="string">
            <text:p>@evil.spawn19 ya, next time I'll do that as well. Thanks</text:p>
          </table:table-cell>
          <table:table-cell/>
        </table:table-row>
        <table:table-row table:style-name="ro1">
          <table:table-cell office:value-type="float" office:value="250739" calcext:value-type="float">
            <text:p>250739</text:p>
          </table:table-cell>
          <table:table-cell office:value-type="float" office:value="0" calcext:value-type="float">
            <text:p>0</text:p>
          </table:table-cell>
          <table:table-cell office:value-type="float" office:value="1275622" calcext:value-type="float">
            <text:p>1275622</text:p>
          </table:table-cell>
          <table:table-cell office:value-type="float" office:value="384146" calcext:value-type="float">
            <text:p>384146</text:p>
          </table:table-cell>
          <table:table-cell office:value-type="string" calcext:value-type="string">
            <text:p>[[@42613]] ThanQ... This is my 1st visit and I have fallen in love with nature and atmosphere here</text:p>
          </table:table-cell>
          <table:table-cell/>
        </table:table-row>
        <table:table-row table:style-name="ro1">
          <table:table-cell office:value-type="float" office:value="313838" calcext:value-type="float">
            <text:p>313838</text:p>
          </table:table-cell>
          <table:table-cell office:value-type="float" office:value="0" calcext:value-type="float">
            <text:p>0</text:p>
          </table:table-cell>
          <table:table-cell office:value-type="float" office:value="259142" calcext:value-type="float">
            <text:p>259142</text:p>
          </table:table-cell>
          <table:table-cell office:value-type="float" office:value="101946" calcext:value-type="float">
            <text:p>101946</text:p>
          </table:table-cell>
          <table:table-cell office:value-type="string" calcext:value-type="string">
            <text:p>[[@83235]] <text:s/>I just started using trail, will update more content on the go. Thanks for the advice ✌ thanks</text:p>
          </table:table-cell>
          <table:table-cell/>
        </table:table-row>
        <table:table-row table:style-name="ro1">
          <table:table-cell office:value-type="float" office:value="333069" calcext:value-type="float">
            <text:p>333069</text:p>
          </table:table-cell>
          <table:table-cell office:value-type="float" office:value="0" calcext:value-type="float">
            <text:p>0</text:p>
          </table:table-cell>
          <table:table-cell office:value-type="float" office:value="1778148" calcext:value-type="float">
            <text:p>1778148</text:p>
          </table:table-cell>
          <table:table-cell office:value-type="float" office:value="41052" calcext:value-type="float">
            <text:p>41052</text:p>
          </table:table-cell>
          <table:table-cell office:value-type="string" calcext:value-type="string">
            <text:p>Absolutely amazing ?</text:p>
          </table:table-cell>
          <table:table-cell/>
        </table:table-row>
        <table:table-row table:style-name="ro1">
          <table:table-cell office:value-type="float" office:value="340938" calcext:value-type="float">
            <text:p>340938</text:p>
          </table:table-cell>
          <table:table-cell office:value-type="float" office:value="0" calcext:value-type="float">
            <text:p>0</text:p>
          </table:table-cell>
          <table:table-cell office:value-type="float" office:value="1820253" calcext:value-type="float">
            <text:p>1820253</text:p>
          </table:table-cell>
          <table:table-cell office:value-type="float" office:value="78449" calcext:value-type="float">
            <text:p>78449</text:p>
          </table:table-cell>
          <table:table-cell office:value-type="string" calcext:value-type="string">
            <text:p>Atti Sundar!</text:p>
          </table:table-cell>
          <table:table-cell/>
        </table:table-row>
        <table:table-row table:style-name="ro1">
          <table:table-cell office:value-type="float" office:value="345608" calcext:value-type="float">
            <text:p>345608</text:p>
          </table:table-cell>
          <table:table-cell office:value-type="float" office:value="0" calcext:value-type="float">
            <text:p>0</text:p>
          </table:table-cell>
          <table:table-cell office:value-type="float" office:value="1850709" calcext:value-type="float">
            <text:p>1850709</text:p>
          </table:table-cell>
          <table:table-cell office:value-type="float" office:value="85771" calcext:value-type="float">
            <text:p>85771</text:p>
          </table:table-cell>
          <table:table-cell office:value-type="string" calcext:value-type="string">
            <text:p>It's really amazing pictures ? </text:p>
          </table:table-cell>
          <table:table-cell/>
        </table:table-row>
        <table:table-row table:style-name="ro1">
          <table:table-cell office:value-type="float" office:value="363966" calcext:value-type="float">
            <text:p>363966</text:p>
          </table:table-cell>
          <table:table-cell office:value-type="float" office:value="0" calcext:value-type="float">
            <text:p>0</text:p>
          </table:table-cell>
          <table:table-cell office:value-type="float" office:value="1761987" calcext:value-type="float">
            <text:p>1761987</text:p>
          </table:table-cell>
          <table:table-cell office:value-type="float" office:value="658221" calcext:value-type="float">
            <text:p>658221</text:p>
          </table:table-cell>
          <table:table-cell office:value-type="string" calcext:value-type="string">
            <text:p>BEAUTIFUL???????</text:p>
          </table:table-cell>
          <table:table-cell/>
        </table:table-row>
        <table:table-row table:style-name="ro1">
          <table:table-cell office:value-type="float" office:value="404207" calcext:value-type="float">
            <text:p>404207</text:p>
          </table:table-cell>
          <table:table-cell office:value-type="float" office:value="0" calcext:value-type="float">
            <text:p>0</text:p>
          </table:table-cell>
          <table:table-cell office:value-type="float" office:value="2276685" calcext:value-type="float">
            <text:p>2276685</text:p>
          </table:table-cell>
          <table:table-cell office:value-type="float" office:value="1083510" calcext:value-type="float">
            <text:p>1083510</text:p>
          </table:table-cell>
          <table:table-cell office:value-type="string" calcext:value-type="string">
            <text:p>Super</text:p>
          </table:table-cell>
          <table:table-cell/>
        </table:table-row>
        <table:table-row table:style-name="ro1">
          <table:table-cell office:value-type="float" office:value="425380" calcext:value-type="float">
            <text:p>425380</text:p>
          </table:table-cell>
          <table:table-cell office:value-type="float" office:value="0" calcext:value-type="float">
            <text:p>0</text:p>
          </table:table-cell>
          <table:table-cell office:value-type="float" office:value="93363" calcext:value-type="float">
            <text:p>93363</text:p>
          </table:table-cell>
          <table:table-cell office:value-type="float" office:value="37883" calcext:value-type="float">
            <text:p>37883</text:p>
          </table:table-cell>
          <table:table-cell office:value-type="string" calcext:value-type="string">
            <text:p>is wine considered non-alcoholic?</text:p>
          </table:table-cell>
          <table:table-cell/>
        </table:table-row>
        <table:table-row table:style-name="ro1">
          <table:table-cell office:value-type="float" office:value="435372" calcext:value-type="float">
            <text:p>435372</text:p>
          </table:table-cell>
          <table:table-cell office:value-type="float" office:value="0" calcext:value-type="float">
            <text:p>0</text:p>
          </table:table-cell>
          <table:table-cell office:value-type="float" office:value="2319522" calcext:value-type="float">
            <text:p>2319522</text:p>
          </table:table-cell>
          <table:table-cell office:value-type="float" office:value="1522022" calcext:value-type="float">
            <text:p>1522022</text:p>
          </table:table-cell>
          <table:table-cell office:value-type="string" calcext:value-type="string">
            <text:p>Hii</text:p>
          </table:table-cell>
          <table:table-cell/>
        </table:table-row>
        <table:table-row table:style-name="ro1">
          <table:table-cell office:value-type="float" office:value="444509" calcext:value-type="float">
            <text:p>444509</text:p>
          </table:table-cell>
          <table:table-cell office:value-type="float" office:value="0" calcext:value-type="float">
            <text:p>0</text:p>
          </table:table-cell>
          <table:table-cell office:value-type="float" office:value="2186708" calcext:value-type="float">
            <text:p>2186708</text:p>
          </table:table-cell>
          <table:table-cell office:value-type="float" office:value="1758465" calcext:value-type="float">
            <text:p>1758465</text:p>
          </table:table-cell>
          <table:table-cell office:value-type="string" calcext:value-type="string">
            <text:p>Nice</text:p>
          </table:table-cell>
          <table:table-cell/>
        </table:table-row>
        <table:table-row table:style-name="ro1">
          <table:table-cell office:value-type="float" office:value="128369" calcext:value-type="float">
            <text:p>128369</text:p>
          </table:table-cell>
          <table:table-cell office:value-type="float" office:value="0" calcext:value-type="float">
            <text:p>0</text:p>
          </table:table-cell>
          <table:table-cell office:value-type="float" office:value="834559" calcext:value-type="float">
            <text:p>834559</text:p>
          </table:table-cell>
          <table:table-cell office:value-type="float" office:value="85630" calcext:value-type="float">
            <text:p>85630</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145276" calcext:value-type="float">
            <text:p>145276</text:p>
          </table:table-cell>
          <table:table-cell office:value-type="float" office:value="0" calcext:value-type="float">
            <text:p>0</text:p>
          </table:table-cell>
          <table:table-cell office:value-type="float" office:value="876887" calcext:value-type="float">
            <text:p>876887</text:p>
          </table:table-cell>
          <table:table-cell office:value-type="float" office:value="50308" calcext:value-type="float">
            <text:p>50308</text:p>
          </table:table-cell>
          <table:table-cell office:value-type="string" calcext:value-type="string">
            <text:p>This is one of the best trails I've gone through to be honest!</text:p>
          </table:table-cell>
          <table:table-cell/>
        </table:table-row>
        <table:table-row table:style-name="ro1">
          <table:table-cell office:value-type="float" office:value="214776" calcext:value-type="float">
            <text:p>214776</text:p>
          </table:table-cell>
          <table:table-cell office:value-type="float" office:value="0" calcext:value-type="float">
            <text:p>0</text:p>
          </table:table-cell>
          <table:table-cell office:value-type="float" office:value="1105506" calcext:value-type="float">
            <text:p>1105506</text:p>
          </table:table-cell>
          <table:table-cell office:value-type="float" office:value="42642" calcext:value-type="float">
            <text:p>42642</text:p>
          </table:table-cell>
          <table:table-cell office:value-type="string" calcext:value-type="string">
            <text:p>Kya mast hai bhai</text:p>
          </table:table-cell>
          <table:table-cell/>
        </table:table-row>
        <table:table-row table:style-name="ro1">
          <table:table-cell office:value-type="float" office:value="237610" calcext:value-type="float">
            <text:p>237610</text:p>
          </table:table-cell>
          <table:table-cell office:value-type="float" office:value="0" calcext:value-type="float">
            <text:p>0</text:p>
          </table:table-cell>
          <table:table-cell office:value-type="float" office:value="1192399" calcext:value-type="float">
            <text:p>1192399</text:p>
          </table:table-cell>
          <table:table-cell office:value-type="float" office:value="87614" calcext:value-type="float">
            <text:p>87614</text:p>
          </table:table-cell>
          <table:table-cell office:value-type="string" calcext:value-type="string">
            <text:p>Amazing trail, could share some videos of the same</text:p>
          </table:table-cell>
          <table:table-cell/>
        </table:table-row>
        <table:table-row table:style-name="ro1">
          <table:table-cell office:value-type="float" office:value="372969" calcext:value-type="float">
            <text:p>372969</text:p>
          </table:table-cell>
          <table:table-cell office:value-type="float" office:value="0" calcext:value-type="float">
            <text:p>0</text:p>
          </table:table-cell>
          <table:table-cell office:value-type="float" office:value="2221426" calcext:value-type="float">
            <text:p>2221426</text:p>
          </table:table-cell>
          <table:table-cell office:value-type="float" office:value="83360" calcext:value-type="float">
            <text:p>83360</text:p>
          </table:table-cell>
          <table:table-cell office:value-type="string" calcext:value-type="string">
            <text:p>The photographs and the content are beautifully amalgamated</text:p>
          </table:table-cell>
          <table:table-cell/>
        </table:table-row>
        <table:table-row table:style-name="ro1">
          <table:table-cell office:value-type="float" office:value="378964" calcext:value-type="float">
            <text:p>378964</text:p>
          </table:table-cell>
          <table:table-cell office:value-type="float" office:value="0" calcext:value-type="float">
            <text:p>0</text:p>
          </table:table-cell>
          <table:table-cell office:value-type="float" office:value="2232398" calcext:value-type="float">
            <text:p>2232398</text:p>
          </table:table-cell>
          <table:table-cell office:value-type="float" office:value="86781" calcext:value-type="float">
            <text:p>86781</text:p>
          </table:table-cell>
          <table:table-cell office:value-type="string" calcext:value-type="string">
            <text:p>Nyc shot ❤️❤️❤️</text:p>
          </table:table-cell>
          <table:table-cell/>
        </table:table-row>
        <table:table-row table:style-name="ro1">
          <table:table-cell office:value-type="float" office:value="459762" calcext:value-type="float">
            <text:p>459762</text:p>
          </table:table-cell>
          <table:table-cell office:value-type="float" office:value="0" calcext:value-type="float">
            <text:p>0</text:p>
          </table:table-cell>
          <table:table-cell office:value-type="float" office:value="2267061" calcext:value-type="float">
            <text:p>2267061</text:p>
          </table:table-cell>
          <table:table-cell office:value-type="float" office:value="1914394" calcext:value-type="float">
            <text:p>1914394</text:p>
          </table:table-cell>
          <table:table-cell office:value-type="string" calcext:value-type="string">
            <text:p>Hello</text:p>
          </table:table-cell>
          <table:table-cell/>
        </table:table-row>
        <table:table-row table:style-name="ro1">
          <table:table-cell office:value-type="float" office:value="130431" calcext:value-type="float">
            <text:p>130431</text:p>
          </table:table-cell>
          <table:table-cell office:value-type="float" office:value="0" calcext:value-type="float">
            <text:p>0</text:p>
          </table:table-cell>
          <table:table-cell office:value-type="float" office:value="839485" calcext:value-type="float">
            <text:p>839485</text:p>
          </table:table-cell>
          <table:table-cell office:value-type="float" office:value="135816" calcext:value-type="float">
            <text:p>135816</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99180" calcext:value-type="float">
            <text:p>199180</text:p>
          </table:table-cell>
          <table:table-cell office:value-type="float" office:value="0" calcext:value-type="float">
            <text:p>0</text:p>
          </table:table-cell>
          <table:table-cell office:value-type="float" office:value="991568" calcext:value-type="float">
            <text:p>991568</text:p>
          </table:table-cell>
          <table:table-cell office:value-type="float" office:value="103682" calcext:value-type="float">
            <text:p>103682</text:p>
          </table:table-cell>
          <table:table-cell office:value-type="string" calcext:value-type="string">
            <text:p>[[@311769]] <text:s/>wow that's a huge compliment!</text:p>
          </table:table-cell>
          <table:table-cell/>
        </table:table-row>
        <table:table-row table:style-name="ro1">
          <table:table-cell office:value-type="float" office:value="230184" calcext:value-type="float">
            <text:p>230184</text:p>
          </table:table-cell>
          <table:table-cell office:value-type="float" office:value="0" calcext:value-type="float">
            <text:p>0</text:p>
          </table:table-cell>
          <table:table-cell office:value-type="float" office:value="1175617" calcext:value-type="float">
            <text:p>1175617</text:p>
          </table:table-cell>
          <table:table-cell office:value-type="float" office:value="86805" calcext:value-type="float">
            <text:p>86805</text:p>
          </table:table-cell>
          <table:table-cell office:value-type="string" calcext:value-type="string">
            <text:p>Chaa gaye tum toh</text:p>
          </table:table-cell>
          <table:table-cell/>
        </table:table-row>
        <table:table-row table:style-name="ro1">
          <table:table-cell office:value-type="float" office:value="258719" calcext:value-type="float">
            <text:p>258719</text:p>
          </table:table-cell>
          <table:table-cell office:value-type="float" office:value="0" calcext:value-type="float">
            <text:p>0</text:p>
          </table:table-cell>
          <table:table-cell office:value-type="float" office:value="1322415" calcext:value-type="float">
            <text:p>1322415</text:p>
          </table:table-cell>
          <table:table-cell office:value-type="float" office:value="364877" calcext:value-type="float">
            <text:p>364877</text:p>
          </table:table-cell>
          <table:table-cell office:value-type="string" calcext:value-type="string">
            <text:p>[[@85403]] still not planned but you would see soon some more</text:p>
          </table:table-cell>
          <table:table-cell/>
        </table:table-row>
        <table:table-row table:style-name="ro1">
          <table:table-cell office:value-type="float" office:value="359927" calcext:value-type="float">
            <text:p>359927</text:p>
          </table:table-cell>
          <table:table-cell office:value-type="float" office:value="0" calcext:value-type="float">
            <text:p>0</text:p>
          </table:table-cell>
          <table:table-cell office:value-type="float" office:value="2006442" calcext:value-type="float">
            <text:p>2006442</text:p>
          </table:table-cell>
          <table:table-cell office:value-type="float" office:value="81256" calcext:value-type="float">
            <text:p>81256</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361859" calcext:value-type="float">
            <text:p>361859</text:p>
          </table:table-cell>
          <table:table-cell office:value-type="float" office:value="0" calcext:value-type="float">
            <text:p>0</text:p>
          </table:table-cell>
          <table:table-cell office:value-type="float" office:value="2056601" calcext:value-type="float">
            <text:p>2056601</text:p>
          </table:table-cell>
          <table:table-cell office:value-type="float" office:value="76970" calcext:value-type="float">
            <text:p>76970</text:p>
          </table:table-cell>
          <table:table-cell office:value-type="string" calcext:value-type="string">
            <text:p>The content digresses a little, the pictures are so good but!</text:p>
          </table:table-cell>
          <table:table-cell/>
        </table:table-row>
        <table:table-row table:style-name="ro1">
          <table:table-cell office:value-type="float" office:value="413260" calcext:value-type="float">
            <text:p>413260</text:p>
          </table:table-cell>
          <table:table-cell office:value-type="float" office:value="0" calcext:value-type="float">
            <text:p>0</text:p>
          </table:table-cell>
          <table:table-cell office:value-type="float" office:value="2319048" calcext:value-type="float">
            <text:p>2319048</text:p>
          </table:table-cell>
          <table:table-cell office:value-type="float" office:value="1356469" calcext:value-type="float">
            <text:p>1356469</text:p>
          </table:table-cell>
          <table:table-cell office:value-type="string" calcext:value-type="string">
            <text:p>Sab ko like kato</text:p>
          </table:table-cell>
          <table:table-cell/>
        </table:table-row>
        <table:table-row table:style-name="ro1">
          <table:table-cell office:value-type="float" office:value="426087" calcext:value-type="float">
            <text:p>426087</text:p>
          </table:table-cell>
          <table:table-cell office:value-type="float" office:value="0" calcext:value-type="float">
            <text:p>0</text:p>
          </table:table-cell>
          <table:table-cell office:value-type="float" office:value="78872" calcext:value-type="float">
            <text:p>78872</text:p>
          </table:table-cell>
          <table:table-cell office:value-type="float" office:value="40160" calcext:value-type="float">
            <text:p>40160</text:p>
          </table:table-cell>
          <table:table-cell office:value-type="string" calcext:value-type="string">
            <text:p>the title is soo inspirational</text:p>
          </table:table-cell>
          <table:table-cell/>
        </table:table-row>
        <table:table-row table:style-name="ro1">
          <table:table-cell office:value-type="float" office:value="454909" calcext:value-type="float">
            <text:p>454909</text:p>
          </table:table-cell>
          <table:table-cell office:value-type="float" office:value="0" calcext:value-type="float">
            <text:p>0</text:p>
          </table:table-cell>
          <table:table-cell office:value-type="float" office:value="2233599" calcext:value-type="float">
            <text:p>2233599</text:p>
          </table:table-cell>
          <table:table-cell office:value-type="float" office:value="2032534" calcext:value-type="float">
            <text:p>2032534</text:p>
          </table:table-cell>
          <table:table-cell office:value-type="string" calcext:value-type="string">
            <text:p>Very nice please tell me now</text:p>
          </table:table-cell>
          <table:table-cell/>
        </table:table-row>
        <table:table-row table:style-name="ro1">
          <table:table-cell office:value-type="float" office:value="18758" calcext:value-type="float">
            <text:p>18758</text:p>
          </table:table-cell>
          <table:table-cell office:value-type="float" office:value="0" calcext:value-type="float">
            <text:p>0</text:p>
          </table:table-cell>
          <table:table-cell office:value-type="float" office:value="580145" calcext:value-type="float">
            <text:p>580145</text:p>
          </table:table-cell>
          <table:table-cell office:value-type="float" office:value="173814" calcext:value-type="float">
            <text:p>173814</text:p>
          </table:table-cell>
          <table:table-cell office:value-type="string" calcext:value-type="string">
            <text:p>[[@84703]] <text:s/>yes, I do</text:p>
          </table:table-cell>
          <table:table-cell/>
        </table:table-row>
        <table:table-row table:style-name="ro1">
          <table:table-cell office:value-type="float" office:value="21575" calcext:value-type="float">
            <text:p>21575</text:p>
          </table:table-cell>
          <table:table-cell office:value-type="float" office:value="0" calcext:value-type="float">
            <text:p>0</text:p>
          </table:table-cell>
          <table:table-cell office:value-type="float" office:value="590918" calcext:value-type="float">
            <text:p>590918</text:p>
          </table:table-cell>
          <table:table-cell office:value-type="float" office:value="41176" calcext:value-type="float">
            <text:p>41176</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33741" calcext:value-type="float">
            <text:p>33741</text:p>
          </table:table-cell>
          <table:table-cell office:value-type="float" office:value="0" calcext:value-type="float">
            <text:p>0</text:p>
          </table:table-cell>
          <table:table-cell office:value-type="float" office:value="622315" calcext:value-type="float">
            <text:p>622315</text:p>
          </table:table-cell>
          <table:table-cell office:value-type="float" office:value="87807" calcext:value-type="float">
            <text:p>87807</text:p>
          </table:table-cell>
          <table:table-cell office:value-type="string" calcext:value-type="string">
            <text:p>The content and the images don't sit well with one another!</text:p>
          </table:table-cell>
          <table:table-cell/>
        </table:table-row>
        <table:table-row table:style-name="ro1">
          <table:table-cell office:value-type="float" office:value="57959" calcext:value-type="float">
            <text:p>57959</text:p>
          </table:table-cell>
          <table:table-cell office:value-type="float" office:value="0" calcext:value-type="float">
            <text:p>0</text:p>
          </table:table-cell>
          <table:table-cell office:value-type="float" office:value="674455" calcext:value-type="float">
            <text:p>674455</text:p>
          </table:table-cell>
          <table:table-cell office:value-type="float" office:value="201442" calcext:value-type="float">
            <text:p>201442</text:p>
          </table:table-cell>
          <table:table-cell office:value-type="string" calcext:value-type="string">
            <text:p>Monday</text:p>
          </table:table-cell>
          <table:table-cell/>
        </table:table-row>
        <table:table-row table:style-name="ro1">
          <table:table-cell office:value-type="float" office:value="127243" calcext:value-type="float">
            <text:p>127243</text:p>
          </table:table-cell>
          <table:table-cell office:value-type="float" office:value="0" calcext:value-type="float">
            <text:p>0</text:p>
          </table:table-cell>
          <table:table-cell office:value-type="float" office:value="832550" calcext:value-type="float">
            <text:p>832550</text:p>
          </table:table-cell>
          <table:table-cell office:value-type="float" office:value="78024" calcext:value-type="float">
            <text:p>78024</text:p>
          </table:table-cell>
          <table:table-cell office:value-type="string" calcext:value-type="string">
            <text:p>This Trail is excellent and it definitely is worthy of more eyes!</text:p>
          </table:table-cell>
          <table:table-cell/>
        </table:table-row>
        <table:table-row table:style-name="ro1">
          <table:table-cell office:value-type="float" office:value="144499" calcext:value-type="float">
            <text:p>144499</text:p>
          </table:table-cell>
          <table:table-cell office:value-type="float" office:value="0" calcext:value-type="float">
            <text:p>0</text:p>
          </table:table-cell>
          <table:table-cell office:value-type="float" office:value="879667" calcext:value-type="float">
            <text:p>879667</text:p>
          </table:table-cell>
          <table:table-cell office:value-type="float" office:value="81299" calcext:value-type="float">
            <text:p>81299</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226232" calcext:value-type="float">
            <text:p>226232</text:p>
          </table:table-cell>
          <table:table-cell office:value-type="float" office:value="0" calcext:value-type="float">
            <text:p>0</text:p>
          </table:table-cell>
          <table:table-cell office:value-type="float" office:value="1165274" calcext:value-type="float">
            <text:p>1165274</text:p>
          </table:table-cell>
          <table:table-cell office:value-type="float" office:value="52668" calcext:value-type="float">
            <text:p>52668</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260021" calcext:value-type="float">
            <text:p>260021</text:p>
          </table:table-cell>
          <table:table-cell office:value-type="float" office:value="0" calcext:value-type="float">
            <text:p>0</text:p>
          </table:table-cell>
          <table:table-cell office:value-type="float" office:value="1322188" calcext:value-type="float">
            <text:p>1322188</text:p>
          </table:table-cell>
          <table:table-cell office:value-type="float" office:value="396220" calcext:value-type="float">
            <text:p>396220</text:p>
          </table:table-cell>
          <table:table-cell office:value-type="string" calcext:value-type="string">
            <text:p>[[@40331]] <text:s/>soon for sure and thank you</text:p>
          </table:table-cell>
          <table:table-cell/>
        </table:table-row>
        <table:table-row table:style-name="ro1">
          <table:table-cell office:value-type="float" office:value="328983" calcext:value-type="float">
            <text:p>328983</text:p>
          </table:table-cell>
          <table:table-cell office:value-type="float" office:value="0" calcext:value-type="float">
            <text:p>0</text:p>
          </table:table-cell>
          <table:table-cell office:value-type="float" office:value="1760712" calcext:value-type="float">
            <text:p>1760712</text:p>
          </table:table-cell>
          <table:table-cell office:value-type="float" office:value="136027" calcext:value-type="float">
            <text:p>136027</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29952" calcext:value-type="float">
            <text:p>329952</text:p>
          </table:table-cell>
          <table:table-cell office:value-type="float" office:value="0" calcext:value-type="float">
            <text:p>0</text:p>
          </table:table-cell>
          <table:table-cell office:value-type="float" office:value="1764904" calcext:value-type="float">
            <text:p>1764904</text:p>
          </table:table-cell>
          <table:table-cell office:value-type="float" office:value="20228" calcext:value-type="float">
            <text:p>20228</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338836" calcext:value-type="float">
            <text:p>338836</text:p>
          </table:table-cell>
          <table:table-cell office:value-type="float" office:value="0" calcext:value-type="float">
            <text:p>0</text:p>
          </table:table-cell>
          <table:table-cell office:value-type="float" office:value="1808742" calcext:value-type="float">
            <text:p>1808742</text:p>
          </table:table-cell>
          <table:table-cell office:value-type="float" office:value="84657" calcext:value-type="float">
            <text:p>84657</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211" calcext:value-type="float">
            <text:p>3211</text:p>
          </table:table-cell>
          <table:table-cell office:value-type="float" office:value="14139" calcext:value-type="float">
            <text:p>14139</text:p>
          </table:table-cell>
          <table:table-cell office:value-type="float" office:value="0" calcext:value-type="float">
            <text:p>0</text:p>
          </table:table-cell>
          <table:table-cell office:value-type="float" office:value="11534" calcext:value-type="float">
            <text:p>11534</text:p>
          </table:table-cell>
          <table:table-cell office:value-type="string" calcext:value-type="string">
            <text:p>which camera used?</text:p>
          </table:table-cell>
          <table:table-cell/>
        </table:table-row>
        <table:table-row table:style-name="ro1">
          <table:table-cell office:value-type="float" office:value="94663" calcext:value-type="float">
            <text:p>94663</text:p>
          </table:table-cell>
          <table:table-cell office:value-type="float" office:value="0" calcext:value-type="float">
            <text:p>0</text:p>
          </table:table-cell>
          <table:table-cell office:value-type="float" office:value="763078" calcext:value-type="float">
            <text:p>763078</text:p>
          </table:table-cell>
          <table:table-cell office:value-type="float" office:value="85704" calcext:value-type="float">
            <text:p>85704</text:p>
          </table:table-cell>
          <table:table-cell office:value-type="string" calcext:value-type="string">
            <text:p>Hoping for another awesome adventure soon!</text:p>
          </table:table-cell>
          <table:table-cell/>
        </table:table-row>
        <table:table-row table:style-name="ro1">
          <table:table-cell office:value-type="float" office:value="116446" calcext:value-type="float">
            <text:p>116446</text:p>
          </table:table-cell>
          <table:table-cell office:value-type="float" office:value="0" calcext:value-type="float">
            <text:p>0</text:p>
          </table:table-cell>
          <table:table-cell office:value-type="float" office:value="816414" calcext:value-type="float">
            <text:p>816414</text:p>
          </table:table-cell>
          <table:table-cell office:value-type="float" office:value="77046" calcext:value-type="float">
            <text:p>77046</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241797" calcext:value-type="float">
            <text:p>241797</text:p>
          </table:table-cell>
          <table:table-cell office:value-type="float" office:value="789098" calcext:value-type="float">
            <text:p>789098</text:p>
          </table:table-cell>
          <table:table-cell office:value-type="float" office:value="0" calcext:value-type="float">
            <text:p>0</text:p>
          </table:table-cell>
          <table:table-cell office:value-type="float" office:value="364618" calcext:value-type="float">
            <text:p>364618</text:p>
          </table:table-cell>
          <table:table-cell office:value-type="string" calcext:value-type="string">
            <text:p>Im going manali on feb 2018 so still have chance to visit kasol</text:p>
          </table:table-cell>
          <table:table-cell/>
        </table:table-row>
        <table:table-row table:style-name="ro1">
          <table:table-cell office:value-type="float" office:value="245257" calcext:value-type="float">
            <text:p>245257</text:p>
          </table:table-cell>
          <table:table-cell office:value-type="float" office:value="0" calcext:value-type="float">
            <text:p>0</text:p>
          </table:table-cell>
          <table:table-cell office:value-type="float" office:value="1229284" calcext:value-type="float">
            <text:p>1229284</text:p>
          </table:table-cell>
          <table:table-cell office:value-type="float" office:value="370870" calcext:value-type="float">
            <text:p>370870</text:p>
          </table:table-cell>
          <table:table-cell office:value-type="string" calcext:value-type="string">
            <text:p>[[@87416]] <text:s/>Hey best time to visit here anytime in evening.</text:p>
          </table:table-cell>
          <table:table-cell/>
        </table:table-row>
        <table:table-row table:style-name="ro1">
          <table:table-cell office:value-type="float" office:value="260370" calcext:value-type="float">
            <text:p>260370</text:p>
          </table:table-cell>
          <table:table-cell office:value-type="float" office:value="0" calcext:value-type="float">
            <text:p>0</text:p>
          </table:table-cell>
          <table:table-cell office:value-type="float" office:value="1349822" calcext:value-type="float">
            <text:p>1349822</text:p>
          </table:table-cell>
          <table:table-cell office:value-type="float" office:value="40582" calcext:value-type="float">
            <text:p>40582</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316564" calcext:value-type="float">
            <text:p>316564</text:p>
          </table:table-cell>
          <table:table-cell office:value-type="float" office:value="0" calcext:value-type="float">
            <text:p>0</text:p>
          </table:table-cell>
          <table:table-cell office:value-type="float" office:value="1683341" calcext:value-type="float">
            <text:p>1683341</text:p>
          </table:table-cell>
          <table:table-cell office:value-type="float" office:value="87058" calcext:value-type="float">
            <text:p>87058</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407871" calcext:value-type="float">
            <text:p>407871</text:p>
          </table:table-cell>
          <table:table-cell office:value-type="float" office:value="0" calcext:value-type="float">
            <text:p>0</text:p>
          </table:table-cell>
          <table:table-cell office:value-type="float" office:value="2319576" calcext:value-type="float">
            <text:p>2319576</text:p>
          </table:table-cell>
          <table:table-cell office:value-type="float" office:value="1163707" calcext:value-type="float">
            <text:p>1163707</text:p>
          </table:table-cell>
          <table:table-cell office:value-type="string" calcext:value-type="string">
            <text:p>Super</text:p>
          </table:table-cell>
          <table:table-cell/>
        </table:table-row>
        <table:table-row table:style-name="ro1">
          <table:table-cell office:value-type="float" office:value="460302" calcext:value-type="float">
            <text:p>460302</text:p>
          </table:table-cell>
          <table:table-cell office:value-type="float" office:value="0" calcext:value-type="float">
            <text:p>0</text:p>
          </table:table-cell>
          <table:table-cell office:value-type="float" office:value="2269193" calcext:value-type="float">
            <text:p>2269193</text:p>
          </table:table-cell>
          <table:table-cell office:value-type="float" office:value="2188050" calcext:value-type="float">
            <text:p>2188050</text:p>
          </table:table-cell>
          <table:table-cell office:value-type="string" calcext:value-type="string">
            <text:p>Kssjkei</text:p>
          </table:table-cell>
          <table:table-cell/>
        </table:table-row>
        <table:table-row table:style-name="ro1">
          <table:table-cell office:value-type="float" office:value="12153" calcext:value-type="float">
            <text:p>12153</text:p>
          </table:table-cell>
          <table:table-cell office:value-type="float" office:value="0" calcext:value-type="float">
            <text:p>0</text:p>
          </table:table-cell>
          <table:table-cell office:value-type="float" office:value="424392" calcext:value-type="float">
            <text:p>424392</text:p>
          </table:table-cell>
          <table:table-cell office:value-type="float" office:value="17721" calcext:value-type="float">
            <text:p>17721</text:p>
          </table:table-cell>
          <table:table-cell office:value-type="string" calcext:value-type="string">
            <text:p>The trail looks nothing less than a pro's work! excellent!</text:p>
          </table:table-cell>
          <table:table-cell/>
        </table:table-row>
        <table:table-row table:style-name="ro1">
          <table:table-cell office:value-type="float" office:value="53678" calcext:value-type="float">
            <text:p>53678</text:p>
          </table:table-cell>
          <table:table-cell office:value-type="float" office:value="0" calcext:value-type="float">
            <text:p>0</text:p>
          </table:table-cell>
          <table:table-cell office:value-type="float" office:value="665872" calcext:value-type="float">
            <text:p>665872</text:p>
          </table:table-cell>
          <table:table-cell office:value-type="float" office:value="82944" calcext:value-type="float">
            <text:p>82944</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56121" calcext:value-type="float">
            <text:p>56121</text:p>
          </table:table-cell>
          <table:table-cell office:value-type="float" office:value="0" calcext:value-type="float">
            <text:p>0</text:p>
          </table:table-cell>
          <table:table-cell office:value-type="float" office:value="670233" calcext:value-type="float">
            <text:p>670233</text:p>
          </table:table-cell>
          <table:table-cell office:value-type="float" office:value="87967" calcext:value-type="float">
            <text:p>87967</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45685" calcext:value-type="float">
            <text:p>245685</text:p>
          </table:table-cell>
          <table:table-cell office:value-type="float" office:value="824583" calcext:value-type="float">
            <text:p>824583</text:p>
          </table:table-cell>
          <table:table-cell office:value-type="float" office:value="0" calcext:value-type="float">
            <text:p>0</text:p>
          </table:table-cell>
          <table:table-cell office:value-type="float" office:value="338174" calcext:value-type="float">
            <text:p>338174</text:p>
          </table:table-cell>
          <table:table-cell office:value-type="string" calcext:value-type="string">
            <text:p>Congratulations sagrika ???</text:p>
          </table:table-cell>
          <table:table-cell/>
        </table:table-row>
        <table:table-row table:style-name="ro1">
          <table:table-cell office:value-type="float" office:value="302755" calcext:value-type="float">
            <text:p>302755</text:p>
          </table:table-cell>
          <table:table-cell office:value-type="float" office:value="0" calcext:value-type="float">
            <text:p>0</text:p>
          </table:table-cell>
          <table:table-cell office:value-type="float" office:value="1599232" calcext:value-type="float">
            <text:p>1599232</text:p>
          </table:table-cell>
          <table:table-cell office:value-type="float" office:value="41425" calcext:value-type="float">
            <text:p>41425</text:p>
          </table:table-cell>
          <table:table-cell office:value-type="string" calcext:value-type="string">
            <text:p>The title was superb! The content was a little dreary!</text:p>
          </table:table-cell>
          <table:table-cell/>
        </table:table-row>
        <table:table-row table:style-name="ro1">
          <table:table-cell office:value-type="float" office:value="378631" calcext:value-type="float">
            <text:p>378631</text:p>
          </table:table-cell>
          <table:table-cell office:value-type="float" office:value="0" calcext:value-type="float">
            <text:p>0</text:p>
          </table:table-cell>
          <table:table-cell office:value-type="float" office:value="2231553" calcext:value-type="float">
            <text:p>2231553</text:p>
          </table:table-cell>
          <table:table-cell office:value-type="float" office:value="39799" calcext:value-type="float">
            <text:p>39799</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421136" calcext:value-type="float">
            <text:p>421136</text:p>
          </table:table-cell>
          <table:table-cell office:value-type="float" office:value="0" calcext:value-type="float">
            <text:p>0</text:p>
          </table:table-cell>
          <table:table-cell office:value-type="float" office:value="2333595" calcext:value-type="float">
            <text:p>2333595</text:p>
          </table:table-cell>
          <table:table-cell office:value-type="float" office:value="35343" calcext:value-type="float">
            <text:p>35343</text:p>
          </table:table-cell>
          <table:table-cell office:value-type="string" calcext:value-type="string">
            <text:p>I love you sooo much</text:p>
          </table:table-cell>
          <table:table-cell/>
        </table:table-row>
        <table:table-row table:style-name="ro1">
          <table:table-cell office:value-type="float" office:value="30113" calcext:value-type="float">
            <text:p>30113</text:p>
          </table:table-cell>
          <table:table-cell office:value-type="float" office:value="0" calcext:value-type="float">
            <text:p>0</text:p>
          </table:table-cell>
          <table:table-cell office:value-type="float" office:value="612395" calcext:value-type="float">
            <text:p>612395</text:p>
          </table:table-cell>
          <table:table-cell office:value-type="float" office:value="81355" calcext:value-type="float">
            <text:p>81355</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78512" calcext:value-type="float">
            <text:p>78512</text:p>
          </table:table-cell>
          <table:table-cell office:value-type="float" office:value="0" calcext:value-type="float">
            <text:p>0</text:p>
          </table:table-cell>
          <table:table-cell office:value-type="float" office:value="730038" calcext:value-type="float">
            <text:p>730038</text:p>
          </table:table-cell>
          <table:table-cell office:value-type="float" office:value="216473" calcext:value-type="float">
            <text:p>216473</text:p>
          </table:table-cell>
          <table:table-cell office:value-type="string" calcext:value-type="string">
            <text:p>[[@78319]] thanks for your wishes.</text:p>
          </table:table-cell>
          <table:table-cell/>
        </table:table-row>
        <table:table-row table:style-name="ro1">
          <table:table-cell office:value-type="float" office:value="150253" calcext:value-type="float">
            <text:p>150253</text:p>
          </table:table-cell>
          <table:table-cell office:value-type="float" office:value="0" calcext:value-type="float">
            <text:p>0</text:p>
          </table:table-cell>
          <table:table-cell office:value-type="float" office:value="735813" calcext:value-type="float">
            <text:p>735813</text:p>
          </table:table-cell>
          <table:table-cell office:value-type="float" office:value="218373" calcext:value-type="float">
            <text:p>218373</text:p>
          </table:table-cell>
          <table:table-cell office:value-type="string" calcext:value-type="string">
            <text:p>[[@87351]] thankyou?</text:p>
          </table:table-cell>
          <table:table-cell/>
        </table:table-row>
        <table:table-row table:style-name="ro1">
          <table:table-cell office:value-type="float" office:value="209251" calcext:value-type="float">
            <text:p>209251</text:p>
          </table:table-cell>
          <table:table-cell office:value-type="float" office:value="0" calcext:value-type="float">
            <text:p>0</text:p>
          </table:table-cell>
          <table:table-cell office:value-type="float" office:value="1065922" calcext:value-type="float">
            <text:p>1065922</text:p>
          </table:table-cell>
          <table:table-cell office:value-type="float" office:value="295240" calcext:value-type="float">
            <text:p>295240</text:p>
          </table:table-cell>
          <table:table-cell office:value-type="string" calcext:value-type="string">
            <text:p>[[@1]]</text:p>
          </table:table-cell>
          <table:table-cell/>
        </table:table-row>
        <table:table-row table:style-name="ro1">
          <table:table-cell office:value-type="float" office:value="240387" calcext:value-type="float">
            <text:p>240387</text:p>
          </table:table-cell>
          <table:table-cell office:value-type="float" office:value="0" calcext:value-type="float">
            <text:p>0</text:p>
          </table:table-cell>
          <table:table-cell office:value-type="float" office:value="1202933" calcext:value-type="float">
            <text:p>1202933</text:p>
          </table:table-cell>
          <table:table-cell office:value-type="float" office:value="48422" calcext:value-type="float">
            <text:p>48422</text:p>
          </table:table-cell>
          <table:table-cell office:value-type="string" calcext:value-type="string">
            <text:p>you have travelled so much, i'm waiting to hear more stories</text:p>
          </table:table-cell>
          <table:table-cell/>
        </table:table-row>
        <table:table-row table:style-name="ro1">
          <table:table-cell office:value-type="float" office:value="278247" calcext:value-type="float">
            <text:p>278247</text:p>
          </table:table-cell>
          <table:table-cell office:value-type="float" office:value="0" calcext:value-type="float">
            <text:p>0</text:p>
          </table:table-cell>
          <table:table-cell office:value-type="float" office:value="1455893" calcext:value-type="float">
            <text:p>1455893</text:p>
          </table:table-cell>
          <table:table-cell office:value-type="float" office:value="83327" calcext:value-type="float">
            <text:p>83327</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21852" calcext:value-type="float">
            <text:p>321852</text:p>
          </table:table-cell>
          <table:table-cell office:value-type="float" office:value="0" calcext:value-type="float">
            <text:p>0</text:p>
          </table:table-cell>
          <table:table-cell office:value-type="float" office:value="1713462" calcext:value-type="float">
            <text:p>1713462</text:p>
          </table:table-cell>
          <table:table-cell office:value-type="float" office:value="80074" calcext:value-type="float">
            <text:p>80074</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78871" calcext:value-type="float">
            <text:p>378871</text:p>
          </table:table-cell>
          <table:table-cell office:value-type="float" office:value="0" calcext:value-type="float">
            <text:p>0</text:p>
          </table:table-cell>
          <table:table-cell office:value-type="float" office:value="1879355" calcext:value-type="float">
            <text:p>1879355</text:p>
          </table:table-cell>
          <table:table-cell office:value-type="float" office:value="744585" calcext:value-type="float">
            <text:p>744585</text:p>
          </table:table-cell>
          <table:table-cell office:value-type="string" calcext:value-type="string">
            <text:p>Also you should visit bundi. It is also called bundi .</text:p>
          </table:table-cell>
          <table:table-cell/>
        </table:table-row>
        <table:table-row table:style-name="ro1">
          <table:table-cell office:value-type="float" office:value="380568" calcext:value-type="float">
            <text:p>380568</text:p>
          </table:table-cell>
          <table:table-cell office:value-type="float" office:value="0" calcext:value-type="float">
            <text:p>0</text:p>
          </table:table-cell>
          <table:table-cell office:value-type="float" office:value="1326706" calcext:value-type="float">
            <text:p>1326706</text:p>
          </table:table-cell>
          <table:table-cell office:value-type="float" office:value="417268" calcext:value-type="float">
            <text:p>417268</text:p>
          </table:table-cell>
          <table:table-cell office:value-type="string" calcext:value-type="string">
            <text:p>Yrr le chalo khi b ghumne</text:p>
          </table:table-cell>
          <table:table-cell/>
        </table:table-row>
        <table:table-row table:style-name="ro1">
          <table:table-cell office:value-type="float" office:value="450494" calcext:value-type="float">
            <text:p>450494</text:p>
          </table:table-cell>
          <table:table-cell office:value-type="float" office:value="0" calcext:value-type="float">
            <text:p>0</text:p>
          </table:table-cell>
          <table:table-cell office:value-type="float" office:value="2266756" calcext:value-type="float">
            <text:p>2266756</text:p>
          </table:table-cell>
          <table:table-cell office:value-type="float" office:value="1905534" calcext:value-type="float">
            <text:p>1905534</text:p>
          </table:table-cell>
          <table:table-cell office:value-type="string" calcext:value-type="string">
            <text:p>hiiiii</text:p>
          </table:table-cell>
          <table:table-cell/>
        </table:table-row>
        <table:table-row table:style-name="ro1">
          <table:table-cell office:value-type="float" office:value="456690" calcext:value-type="float">
            <text:p>456690</text:p>
          </table:table-cell>
          <table:table-cell office:value-type="float" office:value="0" calcext:value-type="float">
            <text:p>0</text:p>
          </table:table-cell>
          <table:table-cell office:value-type="float" office:value="642557" calcext:value-type="float">
            <text:p>642557</text:p>
          </table:table-cell>
          <table:table-cell office:value-type="float" office:value="2092022" calcext:value-type="float">
            <text:p>2092022</text:p>
          </table:table-cell>
          <table:table-cell office:value-type="string" calcext:value-type="string">
            <text:p>egsnana</text:p>
          </table:table-cell>
          <table:table-cell/>
        </table:table-row>
        <table:table-row table:style-name="ro1">
          <table:table-cell office:value-type="float" office:value="25512" calcext:value-type="float">
            <text:p>25512</text:p>
          </table:table-cell>
          <table:table-cell office:value-type="float" office:value="0" calcext:value-type="float">
            <text:p>0</text:p>
          </table:table-cell>
          <table:table-cell office:value-type="float" office:value="601161" calcext:value-type="float">
            <text:p>601161</text:p>
          </table:table-cell>
          <table:table-cell office:value-type="float" office:value="179756" calcext:value-type="float">
            <text:p>179756</text:p>
          </table:table-cell>
          <table:table-cell office:value-type="string" calcext:value-type="string">
            <text:p>Thanks buddy</text:p>
          </table:table-cell>
          <table:table-cell/>
        </table:table-row>
        <table:table-row table:style-name="ro4">
          <table:table-cell office:value-type="float" office:value="57070" calcext:value-type="float">
            <text:p>57070</text:p>
          </table:table-cell>
          <table:table-cell office:value-type="float" office:value="333868" calcext:value-type="float">
            <text:p>333868</text:p>
          </table:table-cell>
          <table:table-cell office:value-type="float" office:value="0" calcext:value-type="float">
            <text:p>0</text:p>
          </table:table-cell>
          <table:table-cell office:value-type="float" office:value="199887" calcext:value-type="float">
            <text:p>199887</text:p>
          </table:table-cell>
          <table:table-cell office:value-type="string" calcext:value-type="string">
            <text:p>Say "OM" and feel relaxed. I'm feeling blessed to have such a wonderful Darshan in Nathdwara ?</text:p>
            <text:p>#BlessedAndGrateful</text:p>
            <text:p>#nathdwaradarshan #Prayers</text:p>
            <text:p>#Meditation  #namasteyoga ?</text:p>
            <text:p>  OM NAMAH BHAGVATE VASHUDEVAY ??</text:p>
          </table:table-cell>
          <table:table-cell/>
        </table:table-row>
        <table:table-row table:style-name="ro1">
          <table:table-cell office:value-type="float" office:value="199743" calcext:value-type="float">
            <text:p>199743</text:p>
          </table:table-cell>
          <table:table-cell office:value-type="float" office:value="0" calcext:value-type="float">
            <text:p>0</text:p>
          </table:table-cell>
          <table:table-cell office:value-type="float" office:value="169632" calcext:value-type="float">
            <text:p>169632</text:p>
          </table:table-cell>
          <table:table-cell office:value-type="float" office:value="63053" calcext:value-type="float">
            <text:p>63053</text:p>
          </table:table-cell>
          <table:table-cell office:value-type="string" calcext:value-type="string">
            <text:p>[[@1]]</text:p>
          </table:table-cell>
          <table:table-cell/>
        </table:table-row>
        <table:table-row table:style-name="ro1">
          <table:table-cell office:value-type="float" office:value="324872" calcext:value-type="float">
            <text:p>324872</text:p>
          </table:table-cell>
          <table:table-cell office:value-type="float" office:value="0" calcext:value-type="float">
            <text:p>0</text:p>
          </table:table-cell>
          <table:table-cell office:value-type="float" office:value="1735288" calcext:value-type="float">
            <text:p>1735288</text:p>
          </table:table-cell>
          <table:table-cell office:value-type="float" office:value="535977" calcext:value-type="float">
            <text:p>535977</text:p>
          </table:table-cell>
          <table:table-cell office:value-type="string" calcext:value-type="string">
            <text:p>[[@80961]] <text:s/>Thanks! I jus got here in the folk today so..</text:p>
          </table:table-cell>
          <table:table-cell/>
        </table:table-row>
        <table:table-row table:style-name="ro1">
          <table:table-cell office:value-type="float" office:value="382242" calcext:value-type="float">
            <text:p>382242</text:p>
          </table:table-cell>
          <table:table-cell office:value-type="float" office:value="0" calcext:value-type="float">
            <text:p>0</text:p>
          </table:table-cell>
          <table:table-cell office:value-type="float" office:value="1945494" calcext:value-type="float">
            <text:p>1945494</text:p>
          </table:table-cell>
          <table:table-cell office:value-type="float" office:value="830217" calcext:value-type="float">
            <text:p>830217</text:p>
          </table:table-cell>
          <table:table-cell office:value-type="string" calcext:value-type="string">
            <text:p>How to travel and get paid</text:p>
          </table:table-cell>
          <table:table-cell/>
        </table:table-row>
        <table:table-row table:style-name="ro1">
          <table:table-cell office:value-type="float" office:value="428812" calcext:value-type="float">
            <text:p>428812</text:p>
          </table:table-cell>
          <table:table-cell office:value-type="float" office:value="0" calcext:value-type="float">
            <text:p>0</text:p>
          </table:table-cell>
          <table:table-cell office:value-type="float" office:value="2311218" calcext:value-type="float">
            <text:p>2311218</text:p>
          </table:table-cell>
          <table:table-cell office:value-type="float" office:value="55202" calcext:value-type="float">
            <text:p>55202</text:p>
          </table:table-cell>
          <table:table-cell office:value-type="string" calcext:value-type="string">
            <text:p>You have very beautiful smile nd you create good vlogs</text:p>
          </table:table-cell>
          <table:table-cell/>
        </table:table-row>
        <table:table-row table:style-name="ro1">
          <table:table-cell office:value-type="float" office:value="18003" calcext:value-type="float">
            <text:p>18003</text:p>
          </table:table-cell>
          <table:table-cell office:value-type="float" office:value="0" calcext:value-type="float">
            <text:p>0</text:p>
          </table:table-cell>
          <table:table-cell office:value-type="float" office:value="579686" calcext:value-type="float">
            <text:p>579686</text:p>
          </table:table-cell>
          <table:table-cell office:value-type="float" office:value="84884" calcext:value-type="float">
            <text:p>84884</text:p>
          </table:table-cell>
          <table:table-cell office:value-type="string" calcext:value-type="string">
            <text:p>i love your work and i use it to plan my trips :)</text:p>
          </table:table-cell>
          <table:table-cell/>
        </table:table-row>
        <table:table-row table:style-name="ro1">
          <table:table-cell office:value-type="float" office:value="41738" calcext:value-type="float">
            <text:p>41738</text:p>
          </table:table-cell>
          <table:table-cell office:value-type="float" office:value="0" calcext:value-type="float">
            <text:p>0</text:p>
          </table:table-cell>
          <table:table-cell office:value-type="float" office:value="636380" calcext:value-type="float">
            <text:p>636380</text:p>
          </table:table-cell>
          <table:table-cell office:value-type="float" office:value="190181" calcext:value-type="float">
            <text:p>190181</text:p>
          </table:table-cell>
          <table:table-cell office:value-type="string" calcext:value-type="string">
            <text:p>Gopro5 or 6 can u can purchase</text:p>
          </table:table-cell>
          <table:table-cell/>
        </table:table-row>
        <table:table-row table:style-name="ro1">
          <table:table-cell office:value-type="float" office:value="63998" calcext:value-type="float">
            <text:p>63998</text:p>
          </table:table-cell>
          <table:table-cell office:value-type="float" office:value="0" calcext:value-type="float">
            <text:p>0</text:p>
          </table:table-cell>
          <table:table-cell office:value-type="float" office:value="687622" calcext:value-type="float">
            <text:p>687622</text:p>
          </table:table-cell>
          <table:table-cell office:value-type="float" office:value="45925" calcext:value-type="float">
            <text:p>45925</text:p>
          </table:table-cell>
          <table:table-cell office:value-type="string" calcext:value-type="string">
            <text:p>This trail is ingenious! brilliant work!</text:p>
          </table:table-cell>
          <table:table-cell/>
        </table:table-row>
        <table:table-row table:style-name="ro1">
          <table:table-cell office:value-type="float" office:value="100609" calcext:value-type="float">
            <text:p>100609</text:p>
          </table:table-cell>
          <table:table-cell office:value-type="float" office:value="46585" calcext:value-type="float">
            <text:p>46585</text:p>
          </table:table-cell>
          <table:table-cell office:value-type="float" office:value="0" calcext:value-type="float">
            <text:p>0</text:p>
          </table:table-cell>
          <table:table-cell office:value-type="float" office:value="231528" calcext:value-type="float">
            <text:p>231528</text:p>
          </table:table-cell>
          <table:table-cell office:value-type="string" calcext:value-type="string">
            <text:p>Text me on fb Chanchal</text:p>
          </table:table-cell>
          <table:table-cell/>
        </table:table-row>
        <table:table-row table:style-name="ro1">
          <table:table-cell office:value-type="float" office:value="126691" calcext:value-type="float">
            <text:p>126691</text:p>
          </table:table-cell>
          <table:table-cell office:value-type="float" office:value="0" calcext:value-type="float">
            <text:p>0</text:p>
          </table:table-cell>
          <table:table-cell office:value-type="float" office:value="830033" calcext:value-type="float">
            <text:p>830033</text:p>
          </table:table-cell>
          <table:table-cell office:value-type="float" office:value="247590" calcext:value-type="float">
            <text:p>247590</text:p>
          </table:table-cell>
          <table:table-cell office:value-type="string" calcext:value-type="string">
            <text:p>[[@40611]] sorry can you tell in English.</text:p>
          </table:table-cell>
          <table:table-cell/>
        </table:table-row>
        <table:table-row table:style-name="ro1">
          <table:table-cell office:value-type="float" office:value="281240" calcext:value-type="float">
            <text:p>281240</text:p>
          </table:table-cell>
          <table:table-cell office:value-type="float" office:value="0" calcext:value-type="float">
            <text:p>0</text:p>
          </table:table-cell>
          <table:table-cell office:value-type="float" office:value="1476277" calcext:value-type="float">
            <text:p>1476277</text:p>
          </table:table-cell>
          <table:table-cell office:value-type="float" office:value="79188" calcext:value-type="float">
            <text:p>79188</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52790" calcext:value-type="float">
            <text:p>352790</text:p>
          </table:table-cell>
          <table:table-cell office:value-type="float" office:value="0" calcext:value-type="float">
            <text:p>0</text:p>
          </table:table-cell>
          <table:table-cell office:value-type="float" office:value="1909991" calcext:value-type="float">
            <text:p>1909991</text:p>
          </table:table-cell>
          <table:table-cell office:value-type="float" office:value="84076" calcext:value-type="float">
            <text:p>84076</text:p>
          </table:table-cell>
          <table:table-cell office:value-type="string" calcext:value-type="string">
            <text:p>Hey the trail is amazing, could you give some info?</text:p>
          </table:table-cell>
          <table:table-cell/>
        </table:table-row>
        <table:table-row table:style-name="ro1">
          <table:table-cell office:value-type="float" office:value="383617" calcext:value-type="float">
            <text:p>383617</text:p>
          </table:table-cell>
          <table:table-cell office:value-type="float" office:value="0" calcext:value-type="float">
            <text:p>0</text:p>
          </table:table-cell>
          <table:table-cell office:value-type="float" office:value="2262388" calcext:value-type="float">
            <text:p>2262388</text:p>
          </table:table-cell>
          <table:table-cell office:value-type="float" office:value="605517" calcext:value-type="float">
            <text:p>605517</text:p>
          </table:table-cell>
          <table:table-cell office:value-type="string" calcext:value-type="string">
            <text:p>Challenge accepted.</text:p>
          </table:table-cell>
          <table:table-cell/>
        </table:table-row>
        <table:table-row table:style-name="ro1">
          <table:table-cell office:value-type="float" office:value="454241" calcext:value-type="float">
            <text:p>454241</text:p>
          </table:table-cell>
          <table:table-cell office:value-type="float" office:value="0" calcext:value-type="float">
            <text:p>0</text:p>
          </table:table-cell>
          <table:table-cell office:value-type="float" office:value="2265435" calcext:value-type="float">
            <text:p>2265435</text:p>
          </table:table-cell>
          <table:table-cell office:value-type="float" office:value="1859719" calcext:value-type="float">
            <text:p>1859719</text:p>
          </table:table-cell>
          <table:table-cell office:value-type="string" calcext:value-type="string">
            <text:p>Hello</text:p>
          </table:table-cell>
          <table:table-cell/>
        </table:table-row>
        <table:table-row table:style-name="ro1">
          <table:table-cell office:value-type="float" office:value="459257" calcext:value-type="float">
            <text:p>459257</text:p>
          </table:table-cell>
          <table:table-cell office:value-type="float" office:value="0" calcext:value-type="float">
            <text:p>0</text:p>
          </table:table-cell>
          <table:table-cell office:value-type="float" office:value="2266875" calcext:value-type="float">
            <text:p>2266875</text:p>
          </table:table-cell>
          <table:table-cell office:value-type="float" office:value="2018319" calcext:value-type="float">
            <text:p>2018319</text:p>
          </table:table-cell>
          <table:table-cell office:value-type="string" calcext:value-type="string">
            <text:p>Hello</text:p>
          </table:table-cell>
          <table:table-cell/>
        </table:table-row>
        <table:table-row table:style-name="ro1">
          <table:table-cell office:value-type="float" office:value="4219" calcext:value-type="float">
            <text:p>4219</text:p>
          </table:table-cell>
          <table:table-cell office:value-type="float" office:value="0" calcext:value-type="float">
            <text:p>0</text:p>
          </table:table-cell>
          <table:table-cell office:value-type="float" office:value="63267" calcext:value-type="float">
            <text:p>63267</text:p>
          </table:table-cell>
          <table:table-cell office:value-type="float" office:value="10477" calcext:value-type="float">
            <text:p>10477</text:p>
          </table:table-cell>
          <table:table-cell office:value-type="string" calcext:value-type="string">
            <text:p>[[@16709]] </text:p>
          </table:table-cell>
          <table:table-cell/>
        </table:table-row>
        <table:table-row table:style-name="ro1">
          <table:table-cell office:value-type="float" office:value="10900" calcext:value-type="float">
            <text:p>10900</text:p>
          </table:table-cell>
          <table:table-cell office:value-type="float" office:value="0" calcext:value-type="float">
            <text:p>0</text:p>
          </table:table-cell>
          <table:table-cell office:value-type="float" office:value="413924" calcext:value-type="float">
            <text:p>413924</text:p>
          </table:table-cell>
          <table:table-cell office:value-type="float" office:value="5339" calcext:value-type="float">
            <text:p>5339</text:p>
          </table:table-cell>
          <table:table-cell office:value-type="string" calcext:value-type="string">
            <text:p>goood trail!!!</text:p>
          </table:table-cell>
          <table:table-cell/>
        </table:table-row>
        <table:table-row table:style-name="ro1">
          <table:table-cell office:value-type="float" office:value="12407" calcext:value-type="float">
            <text:p>12407</text:p>
          </table:table-cell>
          <table:table-cell office:value-type="float" office:value="0" calcext:value-type="float">
            <text:p>0</text:p>
          </table:table-cell>
          <table:table-cell office:value-type="float" office:value="413827" calcext:value-type="float">
            <text:p>413827</text:p>
          </table:table-cell>
          <table:table-cell office:value-type="float" office:value="13968" calcext:value-type="float">
            <text:p>13968</text:p>
          </table:table-cell>
          <table:table-cell office:value-type="string" calcext:value-type="string">
            <text:p>wonderful tril!!!</text:p>
          </table:table-cell>
          <table:table-cell/>
        </table:table-row>
        <table:table-row table:style-name="ro1">
          <table:table-cell office:value-type="float" office:value="43377" calcext:value-type="float">
            <text:p>43377</text:p>
          </table:table-cell>
          <table:table-cell office:value-type="float" office:value="0" calcext:value-type="float">
            <text:p>0</text:p>
          </table:table-cell>
          <table:table-cell office:value-type="float" office:value="640974" calcext:value-type="float">
            <text:p>640974</text:p>
          </table:table-cell>
          <table:table-cell office:value-type="float" office:value="191549" calcext:value-type="float">
            <text:p>191549</text:p>
          </table:table-cell>
          <table:table-cell office:value-type="string" calcext:value-type="string">
            <text:p>Thanks [[@20574]] gar</text:p>
          </table:table-cell>
          <table:table-cell/>
        </table:table-row>
        <table:table-row table:style-name="ro1">
          <table:table-cell office:value-type="float" office:value="64018" calcext:value-type="float">
            <text:p>64018</text:p>
          </table:table-cell>
          <table:table-cell office:value-type="float" office:value="0" calcext:value-type="float">
            <text:p>0</text:p>
          </table:table-cell>
          <table:table-cell office:value-type="float" office:value="685789" calcext:value-type="float">
            <text:p>685789</text:p>
          </table:table-cell>
          <table:table-cell office:value-type="float" office:value="204542" calcext:value-type="float">
            <text:p>204542</text:p>
          </table:table-cell>
          <table:table-cell office:value-type="string" calcext:value-type="string">
            <text:p>[[@19887]] <text:s/>ri8 now i am not sure cause i am preparing for my exam</text:p>
          </table:table-cell>
          <table:table-cell/>
        </table:table-row>
        <table:table-row table:style-name="ro1">
          <table:table-cell office:value-type="float" office:value="90931" calcext:value-type="float">
            <text:p>90931</text:p>
          </table:table-cell>
          <table:table-cell office:value-type="float" office:value="0" calcext:value-type="float">
            <text:p>0</text:p>
          </table:table-cell>
          <table:table-cell office:value-type="float" office:value="753803" calcext:value-type="float">
            <text:p>753803</text:p>
          </table:table-cell>
          <table:table-cell office:value-type="float" office:value="224027" calcext:value-type="float">
            <text:p>224027</text:p>
          </table:table-cell>
          <table:table-cell office:value-type="string" calcext:value-type="string">
            <text:p>@ritesh.kundar <text:s/>it's my first post nd I would travel more so that u can also feel travel more ?</text:p>
          </table:table-cell>
          <table:table-cell/>
        </table:table-row>
        <table:table-row table:style-name="ro1">
          <table:table-cell office:value-type="float" office:value="144562" calcext:value-type="float">
            <text:p>144562</text:p>
          </table:table-cell>
          <table:table-cell office:value-type="float" office:value="0" calcext:value-type="float">
            <text:p>0</text:p>
          </table:table-cell>
          <table:table-cell office:value-type="float" office:value="878741" calcext:value-type="float">
            <text:p>878741</text:p>
          </table:table-cell>
          <table:table-cell office:value-type="float" office:value="79915" calcext:value-type="float">
            <text:p>79915</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13156" calcext:value-type="float">
            <text:p>313156</text:p>
          </table:table-cell>
          <table:table-cell office:value-type="float" office:value="0" calcext:value-type="float">
            <text:p>0</text:p>
          </table:table-cell>
          <table:table-cell office:value-type="float" office:value="1662930" calcext:value-type="float">
            <text:p>1662930</text:p>
          </table:table-cell>
          <table:table-cell office:value-type="float" office:value="40353" calcext:value-type="float">
            <text:p>40353</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341079" calcext:value-type="float">
            <text:p>341079</text:p>
          </table:table-cell>
          <table:table-cell office:value-type="float" office:value="0" calcext:value-type="float">
            <text:p>0</text:p>
          </table:table-cell>
          <table:table-cell office:value-type="float" office:value="1822068" calcext:value-type="float">
            <text:p>1822068</text:p>
          </table:table-cell>
          <table:table-cell office:value-type="float" office:value="192853" calcext:value-type="float">
            <text:p>192853</text:p>
          </table:table-cell>
          <table:table-cell office:value-type="string" calcext:value-type="string">
            <text:p>[[@1]] ll</text:p>
          </table:table-cell>
          <table:table-cell/>
        </table:table-row>
        <table:table-row table:style-name="ro1">
          <table:table-cell office:value-type="float" office:value="416045" calcext:value-type="float">
            <text:p>416045</text:p>
          </table:table-cell>
          <table:table-cell office:value-type="float" office:value="0" calcext:value-type="float">
            <text:p>0</text:p>
          </table:table-cell>
          <table:table-cell office:value-type="float" office:value="2358057" calcext:value-type="float">
            <text:p>2358057</text:p>
          </table:table-cell>
          <table:table-cell office:value-type="float" office:value="14829" calcext:value-type="float">
            <text:p>14829</text:p>
          </table:table-cell>
          <table:table-cell office:value-type="string" calcext:value-type="string">
            <text:p>yummmy ,</text:p>
          </table:table-cell>
          <table:table-cell/>
        </table:table-row>
        <table:table-row table:style-name="ro1">
          <table:table-cell office:value-type="float" office:value="8345" calcext:value-type="float">
            <text:p>8345</text:p>
          </table:table-cell>
          <table:table-cell office:value-type="float" office:value="0" calcext:value-type="float">
            <text:p>0</text:p>
          </table:table-cell>
          <table:table-cell office:value-type="float" office:value="354064" calcext:value-type="float">
            <text:p>354064</text:p>
          </table:table-cell>
          <table:table-cell office:value-type="float" office:value="14850" calcext:value-type="float">
            <text:p>14850</text:p>
          </table:table-cell>
          <table:table-cell table:number-columns-repeated="2"/>
        </table:table-row>
        <table:table-row table:style-name="ro1">
          <table:table-cell office:value-type="float" office:value="18474" calcext:value-type="float">
            <text:p>18474</text:p>
          </table:table-cell>
          <table:table-cell office:value-type="float" office:value="0" calcext:value-type="float">
            <text:p>0</text:p>
          </table:table-cell>
          <table:table-cell office:value-type="float" office:value="578741" calcext:value-type="float">
            <text:p>578741</text:p>
          </table:table-cell>
          <table:table-cell office:value-type="float" office:value="43513" calcext:value-type="float">
            <text:p>43513</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42028" calcext:value-type="float">
            <text:p>42028</text:p>
          </table:table-cell>
          <table:table-cell office:value-type="float" office:value="0" calcext:value-type="float">
            <text:p>0</text:p>
          </table:table-cell>
          <table:table-cell office:value-type="float" office:value="637890" calcext:value-type="float">
            <text:p>637890</text:p>
          </table:table-cell>
          <table:table-cell office:value-type="float" office:value="40433" calcext:value-type="float">
            <text:p>40433</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01943" calcext:value-type="float">
            <text:p>101943</text:p>
          </table:table-cell>
          <table:table-cell office:value-type="float" office:value="0" calcext:value-type="float">
            <text:p>0</text:p>
          </table:table-cell>
          <table:table-cell office:value-type="float" office:value="781122" calcext:value-type="float">
            <text:p>781122</text:p>
          </table:table-cell>
          <table:table-cell office:value-type="float" office:value="87915" calcext:value-type="float">
            <text:p>87915</text:p>
          </table:table-cell>
          <table:table-cell office:value-type="string" calcext:value-type="string">
            <text:p>Hey the trail is amazing, could you give some info?</text:p>
          </table:table-cell>
          <table:table-cell/>
        </table:table-row>
        <table:table-row table:style-name="ro1">
          <table:table-cell office:value-type="float" office:value="118453" calcext:value-type="float">
            <text:p>118453</text:p>
          </table:table-cell>
          <table:table-cell office:value-type="float" office:value="0" calcext:value-type="float">
            <text:p>0</text:p>
          </table:table-cell>
          <table:table-cell office:value-type="float" office:value="141718" calcext:value-type="float">
            <text:p>141718</text:p>
          </table:table-cell>
          <table:table-cell office:value-type="float" office:value="83030" calcext:value-type="float">
            <text:p>83030</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157145" calcext:value-type="float">
            <text:p>157145</text:p>
          </table:table-cell>
          <table:table-cell office:value-type="float" office:value="0" calcext:value-type="float">
            <text:p>0</text:p>
          </table:table-cell>
          <table:table-cell office:value-type="float" office:value="909297" calcext:value-type="float">
            <text:p>909297</text:p>
          </table:table-cell>
          <table:table-cell office:value-type="float" office:value="44446" calcext:value-type="float">
            <text:p>44446</text:p>
          </table:table-cell>
          <table:table-cell office:value-type="string" calcext:value-type="string">
            <text:p>The title took me by surprise, but I kind of lost track of the routes in the content!</text:p>
          </table:table-cell>
          <table:table-cell/>
        </table:table-row>
        <table:table-row table:style-name="ro5">
          <table:table-cell office:value-type="float" office:value="21803" calcext:value-type="float">
            <text:p>21803</text:p>
          </table:table-cell>
          <table:table-cell office:value-type="float" office:value="0" calcext:value-type="float">
            <text:p>0</text:p>
          </table:table-cell>
          <table:table-cell office:value-type="float" office:value="587061" calcext:value-type="float">
            <text:p>587061</text:p>
          </table:table-cell>
          <table:table-cell office:value-type="float" office:value="175828" calcext:value-type="float">
            <text:p>175828</text:p>
          </table:table-cell>
          <table:table-cell office:value-type="string" calcext:value-type="string">
            <text:p>[[@43465]] you can see more on my fb page or visit www.himalayanhighness.com </text:p>
            <text:p>Or follow me here: himalayanhighness.wordpress.com/2016/11/19</text:p>
          </table:table-cell>
          <table:table-cell/>
        </table:table-row>
        <table:table-row table:style-name="ro1">
          <table:table-cell office:value-type="float" office:value="45296" calcext:value-type="float">
            <text:p>45296</text:p>
          </table:table-cell>
          <table:table-cell office:value-type="float" office:value="0" calcext:value-type="float">
            <text:p>0</text:p>
          </table:table-cell>
          <table:table-cell office:value-type="float" office:value="644329" calcext:value-type="float">
            <text:p>644329</text:p>
          </table:table-cell>
          <table:table-cell office:value-type="float" office:value="192531" calcext:value-type="float">
            <text:p>192531</text:p>
          </table:table-cell>
          <table:table-cell office:value-type="string" calcext:value-type="string">
            <text:p>thank you guys</text:p>
          </table:table-cell>
          <table:table-cell/>
        </table:table-row>
        <table:table-row table:style-name="ro1">
          <table:table-cell office:value-type="float" office:value="99561" calcext:value-type="float">
            <text:p>99561</text:p>
          </table:table-cell>
          <table:table-cell office:value-type="float" office:value="0" calcext:value-type="float">
            <text:p>0</text:p>
          </table:table-cell>
          <table:table-cell office:value-type="float" office:value="775662" calcext:value-type="float">
            <text:p>775662</text:p>
          </table:table-cell>
          <table:table-cell office:value-type="float" office:value="83613" calcext:value-type="float">
            <text:p>83613</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110601" calcext:value-type="float">
            <text:p>110601</text:p>
          </table:table-cell>
          <table:table-cell office:value-type="float" office:value="0" calcext:value-type="float">
            <text:p>0</text:p>
          </table:table-cell>
          <table:table-cell office:value-type="float" office:value="800994" calcext:value-type="float">
            <text:p>800994</text:p>
          </table:table-cell>
          <table:table-cell office:value-type="float" office:value="79222" calcext:value-type="float">
            <text:p>79222</text:p>
          </table:table-cell>
          <table:table-cell office:value-type="string" calcext:value-type="string">
            <text:p>This Trail is excellent and it definitely is worthy of more eyes!</text:p>
          </table:table-cell>
          <table:table-cell/>
        </table:table-row>
        <table:table-row table:style-name="ro1">
          <table:table-cell office:value-type="float" office:value="154224" calcext:value-type="float">
            <text:p>154224</text:p>
          </table:table-cell>
          <table:table-cell office:value-type="float" office:value="0" calcext:value-type="float">
            <text:p>0</text:p>
          </table:table-cell>
          <table:table-cell office:value-type="float" office:value="903869" calcext:value-type="float">
            <text:p>903869</text:p>
          </table:table-cell>
          <table:table-cell office:value-type="float" office:value="79294" calcext:value-type="float">
            <text:p>79294</text:p>
          </table:table-cell>
          <table:table-cell office:value-type="string" calcext:value-type="string">
            <text:p>Sahi khel gaye tum toh</text:p>
          </table:table-cell>
          <table:table-cell/>
        </table:table-row>
        <table:table-row table:style-name="ro1">
          <table:table-cell office:value-type="float" office:value="164706" calcext:value-type="float">
            <text:p>164706</text:p>
          </table:table-cell>
          <table:table-cell office:value-type="float" office:value="0" calcext:value-type="float">
            <text:p>0</text:p>
          </table:table-cell>
          <table:table-cell office:value-type="float" office:value="928080" calcext:value-type="float">
            <text:p>928080</text:p>
          </table:table-cell>
          <table:table-cell office:value-type="float" office:value="19707" calcext:value-type="float">
            <text:p>1970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34112" calcext:value-type="float">
            <text:p>234112</text:p>
          </table:table-cell>
          <table:table-cell office:value-type="float" office:value="0" calcext:value-type="float">
            <text:p>0</text:p>
          </table:table-cell>
          <table:table-cell office:value-type="float" office:value="1185986" calcext:value-type="float">
            <text:p>1185986</text:p>
          </table:table-cell>
          <table:table-cell office:value-type="float" office:value="80043" calcext:value-type="float">
            <text:p>80043</text:p>
          </table:table-cell>
          <table:table-cell office:value-type="string" calcext:value-type="string">
            <text:p>i love your work and i use it to plan my trips :)</text:p>
          </table:table-cell>
          <table:table-cell/>
        </table:table-row>
        <table:table-row table:style-name="ro1">
          <table:table-cell office:value-type="float" office:value="269293" calcext:value-type="float">
            <text:p>269293</text:p>
          </table:table-cell>
          <table:table-cell office:value-type="float" office:value="0" calcext:value-type="float">
            <text:p>0</text:p>
          </table:table-cell>
          <table:table-cell office:value-type="float" office:value="1402774" calcext:value-type="float">
            <text:p>1402774</text:p>
          </table:table-cell>
          <table:table-cell office:value-type="float" office:value="430636" calcext:value-type="float">
            <text:p>430636</text:p>
          </table:table-cell>
          <table:table-cell office:value-type="string" calcext:value-type="string">
            <text:p>[[@77069]] thank you</text:p>
          </table:table-cell>
          <table:table-cell/>
        </table:table-row>
        <table:table-row table:style-name="ro1">
          <table:table-cell office:value-type="float" office:value="349396" calcext:value-type="float">
            <text:p>349396</text:p>
          </table:table-cell>
          <table:table-cell office:value-type="float" office:value="0" calcext:value-type="float">
            <text:p>0</text:p>
          </table:table-cell>
          <table:table-cell office:value-type="float" office:value="1878972" calcext:value-type="float">
            <text:p>1878972</text:p>
          </table:table-cell>
          <table:table-cell office:value-type="float" office:value="41049" calcext:value-type="float">
            <text:p>41049</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352794" calcext:value-type="float">
            <text:p>352794</text:p>
          </table:table-cell>
          <table:table-cell office:value-type="float" office:value="0" calcext:value-type="float">
            <text:p>0</text:p>
          </table:table-cell>
          <table:table-cell office:value-type="float" office:value="1910139" calcext:value-type="float">
            <text:p>1910139</text:p>
          </table:table-cell>
          <table:table-cell office:value-type="float" office:value="83862" calcext:value-type="float">
            <text:p>83862</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85665" calcext:value-type="float">
            <text:p>385665</text:p>
          </table:table-cell>
          <table:table-cell office:value-type="float" office:value="0" calcext:value-type="float">
            <text:p>0</text:p>
          </table:table-cell>
          <table:table-cell office:value-type="float" office:value="978272" calcext:value-type="float">
            <text:p>978272</text:p>
          </table:table-cell>
          <table:table-cell office:value-type="float" office:value="888449" calcext:value-type="float">
            <text:p>888449</text:p>
          </table:table-cell>
          <table:table-cell office:value-type="string" calcext:value-type="string">
            <text:p>Nyc</text:p>
          </table:table-cell>
          <table:table-cell/>
        </table:table-row>
        <table:table-row table:style-name="ro1">
          <table:table-cell office:value-type="float" office:value="408200" calcext:value-type="float">
            <text:p>408200</text:p>
          </table:table-cell>
          <table:table-cell office:value-type="float" office:value="0" calcext:value-type="float">
            <text:p>0</text:p>
          </table:table-cell>
          <table:table-cell office:value-type="float" office:value="2317325" calcext:value-type="float">
            <text:p>2317325</text:p>
          </table:table-cell>
          <table:table-cell office:value-type="float" office:value="1172538" calcext:value-type="float">
            <text:p>1172538</text:p>
          </table:table-cell>
          <table:table-cell office:value-type="string" calcext:value-type="string">
            <text:p>Sexy gril</text:p>
          </table:table-cell>
          <table:table-cell/>
        </table:table-row>
        <table:table-row table:style-name="ro1">
          <table:table-cell office:value-type="float" office:value="410082" calcext:value-type="float">
            <text:p>410082</text:p>
          </table:table-cell>
          <table:table-cell office:value-type="float" office:value="0" calcext:value-type="float">
            <text:p>0</text:p>
          </table:table-cell>
          <table:table-cell office:value-type="float" office:value="2329990" calcext:value-type="float">
            <text:p>2329990</text:p>
          </table:table-cell>
          <table:table-cell office:value-type="float" office:value="1245020" calcext:value-type="float">
            <text:p>1245020</text:p>
          </table:table-cell>
          <table:table-cell office:value-type="string" calcext:value-type="string">
            <text:p>Supebb</text:p>
          </table:table-cell>
          <table:table-cell/>
        </table:table-row>
        <table:table-row table:style-name="ro1">
          <table:table-cell office:value-type="float" office:value="445035" calcext:value-type="float">
            <text:p>445035</text:p>
          </table:table-cell>
          <table:table-cell office:value-type="float" office:value="0" calcext:value-type="float">
            <text:p>0</text:p>
          </table:table-cell>
          <table:table-cell office:value-type="float" office:value="2298078" calcext:value-type="float">
            <text:p>2298078</text:p>
          </table:table-cell>
          <table:table-cell office:value-type="float" office:value="1764336" calcext:value-type="float">
            <text:p>1764336</text:p>
          </table:table-cell>
          <table:table-cell office:value-type="string" calcext:value-type="string">
            <text:p>Nice</text:p>
          </table:table-cell>
          <table:table-cell/>
        </table:table-row>
        <table:table-row table:style-name="ro1">
          <table:table-cell office:value-type="float" office:value="89583" calcext:value-type="float">
            <text:p>89583</text:p>
          </table:table-cell>
          <table:table-cell office:value-type="float" office:value="0" calcext:value-type="float">
            <text:p>0</text:p>
          </table:table-cell>
          <table:table-cell office:value-type="float" office:value="754135" calcext:value-type="float">
            <text:p>754135</text:p>
          </table:table-cell>
          <table:table-cell office:value-type="float" office:value="19874" calcext:value-type="float">
            <text:p>19874</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75002" calcext:value-type="float">
            <text:p>175002</text:p>
          </table:table-cell>
          <table:table-cell office:value-type="float" office:value="0" calcext:value-type="float">
            <text:p>0</text:p>
          </table:table-cell>
          <table:table-cell office:value-type="float" office:value="960172" calcext:value-type="float">
            <text:p>960172</text:p>
          </table:table-cell>
          <table:table-cell office:value-type="float" office:value="85352" calcext:value-type="float">
            <text:p>85352</text:p>
          </table:table-cell>
          <table:table-cell office:value-type="string" calcext:value-type="string">
            <text:p>stunned!</text:p>
          </table:table-cell>
          <table:table-cell/>
        </table:table-row>
        <table:table-row table:style-name="ro1">
          <table:table-cell office:value-type="float" office:value="197612" calcext:value-type="float">
            <text:p>197612</text:p>
          </table:table-cell>
          <table:table-cell office:value-type="float" office:value="0" calcext:value-type="float">
            <text:p>0</text:p>
          </table:table-cell>
          <table:table-cell office:value-type="float" office:value="1027765" calcext:value-type="float">
            <text:p>1027765</text:p>
          </table:table-cell>
          <table:table-cell office:value-type="float" office:value="43234" calcext:value-type="float">
            <text:p>43234</text:p>
          </table:table-cell>
          <table:table-cell office:value-type="string" calcext:value-type="string">
            <text:p>Whoa! The images are crystal clear and so is the content!</text:p>
          </table:table-cell>
          <table:table-cell/>
        </table:table-row>
        <table:table-row table:style-name="ro1">
          <table:table-cell office:value-type="float" office:value="198768" calcext:value-type="float">
            <text:p>198768</text:p>
          </table:table-cell>
          <table:table-cell office:value-type="float" office:value="0" calcext:value-type="float">
            <text:p>0</text:p>
          </table:table-cell>
          <table:table-cell office:value-type="float" office:value="1031335" calcext:value-type="float">
            <text:p>1031335</text:p>
          </table:table-cell>
          <table:table-cell office:value-type="float" office:value="87401" calcext:value-type="float">
            <text:p>87401</text:p>
          </table:table-cell>
          <table:table-cell office:value-type="string" calcext:value-type="string">
            <text:p>Amazing ❤️❤️</text:p>
          </table:table-cell>
          <table:table-cell/>
        </table:table-row>
        <table:table-row table:style-name="ro1">
          <table:table-cell office:value-type="float" office:value="225041" calcext:value-type="float">
            <text:p>225041</text:p>
          </table:table-cell>
          <table:table-cell office:value-type="float" office:value="0" calcext:value-type="float">
            <text:p>0</text:p>
          </table:table-cell>
          <table:table-cell office:value-type="float" office:value="1160796" calcext:value-type="float">
            <text:p>1160796</text:p>
          </table:table-cell>
          <table:table-cell office:value-type="float" office:value="350164" calcext:value-type="float">
            <text:p>350164</text:p>
          </table:table-cell>
          <table:table-cell office:value-type="string" calcext:value-type="string">
            <text:p>Its clicked by my phone that is mi a1..[[@78353]]</text:p>
          </table:table-cell>
          <table:table-cell/>
        </table:table-row>
        <table:table-row table:style-name="ro1">
          <table:table-cell office:value-type="float" office:value="234810" calcext:value-type="float">
            <text:p>234810</text:p>
          </table:table-cell>
          <table:table-cell office:value-type="float" office:value="0" calcext:value-type="float">
            <text:p>0</text:p>
          </table:table-cell>
          <table:table-cell office:value-type="float" office:value="1187110" calcext:value-type="float">
            <text:p>1187110</text:p>
          </table:table-cell>
          <table:table-cell office:value-type="float" office:value="358177" calcext:value-type="float">
            <text:p>358177</text:p>
          </table:table-cell>
          <table:table-cell office:value-type="string" calcext:value-type="string">
            <text:p>[[@19828]] this is my first trail. Sorry for that! How do I make it better?</text:p>
          </table:table-cell>
          <table:table-cell/>
        </table:table-row>
        <table:table-row table:style-name="ro1">
          <table:table-cell office:value-type="float" office:value="317417" calcext:value-type="float">
            <text:p>317417</text:p>
          </table:table-cell>
          <table:table-cell office:value-type="float" office:value="0" calcext:value-type="float">
            <text:p>0</text:p>
          </table:table-cell>
          <table:table-cell office:value-type="float" office:value="1664899" calcext:value-type="float">
            <text:p>1664899</text:p>
          </table:table-cell>
          <table:table-cell office:value-type="float" office:value="76862" calcext:value-type="float">
            <text:p>76862</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36812" calcext:value-type="float">
            <text:p>336812</text:p>
          </table:table-cell>
          <table:table-cell office:value-type="float" office:value="0" calcext:value-type="float">
            <text:p>0</text:p>
          </table:table-cell>
          <table:table-cell office:value-type="float" office:value="1797620" calcext:value-type="float">
            <text:p>1797620</text:p>
          </table:table-cell>
          <table:table-cell office:value-type="float" office:value="136504" calcext:value-type="float">
            <text:p>136504</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460776" calcext:value-type="float">
            <text:p>460776</text:p>
          </table:table-cell>
          <table:table-cell office:value-type="float" office:value="0" calcext:value-type="float">
            <text:p>0</text:p>
          </table:table-cell>
          <table:table-cell office:value-type="float" office:value="2380892" calcext:value-type="float">
            <text:p>2380892</text:p>
          </table:table-cell>
          <table:table-cell office:value-type="float" office:value="1974896" calcext:value-type="float">
            <text:p>1974896</text:p>
          </table:table-cell>
          <table:table-cell office:value-type="float" office:value="9175629260" calcext:value-type="float">
            <text:p>9175629260</text:p>
          </table:table-cell>
          <table:table-cell/>
        </table:table-row>
        <table:table-row table:style-name="ro1">
          <table:table-cell office:value-type="float" office:value="40649" calcext:value-type="float">
            <text:p>40649</text:p>
          </table:table-cell>
          <table:table-cell office:value-type="float" office:value="0" calcext:value-type="float">
            <text:p>0</text:p>
          </table:table-cell>
          <table:table-cell office:value-type="float" office:value="635193" calcext:value-type="float">
            <text:p>635193</text:p>
          </table:table-cell>
          <table:table-cell office:value-type="float" office:value="84513" calcext:value-type="float">
            <text:p>84513</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33475" calcext:value-type="float">
            <text:p>133475</text:p>
          </table:table-cell>
          <table:table-cell office:value-type="float" office:value="0" calcext:value-type="float">
            <text:p>0</text:p>
          </table:table-cell>
          <table:table-cell office:value-type="float" office:value="849326" calcext:value-type="float">
            <text:p>849326</text:p>
          </table:table-cell>
          <table:table-cell office:value-type="float" office:value="20048" calcext:value-type="float">
            <text:p>20048</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74581" calcext:value-type="float">
            <text:p>174581</text:p>
          </table:table-cell>
          <table:table-cell office:value-type="float" office:value="0" calcext:value-type="float">
            <text:p>0</text:p>
          </table:table-cell>
          <table:table-cell office:value-type="float" office:value="959158" calcext:value-type="float">
            <text:p>959158</text:p>
          </table:table-cell>
          <table:table-cell office:value-type="float" office:value="284410" calcext:value-type="float">
            <text:p>284410</text:p>
          </table:table-cell>
          <table:table-cell office:value-type="string" calcext:value-type="string">
            <text:p>Will upload it all in time :)</text:p>
          </table:table-cell>
          <table:table-cell/>
        </table:table-row>
        <table:table-row table:style-name="ro1">
          <table:table-cell office:value-type="float" office:value="187737" calcext:value-type="float">
            <text:p>187737</text:p>
          </table:table-cell>
          <table:table-cell office:value-type="float" office:value="0" calcext:value-type="float">
            <text:p>0</text:p>
          </table:table-cell>
          <table:table-cell office:value-type="float" office:value="977778" calcext:value-type="float">
            <text:p>977778</text:p>
          </table:table-cell>
          <table:table-cell office:value-type="float" office:value="77584" calcext:value-type="float">
            <text:p>77584</text:p>
          </table:table-cell>
          <table:table-cell office:value-type="string" calcext:value-type="string">
            <text:p>You've had some awesome adventures! What's the next one?</text:p>
          </table:table-cell>
          <table:table-cell/>
        </table:table-row>
        <table:table-row table:style-name="ro1">
          <table:table-cell office:value-type="float" office:value="238033" calcext:value-type="float">
            <text:p>238033</text:p>
          </table:table-cell>
          <table:table-cell office:value-type="float" office:value="0" calcext:value-type="float">
            <text:p>0</text:p>
          </table:table-cell>
          <table:table-cell office:value-type="float" office:value="1193307" calcext:value-type="float">
            <text:p>1193307</text:p>
          </table:table-cell>
          <table:table-cell office:value-type="float" office:value="87224" calcext:value-type="float">
            <text:p>87224</text:p>
          </table:table-cell>
          <table:table-cell office:value-type="string" calcext:value-type="string">
            <text:p>badhiya!</text:p>
          </table:table-cell>
          <table:table-cell/>
        </table:table-row>
        <table:table-row table:style-name="ro1">
          <table:table-cell office:value-type="float" office:value="241748" calcext:value-type="float">
            <text:p>241748</text:p>
          </table:table-cell>
          <table:table-cell office:value-type="float" office:value="0" calcext:value-type="float">
            <text:p>0</text:p>
          </table:table-cell>
          <table:table-cell office:value-type="float" office:value="1204153" calcext:value-type="float">
            <text:p>1204153</text:p>
          </table:table-cell>
          <table:table-cell office:value-type="float" office:value="363658" calcext:value-type="float">
            <text:p>363658</text:p>
          </table:table-cell>
          <table:table-cell office:value-type="string" calcext:value-type="string">
            <text:p>[[@79953]] thank you</text:p>
          </table:table-cell>
          <table:table-cell/>
        </table:table-row>
        <table:table-row table:style-name="ro1">
          <table:table-cell office:value-type="float" office:value="290689" calcext:value-type="float">
            <text:p>290689</text:p>
          </table:table-cell>
          <table:table-cell office:value-type="float" office:value="0" calcext:value-type="float">
            <text:p>0</text:p>
          </table:table-cell>
          <table:table-cell office:value-type="float" office:value="1535710" calcext:value-type="float">
            <text:p>1535710</text:p>
          </table:table-cell>
          <table:table-cell office:value-type="float" office:value="472640" calcext:value-type="float">
            <text:p>472640</text:p>
          </table:table-cell>
          <table:table-cell office:value-type="string" calcext:value-type="string">
            <text:p>Thanks bro i will definitely try it in next pictures ??</text:p>
          </table:table-cell>
          <table:table-cell/>
        </table:table-row>
        <table:table-row table:style-name="ro1">
          <table:table-cell office:value-type="float" office:value="382576" calcext:value-type="float">
            <text:p>382576</text:p>
          </table:table-cell>
          <table:table-cell office:value-type="float" office:value="0" calcext:value-type="float">
            <text:p>0</text:p>
          </table:table-cell>
          <table:table-cell office:value-type="float" office:value="2255205" calcext:value-type="float">
            <text:p>2255205</text:p>
          </table:table-cell>
          <table:table-cell office:value-type="float" office:value="691189" calcext:value-type="float">
            <text:p>691189</text:p>
          </table:table-cell>
          <table:table-cell office:value-type="string" calcext:value-type="string">
            <text:p>Gayzyehs</text:p>
          </table:table-cell>
          <table:table-cell/>
        </table:table-row>
        <table:table-row table:style-name="ro1">
          <table:table-cell office:value-type="float" office:value="450720" calcext:value-type="float">
            <text:p>450720</text:p>
          </table:table-cell>
          <table:table-cell office:value-type="float" office:value="0" calcext:value-type="float">
            <text:p>0</text:p>
          </table:table-cell>
          <table:table-cell office:value-type="float" office:value="2260711" calcext:value-type="float">
            <text:p>2260711</text:p>
          </table:table-cell>
          <table:table-cell office:value-type="float" office:value="1912270" calcext:value-type="float">
            <text:p>1912270</text:p>
          </table:table-cell>
          <table:table-cell office:value-type="string" calcext:value-type="string">
            <text:p>9596205847 Mudasir kashmiri J&amp;k</text:p>
          </table:table-cell>
          <table:table-cell/>
        </table:table-row>
        <table:table-row table:style-name="ro1">
          <table:table-cell office:value-type="float" office:value="30476" calcext:value-type="float">
            <text:p>30476</text:p>
          </table:table-cell>
          <table:table-cell office:value-type="float" office:value="0" calcext:value-type="float">
            <text:p>0</text:p>
          </table:table-cell>
          <table:table-cell office:value-type="float" office:value="613834" calcext:value-type="float">
            <text:p>613834</text:p>
          </table:table-cell>
          <table:table-cell office:value-type="float" office:value="78101" calcext:value-type="float">
            <text:p>78101</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76243" calcext:value-type="float">
            <text:p>76243</text:p>
          </table:table-cell>
          <table:table-cell office:value-type="float" office:value="0" calcext:value-type="float">
            <text:p>0</text:p>
          </table:table-cell>
          <table:table-cell office:value-type="float" office:value="724591" calcext:value-type="float">
            <text:p>724591</text:p>
          </table:table-cell>
          <table:table-cell office:value-type="float" office:value="87720" calcext:value-type="float">
            <text:p>87720</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115931" calcext:value-type="float">
            <text:p>115931</text:p>
          </table:table-cell>
          <table:table-cell office:value-type="float" office:value="0" calcext:value-type="float">
            <text:p>0</text:p>
          </table:table-cell>
          <table:table-cell office:value-type="float" office:value="131271" calcext:value-type="float">
            <text:p>131271</text:p>
          </table:table-cell>
          <table:table-cell office:value-type="float" office:value="242507" calcext:value-type="float">
            <text:p>242507</text:p>
          </table:table-cell>
          <table:table-cell office:value-type="string" calcext:value-type="string">
            <text:p>Can u please suggest the cheapest possible way to visit prague?</text:p>
          </table:table-cell>
          <table:table-cell/>
        </table:table-row>
        <table:table-row table:style-name="ro1">
          <table:table-cell office:value-type="float" office:value="180730" calcext:value-type="float">
            <text:p>180730</text:p>
          </table:table-cell>
          <table:table-cell office:value-type="float" office:value="0" calcext:value-type="float">
            <text:p>0</text:p>
          </table:table-cell>
          <table:table-cell office:value-type="float" office:value="836018" calcext:value-type="float">
            <text:p>836018</text:p>
          </table:table-cell>
          <table:table-cell office:value-type="float" office:value="249473" calcext:value-type="float">
            <text:p>249473</text:p>
          </table:table-cell>
          <table:table-cell office:value-type="string" calcext:value-type="string">
            <text:p>@nkhl.sinha <text:s/>okay</text:p>
          </table:table-cell>
          <table:table-cell/>
        </table:table-row>
        <table:table-row table:style-name="ro1">
          <table:table-cell office:value-type="float" office:value="193883" calcext:value-type="float">
            <text:p>193883</text:p>
          </table:table-cell>
          <table:table-cell office:value-type="float" office:value="0" calcext:value-type="float">
            <text:p>0</text:p>
          </table:table-cell>
          <table:table-cell office:value-type="float" office:value="1006265" calcext:value-type="float">
            <text:p>1006265</text:p>
          </table:table-cell>
          <table:table-cell office:value-type="float" office:value="136164" calcext:value-type="float">
            <text:p>136164</text:p>
          </table:table-cell>
          <table:table-cell office:value-type="string" calcext:value-type="string">
            <text:p>Chaa gaye tum toh</text:p>
          </table:table-cell>
          <table:table-cell/>
        </table:table-row>
        <table:table-row table:style-name="ro1">
          <table:table-cell office:value-type="float" office:value="230035" calcext:value-type="float">
            <text:p>230035</text:p>
          </table:table-cell>
          <table:table-cell office:value-type="float" office:value="0" calcext:value-type="float">
            <text:p>0</text:p>
          </table:table-cell>
          <table:table-cell office:value-type="float" office:value="1175613" calcext:value-type="float">
            <text:p>1175613</text:p>
          </table:table-cell>
          <table:table-cell office:value-type="float" office:value="78494" calcext:value-type="float">
            <text:p>78494</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51815" calcext:value-type="float">
            <text:p>251815</text:p>
          </table:table-cell>
          <table:table-cell office:value-type="float" office:value="0" calcext:value-type="float">
            <text:p>0</text:p>
          </table:table-cell>
          <table:table-cell office:value-type="float" office:value="1285623" calcext:value-type="float">
            <text:p>1285623</text:p>
          </table:table-cell>
          <table:table-cell office:value-type="float" office:value="79118" calcext:value-type="float">
            <text:p>79118</text:p>
          </table:table-cell>
          <table:table-cell office:value-type="string" calcext:value-type="string">
            <text:p>Nyc shot ❤️❤️❤️</text:p>
          </table:table-cell>
          <table:table-cell/>
        </table:table-row>
        <table:table-row table:style-name="ro1">
          <table:table-cell office:value-type="float" office:value="257812" calcext:value-type="float">
            <text:p>257812</text:p>
          </table:table-cell>
          <table:table-cell office:value-type="float" office:value="0" calcext:value-type="float">
            <text:p>0</text:p>
          </table:table-cell>
          <table:table-cell office:value-type="float" office:value="1331627" calcext:value-type="float">
            <text:p>1331627</text:p>
          </table:table-cell>
          <table:table-cell office:value-type="float" office:value="83424" calcext:value-type="float">
            <text:p>83424</text:p>
          </table:table-cell>
          <table:table-cell office:value-type="string" calcext:value-type="string">
            <text:p>Keep that coming ❤️</text:p>
          </table:table-cell>
          <table:table-cell/>
        </table:table-row>
        <table:table-row table:style-name="ro1">
          <table:table-cell office:value-type="float" office:value="302788" calcext:value-type="float">
            <text:p>302788</text:p>
          </table:table-cell>
          <table:table-cell office:value-type="float" office:value="0" calcext:value-type="float">
            <text:p>0</text:p>
          </table:table-cell>
          <table:table-cell office:value-type="float" office:value="1599085" calcext:value-type="float">
            <text:p>1599085</text:p>
          </table:table-cell>
          <table:table-cell office:value-type="float" office:value="78353" calcext:value-type="float">
            <text:p>78353</text:p>
          </table:table-cell>
          <table:table-cell office:value-type="string" calcext:value-type="string">
            <text:p>?awesome post ?</text:p>
          </table:table-cell>
          <table:table-cell/>
        </table:table-row>
        <table:table-row table:style-name="ro1">
          <table:table-cell office:value-type="float" office:value="363050" calcext:value-type="float">
            <text:p>363050</text:p>
          </table:table-cell>
          <table:table-cell office:value-type="float" office:value="0" calcext:value-type="float">
            <text:p>0</text:p>
          </table:table-cell>
          <table:table-cell office:value-type="float" office:value="1933535" calcext:value-type="float">
            <text:p>1933535</text:p>
          </table:table-cell>
          <table:table-cell office:value-type="float" office:value="345343" calcext:value-type="float">
            <text:p>345343</text:p>
          </table:table-cell>
          <table:table-cell office:value-type="string" calcext:value-type="string">
            <text:p>[[@387483]] Thank you so much for the compliment, it is indeed a great recipe!</text:p>
          </table:table-cell>
          <table:table-cell/>
        </table:table-row>
        <table:table-row table:style-name="ro1">
          <table:table-cell office:value-type="float" office:value="394100" calcext:value-type="float">
            <text:p>394100</text:p>
          </table:table-cell>
          <table:table-cell office:value-type="float" office:value="0" calcext:value-type="float">
            <text:p>0</text:p>
          </table:table-cell>
          <table:table-cell office:value-type="float" office:value="2268782" calcext:value-type="float">
            <text:p>2268782</text:p>
          </table:table-cell>
          <table:table-cell office:value-type="float" office:value="448850" calcext:value-type="float">
            <text:p>448850</text:p>
          </table:table-cell>
          <table:table-cell office:value-type="string" calcext:value-type="string">
            <text:p>Nice.</text:p>
          </table:table-cell>
          <table:table-cell/>
        </table:table-row>
        <table:table-row table:style-name="ro1">
          <table:table-cell office:value-type="float" office:value="433440" calcext:value-type="float">
            <text:p>433440</text:p>
          </table:table-cell>
          <table:table-cell office:value-type="float" office:value="0" calcext:value-type="float">
            <text:p>0</text:p>
          </table:table-cell>
          <table:table-cell office:value-type="float" office:value="2285945" calcext:value-type="float">
            <text:p>2285945</text:p>
          </table:table-cell>
          <table:table-cell office:value-type="float" office:value="870528" calcext:value-type="float">
            <text:p>870528</text:p>
          </table:table-cell>
          <table:table-cell office:value-type="string" calcext:value-type="string">
            <text:p>[[@48408]] thanks</text:p>
          </table:table-cell>
          <table:table-cell/>
        </table:table-row>
        <table:table-row table:style-name="ro1">
          <table:table-cell office:value-type="float" office:value="61813" calcext:value-type="float">
            <text:p>61813</text:p>
          </table:table-cell>
          <table:table-cell office:value-type="float" office:value="0" calcext:value-type="float">
            <text:p>0</text:p>
          </table:table-cell>
          <table:table-cell office:value-type="float" office:value="446513" calcext:value-type="float">
            <text:p>446513</text:p>
          </table:table-cell>
          <table:table-cell office:value-type="float" office:value="132879" calcext:value-type="float">
            <text:p>132879</text:p>
          </table:table-cell>
          <table:table-cell office:value-type="string" calcext:value-type="string">
            <text:p>[[@84660]] ?</text:p>
          </table:table-cell>
          <table:table-cell/>
        </table:table-row>
        <table:table-row table:style-name="ro1">
          <table:table-cell office:value-type="float" office:value="75701" calcext:value-type="float">
            <text:p>75701</text:p>
          </table:table-cell>
          <table:table-cell office:value-type="float" office:value="0" calcext:value-type="float">
            <text:p>0</text:p>
          </table:table-cell>
          <table:table-cell office:value-type="float" office:value="722182" calcext:value-type="float">
            <text:p>722182</text:p>
          </table:table-cell>
          <table:table-cell office:value-type="float" office:value="19761" calcext:value-type="float">
            <text:p>19761</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133081" calcext:value-type="float">
            <text:p>133081</text:p>
          </table:table-cell>
          <table:table-cell office:value-type="float" office:value="0" calcext:value-type="float">
            <text:p>0</text:p>
          </table:table-cell>
          <table:table-cell office:value-type="float" office:value="848808" calcext:value-type="float">
            <text:p>848808</text:p>
          </table:table-cell>
          <table:table-cell office:value-type="float" office:value="253530" calcext:value-type="float">
            <text:p>253530</text:p>
          </table:table-cell>
          <table:table-cell office:value-type="string" calcext:value-type="string">
            <text:p>[[@76711]] <text:s/>plz explain in detail so that I can do well??</text:p>
          </table:table-cell>
          <table:table-cell/>
        </table:table-row>
        <table:table-row table:style-name="ro1">
          <table:table-cell office:value-type="float" office:value="154134" calcext:value-type="float">
            <text:p>154134</text:p>
          </table:table-cell>
          <table:table-cell office:value-type="float" office:value="0" calcext:value-type="float">
            <text:p>0</text:p>
          </table:table-cell>
          <table:table-cell office:value-type="float" office:value="901183" calcext:value-type="float">
            <text:p>901183</text:p>
          </table:table-cell>
          <table:table-cell office:value-type="float" office:value="270289" calcext:value-type="float">
            <text:p>270289</text:p>
          </table:table-cell>
          <table:table-cell office:value-type="string" calcext:value-type="string">
            <text:p>[[@80113]] <text:s/>Thanks ?</text:p>
          </table:table-cell>
          <table:table-cell/>
        </table:table-row>
        <table:table-row table:style-name="ro1">
          <table:table-cell office:value-type="float" office:value="176318" calcext:value-type="float">
            <text:p>176318</text:p>
          </table:table-cell>
          <table:table-cell office:value-type="float" office:value="0" calcext:value-type="float">
            <text:p>0</text:p>
          </table:table-cell>
          <table:table-cell office:value-type="float" office:value="964135" calcext:value-type="float">
            <text:p>964135</text:p>
          </table:table-cell>
          <table:table-cell office:value-type="float" office:value="41044" calcext:value-type="float">
            <text:p>41044</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179219" calcext:value-type="float">
            <text:p>179219</text:p>
          </table:table-cell>
          <table:table-cell office:value-type="float" office:value="0" calcext:value-type="float">
            <text:p>0</text:p>
          </table:table-cell>
          <table:table-cell office:value-type="float" office:value="209579" calcext:value-type="float">
            <text:p>209579</text:p>
          </table:table-cell>
          <table:table-cell office:value-type="float" office:value="87842" calcext:value-type="float">
            <text:p>87842</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73585" calcext:value-type="float">
            <text:p>273585</text:p>
          </table:table-cell>
          <table:table-cell office:value-type="float" office:value="0" calcext:value-type="float">
            <text:p>0</text:p>
          </table:table-cell>
          <table:table-cell office:value-type="float" office:value="1430697" calcext:value-type="float">
            <text:p>1430697</text:p>
          </table:table-cell>
          <table:table-cell office:value-type="float" office:value="84261" calcext:value-type="float">
            <text:p>84261</text:p>
          </table:table-cell>
          <table:table-cell office:value-type="string" calcext:value-type="string">
            <text:p>The title was superb! The content was a little dreary!</text:p>
          </table:table-cell>
          <table:table-cell/>
        </table:table-row>
        <table:table-row table:style-name="ro1">
          <table:table-cell office:value-type="float" office:value="332790" calcext:value-type="float">
            <text:p>332790</text:p>
          </table:table-cell>
          <table:table-cell office:value-type="float" office:value="0" calcext:value-type="float">
            <text:p>0</text:p>
          </table:table-cell>
          <table:table-cell office:value-type="float" office:value="1777110" calcext:value-type="float">
            <text:p>1777110</text:p>
          </table:table-cell>
          <table:table-cell office:value-type="float" office:value="548803" calcext:value-type="float">
            <text:p>548803</text:p>
          </table:table-cell>
          <table:table-cell office:value-type="string" calcext:value-type="string">
            <text:p>I'll have work on the captions! Thanks anyways ?</text:p>
          </table:table-cell>
          <table:table-cell/>
        </table:table-row>
        <table:table-row table:style-name="ro1">
          <table:table-cell office:value-type="float" office:value="418874" calcext:value-type="float">
            <text:p>418874</text:p>
          </table:table-cell>
          <table:table-cell office:value-type="float" office:value="0" calcext:value-type="float">
            <text:p>0</text:p>
          </table:table-cell>
          <table:table-cell office:value-type="float" office:value="2322656" calcext:value-type="float">
            <text:p>2322656</text:p>
          </table:table-cell>
          <table:table-cell office:value-type="float" office:value="936889" calcext:value-type="float">
            <text:p>936889</text:p>
          </table:table-cell>
          <table:table-cell office:value-type="string" calcext:value-type="string">
            <text:p>[[@28477]] thanks</text:p>
          </table:table-cell>
          <table:table-cell/>
        </table:table-row>
        <table:table-row table:style-name="ro1">
          <table:table-cell office:value-type="float" office:value="66967" calcext:value-type="float">
            <text:p>66967</text:p>
          </table:table-cell>
          <table:table-cell office:value-type="float" office:value="0" calcext:value-type="float">
            <text:p>0</text:p>
          </table:table-cell>
          <table:table-cell office:value-type="float" office:value="696843" calcext:value-type="float">
            <text:p>696843</text:p>
          </table:table-cell>
          <table:table-cell office:value-type="float" office:value="207834" calcext:value-type="float">
            <text:p>207834</text:p>
          </table:table-cell>
          <table:table-cell office:value-type="string" calcext:value-type="string">
            <text:p>Thank you</text:p>
          </table:table-cell>
          <table:table-cell/>
        </table:table-row>
        <table:table-row table:style-name="ro1">
          <table:table-cell office:value-type="float" office:value="138657" calcext:value-type="float">
            <text:p>138657</text:p>
          </table:table-cell>
          <table:table-cell office:value-type="float" office:value="0" calcext:value-type="float">
            <text:p>0</text:p>
          </table:table-cell>
          <table:table-cell office:value-type="float" office:value="862057" calcext:value-type="float">
            <text:p>862057</text:p>
          </table:table-cell>
          <table:table-cell office:value-type="float" office:value="257823" calcext:value-type="float">
            <text:p>257823</text:p>
          </table:table-cell>
          <table:table-cell office:value-type="string" calcext:value-type="string">
            <text:p>[[@76768]] do make sure you prepare yourself well if you are going in winters.?</text:p>
          </table:table-cell>
          <table:table-cell/>
        </table:table-row>
        <table:table-row table:style-name="ro1">
          <table:table-cell office:value-type="float" office:value="152728" calcext:value-type="float">
            <text:p>152728</text:p>
          </table:table-cell>
          <table:table-cell office:value-type="float" office:value="0" calcext:value-type="float">
            <text:p>0</text:p>
          </table:table-cell>
          <table:table-cell office:value-type="float" office:value="899631" calcext:value-type="float">
            <text:p>899631</text:p>
          </table:table-cell>
          <table:table-cell office:value-type="float" office:value="78781" calcext:value-type="float">
            <text:p>78781</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177466" calcext:value-type="float">
            <text:p>177466</text:p>
          </table:table-cell>
          <table:table-cell office:value-type="float" office:value="0" calcext:value-type="float">
            <text:p>0</text:p>
          </table:table-cell>
          <table:table-cell office:value-type="float" office:value="967408" calcext:value-type="float">
            <text:p>967408</text:p>
          </table:table-cell>
          <table:table-cell office:value-type="float" office:value="136172" calcext:value-type="float">
            <text:p>136172</text:p>
          </table:table-cell>
          <table:table-cell office:value-type="string" calcext:value-type="string">
            <text:p>Wow! Thats amazing that you covered so much in so less budget!</text:p>
          </table:table-cell>
          <table:table-cell/>
        </table:table-row>
        <table:table-row table:style-name="ro1">
          <table:table-cell office:value-type="float" office:value="245692" calcext:value-type="float">
            <text:p>245692</text:p>
          </table:table-cell>
          <table:table-cell office:value-type="float" office:value="0" calcext:value-type="float">
            <text:p>0</text:p>
          </table:table-cell>
          <table:table-cell office:value-type="float" office:value="1229091" calcext:value-type="float">
            <text:p>1229091</text:p>
          </table:table-cell>
          <table:table-cell office:value-type="float" office:value="371406" calcext:value-type="float">
            <text:p>371406</text:p>
          </table:table-cell>
          <table:table-cell office:value-type="string" calcext:value-type="string">
            <text:p>Owo</text:p>
          </table:table-cell>
          <table:table-cell/>
        </table:table-row>
        <table:table-row table:style-name="ro1">
          <table:table-cell office:value-type="float" office:value="311218" calcext:value-type="float">
            <text:p>311218</text:p>
          </table:table-cell>
          <table:table-cell office:value-type="float" office:value="1214533" calcext:value-type="float">
            <text:p>1214533</text:p>
          </table:table-cell>
          <table:table-cell office:value-type="float" office:value="0" calcext:value-type="float">
            <text:p>0</text:p>
          </table:table-cell>
          <table:table-cell office:value-type="float" office:value="219058" calcext:value-type="float">
            <text:p>219058</text:p>
          </table:table-cell>
          <table:table-cell office:value-type="string" calcext:value-type="string">
            <text:p>[[@392520]] This is in Cherrapunjee, Meghalaya. Jiva Resort.</text:p>
          </table:table-cell>
          <table:table-cell/>
        </table:table-row>
        <table:table-row table:style-name="ro1">
          <table:table-cell office:value-type="float" office:value="353467" calcext:value-type="float">
            <text:p>353467</text:p>
          </table:table-cell>
          <table:table-cell office:value-type="float" office:value="0" calcext:value-type="float">
            <text:p>0</text:p>
          </table:table-cell>
          <table:table-cell office:value-type="float" office:value="1917052" calcext:value-type="float">
            <text:p>1917052</text:p>
          </table:table-cell>
          <table:table-cell office:value-type="float" office:value="44992" calcext:value-type="float">
            <text:p>44992</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74805" calcext:value-type="float">
            <text:p>74805</text:p>
          </table:table-cell>
          <table:table-cell office:value-type="float" office:value="0" calcext:value-type="float">
            <text:p>0</text:p>
          </table:table-cell>
          <table:table-cell office:value-type="float" office:value="719966" calcext:value-type="float">
            <text:p>719966</text:p>
          </table:table-cell>
          <table:table-cell office:value-type="float" office:value="81323" calcext:value-type="float">
            <text:p>81323</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120165" calcext:value-type="float">
            <text:p>120165</text:p>
          </table:table-cell>
          <table:table-cell office:value-type="float" office:value="0" calcext:value-type="float">
            <text:p>0</text:p>
          </table:table-cell>
          <table:table-cell office:value-type="float" office:value="86394" calcext:value-type="float">
            <text:p>86394</text:p>
          </table:table-cell>
          <table:table-cell office:value-type="float" office:value="40466" calcext:value-type="float">
            <text:p>40466</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231654" calcext:value-type="float">
            <text:p>231654</text:p>
          </table:table-cell>
          <table:table-cell office:value-type="float" office:value="0" calcext:value-type="float">
            <text:p>0</text:p>
          </table:table-cell>
          <table:table-cell office:value-type="float" office:value="1180013" calcext:value-type="float">
            <text:p>1180013</text:p>
          </table:table-cell>
          <table:table-cell office:value-type="float" office:value="80693" calcext:value-type="float">
            <text:p>80693</text:p>
          </table:table-cell>
          <table:table-cell office:value-type="string" calcext:value-type="string">
            <text:p>Your title is my new catchphrase!</text:p>
          </table:table-cell>
          <table:table-cell/>
        </table:table-row>
        <table:table-row table:style-name="ro1">
          <table:table-cell office:value-type="float" office:value="300081" calcext:value-type="float">
            <text:p>300081</text:p>
          </table:table-cell>
          <table:table-cell office:value-type="float" office:value="0" calcext:value-type="float">
            <text:p>0</text:p>
          </table:table-cell>
          <table:table-cell office:value-type="float" office:value="1584443" calcext:value-type="float">
            <text:p>1584443</text:p>
          </table:table-cell>
          <table:table-cell office:value-type="float" office:value="42926" calcext:value-type="float">
            <text:p>42926</text:p>
          </table:table-cell>
          <table:table-cell office:value-type="string" calcext:value-type="string">
            <text:p>looks awsm ❤️❤️</text:p>
          </table:table-cell>
          <table:table-cell/>
        </table:table-row>
        <table:table-row table:style-name="ro1">
          <table:table-cell office:value-type="float" office:value="333278" calcext:value-type="float">
            <text:p>333278</text:p>
          </table:table-cell>
          <table:table-cell office:value-type="float" office:value="819849" calcext:value-type="float">
            <text:p>819849</text:p>
          </table:table-cell>
          <table:table-cell office:value-type="float" office:value="0" calcext:value-type="float">
            <text:p>0</text:p>
          </table:table-cell>
          <table:table-cell office:value-type="float" office:value="273706" calcext:value-type="float">
            <text:p>273706</text:p>
          </table:table-cell>
          <table:table-cell office:value-type="string" calcext:value-type="string">
            <text:p>Name of the resort pls</text:p>
          </table:table-cell>
          <table:table-cell/>
        </table:table-row>
        <table:table-row table:style-name="ro1">
          <table:table-cell office:value-type="float" office:value="407875" calcext:value-type="float">
            <text:p>407875</text:p>
          </table:table-cell>
          <table:table-cell office:value-type="float" office:value="0" calcext:value-type="float">
            <text:p>0</text:p>
          </table:table-cell>
          <table:table-cell office:value-type="float" office:value="2319577" calcext:value-type="float">
            <text:p>2319577</text:p>
          </table:table-cell>
          <table:table-cell office:value-type="float" office:value="1163707" calcext:value-type="float">
            <text:p>1163707</text:p>
          </table:table-cell>
          <table:table-cell office:value-type="string" calcext:value-type="string">
            <text:p>Rap</text:p>
          </table:table-cell>
          <table:table-cell/>
        </table:table-row>
        <table:table-row table:style-name="ro1">
          <table:table-cell office:value-type="float" office:value="417127" calcext:value-type="float">
            <text:p>417127</text:p>
          </table:table-cell>
          <table:table-cell office:value-type="float" office:value="0" calcext:value-type="float">
            <text:p>0</text:p>
          </table:table-cell>
          <table:table-cell office:value-type="float" office:value="2329210" calcext:value-type="float">
            <text:p>2329210</text:p>
          </table:table-cell>
          <table:table-cell office:value-type="float" office:value="7197" calcext:value-type="float">
            <text:p>7197</text:p>
          </table:table-cell>
          <table:table-cell office:value-type="string" calcext:value-type="string">
            <text:p>yes, I use it, it really is a great product!</text:p>
          </table:table-cell>
          <table:table-cell/>
        </table:table-row>
        <table:table-row table:style-name="ro1">
          <table:table-cell office:value-type="float" office:value="446475" calcext:value-type="float">
            <text:p>446475</text:p>
          </table:table-cell>
          <table:table-cell office:value-type="float" office:value="0" calcext:value-type="float">
            <text:p>0</text:p>
          </table:table-cell>
          <table:table-cell office:value-type="float" office:value="2483228" calcext:value-type="float">
            <text:p>2483228</text:p>
          </table:table-cell>
          <table:table-cell office:value-type="float" office:value="1768634" calcext:value-type="float">
            <text:p>1768634</text:p>
          </table:table-cell>
          <table:table-cell office:value-type="string" calcext:value-type="string">
            <text:p>Hi very good video</text:p>
          </table:table-cell>
          <table:table-cell/>
        </table:table-row>
        <table:table-row table:style-name="ro1">
          <table:table-cell office:value-type="float" office:value="47453" calcext:value-type="float">
            <text:p>47453</text:p>
          </table:table-cell>
          <table:table-cell office:value-type="float" office:value="313490" calcext:value-type="float">
            <text:p>313490</text:p>
          </table:table-cell>
          <table:table-cell office:value-type="float" office:value="0" calcext:value-type="float">
            <text:p>0</text:p>
          </table:table-cell>
          <table:table-cell office:value-type="float" office:value="72111" calcext:value-type="float">
            <text:p>72111</text:p>
          </table:table-cell>
          <table:table-cell office:value-type="string" calcext:value-type="string">
            <text:p>[[@1]] e</text:p>
          </table:table-cell>
          <table:table-cell/>
        </table:table-row>
        <table:table-row table:style-name="ro1">
          <table:table-cell office:value-type="float" office:value="74024" calcext:value-type="float">
            <text:p>74024</text:p>
          </table:table-cell>
          <table:table-cell office:value-type="float" office:value="0" calcext:value-type="float">
            <text:p>0</text:p>
          </table:table-cell>
          <table:table-cell office:value-type="float" office:value="717702" calcext:value-type="float">
            <text:p>717702</text:p>
          </table:table-cell>
          <table:table-cell office:value-type="float" office:value="39972" calcext:value-type="float">
            <text:p>39972</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65844" calcext:value-type="float">
            <text:p>165844</text:p>
          </table:table-cell>
          <table:table-cell office:value-type="float" office:value="0" calcext:value-type="float">
            <text:p>0</text:p>
          </table:table-cell>
          <table:table-cell office:value-type="float" office:value="932059" calcext:value-type="float">
            <text:p>932059</text:p>
          </table:table-cell>
          <table:table-cell office:value-type="float" office:value="271410" calcext:value-type="float">
            <text:p>271410</text:p>
          </table:table-cell>
          <table:table-cell office:value-type="string" calcext:value-type="string">
            <text:p>[[@41075]] thank you</text:p>
          </table:table-cell>
          <table:table-cell/>
        </table:table-row>
        <table:table-row table:style-name="ro1">
          <table:table-cell office:value-type="float" office:value="168561" calcext:value-type="float">
            <text:p>168561</text:p>
          </table:table-cell>
          <table:table-cell office:value-type="float" office:value="0" calcext:value-type="float">
            <text:p>0</text:p>
          </table:table-cell>
          <table:table-cell office:value-type="float" office:value="906935" calcext:value-type="float">
            <text:p>906935</text:p>
          </table:table-cell>
          <table:table-cell office:value-type="float" office:value="86641" calcext:value-type="float">
            <text:p>86641</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194095" calcext:value-type="float">
            <text:p>194095</text:p>
          </table:table-cell>
          <table:table-cell office:value-type="float" office:value="0" calcext:value-type="float">
            <text:p>0</text:p>
          </table:table-cell>
          <table:table-cell office:value-type="float" office:value="1005553" calcext:value-type="float">
            <text:p>1005553</text:p>
          </table:table-cell>
          <table:table-cell office:value-type="float" office:value="83499" calcext:value-type="float">
            <text:p>83499</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209675" calcext:value-type="float">
            <text:p>209675</text:p>
          </table:table-cell>
          <table:table-cell office:value-type="float" office:value="0" calcext:value-type="float">
            <text:p>0</text:p>
          </table:table-cell>
          <table:table-cell office:value-type="float" office:value="1077305" calcext:value-type="float">
            <text:p>1077305</text:p>
          </table:table-cell>
          <table:table-cell office:value-type="float" office:value="324182" calcext:value-type="float">
            <text:p>324182</text:p>
          </table:table-cell>
          <table:table-cell office:value-type="string" calcext:value-type="string">
            <text:p>[[@42680]] sureee</text:p>
          </table:table-cell>
          <table:table-cell/>
        </table:table-row>
        <table:table-row table:style-name="ro1">
          <table:table-cell office:value-type="float" office:value="225435" calcext:value-type="float">
            <text:p>225435</text:p>
          </table:table-cell>
          <table:table-cell office:value-type="float" office:value="0" calcext:value-type="float">
            <text:p>0</text:p>
          </table:table-cell>
          <table:table-cell office:value-type="float" office:value="1160637" calcext:value-type="float">
            <text:p>1160637</text:p>
          </table:table-cell>
          <table:table-cell office:value-type="float" office:value="87858" calcext:value-type="float">
            <text:p>87858</text:p>
          </table:table-cell>
          <table:table-cell office:value-type="string" calcext:value-type="string">
            <text:p>Yeh picture toh blockbuster hai ekdum :D</text:p>
          </table:table-cell>
          <table:table-cell/>
        </table:table-row>
        <table:table-row table:style-name="ro1">
          <table:table-cell office:value-type="float" office:value="304809" calcext:value-type="float">
            <text:p>304809</text:p>
          </table:table-cell>
          <table:table-cell office:value-type="float" office:value="0" calcext:value-type="float">
            <text:p>0</text:p>
          </table:table-cell>
          <table:table-cell office:value-type="float" office:value="1600733" calcext:value-type="float">
            <text:p>1600733</text:p>
          </table:table-cell>
          <table:table-cell office:value-type="float" office:value="476077" calcext:value-type="float">
            <text:p>476077</text:p>
          </table:table-cell>
          <table:table-cell office:value-type="string" calcext:value-type="string">
            <text:p>Good</text:p>
          </table:table-cell>
          <table:table-cell/>
        </table:table-row>
        <table:table-row table:style-name="ro1">
          <table:table-cell office:value-type="float" office:value="361843" calcext:value-type="float">
            <text:p>361843</text:p>
          </table:table-cell>
          <table:table-cell office:value-type="float" office:value="0" calcext:value-type="float">
            <text:p>0</text:p>
          </table:table-cell>
          <table:table-cell office:value-type="float" office:value="2051541" calcext:value-type="float">
            <text:p>2051541</text:p>
          </table:table-cell>
          <table:table-cell office:value-type="float" office:value="83421" calcext:value-type="float">
            <text:p>83421</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438724" calcext:value-type="float">
            <text:p>438724</text:p>
          </table:table-cell>
          <table:table-cell office:value-type="float" office:value="0" calcext:value-type="float">
            <text:p>0</text:p>
          </table:table-cell>
          <table:table-cell office:value-type="float" office:value="2301922" calcext:value-type="float">
            <text:p>2301922</text:p>
          </table:table-cell>
          <table:table-cell office:value-type="float" office:value="1623288" calcext:value-type="float">
            <text:p>1623288</text:p>
          </table:table-cell>
          <table:table-cell office:value-type="string" calcext:value-type="string">
            <text:p>Mast</text:p>
          </table:table-cell>
          <table:table-cell/>
        </table:table-row>
        <table:table-row table:style-name="ro1">
          <table:table-cell office:value-type="float" office:value="462071" calcext:value-type="float">
            <text:p>462071</text:p>
          </table:table-cell>
          <table:table-cell office:value-type="float" office:value="0" calcext:value-type="float">
            <text:p>0</text:p>
          </table:table-cell>
          <table:table-cell office:value-type="float" office:value="2529748" calcext:value-type="float">
            <text:p>2529748</text:p>
          </table:table-cell>
          <table:table-cell office:value-type="float" office:value="1414947" calcext:value-type="float">
            <text:p>1414947</text:p>
          </table:table-cell>
          <table:table-cell office:value-type="string" calcext:value-type="string">
            <text:p>Woah</text:p>
          </table:table-cell>
          <table:table-cell/>
        </table:table-row>
        <table:table-row table:style-name="ro1">
          <table:table-cell office:value-type="float" office:value="15051" calcext:value-type="float">
            <text:p>15051</text:p>
          </table:table-cell>
          <table:table-cell office:value-type="float" office:value="0" calcext:value-type="float">
            <text:p>0</text:p>
          </table:table-cell>
          <table:table-cell office:value-type="float" office:value="404855" calcext:value-type="float">
            <text:p>404855</text:p>
          </table:table-cell>
          <table:table-cell office:value-type="float" office:value="120294" calcext:value-type="float">
            <text:p>120294</text:p>
          </table:table-cell>
          <table:table-cell office:value-type="string" calcext:value-type="string">
            <text:p>[[@1]]</text:p>
          </table:table-cell>
          <table:table-cell/>
        </table:table-row>
        <table:table-row table:style-name="ro1">
          <table:table-cell office:value-type="float" office:value="81680" calcext:value-type="float">
            <text:p>81680</text:p>
          </table:table-cell>
          <table:table-cell office:value-type="float" office:value="0" calcext:value-type="float">
            <text:p>0</text:p>
          </table:table-cell>
          <table:table-cell office:value-type="float" office:value="734952" calcext:value-type="float">
            <text:p>734952</text:p>
          </table:table-cell>
          <table:table-cell office:value-type="float" office:value="218100" calcext:value-type="float">
            <text:p>218100</text:p>
          </table:table-cell>
          <table:table-cell office:value-type="string" calcext:value-type="string">
            <text:p>@omj.sawant it's about 32 km from shillong..u vl get a very nice scenic view from all around..and too windy..visiting time is great between march-november after that it becomes too dry..food is not good as there r not too many shops around..</text:p>
          </table:table-cell>
          <table:table-cell/>
        </table:table-row>
        <table:table-row table:style-name="ro1">
          <table:table-cell office:value-type="float" office:value="113630" calcext:value-type="float">
            <text:p>113630</text:p>
          </table:table-cell>
          <table:table-cell office:value-type="float" office:value="0" calcext:value-type="float">
            <text:p>0</text:p>
          </table:table-cell>
          <table:table-cell office:value-type="float" office:value="807863" calcext:value-type="float">
            <text:p>807863</text:p>
          </table:table-cell>
          <table:table-cell office:value-type="float" office:value="41396" calcext:value-type="float">
            <text:p>41396</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114331" calcext:value-type="float">
            <text:p>114331</text:p>
          </table:table-cell>
          <table:table-cell office:value-type="float" office:value="191057" calcext:value-type="float">
            <text:p>191057</text:p>
          </table:table-cell>
          <table:table-cell office:value-type="float" office:value="0" calcext:value-type="float">
            <text:p>0</text:p>
          </table:table-cell>
          <table:table-cell office:value-type="float" office:value="216783" calcext:value-type="float">
            <text:p>216783</text:p>
          </table:table-cell>
          <table:table-cell office:value-type="string" calcext:value-type="string">
            <text:p>Beautifully captured</text:p>
          </table:table-cell>
          <table:table-cell/>
        </table:table-row>
        <table:table-row table:style-name="ro1">
          <table:table-cell office:value-type="float" office:value="158127" calcext:value-type="float">
            <text:p>158127</text:p>
          </table:table-cell>
          <table:table-cell office:value-type="float" office:value="0" calcext:value-type="float">
            <text:p>0</text:p>
          </table:table-cell>
          <table:table-cell office:value-type="float" office:value="912256" calcext:value-type="float">
            <text:p>912256</text:p>
          </table:table-cell>
          <table:table-cell office:value-type="float" office:value="87781" calcext:value-type="float">
            <text:p>87781</text:p>
          </table:table-cell>
          <table:table-cell office:value-type="string" calcext:value-type="string">
            <text:p>Gorgeous click ❤️</text:p>
          </table:table-cell>
          <table:table-cell/>
        </table:table-row>
        <table:table-row table:style-name="ro1">
          <table:table-cell office:value-type="float" office:value="161511" calcext:value-type="float">
            <text:p>161511</text:p>
          </table:table-cell>
          <table:table-cell office:value-type="float" office:value="0" calcext:value-type="float">
            <text:p>0</text:p>
          </table:table-cell>
          <table:table-cell office:value-type="float" office:value="922468" calcext:value-type="float">
            <text:p>922468</text:p>
          </table:table-cell>
          <table:table-cell office:value-type="float" office:value="79742" calcext:value-type="float">
            <text:p>79742</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248282" calcext:value-type="float">
            <text:p>248282</text:p>
          </table:table-cell>
          <table:table-cell office:value-type="float" office:value="0" calcext:value-type="float">
            <text:p>0</text:p>
          </table:table-cell>
          <table:table-cell office:value-type="float" office:value="1254038" calcext:value-type="float">
            <text:p>1254038</text:p>
          </table:table-cell>
          <table:table-cell office:value-type="float" office:value="377625" calcext:value-type="float">
            <text:p>377625</text:p>
          </table:table-cell>
          <table:table-cell office:value-type="string" calcext:value-type="string">
            <text:p>[[@85797]] yeah the titel was quirky.!</text:p>
          </table:table-cell>
          <table:table-cell/>
        </table:table-row>
        <table:table-row table:style-name="ro1">
          <table:table-cell office:value-type="float" office:value="276520" calcext:value-type="float">
            <text:p>276520</text:p>
          </table:table-cell>
          <table:table-cell office:value-type="float" office:value="0" calcext:value-type="float">
            <text:p>0</text:p>
          </table:table-cell>
          <table:table-cell office:value-type="float" office:value="1445156" calcext:value-type="float">
            <text:p>1445156</text:p>
          </table:table-cell>
          <table:table-cell office:value-type="float" office:value="39926" calcext:value-type="float">
            <text:p>39926</text:p>
          </table:table-cell>
          <table:table-cell office:value-type="string" calcext:value-type="string">
            <text:p>Wow! Thats amazing that you covered so much in so less budget!</text:p>
          </table:table-cell>
          <table:table-cell/>
        </table:table-row>
        <table:table-row table:style-name="ro1">
          <table:table-cell office:value-type="float" office:value="360073" calcext:value-type="float">
            <text:p>360073</text:p>
          </table:table-cell>
          <table:table-cell office:value-type="float" office:value="0" calcext:value-type="float">
            <text:p>0</text:p>
          </table:table-cell>
          <table:table-cell office:value-type="float" office:value="2015472" calcext:value-type="float">
            <text:p>2015472</text:p>
          </table:table-cell>
          <table:table-cell office:value-type="float" office:value="136081" calcext:value-type="float">
            <text:p>136081</text:p>
          </table:table-cell>
          <table:table-cell office:value-type="string" calcext:value-type="string">
            <text:p>Lajavaab</text:p>
          </table:table-cell>
          <table:table-cell/>
        </table:table-row>
        <table:table-row table:style-name="ro1">
          <table:table-cell office:value-type="float" office:value="27939" calcext:value-type="float">
            <text:p>27939</text:p>
          </table:table-cell>
          <table:table-cell office:value-type="float" office:value="272238" calcext:value-type="float">
            <text:p>272238</text:p>
          </table:table-cell>
          <table:table-cell office:value-type="float" office:value="0" calcext:value-type="float">
            <text:p>0</text:p>
          </table:table-cell>
          <table:table-cell office:value-type="float" office:value="177732" calcext:value-type="float">
            <text:p>177732</text:p>
          </table:table-cell>
          <table:table-cell office:value-type="string" calcext:value-type="string">
            <text:p>[[@1]]</text:p>
          </table:table-cell>
          <table:table-cell/>
        </table:table-row>
        <table:table-row table:style-name="ro1">
          <table:table-cell office:value-type="float" office:value="118157" calcext:value-type="float">
            <text:p>118157</text:p>
          </table:table-cell>
          <table:table-cell office:value-type="float" office:value="0" calcext:value-type="float">
            <text:p>0</text:p>
          </table:table-cell>
          <table:table-cell office:value-type="float" office:value="199004" calcext:value-type="float">
            <text:p>199004</text:p>
          </table:table-cell>
          <table:table-cell office:value-type="float" office:value="39920" calcext:value-type="float">
            <text:p>39920</text:p>
          </table:table-cell>
          <table:table-cell office:value-type="string" calcext:value-type="string">
            <text:p>badhiya!</text:p>
          </table:table-cell>
          <table:table-cell/>
        </table:table-row>
        <table:table-row table:style-name="ro1">
          <table:table-cell office:value-type="float" office:value="133107" calcext:value-type="float">
            <text:p>133107</text:p>
          </table:table-cell>
          <table:table-cell office:value-type="float" office:value="0" calcext:value-type="float">
            <text:p>0</text:p>
          </table:table-cell>
          <table:table-cell office:value-type="float" office:value="847266" calcext:value-type="float">
            <text:p>847266</text:p>
          </table:table-cell>
          <table:table-cell office:value-type="float" office:value="252983" calcext:value-type="float">
            <text:p>252983</text:p>
          </table:table-cell>
          <table:table-cell office:value-type="string" calcext:value-type="string">
            <text:p>[[@19620]] oh, good to hear that. I would definitely add more information.</text:p>
          </table:table-cell>
          <table:table-cell/>
        </table:table-row>
        <table:table-row table:style-name="ro1">
          <table:table-cell office:value-type="float" office:value="152899" calcext:value-type="float">
            <text:p>152899</text:p>
          </table:table-cell>
          <table:table-cell office:value-type="float" office:value="0" calcext:value-type="float">
            <text:p>0</text:p>
          </table:table-cell>
          <table:table-cell office:value-type="float" office:value="899993" calcext:value-type="float">
            <text:p>899993</text:p>
          </table:table-cell>
          <table:table-cell office:value-type="float" office:value="81966" calcext:value-type="float">
            <text:p>81966</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182043" calcext:value-type="float">
            <text:p>182043</text:p>
          </table:table-cell>
          <table:table-cell office:value-type="float" office:value="0" calcext:value-type="float">
            <text:p>0</text:p>
          </table:table-cell>
          <table:table-cell office:value-type="float" office:value="83206" calcext:value-type="float">
            <text:p>83206</text:p>
          </table:table-cell>
          <table:table-cell office:value-type="float" office:value="135701" calcext:value-type="float">
            <text:p>135701</text:p>
          </table:table-cell>
          <table:table-cell office:value-type="string" calcext:value-type="string">
            <text:p>Awesome! I too am heading there next week</text:p>
          </table:table-cell>
          <table:table-cell/>
        </table:table-row>
        <table:table-row table:style-name="ro1">
          <table:table-cell office:value-type="float" office:value="260291" calcext:value-type="float">
            <text:p>260291</text:p>
          </table:table-cell>
          <table:table-cell office:value-type="float" office:value="0" calcext:value-type="float">
            <text:p>0</text:p>
          </table:table-cell>
          <table:table-cell office:value-type="float" office:value="1348766" calcext:value-type="float">
            <text:p>1348766</text:p>
          </table:table-cell>
          <table:table-cell office:value-type="float" office:value="413440" calcext:value-type="float">
            <text:p>413440</text:p>
          </table:table-cell>
          <table:table-cell office:value-type="string" calcext:value-type="string">
            <text:p>T Y</text:p>
          </table:table-cell>
          <table:table-cell/>
        </table:table-row>
        <table:table-row table:style-name="ro1">
          <table:table-cell office:value-type="float" office:value="302494" calcext:value-type="float">
            <text:p>302494</text:p>
          </table:table-cell>
          <table:table-cell office:value-type="float" office:value="0" calcext:value-type="float">
            <text:p>0</text:p>
          </table:table-cell>
          <table:table-cell office:value-type="float" office:value="1598282" calcext:value-type="float">
            <text:p>1598282</text:p>
          </table:table-cell>
          <table:table-cell office:value-type="float" office:value="42847" calcext:value-type="float">
            <text:p>42847</text:p>
          </table:table-cell>
          <table:table-cell office:value-type="string" calcext:value-type="string">
            <text:p>Wanna tryout ?❤️</text:p>
          </table:table-cell>
          <table:table-cell/>
        </table:table-row>
        <table:table-row table:style-name="ro1">
          <table:table-cell office:value-type="float" office:value="325894" calcext:value-type="float">
            <text:p>325894</text:p>
          </table:table-cell>
          <table:table-cell office:value-type="float" office:value="0" calcext:value-type="float">
            <text:p>0</text:p>
          </table:table-cell>
          <table:table-cell office:value-type="float" office:value="1742920" calcext:value-type="float">
            <text:p>1742920</text:p>
          </table:table-cell>
          <table:table-cell office:value-type="float" office:value="40884" calcext:value-type="float">
            <text:p>40884</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96261" calcext:value-type="float">
            <text:p>396261</text:p>
          </table:table-cell>
          <table:table-cell office:value-type="float" office:value="0" calcext:value-type="float">
            <text:p>0</text:p>
          </table:table-cell>
          <table:table-cell office:value-type="float" office:value="1677378" calcext:value-type="float">
            <text:p>1677378</text:p>
          </table:table-cell>
          <table:table-cell office:value-type="float" office:value="972687" calcext:value-type="float">
            <text:p>972687</text:p>
          </table:table-cell>
          <table:table-cell office:value-type="string" calcext:value-type="string">
            <text:p>Hiii</text:p>
          </table:table-cell>
          <table:table-cell/>
        </table:table-row>
        <table:table-row table:style-name="ro1">
          <table:table-cell office:value-type="float" office:value="444117" calcext:value-type="float">
            <text:p>444117</text:p>
          </table:table-cell>
          <table:table-cell office:value-type="float" office:value="0" calcext:value-type="float">
            <text:p>0</text:p>
          </table:table-cell>
          <table:table-cell office:value-type="float" office:value="2459736" calcext:value-type="float">
            <text:p>2459736</text:p>
          </table:table-cell>
          <table:table-cell office:value-type="float" office:value="1743047" calcext:value-type="float">
            <text:p>1743047</text:p>
          </table:table-cell>
          <table:table-cell office:value-type="string" calcext:value-type="string">
            <text:p>?</text:p>
          </table:table-cell>
          <table:table-cell/>
        </table:table-row>
        <table:table-row table:style-name="ro1">
          <table:table-cell office:value-type="float" office:value="2505" calcext:value-type="float">
            <text:p>2505</text:p>
          </table:table-cell>
          <table:table-cell office:value-type="float" office:value="8624" calcext:value-type="float">
            <text:p>8624</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Colors ❤️</text:p>
          </table:table-cell>
          <table:table-cell/>
        </table:table-row>
        <table:table-row table:style-name="ro1">
          <table:table-cell office:value-type="float" office:value="25216" calcext:value-type="float">
            <text:p>25216</text:p>
          </table:table-cell>
          <table:table-cell office:value-type="float" office:value="0" calcext:value-type="float">
            <text:p>0</text:p>
          </table:table-cell>
          <table:table-cell office:value-type="float" office:value="600180" calcext:value-type="float">
            <text:p>600180</text:p>
          </table:table-cell>
          <table:table-cell office:value-type="float" office:value="85970" calcext:value-type="float">
            <text:p>85970</text:p>
          </table:table-cell>
          <table:table-cell office:value-type="string" calcext:value-type="string">
            <text:p>Hoping for another awesome adventure soon!</text:p>
          </table:table-cell>
          <table:table-cell/>
        </table:table-row>
        <table:table-row table:style-name="ro1">
          <table:table-cell office:value-type="float" office:value="43932" calcext:value-type="float">
            <text:p>43932</text:p>
          </table:table-cell>
          <table:table-cell office:value-type="float" office:value="0" calcext:value-type="float">
            <text:p>0</text:p>
          </table:table-cell>
          <table:table-cell office:value-type="float" office:value="643538" calcext:value-type="float">
            <text:p>643538</text:p>
          </table:table-cell>
          <table:table-cell office:value-type="float" office:value="78171" calcext:value-type="float">
            <text:p>78171</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97178" calcext:value-type="float">
            <text:p>97178</text:p>
          </table:table-cell>
          <table:table-cell office:value-type="float" office:value="0" calcext:value-type="float">
            <text:p>0</text:p>
          </table:table-cell>
          <table:table-cell office:value-type="float" office:value="766841" calcext:value-type="float">
            <text:p>766841</text:p>
          </table:table-cell>
          <table:table-cell office:value-type="float" office:value="77770" calcext:value-type="float">
            <text:p>77770</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00163" calcext:value-type="float">
            <text:p>100163</text:p>
          </table:table-cell>
          <table:table-cell office:value-type="float" office:value="7703" calcext:value-type="float">
            <text:p>7703</text:p>
          </table:table-cell>
          <table:table-cell office:value-type="float" office:value="0" calcext:value-type="float">
            <text:p>0</text:p>
          </table:table-cell>
          <table:table-cell office:value-type="float" office:value="231296" calcext:value-type="float">
            <text:p>231296</text:p>
          </table:table-cell>
          <table:table-cell office:value-type="string" calcext:value-type="string">
            <text:p>Wah.. what a beautiful click..!!</text:p>
          </table:table-cell>
          <table:table-cell/>
        </table:table-row>
        <table:table-row table:style-name="ro1">
          <table:table-cell office:value-type="float" office:value="123654" calcext:value-type="float">
            <text:p>123654</text:p>
          </table:table-cell>
          <table:table-cell office:value-type="float" office:value="0" calcext:value-type="float">
            <text:p>0</text:p>
          </table:table-cell>
          <table:table-cell office:value-type="float" office:value="822179" calcext:value-type="float">
            <text:p>822179</text:p>
          </table:table-cell>
          <table:table-cell office:value-type="float" office:value="76868" calcext:value-type="float">
            <text:p>76868</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344229" calcext:value-type="float">
            <text:p>344229</text:p>
          </table:table-cell>
          <table:table-cell office:value-type="float" office:value="0" calcext:value-type="float">
            <text:p>0</text:p>
          </table:table-cell>
          <table:table-cell office:value-type="float" office:value="1841311" calcext:value-type="float">
            <text:p>1841311</text:p>
          </table:table-cell>
          <table:table-cell office:value-type="float" office:value="243473" calcext:value-type="float">
            <text:p>243473</text:p>
          </table:table-cell>
          <table:table-cell office:value-type="string" calcext:value-type="string">
            <text:p>So glad you shared this today!</text:p>
          </table:table-cell>
          <table:table-cell/>
        </table:table-row>
        <table:table-row table:style-name="ro1">
          <table:table-cell office:value-type="float" office:value="380706" calcext:value-type="float">
            <text:p>380706</text:p>
          </table:table-cell>
          <table:table-cell office:value-type="float" office:value="0" calcext:value-type="float">
            <text:p>0</text:p>
          </table:table-cell>
          <table:table-cell office:value-type="float" office:value="2242599" calcext:value-type="float">
            <text:p>2242599</text:p>
          </table:table-cell>
          <table:table-cell office:value-type="float" office:value="707927" calcext:value-type="float">
            <text:p>707927</text:p>
          </table:table-cell>
          <table:table-cell office:value-type="string" calcext:value-type="string">
            <text:p>[[@1]]</text:p>
          </table:table-cell>
          <table:table-cell/>
        </table:table-row>
        <table:table-row table:style-name="ro1">
          <table:table-cell office:value-type="float" office:value="417953" calcext:value-type="float">
            <text:p>417953</text:p>
          </table:table-cell>
          <table:table-cell office:value-type="float" office:value="0" calcext:value-type="float">
            <text:p>0</text:p>
          </table:table-cell>
          <table:table-cell office:value-type="float" office:value="2330196" calcext:value-type="float">
            <text:p>2330196</text:p>
          </table:table-cell>
          <table:table-cell office:value-type="float" office:value="55892" calcext:value-type="float">
            <text:p>55892</text:p>
          </table:table-cell>
          <table:table-cell office:value-type="string" calcext:value-type="string">
            <text:p>going there</text:p>
          </table:table-cell>
          <table:table-cell/>
        </table:table-row>
        <table:table-row table:style-name="ro1">
          <table:table-cell office:value-type="float" office:value="428992" calcext:value-type="float">
            <text:p>428992</text:p>
          </table:table-cell>
          <table:table-cell office:value-type="float" office:value="0" calcext:value-type="float">
            <text:p>0</text:p>
          </table:table-cell>
          <table:table-cell office:value-type="float" office:value="2192508" calcext:value-type="float">
            <text:p>2192508</text:p>
          </table:table-cell>
          <table:table-cell office:value-type="float" office:value="53047" calcext:value-type="float">
            <text:p>53047</text:p>
          </table:table-cell>
          <table:table-cell office:value-type="string" calcext:value-type="string">
            <text:p>amazng</text:p>
          </table:table-cell>
          <table:table-cell/>
        </table:table-row>
        <table:table-row table:style-name="ro1">
          <table:table-cell office:value-type="float" office:value="78085" calcext:value-type="float">
            <text:p>78085</text:p>
          </table:table-cell>
          <table:table-cell office:value-type="float" office:value="0" calcext:value-type="float">
            <text:p>0</text:p>
          </table:table-cell>
          <table:table-cell office:value-type="float" office:value="729216" calcext:value-type="float">
            <text:p>729216</text:p>
          </table:table-cell>
          <table:table-cell office:value-type="float" office:value="87205" calcext:value-type="float">
            <text:p>87205</text:p>
          </table:table-cell>
          <table:table-cell office:value-type="string" calcext:value-type="string">
            <text:p>masttt!!</text:p>
          </table:table-cell>
          <table:table-cell/>
        </table:table-row>
        <table:table-row table:style-name="ro1">
          <table:table-cell office:value-type="float" office:value="121167" calcext:value-type="float">
            <text:p>121167</text:p>
          </table:table-cell>
          <table:table-cell office:value-type="float" office:value="0" calcext:value-type="float">
            <text:p>0</text:p>
          </table:table-cell>
          <table:table-cell office:value-type="float" office:value="44855" calcext:value-type="float">
            <text:p>44855</text:p>
          </table:table-cell>
          <table:table-cell office:value-type="float" office:value="83530" calcext:value-type="float">
            <text:p>83530</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44128" calcext:value-type="float">
            <text:p>144128</text:p>
          </table:table-cell>
          <table:table-cell office:value-type="float" office:value="0" calcext:value-type="float">
            <text:p>0</text:p>
          </table:table-cell>
          <table:table-cell office:value-type="float" office:value="875831" calcext:value-type="float">
            <text:p>875831</text:p>
          </table:table-cell>
          <table:table-cell office:value-type="float" office:value="45779" calcext:value-type="float">
            <text:p>45779</text:p>
          </table:table-cell>
          <table:table-cell office:value-type="string" calcext:value-type="string">
            <text:p>Nice..lovely!</text:p>
          </table:table-cell>
          <table:table-cell/>
        </table:table-row>
        <table:table-row table:style-name="ro1">
          <table:table-cell office:value-type="float" office:value="197473" calcext:value-type="float">
            <text:p>197473</text:p>
          </table:table-cell>
          <table:table-cell office:value-type="float" office:value="0" calcext:value-type="float">
            <text:p>0</text:p>
          </table:table-cell>
          <table:table-cell office:value-type="float" office:value="992403" calcext:value-type="float">
            <text:p>992403</text:p>
          </table:table-cell>
          <table:table-cell office:value-type="float" office:value="299170" calcext:value-type="float">
            <text:p>299170</text:p>
          </table:table-cell>
          <table:table-cell office:value-type="string" calcext:value-type="string">
            <text:p>?</text:p>
          </table:table-cell>
          <table:table-cell/>
        </table:table-row>
        <table:table-row table:style-name="ro1">
          <table:table-cell office:value-type="float" office:value="220751" calcext:value-type="float">
            <text:p>220751</text:p>
          </table:table-cell>
          <table:table-cell office:value-type="float" office:value="0" calcext:value-type="float">
            <text:p>0</text:p>
          </table:table-cell>
          <table:table-cell office:value-type="float" office:value="1136819" calcext:value-type="float">
            <text:p>1136819</text:p>
          </table:table-cell>
          <table:table-cell office:value-type="float" office:value="169158" calcext:value-type="float">
            <text:p>169158</text:p>
          </table:table-cell>
          <table:table-cell office:value-type="string" calcext:value-type="string">
            <text:p>Birthday was on 6 th june</text:p>
          </table:table-cell>
          <table:table-cell/>
        </table:table-row>
        <table:table-row table:style-name="ro1">
          <table:table-cell office:value-type="float" office:value="278938" calcext:value-type="float">
            <text:p>278938</text:p>
          </table:table-cell>
          <table:table-cell office:value-type="float" office:value="0" calcext:value-type="float">
            <text:p>0</text:p>
          </table:table-cell>
          <table:table-cell office:value-type="float" office:value="1461461" calcext:value-type="float">
            <text:p>1461461</text:p>
          </table:table-cell>
          <table:table-cell office:value-type="float" office:value="81097" calcext:value-type="float">
            <text:p>81097</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284373" calcext:value-type="float">
            <text:p>284373</text:p>
          </table:table-cell>
          <table:table-cell office:value-type="float" office:value="0" calcext:value-type="float">
            <text:p>0</text:p>
          </table:table-cell>
          <table:table-cell office:value-type="float" office:value="1496300" calcext:value-type="float">
            <text:p>1496300</text:p>
          </table:table-cell>
          <table:table-cell office:value-type="float" office:value="79082" calcext:value-type="float">
            <text:p>79082</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78653" calcext:value-type="float">
            <text:p>378653</text:p>
          </table:table-cell>
          <table:table-cell office:value-type="float" office:value="0" calcext:value-type="float">
            <text:p>0</text:p>
          </table:table-cell>
          <table:table-cell office:value-type="float" office:value="2231628" calcext:value-type="float">
            <text:p>2231628</text:p>
          </table:table-cell>
          <table:table-cell office:value-type="float" office:value="742284" calcext:value-type="float">
            <text:p>742284</text:p>
          </table:table-cell>
          <table:table-cell office:value-type="string" calcext:value-type="string">
            <text:p>[[@18495]] Thanks</text:p>
          </table:table-cell>
          <table:table-cell/>
        </table:table-row>
        <table:table-row table:style-name="ro1">
          <table:table-cell office:value-type="float" office:value="386546" calcext:value-type="float">
            <text:p>386546</text:p>
          </table:table-cell>
          <table:table-cell office:value-type="float" office:value="0" calcext:value-type="float">
            <text:p>0</text:p>
          </table:table-cell>
          <table:table-cell office:value-type="float" office:value="2266243" calcext:value-type="float">
            <text:p>2266243</text:p>
          </table:table-cell>
          <table:table-cell office:value-type="float" office:value="894333" calcext:value-type="float">
            <text:p>894333</text:p>
          </table:table-cell>
          <table:table-cell office:value-type="string" calcext:value-type="string">
            <text:p>Very nice</text:p>
          </table:table-cell>
          <table:table-cell/>
        </table:table-row>
        <table:table-row table:style-name="ro1">
          <table:table-cell office:value-type="float" office:value="62315" calcext:value-type="float">
            <text:p>62315</text:p>
          </table:table-cell>
          <table:table-cell office:value-type="float" office:value="0" calcext:value-type="float">
            <text:p>0</text:p>
          </table:table-cell>
          <table:table-cell office:value-type="float" office:value="683733" calcext:value-type="float">
            <text:p>683733</text:p>
          </table:table-cell>
          <table:table-cell office:value-type="float" office:value="203959" calcext:value-type="float">
            <text:p>203959</text:p>
          </table:table-cell>
          <table:table-cell office:value-type="string" calcext:value-type="string">
            <text:p>[[@42397]] thanks yeah it's blurry kind of ?</text:p>
          </table:table-cell>
          <table:table-cell/>
        </table:table-row>
        <table:table-row table:style-name="ro1">
          <table:table-cell office:value-type="float" office:value="71304" calcext:value-type="float">
            <text:p>71304</text:p>
          </table:table-cell>
          <table:table-cell office:value-type="float" office:value="0" calcext:value-type="float">
            <text:p>0</text:p>
          </table:table-cell>
          <table:table-cell office:value-type="float" office:value="699946" calcext:value-type="float">
            <text:p>699946</text:p>
          </table:table-cell>
          <table:table-cell office:value-type="float" office:value="85407" calcext:value-type="float">
            <text:p>85407</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87615" calcext:value-type="float">
            <text:p>187615</text:p>
          </table:table-cell>
          <table:table-cell office:value-type="float" office:value="0" calcext:value-type="float">
            <text:p>0</text:p>
          </table:table-cell>
          <table:table-cell office:value-type="float" office:value="977050" calcext:value-type="float">
            <text:p>977050</text:p>
          </table:table-cell>
          <table:table-cell office:value-type="float" office:value="77729" calcext:value-type="float">
            <text:p>77729</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03561" calcext:value-type="float">
            <text:p>203561</text:p>
          </table:table-cell>
          <table:table-cell office:value-type="float" office:value="0" calcext:value-type="float">
            <text:p>0</text:p>
          </table:table-cell>
          <table:table-cell office:value-type="float" office:value="981535" calcext:value-type="float">
            <text:p>981535</text:p>
          </table:table-cell>
          <table:table-cell office:value-type="float" office:value="41713" calcext:value-type="float">
            <text:p>41713</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15821" calcext:value-type="float">
            <text:p>215821</text:p>
          </table:table-cell>
          <table:table-cell office:value-type="float" office:value="0" calcext:value-type="float">
            <text:p>0</text:p>
          </table:table-cell>
          <table:table-cell office:value-type="float" office:value="1108366" calcext:value-type="float">
            <text:p>1108366</text:p>
          </table:table-cell>
          <table:table-cell office:value-type="float" office:value="76596" calcext:value-type="float">
            <text:p>76596</text:p>
          </table:table-cell>
          <table:table-cell office:value-type="string" calcext:value-type="string">
            <text:p>Hoping for another awesome adventure soon!</text:p>
          </table:table-cell>
          <table:table-cell/>
        </table:table-row>
        <table:table-row table:style-name="ro1">
          <table:table-cell office:value-type="float" office:value="239571" calcext:value-type="float">
            <text:p>239571</text:p>
          </table:table-cell>
          <table:table-cell office:value-type="float" office:value="0" calcext:value-type="float">
            <text:p>0</text:p>
          </table:table-cell>
          <table:table-cell office:value-type="float" office:value="1197038" calcext:value-type="float">
            <text:p>1197038</text:p>
          </table:table-cell>
          <table:table-cell office:value-type="float" office:value="40917" calcext:value-type="float">
            <text:p>40917</text:p>
          </table:table-cell>
          <table:table-cell office:value-type="string" calcext:value-type="string">
            <text:p>The trail looks nothing less than a pro's work! excellent!</text:p>
          </table:table-cell>
          <table:table-cell/>
        </table:table-row>
        <table:table-row table:style-name="ro1">
          <table:table-cell office:value-type="float" office:value="279241" calcext:value-type="float">
            <text:p>279241</text:p>
          </table:table-cell>
          <table:table-cell office:value-type="float" office:value="0" calcext:value-type="float">
            <text:p>0</text:p>
          </table:table-cell>
          <table:table-cell office:value-type="float" office:value="1461041" calcext:value-type="float">
            <text:p>1461041</text:p>
          </table:table-cell>
          <table:table-cell office:value-type="float" office:value="80393" calcext:value-type="float">
            <text:p>80393</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59148" calcext:value-type="float">
            <text:p>359148</text:p>
          </table:table-cell>
          <table:table-cell office:value-type="float" office:value="0" calcext:value-type="float">
            <text:p>0</text:p>
          </table:table-cell>
          <table:table-cell office:value-type="float" office:value="1998069" calcext:value-type="float">
            <text:p>1998069</text:p>
          </table:table-cell>
          <table:table-cell office:value-type="float" office:value="20005" calcext:value-type="float">
            <text:p>20005</text:p>
          </table:table-cell>
          <table:table-cell office:value-type="string" calcext:value-type="string">
            <text:p>Sahi khel gaye tum toh :P</text:p>
          </table:table-cell>
          <table:table-cell/>
        </table:table-row>
        <table:table-row table:style-name="ro1">
          <table:table-cell office:value-type="float" office:value="9523" calcext:value-type="float">
            <text:p>9523</text:p>
          </table:table-cell>
          <table:table-cell office:value-type="float" office:value="0" calcext:value-type="float">
            <text:p>0</text:p>
          </table:table-cell>
          <table:table-cell office:value-type="float" office:value="405979" calcext:value-type="float">
            <text:p>405979</text:p>
          </table:table-cell>
          <table:table-cell office:value-type="float" office:value="13379" calcext:value-type="float">
            <text:p>13379</text:p>
          </table:table-cell>
          <table:table-cell office:value-type="string" calcext:value-type="string">
            <text:p>massttt!!!</text:p>
          </table:table-cell>
          <table:table-cell/>
        </table:table-row>
        <table:table-row table:style-name="ro1">
          <table:table-cell office:value-type="float" office:value="42019" calcext:value-type="float">
            <text:p>42019</text:p>
          </table:table-cell>
          <table:table-cell office:value-type="float" office:value="0" calcext:value-type="float">
            <text:p>0</text:p>
          </table:table-cell>
          <table:table-cell office:value-type="float" office:value="638294" calcext:value-type="float">
            <text:p>638294</text:p>
          </table:table-cell>
          <table:table-cell office:value-type="float" office:value="41570" calcext:value-type="float">
            <text:p>41570</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88316" calcext:value-type="float">
            <text:p>88316</text:p>
          </table:table-cell>
          <table:table-cell office:value-type="float" office:value="0" calcext:value-type="float">
            <text:p>0</text:p>
          </table:table-cell>
          <table:table-cell office:value-type="float" office:value="747037" calcext:value-type="float">
            <text:p>747037</text:p>
          </table:table-cell>
          <table:table-cell office:value-type="float" office:value="87055" calcext:value-type="float">
            <text:p>87055</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117520" calcext:value-type="float">
            <text:p>117520</text:p>
          </table:table-cell>
          <table:table-cell office:value-type="float" office:value="0" calcext:value-type="float">
            <text:p>0</text:p>
          </table:table-cell>
          <table:table-cell office:value-type="float" office:value="818414" calcext:value-type="float">
            <text:p>818414</text:p>
          </table:table-cell>
          <table:table-cell office:value-type="float" office:value="224275" calcext:value-type="float">
            <text:p>224275</text:p>
          </table:table-cell>
          <table:table-cell office:value-type="string" calcext:value-type="string">
            <text:p>[[@170767]] Yes i will be Putting them soon :) ❤️</text:p>
          </table:table-cell>
          <table:table-cell/>
        </table:table-row>
        <table:table-row table:style-name="ro1">
          <table:table-cell office:value-type="float" office:value="119786" calcext:value-type="float">
            <text:p>119786</text:p>
          </table:table-cell>
          <table:table-cell office:value-type="float" office:value="0" calcext:value-type="float">
            <text:p>0</text:p>
          </table:table-cell>
          <table:table-cell office:value-type="float" office:value="98203" calcext:value-type="float">
            <text:p>98203</text:p>
          </table:table-cell>
          <table:table-cell office:value-type="float" office:value="81125" calcext:value-type="float">
            <text:p>81125</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01604" calcext:value-type="float">
            <text:p>201604</text:p>
          </table:table-cell>
          <table:table-cell office:value-type="float" office:value="0" calcext:value-type="float">
            <text:p>0</text:p>
          </table:table-cell>
          <table:table-cell office:value-type="float" office:value="819121" calcext:value-type="float">
            <text:p>819121</text:p>
          </table:table-cell>
          <table:table-cell office:value-type="float" office:value="315095" calcext:value-type="float">
            <text:p>315095</text:p>
          </table:table-cell>
          <table:table-cell office:value-type="string" calcext:value-type="string">
            <text:p>Beautiful</text:p>
          </table:table-cell>
          <table:table-cell/>
        </table:table-row>
        <table:table-row table:style-name="ro1">
          <table:table-cell office:value-type="float" office:value="217264" calcext:value-type="float">
            <text:p>217264</text:p>
          </table:table-cell>
          <table:table-cell office:value-type="float" office:value="0" calcext:value-type="float">
            <text:p>0</text:p>
          </table:table-cell>
          <table:table-cell office:value-type="float" office:value="1111549" calcext:value-type="float">
            <text:p>1111549</text:p>
          </table:table-cell>
          <table:table-cell office:value-type="float" office:value="135984" calcext:value-type="float">
            <text:p>135984</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247050" calcext:value-type="float">
            <text:p>247050</text:p>
          </table:table-cell>
          <table:table-cell office:value-type="float" office:value="836645" calcext:value-type="float">
            <text:p>836645</text:p>
          </table:table-cell>
          <table:table-cell office:value-type="float" office:value="0" calcext:value-type="float">
            <text:p>0</text:p>
          </table:table-cell>
          <table:table-cell office:value-type="float" office:value="369898" calcext:value-type="float">
            <text:p>369898</text:p>
          </table:table-cell>
          <table:table-cell office:value-type="string" calcext:value-type="string">
            <text:p>The border village. The Indo - Bangladesh border in Meghalaya is one of the best places to be amazed with. The lush blue and crystal waters of the Dawki river never fails to impress anyone who visits her.</text:p>
          </table:table-cell>
          <table:table-cell/>
        </table:table-row>
        <table:table-row table:style-name="ro1">
          <table:table-cell office:value-type="float" office:value="304329" calcext:value-type="float">
            <text:p>304329</text:p>
          </table:table-cell>
          <table:table-cell office:value-type="float" office:value="0" calcext:value-type="float">
            <text:p>0</text:p>
          </table:table-cell>
          <table:table-cell office:value-type="float" office:value="1604955" calcext:value-type="float">
            <text:p>1604955</text:p>
          </table:table-cell>
          <table:table-cell office:value-type="float" office:value="76936" calcext:value-type="float">
            <text:p>76936</text:p>
          </table:table-cell>
          <table:table-cell office:value-type="string" calcext:value-type="string">
            <text:p>Wow this looks so amazing </text:p>
          </table:table-cell>
          <table:table-cell/>
        </table:table-row>
        <table:table-row table:style-name="ro1">
          <table:table-cell office:value-type="float" office:value="391738" calcext:value-type="float">
            <text:p>391738</text:p>
          </table:table-cell>
          <table:table-cell office:value-type="float" office:value="0" calcext:value-type="float">
            <text:p>0</text:p>
          </table:table-cell>
          <table:table-cell office:value-type="float" office:value="2276685" calcext:value-type="float">
            <text:p>2276685</text:p>
          </table:table-cell>
          <table:table-cell office:value-type="float" office:value="938834" calcext:value-type="float">
            <text:p>938834</text:p>
          </table:table-cell>
          <table:table-cell office:value-type="string" calcext:value-type="string">
            <text:p>Good</text:p>
          </table:table-cell>
          <table:table-cell/>
        </table:table-row>
        <table:table-row table:style-name="ro1">
          <table:table-cell office:value-type="float" office:value="447904" calcext:value-type="float">
            <text:p>447904</text:p>
          </table:table-cell>
          <table:table-cell office:value-type="float" office:value="0" calcext:value-type="float">
            <text:p>0</text:p>
          </table:table-cell>
          <table:table-cell office:value-type="float" office:value="2308585" calcext:value-type="float">
            <text:p>2308585</text:p>
          </table:table-cell>
          <table:table-cell office:value-type="float" office:value="1826748" calcext:value-type="float">
            <text:p>1826748</text:p>
          </table:table-cell>
          <table:table-cell office:value-type="string" calcext:value-type="string">
            <text:p>Hii</text:p>
          </table:table-cell>
          <table:table-cell/>
        </table:table-row>
        <table:table-row table:style-name="ro1">
          <table:table-cell office:value-type="float" office:value="42189" calcext:value-type="float">
            <text:p>42189</text:p>
          </table:table-cell>
          <table:table-cell office:value-type="float" office:value="0" calcext:value-type="float">
            <text:p>0</text:p>
          </table:table-cell>
          <table:table-cell office:value-type="float" office:value="637452" calcext:value-type="float">
            <text:p>637452</text:p>
          </table:table-cell>
          <table:table-cell office:value-type="float" office:value="190481" calcext:value-type="float">
            <text:p>190481</text:p>
          </table:table-cell>
          <table:table-cell office:value-type="string" calcext:value-type="string">
            <text:p>[[@83501]] updated trail now. Thanks for commenting</text:p>
          </table:table-cell>
          <table:table-cell/>
        </table:table-row>
        <table:table-row table:style-name="ro1">
          <table:table-cell office:value-type="float" office:value="267996" calcext:value-type="float">
            <text:p>267996</text:p>
          </table:table-cell>
          <table:table-cell office:value-type="float" office:value="0" calcext:value-type="float">
            <text:p>0</text:p>
          </table:table-cell>
          <table:table-cell office:value-type="float" office:value="1397353" calcext:value-type="float">
            <text:p>1397353</text:p>
          </table:table-cell>
          <table:table-cell office:value-type="float" office:value="336212" calcext:value-type="float">
            <text:p>336212</text:p>
          </table:table-cell>
          <table:table-cell office:value-type="string" calcext:value-type="string">
            <text:p>Amazing place to Visit. Lot of snow. Prebook the vehicle to visit. Recommended to Visit in May or <text:s/>June as snow is in abundance.</text:p>
          </table:table-cell>
          <table:table-cell/>
        </table:table-row>
        <table:table-row table:style-name="ro1">
          <table:table-cell office:value-type="float" office:value="310544" calcext:value-type="float">
            <text:p>310544</text:p>
          </table:table-cell>
          <table:table-cell office:value-type="float" office:value="0" calcext:value-type="float">
            <text:p>0</text:p>
          </table:table-cell>
          <table:table-cell office:value-type="float" office:value="1647346" calcext:value-type="float">
            <text:p>1647346</text:p>
          </table:table-cell>
          <table:table-cell office:value-type="float" office:value="507806" calcext:value-type="float">
            <text:p>507806</text:p>
          </table:table-cell>
          <table:table-cell office:value-type="string" calcext:value-type="string">
            <text:p>Ha ha it's not a camera. it is my phone picture</text:p>
          </table:table-cell>
          <table:table-cell/>
        </table:table-row>
        <table:table-row table:style-name="ro1">
          <table:table-cell office:value-type="float" office:value="358876" calcext:value-type="float">
            <text:p>358876</text:p>
          </table:table-cell>
          <table:table-cell office:value-type="float" office:value="0" calcext:value-type="float">
            <text:p>0</text:p>
          </table:table-cell>
          <table:table-cell office:value-type="float" office:value="1994254" calcext:value-type="float">
            <text:p>1994254</text:p>
          </table:table-cell>
          <table:table-cell office:value-type="float" office:value="79024" calcext:value-type="float">
            <text:p>79024</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66429" calcext:value-type="float">
            <text:p>366429</text:p>
          </table:table-cell>
          <table:table-cell office:value-type="float" office:value="0" calcext:value-type="float">
            <text:p>0</text:p>
          </table:table-cell>
          <table:table-cell office:value-type="float" office:value="1934179" calcext:value-type="float">
            <text:p>1934179</text:p>
          </table:table-cell>
          <table:table-cell office:value-type="float" office:value="674122" calcext:value-type="float">
            <text:p>674122</text:p>
          </table:table-cell>
          <table:table-cell office:value-type="string" calcext:value-type="string">
            <text:p>Hii baby degi</text:p>
          </table:table-cell>
          <table:table-cell/>
        </table:table-row>
        <table:table-row table:style-name="ro1">
          <table:table-cell office:value-type="float" office:value="388434" calcext:value-type="float">
            <text:p>388434</text:p>
          </table:table-cell>
          <table:table-cell office:value-type="float" office:value="0" calcext:value-type="float">
            <text:p>0</text:p>
          </table:table-cell>
          <table:table-cell office:value-type="float" office:value="2263767" calcext:value-type="float">
            <text:p>2263767</text:p>
          </table:table-cell>
          <table:table-cell office:value-type="float" office:value="915757" calcext:value-type="float">
            <text:p>915757</text:p>
          </table:table-cell>
          <table:table-cell office:value-type="string" calcext:value-type="string">
            <text:p>Hy</text:p>
          </table:table-cell>
          <table:table-cell/>
        </table:table-row>
        <table:table-row table:style-name="ro1">
          <table:table-cell office:value-type="float" office:value="436509" calcext:value-type="float">
            <text:p>436509</text:p>
          </table:table-cell>
          <table:table-cell office:value-type="float" office:value="0" calcext:value-type="float">
            <text:p>0</text:p>
          </table:table-cell>
          <table:table-cell office:value-type="float" office:value="2381384" calcext:value-type="float">
            <text:p>2381384</text:p>
          </table:table-cell>
          <table:table-cell office:value-type="float" office:value="38058" calcext:value-type="float">
            <text:p>38058</text:p>
          </table:table-cell>
          <table:table-cell office:value-type="string" calcext:value-type="string">
            <text:p>ரொம்ப அருமையாக இருந்தது இந்த பதிவு ரொம்ப ரொம்ப ரொம்ப ரொம்ப நன்றி சிஸ்டர்....</text:p>
          </table:table-cell>
          <table:table-cell/>
        </table:table-row>
        <table:table-row table:style-name="ro1">
          <table:table-cell office:value-type="float" office:value="180568" calcext:value-type="float">
            <text:p>180568</text:p>
          </table:table-cell>
          <table:table-cell office:value-type="float" office:value="0" calcext:value-type="float">
            <text:p>0</text:p>
          </table:table-cell>
          <table:table-cell office:value-type="float" office:value="971904" calcext:value-type="float">
            <text:p>971904</text:p>
          </table:table-cell>
          <table:table-cell office:value-type="float" office:value="292871" calcext:value-type="float">
            <text:p>292871</text:p>
          </table:table-cell>
          <table:table-cell office:value-type="string" calcext:value-type="string">
            <text:p>[[@49481]] thnk u ji! And sure i will.</text:p>
          </table:table-cell>
          <table:table-cell/>
        </table:table-row>
        <table:table-row table:style-name="ro1">
          <table:table-cell office:value-type="float" office:value="245175" calcext:value-type="float">
            <text:p>245175</text:p>
          </table:table-cell>
          <table:table-cell office:value-type="float" office:value="0" calcext:value-type="float">
            <text:p>0</text:p>
          </table:table-cell>
          <table:table-cell office:value-type="float" office:value="1228245" calcext:value-type="float">
            <text:p>1228245</text:p>
          </table:table-cell>
          <table:table-cell office:value-type="float" office:value="83508" calcext:value-type="float">
            <text:p>83508</text:p>
          </table:table-cell>
          <table:table-cell office:value-type="string" calcext:value-type="string">
            <text:p>OMG! yeh mera India</text:p>
          </table:table-cell>
          <table:table-cell/>
        </table:table-row>
        <table:table-row table:style-name="ro1">
          <table:table-cell office:value-type="float" office:value="281631" calcext:value-type="float">
            <text:p>281631</text:p>
          </table:table-cell>
          <table:table-cell office:value-type="float" office:value="1060177" calcext:value-type="float">
            <text:p>1060177</text:p>
          </table:table-cell>
          <table:table-cell office:value-type="float" office:value="0" calcext:value-type="float">
            <text:p>0</text:p>
          </table:table-cell>
          <table:table-cell office:value-type="float" office:value="454923" calcext:value-type="float">
            <text:p>454923</text:p>
          </table:table-cell>
          <table:table-cell office:value-type="string" calcext:value-type="string">
            <text:p>Wow!!!</text:p>
          </table:table-cell>
          <table:table-cell/>
        </table:table-row>
        <table:table-row table:style-name="ro1">
          <table:table-cell office:value-type="float" office:value="382610" calcext:value-type="float">
            <text:p>382610</text:p>
          </table:table-cell>
          <table:table-cell office:value-type="float" office:value="0" calcext:value-type="float">
            <text:p>0</text:p>
          </table:table-cell>
          <table:table-cell office:value-type="float" office:value="2215248" calcext:value-type="float">
            <text:p>2215248</text:p>
          </table:table-cell>
          <table:table-cell office:value-type="float" office:value="836345" calcext:value-type="float">
            <text:p>836345</text:p>
          </table:table-cell>
          <table:table-cell office:value-type="string" calcext:value-type="string">
            <text:p>Where is it?</text:p>
          </table:table-cell>
          <table:table-cell/>
        </table:table-row>
        <table:table-row table:style-name="ro1">
          <table:table-cell office:value-type="float" office:value="38183" calcext:value-type="float">
            <text:p>38183</text:p>
          </table:table-cell>
          <table:table-cell office:value-type="float" office:value="0" calcext:value-type="float">
            <text:p>0</text:p>
          </table:table-cell>
          <table:table-cell office:value-type="float" office:value="631165" calcext:value-type="float">
            <text:p>631165</text:p>
          </table:table-cell>
          <table:table-cell office:value-type="float" office:value="188670" calcext:value-type="float">
            <text:p>188670</text:p>
          </table:table-cell>
          <table:table-cell office:value-type="string" calcext:value-type="string">
            <text:p>[[@86254]] when I shot this I was using Nikon D7000 with an ND filter.</text:p>
          </table:table-cell>
          <table:table-cell/>
        </table:table-row>
        <table:table-row table:style-name="ro1">
          <table:table-cell office:value-type="float" office:value="46727" calcext:value-type="float">
            <text:p>46727</text:p>
          </table:table-cell>
          <table:table-cell office:value-type="float" office:value="0" calcext:value-type="float">
            <text:p>0</text:p>
          </table:table-cell>
          <table:table-cell office:value-type="float" office:value="647445" calcext:value-type="float">
            <text:p>647445</text:p>
          </table:table-cell>
          <table:table-cell office:value-type="float" office:value="87335" calcext:value-type="float">
            <text:p>87335</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97126" calcext:value-type="float">
            <text:p>97126</text:p>
          </table:table-cell>
          <table:table-cell office:value-type="float" office:value="0" calcext:value-type="float">
            <text:p>0</text:p>
          </table:table-cell>
          <table:table-cell office:value-type="float" office:value="766341" calcext:value-type="float">
            <text:p>766341</text:p>
          </table:table-cell>
          <table:table-cell office:value-type="float" office:value="39511" calcext:value-type="float">
            <text:p>39511</text:p>
          </table:table-cell>
          <table:table-cell office:value-type="string" calcext:value-type="string">
            <text:p>loved your stories! wondering what your next trail would be?</text:p>
          </table:table-cell>
          <table:table-cell/>
        </table:table-row>
        <table:table-row table:style-name="ro1">
          <table:table-cell office:value-type="float" office:value="123089" calcext:value-type="float">
            <text:p>123089</text:p>
          </table:table-cell>
          <table:table-cell office:value-type="float" office:value="443600" calcext:value-type="float">
            <text:p>443600</text:p>
          </table:table-cell>
          <table:table-cell office:value-type="float" office:value="0" calcext:value-type="float">
            <text:p>0</text:p>
          </table:table-cell>
          <table:table-cell office:value-type="float" office:value="245523" calcext:value-type="float">
            <text:p>245523</text:p>
          </table:table-cell>
          <table:table-cell office:value-type="string" calcext:value-type="string">
            <text:p>Nyc</text:p>
          </table:table-cell>
          <table:table-cell/>
        </table:table-row>
        <table:table-row table:style-name="ro1">
          <table:table-cell office:value-type="float" office:value="146800" calcext:value-type="float">
            <text:p>146800</text:p>
          </table:table-cell>
          <table:table-cell office:value-type="float" office:value="0" calcext:value-type="float">
            <text:p>0</text:p>
          </table:table-cell>
          <table:table-cell office:value-type="float" office:value="882449" calcext:value-type="float">
            <text:p>882449</text:p>
          </table:table-cell>
          <table:table-cell office:value-type="float" office:value="52786" calcext:value-type="float">
            <text:p>52786</text:p>
          </table:table-cell>
          <table:table-cell office:value-type="string" calcext:value-type="string">
            <text:p>aapke pass shabdo ko istemal karne ki kala hai</text:p>
          </table:table-cell>
          <table:table-cell/>
        </table:table-row>
        <table:table-row table:style-name="ro1">
          <table:table-cell office:value-type="float" office:value="155997" calcext:value-type="float">
            <text:p>155997</text:p>
          </table:table-cell>
          <table:table-cell office:value-type="float" office:value="0" calcext:value-type="float">
            <text:p>0</text:p>
          </table:table-cell>
          <table:table-cell office:value-type="float" office:value="892916" calcext:value-type="float">
            <text:p>892916</text:p>
          </table:table-cell>
          <table:table-cell office:value-type="float" office:value="77531" calcext:value-type="float">
            <text:p>77531</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09651" calcext:value-type="float">
            <text:p>209651</text:p>
          </table:table-cell>
          <table:table-cell office:value-type="float" office:value="0" calcext:value-type="float">
            <text:p>0</text:p>
          </table:table-cell>
          <table:table-cell office:value-type="float" office:value="1076371" calcext:value-type="float">
            <text:p>1076371</text:p>
          </table:table-cell>
          <table:table-cell office:value-type="float" office:value="49910" calcext:value-type="float">
            <text:p>49910</text:p>
          </table:table-cell>
          <table:table-cell office:value-type="string" calcext:value-type="string">
            <text:p>Hey what time of the year is best to visit this place?</text:p>
          </table:table-cell>
          <table:table-cell/>
        </table:table-row>
        <table:table-row table:style-name="ro1">
          <table:table-cell office:value-type="float" office:value="430604" calcext:value-type="float">
            <text:p>430604</text:p>
          </table:table-cell>
          <table:table-cell office:value-type="float" office:value="0" calcext:value-type="float">
            <text:p>0</text:p>
          </table:table-cell>
          <table:table-cell office:value-type="float" office:value="53090" calcext:value-type="float">
            <text:p>53090</text:p>
          </table:table-cell>
          <table:table-cell office:value-type="float" office:value="47977" calcext:value-type="float">
            <text:p>47977</text:p>
          </table:table-cell>
          <table:table-cell office:value-type="string" calcext:value-type="string">
            <text:p>Can you Share a detail about this this places ?</text:p>
          </table:table-cell>
          <table:table-cell/>
        </table:table-row>
        <table:table-row table:style-name="ro1">
          <table:table-cell office:value-type="float" office:value="101486" calcext:value-type="float">
            <text:p>101486</text:p>
          </table:table-cell>
          <table:table-cell office:value-type="float" office:value="0" calcext:value-type="float">
            <text:p>0</text:p>
          </table:table-cell>
          <table:table-cell office:value-type="float" office:value="780334" calcext:value-type="float">
            <text:p>780334</text:p>
          </table:table-cell>
          <table:table-cell office:value-type="float" office:value="41462" calcext:value-type="float">
            <text:p>41462</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129541" calcext:value-type="float">
            <text:p>129541</text:p>
          </table:table-cell>
          <table:table-cell office:value-type="float" office:value="0" calcext:value-type="float">
            <text:p>0</text:p>
          </table:table-cell>
          <table:table-cell office:value-type="float" office:value="838389" calcext:value-type="float">
            <text:p>838389</text:p>
          </table:table-cell>
          <table:table-cell office:value-type="float" office:value="86880" calcext:value-type="float">
            <text:p>86880</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61085" calcext:value-type="float">
            <text:p>161085</text:p>
          </table:table-cell>
          <table:table-cell office:value-type="float" office:value="0" calcext:value-type="float">
            <text:p>0</text:p>
          </table:table-cell>
          <table:table-cell office:value-type="float" office:value="646330" calcext:value-type="float">
            <text:p>646330</text:p>
          </table:table-cell>
          <table:table-cell office:value-type="float" office:value="276525" calcext:value-type="float">
            <text:p>276525</text:p>
          </table:table-cell>
          <table:table-cell office:value-type="string" calcext:value-type="string">
            <text:p>Hi, you went with any trekking group or by your own</text:p>
          </table:table-cell>
          <table:table-cell/>
        </table:table-row>
        <table:table-row table:style-name="ro1">
          <table:table-cell office:value-type="float" office:value="192260" calcext:value-type="float">
            <text:p>192260</text:p>
          </table:table-cell>
          <table:table-cell office:value-type="float" office:value="0" calcext:value-type="float">
            <text:p>0</text:p>
          </table:table-cell>
          <table:table-cell office:value-type="float" office:value="775278" calcext:value-type="float">
            <text:p>775278</text:p>
          </table:table-cell>
          <table:table-cell office:value-type="float" office:value="300195" calcext:value-type="float">
            <text:p>300195</text:p>
          </table:table-cell>
          <table:table-cell office:value-type="string" calcext:value-type="string">
            <text:p>Superb place</text:p>
          </table:table-cell>
          <table:table-cell/>
        </table:table-row>
        <table:table-row table:style-name="ro1">
          <table:table-cell office:value-type="float" office:value="349590" calcext:value-type="float">
            <text:p>349590</text:p>
          </table:table-cell>
          <table:table-cell office:value-type="float" office:value="0" calcext:value-type="float">
            <text:p>0</text:p>
          </table:table-cell>
          <table:table-cell office:value-type="float" office:value="1881324" calcext:value-type="float">
            <text:p>1881324</text:p>
          </table:table-cell>
          <table:table-cell office:value-type="float" office:value="82153" calcext:value-type="float">
            <text:p>82153</text:p>
          </table:table-cell>
          <table:table-cell office:value-type="string" calcext:value-type="string">
            <text:p>Really cool pictures!!! Any more on the way?</text:p>
          </table:table-cell>
          <table:table-cell/>
        </table:table-row>
        <table:table-row table:style-name="ro1">
          <table:table-cell office:value-type="float" office:value="381718" calcext:value-type="float">
            <text:p>381718</text:p>
          </table:table-cell>
          <table:table-cell office:value-type="float" office:value="0" calcext:value-type="float">
            <text:p>0</text:p>
          </table:table-cell>
          <table:table-cell office:value-type="float" office:value="2250335" calcext:value-type="float">
            <text:p>2250335</text:p>
          </table:table-cell>
          <table:table-cell office:value-type="float" office:value="809756" calcext:value-type="float">
            <text:p>809756</text:p>
          </table:table-cell>
          <table:table-cell office:value-type="string" calcext:value-type="string">
            <text:p>Gd</text:p>
          </table:table-cell>
          <table:table-cell/>
        </table:table-row>
        <table:table-row table:style-name="ro1">
          <table:table-cell office:value-type="float" office:value="454965" calcext:value-type="float">
            <text:p>454965</text:p>
          </table:table-cell>
          <table:table-cell office:value-type="float" office:value="0" calcext:value-type="float">
            <text:p>0</text:p>
          </table:table-cell>
          <table:table-cell office:value-type="float" office:value="2558965" calcext:value-type="float">
            <text:p>2558965</text:p>
          </table:table-cell>
          <table:table-cell office:value-type="float" office:value="2013066" calcext:value-type="float">
            <text:p>2013066</text:p>
          </table:table-cell>
          <table:table-cell office:value-type="string" calcext:value-type="string">
            <text:p>Nice</text:p>
          </table:table-cell>
          <table:table-cell/>
        </table:table-row>
        <table:table-row table:style-name="ro1">
          <table:table-cell office:value-type="float" office:value="82473" calcext:value-type="float">
            <text:p>82473</text:p>
          </table:table-cell>
          <table:table-cell office:value-type="float" office:value="0" calcext:value-type="float">
            <text:p>0</text:p>
          </table:table-cell>
          <table:table-cell office:value-type="float" office:value="191374" calcext:value-type="float">
            <text:p>191374</text:p>
          </table:table-cell>
          <table:table-cell office:value-type="float" office:value="78233" calcext:value-type="float">
            <text:p>78233</text:p>
          </table:table-cell>
          <table:table-cell office:value-type="string" calcext:value-type="string">
            <text:p>Hey, your pictures are so good! I wonder how to take the alternate route though.</text:p>
          </table:table-cell>
          <table:table-cell/>
        </table:table-row>
        <table:table-row table:style-name="ro1">
          <table:table-cell office:value-type="float" office:value="214421" calcext:value-type="float">
            <text:p>214421</text:p>
          </table:table-cell>
          <table:table-cell office:value-type="float" office:value="0" calcext:value-type="float">
            <text:p>0</text:p>
          </table:table-cell>
          <table:table-cell office:value-type="float" office:value="1102290" calcext:value-type="float">
            <text:p>1102290</text:p>
          </table:table-cell>
          <table:table-cell office:value-type="float" office:value="76677" calcext:value-type="float">
            <text:p>76677</text:p>
          </table:table-cell>
          <table:table-cell office:value-type="string" calcext:value-type="string">
            <text:p>Tum ho bemissal, kya trail hai ekdum</text:p>
          </table:table-cell>
          <table:table-cell/>
        </table:table-row>
        <table:table-row table:style-name="ro1">
          <table:table-cell office:value-type="float" office:value="215417" calcext:value-type="float">
            <text:p>215417</text:p>
          </table:table-cell>
          <table:table-cell office:value-type="float" office:value="0" calcext:value-type="float">
            <text:p>0</text:p>
          </table:table-cell>
          <table:table-cell office:value-type="float" office:value="1102052" calcext:value-type="float">
            <text:p>1102052</text:p>
          </table:table-cell>
          <table:table-cell office:value-type="float" office:value="331931" calcext:value-type="float">
            <text:p>331931</text:p>
          </table:table-cell>
          <table:table-cell office:value-type="string" calcext:value-type="string">
            <text:p>[[@1]]</text:p>
          </table:table-cell>
          <table:table-cell/>
        </table:table-row>
        <table:table-row table:style-name="ro1">
          <table:table-cell office:value-type="float" office:value="220793" calcext:value-type="float">
            <text:p>220793</text:p>
          </table:table-cell>
          <table:table-cell office:value-type="float" office:value="739989" calcext:value-type="float">
            <text:p>739989</text:p>
          </table:table-cell>
          <table:table-cell office:value-type="float" office:value="0" calcext:value-type="float">
            <text:p>0</text:p>
          </table:table-cell>
          <table:table-cell office:value-type="float" office:value="317155" calcext:value-type="float">
            <text:p>317155</text:p>
          </table:table-cell>
          <table:table-cell office:value-type="string" calcext:value-type="string">
            <text:p>[[@250913]] <text:s/>awsome ☸☸?</text:p>
          </table:table-cell>
          <table:table-cell/>
        </table:table-row>
        <table:table-row table:style-name="ro1">
          <table:table-cell office:value-type="float" office:value="341178" calcext:value-type="float">
            <text:p>341178</text:p>
          </table:table-cell>
          <table:table-cell office:value-type="float" office:value="0" calcext:value-type="float">
            <text:p>0</text:p>
          </table:table-cell>
          <table:table-cell office:value-type="float" office:value="1822580" calcext:value-type="float">
            <text:p>1822580</text:p>
          </table:table-cell>
          <table:table-cell office:value-type="float" office:value="85468" calcext:value-type="float">
            <text:p>85468</text:p>
          </table:table-cell>
          <table:table-cell office:value-type="string" calcext:value-type="string">
            <text:p>Amazing trail, could share some videos of the same</text:p>
          </table:table-cell>
          <table:table-cell/>
        </table:table-row>
        <table:table-row table:style-name="ro1">
          <table:table-cell office:value-type="float" office:value="373420" calcext:value-type="float">
            <text:p>373420</text:p>
          </table:table-cell>
          <table:table-cell office:value-type="float" office:value="0" calcext:value-type="float">
            <text:p>0</text:p>
          </table:table-cell>
          <table:table-cell office:value-type="float" office:value="2222603" calcext:value-type="float">
            <text:p>2222603</text:p>
          </table:table-cell>
          <table:table-cell office:value-type="float" office:value="50422" calcext:value-type="float">
            <text:p>50422</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414625" calcext:value-type="float">
            <text:p>414625</text:p>
          </table:table-cell>
          <table:table-cell office:value-type="float" office:value="0" calcext:value-type="float">
            <text:p>0</text:p>
          </table:table-cell>
          <table:table-cell office:value-type="float" office:value="2263794" calcext:value-type="float">
            <text:p>2263794</text:p>
          </table:table-cell>
          <table:table-cell office:value-type="float" office:value="651850" calcext:value-type="float">
            <text:p>651850</text:p>
          </table:table-cell>
          <table:table-cell office:value-type="string" calcext:value-type="string">
            <text:p>But Kolkata non veg food very nice</text:p>
          </table:table-cell>
          <table:table-cell/>
        </table:table-row>
        <table:table-row table:style-name="ro1">
          <table:table-cell office:value-type="float" office:value="424892" calcext:value-type="float">
            <text:p>424892</text:p>
          </table:table-cell>
          <table:table-cell office:value-type="float" office:value="0" calcext:value-type="float">
            <text:p>0</text:p>
          </table:table-cell>
          <table:table-cell office:value-type="float" office:value="807292" calcext:value-type="float">
            <text:p>807292</text:p>
          </table:table-cell>
          <table:table-cell office:value-type="float" office:value="23363" calcext:value-type="float">
            <text:p>23363</text:p>
          </table:table-cell>
          <table:table-cell office:value-type="string" calcext:value-type="string">
            <text:p>do they lit up the bridge every evening or only during special occation</text:p>
          </table:table-cell>
          <table:table-cell/>
        </table:table-row>
        <table:table-row table:style-name="ro1">
          <table:table-cell office:value-type="float" office:value="435672" calcext:value-type="float">
            <text:p>435672</text:p>
          </table:table-cell>
          <table:table-cell office:value-type="float" office:value="0" calcext:value-type="float">
            <text:p>0</text:p>
          </table:table-cell>
          <table:table-cell office:value-type="float" office:value="2305372" calcext:value-type="float">
            <text:p>2305372</text:p>
          </table:table-cell>
          <table:table-cell office:value-type="float" office:value="1470329" calcext:value-type="float">
            <text:p>1470329</text:p>
          </table:table-cell>
          <table:table-cell office:value-type="string" calcext:value-type="string">
            <text:p>Hii</text:p>
          </table:table-cell>
          <table:table-cell/>
        </table:table-row>
        <table:table-row table:style-name="ro1">
          <table:table-cell office:value-type="float" office:value="97912" calcext:value-type="float">
            <text:p>97912</text:p>
          </table:table-cell>
          <table:table-cell office:value-type="float" office:value="0" calcext:value-type="float">
            <text:p>0</text:p>
          </table:table-cell>
          <table:table-cell office:value-type="float" office:value="771850" calcext:value-type="float">
            <text:p>771850</text:p>
          </table:table-cell>
          <table:table-cell office:value-type="float" office:value="229489" calcext:value-type="float">
            <text:p>229489</text:p>
          </table:table-cell>
          <table:table-cell office:value-type="string" calcext:value-type="string">
            <text:p>Thanks mam</text:p>
          </table:table-cell>
          <table:table-cell/>
        </table:table-row>
        <table:table-row table:style-name="ro1">
          <table:table-cell office:value-type="float" office:value="273056" calcext:value-type="float">
            <text:p>273056</text:p>
          </table:table-cell>
          <table:table-cell office:value-type="float" office:value="832298" calcext:value-type="float">
            <text:p>832298</text:p>
          </table:table-cell>
          <table:table-cell office:value-type="float" office:value="0" calcext:value-type="float">
            <text:p>0</text:p>
          </table:table-cell>
          <table:table-cell office:value-type="float" office:value="422276" calcext:value-type="float">
            <text:p>422276</text:p>
          </table:table-cell>
          <table:table-cell office:value-type="string" calcext:value-type="string">
            <text:p>You girls are rocking, wish to have fun the way you girls have</text:p>
          </table:table-cell>
          <table:table-cell/>
        </table:table-row>
        <table:table-row table:style-name="ro1">
          <table:table-cell office:value-type="float" office:value="402472" calcext:value-type="float">
            <text:p>402472</text:p>
          </table:table-cell>
          <table:table-cell office:value-type="float" office:value="0" calcext:value-type="float">
            <text:p>0</text:p>
          </table:table-cell>
          <table:table-cell office:value-type="float" office:value="2305372" calcext:value-type="float">
            <text:p>2305372</text:p>
          </table:table-cell>
          <table:table-cell office:value-type="float" office:value="1073322" calcext:value-type="float">
            <text:p>1073322</text:p>
          </table:table-cell>
          <table:table-cell office:value-type="string" calcext:value-type="string">
            <text:p>Nice</text:p>
          </table:table-cell>
          <table:table-cell/>
        </table:table-row>
        <table:table-row table:style-name="ro1">
          <table:table-cell office:value-type="float" office:value="421141" calcext:value-type="float">
            <text:p>421141</text:p>
          </table:table-cell>
          <table:table-cell office:value-type="float" office:value="0" calcext:value-type="float">
            <text:p>0</text:p>
          </table:table-cell>
          <table:table-cell office:value-type="float" office:value="2348860" calcext:value-type="float">
            <text:p>2348860</text:p>
          </table:table-cell>
          <table:table-cell office:value-type="float" office:value="51654" calcext:value-type="float">
            <text:p>51654</text:p>
          </table:table-cell>
          <table:table-cell office:value-type="string" calcext:value-type="string">
            <text:p>this why youre bald</text:p>
          </table:table-cell>
          <table:table-cell/>
        </table:table-row>
        <table:table-row table:style-name="ro1">
          <table:table-cell office:value-type="float" office:value="453443" calcext:value-type="float">
            <text:p>453443</text:p>
          </table:table-cell>
          <table:table-cell office:value-type="float" office:value="0" calcext:value-type="float">
            <text:p>0</text:p>
          </table:table-cell>
          <table:table-cell office:value-type="float" office:value="2543895" calcext:value-type="float">
            <text:p>2543895</text:p>
          </table:table-cell>
          <table:table-cell office:value-type="float" office:value="1992090" calcext:value-type="float">
            <text:p>1992090</text:p>
          </table:table-cell>
          <table:table-cell office:value-type="string" calcext:value-type="string">
            <text:p>Nice</text:p>
          </table:table-cell>
          <table:table-cell/>
        </table:table-row>
        <table:table-row table:style-name="ro1">
          <table:table-cell office:value-type="float" office:value="62548" calcext:value-type="float">
            <text:p>62548</text:p>
          </table:table-cell>
          <table:table-cell office:value-type="float" office:value="0" calcext:value-type="float">
            <text:p>0</text:p>
          </table:table-cell>
          <table:table-cell office:value-type="float" office:value="369612" calcext:value-type="float">
            <text:p>369612</text:p>
          </table:table-cell>
          <table:table-cell office:value-type="float" office:value="81132" calcext:value-type="float">
            <text:p>81132</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93611" calcext:value-type="float">
            <text:p>93611</text:p>
          </table:table-cell>
          <table:table-cell office:value-type="float" office:value="393138" calcext:value-type="float">
            <text:p>393138</text:p>
          </table:table-cell>
          <table:table-cell office:value-type="float" office:value="0" calcext:value-type="float">
            <text:p>0</text:p>
          </table:table-cell>
          <table:table-cell office:value-type="float" office:value="222743" calcext:value-type="float">
            <text:p>222743</text:p>
          </table:table-cell>
          <table:table-cell office:value-type="string" calcext:value-type="string">
            <text:p>[[@1]]</text:p>
          </table:table-cell>
          <table:table-cell/>
        </table:table-row>
        <table:table-row table:style-name="ro1">
          <table:table-cell office:value-type="float" office:value="124665" calcext:value-type="float">
            <text:p>124665</text:p>
          </table:table-cell>
          <table:table-cell office:value-type="float" office:value="0" calcext:value-type="float">
            <text:p>0</text:p>
          </table:table-cell>
          <table:table-cell office:value-type="float" office:value="827901" calcext:value-type="float">
            <text:p>827901</text:p>
          </table:table-cell>
          <table:table-cell office:value-type="float" office:value="77061" calcext:value-type="float">
            <text:p>77061</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186817" calcext:value-type="float">
            <text:p>186817</text:p>
          </table:table-cell>
          <table:table-cell office:value-type="float" office:value="0" calcext:value-type="float">
            <text:p>0</text:p>
          </table:table-cell>
          <table:table-cell office:value-type="float" office:value="976744" calcext:value-type="float">
            <text:p>976744</text:p>
          </table:table-cell>
          <table:table-cell office:value-type="float" office:value="87902" calcext:value-type="float">
            <text:p>87902</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52282" calcext:value-type="float">
            <text:p>252282</text:p>
          </table:table-cell>
          <table:table-cell office:value-type="float" office:value="0" calcext:value-type="float">
            <text:p>0</text:p>
          </table:table-cell>
          <table:table-cell office:value-type="float" office:value="1285669" calcext:value-type="float">
            <text:p>1285669</text:p>
          </table:table-cell>
          <table:table-cell office:value-type="float" office:value="82898" calcext:value-type="float">
            <text:p>82898</text:p>
          </table:table-cell>
          <table:table-cell office:value-type="string" calcext:value-type="string">
            <text:p>This is one of the best trails I've gone through to be honest!</text:p>
          </table:table-cell>
          <table:table-cell/>
        </table:table-row>
        <table:table-row table:style-name="ro1">
          <table:table-cell office:value-type="float" office:value="366780" calcext:value-type="float">
            <text:p>366780</text:p>
          </table:table-cell>
          <table:table-cell office:value-type="float" office:value="0" calcext:value-type="float">
            <text:p>0</text:p>
          </table:table-cell>
          <table:table-cell office:value-type="float" office:value="2141941" calcext:value-type="float">
            <text:p>2141941</text:p>
          </table:table-cell>
          <table:table-cell office:value-type="float" office:value="79764" calcext:value-type="float">
            <text:p>79764</text:p>
          </table:table-cell>
          <table:table-cell office:value-type="string" calcext:value-type="string">
            <text:p>Nice Place ❤️</text:p>
          </table:table-cell>
          <table:table-cell/>
        </table:table-row>
        <table:table-row table:style-name="ro1">
          <table:table-cell office:value-type="float" office:value="379471" calcext:value-type="float">
            <text:p>379471</text:p>
          </table:table-cell>
          <table:table-cell office:value-type="float" office:value="0" calcext:value-type="float">
            <text:p>0</text:p>
          </table:table-cell>
          <table:table-cell office:value-type="float" office:value="777614" calcext:value-type="float">
            <text:p>777614</text:p>
          </table:table-cell>
          <table:table-cell office:value-type="float" office:value="713300" calcext:value-type="float">
            <text:p>713300</text:p>
          </table:table-cell>
          <table:table-cell office:value-type="string" calcext:value-type="string">
            <text:p>Niic</text:p>
          </table:table-cell>
          <table:table-cell/>
        </table:table-row>
        <table:table-row table:style-name="ro1">
          <table:table-cell office:value-type="float" office:value="396691" calcext:value-type="float">
            <text:p>396691</text:p>
          </table:table-cell>
          <table:table-cell office:value-type="float" office:value="0" calcext:value-type="float">
            <text:p>0</text:p>
          </table:table-cell>
          <table:table-cell office:value-type="float" office:value="2264259" calcext:value-type="float">
            <text:p>2264259</text:p>
          </table:table-cell>
          <table:table-cell office:value-type="float" office:value="975764" calcext:value-type="float">
            <text:p>975764</text:p>
          </table:table-cell>
          <table:table-cell office:value-type="string" calcext:value-type="string">
            <text:p>Nice</text:p>
          </table:table-cell>
          <table:table-cell/>
        </table:table-row>
        <table:table-row table:style-name="ro1">
          <table:table-cell office:value-type="float" office:value="397582" calcext:value-type="float">
            <text:p>397582</text:p>
          </table:table-cell>
          <table:table-cell office:value-type="float" office:value="0" calcext:value-type="float">
            <text:p>0</text:p>
          </table:table-cell>
          <table:table-cell office:value-type="float" office:value="2266756" calcext:value-type="float">
            <text:p>2266756</text:p>
          </table:table-cell>
          <table:table-cell office:value-type="float" office:value="817112" calcext:value-type="float">
            <text:p>817112</text:p>
          </table:table-cell>
          <table:table-cell office:value-type="string" calcext:value-type="string">
            <text:p>Awesome..,???</text:p>
          </table:table-cell>
          <table:table-cell/>
        </table:table-row>
        <table:table-row table:style-name="ro1">
          <table:table-cell office:value-type="float" office:value="399099" calcext:value-type="float">
            <text:p>399099</text:p>
          </table:table-cell>
          <table:table-cell office:value-type="float" office:value="0" calcext:value-type="float">
            <text:p>0</text:p>
          </table:table-cell>
          <table:table-cell office:value-type="float" office:value="1182583" calcext:value-type="float">
            <text:p>1182583</text:p>
          </table:table-cell>
          <table:table-cell office:value-type="float" office:value="1013" calcext:value-type="float">
            <text:p>1013</text:p>
          </table:table-cell>
          <table:table-cell office:value-type="string" calcext:value-type="string">
            <text:p>[[@970594]] thank you</text:p>
          </table:table-cell>
          <table:table-cell/>
        </table:table-row>
        <table:table-row table:style-name="ro1">
          <table:table-cell office:value-type="float" office:value="450421" calcext:value-type="float">
            <text:p>450421</text:p>
          </table:table-cell>
          <table:table-cell office:value-type="float" office:value="0" calcext:value-type="float">
            <text:p>0</text:p>
          </table:table-cell>
          <table:table-cell office:value-type="float" office:value="2352472" calcext:value-type="float">
            <text:p>2352472</text:p>
          </table:table-cell>
          <table:table-cell office:value-type="float" office:value="1893549" calcext:value-type="float">
            <text:p>1893549</text:p>
          </table:table-cell>
          <table:table-cell office:value-type="string" calcext:value-type="string">
            <text:p>Accha</text:p>
          </table:table-cell>
          <table:table-cell/>
        </table:table-row>
        <table:table-row table:style-name="ro1">
          <table:table-cell office:value-type="float" office:value="28280" calcext:value-type="float">
            <text:p>28280</text:p>
          </table:table-cell>
          <table:table-cell office:value-type="float" office:value="0" calcext:value-type="float">
            <text:p>0</text:p>
          </table:table-cell>
          <table:table-cell office:value-type="float" office:value="607028" calcext:value-type="float">
            <text:p>607028</text:p>
          </table:table-cell>
          <table:table-cell office:value-type="float" office:value="49515" calcext:value-type="float">
            <text:p>49515</text:p>
          </table:table-cell>
          <table:table-cell office:value-type="string" calcext:value-type="string">
            <text:p>Brilliant trail! what pictures!</text:p>
          </table:table-cell>
          <table:table-cell/>
        </table:table-row>
        <table:table-row table:style-name="ro1">
          <table:table-cell office:value-type="float" office:value="118535" calcext:value-type="float">
            <text:p>118535</text:p>
          </table:table-cell>
          <table:table-cell office:value-type="float" office:value="0" calcext:value-type="float">
            <text:p>0</text:p>
          </table:table-cell>
          <table:table-cell office:value-type="float" office:value="135477" calcext:value-type="float">
            <text:p>135477</text:p>
          </table:table-cell>
          <table:table-cell office:value-type="float" office:value="82164" calcext:value-type="float">
            <text:p>82164</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64283" calcext:value-type="float">
            <text:p>164283</text:p>
          </table:table-cell>
          <table:table-cell office:value-type="float" office:value="0" calcext:value-type="float">
            <text:p>0</text:p>
          </table:table-cell>
          <table:table-cell office:value-type="float" office:value="840649" calcext:value-type="float">
            <text:p>840649</text:p>
          </table:table-cell>
          <table:table-cell office:value-type="float" office:value="250931" calcext:value-type="float">
            <text:p>250931</text:p>
          </table:table-cell>
          <table:table-cell office:value-type="string" calcext:value-type="string">
            <text:p>[[@79123]] thank you ?</text:p>
          </table:table-cell>
          <table:table-cell/>
        </table:table-row>
        <table:table-row table:style-name="ro1">
          <table:table-cell office:value-type="float" office:value="334262" calcext:value-type="float">
            <text:p>334262</text:p>
          </table:table-cell>
          <table:table-cell office:value-type="float" office:value="0" calcext:value-type="float">
            <text:p>0</text:p>
          </table:table-cell>
          <table:table-cell office:value-type="float" office:value="1782777" calcext:value-type="float">
            <text:p>1782777</text:p>
          </table:table-cell>
          <table:table-cell office:value-type="float" office:value="43259" calcext:value-type="float">
            <text:p>43259</text:p>
          </table:table-cell>
          <table:table-cell office:value-type="string" calcext:value-type="string">
            <text:p>Chaa gaye tum toh</text:p>
          </table:table-cell>
          <table:table-cell/>
        </table:table-row>
        <table:table-row table:style-name="ro1">
          <table:table-cell office:value-type="float" office:value="6892" calcext:value-type="float">
            <text:p>6892</text:p>
          </table:table-cell>
          <table:table-cell office:value-type="float" office:value="80564" calcext:value-type="float">
            <text:p>80564</text:p>
          </table:table-cell>
          <table:table-cell office:value-type="float" office:value="0" calcext:value-type="float">
            <text:p>0</text:p>
          </table:table-cell>
          <table:table-cell office:value-type="float" office:value="51858" calcext:value-type="float">
            <text:p>51858</text:p>
          </table:table-cell>
          <table:table-cell office:value-type="string" calcext:value-type="string">
            <text:p>Hoo</text:p>
          </table:table-cell>
          <table:table-cell/>
        </table:table-row>
        <table:table-row table:style-name="ro1">
          <table:table-cell office:value-type="float" office:value="33511" calcext:value-type="float">
            <text:p>33511</text:p>
          </table:table-cell>
          <table:table-cell office:value-type="float" office:value="0" calcext:value-type="float">
            <text:p>0</text:p>
          </table:table-cell>
          <table:table-cell office:value-type="float" office:value="619268" calcext:value-type="float">
            <text:p>619268</text:p>
          </table:table-cell>
          <table:table-cell office:value-type="float" office:value="185216" calcext:value-type="float">
            <text:p>185216</text:p>
          </table:table-cell>
          <table:table-cell office:value-type="string" calcext:value-type="string">
            <text:p>[[@85824]] camping in these areas aren't permitted but there is a place near about known as "delawadi jungle camp" and "ratapani jungle camp" there you can have camping stuff</text:p>
          </table:table-cell>
          <table:table-cell/>
        </table:table-row>
        <table:table-row table:style-name="ro1">
          <table:table-cell office:value-type="float" office:value="107276" calcext:value-type="float">
            <text:p>107276</text:p>
          </table:table-cell>
          <table:table-cell office:value-type="float" office:value="0" calcext:value-type="float">
            <text:p>0</text:p>
          </table:table-cell>
          <table:table-cell office:value-type="float" office:value="768085" calcext:value-type="float">
            <text:p>768085</text:p>
          </table:table-cell>
          <table:table-cell office:value-type="float" office:value="223332" calcext:value-type="float">
            <text:p>223332</text:p>
          </table:table-cell>
          <table:table-cell office:value-type="string" calcext:value-type="string">
            <text:p>[[@83851]] ...not really , coz i Din't stay for the camping ....but if u wanna do it , u ll have to do it on ur own .... Coz u know , they don't allow camping there ....</text:p>
          </table:table-cell>
          <table:table-cell/>
        </table:table-row>
        <table:table-row table:style-name="ro1">
          <table:table-cell office:value-type="float" office:value="176596" calcext:value-type="float">
            <text:p>176596</text:p>
          </table:table-cell>
          <table:table-cell office:value-type="float" office:value="0" calcext:value-type="float">
            <text:p>0</text:p>
          </table:table-cell>
          <table:table-cell office:value-type="float" office:value="963494" calcext:value-type="float">
            <text:p>963494</text:p>
          </table:table-cell>
          <table:table-cell office:value-type="float" office:value="290202" calcext:value-type="float">
            <text:p>290202</text:p>
          </table:table-cell>
          <table:table-cell office:value-type="string" calcext:value-type="string">
            <text:p>[[@76535]] you can visit any time thats the speciality of Mumbai, specially in rainy season</text:p>
          </table:table-cell>
          <table:table-cell/>
        </table:table-row>
        <table:table-row table:style-name="ro1">
          <table:table-cell office:value-type="float" office:value="200175" calcext:value-type="float">
            <text:p>200175</text:p>
          </table:table-cell>
          <table:table-cell office:value-type="float" office:value="0" calcext:value-type="float">
            <text:p>0</text:p>
          </table:table-cell>
          <table:table-cell office:value-type="float" office:value="1029924" calcext:value-type="float">
            <text:p>1029924</text:p>
          </table:table-cell>
          <table:table-cell office:value-type="float" office:value="310902" calcext:value-type="float">
            <text:p>310902</text:p>
          </table:table-cell>
          <table:table-cell office:value-type="string" calcext:value-type="string">
            <text:p>@dane.mv thanks a lot and yeahh travelling is what i like</text:p>
          </table:table-cell>
          <table:table-cell/>
        </table:table-row>
        <table:table-row table:style-name="ro1">
          <table:table-cell office:value-type="float" office:value="210212" calcext:value-type="float">
            <text:p>210212</text:p>
          </table:table-cell>
          <table:table-cell office:value-type="float" office:value="0" calcext:value-type="float">
            <text:p>0</text:p>
          </table:table-cell>
          <table:table-cell office:value-type="float" office:value="1078413" calcext:value-type="float">
            <text:p>1078413</text:p>
          </table:table-cell>
          <table:table-cell office:value-type="float" office:value="40527" calcext:value-type="float">
            <text:p>40527</text:p>
          </table:table-cell>
          <table:table-cell office:value-type="string" calcext:value-type="string">
            <text:p>Tum ho bemissal, kya trail hai ekdum</text:p>
          </table:table-cell>
          <table:table-cell/>
        </table:table-row>
        <table:table-row table:style-name="ro1">
          <table:table-cell office:value-type="float" office:value="288860" calcext:value-type="float">
            <text:p>288860</text:p>
          </table:table-cell>
          <table:table-cell office:value-type="float" office:value="0" calcext:value-type="float">
            <text:p>0</text:p>
          </table:table-cell>
          <table:table-cell office:value-type="float" office:value="1523322" calcext:value-type="float">
            <text:p>1523322</text:p>
          </table:table-cell>
          <table:table-cell office:value-type="float" office:value="78030" calcext:value-type="float">
            <text:p>78030</text:p>
          </table:table-cell>
          <table:table-cell office:value-type="string" calcext:value-type="string">
            <text:p>you have travelled so much, i'm waiting to hear more stories</text:p>
          </table:table-cell>
          <table:table-cell/>
        </table:table-row>
        <table:table-row table:style-name="ro5">
          <table:table-cell office:value-type="float" office:value="372375" calcext:value-type="float">
            <text:p>372375</text:p>
          </table:table-cell>
          <table:table-cell office:value-type="float" office:value="0" calcext:value-type="float">
            <text:p>0</text:p>
          </table:table-cell>
          <table:table-cell office:value-type="float" office:value="2219496" calcext:value-type="float">
            <text:p>2219496</text:p>
          </table:table-cell>
          <table:table-cell office:value-type="float" office:value="705648" calcext:value-type="float">
            <text:p>705648</text:p>
          </table:table-cell>
          <table:table-cell office:value-type="string" calcext:value-type="string">
            <text:p>It's a very beautiful place and the best part is magnificent RIVER SATLUJ in between the mighty mountains??...the beauty is beyond imagination....</text:p>
            <text:p>The place is at Bilaspur and  border of Mandi district of HP...</text:p>
          </table:table-cell>
          <table:table-cell/>
        </table:table-row>
        <table:table-row table:style-name="ro1">
          <table:table-cell office:value-type="float" office:value="379491" calcext:value-type="float">
            <text:p>379491</text:p>
          </table:table-cell>
          <table:table-cell office:value-type="float" office:value="0" calcext:value-type="float">
            <text:p>0</text:p>
          </table:table-cell>
          <table:table-cell office:value-type="float" office:value="2217364" calcext:value-type="float">
            <text:p>2217364</text:p>
          </table:table-cell>
          <table:table-cell office:value-type="float" office:value="753190" calcext:value-type="float">
            <text:p>753190</text:p>
          </table:table-cell>
          <table:table-cell office:value-type="string" calcext:value-type="string">
            <text:p>Nicee</text:p>
          </table:table-cell>
          <table:table-cell/>
        </table:table-row>
        <table:table-row table:style-name="ro1">
          <table:table-cell office:value-type="float" office:value="462531" calcext:value-type="float">
            <text:p>462531</text:p>
          </table:table-cell>
          <table:table-cell office:value-type="float" office:value="0" calcext:value-type="float">
            <text:p>0</text:p>
          </table:table-cell>
          <table:table-cell office:value-type="float" office:value="2294291" calcext:value-type="float">
            <text:p>2294291</text:p>
          </table:table-cell>
          <table:table-cell office:value-type="float" office:value="2226100" calcext:value-type="float">
            <text:p>2226100</text:p>
          </table:table-cell>
          <table:table-cell office:value-type="string" calcext:value-type="string">
            <text:p>Nice</text:p>
          </table:table-cell>
          <table:table-cell/>
        </table:table-row>
        <table:table-row table:style-name="ro1">
          <table:table-cell office:value-type="float" office:value="21668" calcext:value-type="float">
            <text:p>21668</text:p>
          </table:table-cell>
          <table:table-cell office:value-type="float" office:value="0" calcext:value-type="float">
            <text:p>0</text:p>
          </table:table-cell>
          <table:table-cell office:value-type="float" office:value="592281" calcext:value-type="float">
            <text:p>592281</text:p>
          </table:table-cell>
          <table:table-cell office:value-type="float" office:value="77998" calcext:value-type="float">
            <text:p>77998</text:p>
          </table:table-cell>
          <table:table-cell office:value-type="string" calcext:value-type="string">
            <text:p>This trail got me searching for railway tickets! so inspiring!</text:p>
          </table:table-cell>
          <table:table-cell/>
        </table:table-row>
        <table:table-row table:style-name="ro1">
          <table:table-cell office:value-type="float" office:value="39244" calcext:value-type="float">
            <text:p>39244</text:p>
          </table:table-cell>
          <table:table-cell office:value-type="float" office:value="0" calcext:value-type="float">
            <text:p>0</text:p>
          </table:table-cell>
          <table:table-cell office:value-type="float" office:value="630089" calcext:value-type="float">
            <text:p>630089</text:p>
          </table:table-cell>
          <table:table-cell office:value-type="float" office:value="87953" calcext:value-type="float">
            <text:p>87953</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62998" calcext:value-type="float">
            <text:p>62998</text:p>
          </table:table-cell>
          <table:table-cell office:value-type="float" office:value="0" calcext:value-type="float">
            <text:p>0</text:p>
          </table:table-cell>
          <table:table-cell office:value-type="float" office:value="685464" calcext:value-type="float">
            <text:p>685464</text:p>
          </table:table-cell>
          <table:table-cell office:value-type="float" office:value="78003" calcext:value-type="float">
            <text:p>78003</text:p>
          </table:table-cell>
          <table:table-cell office:value-type="string" calcext:value-type="string">
            <text:p>Kya edit he.. mastt ekdum.</text:p>
          </table:table-cell>
          <table:table-cell/>
        </table:table-row>
        <table:table-row table:style-name="ro1">
          <table:table-cell office:value-type="float" office:value="69151" calcext:value-type="float">
            <text:p>69151</text:p>
          </table:table-cell>
          <table:table-cell office:value-type="float" office:value="0" calcext:value-type="float">
            <text:p>0</text:p>
          </table:table-cell>
          <table:table-cell office:value-type="float" office:value="703734" calcext:value-type="float">
            <text:p>703734</text:p>
          </table:table-cell>
          <table:table-cell office:value-type="float" office:value="81428" calcext:value-type="float">
            <text:p>81428</text:p>
          </table:table-cell>
          <table:table-cell office:value-type="string" calcext:value-type="string">
            <text:p>Whoa! The images are crystal clear and so is the content!</text:p>
          </table:table-cell>
          <table:table-cell/>
        </table:table-row>
        <table:table-row table:style-name="ro1">
          <table:table-cell office:value-type="float" office:value="72932" calcext:value-type="float">
            <text:p>72932</text:p>
          </table:table-cell>
          <table:table-cell office:value-type="float" office:value="0" calcext:value-type="float">
            <text:p>0</text:p>
          </table:table-cell>
          <table:table-cell office:value-type="float" office:value="712984" calcext:value-type="float">
            <text:p>712984</text:p>
          </table:table-cell>
          <table:table-cell office:value-type="float" office:value="87517" calcext:value-type="float">
            <text:p>87517</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28315" calcext:value-type="float">
            <text:p>228315</text:p>
          </table:table-cell>
          <table:table-cell office:value-type="float" office:value="0" calcext:value-type="float">
            <text:p>0</text:p>
          </table:table-cell>
          <table:table-cell office:value-type="float" office:value="1171401" calcext:value-type="float">
            <text:p>1171401</text:p>
          </table:table-cell>
          <table:table-cell office:value-type="float" office:value="80026" calcext:value-type="float">
            <text:p>80026</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267443" calcext:value-type="float">
            <text:p>267443</text:p>
          </table:table-cell>
          <table:table-cell office:value-type="float" office:value="76364" calcext:value-type="float">
            <text:p>76364</text:p>
          </table:table-cell>
          <table:table-cell office:value-type="float" office:value="0" calcext:value-type="float">
            <text:p>0</text:p>
          </table:table-cell>
          <table:table-cell office:value-type="float" office:value="377040" calcext:value-type="float">
            <text:p>377040</text:p>
          </table:table-cell>
          <table:table-cell office:value-type="string" calcext:value-type="string">
            <text:p>What a photo.. #9.. it's one the best</text:p>
          </table:table-cell>
          <table:table-cell/>
        </table:table-row>
        <table:table-row table:style-name="ro1">
          <table:table-cell office:value-type="float" office:value="276974" calcext:value-type="float">
            <text:p>276974</text:p>
          </table:table-cell>
          <table:table-cell office:value-type="float" office:value="262219" calcext:value-type="float">
            <text:p>262219</text:p>
          </table:table-cell>
          <table:table-cell office:value-type="float" office:value="0" calcext:value-type="float">
            <text:p>0</text:p>
          </table:table-cell>
          <table:table-cell office:value-type="float" office:value="419260" calcext:value-type="float">
            <text:p>419260</text:p>
          </table:table-cell>
          <table:table-cell office:value-type="string" calcext:value-type="string">
            <text:p>Lit pics ??</text:p>
          </table:table-cell>
          <table:table-cell/>
        </table:table-row>
        <table:table-row table:style-name="ro1">
          <table:table-cell office:value-type="float" office:value="277874" calcext:value-type="float">
            <text:p>277874</text:p>
          </table:table-cell>
          <table:table-cell office:value-type="float" office:value="0" calcext:value-type="float">
            <text:p>0</text:p>
          </table:table-cell>
          <table:table-cell office:value-type="float" office:value="1455223" calcext:value-type="float">
            <text:p>1455223</text:p>
          </table:table-cell>
          <table:table-cell office:value-type="float" office:value="41010" calcext:value-type="float">
            <text:p>41010</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314713" calcext:value-type="float">
            <text:p>314713</text:p>
          </table:table-cell>
          <table:table-cell office:value-type="float" office:value="0" calcext:value-type="float">
            <text:p>0</text:p>
          </table:table-cell>
          <table:table-cell office:value-type="float" office:value="1671961" calcext:value-type="float">
            <text:p>1671961</text:p>
          </table:table-cell>
          <table:table-cell office:value-type="float" office:value="515578" calcext:value-type="float">
            <text:p>515578</text:p>
          </table:table-cell>
          <table:table-cell office:value-type="string" calcext:value-type="string">
            <text:p>Thanks ?[[@41077]]</text:p>
          </table:table-cell>
          <table:table-cell/>
        </table:table-row>
        <table:table-row table:style-name="ro1">
          <table:table-cell office:value-type="float" office:value="317918" calcext:value-type="float">
            <text:p>317918</text:p>
          </table:table-cell>
          <table:table-cell office:value-type="float" office:value="0" calcext:value-type="float">
            <text:p>0</text:p>
          </table:table-cell>
          <table:table-cell office:value-type="float" office:value="1691269" calcext:value-type="float">
            <text:p>1691269</text:p>
          </table:table-cell>
          <table:table-cell office:value-type="float" office:value="578" calcext:value-type="float">
            <text:p>578</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417757" calcext:value-type="float">
            <text:p>417757</text:p>
          </table:table-cell>
          <table:table-cell office:value-type="float" office:value="0" calcext:value-type="float">
            <text:p>0</text:p>
          </table:table-cell>
          <table:table-cell office:value-type="float" office:value="2294178" calcext:value-type="float">
            <text:p>2294178</text:p>
          </table:table-cell>
          <table:table-cell office:value-type="float" office:value="5921" calcext:value-type="float">
            <text:p>5921</text:p>
          </table:table-cell>
          <table:table-cell office:value-type="string" calcext:value-type="string">
            <text:p>keep it up</text:p>
          </table:table-cell>
          <table:table-cell/>
        </table:table-row>
        <table:table-row table:style-name="ro1">
          <table:table-cell office:value-type="float" office:value="15569" calcext:value-type="float">
            <text:p>15569</text:p>
          </table:table-cell>
          <table:table-cell office:value-type="float" office:value="0" calcext:value-type="float">
            <text:p>0</text:p>
          </table:table-cell>
          <table:table-cell office:value-type="float" office:value="11457" calcext:value-type="float">
            <text:p>11457</text:p>
          </table:table-cell>
          <table:table-cell office:value-type="float" office:value="141370" calcext:value-type="float">
            <text:p>141370</text:p>
          </table:table-cell>
          <table:table-cell office:value-type="string" calcext:value-type="string">
            <text:p>Were z dis n lucknow</text:p>
          </table:table-cell>
          <table:table-cell/>
        </table:table-row>
        <table:table-row table:style-name="ro1">
          <table:table-cell office:value-type="float" office:value="24329" calcext:value-type="float">
            <text:p>24329</text:p>
          </table:table-cell>
          <table:table-cell office:value-type="float" office:value="0" calcext:value-type="float">
            <text:p>0</text:p>
          </table:table-cell>
          <table:table-cell office:value-type="float" office:value="598374" calcext:value-type="float">
            <text:p>598374</text:p>
          </table:table-cell>
          <table:table-cell office:value-type="float" office:value="178938" calcext:value-type="float">
            <text:p>178938</text:p>
          </table:table-cell>
          <table:table-cell office:value-type="string" calcext:value-type="string">
            <text:p>[[@19786]] <text:s/>sure</text:p>
          </table:table-cell>
          <table:table-cell/>
        </table:table-row>
        <table:table-row table:style-name="ro1">
          <table:table-cell office:value-type="float" office:value="34889" calcext:value-type="float">
            <text:p>34889</text:p>
          </table:table-cell>
          <table:table-cell office:value-type="float" office:value="0" calcext:value-type="float">
            <text:p>0</text:p>
          </table:table-cell>
          <table:table-cell office:value-type="float" office:value="624138" calcext:value-type="float">
            <text:p>624138</text:p>
          </table:table-cell>
          <table:table-cell office:value-type="float" office:value="186535" calcext:value-type="float">
            <text:p>186535</text:p>
          </table:table-cell>
          <table:table-cell office:value-type="string" calcext:value-type="string">
            <text:p>[[@85212]] Thank You...</text:p>
          </table:table-cell>
          <table:table-cell/>
        </table:table-row>
        <table:table-row table:style-name="ro1">
          <table:table-cell office:value-type="float" office:value="37283" calcext:value-type="float">
            <text:p>37283</text:p>
          </table:table-cell>
          <table:table-cell office:value-type="float" office:value="0" calcext:value-type="float">
            <text:p>0</text:p>
          </table:table-cell>
          <table:table-cell office:value-type="float" office:value="149353" calcext:value-type="float">
            <text:p>149353</text:p>
          </table:table-cell>
          <table:table-cell office:value-type="float" office:value="88113" calcext:value-type="float">
            <text:p>88113</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83944" calcext:value-type="float">
            <text:p>83944</text:p>
          </table:table-cell>
          <table:table-cell office:value-type="float" office:value="0" calcext:value-type="float">
            <text:p>0</text:p>
          </table:table-cell>
          <table:table-cell office:value-type="float" office:value="91925" calcext:value-type="float">
            <text:p>91925</text:p>
          </table:table-cell>
          <table:table-cell office:value-type="float" office:value="49863" calcext:value-type="float">
            <text:p>49863</text:p>
          </table:table-cell>
          <table:table-cell office:value-type="string" calcext:value-type="string">
            <text:p>Atti Sundar!</text:p>
          </table:table-cell>
          <table:table-cell/>
        </table:table-row>
        <table:table-row table:style-name="ro1">
          <table:table-cell office:value-type="float" office:value="132301" calcext:value-type="float">
            <text:p>132301</text:p>
          </table:table-cell>
          <table:table-cell office:value-type="float" office:value="0" calcext:value-type="float">
            <text:p>0</text:p>
          </table:table-cell>
          <table:table-cell office:value-type="float" office:value="844516" calcext:value-type="float">
            <text:p>844516</text:p>
          </table:table-cell>
          <table:table-cell office:value-type="float" office:value="44994" calcext:value-type="float">
            <text:p>44994</text:p>
          </table:table-cell>
          <table:table-cell office:value-type="string" calcext:value-type="string">
            <text:p>?nice!</text:p>
          </table:table-cell>
          <table:table-cell/>
        </table:table-row>
        <table:table-row table:style-name="ro1">
          <table:table-cell office:value-type="float" office:value="157836" calcext:value-type="float">
            <text:p>157836</text:p>
          </table:table-cell>
          <table:table-cell office:value-type="float" office:value="0" calcext:value-type="float">
            <text:p>0</text:p>
          </table:table-cell>
          <table:table-cell office:value-type="float" office:value="912454" calcext:value-type="float">
            <text:p>912454</text:p>
          </table:table-cell>
          <table:table-cell office:value-type="float" office:value="41419" calcext:value-type="float">
            <text:p>41419</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64372" calcext:value-type="float">
            <text:p>164372</text:p>
          </table:table-cell>
          <table:table-cell office:value-type="float" office:value="0" calcext:value-type="float">
            <text:p>0</text:p>
          </table:table-cell>
          <table:table-cell office:value-type="float" office:value="928517" calcext:value-type="float">
            <text:p>928517</text:p>
          </table:table-cell>
          <table:table-cell office:value-type="float" office:value="19655" calcext:value-type="float">
            <text:p>19655</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257494" calcext:value-type="float">
            <text:p>257494</text:p>
          </table:table-cell>
          <table:table-cell office:value-type="float" office:value="0" calcext:value-type="float">
            <text:p>0</text:p>
          </table:table-cell>
          <table:table-cell office:value-type="float" office:value="1329820" calcext:value-type="float">
            <text:p>1329820</text:p>
          </table:table-cell>
          <table:table-cell office:value-type="float" office:value="407321" calcext:value-type="float">
            <text:p>407321</text:p>
          </table:table-cell>
          <table:table-cell office:value-type="string" calcext:value-type="string">
            <text:p>Yeah sure.. What u wana know.?</text:p>
          </table:table-cell>
          <table:table-cell/>
        </table:table-row>
        <table:table-row table:style-name="ro1">
          <table:table-cell office:value-type="float" office:value="289453" calcext:value-type="float">
            <text:p>289453</text:p>
          </table:table-cell>
          <table:table-cell office:value-type="float" office:value="0" calcext:value-type="float">
            <text:p>0</text:p>
          </table:table-cell>
          <table:table-cell office:value-type="float" office:value="1527243" calcext:value-type="float">
            <text:p>1527243</text:p>
          </table:table-cell>
          <table:table-cell office:value-type="float" office:value="79553" calcext:value-type="float">
            <text:p>79553</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307372" calcext:value-type="float">
            <text:p>307372</text:p>
          </table:table-cell>
          <table:table-cell office:value-type="float" office:value="0" calcext:value-type="float">
            <text:p>0</text:p>
          </table:table-cell>
          <table:table-cell office:value-type="float" office:value="1626657" calcext:value-type="float">
            <text:p>1626657</text:p>
          </table:table-cell>
          <table:table-cell office:value-type="float" office:value="501196" calcext:value-type="float">
            <text:p>501196</text:p>
          </table:table-cell>
          <table:table-cell office:value-type="string" calcext:value-type="string">
            <text:p>Ths is a video brother</text:p>
          </table:table-cell>
          <table:table-cell/>
        </table:table-row>
        <table:table-row table:style-name="ro3">
          <table:table-cell office:value-type="float" office:value="412079" calcext:value-type="float">
            <text:p>412079</text:p>
          </table:table-cell>
          <table:table-cell office:value-type="float" office:value="0" calcext:value-type="float">
            <text:p>0</text:p>
          </table:table-cell>
          <table:table-cell office:value-type="float" office:value="2267037" calcext:value-type="float">
            <text:p>2267037</text:p>
          </table:table-cell>
          <table:table-cell office:value-type="float" office:value="891720" calcext:value-type="float">
            <text:p>891720</text:p>
          </table:table-cell>
          <table:table-cell office:value-type="string" calcext:value-type="string">
            <text:p>Win a Free Photoshoot </text:p>
            <text:p>A.k.a GET RECOGNIZED BY CELEBRITY MAKE UP ARTIST</text:p>
            <text:p/>
            <text:p>Every month we will draw one new winner from our Facebook Fans.</text:p>
            <text:p>Mybridalmakeup.com</text:p>
            <text:p>The winner will receive a free 2 hour photo-shoot , </text:p>
            <text:p>redeemable towards a shoot in Mumbai.</text:p>
          </table:table-cell>
          <table:table-cell/>
        </table:table-row>
        <table:table-row table:style-name="ro1">
          <table:table-cell office:value-type="float" office:value="47659" calcext:value-type="float">
            <text:p>47659</text:p>
          </table:table-cell>
          <table:table-cell office:value-type="float" office:value="0" calcext:value-type="float">
            <text:p>0</text:p>
          </table:table-cell>
          <table:table-cell office:value-type="float" office:value="649942" calcext:value-type="float">
            <text:p>649942</text:p>
          </table:table-cell>
          <table:table-cell office:value-type="float" office:value="49360" calcext:value-type="float">
            <text:p>49360</text:p>
          </table:table-cell>
          <table:table-cell office:value-type="string" calcext:value-type="string">
            <text:p>Really cool! But I hope to see better content the next time :) </text:p>
          </table:table-cell>
          <table:table-cell/>
        </table:table-row>
        <table:table-row table:style-name="ro1">
          <table:table-cell office:value-type="float" office:value="65249" calcext:value-type="float">
            <text:p>65249</text:p>
          </table:table-cell>
          <table:table-cell office:value-type="float" office:value="0" calcext:value-type="float">
            <text:p>0</text:p>
          </table:table-cell>
          <table:table-cell office:value-type="float" office:value="690227" calcext:value-type="float">
            <text:p>690227</text:p>
          </table:table-cell>
          <table:table-cell office:value-type="float" office:value="45173" calcext:value-type="float">
            <text:p>45173</text:p>
          </table:table-cell>
          <table:table-cell office:value-type="string" calcext:value-type="string">
            <text:p>Your stories are truely travel goals, how do you plan them?</text:p>
          </table:table-cell>
          <table:table-cell/>
        </table:table-row>
        <table:table-row table:style-name="ro1">
          <table:table-cell office:value-type="float" office:value="80250" calcext:value-type="float">
            <text:p>80250</text:p>
          </table:table-cell>
          <table:table-cell office:value-type="float" office:value="0" calcext:value-type="float">
            <text:p>0</text:p>
          </table:table-cell>
          <table:table-cell office:value-type="float" office:value="737983" calcext:value-type="float">
            <text:p>737983</text:p>
          </table:table-cell>
          <table:table-cell office:value-type="float" office:value="76656" calcext:value-type="float">
            <text:p>76656</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59940" calcext:value-type="float">
            <text:p>259940</text:p>
          </table:table-cell>
          <table:table-cell office:value-type="float" office:value="0" calcext:value-type="float">
            <text:p>0</text:p>
          </table:table-cell>
          <table:table-cell office:value-type="float" office:value="1347452" calcext:value-type="float">
            <text:p>1347452</text:p>
          </table:table-cell>
          <table:table-cell office:value-type="float" office:value="412995" calcext:value-type="float">
            <text:p>412995</text:p>
          </table:table-cell>
          <table:table-cell office:value-type="string" calcext:value-type="string">
            <text:p>[[@79432]] have been to many places bro...</text:p>
          </table:table-cell>
          <table:table-cell/>
        </table:table-row>
        <table:table-row table:style-name="ro1">
          <table:table-cell office:value-type="float" office:value="353364" calcext:value-type="float">
            <text:p>353364</text:p>
          </table:table-cell>
          <table:table-cell office:value-type="float" office:value="0" calcext:value-type="float">
            <text:p>0</text:p>
          </table:table-cell>
          <table:table-cell office:value-type="float" office:value="1915917" calcext:value-type="float">
            <text:p>1915917</text:p>
          </table:table-cell>
          <table:table-cell office:value-type="float" office:value="40324" calcext:value-type="float">
            <text:p>40324</text:p>
          </table:table-cell>
          <table:table-cell office:value-type="string" calcext:value-type="string">
            <text:p>Your title is my new catchphrase!</text:p>
          </table:table-cell>
          <table:table-cell/>
        </table:table-row>
        <table:table-row table:style-name="ro1">
          <table:table-cell office:value-type="float" office:value="389818" calcext:value-type="float">
            <text:p>389818</text:p>
          </table:table-cell>
          <table:table-cell office:value-type="float" office:value="0" calcext:value-type="float">
            <text:p>0</text:p>
          </table:table-cell>
          <table:table-cell office:value-type="float" office:value="2278915" calcext:value-type="float">
            <text:p>2278915</text:p>
          </table:table-cell>
          <table:table-cell office:value-type="float" office:value="927123" calcext:value-type="float">
            <text:p>927123</text:p>
          </table:table-cell>
          <table:table-cell office:value-type="string" calcext:value-type="string">
            <text:p>Hi</text:p>
          </table:table-cell>
          <table:table-cell/>
        </table:table-row>
        <table:table-row table:style-name="ro1">
          <table:table-cell office:value-type="float" office:value="390430" calcext:value-type="float">
            <text:p>390430</text:p>
          </table:table-cell>
          <table:table-cell office:value-type="float" office:value="0" calcext:value-type="float">
            <text:p>0</text:p>
          </table:table-cell>
          <table:table-cell office:value-type="float" office:value="1910509" calcext:value-type="float">
            <text:p>1910509</text:p>
          </table:table-cell>
          <table:table-cell office:value-type="float" office:value="926207" calcext:value-type="float">
            <text:p>926207</text:p>
          </table:table-cell>
          <table:table-cell office:value-type="string" calcext:value-type="string">
            <text:p>9ic</text:p>
          </table:table-cell>
          <table:table-cell/>
        </table:table-row>
        <table:table-row table:style-name="ro1">
          <table:table-cell office:value-type="float" office:value="422637" calcext:value-type="float">
            <text:p>422637</text:p>
          </table:table-cell>
          <table:table-cell office:value-type="float" office:value="0" calcext:value-type="float">
            <text:p>0</text:p>
          </table:table-cell>
          <table:table-cell office:value-type="float" office:value="640727" calcext:value-type="float">
            <text:p>640727</text:p>
          </table:table-cell>
          <table:table-cell office:value-type="float" office:value="33660" calcext:value-type="float">
            <text:p>33660</text:p>
          </table:table-cell>
          <table:table-cell office:value-type="string" calcext:value-type="string">
            <text:p>nice</text:p>
          </table:table-cell>
          <table:table-cell/>
        </table:table-row>
        <table:table-row table:style-name="ro1">
          <table:table-cell office:value-type="float" office:value="432676" calcext:value-type="float">
            <text:p>432676</text:p>
          </table:table-cell>
          <table:table-cell office:value-type="float" office:value="0" calcext:value-type="float">
            <text:p>0</text:p>
          </table:table-cell>
          <table:table-cell office:value-type="float" office:value="954427" calcext:value-type="float">
            <text:p>954427</text:p>
          </table:table-cell>
          <table:table-cell office:value-type="float" office:value="16278" calcext:value-type="float">
            <text:p>16278</text:p>
          </table:table-cell>
          <table:table-cell office:value-type="string" calcext:value-type="string">
            <text:p>awesome</text:p>
          </table:table-cell>
          <table:table-cell/>
        </table:table-row>
        <table:table-row table:style-name="ro1">
          <table:table-cell office:value-type="float" office:value="441910" calcext:value-type="float">
            <text:p>441910</text:p>
          </table:table-cell>
          <table:table-cell office:value-type="float" office:value="0" calcext:value-type="float">
            <text:p>0</text:p>
          </table:table-cell>
          <table:table-cell office:value-type="float" office:value="2130716" calcext:value-type="float">
            <text:p>2130716</text:p>
          </table:table-cell>
          <table:table-cell office:value-type="float" office:value="1693216" calcext:value-type="float">
            <text:p>1693216</text:p>
          </table:table-cell>
          <table:table-cell office:value-type="string" calcext:value-type="string">
            <text:p>Hiiii</text:p>
          </table:table-cell>
          <table:table-cell/>
        </table:table-row>
        <table:table-row table:style-name="ro1">
          <table:table-cell office:value-type="float" office:value="445681" calcext:value-type="float">
            <text:p>445681</text:p>
          </table:table-cell>
          <table:table-cell office:value-type="float" office:value="0" calcext:value-type="float">
            <text:p>0</text:p>
          </table:table-cell>
          <table:table-cell office:value-type="float" office:value="2464007" calcext:value-type="float">
            <text:p>2464007</text:p>
          </table:table-cell>
          <table:table-cell office:value-type="float" office:value="1703348" calcext:value-type="float">
            <text:p>1703348</text:p>
          </table:table-cell>
          <table:table-cell office:value-type="string" calcext:value-type="string">
            <text:p>Nice video</text:p>
          </table:table-cell>
          <table:table-cell/>
        </table:table-row>
        <table:table-row table:style-name="ro1">
          <table:table-cell office:value-type="float" office:value="447890" calcext:value-type="float">
            <text:p>447890</text:p>
          </table:table-cell>
          <table:table-cell office:value-type="float" office:value="0" calcext:value-type="float">
            <text:p>0</text:p>
          </table:table-cell>
          <table:table-cell office:value-type="float" office:value="1949339" calcext:value-type="float">
            <text:p>1949339</text:p>
          </table:table-cell>
          <table:table-cell office:value-type="float" office:value="1840531" calcext:value-type="float">
            <text:p>1840531</text:p>
          </table:table-cell>
          <table:table-cell office:value-type="string" calcext:value-type="string">
            <text:p>Nice</text:p>
          </table:table-cell>
          <table:table-cell/>
        </table:table-row>
        <table:table-row table:style-name="ro1">
          <table:table-cell office:value-type="float" office:value="455725" calcext:value-type="float">
            <text:p>455725</text:p>
          </table:table-cell>
          <table:table-cell office:value-type="float" office:value="0" calcext:value-type="float">
            <text:p>0</text:p>
          </table:table-cell>
          <table:table-cell office:value-type="float" office:value="2566841" calcext:value-type="float">
            <text:p>2566841</text:p>
          </table:table-cell>
          <table:table-cell office:value-type="float" office:value="2005992" calcext:value-type="float">
            <text:p>2005992</text:p>
          </table:table-cell>
          <table:table-cell office:value-type="string" calcext:value-type="string">
            <text:p>Yok ne zaman değildi ama bu diğer konu da çok hakim olmadığım için işe alınmadı ya da asker getiren churchill de bir şema oldu 66tl bu dakikada real madrid real madrid real madrid takımı</text:p>
          </table:table-cell>
          <table:table-cell/>
        </table:table-row>
        <table:table-row table:style-name="ro1">
          <table:table-cell office:value-type="float" office:value="13628" calcext:value-type="float">
            <text:p>13628</text:p>
          </table:table-cell>
          <table:table-cell office:value-type="float" office:value="0" calcext:value-type="float">
            <text:p>0</text:p>
          </table:table-cell>
          <table:table-cell office:value-type="float" office:value="80801" calcext:value-type="float">
            <text:p>80801</text:p>
          </table:table-cell>
          <table:table-cell office:value-type="float" office:value="19547" calcext:value-type="float">
            <text:p>19547</text:p>
          </table:table-cell>
          <table:table-cell office:value-type="string" calcext:value-type="string">
            <text:p>sh</text:p>
          </table:table-cell>
          <table:table-cell/>
        </table:table-row>
        <table:table-row table:style-name="ro1">
          <table:table-cell office:value-type="float" office:value="17562" calcext:value-type="float">
            <text:p>17562</text:p>
          </table:table-cell>
          <table:table-cell office:value-type="float" office:value="0" calcext:value-type="float">
            <text:p>0</text:p>
          </table:table-cell>
          <table:table-cell office:value-type="float" office:value="557062" calcext:value-type="float">
            <text:p>557062</text:p>
          </table:table-cell>
          <table:table-cell office:value-type="float" office:value="52289" calcext:value-type="float">
            <text:p>52289</text:p>
          </table:table-cell>
          <table:table-cell office:value-type="string" calcext:value-type="string">
            <text:p>Great photographs</text:p>
          </table:table-cell>
          <table:table-cell/>
        </table:table-row>
        <table:table-row table:style-name="ro1">
          <table:table-cell office:value-type="float" office:value="155295" calcext:value-type="float">
            <text:p>155295</text:p>
          </table:table-cell>
          <table:table-cell office:value-type="float" office:value="0" calcext:value-type="float">
            <text:p>0</text:p>
          </table:table-cell>
          <table:table-cell office:value-type="float" office:value="902448" calcext:value-type="float">
            <text:p>902448</text:p>
          </table:table-cell>
          <table:table-cell office:value-type="float" office:value="52786" calcext:value-type="float">
            <text:p>52786</text:p>
          </table:table-cell>
          <table:table-cell office:value-type="string" calcext:value-type="string">
            <text:p>i love the way you travel, when are posting more our your stories?</text:p>
          </table:table-cell>
          <table:table-cell/>
        </table:table-row>
        <table:table-row table:style-name="ro1">
          <table:table-cell office:value-type="float" office:value="164239" calcext:value-type="float">
            <text:p>164239</text:p>
          </table:table-cell>
          <table:table-cell office:value-type="float" office:value="0" calcext:value-type="float">
            <text:p>0</text:p>
          </table:table-cell>
          <table:table-cell office:value-type="float" office:value="926615" calcext:value-type="float">
            <text:p>926615</text:p>
          </table:table-cell>
          <table:table-cell office:value-type="float" office:value="79485" calcext:value-type="float">
            <text:p>79485</text:p>
          </table:table-cell>
          <table:table-cell office:value-type="string" calcext:value-type="string">
            <text:p>Kya mast hai bhai</text:p>
          </table:table-cell>
          <table:table-cell/>
        </table:table-row>
        <table:table-row table:style-name="ro1">
          <table:table-cell office:value-type="float" office:value="181649" calcext:value-type="float">
            <text:p>181649</text:p>
          </table:table-cell>
          <table:table-cell office:value-type="float" office:value="0" calcext:value-type="float">
            <text:p>0</text:p>
          </table:table-cell>
          <table:table-cell office:value-type="float" office:value="95880" calcext:value-type="float">
            <text:p>95880</text:p>
          </table:table-cell>
          <table:table-cell office:value-type="float" office:value="41186" calcext:value-type="float">
            <text:p>41186</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49999" calcext:value-type="float">
            <text:p>349999</text:p>
          </table:table-cell>
          <table:table-cell office:value-type="float" office:value="0" calcext:value-type="float">
            <text:p>0</text:p>
          </table:table-cell>
          <table:table-cell office:value-type="float" office:value="1869070" calcext:value-type="float">
            <text:p>1869070</text:p>
          </table:table-cell>
          <table:table-cell office:value-type="float" office:value="577897" calcext:value-type="float">
            <text:p>577897</text:p>
          </table:table-cell>
          <table:table-cell office:value-type="string" calcext:value-type="string">
            <text:p>[[@78786]] ??</text:p>
          </table:table-cell>
          <table:table-cell/>
        </table:table-row>
        <table:table-row table:style-name="ro1">
          <table:table-cell office:value-type="float" office:value="387053" calcext:value-type="float">
            <text:p>387053</text:p>
          </table:table-cell>
          <table:table-cell office:value-type="float" office:value="0" calcext:value-type="float">
            <text:p>0</text:p>
          </table:table-cell>
          <table:table-cell office:value-type="float" office:value="2266849" calcext:value-type="float">
            <text:p>2266849</text:p>
          </table:table-cell>
          <table:table-cell office:value-type="float" office:value="438824" calcext:value-type="float">
            <text:p>438824</text:p>
          </table:table-cell>
          <table:table-cell office:value-type="string" calcext:value-type="string">
            <text:p>Good work</text:p>
          </table:table-cell>
          <table:table-cell/>
        </table:table-row>
        <table:table-row table:style-name="ro1">
          <table:table-cell office:value-type="float" office:value="392799" calcext:value-type="float">
            <text:p>392799</text:p>
          </table:table-cell>
          <table:table-cell office:value-type="float" office:value="0" calcext:value-type="float">
            <text:p>0</text:p>
          </table:table-cell>
          <table:table-cell office:value-type="float" office:value="1942066" calcext:value-type="float">
            <text:p>1942066</text:p>
          </table:table-cell>
          <table:table-cell office:value-type="float" office:value="936292" calcext:value-type="float">
            <text:p>936292</text:p>
          </table:table-cell>
          <table:table-cell office:value-type="string" calcext:value-type="string">
            <text:p>Nic</text:p>
          </table:table-cell>
          <table:table-cell/>
        </table:table-row>
        <table:table-row table:style-name="ro1">
          <table:table-cell office:value-type="float" office:value="396115" calcext:value-type="float">
            <text:p>396115</text:p>
          </table:table-cell>
          <table:table-cell office:value-type="float" office:value="0" calcext:value-type="float">
            <text:p>0</text:p>
          </table:table-cell>
          <table:table-cell office:value-type="float" office:value="2284132" calcext:value-type="float">
            <text:p>2284132</text:p>
          </table:table-cell>
          <table:table-cell office:value-type="float" office:value="932975" calcext:value-type="float">
            <text:p>932975</text:p>
          </table:table-cell>
          <table:table-cell office:value-type="string" calcext:value-type="string">
            <text:p>Hi</text:p>
          </table:table-cell>
          <table:table-cell/>
        </table:table-row>
        <table:table-row table:style-name="ro1">
          <table:table-cell office:value-type="float" office:value="79784" calcext:value-type="float">
            <text:p>79784</text:p>
          </table:table-cell>
          <table:table-cell office:value-type="float" office:value="0" calcext:value-type="float">
            <text:p>0</text:p>
          </table:table-cell>
          <table:table-cell office:value-type="float" office:value="734461" calcext:value-type="float">
            <text:p>734461</text:p>
          </table:table-cell>
          <table:table-cell office:value-type="float" office:value="85931" calcext:value-type="float">
            <text:p>85931</text:p>
          </table:table-cell>
          <table:table-cell office:value-type="string" calcext:value-type="string">
            <text:p>can't wait to read about your next adventure</text:p>
          </table:table-cell>
          <table:table-cell/>
        </table:table-row>
        <table:table-row table:style-name="ro1">
          <table:table-cell office:value-type="float" office:value="91406" calcext:value-type="float">
            <text:p>91406</text:p>
          </table:table-cell>
          <table:table-cell office:value-type="float" office:value="0" calcext:value-type="float">
            <text:p>0</text:p>
          </table:table-cell>
          <table:table-cell office:value-type="float" office:value="756148" calcext:value-type="float">
            <text:p>756148</text:p>
          </table:table-cell>
          <table:table-cell office:value-type="float" office:value="80093" calcext:value-type="float">
            <text:p>80093</text:p>
          </table:table-cell>
          <table:table-cell office:value-type="string" calcext:value-type="string">
            <text:p>you have travelled so much, i'm waiting to hear more stories</text:p>
          </table:table-cell>
          <table:table-cell/>
        </table:table-row>
        <table:table-row table:style-name="ro1">
          <table:table-cell office:value-type="float" office:value="114487" calcext:value-type="float">
            <text:p>114487</text:p>
          </table:table-cell>
          <table:table-cell office:value-type="float" office:value="0" calcext:value-type="float">
            <text:p>0</text:p>
          </table:table-cell>
          <table:table-cell office:value-type="float" office:value="810033" calcext:value-type="float">
            <text:p>810033</text:p>
          </table:table-cell>
          <table:table-cell office:value-type="float" office:value="84766" calcext:value-type="float">
            <text:p>84766</text:p>
          </table:table-cell>
          <table:table-cell office:value-type="string" calcext:value-type="string">
            <text:p>Dope!</text:p>
          </table:table-cell>
          <table:table-cell/>
        </table:table-row>
        <table:table-row table:style-name="ro1">
          <table:table-cell office:value-type="float" office:value="202074" calcext:value-type="float">
            <text:p>202074</text:p>
          </table:table-cell>
          <table:table-cell office:value-type="float" office:value="0" calcext:value-type="float">
            <text:p>0</text:p>
          </table:table-cell>
          <table:table-cell office:value-type="float" office:value="1045682" calcext:value-type="float">
            <text:p>1045682</text:p>
          </table:table-cell>
          <table:table-cell office:value-type="float" office:value="82621" calcext:value-type="float">
            <text:p>82621</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46015" calcext:value-type="float">
            <text:p>246015</text:p>
          </table:table-cell>
          <table:table-cell office:value-type="float" office:value="0" calcext:value-type="float">
            <text:p>0</text:p>
          </table:table-cell>
          <table:table-cell office:value-type="float" office:value="1235398" calcext:value-type="float">
            <text:p>1235398</text:p>
          </table:table-cell>
          <table:table-cell office:value-type="float" office:value="45700" calcext:value-type="float">
            <text:p>45700</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300780" calcext:value-type="float">
            <text:p>300780</text:p>
          </table:table-cell>
          <table:table-cell office:value-type="float" office:value="0" calcext:value-type="float">
            <text:p>0</text:p>
          </table:table-cell>
          <table:table-cell office:value-type="float" office:value="1588612" calcext:value-type="float">
            <text:p>1588612</text:p>
          </table:table-cell>
          <table:table-cell office:value-type="float" office:value="77004" calcext:value-type="float">
            <text:p>77004</text:p>
          </table:table-cell>
          <table:table-cell office:value-type="string" calcext:value-type="string">
            <text:p>The content and the images don't sit well with one another!</text:p>
          </table:table-cell>
          <table:table-cell/>
        </table:table-row>
        <table:table-row table:style-name="ro1">
          <table:table-cell office:value-type="float" office:value="310354" calcext:value-type="float">
            <text:p>310354</text:p>
          </table:table-cell>
          <table:table-cell office:value-type="float" office:value="0" calcext:value-type="float">
            <text:p>0</text:p>
          </table:table-cell>
          <table:table-cell office:value-type="float" office:value="1644083" calcext:value-type="float">
            <text:p>1644083</text:p>
          </table:table-cell>
          <table:table-cell office:value-type="float" office:value="83086" calcext:value-type="float">
            <text:p>83086</text:p>
          </table:table-cell>
          <table:table-cell office:value-type="string" calcext:value-type="string">
            <text:p>Super se bhi uper!</text:p>
          </table:table-cell>
          <table:table-cell/>
        </table:table-row>
        <table:table-row table:style-name="ro1">
          <table:table-cell office:value-type="float" office:value="351689" calcext:value-type="float">
            <text:p>351689</text:p>
          </table:table-cell>
          <table:table-cell office:value-type="float" office:value="0" calcext:value-type="float">
            <text:p>0</text:p>
          </table:table-cell>
          <table:table-cell office:value-type="float" office:value="1891435" calcext:value-type="float">
            <text:p>1891435</text:p>
          </table:table-cell>
          <table:table-cell office:value-type="float" office:value="501217" calcext:value-type="float">
            <text:p>501217</text:p>
          </table:table-cell>
          <table:table-cell office:value-type="string" calcext:value-type="string">
            <text:p>[[@52389]] agree with you ..I have recently started ..will upload right clicks soon..this was just a trial</text:p>
          </table:table-cell>
          <table:table-cell/>
        </table:table-row>
        <table:table-row table:style-name="ro1">
          <table:table-cell office:value-type="float" office:value="353618" calcext:value-type="float">
            <text:p>353618</text:p>
          </table:table-cell>
          <table:table-cell office:value-type="float" office:value="0" calcext:value-type="float">
            <text:p>0</text:p>
          </table:table-cell>
          <table:table-cell office:value-type="float" office:value="1919318" calcext:value-type="float">
            <text:p>1919318</text:p>
          </table:table-cell>
          <table:table-cell office:value-type="float" office:value="551442" calcext:value-type="float">
            <text:p>551442</text:p>
          </table:table-cell>
          <table:table-cell office:value-type="string" calcext:value-type="string">
            <text:p>[[@1]]</text:p>
          </table:table-cell>
          <table:table-cell/>
        </table:table-row>
        <table:table-row table:style-name="ro1">
          <table:table-cell office:value-type="float" office:value="369858" calcext:value-type="float">
            <text:p>369858</text:p>
          </table:table-cell>
          <table:table-cell office:value-type="float" office:value="0" calcext:value-type="float">
            <text:p>0</text:p>
          </table:table-cell>
          <table:table-cell office:value-type="float" office:value="2186504" calcext:value-type="float">
            <text:p>2186504</text:p>
          </table:table-cell>
          <table:table-cell office:value-type="float" office:value="77888" calcext:value-type="float">
            <text:p>77888</text:p>
          </table:table-cell>
          <table:table-cell office:value-type="string" calcext:value-type="string">
            <text:p>Wow! Thats amazing that you covered so much in so less budget!</text:p>
          </table:table-cell>
          <table:table-cell/>
        </table:table-row>
        <table:table-row table:style-name="ro1">
          <table:table-cell office:value-type="float" office:value="407968" calcext:value-type="float">
            <text:p>407968</text:p>
          </table:table-cell>
          <table:table-cell office:value-type="float" office:value="0" calcext:value-type="float">
            <text:p>0</text:p>
          </table:table-cell>
          <table:table-cell office:value-type="float" office:value="2262209" calcext:value-type="float">
            <text:p>2262209</text:p>
          </table:table-cell>
          <table:table-cell office:value-type="float" office:value="941825" calcext:value-type="float">
            <text:p>941825</text:p>
          </table:table-cell>
          <table:table-cell office:value-type="string" calcext:value-type="string">
            <text:p>Nice</text:p>
          </table:table-cell>
          <table:table-cell/>
        </table:table-row>
        <table:table-row table:style-name="ro1">
          <table:table-cell office:value-type="float" office:value="422147" calcext:value-type="float">
            <text:p>422147</text:p>
          </table:table-cell>
          <table:table-cell office:value-type="float" office:value="0" calcext:value-type="float">
            <text:p>0</text:p>
          </table:table-cell>
          <table:table-cell office:value-type="float" office:value="1940905" calcext:value-type="float">
            <text:p>1940905</text:p>
          </table:table-cell>
          <table:table-cell office:value-type="float" office:value="42714" calcext:value-type="float">
            <text:p>42714</text:p>
          </table:table-cell>
          <table:table-cell office:value-type="string" calcext:value-type="string">
            <text:p>amazing!!!!</text:p>
          </table:table-cell>
          <table:table-cell/>
        </table:table-row>
        <table:table-row table:style-name="ro1">
          <table:table-cell office:value-type="float" office:value="424519" calcext:value-type="float">
            <text:p>424519</text:p>
          </table:table-cell>
          <table:table-cell office:value-type="float" office:value="0" calcext:value-type="float">
            <text:p>0</text:p>
          </table:table-cell>
          <table:table-cell office:value-type="float" office:value="2246330" calcext:value-type="float">
            <text:p>2246330</text:p>
          </table:table-cell>
          <table:table-cell office:value-type="float" office:value="1356" calcext:value-type="float">
            <text:p>1356</text:p>
          </table:table-cell>
          <table:table-cell office:value-type="string" calcext:value-type="string">
            <text:p>just wow</text:p>
          </table:table-cell>
          <table:table-cell/>
        </table:table-row>
        <table:table-row table:style-name="ro1">
          <table:table-cell office:value-type="float" office:value="60440" calcext:value-type="float">
            <text:p>60440</text:p>
          </table:table-cell>
          <table:table-cell office:value-type="float" office:value="0" calcext:value-type="float">
            <text:p>0</text:p>
          </table:table-cell>
          <table:table-cell office:value-type="float" office:value="678649" calcext:value-type="float">
            <text:p>678649</text:p>
          </table:table-cell>
          <table:table-cell office:value-type="float" office:value="87160" calcext:value-type="float">
            <text:p>87160</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91869" calcext:value-type="float">
            <text:p>91869</text:p>
          </table:table-cell>
          <table:table-cell office:value-type="float" office:value="0" calcext:value-type="float">
            <text:p>0</text:p>
          </table:table-cell>
          <table:table-cell office:value-type="float" office:value="559870" calcext:value-type="float">
            <text:p>559870</text:p>
          </table:table-cell>
          <table:table-cell office:value-type="float" office:value="167413" calcext:value-type="float">
            <text:p>167413</text:p>
          </table:table-cell>
          <table:table-cell office:value-type="string" calcext:value-type="string">
            <text:p>[[@2527]].deka thanks. ?</text:p>
          </table:table-cell>
          <table:table-cell/>
        </table:table-row>
        <table:table-row table:style-name="ro1">
          <table:table-cell office:value-type="float" office:value="122845" calcext:value-type="float">
            <text:p>122845</text:p>
          </table:table-cell>
          <table:table-cell office:value-type="float" office:value="0" calcext:value-type="float">
            <text:p>0</text:p>
          </table:table-cell>
          <table:table-cell office:value-type="float" office:value="821694" calcext:value-type="float">
            <text:p>821694</text:p>
          </table:table-cell>
          <table:table-cell office:value-type="float" office:value="85467" calcext:value-type="float">
            <text:p>85467</text:p>
          </table:table-cell>
          <table:table-cell office:value-type="string" calcext:value-type="string">
            <text:p>i love the way you travel, when are posting more our your stories?</text:p>
          </table:table-cell>
          <table:table-cell/>
        </table:table-row>
        <table:table-row table:style-name="ro1">
          <table:table-cell office:value-type="float" office:value="268071" calcext:value-type="float">
            <text:p>268071</text:p>
          </table:table-cell>
          <table:table-cell office:value-type="float" office:value="0" calcext:value-type="float">
            <text:p>0</text:p>
          </table:table-cell>
          <table:table-cell office:value-type="float" office:value="1396385" calcext:value-type="float">
            <text:p>1396385</text:p>
          </table:table-cell>
          <table:table-cell office:value-type="float" office:value="88246" calcext:value-type="float">
            <text:p>88246</text:p>
          </table:table-cell>
          <table:table-cell office:value-type="string" calcext:value-type="string">
            <text:p>Hoping for another awesome adventure soon!</text:p>
          </table:table-cell>
          <table:table-cell/>
        </table:table-row>
        <table:table-row table:style-name="ro1">
          <table:table-cell office:value-type="float" office:value="321442" calcext:value-type="float">
            <text:p>321442</text:p>
          </table:table-cell>
          <table:table-cell office:value-type="float" office:value="0" calcext:value-type="float">
            <text:p>0</text:p>
          </table:table-cell>
          <table:table-cell office:value-type="float" office:value="1713587" calcext:value-type="float">
            <text:p>1713587</text:p>
          </table:table-cell>
          <table:table-cell office:value-type="float" office:value="112566" calcext:value-type="float">
            <text:p>112566</text:p>
          </table:table-cell>
          <table:table-cell office:value-type="string" calcext:value-type="string">
            <text:p>[[@85133]] let me know what info you need, I'd be more than happy to help</text:p>
          </table:table-cell>
          <table:table-cell/>
        </table:table-row>
        <table:table-row table:style-name="ro1">
          <table:table-cell office:value-type="float" office:value="389055" calcext:value-type="float">
            <text:p>389055</text:p>
          </table:table-cell>
          <table:table-cell office:value-type="float" office:value="0" calcext:value-type="float">
            <text:p>0</text:p>
          </table:table-cell>
          <table:table-cell office:value-type="float" office:value="2267849" calcext:value-type="float">
            <text:p>2267849</text:p>
          </table:table-cell>
          <table:table-cell office:value-type="float" office:value="466332" calcext:value-type="float">
            <text:p>466332</text:p>
          </table:table-cell>
          <table:table-cell office:value-type="string" calcext:value-type="string">
            <text:p>???</text:p>
          </table:table-cell>
          <table:table-cell/>
        </table:table-row>
        <table:table-row table:style-name="ro1">
          <table:table-cell office:value-type="float" office:value="455294" calcext:value-type="float">
            <text:p>455294</text:p>
          </table:table-cell>
          <table:table-cell office:value-type="float" office:value="0" calcext:value-type="float">
            <text:p>0</text:p>
          </table:table-cell>
          <table:table-cell office:value-type="float" office:value="2529444" calcext:value-type="float">
            <text:p>2529444</text:p>
          </table:table-cell>
          <table:table-cell office:value-type="float" office:value="1951257" calcext:value-type="float">
            <text:p>1951257</text:p>
          </table:table-cell>
          <table:table-cell office:value-type="string" calcext:value-type="string">
            <text:p>Oooo</text:p>
          </table:table-cell>
          <table:table-cell/>
        </table:table-row>
        <table:table-row table:style-name="ro1">
          <table:table-cell office:value-type="float" office:value="672" calcext:value-type="float">
            <text:p>672</text:p>
          </table:table-cell>
          <table:table-cell office:value-type="float" office:value="1557" calcext:value-type="float">
            <text:p>1557</text:p>
          </table:table-cell>
          <table:table-cell office:value-type="float" office:value="0" calcext:value-type="float">
            <text:p>0</text:p>
          </table:table-cell>
          <table:table-cell office:value-type="float" office:value="258" calcext:value-type="float">
            <text:p>258</text:p>
          </table:table-cell>
          <table:table-cell office:value-type="string" calcext:value-type="string">
            <text:p>ðŸ˜ðŸ˜ðŸ˜ðŸ˜ðŸ˜</text:p>
          </table:table-cell>
          <table:table-cell/>
        </table:table-row>
        <table:table-row table:style-name="ro1">
          <table:table-cell office:value-type="float" office:value="119879" calcext:value-type="float">
            <text:p>119879</text:p>
          </table:table-cell>
          <table:table-cell office:value-type="float" office:value="0" calcext:value-type="float">
            <text:p>0</text:p>
          </table:table-cell>
          <table:table-cell office:value-type="float" office:value="95250" calcext:value-type="float">
            <text:p>95250</text:p>
          </table:table-cell>
          <table:table-cell office:value-type="float" office:value="20196" calcext:value-type="float">
            <text:p>20196</text:p>
          </table:table-cell>
          <table:table-cell office:value-type="string" calcext:value-type="string">
            <text:p>Hey! I loved your images but I didn't understand exactly how you felt going there. Some additional information would be great :D</text:p>
          </table:table-cell>
          <table:table-cell/>
        </table:table-row>
        <table:table-row table:style-name="ro1">
          <table:table-cell office:value-type="float" office:value="161077" calcext:value-type="float">
            <text:p>161077</text:p>
          </table:table-cell>
          <table:table-cell office:value-type="float" office:value="0" calcext:value-type="float">
            <text:p>0</text:p>
          </table:table-cell>
          <table:table-cell office:value-type="float" office:value="918935" calcext:value-type="float">
            <text:p>918935</text:p>
          </table:table-cell>
          <table:table-cell office:value-type="float" office:value="79378" calcext:value-type="float">
            <text:p>79378</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95974" calcext:value-type="float">
            <text:p>195974</text:p>
          </table:table-cell>
          <table:table-cell office:value-type="float" office:value="0" calcext:value-type="float">
            <text:p>0</text:p>
          </table:table-cell>
          <table:table-cell office:value-type="float" office:value="681129" calcext:value-type="float">
            <text:p>681129</text:p>
          </table:table-cell>
          <table:table-cell office:value-type="float" office:value="306449" calcext:value-type="float">
            <text:p>306449</text:p>
          </table:table-cell>
          <table:table-cell office:value-type="string" calcext:value-type="string">
            <text:p>Km</text:p>
          </table:table-cell>
          <table:table-cell/>
        </table:table-row>
        <table:table-row table:style-name="ro1">
          <table:table-cell office:value-type="float" office:value="206029" calcext:value-type="float">
            <text:p>206029</text:p>
          </table:table-cell>
          <table:table-cell office:value-type="float" office:value="0" calcext:value-type="float">
            <text:p>0</text:p>
          </table:table-cell>
          <table:table-cell office:value-type="float" office:value="1062759" calcext:value-type="float">
            <text:p>1062759</text:p>
          </table:table-cell>
          <table:table-cell office:value-type="float" office:value="77579" calcext:value-type="float">
            <text:p>77579</text:p>
          </table:table-cell>
          <table:table-cell office:value-type="string" calcext:value-type="string">
            <text:p>This trail is ingenious! brilliant work!</text:p>
          </table:table-cell>
          <table:table-cell/>
        </table:table-row>
        <table:table-row table:style-name="ro1">
          <table:table-cell office:value-type="float" office:value="292389" calcext:value-type="float">
            <text:p>292389</text:p>
          </table:table-cell>
          <table:table-cell office:value-type="float" office:value="0" calcext:value-type="float">
            <text:p>0</text:p>
          </table:table-cell>
          <table:table-cell office:value-type="float" office:value="1537344" calcext:value-type="float">
            <text:p>1537344</text:p>
          </table:table-cell>
          <table:table-cell office:value-type="float" office:value="466949" calcext:value-type="float">
            <text:p>466949</text:p>
          </table:table-cell>
          <table:table-cell office:value-type="string" calcext:value-type="string">
            <text:p>Awesome sauce!!!</text:p>
          </table:table-cell>
          <table:table-cell/>
        </table:table-row>
        <table:table-row table:style-name="ro1">
          <table:table-cell office:value-type="float" office:value="413921" calcext:value-type="float">
            <text:p>413921</text:p>
          </table:table-cell>
          <table:table-cell office:value-type="float" office:value="0" calcext:value-type="float">
            <text:p>0</text:p>
          </table:table-cell>
          <table:table-cell office:value-type="float" office:value="2267214" calcext:value-type="float">
            <text:p>2267214</text:p>
          </table:table-cell>
          <table:table-cell office:value-type="float" office:value="131268" calcext:value-type="float">
            <text:p>131268</text:p>
          </table:table-cell>
          <table:table-cell office:value-type="string" calcext:value-type="string">
            <text:p>Aap bina makup k bhi gorgues lag rahe ho</text:p>
          </table:table-cell>
          <table:table-cell/>
        </table:table-row>
        <table:table-row table:style-name="ro1">
          <table:table-cell office:value-type="float" office:value="454007" calcext:value-type="float">
            <text:p>454007</text:p>
          </table:table-cell>
          <table:table-cell office:value-type="float" office:value="0" calcext:value-type="float">
            <text:p>0</text:p>
          </table:table-cell>
          <table:table-cell office:value-type="float" office:value="2549818" calcext:value-type="float">
            <text:p>2549818</text:p>
          </table:table-cell>
          <table:table-cell office:value-type="float" office:value="1999640" calcext:value-type="float">
            <text:p>1999640</text:p>
          </table:table-cell>
          <table:table-cell office:value-type="string" calcext:value-type="string">
            <text:p>Gzgzgdhdh</text:p>
          </table:table-cell>
          <table:table-cell/>
        </table:table-row>
        <table:table-row table:style-name="ro1">
          <table:table-cell office:value-type="float" office:value="129154" calcext:value-type="float">
            <text:p>129154</text:p>
          </table:table-cell>
          <table:table-cell office:value-type="float" office:value="0" calcext:value-type="float">
            <text:p>0</text:p>
          </table:table-cell>
          <table:table-cell office:value-type="float" office:value="838606" calcext:value-type="float">
            <text:p>838606</text:p>
          </table:table-cell>
          <table:table-cell office:value-type="float" office:value="84990" calcext:value-type="float">
            <text:p>84990</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38528" calcext:value-type="float">
            <text:p>138528</text:p>
          </table:table-cell>
          <table:table-cell office:value-type="float" office:value="0" calcext:value-type="float">
            <text:p>0</text:p>
          </table:table-cell>
          <table:table-cell office:value-type="float" office:value="862666" calcext:value-type="float">
            <text:p>862666</text:p>
          </table:table-cell>
          <table:table-cell office:value-type="float" office:value="84183" calcext:value-type="float">
            <text:p>84183</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93308" calcext:value-type="float">
            <text:p>293308</text:p>
          </table:table-cell>
          <table:table-cell office:value-type="float" office:value="0" calcext:value-type="float">
            <text:p>0</text:p>
          </table:table-cell>
          <table:table-cell office:value-type="float" office:value="1550656" calcext:value-type="float">
            <text:p>1550656</text:p>
          </table:table-cell>
          <table:table-cell office:value-type="float" office:value="82481" calcext:value-type="float">
            <text:p>82481</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28874" calcext:value-type="float">
            <text:p>328874</text:p>
          </table:table-cell>
          <table:table-cell office:value-type="float" office:value="0" calcext:value-type="float">
            <text:p>0</text:p>
          </table:table-cell>
          <table:table-cell office:value-type="float" office:value="1760547" calcext:value-type="float">
            <text:p>1760547</text:p>
          </table:table-cell>
          <table:table-cell office:value-type="float" office:value="85459" calcext:value-type="float">
            <text:p>85459</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397220" calcext:value-type="float">
            <text:p>397220</text:p>
          </table:table-cell>
          <table:table-cell office:value-type="float" office:value="0" calcext:value-type="float">
            <text:p>0</text:p>
          </table:table-cell>
          <table:table-cell office:value-type="float" office:value="728888" calcext:value-type="float">
            <text:p>728888</text:p>
          </table:table-cell>
          <table:table-cell office:value-type="float" office:value="15936" calcext:value-type="float">
            <text:p>15936</text:p>
          </table:table-cell>
          <table:table-cell office:value-type="string" calcext:value-type="string">
            <text:p>What exactly is paramotoring??????</text:p>
          </table:table-cell>
          <table:table-cell/>
        </table:table-row>
        <table:table-row table:style-name="ro1">
          <table:table-cell office:value-type="float" office:value="426708" calcext:value-type="float">
            <text:p>426708</text:p>
          </table:table-cell>
          <table:table-cell office:value-type="float" office:value="0" calcext:value-type="float">
            <text:p>0</text:p>
          </table:table-cell>
          <table:table-cell office:value-type="float" office:value="2310870" calcext:value-type="float">
            <text:p>2310870</text:p>
          </table:table-cell>
          <table:table-cell office:value-type="float" office:value="35820" calcext:value-type="float">
            <text:p>35820</text:p>
          </table:table-cell>
          <table:table-cell office:value-type="string" calcext:value-type="string">
            <text:p>yummmy</text:p>
          </table:table-cell>
          <table:table-cell/>
        </table:table-row>
        <table:table-row table:style-name="ro1">
          <table:table-cell office:value-type="float" office:value="435514" calcext:value-type="float">
            <text:p>435514</text:p>
          </table:table-cell>
          <table:table-cell office:value-type="float" office:value="0" calcext:value-type="float">
            <text:p>0</text:p>
          </table:table-cell>
          <table:table-cell office:value-type="float" office:value="2377001" calcext:value-type="float">
            <text:p>2377001</text:p>
          </table:table-cell>
          <table:table-cell office:value-type="float" office:value="1527609" calcext:value-type="float">
            <text:p>1527609</text:p>
          </table:table-cell>
          <table:table-cell office:value-type="string" calcext:value-type="string">
            <text:p>Hi dost good night</text:p>
          </table:table-cell>
          <table:table-cell/>
        </table:table-row>
        <table:table-row table:style-name="ro1">
          <table:table-cell office:value-type="float" office:value="435586" calcext:value-type="float">
            <text:p>435586</text:p>
          </table:table-cell>
          <table:table-cell office:value-type="float" office:value="0" calcext:value-type="float">
            <text:p>0</text:p>
          </table:table-cell>
          <table:table-cell office:value-type="float" office:value="2311196" calcext:value-type="float">
            <text:p>2311196</text:p>
          </table:table-cell>
          <table:table-cell office:value-type="float" office:value="1490742" calcext:value-type="float">
            <text:p>1490742</text:p>
          </table:table-cell>
          <table:table-cell office:value-type="string" calcext:value-type="string">
            <text:p>Good</text:p>
          </table:table-cell>
          <table:table-cell/>
        </table:table-row>
        <table:table-row table:style-name="ro1">
          <table:table-cell office:value-type="float" office:value="465643" calcext:value-type="float">
            <text:p>465643</text:p>
          </table:table-cell>
          <table:table-cell office:value-type="float" office:value="0" calcext:value-type="float">
            <text:p>0</text:p>
          </table:table-cell>
          <table:table-cell office:value-type="float" office:value="2317326" calcext:value-type="float">
            <text:p>2317326</text:p>
          </table:table-cell>
          <table:table-cell office:value-type="float" office:value="2240668" calcext:value-type="float">
            <text:p>2240668</text:p>
          </table:table-cell>
          <table:table-cell office:value-type="string" calcext:value-type="string">
            <text:p>Good</text:p>
          </table:table-cell>
          <table:table-cell/>
        </table:table-row>
        <table:table-row table:style-name="ro1">
          <table:table-cell office:value-type="float" office:value="113912" calcext:value-type="float">
            <text:p>113912</text:p>
          </table:table-cell>
          <table:table-cell office:value-type="float" office:value="0" calcext:value-type="float">
            <text:p>0</text:p>
          </table:table-cell>
          <table:table-cell office:value-type="float" office:value="807369" calcext:value-type="float">
            <text:p>807369</text:p>
          </table:table-cell>
          <table:table-cell office:value-type="float" office:value="209029" calcext:value-type="float">
            <text:p>209029</text:p>
          </table:table-cell>
          <table:table-cell office:value-type="string" calcext:value-type="string">
            <text:p>Taken from mobile ...only</text:p>
          </table:table-cell>
          <table:table-cell/>
        </table:table-row>
        <table:table-row table:style-name="ro1">
          <table:table-cell office:value-type="float" office:value="273970" calcext:value-type="float">
            <text:p>273970</text:p>
          </table:table-cell>
          <table:table-cell office:value-type="float" office:value="0" calcext:value-type="float">
            <text:p>0</text:p>
          </table:table-cell>
          <table:table-cell office:value-type="float" office:value="1432211" calcext:value-type="float">
            <text:p>1432211</text:p>
          </table:table-cell>
          <table:table-cell office:value-type="float" office:value="135910" calcext:value-type="float">
            <text:p>135910</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281192" calcext:value-type="float">
            <text:p>281192</text:p>
          </table:table-cell>
          <table:table-cell office:value-type="float" office:value="0" calcext:value-type="float">
            <text:p>0</text:p>
          </table:table-cell>
          <table:table-cell office:value-type="float" office:value="1475820" calcext:value-type="float">
            <text:p>1475820</text:p>
          </table:table-cell>
          <table:table-cell office:value-type="float" office:value="77780" calcext:value-type="float">
            <text:p>77780</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99474" calcext:value-type="float">
            <text:p>299474</text:p>
          </table:table-cell>
          <table:table-cell office:value-type="float" office:value="0" calcext:value-type="float">
            <text:p>0</text:p>
          </table:table-cell>
          <table:table-cell office:value-type="float" office:value="1583753" calcext:value-type="float">
            <text:p>1583753</text:p>
          </table:table-cell>
          <table:table-cell office:value-type="float" office:value="483067" calcext:value-type="float">
            <text:p>483067</text:p>
          </table:table-cell>
          <table:table-cell office:value-type="string" calcext:value-type="string">
            <text:p>Always bro...</text:p>
          </table:table-cell>
          <table:table-cell/>
        </table:table-row>
        <table:table-row table:style-name="ro1">
          <table:table-cell office:value-type="float" office:value="306715" calcext:value-type="float">
            <text:p>306715</text:p>
          </table:table-cell>
          <table:table-cell office:value-type="float" office:value="0" calcext:value-type="float">
            <text:p>0</text:p>
          </table:table-cell>
          <table:table-cell office:value-type="float" office:value="1621080" calcext:value-type="float">
            <text:p>1621080</text:p>
          </table:table-cell>
          <table:table-cell office:value-type="float" office:value="39999" calcext:value-type="float">
            <text:p>39999</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343303" calcext:value-type="float">
            <text:p>343303</text:p>
          </table:table-cell>
          <table:table-cell office:value-type="float" office:value="0" calcext:value-type="float">
            <text:p>0</text:p>
          </table:table-cell>
          <table:table-cell office:value-type="float" office:value="1834838" calcext:value-type="float">
            <text:p>1834838</text:p>
          </table:table-cell>
          <table:table-cell office:value-type="float" office:value="377232" calcext:value-type="float">
            <text:p>377232</text:p>
          </table:table-cell>
          <table:table-cell office:value-type="string" calcext:value-type="string">
            <text:p>[[@1]]</text:p>
          </table:table-cell>
          <table:table-cell/>
        </table:table-row>
        <table:table-row table:style-name="ro1">
          <table:table-cell office:value-type="float" office:value="346772" calcext:value-type="float">
            <text:p>346772</text:p>
          </table:table-cell>
          <table:table-cell office:value-type="float" office:value="0" calcext:value-type="float">
            <text:p>0</text:p>
          </table:table-cell>
          <table:table-cell office:value-type="float" office:value="1861134" calcext:value-type="float">
            <text:p>1861134</text:p>
          </table:table-cell>
          <table:table-cell office:value-type="float" office:value="81732" calcext:value-type="float">
            <text:p>81732</text:p>
          </table:table-cell>
          <table:table-cell office:value-type="string" calcext:value-type="string">
            <text:p>The content and the images don't sit well with one another!</text:p>
          </table:table-cell>
          <table:table-cell/>
        </table:table-row>
        <table:table-row table:style-name="ro1">
          <table:table-cell office:value-type="float" office:value="441628" calcext:value-type="float">
            <text:p>441628</text:p>
          </table:table-cell>
          <table:table-cell office:value-type="float" office:value="0" calcext:value-type="float">
            <text:p>0</text:p>
          </table:table-cell>
          <table:table-cell office:value-type="float" office:value="2427125" calcext:value-type="float">
            <text:p>2427125</text:p>
          </table:table-cell>
          <table:table-cell office:value-type="float" office:value="1684373" calcext:value-type="float">
            <text:p>1684373</text:p>
          </table:table-cell>
          <table:table-cell office:value-type="string" calcext:value-type="string">
            <text:p>Ur e</text:p>
          </table:table-cell>
          <table:table-cell/>
        </table:table-row>
        <table:table-row table:style-name="ro1">
          <table:table-cell office:value-type="float" office:value="12283" calcext:value-type="float">
            <text:p>12283</text:p>
          </table:table-cell>
          <table:table-cell office:value-type="float" office:value="0" calcext:value-type="float">
            <text:p>0</text:p>
          </table:table-cell>
          <table:table-cell office:value-type="float" office:value="434072" calcext:value-type="float">
            <text:p>434072</text:p>
          </table:table-cell>
          <table:table-cell office:value-type="float" office:value="7602" calcext:value-type="float">
            <text:p>7602</text:p>
          </table:table-cell>
          <table:table-cell office:value-type="string" calcext:value-type="string">
            <text:p>great trail!!</text:p>
          </table:table-cell>
          <table:table-cell/>
        </table:table-row>
        <table:table-row table:style-name="ro1">
          <table:table-cell office:value-type="float" office:value="20739" calcext:value-type="float">
            <text:p>20739</text:p>
          </table:table-cell>
          <table:table-cell office:value-type="float" office:value="0" calcext:value-type="float">
            <text:p>0</text:p>
          </table:table-cell>
          <table:table-cell office:value-type="float" office:value="571598" calcext:value-type="float">
            <text:p>571598</text:p>
          </table:table-cell>
          <table:table-cell office:value-type="float" office:value="76300" calcext:value-type="float">
            <text:p>76300</text:p>
          </table:table-cell>
          <table:table-cell office:value-type="string" calcext:value-type="string">
            <text:p>The photos are just so cool, what camera do you use?</text:p>
          </table:table-cell>
          <table:table-cell/>
        </table:table-row>
        <table:table-row table:style-name="ro1">
          <table:table-cell office:value-type="float" office:value="127954" calcext:value-type="float">
            <text:p>127954</text:p>
          </table:table-cell>
          <table:table-cell office:value-type="float" office:value="0" calcext:value-type="float">
            <text:p>0</text:p>
          </table:table-cell>
          <table:table-cell office:value-type="float" office:value="835654" calcext:value-type="float">
            <text:p>835654</text:p>
          </table:table-cell>
          <table:table-cell office:value-type="float" office:value="80248" calcext:value-type="float">
            <text:p>80248</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130709" calcext:value-type="float">
            <text:p>130709</text:p>
          </table:table-cell>
          <table:table-cell office:value-type="float" office:value="0" calcext:value-type="float">
            <text:p>0</text:p>
          </table:table-cell>
          <table:table-cell office:value-type="float" office:value="841675" calcext:value-type="float">
            <text:p>841675</text:p>
          </table:table-cell>
          <table:table-cell office:value-type="float" office:value="19802" calcext:value-type="float">
            <text:p>19802</text:p>
          </table:table-cell>
          <table:table-cell office:value-type="string" calcext:value-type="string">
            <text:p>Whoa! The images are crystal clear and so is the content!</text:p>
          </table:table-cell>
          <table:table-cell/>
        </table:table-row>
        <table:table-row table:style-name="ro1">
          <table:table-cell office:value-type="float" office:value="202821" calcext:value-type="float">
            <text:p>202821</text:p>
          </table:table-cell>
          <table:table-cell office:value-type="float" office:value="0" calcext:value-type="float">
            <text:p>0</text:p>
          </table:table-cell>
          <table:table-cell office:value-type="float" office:value="1051981" calcext:value-type="float">
            <text:p>1051981</text:p>
          </table:table-cell>
          <table:table-cell office:value-type="float" office:value="82277" calcext:value-type="float">
            <text:p>82277</text:p>
          </table:table-cell>
          <table:table-cell office:value-type="string" calcext:value-type="string">
            <text:p>Wow! that's such a cool title! but the images were so blurry!</text:p>
          </table:table-cell>
          <table:table-cell/>
        </table:table-row>
        <table:table-row table:style-name="ro1">
          <table:table-cell office:value-type="float" office:value="334133" calcext:value-type="float">
            <text:p>334133</text:p>
          </table:table-cell>
          <table:table-cell office:value-type="float" office:value="0" calcext:value-type="float">
            <text:p>0</text:p>
          </table:table-cell>
          <table:table-cell office:value-type="float" office:value="1782291" calcext:value-type="float">
            <text:p>1782291</text:p>
          </table:table-cell>
          <table:table-cell office:value-type="float" office:value="77658" calcext:value-type="float">
            <text:p>77658</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383320" calcext:value-type="float">
            <text:p>383320</text:p>
          </table:table-cell>
          <table:table-cell office:value-type="float" office:value="0" calcext:value-type="float">
            <text:p>0</text:p>
          </table:table-cell>
          <table:table-cell office:value-type="float" office:value="1783684" calcext:value-type="float">
            <text:p>1783684</text:p>
          </table:table-cell>
          <table:table-cell office:value-type="float" office:value="465368" calcext:value-type="float">
            <text:p>465368</text:p>
          </table:table-cell>
          <table:table-cell office:value-type="string" calcext:value-type="string">
            <text:p>The trip is awesome but without any backup it's too risky... ? ?</text:p>
          </table:table-cell>
          <table:table-cell/>
        </table:table-row>
        <table:table-row table:style-name="ro1">
          <table:table-cell office:value-type="float" office:value="435209" calcext:value-type="float">
            <text:p>435209</text:p>
          </table:table-cell>
          <table:table-cell office:value-type="float" office:value="0" calcext:value-type="float">
            <text:p>0</text:p>
          </table:table-cell>
          <table:table-cell office:value-type="float" office:value="1384965" calcext:value-type="float">
            <text:p>1384965</text:p>
          </table:table-cell>
          <table:table-cell office:value-type="float" office:value="137882" calcext:value-type="float">
            <text:p>137882</text:p>
          </table:table-cell>
          <table:table-cell office:value-type="string" calcext:value-type="string">
            <text:p>[[@39622]] thanks ?</text:p>
          </table:table-cell>
          <table:table-cell/>
        </table:table-row>
        <table:table-row table:style-name="ro1">
          <table:table-cell office:value-type="float" office:value="459774" calcext:value-type="float">
            <text:p>459774</text:p>
          </table:table-cell>
          <table:table-cell office:value-type="float" office:value="0" calcext:value-type="float">
            <text:p>0</text:p>
          </table:table-cell>
          <table:table-cell office:value-type="float" office:value="2260711" calcext:value-type="float">
            <text:p>2260711</text:p>
          </table:table-cell>
          <table:table-cell office:value-type="float" office:value="2172251" calcext:value-type="float">
            <text:p>2172251</text:p>
          </table:table-cell>
          <table:table-cell office:value-type="string" calcext:value-type="string">
            <text:p>Nics frends</text:p>
          </table:table-cell>
          <table:table-cell/>
        </table:table-row>
        <table:table-row table:style-name="ro1">
          <table:table-cell office:value-type="float" office:value="90453" calcext:value-type="float">
            <text:p>90453</text:p>
          </table:table-cell>
          <table:table-cell office:value-type="float" office:value="0" calcext:value-type="float">
            <text:p>0</text:p>
          </table:table-cell>
          <table:table-cell office:value-type="float" office:value="756264" calcext:value-type="float">
            <text:p>756264</text:p>
          </table:table-cell>
          <table:table-cell office:value-type="float" office:value="78877" calcext:value-type="float">
            <text:p>78877</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87522" calcext:value-type="float">
            <text:p>187522</text:p>
          </table:table-cell>
          <table:table-cell office:value-type="float" office:value="0" calcext:value-type="float">
            <text:p>0</text:p>
          </table:table-cell>
          <table:table-cell office:value-type="float" office:value="978717" calcext:value-type="float">
            <text:p>978717</text:p>
          </table:table-cell>
          <table:table-cell office:value-type="float" office:value="87328" calcext:value-type="float">
            <text:p>87328</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240817" calcext:value-type="float">
            <text:p>240817</text:p>
          </table:table-cell>
          <table:table-cell office:value-type="float" office:value="0" calcext:value-type="float">
            <text:p>0</text:p>
          </table:table-cell>
          <table:table-cell office:value-type="float" office:value="1201157" calcext:value-type="float">
            <text:p>1201157</text:p>
          </table:table-cell>
          <table:table-cell office:value-type="float" office:value="87940" calcext:value-type="float">
            <text:p>87940</text:p>
          </table:table-cell>
          <table:table-cell office:value-type="string" calcext:value-type="string">
            <text:p>Lovely Trail ?</text:p>
          </table:table-cell>
          <table:table-cell/>
        </table:table-row>
        <table:table-row table:style-name="ro1">
          <table:table-cell office:value-type="float" office:value="369066" calcext:value-type="float">
            <text:p>369066</text:p>
          </table:table-cell>
          <table:table-cell office:value-type="float" office:value="0" calcext:value-type="float">
            <text:p>0</text:p>
          </table:table-cell>
          <table:table-cell office:value-type="float" office:value="2150950" calcext:value-type="float">
            <text:p>2150950</text:p>
          </table:table-cell>
          <table:table-cell office:value-type="float" office:value="135830" calcext:value-type="float">
            <text:p>135830</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400251" calcext:value-type="float">
            <text:p>400251</text:p>
          </table:table-cell>
          <table:table-cell office:value-type="float" office:value="0" calcext:value-type="float">
            <text:p>0</text:p>
          </table:table-cell>
          <table:table-cell office:value-type="float" office:value="2298074" calcext:value-type="float">
            <text:p>2298074</text:p>
          </table:table-cell>
          <table:table-cell office:value-type="float" office:value="11168" calcext:value-type="float">
            <text:p>11168</text:p>
          </table:table-cell>
          <table:table-cell office:value-type="string" calcext:value-type="string">
            <text:p>pls make more veg dishes! </text:p>
          </table:table-cell>
          <table:table-cell/>
        </table:table-row>
        <table:table-row table:style-name="ro1">
          <table:table-cell office:value-type="float" office:value="421722" calcext:value-type="float">
            <text:p>421722</text:p>
          </table:table-cell>
          <table:table-cell office:value-type="float" office:value="0" calcext:value-type="float">
            <text:p>0</text:p>
          </table:table-cell>
          <table:table-cell office:value-type="float" office:value="2311467" calcext:value-type="float">
            <text:p>2311467</text:p>
          </table:table-cell>
          <table:table-cell office:value-type="float" office:value="10643" calcext:value-type="float">
            <text:p>10643</text:p>
          </table:table-cell>
          <table:table-cell office:value-type="string" calcext:value-type="string">
            <text:p>best vlogs</text:p>
          </table:table-cell>
          <table:table-cell/>
        </table:table-row>
        <table:table-row table:style-name="ro1">
          <table:table-cell office:value-type="float" office:value="23630" calcext:value-type="float">
            <text:p>23630</text:p>
          </table:table-cell>
          <table:table-cell office:value-type="float" office:value="0" calcext:value-type="float">
            <text:p>0</text:p>
          </table:table-cell>
          <table:table-cell office:value-type="float" office:value="596869" calcext:value-type="float">
            <text:p>596869</text:p>
          </table:table-cell>
          <table:table-cell office:value-type="float" office:value="41297" calcext:value-type="float">
            <text:p>41297</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104967" calcext:value-type="float">
            <text:p>104967</text:p>
          </table:table-cell>
          <table:table-cell office:value-type="float" office:value="0" calcext:value-type="float">
            <text:p>0</text:p>
          </table:table-cell>
          <table:table-cell office:value-type="float" office:value="788892" calcext:value-type="float">
            <text:p>788892</text:p>
          </table:table-cell>
          <table:table-cell office:value-type="float" office:value="78844" calcext:value-type="float">
            <text:p>78844</text:p>
          </table:table-cell>
          <table:table-cell office:value-type="string" calcext:value-type="string">
            <text:p>perfect ❤️❤️</text:p>
          </table:table-cell>
          <table:table-cell/>
        </table:table-row>
        <table:table-row table:style-name="ro1">
          <table:table-cell office:value-type="float" office:value="122888" calcext:value-type="float">
            <text:p>122888</text:p>
          </table:table-cell>
          <table:table-cell office:value-type="float" office:value="0" calcext:value-type="float">
            <text:p>0</text:p>
          </table:table-cell>
          <table:table-cell office:value-type="float" office:value="819785" calcext:value-type="float">
            <text:p>819785</text:p>
          </table:table-cell>
          <table:table-cell office:value-type="float" office:value="49426" calcext:value-type="float">
            <text:p>49426</text:p>
          </table:table-cell>
          <table:table-cell office:value-type="string" calcext:value-type="string">
            <text:p>its super wow pic ❤️</text:p>
          </table:table-cell>
          <table:table-cell/>
        </table:table-row>
        <table:table-row table:style-name="ro1">
          <table:table-cell office:value-type="float" office:value="154197" calcext:value-type="float">
            <text:p>154197</text:p>
          </table:table-cell>
          <table:table-cell office:value-type="float" office:value="0" calcext:value-type="float">
            <text:p>0</text:p>
          </table:table-cell>
          <table:table-cell office:value-type="float" office:value="872789" calcext:value-type="float">
            <text:p>872789</text:p>
          </table:table-cell>
          <table:table-cell office:value-type="float" office:value="34" calcext:value-type="float">
            <text:p>34</text:p>
          </table:table-cell>
          <table:table-cell office:value-type="string" calcext:value-type="string">
            <text:p>This is very interesting . Rome is on my bucket list now !</text:p>
          </table:table-cell>
          <table:table-cell/>
        </table:table-row>
        <table:table-row table:style-name="ro1">
          <table:table-cell office:value-type="float" office:value="157243" calcext:value-type="float">
            <text:p>157243</text:p>
          </table:table-cell>
          <table:table-cell office:value-type="float" office:value="0" calcext:value-type="float">
            <text:p>0</text:p>
          </table:table-cell>
          <table:table-cell office:value-type="float" office:value="910089" calcext:value-type="float">
            <text:p>910089</text:p>
          </table:table-cell>
          <table:table-cell office:value-type="float" office:value="45765" calcext:value-type="float">
            <text:p>45765</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232093" calcext:value-type="float">
            <text:p>232093</text:p>
          </table:table-cell>
          <table:table-cell office:value-type="float" office:value="0" calcext:value-type="float">
            <text:p>0</text:p>
          </table:table-cell>
          <table:table-cell office:value-type="float" office:value="1178639" calcext:value-type="float">
            <text:p>1178639</text:p>
          </table:table-cell>
          <table:table-cell office:value-type="float" office:value="81645" calcext:value-type="float">
            <text:p>81645</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04741" calcext:value-type="float">
            <text:p>304741</text:p>
          </table:table-cell>
          <table:table-cell office:value-type="float" office:value="0" calcext:value-type="float">
            <text:p>0</text:p>
          </table:table-cell>
          <table:table-cell office:value-type="float" office:value="1609890" calcext:value-type="float">
            <text:p>1609890</text:p>
          </table:table-cell>
          <table:table-cell office:value-type="float" office:value="86988" calcext:value-type="float">
            <text:p>86988</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22359" calcext:value-type="float">
            <text:p>322359</text:p>
          </table:table-cell>
          <table:table-cell office:value-type="float" office:value="0" calcext:value-type="float">
            <text:p>0</text:p>
          </table:table-cell>
          <table:table-cell office:value-type="float" office:value="1721307" calcext:value-type="float">
            <text:p>1721307</text:p>
          </table:table-cell>
          <table:table-cell office:value-type="float" office:value="87018" calcext:value-type="float">
            <text:p>87018</text:p>
          </table:table-cell>
          <table:table-cell office:value-type="string" calcext:value-type="string">
            <text:p>loved your stories! wondering what your next trail would be?</text:p>
          </table:table-cell>
          <table:table-cell/>
        </table:table-row>
        <table:table-row table:style-name="ro1">
          <table:table-cell office:value-type="float" office:value="15362" calcext:value-type="float">
            <text:p>15362</text:p>
          </table:table-cell>
          <table:table-cell office:value-type="float" office:value="0" calcext:value-type="float">
            <text:p>0</text:p>
          </table:table-cell>
          <table:table-cell office:value-type="float" office:value="472078" calcext:value-type="float">
            <text:p>472078</text:p>
          </table:table-cell>
          <table:table-cell office:value-type="float" office:value="140307" calcext:value-type="float">
            <text:p>140307</text:p>
          </table:table-cell>
          <table:table-cell office:value-type="string" calcext:value-type="string">
            <text:p>Hai Anuj.Budget to reach this place depends from where you are travelling from.This is in <text:s/>Sikkim 22 State of India and if you want to reached this place From capital.city ie.from Gangtok the you have to Hired a Cab which cost at around 5k approx. for a day but this place is very far from Gangtok as it is in West Sikkim .On its way you will find other different tourist destination Like Yuksom Old Capital.of Sikkim,Rabdentse Ruin,Peeling from where u can get beautiful view of Mighty Kanchenjunga ,Singshore a only highest occur bridge in Asia etc.You will get many hotel <text:s/>but you stay in Peeling then the choice of hotel will be more .Thanks.</text:p>
          </table:table-cell>
          <table:table-cell/>
        </table:table-row>
        <table:table-row table:style-name="ro1">
          <table:table-cell office:value-type="float" office:value="19410" calcext:value-type="float">
            <text:p>19410</text:p>
          </table:table-cell>
          <table:table-cell office:value-type="float" office:value="0" calcext:value-type="float">
            <text:p>0</text:p>
          </table:table-cell>
          <table:table-cell office:value-type="float" office:value="581921" calcext:value-type="float">
            <text:p>581921</text:p>
          </table:table-cell>
          <table:table-cell office:value-type="float" office:value="82259" calcext:value-type="float">
            <text:p>82259</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30789" calcext:value-type="float">
            <text:p>30789</text:p>
          </table:table-cell>
          <table:table-cell office:value-type="float" office:value="0" calcext:value-type="float">
            <text:p>0</text:p>
          </table:table-cell>
          <table:table-cell office:value-type="float" office:value="614923" calcext:value-type="float">
            <text:p>614923</text:p>
          </table:table-cell>
          <table:table-cell office:value-type="float" office:value="45078" calcext:value-type="float">
            <text:p>45078</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53058" calcext:value-type="float">
            <text:p>53058</text:p>
          </table:table-cell>
          <table:table-cell office:value-type="float" office:value="0" calcext:value-type="float">
            <text:p>0</text:p>
          </table:table-cell>
          <table:table-cell office:value-type="float" office:value="663746" calcext:value-type="float">
            <text:p>663746</text:p>
          </table:table-cell>
          <table:table-cell office:value-type="float" office:value="197737" calcext:value-type="float">
            <text:p>197737</text:p>
          </table:table-cell>
          <table:table-cell office:value-type="string" calcext:value-type="string">
            <text:p>[[@41404]] Thank-you</text:p>
          </table:table-cell>
          <table:table-cell/>
        </table:table-row>
        <table:table-row table:style-name="ro1">
          <table:table-cell office:value-type="float" office:value="195236" calcext:value-type="float">
            <text:p>195236</text:p>
          </table:table-cell>
          <table:table-cell office:value-type="float" office:value="0" calcext:value-type="float">
            <text:p>0</text:p>
          </table:table-cell>
          <table:table-cell office:value-type="float" office:value="1012836" calcext:value-type="float">
            <text:p>1012836</text:p>
          </table:table-cell>
          <table:table-cell office:value-type="float" office:value="83994" calcext:value-type="float">
            <text:p>83994</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30627" calcext:value-type="float">
            <text:p>230627</text:p>
          </table:table-cell>
          <table:table-cell office:value-type="float" office:value="0" calcext:value-type="float">
            <text:p>0</text:p>
          </table:table-cell>
          <table:table-cell office:value-type="float" office:value="1174880" calcext:value-type="float">
            <text:p>1174880</text:p>
          </table:table-cell>
          <table:table-cell office:value-type="float" office:value="354515" calcext:value-type="float">
            <text:p>354515</text:p>
          </table:table-cell>
          <table:table-cell office:value-type="string" calcext:value-type="string">
            <text:p>[[@78766]] Thank you so much?</text:p>
          </table:table-cell>
          <table:table-cell/>
        </table:table-row>
        <table:table-row table:style-name="ro1">
          <table:table-cell office:value-type="float" office:value="237446" calcext:value-type="float">
            <text:p>237446</text:p>
          </table:table-cell>
          <table:table-cell office:value-type="float" office:value="0" calcext:value-type="float">
            <text:p>0</text:p>
          </table:table-cell>
          <table:table-cell office:value-type="float" office:value="1193714" calcext:value-type="float">
            <text:p>1193714</text:p>
          </table:table-cell>
          <table:table-cell office:value-type="float" office:value="84926" calcext:value-type="float">
            <text:p>84926</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249108" calcext:value-type="float">
            <text:p>249108</text:p>
          </table:table-cell>
          <table:table-cell office:value-type="float" office:value="0" calcext:value-type="float">
            <text:p>0</text:p>
          </table:table-cell>
          <table:table-cell office:value-type="float" office:value="1250649" calcext:value-type="float">
            <text:p>1250649</text:p>
          </table:table-cell>
          <table:table-cell office:value-type="float" office:value="84420" calcext:value-type="float">
            <text:p>84420</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417019" calcext:value-type="float">
            <text:p>417019</text:p>
          </table:table-cell>
          <table:table-cell office:value-type="float" office:value="0" calcext:value-type="float">
            <text:p>0</text:p>
          </table:table-cell>
          <table:table-cell office:value-type="float" office:value="2340252" calcext:value-type="float">
            <text:p>2340252</text:p>
          </table:table-cell>
          <table:table-cell office:value-type="float" office:value="20039" calcext:value-type="float">
            <text:p>20039</text:p>
          </table:table-cell>
          <table:table-cell office:value-type="string" calcext:value-type="string">
            <text:p>my fav-bhag milkha bhag</text:p>
          </table:table-cell>
          <table:table-cell/>
        </table:table-row>
        <table:table-row table:style-name="ro1">
          <table:table-cell office:value-type="float" office:value="107730" calcext:value-type="float">
            <text:p>107730</text:p>
          </table:table-cell>
          <table:table-cell office:value-type="float" office:value="0" calcext:value-type="float">
            <text:p>0</text:p>
          </table:table-cell>
          <table:table-cell office:value-type="float" office:value="794772" calcext:value-type="float">
            <text:p>794772</text:p>
          </table:table-cell>
          <table:table-cell office:value-type="float" office:value="236539" calcext:value-type="float">
            <text:p>236539</text:p>
          </table:table-cell>
          <table:table-cell office:value-type="string" calcext:value-type="string">
            <text:p>[[@88289]] thanks ?</text:p>
          </table:table-cell>
          <table:table-cell/>
        </table:table-row>
        <table:table-row table:style-name="ro1">
          <table:table-cell office:value-type="float" office:value="147746" calcext:value-type="float">
            <text:p>147746</text:p>
          </table:table-cell>
          <table:table-cell office:value-type="float" office:value="0" calcext:value-type="float">
            <text:p>0</text:p>
          </table:table-cell>
          <table:table-cell office:value-type="float" office:value="887110" calcext:value-type="float">
            <text:p>887110</text:p>
          </table:table-cell>
          <table:table-cell office:value-type="float" office:value="265785" calcext:value-type="float">
            <text:p>265785</text:p>
          </table:table-cell>
          <table:table-cell office:value-type="string" calcext:value-type="string">
            <text:p>I have posted my recent visits next in few days i will post new storiea</text:p>
          </table:table-cell>
          <table:table-cell/>
        </table:table-row>
        <table:table-row table:style-name="ro1">
          <table:table-cell office:value-type="float" office:value="160687" calcext:value-type="float">
            <text:p>160687</text:p>
          </table:table-cell>
          <table:table-cell office:value-type="float" office:value="0" calcext:value-type="float">
            <text:p>0</text:p>
          </table:table-cell>
          <table:table-cell office:value-type="float" office:value="918935" calcext:value-type="float">
            <text:p>918935</text:p>
          </table:table-cell>
          <table:table-cell office:value-type="float" office:value="41200" calcext:value-type="float">
            <text:p>41200</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66546" calcext:value-type="float">
            <text:p>166546</text:p>
          </table:table-cell>
          <table:table-cell office:value-type="float" office:value="0" calcext:value-type="float">
            <text:p>0</text:p>
          </table:table-cell>
          <table:table-cell office:value-type="float" office:value="933340" calcext:value-type="float">
            <text:p>933340</text:p>
          </table:table-cell>
          <table:table-cell office:value-type="float" office:value="50448" calcext:value-type="float">
            <text:p>50448</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57327" calcext:value-type="float">
            <text:p>257327</text:p>
          </table:table-cell>
          <table:table-cell office:value-type="float" office:value="0" calcext:value-type="float">
            <text:p>0</text:p>
          </table:table-cell>
          <table:table-cell office:value-type="float" office:value="1330510" calcext:value-type="float">
            <text:p>1330510</text:p>
          </table:table-cell>
          <table:table-cell office:value-type="float" office:value="43034" calcext:value-type="float">
            <text:p>43034</text:p>
          </table:table-cell>
          <table:table-cell office:value-type="string" calcext:value-type="string">
            <text:p>I would love to see your videos of this place!</text:p>
          </table:table-cell>
          <table:table-cell/>
        </table:table-row>
        <table:table-row table:style-name="ro1">
          <table:table-cell office:value-type="float" office:value="309215" calcext:value-type="float">
            <text:p>309215</text:p>
          </table:table-cell>
          <table:table-cell office:value-type="float" office:value="0" calcext:value-type="float">
            <text:p>0</text:p>
          </table:table-cell>
          <table:table-cell office:value-type="float" office:value="1638968" calcext:value-type="float">
            <text:p>1638968</text:p>
          </table:table-cell>
          <table:table-cell office:value-type="float" office:value="505132" calcext:value-type="float">
            <text:p>505132</text:p>
          </table:table-cell>
          <table:table-cell office:value-type="string" calcext:value-type="string">
            <text:p>[[@19734]] <text:s/>thanks!</text:p>
          </table:table-cell>
          <table:table-cell/>
        </table:table-row>
        <table:table-row table:style-name="ro1">
          <table:table-cell office:value-type="float" office:value="345428" calcext:value-type="float">
            <text:p>345428</text:p>
          </table:table-cell>
          <table:table-cell office:value-type="float" office:value="0" calcext:value-type="float">
            <text:p>0</text:p>
          </table:table-cell>
          <table:table-cell office:value-type="float" office:value="1850896" calcext:value-type="float">
            <text:p>1850896</text:p>
          </table:table-cell>
          <table:table-cell office:value-type="float" office:value="49956" calcext:value-type="float">
            <text:p>49956</text:p>
          </table:table-cell>
          <table:table-cell office:value-type="string" calcext:value-type="string">
            <text:p>Awesome! I too am heading there next week</text:p>
          </table:table-cell>
          <table:table-cell/>
        </table:table-row>
        <table:table-row table:style-name="ro1">
          <table:table-cell office:value-type="float" office:value="350181" calcext:value-type="float">
            <text:p>350181</text:p>
          </table:table-cell>
          <table:table-cell office:value-type="float" office:value="0" calcext:value-type="float">
            <text:p>0</text:p>
          </table:table-cell>
          <table:table-cell office:value-type="float" office:value="1886044" calcext:value-type="float">
            <text:p>1886044</text:p>
          </table:table-cell>
          <table:table-cell office:value-type="float" office:value="79728" calcext:value-type="float">
            <text:p>79728</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16607" calcext:value-type="float">
            <text:p>16607</text:p>
          </table:table-cell>
          <table:table-cell office:value-type="float" office:value="0" calcext:value-type="float">
            <text:p>0</text:p>
          </table:table-cell>
          <table:table-cell office:value-type="float" office:value="522577" calcext:value-type="float">
            <text:p>522577</text:p>
          </table:table-cell>
          <table:table-cell office:value-type="float" office:value="117080" calcext:value-type="float">
            <text:p>117080</text:p>
          </table:table-cell>
          <table:table-cell office:value-type="string" calcext:value-type="string">
            <text:p>[[@1]]</text:p>
          </table:table-cell>
          <table:table-cell/>
        </table:table-row>
        <table:table-row table:style-name="ro1">
          <table:table-cell office:value-type="float" office:value="70959" calcext:value-type="float">
            <text:p>70959</text:p>
          </table:table-cell>
          <table:table-cell office:value-type="float" office:value="0" calcext:value-type="float">
            <text:p>0</text:p>
          </table:table-cell>
          <table:table-cell office:value-type="float" office:value="681000" calcext:value-type="float">
            <text:p>681000</text:p>
          </table:table-cell>
          <table:table-cell office:value-type="float" office:value="203288" calcext:value-type="float">
            <text:p>203288</text:p>
          </table:table-cell>
          <table:table-cell office:value-type="string" calcext:value-type="string">
            <text:p>Yeah??</text:p>
          </table:table-cell>
          <table:table-cell/>
        </table:table-row>
        <table:table-row table:style-name="ro1">
          <table:table-cell office:value-type="float" office:value="138168" calcext:value-type="float">
            <text:p>138168</text:p>
          </table:table-cell>
          <table:table-cell office:value-type="float" office:value="476460" calcext:value-type="float">
            <text:p>476460</text:p>
          </table:table-cell>
          <table:table-cell office:value-type="float" office:value="0" calcext:value-type="float">
            <text:p>0</text:p>
          </table:table-cell>
          <table:table-cell office:value-type="float" office:value="256037" calcext:value-type="float">
            <text:p>256037</text:p>
          </table:table-cell>
          <table:table-cell office:value-type="string" calcext:value-type="string">
            <text:p>This is so cool. I'll probably stay here. ♥️</text:p>
          </table:table-cell>
          <table:table-cell/>
        </table:table-row>
        <table:table-row table:style-name="ro1">
          <table:table-cell office:value-type="float" office:value="151515" calcext:value-type="float">
            <text:p>151515</text:p>
          </table:table-cell>
          <table:table-cell office:value-type="float" office:value="0" calcext:value-type="float">
            <text:p>0</text:p>
          </table:table-cell>
          <table:table-cell office:value-type="float" office:value="891709" calcext:value-type="float">
            <text:p>891709</text:p>
          </table:table-cell>
          <table:table-cell office:value-type="float" office:value="267267" calcext:value-type="float">
            <text:p>267267</text:p>
          </table:table-cell>
          <table:table-cell office:value-type="string" calcext:value-type="string">
            <text:p>[[@52608]] thank you</text:p>
          </table:table-cell>
          <table:table-cell/>
        </table:table-row>
        <table:table-row table:style-name="ro1">
          <table:table-cell office:value-type="float" office:value="151888" calcext:value-type="float">
            <text:p>151888</text:p>
          </table:table-cell>
          <table:table-cell office:value-type="float" office:value="0" calcext:value-type="float">
            <text:p>0</text:p>
          </table:table-cell>
          <table:table-cell office:value-type="float" office:value="896957" calcext:value-type="float">
            <text:p>896957</text:p>
          </table:table-cell>
          <table:table-cell office:value-type="float" office:value="50431" calcext:value-type="float">
            <text:p>50431</text:p>
          </table:table-cell>
          <table:table-cell office:value-type="string" calcext:value-type="string">
            <text:p>Hey! Loved your trail !When are you posting your next one?</text:p>
          </table:table-cell>
          <table:table-cell/>
        </table:table-row>
        <table:table-row table:style-name="ro1">
          <table:table-cell office:value-type="float" office:value="175998" calcext:value-type="float">
            <text:p>175998</text:p>
          </table:table-cell>
          <table:table-cell office:value-type="float" office:value="0" calcext:value-type="float">
            <text:p>0</text:p>
          </table:table-cell>
          <table:table-cell office:value-type="float" office:value="963854" calcext:value-type="float">
            <text:p>963854</text:p>
          </table:table-cell>
          <table:table-cell office:value-type="float" office:value="85087" calcext:value-type="float">
            <text:p>8508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37500" calcext:value-type="float">
            <text:p>237500</text:p>
          </table:table-cell>
          <table:table-cell office:value-type="float" office:value="0" calcext:value-type="float">
            <text:p>0</text:p>
          </table:table-cell>
          <table:table-cell office:value-type="float" office:value="1192709" calcext:value-type="float">
            <text:p>1192709</text:p>
          </table:table-cell>
          <table:table-cell office:value-type="float" office:value="80119" calcext:value-type="float">
            <text:p>80119</text:p>
          </table:table-cell>
          <table:table-cell office:value-type="string" calcext:value-type="string">
            <text:p>Maa kaasam! maza aa gaya</text:p>
          </table:table-cell>
          <table:table-cell/>
        </table:table-row>
        <table:table-row table:style-name="ro1">
          <table:table-cell office:value-type="float" office:value="248489" calcext:value-type="float">
            <text:p>248489</text:p>
          </table:table-cell>
          <table:table-cell office:value-type="float" office:value="0" calcext:value-type="float">
            <text:p>0</text:p>
          </table:table-cell>
          <table:table-cell office:value-type="float" office:value="1255176" calcext:value-type="float">
            <text:p>1255176</text:p>
          </table:table-cell>
          <table:table-cell office:value-type="float" office:value="79760" calcext:value-type="float">
            <text:p>79760</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63141" calcext:value-type="float">
            <text:p>263141</text:p>
          </table:table-cell>
          <table:table-cell office:value-type="float" office:value="0" calcext:value-type="float">
            <text:p>0</text:p>
          </table:table-cell>
          <table:table-cell office:value-type="float" office:value="1368485" calcext:value-type="float">
            <text:p>1368485</text:p>
          </table:table-cell>
          <table:table-cell office:value-type="float" office:value="81321" calcext:value-type="float">
            <text:p>81321</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304281" calcext:value-type="float">
            <text:p>304281</text:p>
          </table:table-cell>
          <table:table-cell office:value-type="float" office:value="0" calcext:value-type="float">
            <text:p>0</text:p>
          </table:table-cell>
          <table:table-cell office:value-type="float" office:value="1606690" calcext:value-type="float">
            <text:p>1606690</text:p>
          </table:table-cell>
          <table:table-cell office:value-type="float" office:value="84505" calcext:value-type="float">
            <text:p>84505</text:p>
          </table:table-cell>
          <table:table-cell office:value-type="string" calcext:value-type="string">
            <text:p>i love your trails,Where to next? </text:p>
          </table:table-cell>
          <table:table-cell/>
        </table:table-row>
        <table:table-row table:style-name="ro1">
          <table:table-cell office:value-type="float" office:value="408312" calcext:value-type="float">
            <text:p>408312</text:p>
          </table:table-cell>
          <table:table-cell office:value-type="float" office:value="0" calcext:value-type="float">
            <text:p>0</text:p>
          </table:table-cell>
          <table:table-cell office:value-type="float" office:value="2317325" calcext:value-type="float">
            <text:p>2317325</text:p>
          </table:table-cell>
          <table:table-cell office:value-type="float" office:value="1176944" calcext:value-type="float">
            <text:p>1176944</text:p>
          </table:table-cell>
          <table:table-cell office:value-type="string" calcext:value-type="string">
            <text:p>Hi</text:p>
          </table:table-cell>
          <table:table-cell/>
        </table:table-row>
        <table:table-row table:style-name="ro1">
          <table:table-cell office:value-type="float" office:value="455838" calcext:value-type="float">
            <text:p>455838</text:p>
          </table:table-cell>
          <table:table-cell office:value-type="float" office:value="0" calcext:value-type="float">
            <text:p>0</text:p>
          </table:table-cell>
          <table:table-cell office:value-type="float" office:value="2567854" calcext:value-type="float">
            <text:p>2567854</text:p>
          </table:table-cell>
          <table:table-cell office:value-type="float" office:value="2059019" calcext:value-type="float">
            <text:p>2059019</text:p>
          </table:table-cell>
          <table:table-cell office:value-type="string" calcext:value-type="string">
            <text:p>I like</text:p>
          </table:table-cell>
          <table:table-cell/>
        </table:table-row>
        <table:table-row table:style-name="ro1">
          <table:table-cell office:value-type="float" office:value="462305" calcext:value-type="float">
            <text:p>462305</text:p>
          </table:table-cell>
          <table:table-cell office:value-type="float" office:value="0" calcext:value-type="float">
            <text:p>0</text:p>
          </table:table-cell>
          <table:table-cell office:value-type="float" office:value="1640371" calcext:value-type="float">
            <text:p>1640371</text:p>
          </table:table-cell>
          <table:table-cell office:value-type="float" office:value="1712941" calcext:value-type="float">
            <text:p>1712941</text:p>
          </table:table-cell>
          <table:table-cell office:value-type="string" calcext:value-type="string">
            <text:p>Nice</text:p>
          </table:table-cell>
          <table:table-cell/>
        </table:table-row>
        <table:table-row table:style-name="ro1">
          <table:table-cell office:value-type="float" office:value="465583" calcext:value-type="float">
            <text:p>465583</text:p>
          </table:table-cell>
          <table:table-cell office:value-type="float" office:value="0" calcext:value-type="float">
            <text:p>0</text:p>
          </table:table-cell>
          <table:table-cell office:value-type="float" office:value="2283887" calcext:value-type="float">
            <text:p>2283887</text:p>
          </table:table-cell>
          <table:table-cell office:value-type="float" office:value="2240495" calcext:value-type="float">
            <text:p>2240495</text:p>
          </table:table-cell>
          <table:table-cell office:value-type="string" calcext:value-type="string">
            <text:p>nyc</text:p>
          </table:table-cell>
          <table:table-cell/>
        </table:table-row>
        <table:table-row table:style-name="ro1">
          <table:table-cell office:value-type="float" office:value="63496" calcext:value-type="float">
            <text:p>63496</text:p>
          </table:table-cell>
          <table:table-cell office:value-type="float" office:value="0" calcext:value-type="float">
            <text:p>0</text:p>
          </table:table-cell>
          <table:table-cell office:value-type="float" office:value="685357" calcext:value-type="float">
            <text:p>685357</text:p>
          </table:table-cell>
          <table:table-cell office:value-type="float" office:value="204432" calcext:value-type="float">
            <text:p>204432</text:p>
          </table:table-cell>
          <table:table-cell office:value-type="string" calcext:value-type="string">
            <text:p>Thanq brthr?[[@80446]]</text:p>
          </table:table-cell>
          <table:table-cell/>
        </table:table-row>
        <table:table-row table:style-name="ro1">
          <table:table-cell office:value-type="float" office:value="77866" calcext:value-type="float">
            <text:p>77866</text:p>
          </table:table-cell>
          <table:table-cell office:value-type="float" office:value="0" calcext:value-type="float">
            <text:p>0</text:p>
          </table:table-cell>
          <table:table-cell office:value-type="float" office:value="726160" calcext:value-type="float">
            <text:p>726160</text:p>
          </table:table-cell>
          <table:table-cell office:value-type="float" office:value="215542" calcext:value-type="float">
            <text:p>215542</text:p>
          </table:table-cell>
          <table:table-cell office:value-type="string" calcext:value-type="string">
            <text:p>retica</text:p>
          </table:table-cell>
          <table:table-cell/>
        </table:table-row>
        <table:table-row table:style-name="ro1">
          <table:table-cell office:value-type="float" office:value="113253" calcext:value-type="float">
            <text:p>113253</text:p>
          </table:table-cell>
          <table:table-cell office:value-type="float" office:value="0" calcext:value-type="float">
            <text:p>0</text:p>
          </table:table-cell>
          <table:table-cell office:value-type="float" office:value="804622" calcext:value-type="float">
            <text:p>804622</text:p>
          </table:table-cell>
          <table:table-cell office:value-type="float" office:value="81747" calcext:value-type="float">
            <text:p>81747</text:p>
          </table:table-cell>
          <table:table-cell office:value-type="string" calcext:value-type="string">
            <text:p>Hoping for another awesome adventure soon!</text:p>
          </table:table-cell>
          <table:table-cell/>
        </table:table-row>
        <table:table-row table:style-name="ro1">
          <table:table-cell office:value-type="float" office:value="228731" calcext:value-type="float">
            <text:p>228731</text:p>
          </table:table-cell>
          <table:table-cell office:value-type="float" office:value="0" calcext:value-type="float">
            <text:p>0</text:p>
          </table:table-cell>
          <table:table-cell office:value-type="float" office:value="1172517" calcext:value-type="float">
            <text:p>1172517</text:p>
          </table:table-cell>
          <table:table-cell office:value-type="float" office:value="20119" calcext:value-type="float">
            <text:p>20119</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252132" calcext:value-type="float">
            <text:p>252132</text:p>
          </table:table-cell>
          <table:table-cell office:value-type="float" office:value="0" calcext:value-type="float">
            <text:p>0</text:p>
          </table:table-cell>
          <table:table-cell office:value-type="float" office:value="1286682" calcext:value-type="float">
            <text:p>1286682</text:p>
          </table:table-cell>
          <table:table-cell office:value-type="float" office:value="387902" calcext:value-type="float">
            <text:p>387902</text:p>
          </table:table-cell>
          <table:table-cell office:value-type="string" calcext:value-type="string">
            <text:p>[[@82700]] if u want I can post some more pics</text:p>
          </table:table-cell>
          <table:table-cell/>
        </table:table-row>
        <table:table-row table:style-name="ro1">
          <table:table-cell office:value-type="float" office:value="278621" calcext:value-type="float">
            <text:p>278621</text:p>
          </table:table-cell>
          <table:table-cell office:value-type="float" office:value="0" calcext:value-type="float">
            <text:p>0</text:p>
          </table:table-cell>
          <table:table-cell office:value-type="float" office:value="1459662" calcext:value-type="float">
            <text:p>1459662</text:p>
          </table:table-cell>
          <table:table-cell office:value-type="float" office:value="85627" calcext:value-type="float">
            <text:p>85627</text:p>
          </table:table-cell>
          <table:table-cell office:value-type="string" calcext:value-type="string">
            <text:p>Maa kaasam! maza aa gaya</text:p>
          </table:table-cell>
          <table:table-cell/>
        </table:table-row>
        <table:table-row table:style-name="ro1">
          <table:table-cell office:value-type="float" office:value="338791" calcext:value-type="float">
            <text:p>338791</text:p>
          </table:table-cell>
          <table:table-cell office:value-type="float" office:value="0" calcext:value-type="float">
            <text:p>0</text:p>
          </table:table-cell>
          <table:table-cell office:value-type="float" office:value="1808302" calcext:value-type="float">
            <text:p>1808302</text:p>
          </table:table-cell>
          <table:table-cell office:value-type="float" office:value="88426" calcext:value-type="float">
            <text:p>88426</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355860" calcext:value-type="float">
            <text:p>355860</text:p>
          </table:table-cell>
          <table:table-cell office:value-type="float" office:value="0" calcext:value-type="float">
            <text:p>0</text:p>
          </table:table-cell>
          <table:table-cell office:value-type="float" office:value="1942097" calcext:value-type="float">
            <text:p>1942097</text:p>
          </table:table-cell>
          <table:table-cell office:value-type="float" office:value="81066" calcext:value-type="float">
            <text:p>81066</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72975" calcext:value-type="float">
            <text:p>372975</text:p>
          </table:table-cell>
          <table:table-cell office:value-type="float" office:value="0" calcext:value-type="float">
            <text:p>0</text:p>
          </table:table-cell>
          <table:table-cell office:value-type="float" office:value="2221364" calcext:value-type="float">
            <text:p>2221364</text:p>
          </table:table-cell>
          <table:table-cell office:value-type="float" office:value="85342" calcext:value-type="float">
            <text:p>85342</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375654" calcext:value-type="float">
            <text:p>375654</text:p>
          </table:table-cell>
          <table:table-cell office:value-type="float" office:value="0" calcext:value-type="float">
            <text:p>0</text:p>
          </table:table-cell>
          <table:table-cell office:value-type="float" office:value="2203260" calcext:value-type="float">
            <text:p>2203260</text:p>
          </table:table-cell>
          <table:table-cell office:value-type="float" office:value="19922" calcext:value-type="float">
            <text:p>19922</text:p>
          </table:table-cell>
          <table:table-cell office:value-type="string" calcext:value-type="string">
            <text:p>Amazing trail, could share some videos of the same</text:p>
          </table:table-cell>
          <table:table-cell/>
        </table:table-row>
        <table:table-row table:style-name="ro1">
          <table:table-cell office:value-type="float" office:value="399083" calcext:value-type="float">
            <text:p>399083</text:p>
          </table:table-cell>
          <table:table-cell office:value-type="float" office:value="0" calcext:value-type="float">
            <text:p>0</text:p>
          </table:table-cell>
          <table:table-cell office:value-type="float" office:value="2282411" calcext:value-type="float">
            <text:p>2282411</text:p>
          </table:table-cell>
          <table:table-cell office:value-type="float" office:value="1018507" calcext:value-type="float">
            <text:p>1018507</text:p>
          </table:table-cell>
          <table:table-cell office:value-type="string" calcext:value-type="string">
            <text:p>hlo ji</text:p>
          </table:table-cell>
          <table:table-cell/>
        </table:table-row>
        <table:table-row table:style-name="ro1">
          <table:table-cell office:value-type="float" office:value="432711" calcext:value-type="float">
            <text:p>432711</text:p>
          </table:table-cell>
          <table:table-cell office:value-type="float" office:value="0" calcext:value-type="float">
            <text:p>0</text:p>
          </table:table-cell>
          <table:table-cell office:value-type="float" office:value="90461" calcext:value-type="float">
            <text:p>90461</text:p>
          </table:table-cell>
          <table:table-cell office:value-type="float" office:value="28815" calcext:value-type="float">
            <text:p>28815</text:p>
          </table:table-cell>
          <table:table-cell office:value-type="string" calcext:value-type="string">
            <text:p>you post only photos no videos </text:p>
          </table:table-cell>
          <table:table-cell/>
        </table:table-row>
        <table:table-row table:style-name="ro1">
          <table:table-cell office:value-type="float" office:value="436050" calcext:value-type="float">
            <text:p>436050</text:p>
          </table:table-cell>
          <table:table-cell office:value-type="float" office:value="0" calcext:value-type="float">
            <text:p>0</text:p>
          </table:table-cell>
          <table:table-cell office:value-type="float" office:value="2378837" calcext:value-type="float">
            <text:p>2378837</text:p>
          </table:table-cell>
          <table:table-cell office:value-type="float" office:value="1549478" calcext:value-type="float">
            <text:p>1549478</text:p>
          </table:table-cell>
          <table:table-cell office:value-type="string" calcext:value-type="string">
            <text:p>[[@1550751]] thank you ?</text:p>
          </table:table-cell>
          <table:table-cell/>
        </table:table-row>
        <table:table-row table:style-name="ro1">
          <table:table-cell office:value-type="float" office:value="438400" calcext:value-type="float">
            <text:p>438400</text:p>
          </table:table-cell>
          <table:table-cell office:value-type="float" office:value="0" calcext:value-type="float">
            <text:p>0</text:p>
          </table:table-cell>
          <table:table-cell office:value-type="float" office:value="2281802" calcext:value-type="float">
            <text:p>2281802</text:p>
          </table:table-cell>
          <table:table-cell office:value-type="float" office:value="1618199" calcext:value-type="float">
            <text:p>1618199</text:p>
          </table:table-cell>
          <table:table-cell office:value-type="string" calcext:value-type="string">
            <text:p>Hii</text:p>
          </table:table-cell>
          <table:table-cell/>
        </table:table-row>
        <table:table-row table:style-name="ro1">
          <table:table-cell office:value-type="float" office:value="111066" calcext:value-type="float">
            <text:p>111066</text:p>
          </table:table-cell>
          <table:table-cell office:value-type="float" office:value="0" calcext:value-type="float">
            <text:p>0</text:p>
          </table:table-cell>
          <table:table-cell office:value-type="float" office:value="801366" calcext:value-type="float">
            <text:p>801366</text:p>
          </table:table-cell>
          <table:table-cell office:value-type="float" office:value="238563" calcext:value-type="float">
            <text:p>238563</text:p>
          </table:table-cell>
          <table:table-cell office:value-type="string" calcext:value-type="string">
            <text:p>[[@83951]] <text:s/>I do agree with you but literally I have no words to express the peace of mind I’ve got exploring this place</text:p>
          </table:table-cell>
          <table:table-cell/>
        </table:table-row>
        <table:table-row table:style-name="ro1">
          <table:table-cell office:value-type="float" office:value="169719" calcext:value-type="float">
            <text:p>169719</text:p>
          </table:table-cell>
          <table:table-cell office:value-type="float" office:value="0" calcext:value-type="float">
            <text:p>0</text:p>
          </table:table-cell>
          <table:table-cell office:value-type="float" office:value="943268" calcext:value-type="float">
            <text:p>943268</text:p>
          </table:table-cell>
          <table:table-cell office:value-type="float" office:value="78830" calcext:value-type="float">
            <text:p>78830</text:p>
          </table:table-cell>
          <table:table-cell office:value-type="string" calcext:value-type="string">
            <text:p>Great one </text:p>
          </table:table-cell>
          <table:table-cell/>
        </table:table-row>
        <table:table-row table:style-name="ro1">
          <table:table-cell office:value-type="float" office:value="211067" calcext:value-type="float">
            <text:p>211067</text:p>
          </table:table-cell>
          <table:table-cell office:value-type="float" office:value="0" calcext:value-type="float">
            <text:p>0</text:p>
          </table:table-cell>
          <table:table-cell office:value-type="float" office:value="1085773" calcext:value-type="float">
            <text:p>1085773</text:p>
          </table:table-cell>
          <table:table-cell office:value-type="float" office:value="80250" calcext:value-type="float">
            <text:p>80250</text:p>
          </table:table-cell>
          <table:table-cell office:value-type="string" calcext:value-type="string">
            <text:p>Your content is so good, wonder why the followers count is low!</text:p>
          </table:table-cell>
          <table:table-cell/>
        </table:table-row>
        <table:table-row table:style-name="ro1">
          <table:table-cell office:value-type="float" office:value="215990" calcext:value-type="float">
            <text:p>215990</text:p>
          </table:table-cell>
          <table:table-cell office:value-type="float" office:value="0" calcext:value-type="float">
            <text:p>0</text:p>
          </table:table-cell>
          <table:table-cell office:value-type="float" office:value="1110539" calcext:value-type="float">
            <text:p>1110539</text:p>
          </table:table-cell>
          <table:table-cell office:value-type="float" office:value="334549" calcext:value-type="float">
            <text:p>334549</text:p>
          </table:table-cell>
          <table:table-cell office:value-type="string" calcext:value-type="string">
            <text:p>Still, I'll try to improve. ?</text:p>
          </table:table-cell>
          <table:table-cell/>
        </table:table-row>
        <table:table-row table:style-name="ro5">
          <table:table-cell office:value-type="float" office:value="377804" calcext:value-type="float">
            <text:p>377804</text:p>
          </table:table-cell>
          <table:table-cell office:value-type="float" office:value="0" calcext:value-type="float">
            <text:p>0</text:p>
          </table:table-cell>
          <table:table-cell office:value-type="float" office:value="2230363" calcext:value-type="float">
            <text:p>2230363</text:p>
          </table:table-cell>
          <table:table-cell office:value-type="float" office:value="297763" calcext:value-type="float">
            <text:p>297763</text:p>
          </table:table-cell>
          <table:table-cell office:value-type="string" calcext:value-type="string">
            <text:p>Yeah..</text:p>
            <text:p> Sure my first post... Will give more clarity n content in future trails</text:p>
          </table:table-cell>
          <table:table-cell/>
        </table:table-row>
        <table:table-row table:style-name="ro1">
          <table:table-cell office:value-type="float" office:value="424283" calcext:value-type="float">
            <text:p>424283</text:p>
          </table:table-cell>
          <table:table-cell office:value-type="float" office:value="0" calcext:value-type="float">
            <text:p>0</text:p>
          </table:table-cell>
          <table:table-cell office:value-type="float" office:value="17094" calcext:value-type="float">
            <text:p>17094</text:p>
          </table:table-cell>
          <table:table-cell office:value-type="float" office:value="36709" calcext:value-type="float">
            <text:p>36709</text:p>
          </table:table-cell>
          <table:table-cell office:value-type="string" calcext:value-type="string">
            <text:p>JANNAT OR MANNAT WHATS UR TAKE </text:p>
          </table:table-cell>
          <table:table-cell/>
        </table:table-row>
        <table:table-row table:style-name="ro1">
          <table:table-cell office:value-type="float" office:value="62048" calcext:value-type="float">
            <text:p>62048</text:p>
          </table:table-cell>
          <table:table-cell office:value-type="float" office:value="0" calcext:value-type="float">
            <text:p>0</text:p>
          </table:table-cell>
          <table:table-cell office:value-type="float" office:value="683396" calcext:value-type="float">
            <text:p>683396</text:p>
          </table:table-cell>
          <table:table-cell office:value-type="float" office:value="203855" calcext:value-type="float">
            <text:p>203855</text:p>
          </table:table-cell>
          <table:table-cell office:value-type="string" calcext:value-type="string">
            <text:p>[[@79000]] OK sir I will try to upload the other images</text:p>
          </table:table-cell>
          <table:table-cell/>
        </table:table-row>
        <table:table-row table:style-name="ro1">
          <table:table-cell office:value-type="float" office:value="75125" calcext:value-type="float">
            <text:p>75125</text:p>
          </table:table-cell>
          <table:table-cell office:value-type="float" office:value="285982" calcext:value-type="float">
            <text:p>285982</text:p>
          </table:table-cell>
          <table:table-cell office:value-type="float" office:value="0" calcext:value-type="float">
            <text:p>0</text:p>
          </table:table-cell>
          <table:table-cell office:value-type="float" office:value="176431" calcext:value-type="float">
            <text:p>176431</text:p>
          </table:table-cell>
          <table:table-cell office:value-type="string" calcext:value-type="string">
            <text:p>[[@1]]</text:p>
          </table:table-cell>
          <table:table-cell/>
        </table:table-row>
        <table:table-row table:style-name="ro1">
          <table:table-cell office:value-type="float" office:value="94613" calcext:value-type="float">
            <text:p>94613</text:p>
          </table:table-cell>
          <table:table-cell office:value-type="float" office:value="0" calcext:value-type="float">
            <text:p>0</text:p>
          </table:table-cell>
          <table:table-cell office:value-type="float" office:value="763497" calcext:value-type="float">
            <text:p>763497</text:p>
          </table:table-cell>
          <table:table-cell office:value-type="float" office:value="82929" calcext:value-type="float">
            <text:p>82929</text:p>
          </table:table-cell>
          <table:table-cell office:value-type="string" calcext:value-type="string">
            <text:p>Gorgeous click this one! ❤️</text:p>
          </table:table-cell>
          <table:table-cell/>
        </table:table-row>
        <table:table-row table:style-name="ro1">
          <table:table-cell office:value-type="float" office:value="114062" calcext:value-type="float">
            <text:p>114062</text:p>
          </table:table-cell>
          <table:table-cell office:value-type="float" office:value="0" calcext:value-type="float">
            <text:p>0</text:p>
          </table:table-cell>
          <table:table-cell office:value-type="float" office:value="806659" calcext:value-type="float">
            <text:p>806659</text:p>
          </table:table-cell>
          <table:table-cell office:value-type="float" office:value="240198" calcext:value-type="float">
            <text:p>240198</text:p>
          </table:table-cell>
          <table:table-cell office:value-type="string" calcext:value-type="string">
            <text:p>[[@85417]] still a newbie to trailing so yeah next trip videos</text:p>
          </table:table-cell>
          <table:table-cell/>
        </table:table-row>
        <table:table-row table:style-name="ro1">
          <table:table-cell office:value-type="float" office:value="170365" calcext:value-type="float">
            <text:p>170365</text:p>
          </table:table-cell>
          <table:table-cell office:value-type="float" office:value="0" calcext:value-type="float">
            <text:p>0</text:p>
          </table:table-cell>
          <table:table-cell office:value-type="float" office:value="944744" calcext:value-type="float">
            <text:p>944744</text:p>
          </table:table-cell>
          <table:table-cell office:value-type="float" office:value="284158" calcext:value-type="float">
            <text:p>284158</text:p>
          </table:table-cell>
          <table:table-cell office:value-type="string" calcext:value-type="string">
            <text:p>@mrs.iphoneographer thank you, will surely work on the content part.</text:p>
          </table:table-cell>
          <table:table-cell/>
        </table:table-row>
        <table:table-row table:style-name="ro1">
          <table:table-cell office:value-type="float" office:value="220406" calcext:value-type="float">
            <text:p>220406</text:p>
          </table:table-cell>
          <table:table-cell office:value-type="float" office:value="0" calcext:value-type="float">
            <text:p>0</text:p>
          </table:table-cell>
          <table:table-cell office:value-type="float" office:value="1135625" calcext:value-type="float">
            <text:p>1135625</text:p>
          </table:table-cell>
          <table:table-cell office:value-type="float" office:value="39669" calcext:value-type="float">
            <text:p>39669</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246638" calcext:value-type="float">
            <text:p>246638</text:p>
          </table:table-cell>
          <table:table-cell office:value-type="float" office:value="0" calcext:value-type="float">
            <text:p>0</text:p>
          </table:table-cell>
          <table:table-cell office:value-type="float" office:value="1239418" calcext:value-type="float">
            <text:p>1239418</text:p>
          </table:table-cell>
          <table:table-cell office:value-type="float" office:value="45545" calcext:value-type="float">
            <text:p>45545</text:p>
          </table:table-cell>
          <table:table-cell office:value-type="string" calcext:value-type="string">
            <text:p>The trail looks nothing less than a pro's work! excellent!</text:p>
          </table:table-cell>
          <table:table-cell/>
        </table:table-row>
        <table:table-row table:style-name="ro5">
          <table:table-cell office:value-type="float" office:value="269166" calcext:value-type="float">
            <text:p>269166</text:p>
          </table:table-cell>
          <table:table-cell office:value-type="float" office:value="0" calcext:value-type="float">
            <text:p>0</text:p>
          </table:table-cell>
          <table:table-cell office:value-type="float" office:value="1390195" calcext:value-type="float">
            <text:p>1390195</text:p>
          </table:table-cell>
          <table:table-cell office:value-type="float" office:value="426743" calcext:value-type="float">
            <text:p>426743</text:p>
          </table:table-cell>
          <table:table-cell office:value-type="string" calcext:value-type="string">
            <text:p>[[@42603]] pls follow </text:p>
            <text:p>Hunger_corner on Instagram for more exciting stuff</text:p>
          </table:table-cell>
          <table:table-cell/>
        </table:table-row>
        <table:table-row table:style-name="ro5">
          <table:table-cell office:value-type="float" office:value="316121" calcext:value-type="float">
            <text:p>316121</text:p>
          </table:table-cell>
          <table:table-cell office:value-type="float" office:value="0" calcext:value-type="float">
            <text:p>0</text:p>
          </table:table-cell>
          <table:table-cell office:value-type="float" office:value="1680599" calcext:value-type="float">
            <text:p>1680599</text:p>
          </table:table-cell>
          <table:table-cell office:value-type="float" office:value="250699" calcext:value-type="float">
            <text:p>250699</text:p>
          </table:table-cell>
          <table:table-cell office:value-type="string" calcext:value-type="string">
            <text:p>Thank you [[@45138]].. </text:p>
            <text:p>More to come.. :)</text:p>
          </table:table-cell>
          <table:table-cell/>
        </table:table-row>
        <table:table-row table:style-name="ro1">
          <table:table-cell office:value-type="float" office:value="339369" calcext:value-type="float">
            <text:p>339369</text:p>
          </table:table-cell>
          <table:table-cell office:value-type="float" office:value="0" calcext:value-type="float">
            <text:p>0</text:p>
          </table:table-cell>
          <table:table-cell office:value-type="float" office:value="1811306" calcext:value-type="float">
            <text:p>1811306</text:p>
          </table:table-cell>
          <table:table-cell office:value-type="float" office:value="39751" calcext:value-type="float">
            <text:p>39751</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44115" calcext:value-type="float">
            <text:p>344115</text:p>
          </table:table-cell>
          <table:table-cell office:value-type="float" office:value="0" calcext:value-type="float">
            <text:p>0</text:p>
          </table:table-cell>
          <table:table-cell office:value-type="float" office:value="1839648" calcext:value-type="float">
            <text:p>1839648</text:p>
          </table:table-cell>
          <table:table-cell office:value-type="float" office:value="567954" calcext:value-type="float">
            <text:p>567954</text:p>
          </table:table-cell>
          <table:table-cell office:value-type="string" calcext:value-type="string">
            <text:p>Yeah I would love to suggest you about this.</text:p>
          </table:table-cell>
          <table:table-cell/>
        </table:table-row>
        <table:table-row table:style-name="ro1">
          <table:table-cell office:value-type="float" office:value="7298" calcext:value-type="float">
            <text:p>7298</text:p>
          </table:table-cell>
          <table:table-cell office:value-type="float" office:value="0" calcext:value-type="float">
            <text:p>0</text:p>
          </table:table-cell>
          <table:table-cell office:value-type="float" office:value="209748" calcext:value-type="float">
            <text:p>209748</text:p>
          </table:table-cell>
          <table:table-cell office:value-type="float" office:value="46030" calcext:value-type="float">
            <text:p>46030</text:p>
          </table:table-cell>
          <table:table-cell office:value-type="string" calcext:value-type="string">
            <text:p>[[@1]]</text:p>
          </table:table-cell>
          <table:table-cell/>
        </table:table-row>
        <table:table-row table:style-name="ro1">
          <table:table-cell office:value-type="float" office:value="22073" calcext:value-type="float">
            <text:p>22073</text:p>
          </table:table-cell>
          <table:table-cell office:value-type="float" office:value="0" calcext:value-type="float">
            <text:p>0</text:p>
          </table:table-cell>
          <table:table-cell office:value-type="float" office:value="583192" calcext:value-type="float">
            <text:p>583192</text:p>
          </table:table-cell>
          <table:table-cell office:value-type="float" office:value="174715" calcext:value-type="float">
            <text:p>174715</text:p>
          </table:table-cell>
          <table:table-cell office:value-type="string" calcext:value-type="string">
            <text:p>Ganesh, I'd recommend you to visit here on a winter afternoon. Yet summer evenings are better. ?</text:p>
          </table:table-cell>
          <table:table-cell/>
        </table:table-row>
        <table:table-row table:style-name="ro1">
          <table:table-cell office:value-type="float" office:value="119001" calcext:value-type="float">
            <text:p>119001</text:p>
          </table:table-cell>
          <table:table-cell office:value-type="float" office:value="0" calcext:value-type="float">
            <text:p>0</text:p>
          </table:table-cell>
          <table:table-cell office:value-type="float" office:value="116431" calcext:value-type="float">
            <text:p>116431</text:p>
          </table:table-cell>
          <table:table-cell office:value-type="float" office:value="84160" calcext:value-type="float">
            <text:p>84160</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33730" calcext:value-type="float">
            <text:p>133730</text:p>
          </table:table-cell>
          <table:table-cell office:value-type="float" office:value="0" calcext:value-type="float">
            <text:p>0</text:p>
          </table:table-cell>
          <table:table-cell office:value-type="float" office:value="850514" calcext:value-type="float">
            <text:p>850514</text:p>
          </table:table-cell>
          <table:table-cell office:value-type="float" office:value="84794" calcext:value-type="float">
            <text:p>84794</text:p>
          </table:table-cell>
          <table:table-cell office:value-type="string" calcext:value-type="string">
            <text:p>Mast ekdum</text:p>
          </table:table-cell>
          <table:table-cell/>
        </table:table-row>
        <table:table-row table:style-name="ro1">
          <table:table-cell office:value-type="float" office:value="136661" calcext:value-type="float">
            <text:p>136661</text:p>
          </table:table-cell>
          <table:table-cell office:value-type="float" office:value="0" calcext:value-type="float">
            <text:p>0</text:p>
          </table:table-cell>
          <table:table-cell office:value-type="float" office:value="853708" calcext:value-type="float">
            <text:p>853708</text:p>
          </table:table-cell>
          <table:table-cell office:value-type="float" office:value="80244" calcext:value-type="float">
            <text:p>80244</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57229" calcext:value-type="float">
            <text:p>157229</text:p>
          </table:table-cell>
          <table:table-cell office:value-type="float" office:value="0" calcext:value-type="float">
            <text:p>0</text:p>
          </table:table-cell>
          <table:table-cell office:value-type="float" office:value="907734" calcext:value-type="float">
            <text:p>907734</text:p>
          </table:table-cell>
          <table:table-cell office:value-type="float" office:value="81899" calcext:value-type="float">
            <text:p>81899</text:p>
          </table:table-cell>
          <table:table-cell office:value-type="string" calcext:value-type="string">
            <text:p>amazing stories! when can i read your next adventure?</text:p>
          </table:table-cell>
          <table:table-cell/>
        </table:table-row>
        <table:table-row table:style-name="ro1">
          <table:table-cell office:value-type="float" office:value="226782" calcext:value-type="float">
            <text:p>226782</text:p>
          </table:table-cell>
          <table:table-cell office:value-type="float" office:value="0" calcext:value-type="float">
            <text:p>0</text:p>
          </table:table-cell>
          <table:table-cell office:value-type="float" office:value="1167537" calcext:value-type="float">
            <text:p>1167537</text:p>
          </table:table-cell>
          <table:table-cell office:value-type="float" office:value="191933" calcext:value-type="float">
            <text:p>191933</text:p>
          </table:table-cell>
          <table:table-cell office:value-type="string" calcext:value-type="string">
            <text:p>[[@1]]</text:p>
          </table:table-cell>
          <table:table-cell/>
        </table:table-row>
        <table:table-row table:style-name="ro1">
          <table:table-cell office:value-type="float" office:value="274159" calcext:value-type="float">
            <text:p>274159</text:p>
          </table:table-cell>
          <table:table-cell office:value-type="float" office:value="0" calcext:value-type="float">
            <text:p>0</text:p>
          </table:table-cell>
          <table:table-cell office:value-type="float" office:value="1238546" calcext:value-type="float">
            <text:p>1238546</text:p>
          </table:table-cell>
          <table:table-cell office:value-type="float" office:value="43317" calcext:value-type="float">
            <text:p>43317</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295559" calcext:value-type="float">
            <text:p>295559</text:p>
          </table:table-cell>
          <table:table-cell office:value-type="float" office:value="0" calcext:value-type="float">
            <text:p>0</text:p>
          </table:table-cell>
          <table:table-cell office:value-type="float" office:value="1560988" calcext:value-type="float">
            <text:p>1560988</text:p>
          </table:table-cell>
          <table:table-cell office:value-type="float" office:value="82463" calcext:value-type="float">
            <text:p>82463</text:p>
          </table:table-cell>
          <table:table-cell office:value-type="string" calcext:value-type="string">
            <text:p>i love your trails,Where to next? </text:p>
          </table:table-cell>
          <table:table-cell/>
        </table:table-row>
        <table:table-row table:style-name="ro1">
          <table:table-cell office:value-type="float" office:value="344235" calcext:value-type="float">
            <text:p>344235</text:p>
          </table:table-cell>
          <table:table-cell office:value-type="float" office:value="0" calcext:value-type="float">
            <text:p>0</text:p>
          </table:table-cell>
          <table:table-cell office:value-type="float" office:value="1832524" calcext:value-type="float">
            <text:p>1832524</text:p>
          </table:table-cell>
          <table:table-cell office:value-type="float" office:value="5254" calcext:value-type="float">
            <text:p>5254</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360510" calcext:value-type="float">
            <text:p>360510</text:p>
          </table:table-cell>
          <table:table-cell office:value-type="float" office:value="0" calcext:value-type="float">
            <text:p>0</text:p>
          </table:table-cell>
          <table:table-cell office:value-type="float" office:value="1934179" calcext:value-type="float">
            <text:p>1934179</text:p>
          </table:table-cell>
          <table:table-cell office:value-type="float" office:value="633761" calcext:value-type="float">
            <text:p>633761</text:p>
          </table:table-cell>
          <table:table-cell office:value-type="string" calcext:value-type="string">
            <text:p>Hello</text:p>
          </table:table-cell>
          <table:table-cell/>
        </table:table-row>
        <table:table-row table:style-name="ro1">
          <table:table-cell office:value-type="float" office:value="380839" calcext:value-type="float">
            <text:p>380839</text:p>
          </table:table-cell>
          <table:table-cell office:value-type="float" office:value="0" calcext:value-type="float">
            <text:p>0</text:p>
          </table:table-cell>
          <table:table-cell office:value-type="float" office:value="1972507" calcext:value-type="float">
            <text:p>1972507</text:p>
          </table:table-cell>
          <table:table-cell office:value-type="float" office:value="591961" calcext:value-type="float">
            <text:p>591961</text:p>
          </table:table-cell>
          <table:table-cell office:value-type="string" calcext:value-type="string">
            <text:p>Thanku soo much ?</text:p>
          </table:table-cell>
          <table:table-cell/>
        </table:table-row>
        <table:table-row table:style-name="ro1">
          <table:table-cell office:value-type="float" office:value="25940" calcext:value-type="float">
            <text:p>25940</text:p>
          </table:table-cell>
          <table:table-cell office:value-type="float" office:value="0" calcext:value-type="float">
            <text:p>0</text:p>
          </table:table-cell>
          <table:table-cell office:value-type="float" office:value="600608" calcext:value-type="float">
            <text:p>600608</text:p>
          </table:table-cell>
          <table:table-cell office:value-type="float" office:value="179298" calcext:value-type="float">
            <text:p>179298</text:p>
          </table:table-cell>
          <table:table-cell office:value-type="string" calcext:value-type="string">
            <text:p>More to come...stay tuned!?</text:p>
          </table:table-cell>
          <table:table-cell/>
        </table:table-row>
        <table:table-row table:style-name="ro1">
          <table:table-cell office:value-type="float" office:value="53673" calcext:value-type="float">
            <text:p>53673</text:p>
          </table:table-cell>
          <table:table-cell office:value-type="float" office:value="0" calcext:value-type="float">
            <text:p>0</text:p>
          </table:table-cell>
          <table:table-cell office:value-type="float" office:value="665027" calcext:value-type="float">
            <text:p>665027</text:p>
          </table:table-cell>
          <table:table-cell office:value-type="float" office:value="85380" calcext:value-type="float">
            <text:p>85380</text:p>
          </table:table-cell>
          <table:table-cell office:value-type="string" calcext:value-type="string">
            <text:p>Chal yaha jaate hai, chal waha jaate hai :D</text:p>
          </table:table-cell>
          <table:table-cell/>
        </table:table-row>
        <table:table-row table:style-name="ro1">
          <table:table-cell office:value-type="float" office:value="90139" calcext:value-type="float">
            <text:p>90139</text:p>
          </table:table-cell>
          <table:table-cell office:value-type="float" office:value="0" calcext:value-type="float">
            <text:p>0</text:p>
          </table:table-cell>
          <table:table-cell office:value-type="float" office:value="754526" calcext:value-type="float">
            <text:p>754526</text:p>
          </table:table-cell>
          <table:table-cell office:value-type="float" office:value="87739" calcext:value-type="float">
            <text:p>87739</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02470" calcext:value-type="float">
            <text:p>102470</text:p>
          </table:table-cell>
          <table:table-cell office:value-type="float" office:value="0" calcext:value-type="float">
            <text:p>0</text:p>
          </table:table-cell>
          <table:table-cell office:value-type="float" office:value="783555" calcext:value-type="float">
            <text:p>783555</text:p>
          </table:table-cell>
          <table:table-cell office:value-type="float" office:value="193250" calcext:value-type="float">
            <text:p>193250</text:p>
          </table:table-cell>
          <table:table-cell office:value-type="string" calcext:value-type="string">
            <text:p>[[@16760]]âmelaCosta5843</text:p>
          </table:table-cell>
          <table:table-cell/>
        </table:table-row>
        <table:table-row table:style-name="ro1">
          <table:table-cell office:value-type="float" office:value="158576" calcext:value-type="float">
            <text:p>158576</text:p>
          </table:table-cell>
          <table:table-cell office:value-type="float" office:value="0" calcext:value-type="float">
            <text:p>0</text:p>
          </table:table-cell>
          <table:table-cell office:value-type="float" office:value="913951" calcext:value-type="float">
            <text:p>913951</text:p>
          </table:table-cell>
          <table:table-cell office:value-type="float" office:value="41463" calcext:value-type="float">
            <text:p>41463</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316636" calcext:value-type="float">
            <text:p>316636</text:p>
          </table:table-cell>
          <table:table-cell office:value-type="float" office:value="0" calcext:value-type="float">
            <text:p>0</text:p>
          </table:table-cell>
          <table:table-cell office:value-type="float" office:value="1682308" calcext:value-type="float">
            <text:p>1682308</text:p>
          </table:table-cell>
          <table:table-cell office:value-type="float" office:value="86509" calcext:value-type="float">
            <text:p>86509</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21338" calcext:value-type="float">
            <text:p>321338</text:p>
          </table:table-cell>
          <table:table-cell office:value-type="float" office:value="0" calcext:value-type="float">
            <text:p>0</text:p>
          </table:table-cell>
          <table:table-cell office:value-type="float" office:value="1682201" calcext:value-type="float">
            <text:p>1682201</text:p>
          </table:table-cell>
          <table:table-cell office:value-type="float" office:value="518834" calcext:value-type="float">
            <text:p>518834</text:p>
          </table:table-cell>
          <table:table-cell office:value-type="string" calcext:value-type="string">
            <text:p>[[@84801]] thanks</text:p>
          </table:table-cell>
          <table:table-cell/>
        </table:table-row>
        <table:table-row table:style-name="ro1">
          <table:table-cell office:value-type="float" office:value="35436" calcext:value-type="float">
            <text:p>35436</text:p>
          </table:table-cell>
          <table:table-cell office:value-type="float" office:value="0" calcext:value-type="float">
            <text:p>0</text:p>
          </table:table-cell>
          <table:table-cell office:value-type="float" office:value="613097" calcext:value-type="float">
            <text:p>613097</text:p>
          </table:table-cell>
          <table:table-cell office:value-type="float" office:value="165318" calcext:value-type="float">
            <text:p>165318</text:p>
          </table:table-cell>
          <table:table-cell office:value-type="string" calcext:value-type="string">
            <text:p>[[@81918]] soon.</text:p>
          </table:table-cell>
          <table:table-cell/>
        </table:table-row>
        <table:table-row table:style-name="ro1">
          <table:table-cell office:value-type="float" office:value="104307" calcext:value-type="float">
            <text:p>104307</text:p>
          </table:table-cell>
          <table:table-cell office:value-type="float" office:value="0" calcext:value-type="float">
            <text:p>0</text:p>
          </table:table-cell>
          <table:table-cell office:value-type="float" office:value="780856" calcext:value-type="float">
            <text:p>780856</text:p>
          </table:table-cell>
          <table:table-cell office:value-type="float" office:value="41189" calcext:value-type="float">
            <text:p>41189</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10802" calcext:value-type="float">
            <text:p>110802</text:p>
          </table:table-cell>
          <table:table-cell office:value-type="float" office:value="0" calcext:value-type="float">
            <text:p>0</text:p>
          </table:table-cell>
          <table:table-cell office:value-type="float" office:value="799637" calcext:value-type="float">
            <text:p>799637</text:p>
          </table:table-cell>
          <table:table-cell office:value-type="float" office:value="238036" calcext:value-type="float">
            <text:p>238036</text:p>
          </table:table-cell>
          <table:table-cell office:value-type="string" calcext:value-type="string">
            <text:p>[[@79799]] yeah but the photos are missing.iam just a begginer in traveling.so more experiences will <text:s/>come soon</text:p>
          </table:table-cell>
          <table:table-cell/>
        </table:table-row>
        <table:table-row table:style-name="ro1">
          <table:table-cell office:value-type="float" office:value="139470" calcext:value-type="float">
            <text:p>139470</text:p>
          </table:table-cell>
          <table:table-cell office:value-type="float" office:value="483129" calcext:value-type="float">
            <text:p>483129</text:p>
          </table:table-cell>
          <table:table-cell office:value-type="float" office:value="0" calcext:value-type="float">
            <text:p>0</text:p>
          </table:table-cell>
          <table:table-cell office:value-type="float" office:value="258047" calcext:value-type="float">
            <text:p>258047</text:p>
          </table:table-cell>
          <table:table-cell office:value-type="string" calcext:value-type="string">
            <text:p>Its such a beautiful click</text:p>
          </table:table-cell>
          <table:table-cell/>
        </table:table-row>
        <table:table-row table:style-name="ro1">
          <table:table-cell office:value-type="float" office:value="236386" calcext:value-type="float">
            <text:p>236386</text:p>
          </table:table-cell>
          <table:table-cell office:value-type="float" office:value="0" calcext:value-type="float">
            <text:p>0</text:p>
          </table:table-cell>
          <table:table-cell office:value-type="float" office:value="1190337" calcext:value-type="float">
            <text:p>1190337</text:p>
          </table:table-cell>
          <table:table-cell office:value-type="float" office:value="359245" calcext:value-type="float">
            <text:p>359245</text:p>
          </table:table-cell>
          <table:table-cell office:value-type="string" calcext:value-type="string">
            <text:p>[[@135991]] kodaikanal located in tamilnadu.This place 2km away from kodaikanal town called perumpallam road, gursetimed.</text:p>
          </table:table-cell>
          <table:table-cell/>
        </table:table-row>
        <table:table-row table:style-name="ro1">
          <table:table-cell office:value-type="float" office:value="298434" calcext:value-type="float">
            <text:p>298434</text:p>
          </table:table-cell>
          <table:table-cell office:value-type="float" office:value="0" calcext:value-type="float">
            <text:p>0</text:p>
          </table:table-cell>
          <table:table-cell office:value-type="float" office:value="1577425" calcext:value-type="float">
            <text:p>1577425</text:p>
          </table:table-cell>
          <table:table-cell office:value-type="float" office:value="481111" calcext:value-type="float">
            <text:p>481111</text:p>
          </table:table-cell>
          <table:table-cell office:value-type="string" calcext:value-type="string">
            <text:p>Whenever you feel low</text:p>
          </table:table-cell>
          <table:table-cell/>
        </table:table-row>
        <table:table-row table:style-name="ro1">
          <table:table-cell office:value-type="float" office:value="340529" calcext:value-type="float">
            <text:p>340529</text:p>
          </table:table-cell>
          <table:table-cell office:value-type="float" office:value="0" calcext:value-type="float">
            <text:p>0</text:p>
          </table:table-cell>
          <table:table-cell office:value-type="float" office:value="1462259" calcext:value-type="float">
            <text:p>1462259</text:p>
          </table:table-cell>
          <table:table-cell office:value-type="float" office:value="88204" calcext:value-type="float">
            <text:p>88204</text:p>
          </table:table-cell>
          <table:table-cell office:value-type="string" calcext:value-type="string">
            <text:p>Wow this looks so amazing </text:p>
          </table:table-cell>
          <table:table-cell/>
        </table:table-row>
        <table:table-row table:style-name="ro1">
          <table:table-cell office:value-type="float" office:value="373338" calcext:value-type="float">
            <text:p>373338</text:p>
          </table:table-cell>
          <table:table-cell office:value-type="float" office:value="0" calcext:value-type="float">
            <text:p>0</text:p>
          </table:table-cell>
          <table:table-cell office:value-type="float" office:value="2222042" calcext:value-type="float">
            <text:p>2222042</text:p>
          </table:table-cell>
          <table:table-cell office:value-type="float" office:value="710773" calcext:value-type="float">
            <text:p>710773</text:p>
          </table:table-cell>
          <table:table-cell office:value-type="string" calcext:value-type="string">
            <text:p>[[@85797]] thank you ☺</text:p>
          </table:table-cell>
          <table:table-cell/>
        </table:table-row>
        <table:table-row table:style-name="ro1">
          <table:table-cell office:value-type="float" office:value="380062" calcext:value-type="float">
            <text:p>380062</text:p>
          </table:table-cell>
          <table:table-cell office:value-type="float" office:value="0" calcext:value-type="float">
            <text:p>0</text:p>
          </table:table-cell>
          <table:table-cell office:value-type="float" office:value="609600" calcext:value-type="float">
            <text:p>609600</text:p>
          </table:table-cell>
          <table:table-cell office:value-type="float" office:value="182280" calcext:value-type="float">
            <text:p>182280</text:p>
          </table:table-cell>
          <table:table-cell office:value-type="string" calcext:value-type="string">
            <text:p>[[@88316]] <text:s/>thank you ?</text:p>
          </table:table-cell>
          <table:table-cell/>
        </table:table-row>
        <table:table-row table:style-name="ro5">
          <table:table-cell office:value-type="float" office:value="396204" calcext:value-type="float">
            <text:p>396204</text:p>
          </table:table-cell>
          <table:table-cell office:value-type="float" office:value="0" calcext:value-type="float">
            <text:p>0</text:p>
          </table:table-cell>
          <table:table-cell office:value-type="float" office:value="2290483" calcext:value-type="float">
            <text:p>2290483</text:p>
          </table:table-cell>
          <table:table-cell office:value-type="float" office:value="970571" calcext:value-type="float">
            <text:p>970571</text:p>
          </table:table-cell>
          <table:table-cell office:value-type="string" calcext:value-type="string">
            <text:p>Plz follow me??</text:p>
            <text:p>I also follow back??</text:p>
          </table:table-cell>
          <table:table-cell/>
        </table:table-row>
        <table:table-row table:style-name="ro1">
          <table:table-cell office:value-type="float" office:value="452634" calcext:value-type="float">
            <text:p>452634</text:p>
          </table:table-cell>
          <table:table-cell office:value-type="float" office:value="0" calcext:value-type="float">
            <text:p>0</text:p>
          </table:table-cell>
          <table:table-cell office:value-type="float" office:value="2258773" calcext:value-type="float">
            <text:p>2258773</text:p>
          </table:table-cell>
          <table:table-cell office:value-type="float" office:value="1950402" calcext:value-type="float">
            <text:p>1950402</text:p>
          </table:table-cell>
          <table:table-cell office:value-type="string" calcext:value-type="string">
            <text:p>Hii</text:p>
          </table:table-cell>
          <table:table-cell/>
        </table:table-row>
        <table:table-row table:style-name="ro1">
          <table:table-cell office:value-type="float" office:value="2830" calcext:value-type="float">
            <text:p>2830</text:p>
          </table:table-cell>
          <table:table-cell office:value-type="float" office:value="11403" calcext:value-type="float">
            <text:p>11403</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Hello</text:p>
          </table:table-cell>
          <table:table-cell/>
        </table:table-row>
        <table:table-row table:style-name="ro1">
          <table:table-cell office:value-type="float" office:value="63093" calcext:value-type="float">
            <text:p>63093</text:p>
          </table:table-cell>
          <table:table-cell office:value-type="float" office:value="0" calcext:value-type="float">
            <text:p>0</text:p>
          </table:table-cell>
          <table:table-cell office:value-type="float" office:value="684113" calcext:value-type="float">
            <text:p>684113</text:p>
          </table:table-cell>
          <table:table-cell office:value-type="float" office:value="204065" calcext:value-type="float">
            <text:p>204065</text:p>
          </table:table-cell>
          <table:table-cell office:value-type="string" calcext:value-type="string">
            <text:p>@mrs.iphoneographer what is that old book, <text:s/>i do want to read it. <text:s/>I have few abut m new for this app to learning for now</text:p>
          </table:table-cell>
          <table:table-cell/>
        </table:table-row>
        <table:table-row table:style-name="ro1">
          <table:table-cell office:value-type="float" office:value="66817" calcext:value-type="float">
            <text:p>66817</text:p>
          </table:table-cell>
          <table:table-cell office:value-type="float" office:value="0" calcext:value-type="float">
            <text:p>0</text:p>
          </table:table-cell>
          <table:table-cell office:value-type="float" office:value="697505" calcext:value-type="float">
            <text:p>697505</text:p>
          </table:table-cell>
          <table:table-cell office:value-type="float" office:value="83705" calcext:value-type="float">
            <text:p>83705</text:p>
          </table:table-cell>
          <table:table-cell office:value-type="string" calcext:value-type="string">
            <text:p>Beautiful Place!</text:p>
          </table:table-cell>
          <table:table-cell/>
        </table:table-row>
        <table:table-row table:style-name="ro1">
          <table:table-cell office:value-type="float" office:value="171810" calcext:value-type="float">
            <text:p>171810</text:p>
          </table:table-cell>
          <table:table-cell office:value-type="float" office:value="0" calcext:value-type="float">
            <text:p>0</text:p>
          </table:table-cell>
          <table:table-cell office:value-type="float" office:value="947425" calcext:value-type="float">
            <text:p>947425</text:p>
          </table:table-cell>
          <table:table-cell office:value-type="float" office:value="285129" calcext:value-type="float">
            <text:p>285129</text:p>
          </table:table-cell>
          <table:table-cell office:value-type="string" calcext:value-type="string">
            <text:p>[[@84666]] thnxx</text:p>
          </table:table-cell>
          <table:table-cell/>
        </table:table-row>
        <table:table-row table:style-name="ro1">
          <table:table-cell office:value-type="float" office:value="424978" calcext:value-type="float">
            <text:p>424978</text:p>
          </table:table-cell>
          <table:table-cell office:value-type="float" office:value="0" calcext:value-type="float">
            <text:p>0</text:p>
          </table:table-cell>
          <table:table-cell office:value-type="float" office:value="68862" calcext:value-type="float">
            <text:p>68862</text:p>
          </table:table-cell>
          <table:table-cell office:value-type="float" office:value="25928" calcext:value-type="float">
            <text:p>25928</text:p>
          </table:table-cell>
          <table:table-cell office:value-type="string" calcext:value-type="string">
            <text:p>Please do vlog </text:p>
          </table:table-cell>
          <table:table-cell/>
        </table:table-row>
        <table:table-row table:style-name="ro1">
          <table:table-cell office:value-type="float" office:value="52824" calcext:value-type="float">
            <text:p>52824</text:p>
          </table:table-cell>
          <table:table-cell office:value-type="float" office:value="0" calcext:value-type="float">
            <text:p>0</text:p>
          </table:table-cell>
          <table:table-cell office:value-type="float" office:value="109052" calcext:value-type="float">
            <text:p>109052</text:p>
          </table:table-cell>
          <table:table-cell office:value-type="float" office:value="198180" calcext:value-type="float">
            <text:p>198180</text:p>
          </table:table-cell>
          <table:table-cell office:value-type="string" calcext:value-type="string">
            <text:p>Nice click [[@80945]]</text:p>
          </table:table-cell>
          <table:table-cell/>
        </table:table-row>
        <table:table-row table:style-name="ro1">
          <table:table-cell office:value-type="float" office:value="78830" calcext:value-type="float">
            <text:p>78830</text:p>
          </table:table-cell>
          <table:table-cell office:value-type="float" office:value="0" calcext:value-type="float">
            <text:p>0</text:p>
          </table:table-cell>
          <table:table-cell office:value-type="float" office:value="730371" calcext:value-type="float">
            <text:p>730371</text:p>
          </table:table-cell>
          <table:table-cell office:value-type="float" office:value="216703" calcext:value-type="float">
            <text:p>216703</text:p>
          </table:table-cell>
          <table:table-cell office:value-type="string" calcext:value-type="string">
            <text:p>[[@86949]] - Thank you!</text:p>
          </table:table-cell>
          <table:table-cell/>
        </table:table-row>
        <table:table-row table:style-name="ro1">
          <table:table-cell office:value-type="float" office:value="154381" calcext:value-type="float">
            <text:p>154381</text:p>
          </table:table-cell>
          <table:table-cell office:value-type="float" office:value="0" calcext:value-type="float">
            <text:p>0</text:p>
          </table:table-cell>
          <table:table-cell office:value-type="float" office:value="851401" calcext:value-type="float">
            <text:p>851401</text:p>
          </table:table-cell>
          <table:table-cell office:value-type="float" office:value="136056" calcext:value-type="float">
            <text:p>136056</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74124" calcext:value-type="float">
            <text:p>174124</text:p>
          </table:table-cell>
          <table:table-cell office:value-type="float" office:value="0" calcext:value-type="float">
            <text:p>0</text:p>
          </table:table-cell>
          <table:table-cell office:value-type="float" office:value="955217" calcext:value-type="float">
            <text:p>955217</text:p>
          </table:table-cell>
          <table:table-cell office:value-type="float" office:value="86226" calcext:value-type="float">
            <text:p>8622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97486" calcext:value-type="float">
            <text:p>197486</text:p>
          </table:table-cell>
          <table:table-cell office:value-type="float" office:value="0" calcext:value-type="float">
            <text:p>0</text:p>
          </table:table-cell>
          <table:table-cell office:value-type="float" office:value="1026881" calcext:value-type="float">
            <text:p>1026881</text:p>
          </table:table-cell>
          <table:table-cell office:value-type="float" office:value="50493" calcext:value-type="float">
            <text:p>50493</text:p>
          </table:table-cell>
          <table:table-cell office:value-type="string" calcext:value-type="string">
            <text:p>Dekhne mein mast lag rahi hai yeh jagah</text:p>
          </table:table-cell>
          <table:table-cell/>
        </table:table-row>
        <table:table-row table:style-name="ro1">
          <table:table-cell office:value-type="float" office:value="200667" calcext:value-type="float">
            <text:p>200667</text:p>
          </table:table-cell>
          <table:table-cell office:value-type="float" office:value="0" calcext:value-type="float">
            <text:p>0</text:p>
          </table:table-cell>
          <table:table-cell office:value-type="float" office:value="1032550" calcext:value-type="float">
            <text:p>1032550</text:p>
          </table:table-cell>
          <table:table-cell office:value-type="float" office:value="31847" calcext:value-type="float">
            <text:p>31847</text:p>
          </table:table-cell>
          <table:table-cell office:value-type="string" calcext:value-type="string">
            <text:p>Nice videos. Bravo</text:p>
          </table:table-cell>
          <table:table-cell/>
        </table:table-row>
        <table:table-row table:style-name="ro1">
          <table:table-cell office:value-type="float" office:value="209002" calcext:value-type="float">
            <text:p>209002</text:p>
          </table:table-cell>
          <table:table-cell office:value-type="float" office:value="0" calcext:value-type="float">
            <text:p>0</text:p>
          </table:table-cell>
          <table:table-cell office:value-type="float" office:value="1074916" calcext:value-type="float">
            <text:p>1074916</text:p>
          </table:table-cell>
          <table:table-cell office:value-type="float" office:value="84833" calcext:value-type="float">
            <text:p>84833</text:p>
          </table:table-cell>
          <table:table-cell office:value-type="string" calcext:value-type="string">
            <text:p>The title was superb! The content was a little dreary!</text:p>
          </table:table-cell>
          <table:table-cell/>
        </table:table-row>
        <table:table-row table:style-name="ro1">
          <table:table-cell office:value-type="float" office:value="261494" calcext:value-type="float">
            <text:p>261494</text:p>
          </table:table-cell>
          <table:table-cell office:value-type="float" office:value="0" calcext:value-type="float">
            <text:p>0</text:p>
          </table:table-cell>
          <table:table-cell office:value-type="float" office:value="1357512" calcext:value-type="float">
            <text:p>1357512</text:p>
          </table:table-cell>
          <table:table-cell office:value-type="float" office:value="84846" calcext:value-type="float">
            <text:p>84846</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01771" calcext:value-type="float">
            <text:p>301771</text:p>
          </table:table-cell>
          <table:table-cell office:value-type="float" office:value="350779" calcext:value-type="float">
            <text:p>350779</text:p>
          </table:table-cell>
          <table:table-cell office:value-type="float" office:value="0" calcext:value-type="float">
            <text:p>0</text:p>
          </table:table-cell>
          <table:table-cell office:value-type="float" office:value="477132" calcext:value-type="float">
            <text:p>477132</text:p>
          </table:table-cell>
          <table:table-cell office:value-type="string" calcext:value-type="string">
            <text:p>Wow. <text:s text:c="3"/>Amazing</text:p>
          </table:table-cell>
          <table:table-cell/>
        </table:table-row>
        <table:table-row table:style-name="ro1">
          <table:table-cell office:value-type="float" office:value="319794" calcext:value-type="float">
            <text:p>319794</text:p>
          </table:table-cell>
          <table:table-cell office:value-type="float" office:value="0" calcext:value-type="float">
            <text:p>0</text:p>
          </table:table-cell>
          <table:table-cell office:value-type="float" office:value="1700322" calcext:value-type="float">
            <text:p>1700322</text:p>
          </table:table-cell>
          <table:table-cell office:value-type="float" office:value="42437" calcext:value-type="float">
            <text:p>42437</text:p>
          </table:table-cell>
          <table:table-cell office:value-type="string" calcext:value-type="string">
            <text:p>Kya edit he.. mastt ekdum.</text:p>
          </table:table-cell>
          <table:table-cell/>
        </table:table-row>
        <table:table-row table:style-name="ro1">
          <table:table-cell office:value-type="float" office:value="384322" calcext:value-type="float">
            <text:p>384322</text:p>
          </table:table-cell>
          <table:table-cell office:value-type="float" office:value="0" calcext:value-type="float">
            <text:p>0</text:p>
          </table:table-cell>
          <table:table-cell office:value-type="float" office:value="2259247" calcext:value-type="float">
            <text:p>2259247</text:p>
          </table:table-cell>
          <table:table-cell office:value-type="float" office:value="223863" calcext:value-type="float">
            <text:p>223863</text:p>
          </table:table-cell>
          <table:table-cell office:value-type="string" calcext:value-type="string">
            <text:p>Well try dear..... Keep it up ?</text:p>
          </table:table-cell>
          <table:table-cell/>
        </table:table-row>
        <table:table-row table:style-name="ro1">
          <table:table-cell office:value-type="float" office:value="427745" calcext:value-type="float">
            <text:p>427745</text:p>
          </table:table-cell>
          <table:table-cell office:value-type="float" office:value="0" calcext:value-type="float">
            <text:p>0</text:p>
          </table:table-cell>
          <table:table-cell office:value-type="float" office:value="2325182" calcext:value-type="float">
            <text:p>2325182</text:p>
          </table:table-cell>
          <table:table-cell office:value-type="float" office:value="34678" calcext:value-type="float">
            <text:p>34678</text:p>
          </table:table-cell>
          <table:table-cell office:value-type="string" calcext:value-type="string">
            <text:p>im taking train!</text:p>
          </table:table-cell>
          <table:table-cell/>
        </table:table-row>
        <table:table-row table:style-name="ro1">
          <table:table-cell office:value-type="float" office:value="102123" calcext:value-type="float">
            <text:p>102123</text:p>
          </table:table-cell>
          <table:table-cell office:value-type="float" office:value="0" calcext:value-type="float">
            <text:p>0</text:p>
          </table:table-cell>
          <table:table-cell office:value-type="float" office:value="780822" calcext:value-type="float">
            <text:p>780822</text:p>
          </table:table-cell>
          <table:table-cell office:value-type="float" office:value="79792" calcext:value-type="float">
            <text:p>79792</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16852" calcext:value-type="float">
            <text:p>116852</text:p>
          </table:table-cell>
          <table:table-cell office:value-type="float" office:value="0" calcext:value-type="float">
            <text:p>0</text:p>
          </table:table-cell>
          <table:table-cell office:value-type="float" office:value="817416" calcext:value-type="float">
            <text:p>817416</text:p>
          </table:table-cell>
          <table:table-cell office:value-type="float" office:value="243437" calcext:value-type="float">
            <text:p>243437</text:p>
          </table:table-cell>
          <table:table-cell office:value-type="string" calcext:value-type="string">
            <text:p>Thanks Shyam Gupta .. very soon</text:p>
          </table:table-cell>
          <table:table-cell/>
        </table:table-row>
        <table:table-row table:style-name="ro1">
          <table:table-cell office:value-type="float" office:value="248370" calcext:value-type="float">
            <text:p>248370</text:p>
          </table:table-cell>
          <table:table-cell office:value-type="float" office:value="0" calcext:value-type="float">
            <text:p>0</text:p>
          </table:table-cell>
          <table:table-cell office:value-type="float" office:value="1251833" calcext:value-type="float">
            <text:p>1251833</text:p>
          </table:table-cell>
          <table:table-cell office:value-type="float" office:value="378219" calcext:value-type="float">
            <text:p>378219</text:p>
          </table:table-cell>
          <table:table-cell office:value-type="string" calcext:value-type="string">
            <text:p>[[@39524]] <text:s/>what exactly you are planning to try?</text:p>
          </table:table-cell>
          <table:table-cell/>
        </table:table-row>
        <table:table-row table:style-name="ro1">
          <table:table-cell office:value-type="float" office:value="271984" calcext:value-type="float">
            <text:p>271984</text:p>
          </table:table-cell>
          <table:table-cell office:value-type="float" office:value="0" calcext:value-type="float">
            <text:p>0</text:p>
          </table:table-cell>
          <table:table-cell office:value-type="float" office:value="1419349" calcext:value-type="float">
            <text:p>1419349</text:p>
          </table:table-cell>
          <table:table-cell office:value-type="float" office:value="79171" calcext:value-type="float">
            <text:p>79171</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451013" calcext:value-type="float">
            <text:p>451013</text:p>
          </table:table-cell>
          <table:table-cell office:value-type="float" office:value="0" calcext:value-type="float">
            <text:p>0</text:p>
          </table:table-cell>
          <table:table-cell office:value-type="float" office:value="2292472" calcext:value-type="float">
            <text:p>2292472</text:p>
          </table:table-cell>
          <table:table-cell office:value-type="float" office:value="1890451" calcext:value-type="float">
            <text:p>1890451</text:p>
          </table:table-cell>
          <table:table-cell office:value-type="string" calcext:value-type="string">
            <text:p>Nice bubs</text:p>
          </table:table-cell>
          <table:table-cell/>
        </table:table-row>
        <table:table-row table:style-name="ro1">
          <table:table-cell office:value-type="float" office:value="457466" calcext:value-type="float">
            <text:p>457466</text:p>
          </table:table-cell>
          <table:table-cell office:value-type="float" office:value="0" calcext:value-type="float">
            <text:p>0</text:p>
          </table:table-cell>
          <table:table-cell office:value-type="float" office:value="2581847" calcext:value-type="float">
            <text:p>2581847</text:p>
          </table:table-cell>
          <table:table-cell office:value-type="float" office:value="2107773" calcext:value-type="float">
            <text:p>2107773</text:p>
          </table:table-cell>
          <table:table-cell office:value-type="string" calcext:value-type="string">
            <text:p>Nice</text:p>
          </table:table-cell>
          <table:table-cell/>
        </table:table-row>
        <table:table-row table:style-name="ro1">
          <table:table-cell office:value-type="float" office:value="460944" calcext:value-type="float">
            <text:p>460944</text:p>
          </table:table-cell>
          <table:table-cell office:value-type="float" office:value="0" calcext:value-type="float">
            <text:p>0</text:p>
          </table:table-cell>
          <table:table-cell office:value-type="float" office:value="2266756" calcext:value-type="float">
            <text:p>2266756</text:p>
          </table:table-cell>
          <table:table-cell office:value-type="float" office:value="2189503" calcext:value-type="float">
            <text:p>2189503</text:p>
          </table:table-cell>
          <table:table-cell office:value-type="string" calcext:value-type="string">
            <text:p>Nice</text:p>
          </table:table-cell>
          <table:table-cell/>
        </table:table-row>
        <table:table-row table:style-name="ro1">
          <table:table-cell office:value-type="float" office:value="124916" calcext:value-type="float">
            <text:p>124916</text:p>
          </table:table-cell>
          <table:table-cell office:value-type="float" office:value="0" calcext:value-type="float">
            <text:p>0</text:p>
          </table:table-cell>
          <table:table-cell office:value-type="float" office:value="826373" calcext:value-type="float">
            <text:p>826373</text:p>
          </table:table-cell>
          <table:table-cell office:value-type="float" office:value="77239" calcext:value-type="float">
            <text:p>77239</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29795" calcext:value-type="float">
            <text:p>129795</text:p>
          </table:table-cell>
          <table:table-cell office:value-type="float" office:value="0" calcext:value-type="float">
            <text:p>0</text:p>
          </table:table-cell>
          <table:table-cell office:value-type="float" office:value="433281" calcext:value-type="float">
            <text:p>433281</text:p>
          </table:table-cell>
          <table:table-cell office:value-type="float" office:value="242977" calcext:value-type="float">
            <text:p>242977</text:p>
          </table:table-cell>
          <table:table-cell office:value-type="string" calcext:value-type="string">
            <text:p>Water fall in this season</text:p>
          </table:table-cell>
          <table:table-cell/>
        </table:table-row>
        <table:table-row table:style-name="ro1">
          <table:table-cell office:value-type="float" office:value="131544" calcext:value-type="float">
            <text:p>131544</text:p>
          </table:table-cell>
          <table:table-cell office:value-type="float" office:value="0" calcext:value-type="float">
            <text:p>0</text:p>
          </table:table-cell>
          <table:table-cell office:value-type="float" office:value="844329" calcext:value-type="float">
            <text:p>844329</text:p>
          </table:table-cell>
          <table:table-cell office:value-type="float" office:value="77393" calcext:value-type="float">
            <text:p>77393</text:p>
          </table:table-cell>
          <table:table-cell office:value-type="string" calcext:value-type="string">
            <text:p>Wow! this is simply an amazing trail!</text:p>
          </table:table-cell>
          <table:table-cell/>
        </table:table-row>
        <table:table-row table:style-name="ro1">
          <table:table-cell office:value-type="float" office:value="219156" calcext:value-type="float">
            <text:p>219156</text:p>
          </table:table-cell>
          <table:table-cell office:value-type="float" office:value="0" calcext:value-type="float">
            <text:p>0</text:p>
          </table:table-cell>
          <table:table-cell office:value-type="float" office:value="1127717" calcext:value-type="float">
            <text:p>1127717</text:p>
          </table:table-cell>
          <table:table-cell office:value-type="float" office:value="41670" calcext:value-type="float">
            <text:p>41670</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47247" calcext:value-type="float">
            <text:p>247247</text:p>
          </table:table-cell>
          <table:table-cell office:value-type="float" office:value="0" calcext:value-type="float">
            <text:p>0</text:p>
          </table:table-cell>
          <table:table-cell office:value-type="float" office:value="1243032" calcext:value-type="float">
            <text:p>1243032</text:p>
          </table:table-cell>
          <table:table-cell office:value-type="float" office:value="87054" calcext:value-type="float">
            <text:p>87054</text:p>
          </table:table-cell>
          <table:table-cell office:value-type="string" calcext:value-type="string">
            <text:p>Fantastic <text:s/>❤️ </text:p>
          </table:table-cell>
          <table:table-cell/>
        </table:table-row>
        <table:table-row table:style-name="ro1">
          <table:table-cell office:value-type="float" office:value="288470" calcext:value-type="float">
            <text:p>288470</text:p>
          </table:table-cell>
          <table:table-cell office:value-type="float" office:value="0" calcext:value-type="float">
            <text:p>0</text:p>
          </table:table-cell>
          <table:table-cell office:value-type="float" office:value="1521325" calcext:value-type="float">
            <text:p>1521325</text:p>
          </table:table-cell>
          <table:table-cell office:value-type="float" office:value="82450" calcext:value-type="float">
            <text:p>82450</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92187" calcext:value-type="float">
            <text:p>292187</text:p>
          </table:table-cell>
          <table:table-cell office:value-type="float" office:value="0" calcext:value-type="float">
            <text:p>0</text:p>
          </table:table-cell>
          <table:table-cell office:value-type="float" office:value="2347" calcext:value-type="float">
            <text:p>2347</text:p>
          </table:table-cell>
          <table:table-cell office:value-type="float" office:value="473895" calcext:value-type="float">
            <text:p>473895</text:p>
          </table:table-cell>
          <table:table-cell office:value-type="string" calcext:value-type="string">
            <text:p>9664546835 Ripal</text:p>
          </table:table-cell>
          <table:table-cell/>
        </table:table-row>
        <table:table-row table:style-name="ro1">
          <table:table-cell office:value-type="float" office:value="409551" calcext:value-type="float">
            <text:p>409551</text:p>
          </table:table-cell>
          <table:table-cell office:value-type="float" office:value="0" calcext:value-type="float">
            <text:p>0</text:p>
          </table:table-cell>
          <table:table-cell office:value-type="float" office:value="2327176" calcext:value-type="float">
            <text:p>2327176</text:p>
          </table:table-cell>
          <table:table-cell office:value-type="float" office:value="1221853" calcext:value-type="float">
            <text:p>1221853</text:p>
          </table:table-cell>
          <table:table-cell office:value-type="string" calcext:value-type="string">
            <text:p>Haii</text:p>
          </table:table-cell>
          <table:table-cell/>
        </table:table-row>
        <table:table-row table:style-name="ro1">
          <table:table-cell office:value-type="float" office:value="84829" calcext:value-type="float">
            <text:p>84829</text:p>
          </table:table-cell>
          <table:table-cell office:value-type="float" office:value="0" calcext:value-type="float">
            <text:p>0</text:p>
          </table:table-cell>
          <table:table-cell office:value-type="float" office:value="53986" calcext:value-type="float">
            <text:p>53986</text:p>
          </table:table-cell>
          <table:table-cell office:value-type="float" office:value="20123" calcext:value-type="float">
            <text:p>20123</text:p>
          </table:table-cell>
          <table:table-cell office:value-type="string" calcext:value-type="string">
            <text:p>i love your work and i use it to plan my trips :)</text:p>
          </table:table-cell>
          <table:table-cell/>
        </table:table-row>
        <table:table-row table:style-name="ro1">
          <table:table-cell office:value-type="float" office:value="87197" calcext:value-type="float">
            <text:p>87197</text:p>
          </table:table-cell>
          <table:table-cell office:value-type="float" office:value="0" calcext:value-type="float">
            <text:p>0</text:p>
          </table:table-cell>
          <table:table-cell office:value-type="float" office:value="742431" calcext:value-type="float">
            <text:p>742431</text:p>
          </table:table-cell>
          <table:table-cell office:value-type="float" office:value="78116" calcext:value-type="float">
            <text:p>78116</text:p>
          </table:table-cell>
          <table:table-cell office:value-type="string" calcext:value-type="string">
            <text:p>Jhakaas ekdum</text:p>
          </table:table-cell>
          <table:table-cell/>
        </table:table-row>
        <table:table-row table:style-name="ro1">
          <table:table-cell office:value-type="float" office:value="93782" calcext:value-type="float">
            <text:p>93782</text:p>
          </table:table-cell>
          <table:table-cell office:value-type="float" office:value="0" calcext:value-type="float">
            <text:p>0</text:p>
          </table:table-cell>
          <table:table-cell office:value-type="float" office:value="760753" calcext:value-type="float">
            <text:p>760753</text:p>
          </table:table-cell>
          <table:table-cell office:value-type="float" office:value="42579" calcext:value-type="float">
            <text:p>42579</text:p>
          </table:table-cell>
          <table:table-cell office:value-type="string" calcext:value-type="string">
            <text:p>Hey what time of the year is best to visit this place?</text:p>
          </table:table-cell>
          <table:table-cell/>
        </table:table-row>
        <table:table-row table:style-name="ro1">
          <table:table-cell office:value-type="float" office:value="143974" calcext:value-type="float">
            <text:p>143974</text:p>
          </table:table-cell>
          <table:table-cell office:value-type="float" office:value="0" calcext:value-type="float">
            <text:p>0</text:p>
          </table:table-cell>
          <table:table-cell office:value-type="float" office:value="4338" calcext:value-type="float">
            <text:p>4338</text:p>
          </table:table-cell>
          <table:table-cell office:value-type="float" office:value="262975" calcext:value-type="float">
            <text:p>262975</text:p>
          </table:table-cell>
          <table:table-cell office:value-type="string" calcext:value-type="string">
            <text:p>I love beaches</text:p>
          </table:table-cell>
          <table:table-cell/>
        </table:table-row>
        <table:table-row table:style-name="ro1">
          <table:table-cell office:value-type="float" office:value="146531" calcext:value-type="float">
            <text:p>146531</text:p>
          </table:table-cell>
          <table:table-cell office:value-type="float" office:value="0" calcext:value-type="float">
            <text:p>0</text:p>
          </table:table-cell>
          <table:table-cell office:value-type="float" office:value="882905" calcext:value-type="float">
            <text:p>882905</text:p>
          </table:table-cell>
          <table:table-cell office:value-type="float" office:value="80326" calcext:value-type="float">
            <text:p>80326</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54255" calcext:value-type="float">
            <text:p>154255</text:p>
          </table:table-cell>
          <table:table-cell office:value-type="float" office:value="0" calcext:value-type="float">
            <text:p>0</text:p>
          </table:table-cell>
          <table:table-cell office:value-type="float" office:value="899651" calcext:value-type="float">
            <text:p>899651</text:p>
          </table:table-cell>
          <table:table-cell office:value-type="float" office:value="243612" calcext:value-type="float">
            <text:p>243612</text:p>
          </table:table-cell>
          <table:table-cell office:value-type="string" calcext:value-type="string">
            <text:p>Dekhne mein mast lag rahi hai yeh jagah</text:p>
          </table:table-cell>
          <table:table-cell/>
        </table:table-row>
        <table:table-row table:style-name="ro1">
          <table:table-cell office:value-type="float" office:value="174865" calcext:value-type="float">
            <text:p>174865</text:p>
          </table:table-cell>
          <table:table-cell office:value-type="float" office:value="0" calcext:value-type="float">
            <text:p>0</text:p>
          </table:table-cell>
          <table:table-cell office:value-type="float" office:value="955637" calcext:value-type="float">
            <text:p>955637</text:p>
          </table:table-cell>
          <table:table-cell office:value-type="float" office:value="84336" calcext:value-type="float">
            <text:p>84336</text:p>
          </table:table-cell>
          <table:table-cell office:value-type="string" calcext:value-type="string">
            <text:p>this is so pretty! </text:p>
          </table:table-cell>
          <table:table-cell/>
        </table:table-row>
        <table:table-row table:style-name="ro1">
          <table:table-cell office:value-type="float" office:value="310490" calcext:value-type="float">
            <text:p>310490</text:p>
          </table:table-cell>
          <table:table-cell office:value-type="float" office:value="0" calcext:value-type="float">
            <text:p>0</text:p>
          </table:table-cell>
          <table:table-cell office:value-type="float" office:value="1646239" calcext:value-type="float">
            <text:p>1646239</text:p>
          </table:table-cell>
          <table:table-cell office:value-type="float" office:value="40944" calcext:value-type="float">
            <text:p>40944</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386944" calcext:value-type="float">
            <text:p>386944</text:p>
          </table:table-cell>
          <table:table-cell office:value-type="float" office:value="0" calcext:value-type="float">
            <text:p>0</text:p>
          </table:table-cell>
          <table:table-cell office:value-type="float" office:value="1380750" calcext:value-type="float">
            <text:p>1380750</text:p>
          </table:table-cell>
          <table:table-cell office:value-type="float" office:value="898281" calcext:value-type="float">
            <text:p>898281</text:p>
          </table:table-cell>
          <table:table-cell office:value-type="string" calcext:value-type="string">
            <text:p>Polichu :)</text:p>
          </table:table-cell>
          <table:table-cell/>
        </table:table-row>
        <table:table-row table:style-name="ro1">
          <table:table-cell office:value-type="float" office:value="30249" calcext:value-type="float">
            <text:p>30249</text:p>
          </table:table-cell>
          <table:table-cell office:value-type="float" office:value="0" calcext:value-type="float">
            <text:p>0</text:p>
          </table:table-cell>
          <table:table-cell office:value-type="float" office:value="613410" calcext:value-type="float">
            <text:p>613410</text:p>
          </table:table-cell>
          <table:table-cell office:value-type="float" office:value="77595" calcext:value-type="float">
            <text:p>77595</text:p>
          </table:table-cell>
          <table:table-cell office:value-type="string" calcext:value-type="string">
            <text:p>Hey what time of the year is best to visit this place?</text:p>
          </table:table-cell>
          <table:table-cell/>
        </table:table-row>
        <table:table-row table:style-name="ro1">
          <table:table-cell office:value-type="float" office:value="79310" calcext:value-type="float">
            <text:p>79310</text:p>
          </table:table-cell>
          <table:table-cell office:value-type="float" office:value="0" calcext:value-type="float">
            <text:p>0</text:p>
          </table:table-cell>
          <table:table-cell office:value-type="float" office:value="731678" calcext:value-type="float">
            <text:p>731678</text:p>
          </table:table-cell>
          <table:table-cell office:value-type="float" office:value="79609" calcext:value-type="float">
            <text:p>79609</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47762" calcext:value-type="float">
            <text:p>147762</text:p>
          </table:table-cell>
          <table:table-cell office:value-type="float" office:value="0" calcext:value-type="float">
            <text:p>0</text:p>
          </table:table-cell>
          <table:table-cell office:value-type="float" office:value="885540" calcext:value-type="float">
            <text:p>885540</text:p>
          </table:table-cell>
          <table:table-cell office:value-type="float" office:value="265192" calcext:value-type="float">
            <text:p>265192</text:p>
          </table:table-cell>
          <table:table-cell office:value-type="string" calcext:value-type="string">
            <text:p>[[@85043]] thanks bro</text:p>
          </table:table-cell>
          <table:table-cell/>
        </table:table-row>
        <table:table-row table:style-name="ro1">
          <table:table-cell office:value-type="float" office:value="153258" calcext:value-type="float">
            <text:p>153258</text:p>
          </table:table-cell>
          <table:table-cell office:value-type="float" office:value="0" calcext:value-type="float">
            <text:p>0</text:p>
          </table:table-cell>
          <table:table-cell office:value-type="float" office:value="895614" calcext:value-type="float">
            <text:p>895614</text:p>
          </table:table-cell>
          <table:table-cell office:value-type="float" office:value="268546" calcext:value-type="float">
            <text:p>268546</text:p>
          </table:table-cell>
          <table:table-cell office:value-type="string" calcext:value-type="string">
            <text:p>[[@45847]] ..tnx for ur suggestion bro..Next tym i'll post the content too</text:p>
          </table:table-cell>
          <table:table-cell/>
        </table:table-row>
        <table:table-row table:style-name="ro1">
          <table:table-cell office:value-type="float" office:value="364349" calcext:value-type="float">
            <text:p>364349</text:p>
          </table:table-cell>
          <table:table-cell office:value-type="float" office:value="0" calcext:value-type="float">
            <text:p>0</text:p>
          </table:table-cell>
          <table:table-cell office:value-type="float" office:value="2107756" calcext:value-type="float">
            <text:p>2107756</text:p>
          </table:table-cell>
          <table:table-cell office:value-type="float" office:value="77196" calcext:value-type="float">
            <text:p>77196</text:p>
          </table:table-cell>
          <table:table-cell office:value-type="string" calcext:value-type="string">
            <text:p>OMG! yeh mera India</text:p>
          </table:table-cell>
          <table:table-cell/>
        </table:table-row>
        <table:table-row table:style-name="ro1">
          <table:table-cell office:value-type="float" office:value="19938" calcext:value-type="float">
            <text:p>19938</text:p>
          </table:table-cell>
          <table:table-cell office:value-type="float" office:value="0" calcext:value-type="float">
            <text:p>0</text:p>
          </table:table-cell>
          <table:table-cell office:value-type="float" office:value="584645" calcext:value-type="float">
            <text:p>584645</text:p>
          </table:table-cell>
          <table:table-cell office:value-type="float" office:value="175155" calcext:value-type="float">
            <text:p>175155</text:p>
          </table:table-cell>
          <table:table-cell office:value-type="string" calcext:value-type="string">
            <text:p>Thank you so much?[[@79771]]</text:p>
          </table:table-cell>
          <table:table-cell/>
        </table:table-row>
        <table:table-row table:style-name="ro1">
          <table:table-cell office:value-type="float" office:value="23147" calcext:value-type="float">
            <text:p>23147</text:p>
          </table:table-cell>
          <table:table-cell office:value-type="float" office:value="0" calcext:value-type="float">
            <text:p>0</text:p>
          </table:table-cell>
          <table:table-cell office:value-type="float" office:value="594720" calcext:value-type="float">
            <text:p>594720</text:p>
          </table:table-cell>
          <table:table-cell office:value-type="float" office:value="177827" calcext:value-type="float">
            <text:p>177827</text:p>
          </table:table-cell>
          <table:table-cell office:value-type="string" calcext:value-type="string">
            <text:p>[[@40328]] join me</text:p>
          </table:table-cell>
          <table:table-cell/>
        </table:table-row>
        <table:table-row table:style-name="ro1">
          <table:table-cell office:value-type="float" office:value="29371" calcext:value-type="float">
            <text:p>29371</text:p>
          </table:table-cell>
          <table:table-cell office:value-type="float" office:value="0" calcext:value-type="float">
            <text:p>0</text:p>
          </table:table-cell>
          <table:table-cell office:value-type="float" office:value="610720" calcext:value-type="float">
            <text:p>610720</text:p>
          </table:table-cell>
          <table:table-cell office:value-type="float" office:value="50585" calcext:value-type="float">
            <text:p>50585</text:p>
          </table:table-cell>
          <table:table-cell office:value-type="string" calcext:value-type="string">
            <text:p>Dekhne mein mast lag rahi hai yeh jagah</text:p>
          </table:table-cell>
          <table:table-cell/>
        </table:table-row>
        <table:table-row table:style-name="ro1">
          <table:table-cell office:value-type="float" office:value="56542" calcext:value-type="float">
            <text:p>56542</text:p>
          </table:table-cell>
          <table:table-cell office:value-type="float" office:value="0" calcext:value-type="float">
            <text:p>0</text:p>
          </table:table-cell>
          <table:table-cell office:value-type="float" office:value="670935" calcext:value-type="float">
            <text:p>670935</text:p>
          </table:table-cell>
          <table:table-cell office:value-type="float" office:value="40776" calcext:value-type="float">
            <text:p>40776</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72384" calcext:value-type="float">
            <text:p>72384</text:p>
          </table:table-cell>
          <table:table-cell office:value-type="float" office:value="0" calcext:value-type="float">
            <text:p>0</text:p>
          </table:table-cell>
          <table:table-cell office:value-type="float" office:value="712111" calcext:value-type="float">
            <text:p>712111</text:p>
          </table:table-cell>
          <table:table-cell office:value-type="float" office:value="210294" calcext:value-type="float">
            <text:p>210294</text:p>
          </table:table-cell>
          <table:table-cell office:value-type="string" calcext:value-type="string">
            <text:p>[[@40594]] thanx ?</text:p>
          </table:table-cell>
          <table:table-cell/>
        </table:table-row>
        <table:table-row table:style-name="ro1">
          <table:table-cell office:value-type="float" office:value="364959" calcext:value-type="float">
            <text:p>364959</text:p>
          </table:table-cell>
          <table:table-cell office:value-type="float" office:value="0" calcext:value-type="float">
            <text:p>0</text:p>
          </table:table-cell>
          <table:table-cell office:value-type="float" office:value="2116772" calcext:value-type="float">
            <text:p>2116772</text:p>
          </table:table-cell>
          <table:table-cell office:value-type="float" office:value="82405" calcext:value-type="float">
            <text:p>82405</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2908" calcext:value-type="float">
            <text:p>2908</text:p>
          </table:table-cell>
          <table:table-cell office:value-type="float" office:value="6276" calcext:value-type="float">
            <text:p>6276</text:p>
          </table:table-cell>
          <table:table-cell office:value-type="float" office:value="0" calcext:value-type="float">
            <text:p>0</text:p>
          </table:table-cell>
          <table:table-cell office:value-type="float" office:value="6082" calcext:value-type="float">
            <text:p>6082</text:p>
          </table:table-cell>
          <table:table-cell office:value-type="string" calcext:value-type="string">
            <text:p>will try. :)</text:p>
          </table:table-cell>
          <table:table-cell/>
        </table:table-row>
        <table:table-row table:style-name="ro1">
          <table:table-cell office:value-type="float" office:value="21787" calcext:value-type="float">
            <text:p>21787</text:p>
          </table:table-cell>
          <table:table-cell office:value-type="float" office:value="0" calcext:value-type="float">
            <text:p>0</text:p>
          </table:table-cell>
          <table:table-cell office:value-type="float" office:value="593076" calcext:value-type="float">
            <text:p>593076</text:p>
          </table:table-cell>
          <table:table-cell office:value-type="float" office:value="42759" calcext:value-type="float">
            <text:p>42759</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97102" calcext:value-type="float">
            <text:p>97102</text:p>
          </table:table-cell>
          <table:table-cell office:value-type="float" office:value="0" calcext:value-type="float">
            <text:p>0</text:p>
          </table:table-cell>
          <table:table-cell office:value-type="float" office:value="769563" calcext:value-type="float">
            <text:p>769563</text:p>
          </table:table-cell>
          <table:table-cell office:value-type="float" office:value="228803" calcext:value-type="float">
            <text:p>228803</text:p>
          </table:table-cell>
          <table:table-cell office:value-type="string" calcext:value-type="string">
            <text:p>[[@88252]] yes...</text:p>
          </table:table-cell>
          <table:table-cell/>
        </table:table-row>
        <table:table-row table:style-name="ro1">
          <table:table-cell office:value-type="float" office:value="108971" calcext:value-type="float">
            <text:p>108971</text:p>
          </table:table-cell>
          <table:table-cell office:value-type="float" office:value="0" calcext:value-type="float">
            <text:p>0</text:p>
          </table:table-cell>
          <table:table-cell office:value-type="float" office:value="797549" calcext:value-type="float">
            <text:p>797549</text:p>
          </table:table-cell>
          <table:table-cell office:value-type="float" office:value="40489" calcext:value-type="float">
            <text:p>40489</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71292" calcext:value-type="float">
            <text:p>171292</text:p>
          </table:table-cell>
          <table:table-cell office:value-type="float" office:value="0" calcext:value-type="float">
            <text:p>0</text:p>
          </table:table-cell>
          <table:table-cell office:value-type="float" office:value="947293" calcext:value-type="float">
            <text:p>947293</text:p>
          </table:table-cell>
          <table:table-cell office:value-type="float" office:value="76714" calcext:value-type="float">
            <text:p>76714</text:p>
          </table:table-cell>
          <table:table-cell office:value-type="string" calcext:value-type="string">
            <text:p>Awesome post! :)</text:p>
          </table:table-cell>
          <table:table-cell/>
        </table:table-row>
        <table:table-row table:style-name="ro1">
          <table:table-cell office:value-type="float" office:value="213666" calcext:value-type="float">
            <text:p>213666</text:p>
          </table:table-cell>
          <table:table-cell office:value-type="float" office:value="0" calcext:value-type="float">
            <text:p>0</text:p>
          </table:table-cell>
          <table:table-cell office:value-type="float" office:value="1099105" calcext:value-type="float">
            <text:p>1099105</text:p>
          </table:table-cell>
          <table:table-cell office:value-type="float" office:value="331008" calcext:value-type="float">
            <text:p>331008</text:p>
          </table:table-cell>
          <table:table-cell office:value-type="string" calcext:value-type="string">
            <text:p>Its near to Rajwada</text:p>
          </table:table-cell>
          <table:table-cell/>
        </table:table-row>
        <table:table-row table:style-name="ro1">
          <table:table-cell office:value-type="float" office:value="284576" calcext:value-type="float">
            <text:p>284576</text:p>
          </table:table-cell>
          <table:table-cell office:value-type="float" office:value="0" calcext:value-type="float">
            <text:p>0</text:p>
          </table:table-cell>
          <table:table-cell office:value-type="float" office:value="1495893" calcext:value-type="float">
            <text:p>1495893</text:p>
          </table:table-cell>
          <table:table-cell office:value-type="float" office:value="45712" calcext:value-type="float">
            <text:p>45712</text:p>
          </table:table-cell>
          <table:table-cell office:value-type="string" calcext:value-type="string">
            <text:p>The title was so rad! cool stuff really!</text:p>
          </table:table-cell>
          <table:table-cell/>
        </table:table-row>
        <table:table-row table:style-name="ro1">
          <table:table-cell office:value-type="float" office:value="296855" calcext:value-type="float">
            <text:p>296855</text:p>
          </table:table-cell>
          <table:table-cell office:value-type="float" office:value="0" calcext:value-type="float">
            <text:p>0</text:p>
          </table:table-cell>
          <table:table-cell office:value-type="float" office:value="1570446" calcext:value-type="float">
            <text:p>1570446</text:p>
          </table:table-cell>
          <table:table-cell office:value-type="float" office:value="483520" calcext:value-type="float">
            <text:p>483520</text:p>
          </table:table-cell>
          <table:table-cell office:value-type="string" calcext:value-type="string">
            <text:p>Sure....</text:p>
          </table:table-cell>
          <table:table-cell/>
        </table:table-row>
        <table:table-row table:style-name="ro1">
          <table:table-cell office:value-type="float" office:value="331628" calcext:value-type="float">
            <text:p>331628</text:p>
          </table:table-cell>
          <table:table-cell office:value-type="float" office:value="0" calcext:value-type="float">
            <text:p>0</text:p>
          </table:table-cell>
          <table:table-cell office:value-type="float" office:value="1773265" calcext:value-type="float">
            <text:p>1773265</text:p>
          </table:table-cell>
          <table:table-cell office:value-type="float" office:value="19837" calcext:value-type="float">
            <text:p>19837</text:p>
          </table:table-cell>
          <table:table-cell office:value-type="string" calcext:value-type="string">
            <text:p>I am so trying this out soon, do you have any suggestions or tips?</text:p>
          </table:table-cell>
          <table:table-cell/>
        </table:table-row>
        <table:table-row table:style-name="ro1">
          <table:table-cell office:value-type="float" office:value="451411" calcext:value-type="float">
            <text:p>451411</text:p>
          </table:table-cell>
          <table:table-cell office:value-type="float" office:value="0" calcext:value-type="float">
            <text:p>0</text:p>
          </table:table-cell>
          <table:table-cell office:value-type="float" office:value="2131267" calcext:value-type="float">
            <text:p>2131267</text:p>
          </table:table-cell>
          <table:table-cell office:value-type="float" office:value="1929967" calcext:value-type="float">
            <text:p>1929967</text:p>
          </table:table-cell>
          <table:table-cell office:value-type="string" calcext:value-type="string">
            <text:p>Follwo me</text:p>
          </table:table-cell>
          <table:table-cell/>
        </table:table-row>
        <table:table-row table:style-name="ro1">
          <table:table-cell office:value-type="float" office:value="40551" calcext:value-type="float">
            <text:p>40551</text:p>
          </table:table-cell>
          <table:table-cell office:value-type="float" office:value="0" calcext:value-type="float">
            <text:p>0</text:p>
          </table:table-cell>
          <table:table-cell office:value-type="float" office:value="110802" calcext:value-type="float">
            <text:p>110802</text:p>
          </table:table-cell>
          <table:table-cell office:value-type="float" office:value="189716" calcext:value-type="float">
            <text:p>189716</text:p>
          </table:table-cell>
          <table:table-cell office:value-type="string" calcext:value-type="string">
            <text:p>MeetA?</text:p>
          </table:table-cell>
          <table:table-cell/>
        </table:table-row>
        <table:table-row table:style-name="ro1">
          <table:table-cell office:value-type="float" office:value="133568" calcext:value-type="float">
            <text:p>133568</text:p>
          </table:table-cell>
          <table:table-cell office:value-type="float" office:value="0" calcext:value-type="float">
            <text:p>0</text:p>
          </table:table-cell>
          <table:table-cell office:value-type="float" office:value="447948" calcext:value-type="float">
            <text:p>447948</text:p>
          </table:table-cell>
          <table:table-cell office:value-type="float" office:value="253597" calcext:value-type="float">
            <text:p>253597</text:p>
          </table:table-cell>
          <table:table-cell office:value-type="string" calcext:value-type="string">
            <text:p>My favourite ???</text:p>
          </table:table-cell>
          <table:table-cell/>
        </table:table-row>
        <table:table-row table:style-name="ro1">
          <table:table-cell office:value-type="float" office:value="145907" calcext:value-type="float">
            <text:p>145907</text:p>
          </table:table-cell>
          <table:table-cell office:value-type="float" office:value="0" calcext:value-type="float">
            <text:p>0</text:p>
          </table:table-cell>
          <table:table-cell office:value-type="float" office:value="880339" calcext:value-type="float">
            <text:p>880339</text:p>
          </table:table-cell>
          <table:table-cell office:value-type="float" office:value="263600" calcext:value-type="float">
            <text:p>263600</text:p>
          </table:table-cell>
          <table:table-cell office:value-type="string" calcext:value-type="string">
            <text:p>[[@45717]] hey added couple of new videos , check it out :)</text:p>
          </table:table-cell>
          <table:table-cell/>
        </table:table-row>
        <table:table-row table:style-name="ro1">
          <table:table-cell office:value-type="float" office:value="297167" calcext:value-type="float">
            <text:p>297167</text:p>
          </table:table-cell>
          <table:table-cell office:value-type="float" office:value="0" calcext:value-type="float">
            <text:p>0</text:p>
          </table:table-cell>
          <table:table-cell office:value-type="float" office:value="1572498" calcext:value-type="float">
            <text:p>1572498</text:p>
          </table:table-cell>
          <table:table-cell office:value-type="float" office:value="83953" calcext:value-type="float">
            <text:p>83953</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324911" calcext:value-type="float">
            <text:p>324911</text:p>
          </table:table-cell>
          <table:table-cell office:value-type="float" office:value="0" calcext:value-type="float">
            <text:p>0</text:p>
          </table:table-cell>
          <table:table-cell office:value-type="float" office:value="1734531" calcext:value-type="float">
            <text:p>1734531</text:p>
          </table:table-cell>
          <table:table-cell office:value-type="float" office:value="81698" calcext:value-type="float">
            <text:p>81698</text:p>
          </table:table-cell>
          <table:table-cell office:value-type="string" calcext:value-type="string">
            <text:p>OMG! yeh mera India</text:p>
          </table:table-cell>
          <table:table-cell/>
        </table:table-row>
        <table:table-row table:style-name="ro1">
          <table:table-cell office:value-type="float" office:value="335337" calcext:value-type="float">
            <text:p>335337</text:p>
          </table:table-cell>
          <table:table-cell office:value-type="float" office:value="0" calcext:value-type="float">
            <text:p>0</text:p>
          </table:table-cell>
          <table:table-cell office:value-type="float" office:value="1788062" calcext:value-type="float">
            <text:p>1788062</text:p>
          </table:table-cell>
          <table:table-cell office:value-type="float" office:value="76899" calcext:value-type="float">
            <text:p>76899</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403566" calcext:value-type="float">
            <text:p>403566</text:p>
          </table:table-cell>
          <table:table-cell office:value-type="float" office:value="0" calcext:value-type="float">
            <text:p>0</text:p>
          </table:table-cell>
          <table:table-cell office:value-type="float" office:value="2265267" calcext:value-type="float">
            <text:p>2265267</text:p>
          </table:table-cell>
          <table:table-cell office:value-type="float" office:value="7520" calcext:value-type="float">
            <text:p>7520</text:p>
          </table:table-cell>
          <table:table-cell office:value-type="string" calcext:value-type="string">
            <text:p>incredible</text:p>
          </table:table-cell>
          <table:table-cell/>
        </table:table-row>
        <table:table-row table:style-name="ro1">
          <table:table-cell office:value-type="float" office:value="421608" calcext:value-type="float">
            <text:p>421608</text:p>
          </table:table-cell>
          <table:table-cell office:value-type="float" office:value="0" calcext:value-type="float">
            <text:p>0</text:p>
          </table:table-cell>
          <table:table-cell office:value-type="float" office:value="2313008" calcext:value-type="float">
            <text:p>2313008</text:p>
          </table:table-cell>
          <table:table-cell office:value-type="float" office:value="21485" calcext:value-type="float">
            <text:p>21485</text:p>
          </table:table-cell>
          <table:table-cell office:value-type="string" calcext:value-type="string">
            <text:p>sucha family place.</text:p>
          </table:table-cell>
          <table:table-cell/>
        </table:table-row>
        <table:table-row table:style-name="ro1">
          <table:table-cell office:value-type="float" office:value="59029" calcext:value-type="float">
            <text:p>59029</text:p>
          </table:table-cell>
          <table:table-cell office:value-type="float" office:value="0" calcext:value-type="float">
            <text:p>0</text:p>
          </table:table-cell>
          <table:table-cell office:value-type="float" office:value="671474" calcext:value-type="float">
            <text:p>671474</text:p>
          </table:table-cell>
          <table:table-cell office:value-type="float" office:value="200190" calcext:value-type="float">
            <text:p>200190</text:p>
          </table:table-cell>
          <table:table-cell office:value-type="string" calcext:value-type="string">
            <text:p>[[@40159]] edited nahi hai wo pic....</text:p>
          </table:table-cell>
          <table:table-cell/>
        </table:table-row>
        <table:table-row table:style-name="ro1">
          <table:table-cell office:value-type="float" office:value="91910" calcext:value-type="float">
            <text:p>91910</text:p>
          </table:table-cell>
          <table:table-cell office:value-type="float" office:value="0" calcext:value-type="float">
            <text:p>0</text:p>
          </table:table-cell>
          <table:table-cell office:value-type="float" office:value="751010" calcext:value-type="float">
            <text:p>751010</text:p>
          </table:table-cell>
          <table:table-cell office:value-type="float" office:value="223074" calcext:value-type="float">
            <text:p>223074</text:p>
          </table:table-cell>
          <table:table-cell office:value-type="string" calcext:value-type="string">
            <text:p>[[@573]] what type of justice you want in this pics ?</text:p>
          </table:table-cell>
          <table:table-cell/>
        </table:table-row>
        <table:table-row table:style-name="ro1">
          <table:table-cell office:value-type="float" office:value="139432" calcext:value-type="float">
            <text:p>139432</text:p>
          </table:table-cell>
          <table:table-cell office:value-type="float" office:value="0" calcext:value-type="float">
            <text:p>0</text:p>
          </table:table-cell>
          <table:table-cell office:value-type="float" office:value="865979" calcext:value-type="float">
            <text:p>865979</text:p>
          </table:table-cell>
          <table:table-cell office:value-type="float" office:value="40722" calcext:value-type="float">
            <text:p>40722</text:p>
          </table:table-cell>
          <table:table-cell office:value-type="string" calcext:value-type="string">
            <text:p>wow..wonderful..</text:p>
          </table:table-cell>
          <table:table-cell/>
        </table:table-row>
        <table:table-row table:style-name="ro1">
          <table:table-cell office:value-type="float" office:value="272795" calcext:value-type="float">
            <text:p>272795</text:p>
          </table:table-cell>
          <table:table-cell office:value-type="float" office:value="0" calcext:value-type="float">
            <text:p>0</text:p>
          </table:table-cell>
          <table:table-cell office:value-type="float" office:value="1424951" calcext:value-type="float">
            <text:p>1424951</text:p>
          </table:table-cell>
          <table:table-cell office:value-type="float" office:value="76591" calcext:value-type="float">
            <text:p>76591</text:p>
          </table:table-cell>
          <table:table-cell office:value-type="string" calcext:value-type="string">
            <text:p>OMG! yeh mera India</text:p>
          </table:table-cell>
          <table:table-cell/>
        </table:table-row>
        <table:table-row table:style-name="ro1">
          <table:table-cell office:value-type="float" office:value="400326" calcext:value-type="float">
            <text:p>400326</text:p>
          </table:table-cell>
          <table:table-cell office:value-type="float" office:value="0" calcext:value-type="float">
            <text:p>0</text:p>
          </table:table-cell>
          <table:table-cell office:value-type="float" office:value="973110" calcext:value-type="float">
            <text:p>973110</text:p>
          </table:table-cell>
          <table:table-cell office:value-type="float" office:value="13465" calcext:value-type="float">
            <text:p>13465</text:p>
          </table:table-cell>
          <table:table-cell office:value-type="string" calcext:value-type="string">
            <text:p>its all about the fun </text:p>
          </table:table-cell>
          <table:table-cell/>
        </table:table-row>
        <table:table-row table:style-name="ro1">
          <table:table-cell office:value-type="float" office:value="429013" calcext:value-type="float">
            <text:p>429013</text:p>
          </table:table-cell>
          <table:table-cell office:value-type="float" office:value="0" calcext:value-type="float">
            <text:p>0</text:p>
          </table:table-cell>
          <table:table-cell office:value-type="float" office:value="2317384" calcext:value-type="float">
            <text:p>2317384</text:p>
          </table:table-cell>
          <table:table-cell office:value-type="float" office:value="1704" calcext:value-type="float">
            <text:p>1704</text:p>
          </table:table-cell>
          <table:table-cell office:value-type="string" calcext:value-type="string">
            <text:p>cool</text:p>
          </table:table-cell>
          <table:table-cell/>
        </table:table-row>
        <table:table-row table:style-name="ro1">
          <table:table-cell office:value-type="float" office:value="94313" calcext:value-type="float">
            <text:p>94313</text:p>
          </table:table-cell>
          <table:table-cell office:value-type="float" office:value="0" calcext:value-type="float">
            <text:p>0</text:p>
          </table:table-cell>
          <table:table-cell office:value-type="float" office:value="763394" calcext:value-type="float">
            <text:p>763394</text:p>
          </table:table-cell>
          <table:table-cell office:value-type="float" office:value="198501" calcext:value-type="float">
            <text:p>198501</text:p>
          </table:table-cell>
          <table:table-cell office:value-type="string" calcext:value-type="string">
            <text:p>[[@1]]</text:p>
          </table:table-cell>
          <table:table-cell/>
        </table:table-row>
        <table:table-row table:style-name="ro1">
          <table:table-cell office:value-type="float" office:value="95016" calcext:value-type="float">
            <text:p>95016</text:p>
          </table:table-cell>
          <table:table-cell office:value-type="float" office:value="0" calcext:value-type="float">
            <text:p>0</text:p>
          </table:table-cell>
          <table:table-cell office:value-type="float" office:value="763570" calcext:value-type="float">
            <text:p>763570</text:p>
          </table:table-cell>
          <table:table-cell office:value-type="float" office:value="135890" calcext:value-type="float">
            <text:p>135890</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313734" calcext:value-type="float">
            <text:p>313734</text:p>
          </table:table-cell>
          <table:table-cell office:value-type="float" office:value="0" calcext:value-type="float">
            <text:p>0</text:p>
          </table:table-cell>
          <table:table-cell office:value-type="float" office:value="1664318" calcext:value-type="float">
            <text:p>1664318</text:p>
          </table:table-cell>
          <table:table-cell office:value-type="float" office:value="85848" calcext:value-type="float">
            <text:p>85848</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352420" calcext:value-type="float">
            <text:p>352420</text:p>
          </table:table-cell>
          <table:table-cell office:value-type="float" office:value="0" calcext:value-type="float">
            <text:p>0</text:p>
          </table:table-cell>
          <table:table-cell office:value-type="float" office:value="1906704" calcext:value-type="float">
            <text:p>1906704</text:p>
          </table:table-cell>
          <table:table-cell office:value-type="float" office:value="81058" calcext:value-type="float">
            <text:p>81058</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74554" calcext:value-type="float">
            <text:p>374554</text:p>
          </table:table-cell>
          <table:table-cell office:value-type="float" office:value="0" calcext:value-type="float">
            <text:p>0</text:p>
          </table:table-cell>
          <table:table-cell office:value-type="float" office:value="2225044" calcext:value-type="float">
            <text:p>2225044</text:p>
          </table:table-cell>
          <table:table-cell office:value-type="float" office:value="79398" calcext:value-type="float">
            <text:p>79398</text:p>
          </table:table-cell>
          <table:table-cell office:value-type="string" calcext:value-type="string">
            <text:p>Maa kaasam! maza aa gaya</text:p>
          </table:table-cell>
          <table:table-cell/>
        </table:table-row>
        <table:table-row table:style-name="ro1">
          <table:table-cell office:value-type="float" office:value="387894" calcext:value-type="float">
            <text:p>387894</text:p>
          </table:table-cell>
          <table:table-cell office:value-type="float" office:value="0" calcext:value-type="float">
            <text:p>0</text:p>
          </table:table-cell>
          <table:table-cell office:value-type="float" office:value="2258806" calcext:value-type="float">
            <text:p>2258806</text:p>
          </table:table-cell>
          <table:table-cell office:value-type="float" office:value="565672" calcext:value-type="float">
            <text:p>565672</text:p>
          </table:table-cell>
          <table:table-cell office:value-type="string" calcext:value-type="string">
            <text:p>Nice video</text:p>
          </table:table-cell>
          <table:table-cell/>
        </table:table-row>
        <table:table-row table:style-name="ro1">
          <table:table-cell office:value-type="float" office:value="439017" calcext:value-type="float">
            <text:p>439017</text:p>
          </table:table-cell>
          <table:table-cell office:value-type="float" office:value="0" calcext:value-type="float">
            <text:p>0</text:p>
          </table:table-cell>
          <table:table-cell office:value-type="float" office:value="2385641" calcext:value-type="float">
            <text:p>2385641</text:p>
          </table:table-cell>
          <table:table-cell office:value-type="float" office:value="41171" calcext:value-type="float">
            <text:p>41171</text:p>
          </table:table-cell>
          <table:table-cell office:value-type="string" calcext:value-type="string">
            <text:p>இது கூட தொட்டுக்க என்ன செத்துக்கலாம் </text:p>
          </table:table-cell>
          <table:table-cell/>
        </table:table-row>
        <table:table-row table:style-name="ro1">
          <table:table-cell office:value-type="float" office:value="2847" calcext:value-type="float">
            <text:p>2847</text:p>
          </table:table-cell>
          <table:table-cell office:value-type="float" office:value="3458" calcext:value-type="float">
            <text:p>3458</text:p>
          </table:table-cell>
          <table:table-cell office:value-type="float" office:value="0" calcext:value-type="float">
            <text:p>0</text:p>
          </table:table-cell>
          <table:table-cell office:value-type="float" office:value="305" calcext:value-type="float">
            <text:p>305</text:p>
          </table:table-cell>
          <table:table-cell office:value-type="string" calcext:value-type="string">
            <text:p>how to get there ?</text:p>
          </table:table-cell>
          <table:table-cell/>
        </table:table-row>
        <table:table-row table:style-name="ro1">
          <table:table-cell office:value-type="float" office:value="51955" calcext:value-type="float">
            <text:p>51955</text:p>
          </table:table-cell>
          <table:table-cell office:value-type="float" office:value="0" calcext:value-type="float">
            <text:p>0</text:p>
          </table:table-cell>
          <table:table-cell office:value-type="float" office:value="660845" calcext:value-type="float">
            <text:p>660845</text:p>
          </table:table-cell>
          <table:table-cell office:value-type="float" office:value="80972" calcext:value-type="float">
            <text:p>80972</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61271" calcext:value-type="float">
            <text:p>61271</text:p>
          </table:table-cell>
          <table:table-cell office:value-type="float" office:value="0" calcext:value-type="float">
            <text:p>0</text:p>
          </table:table-cell>
          <table:table-cell office:value-type="float" office:value="681034" calcext:value-type="float">
            <text:p>681034</text:p>
          </table:table-cell>
          <table:table-cell office:value-type="float" office:value="201992" calcext:value-type="float">
            <text:p>201992</text:p>
          </table:table-cell>
          <table:table-cell office:value-type="string" calcext:value-type="string">
            <text:p>It's actually taken near entry of cave so it's title holy cave</text:p>
          </table:table-cell>
          <table:table-cell/>
        </table:table-row>
        <table:table-row table:style-name="ro1">
          <table:table-cell office:value-type="float" office:value="158058" calcext:value-type="float">
            <text:p>158058</text:p>
          </table:table-cell>
          <table:table-cell office:value-type="float" office:value="0" calcext:value-type="float">
            <text:p>0</text:p>
          </table:table-cell>
          <table:table-cell office:value-type="float" office:value="912892" calcext:value-type="float">
            <text:p>912892</text:p>
          </table:table-cell>
          <table:table-cell office:value-type="float" office:value="77674" calcext:value-type="float">
            <text:p>77674</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42312" calcext:value-type="float">
            <text:p>242312</text:p>
          </table:table-cell>
          <table:table-cell office:value-type="float" office:value="0" calcext:value-type="float">
            <text:p>0</text:p>
          </table:table-cell>
          <table:table-cell office:value-type="float" office:value="1211609" calcext:value-type="float">
            <text:p>1211609</text:p>
          </table:table-cell>
          <table:table-cell office:value-type="float" office:value="45982" calcext:value-type="float">
            <text:p>45982</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9702" calcext:value-type="float">
            <text:p>9702</text:p>
          </table:table-cell>
          <table:table-cell office:value-type="float" office:value="0" calcext:value-type="float">
            <text:p>0</text:p>
          </table:table-cell>
          <table:table-cell office:value-type="float" office:value="405506" calcext:value-type="float">
            <text:p>405506</text:p>
          </table:table-cell>
          <table:table-cell office:value-type="float" office:value="12788" calcext:value-type="float">
            <text:p>12788</text:p>
          </table:table-cell>
          <table:table-cell office:value-type="string" calcext:value-type="string">
            <text:p>nice </text:p>
          </table:table-cell>
          <table:table-cell/>
        </table:table-row>
        <table:table-row table:style-name="ro1">
          <table:table-cell office:value-type="float" office:value="69998" calcext:value-type="float">
            <text:p>69998</text:p>
          </table:table-cell>
          <table:table-cell office:value-type="float" office:value="0" calcext:value-type="float">
            <text:p>0</text:p>
          </table:table-cell>
          <table:table-cell office:value-type="float" office:value="704300" calcext:value-type="float">
            <text:p>704300</text:p>
          </table:table-cell>
          <table:table-cell office:value-type="float" office:value="83682" calcext:value-type="float">
            <text:p>83682</text:p>
          </table:table-cell>
          <table:table-cell office:value-type="string" calcext:value-type="string">
            <text:p>Super se bhi uper!</text:p>
          </table:table-cell>
          <table:table-cell/>
        </table:table-row>
        <table:table-row table:style-name="ro1">
          <table:table-cell office:value-type="float" office:value="114044" calcext:value-type="float">
            <text:p>114044</text:p>
          </table:table-cell>
          <table:table-cell office:value-type="float" office:value="0" calcext:value-type="float">
            <text:p>0</text:p>
          </table:table-cell>
          <table:table-cell office:value-type="float" office:value="806554" calcext:value-type="float">
            <text:p>806554</text:p>
          </table:table-cell>
          <table:table-cell office:value-type="float" office:value="239501" calcext:value-type="float">
            <text:p>239501</text:p>
          </table:table-cell>
          <table:table-cell office:value-type="string" calcext:value-type="string">
            <text:p>[[@78312]] unfortunately <text:s/>the content has a size limit. Otherwise it is a beautiful place to travel :)</text:p>
          </table:table-cell>
          <table:table-cell/>
        </table:table-row>
        <table:table-row table:style-name="ro1">
          <table:table-cell office:value-type="float" office:value="291943" calcext:value-type="float">
            <text:p>291943</text:p>
          </table:table-cell>
          <table:table-cell office:value-type="float" office:value="0" calcext:value-type="float">
            <text:p>0</text:p>
          </table:table-cell>
          <table:table-cell office:value-type="float" office:value="1231575" calcext:value-type="float">
            <text:p>1231575</text:p>
          </table:table-cell>
          <table:table-cell office:value-type="float" office:value="372194" calcext:value-type="float">
            <text:p>372194</text:p>
          </table:table-cell>
          <table:table-cell office:value-type="string" calcext:value-type="string">
            <text:p>[[@43635]] In Meghalaya you can visit- Double Decker Root Bridge, Nohkalikai Falls, Seven Sister Falls, Mawsynram, Mawsmai Caves, Mawlynnong, Dawki...</text:p>
          </table:table-cell>
          <table:table-cell/>
        </table:table-row>
        <table:table-row table:style-name="ro1">
          <table:table-cell office:value-type="float" office:value="308264" calcext:value-type="float">
            <text:p>308264</text:p>
          </table:table-cell>
          <table:table-cell office:value-type="float" office:value="0" calcext:value-type="float">
            <text:p>0</text:p>
          </table:table-cell>
          <table:table-cell office:value-type="float" office:value="1632681" calcext:value-type="float">
            <text:p>1632681</text:p>
          </table:table-cell>
          <table:table-cell office:value-type="float" office:value="39963" calcext:value-type="float">
            <text:p>39963</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394852" calcext:value-type="float">
            <text:p>394852</text:p>
          </table:table-cell>
          <table:table-cell office:value-type="float" office:value="0" calcext:value-type="float">
            <text:p>0</text:p>
          </table:table-cell>
          <table:table-cell office:value-type="float" office:value="2286907" calcext:value-type="float">
            <text:p>2286907</text:p>
          </table:table-cell>
          <table:table-cell office:value-type="float" office:value="822926" calcext:value-type="float">
            <text:p>822926</text:p>
          </table:table-cell>
          <table:table-cell office:value-type="string" calcext:value-type="string">
            <text:p>[[@960950]] please follow me For more review and Reaction</text:p>
          </table:table-cell>
          <table:table-cell/>
        </table:table-row>
        <table:table-row table:style-name="ro1">
          <table:table-cell office:value-type="float" office:value="428307" calcext:value-type="float">
            <text:p>428307</text:p>
          </table:table-cell>
          <table:table-cell office:value-type="float" office:value="0" calcext:value-type="float">
            <text:p>0</text:p>
          </table:table-cell>
          <table:table-cell office:value-type="float" office:value="963652" calcext:value-type="float">
            <text:p>963652</text:p>
          </table:table-cell>
          <table:table-cell office:value-type="float" office:value="1467972" calcext:value-type="float">
            <text:p>1467972</text:p>
          </table:table-cell>
          <table:table-cell office:value-type="string" calcext:value-type="string">
            <text:p>Nice</text:p>
          </table:table-cell>
          <table:table-cell/>
        </table:table-row>
        <table:table-row table:style-name="ro1">
          <table:table-cell office:value-type="float" office:value="446131" calcext:value-type="float">
            <text:p>446131</text:p>
          </table:table-cell>
          <table:table-cell office:value-type="float" office:value="0" calcext:value-type="float">
            <text:p>0</text:p>
          </table:table-cell>
          <table:table-cell office:value-type="float" office:value="2262233" calcext:value-type="float">
            <text:p>2262233</text:p>
          </table:table-cell>
          <table:table-cell office:value-type="float" office:value="1802406" calcext:value-type="float">
            <text:p>1802406</text:p>
          </table:table-cell>
          <table:table-cell office:value-type="string" calcext:value-type="string">
            <text:p>Hi</text:p>
          </table:table-cell>
          <table:table-cell/>
        </table:table-row>
        <table:table-row table:style-name="ro1">
          <table:table-cell office:value-type="float" office:value="448483" calcext:value-type="float">
            <text:p>448483</text:p>
          </table:table-cell>
          <table:table-cell office:value-type="float" office:value="0" calcext:value-type="float">
            <text:p>0</text:p>
          </table:table-cell>
          <table:table-cell office:value-type="float" office:value="2292472" calcext:value-type="float">
            <text:p>2292472</text:p>
          </table:table-cell>
          <table:table-cell office:value-type="float" office:value="1098187" calcext:value-type="float">
            <text:p>1098187</text:p>
          </table:table-cell>
          <table:table-cell office:value-type="string" calcext:value-type="string">
            <text:p>Hii</text:p>
          </table:table-cell>
          <table:table-cell/>
        </table:table-row>
        <table:table-row table:style-name="ro1">
          <table:table-cell office:value-type="float" office:value="14370" calcext:value-type="float">
            <text:p>14370</text:p>
          </table:table-cell>
          <table:table-cell office:value-type="float" office:value="0" calcext:value-type="float">
            <text:p>0</text:p>
          </table:table-cell>
          <table:table-cell office:value-type="float" office:value="465444" calcext:value-type="float">
            <text:p>465444</text:p>
          </table:table-cell>
          <table:table-cell office:value-type="float" office:value="127225" calcext:value-type="float">
            <text:p>127225</text:p>
          </table:table-cell>
          <table:table-cell office:value-type="string" calcext:value-type="string">
            <text:p>Hey.... Ur pics are too good... And got to know ur from bangalore itself... Nice to meet u on trell ?? can we be friends?</text:p>
          </table:table-cell>
          <table:table-cell/>
        </table:table-row>
        <table:table-row table:style-name="ro1">
          <table:table-cell office:value-type="float" office:value="58734" calcext:value-type="float">
            <text:p>58734</text:p>
          </table:table-cell>
          <table:table-cell office:value-type="float" office:value="0" calcext:value-type="float">
            <text:p>0</text:p>
          </table:table-cell>
          <table:table-cell office:value-type="float" office:value="674430" calcext:value-type="float">
            <text:p>674430</text:p>
          </table:table-cell>
          <table:table-cell office:value-type="float" office:value="201424" calcext:value-type="float">
            <text:p>201424</text:p>
          </table:table-cell>
          <table:table-cell office:value-type="string" calcext:value-type="string">
            <text:p>[[@79144]] Next month will be off to hills for sure... Just the place is undecided ?</text:p>
          </table:table-cell>
          <table:table-cell/>
        </table:table-row>
        <table:table-row table:style-name="ro1">
          <table:table-cell office:value-type="float" office:value="66593" calcext:value-type="float">
            <text:p>66593</text:p>
          </table:table-cell>
          <table:table-cell office:value-type="float" office:value="0" calcext:value-type="float">
            <text:p>0</text:p>
          </table:table-cell>
          <table:table-cell office:value-type="float" office:value="692201" calcext:value-type="float">
            <text:p>692201</text:p>
          </table:table-cell>
          <table:table-cell office:value-type="float" office:value="45616" calcext:value-type="float">
            <text:p>45616</text:p>
          </table:table-cell>
          <table:table-cell office:value-type="string" calcext:value-type="string">
            <text:p>amazing stories! when can i read your next adventure?</text:p>
          </table:table-cell>
          <table:table-cell/>
        </table:table-row>
        <table:table-row table:style-name="ro1">
          <table:table-cell office:value-type="float" office:value="128611" calcext:value-type="float">
            <text:p>128611</text:p>
          </table:table-cell>
          <table:table-cell office:value-type="float" office:value="0" calcext:value-type="float">
            <text:p>0</text:p>
          </table:table-cell>
          <table:table-cell office:value-type="float" office:value="835483" calcext:value-type="float">
            <text:p>835483</text:p>
          </table:table-cell>
          <table:table-cell office:value-type="float" office:value="88425" calcext:value-type="float">
            <text:p>88425</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70875" calcext:value-type="float">
            <text:p>170875</text:p>
          </table:table-cell>
          <table:table-cell office:value-type="float" office:value="0" calcext:value-type="float">
            <text:p>0</text:p>
          </table:table-cell>
          <table:table-cell office:value-type="float" office:value="672315" calcext:value-type="float">
            <text:p>672315</text:p>
          </table:table-cell>
          <table:table-cell office:value-type="float" office:value="83361" calcext:value-type="float">
            <text:p>83361</text:p>
          </table:table-cell>
          <table:table-cell office:value-type="string" calcext:value-type="string">
            <text:p>The photos are just so cool, what camera do you use?</text:p>
          </table:table-cell>
          <table:table-cell/>
        </table:table-row>
        <table:table-row table:style-name="ro1">
          <table:table-cell office:value-type="float" office:value="278740" calcext:value-type="float">
            <text:p>278740</text:p>
          </table:table-cell>
          <table:table-cell office:value-type="float" office:value="0" calcext:value-type="float">
            <text:p>0</text:p>
          </table:table-cell>
          <table:table-cell office:value-type="float" office:value="1446579" calcext:value-type="float">
            <text:p>1446579</text:p>
          </table:table-cell>
          <table:table-cell office:value-type="float" office:value="423050" calcext:value-type="float">
            <text:p>423050</text:p>
          </table:table-cell>
          <table:table-cell office:value-type="string" calcext:value-type="string">
            <text:p>U <text:s/>are really traveling love</text:p>
          </table:table-cell>
          <table:table-cell/>
        </table:table-row>
        <table:table-row table:style-name="ro1">
          <table:table-cell office:value-type="float" office:value="295995" calcext:value-type="float">
            <text:p>295995</text:p>
          </table:table-cell>
          <table:table-cell office:value-type="float" office:value="0" calcext:value-type="float">
            <text:p>0</text:p>
          </table:table-cell>
          <table:table-cell office:value-type="float" office:value="1565537" calcext:value-type="float">
            <text:p>1565537</text:p>
          </table:table-cell>
          <table:table-cell office:value-type="float" office:value="48991" calcext:value-type="float">
            <text:p>48991</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309273" calcext:value-type="float">
            <text:p>309273</text:p>
          </table:table-cell>
          <table:table-cell office:value-type="float" office:value="0" calcext:value-type="float">
            <text:p>0</text:p>
          </table:table-cell>
          <table:table-cell office:value-type="float" office:value="1636489" calcext:value-type="float">
            <text:p>1636489</text:p>
          </table:table-cell>
          <table:table-cell office:value-type="float" office:value="80111" calcext:value-type="float">
            <text:p>80111</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60724" calcext:value-type="float">
            <text:p>360724</text:p>
          </table:table-cell>
          <table:table-cell office:value-type="float" office:value="0" calcext:value-type="float">
            <text:p>0</text:p>
          </table:table-cell>
          <table:table-cell office:value-type="float" office:value="2032380" calcext:value-type="float">
            <text:p>2032380</text:p>
          </table:table-cell>
          <table:table-cell office:value-type="float" office:value="78232" calcext:value-type="float">
            <text:p>78232</text:p>
          </table:table-cell>
          <table:table-cell office:value-type="string" calcext:value-type="string">
            <text:p>i love your work and i use it to plan my trips :)</text:p>
          </table:table-cell>
          <table:table-cell/>
        </table:table-row>
        <table:table-row table:style-name="ro1">
          <table:table-cell office:value-type="float" office:value="362089" calcext:value-type="float">
            <text:p>362089</text:p>
          </table:table-cell>
          <table:table-cell office:value-type="float" office:value="0" calcext:value-type="float">
            <text:p>0</text:p>
          </table:table-cell>
          <table:table-cell office:value-type="float" office:value="1907764" calcext:value-type="float">
            <text:p>1907764</text:p>
          </table:table-cell>
          <table:table-cell office:value-type="float" office:value="370975" calcext:value-type="float">
            <text:p>370975</text:p>
          </table:table-cell>
          <table:table-cell office:value-type="string" calcext:value-type="string">
            <text:p>[[@231322]] looking forward for more recipes...! ?</text:p>
          </table:table-cell>
          <table:table-cell/>
        </table:table-row>
        <table:table-row table:style-name="ro1">
          <table:table-cell office:value-type="float" office:value="5124" calcext:value-type="float">
            <text:p>5124</text:p>
          </table:table-cell>
          <table:table-cell office:value-type="float" office:value="0" calcext:value-type="float">
            <text:p>0</text:p>
          </table:table-cell>
          <table:table-cell office:value-type="float" office:value="123265" calcext:value-type="float">
            <text:p>123265</text:p>
          </table:table-cell>
          <table:table-cell office:value-type="float" office:value="32570" calcext:value-type="float">
            <text:p>32570</text:p>
          </table:table-cell>
          <table:table-cell office:value-type="string" calcext:value-type="string">
            <text:p>[[@1]]</text:p>
          </table:table-cell>
          <table:table-cell/>
        </table:table-row>
        <table:table-row table:style-name="ro1">
          <table:table-cell office:value-type="float" office:value="172752" calcext:value-type="float">
            <text:p>172752</text:p>
          </table:table-cell>
          <table:table-cell office:value-type="float" office:value="0" calcext:value-type="float">
            <text:p>0</text:p>
          </table:table-cell>
          <table:table-cell office:value-type="float" office:value="954886" calcext:value-type="float">
            <text:p>954886</text:p>
          </table:table-cell>
          <table:table-cell office:value-type="float" office:value="287370" calcext:value-type="float">
            <text:p>287370</text:p>
          </table:table-cell>
          <table:table-cell office:value-type="string" calcext:value-type="string">
            <text:p>[[@81588]] Why did you feel that?</text:p>
          </table:table-cell>
          <table:table-cell/>
        </table:table-row>
        <table:table-row table:style-name="ro1">
          <table:table-cell office:value-type="float" office:value="243532" calcext:value-type="float">
            <text:p>243532</text:p>
          </table:table-cell>
          <table:table-cell office:value-type="float" office:value="0" calcext:value-type="float">
            <text:p>0</text:p>
          </table:table-cell>
          <table:table-cell office:value-type="float" office:value="1218759" calcext:value-type="float">
            <text:p>1218759</text:p>
          </table:table-cell>
          <table:table-cell office:value-type="float" office:value="43717" calcext:value-type="float">
            <text:p>43717</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274396" calcext:value-type="float">
            <text:p>274396</text:p>
          </table:table-cell>
          <table:table-cell office:value-type="float" office:value="0" calcext:value-type="float">
            <text:p>0</text:p>
          </table:table-cell>
          <table:table-cell office:value-type="float" office:value="1434415" calcext:value-type="float">
            <text:p>1434415</text:p>
          </table:table-cell>
          <table:table-cell office:value-type="float" office:value="42740" calcext:value-type="float">
            <text:p>42740</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28179" calcext:value-type="float">
            <text:p>328179</text:p>
          </table:table-cell>
          <table:table-cell office:value-type="float" office:value="0" calcext:value-type="float">
            <text:p>0</text:p>
          </table:table-cell>
          <table:table-cell office:value-type="float" office:value="1701356" calcext:value-type="float">
            <text:p>1701356</text:p>
          </table:table-cell>
          <table:table-cell office:value-type="float" office:value="524986" calcext:value-type="float">
            <text:p>524986</text:p>
          </table:table-cell>
          <table:table-cell office:value-type="string" calcext:value-type="string">
            <text:p>❤❤</text:p>
          </table:table-cell>
          <table:table-cell/>
        </table:table-row>
        <table:table-row table:style-name="ro1">
          <table:table-cell office:value-type="float" office:value="333959" calcext:value-type="float">
            <text:p>333959</text:p>
          </table:table-cell>
          <table:table-cell office:value-type="float" office:value="0" calcext:value-type="float">
            <text:p>0</text:p>
          </table:table-cell>
          <table:table-cell office:value-type="float" office:value="1781906" calcext:value-type="float">
            <text:p>1781906</text:p>
          </table:table-cell>
          <table:table-cell office:value-type="float" office:value="550203" calcext:value-type="float">
            <text:p>550203</text:p>
          </table:table-cell>
          <table:table-cell office:value-type="string" calcext:value-type="string">
            <text:p>[[@82975]] will try to improve ??</text:p>
          </table:table-cell>
          <table:table-cell/>
        </table:table-row>
        <table:table-row table:style-name="ro1">
          <table:table-cell office:value-type="float" office:value="336220" calcext:value-type="float">
            <text:p>336220</text:p>
          </table:table-cell>
          <table:table-cell office:value-type="float" office:value="0" calcext:value-type="float">
            <text:p>0</text:p>
          </table:table-cell>
          <table:table-cell office:value-type="float" office:value="1792675" calcext:value-type="float">
            <text:p>1792675</text:p>
          </table:table-cell>
          <table:table-cell office:value-type="float" office:value="42550" calcext:value-type="float">
            <text:p>42550</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40646" calcext:value-type="float">
            <text:p>340646</text:p>
          </table:table-cell>
          <table:table-cell office:value-type="float" office:value="0" calcext:value-type="float">
            <text:p>0</text:p>
          </table:table-cell>
          <table:table-cell office:value-type="float" office:value="1816955" calcext:value-type="float">
            <text:p>1816955</text:p>
          </table:table-cell>
          <table:table-cell office:value-type="float" office:value="560855" calcext:value-type="float">
            <text:p>560855</text:p>
          </table:table-cell>
          <table:table-cell office:value-type="string" calcext:value-type="string">
            <text:p>[[@83447]] thanx</text:p>
          </table:table-cell>
          <table:table-cell/>
        </table:table-row>
        <table:table-row table:style-name="ro1">
          <table:table-cell office:value-type="float" office:value="393491" calcext:value-type="float">
            <text:p>393491</text:p>
          </table:table-cell>
          <table:table-cell office:value-type="float" office:value="0" calcext:value-type="float">
            <text:p>0</text:p>
          </table:table-cell>
          <table:table-cell office:value-type="float" office:value="2281802" calcext:value-type="float">
            <text:p>2281802</text:p>
          </table:table-cell>
          <table:table-cell office:value-type="float" office:value="949787" calcext:value-type="float">
            <text:p>949787</text:p>
          </table:table-cell>
          <table:table-cell office:value-type="string" calcext:value-type="string">
            <text:p>Nice</text:p>
          </table:table-cell>
          <table:table-cell/>
        </table:table-row>
        <table:table-row table:style-name="ro1">
          <table:table-cell office:value-type="float" office:value="401847" calcext:value-type="float">
            <text:p>401847</text:p>
          </table:table-cell>
          <table:table-cell office:value-type="float" office:value="0" calcext:value-type="float">
            <text:p>0</text:p>
          </table:table-cell>
          <table:table-cell office:value-type="float" office:value="2303305" calcext:value-type="float">
            <text:p>2303305</text:p>
          </table:table-cell>
          <table:table-cell office:value-type="float" office:value="4862" calcext:value-type="float">
            <text:p>4862</text:p>
          </table:table-cell>
          <table:table-cell office:value-type="string" calcext:value-type="string">
            <text:p>SHHHH koi hai</text:p>
          </table:table-cell>
          <table:table-cell/>
        </table:table-row>
        <table:table-row table:style-name="ro1">
          <table:table-cell office:value-type="float" office:value="31997" calcext:value-type="float">
            <text:p>31997</text:p>
          </table:table-cell>
          <table:table-cell office:value-type="float" office:value="0" calcext:value-type="float">
            <text:p>0</text:p>
          </table:table-cell>
          <table:table-cell office:value-type="float" office:value="90357" calcext:value-type="float">
            <text:p>90357</text:p>
          </table:table-cell>
          <table:table-cell office:value-type="float" office:value="184380" calcext:value-type="float">
            <text:p>184380</text:p>
          </table:table-cell>
          <table:table-cell office:value-type="string" calcext:value-type="string">
            <text:p>Awesome pics <text:s/>in Love with paris</text:p>
          </table:table-cell>
          <table:table-cell/>
        </table:table-row>
        <table:table-row table:style-name="ro1">
          <table:table-cell office:value-type="float" office:value="80626" calcext:value-type="float">
            <text:p>80626</text:p>
          </table:table-cell>
          <table:table-cell office:value-type="float" office:value="0" calcext:value-type="float">
            <text:p>0</text:p>
          </table:table-cell>
          <table:table-cell office:value-type="float" office:value="737453" calcext:value-type="float">
            <text:p>737453</text:p>
          </table:table-cell>
          <table:table-cell office:value-type="float" office:value="84920" calcext:value-type="float">
            <text:p>84920</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80849" calcext:value-type="float">
            <text:p>80849</text:p>
          </table:table-cell>
          <table:table-cell office:value-type="float" office:value="0" calcext:value-type="float">
            <text:p>0</text:p>
          </table:table-cell>
          <table:table-cell office:value-type="float" office:value="740582" calcext:value-type="float">
            <text:p>740582</text:p>
          </table:table-cell>
          <table:table-cell office:value-type="float" office:value="81591" calcext:value-type="float">
            <text:p>81591</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103926" calcext:value-type="float">
            <text:p>103926</text:p>
          </table:table-cell>
          <table:table-cell office:value-type="float" office:value="0" calcext:value-type="float">
            <text:p>0</text:p>
          </table:table-cell>
          <table:table-cell office:value-type="float" office:value="741645" calcext:value-type="float">
            <text:p>741645</text:p>
          </table:table-cell>
          <table:table-cell office:value-type="float" office:value="18498" calcext:value-type="float">
            <text:p>18498</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65090" calcext:value-type="float">
            <text:p>165090</text:p>
          </table:table-cell>
          <table:table-cell office:value-type="float" office:value="0" calcext:value-type="float">
            <text:p>0</text:p>
          </table:table-cell>
          <table:table-cell office:value-type="float" office:value="928312" calcext:value-type="float">
            <text:p>928312</text:p>
          </table:table-cell>
          <table:table-cell office:value-type="float" office:value="279087" calcext:value-type="float">
            <text:p>279087</text:p>
          </table:table-cell>
          <table:table-cell office:value-type="string" calcext:value-type="string">
            <text:p>[[@83028]] thanks</text:p>
          </table:table-cell>
          <table:table-cell/>
        </table:table-row>
        <table:table-row table:style-name="ro1">
          <table:table-cell office:value-type="float" office:value="297031" calcext:value-type="float">
            <text:p>297031</text:p>
          </table:table-cell>
          <table:table-cell office:value-type="float" office:value="484357" calcext:value-type="float">
            <text:p>484357</text:p>
          </table:table-cell>
          <table:table-cell office:value-type="float" office:value="0" calcext:value-type="float">
            <text:p>0</text:p>
          </table:table-cell>
          <table:table-cell office:value-type="float" office:value="329905" calcext:value-type="float">
            <text:p>329905</text:p>
          </table:table-cell>
          <table:table-cell office:value-type="string" calcext:value-type="string">
            <text:p>These holes r to spear anyone coming up on fort or enemies. This way it was easy for guards to be in under cover and yet be able to attack enemy</text:p>
          </table:table-cell>
          <table:table-cell/>
        </table:table-row>
        <table:table-row table:style-name="ro1">
          <table:table-cell office:value-type="float" office:value="303521" calcext:value-type="float">
            <text:p>303521</text:p>
          </table:table-cell>
          <table:table-cell office:value-type="float" office:value="0" calcext:value-type="float">
            <text:p>0</text:p>
          </table:table-cell>
          <table:table-cell office:value-type="float" office:value="1602199" calcext:value-type="float">
            <text:p>1602199</text:p>
          </table:table-cell>
          <table:table-cell office:value-type="float" office:value="476077" calcext:value-type="float">
            <text:p>476077</text:p>
          </table:table-cell>
          <table:table-cell office:value-type="string" calcext:value-type="string">
            <text:p>Thank you</text:p>
          </table:table-cell>
          <table:table-cell/>
        </table:table-row>
        <table:table-row table:style-name="ro1">
          <table:table-cell office:value-type="float" office:value="315989" calcext:value-type="float">
            <text:p>315989</text:p>
          </table:table-cell>
          <table:table-cell office:value-type="float" office:value="0" calcext:value-type="float">
            <text:p>0</text:p>
          </table:table-cell>
          <table:table-cell office:value-type="float" office:value="1620726" calcext:value-type="float">
            <text:p>1620726</text:p>
          </table:table-cell>
          <table:table-cell office:value-type="float" office:value="499403" calcext:value-type="float">
            <text:p>499403</text:p>
          </table:table-cell>
          <table:table-cell office:value-type="string" calcext:value-type="string">
            <text:p>[[@40211]] <text:s/>ya wen u ll gv lil details.... It ll be easy to know abt it ....n convenient for the other....tnq u took tym 2 read my description n also gave some Credit for my work.....</text:p>
          </table:table-cell>
          <table:table-cell/>
        </table:table-row>
        <table:table-row table:style-name="ro1">
          <table:table-cell office:value-type="float" office:value="409707" calcext:value-type="float">
            <text:p>409707</text:p>
          </table:table-cell>
          <table:table-cell office:value-type="float" office:value="0" calcext:value-type="float">
            <text:p>0</text:p>
          </table:table-cell>
          <table:table-cell office:value-type="float" office:value="2264724" calcext:value-type="float">
            <text:p>2264724</text:p>
          </table:table-cell>
          <table:table-cell office:value-type="float" office:value="1067999" calcext:value-type="float">
            <text:p>1067999</text:p>
          </table:table-cell>
          <table:table-cell office:value-type="string" calcext:value-type="string">
            <text:p>Hlw</text:p>
          </table:table-cell>
          <table:table-cell/>
        </table:table-row>
        <table:table-row table:style-name="ro1">
          <table:table-cell office:value-type="float" office:value="62799" calcext:value-type="float">
            <text:p>62799</text:p>
          </table:table-cell>
          <table:table-cell office:value-type="float" office:value="0" calcext:value-type="float">
            <text:p>0</text:p>
          </table:table-cell>
          <table:table-cell office:value-type="float" office:value="685215" calcext:value-type="float">
            <text:p>685215</text:p>
          </table:table-cell>
          <table:table-cell office:value-type="float" office:value="196955" calcext:value-type="float">
            <text:p>196955</text:p>
          </table:table-cell>
          <table:table-cell office:value-type="string" calcext:value-type="string">
            <text:p>Lovely</text:p>
          </table:table-cell>
          <table:table-cell/>
        </table:table-row>
        <table:table-row table:style-name="ro1">
          <table:table-cell office:value-type="float" office:value="183634" calcext:value-type="float">
            <text:p>183634</text:p>
          </table:table-cell>
          <table:table-cell office:value-type="float" office:value="0" calcext:value-type="float">
            <text:p>0</text:p>
          </table:table-cell>
          <table:table-cell office:value-type="float" office:value="3228" calcext:value-type="float">
            <text:p>3228</text:p>
          </table:table-cell>
          <table:table-cell office:value-type="float" office:value="83355" calcext:value-type="float">
            <text:p>83355</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51868" calcext:value-type="float">
            <text:p>351868</text:p>
          </table:table-cell>
          <table:table-cell office:value-type="float" office:value="0" calcext:value-type="float">
            <text:p>0</text:p>
          </table:table-cell>
          <table:table-cell office:value-type="float" office:value="1898583" calcext:value-type="float">
            <text:p>1898583</text:p>
          </table:table-cell>
          <table:table-cell office:value-type="float" office:value="79907" calcext:value-type="float">
            <text:p>79907</text:p>
          </table:table-cell>
          <table:table-cell office:value-type="string" calcext:value-type="string">
            <text:p>i love the way you travel, when are posting more our your stories?</text:p>
          </table:table-cell>
          <table:table-cell/>
        </table:table-row>
        <table:table-row table:style-name="ro1">
          <table:table-cell office:value-type="float" office:value="411893" calcext:value-type="float">
            <text:p>411893</text:p>
          </table:table-cell>
          <table:table-cell office:value-type="float" office:value="0" calcext:value-type="float">
            <text:p>0</text:p>
          </table:table-cell>
          <table:table-cell office:value-type="float" office:value="2261536" calcext:value-type="float">
            <text:p>2261536</text:p>
          </table:table-cell>
          <table:table-cell office:value-type="float" office:value="810269" calcext:value-type="float">
            <text:p>810269</text:p>
          </table:table-cell>
          <table:table-cell office:value-type="string" calcext:value-type="string">
            <text:p>Ohhh!!!! Superb.....???????</text:p>
          </table:table-cell>
          <table:table-cell/>
        </table:table-row>
        <table:table-row table:style-name="ro1">
          <table:table-cell office:value-type="float" office:value="425820" calcext:value-type="float">
            <text:p>425820</text:p>
          </table:table-cell>
          <table:table-cell office:value-type="float" office:value="0" calcext:value-type="float">
            <text:p>0</text:p>
          </table:table-cell>
          <table:table-cell office:value-type="float" office:value="1600449" calcext:value-type="float">
            <text:p>1600449</text:p>
          </table:table-cell>
          <table:table-cell office:value-type="float" office:value="17726" calcext:value-type="float">
            <text:p>17726</text:p>
          </table:table-cell>
          <table:table-cell office:value-type="string" calcext:value-type="string">
            <text:p>wow</text:p>
          </table:table-cell>
          <table:table-cell/>
        </table:table-row>
        <table:table-row table:style-name="ro1">
          <table:table-cell office:value-type="float" office:value="64543" calcext:value-type="float">
            <text:p>64543</text:p>
          </table:table-cell>
          <table:table-cell office:value-type="float" office:value="0" calcext:value-type="float">
            <text:p>0</text:p>
          </table:table-cell>
          <table:table-cell office:value-type="float" office:value="687412" calcext:value-type="float">
            <text:p>687412</text:p>
          </table:table-cell>
          <table:table-cell office:value-type="float" office:value="205038" calcext:value-type="float">
            <text:p>205038</text:p>
          </table:table-cell>
          <table:table-cell office:value-type="string" calcext:value-type="string">
            <text:p>[[@39555]] we were on a bike...explored our past on our way, we discussed how strong <text:s/>were we and had a little stop by the bonfire to get cozy again...looks a trail to me</text:p>
          </table:table-cell>
          <table:table-cell/>
        </table:table-row>
        <table:table-row table:style-name="ro1">
          <table:table-cell office:value-type="float" office:value="106080" calcext:value-type="float">
            <text:p>106080</text:p>
          </table:table-cell>
          <table:table-cell office:value-type="float" office:value="0" calcext:value-type="float">
            <text:p>0</text:p>
          </table:table-cell>
          <table:table-cell office:value-type="float" office:value="789237" calcext:value-type="float">
            <text:p>789237</text:p>
          </table:table-cell>
          <table:table-cell office:value-type="float" office:value="234835" calcext:value-type="float">
            <text:p>234835</text:p>
          </table:table-cell>
          <table:table-cell office:value-type="string" calcext:value-type="string">
            <text:p>[[@87312]] thank you</text:p>
          </table:table-cell>
          <table:table-cell/>
        </table:table-row>
        <table:table-row table:style-name="ro1">
          <table:table-cell office:value-type="float" office:value="120537" calcext:value-type="float">
            <text:p>120537</text:p>
          </table:table-cell>
          <table:table-cell office:value-type="float" office:value="0" calcext:value-type="float">
            <text:p>0</text:p>
          </table:table-cell>
          <table:table-cell office:value-type="float" office:value="64506" calcext:value-type="float">
            <text:p>64506</text:p>
          </table:table-cell>
          <table:table-cell office:value-type="float" office:value="78826" calcext:value-type="float">
            <text:p>78826</text:p>
          </table:table-cell>
          <table:table-cell office:value-type="string" calcext:value-type="string">
            <text:p>This is one of most creative trails in terms of images, wish I could read something about the place too!</text:p>
          </table:table-cell>
          <table:table-cell/>
        </table:table-row>
        <table:table-row table:style-name="ro1">
          <table:table-cell office:value-type="float" office:value="153713" calcext:value-type="float">
            <text:p>153713</text:p>
          </table:table-cell>
          <table:table-cell office:value-type="float" office:value="0" calcext:value-type="float">
            <text:p>0</text:p>
          </table:table-cell>
          <table:table-cell office:value-type="float" office:value="840129" calcext:value-type="float">
            <text:p>840129</text:p>
          </table:table-cell>
          <table:table-cell office:value-type="float" office:value="135923" calcext:value-type="float">
            <text:p>135923</text:p>
          </table:table-cell>
          <table:table-cell office:value-type="string" calcext:value-type="string">
            <text:p>Wanna tryout ?❤️</text:p>
          </table:table-cell>
          <table:table-cell/>
        </table:table-row>
        <table:table-row table:style-name="ro1">
          <table:table-cell office:value-type="float" office:value="239743" calcext:value-type="float">
            <text:p>239743</text:p>
          </table:table-cell>
          <table:table-cell office:value-type="float" office:value="0" calcext:value-type="float">
            <text:p>0</text:p>
          </table:table-cell>
          <table:table-cell office:value-type="float" office:value="1198832" calcext:value-type="float">
            <text:p>1198832</text:p>
          </table:table-cell>
          <table:table-cell office:value-type="float" office:value="77260" calcext:value-type="float">
            <text:p>77260</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366178" calcext:value-type="float">
            <text:p>366178</text:p>
          </table:table-cell>
          <table:table-cell office:value-type="float" office:value="0" calcext:value-type="float">
            <text:p>0</text:p>
          </table:table-cell>
          <table:table-cell office:value-type="float" office:value="2127285" calcext:value-type="float">
            <text:p>2127285</text:p>
          </table:table-cell>
          <table:table-cell office:value-type="float" office:value="79974" calcext:value-type="float">
            <text:p>79974</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380029" calcext:value-type="float">
            <text:p>380029</text:p>
          </table:table-cell>
          <table:table-cell office:value-type="float" office:value="0" calcext:value-type="float">
            <text:p>0</text:p>
          </table:table-cell>
          <table:table-cell office:value-type="float" office:value="2237766" calcext:value-type="float">
            <text:p>2237766</text:p>
          </table:table-cell>
          <table:table-cell office:value-type="float" office:value="446063" calcext:value-type="float">
            <text:p>446063</text:p>
          </table:table-cell>
          <table:table-cell office:value-type="string" calcext:value-type="string">
            <text:p>[[@1]]</text:p>
          </table:table-cell>
          <table:table-cell/>
        </table:table-row>
        <table:table-row table:style-name="ro1">
          <table:table-cell office:value-type="float" office:value="385737" calcext:value-type="float">
            <text:p>385737</text:p>
          </table:table-cell>
          <table:table-cell office:value-type="float" office:value="0" calcext:value-type="float">
            <text:p>0</text:p>
          </table:table-cell>
          <table:table-cell office:value-type="float" office:value="978272" calcext:value-type="float">
            <text:p>978272</text:p>
          </table:table-cell>
          <table:table-cell office:value-type="float" office:value="888869" calcext:value-type="float">
            <text:p>888869</text:p>
          </table:table-cell>
          <table:table-cell office:value-type="string" calcext:value-type="string">
            <text:p>Hi</text:p>
          </table:table-cell>
          <table:table-cell/>
        </table:table-row>
        <table:table-row table:style-name="ro1">
          <table:table-cell office:value-type="float" office:value="460435" calcext:value-type="float">
            <text:p>460435</text:p>
          </table:table-cell>
          <table:table-cell office:value-type="float" office:value="0" calcext:value-type="float">
            <text:p>0</text:p>
          </table:table-cell>
          <table:table-cell office:value-type="float" office:value="2260711" calcext:value-type="float">
            <text:p>2260711</text:p>
          </table:table-cell>
          <table:table-cell office:value-type="float" office:value="1540420" calcext:value-type="float">
            <text:p>1540420</text:p>
          </table:table-cell>
          <table:table-cell office:value-type="string" calcext:value-type="string">
            <text:p>Hi</text:p>
          </table:table-cell>
          <table:table-cell/>
        </table:table-row>
        <table:table-row table:style-name="ro5">
          <table:table-cell office:value-type="float" office:value="89761" calcext:value-type="float">
            <text:p>89761</text:p>
          </table:table-cell>
          <table:table-cell office:value-type="float" office:value="84131" calcext:value-type="float">
            <text:p>84131</text:p>
          </table:table-cell>
          <table:table-cell office:value-type="float" office:value="0" calcext:value-type="float">
            <text:p>0</text:p>
          </table:table-cell>
          <table:table-cell office:value-type="float" office:value="224085" calcext:value-type="float">
            <text:p>224085</text:p>
          </table:table-cell>
          <table:table-cell office:value-type="string" calcext:value-type="string">
            <text:p>Hey </text:p>
            <text:p>What is it all ahout?</text:p>
          </table:table-cell>
          <table:table-cell/>
        </table:table-row>
        <table:table-row table:style-name="ro1">
          <table:table-cell office:value-type="float" office:value="97466" calcext:value-type="float">
            <text:p>97466</text:p>
          </table:table-cell>
          <table:table-cell office:value-type="float" office:value="0" calcext:value-type="float">
            <text:p>0</text:p>
          </table:table-cell>
          <table:table-cell office:value-type="float" office:value="768114" calcext:value-type="float">
            <text:p>768114</text:p>
          </table:table-cell>
          <table:table-cell office:value-type="float" office:value="81730" calcext:value-type="float">
            <text:p>81730</text:p>
          </table:table-cell>
          <table:table-cell office:value-type="string" calcext:value-type="string">
            <text:p>Sahi khel gaye tum toh</text:p>
          </table:table-cell>
          <table:table-cell/>
        </table:table-row>
        <table:table-row table:style-name="ro1">
          <table:table-cell office:value-type="float" office:value="121429" calcext:value-type="float">
            <text:p>121429</text:p>
          </table:table-cell>
          <table:table-cell office:value-type="float" office:value="0" calcext:value-type="float">
            <text:p>0</text:p>
          </table:table-cell>
          <table:table-cell office:value-type="float" office:value="35807" calcext:value-type="float">
            <text:p>35807</text:p>
          </table:table-cell>
          <table:table-cell office:value-type="float" office:value="76635" calcext:value-type="float">
            <text:p>76635</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66351" calcext:value-type="float">
            <text:p>166351</text:p>
          </table:table-cell>
          <table:table-cell office:value-type="float" office:value="0" calcext:value-type="float">
            <text:p>0</text:p>
          </table:table-cell>
          <table:table-cell office:value-type="float" office:value="929380" calcext:value-type="float">
            <text:p>929380</text:p>
          </table:table-cell>
          <table:table-cell office:value-type="float" office:value="279426" calcext:value-type="float">
            <text:p>279426</text:p>
          </table:table-cell>
          <table:table-cell office:value-type="string" calcext:value-type="string">
            <text:p>[[@243580]] Not at all you have too see more..</text:p>
          </table:table-cell>
          <table:table-cell/>
        </table:table-row>
        <table:table-row table:style-name="ro1">
          <table:table-cell office:value-type="float" office:value="318119" calcext:value-type="float">
            <text:p>318119</text:p>
          </table:table-cell>
          <table:table-cell office:value-type="float" office:value="0" calcext:value-type="float">
            <text:p>0</text:p>
          </table:table-cell>
          <table:table-cell office:value-type="float" office:value="1689984" calcext:value-type="float">
            <text:p>1689984</text:p>
          </table:table-cell>
          <table:table-cell office:value-type="float" office:value="520962" calcext:value-type="float">
            <text:p>520962</text:p>
          </table:table-cell>
          <table:table-cell office:value-type="string" calcext:value-type="string">
            <text:p>[[@1]]</text:p>
          </table:table-cell>
          <table:table-cell/>
        </table:table-row>
        <table:table-row table:style-name="ro1">
          <table:table-cell office:value-type="float" office:value="347533" calcext:value-type="float">
            <text:p>347533</text:p>
          </table:table-cell>
          <table:table-cell office:value-type="float" office:value="0" calcext:value-type="float">
            <text:p>0</text:p>
          </table:table-cell>
          <table:table-cell office:value-type="float" office:value="1867195" calcext:value-type="float">
            <text:p>1867195</text:p>
          </table:table-cell>
          <table:table-cell office:value-type="float" office:value="76530" calcext:value-type="float">
            <text:p>76530</text:p>
          </table:table-cell>
          <table:table-cell office:value-type="string" calcext:value-type="string">
            <text:p>So glad you shared this today!</text:p>
          </table:table-cell>
          <table:table-cell/>
        </table:table-row>
        <table:table-row table:style-name="ro1">
          <table:table-cell office:value-type="float" office:value="358961" calcext:value-type="float">
            <text:p>358961</text:p>
          </table:table-cell>
          <table:table-cell office:value-type="float" office:value="0" calcext:value-type="float">
            <text:p>0</text:p>
          </table:table-cell>
          <table:table-cell office:value-type="float" office:value="1985732" calcext:value-type="float">
            <text:p>1985732</text:p>
          </table:table-cell>
          <table:table-cell office:value-type="float" office:value="78150" calcext:value-type="float">
            <text:p>78150</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73712" calcext:value-type="float">
            <text:p>373712</text:p>
          </table:table-cell>
          <table:table-cell office:value-type="float" office:value="0" calcext:value-type="float">
            <text:p>0</text:p>
          </table:table-cell>
          <table:table-cell office:value-type="float" office:value="2222989" calcext:value-type="float">
            <text:p>2222989</text:p>
          </table:table-cell>
          <table:table-cell office:value-type="float" office:value="84007" calcext:value-type="float">
            <text:p>84007</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394229" calcext:value-type="float">
            <text:p>394229</text:p>
          </table:table-cell>
          <table:table-cell office:value-type="float" office:value="0" calcext:value-type="float">
            <text:p>0</text:p>
          </table:table-cell>
          <table:table-cell office:value-type="float" office:value="2286419" calcext:value-type="float">
            <text:p>2286419</text:p>
          </table:table-cell>
          <table:table-cell office:value-type="float" office:value="16763" calcext:value-type="float">
            <text:p>16763</text:p>
          </table:table-cell>
          <table:table-cell office:value-type="string" calcext:value-type="string">
            <text:p>beautiful</text:p>
          </table:table-cell>
          <table:table-cell/>
        </table:table-row>
        <table:table-row table:style-name="ro1">
          <table:table-cell office:value-type="float" office:value="395171" calcext:value-type="float">
            <text:p>395171</text:p>
          </table:table-cell>
          <table:table-cell office:value-type="float" office:value="0" calcext:value-type="float">
            <text:p>0</text:p>
          </table:table-cell>
          <table:table-cell office:value-type="float" office:value="2264254" calcext:value-type="float">
            <text:p>2264254</text:p>
          </table:table-cell>
          <table:table-cell office:value-type="float" office:value="5344" calcext:value-type="float">
            <text:p>5344</text:p>
          </table:table-cell>
          <table:table-cell office:value-type="string" calcext:value-type="string">
            <text:p>This looks so yummy!!!</text:p>
          </table:table-cell>
          <table:table-cell/>
        </table:table-row>
        <table:table-row table:style-name="ro1">
          <table:table-cell office:value-type="float" office:value="417025" calcext:value-type="float">
            <text:p>417025</text:p>
          </table:table-cell>
          <table:table-cell office:value-type="float" office:value="0" calcext:value-type="float">
            <text:p>0</text:p>
          </table:table-cell>
          <table:table-cell office:value-type="float" office:value="2347563" calcext:value-type="float">
            <text:p>2347563</text:p>
          </table:table-cell>
          <table:table-cell office:value-type="float" office:value="4026" calcext:value-type="float">
            <text:p>4026</text:p>
          </table:table-cell>
          <table:table-cell office:value-type="string" calcext:value-type="string">
            <text:p>thanx for sharing</text:p>
          </table:table-cell>
          <table:table-cell/>
        </table:table-row>
        <table:table-row table:style-name="ro1">
          <table:table-cell office:value-type="float" office:value="435511" calcext:value-type="float">
            <text:p>435511</text:p>
          </table:table-cell>
          <table:table-cell office:value-type="float" office:value="0" calcext:value-type="float">
            <text:p>0</text:p>
          </table:table-cell>
          <table:table-cell office:value-type="float" office:value="2283321" calcext:value-type="float">
            <text:p>2283321</text:p>
          </table:table-cell>
          <table:table-cell office:value-type="float" office:value="1527371" calcext:value-type="float">
            <text:p>1527371</text:p>
          </table:table-cell>
          <table:table-cell office:value-type="string" calcext:value-type="string">
            <text:p>Nic</text:p>
          </table:table-cell>
          <table:table-cell/>
        </table:table-row>
        <table:table-row table:style-name="ro1">
          <table:table-cell office:value-type="float" office:value="453949" calcext:value-type="float">
            <text:p>453949</text:p>
          </table:table-cell>
          <table:table-cell office:value-type="float" office:value="0" calcext:value-type="float">
            <text:p>0</text:p>
          </table:table-cell>
          <table:table-cell office:value-type="float" office:value="2359036" calcext:value-type="float">
            <text:p>2359036</text:p>
          </table:table-cell>
          <table:table-cell office:value-type="float" office:value="1760377" calcext:value-type="float">
            <text:p>1760377</text:p>
          </table:table-cell>
          <table:table-cell office:value-type="string" calcext:value-type="string">
            <text:p>Halo</text:p>
          </table:table-cell>
          <table:table-cell/>
        </table:table-row>
        <table:table-row table:style-name="ro1">
          <table:table-cell office:value-type="float" office:value="36313" calcext:value-type="float">
            <text:p>36313</text:p>
          </table:table-cell>
          <table:table-cell office:value-type="float" office:value="0" calcext:value-type="float">
            <text:p>0</text:p>
          </table:table-cell>
          <table:table-cell office:value-type="float" office:value="626987" calcext:value-type="float">
            <text:p>626987</text:p>
          </table:table-cell>
          <table:table-cell office:value-type="float" office:value="78364" calcext:value-type="float">
            <text:p>78364</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89823" calcext:value-type="float">
            <text:p>89823</text:p>
          </table:table-cell>
          <table:table-cell office:value-type="float" office:value="0" calcext:value-type="float">
            <text:p>0</text:p>
          </table:table-cell>
          <table:table-cell office:value-type="float" office:value="754666" calcext:value-type="float">
            <text:p>754666</text:p>
          </table:table-cell>
          <table:table-cell office:value-type="float" office:value="83444" calcext:value-type="float">
            <text:p>83444</text:p>
          </table:table-cell>
          <table:table-cell office:value-type="string" calcext:value-type="string">
            <text:p>I love the wordplay in your title!</text:p>
          </table:table-cell>
          <table:table-cell/>
        </table:table-row>
        <table:table-row table:style-name="ro1">
          <table:table-cell office:value-type="float" office:value="91397" calcext:value-type="float">
            <text:p>91397</text:p>
          </table:table-cell>
          <table:table-cell office:value-type="float" office:value="0" calcext:value-type="float">
            <text:p>0</text:p>
          </table:table-cell>
          <table:table-cell office:value-type="float" office:value="756727" calcext:value-type="float">
            <text:p>756727</text:p>
          </table:table-cell>
          <table:table-cell office:value-type="float" office:value="39807" calcext:value-type="float">
            <text:p>39807</text:p>
          </table:table-cell>
          <table:table-cell office:value-type="string" calcext:value-type="string">
            <text:p>Your stories are truely travel goals, how do you plan them?</text:p>
          </table:table-cell>
          <table:table-cell/>
        </table:table-row>
        <table:table-row table:style-name="ro1">
          <table:table-cell office:value-type="float" office:value="222229" calcext:value-type="float">
            <text:p>222229</text:p>
          </table:table-cell>
          <table:table-cell office:value-type="float" office:value="0" calcext:value-type="float">
            <text:p>0</text:p>
          </table:table-cell>
          <table:table-cell office:value-type="float" office:value="1143222" calcext:value-type="float">
            <text:p>1143222</text:p>
          </table:table-cell>
          <table:table-cell office:value-type="float" office:value="136145" calcext:value-type="float">
            <text:p>13614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27913" calcext:value-type="float">
            <text:p>327913</text:p>
          </table:table-cell>
          <table:table-cell office:value-type="float" office:value="0" calcext:value-type="float">
            <text:p>0</text:p>
          </table:table-cell>
          <table:table-cell office:value-type="float" office:value="641250" calcext:value-type="float">
            <text:p>641250</text:p>
          </table:table-cell>
          <table:table-cell office:value-type="float" office:value="80748" calcext:value-type="float">
            <text:p>80748</text:p>
          </table:table-cell>
          <table:table-cell office:value-type="string" calcext:value-type="string">
            <text:p>Wow! Thats amazing that you covered so much in so less budget!</text:p>
          </table:table-cell>
          <table:table-cell/>
        </table:table-row>
        <table:table-row table:style-name="ro1">
          <table:table-cell office:value-type="float" office:value="366615" calcext:value-type="float">
            <text:p>366615</text:p>
          </table:table-cell>
          <table:table-cell office:value-type="float" office:value="0" calcext:value-type="float">
            <text:p>0</text:p>
          </table:table-cell>
          <table:table-cell office:value-type="float" office:value="2139133" calcext:value-type="float">
            <text:p>2139133</text:p>
          </table:table-cell>
          <table:table-cell office:value-type="float" office:value="77395" calcext:value-type="float">
            <text:p>77395</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86916" calcext:value-type="float">
            <text:p>386916</text:p>
          </table:table-cell>
          <table:table-cell office:value-type="float" office:value="0" calcext:value-type="float">
            <text:p>0</text:p>
          </table:table-cell>
          <table:table-cell office:value-type="float" office:value="2257450" calcext:value-type="float">
            <text:p>2257450</text:p>
          </table:table-cell>
          <table:table-cell office:value-type="float" office:value="876189" calcext:value-type="float">
            <text:p>876189</text:p>
          </table:table-cell>
          <table:table-cell office:value-type="string" calcext:value-type="string">
            <text:p>Beautiful</text:p>
          </table:table-cell>
          <table:table-cell/>
        </table:table-row>
        <table:table-row table:style-name="ro1">
          <table:table-cell office:value-type="float" office:value="402901" calcext:value-type="float">
            <text:p>402901</text:p>
          </table:table-cell>
          <table:table-cell office:value-type="float" office:value="0" calcext:value-type="float">
            <text:p>0</text:p>
          </table:table-cell>
          <table:table-cell office:value-type="float" office:value="2270574" calcext:value-type="float">
            <text:p>2270574</text:p>
          </table:table-cell>
          <table:table-cell office:value-type="float" office:value="1546" calcext:value-type="float">
            <text:p>1546</text:p>
          </table:table-cell>
          <table:table-cell office:value-type="string" calcext:value-type="string">
            <text:p>Looks so good</text:p>
          </table:table-cell>
          <table:table-cell/>
        </table:table-row>
        <table:table-row table:style-name="ro1">
          <table:table-cell office:value-type="float" office:value="423622" calcext:value-type="float">
            <text:p>423622</text:p>
          </table:table-cell>
          <table:table-cell office:value-type="float" office:value="0" calcext:value-type="float">
            <text:p>0</text:p>
          </table:table-cell>
          <table:table-cell office:value-type="float" office:value="20100" calcext:value-type="float">
            <text:p>20100</text:p>
          </table:table-cell>
          <table:table-cell office:value-type="float" office:value="17081" calcext:value-type="float">
            <text:p>17081</text:p>
          </table:table-cell>
          <table:table-cell office:value-type="string" calcext:value-type="string">
            <text:p>Upload videos of making actual food!</text:p>
          </table:table-cell>
          <table:table-cell/>
        </table:table-row>
        <table:table-row table:style-name="ro1">
          <table:table-cell office:value-type="float" office:value="424116" calcext:value-type="float">
            <text:p>424116</text:p>
          </table:table-cell>
          <table:table-cell office:value-type="float" office:value="0" calcext:value-type="float">
            <text:p>0</text:p>
          </table:table-cell>
          <table:table-cell office:value-type="float" office:value="2362347" calcext:value-type="float">
            <text:p>2362347</text:p>
          </table:table-cell>
          <table:table-cell office:value-type="float" office:value="234" calcext:value-type="float">
            <text:p>234</text:p>
          </table:table-cell>
          <table:table-cell office:value-type="string" calcext:value-type="string">
            <text:p>I would like to get in touch with you, Can you please ping me</text:p>
          </table:table-cell>
          <table:table-cell/>
        </table:table-row>
        <table:table-row table:style-name="ro1">
          <table:table-cell office:value-type="float" office:value="430002" calcext:value-type="float">
            <text:p>430002</text:p>
          </table:table-cell>
          <table:table-cell office:value-type="float" office:value="0" calcext:value-type="float">
            <text:p>0</text:p>
          </table:table-cell>
          <table:table-cell office:value-type="float" office:value="106457" calcext:value-type="float">
            <text:p>106457</text:p>
          </table:table-cell>
          <table:table-cell office:value-type="float" office:value="17451" calcext:value-type="float">
            <text:p>17451</text:p>
          </table:table-cell>
          <table:table-cell office:value-type="string" calcext:value-type="string">
            <text:p>amazing</text:p>
          </table:table-cell>
          <table:table-cell/>
        </table:table-row>
        <table:table-row table:style-name="ro1">
          <table:table-cell office:value-type="float" office:value="444506" calcext:value-type="float">
            <text:p>444506</text:p>
          </table:table-cell>
          <table:table-cell office:value-type="float" office:value="0" calcext:value-type="float">
            <text:p>0</text:p>
          </table:table-cell>
          <table:table-cell office:value-type="float" office:value="2363575" calcext:value-type="float">
            <text:p>2363575</text:p>
          </table:table-cell>
          <table:table-cell office:value-type="float" office:value="1755338" calcext:value-type="float">
            <text:p>1755338</text:p>
          </table:table-cell>
          <table:table-cell office:value-type="string" calcext:value-type="string">
            <text:p>Hey</text:p>
          </table:table-cell>
          <table:table-cell/>
        </table:table-row>
        <table:table-row table:style-name="ro1">
          <table:table-cell office:value-type="float" office:value="448317" calcext:value-type="float">
            <text:p>448317</text:p>
          </table:table-cell>
          <table:table-cell office:value-type="float" office:value="0" calcext:value-type="float">
            <text:p>0</text:p>
          </table:table-cell>
          <table:table-cell office:value-type="float" office:value="2317326" calcext:value-type="float">
            <text:p>2317326</text:p>
          </table:table-cell>
          <table:table-cell office:value-type="float" office:value="1840271" calcext:value-type="float">
            <text:p>1840271</text:p>
          </table:table-cell>
          <table:table-cell office:value-type="string" calcext:value-type="string">
            <text:p>Nice</text:p>
          </table:table-cell>
          <table:table-cell/>
        </table:table-row>
        <table:table-row table:style-name="ro1">
          <table:table-cell office:value-type="float" office:value="464717" calcext:value-type="float">
            <text:p>464717</text:p>
          </table:table-cell>
          <table:table-cell office:value-type="float" office:value="0" calcext:value-type="float">
            <text:p>0</text:p>
          </table:table-cell>
          <table:table-cell office:value-type="float" office:value="2265993" calcext:value-type="float">
            <text:p>2265993</text:p>
          </table:table-cell>
          <table:table-cell office:value-type="float" office:value="2237763" calcext:value-type="float">
            <text:p>2237763</text:p>
          </table:table-cell>
          <table:table-cell office:value-type="string" calcext:value-type="string">
            <text:p>Ivosgdoh</text:p>
          </table:table-cell>
          <table:table-cell/>
        </table:table-row>
        <table:table-row table:style-name="ro1">
          <table:table-cell office:value-type="float" office:value="43343" calcext:value-type="float">
            <text:p>43343</text:p>
          </table:table-cell>
          <table:table-cell office:value-type="float" office:value="0" calcext:value-type="float">
            <text:p>0</text:p>
          </table:table-cell>
          <table:table-cell office:value-type="float" office:value="640625" calcext:value-type="float">
            <text:p>640625</text:p>
          </table:table-cell>
          <table:table-cell office:value-type="float" office:value="40296" calcext:value-type="float">
            <text:p>40296</text:p>
          </table:table-cell>
          <table:table-cell office:value-type="string" calcext:value-type="string">
            <text:p>I love the wordplay in your title!</text:p>
          </table:table-cell>
          <table:table-cell/>
        </table:table-row>
        <table:table-row table:style-name="ro1">
          <table:table-cell office:value-type="float" office:value="47652" calcext:value-type="float">
            <text:p>47652</text:p>
          </table:table-cell>
          <table:table-cell office:value-type="float" office:value="0" calcext:value-type="float">
            <text:p>0</text:p>
          </table:table-cell>
          <table:table-cell office:value-type="float" office:value="406395" calcext:value-type="float">
            <text:p>406395</text:p>
          </table:table-cell>
          <table:table-cell office:value-type="float" office:value="188007" calcext:value-type="float">
            <text:p>188007</text:p>
          </table:table-cell>
          <table:table-cell office:value-type="string" calcext:value-type="string">
            <text:p>Seems pretty cool... I wanna try them all❤️</text:p>
          </table:table-cell>
          <table:table-cell/>
        </table:table-row>
        <table:table-row table:style-name="ro1">
          <table:table-cell office:value-type="float" office:value="49401" calcext:value-type="float">
            <text:p>49401</text:p>
          </table:table-cell>
          <table:table-cell office:value-type="float" office:value="0" calcext:value-type="float">
            <text:p>0</text:p>
          </table:table-cell>
          <table:table-cell office:value-type="float" office:value="649282" calcext:value-type="float">
            <text:p>649282</text:p>
          </table:table-cell>
          <table:table-cell office:value-type="float" office:value="88225" calcext:value-type="float">
            <text:p>88225</text:p>
          </table:table-cell>
          <table:table-cell office:value-type="string" calcext:value-type="string">
            <text:p>Keep that goin ??</text:p>
          </table:table-cell>
          <table:table-cell/>
        </table:table-row>
        <table:table-row table:style-name="ro5">
          <table:table-cell office:value-type="float" office:value="95063" calcext:value-type="float">
            <text:p>95063</text:p>
          </table:table-cell>
          <table:table-cell office:value-type="float" office:value="0" calcext:value-type="float">
            <text:p>0</text:p>
          </table:table-cell>
          <table:table-cell office:value-type="float" office:value="764465" calcext:value-type="float">
            <text:p>764465</text:p>
          </table:table-cell>
          <table:table-cell office:value-type="float" office:value="227206" calcext:value-type="float">
            <text:p>227206</text:p>
          </table:table-cell>
          <table:table-cell office:value-type="string" calcext:value-type="string">
            <text:p>Thanks you ?</text:p>
            <text:p>[[@39491]]</text:p>
          </table:table-cell>
          <table:table-cell/>
        </table:table-row>
        <table:table-row table:style-name="ro1">
          <table:table-cell office:value-type="float" office:value="133528" calcext:value-type="float">
            <text:p>133528</text:p>
          </table:table-cell>
          <table:table-cell office:value-type="float" office:value="0" calcext:value-type="float">
            <text:p>0</text:p>
          </table:table-cell>
          <table:table-cell office:value-type="float" office:value="849671" calcext:value-type="float">
            <text:p>849671</text:p>
          </table:table-cell>
          <table:table-cell office:value-type="float" office:value="43301" calcext:value-type="float">
            <text:p>43301</text:p>
          </table:table-cell>
          <table:table-cell office:value-type="string" calcext:value-type="string">
            <text:p>It's really amazing pictures ? </text:p>
          </table:table-cell>
          <table:table-cell/>
        </table:table-row>
        <table:table-row table:style-name="ro1">
          <table:table-cell office:value-type="float" office:value="135912" calcext:value-type="float">
            <text:p>135912</text:p>
          </table:table-cell>
          <table:table-cell office:value-type="float" office:value="0" calcext:value-type="float">
            <text:p>0</text:p>
          </table:table-cell>
          <table:table-cell office:value-type="float" office:value="856047" calcext:value-type="float">
            <text:p>856047</text:p>
          </table:table-cell>
          <table:table-cell office:value-type="float" office:value="255907" calcext:value-type="float">
            <text:p>255907</text:p>
          </table:table-cell>
          <table:table-cell office:value-type="string" calcext:value-type="string">
            <text:p>Thanks for the wonderful comments ppl?</text:p>
          </table:table-cell>
          <table:table-cell/>
        </table:table-row>
        <table:table-row table:style-name="ro1">
          <table:table-cell office:value-type="float" office:value="139696" calcext:value-type="float">
            <text:p>139696</text:p>
          </table:table-cell>
          <table:table-cell office:value-type="float" office:value="0" calcext:value-type="float">
            <text:p>0</text:p>
          </table:table-cell>
          <table:table-cell office:value-type="float" office:value="866868" calcext:value-type="float">
            <text:p>866868</text:p>
          </table:table-cell>
          <table:table-cell office:value-type="float" office:value="18534" calcext:value-type="float">
            <text:p>18534</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65406" calcext:value-type="float">
            <text:p>165406</text:p>
          </table:table-cell>
          <table:table-cell office:value-type="float" office:value="0" calcext:value-type="float">
            <text:p>0</text:p>
          </table:table-cell>
          <table:table-cell office:value-type="float" office:value="933002" calcext:value-type="float">
            <text:p>933002</text:p>
          </table:table-cell>
          <table:table-cell office:value-type="float" office:value="80172" calcext:value-type="float">
            <text:p>80172</text:p>
          </table:table-cell>
          <table:table-cell office:value-type="string" calcext:value-type="string">
            <text:p>This trail is ingenious! brilliant work!</text:p>
          </table:table-cell>
          <table:table-cell/>
        </table:table-row>
        <table:table-row table:style-name="ro1">
          <table:table-cell office:value-type="float" office:value="176942" calcext:value-type="float">
            <text:p>176942</text:p>
          </table:table-cell>
          <table:table-cell office:value-type="float" office:value="0" calcext:value-type="float">
            <text:p>0</text:p>
          </table:table-cell>
          <table:table-cell office:value-type="float" office:value="967195" calcext:value-type="float">
            <text:p>967195</text:p>
          </table:table-cell>
          <table:table-cell office:value-type="float" office:value="76656" calcext:value-type="float">
            <text:p>76656</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38425" calcext:value-type="float">
            <text:p>238425</text:p>
          </table:table-cell>
          <table:table-cell office:value-type="float" office:value="0" calcext:value-type="float">
            <text:p>0</text:p>
          </table:table-cell>
          <table:table-cell office:value-type="float" office:value="1196901" calcext:value-type="float">
            <text:p>1196901</text:p>
          </table:table-cell>
          <table:table-cell office:value-type="float" office:value="42383" calcext:value-type="float">
            <text:p>42383</text:p>
          </table:table-cell>
          <table:table-cell office:value-type="string" calcext:value-type="string">
            <text:p>Dekhne mein mast lag rahi hai yeh jagah</text:p>
          </table:table-cell>
          <table:table-cell/>
        </table:table-row>
        <table:table-row table:style-name="ro1">
          <table:table-cell office:value-type="float" office:value="238601" calcext:value-type="float">
            <text:p>238601</text:p>
          </table:table-cell>
          <table:table-cell office:value-type="float" office:value="0" calcext:value-type="float">
            <text:p>0</text:p>
          </table:table-cell>
          <table:table-cell office:value-type="float" office:value="1198331" calcext:value-type="float">
            <text:p>1198331</text:p>
          </table:table-cell>
          <table:table-cell office:value-type="float" office:value="361810" calcext:value-type="float">
            <text:p>361810</text:p>
          </table:table-cell>
          <table:table-cell office:value-type="string" calcext:value-type="string">
            <text:p>[[@79793]] January to march.. untill the fire falls from sky..</text:p>
          </table:table-cell>
          <table:table-cell/>
        </table:table-row>
        <table:table-row table:style-name="ro1">
          <table:table-cell office:value-type="float" office:value="300692" calcext:value-type="float">
            <text:p>300692</text:p>
          </table:table-cell>
          <table:table-cell office:value-type="float" office:value="0" calcext:value-type="float">
            <text:p>0</text:p>
          </table:table-cell>
          <table:table-cell office:value-type="float" office:value="18076" calcext:value-type="float">
            <text:p>18076</text:p>
          </table:table-cell>
          <table:table-cell office:value-type="float" office:value="487789" calcext:value-type="float">
            <text:p>487789</text:p>
          </table:table-cell>
          <table:table-cell office:value-type="string" calcext:value-type="string">
            <text:p>Nice click</text:p>
          </table:table-cell>
          <table:table-cell/>
        </table:table-row>
        <table:table-row table:style-name="ro1">
          <table:table-cell office:value-type="float" office:value="402323" calcext:value-type="float">
            <text:p>402323</text:p>
          </table:table-cell>
          <table:table-cell office:value-type="float" office:value="0" calcext:value-type="float">
            <text:p>0</text:p>
          </table:table-cell>
          <table:table-cell office:value-type="float" office:value="2304341" calcext:value-type="float">
            <text:p>2304341</text:p>
          </table:table-cell>
          <table:table-cell office:value-type="float" office:value="1069264" calcext:value-type="float">
            <text:p>1069264</text:p>
          </table:table-cell>
          <table:table-cell office:value-type="string" calcext:value-type="string">
            <text:p>Hii</text:p>
          </table:table-cell>
          <table:table-cell/>
        </table:table-row>
        <table:table-row table:style-name="ro1">
          <table:table-cell office:value-type="float" office:value="403750" calcext:value-type="float">
            <text:p>403750</text:p>
          </table:table-cell>
          <table:table-cell office:value-type="float" office:value="0" calcext:value-type="float">
            <text:p>0</text:p>
          </table:table-cell>
          <table:table-cell office:value-type="float" office:value="2297834" calcext:value-type="float">
            <text:p>2297834</text:p>
          </table:table-cell>
          <table:table-cell office:value-type="float" office:value="15048" calcext:value-type="float">
            <text:p>15048</text:p>
          </table:table-cell>
          <table:table-cell office:value-type="string" calcext:value-type="string">
            <text:p>Great tips </text:p>
          </table:table-cell>
          <table:table-cell/>
        </table:table-row>
        <table:table-row table:style-name="ro1">
          <table:table-cell office:value-type="float" office:value="41469" calcext:value-type="float">
            <text:p>41469</text:p>
          </table:table-cell>
          <table:table-cell office:value-type="float" office:value="0" calcext:value-type="float">
            <text:p>0</text:p>
          </table:table-cell>
          <table:table-cell office:value-type="float" office:value="636502" calcext:value-type="float">
            <text:p>636502</text:p>
          </table:table-cell>
          <table:table-cell office:value-type="float" office:value="87144" calcext:value-type="float">
            <text:p>87144</text:p>
          </table:table-cell>
          <table:table-cell office:value-type="string" calcext:value-type="string">
            <text:p>Hey what time of the year is best to visit this place?</text:p>
          </table:table-cell>
          <table:table-cell/>
        </table:table-row>
        <table:table-row table:style-name="ro1">
          <table:table-cell office:value-type="float" office:value="71822" calcext:value-type="float">
            <text:p>71822</text:p>
          </table:table-cell>
          <table:table-cell office:value-type="float" office:value="0" calcext:value-type="float">
            <text:p>0</text:p>
          </table:table-cell>
          <table:table-cell office:value-type="float" office:value="709453" calcext:value-type="float">
            <text:p>709453</text:p>
          </table:table-cell>
          <table:table-cell office:value-type="float" office:value="41036" calcext:value-type="float">
            <text:p>41036</text:p>
          </table:table-cell>
          <table:table-cell office:value-type="string" calcext:value-type="string">
            <text:p>The content and the images don't sit well with one another!</text:p>
          </table:table-cell>
          <table:table-cell/>
        </table:table-row>
        <table:table-row table:style-name="ro1">
          <table:table-cell office:value-type="float" office:value="74990" calcext:value-type="float">
            <text:p>74990</text:p>
          </table:table-cell>
          <table:table-cell office:value-type="float" office:value="0" calcext:value-type="float">
            <text:p>0</text:p>
          </table:table-cell>
          <table:table-cell office:value-type="float" office:value="717618" calcext:value-type="float">
            <text:p>717618</text:p>
          </table:table-cell>
          <table:table-cell office:value-type="float" office:value="213385" calcext:value-type="float">
            <text:p>213385</text:p>
          </table:table-cell>
          <table:table-cell office:value-type="string" calcext:value-type="string">
            <text:p>[[@170813]] j&amp;k</text:p>
          </table:table-cell>
          <table:table-cell/>
        </table:table-row>
        <table:table-row table:style-name="ro2">
          <table:table-cell office:value-type="float" office:value="105331" calcext:value-type="float">
            <text:p>105331</text:p>
          </table:table-cell>
          <table:table-cell office:value-type="float" office:value="0" calcext:value-type="float">
            <text:p>0</text:p>
          </table:table-cell>
          <table:table-cell office:value-type="float" office:value="789440" calcext:value-type="float">
            <text:p>789440</text:p>
          </table:table-cell>
          <table:table-cell office:value-type="float" office:value="234933" calcext:value-type="float">
            <text:p>234933</text:p>
          </table:table-cell>
          <table:table-cell office:value-type="string" calcext:value-type="string">
            <text:p>#nature#travel </text:p>
            <text:p/>
            <text:p>https://travelandfoodstories.com/2018/02/10/road-trip-to-mahabaleswar/</text:p>
          </table:table-cell>
          <table:table-cell/>
        </table:table-row>
        <table:table-row table:style-name="ro1">
          <table:table-cell office:value-type="float" office:value="140584" calcext:value-type="float">
            <text:p>140584</text:p>
          </table:table-cell>
          <table:table-cell office:value-type="float" office:value="0" calcext:value-type="float">
            <text:p>0</text:p>
          </table:table-cell>
          <table:table-cell office:value-type="float" office:value="867093" calcext:value-type="float">
            <text:p>867093</text:p>
          </table:table-cell>
          <table:table-cell office:value-type="float" office:value="259399" calcext:value-type="float">
            <text:p>259399</text:p>
          </table:table-cell>
          <table:table-cell office:value-type="string" calcext:value-type="string">
            <text:p>[[@136517]] ....sure just a sec</text:p>
          </table:table-cell>
          <table:table-cell/>
        </table:table-row>
        <table:table-row table:style-name="ro1">
          <table:table-cell office:value-type="float" office:value="376549" calcext:value-type="float">
            <text:p>376549</text:p>
          </table:table-cell>
          <table:table-cell office:value-type="float" office:value="0" calcext:value-type="float">
            <text:p>0</text:p>
          </table:table-cell>
          <table:table-cell office:value-type="float" office:value="2228586" calcext:value-type="float">
            <text:p>2228586</text:p>
          </table:table-cell>
          <table:table-cell office:value-type="float" office:value="40662" calcext:value-type="float">
            <text:p>40662</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402175" calcext:value-type="float">
            <text:p>402175</text:p>
          </table:table-cell>
          <table:table-cell office:value-type="float" office:value="0" calcext:value-type="float">
            <text:p>0</text:p>
          </table:table-cell>
          <table:table-cell office:value-type="float" office:value="2285449" calcext:value-type="float">
            <text:p>2285449</text:p>
          </table:table-cell>
          <table:table-cell office:value-type="float" office:value="1045617" calcext:value-type="float">
            <text:p>1045617</text:p>
          </table:table-cell>
          <table:table-cell office:value-type="string" calcext:value-type="string">
            <text:p>Karim Ansari</text:p>
          </table:table-cell>
          <table:table-cell/>
        </table:table-row>
        <table:table-row table:style-name="ro1">
          <table:table-cell office:value-type="float" office:value="427261" calcext:value-type="float">
            <text:p>427261</text:p>
          </table:table-cell>
          <table:table-cell office:value-type="float" office:value="0" calcext:value-type="float">
            <text:p>0</text:p>
          </table:table-cell>
          <table:table-cell office:value-type="float" office:value="2291841" calcext:value-type="float">
            <text:p>2291841</text:p>
          </table:table-cell>
          <table:table-cell office:value-type="float" office:value="33585" calcext:value-type="float">
            <text:p>33585</text:p>
          </table:table-cell>
          <table:table-cell office:value-type="string" calcext:value-type="string">
            <text:p>any specific street?</text:p>
          </table:table-cell>
          <table:table-cell/>
        </table:table-row>
        <table:table-row table:style-name="ro1">
          <table:table-cell office:value-type="float" office:value="41594" calcext:value-type="float">
            <text:p>41594</text:p>
          </table:table-cell>
          <table:table-cell office:value-type="float" office:value="0" calcext:value-type="float">
            <text:p>0</text:p>
          </table:table-cell>
          <table:table-cell office:value-type="float" office:value="636391" calcext:value-type="float">
            <text:p>636391</text:p>
          </table:table-cell>
          <table:table-cell office:value-type="float" office:value="190151" calcext:value-type="float">
            <text:p>190151</text:p>
          </table:table-cell>
          <table:table-cell office:value-type="string" calcext:value-type="string">
            <text:p>[[@80627]] What do you exactly mean by tricky?</text:p>
          </table:table-cell>
          <table:table-cell/>
        </table:table-row>
        <table:table-row table:style-name="ro1">
          <table:table-cell office:value-type="float" office:value="66648" calcext:value-type="float">
            <text:p>66648</text:p>
          </table:table-cell>
          <table:table-cell office:value-type="float" office:value="0" calcext:value-type="float">
            <text:p>0</text:p>
          </table:table-cell>
          <table:table-cell office:value-type="float" office:value="689344" calcext:value-type="float">
            <text:p>689344</text:p>
          </table:table-cell>
          <table:table-cell office:value-type="float" office:value="87884" calcext:value-type="float">
            <text:p>87884</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95440" calcext:value-type="float">
            <text:p>95440</text:p>
          </table:table-cell>
          <table:table-cell office:value-type="float" office:value="0" calcext:value-type="float">
            <text:p>0</text:p>
          </table:table-cell>
          <table:table-cell office:value-type="float" office:value="659218" calcext:value-type="float">
            <text:p>659218</text:p>
          </table:table-cell>
          <table:table-cell office:value-type="float" office:value="213926" calcext:value-type="float">
            <text:p>213926</text:p>
          </table:table-cell>
          <table:table-cell office:value-type="string" calcext:value-type="string">
            <text:p>Is it in Mumbai.</text:p>
          </table:table-cell>
          <table:table-cell/>
        </table:table-row>
        <table:table-row table:style-name="ro1">
          <table:table-cell office:value-type="float" office:value="186571" calcext:value-type="float">
            <text:p>186571</text:p>
          </table:table-cell>
          <table:table-cell office:value-type="float" office:value="0" calcext:value-type="float">
            <text:p>0</text:p>
          </table:table-cell>
          <table:table-cell office:value-type="float" office:value="976683" calcext:value-type="float">
            <text:p>976683</text:p>
          </table:table-cell>
          <table:table-cell office:value-type="float" office:value="294376" calcext:value-type="float">
            <text:p>294376</text:p>
          </table:table-cell>
          <table:table-cell office:value-type="string" calcext:value-type="string">
            <text:p>Next is Leh/Ladakh.. <text:s/>but its Gonna Take Tym to plan as my Final Year Coming Up ?</text:p>
          </table:table-cell>
          <table:table-cell/>
        </table:table-row>
        <table:table-row table:style-name="ro1">
          <table:table-cell office:value-type="float" office:value="253552" calcext:value-type="float">
            <text:p>253552</text:p>
          </table:table-cell>
          <table:table-cell office:value-type="float" office:value="0" calcext:value-type="float">
            <text:p>0</text:p>
          </table:table-cell>
          <table:table-cell office:value-type="float" office:value="1298350" calcext:value-type="float">
            <text:p>1298350</text:p>
          </table:table-cell>
          <table:table-cell office:value-type="float" office:value="80490" calcext:value-type="float">
            <text:p>80490</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64550" calcext:value-type="float">
            <text:p>264550</text:p>
          </table:table-cell>
          <table:table-cell office:value-type="float" office:value="0" calcext:value-type="float">
            <text:p>0</text:p>
          </table:table-cell>
          <table:table-cell office:value-type="float" office:value="1379370" calcext:value-type="float">
            <text:p>1379370</text:p>
          </table:table-cell>
          <table:table-cell office:value-type="float" office:value="85572" calcext:value-type="float">
            <text:p>85572</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94905" calcext:value-type="float">
            <text:p>294905</text:p>
          </table:table-cell>
          <table:table-cell office:value-type="float" office:value="0" calcext:value-type="float">
            <text:p>0</text:p>
          </table:table-cell>
          <table:table-cell office:value-type="float" office:value="1535217" calcext:value-type="float">
            <text:p>1535217</text:p>
          </table:table-cell>
          <table:table-cell office:value-type="float" office:value="472479" calcext:value-type="float">
            <text:p>472479</text:p>
          </table:table-cell>
          <table:table-cell office:value-type="string" calcext:value-type="string">
            <text:p>[[@1]]</text:p>
          </table:table-cell>
          <table:table-cell/>
        </table:table-row>
        <table:table-row table:style-name="ro1">
          <table:table-cell office:value-type="float" office:value="351177" calcext:value-type="float">
            <text:p>351177</text:p>
          </table:table-cell>
          <table:table-cell office:value-type="float" office:value="0" calcext:value-type="float">
            <text:p>0</text:p>
          </table:table-cell>
          <table:table-cell office:value-type="float" office:value="1615184" calcext:value-type="float">
            <text:p>1615184</text:p>
          </table:table-cell>
          <table:table-cell office:value-type="float" office:value="586885" calcext:value-type="float">
            <text:p>586885</text:p>
          </table:table-cell>
          <table:table-cell office:value-type="string" calcext:value-type="string">
            <text:p>Hii</text:p>
          </table:table-cell>
          <table:table-cell/>
        </table:table-row>
        <table:table-row table:style-name="ro1">
          <table:table-cell office:value-type="float" office:value="358827" calcext:value-type="float">
            <text:p>358827</text:p>
          </table:table-cell>
          <table:table-cell office:value-type="float" office:value="0" calcext:value-type="float">
            <text:p>0</text:p>
          </table:table-cell>
          <table:table-cell office:value-type="float" office:value="1993522" calcext:value-type="float">
            <text:p>1993522</text:p>
          </table:table-cell>
          <table:table-cell office:value-type="float" office:value="77549" calcext:value-type="float">
            <text:p>77549</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92288" calcext:value-type="float">
            <text:p>392288</text:p>
          </table:table-cell>
          <table:table-cell office:value-type="float" office:value="0" calcext:value-type="float">
            <text:p>0</text:p>
          </table:table-cell>
          <table:table-cell office:value-type="float" office:value="2283730" calcext:value-type="float">
            <text:p>2283730</text:p>
          </table:table-cell>
          <table:table-cell office:value-type="float" office:value="751717" calcext:value-type="float">
            <text:p>751717</text:p>
          </table:table-cell>
          <table:table-cell office:value-type="string" calcext:value-type="string">
            <text:p>Nice</text:p>
          </table:table-cell>
          <table:table-cell/>
        </table:table-row>
        <table:table-row table:style-name="ro1">
          <table:table-cell office:value-type="float" office:value="81793" calcext:value-type="float">
            <text:p>81793</text:p>
          </table:table-cell>
          <table:table-cell office:value-type="float" office:value="0" calcext:value-type="float">
            <text:p>0</text:p>
          </table:table-cell>
          <table:table-cell office:value-type="float" office:value="736374" calcext:value-type="float">
            <text:p>736374</text:p>
          </table:table-cell>
          <table:table-cell office:value-type="float" office:value="218532" calcext:value-type="float">
            <text:p>218532</text:p>
          </table:table-cell>
          <table:table-cell office:value-type="string" calcext:value-type="string">
            <text:p>[[@49821]] The best time to travel to Puri is Nov to Feb as the summer months are very hot</text:p>
          </table:table-cell>
          <table:table-cell/>
        </table:table-row>
        <table:table-row table:style-name="ro1">
          <table:table-cell office:value-type="float" office:value="121899" calcext:value-type="float">
            <text:p>121899</text:p>
          </table:table-cell>
          <table:table-cell office:value-type="float" office:value="0" calcext:value-type="float">
            <text:p>0</text:p>
          </table:table-cell>
          <table:table-cell office:value-type="float" office:value="1273" calcext:value-type="float">
            <text:p>1273</text:p>
          </table:table-cell>
          <table:table-cell office:value-type="float" office:value="136103" calcext:value-type="float">
            <text:p>136103</text:p>
          </table:table-cell>
          <table:table-cell office:value-type="string" calcext:value-type="string">
            <text:p>Hey the trail is amazing, could you give some info?</text:p>
          </table:table-cell>
          <table:table-cell/>
        </table:table-row>
        <table:table-row table:style-name="ro1">
          <table:table-cell office:value-type="float" office:value="131336" calcext:value-type="float">
            <text:p>131336</text:p>
          </table:table-cell>
          <table:table-cell office:value-type="float" office:value="0" calcext:value-type="float">
            <text:p>0</text:p>
          </table:table-cell>
          <table:table-cell office:value-type="float" office:value="838133" calcext:value-type="float">
            <text:p>838133</text:p>
          </table:table-cell>
          <table:table-cell office:value-type="float" office:value="250150" calcext:value-type="float">
            <text:p>250150</text:p>
          </table:table-cell>
          <table:table-cell office:value-type="string" calcext:value-type="string">
            <text:p>[[@45761]] you should visit once at least.</text:p>
          </table:table-cell>
          <table:table-cell/>
        </table:table-row>
        <table:table-row table:style-name="ro1">
          <table:table-cell office:value-type="float" office:value="177840" calcext:value-type="float">
            <text:p>177840</text:p>
          </table:table-cell>
          <table:table-cell office:value-type="float" office:value="0" calcext:value-type="float">
            <text:p>0</text:p>
          </table:table-cell>
          <table:table-cell office:value-type="float" office:value="967587" calcext:value-type="float">
            <text:p>967587</text:p>
          </table:table-cell>
          <table:table-cell office:value-type="float" office:value="243552" calcext:value-type="float">
            <text:p>243552</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56324" calcext:value-type="float">
            <text:p>256324</text:p>
          </table:table-cell>
          <table:table-cell office:value-type="float" office:value="0" calcext:value-type="float">
            <text:p>0</text:p>
          </table:table-cell>
          <table:table-cell office:value-type="float" office:value="1325255" calcext:value-type="float">
            <text:p>1325255</text:p>
          </table:table-cell>
          <table:table-cell office:value-type="float" office:value="78919" calcext:value-type="float">
            <text:p>78919</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61375" calcext:value-type="float">
            <text:p>261375</text:p>
          </table:table-cell>
          <table:table-cell office:value-type="float" office:value="0" calcext:value-type="float">
            <text:p>0</text:p>
          </table:table-cell>
          <table:table-cell office:value-type="float" office:value="1356450" calcext:value-type="float">
            <text:p>1356450</text:p>
          </table:table-cell>
          <table:table-cell office:value-type="float" office:value="76427" calcext:value-type="float">
            <text:p>76427</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58942" calcext:value-type="float">
            <text:p>358942</text:p>
          </table:table-cell>
          <table:table-cell office:value-type="float" office:value="0" calcext:value-type="float">
            <text:p>0</text:p>
          </table:table-cell>
          <table:table-cell office:value-type="float" office:value="1994767" calcext:value-type="float">
            <text:p>1994767</text:p>
          </table:table-cell>
          <table:table-cell office:value-type="float" office:value="50415" calcext:value-type="float">
            <text:p>50415</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420355" calcext:value-type="float">
            <text:p>420355</text:p>
          </table:table-cell>
          <table:table-cell office:value-type="float" office:value="0" calcext:value-type="float">
            <text:p>0</text:p>
          </table:table-cell>
          <table:table-cell office:value-type="float" office:value="2288525" calcext:value-type="float">
            <text:p>2288525</text:p>
          </table:table-cell>
          <table:table-cell office:value-type="float" office:value="1466360" calcext:value-type="float">
            <text:p>1466360</text:p>
          </table:table-cell>
          <table:table-cell office:value-type="string" calcext:value-type="string">
            <text:p>Hii</text:p>
          </table:table-cell>
          <table:table-cell/>
        </table:table-row>
        <table:table-row table:style-name="ro1">
          <table:table-cell office:value-type="float" office:value="453206" calcext:value-type="float">
            <text:p>453206</text:p>
          </table:table-cell>
          <table:table-cell office:value-type="float" office:value="0" calcext:value-type="float">
            <text:p>0</text:p>
          </table:table-cell>
          <table:table-cell office:value-type="float" office:value="2186708" calcext:value-type="float">
            <text:p>2186708</text:p>
          </table:table-cell>
          <table:table-cell office:value-type="float" office:value="1677273" calcext:value-type="float">
            <text:p>1677273</text:p>
          </table:table-cell>
          <table:table-cell office:value-type="string" calcext:value-type="string">
            <text:p>sridhar <text:s text:c="2"/>good morning</text:p>
          </table:table-cell>
          <table:table-cell/>
        </table:table-row>
        <table:table-row table:style-name="ro1">
          <table:table-cell office:value-type="float" office:value="78195" calcext:value-type="float">
            <text:p>78195</text:p>
          </table:table-cell>
          <table:table-cell office:value-type="float" office:value="0" calcext:value-type="float">
            <text:p>0</text:p>
          </table:table-cell>
          <table:table-cell office:value-type="float" office:value="730507" calcext:value-type="float">
            <text:p>730507</text:p>
          </table:table-cell>
          <table:table-cell office:value-type="float" office:value="216746" calcext:value-type="float">
            <text:p>216746</text:p>
          </table:table-cell>
          <table:table-cell office:value-type="string" calcext:value-type="string">
            <text:p>?</text:p>
          </table:table-cell>
          <table:table-cell/>
        </table:table-row>
        <table:table-row table:style-name="ro1">
          <table:table-cell office:value-type="float" office:value="105770" calcext:value-type="float">
            <text:p>105770</text:p>
          </table:table-cell>
          <table:table-cell office:value-type="float" office:value="0" calcext:value-type="float">
            <text:p>0</text:p>
          </table:table-cell>
          <table:table-cell office:value-type="float" office:value="789551" calcext:value-type="float">
            <text:p>789551</text:p>
          </table:table-cell>
          <table:table-cell office:value-type="float" office:value="19708" calcext:value-type="float">
            <text:p>19708</text:p>
          </table:table-cell>
          <table:table-cell office:value-type="string" calcext:value-type="string">
            <text:p>i love your work and i use it to plan my trips :)</text:p>
          </table:table-cell>
          <table:table-cell/>
        </table:table-row>
        <table:table-row table:style-name="ro1">
          <table:table-cell office:value-type="float" office:value="181305" calcext:value-type="float">
            <text:p>181305</text:p>
          </table:table-cell>
          <table:table-cell office:value-type="float" office:value="0" calcext:value-type="float">
            <text:p>0</text:p>
          </table:table-cell>
          <table:table-cell office:value-type="float" office:value="104212" calcext:value-type="float">
            <text:p>104212</text:p>
          </table:table-cell>
          <table:table-cell office:value-type="float" office:value="81309" calcext:value-type="float">
            <text:p>81309</text:p>
          </table:table-cell>
          <table:table-cell office:value-type="string" calcext:value-type="string">
            <text:p>Wow! Thats amazing that you covered so much in so less budget!</text:p>
          </table:table-cell>
          <table:table-cell/>
        </table:table-row>
        <table:table-row table:style-name="ro1">
          <table:table-cell office:value-type="float" office:value="199195" calcext:value-type="float">
            <text:p>199195</text:p>
          </table:table-cell>
          <table:table-cell office:value-type="float" office:value="0" calcext:value-type="float">
            <text:p>0</text:p>
          </table:table-cell>
          <table:table-cell office:value-type="float" office:value="1032638" calcext:value-type="float">
            <text:p>1032638</text:p>
          </table:table-cell>
          <table:table-cell office:value-type="float" office:value="311626" calcext:value-type="float">
            <text:p>311626</text:p>
          </table:table-cell>
          <table:table-cell office:value-type="string" calcext:value-type="string">
            <text:p>[[@85390]] i've planned a trip outside delhi too but there is no other place like delhi and first i'll explore my delhi even more coz here you never know what when and where you pop into something unimaginable</text:p>
          </table:table-cell>
          <table:table-cell/>
        </table:table-row>
        <table:table-row table:style-name="ro1">
          <table:table-cell office:value-type="float" office:value="266660" calcext:value-type="float">
            <text:p>266660</text:p>
          </table:table-cell>
          <table:table-cell office:value-type="float" office:value="0" calcext:value-type="float">
            <text:p>0</text:p>
          </table:table-cell>
          <table:table-cell office:value-type="float" office:value="1375257" calcext:value-type="float">
            <text:p>1375257</text:p>
          </table:table-cell>
          <table:table-cell office:value-type="float" office:value="87802" calcext:value-type="float">
            <text:p>87802</text:p>
          </table:table-cell>
          <table:table-cell office:value-type="string" calcext:value-type="string">
            <text:p>This trail got me searching for railway tickets! so inspiring!</text:p>
          </table:table-cell>
          <table:table-cell/>
        </table:table-row>
        <table:table-row table:style-name="ro1">
          <table:table-cell office:value-type="float" office:value="304208" calcext:value-type="float">
            <text:p>304208</text:p>
          </table:table-cell>
          <table:table-cell office:value-type="float" office:value="1198045" calcext:value-type="float">
            <text:p>1198045</text:p>
          </table:table-cell>
          <table:table-cell office:value-type="float" office:value="0" calcext:value-type="float">
            <text:p>0</text:p>
          </table:table-cell>
          <table:table-cell office:value-type="float" office:value="475632" calcext:value-type="float">
            <text:p>475632</text:p>
          </table:table-cell>
          <table:table-cell office:value-type="string" calcext:value-type="string">
            <text:p>[[@487443]] good morning</text:p>
          </table:table-cell>
          <table:table-cell/>
        </table:table-row>
        <table:table-row table:style-name="ro1">
          <table:table-cell office:value-type="float" office:value="430928" calcext:value-type="float">
            <text:p>430928</text:p>
          </table:table-cell>
          <table:table-cell office:value-type="float" office:value="0" calcext:value-type="float">
            <text:p>0</text:p>
          </table:table-cell>
          <table:table-cell office:value-type="float" office:value="52392" calcext:value-type="float">
            <text:p>52392</text:p>
          </table:table-cell>
          <table:table-cell office:value-type="float" office:value="32099" calcext:value-type="float">
            <text:p>32099</text:p>
          </table:table-cell>
          <table:table-cell office:value-type="string" calcext:value-type="string">
            <text:p>Good one! god bless you </text:p>
          </table:table-cell>
          <table:table-cell/>
        </table:table-row>
        <table:table-row table:style-name="ro1">
          <table:table-cell office:value-type="float" office:value="85253" calcext:value-type="float">
            <text:p>85253</text:p>
          </table:table-cell>
          <table:table-cell office:value-type="float" office:value="0" calcext:value-type="float">
            <text:p>0</text:p>
          </table:table-cell>
          <table:table-cell office:value-type="float" office:value="40796" calcext:value-type="float">
            <text:p>40796</text:p>
          </table:table-cell>
          <table:table-cell office:value-type="float" office:value="41300" calcext:value-type="float">
            <text:p>41300</text:p>
          </table:table-cell>
          <table:table-cell office:value-type="string" calcext:value-type="string">
            <text:p>aapke pass shabdo ko istemal karne ki kala hai</text:p>
          </table:table-cell>
          <table:table-cell/>
        </table:table-row>
        <table:table-row table:style-name="ro1">
          <table:table-cell office:value-type="float" office:value="109170" calcext:value-type="float">
            <text:p>109170</text:p>
          </table:table-cell>
          <table:table-cell office:value-type="float" office:value="0" calcext:value-type="float">
            <text:p>0</text:p>
          </table:table-cell>
          <table:table-cell office:value-type="float" office:value="793805" calcext:value-type="float">
            <text:p>793805</text:p>
          </table:table-cell>
          <table:table-cell office:value-type="float" office:value="236266" calcext:value-type="float">
            <text:p>236266</text:p>
          </table:table-cell>
          <table:table-cell office:value-type="string" calcext:value-type="string">
            <text:p>[[@41249]] thanks so much :)</text:p>
          </table:table-cell>
          <table:table-cell/>
        </table:table-row>
        <table:table-row table:style-name="ro1">
          <table:table-cell office:value-type="float" office:value="122528" calcext:value-type="float">
            <text:p>122528</text:p>
          </table:table-cell>
          <table:table-cell office:value-type="float" office:value="0" calcext:value-type="float">
            <text:p>0</text:p>
          </table:table-cell>
          <table:table-cell office:value-type="float" office:value="821430" calcext:value-type="float">
            <text:p>821430</text:p>
          </table:table-cell>
          <table:table-cell office:value-type="float" office:value="243173" calcext:value-type="float">
            <text:p>243173</text:p>
          </table:table-cell>
          <table:table-cell office:value-type="string" calcext:value-type="string">
            <text:p>Thanks</text:p>
          </table:table-cell>
          <table:table-cell/>
        </table:table-row>
        <table:table-row table:style-name="ro1">
          <table:table-cell office:value-type="float" office:value="131816" calcext:value-type="float">
            <text:p>131816</text:p>
          </table:table-cell>
          <table:table-cell office:value-type="float" office:value="0" calcext:value-type="float">
            <text:p>0</text:p>
          </table:table-cell>
          <table:table-cell office:value-type="float" office:value="846532" calcext:value-type="float">
            <text:p>846532</text:p>
          </table:table-cell>
          <table:table-cell office:value-type="float" office:value="41484" calcext:value-type="float">
            <text:p>41484</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159847" calcext:value-type="float">
            <text:p>159847</text:p>
          </table:table-cell>
          <table:table-cell office:value-type="float" office:value="0" calcext:value-type="float">
            <text:p>0</text:p>
          </table:table-cell>
          <table:table-cell office:value-type="float" office:value="914937" calcext:value-type="float">
            <text:p>914937</text:p>
          </table:table-cell>
          <table:table-cell office:value-type="float" office:value="135938" calcext:value-type="float">
            <text:p>135938</text:p>
          </table:table-cell>
          <table:table-cell office:value-type="string" calcext:value-type="string">
            <text:p>The title was superb! The content was a little dreary!</text:p>
          </table:table-cell>
          <table:table-cell/>
        </table:table-row>
        <table:table-row table:style-name="ro1">
          <table:table-cell office:value-type="float" office:value="244331" calcext:value-type="float">
            <text:p>244331</text:p>
          </table:table-cell>
          <table:table-cell office:value-type="float" office:value="0" calcext:value-type="float">
            <text:p>0</text:p>
          </table:table-cell>
          <table:table-cell office:value-type="float" office:value="1184145" calcext:value-type="float">
            <text:p>1184145</text:p>
          </table:table-cell>
          <table:table-cell office:value-type="float" office:value="357321" calcext:value-type="float">
            <text:p>357321</text:p>
          </table:table-cell>
          <table:table-cell office:value-type="string" calcext:value-type="string">
            <text:p>[[@83986]] ok I will make sure add more content</text:p>
          </table:table-cell>
          <table:table-cell/>
        </table:table-row>
        <table:table-row table:style-name="ro1">
          <table:table-cell office:value-type="float" office:value="248796" calcext:value-type="float">
            <text:p>248796</text:p>
          </table:table-cell>
          <table:table-cell office:value-type="float" office:value="0" calcext:value-type="float">
            <text:p>0</text:p>
          </table:table-cell>
          <table:table-cell office:value-type="float" office:value="1256388" calcext:value-type="float">
            <text:p>1256388</text:p>
          </table:table-cell>
          <table:table-cell office:value-type="float" office:value="84030" calcext:value-type="float">
            <text:p>84030</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287213" calcext:value-type="float">
            <text:p>287213</text:p>
          </table:table-cell>
          <table:table-cell office:value-type="float" office:value="0" calcext:value-type="float">
            <text:p>0</text:p>
          </table:table-cell>
          <table:table-cell office:value-type="float" office:value="1500039" calcext:value-type="float">
            <text:p>1500039</text:p>
          </table:table-cell>
          <table:table-cell office:value-type="float" office:value="50405" calcext:value-type="float">
            <text:p>50405</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303248" calcext:value-type="float">
            <text:p>303248</text:p>
          </table:table-cell>
          <table:table-cell office:value-type="float" office:value="0" calcext:value-type="float">
            <text:p>0</text:p>
          </table:table-cell>
          <table:table-cell office:value-type="float" office:value="1601688" calcext:value-type="float">
            <text:p>1601688</text:p>
          </table:table-cell>
          <table:table-cell office:value-type="float" office:value="475632" calcext:value-type="float">
            <text:p>475632</text:p>
          </table:table-cell>
          <table:table-cell office:value-type="string" calcext:value-type="string">
            <text:p>[[@490769]] thanks</text:p>
          </table:table-cell>
          <table:table-cell/>
        </table:table-row>
        <table:table-row table:style-name="ro1">
          <table:table-cell office:value-type="float" office:value="351442" calcext:value-type="float">
            <text:p>351442</text:p>
          </table:table-cell>
          <table:table-cell office:value-type="float" office:value="0" calcext:value-type="float">
            <text:p>0</text:p>
          </table:table-cell>
          <table:table-cell office:value-type="float" office:value="1897576" calcext:value-type="float">
            <text:p>1897576</text:p>
          </table:table-cell>
          <table:table-cell office:value-type="float" office:value="76531" calcext:value-type="float">
            <text:p>76531</text:p>
          </table:table-cell>
          <table:table-cell office:value-type="string" calcext:value-type="string">
            <text:p>❤️ Beautiful ❤️</text:p>
          </table:table-cell>
          <table:table-cell/>
        </table:table-row>
        <table:table-row table:style-name="ro1">
          <table:table-cell office:value-type="float" office:value="359437" calcext:value-type="float">
            <text:p>359437</text:p>
          </table:table-cell>
          <table:table-cell office:value-type="float" office:value="0" calcext:value-type="float">
            <text:p>0</text:p>
          </table:table-cell>
          <table:table-cell office:value-type="float" office:value="2003543" calcext:value-type="float">
            <text:p>2003543</text:p>
          </table:table-cell>
          <table:table-cell office:value-type="float" office:value="79125" calcext:value-type="float">
            <text:p>79125</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5125" calcext:value-type="float">
            <text:p>15125</text:p>
          </table:table-cell>
          <table:table-cell office:value-type="float" office:value="0" calcext:value-type="float">
            <text:p>0</text:p>
          </table:table-cell>
          <table:table-cell office:value-type="float" office:value="472181" calcext:value-type="float">
            <text:p>472181</text:p>
          </table:table-cell>
          <table:table-cell office:value-type="float" office:value="14432" calcext:value-type="float">
            <text:p>14432</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33592" calcext:value-type="float">
            <text:p>33592</text:p>
          </table:table-cell>
          <table:table-cell office:value-type="float" office:value="0" calcext:value-type="float">
            <text:p>0</text:p>
          </table:table-cell>
          <table:table-cell office:value-type="float" office:value="621317" calcext:value-type="float">
            <text:p>621317</text:p>
          </table:table-cell>
          <table:table-cell office:value-type="float" office:value="48920" calcext:value-type="float">
            <text:p>48920</text:p>
          </table:table-cell>
          <table:table-cell office:value-type="string" calcext:value-type="string">
            <text:p>Sahi khel gaye tum toh</text:p>
          </table:table-cell>
          <table:table-cell/>
        </table:table-row>
        <table:table-row table:style-name="ro1">
          <table:table-cell office:value-type="float" office:value="249299" calcext:value-type="float">
            <text:p>249299</text:p>
          </table:table-cell>
          <table:table-cell office:value-type="float" office:value="0" calcext:value-type="float">
            <text:p>0</text:p>
          </table:table-cell>
          <table:table-cell office:value-type="float" office:value="1264202" calcext:value-type="float">
            <text:p>1264202</text:p>
          </table:table-cell>
          <table:table-cell office:value-type="float" office:value="44431" calcext:value-type="float">
            <text:p>44431</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400939" calcext:value-type="float">
            <text:p>400939</text:p>
          </table:table-cell>
          <table:table-cell office:value-type="float" office:value="0" calcext:value-type="float">
            <text:p>0</text:p>
          </table:table-cell>
          <table:table-cell office:value-type="float" office:value="2296500" calcext:value-type="float">
            <text:p>2296500</text:p>
          </table:table-cell>
          <table:table-cell office:value-type="float" office:value="1009931" calcext:value-type="float">
            <text:p>1009931</text:p>
          </table:table-cell>
          <table:table-cell office:value-type="string" calcext:value-type="string">
            <text:p>Nice</text:p>
          </table:table-cell>
          <table:table-cell/>
        </table:table-row>
        <table:table-row table:style-name="ro1">
          <table:table-cell office:value-type="float" office:value="434860" calcext:value-type="float">
            <text:p>434860</text:p>
          </table:table-cell>
          <table:table-cell office:value-type="float" office:value="0" calcext:value-type="float">
            <text:p>0</text:p>
          </table:table-cell>
          <table:table-cell office:value-type="float" office:value="2307455" calcext:value-type="float">
            <text:p>2307455</text:p>
          </table:table-cell>
          <table:table-cell office:value-type="float" office:value="1508280" calcext:value-type="float">
            <text:p>1508280</text:p>
          </table:table-cell>
          <table:table-cell office:value-type="string" calcext:value-type="string">
            <text:p>Jai Hind</text:p>
          </table:table-cell>
          <table:table-cell/>
        </table:table-row>
        <table:table-row table:style-name="ro1">
          <table:table-cell office:value-type="float" office:value="899" calcext:value-type="float">
            <text:p>899</text:p>
          </table:table-cell>
          <table:table-cell office:value-type="float" office:value="2140" calcext:value-type="float">
            <text:p>2140</text:p>
          </table:table-cell>
          <table:table-cell office:value-type="float" office:value="0" calcext:value-type="float">
            <text:p>0</text:p>
          </table:table-cell>
          <table:table-cell office:value-type="float" office:value="58" calcext:value-type="float">
            <text:p>58</text:p>
          </table:table-cell>
          <table:table-cell office:value-type="string" calcext:value-type="string">
            <text:p>Try their Marsh-mellow cookies. Its the USP of the place as you won't find many places serving you marsh-mellows in India. Needless to say, the taste is out of the world</text:p>
          </table:table-cell>
          <table:table-cell/>
        </table:table-row>
        <table:table-row table:style-name="ro5">
          <table:table-cell office:value-type="float" office:value="81282" calcext:value-type="float">
            <text:p>81282</text:p>
          </table:table-cell>
          <table:table-cell office:value-type="float" office:value="383177" calcext:value-type="float">
            <text:p>383177</text:p>
          </table:table-cell>
          <table:table-cell office:value-type="float" office:value="0" calcext:value-type="float">
            <text:p>0</text:p>
          </table:table-cell>
          <table:table-cell office:value-type="float" office:value="219505" calcext:value-type="float">
            <text:p>219505</text:p>
          </table:table-cell>
          <table:table-cell office:value-type="string" calcext:value-type="string">
            <text:p>To be live in God's city does not means a luxury and peaceful life, for survival you have to do continuous hard work....</text:p>
            <text:p>Nikhil Saini</text:p>
          </table:table-cell>
          <table:table-cell/>
        </table:table-row>
        <table:table-row table:style-name="ro1">
          <table:table-cell office:value-type="float" office:value="95518" calcext:value-type="float">
            <text:p>95518</text:p>
          </table:table-cell>
          <table:table-cell office:value-type="float" office:value="0" calcext:value-type="float">
            <text:p>0</text:p>
          </table:table-cell>
          <table:table-cell office:value-type="float" office:value="211127" calcext:value-type="float">
            <text:p>211127</text:p>
          </table:table-cell>
          <table:table-cell office:value-type="float" office:value="207412" calcext:value-type="float">
            <text:p>207412</text:p>
          </table:table-cell>
          <table:table-cell office:value-type="string" calcext:value-type="string">
            <text:p>Hii :)</text:p>
          </table:table-cell>
          <table:table-cell/>
        </table:table-row>
        <table:table-row table:style-name="ro1">
          <table:table-cell office:value-type="float" office:value="293397" calcext:value-type="float">
            <text:p>293397</text:p>
          </table:table-cell>
          <table:table-cell office:value-type="float" office:value="0" calcext:value-type="float">
            <text:p>0</text:p>
          </table:table-cell>
          <table:table-cell office:value-type="float" office:value="1543094" calcext:value-type="float">
            <text:p>1543094</text:p>
          </table:table-cell>
          <table:table-cell office:value-type="float" office:value="474924" calcext:value-type="float">
            <text:p>474924</text:p>
          </table:table-cell>
          <table:table-cell office:value-type="string" calcext:value-type="string">
            <text:p>[[@52597]] thank you :)</text:p>
          </table:table-cell>
          <table:table-cell/>
        </table:table-row>
        <table:table-row table:style-name="ro1">
          <table:table-cell office:value-type="float" office:value="369738" calcext:value-type="float">
            <text:p>369738</text:p>
          </table:table-cell>
          <table:table-cell office:value-type="float" office:value="0" calcext:value-type="float">
            <text:p>0</text:p>
          </table:table-cell>
          <table:table-cell office:value-type="float" office:value="2185031" calcext:value-type="float">
            <text:p>2185031</text:p>
          </table:table-cell>
          <table:table-cell office:value-type="float" office:value="78546" calcext:value-type="float">
            <text:p>78546</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410125" calcext:value-type="float">
            <text:p>410125</text:p>
          </table:table-cell>
          <table:table-cell office:value-type="float" office:value="0" calcext:value-type="float">
            <text:p>0</text:p>
          </table:table-cell>
          <table:table-cell office:value-type="float" office:value="2269193" calcext:value-type="float">
            <text:p>2269193</text:p>
          </table:table-cell>
          <table:table-cell office:value-type="float" office:value="1247613" calcext:value-type="float">
            <text:p>1247613</text:p>
          </table:table-cell>
          <table:table-cell office:value-type="string" calcext:value-type="string">
            <text:p>Hi</text:p>
          </table:table-cell>
          <table:table-cell/>
        </table:table-row>
        <table:table-row table:style-name="ro1">
          <table:table-cell office:value-type="float" office:value="411973" calcext:value-type="float">
            <text:p>411973</text:p>
          </table:table-cell>
          <table:table-cell office:value-type="float" office:value="0" calcext:value-type="float">
            <text:p>0</text:p>
          </table:table-cell>
          <table:table-cell office:value-type="float" office:value="936810" calcext:value-type="float">
            <text:p>936810</text:p>
          </table:table-cell>
          <table:table-cell office:value-type="float" office:value="281777" calcext:value-type="float">
            <text:p>281777</text:p>
          </table:table-cell>
          <table:table-cell office:value-type="string" calcext:value-type="string">
            <text:p>[[@81831]] ?</text:p>
          </table:table-cell>
          <table:table-cell/>
        </table:table-row>
        <table:table-row table:style-name="ro1">
          <table:table-cell office:value-type="float" office:value="435575" calcext:value-type="float">
            <text:p>435575</text:p>
          </table:table-cell>
          <table:table-cell office:value-type="float" office:value="0" calcext:value-type="float">
            <text:p>0</text:p>
          </table:table-cell>
          <table:table-cell office:value-type="float" office:value="866891" calcext:value-type="float">
            <text:p>866891</text:p>
          </table:table-cell>
          <table:table-cell office:value-type="float" office:value="1529371" calcext:value-type="float">
            <text:p>1529371</text:p>
          </table:table-cell>
          <table:table-cell office:value-type="string" calcext:value-type="string">
            <text:p>Wooooww</text:p>
          </table:table-cell>
          <table:table-cell/>
        </table:table-row>
        <table:table-row table:style-name="ro1">
          <table:table-cell office:value-type="float" office:value="452062" calcext:value-type="float">
            <text:p>452062</text:p>
          </table:table-cell>
          <table:table-cell office:value-type="float" office:value="0" calcext:value-type="float">
            <text:p>0</text:p>
          </table:table-cell>
          <table:table-cell office:value-type="float" office:value="2153334" calcext:value-type="float">
            <text:p>2153334</text:p>
          </table:table-cell>
          <table:table-cell office:value-type="float" office:value="1946229" calcext:value-type="float">
            <text:p>1946229</text:p>
          </table:table-cell>
          <table:table-cell office:value-type="string" calcext:value-type="string">
            <text:p>beautifull nice love❤?????????????</text:p>
          </table:table-cell>
          <table:table-cell/>
        </table:table-row>
        <table:table-row table:style-name="ro5">
          <table:table-cell office:value-type="float" office:value="5640" calcext:value-type="float">
            <text:p>5640</text:p>
          </table:table-cell>
          <table:table-cell office:value-type="float" office:value="0" calcext:value-type="float">
            <text:p>0</text:p>
          </table:table-cell>
          <table:table-cell office:value-type="float" office:value="54257" calcext:value-type="float">
            <text:p>54257</text:p>
          </table:table-cell>
          <table:table-cell office:value-type="float" office:value="1" calcext:value-type="float">
            <text:p>1</text:p>
          </table:table-cell>
          <table:table-cell office:value-type="string" calcext:value-type="string">
            <text:p>[[@21127]] Great pictures!</text:p>
            <text:p>Would love to know about your explorations at these places!</text:p>
          </table:table-cell>
          <table:table-cell/>
        </table:table-row>
        <table:table-row table:style-name="ro1">
          <table:table-cell office:value-type="float" office:value="26440" calcext:value-type="float">
            <text:p>26440</text:p>
          </table:table-cell>
          <table:table-cell office:value-type="float" office:value="0" calcext:value-type="float">
            <text:p>0</text:p>
          </table:table-cell>
          <table:table-cell office:value-type="float" office:value="602648" calcext:value-type="float">
            <text:p>602648</text:p>
          </table:table-cell>
          <table:table-cell office:value-type="float" office:value="76650" calcext:value-type="float">
            <text:p>76650</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101877" calcext:value-type="float">
            <text:p>101877</text:p>
          </table:table-cell>
          <table:table-cell office:value-type="float" office:value="0" calcext:value-type="float">
            <text:p>0</text:p>
          </table:table-cell>
          <table:table-cell office:value-type="float" office:value="774951" calcext:value-type="float">
            <text:p>774951</text:p>
          </table:table-cell>
          <table:table-cell office:value-type="float" office:value="213537" calcext:value-type="float">
            <text:p>213537</text:p>
          </table:table-cell>
          <table:table-cell office:value-type="string" calcext:value-type="string">
            <text:p>Superb</text:p>
          </table:table-cell>
          <table:table-cell/>
        </table:table-row>
        <table:table-row table:style-name="ro1">
          <table:table-cell office:value-type="float" office:value="162370" calcext:value-type="float">
            <text:p>162370</text:p>
          </table:table-cell>
          <table:table-cell office:value-type="float" office:value="0" calcext:value-type="float">
            <text:p>0</text:p>
          </table:table-cell>
          <table:table-cell office:value-type="float" office:value="923088" calcext:value-type="float">
            <text:p>923088</text:p>
          </table:table-cell>
          <table:table-cell office:value-type="float" office:value="83188" calcext:value-type="float">
            <text:p>83188</text:p>
          </table:table-cell>
          <table:table-cell office:value-type="string" calcext:value-type="string">
            <text:p>Hey, the title is so innovative!</text:p>
          </table:table-cell>
          <table:table-cell/>
        </table:table-row>
        <table:table-row table:style-name="ro1">
          <table:table-cell office:value-type="float" office:value="358911" calcext:value-type="float">
            <text:p>358911</text:p>
          </table:table-cell>
          <table:table-cell office:value-type="float" office:value="0" calcext:value-type="float">
            <text:p>0</text:p>
          </table:table-cell>
          <table:table-cell office:value-type="float" office:value="1935764" calcext:value-type="float">
            <text:p>1935764</text:p>
          </table:table-cell>
          <table:table-cell office:value-type="float" office:value="621924" calcext:value-type="float">
            <text:p>621924</text:p>
          </table:table-cell>
          <table:table-cell office:value-type="string" calcext:value-type="string">
            <text:p>Good</text:p>
          </table:table-cell>
          <table:table-cell/>
        </table:table-row>
        <table:table-row table:style-name="ro1">
          <table:table-cell office:value-type="float" office:value="87233" calcext:value-type="float">
            <text:p>87233</text:p>
          </table:table-cell>
          <table:table-cell office:value-type="float" office:value="0" calcext:value-type="float">
            <text:p>0</text:p>
          </table:table-cell>
          <table:table-cell office:value-type="float" office:value="733834" calcext:value-type="float">
            <text:p>733834</text:p>
          </table:table-cell>
          <table:table-cell office:value-type="float" office:value="77281" calcext:value-type="float">
            <text:p>77281</text:p>
          </table:table-cell>
          <table:table-cell office:value-type="string" calcext:value-type="string">
            <text:p>i love your work and i use it to plan my trips :)</text:p>
          </table:table-cell>
          <table:table-cell/>
        </table:table-row>
        <table:table-row table:style-name="ro1">
          <table:table-cell office:value-type="float" office:value="110155" calcext:value-type="float">
            <text:p>110155</text:p>
          </table:table-cell>
          <table:table-cell office:value-type="float" office:value="0" calcext:value-type="float">
            <text:p>0</text:p>
          </table:table-cell>
          <table:table-cell office:value-type="float" office:value="799653" calcext:value-type="float">
            <text:p>799653</text:p>
          </table:table-cell>
          <table:table-cell office:value-type="float" office:value="88130" calcext:value-type="float">
            <text:p>88130</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176313" calcext:value-type="float">
            <text:p>176313</text:p>
          </table:table-cell>
          <table:table-cell office:value-type="float" office:value="0" calcext:value-type="float">
            <text:p>0</text:p>
          </table:table-cell>
          <table:table-cell office:value-type="float" office:value="963763" calcext:value-type="float">
            <text:p>963763</text:p>
          </table:table-cell>
          <table:table-cell office:value-type="float" office:value="136233" calcext:value-type="float">
            <text:p>136233</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19515" calcext:value-type="float">
            <text:p>219515</text:p>
          </table:table-cell>
          <table:table-cell office:value-type="float" office:value="0" calcext:value-type="float">
            <text:p>0</text:p>
          </table:table-cell>
          <table:table-cell office:value-type="float" office:value="1130724" calcext:value-type="float">
            <text:p>1130724</text:p>
          </table:table-cell>
          <table:table-cell office:value-type="float" office:value="136154" calcext:value-type="float">
            <text:p>136154</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24850" calcext:value-type="float">
            <text:p>224850</text:p>
          </table:table-cell>
          <table:table-cell office:value-type="float" office:value="0" calcext:value-type="float">
            <text:p>0</text:p>
          </table:table-cell>
          <table:table-cell office:value-type="float" office:value="1158401" calcext:value-type="float">
            <text:p>1158401</text:p>
          </table:table-cell>
          <table:table-cell office:value-type="float" office:value="77007" calcext:value-type="float">
            <text:p>77007</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30758" calcext:value-type="float">
            <text:p>230758</text:p>
          </table:table-cell>
          <table:table-cell office:value-type="float" office:value="0" calcext:value-type="float">
            <text:p>0</text:p>
          </table:table-cell>
          <table:table-cell office:value-type="float" office:value="1178151" calcext:value-type="float">
            <text:p>1178151</text:p>
          </table:table-cell>
          <table:table-cell office:value-type="float" office:value="355508" calcext:value-type="float">
            <text:p>355508</text:p>
          </table:table-cell>
          <table:table-cell office:value-type="string" calcext:value-type="string">
            <text:p>Thank you</text:p>
          </table:table-cell>
          <table:table-cell/>
        </table:table-row>
        <table:table-row table:style-name="ro1">
          <table:table-cell office:value-type="float" office:value="255015" calcext:value-type="float">
            <text:p>255015</text:p>
          </table:table-cell>
          <table:table-cell office:value-type="float" office:value="0" calcext:value-type="float">
            <text:p>0</text:p>
          </table:table-cell>
          <table:table-cell office:value-type="float" office:value="1311316" calcext:value-type="float">
            <text:p>1311316</text:p>
          </table:table-cell>
          <table:table-cell office:value-type="float" office:value="81604" calcext:value-type="float">
            <text:p>81604</text:p>
          </table:table-cell>
          <table:table-cell office:value-type="string" calcext:value-type="string">
            <text:p>Chal yaha jaate hai, chal waha jaate hai :D</text:p>
          </table:table-cell>
          <table:table-cell/>
        </table:table-row>
        <table:table-row table:style-name="ro1">
          <table:table-cell office:value-type="float" office:value="283027" calcext:value-type="float">
            <text:p>283027</text:p>
          </table:table-cell>
          <table:table-cell office:value-type="float" office:value="0" calcext:value-type="float">
            <text:p>0</text:p>
          </table:table-cell>
          <table:table-cell office:value-type="float" office:value="180209" calcext:value-type="float">
            <text:p>180209</text:p>
          </table:table-cell>
          <table:table-cell office:value-type="float" office:value="435197" calcext:value-type="float">
            <text:p>435197</text:p>
          </table:table-cell>
          <table:table-cell office:value-type="string" calcext:value-type="string">
            <text:p>Nyc</text:p>
          </table:table-cell>
          <table:table-cell/>
        </table:table-row>
        <table:table-row table:style-name="ro1">
          <table:table-cell office:value-type="float" office:value="303235" calcext:value-type="float">
            <text:p>303235</text:p>
          </table:table-cell>
          <table:table-cell office:value-type="float" office:value="1196924" calcext:value-type="float">
            <text:p>1196924</text:p>
          </table:table-cell>
          <table:table-cell office:value-type="float" office:value="0" calcext:value-type="float">
            <text:p>0</text:p>
          </table:table-cell>
          <table:table-cell office:value-type="float" office:value="475632" calcext:value-type="float">
            <text:p>475632</text:p>
          </table:table-cell>
          <table:table-cell office:value-type="string" calcext:value-type="string">
            <text:p>[[@470994]] ya sure whenever you want.</text:p>
          </table:table-cell>
          <table:table-cell/>
        </table:table-row>
        <table:table-row table:style-name="ro1">
          <table:table-cell office:value-type="float" office:value="358031" calcext:value-type="float">
            <text:p>358031</text:p>
          </table:table-cell>
          <table:table-cell office:value-type="float" office:value="0" calcext:value-type="float">
            <text:p>0</text:p>
          </table:table-cell>
          <table:table-cell office:value-type="float" office:value="1977621" calcext:value-type="float">
            <text:p>1977621</text:p>
          </table:table-cell>
          <table:table-cell office:value-type="float" office:value="49897" calcext:value-type="float">
            <text:p>49897</text:p>
          </table:table-cell>
          <table:table-cell office:value-type="string" calcext:value-type="string">
            <text:p>Hey, the title is so innovative!</text:p>
          </table:table-cell>
          <table:table-cell/>
        </table:table-row>
        <table:table-row table:style-name="ro1">
          <table:table-cell office:value-type="float" office:value="367154" calcext:value-type="float">
            <text:p>367154</text:p>
          </table:table-cell>
          <table:table-cell office:value-type="float" office:value="0" calcext:value-type="float">
            <text:p>0</text:p>
          </table:table-cell>
          <table:table-cell office:value-type="float" office:value="2144922" calcext:value-type="float">
            <text:p>2144922</text:p>
          </table:table-cell>
          <table:table-cell office:value-type="float" office:value="81006" calcext:value-type="float">
            <text:p>81006</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404849" calcext:value-type="float">
            <text:p>404849</text:p>
          </table:table-cell>
          <table:table-cell office:value-type="float" office:value="0" calcext:value-type="float">
            <text:p>0</text:p>
          </table:table-cell>
          <table:table-cell office:value-type="float" office:value="2286102" calcext:value-type="float">
            <text:p>2286102</text:p>
          </table:table-cell>
          <table:table-cell office:value-type="float" office:value="5973" calcext:value-type="float">
            <text:p>5973</text:p>
          </table:table-cell>
          <table:table-cell office:value-type="string" calcext:value-type="string">
            <text:p>Great job! </text:p>
          </table:table-cell>
          <table:table-cell/>
        </table:table-row>
        <table:table-row table:style-name="ro1">
          <table:table-cell office:value-type="float" office:value="52188" calcext:value-type="float">
            <text:p>52188</text:p>
          </table:table-cell>
          <table:table-cell office:value-type="float" office:value="0" calcext:value-type="float">
            <text:p>0</text:p>
          </table:table-cell>
          <table:table-cell office:value-type="float" office:value="661558" calcext:value-type="float">
            <text:p>661558</text:p>
          </table:table-cell>
          <table:table-cell office:value-type="float" office:value="82637" calcext:value-type="float">
            <text:p>82637</text:p>
          </table:table-cell>
          <table:table-cell office:value-type="string" calcext:value-type="string">
            <text:p>Fantastic <text:s/>❤️ </text:p>
          </table:table-cell>
          <table:table-cell/>
        </table:table-row>
        <table:table-row table:style-name="ro1">
          <table:table-cell office:value-type="float" office:value="77932" calcext:value-type="float">
            <text:p>77932</text:p>
          </table:table-cell>
          <table:table-cell office:value-type="float" office:value="0" calcext:value-type="float">
            <text:p>0</text:p>
          </table:table-cell>
          <table:table-cell office:value-type="float" office:value="725928" calcext:value-type="float">
            <text:p>725928</text:p>
          </table:table-cell>
          <table:table-cell office:value-type="float" office:value="86826" calcext:value-type="float">
            <text:p>86826</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237422" calcext:value-type="float">
            <text:p>237422</text:p>
          </table:table-cell>
          <table:table-cell office:value-type="float" office:value="0" calcext:value-type="float">
            <text:p>0</text:p>
          </table:table-cell>
          <table:table-cell office:value-type="float" office:value="1192839" calcext:value-type="float">
            <text:p>1192839</text:p>
          </table:table-cell>
          <table:table-cell office:value-type="float" office:value="88175" calcext:value-type="float">
            <text:p>88175</text:p>
          </table:table-cell>
          <table:table-cell office:value-type="string" calcext:value-type="string">
            <text:p>Nice! Waiting for the next post in series <text:s/>?</text:p>
          </table:table-cell>
          <table:table-cell/>
        </table:table-row>
        <table:table-row table:style-name="ro1">
          <table:table-cell office:value-type="float" office:value="442783" calcext:value-type="float">
            <text:p>442783</text:p>
          </table:table-cell>
          <table:table-cell office:value-type="float" office:value="0" calcext:value-type="float">
            <text:p>0</text:p>
          </table:table-cell>
          <table:table-cell office:value-type="float" office:value="2287012" calcext:value-type="float">
            <text:p>2287012</text:p>
          </table:table-cell>
          <table:table-cell office:value-type="float" office:value="1717357" calcext:value-type="float">
            <text:p>1717357</text:p>
          </table:table-cell>
          <table:table-cell office:value-type="string" calcext:value-type="string">
            <text:p>Very nice aap kitni acchi english bolti hai samjh me to jyada nahi aya but sun kar maza agya</text:p>
          </table:table-cell>
          <table:table-cell/>
        </table:table-row>
        <table:table-row table:style-name="ro1">
          <table:table-cell office:value-type="float" office:value="73339" calcext:value-type="float">
            <text:p>73339</text:p>
          </table:table-cell>
          <table:table-cell office:value-type="float" office:value="0" calcext:value-type="float">
            <text:p>0</text:p>
          </table:table-cell>
          <table:table-cell office:value-type="float" office:value="717941" calcext:value-type="float">
            <text:p>717941</text:p>
          </table:table-cell>
          <table:table-cell office:value-type="float" office:value="82483" calcext:value-type="float">
            <text:p>82483</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163545" calcext:value-type="float">
            <text:p>163545</text:p>
          </table:table-cell>
          <table:table-cell office:value-type="float" office:value="0" calcext:value-type="float">
            <text:p>0</text:p>
          </table:table-cell>
          <table:table-cell office:value-type="float" office:value="852523" calcext:value-type="float">
            <text:p>852523</text:p>
          </table:table-cell>
          <table:table-cell office:value-type="float" office:value="84671" calcext:value-type="float">
            <text:p>84671</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215133" calcext:value-type="float">
            <text:p>215133</text:p>
          </table:table-cell>
          <table:table-cell office:value-type="float" office:value="0" calcext:value-type="float">
            <text:p>0</text:p>
          </table:table-cell>
          <table:table-cell office:value-type="float" office:value="1107129" calcext:value-type="float">
            <text:p>1107129</text:p>
          </table:table-cell>
          <table:table-cell office:value-type="float" office:value="78421" calcext:value-type="float">
            <text:p>78421</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219159" calcext:value-type="float">
            <text:p>219159</text:p>
          </table:table-cell>
          <table:table-cell office:value-type="float" office:value="0" calcext:value-type="float">
            <text:p>0</text:p>
          </table:table-cell>
          <table:table-cell office:value-type="float" office:value="1128394" calcext:value-type="float">
            <text:p>1128394</text:p>
          </table:table-cell>
          <table:table-cell office:value-type="float" office:value="87033" calcext:value-type="float">
            <text:p>87033</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78036" calcext:value-type="float">
            <text:p>278036</text:p>
          </table:table-cell>
          <table:table-cell office:value-type="float" office:value="837796" calcext:value-type="float">
            <text:p>837796</text:p>
          </table:table-cell>
          <table:table-cell office:value-type="float" office:value="0" calcext:value-type="float">
            <text:p>0</text:p>
          </table:table-cell>
          <table:table-cell office:value-type="float" office:value="445878" calcext:value-type="float">
            <text:p>445878</text:p>
          </table:table-cell>
          <table:table-cell office:value-type="string" calcext:value-type="string">
            <text:p>Where is this?</text:p>
          </table:table-cell>
          <table:table-cell/>
        </table:table-row>
        <table:table-row table:style-name="ro1">
          <table:table-cell office:value-type="float" office:value="309451" calcext:value-type="float">
            <text:p>309451</text:p>
          </table:table-cell>
          <table:table-cell office:value-type="float" office:value="0" calcext:value-type="float">
            <text:p>0</text:p>
          </table:table-cell>
          <table:table-cell office:value-type="float" office:value="1640429" calcext:value-type="float">
            <text:p>1640429</text:p>
          </table:table-cell>
          <table:table-cell office:value-type="float" office:value="76863" calcext:value-type="float">
            <text:p>76863</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332397" calcext:value-type="float">
            <text:p>332397</text:p>
          </table:table-cell>
          <table:table-cell office:value-type="float" office:value="0" calcext:value-type="float">
            <text:p>0</text:p>
          </table:table-cell>
          <table:table-cell office:value-type="float" office:value="1775798" calcext:value-type="float">
            <text:p>1775798</text:p>
          </table:table-cell>
          <table:table-cell office:value-type="float" office:value="40979" calcext:value-type="float">
            <text:p>40979</text:p>
          </table:table-cell>
          <table:table-cell office:value-type="string" calcext:value-type="string">
            <text:p>The content digresses a little, the pictures are so good but!</text:p>
          </table:table-cell>
          <table:table-cell/>
        </table:table-row>
        <table:table-row table:style-name="ro1">
          <table:table-cell office:value-type="float" office:value="402848" calcext:value-type="float">
            <text:p>402848</text:p>
          </table:table-cell>
          <table:table-cell office:value-type="float" office:value="0" calcext:value-type="float">
            <text:p>0</text:p>
          </table:table-cell>
          <table:table-cell office:value-type="float" office:value="2276540" calcext:value-type="float">
            <text:p>2276540</text:p>
          </table:table-cell>
          <table:table-cell office:value-type="float" office:value="3198" calcext:value-type="float">
            <text:p>3198</text:p>
          </table:table-cell>
          <table:table-cell office:value-type="string" calcext:value-type="string">
            <text:p>thanks for the information! </text:p>
          </table:table-cell>
          <table:table-cell/>
        </table:table-row>
        <table:table-row table:style-name="ro1">
          <table:table-cell office:value-type="float" office:value="462616" calcext:value-type="float">
            <text:p>462616</text:p>
          </table:table-cell>
          <table:table-cell office:value-type="float" office:value="0" calcext:value-type="float">
            <text:p>0</text:p>
          </table:table-cell>
          <table:table-cell office:value-type="float" office:value="2317325" calcext:value-type="float">
            <text:p>2317325</text:p>
          </table:table-cell>
          <table:table-cell office:value-type="float" office:value="2227025" calcext:value-type="float">
            <text:p>2227025</text:p>
          </table:table-cell>
          <table:table-cell office:value-type="string" calcext:value-type="string">
            <text:p>Super</text:p>
          </table:table-cell>
          <table:table-cell/>
        </table:table-row>
        <table:table-row table:style-name="ro1">
          <table:table-cell office:value-type="float" office:value="77129" calcext:value-type="float">
            <text:p>77129</text:p>
          </table:table-cell>
          <table:table-cell office:value-type="float" office:value="0" calcext:value-type="float">
            <text:p>0</text:p>
          </table:table-cell>
          <table:table-cell office:value-type="float" office:value="726995" calcext:value-type="float">
            <text:p>726995</text:p>
          </table:table-cell>
          <table:table-cell office:value-type="float" office:value="43637" calcext:value-type="float">
            <text:p>43637</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40838" calcext:value-type="float">
            <text:p>240838</text:p>
          </table:table-cell>
          <table:table-cell office:value-type="float" office:value="0" calcext:value-type="float">
            <text:p>0</text:p>
          </table:table-cell>
          <table:table-cell office:value-type="float" office:value="1180129" calcext:value-type="float">
            <text:p>1180129</text:p>
          </table:table-cell>
          <table:table-cell office:value-type="float" office:value="86590" calcext:value-type="float">
            <text:p>86590</text:p>
          </table:table-cell>
          <table:table-cell office:value-type="string" calcext:value-type="string">
            <text:p>Hoping for another awesome adventure soon!</text:p>
          </table:table-cell>
          <table:table-cell/>
        </table:table-row>
        <table:table-row table:style-name="ro1">
          <table:table-cell office:value-type="float" office:value="244557" calcext:value-type="float">
            <text:p>244557</text:p>
          </table:table-cell>
          <table:table-cell office:value-type="float" office:value="0" calcext:value-type="float">
            <text:p>0</text:p>
          </table:table-cell>
          <table:table-cell office:value-type="float" office:value="1225073" calcext:value-type="float">
            <text:p>1225073</text:p>
          </table:table-cell>
          <table:table-cell office:value-type="float" office:value="135917" calcext:value-type="float">
            <text:p>135917</text:p>
          </table:table-cell>
          <table:table-cell office:value-type="string" calcext:value-type="string">
            <text:p>Awesome! I too am heading there next week</text:p>
          </table:table-cell>
          <table:table-cell/>
        </table:table-row>
        <table:table-row table:style-name="ro1">
          <table:table-cell office:value-type="float" office:value="295733" calcext:value-type="float">
            <text:p>295733</text:p>
          </table:table-cell>
          <table:table-cell office:value-type="float" office:value="0" calcext:value-type="float">
            <text:p>0</text:p>
          </table:table-cell>
          <table:table-cell office:value-type="float" office:value="44516" calcext:value-type="float">
            <text:p>44516</text:p>
          </table:table-cell>
          <table:table-cell office:value-type="float" office:value="476157" calcext:value-type="float">
            <text:p>476157</text:p>
          </table:table-cell>
          <table:table-cell office:value-type="string" calcext:value-type="string">
            <text:p>Ice cream is always my favorite thing to eat</text:p>
          </table:table-cell>
          <table:table-cell/>
        </table:table-row>
        <table:table-row table:style-name="ro1">
          <table:table-cell office:value-type="float" office:value="411152" calcext:value-type="float">
            <text:p>411152</text:p>
          </table:table-cell>
          <table:table-cell office:value-type="float" office:value="0" calcext:value-type="float">
            <text:p>0</text:p>
          </table:table-cell>
          <table:table-cell office:value-type="float" office:value="2281365" calcext:value-type="float">
            <text:p>2281365</text:p>
          </table:table-cell>
          <table:table-cell office:value-type="float" office:value="1236155" calcext:value-type="float">
            <text:p>1236155</text:p>
          </table:table-cell>
          <table:table-cell office:value-type="string" calcext:value-type="string">
            <text:p>Hi</text:p>
          </table:table-cell>
          <table:table-cell/>
        </table:table-row>
        <table:table-row table:style-name="ro1">
          <table:table-cell office:value-type="float" office:value="420394" calcext:value-type="float">
            <text:p>420394</text:p>
          </table:table-cell>
          <table:table-cell office:value-type="float" office:value="0" calcext:value-type="float">
            <text:p>0</text:p>
          </table:table-cell>
          <table:table-cell office:value-type="float" office:value="2318545" calcext:value-type="float">
            <text:p>2318545</text:p>
          </table:table-cell>
          <table:table-cell office:value-type="float" office:value="30891" calcext:value-type="float">
            <text:p>30891</text:p>
          </table:table-cell>
          <table:table-cell office:value-type="string" calcext:value-type="string">
            <text:p>juice kudithya '</text:p>
          </table:table-cell>
          <table:table-cell/>
        </table:table-row>
        <table:table-row table:style-name="ro1">
          <table:table-cell office:value-type="float" office:value="420961" calcext:value-type="float">
            <text:p>420961</text:p>
          </table:table-cell>
          <table:table-cell office:value-type="float" office:value="0" calcext:value-type="float">
            <text:p>0</text:p>
          </table:table-cell>
          <table:table-cell office:value-type="float" office:value="2307130" calcext:value-type="float">
            <text:p>2307130</text:p>
          </table:table-cell>
          <table:table-cell office:value-type="float" office:value="48076" calcext:value-type="float">
            <text:p>48076</text:p>
          </table:table-cell>
          <table:table-cell office:value-type="string" calcext:value-type="string">
            <text:p>dint worry about the comments we will always <text:s/>love you</text:p>
          </table:table-cell>
          <table:table-cell/>
        </table:table-row>
        <table:table-row table:style-name="ro1">
          <table:table-cell office:value-type="float" office:value="448174" calcext:value-type="float">
            <text:p>448174</text:p>
          </table:table-cell>
          <table:table-cell office:value-type="float" office:value="0" calcext:value-type="float">
            <text:p>0</text:p>
          </table:table-cell>
          <table:table-cell office:value-type="float" office:value="2252132" calcext:value-type="float">
            <text:p>2252132</text:p>
          </table:table-cell>
          <table:table-cell office:value-type="float" office:value="1846766" calcext:value-type="float">
            <text:p>1846766</text:p>
          </table:table-cell>
          <table:table-cell office:value-type="string" calcext:value-type="string">
            <text:p>U are so beautiful</text:p>
          </table:table-cell>
          <table:table-cell/>
        </table:table-row>
        <table:table-row table:style-name="ro1">
          <table:table-cell office:value-type="float" office:value="459309" calcext:value-type="float">
            <text:p>459309</text:p>
          </table:table-cell>
          <table:table-cell office:value-type="float" office:value="0" calcext:value-type="float">
            <text:p>0</text:p>
          </table:table-cell>
          <table:table-cell office:value-type="float" office:value="2311208" calcext:value-type="float">
            <text:p>2311208</text:p>
          </table:table-cell>
          <table:table-cell office:value-type="float" office:value="2143363" calcext:value-type="float">
            <text:p>2143363</text:p>
          </table:table-cell>
          <table:table-cell office:value-type="string" calcext:value-type="string">
            <text:p>Nice</text:p>
          </table:table-cell>
          <table:table-cell/>
        </table:table-row>
        <table:table-row table:style-name="ro1">
          <table:table-cell office:value-type="float" office:value="5186" calcext:value-type="float">
            <text:p>5186</text:p>
          </table:table-cell>
          <table:table-cell office:value-type="float" office:value="0" calcext:value-type="float">
            <text:p>0</text:p>
          </table:table-cell>
          <table:table-cell office:value-type="float" office:value="124167" calcext:value-type="float">
            <text:p>124167</text:p>
          </table:table-cell>
          <table:table-cell office:value-type="float" office:value="37527" calcext:value-type="float">
            <text:p>37527</text:p>
          </table:table-cell>
          <table:table-cell office:value-type="string" calcext:value-type="string">
            <text:p>[[@1]]</text:p>
          </table:table-cell>
          <table:table-cell/>
        </table:table-row>
        <table:table-row table:style-name="ro1">
          <table:table-cell office:value-type="float" office:value="35861" calcext:value-type="float">
            <text:p>35861</text:p>
          </table:table-cell>
          <table:table-cell office:value-type="float" office:value="0" calcext:value-type="float">
            <text:p>0</text:p>
          </table:table-cell>
          <table:table-cell office:value-type="float" office:value="491145" calcext:value-type="float">
            <text:p>491145</text:p>
          </table:table-cell>
          <table:table-cell office:value-type="float" office:value="80362" calcext:value-type="float">
            <text:p>80362</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46358" calcext:value-type="float">
            <text:p>46358</text:p>
          </table:table-cell>
          <table:table-cell office:value-type="float" office:value="0" calcext:value-type="float">
            <text:p>0</text:p>
          </table:table-cell>
          <table:table-cell office:value-type="float" office:value="647400" calcext:value-type="float">
            <text:p>647400</text:p>
          </table:table-cell>
          <table:table-cell office:value-type="float" office:value="83555" calcext:value-type="float">
            <text:p>83555</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60382" calcext:value-type="float">
            <text:p>60382</text:p>
          </table:table-cell>
          <table:table-cell office:value-type="float" office:value="0" calcext:value-type="float">
            <text:p>0</text:p>
          </table:table-cell>
          <table:table-cell office:value-type="float" office:value="680224" calcext:value-type="float">
            <text:p>680224</text:p>
          </table:table-cell>
          <table:table-cell office:value-type="float" office:value="79929" calcext:value-type="float">
            <text:p>79929</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64422" calcext:value-type="float">
            <text:p>64422</text:p>
          </table:table-cell>
          <table:table-cell office:value-type="float" office:value="0" calcext:value-type="float">
            <text:p>0</text:p>
          </table:table-cell>
          <table:table-cell office:value-type="float" office:value="659023" calcext:value-type="float">
            <text:p>659023</text:p>
          </table:table-cell>
          <table:table-cell office:value-type="float" office:value="196827" calcext:value-type="float">
            <text:p>196827</text:p>
          </table:table-cell>
          <table:table-cell office:value-type="string" calcext:value-type="string">
            <text:p>[[@87739]] Well I am not a great photographer. Not even a good one. So my sincere apologies.</text:p>
          </table:table-cell>
          <table:table-cell/>
        </table:table-row>
        <table:table-row table:style-name="ro1">
          <table:table-cell office:value-type="float" office:value="136870" calcext:value-type="float">
            <text:p>136870</text:p>
          </table:table-cell>
          <table:table-cell office:value-type="float" office:value="0" calcext:value-type="float">
            <text:p>0</text:p>
          </table:table-cell>
          <table:table-cell office:value-type="float" office:value="858807" calcext:value-type="float">
            <text:p>858807</text:p>
          </table:table-cell>
          <table:table-cell office:value-type="float" office:value="256805" calcext:value-type="float">
            <text:p>256805</text:p>
          </table:table-cell>
          <table:table-cell office:value-type="string" calcext:value-type="string">
            <text:p>[[@84911]] its not a camping one it is a small lake ....</text:p>
          </table:table-cell>
          <table:table-cell/>
        </table:table-row>
        <table:table-row table:style-name="ro1">
          <table:table-cell office:value-type="float" office:value="227342" calcext:value-type="float">
            <text:p>227342</text:p>
          </table:table-cell>
          <table:table-cell office:value-type="float" office:value="0" calcext:value-type="float">
            <text:p>0</text:p>
          </table:table-cell>
          <table:table-cell office:value-type="float" office:value="559331" calcext:value-type="float">
            <text:p>559331</text:p>
          </table:table-cell>
          <table:table-cell office:value-type="float" office:value="167280" calcext:value-type="float">
            <text:p>167280</text:p>
          </table:table-cell>
          <table:table-cell office:value-type="string" calcext:value-type="string">
            <text:p>Thank you so much man</text:p>
          </table:table-cell>
          <table:table-cell/>
        </table:table-row>
        <table:table-row table:style-name="ro1">
          <table:table-cell office:value-type="float" office:value="244175" calcext:value-type="float">
            <text:p>244175</text:p>
          </table:table-cell>
          <table:table-cell office:value-type="float" office:value="818229" calcext:value-type="float">
            <text:p>818229</text:p>
          </table:table-cell>
          <table:table-cell office:value-type="float" office:value="0" calcext:value-type="float">
            <text:p>0</text:p>
          </table:table-cell>
          <table:table-cell office:value-type="float" office:value="365467" calcext:value-type="float">
            <text:p>365467</text:p>
          </table:table-cell>
          <table:table-cell office:value-type="string" calcext:value-type="string">
            <text:p>My daughter's art at kala ghoda art festival 2014</text:p>
          </table:table-cell>
          <table:table-cell/>
        </table:table-row>
        <table:table-row table:style-name="ro1">
          <table:table-cell office:value-type="float" office:value="316614" calcext:value-type="float">
            <text:p>316614</text:p>
          </table:table-cell>
          <table:table-cell office:value-type="float" office:value="0" calcext:value-type="float">
            <text:p>0</text:p>
          </table:table-cell>
          <table:table-cell office:value-type="float" office:value="1683649" calcext:value-type="float">
            <text:p>1683649</text:p>
          </table:table-cell>
          <table:table-cell office:value-type="float" office:value="45028" calcext:value-type="float">
            <text:p>45028</text:p>
          </table:table-cell>
          <table:table-cell office:value-type="string" calcext:value-type="string">
            <text:p>Hey what time of the year is best to visit this place?</text:p>
          </table:table-cell>
          <table:table-cell/>
        </table:table-row>
        <table:table-row table:style-name="ro1">
          <table:table-cell office:value-type="float" office:value="345219" calcext:value-type="float">
            <text:p>345219</text:p>
          </table:table-cell>
          <table:table-cell office:value-type="float" office:value="0" calcext:value-type="float">
            <text:p>0</text:p>
          </table:table-cell>
          <table:table-cell office:value-type="float" office:value="1849362" calcext:value-type="float">
            <text:p>1849362</text:p>
          </table:table-cell>
          <table:table-cell office:value-type="float" office:value="571282" calcext:value-type="float">
            <text:p>571282</text:p>
          </table:table-cell>
          <table:table-cell office:value-type="string" calcext:value-type="string">
            <text:p>[[@40717]] <text:s/>thankyou?</text:p>
          </table:table-cell>
          <table:table-cell/>
        </table:table-row>
        <table:table-row table:style-name="ro1">
          <table:table-cell office:value-type="float" office:value="375691" calcext:value-type="float">
            <text:p>375691</text:p>
          </table:table-cell>
          <table:table-cell office:value-type="float" office:value="0" calcext:value-type="float">
            <text:p>0</text:p>
          </table:table-cell>
          <table:table-cell office:value-type="float" office:value="2227069" calcext:value-type="float">
            <text:p>2227069</text:p>
          </table:table-cell>
          <table:table-cell office:value-type="float" office:value="725866" calcext:value-type="float">
            <text:p>725866</text:p>
          </table:table-cell>
          <table:table-cell office:value-type="string" calcext:value-type="string">
            <text:p>[[@87615]] Thnx mate</text:p>
          </table:table-cell>
          <table:table-cell/>
        </table:table-row>
        <table:table-row table:style-name="ro1">
          <table:table-cell office:value-type="float" office:value="430663" calcext:value-type="float">
            <text:p>430663</text:p>
          </table:table-cell>
          <table:table-cell office:value-type="float" office:value="0" calcext:value-type="float">
            <text:p>0</text:p>
          </table:table-cell>
          <table:table-cell office:value-type="float" office:value="2321973" calcext:value-type="float">
            <text:p>2321973</text:p>
          </table:table-cell>
          <table:table-cell office:value-type="float" office:value="30105" calcext:value-type="float">
            <text:p>30105</text:p>
          </table:table-cell>
          <table:table-cell office:value-type="string" calcext:value-type="string">
            <text:p>you ever heard of my chemical romance ???</text:p>
          </table:table-cell>
          <table:table-cell/>
        </table:table-row>
        <table:table-row table:style-name="ro1">
          <table:table-cell office:value-type="float" office:value="447056" calcext:value-type="float">
            <text:p>447056</text:p>
          </table:table-cell>
          <table:table-cell office:value-type="float" office:value="0" calcext:value-type="float">
            <text:p>0</text:p>
          </table:table-cell>
          <table:table-cell office:value-type="float" office:value="2260711" calcext:value-type="float">
            <text:p>2260711</text:p>
          </table:table-cell>
          <table:table-cell office:value-type="float" office:value="1792146" calcext:value-type="float">
            <text:p>1792146</text:p>
          </table:table-cell>
          <table:table-cell office:value-type="string" calcext:value-type="string">
            <text:p>Hii</text:p>
          </table:table-cell>
          <table:table-cell/>
        </table:table-row>
        <table:table-row table:style-name="ro1">
          <table:table-cell office:value-type="float" office:value="451363" calcext:value-type="float">
            <text:p>451363</text:p>
          </table:table-cell>
          <table:table-cell office:value-type="float" office:value="0" calcext:value-type="float">
            <text:p>0</text:p>
          </table:table-cell>
          <table:table-cell office:value-type="float" office:value="1039347" calcext:value-type="float">
            <text:p>1039347</text:p>
          </table:table-cell>
          <table:table-cell office:value-type="float" office:value="1908245" calcext:value-type="float">
            <text:p>1908245</text:p>
          </table:table-cell>
          <table:table-cell office:value-type="string" calcext:value-type="string">
            <text:p>Follow me for daily updates</text:p>
          </table:table-cell>
          <table:table-cell/>
        </table:table-row>
        <table:table-row table:style-name="ro1">
          <table:table-cell office:value-type="float" office:value="95083" calcext:value-type="float">
            <text:p>95083</text:p>
          </table:table-cell>
          <table:table-cell office:value-type="float" office:value="0" calcext:value-type="float">
            <text:p>0</text:p>
          </table:table-cell>
          <table:table-cell office:value-type="float" office:value="764466" calcext:value-type="float">
            <text:p>764466</text:p>
          </table:table-cell>
          <table:table-cell office:value-type="float" office:value="226836" calcext:value-type="float">
            <text:p>226836</text:p>
          </table:table-cell>
          <table:table-cell office:value-type="string" calcext:value-type="string">
            <text:p>It does not</text:p>
          </table:table-cell>
          <table:table-cell/>
        </table:table-row>
        <table:table-row table:style-name="ro1">
          <table:table-cell office:value-type="float" office:value="114953" calcext:value-type="float">
            <text:p>114953</text:p>
          </table:table-cell>
          <table:table-cell office:value-type="float" office:value="0" calcext:value-type="float">
            <text:p>0</text:p>
          </table:table-cell>
          <table:table-cell office:value-type="float" office:value="797879" calcext:value-type="float">
            <text:p>797879</text:p>
          </table:table-cell>
          <table:table-cell office:value-type="float" office:value="40781" calcext:value-type="float">
            <text:p>40781</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64346" calcext:value-type="float">
            <text:p>164346</text:p>
          </table:table-cell>
          <table:table-cell office:value-type="float" office:value="0" calcext:value-type="float">
            <text:p>0</text:p>
          </table:table-cell>
          <table:table-cell office:value-type="float" office:value="928259" calcext:value-type="float">
            <text:p>928259</text:p>
          </table:table-cell>
          <table:table-cell office:value-type="float" office:value="135774" calcext:value-type="float">
            <text:p>135774</text:p>
          </table:table-cell>
          <table:table-cell office:value-type="string" calcext:value-type="string">
            <text:p>Sahi khel gaye tum toh :P</text:p>
          </table:table-cell>
          <table:table-cell/>
        </table:table-row>
        <table:table-row table:style-name="ro1">
          <table:table-cell office:value-type="float" office:value="295165" calcext:value-type="float">
            <text:p>295165</text:p>
          </table:table-cell>
          <table:table-cell office:value-type="float" office:value="0" calcext:value-type="float">
            <text:p>0</text:p>
          </table:table-cell>
          <table:table-cell office:value-type="float" office:value="1560650" calcext:value-type="float">
            <text:p>1560650</text:p>
          </table:table-cell>
          <table:table-cell office:value-type="float" office:value="43717" calcext:value-type="float">
            <text:p>43717</text:p>
          </table:table-cell>
          <table:table-cell office:value-type="string" calcext:value-type="string">
            <text:p>Dekhne mein mast lag rahi hai yeh jagah</text:p>
          </table:table-cell>
          <table:table-cell/>
        </table:table-row>
        <table:table-row table:style-name="ro1">
          <table:table-cell office:value-type="float" office:value="308983" calcext:value-type="float">
            <text:p>308983</text:p>
          </table:table-cell>
          <table:table-cell office:value-type="float" office:value="0" calcext:value-type="float">
            <text:p>0</text:p>
          </table:table-cell>
          <table:table-cell office:value-type="float" office:value="1637115" calcext:value-type="float">
            <text:p>1637115</text:p>
          </table:table-cell>
          <table:table-cell office:value-type="float" office:value="79135" calcext:value-type="float">
            <text:p>79135</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436035" calcext:value-type="float">
            <text:p>436035</text:p>
          </table:table-cell>
          <table:table-cell office:value-type="float" office:value="0" calcext:value-type="float">
            <text:p>0</text:p>
          </table:table-cell>
          <table:table-cell office:value-type="float" office:value="2265976" calcext:value-type="float">
            <text:p>2265976</text:p>
          </table:table-cell>
          <table:table-cell office:value-type="float" office:value="1529966" calcext:value-type="float">
            <text:p>1529966</text:p>
          </table:table-cell>
          <table:table-cell office:value-type="string" calcext:value-type="string">
            <text:p>Hello</text:p>
          </table:table-cell>
          <table:table-cell/>
        </table:table-row>
        <table:table-row table:style-name="ro1">
          <table:table-cell office:value-type="float" office:value="79808" calcext:value-type="float">
            <text:p>79808</text:p>
          </table:table-cell>
          <table:table-cell office:value-type="float" office:value="0" calcext:value-type="float">
            <text:p>0</text:p>
          </table:table-cell>
          <table:table-cell office:value-type="float" office:value="735411" calcext:value-type="float">
            <text:p>735411</text:p>
          </table:table-cell>
          <table:table-cell office:value-type="float" office:value="81396" calcext:value-type="float">
            <text:p>81396</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85008" calcext:value-type="float">
            <text:p>85008</text:p>
          </table:table-cell>
          <table:table-cell office:value-type="float" office:value="0" calcext:value-type="float">
            <text:p>0</text:p>
          </table:table-cell>
          <table:table-cell office:value-type="float" office:value="50545" calcext:value-type="float">
            <text:p>50545</text:p>
          </table:table-cell>
          <table:table-cell office:value-type="float" office:value="40448" calcext:value-type="float">
            <text:p>40448</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01384" calcext:value-type="float">
            <text:p>201384</text:p>
          </table:table-cell>
          <table:table-cell office:value-type="float" office:value="0" calcext:value-type="float">
            <text:p>0</text:p>
          </table:table-cell>
          <table:table-cell office:value-type="float" office:value="1043648" calcext:value-type="float">
            <text:p>1043648</text:p>
          </table:table-cell>
          <table:table-cell office:value-type="float" office:value="40070" calcext:value-type="float">
            <text:p>40070</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26766" calcext:value-type="float">
            <text:p>226766</text:p>
          </table:table-cell>
          <table:table-cell office:value-type="float" office:value="0" calcext:value-type="float">
            <text:p>0</text:p>
          </table:table-cell>
          <table:table-cell office:value-type="float" office:value="1166745" calcext:value-type="float">
            <text:p>1166745</text:p>
          </table:table-cell>
          <table:table-cell office:value-type="float" office:value="351981" calcext:value-type="float">
            <text:p>351981</text:p>
          </table:table-cell>
          <table:table-cell office:value-type="string" calcext:value-type="string">
            <text:p>[[@1]]</text:p>
          </table:table-cell>
          <table:table-cell/>
        </table:table-row>
        <table:table-row table:style-name="ro1">
          <table:table-cell office:value-type="float" office:value="263611" calcext:value-type="float">
            <text:p>263611</text:p>
          </table:table-cell>
          <table:table-cell office:value-type="float" office:value="0" calcext:value-type="float">
            <text:p>0</text:p>
          </table:table-cell>
          <table:table-cell office:value-type="float" office:value="1364551" calcext:value-type="float">
            <text:p>1364551</text:p>
          </table:table-cell>
          <table:table-cell office:value-type="float" office:value="417561" calcext:value-type="float">
            <text:p>417561</text:p>
          </table:table-cell>
          <table:table-cell office:value-type="string" calcext:value-type="string">
            <text:p>[[@42554]] <text:s/>yes.. i knw.. more tweets on same place is on the way..</text:p>
          </table:table-cell>
          <table:table-cell/>
        </table:table-row>
        <table:table-row table:style-name="ro1">
          <table:table-cell office:value-type="float" office:value="270257" calcext:value-type="float">
            <text:p>270257</text:p>
          </table:table-cell>
          <table:table-cell office:value-type="float" office:value="0" calcext:value-type="float">
            <text:p>0</text:p>
          </table:table-cell>
          <table:table-cell office:value-type="float" office:value="1407381" calcext:value-type="float">
            <text:p>1407381</text:p>
          </table:table-cell>
          <table:table-cell office:value-type="float" office:value="45803" calcext:value-type="float">
            <text:p>45803</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87529" calcext:value-type="float">
            <text:p>287529</text:p>
          </table:table-cell>
          <table:table-cell office:value-type="float" office:value="0" calcext:value-type="float">
            <text:p>0</text:p>
          </table:table-cell>
          <table:table-cell office:value-type="float" office:value="677194" calcext:value-type="float">
            <text:p>677194</text:p>
          </table:table-cell>
          <table:table-cell office:value-type="float" office:value="466338" calcext:value-type="float">
            <text:p>466338</text:p>
          </table:table-cell>
          <table:table-cell office:value-type="string" calcext:value-type="string">
            <text:p>Humari baari kab ayegi</text:p>
          </table:table-cell>
          <table:table-cell/>
        </table:table-row>
        <table:table-row table:style-name="ro1">
          <table:table-cell office:value-type="float" office:value="297288" calcext:value-type="float">
            <text:p>297288</text:p>
          </table:table-cell>
          <table:table-cell office:value-type="float" office:value="0" calcext:value-type="float">
            <text:p>0</text:p>
          </table:table-cell>
          <table:table-cell office:value-type="float" office:value="1573277" calcext:value-type="float">
            <text:p>1573277</text:p>
          </table:table-cell>
          <table:table-cell office:value-type="float" office:value="85867" calcext:value-type="float">
            <text:p>85867</text:p>
          </table:table-cell>
          <table:table-cell office:value-type="string" calcext:value-type="string">
            <text:p>Eagerly waiting for the next post in the series! ??</text:p>
          </table:table-cell>
          <table:table-cell/>
        </table:table-row>
        <table:table-row table:style-name="ro1">
          <table:table-cell office:value-type="float" office:value="370366" calcext:value-type="float">
            <text:p>370366</text:p>
          </table:table-cell>
          <table:table-cell office:value-type="float" office:value="0" calcext:value-type="float">
            <text:p>0</text:p>
          </table:table-cell>
          <table:table-cell office:value-type="float" office:value="2159502" calcext:value-type="float">
            <text:p>2159502</text:p>
          </table:table-cell>
          <table:table-cell office:value-type="float" office:value="682369" calcext:value-type="float">
            <text:p>682369</text:p>
          </table:table-cell>
          <table:table-cell office:value-type="string" calcext:value-type="string">
            <text:p>Videos added</text:p>
          </table:table-cell>
          <table:table-cell/>
        </table:table-row>
        <table:table-row table:style-name="ro1">
          <table:table-cell office:value-type="float" office:value="217731" calcext:value-type="float">
            <text:p>217731</text:p>
          </table:table-cell>
          <table:table-cell office:value-type="float" office:value="715822" calcext:value-type="float">
            <text:p>715822</text:p>
          </table:table-cell>
          <table:table-cell office:value-type="float" office:value="0" calcext:value-type="float">
            <text:p>0</text:p>
          </table:table-cell>
          <table:table-cell office:value-type="float" office:value="337831" calcext:value-type="float">
            <text:p>337831</text:p>
          </table:table-cell>
          <table:table-cell office:value-type="string" calcext:value-type="string">
            <text:p>Woo you are looking so beautiful</text:p>
          </table:table-cell>
          <table:table-cell/>
        </table:table-row>
        <table:table-row table:style-name="ro1">
          <table:table-cell office:value-type="float" office:value="236505" calcext:value-type="float">
            <text:p>236505</text:p>
          </table:table-cell>
          <table:table-cell office:value-type="float" office:value="0" calcext:value-type="float">
            <text:p>0</text:p>
          </table:table-cell>
          <table:table-cell office:value-type="float" office:value="1189294" calcext:value-type="float">
            <text:p>1189294</text:p>
          </table:table-cell>
          <table:table-cell office:value-type="float" office:value="358922" calcext:value-type="float">
            <text:p>358922</text:p>
          </table:table-cell>
          <table:table-cell office:value-type="string" calcext:value-type="string">
            <text:p>I <text:s/>dont need any followers....but i really need is 'friend to watch my trells</text:p>
          </table:table-cell>
          <table:table-cell/>
        </table:table-row>
        <table:table-row table:style-name="ro1">
          <table:table-cell office:value-type="float" office:value="307377" calcext:value-type="float">
            <text:p>307377</text:p>
          </table:table-cell>
          <table:table-cell office:value-type="float" office:value="0" calcext:value-type="float">
            <text:p>0</text:p>
          </table:table-cell>
          <table:table-cell office:value-type="float" office:value="1620552" calcext:value-type="float">
            <text:p>1620552</text:p>
          </table:table-cell>
          <table:table-cell office:value-type="float" office:value="136080" calcext:value-type="float">
            <text:p>136080</text:p>
          </table:table-cell>
          <table:table-cell office:value-type="string" calcext:value-type="string">
            <text:p>I love the wordplay in your title!</text:p>
          </table:table-cell>
          <table:table-cell/>
        </table:table-row>
        <table:table-row table:style-name="ro1">
          <table:table-cell office:value-type="float" office:value="21014" calcext:value-type="float">
            <text:p>21014</text:p>
          </table:table-cell>
          <table:table-cell office:value-type="float" office:value="0" calcext:value-type="float">
            <text:p>0</text:p>
          </table:table-cell>
          <table:table-cell office:value-type="float" office:value="584029" calcext:value-type="float">
            <text:p>584029</text:p>
          </table:table-cell>
          <table:table-cell office:value-type="float" office:value="174947" calcext:value-type="float">
            <text:p>174947</text:p>
          </table:table-cell>
          <table:table-cell office:value-type="string" calcext:value-type="string">
            <text:p>Ann Hawkins... Next Sunday will post another story</text:p>
          </table:table-cell>
          <table:table-cell/>
        </table:table-row>
        <table:table-row table:style-name="ro1">
          <table:table-cell office:value-type="float" office:value="48784" calcext:value-type="float">
            <text:p>48784</text:p>
          </table:table-cell>
          <table:table-cell office:value-type="float" office:value="0" calcext:value-type="float">
            <text:p>0</text:p>
          </table:table-cell>
          <table:table-cell office:value-type="float" office:value="653708" calcext:value-type="float">
            <text:p>653708</text:p>
          </table:table-cell>
          <table:table-cell office:value-type="float" office:value="84584" calcext:value-type="float">
            <text:p>84584</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106406" calcext:value-type="float">
            <text:p>106406</text:p>
          </table:table-cell>
          <table:table-cell office:value-type="float" office:value="0" calcext:value-type="float">
            <text:p>0</text:p>
          </table:table-cell>
          <table:table-cell office:value-type="float" office:value="778493" calcext:value-type="float">
            <text:p>778493</text:p>
          </table:table-cell>
          <table:table-cell office:value-type="float" office:value="231569" calcext:value-type="float">
            <text:p>231569</text:p>
          </table:table-cell>
          <table:table-cell office:value-type="string" calcext:value-type="string">
            <text:p>@pree.28 quiet true..</text:p>
          </table:table-cell>
          <table:table-cell/>
        </table:table-row>
        <table:table-row table:style-name="ro1">
          <table:table-cell office:value-type="float" office:value="135721" calcext:value-type="float">
            <text:p>135721</text:p>
          </table:table-cell>
          <table:table-cell office:value-type="float" office:value="0" calcext:value-type="float">
            <text:p>0</text:p>
          </table:table-cell>
          <table:table-cell office:value-type="float" office:value="855572" calcext:value-type="float">
            <text:p>855572</text:p>
          </table:table-cell>
          <table:table-cell office:value-type="float" office:value="43103" calcext:value-type="float">
            <text:p>43103</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208808" calcext:value-type="float">
            <text:p>208808</text:p>
          </table:table-cell>
          <table:table-cell office:value-type="float" office:value="0" calcext:value-type="float">
            <text:p>0</text:p>
          </table:table-cell>
          <table:table-cell office:value-type="float" office:value="1069612" calcext:value-type="float">
            <text:p>1069612</text:p>
          </table:table-cell>
          <table:table-cell office:value-type="float" office:value="82235" calcext:value-type="float">
            <text:p>82235</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16154" calcext:value-type="float">
            <text:p>216154</text:p>
          </table:table-cell>
          <table:table-cell office:value-type="float" office:value="0" calcext:value-type="float">
            <text:p>0</text:p>
          </table:table-cell>
          <table:table-cell office:value-type="float" office:value="1112115" calcext:value-type="float">
            <text:p>1112115</text:p>
          </table:table-cell>
          <table:table-cell office:value-type="float" office:value="335055" calcext:value-type="float">
            <text:p>335055</text:p>
          </table:table-cell>
          <table:table-cell office:value-type="string" calcext:value-type="string">
            <text:p>[[@79192]] haha thnk you ✌️</text:p>
          </table:table-cell>
          <table:table-cell/>
        </table:table-row>
        <table:table-row table:style-name="ro1">
          <table:table-cell office:value-type="float" office:value="263862" calcext:value-type="float">
            <text:p>263862</text:p>
          </table:table-cell>
          <table:table-cell office:value-type="float" office:value="0" calcext:value-type="float">
            <text:p>0</text:p>
          </table:table-cell>
          <table:table-cell office:value-type="float" office:value="1373373" calcext:value-type="float">
            <text:p>1373373</text:p>
          </table:table-cell>
          <table:table-cell office:value-type="float" office:value="52642" calcext:value-type="float">
            <text:p>52642</text:p>
          </table:table-cell>
          <table:table-cell office:value-type="string" calcext:value-type="string">
            <text:p>?awesome post ?</text:p>
          </table:table-cell>
          <table:table-cell/>
        </table:table-row>
        <table:table-row table:style-name="ro1">
          <table:table-cell office:value-type="float" office:value="270181" calcext:value-type="float">
            <text:p>270181</text:p>
          </table:table-cell>
          <table:table-cell office:value-type="float" office:value="0" calcext:value-type="float">
            <text:p>0</text:p>
          </table:table-cell>
          <table:table-cell office:value-type="float" office:value="1408676" calcext:value-type="float">
            <text:p>1408676</text:p>
          </table:table-cell>
          <table:table-cell office:value-type="float" office:value="78555" calcext:value-type="float">
            <text:p>78555</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98682" calcext:value-type="float">
            <text:p>298682</text:p>
          </table:table-cell>
          <table:table-cell office:value-type="float" office:value="0" calcext:value-type="float">
            <text:p>0</text:p>
          </table:table-cell>
          <table:table-cell office:value-type="float" office:value="1580520" calcext:value-type="float">
            <text:p>1580520</text:p>
          </table:table-cell>
          <table:table-cell office:value-type="float" office:value="78777" calcext:value-type="float">
            <text:p>78777</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83319" calcext:value-type="float">
            <text:p>383319</text:p>
          </table:table-cell>
          <table:table-cell office:value-type="float" office:value="0" calcext:value-type="float">
            <text:p>0</text:p>
          </table:table-cell>
          <table:table-cell office:value-type="float" office:value="633465" calcext:value-type="float">
            <text:p>633465</text:p>
          </table:table-cell>
          <table:table-cell office:value-type="float" office:value="219058" calcext:value-type="float">
            <text:p>219058</text:p>
          </table:table-cell>
          <table:table-cell office:value-type="string" calcext:value-type="string">
            <text:p>Stunning! (:</text:p>
          </table:table-cell>
          <table:table-cell/>
        </table:table-row>
        <table:table-row table:style-name="ro1">
          <table:table-cell office:value-type="float" office:value="130662" calcext:value-type="float">
            <text:p>130662</text:p>
          </table:table-cell>
          <table:table-cell office:value-type="float" office:value="0" calcext:value-type="float">
            <text:p>0</text:p>
          </table:table-cell>
          <table:table-cell office:value-type="float" office:value="838133" calcext:value-type="float">
            <text:p>838133</text:p>
          </table:table-cell>
          <table:table-cell office:value-type="float" office:value="45761" calcext:value-type="float">
            <text:p>45761</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91806" calcext:value-type="float">
            <text:p>191806</text:p>
          </table:table-cell>
          <table:table-cell office:value-type="float" office:value="0" calcext:value-type="float">
            <text:p>0</text:p>
          </table:table-cell>
          <table:table-cell office:value-type="float" office:value="995116" calcext:value-type="float">
            <text:p>995116</text:p>
          </table:table-cell>
          <table:table-cell office:value-type="float" office:value="79053" calcext:value-type="float">
            <text:p>79053</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95891" calcext:value-type="float">
            <text:p>195891</text:p>
          </table:table-cell>
          <table:table-cell office:value-type="float" office:value="0" calcext:value-type="float">
            <text:p>0</text:p>
          </table:table-cell>
          <table:table-cell office:value-type="float" office:value="1011008" calcext:value-type="float">
            <text:p>1011008</text:p>
          </table:table-cell>
          <table:table-cell office:value-type="float" office:value="146517" calcext:value-type="float">
            <text:p>146517</text:p>
          </table:table-cell>
          <table:table-cell office:value-type="string" calcext:value-type="string">
            <text:p>[[@39743]] surely will try putting it next time</text:p>
          </table:table-cell>
          <table:table-cell/>
        </table:table-row>
        <table:table-row table:style-name="ro1">
          <table:table-cell office:value-type="float" office:value="224253" calcext:value-type="float">
            <text:p>224253</text:p>
          </table:table-cell>
          <table:table-cell office:value-type="float" office:value="0" calcext:value-type="float">
            <text:p>0</text:p>
          </table:table-cell>
          <table:table-cell office:value-type="float" office:value="1156416" calcext:value-type="float">
            <text:p>1156416</text:p>
          </table:table-cell>
          <table:table-cell office:value-type="float" office:value="83027" calcext:value-type="float">
            <text:p>83027</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44133" calcext:value-type="float">
            <text:p>244133</text:p>
          </table:table-cell>
          <table:table-cell office:value-type="float" office:value="0" calcext:value-type="float">
            <text:p>0</text:p>
          </table:table-cell>
          <table:table-cell office:value-type="float" office:value="1224225" calcext:value-type="float">
            <text:p>1224225</text:p>
          </table:table-cell>
          <table:table-cell office:value-type="float" office:value="87492" calcext:value-type="float">
            <text:p>87492</text:p>
          </table:table-cell>
          <table:table-cell office:value-type="string" calcext:value-type="string">
            <text:p>Chal yaha jaate hai, chal waha jaate hai :D</text:p>
          </table:table-cell>
          <table:table-cell/>
        </table:table-row>
        <table:table-row table:style-name="ro1">
          <table:table-cell office:value-type="float" office:value="320122" calcext:value-type="float">
            <text:p>320122</text:p>
          </table:table-cell>
          <table:table-cell office:value-type="float" office:value="0" calcext:value-type="float">
            <text:p>0</text:p>
          </table:table-cell>
          <table:table-cell office:value-type="float" office:value="1707157" calcext:value-type="float">
            <text:p>1707157</text:p>
          </table:table-cell>
          <table:table-cell office:value-type="float" office:value="83441" calcext:value-type="float">
            <text:p>83441</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60864" calcext:value-type="float">
            <text:p>360864</text:p>
          </table:table-cell>
          <table:table-cell office:value-type="float" office:value="0" calcext:value-type="float">
            <text:p>0</text:p>
          </table:table-cell>
          <table:table-cell office:value-type="float" office:value="2035105" calcext:value-type="float">
            <text:p>2035105</text:p>
          </table:table-cell>
          <table:table-cell office:value-type="float" office:value="135922" calcext:value-type="float">
            <text:p>135922</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78627" calcext:value-type="float">
            <text:p>378627</text:p>
          </table:table-cell>
          <table:table-cell office:value-type="float" office:value="0" calcext:value-type="float">
            <text:p>0</text:p>
          </table:table-cell>
          <table:table-cell office:value-type="float" office:value="2132785" calcext:value-type="float">
            <text:p>2132785</text:p>
          </table:table-cell>
          <table:table-cell office:value-type="float" office:value="739088" calcext:value-type="float">
            <text:p>739088</text:p>
          </table:table-cell>
          <table:table-cell office:value-type="string" calcext:value-type="string">
            <text:p>Really remarkable point</text:p>
          </table:table-cell>
          <table:table-cell/>
        </table:table-row>
        <table:table-row table:style-name="ro1">
          <table:table-cell office:value-type="float" office:value="432308" calcext:value-type="float">
            <text:p>432308</text:p>
          </table:table-cell>
          <table:table-cell office:value-type="float" office:value="0" calcext:value-type="float">
            <text:p>0</text:p>
          </table:table-cell>
          <table:table-cell office:value-type="float" office:value="1433309" calcext:value-type="float">
            <text:p>1433309</text:p>
          </table:table-cell>
          <table:table-cell office:value-type="float" office:value="29622" calcext:value-type="float">
            <text:p>29622</text:p>
          </table:table-cell>
          <table:table-cell office:value-type="string" calcext:value-type="string">
            <text:p>i like this place</text:p>
          </table:table-cell>
          <table:table-cell/>
        </table:table-row>
        <table:table-row table:style-name="ro1">
          <table:table-cell office:value-type="float" office:value="7058" calcext:value-type="float">
            <text:p>7058</text:p>
          </table:table-cell>
          <table:table-cell office:value-type="float" office:value="0" calcext:value-type="float">
            <text:p>0</text:p>
          </table:table-cell>
          <table:table-cell office:value-type="float" office:value="181171" calcext:value-type="float">
            <text:p>181171</text:p>
          </table:table-cell>
          <table:table-cell office:value-type="float" office:value="65564" calcext:value-type="float">
            <text:p>65564</text:p>
          </table:table-cell>
          <table:table-cell office:value-type="string" calcext:value-type="string">
            <text:p>Play</text:p>
          </table:table-cell>
          <table:table-cell/>
        </table:table-row>
        <table:table-row table:style-name="ro1">
          <table:table-cell office:value-type="float" office:value="19914" calcext:value-type="float">
            <text:p>19914</text:p>
          </table:table-cell>
          <table:table-cell office:value-type="float" office:value="0" calcext:value-type="float">
            <text:p>0</text:p>
          </table:table-cell>
          <table:table-cell office:value-type="float" office:value="583134" calcext:value-type="float">
            <text:p>583134</text:p>
          </table:table-cell>
          <table:table-cell office:value-type="float" office:value="39554" calcext:value-type="float">
            <text:p>39554</text:p>
          </table:table-cell>
          <table:table-cell office:value-type="string" calcext:value-type="string">
            <text:p>Amazing content ❤️❤️</text:p>
          </table:table-cell>
          <table:table-cell/>
        </table:table-row>
        <table:table-row table:style-name="ro1">
          <table:table-cell office:value-type="float" office:value="82540" calcext:value-type="float">
            <text:p>82540</text:p>
          </table:table-cell>
          <table:table-cell office:value-type="float" office:value="0" calcext:value-type="float">
            <text:p>0</text:p>
          </table:table-cell>
          <table:table-cell office:value-type="float" office:value="181854" calcext:value-type="float">
            <text:p>181854</text:p>
          </table:table-cell>
          <table:table-cell office:value-type="float" office:value="41455" calcext:value-type="float">
            <text:p>41455</text:p>
          </table:table-cell>
          <table:table-cell office:value-type="string" calcext:value-type="string">
            <text:p>you have travelled so much, i'm waiting to hear more stories</text:p>
          </table:table-cell>
          <table:table-cell/>
        </table:table-row>
        <table:table-row table:style-name="ro1">
          <table:table-cell office:value-type="float" office:value="98888" calcext:value-type="float">
            <text:p>98888</text:p>
          </table:table-cell>
          <table:table-cell office:value-type="float" office:value="0" calcext:value-type="float">
            <text:p>0</text:p>
          </table:table-cell>
          <table:table-cell office:value-type="float" office:value="732689" calcext:value-type="float">
            <text:p>732689</text:p>
          </table:table-cell>
          <table:table-cell office:value-type="float" office:value="50592" calcext:value-type="float">
            <text:p>50592</text:p>
          </table:table-cell>
          <table:table-cell office:value-type="string" calcext:value-type="string">
            <text:p>I would love to see your videos of this place!</text:p>
          </table:table-cell>
          <table:table-cell/>
        </table:table-row>
        <table:table-row table:style-name="ro1">
          <table:table-cell office:value-type="float" office:value="109460" calcext:value-type="float">
            <text:p>109460</text:p>
          </table:table-cell>
          <table:table-cell office:value-type="float" office:value="0" calcext:value-type="float">
            <text:p>0</text:p>
          </table:table-cell>
          <table:table-cell office:value-type="float" office:value="798958" calcext:value-type="float">
            <text:p>798958</text:p>
          </table:table-cell>
          <table:table-cell office:value-type="float" office:value="88477" calcext:value-type="float">
            <text:p>88477</text:p>
          </table:table-cell>
          <table:table-cell office:value-type="string" calcext:value-type="string">
            <text:p>You've had some awesome adventures! What's the next one?</text:p>
          </table:table-cell>
          <table:table-cell/>
        </table:table-row>
        <table:table-row table:style-name="ro1">
          <table:table-cell office:value-type="float" office:value="166044" calcext:value-type="float">
            <text:p>166044</text:p>
          </table:table-cell>
          <table:table-cell office:value-type="float" office:value="0" calcext:value-type="float">
            <text:p>0</text:p>
          </table:table-cell>
          <table:table-cell office:value-type="float" office:value="935501" calcext:value-type="float">
            <text:p>935501</text:p>
          </table:table-cell>
          <table:table-cell office:value-type="float" office:value="281366" calcext:value-type="float">
            <text:p>281366</text:p>
          </table:table-cell>
          <table:table-cell office:value-type="string" calcext:value-type="string">
            <text:p>@insta.hotty thank you</text:p>
          </table:table-cell>
          <table:table-cell/>
        </table:table-row>
        <table:table-row table:style-name="ro1">
          <table:table-cell office:value-type="float" office:value="167792" calcext:value-type="float">
            <text:p>167792</text:p>
          </table:table-cell>
          <table:table-cell office:value-type="float" office:value="0" calcext:value-type="float">
            <text:p>0</text:p>
          </table:table-cell>
          <table:table-cell office:value-type="float" office:value="938277" calcext:value-type="float">
            <text:p>938277</text:p>
          </table:table-cell>
          <table:table-cell office:value-type="float" office:value="282239" calcext:value-type="float">
            <text:p>282239</text:p>
          </table:table-cell>
          <table:table-cell office:value-type="string" calcext:value-type="string">
            <text:p>[[@87728]] thanks buddy, whereever you wanna go i will guide u. No worries bro</text:p>
          </table:table-cell>
          <table:table-cell/>
        </table:table-row>
        <table:table-row table:style-name="ro1">
          <table:table-cell office:value-type="float" office:value="182376" calcext:value-type="float">
            <text:p>182376</text:p>
          </table:table-cell>
          <table:table-cell office:value-type="float" office:value="0" calcext:value-type="float">
            <text:p>0</text:p>
          </table:table-cell>
          <table:table-cell office:value-type="float" office:value="65069" calcext:value-type="float">
            <text:p>65069</text:p>
          </table:table-cell>
          <table:table-cell office:value-type="float" office:value="50359" calcext:value-type="float">
            <text:p>50359</text:p>
          </table:table-cell>
          <table:table-cell office:value-type="string" calcext:value-type="string">
            <text:p>Atti Sundar!</text:p>
          </table:table-cell>
          <table:table-cell/>
        </table:table-row>
        <table:table-row table:style-name="ro1">
          <table:table-cell office:value-type="float" office:value="252026" calcext:value-type="float">
            <text:p>252026</text:p>
          </table:table-cell>
          <table:table-cell office:value-type="float" office:value="0" calcext:value-type="float">
            <text:p>0</text:p>
          </table:table-cell>
          <table:table-cell office:value-type="float" office:value="1287517" calcext:value-type="float">
            <text:p>1287517</text:p>
          </table:table-cell>
          <table:table-cell office:value-type="float" office:value="39984" calcext:value-type="float">
            <text:p>39984</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334532" calcext:value-type="float">
            <text:p>334532</text:p>
          </table:table-cell>
          <table:table-cell office:value-type="float" office:value="0" calcext:value-type="float">
            <text:p>0</text:p>
          </table:table-cell>
          <table:table-cell office:value-type="float" office:value="1784091" calcext:value-type="float">
            <text:p>1784091</text:p>
          </table:table-cell>
          <table:table-cell office:value-type="float" office:value="549731" calcext:value-type="float">
            <text:p>549731</text:p>
          </table:table-cell>
          <table:table-cell office:value-type="string" calcext:value-type="string">
            <text:p>[[@85398]] thnku</text:p>
          </table:table-cell>
          <table:table-cell/>
        </table:table-row>
        <table:table-row table:style-name="ro1">
          <table:table-cell office:value-type="float" office:value="362704" calcext:value-type="float">
            <text:p>362704</text:p>
          </table:table-cell>
          <table:table-cell office:value-type="float" office:value="0" calcext:value-type="float">
            <text:p>0</text:p>
          </table:table-cell>
          <table:table-cell office:value-type="float" office:value="2074371" calcext:value-type="float">
            <text:p>2074371</text:p>
          </table:table-cell>
          <table:table-cell office:value-type="float" office:value="243570" calcext:value-type="float">
            <text:p>243570</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428742" calcext:value-type="float">
            <text:p>428742</text:p>
          </table:table-cell>
          <table:table-cell office:value-type="float" office:value="0" calcext:value-type="float">
            <text:p>0</text:p>
          </table:table-cell>
          <table:table-cell office:value-type="float" office:value="2315332" calcext:value-type="float">
            <text:p>2315332</text:p>
          </table:table-cell>
          <table:table-cell office:value-type="float" office:value="35187" calcext:value-type="float">
            <text:p>35187</text:p>
          </table:table-cell>
          <table:table-cell office:value-type="string" calcext:value-type="string">
            <text:p>good vlogger </text:p>
          </table:table-cell>
          <table:table-cell/>
        </table:table-row>
        <table:table-row table:style-name="ro1">
          <table:table-cell office:value-type="float" office:value="458596" calcext:value-type="float">
            <text:p>458596</text:p>
          </table:table-cell>
          <table:table-cell office:value-type="float" office:value="0" calcext:value-type="float">
            <text:p>0</text:p>
          </table:table-cell>
          <table:table-cell office:value-type="float" office:value="2260711" calcext:value-type="float">
            <text:p>2260711</text:p>
          </table:table-cell>
          <table:table-cell office:value-type="float" office:value="2016247" calcext:value-type="float">
            <text:p>2016247</text:p>
          </table:table-cell>
          <table:table-cell office:value-type="string" calcext:value-type="string">
            <text:p>number do apna</text:p>
          </table:table-cell>
          <table:table-cell/>
        </table:table-row>
        <table:table-row table:style-name="ro1">
          <table:table-cell office:value-type="float" office:value="97754" calcext:value-type="float">
            <text:p>97754</text:p>
          </table:table-cell>
          <table:table-cell office:value-type="float" office:value="376199" calcext:value-type="float">
            <text:p>376199</text:p>
          </table:table-cell>
          <table:table-cell office:value-type="float" office:value="0" calcext:value-type="float">
            <text:p>0</text:p>
          </table:table-cell>
          <table:table-cell office:value-type="float" office:value="169113" calcext:value-type="float">
            <text:p>169113</text:p>
          </table:table-cell>
          <table:table-cell office:value-type="string" calcext:value-type="string">
            <text:p>[[@1]] e</text:p>
          </table:table-cell>
          <table:table-cell/>
        </table:table-row>
        <table:table-row table:style-name="ro1">
          <table:table-cell office:value-type="float" office:value="138712" calcext:value-type="float">
            <text:p>138712</text:p>
          </table:table-cell>
          <table:table-cell office:value-type="float" office:value="0" calcext:value-type="float">
            <text:p>0</text:p>
          </table:table-cell>
          <table:table-cell office:value-type="float" office:value="863102" calcext:value-type="float">
            <text:p>863102</text:p>
          </table:table-cell>
          <table:table-cell office:value-type="float" office:value="258138" calcext:value-type="float">
            <text:p>258138</text:p>
          </table:table-cell>
          <table:table-cell office:value-type="string" calcext:value-type="string">
            <text:p>[[@135861]] <text:s/>yaa my bad</text:p>
          </table:table-cell>
          <table:table-cell/>
        </table:table-row>
        <table:table-row table:style-name="ro1">
          <table:table-cell office:value-type="float" office:value="289645" calcext:value-type="float">
            <text:p>289645</text:p>
          </table:table-cell>
          <table:table-cell office:value-type="float" office:value="0" calcext:value-type="float">
            <text:p>0</text:p>
          </table:table-cell>
          <table:table-cell office:value-type="float" office:value="1529702" calcext:value-type="float">
            <text:p>1529702</text:p>
          </table:table-cell>
          <table:table-cell office:value-type="float" office:value="136011" calcext:value-type="float">
            <text:p>136011</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358643" calcext:value-type="float">
            <text:p>358643</text:p>
          </table:table-cell>
          <table:table-cell office:value-type="float" office:value="0" calcext:value-type="float">
            <text:p>0</text:p>
          </table:table-cell>
          <table:table-cell office:value-type="float" office:value="1987243" calcext:value-type="float">
            <text:p>1987243</text:p>
          </table:table-cell>
          <table:table-cell office:value-type="float" office:value="85008" calcext:value-type="float">
            <text:p>85008</text:p>
          </table:table-cell>
          <table:table-cell office:value-type="string" calcext:value-type="string">
            <text:p>Loved your trail, waiting for the next in series! ?❤️</text:p>
          </table:table-cell>
          <table:table-cell/>
        </table:table-row>
        <table:table-row table:style-name="ro1">
          <table:table-cell office:value-type="float" office:value="359124" calcext:value-type="float">
            <text:p>359124</text:p>
          </table:table-cell>
          <table:table-cell office:value-type="float" office:value="0" calcext:value-type="float">
            <text:p>0</text:p>
          </table:table-cell>
          <table:table-cell office:value-type="float" office:value="1989076" calcext:value-type="float">
            <text:p>1989076</text:p>
          </table:table-cell>
          <table:table-cell office:value-type="float" office:value="76579" calcext:value-type="float">
            <text:p>76579</text:p>
          </table:table-cell>
          <table:table-cell office:value-type="string" calcext:value-type="string">
            <text:p>Woww awesome! ❤️❤️</text:p>
          </table:table-cell>
          <table:table-cell/>
        </table:table-row>
        <table:table-row table:style-name="ro1">
          <table:table-cell office:value-type="float" office:value="362059" calcext:value-type="float">
            <text:p>362059</text:p>
          </table:table-cell>
          <table:table-cell office:value-type="float" office:value="0" calcext:value-type="float">
            <text:p>0</text:p>
          </table:table-cell>
          <table:table-cell office:value-type="float" office:value="2060321" calcext:value-type="float">
            <text:p>2060321</text:p>
          </table:table-cell>
          <table:table-cell office:value-type="float" office:value="78776" calcext:value-type="float">
            <text:p>7877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364675" calcext:value-type="float">
            <text:p>364675</text:p>
          </table:table-cell>
          <table:table-cell office:value-type="float" office:value="0" calcext:value-type="float">
            <text:p>0</text:p>
          </table:table-cell>
          <table:table-cell office:value-type="float" office:value="2106181" calcext:value-type="float">
            <text:p>2106181</text:p>
          </table:table-cell>
          <table:table-cell office:value-type="float" office:value="40262" calcext:value-type="float">
            <text:p>40262</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77383" calcext:value-type="float">
            <text:p>377383</text:p>
          </table:table-cell>
          <table:table-cell office:value-type="float" office:value="0" calcext:value-type="float">
            <text:p>0</text:p>
          </table:table-cell>
          <table:table-cell office:value-type="float" office:value="2229823" calcext:value-type="float">
            <text:p>2229823</text:p>
          </table:table-cell>
          <table:table-cell office:value-type="float" office:value="243551" calcext:value-type="float">
            <text:p>243551</text:p>
          </table:table-cell>
          <table:table-cell office:value-type="string" calcext:value-type="string">
            <text:p>Amazing trail, loved the story! ❤️</text:p>
          </table:table-cell>
          <table:table-cell/>
        </table:table-row>
        <table:table-row table:style-name="ro1">
          <table:table-cell office:value-type="float" office:value="390391" calcext:value-type="float">
            <text:p>390391</text:p>
          </table:table-cell>
          <table:table-cell office:value-type="float" office:value="0" calcext:value-type="float">
            <text:p>0</text:p>
          </table:table-cell>
          <table:table-cell office:value-type="float" office:value="2271298" calcext:value-type="float">
            <text:p>2271298</text:p>
          </table:table-cell>
          <table:table-cell office:value-type="float" office:value="930221" calcext:value-type="float">
            <text:p>930221</text:p>
          </table:table-cell>
          <table:table-cell office:value-type="string" calcext:value-type="string">
            <text:p>Nice</text:p>
          </table:table-cell>
          <table:table-cell/>
        </table:table-row>
        <table:table-row table:style-name="ro1">
          <table:table-cell office:value-type="float" office:value="409046" calcext:value-type="float">
            <text:p>409046</text:p>
          </table:table-cell>
          <table:table-cell office:value-type="float" office:value="0" calcext:value-type="float">
            <text:p>0</text:p>
          </table:table-cell>
          <table:table-cell office:value-type="float" office:value="2258773" calcext:value-type="float">
            <text:p>2258773</text:p>
          </table:table-cell>
          <table:table-cell office:value-type="float" office:value="1210733" calcext:value-type="float">
            <text:p>1210733</text:p>
          </table:table-cell>
          <table:table-cell office:value-type="string" calcext:value-type="string">
            <text:p>Osm</text:p>
          </table:table-cell>
          <table:table-cell/>
        </table:table-row>
        <table:table-row table:style-name="ro1">
          <table:table-cell office:value-type="float" office:value="410173" calcext:value-type="float">
            <text:p>410173</text:p>
          </table:table-cell>
          <table:table-cell office:value-type="float" office:value="0" calcext:value-type="float">
            <text:p>0</text:p>
          </table:table-cell>
          <table:table-cell office:value-type="float" office:value="2299272" calcext:value-type="float">
            <text:p>2299272</text:p>
          </table:table-cell>
          <table:table-cell office:value-type="float" office:value="1249190" calcext:value-type="float">
            <text:p>1249190</text:p>
          </table:table-cell>
          <table:table-cell office:value-type="string" calcext:value-type="string">
            <text:p>Vioce so sweet</text:p>
          </table:table-cell>
          <table:table-cell/>
        </table:table-row>
        <table:table-row table:style-name="ro1">
          <table:table-cell office:value-type="float" office:value="82830" calcext:value-type="float">
            <text:p>82830</text:p>
          </table:table-cell>
          <table:table-cell office:value-type="float" office:value="0" calcext:value-type="float">
            <text:p>0</text:p>
          </table:table-cell>
          <table:table-cell office:value-type="float" office:value="132791" calcext:value-type="float">
            <text:p>132791</text:p>
          </table:table-cell>
          <table:table-cell office:value-type="float" office:value="40150" calcext:value-type="float">
            <text:p>40150</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04127" calcext:value-type="float">
            <text:p>104127</text:p>
          </table:table-cell>
          <table:table-cell office:value-type="float" office:value="0" calcext:value-type="float">
            <text:p>0</text:p>
          </table:table-cell>
          <table:table-cell office:value-type="float" office:value="446413" calcext:value-type="float">
            <text:p>446413</text:p>
          </table:table-cell>
          <table:table-cell office:value-type="float" office:value="234168" calcext:value-type="float">
            <text:p>234168</text:p>
          </table:table-cell>
          <table:table-cell office:value-type="string" calcext:value-type="string">
            <text:p>That's amazing click</text:p>
          </table:table-cell>
          <table:table-cell/>
        </table:table-row>
        <table:table-row table:style-name="ro1">
          <table:table-cell office:value-type="float" office:value="106629" calcext:value-type="float">
            <text:p>106629</text:p>
          </table:table-cell>
          <table:table-cell office:value-type="float" office:value="0" calcext:value-type="float">
            <text:p>0</text:p>
          </table:table-cell>
          <table:table-cell office:value-type="float" office:value="790691" calcext:value-type="float">
            <text:p>790691</text:p>
          </table:table-cell>
          <table:table-cell office:value-type="float" office:value="205762" calcext:value-type="float">
            <text:p>205762</text:p>
          </table:table-cell>
          <table:table-cell office:value-type="string" calcext:value-type="string">
            <text:p>[[@85901]] <text:s/>thanks</text:p>
          </table:table-cell>
          <table:table-cell/>
        </table:table-row>
        <table:table-row table:style-name="ro1">
          <table:table-cell office:value-type="float" office:value="112340" calcext:value-type="float">
            <text:p>112340</text:p>
          </table:table-cell>
          <table:table-cell office:value-type="float" office:value="0" calcext:value-type="float">
            <text:p>0</text:p>
          </table:table-cell>
          <table:table-cell office:value-type="float" office:value="802928" calcext:value-type="float">
            <text:p>802928</text:p>
          </table:table-cell>
          <table:table-cell office:value-type="float" office:value="239033" calcext:value-type="float">
            <text:p>239033</text:p>
          </table:table-cell>
          <table:table-cell office:value-type="string" calcext:value-type="string">
            <text:p>[[@40038]] thnx</text:p>
          </table:table-cell>
          <table:table-cell/>
        </table:table-row>
        <table:table-row table:style-name="ro1">
          <table:table-cell office:value-type="float" office:value="125512" calcext:value-type="float">
            <text:p>125512</text:p>
          </table:table-cell>
          <table:table-cell office:value-type="float" office:value="456426" calcext:value-type="float">
            <text:p>456426</text:p>
          </table:table-cell>
          <table:table-cell office:value-type="float" office:value="0" calcext:value-type="float">
            <text:p>0</text:p>
          </table:table-cell>
          <table:table-cell office:value-type="float" office:value="148340" calcext:value-type="float">
            <text:p>148340</text:p>
          </table:table-cell>
          <table:table-cell office:value-type="string" calcext:value-type="string">
            <text:p>Wow this song of Inna is ❤️</text:p>
          </table:table-cell>
          <table:table-cell/>
        </table:table-row>
        <table:table-row table:style-name="ro1">
          <table:table-cell office:value-type="float" office:value="244166" calcext:value-type="float">
            <text:p>244166</text:p>
          </table:table-cell>
          <table:table-cell office:value-type="float" office:value="0" calcext:value-type="float">
            <text:p>0</text:p>
          </table:table-cell>
          <table:table-cell office:value-type="float" office:value="1221381" calcext:value-type="float">
            <text:p>1221381</text:p>
          </table:table-cell>
          <table:table-cell office:value-type="float" office:value="369098" calcext:value-type="float">
            <text:p>369098</text:p>
          </table:table-cell>
          <table:table-cell office:value-type="string" calcext:value-type="string">
            <text:p>Tysm</text:p>
          </table:table-cell>
          <table:table-cell/>
        </table:table-row>
        <table:table-row table:style-name="ro1">
          <table:table-cell office:value-type="float" office:value="250932" calcext:value-type="float">
            <text:p>250932</text:p>
          </table:table-cell>
          <table:table-cell office:value-type="float" office:value="0" calcext:value-type="float">
            <text:p>0</text:p>
          </table:table-cell>
          <table:table-cell office:value-type="float" office:value="1274918" calcext:value-type="float">
            <text:p>1274918</text:p>
          </table:table-cell>
          <table:table-cell office:value-type="float" office:value="78545" calcext:value-type="float">
            <text:p>78545</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58630" calcext:value-type="float">
            <text:p>258630</text:p>
          </table:table-cell>
          <table:table-cell office:value-type="float" office:value="0" calcext:value-type="float">
            <text:p>0</text:p>
          </table:table-cell>
          <table:table-cell office:value-type="float" office:value="532180" calcext:value-type="float">
            <text:p>532180</text:p>
          </table:table-cell>
          <table:table-cell office:value-type="float" office:value="117138" calcext:value-type="float">
            <text:p>117138</text:p>
          </table:table-cell>
          <table:table-cell office:value-type="string" calcext:value-type="string">
            <text:p>when you went there</text:p>
          </table:table-cell>
          <table:table-cell/>
        </table:table-row>
        <table:table-row table:style-name="ro1">
          <table:table-cell office:value-type="float" office:value="320466" calcext:value-type="float">
            <text:p>320466</text:p>
          </table:table-cell>
          <table:table-cell office:value-type="float" office:value="0" calcext:value-type="float">
            <text:p>0</text:p>
          </table:table-cell>
          <table:table-cell office:value-type="float" office:value="1709972" calcext:value-type="float">
            <text:p>1709972</text:p>
          </table:table-cell>
          <table:table-cell office:value-type="float" office:value="85179" calcext:value-type="float">
            <text:p>85179</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62755" calcext:value-type="float">
            <text:p>362755</text:p>
          </table:table-cell>
          <table:table-cell office:value-type="float" office:value="0" calcext:value-type="float">
            <text:p>0</text:p>
          </table:table-cell>
          <table:table-cell office:value-type="float" office:value="2061134" calcext:value-type="float">
            <text:p>2061134</text:p>
          </table:table-cell>
          <table:table-cell office:value-type="float" office:value="136537" calcext:value-type="float">
            <text:p>136537</text:p>
          </table:table-cell>
          <table:table-cell office:value-type="string" calcext:value-type="string">
            <text:p>Awsm ❤️</text:p>
          </table:table-cell>
          <table:table-cell/>
        </table:table-row>
        <table:table-row table:style-name="ro1">
          <table:table-cell office:value-type="float" office:value="364136" calcext:value-type="float">
            <text:p>364136</text:p>
          </table:table-cell>
          <table:table-cell office:value-type="float" office:value="0" calcext:value-type="float">
            <text:p>0</text:p>
          </table:table-cell>
          <table:table-cell office:value-type="float" office:value="2104199" calcext:value-type="float">
            <text:p>2104199</text:p>
          </table:table-cell>
          <table:table-cell office:value-type="float" office:value="40826" calcext:value-type="float">
            <text:p>40826</text:p>
          </table:table-cell>
          <table:table-cell office:value-type="string" calcext:value-type="string">
            <text:p>Hey what time of the year is best to visit this place?</text:p>
          </table:table-cell>
          <table:table-cell/>
        </table:table-row>
        <table:table-row table:style-name="ro1">
          <table:table-cell office:value-type="float" office:value="389152" calcext:value-type="float">
            <text:p>389152</text:p>
          </table:table-cell>
          <table:table-cell office:value-type="float" office:value="0" calcext:value-type="float">
            <text:p>0</text:p>
          </table:table-cell>
          <table:table-cell office:value-type="float" office:value="2268855" calcext:value-type="float">
            <text:p>2268855</text:p>
          </table:table-cell>
          <table:table-cell office:value-type="float" office:value="300753" calcext:value-type="float">
            <text:p>300753</text:p>
          </table:table-cell>
          <table:table-cell office:value-type="string" calcext:value-type="string">
            <text:p>Wow beautiful place</text:p>
          </table:table-cell>
          <table:table-cell/>
        </table:table-row>
        <table:table-row table:style-name="ro1">
          <table:table-cell office:value-type="float" office:value="50785" calcext:value-type="float">
            <text:p>50785</text:p>
          </table:table-cell>
          <table:table-cell office:value-type="float" office:value="0" calcext:value-type="float">
            <text:p>0</text:p>
          </table:table-cell>
          <table:table-cell office:value-type="float" office:value="652455" calcext:value-type="float">
            <text:p>652455</text:p>
          </table:table-cell>
          <table:table-cell office:value-type="float" office:value="194886" calcext:value-type="float">
            <text:p>194886</text:p>
          </table:table-cell>
          <table:table-cell office:value-type="string" calcext:value-type="string">
            <text:p>[[@43471]] thanks but wish I could fulfill your desire..</text:p>
          </table:table-cell>
          <table:table-cell/>
        </table:table-row>
        <table:table-row table:style-name="ro1">
          <table:table-cell office:value-type="float" office:value="80415" calcext:value-type="float">
            <text:p>80415</text:p>
          </table:table-cell>
          <table:table-cell office:value-type="float" office:value="0" calcext:value-type="float">
            <text:p>0</text:p>
          </table:table-cell>
          <table:table-cell office:value-type="float" office:value="732925" calcext:value-type="float">
            <text:p>732925</text:p>
          </table:table-cell>
          <table:table-cell office:value-type="float" office:value="217414" calcext:value-type="float">
            <text:p>217414</text:p>
          </table:table-cell>
          <table:table-cell office:value-type="string" calcext:value-type="string">
            <text:p>[[@136219]] yes will upadte soon more stories</text:p>
          </table:table-cell>
          <table:table-cell/>
        </table:table-row>
        <table:table-row table:style-name="ro1">
          <table:table-cell office:value-type="float" office:value="99199" calcext:value-type="float">
            <text:p>99199</text:p>
          </table:table-cell>
          <table:table-cell office:value-type="float" office:value="0" calcext:value-type="float">
            <text:p>0</text:p>
          </table:table-cell>
          <table:table-cell office:value-type="float" office:value="581315" calcext:value-type="float">
            <text:p>581315</text:p>
          </table:table-cell>
          <table:table-cell office:value-type="float" office:value="42667" calcext:value-type="float">
            <text:p>42667</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133562" calcext:value-type="float">
            <text:p>133562</text:p>
          </table:table-cell>
          <table:table-cell office:value-type="float" office:value="0" calcext:value-type="float">
            <text:p>0</text:p>
          </table:table-cell>
          <table:table-cell office:value-type="float" office:value="847598" calcext:value-type="float">
            <text:p>847598</text:p>
          </table:table-cell>
          <table:table-cell office:value-type="float" office:value="80608" calcext:value-type="float">
            <text:p>80608</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81743" calcext:value-type="float">
            <text:p>181743</text:p>
          </table:table-cell>
          <table:table-cell office:value-type="float" office:value="0" calcext:value-type="float">
            <text:p>0</text:p>
          </table:table-cell>
          <table:table-cell office:value-type="float" office:value="95662" calcext:value-type="float">
            <text:p>95662</text:p>
          </table:table-cell>
          <table:table-cell office:value-type="float" office:value="79745" calcext:value-type="float">
            <text:p>7974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57793" calcext:value-type="float">
            <text:p>257793</text:p>
          </table:table-cell>
          <table:table-cell office:value-type="float" office:value="0" calcext:value-type="float">
            <text:p>0</text:p>
          </table:table-cell>
          <table:table-cell office:value-type="float" office:value="1330526" calcext:value-type="float">
            <text:p>1330526</text:p>
          </table:table-cell>
          <table:table-cell office:value-type="float" office:value="88355" calcext:value-type="float">
            <text:p>88355</text:p>
          </table:table-cell>
          <table:table-cell office:value-type="string" calcext:value-type="string">
            <text:p>amazing stories! when can i read your next adventure?</text:p>
          </table:table-cell>
          <table:table-cell/>
        </table:table-row>
        <table:table-row table:style-name="ro1">
          <table:table-cell office:value-type="float" office:value="272083" calcext:value-type="float">
            <text:p>272083</text:p>
          </table:table-cell>
          <table:table-cell office:value-type="float" office:value="0" calcext:value-type="float">
            <text:p>0</text:p>
          </table:table-cell>
          <table:table-cell office:value-type="float" office:value="1422115" calcext:value-type="float">
            <text:p>1422115</text:p>
          </table:table-cell>
          <table:table-cell office:value-type="float" office:value="77683" calcext:value-type="float">
            <text:p>77683</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374026" calcext:value-type="float">
            <text:p>374026</text:p>
          </table:table-cell>
          <table:table-cell office:value-type="float" office:value="0" calcext:value-type="float">
            <text:p>0</text:p>
          </table:table-cell>
          <table:table-cell office:value-type="float" office:value="2201149" calcext:value-type="float">
            <text:p>2201149</text:p>
          </table:table-cell>
          <table:table-cell office:value-type="float" office:value="715972" calcext:value-type="float">
            <text:p>715972</text:p>
          </table:table-cell>
          <table:table-cell office:value-type="string" calcext:value-type="string">
            <text:p>What are the formalities to visit their ?</text:p>
          </table:table-cell>
          <table:table-cell/>
        </table:table-row>
        <table:table-row table:style-name="ro1">
          <table:table-cell office:value-type="float" office:value="392424" calcext:value-type="float">
            <text:p>392424</text:p>
          </table:table-cell>
          <table:table-cell office:value-type="float" office:value="0" calcext:value-type="float">
            <text:p>0</text:p>
          </table:table-cell>
          <table:table-cell office:value-type="float" office:value="684835" calcext:value-type="float">
            <text:p>684835</text:p>
          </table:table-cell>
          <table:table-cell office:value-type="float" office:value="935088" calcext:value-type="float">
            <text:p>935088</text:p>
          </table:table-cell>
          <table:table-cell office:value-type="string" calcext:value-type="string">
            <text:p>H</text:p>
          </table:table-cell>
          <table:table-cell/>
        </table:table-row>
        <table:table-row table:style-name="ro1">
          <table:table-cell office:value-type="float" office:value="395505" calcext:value-type="float">
            <text:p>395505</text:p>
          </table:table-cell>
          <table:table-cell office:value-type="float" office:value="0" calcext:value-type="float">
            <text:p>0</text:p>
          </table:table-cell>
          <table:table-cell office:value-type="float" office:value="1031743" calcext:value-type="float">
            <text:p>1031743</text:p>
          </table:table-cell>
          <table:table-cell office:value-type="float" office:value="14436" calcext:value-type="float">
            <text:p>14436</text:p>
          </table:table-cell>
          <table:table-cell office:value-type="string" calcext:value-type="string">
            <text:p>omg that drone shot looks super amazing!</text:p>
          </table:table-cell>
          <table:table-cell/>
        </table:table-row>
        <table:table-row table:style-name="ro1">
          <table:table-cell office:value-type="float" office:value="421089" calcext:value-type="float">
            <text:p>421089</text:p>
          </table:table-cell>
          <table:table-cell office:value-type="float" office:value="0" calcext:value-type="float">
            <text:p>0</text:p>
          </table:table-cell>
          <table:table-cell office:value-type="float" office:value="2315039" calcext:value-type="float">
            <text:p>2315039</text:p>
          </table:table-cell>
          <table:table-cell office:value-type="float" office:value="49544" calcext:value-type="float">
            <text:p>49544</text:p>
          </table:table-cell>
          <table:table-cell office:value-type="string" calcext:value-type="string">
            <text:p>everyone is allowed</text:p>
          </table:table-cell>
          <table:table-cell/>
        </table:table-row>
        <table:table-row table:style-name="ro1">
          <table:table-cell office:value-type="float" office:value="22551" calcext:value-type="float">
            <text:p>22551</text:p>
          </table:table-cell>
          <table:table-cell office:value-type="float" office:value="0" calcext:value-type="float">
            <text:p>0</text:p>
          </table:table-cell>
          <table:table-cell office:value-type="float" office:value="578713" calcext:value-type="float">
            <text:p>578713</text:p>
          </table:table-cell>
          <table:table-cell office:value-type="float" office:value="173369" calcext:value-type="float">
            <text:p>173369</text:p>
          </table:table-cell>
          <table:table-cell office:value-type="string" calcext:value-type="string">
            <text:p>What</text:p>
          </table:table-cell>
          <table:table-cell/>
        </table:table-row>
        <table:table-row table:style-name="ro1">
          <table:table-cell office:value-type="float" office:value="69115" calcext:value-type="float">
            <text:p>69115</text:p>
          </table:table-cell>
          <table:table-cell office:value-type="float" office:value="0" calcext:value-type="float">
            <text:p>0</text:p>
          </table:table-cell>
          <table:table-cell office:value-type="float" office:value="704245" calcext:value-type="float">
            <text:p>704245</text:p>
          </table:table-cell>
          <table:table-cell office:value-type="float" office:value="45110" calcext:value-type="float">
            <text:p>45110</text:p>
          </table:table-cell>
          <table:table-cell office:value-type="string" calcext:value-type="string">
            <text:p>Nyc..lovely ?</text:p>
          </table:table-cell>
          <table:table-cell/>
        </table:table-row>
        <table:table-row table:style-name="ro1">
          <table:table-cell office:value-type="float" office:value="89816" calcext:value-type="float">
            <text:p>89816</text:p>
          </table:table-cell>
          <table:table-cell office:value-type="float" office:value="0" calcext:value-type="float">
            <text:p>0</text:p>
          </table:table-cell>
          <table:table-cell office:value-type="float" office:value="754615" calcext:value-type="float">
            <text:p>754615</text:p>
          </table:table-cell>
          <table:table-cell office:value-type="float" office:value="86575" calcext:value-type="float">
            <text:p>86575</text:p>
          </table:table-cell>
          <table:table-cell office:value-type="string" calcext:value-type="string">
            <text:p>amazing stories! when can i read your next adventure?</text:p>
          </table:table-cell>
          <table:table-cell/>
        </table:table-row>
        <table:table-row table:style-name="ro1">
          <table:table-cell office:value-type="float" office:value="114467" calcext:value-type="float">
            <text:p>114467</text:p>
          </table:table-cell>
          <table:table-cell office:value-type="float" office:value="184549" calcext:value-type="float">
            <text:p>184549</text:p>
          </table:table-cell>
          <table:table-cell office:value-type="float" office:value="0" calcext:value-type="float">
            <text:p>0</text:p>
          </table:table-cell>
          <table:table-cell office:value-type="float" office:value="234398" calcext:value-type="float">
            <text:p>234398</text:p>
          </table:table-cell>
          <table:table-cell office:value-type="string" calcext:value-type="string">
            <text:p>Looks beautiful</text:p>
          </table:table-cell>
          <table:table-cell/>
        </table:table-row>
        <table:table-row table:style-name="ro1">
          <table:table-cell office:value-type="float" office:value="118037" calcext:value-type="float">
            <text:p>118037</text:p>
          </table:table-cell>
          <table:table-cell office:value-type="float" office:value="0" calcext:value-type="float">
            <text:p>0</text:p>
          </table:table-cell>
          <table:table-cell office:value-type="float" office:value="208902" calcext:value-type="float">
            <text:p>208902</text:p>
          </table:table-cell>
          <table:table-cell office:value-type="float" office:value="83931" calcext:value-type="float">
            <text:p>83931</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96025" calcext:value-type="float">
            <text:p>196025</text:p>
          </table:table-cell>
          <table:table-cell office:value-type="float" office:value="0" calcext:value-type="float">
            <text:p>0</text:p>
          </table:table-cell>
          <table:table-cell office:value-type="float" office:value="1016623" calcext:value-type="float">
            <text:p>1016623</text:p>
          </table:table-cell>
          <table:table-cell office:value-type="float" office:value="136553" calcext:value-type="float">
            <text:p>136553</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216476" calcext:value-type="float">
            <text:p>216476</text:p>
          </table:table-cell>
          <table:table-cell office:value-type="float" office:value="0" calcext:value-type="float">
            <text:p>0</text:p>
          </table:table-cell>
          <table:table-cell office:value-type="float" office:value="1112757" calcext:value-type="float">
            <text:p>1112757</text:p>
          </table:table-cell>
          <table:table-cell office:value-type="float" office:value="335250" calcext:value-type="float">
            <text:p>335250</text:p>
          </table:table-cell>
          <table:table-cell office:value-type="string" calcext:value-type="string">
            <text:p>[[@43293]] thanx for ur appreciation..!!?</text:p>
          </table:table-cell>
          <table:table-cell/>
        </table:table-row>
        <table:table-row table:style-name="ro1">
          <table:table-cell office:value-type="float" office:value="245121" calcext:value-type="float">
            <text:p>245121</text:p>
          </table:table-cell>
          <table:table-cell office:value-type="float" office:value="0" calcext:value-type="float">
            <text:p>0</text:p>
          </table:table-cell>
          <table:table-cell office:value-type="float" office:value="1219326" calcext:value-type="float">
            <text:p>1219326</text:p>
          </table:table-cell>
          <table:table-cell office:value-type="float" office:value="368451" calcext:value-type="float">
            <text:p>368451</text:p>
          </table:table-cell>
          <table:table-cell office:value-type="string" calcext:value-type="string">
            <text:p>[[@88157]] tysm</text:p>
          </table:table-cell>
          <table:table-cell/>
        </table:table-row>
        <table:table-row table:style-name="ro1">
          <table:table-cell office:value-type="float" office:value="255000" calcext:value-type="float">
            <text:p>255000</text:p>
          </table:table-cell>
          <table:table-cell office:value-type="float" office:value="0" calcext:value-type="float">
            <text:p>0</text:p>
          </table:table-cell>
          <table:table-cell office:value-type="float" office:value="1311346" calcext:value-type="float">
            <text:p>1311346</text:p>
          </table:table-cell>
          <table:table-cell office:value-type="float" office:value="48956" calcext:value-type="float">
            <text:p>48956</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288253" calcext:value-type="float">
            <text:p>288253</text:p>
          </table:table-cell>
          <table:table-cell office:value-type="float" office:value="0" calcext:value-type="float">
            <text:p>0</text:p>
          </table:table-cell>
          <table:table-cell office:value-type="float" office:value="1466474" calcext:value-type="float">
            <text:p>1466474</text:p>
          </table:table-cell>
          <table:table-cell office:value-type="float" office:value="450845" calcext:value-type="float">
            <text:p>450845</text:p>
          </table:table-cell>
          <table:table-cell office:value-type="string" calcext:value-type="string">
            <text:p>Thanks</text:p>
          </table:table-cell>
          <table:table-cell/>
        </table:table-row>
        <table:table-row table:style-name="ro1">
          <table:table-cell office:value-type="float" office:value="289345" calcext:value-type="float">
            <text:p>289345</text:p>
          </table:table-cell>
          <table:table-cell office:value-type="float" office:value="0" calcext:value-type="float">
            <text:p>0</text:p>
          </table:table-cell>
          <table:table-cell office:value-type="float" office:value="1526371" calcext:value-type="float">
            <text:p>1526371</text:p>
          </table:table-cell>
          <table:table-cell office:value-type="float" office:value="136095" calcext:value-type="float">
            <text:p>136095</text:p>
          </table:table-cell>
          <table:table-cell office:value-type="string" calcext:value-type="string">
            <text:p>Wow! Thats amazing that you covered so much in so less budget!</text:p>
          </table:table-cell>
          <table:table-cell/>
        </table:table-row>
        <table:table-row table:style-name="ro1">
          <table:table-cell office:value-type="float" office:value="310978" calcext:value-type="float">
            <text:p>310978</text:p>
          </table:table-cell>
          <table:table-cell office:value-type="float" office:value="0" calcext:value-type="float">
            <text:p>0</text:p>
          </table:table-cell>
          <table:table-cell office:value-type="float" office:value="140724" calcext:value-type="float">
            <text:p>140724</text:p>
          </table:table-cell>
          <table:table-cell office:value-type="float" office:value="52922" calcext:value-type="float">
            <text:p>52922</text:p>
          </table:table-cell>
          <table:table-cell office:value-type="string" calcext:value-type="string">
            <text:p>[[@322804]] thanks</text:p>
          </table:table-cell>
          <table:table-cell/>
        </table:table-row>
        <table:table-row table:style-name="ro1">
          <table:table-cell office:value-type="float" office:value="348092" calcext:value-type="float">
            <text:p>348092</text:p>
          </table:table-cell>
          <table:table-cell office:value-type="float" office:value="0" calcext:value-type="float">
            <text:p>0</text:p>
          </table:table-cell>
          <table:table-cell office:value-type="float" office:value="1870149" calcext:value-type="float">
            <text:p>1870149</text:p>
          </table:table-cell>
          <table:table-cell office:value-type="float" office:value="85869" calcext:value-type="float">
            <text:p>85869</text:p>
          </table:table-cell>
          <table:table-cell office:value-type="string" calcext:value-type="string">
            <text:p>can't wait to read about your next adventure</text:p>
          </table:table-cell>
          <table:table-cell/>
        </table:table-row>
        <table:table-row table:style-name="ro1">
          <table:table-cell office:value-type="float" office:value="357460" calcext:value-type="float">
            <text:p>357460</text:p>
          </table:table-cell>
          <table:table-cell office:value-type="float" office:value="0" calcext:value-type="float">
            <text:p>0</text:p>
          </table:table-cell>
          <table:table-cell office:value-type="float" office:value="1967405" calcext:value-type="float">
            <text:p>1967405</text:p>
          </table:table-cell>
          <table:table-cell office:value-type="float" office:value="86872" calcext:value-type="float">
            <text:p>86872</text:p>
          </table:table-cell>
          <table:table-cell office:value-type="string" calcext:value-type="string">
            <text:p>Lage Raho Launde! Mast kaam kar rahe ho</text:p>
          </table:table-cell>
          <table:table-cell/>
        </table:table-row>
        <table:table-row table:style-name="ro1">
          <table:table-cell office:value-type="float" office:value="374791" calcext:value-type="float">
            <text:p>374791</text:p>
          </table:table-cell>
          <table:table-cell office:value-type="float" office:value="0" calcext:value-type="float">
            <text:p>0</text:p>
          </table:table-cell>
          <table:table-cell office:value-type="float" office:value="1354108" calcext:value-type="float">
            <text:p>1354108</text:p>
          </table:table-cell>
          <table:table-cell office:value-type="float" office:value="508971" calcext:value-type="float">
            <text:p>508971</text:p>
          </table:table-cell>
          <table:table-cell office:value-type="string" calcext:value-type="string">
            <text:p>Keep it up!!!!!</text:p>
          </table:table-cell>
          <table:table-cell/>
        </table:table-row>
        <table:table-row table:style-name="ro1">
          <table:table-cell office:value-type="float" office:value="406238" calcext:value-type="float">
            <text:p>406238</text:p>
          </table:table-cell>
          <table:table-cell office:value-type="float" office:value="0" calcext:value-type="float">
            <text:p>0</text:p>
          </table:table-cell>
          <table:table-cell office:value-type="float" office:value="2267592" calcext:value-type="float">
            <text:p>2267592</text:p>
          </table:table-cell>
          <table:table-cell office:value-type="float" office:value="1114523" calcext:value-type="float">
            <text:p>1114523</text:p>
          </table:table-cell>
          <table:table-cell office:value-type="string" calcext:value-type="string">
            <text:p>Hello</text:p>
          </table:table-cell>
          <table:table-cell/>
        </table:table-row>
        <table:table-row table:style-name="ro1">
          <table:table-cell office:value-type="float" office:value="411640" calcext:value-type="float">
            <text:p>411640</text:p>
          </table:table-cell>
          <table:table-cell office:value-type="float" office:value="0" calcext:value-type="float">
            <text:p>0</text:p>
          </table:table-cell>
          <table:table-cell office:value-type="float" office:value="2339125" calcext:value-type="float">
            <text:p>2339125</text:p>
          </table:table-cell>
          <table:table-cell office:value-type="float" office:value="494464" calcext:value-type="float">
            <text:p>494464</text:p>
          </table:table-cell>
          <table:table-cell office:value-type="string" calcext:value-type="string">
            <text:p>Super like</text:p>
          </table:table-cell>
          <table:table-cell/>
        </table:table-row>
        <table:table-row table:style-name="ro1">
          <table:table-cell office:value-type="float" office:value="45380" calcext:value-type="float">
            <text:p>45380</text:p>
          </table:table-cell>
          <table:table-cell office:value-type="float" office:value="0" calcext:value-type="float">
            <text:p>0</text:p>
          </table:table-cell>
          <table:table-cell office:value-type="float" office:value="646343" calcext:value-type="float">
            <text:p>646343</text:p>
          </table:table-cell>
          <table:table-cell office:value-type="float" office:value="88164" calcext:value-type="float">
            <text:p>88164</text:p>
          </table:table-cell>
          <table:table-cell office:value-type="string" calcext:value-type="string">
            <text:p>OMG! yeh mera India</text:p>
          </table:table-cell>
          <table:table-cell/>
        </table:table-row>
        <table:table-row table:style-name="ro1">
          <table:table-cell office:value-type="float" office:value="78879" calcext:value-type="float">
            <text:p>78879</text:p>
          </table:table-cell>
          <table:table-cell office:value-type="float" office:value="0" calcext:value-type="float">
            <text:p>0</text:p>
          </table:table-cell>
          <table:table-cell office:value-type="float" office:value="732312" calcext:value-type="float">
            <text:p>732312</text:p>
          </table:table-cell>
          <table:table-cell office:value-type="float" office:value="84867" calcext:value-type="float">
            <text:p>84867</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86201" calcext:value-type="float">
            <text:p>86201</text:p>
          </table:table-cell>
          <table:table-cell office:value-type="float" office:value="0" calcext:value-type="float">
            <text:p>0</text:p>
          </table:table-cell>
          <table:table-cell office:value-type="float" office:value="743635" calcext:value-type="float">
            <text:p>743635</text:p>
          </table:table-cell>
          <table:table-cell office:value-type="float" office:value="80487" calcext:value-type="float">
            <text:p>80487</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58354" calcext:value-type="float">
            <text:p>158354</text:p>
          </table:table-cell>
          <table:table-cell office:value-type="float" office:value="0" calcext:value-type="float">
            <text:p>0</text:p>
          </table:table-cell>
          <table:table-cell office:value-type="float" office:value="912848" calcext:value-type="float">
            <text:p>912848</text:p>
          </table:table-cell>
          <table:table-cell office:value-type="float" office:value="76840" calcext:value-type="float">
            <text:p>76840</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59234" calcext:value-type="float">
            <text:p>159234</text:p>
          </table:table-cell>
          <table:table-cell office:value-type="float" office:value="0" calcext:value-type="float">
            <text:p>0</text:p>
          </table:table-cell>
          <table:table-cell office:value-type="float" office:value="913617" calcext:value-type="float">
            <text:p>913617</text:p>
          </table:table-cell>
          <table:table-cell office:value-type="float" office:value="85634" calcext:value-type="float">
            <text:p>85634</text:p>
          </table:table-cell>
          <table:table-cell office:value-type="string" calcext:value-type="string">
            <text:p>i'm so trying this sometime, do you have more experiences?</text:p>
          </table:table-cell>
          <table:table-cell/>
        </table:table-row>
        <table:table-row table:style-name="ro1">
          <table:table-cell office:value-type="float" office:value="177539" calcext:value-type="float">
            <text:p>177539</text:p>
          </table:table-cell>
          <table:table-cell office:value-type="float" office:value="0" calcext:value-type="float">
            <text:p>0</text:p>
          </table:table-cell>
          <table:table-cell office:value-type="float" office:value="929572" calcext:value-type="float">
            <text:p>929572</text:p>
          </table:table-cell>
          <table:table-cell office:value-type="float" office:value="87740" calcext:value-type="float">
            <text:p>87740</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187981" calcext:value-type="float">
            <text:p>187981</text:p>
          </table:table-cell>
          <table:table-cell office:value-type="float" office:value="0" calcext:value-type="float">
            <text:p>0</text:p>
          </table:table-cell>
          <table:table-cell office:value-type="float" office:value="978893" calcext:value-type="float">
            <text:p>978893</text:p>
          </table:table-cell>
          <table:table-cell office:value-type="float" office:value="85637" calcext:value-type="float">
            <text:p>85637</text:p>
          </table:table-cell>
          <table:table-cell office:value-type="string" calcext:value-type="string">
            <text:p>Your title is my new catchphrase!</text:p>
          </table:table-cell>
          <table:table-cell/>
        </table:table-row>
        <table:table-row table:style-name="ro1">
          <table:table-cell office:value-type="float" office:value="274940" calcext:value-type="float">
            <text:p>274940</text:p>
          </table:table-cell>
          <table:table-cell office:value-type="float" office:value="0" calcext:value-type="float">
            <text:p>0</text:p>
          </table:table-cell>
          <table:table-cell office:value-type="float" office:value="1334086" calcext:value-type="float">
            <text:p>1334086</text:p>
          </table:table-cell>
          <table:table-cell office:value-type="float" office:value="408702" calcext:value-type="float">
            <text:p>408702</text:p>
          </table:table-cell>
          <table:table-cell office:value-type="string" calcext:value-type="string">
            <text:p>If any one wants to travel to these places contact me Instagram rajanmishra488.</text:p>
          </table:table-cell>
          <table:table-cell/>
        </table:table-row>
        <table:table-row table:style-name="ro1">
          <table:table-cell office:value-type="float" office:value="328057" calcext:value-type="float">
            <text:p>328057</text:p>
          </table:table-cell>
          <table:table-cell office:value-type="float" office:value="0" calcext:value-type="float">
            <text:p>0</text:p>
          </table:table-cell>
          <table:table-cell office:value-type="float" office:value="1754741" calcext:value-type="float">
            <text:p>1754741</text:p>
          </table:table-cell>
          <table:table-cell office:value-type="float" office:value="83589" calcext:value-type="float">
            <text:p>83589</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377397" calcext:value-type="float">
            <text:p>377397</text:p>
          </table:table-cell>
          <table:table-cell office:value-type="float" office:value="0" calcext:value-type="float">
            <text:p>0</text:p>
          </table:table-cell>
          <table:table-cell office:value-type="float" office:value="2228324" calcext:value-type="float">
            <text:p>2228324</text:p>
          </table:table-cell>
          <table:table-cell office:value-type="float" office:value="730460" calcext:value-type="float">
            <text:p>730460</text:p>
          </table:table-cell>
          <table:table-cell office:value-type="string" calcext:value-type="string">
            <text:p>[[@79337]] ??vo kse sir</text:p>
          </table:table-cell>
          <table:table-cell/>
        </table:table-row>
        <table:table-row table:style-name="ro1">
          <table:table-cell office:value-type="float" office:value="445923" calcext:value-type="float">
            <text:p>445923</text:p>
          </table:table-cell>
          <table:table-cell office:value-type="float" office:value="0" calcext:value-type="float">
            <text:p>0</text:p>
          </table:table-cell>
          <table:table-cell office:value-type="float" office:value="2278654" calcext:value-type="float">
            <text:p>2278654</text:p>
          </table:table-cell>
          <table:table-cell office:value-type="float" office:value="1796123" calcext:value-type="float">
            <text:p>1796123</text:p>
          </table:table-cell>
          <table:table-cell office:value-type="string" calcext:value-type="string">
            <text:p>Hi</text:p>
          </table:table-cell>
          <table:table-cell/>
        </table:table-row>
        <table:table-row table:style-name="ro1">
          <table:table-cell office:value-type="float" office:value="168365" calcext:value-type="float">
            <text:p>168365</text:p>
          </table:table-cell>
          <table:table-cell office:value-type="float" office:value="0" calcext:value-type="float">
            <text:p>0</text:p>
          </table:table-cell>
          <table:table-cell office:value-type="float" office:value="939639" calcext:value-type="float">
            <text:p>939639</text:p>
          </table:table-cell>
          <table:table-cell office:value-type="float" office:value="83390" calcext:value-type="float">
            <text:p>83390</text:p>
          </table:table-cell>
          <table:table-cell office:value-type="string" calcext:value-type="string">
            <text:p>The title was superb! The content was a little dreary!</text:p>
          </table:table-cell>
          <table:table-cell/>
        </table:table-row>
        <table:table-row table:style-name="ro1">
          <table:table-cell office:value-type="float" office:value="256869" calcext:value-type="float">
            <text:p>256869</text:p>
          </table:table-cell>
          <table:table-cell office:value-type="float" office:value="0" calcext:value-type="float">
            <text:p>0</text:p>
          </table:table-cell>
          <table:table-cell office:value-type="float" office:value="1326680" calcext:value-type="float">
            <text:p>1326680</text:p>
          </table:table-cell>
          <table:table-cell office:value-type="float" office:value="87378" calcext:value-type="float">
            <text:p>87378</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34294" calcext:value-type="float">
            <text:p>334294</text:p>
          </table:table-cell>
          <table:table-cell office:value-type="float" office:value="0" calcext:value-type="float">
            <text:p>0</text:p>
          </table:table-cell>
          <table:table-cell office:value-type="float" office:value="1784381" calcext:value-type="float">
            <text:p>1784381</text:p>
          </table:table-cell>
          <table:table-cell office:value-type="float" office:value="78309" calcext:value-type="float">
            <text:p>78309</text:p>
          </table:table-cell>
          <table:table-cell office:value-type="string" calcext:value-type="string">
            <text:p>Wow! ?</text:p>
          </table:table-cell>
          <table:table-cell/>
        </table:table-row>
        <table:table-row table:style-name="ro1">
          <table:table-cell office:value-type="float" office:value="401265" calcext:value-type="float">
            <text:p>401265</text:p>
          </table:table-cell>
          <table:table-cell office:value-type="float" office:value="0" calcext:value-type="float">
            <text:p>0</text:p>
          </table:table-cell>
          <table:table-cell office:value-type="float" office:value="2252402" calcext:value-type="float">
            <text:p>2252402</text:p>
          </table:table-cell>
          <table:table-cell office:value-type="float" office:value="1015447" calcext:value-type="float">
            <text:p>1015447</text:p>
          </table:table-cell>
          <table:table-cell office:value-type="string" calcext:value-type="string">
            <text:p>Nice</text:p>
          </table:table-cell>
          <table:table-cell/>
        </table:table-row>
        <table:table-row table:style-name="ro1">
          <table:table-cell office:value-type="float" office:value="414714" calcext:value-type="float">
            <text:p>414714</text:p>
          </table:table-cell>
          <table:table-cell office:value-type="float" office:value="0" calcext:value-type="float">
            <text:p>0</text:p>
          </table:table-cell>
          <table:table-cell office:value-type="float" office:value="2327057" calcext:value-type="float">
            <text:p>2327057</text:p>
          </table:table-cell>
          <table:table-cell office:value-type="float" office:value="1220504" calcext:value-type="float">
            <text:p>1220504</text:p>
          </table:table-cell>
          <table:table-cell office:value-type="string" calcext:value-type="string">
            <text:p>Nice</text:p>
          </table:table-cell>
          <table:table-cell/>
        </table:table-row>
        <table:table-row table:style-name="ro1">
          <table:table-cell office:value-type="float" office:value="415271" calcext:value-type="float">
            <text:p>415271</text:p>
          </table:table-cell>
          <table:table-cell office:value-type="float" office:value="0" calcext:value-type="float">
            <text:p>0</text:p>
          </table:table-cell>
          <table:table-cell office:value-type="float" office:value="1934461" calcext:value-type="float">
            <text:p>1934461</text:p>
          </table:table-cell>
          <table:table-cell office:value-type="float" office:value="1407551" calcext:value-type="float">
            <text:p>1407551</text:p>
          </table:table-cell>
          <table:table-cell office:value-type="string" calcext:value-type="string">
            <text:p>Hello</text:p>
          </table:table-cell>
          <table:table-cell/>
        </table:table-row>
        <table:table-row table:style-name="ro1">
          <table:table-cell office:value-type="float" office:value="456764" calcext:value-type="float">
            <text:p>456764</text:p>
          </table:table-cell>
          <table:table-cell office:value-type="float" office:value="0" calcext:value-type="float">
            <text:p>0</text:p>
          </table:table-cell>
          <table:table-cell office:value-type="float" office:value="2249242" calcext:value-type="float">
            <text:p>2249242</text:p>
          </table:table-cell>
          <table:table-cell office:value-type="float" office:value="2094649" calcext:value-type="float">
            <text:p>2094649</text:p>
          </table:table-cell>
          <table:table-cell office:value-type="string" calcext:value-type="string">
            <text:p>Hlo</text:p>
          </table:table-cell>
          <table:table-cell/>
        </table:table-row>
        <table:table-row table:style-name="ro1">
          <table:table-cell office:value-type="float" office:value="159571" calcext:value-type="float">
            <text:p>159571</text:p>
          </table:table-cell>
          <table:table-cell office:value-type="float" office:value="0" calcext:value-type="float">
            <text:p>0</text:p>
          </table:table-cell>
          <table:table-cell office:value-type="float" office:value="916561" calcext:value-type="float">
            <text:p>916561</text:p>
          </table:table-cell>
          <table:table-cell office:value-type="float" office:value="19616" calcext:value-type="float">
            <text:p>19616</text:p>
          </table:table-cell>
          <table:table-cell office:value-type="string" calcext:value-type="string">
            <text:p>The content digresses a little, the pictures are so good but!</text:p>
          </table:table-cell>
          <table:table-cell/>
        </table:table-row>
        <table:table-row table:style-name="ro1">
          <table:table-cell office:value-type="float" office:value="181499" calcext:value-type="float">
            <text:p>181499</text:p>
          </table:table-cell>
          <table:table-cell office:value-type="float" office:value="0" calcext:value-type="float">
            <text:p>0</text:p>
          </table:table-cell>
          <table:table-cell office:value-type="float" office:value="99763" calcext:value-type="float">
            <text:p>99763</text:p>
          </table:table-cell>
          <table:table-cell office:value-type="float" office:value="43668" calcext:value-type="float">
            <text:p>43668</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93308" calcext:value-type="float">
            <text:p>193308</text:p>
          </table:table-cell>
          <table:table-cell office:value-type="float" office:value="0" calcext:value-type="float">
            <text:p>0</text:p>
          </table:table-cell>
          <table:table-cell office:value-type="float" office:value="881324" calcext:value-type="float">
            <text:p>881324</text:p>
          </table:table-cell>
          <table:table-cell office:value-type="float" office:value="82592" calcext:value-type="float">
            <text:p>82592</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19111" calcext:value-type="float">
            <text:p>219111</text:p>
          </table:table-cell>
          <table:table-cell office:value-type="float" office:value="13516" calcext:value-type="float">
            <text:p>13516</text:p>
          </table:table-cell>
          <table:table-cell office:value-type="float" office:value="0" calcext:value-type="float">
            <text:p>0</text:p>
          </table:table-cell>
          <table:table-cell office:value-type="float" office:value="339891" calcext:value-type="float">
            <text:p>339891</text:p>
          </table:table-cell>
          <table:table-cell office:value-type="string" calcext:value-type="string">
            <text:p>Simply awesome</text:p>
          </table:table-cell>
          <table:table-cell/>
        </table:table-row>
        <table:table-row table:style-name="ro1">
          <table:table-cell office:value-type="float" office:value="231179" calcext:value-type="float">
            <text:p>231179</text:p>
          </table:table-cell>
          <table:table-cell office:value-type="float" office:value="0" calcext:value-type="float">
            <text:p>0</text:p>
          </table:table-cell>
          <table:table-cell office:value-type="float" office:value="1177677" calcext:value-type="float">
            <text:p>1177677</text:p>
          </table:table-cell>
          <table:table-cell office:value-type="float" office:value="355361" calcext:value-type="float">
            <text:p>355361</text:p>
          </table:table-cell>
          <table:table-cell office:value-type="string" calcext:value-type="string">
            <text:p>[[@76295]] trust me all the places which I have visited <text:s/>is mostly unplanned.. Nd that's the pure secret for my <text:s/>travelling..</text:p>
          </table:table-cell>
          <table:table-cell/>
        </table:table-row>
        <table:table-row table:style-name="ro1">
          <table:table-cell office:value-type="float" office:value="313599" calcext:value-type="float">
            <text:p>313599</text:p>
          </table:table-cell>
          <table:table-cell office:value-type="float" office:value="0" calcext:value-type="float">
            <text:p>0</text:p>
          </table:table-cell>
          <table:table-cell office:value-type="float" office:value="596304" calcext:value-type="float">
            <text:p>596304</text:p>
          </table:table-cell>
          <table:table-cell office:value-type="float" office:value="19835" calcext:value-type="float">
            <text:p>19835</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84784" calcext:value-type="float">
            <text:p>384784</text:p>
          </table:table-cell>
          <table:table-cell office:value-type="float" office:value="0" calcext:value-type="float">
            <text:p>0</text:p>
          </table:table-cell>
          <table:table-cell office:value-type="float" office:value="676621" calcext:value-type="float">
            <text:p>676621</text:p>
          </table:table-cell>
          <table:table-cell office:value-type="float" office:value="882341" calcext:value-type="float">
            <text:p>882341</text:p>
          </table:table-cell>
          <table:table-cell office:value-type="string" calcext:value-type="string">
            <text:p>?</text:p>
          </table:table-cell>
          <table:table-cell/>
        </table:table-row>
        <table:table-row table:style-name="ro1">
          <table:table-cell office:value-type="float" office:value="421785" calcext:value-type="float">
            <text:p>421785</text:p>
          </table:table-cell>
          <table:table-cell office:value-type="float" office:value="0" calcext:value-type="float">
            <text:p>0</text:p>
          </table:table-cell>
          <table:table-cell office:value-type="float" office:value="2294039" calcext:value-type="float">
            <text:p>2294039</text:p>
          </table:table-cell>
          <table:table-cell office:value-type="float" office:value="48711" calcext:value-type="float">
            <text:p>48711</text:p>
          </table:table-cell>
          <table:table-cell office:value-type="string" calcext:value-type="string">
            <text:p>Bhai peheli baar kuch accha dekh rha hu lagta hai </text:p>
          </table:table-cell>
          <table:table-cell/>
        </table:table-row>
        <table:table-row table:style-name="ro1">
          <table:table-cell office:value-type="float" office:value="445371" calcext:value-type="float">
            <text:p>445371</text:p>
          </table:table-cell>
          <table:table-cell office:value-type="float" office:value="0" calcext:value-type="float">
            <text:p>0</text:p>
          </table:table-cell>
          <table:table-cell office:value-type="float" office:value="2356748" calcext:value-type="float">
            <text:p>2356748</text:p>
          </table:table-cell>
          <table:table-cell office:value-type="float" office:value="1751683" calcext:value-type="float">
            <text:p>1751683</text:p>
          </table:table-cell>
          <table:table-cell office:value-type="string" calcext:value-type="string">
            <text:p>☺️</text:p>
          </table:table-cell>
          <table:table-cell/>
        </table:table-row>
        <table:table-row table:style-name="ro1">
          <table:table-cell office:value-type="float" office:value="34115" calcext:value-type="float">
            <text:p>34115</text:p>
          </table:table-cell>
          <table:table-cell office:value-type="float" office:value="0" calcext:value-type="float">
            <text:p>0</text:p>
          </table:table-cell>
          <table:table-cell office:value-type="float" office:value="619493" calcext:value-type="float">
            <text:p>619493</text:p>
          </table:table-cell>
          <table:table-cell office:value-type="float" office:value="77233" calcext:value-type="float">
            <text:p>77233</text:p>
          </table:table-cell>
          <table:table-cell office:value-type="string" calcext:value-type="string">
            <text:p>you have travelled so much, i'm waiting to hear more stories</text:p>
          </table:table-cell>
          <table:table-cell/>
        </table:table-row>
        <table:table-row table:style-name="ro1">
          <table:table-cell office:value-type="float" office:value="102984" calcext:value-type="float">
            <text:p>102984</text:p>
          </table:table-cell>
          <table:table-cell office:value-type="float" office:value="0" calcext:value-type="float">
            <text:p>0</text:p>
          </table:table-cell>
          <table:table-cell office:value-type="float" office:value="783632" calcext:value-type="float">
            <text:p>783632</text:p>
          </table:table-cell>
          <table:table-cell office:value-type="float" office:value="43509" calcext:value-type="float">
            <text:p>43509</text:p>
          </table:table-cell>
          <table:table-cell office:value-type="string" calcext:value-type="string">
            <text:p>Hey what time of the year is best to visit this place?</text:p>
          </table:table-cell>
          <table:table-cell/>
        </table:table-row>
        <table:table-row table:style-name="ro1">
          <table:table-cell office:value-type="float" office:value="161616" calcext:value-type="float">
            <text:p>161616</text:p>
          </table:table-cell>
          <table:table-cell office:value-type="float" office:value="0" calcext:value-type="float">
            <text:p>0</text:p>
          </table:table-cell>
          <table:table-cell office:value-type="float" office:value="922108" calcext:value-type="float">
            <text:p>922108</text:p>
          </table:table-cell>
          <table:table-cell office:value-type="float" office:value="78685" calcext:value-type="float">
            <text:p>78685</text:p>
          </table:table-cell>
          <table:table-cell office:value-type="string" calcext:value-type="string">
            <text:p>Amazing trail, could share some videos of the same</text:p>
          </table:table-cell>
          <table:table-cell/>
        </table:table-row>
        <table:table-row table:style-name="ro1">
          <table:table-cell office:value-type="float" office:value="187217" calcext:value-type="float">
            <text:p>187217</text:p>
          </table:table-cell>
          <table:table-cell office:value-type="float" office:value="404035" calcext:value-type="float">
            <text:p>404035</text:p>
          </table:table-cell>
          <table:table-cell office:value-type="float" office:value="0" calcext:value-type="float">
            <text:p>0</text:p>
          </table:table-cell>
          <table:table-cell office:value-type="float" office:value="293433" calcext:value-type="float">
            <text:p>293433</text:p>
          </table:table-cell>
          <table:table-cell office:value-type="string" calcext:value-type="string">
            <text:p>This sounds really very interesting</text:p>
          </table:table-cell>
          <table:table-cell/>
        </table:table-row>
        <table:table-row table:style-name="ro1">
          <table:table-cell office:value-type="float" office:value="257716" calcext:value-type="float">
            <text:p>257716</text:p>
          </table:table-cell>
          <table:table-cell office:value-type="float" office:value="0" calcext:value-type="float">
            <text:p>0</text:p>
          </table:table-cell>
          <table:table-cell office:value-type="float" office:value="1321363" calcext:value-type="float">
            <text:p>1321363</text:p>
          </table:table-cell>
          <table:table-cell office:value-type="float" office:value="77165" calcext:value-type="float">
            <text:p>77165</text:p>
          </table:table-cell>
          <table:table-cell office:value-type="string" calcext:value-type="string">
            <text:p>you have travelled so much, i'm waiting to hear more stories</text:p>
          </table:table-cell>
          <table:table-cell/>
        </table:table-row>
        <table:table-row table:style-name="ro1">
          <table:table-cell office:value-type="float" office:value="354681" calcext:value-type="float">
            <text:p>354681</text:p>
          </table:table-cell>
          <table:table-cell office:value-type="float" office:value="0" calcext:value-type="float">
            <text:p>0</text:p>
          </table:table-cell>
          <table:table-cell office:value-type="float" office:value="1902038" calcext:value-type="float">
            <text:p>1902038</text:p>
          </table:table-cell>
          <table:table-cell office:value-type="float" office:value="82831" calcext:value-type="float">
            <text:p>82831</text:p>
          </table:table-cell>
          <table:table-cell office:value-type="string" calcext:value-type="string">
            <text:p>The photos are just so cool, what camera do you use?</text:p>
          </table:table-cell>
          <table:table-cell/>
        </table:table-row>
        <table:table-row table:style-name="ro1">
          <table:table-cell office:value-type="float" office:value="460545" calcext:value-type="float">
            <text:p>460545</text:p>
          </table:table-cell>
          <table:table-cell office:value-type="float" office:value="0" calcext:value-type="float">
            <text:p>0</text:p>
          </table:table-cell>
          <table:table-cell office:value-type="float" office:value="704912" calcext:value-type="float">
            <text:p>704912</text:p>
          </table:table-cell>
          <table:table-cell office:value-type="float" office:value="1325514" calcext:value-type="float">
            <text:p>1325514</text:p>
          </table:table-cell>
          <table:table-cell office:value-type="string" calcext:value-type="string">
            <text:p>Vgoood</text:p>
          </table:table-cell>
          <table:table-cell/>
        </table:table-row>
        <table:table-row table:style-name="ro1">
          <table:table-cell office:value-type="float" office:value="180477" calcext:value-type="float">
            <text:p>180477</text:p>
          </table:table-cell>
          <table:table-cell office:value-type="float" office:value="0" calcext:value-type="float">
            <text:p>0</text:p>
          </table:table-cell>
          <table:table-cell office:value-type="float" office:value="106598" calcext:value-type="float">
            <text:p>106598</text:p>
          </table:table-cell>
          <table:table-cell office:value-type="float" office:value="80076" calcext:value-type="float">
            <text:p>80076</text:p>
          </table:table-cell>
          <table:table-cell office:value-type="string" calcext:value-type="string">
            <text:p>Super se bhi uper!</text:p>
          </table:table-cell>
          <table:table-cell/>
        </table:table-row>
        <table:table-row table:style-name="ro1">
          <table:table-cell office:value-type="float" office:value="280090" calcext:value-type="float">
            <text:p>280090</text:p>
          </table:table-cell>
          <table:table-cell office:value-type="float" office:value="0" calcext:value-type="float">
            <text:p>0</text:p>
          </table:table-cell>
          <table:table-cell office:value-type="float" office:value="1468611" calcext:value-type="float">
            <text:p>1468611</text:p>
          </table:table-cell>
          <table:table-cell office:value-type="float" office:value="19579" calcext:value-type="float">
            <text:p>19579</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322311" calcext:value-type="float">
            <text:p>322311</text:p>
          </table:table-cell>
          <table:table-cell office:value-type="float" office:value="0" calcext:value-type="float">
            <text:p>0</text:p>
          </table:table-cell>
          <table:table-cell office:value-type="float" office:value="1720548" calcext:value-type="float">
            <text:p>1720548</text:p>
          </table:table-cell>
          <table:table-cell office:value-type="float" office:value="496726" calcext:value-type="float">
            <text:p>496726</text:p>
          </table:table-cell>
          <table:table-cell office:value-type="string" calcext:value-type="string">
            <text:p>[[@504375]] ❤️❤️❤️</text:p>
          </table:table-cell>
          <table:table-cell/>
        </table:table-row>
        <table:table-row table:style-name="ro1">
          <table:table-cell office:value-type="float" office:value="10250" calcext:value-type="float">
            <text:p>10250</text:p>
          </table:table-cell>
          <table:table-cell office:value-type="float" office:value="0" calcext:value-type="float">
            <text:p>0</text:p>
          </table:table-cell>
          <table:table-cell office:value-type="float" office:value="275554" calcext:value-type="float">
            <text:p>275554</text:p>
          </table:table-cell>
          <table:table-cell office:value-type="float" office:value="93226" calcext:value-type="float">
            <text:p>93226</text:p>
          </table:table-cell>
          <table:table-cell office:value-type="string" calcext:value-type="string">
            <text:p>[[@11104]] Thanks :D</text:p>
          </table:table-cell>
          <table:table-cell/>
        </table:table-row>
        <table:table-row table:style-name="ro1">
          <table:table-cell office:value-type="float" office:value="57099" calcext:value-type="float">
            <text:p>57099</text:p>
          </table:table-cell>
          <table:table-cell office:value-type="float" office:value="0" calcext:value-type="float">
            <text:p>0</text:p>
          </table:table-cell>
          <table:table-cell office:value-type="float" office:value="673400" calcext:value-type="float">
            <text:p>673400</text:p>
          </table:table-cell>
          <table:table-cell office:value-type="float" office:value="20574" calcext:value-type="float">
            <text:p>20574</text:p>
          </table:table-cell>
          <table:table-cell office:value-type="string" calcext:value-type="string">
            <text:p>[[@1]]</text:p>
          </table:table-cell>
          <table:table-cell/>
        </table:table-row>
        <table:table-row table:style-name="ro1">
          <table:table-cell office:value-type="float" office:value="86925" calcext:value-type="float">
            <text:p>86925</text:p>
          </table:table-cell>
          <table:table-cell office:value-type="float" office:value="0" calcext:value-type="float">
            <text:p>0</text:p>
          </table:table-cell>
          <table:table-cell office:value-type="float" office:value="742675" calcext:value-type="float">
            <text:p>742675</text:p>
          </table:table-cell>
          <table:table-cell office:value-type="float" office:value="41560" calcext:value-type="float">
            <text:p>41560</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24640" calcext:value-type="float">
            <text:p>124640</text:p>
          </table:table-cell>
          <table:table-cell office:value-type="float" office:value="0" calcext:value-type="float">
            <text:p>0</text:p>
          </table:table-cell>
          <table:table-cell office:value-type="float" office:value="827218" calcext:value-type="float">
            <text:p>827218</text:p>
          </table:table-cell>
          <table:table-cell office:value-type="float" office:value="77445" calcext:value-type="float">
            <text:p>77445</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26082" calcext:value-type="float">
            <text:p>126082</text:p>
          </table:table-cell>
          <table:table-cell office:value-type="float" office:value="0" calcext:value-type="float">
            <text:p>0</text:p>
          </table:table-cell>
          <table:table-cell office:value-type="float" office:value="830799" calcext:value-type="float">
            <text:p>830799</text:p>
          </table:table-cell>
          <table:table-cell office:value-type="float" office:value="82132" calcext:value-type="float">
            <text:p>82132</text:p>
          </table:table-cell>
          <table:table-cell office:value-type="string" calcext:value-type="string">
            <text:p>? Gorgeous Trail! ❤️</text:p>
          </table:table-cell>
          <table:table-cell/>
        </table:table-row>
        <table:table-row table:style-name="ro1">
          <table:table-cell office:value-type="float" office:value="133048" calcext:value-type="float">
            <text:p>133048</text:p>
          </table:table-cell>
          <table:table-cell office:value-type="float" office:value="0" calcext:value-type="float">
            <text:p>0</text:p>
          </table:table-cell>
          <table:table-cell office:value-type="float" office:value="847393" calcext:value-type="float">
            <text:p>847393</text:p>
          </table:table-cell>
          <table:table-cell office:value-type="float" office:value="253083" calcext:value-type="float">
            <text:p>253083</text:p>
          </table:table-cell>
          <table:table-cell office:value-type="string" calcext:value-type="string">
            <text:p>[[@85851]] Do it Aparna..!! It's fun ?.</text:p>
          </table:table-cell>
          <table:table-cell/>
        </table:table-row>
        <table:table-row table:style-name="ro1">
          <table:table-cell office:value-type="float" office:value="193895" calcext:value-type="float">
            <text:p>193895</text:p>
          </table:table-cell>
          <table:table-cell office:value-type="float" office:value="0" calcext:value-type="float">
            <text:p>0</text:p>
          </table:table-cell>
          <table:table-cell office:value-type="float" office:value="1004082" calcext:value-type="float">
            <text:p>1004082</text:p>
          </table:table-cell>
          <table:table-cell office:value-type="float" office:value="85463" calcext:value-type="float">
            <text:p>85463</text:p>
          </table:table-cell>
          <table:table-cell office:value-type="string" calcext:value-type="string">
            <text:p>Super se bhi uper!</text:p>
          </table:table-cell>
          <table:table-cell/>
        </table:table-row>
        <table:table-row table:style-name="ro1">
          <table:table-cell office:value-type="float" office:value="276767" calcext:value-type="float">
            <text:p>276767</text:p>
          </table:table-cell>
          <table:table-cell office:value-type="float" office:value="0" calcext:value-type="float">
            <text:p>0</text:p>
          </table:table-cell>
          <table:table-cell office:value-type="float" office:value="1446092" calcext:value-type="float">
            <text:p>1446092</text:p>
          </table:table-cell>
          <table:table-cell office:value-type="float" office:value="78900" calcext:value-type="float">
            <text:p>78900</text:p>
          </table:table-cell>
          <table:table-cell office:value-type="string" calcext:value-type="string">
            <text:p>This is the place I wanted to go! ?</text:p>
          </table:table-cell>
          <table:table-cell/>
        </table:table-row>
        <table:table-row table:style-name="ro1">
          <table:table-cell office:value-type="float" office:value="359083" calcext:value-type="float">
            <text:p>359083</text:p>
          </table:table-cell>
          <table:table-cell office:value-type="float" office:value="0" calcext:value-type="float">
            <text:p>0</text:p>
          </table:table-cell>
          <table:table-cell office:value-type="float" office:value="1934179" calcext:value-type="float">
            <text:p>1934179</text:p>
          </table:table-cell>
          <table:table-cell office:value-type="float" office:value="622873" calcext:value-type="float">
            <text:p>622873</text:p>
          </table:table-cell>
          <table:table-cell office:value-type="string" calcext:value-type="string">
            <text:p>Nice</text:p>
          </table:table-cell>
          <table:table-cell/>
        </table:table-row>
        <table:table-row table:style-name="ro1">
          <table:table-cell office:value-type="float" office:value="392444" calcext:value-type="float">
            <text:p>392444</text:p>
          </table:table-cell>
          <table:table-cell office:value-type="float" office:value="0" calcext:value-type="float">
            <text:p>0</text:p>
          </table:table-cell>
          <table:table-cell office:value-type="float" office:value="2267139" calcext:value-type="float">
            <text:p>2267139</text:p>
          </table:table-cell>
          <table:table-cell office:value-type="float" office:value="944331" calcext:value-type="float">
            <text:p>944331</text:p>
          </table:table-cell>
          <table:table-cell office:value-type="string" calcext:value-type="string">
            <text:p>Oho</text:p>
          </table:table-cell>
          <table:table-cell/>
        </table:table-row>
        <table:table-row table:style-name="ro1">
          <table:table-cell office:value-type="float" office:value="409647" calcext:value-type="float">
            <text:p>409647</text:p>
          </table:table-cell>
          <table:table-cell office:value-type="float" office:value="0" calcext:value-type="float">
            <text:p>0</text:p>
          </table:table-cell>
          <table:table-cell office:value-type="float" office:value="2317246" calcext:value-type="float">
            <text:p>2317246</text:p>
          </table:table-cell>
          <table:table-cell office:value-type="float" office:value="1230422" calcext:value-type="float">
            <text:p>1230422</text:p>
          </table:table-cell>
          <table:table-cell office:value-type="string" calcext:value-type="string">
            <text:p>Mest he</text:p>
          </table:table-cell>
          <table:table-cell/>
        </table:table-row>
        <table:table-row table:style-name="ro1">
          <table:table-cell office:value-type="float" office:value="458326" calcext:value-type="float">
            <text:p>458326</text:p>
          </table:table-cell>
          <table:table-cell office:value-type="float" office:value="0" calcext:value-type="float">
            <text:p>0</text:p>
          </table:table-cell>
          <table:table-cell office:value-type="float" office:value="2263949" calcext:value-type="float">
            <text:p>2263949</text:p>
          </table:table-cell>
          <table:table-cell office:value-type="float" office:value="1486981" calcext:value-type="float">
            <text:p>1486981</text:p>
          </table:table-cell>
          <table:table-cell office:value-type="string" calcext:value-type="string">
            <text:p>Hi June, I like your vlogs, keep making them. :)</text:p>
          </table:table-cell>
          <table:table-cell/>
        </table:table-row>
        <table:table-row table:style-name="ro1">
          <table:table-cell office:value-type="float" office:value="56290" calcext:value-type="float">
            <text:p>56290</text:p>
          </table:table-cell>
          <table:table-cell office:value-type="float" office:value="0" calcext:value-type="float">
            <text:p>0</text:p>
          </table:table-cell>
          <table:table-cell office:value-type="float" office:value="671443" calcext:value-type="float">
            <text:p>671443</text:p>
          </table:table-cell>
          <table:table-cell office:value-type="float" office:value="136325" calcext:value-type="float">
            <text:p>136325</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12272" calcext:value-type="float">
            <text:p>112272</text:p>
          </table:table-cell>
          <table:table-cell office:value-type="float" office:value="0" calcext:value-type="float">
            <text:p>0</text:p>
          </table:table-cell>
          <table:table-cell office:value-type="float" office:value="655271" calcext:value-type="float">
            <text:p>655271</text:p>
          </table:table-cell>
          <table:table-cell office:value-type="float" office:value="48918" calcext:value-type="float">
            <text:p>48918</text:p>
          </table:table-cell>
          <table:table-cell office:value-type="string" calcext:value-type="string">
            <text:p>The content digresses a little, the pictures are so good but!</text:p>
          </table:table-cell>
          <table:table-cell/>
        </table:table-row>
        <table:table-row table:style-name="ro1">
          <table:table-cell office:value-type="float" office:value="162063" calcext:value-type="float">
            <text:p>162063</text:p>
          </table:table-cell>
          <table:table-cell office:value-type="float" office:value="0" calcext:value-type="float">
            <text:p>0</text:p>
          </table:table-cell>
          <table:table-cell office:value-type="float" office:value="920890" calcext:value-type="float">
            <text:p>920890</text:p>
          </table:table-cell>
          <table:table-cell office:value-type="float" office:value="275304" calcext:value-type="float">
            <text:p>275304</text:p>
          </table:table-cell>
          <table:table-cell office:value-type="string" calcext:value-type="string">
            <text:p>[[@80515]] Everything was shot on my Mobile device. I had to crop them appropriately, hence the blurryness. Next trail will take my DSLR</text:p>
          </table:table-cell>
          <table:table-cell/>
        </table:table-row>
        <table:table-row table:style-name="ro1">
          <table:table-cell office:value-type="float" office:value="240113" calcext:value-type="float">
            <text:p>240113</text:p>
          </table:table-cell>
          <table:table-cell office:value-type="float" office:value="0" calcext:value-type="float">
            <text:p>0</text:p>
          </table:table-cell>
          <table:table-cell office:value-type="float" office:value="1197692" calcext:value-type="float">
            <text:p>1197692</text:p>
          </table:table-cell>
          <table:table-cell office:value-type="float" office:value="41268" calcext:value-type="float">
            <text:p>41268</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255442" calcext:value-type="float">
            <text:p>255442</text:p>
          </table:table-cell>
          <table:table-cell office:value-type="float" office:value="0" calcext:value-type="float">
            <text:p>0</text:p>
          </table:table-cell>
          <table:table-cell office:value-type="float" office:value="1313807" calcext:value-type="float">
            <text:p>1313807</text:p>
          </table:table-cell>
          <table:table-cell office:value-type="float" office:value="76648" calcext:value-type="float">
            <text:p>76648</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272185" calcext:value-type="float">
            <text:p>272185</text:p>
          </table:table-cell>
          <table:table-cell office:value-type="float" office:value="0" calcext:value-type="float">
            <text:p>0</text:p>
          </table:table-cell>
          <table:table-cell office:value-type="float" office:value="1422627" calcext:value-type="float">
            <text:p>1422627</text:p>
          </table:table-cell>
          <table:table-cell office:value-type="float" office:value="84059" calcext:value-type="float">
            <text:p>84059</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05144" calcext:value-type="float">
            <text:p>305144</text:p>
          </table:table-cell>
          <table:table-cell office:value-type="float" office:value="0" calcext:value-type="float">
            <text:p>0</text:p>
          </table:table-cell>
          <table:table-cell office:value-type="float" office:value="1607878" calcext:value-type="float">
            <text:p>1607878</text:p>
          </table:table-cell>
          <table:table-cell office:value-type="float" office:value="495244" calcext:value-type="float">
            <text:p>495244</text:p>
          </table:table-cell>
          <table:table-cell office:value-type="string" calcext:value-type="string">
            <text:p>Ye I know.. trying to fix it</text:p>
          </table:table-cell>
          <table:table-cell/>
        </table:table-row>
        <table:table-row table:style-name="ro1">
          <table:table-cell office:value-type="float" office:value="324577" calcext:value-type="float">
            <text:p>324577</text:p>
          </table:table-cell>
          <table:table-cell office:value-type="float" office:value="0" calcext:value-type="float">
            <text:p>0</text:p>
          </table:table-cell>
          <table:table-cell office:value-type="float" office:value="1734140" calcext:value-type="float">
            <text:p>1734140</text:p>
          </table:table-cell>
          <table:table-cell office:value-type="float" office:value="535640" calcext:value-type="float">
            <text:p>535640</text:p>
          </table:table-cell>
          <table:table-cell office:value-type="string" calcext:value-type="string">
            <text:p>On the sea</text:p>
          </table:table-cell>
          <table:table-cell/>
        </table:table-row>
        <table:table-row table:style-name="ro1">
          <table:table-cell office:value-type="float" office:value="347974" calcext:value-type="float">
            <text:p>347974</text:p>
          </table:table-cell>
          <table:table-cell office:value-type="float" office:value="0" calcext:value-type="float">
            <text:p>0</text:p>
          </table:table-cell>
          <table:table-cell office:value-type="float" office:value="1870958" calcext:value-type="float">
            <text:p>1870958</text:p>
          </table:table-cell>
          <table:table-cell office:value-type="float" office:value="48963" calcext:value-type="float">
            <text:p>48963</text:p>
          </table:table-cell>
          <table:table-cell office:value-type="string" calcext:value-type="string">
            <text:p>Oh my!! ?</text:p>
          </table:table-cell>
          <table:table-cell/>
        </table:table-row>
        <table:table-row table:style-name="ro1">
          <table:table-cell office:value-type="float" office:value="381238" calcext:value-type="float">
            <text:p>381238</text:p>
          </table:table-cell>
          <table:table-cell office:value-type="float" office:value="0" calcext:value-type="float">
            <text:p>0</text:p>
          </table:table-cell>
          <table:table-cell office:value-type="float" office:value="2246396" calcext:value-type="float">
            <text:p>2246396</text:p>
          </table:table-cell>
          <table:table-cell office:value-type="float" office:value="801158" calcext:value-type="float">
            <text:p>801158</text:p>
          </table:table-cell>
          <table:table-cell office:value-type="string" calcext:value-type="string">
            <text:p>Yes</text:p>
          </table:table-cell>
          <table:table-cell/>
        </table:table-row>
        <table:table-row table:style-name="ro1">
          <table:table-cell office:value-type="float" office:value="442784" calcext:value-type="float">
            <text:p>442784</text:p>
          </table:table-cell>
          <table:table-cell office:value-type="float" office:value="0" calcext:value-type="float">
            <text:p>0</text:p>
          </table:table-cell>
          <table:table-cell office:value-type="float" office:value="458277" calcext:value-type="float">
            <text:p>458277</text:p>
          </table:table-cell>
          <table:table-cell office:value-type="float" office:value="1557635" calcext:value-type="float">
            <text:p>1557635</text:p>
          </table:table-cell>
          <table:table-cell office:value-type="string" calcext:value-type="string">
            <text:p>Thanks</text:p>
          </table:table-cell>
          <table:table-cell/>
        </table:table-row>
        <table:table-row table:style-name="ro5">
          <table:table-cell office:value-type="float" office:value="16812" calcext:value-type="float">
            <text:p>16812</text:p>
          </table:table-cell>
          <table:table-cell office:value-type="float" office:value="9910" calcext:value-type="float">
            <text:p>9910</text:p>
          </table:table-cell>
          <table:table-cell office:value-type="float" office:value="0" calcext:value-type="float">
            <text:p>0</text:p>
          </table:table-cell>
          <table:table-cell office:value-type="float" office:value="139348" calcext:value-type="float">
            <text:p>139348</text:p>
          </table:table-cell>
          <table:table-cell office:value-type="string" calcext:value-type="string">
            <text:p>Nice ! ? </text:p>
            <text:p>Which camera ? do you use ? Photo quality is really good.</text:p>
          </table:table-cell>
          <table:table-cell/>
        </table:table-row>
        <table:table-row table:style-name="ro1">
          <table:table-cell office:value-type="float" office:value="68668" calcext:value-type="float">
            <text:p>68668</text:p>
          </table:table-cell>
          <table:table-cell office:value-type="float" office:value="0" calcext:value-type="float">
            <text:p>0</text:p>
          </table:table-cell>
          <table:table-cell office:value-type="float" office:value="620535" calcext:value-type="float">
            <text:p>620535</text:p>
          </table:table-cell>
          <table:table-cell office:value-type="float" office:value="185583" calcext:value-type="float">
            <text:p>185583</text:p>
          </table:table-cell>
          <table:table-cell office:value-type="string" calcext:value-type="string">
            <text:p>[[@77095]] yaa good thought I must work on that thanks by the way</text:p>
          </table:table-cell>
          <table:table-cell/>
        </table:table-row>
        <table:table-row table:style-name="ro1">
          <table:table-cell office:value-type="float" office:value="116488" calcext:value-type="float">
            <text:p>116488</text:p>
          </table:table-cell>
          <table:table-cell office:value-type="float" office:value="0" calcext:value-type="float">
            <text:p>0</text:p>
          </table:table-cell>
          <table:table-cell office:value-type="float" office:value="816553" calcext:value-type="float">
            <text:p>816553</text:p>
          </table:table-cell>
          <table:table-cell office:value-type="float" office:value="78131" calcext:value-type="float">
            <text:p>78131</text:p>
          </table:table-cell>
          <table:table-cell office:value-type="string" calcext:value-type="string">
            <text:p>This trail got me searching for railway tickets! so inspiring!</text:p>
          </table:table-cell>
          <table:table-cell/>
        </table:table-row>
        <table:table-row table:style-name="ro1">
          <table:table-cell office:value-type="float" office:value="169281" calcext:value-type="float">
            <text:p>169281</text:p>
          </table:table-cell>
          <table:table-cell office:value-type="float" office:value="0" calcext:value-type="float">
            <text:p>0</text:p>
          </table:table-cell>
          <table:table-cell office:value-type="float" office:value="942102" calcext:value-type="float">
            <text:p>942102</text:p>
          </table:table-cell>
          <table:table-cell office:value-type="float" office:value="40629" calcext:value-type="float">
            <text:p>40629</text:p>
          </table:table-cell>
          <table:table-cell office:value-type="string" calcext:value-type="string">
            <text:p>Chaa gaye tum toh</text:p>
          </table:table-cell>
          <table:table-cell/>
        </table:table-row>
        <table:table-row table:style-name="ro1">
          <table:table-cell office:value-type="float" office:value="174341" calcext:value-type="float">
            <text:p>174341</text:p>
          </table:table-cell>
          <table:table-cell office:value-type="float" office:value="0" calcext:value-type="float">
            <text:p>0</text:p>
          </table:table-cell>
          <table:table-cell office:value-type="float" office:value="936459" calcext:value-type="float">
            <text:p>936459</text:p>
          </table:table-cell>
          <table:table-cell office:value-type="float" office:value="142662" calcext:value-type="float">
            <text:p>142662</text:p>
          </table:table-cell>
          <table:table-cell office:value-type="string" calcext:value-type="string">
            <text:p>[[@1]]</text:p>
          </table:table-cell>
          <table:table-cell/>
        </table:table-row>
        <table:table-row table:style-name="ro1">
          <table:table-cell office:value-type="float" office:value="201579" calcext:value-type="float">
            <text:p>201579</text:p>
          </table:table-cell>
          <table:table-cell office:value-type="float" office:value="0" calcext:value-type="float">
            <text:p>0</text:p>
          </table:table-cell>
          <table:table-cell office:value-type="float" office:value="635880" calcext:value-type="float">
            <text:p>635880</text:p>
          </table:table-cell>
          <table:table-cell office:value-type="float" office:value="77772" calcext:value-type="float">
            <text:p>77772</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212015" calcext:value-type="float">
            <text:p>212015</text:p>
          </table:table-cell>
          <table:table-cell office:value-type="float" office:value="0" calcext:value-type="float">
            <text:p>0</text:p>
          </table:table-cell>
          <table:table-cell office:value-type="float" office:value="1088564" calcext:value-type="float">
            <text:p>1088564</text:p>
          </table:table-cell>
          <table:table-cell office:value-type="float" office:value="42438" calcext:value-type="float">
            <text:p>42438</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301006" calcext:value-type="float">
            <text:p>301006</text:p>
          </table:table-cell>
          <table:table-cell office:value-type="float" office:value="0" calcext:value-type="float">
            <text:p>0</text:p>
          </table:table-cell>
          <table:table-cell office:value-type="float" office:value="1587919" calcext:value-type="float">
            <text:p>1587919</text:p>
          </table:table-cell>
          <table:table-cell office:value-type="float" office:value="488975" calcext:value-type="float">
            <text:p>488975</text:p>
          </table:table-cell>
          <table:table-cell office:value-type="string" calcext:value-type="string">
            <text:p>Sure, I will be uploading some more images from this trip... And the images will reflect how amazing the place is... And if you want to know the itenary of this trip then let me know</text:p>
          </table:table-cell>
          <table:table-cell/>
        </table:table-row>
        <table:table-row table:style-name="ro1">
          <table:table-cell office:value-type="float" office:value="429243" calcext:value-type="float">
            <text:p>429243</text:p>
          </table:table-cell>
          <table:table-cell office:value-type="float" office:value="0" calcext:value-type="float">
            <text:p>0</text:p>
          </table:table-cell>
          <table:table-cell office:value-type="float" office:value="1423" calcext:value-type="float">
            <text:p>1423</text:p>
          </table:table-cell>
          <table:table-cell office:value-type="float" office:value="49611" calcext:value-type="float">
            <text:p>49611</text:p>
          </table:table-cell>
          <table:table-cell office:value-type="string" calcext:value-type="string">
            <text:p>i misss goa days.</text:p>
          </table:table-cell>
          <table:table-cell/>
        </table:table-row>
        <table:table-row table:style-name="ro1">
          <table:table-cell office:value-type="float" office:value="448510" calcext:value-type="float">
            <text:p>448510</text:p>
          </table:table-cell>
          <table:table-cell office:value-type="float" office:value="0" calcext:value-type="float">
            <text:p>0</text:p>
          </table:table-cell>
          <table:table-cell office:value-type="float" office:value="2259289" calcext:value-type="float">
            <text:p>2259289</text:p>
          </table:table-cell>
          <table:table-cell office:value-type="float" office:value="1789748" calcext:value-type="float">
            <text:p>1789748</text:p>
          </table:table-cell>
          <table:table-cell office:value-type="string" calcext:value-type="string">
            <text:p>Hi</text:p>
          </table:table-cell>
          <table:table-cell/>
        </table:table-row>
        <table:table-row table:style-name="ro1">
          <table:table-cell office:value-type="float" office:value="116351" calcext:value-type="float">
            <text:p>116351</text:p>
          </table:table-cell>
          <table:table-cell office:value-type="float" office:value="0" calcext:value-type="float">
            <text:p>0</text:p>
          </table:table-cell>
          <table:table-cell office:value-type="float" office:value="814056" calcext:value-type="float">
            <text:p>814056</text:p>
          </table:table-cell>
          <table:table-cell office:value-type="float" office:value="242472" calcext:value-type="float">
            <text:p>242472</text:p>
          </table:table-cell>
          <table:table-cell office:value-type="string" calcext:value-type="string">
            <text:p>@j.p.walti <text:s/>thank you for suggestion ?</text:p>
          </table:table-cell>
          <table:table-cell/>
        </table:table-row>
        <table:table-row table:style-name="ro1">
          <table:table-cell office:value-type="float" office:value="135331" calcext:value-type="float">
            <text:p>135331</text:p>
          </table:table-cell>
          <table:table-cell office:value-type="float" office:value="0" calcext:value-type="float">
            <text:p>0</text:p>
          </table:table-cell>
          <table:table-cell office:value-type="float" office:value="853839" calcext:value-type="float">
            <text:p>853839</text:p>
          </table:table-cell>
          <table:table-cell office:value-type="float" office:value="84560" calcext:value-type="float">
            <text:p>84560</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37933" calcext:value-type="float">
            <text:p>237933</text:p>
          </table:table-cell>
          <table:table-cell office:value-type="float" office:value="0" calcext:value-type="float">
            <text:p>0</text:p>
          </table:table-cell>
          <table:table-cell office:value-type="float" office:value="1193581" calcext:value-type="float">
            <text:p>1193581</text:p>
          </table:table-cell>
          <table:table-cell office:value-type="float" office:value="80054" calcext:value-type="float">
            <text:p>80054</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50700" calcext:value-type="float">
            <text:p>250700</text:p>
          </table:table-cell>
          <table:table-cell office:value-type="float" office:value="0" calcext:value-type="float">
            <text:p>0</text:p>
          </table:table-cell>
          <table:table-cell office:value-type="float" office:value="1272222" calcext:value-type="float">
            <text:p>1272222</text:p>
          </table:table-cell>
          <table:table-cell office:value-type="float" office:value="81327" calcext:value-type="float">
            <text:p>81327</text:p>
          </table:table-cell>
          <table:table-cell office:value-type="string" calcext:value-type="string">
            <text:p>Your image selection is excellent! good content too!</text:p>
          </table:table-cell>
          <table:table-cell/>
        </table:table-row>
        <table:table-row table:style-name="ro1">
          <table:table-cell office:value-type="float" office:value="256000" calcext:value-type="float">
            <text:p>256000</text:p>
          </table:table-cell>
          <table:table-cell office:value-type="float" office:value="0" calcext:value-type="float">
            <text:p>0</text:p>
          </table:table-cell>
          <table:table-cell office:value-type="float" office:value="1230003" calcext:value-type="float">
            <text:p>1230003</text:p>
          </table:table-cell>
          <table:table-cell office:value-type="float" office:value="371688" calcext:value-type="float">
            <text:p>371688</text:p>
          </table:table-cell>
          <table:table-cell office:value-type="string" calcext:value-type="string">
            <text:p>[[@1]]</text:p>
          </table:table-cell>
          <table:table-cell/>
        </table:table-row>
        <table:table-row table:style-name="ro1">
          <table:table-cell office:value-type="float" office:value="267450" calcext:value-type="float">
            <text:p>267450</text:p>
          </table:table-cell>
          <table:table-cell office:value-type="float" office:value="0" calcext:value-type="float">
            <text:p>0</text:p>
          </table:table-cell>
          <table:table-cell office:value-type="float" office:value="1377921" calcext:value-type="float">
            <text:p>1377921</text:p>
          </table:table-cell>
          <table:table-cell office:value-type="float" office:value="422695" calcext:value-type="float">
            <text:p>422695</text:p>
          </table:table-cell>
          <table:table-cell office:value-type="string" calcext:value-type="string">
            <text:p>[[@49533]] ofcourse brother, i will post all of my experience soon</text:p>
          </table:table-cell>
          <table:table-cell/>
        </table:table-row>
        <table:table-row table:style-name="ro1">
          <table:table-cell office:value-type="float" office:value="273993" calcext:value-type="float">
            <text:p>273993</text:p>
          </table:table-cell>
          <table:table-cell office:value-type="float" office:value="0" calcext:value-type="float">
            <text:p>0</text:p>
          </table:table-cell>
          <table:table-cell office:value-type="float" office:value="1419758" calcext:value-type="float">
            <text:p>1419758</text:p>
          </table:table-cell>
          <table:table-cell office:value-type="float" office:value="388682" calcext:value-type="float">
            <text:p>388682</text:p>
          </table:table-cell>
          <table:table-cell office:value-type="string" calcext:value-type="string">
            <text:p>[[@1]]</text:p>
          </table:table-cell>
          <table:table-cell/>
        </table:table-row>
        <table:table-row table:style-name="ro5">
          <table:table-cell office:value-type="float" office:value="292791" calcext:value-type="float">
            <text:p>292791</text:p>
          </table:table-cell>
          <table:table-cell office:value-type="float" office:value="1101807" calcext:value-type="float">
            <text:p>1101807</text:p>
          </table:table-cell>
          <table:table-cell office:value-type="float" office:value="0" calcext:value-type="float">
            <text:p>0</text:p>
          </table:table-cell>
          <table:table-cell office:value-type="float" office:value="476397" calcext:value-type="float">
            <text:p>476397</text:p>
          </table:table-cell>
          <table:table-cell office:value-type="string" calcext:value-type="string">
            <text:p>Great </text:p>
            <text:p>....</text:p>
          </table:table-cell>
          <table:table-cell/>
        </table:table-row>
        <table:table-row table:style-name="ro1">
          <table:table-cell office:value-type="float" office:value="293439" calcext:value-type="float">
            <text:p>293439</text:p>
          </table:table-cell>
          <table:table-cell office:value-type="float" office:value="0" calcext:value-type="float">
            <text:p>0</text:p>
          </table:table-cell>
          <table:table-cell office:value-type="float" office:value="1551164" calcext:value-type="float">
            <text:p>1551164</text:p>
          </table:table-cell>
          <table:table-cell office:value-type="float" office:value="476022" calcext:value-type="float">
            <text:p>476022</text:p>
          </table:table-cell>
          <table:table-cell office:value-type="string" calcext:value-type="string">
            <text:p>Will update here</text:p>
          </table:table-cell>
          <table:table-cell/>
        </table:table-row>
        <table:table-row table:style-name="ro1">
          <table:table-cell office:value-type="float" office:value="422301" calcext:value-type="float">
            <text:p>422301</text:p>
          </table:table-cell>
          <table:table-cell office:value-type="float" office:value="0" calcext:value-type="float">
            <text:p>0</text:p>
          </table:table-cell>
          <table:table-cell office:value-type="float" office:value="2310721" calcext:value-type="float">
            <text:p>2310721</text:p>
          </table:table-cell>
          <table:table-cell office:value-type="float" office:value="3645" calcext:value-type="float">
            <text:p>3645</text:p>
          </table:table-cell>
          <table:table-cell office:value-type="string" calcext:value-type="string">
            <text:p>how much did yu pay?</text:p>
          </table:table-cell>
          <table:table-cell/>
        </table:table-row>
        <table:table-row table:style-name="ro1">
          <table:table-cell office:value-type="float" office:value="434731" calcext:value-type="float">
            <text:p>434731</text:p>
          </table:table-cell>
          <table:table-cell office:value-type="float" office:value="0" calcext:value-type="float">
            <text:p>0</text:p>
          </table:table-cell>
          <table:table-cell office:value-type="float" office:value="2316704" calcext:value-type="float">
            <text:p>2316704</text:p>
          </table:table-cell>
          <table:table-cell office:value-type="float" office:value="1503425" calcext:value-type="float">
            <text:p>1503425</text:p>
          </table:table-cell>
          <table:table-cell office:value-type="string" calcext:value-type="string">
            <text:p>So cute</text:p>
          </table:table-cell>
          <table:table-cell/>
        </table:table-row>
        <table:table-row table:style-name="ro1">
          <table:table-cell office:value-type="float" office:value="454688" calcext:value-type="float">
            <text:p>454688</text:p>
          </table:table-cell>
          <table:table-cell office:value-type="float" office:value="0" calcext:value-type="float">
            <text:p>0</text:p>
          </table:table-cell>
          <table:table-cell office:value-type="float" office:value="2254376" calcext:value-type="float">
            <text:p>2254376</text:p>
          </table:table-cell>
          <table:table-cell office:value-type="float" office:value="2025755" calcext:value-type="float">
            <text:p>2025755</text:p>
          </table:table-cell>
          <table:table-cell office:value-type="string" calcext:value-type="string">
            <text:p>Hello</text:p>
          </table:table-cell>
          <table:table-cell/>
        </table:table-row>
        <table:table-row table:style-name="ro1">
          <table:table-cell office:value-type="float" office:value="459211" calcext:value-type="float">
            <text:p>459211</text:p>
          </table:table-cell>
          <table:table-cell office:value-type="float" office:value="0" calcext:value-type="float">
            <text:p>0</text:p>
          </table:table-cell>
          <table:table-cell office:value-type="float" office:value="2285839" calcext:value-type="float">
            <text:p>2285839</text:p>
          </table:table-cell>
          <table:table-cell office:value-type="float" office:value="2151532" calcext:value-type="float">
            <text:p>2151532</text:p>
          </table:table-cell>
          <table:table-cell office:value-type="string" calcext:value-type="string">
            <text:p>Hello</text:p>
          </table:table-cell>
          <table:table-cell/>
        </table:table-row>
        <table:table-row table:style-name="ro1">
          <table:table-cell office:value-type="float" office:value="3302" calcext:value-type="float">
            <text:p>3302</text:p>
          </table:table-cell>
          <table:table-cell office:value-type="float" office:value="24711" calcext:value-type="float">
            <text:p>247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k</text:p>
          </table:table-cell>
          <table:table-cell/>
        </table:table-row>
        <table:table-row table:style-name="ro1">
          <table:table-cell office:value-type="float" office:value="100747" calcext:value-type="float">
            <text:p>100747</text:p>
          </table:table-cell>
          <table:table-cell office:value-type="float" office:value="0" calcext:value-type="float">
            <text:p>0</text:p>
          </table:table-cell>
          <table:table-cell office:value-type="float" office:value="714869" calcext:value-type="float">
            <text:p>714869</text:p>
          </table:table-cell>
          <table:table-cell office:value-type="float" office:value="97235" calcext:value-type="float">
            <text:p>97235</text:p>
          </table:table-cell>
          <table:table-cell office:value-type="string" calcext:value-type="string">
            <text:p>[[@79019]] thanx mate..</text:p>
          </table:table-cell>
          <table:table-cell/>
        </table:table-row>
        <table:table-row table:style-name="ro1">
          <table:table-cell office:value-type="float" office:value="221191" calcext:value-type="float">
            <text:p>221191</text:p>
          </table:table-cell>
          <table:table-cell office:value-type="float" office:value="699467" calcext:value-type="float">
            <text:p>699467</text:p>
          </table:table-cell>
          <table:table-cell office:value-type="float" office:value="0" calcext:value-type="float">
            <text:p>0</text:p>
          </table:table-cell>
          <table:table-cell office:value-type="float" office:value="125275" calcext:value-type="float">
            <text:p>125275</text:p>
          </table:table-cell>
          <table:table-cell office:value-type="string" calcext:value-type="string">
            <text:p>Any sightings</text:p>
          </table:table-cell>
          <table:table-cell/>
        </table:table-row>
        <table:table-row table:style-name="ro1">
          <table:table-cell office:value-type="float" office:value="367060" calcext:value-type="float">
            <text:p>367060</text:p>
          </table:table-cell>
          <table:table-cell office:value-type="float" office:value="0" calcext:value-type="float">
            <text:p>0</text:p>
          </table:table-cell>
          <table:table-cell office:value-type="float" office:value="1789768" calcext:value-type="float">
            <text:p>1789768</text:p>
          </table:table-cell>
          <table:table-cell office:value-type="float" office:value="235898" calcext:value-type="float">
            <text:p>235898</text:p>
          </table:table-cell>
          <table:table-cell office:value-type="string" calcext:value-type="string">
            <text:p>[[@659810]] thanks much for liking my trail..?☺️</text:p>
          </table:table-cell>
          <table:table-cell/>
        </table:table-row>
        <table:table-row table:style-name="ro1">
          <table:table-cell office:value-type="float" office:value="388533" calcext:value-type="float">
            <text:p>388533</text:p>
          </table:table-cell>
          <table:table-cell office:value-type="float" office:value="0" calcext:value-type="float">
            <text:p>0</text:p>
          </table:table-cell>
          <table:table-cell office:value-type="float" office:value="2277121" calcext:value-type="float">
            <text:p>2277121</text:p>
          </table:table-cell>
          <table:table-cell office:value-type="float" office:value="511852" calcext:value-type="float">
            <text:p>511852</text:p>
          </table:table-cell>
          <table:table-cell office:value-type="string" calcext:value-type="string">
            <text:p>[[@1]]</text:p>
          </table:table-cell>
          <table:table-cell/>
        </table:table-row>
        <table:table-row table:style-name="ro1">
          <table:table-cell office:value-type="float" office:value="412765" calcext:value-type="float">
            <text:p>412765</text:p>
          </table:table-cell>
          <table:table-cell office:value-type="float" office:value="0" calcext:value-type="float">
            <text:p>0</text:p>
          </table:table-cell>
          <table:table-cell office:value-type="float" office:value="2319969" calcext:value-type="float">
            <text:p>2319969</text:p>
          </table:table-cell>
          <table:table-cell office:value-type="float" office:value="1165799" calcext:value-type="float">
            <text:p>1165799</text:p>
          </table:table-cell>
          <table:table-cell office:value-type="string" calcext:value-type="string">
            <text:p>Nice food</text:p>
          </table:table-cell>
          <table:table-cell/>
        </table:table-row>
        <table:table-row table:style-name="ro1">
          <table:table-cell office:value-type="float" office:value="33156" calcext:value-type="float">
            <text:p>33156</text:p>
          </table:table-cell>
          <table:table-cell office:value-type="float" office:value="0" calcext:value-type="float">
            <text:p>0</text:p>
          </table:table-cell>
          <table:table-cell office:value-type="float" office:value="619698" calcext:value-type="float">
            <text:p>619698</text:p>
          </table:table-cell>
          <table:table-cell office:value-type="float" office:value="76910" calcext:value-type="float">
            <text:p>76910</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92276" calcext:value-type="float">
            <text:p>92276</text:p>
          </table:table-cell>
          <table:table-cell office:value-type="float" office:value="0" calcext:value-type="float">
            <text:p>0</text:p>
          </table:table-cell>
          <table:table-cell office:value-type="float" office:value="754430" calcext:value-type="float">
            <text:p>754430</text:p>
          </table:table-cell>
          <table:table-cell office:value-type="float" office:value="20197" calcext:value-type="float">
            <text:p>20197</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107913" calcext:value-type="float">
            <text:p>107913</text:p>
          </table:table-cell>
          <table:table-cell office:value-type="float" office:value="426958" calcext:value-type="float">
            <text:p>426958</text:p>
          </table:table-cell>
          <table:table-cell office:value-type="float" office:value="0" calcext:value-type="float">
            <text:p>0</text:p>
          </table:table-cell>
          <table:table-cell office:value-type="float" office:value="122726" calcext:value-type="float">
            <text:p>122726</text:p>
          </table:table-cell>
          <table:table-cell office:value-type="string" calcext:value-type="string">
            <text:p>[[@1]]</text:p>
          </table:table-cell>
          <table:table-cell/>
        </table:table-row>
        <table:table-row table:style-name="ro1">
          <table:table-cell office:value-type="float" office:value="135474" calcext:value-type="float">
            <text:p>135474</text:p>
          </table:table-cell>
          <table:table-cell office:value-type="float" office:value="0" calcext:value-type="float">
            <text:p>0</text:p>
          </table:table-cell>
          <table:table-cell office:value-type="float" office:value="822986" calcext:value-type="float">
            <text:p>822986</text:p>
          </table:table-cell>
          <table:table-cell office:value-type="float" office:value="245460" calcext:value-type="float">
            <text:p>245460</text:p>
          </table:table-cell>
          <table:table-cell office:value-type="string" calcext:value-type="string">
            <text:p>[[@79405]] yaa i was more into hunger part</text:p>
          </table:table-cell>
          <table:table-cell/>
        </table:table-row>
        <table:table-row table:style-name="ro1">
          <table:table-cell office:value-type="float" office:value="161675" calcext:value-type="float">
            <text:p>161675</text:p>
          </table:table-cell>
          <table:table-cell office:value-type="float" office:value="0" calcext:value-type="float">
            <text:p>0</text:p>
          </table:table-cell>
          <table:table-cell office:value-type="float" office:value="920059" calcext:value-type="float">
            <text:p>920059</text:p>
          </table:table-cell>
          <table:table-cell office:value-type="float" office:value="48939" calcext:value-type="float">
            <text:p>48939</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59958" calcext:value-type="float">
            <text:p>259958</text:p>
          </table:table-cell>
          <table:table-cell office:value-type="float" office:value="0" calcext:value-type="float">
            <text:p>0</text:p>
          </table:table-cell>
          <table:table-cell office:value-type="float" office:value="1345026" calcext:value-type="float">
            <text:p>1345026</text:p>
          </table:table-cell>
          <table:table-cell office:value-type="float" office:value="412224" calcext:value-type="float">
            <text:p>412224</text:p>
          </table:table-cell>
          <table:table-cell office:value-type="string" calcext:value-type="string">
            <text:p>[[@78962]] thanks</text:p>
          </table:table-cell>
          <table:table-cell/>
        </table:table-row>
        <table:table-row table:style-name="ro1">
          <table:table-cell office:value-type="float" office:value="447035" calcext:value-type="float">
            <text:p>447035</text:p>
          </table:table-cell>
          <table:table-cell office:value-type="float" office:value="0" calcext:value-type="float">
            <text:p>0</text:p>
          </table:table-cell>
          <table:table-cell office:value-type="float" office:value="2274611" calcext:value-type="float">
            <text:p>2274611</text:p>
          </table:table-cell>
          <table:table-cell office:value-type="float" office:value="1817917" calcext:value-type="float">
            <text:p>1817917</text:p>
          </table:table-cell>
          <table:table-cell office:value-type="string" calcext:value-type="string">
            <text:p>Mast</text:p>
          </table:table-cell>
          <table:table-cell/>
        </table:table-row>
        <table:table-row table:style-name="ro1">
          <table:table-cell office:value-type="float" office:value="70561" calcext:value-type="float">
            <text:p>70561</text:p>
          </table:table-cell>
          <table:table-cell office:value-type="float" office:value="0" calcext:value-type="float">
            <text:p>0</text:p>
          </table:table-cell>
          <table:table-cell office:value-type="float" office:value="706395" calcext:value-type="float">
            <text:p>706395</text:p>
          </table:table-cell>
          <table:table-cell office:value-type="float" office:value="86956" calcext:value-type="float">
            <text:p>86956</text:p>
          </table:table-cell>
          <table:table-cell office:value-type="string" calcext:value-type="string">
            <text:p>mast content h</text:p>
          </table:table-cell>
          <table:table-cell/>
        </table:table-row>
        <table:table-row table:style-name="ro1">
          <table:table-cell office:value-type="float" office:value="109887" calcext:value-type="float">
            <text:p>109887</text:p>
          </table:table-cell>
          <table:table-cell office:value-type="float" office:value="0" calcext:value-type="float">
            <text:p>0</text:p>
          </table:table-cell>
          <table:table-cell office:value-type="float" office:value="797740" calcext:value-type="float">
            <text:p>797740</text:p>
          </table:table-cell>
          <table:table-cell office:value-type="float" office:value="85078" calcext:value-type="float">
            <text:p>85078</text:p>
          </table:table-cell>
          <table:table-cell office:value-type="string" calcext:value-type="string">
            <text:p>This is the best information I've got of this place!</text:p>
          </table:table-cell>
          <table:table-cell/>
        </table:table-row>
        <table:table-row table:style-name="ro1">
          <table:table-cell office:value-type="float" office:value="123156" calcext:value-type="float">
            <text:p>123156</text:p>
          </table:table-cell>
          <table:table-cell office:value-type="float" office:value="0" calcext:value-type="float">
            <text:p>0</text:p>
          </table:table-cell>
          <table:table-cell office:value-type="float" office:value="821672" calcext:value-type="float">
            <text:p>821672</text:p>
          </table:table-cell>
          <table:table-cell office:value-type="float" office:value="82805" calcext:value-type="float">
            <text:p>82805</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139066" calcext:value-type="float">
            <text:p>139066</text:p>
          </table:table-cell>
          <table:table-cell office:value-type="float" office:value="0" calcext:value-type="float">
            <text:p>0</text:p>
          </table:table-cell>
          <table:table-cell office:value-type="float" office:value="863081" calcext:value-type="float">
            <text:p>863081</text:p>
          </table:table-cell>
          <table:table-cell office:value-type="float" office:value="77655" calcext:value-type="float">
            <text:p>77655</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56685" calcext:value-type="float">
            <text:p>156685</text:p>
          </table:table-cell>
          <table:table-cell office:value-type="float" office:value="0" calcext:value-type="float">
            <text:p>0</text:p>
          </table:table-cell>
          <table:table-cell office:value-type="float" office:value="900894" calcext:value-type="float">
            <text:p>900894</text:p>
          </table:table-cell>
          <table:table-cell office:value-type="float" office:value="270265" calcext:value-type="float">
            <text:p>270265</text:p>
          </table:table-cell>
          <table:table-cell office:value-type="string" calcext:value-type="string">
            <text:p>Very sooner i will try to fulfill these things also</text:p>
          </table:table-cell>
          <table:table-cell/>
        </table:table-row>
        <table:table-row table:style-name="ro1">
          <table:table-cell office:value-type="float" office:value="227937" calcext:value-type="float">
            <text:p>227937</text:p>
          </table:table-cell>
          <table:table-cell office:value-type="float" office:value="0" calcext:value-type="float">
            <text:p>0</text:p>
          </table:table-cell>
          <table:table-cell office:value-type="float" office:value="1163015" calcext:value-type="float">
            <text:p>1163015</text:p>
          </table:table-cell>
          <table:table-cell office:value-type="float" office:value="350853" calcext:value-type="float">
            <text:p>350853</text:p>
          </table:table-cell>
          <table:table-cell office:value-type="string" calcext:value-type="string">
            <text:p>[[@1]]</text:p>
          </table:table-cell>
          <table:table-cell/>
        </table:table-row>
        <table:table-row table:style-name="ro1">
          <table:table-cell office:value-type="float" office:value="243925" calcext:value-type="float">
            <text:p>243925</text:p>
          </table:table-cell>
          <table:table-cell office:value-type="float" office:value="0" calcext:value-type="float">
            <text:p>0</text:p>
          </table:table-cell>
          <table:table-cell office:value-type="float" office:value="1221961" calcext:value-type="float">
            <text:p>1221961</text:p>
          </table:table-cell>
          <table:table-cell office:value-type="float" office:value="49608" calcext:value-type="float">
            <text:p>49608</text:p>
          </table:table-cell>
          <table:table-cell office:value-type="string" calcext:value-type="string">
            <text:p>i love your work and i use it to plan my trips :)</text:p>
          </table:table-cell>
          <table:table-cell/>
        </table:table-row>
        <table:table-row table:style-name="ro1">
          <table:table-cell office:value-type="float" office:value="358793" calcext:value-type="float">
            <text:p>358793</text:p>
          </table:table-cell>
          <table:table-cell office:value-type="float" office:value="0" calcext:value-type="float">
            <text:p>0</text:p>
          </table:table-cell>
          <table:table-cell office:value-type="float" office:value="1986248" calcext:value-type="float">
            <text:p>1986248</text:p>
          </table:table-cell>
          <table:table-cell office:value-type="float" office:value="87079" calcext:value-type="float">
            <text:p>87079</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428215" calcext:value-type="float">
            <text:p>428215</text:p>
          </table:table-cell>
          <table:table-cell office:value-type="float" office:value="0" calcext:value-type="float">
            <text:p>0</text:p>
          </table:table-cell>
          <table:table-cell office:value-type="float" office:value="2274484" calcext:value-type="float">
            <text:p>2274484</text:p>
          </table:table-cell>
          <table:table-cell office:value-type="float" office:value="36009" calcext:value-type="float">
            <text:p>36009</text:p>
          </table:table-cell>
          <table:table-cell office:value-type="string" calcext:value-type="string">
            <text:p>worth the while?</text:p>
          </table:table-cell>
          <table:table-cell/>
        </table:table-row>
        <table:table-row table:style-name="ro1">
          <table:table-cell office:value-type="float" office:value="443986" calcext:value-type="float">
            <text:p>443986</text:p>
          </table:table-cell>
          <table:table-cell office:value-type="float" office:value="0" calcext:value-type="float">
            <text:p>0</text:p>
          </table:table-cell>
          <table:table-cell office:value-type="float" office:value="2132279" calcext:value-type="float">
            <text:p>2132279</text:p>
          </table:table-cell>
          <table:table-cell office:value-type="float" office:value="1741525" calcext:value-type="float">
            <text:p>1741525</text:p>
          </table:table-cell>
          <table:table-cell office:value-type="string" calcext:value-type="string">
            <text:p>Bakwas</text:p>
          </table:table-cell>
          <table:table-cell/>
        </table:table-row>
        <table:table-row table:style-name="ro1">
          <table:table-cell office:value-type="float" office:value="456692" calcext:value-type="float">
            <text:p>456692</text:p>
          </table:table-cell>
          <table:table-cell office:value-type="float" office:value="0" calcext:value-type="float">
            <text:p>0</text:p>
          </table:table-cell>
          <table:table-cell office:value-type="float" office:value="2319896" calcext:value-type="float">
            <text:p>2319896</text:p>
          </table:table-cell>
          <table:table-cell office:value-type="float" office:value="2091458" calcext:value-type="float">
            <text:p>2091458</text:p>
          </table:table-cell>
          <table:table-cell office:value-type="string" calcext:value-type="string">
            <text:p>Very nice</text:p>
          </table:table-cell>
          <table:table-cell/>
        </table:table-row>
        <table:table-row table:style-name="ro1">
          <table:table-cell office:value-type="float" office:value="35313" calcext:value-type="float">
            <text:p>35313</text:p>
          </table:table-cell>
          <table:table-cell office:value-type="float" office:value="0" calcext:value-type="float">
            <text:p>0</text:p>
          </table:table-cell>
          <table:table-cell office:value-type="float" office:value="624125" calcext:value-type="float">
            <text:p>624125</text:p>
          </table:table-cell>
          <table:table-cell office:value-type="float" office:value="5263" calcext:value-type="float">
            <text:p>5263</text:p>
          </table:table-cell>
          <table:table-cell office:value-type="string" calcext:value-type="string">
            <text:p>OMG! yeh mera India</text:p>
          </table:table-cell>
          <table:table-cell/>
        </table:table-row>
        <table:table-row table:style-name="ro1">
          <table:table-cell office:value-type="float" office:value="143668" calcext:value-type="float">
            <text:p>143668</text:p>
          </table:table-cell>
          <table:table-cell office:value-type="float" office:value="0" calcext:value-type="float">
            <text:p>0</text:p>
          </table:table-cell>
          <table:table-cell office:value-type="float" office:value="862640" calcext:value-type="float">
            <text:p>862640</text:p>
          </table:table-cell>
          <table:table-cell office:value-type="float" office:value="87274" calcext:value-type="float">
            <text:p>87274</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67251" calcext:value-type="float">
            <text:p>167251</text:p>
          </table:table-cell>
          <table:table-cell office:value-type="float" office:value="0" calcext:value-type="float">
            <text:p>0</text:p>
          </table:table-cell>
          <table:table-cell office:value-type="float" office:value="911900" calcext:value-type="float">
            <text:p>911900</text:p>
          </table:table-cell>
          <table:table-cell office:value-type="float" office:value="136159" calcext:value-type="float">
            <text:p>136159</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77207" calcext:value-type="float">
            <text:p>177207</text:p>
          </table:table-cell>
          <table:table-cell office:value-type="float" office:value="0" calcext:value-type="float">
            <text:p>0</text:p>
          </table:table-cell>
          <table:table-cell office:value-type="float" office:value="966447" calcext:value-type="float">
            <text:p>966447</text:p>
          </table:table-cell>
          <table:table-cell office:value-type="float" office:value="88070" calcext:value-type="float">
            <text:p>88070</text:p>
          </table:table-cell>
          <table:table-cell office:value-type="string" calcext:value-type="string">
            <text:p>Lage Raho Launde! Mast kaam kar rahe ho</text:p>
          </table:table-cell>
          <table:table-cell/>
        </table:table-row>
        <table:table-row table:style-name="ro2">
          <table:table-cell office:value-type="float" office:value="192812" calcext:value-type="float">
            <text:p>192812</text:p>
          </table:table-cell>
          <table:table-cell office:value-type="float" office:value="583937" calcext:value-type="float">
            <text:p>583937</text:p>
          </table:table-cell>
          <table:table-cell office:value-type="float" office:value="0" calcext:value-type="float">
            <text:p>0</text:p>
          </table:table-cell>
          <table:table-cell office:value-type="float" office:value="219058" calcext:value-type="float">
            <text:p>219058</text:p>
          </table:table-cell>
          <table:table-cell office:value-type="string" calcext:value-type="string">
            <text:p>[[@42319]] Well, I wouldn't call them cheap but I found it worth the money!</text:p>
            <text:p/>
            <text:p>If you want to customize your own Churro, a set of three.. They are like 300 bucks!</text:p>
          </table:table-cell>
          <table:table-cell/>
        </table:table-row>
        <table:table-row table:style-name="ro1">
          <table:table-cell office:value-type="float" office:value="279015" calcext:value-type="float">
            <text:p>279015</text:p>
          </table:table-cell>
          <table:table-cell office:value-type="float" office:value="0" calcext:value-type="float">
            <text:p>0</text:p>
          </table:table-cell>
          <table:table-cell office:value-type="float" office:value="1460683" calcext:value-type="float">
            <text:p>1460683</text:p>
          </table:table-cell>
          <table:table-cell office:value-type="float" office:value="41022" calcext:value-type="float">
            <text:p>41022</text:p>
          </table:table-cell>
          <table:table-cell office:value-type="string" calcext:value-type="string">
            <text:p>Wow! ?</text:p>
          </table:table-cell>
          <table:table-cell/>
        </table:table-row>
        <table:table-row table:style-name="ro1">
          <table:table-cell office:value-type="float" office:value="320483" calcext:value-type="float">
            <text:p>320483</text:p>
          </table:table-cell>
          <table:table-cell office:value-type="float" office:value="0" calcext:value-type="float">
            <text:p>0</text:p>
          </table:table-cell>
          <table:table-cell office:value-type="float" office:value="1708216" calcext:value-type="float">
            <text:p>1708216</text:p>
          </table:table-cell>
          <table:table-cell office:value-type="float" office:value="77470" calcext:value-type="float">
            <text:p>77470</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410261" calcext:value-type="float">
            <text:p>410261</text:p>
          </table:table-cell>
          <table:table-cell office:value-type="float" office:value="0" calcext:value-type="float">
            <text:p>0</text:p>
          </table:table-cell>
          <table:table-cell office:value-type="float" office:value="2307128" calcext:value-type="float">
            <text:p>2307128</text:p>
          </table:table-cell>
          <table:table-cell office:value-type="float" office:value="1235602" calcext:value-type="float">
            <text:p>1235602</text:p>
          </table:table-cell>
          <table:table-cell office:value-type="string" calcext:value-type="string">
            <text:p>Hii</text:p>
          </table:table-cell>
          <table:table-cell/>
        </table:table-row>
        <table:table-row table:style-name="ro1">
          <table:table-cell office:value-type="float" office:value="433428" calcext:value-type="float">
            <text:p>433428</text:p>
          </table:table-cell>
          <table:table-cell office:value-type="float" office:value="0" calcext:value-type="float">
            <text:p>0</text:p>
          </table:table-cell>
          <table:table-cell office:value-type="float" office:value="2246112" calcext:value-type="float">
            <text:p>2246112</text:p>
          </table:table-cell>
          <table:table-cell office:value-type="float" office:value="38791" calcext:value-type="float">
            <text:p>38791</text:p>
          </table:table-cell>
          <table:table-cell office:value-type="string" calcext:value-type="string">
            <text:p>with hands</text:p>
          </table:table-cell>
          <table:table-cell/>
        </table:table-row>
        <table:table-row table:style-name="ro1">
          <table:table-cell office:value-type="float" office:value="19472" calcext:value-type="float">
            <text:p>19472</text:p>
          </table:table-cell>
          <table:table-cell office:value-type="float" office:value="0" calcext:value-type="float">
            <text:p>0</text:p>
          </table:table-cell>
          <table:table-cell office:value-type="float" office:value="582017" calcext:value-type="float">
            <text:p>582017</text:p>
          </table:table-cell>
          <table:table-cell office:value-type="float" office:value="174387" calcext:value-type="float">
            <text:p>174387</text:p>
          </table:table-cell>
          <table:table-cell office:value-type="string" calcext:value-type="string">
            <text:p>[[@87697]] thanxx :)</text:p>
          </table:table-cell>
          <table:table-cell/>
        </table:table-row>
        <table:table-row table:style-name="ro1">
          <table:table-cell office:value-type="float" office:value="65496" calcext:value-type="float">
            <text:p>65496</text:p>
          </table:table-cell>
          <table:table-cell office:value-type="float" office:value="0" calcext:value-type="float">
            <text:p>0</text:p>
          </table:table-cell>
          <table:table-cell office:value-type="float" office:value="690517" calcext:value-type="float">
            <text:p>690517</text:p>
          </table:table-cell>
          <table:table-cell office:value-type="float" office:value="78610" calcext:value-type="float">
            <text:p>78610</text:p>
          </table:table-cell>
          <table:table-cell office:value-type="string" calcext:value-type="string">
            <text:p>looks awsm ❤️❤️</text:p>
          </table:table-cell>
          <table:table-cell/>
        </table:table-row>
        <table:table-row table:style-name="ro1">
          <table:table-cell office:value-type="float" office:value="165003" calcext:value-type="float">
            <text:p>165003</text:p>
          </table:table-cell>
          <table:table-cell office:value-type="float" office:value="0" calcext:value-type="float">
            <text:p>0</text:p>
          </table:table-cell>
          <table:table-cell office:value-type="float" office:value="925760" calcext:value-type="float">
            <text:p>925760</text:p>
          </table:table-cell>
          <table:table-cell office:value-type="float" office:value="76309" calcext:value-type="float">
            <text:p>76309</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15912" calcext:value-type="float">
            <text:p>215912</text:p>
          </table:table-cell>
          <table:table-cell office:value-type="float" office:value="0" calcext:value-type="float">
            <text:p>0</text:p>
          </table:table-cell>
          <table:table-cell office:value-type="float" office:value="1110398" calcext:value-type="float">
            <text:p>1110398</text:p>
          </table:table-cell>
          <table:table-cell office:value-type="float" office:value="87004" calcext:value-type="float">
            <text:p>87004</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72848" calcext:value-type="float">
            <text:p>272848</text:p>
          </table:table-cell>
          <table:table-cell office:value-type="float" office:value="0" calcext:value-type="float">
            <text:p>0</text:p>
          </table:table-cell>
          <table:table-cell office:value-type="float" office:value="1426300" calcext:value-type="float">
            <text:p>1426300</text:p>
          </table:table-cell>
          <table:table-cell office:value-type="float" office:value="52673" calcext:value-type="float">
            <text:p>52673</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303259" calcext:value-type="float">
            <text:p>303259</text:p>
          </table:table-cell>
          <table:table-cell office:value-type="float" office:value="0" calcext:value-type="float">
            <text:p>0</text:p>
          </table:table-cell>
          <table:table-cell office:value-type="float" office:value="1600733" calcext:value-type="float">
            <text:p>1600733</text:p>
          </table:table-cell>
          <table:table-cell office:value-type="float" office:value="493369" calcext:value-type="float">
            <text:p>493369</text:p>
          </table:table-cell>
          <table:table-cell office:value-type="string" calcext:value-type="string">
            <text:p>I like your voice</text:p>
          </table:table-cell>
          <table:table-cell/>
        </table:table-row>
        <table:table-row table:style-name="ro1">
          <table:table-cell office:value-type="float" office:value="347395" calcext:value-type="float">
            <text:p>347395</text:p>
          </table:table-cell>
          <table:table-cell office:value-type="float" office:value="0" calcext:value-type="float">
            <text:p>0</text:p>
          </table:table-cell>
          <table:table-cell office:value-type="float" office:value="1866160" calcext:value-type="float">
            <text:p>1866160</text:p>
          </table:table-cell>
          <table:table-cell office:value-type="float" office:value="43318" calcext:value-type="float">
            <text:p>43318</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354223" calcext:value-type="float">
            <text:p>354223</text:p>
          </table:table-cell>
          <table:table-cell office:value-type="float" office:value="0" calcext:value-type="float">
            <text:p>0</text:p>
          </table:table-cell>
          <table:table-cell office:value-type="float" office:value="1925413" calcext:value-type="float">
            <text:p>1925413</text:p>
          </table:table-cell>
          <table:table-cell office:value-type="float" office:value="45022" calcext:value-type="float">
            <text:p>45022</text:p>
          </table:table-cell>
          <table:table-cell office:value-type="string" calcext:value-type="string">
            <text:p>Subahnaalah!</text:p>
          </table:table-cell>
          <table:table-cell/>
        </table:table-row>
        <table:table-row table:style-name="ro1">
          <table:table-cell office:value-type="float" office:value="17161" calcext:value-type="float">
            <text:p>17161</text:p>
          </table:table-cell>
          <table:table-cell office:value-type="float" office:value="0" calcext:value-type="float">
            <text:p>0</text:p>
          </table:table-cell>
          <table:table-cell office:value-type="float" office:value="548533" calcext:value-type="float">
            <text:p>548533</text:p>
          </table:table-cell>
          <table:table-cell office:value-type="float" office:value="163961" calcext:value-type="float">
            <text:p>163961</text:p>
          </table:table-cell>
          <table:table-cell office:value-type="string" calcext:value-type="string">
            <text:p>Travel to know yourself ?</text:p>
          </table:table-cell>
          <table:table-cell/>
        </table:table-row>
        <table:table-row table:style-name="ro1">
          <table:table-cell office:value-type="float" office:value="28187" calcext:value-type="float">
            <text:p>28187</text:p>
          </table:table-cell>
          <table:table-cell office:value-type="float" office:value="0" calcext:value-type="float">
            <text:p>0</text:p>
          </table:table-cell>
          <table:table-cell office:value-type="float" office:value="608308" calcext:value-type="float">
            <text:p>608308</text:p>
          </table:table-cell>
          <table:table-cell office:value-type="float" office:value="85604" calcext:value-type="float">
            <text:p>85604</text:p>
          </table:table-cell>
          <table:table-cell office:value-type="string" calcext:value-type="string">
            <text:p>wowww ?</text:p>
          </table:table-cell>
          <table:table-cell/>
        </table:table-row>
        <table:table-row table:style-name="ro1">
          <table:table-cell office:value-type="float" office:value="38657" calcext:value-type="float">
            <text:p>38657</text:p>
          </table:table-cell>
          <table:table-cell office:value-type="float" office:value="0" calcext:value-type="float">
            <text:p>0</text:p>
          </table:table-cell>
          <table:table-cell office:value-type="float" office:value="629011" calcext:value-type="float">
            <text:p>629011</text:p>
          </table:table-cell>
          <table:table-cell office:value-type="float" office:value="188021" calcext:value-type="float">
            <text:p>188021</text:p>
          </table:table-cell>
          <table:table-cell office:value-type="string" calcext:value-type="string">
            <text:p>[[@82327]] thanks a lot, info will be given by regular posts. Stay tuned for more. ????</text:p>
          </table:table-cell>
          <table:table-cell/>
        </table:table-row>
        <table:table-row table:style-name="ro1">
          <table:table-cell office:value-type="float" office:value="51871" calcext:value-type="float">
            <text:p>51871</text:p>
          </table:table-cell>
          <table:table-cell office:value-type="float" office:value="0" calcext:value-type="float">
            <text:p>0</text:p>
          </table:table-cell>
          <table:table-cell office:value-type="float" office:value="660252" calcext:value-type="float">
            <text:p>660252</text:p>
          </table:table-cell>
          <table:table-cell office:value-type="float" office:value="136290" calcext:value-type="float">
            <text:p>136290</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50447" calcext:value-type="float">
            <text:p>250447</text:p>
          </table:table-cell>
          <table:table-cell office:value-type="float" office:value="0" calcext:value-type="float">
            <text:p>0</text:p>
          </table:table-cell>
          <table:table-cell office:value-type="float" office:value="1270494" calcext:value-type="float">
            <text:p>1270494</text:p>
          </table:table-cell>
          <table:table-cell office:value-type="float" office:value="76921" calcext:value-type="float">
            <text:p>76921</text:p>
          </table:table-cell>
          <table:table-cell office:value-type="string" calcext:value-type="string">
            <text:p>badhiya!</text:p>
          </table:table-cell>
          <table:table-cell/>
        </table:table-row>
        <table:table-row table:style-name="ro1">
          <table:table-cell office:value-type="float" office:value="276608" calcext:value-type="float">
            <text:p>276608</text:p>
          </table:table-cell>
          <table:table-cell office:value-type="float" office:value="0" calcext:value-type="float">
            <text:p>0</text:p>
          </table:table-cell>
          <table:table-cell office:value-type="float" office:value="1445359" calcext:value-type="float">
            <text:p>1445359</text:p>
          </table:table-cell>
          <table:table-cell office:value-type="float" office:value="444086" calcext:value-type="float">
            <text:p>444086</text:p>
          </table:table-cell>
          <table:table-cell office:value-type="string" calcext:value-type="string">
            <text:p>[[@41649]] <text:s/>thanks to you and yes i have lot to share.but problem is time shortage.</text:p>
          </table:table-cell>
          <table:table-cell/>
        </table:table-row>
        <table:table-row table:style-name="ro1">
          <table:table-cell office:value-type="float" office:value="452586" calcext:value-type="float">
            <text:p>452586</text:p>
          </table:table-cell>
          <table:table-cell office:value-type="float" office:value="0" calcext:value-type="float">
            <text:p>0</text:p>
          </table:table-cell>
          <table:table-cell office:value-type="float" office:value="2338581" calcext:value-type="float">
            <text:p>2338581</text:p>
          </table:table-cell>
          <table:table-cell office:value-type="float" office:value="1966640" calcext:value-type="float">
            <text:p>1966640</text:p>
          </table:table-cell>
          <table:table-cell office:value-type="string" calcext:value-type="string">
            <text:p>Super</text:p>
          </table:table-cell>
          <table:table-cell/>
        </table:table-row>
        <table:table-row table:style-name="ro1">
          <table:table-cell office:value-type="float" office:value="98948" calcext:value-type="float">
            <text:p>98948</text:p>
          </table:table-cell>
          <table:table-cell office:value-type="float" office:value="0" calcext:value-type="float">
            <text:p>0</text:p>
          </table:table-cell>
          <table:table-cell office:value-type="float" office:value="775050" calcext:value-type="float">
            <text:p>775050</text:p>
          </table:table-cell>
          <table:table-cell office:value-type="float" office:value="230521" calcext:value-type="float">
            <text:p>230521</text:p>
          </table:table-cell>
          <table:table-cell office:value-type="string" calcext:value-type="string">
            <text:p>It was awsome you feel like you in the heaven surrounded by mountains, peace and pure air..... awsome</text:p>
          </table:table-cell>
          <table:table-cell/>
        </table:table-row>
        <table:table-row table:style-name="ro1">
          <table:table-cell office:value-type="float" office:value="199292" calcext:value-type="float">
            <text:p>199292</text:p>
          </table:table-cell>
          <table:table-cell office:value-type="float" office:value="0" calcext:value-type="float">
            <text:p>0</text:p>
          </table:table-cell>
          <table:table-cell office:value-type="float" office:value="1018194" calcext:value-type="float">
            <text:p>1018194</text:p>
          </table:table-cell>
          <table:table-cell office:value-type="float" office:value="86530" calcext:value-type="float">
            <text:p>86530</text:p>
          </table:table-cell>
          <table:table-cell office:value-type="string" calcext:value-type="string">
            <text:p>badhiya!</text:p>
          </table:table-cell>
          <table:table-cell/>
        </table:table-row>
        <table:table-row table:style-name="ro1">
          <table:table-cell office:value-type="float" office:value="242388" calcext:value-type="float">
            <text:p>242388</text:p>
          </table:table-cell>
          <table:table-cell office:value-type="float" office:value="0" calcext:value-type="float">
            <text:p>0</text:p>
          </table:table-cell>
          <table:table-cell office:value-type="float" office:value="1212019" calcext:value-type="float">
            <text:p>1212019</text:p>
          </table:table-cell>
          <table:table-cell office:value-type="float" office:value="81612" calcext:value-type="float">
            <text:p>81612</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264879" calcext:value-type="float">
            <text:p>264879</text:p>
          </table:table-cell>
          <table:table-cell office:value-type="float" office:value="0" calcext:value-type="float">
            <text:p>0</text:p>
          </table:table-cell>
          <table:table-cell office:value-type="float" office:value="1328032" calcext:value-type="float">
            <text:p>1328032</text:p>
          </table:table-cell>
          <table:table-cell office:value-type="float" office:value="403708" calcext:value-type="float">
            <text:p>403708</text:p>
          </table:table-cell>
          <table:table-cell office:value-type="string" calcext:value-type="string">
            <text:p>[[@136000]] very soon I will be posting again...</text:p>
          </table:table-cell>
          <table:table-cell/>
        </table:table-row>
        <table:table-row table:style-name="ro1">
          <table:table-cell office:value-type="float" office:value="298551" calcext:value-type="float">
            <text:p>298551</text:p>
          </table:table-cell>
          <table:table-cell office:value-type="float" office:value="0" calcext:value-type="float">
            <text:p>0</text:p>
          </table:table-cell>
          <table:table-cell office:value-type="float" office:value="1578849" calcext:value-type="float">
            <text:p>1578849</text:p>
          </table:table-cell>
          <table:table-cell office:value-type="float" office:value="76611" calcext:value-type="float">
            <text:p>76611</text:p>
          </table:table-cell>
          <table:table-cell office:value-type="string" calcext:value-type="string">
            <text:p>stunned!</text:p>
          </table:table-cell>
          <table:table-cell/>
        </table:table-row>
        <table:table-row table:style-name="ro1">
          <table:table-cell office:value-type="float" office:value="300467" calcext:value-type="float">
            <text:p>300467</text:p>
          </table:table-cell>
          <table:table-cell office:value-type="float" office:value="0" calcext:value-type="float">
            <text:p>0</text:p>
          </table:table-cell>
          <table:table-cell office:value-type="float" office:value="1586582" calcext:value-type="float">
            <text:p>1586582</text:p>
          </table:table-cell>
          <table:table-cell office:value-type="float" office:value="81170" calcext:value-type="float">
            <text:p>8117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01156" calcext:value-type="float">
            <text:p>301156</text:p>
          </table:table-cell>
          <table:table-cell office:value-type="float" office:value="1177582" calcext:value-type="float">
            <text:p>1177582</text:p>
          </table:table-cell>
          <table:table-cell office:value-type="float" office:value="0" calcext:value-type="float">
            <text:p>0</text:p>
          </table:table-cell>
          <table:table-cell office:value-type="float" office:value="489314" calcext:value-type="float">
            <text:p>489314</text:p>
          </table:table-cell>
          <table:table-cell office:value-type="string" calcext:value-type="string">
            <text:p>It does look out of this world!</text:p>
          </table:table-cell>
          <table:table-cell/>
        </table:table-row>
        <table:table-row table:style-name="ro1">
          <table:table-cell office:value-type="float" office:value="349285" calcext:value-type="float">
            <text:p>349285</text:p>
          </table:table-cell>
          <table:table-cell office:value-type="float" office:value="0" calcext:value-type="float">
            <text:p>0</text:p>
          </table:table-cell>
          <table:table-cell office:value-type="float" office:value="1876874" calcext:value-type="float">
            <text:p>1876874</text:p>
          </table:table-cell>
          <table:table-cell office:value-type="float" office:value="42745" calcext:value-type="float">
            <text:p>42745</text:p>
          </table:table-cell>
          <table:table-cell office:value-type="string" calcext:value-type="string">
            <text:p>The content and the images don't sit well with one another!</text:p>
          </table:table-cell>
          <table:table-cell/>
        </table:table-row>
        <table:table-row table:style-name="ro1">
          <table:table-cell office:value-type="float" office:value="369003" calcext:value-type="float">
            <text:p>369003</text:p>
          </table:table-cell>
          <table:table-cell office:value-type="float" office:value="0" calcext:value-type="float">
            <text:p>0</text:p>
          </table:table-cell>
          <table:table-cell office:value-type="float" office:value="2176144" calcext:value-type="float">
            <text:p>2176144</text:p>
          </table:table-cell>
          <table:table-cell office:value-type="float" office:value="688318" calcext:value-type="float">
            <text:p>688318</text:p>
          </table:table-cell>
          <table:table-cell office:value-type="string" calcext:value-type="string">
            <text:p>[[@1]]</text:p>
          </table:table-cell>
          <table:table-cell/>
        </table:table-row>
        <table:table-row table:style-name="ro1">
          <table:table-cell office:value-type="float" office:value="428374" calcext:value-type="float">
            <text:p>428374</text:p>
          </table:table-cell>
          <table:table-cell office:value-type="float" office:value="0" calcext:value-type="float">
            <text:p>0</text:p>
          </table:table-cell>
          <table:table-cell office:value-type="float" office:value="1570850" calcext:value-type="float">
            <text:p>1570850</text:p>
          </table:table-cell>
          <table:table-cell office:value-type="float" office:value="16658" calcext:value-type="float">
            <text:p>16658</text:p>
          </table:table-cell>
          <table:table-cell office:value-type="string" calcext:value-type="string">
            <text:p>nice</text:p>
          </table:table-cell>
          <table:table-cell/>
        </table:table-row>
        <table:table-row table:style-name="ro1">
          <table:table-cell office:value-type="float" office:value="44452" calcext:value-type="float">
            <text:p>44452</text:p>
          </table:table-cell>
          <table:table-cell office:value-type="float" office:value="0" calcext:value-type="float">
            <text:p>0</text:p>
          </table:table-cell>
          <table:table-cell office:value-type="float" office:value="643692" calcext:value-type="float">
            <text:p>643692</text:p>
          </table:table-cell>
          <table:table-cell office:value-type="float" office:value="81370" calcext:value-type="float">
            <text:p>81370</text:p>
          </table:table-cell>
          <table:table-cell office:value-type="string" calcext:value-type="string">
            <text:p>Sahi khel gaye tum toh</text:p>
          </table:table-cell>
          <table:table-cell/>
        </table:table-row>
        <table:table-row table:style-name="ro1">
          <table:table-cell office:value-type="float" office:value="61258" calcext:value-type="float">
            <text:p>61258</text:p>
          </table:table-cell>
          <table:table-cell office:value-type="float" office:value="0" calcext:value-type="float">
            <text:p>0</text:p>
          </table:table-cell>
          <table:table-cell office:value-type="float" office:value="681609" calcext:value-type="float">
            <text:p>681609</text:p>
          </table:table-cell>
          <table:table-cell office:value-type="float" office:value="203406" calcext:value-type="float">
            <text:p>203406</text:p>
          </table:table-cell>
          <table:table-cell office:value-type="string" calcext:value-type="string">
            <text:p>[[@79951]] <text:s/>I am not sure about the video graphics .but yes I can help you in Creativity , pictures and what you can add :)</text:p>
          </table:table-cell>
          <table:table-cell/>
        </table:table-row>
        <table:table-row table:style-name="ro1">
          <table:table-cell office:value-type="float" office:value="85623" calcext:value-type="float">
            <text:p>85623</text:p>
          </table:table-cell>
          <table:table-cell office:value-type="float" office:value="0" calcext:value-type="float">
            <text:p>0</text:p>
          </table:table-cell>
          <table:table-cell office:value-type="float" office:value="12993" calcext:value-type="float">
            <text:p>12993</text:p>
          </table:table-cell>
          <table:table-cell office:value-type="float" office:value="80266" calcext:value-type="float">
            <text:p>80266</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135763" calcext:value-type="float">
            <text:p>135763</text:p>
          </table:table-cell>
          <table:table-cell office:value-type="float" office:value="0" calcext:value-type="float">
            <text:p>0</text:p>
          </table:table-cell>
          <table:table-cell office:value-type="float" office:value="854655" calcext:value-type="float">
            <text:p>854655</text:p>
          </table:table-cell>
          <table:table-cell office:value-type="float" office:value="84219" calcext:value-type="float">
            <text:p>84219</text:p>
          </table:table-cell>
          <table:table-cell office:value-type="string" calcext:value-type="string">
            <text:p>When's your next update?!</text:p>
          </table:table-cell>
          <table:table-cell/>
        </table:table-row>
        <table:table-row table:style-name="ro1">
          <table:table-cell office:value-type="float" office:value="171457" calcext:value-type="float">
            <text:p>171457</text:p>
          </table:table-cell>
          <table:table-cell office:value-type="float" office:value="0" calcext:value-type="float">
            <text:p>0</text:p>
          </table:table-cell>
          <table:table-cell office:value-type="float" office:value="948496" calcext:value-type="float">
            <text:p>948496</text:p>
          </table:table-cell>
          <table:table-cell office:value-type="float" office:value="44979" calcext:value-type="float">
            <text:p>44979</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14457" calcext:value-type="float">
            <text:p>214457</text:p>
          </table:table-cell>
          <table:table-cell office:value-type="float" office:value="0" calcext:value-type="float">
            <text:p>0</text:p>
          </table:table-cell>
          <table:table-cell office:value-type="float" office:value="1103114" calcext:value-type="float">
            <text:p>1103114</text:p>
          </table:table-cell>
          <table:table-cell office:value-type="float" office:value="332240" calcext:value-type="float">
            <text:p>332240</text:p>
          </table:table-cell>
          <table:table-cell office:value-type="string" calcext:value-type="string">
            <text:p>[[@81398]] This photo from trekking on the hill country side in Chiang Rai.please come back again.</text:p>
          </table:table-cell>
          <table:table-cell/>
        </table:table-row>
        <table:table-row table:style-name="ro1">
          <table:table-cell office:value-type="float" office:value="217719" calcext:value-type="float">
            <text:p>217719</text:p>
          </table:table-cell>
          <table:table-cell office:value-type="float" office:value="0" calcext:value-type="float">
            <text:p>0</text:p>
          </table:table-cell>
          <table:table-cell office:value-type="float" office:value="983797" calcext:value-type="float">
            <text:p>983797</text:p>
          </table:table-cell>
          <table:table-cell office:value-type="float" office:value="326445" calcext:value-type="float">
            <text:p>326445</text:p>
          </table:table-cell>
          <table:table-cell office:value-type="string" calcext:value-type="string">
            <text:p>Cool</text:p>
          </table:table-cell>
          <table:table-cell/>
        </table:table-row>
        <table:table-row table:style-name="ro1">
          <table:table-cell office:value-type="float" office:value="326423" calcext:value-type="float">
            <text:p>326423</text:p>
          </table:table-cell>
          <table:table-cell office:value-type="float" office:value="0" calcext:value-type="float">
            <text:p>0</text:p>
          </table:table-cell>
          <table:table-cell office:value-type="float" office:value="1746460" calcext:value-type="float">
            <text:p>1746460</text:p>
          </table:table-cell>
          <table:table-cell office:value-type="float" office:value="80454" calcext:value-type="float">
            <text:p>80454</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88059" calcext:value-type="float">
            <text:p>388059</text:p>
          </table:table-cell>
          <table:table-cell office:value-type="float" office:value="0" calcext:value-type="float">
            <text:p>0</text:p>
          </table:table-cell>
          <table:table-cell office:value-type="float" office:value="2260188" calcext:value-type="float">
            <text:p>2260188</text:p>
          </table:table-cell>
          <table:table-cell office:value-type="float" office:value="906032" calcext:value-type="float">
            <text:p>906032</text:p>
          </table:table-cell>
          <table:table-cell office:value-type="string" calcext:value-type="string">
            <text:p>Hijan</text:p>
          </table:table-cell>
          <table:table-cell/>
        </table:table-row>
        <table:table-row table:style-name="ro1">
          <table:table-cell office:value-type="float" office:value="28935" calcext:value-type="float">
            <text:p>28935</text:p>
          </table:table-cell>
          <table:table-cell office:value-type="float" office:value="0" calcext:value-type="float">
            <text:p>0</text:p>
          </table:table-cell>
          <table:table-cell office:value-type="float" office:value="608214" calcext:value-type="float">
            <text:p>608214</text:p>
          </table:table-cell>
          <table:table-cell office:value-type="float" office:value="40479" calcext:value-type="float">
            <text:p>40479</text:p>
          </table:table-cell>
          <table:table-cell office:value-type="string" calcext:value-type="string">
            <text:p>Amazing ❤️❤️</text:p>
          </table:table-cell>
          <table:table-cell/>
        </table:table-row>
        <table:table-row table:style-name="ro1">
          <table:table-cell office:value-type="float" office:value="39054" calcext:value-type="float">
            <text:p>39054</text:p>
          </table:table-cell>
          <table:table-cell office:value-type="float" office:value="0" calcext:value-type="float">
            <text:p>0</text:p>
          </table:table-cell>
          <table:table-cell office:value-type="float" office:value="600519" calcext:value-type="float">
            <text:p>600519</text:p>
          </table:table-cell>
          <table:table-cell office:value-type="float" office:value="79455" calcext:value-type="float">
            <text:p>79455</text:p>
          </table:table-cell>
          <table:table-cell office:value-type="string" calcext:value-type="string">
            <text:p>Amazing content ❤️❤️</text:p>
          </table:table-cell>
          <table:table-cell/>
        </table:table-row>
        <table:table-row table:style-name="ro1">
          <table:table-cell office:value-type="float" office:value="39929" calcext:value-type="float">
            <text:p>39929</text:p>
          </table:table-cell>
          <table:table-cell office:value-type="float" office:value="0" calcext:value-type="float">
            <text:p>0</text:p>
          </table:table-cell>
          <table:table-cell office:value-type="float" office:value="633311" calcext:value-type="float">
            <text:p>633311</text:p>
          </table:table-cell>
          <table:table-cell office:value-type="float" office:value="41225" calcext:value-type="float">
            <text:p>41225</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75045" calcext:value-type="float">
            <text:p>75045</text:p>
          </table:table-cell>
          <table:table-cell office:value-type="float" office:value="0" calcext:value-type="float">
            <text:p>0</text:p>
          </table:table-cell>
          <table:table-cell office:value-type="float" office:value="720875" calcext:value-type="float">
            <text:p>720875</text:p>
          </table:table-cell>
          <table:table-cell office:value-type="float" office:value="214143" calcext:value-type="float">
            <text:p>214143</text:p>
          </table:table-cell>
          <table:table-cell office:value-type="string" calcext:value-type="string">
            <text:p>[[@81633]] less followers coz I started using trell now only!</text:p>
          </table:table-cell>
          <table:table-cell/>
        </table:table-row>
        <table:table-row table:style-name="ro1">
          <table:table-cell office:value-type="float" office:value="113240" calcext:value-type="float">
            <text:p>113240</text:p>
          </table:table-cell>
          <table:table-cell office:value-type="float" office:value="0" calcext:value-type="float">
            <text:p>0</text:p>
          </table:table-cell>
          <table:table-cell office:value-type="float" office:value="778616" calcext:value-type="float">
            <text:p>778616</text:p>
          </table:table-cell>
          <table:table-cell office:value-type="float" office:value="86747" calcext:value-type="float">
            <text:p>86747</text:p>
          </table:table-cell>
          <table:table-cell office:value-type="string" calcext:value-type="string">
            <text:p>I love the wordplay in your title!</text:p>
          </table:table-cell>
          <table:table-cell/>
        </table:table-row>
        <table:table-row table:style-name="ro1">
          <table:table-cell office:value-type="float" office:value="138225" calcext:value-type="float">
            <text:p>138225</text:p>
          </table:table-cell>
          <table:table-cell office:value-type="float" office:value="0" calcext:value-type="float">
            <text:p>0</text:p>
          </table:table-cell>
          <table:table-cell office:value-type="float" office:value="862485" calcext:value-type="float">
            <text:p>862485</text:p>
          </table:table-cell>
          <table:table-cell office:value-type="float" office:value="86539" calcext:value-type="float">
            <text:p>86539</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141011" calcext:value-type="float">
            <text:p>141011</text:p>
          </table:table-cell>
          <table:table-cell office:value-type="float" office:value="0" calcext:value-type="float">
            <text:p>0</text:p>
          </table:table-cell>
          <table:table-cell office:value-type="float" office:value="868163" calcext:value-type="float">
            <text:p>868163</text:p>
          </table:table-cell>
          <table:table-cell office:value-type="float" office:value="39555" calcext:value-type="float">
            <text:p>39555</text:p>
          </table:table-cell>
          <table:table-cell office:value-type="string" calcext:value-type="string">
            <text:p>Looks amazing ??</text:p>
          </table:table-cell>
          <table:table-cell/>
        </table:table-row>
        <table:table-row table:style-name="ro1">
          <table:table-cell office:value-type="float" office:value="194191" calcext:value-type="float">
            <text:p>194191</text:p>
          </table:table-cell>
          <table:table-cell office:value-type="float" office:value="0" calcext:value-type="float">
            <text:p>0</text:p>
          </table:table-cell>
          <table:table-cell office:value-type="float" office:value="1004082" calcext:value-type="float">
            <text:p>1004082</text:p>
          </table:table-cell>
          <table:table-cell office:value-type="float" office:value="78308" calcext:value-type="float">
            <text:p>78308</text:p>
          </table:table-cell>
          <table:table-cell office:value-type="string" calcext:value-type="string">
            <text:p>Amazing trail, could share some videos of the same</text:p>
          </table:table-cell>
          <table:table-cell/>
        </table:table-row>
        <table:table-row table:style-name="ro1">
          <table:table-cell office:value-type="float" office:value="286914" calcext:value-type="float">
            <text:p>286914</text:p>
          </table:table-cell>
          <table:table-cell office:value-type="float" office:value="1094893" calcext:value-type="float">
            <text:p>1094893</text:p>
          </table:table-cell>
          <table:table-cell office:value-type="float" office:value="0" calcext:value-type="float">
            <text:p>0</text:p>
          </table:table-cell>
          <table:table-cell office:value-type="float" office:value="451396" calcext:value-type="float">
            <text:p>451396</text:p>
          </table:table-cell>
          <table:table-cell office:value-type="string" calcext:value-type="string">
            <text:p>Awesome</text:p>
          </table:table-cell>
          <table:table-cell/>
        </table:table-row>
        <table:table-row table:style-name="ro1">
          <table:table-cell office:value-type="float" office:value="305126" calcext:value-type="float">
            <text:p>305126</text:p>
          </table:table-cell>
          <table:table-cell office:value-type="float" office:value="0" calcext:value-type="float">
            <text:p>0</text:p>
          </table:table-cell>
          <table:table-cell office:value-type="float" office:value="1607163" calcext:value-type="float">
            <text:p>1607163</text:p>
          </table:table-cell>
          <table:table-cell office:value-type="float" office:value="40339" calcext:value-type="float">
            <text:p>40339</text:p>
          </table:table-cell>
          <table:table-cell office:value-type="string" calcext:value-type="string">
            <text:p>Nyc..lovely ?</text:p>
          </table:table-cell>
          <table:table-cell/>
        </table:table-row>
        <table:table-row table:style-name="ro1">
          <table:table-cell office:value-type="float" office:value="324815" calcext:value-type="float">
            <text:p>324815</text:p>
          </table:table-cell>
          <table:table-cell office:value-type="float" office:value="0" calcext:value-type="float">
            <text:p>0</text:p>
          </table:table-cell>
          <table:table-cell office:value-type="float" office:value="1733903" calcext:value-type="float">
            <text:p>1733903</text:p>
          </table:table-cell>
          <table:table-cell office:value-type="float" office:value="83546" calcext:value-type="float">
            <text:p>83546</text:p>
          </table:table-cell>
          <table:table-cell office:value-type="string" calcext:value-type="string">
            <text:p>This is the place I wanted to go! ?</text:p>
          </table:table-cell>
          <table:table-cell/>
        </table:table-row>
        <table:table-row table:style-name="ro1">
          <table:table-cell office:value-type="float" office:value="327136" calcext:value-type="float">
            <text:p>327136</text:p>
          </table:table-cell>
          <table:table-cell office:value-type="float" office:value="0" calcext:value-type="float">
            <text:p>0</text:p>
          </table:table-cell>
          <table:table-cell office:value-type="float" office:value="1749333" calcext:value-type="float">
            <text:p>1749333</text:p>
          </table:table-cell>
          <table:table-cell office:value-type="float" office:value="136331" calcext:value-type="float">
            <text:p>136331</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31049" calcext:value-type="float">
            <text:p>331049</text:p>
          </table:table-cell>
          <table:table-cell office:value-type="float" office:value="0" calcext:value-type="float">
            <text:p>0</text:p>
          </table:table-cell>
          <table:table-cell office:value-type="float" office:value="1770578" calcext:value-type="float">
            <text:p>1770578</text:p>
          </table:table-cell>
          <table:table-cell office:value-type="float" office:value="52696" calcext:value-type="float">
            <text:p>52696</text:p>
          </table:table-cell>
          <table:table-cell office:value-type="string" calcext:value-type="string">
            <text:p>Wow! that's such a cool title! but the images were so blurry!</text:p>
          </table:table-cell>
          <table:table-cell/>
        </table:table-row>
        <table:table-row table:style-name="ro1">
          <table:table-cell office:value-type="float" office:value="341885" calcext:value-type="float">
            <text:p>341885</text:p>
          </table:table-cell>
          <table:table-cell office:value-type="float" office:value="0" calcext:value-type="float">
            <text:p>0</text:p>
          </table:table-cell>
          <table:table-cell office:value-type="float" office:value="1823374" calcext:value-type="float">
            <text:p>1823374</text:p>
          </table:table-cell>
          <table:table-cell office:value-type="float" office:value="562862" calcext:value-type="float">
            <text:p>562862</text:p>
          </table:table-cell>
          <table:table-cell office:value-type="string" calcext:value-type="string">
            <text:p>[[@84609]] most of the images were taken with a phone and hence, <text:s/>the grains. <text:s/>?</text:p>
          </table:table-cell>
          <table:table-cell/>
        </table:table-row>
        <table:table-row table:style-name="ro1">
          <table:table-cell office:value-type="float" office:value="25914" calcext:value-type="float">
            <text:p>25914</text:p>
          </table:table-cell>
          <table:table-cell office:value-type="float" office:value="0" calcext:value-type="float">
            <text:p>0</text:p>
          </table:table-cell>
          <table:table-cell office:value-type="float" office:value="600444" calcext:value-type="float">
            <text:p>600444</text:p>
          </table:table-cell>
          <table:table-cell office:value-type="float" office:value="86043" calcext:value-type="float">
            <text:p>86043</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51610" calcext:value-type="float">
            <text:p>51610</text:p>
          </table:table-cell>
          <table:table-cell office:value-type="float" office:value="0" calcext:value-type="float">
            <text:p>0</text:p>
          </table:table-cell>
          <table:table-cell office:value-type="float" office:value="659224" calcext:value-type="float">
            <text:p>659224</text:p>
          </table:table-cell>
          <table:table-cell office:value-type="float" office:value="196483" calcext:value-type="float">
            <text:p>196483</text:p>
          </table:table-cell>
          <table:table-cell office:value-type="string" calcext:value-type="string">
            <text:p>Loopholes are not much.. It's on a little pricier side. I personally didn't like Hummus much.. The waiting time for your food may concern sometime., If you go alone. Else Lovely place to hangout</text:p>
          </table:table-cell>
          <table:table-cell/>
        </table:table-row>
        <table:table-row table:style-name="ro1">
          <table:table-cell office:value-type="float" office:value="129622" calcext:value-type="float">
            <text:p>129622</text:p>
          </table:table-cell>
          <table:table-cell office:value-type="float" office:value="0" calcext:value-type="float">
            <text:p>0</text:p>
          </table:table-cell>
          <table:table-cell office:value-type="float" office:value="840326" calcext:value-type="float">
            <text:p>840326</text:p>
          </table:table-cell>
          <table:table-cell office:value-type="float" office:value="248497" calcext:value-type="float">
            <text:p>248497</text:p>
          </table:table-cell>
          <table:table-cell office:value-type="string" calcext:value-type="string">
            <text:p>Thank u....</text:p>
          </table:table-cell>
          <table:table-cell/>
        </table:table-row>
        <table:table-row table:style-name="ro1">
          <table:table-cell office:value-type="float" office:value="162412" calcext:value-type="float">
            <text:p>162412</text:p>
          </table:table-cell>
          <table:table-cell office:value-type="float" office:value="0" calcext:value-type="float">
            <text:p>0</text:p>
          </table:table-cell>
          <table:table-cell office:value-type="float" office:value="922985" calcext:value-type="float">
            <text:p>922985</text:p>
          </table:table-cell>
          <table:table-cell office:value-type="float" office:value="77569" calcext:value-type="float">
            <text:p>77569</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194483" calcext:value-type="float">
            <text:p>194483</text:p>
          </table:table-cell>
          <table:table-cell office:value-type="float" office:value="0" calcext:value-type="float">
            <text:p>0</text:p>
          </table:table-cell>
          <table:table-cell office:value-type="float" office:value="1007289" calcext:value-type="float">
            <text:p>1007289</text:p>
          </table:table-cell>
          <table:table-cell office:value-type="float" office:value="303264" calcext:value-type="float">
            <text:p>303264</text:p>
          </table:table-cell>
          <table:table-cell office:value-type="string" calcext:value-type="string">
            <text:p>[[@19573]] what you want know</text:p>
          </table:table-cell>
          <table:table-cell/>
        </table:table-row>
        <table:table-row table:style-name="ro1">
          <table:table-cell office:value-type="float" office:value="294891" calcext:value-type="float">
            <text:p>294891</text:p>
          </table:table-cell>
          <table:table-cell office:value-type="float" office:value="0" calcext:value-type="float">
            <text:p>0</text:p>
          </table:table-cell>
          <table:table-cell office:value-type="float" office:value="1546196" calcext:value-type="float">
            <text:p>1546196</text:p>
          </table:table-cell>
          <table:table-cell office:value-type="float" office:value="475895" calcext:value-type="float">
            <text:p>475895</text:p>
          </table:table-cell>
          <table:table-cell office:value-type="string" calcext:value-type="string">
            <text:p>Thnkxx... Punjab has a different essence...</text:p>
          </table:table-cell>
          <table:table-cell/>
        </table:table-row>
        <table:table-row table:style-name="ro1">
          <table:table-cell office:value-type="float" office:value="299273" calcext:value-type="float">
            <text:p>299273</text:p>
          </table:table-cell>
          <table:table-cell office:value-type="float" office:value="0" calcext:value-type="float">
            <text:p>0</text:p>
          </table:table-cell>
          <table:table-cell office:value-type="float" office:value="1582445" calcext:value-type="float">
            <text:p>1582445</text:p>
          </table:table-cell>
          <table:table-cell office:value-type="float" office:value="81384" calcext:value-type="float">
            <text:p>81384</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301447" calcext:value-type="float">
            <text:p>301447</text:p>
          </table:table-cell>
          <table:table-cell office:value-type="float" office:value="81144" calcext:value-type="float">
            <text:p>81144</text:p>
          </table:table-cell>
          <table:table-cell office:value-type="float" office:value="0" calcext:value-type="float">
            <text:p>0</text:p>
          </table:table-cell>
          <table:table-cell office:value-type="float" office:value="489159" calcext:value-type="float">
            <text:p>489159</text:p>
          </table:table-cell>
          <table:table-cell office:value-type="string" calcext:value-type="string">
            <text:p>Ehum</text:p>
          </table:table-cell>
          <table:table-cell/>
        </table:table-row>
        <table:table-row table:style-name="ro1">
          <table:table-cell office:value-type="float" office:value="350288" calcext:value-type="float">
            <text:p>350288</text:p>
          </table:table-cell>
          <table:table-cell office:value-type="float" office:value="0" calcext:value-type="float">
            <text:p>0</text:p>
          </table:table-cell>
          <table:table-cell office:value-type="float" office:value="1883617" calcext:value-type="float">
            <text:p>1883617</text:p>
          </table:table-cell>
          <table:table-cell office:value-type="float" office:value="136466" calcext:value-type="float">
            <text:p>136466</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79410" calcext:value-type="float">
            <text:p>379410</text:p>
          </table:table-cell>
          <table:table-cell office:value-type="float" office:value="0" calcext:value-type="float">
            <text:p>0</text:p>
          </table:table-cell>
          <table:table-cell office:value-type="float" office:value="983155" calcext:value-type="float">
            <text:p>983155</text:p>
          </table:table-cell>
          <table:table-cell office:value-type="float" office:value="296369" calcext:value-type="float">
            <text:p>296369</text:p>
          </table:table-cell>
          <table:table-cell office:value-type="string" calcext:value-type="string">
            <text:p>Thanks Mihir jariwala. I have just started but will surely make it better</text:p>
          </table:table-cell>
          <table:table-cell/>
        </table:table-row>
        <table:table-row table:style-name="ro1">
          <table:table-cell office:value-type="float" office:value="401038" calcext:value-type="float">
            <text:p>401038</text:p>
          </table:table-cell>
          <table:table-cell office:value-type="float" office:value="0" calcext:value-type="float">
            <text:p>0</text:p>
          </table:table-cell>
          <table:table-cell office:value-type="float" office:value="2286945" calcext:value-type="float">
            <text:p>2286945</text:p>
          </table:table-cell>
          <table:table-cell office:value-type="float" office:value="1044444" calcext:value-type="float">
            <text:p>1044444</text:p>
          </table:table-cell>
          <table:table-cell office:value-type="string" calcext:value-type="string">
            <text:p>B</text:p>
          </table:table-cell>
          <table:table-cell/>
        </table:table-row>
        <table:table-row table:style-name="ro1">
          <table:table-cell office:value-type="float" office:value="204264" calcext:value-type="float">
            <text:p>204264</text:p>
          </table:table-cell>
          <table:table-cell office:value-type="float" office:value="0" calcext:value-type="float">
            <text:p>0</text:p>
          </table:table-cell>
          <table:table-cell office:value-type="float" office:value="1057943" calcext:value-type="float">
            <text:p>1057943</text:p>
          </table:table-cell>
          <table:table-cell office:value-type="float" office:value="256564" calcext:value-type="float">
            <text:p>256564</text:p>
          </table:table-cell>
          <table:table-cell office:value-type="string" calcext:value-type="string">
            <text:p>Ikr ! Drop by!</text:p>
          </table:table-cell>
          <table:table-cell/>
        </table:table-row>
        <table:table-row table:style-name="ro1">
          <table:table-cell office:value-type="float" office:value="217248" calcext:value-type="float">
            <text:p>217248</text:p>
          </table:table-cell>
          <table:table-cell office:value-type="float" office:value="0" calcext:value-type="float">
            <text:p>0</text:p>
          </table:table-cell>
          <table:table-cell office:value-type="float" office:value="1115551" calcext:value-type="float">
            <text:p>1115551</text:p>
          </table:table-cell>
          <table:table-cell office:value-type="float" office:value="87967" calcext:value-type="float">
            <text:p>87967</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243637" calcext:value-type="float">
            <text:p>243637</text:p>
          </table:table-cell>
          <table:table-cell office:value-type="float" office:value="0" calcext:value-type="float">
            <text:p>0</text:p>
          </table:table-cell>
          <table:table-cell office:value-type="float" office:value="1219095" calcext:value-type="float">
            <text:p>1219095</text:p>
          </table:table-cell>
          <table:table-cell office:value-type="float" office:value="368392" calcext:value-type="float">
            <text:p>368392</text:p>
          </table:table-cell>
          <table:table-cell office:value-type="string" calcext:value-type="string">
            <text:p>[[@87760]] <text:s/>Thanks alot</text:p>
          </table:table-cell>
          <table:table-cell/>
        </table:table-row>
        <table:table-row table:style-name="ro1">
          <table:table-cell office:value-type="float" office:value="430611" calcext:value-type="float">
            <text:p>430611</text:p>
          </table:table-cell>
          <table:table-cell office:value-type="float" office:value="0" calcext:value-type="float">
            <text:p>0</text:p>
          </table:table-cell>
          <table:table-cell office:value-type="float" office:value="2347758" calcext:value-type="float">
            <text:p>2347758</text:p>
          </table:table-cell>
          <table:table-cell office:value-type="float" office:value="17960" calcext:value-type="float">
            <text:p>17960</text:p>
          </table:table-cell>
          <table:table-cell office:value-type="string" calcext:value-type="string">
            <text:p>great job</text:p>
          </table:table-cell>
          <table:table-cell/>
        </table:table-row>
        <table:table-row table:style-name="ro1">
          <table:table-cell office:value-type="float" office:value="35919" calcext:value-type="float">
            <text:p>35919</text:p>
          </table:table-cell>
          <table:table-cell office:value-type="float" office:value="0" calcext:value-type="float">
            <text:p>0</text:p>
          </table:table-cell>
          <table:table-cell office:value-type="float" office:value="624962" calcext:value-type="float">
            <text:p>624962</text:p>
          </table:table-cell>
          <table:table-cell office:value-type="float" office:value="186853" calcext:value-type="float">
            <text:p>186853</text:p>
          </table:table-cell>
          <table:table-cell office:value-type="string" calcext:value-type="string">
            <text:p>[[@42394]] anything and everything, but next should be the insiders of Ooty.</text:p>
          </table:table-cell>
          <table:table-cell/>
        </table:table-row>
        <table:table-row table:style-name="ro1">
          <table:table-cell office:value-type="float" office:value="111022" calcext:value-type="float">
            <text:p>111022</text:p>
          </table:table-cell>
          <table:table-cell office:value-type="float" office:value="0" calcext:value-type="float">
            <text:p>0</text:p>
          </table:table-cell>
          <table:table-cell office:value-type="float" office:value="798992" calcext:value-type="float">
            <text:p>798992</text:p>
          </table:table-cell>
          <table:table-cell office:value-type="float" office:value="237837" calcext:value-type="float">
            <text:p>237837</text:p>
          </table:table-cell>
          <table:table-cell office:value-type="string" calcext:value-type="string">
            <text:p>Loopholes in the sense?</text:p>
          </table:table-cell>
          <table:table-cell/>
        </table:table-row>
        <table:table-row table:style-name="ro1">
          <table:table-cell office:value-type="float" office:value="162700" calcext:value-type="float">
            <text:p>162700</text:p>
          </table:table-cell>
          <table:table-cell office:value-type="float" office:value="0" calcext:value-type="float">
            <text:p>0</text:p>
          </table:table-cell>
          <table:table-cell office:value-type="float" office:value="923834" calcext:value-type="float">
            <text:p>923834</text:p>
          </table:table-cell>
          <table:table-cell office:value-type="float" office:value="263032" calcext:value-type="float">
            <text:p>263032</text:p>
          </table:table-cell>
          <table:table-cell office:value-type="string" calcext:value-type="string">
            <text:p>[[@85248]] thankyou so much .... even i am not into photgraphy like in a perfect way but i would suggest u to focus on the angles and click watever u feel thatll just amaze ur as well as others vision .</text:p>
          </table:table-cell>
          <table:table-cell/>
        </table:table-row>
        <table:table-row table:style-name="ro1">
          <table:table-cell office:value-type="float" office:value="290288" calcext:value-type="float">
            <text:p>290288</text:p>
          </table:table-cell>
          <table:table-cell office:value-type="float" office:value="0" calcext:value-type="float">
            <text:p>0</text:p>
          </table:table-cell>
          <table:table-cell office:value-type="float" office:value="1523236" calcext:value-type="float">
            <text:p>1523236</text:p>
          </table:table-cell>
          <table:table-cell office:value-type="float" office:value="468659" calcext:value-type="float">
            <text:p>468659</text:p>
          </table:table-cell>
          <table:table-cell office:value-type="string" calcext:value-type="string">
            <text:p>[[@39470]] <text:s/>actually i am using my phone camera note 8</text:p>
          </table:table-cell>
          <table:table-cell/>
        </table:table-row>
        <table:table-row table:style-name="ro1">
          <table:table-cell office:value-type="float" office:value="299155" calcext:value-type="float">
            <text:p>299155</text:p>
          </table:table-cell>
          <table:table-cell office:value-type="float" office:value="0" calcext:value-type="float">
            <text:p>0</text:p>
          </table:table-cell>
          <table:table-cell office:value-type="float" office:value="1581275" calcext:value-type="float">
            <text:p>1581275</text:p>
          </table:table-cell>
          <table:table-cell office:value-type="float" office:value="81553" calcext:value-type="float">
            <text:p>81553</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13271" calcext:value-type="float">
            <text:p>313271</text:p>
          </table:table-cell>
          <table:table-cell office:value-type="float" office:value="0" calcext:value-type="float">
            <text:p>0</text:p>
          </table:table-cell>
          <table:table-cell office:value-type="float" office:value="1663467" calcext:value-type="float">
            <text:p>1663467</text:p>
          </table:table-cell>
          <table:table-cell office:value-type="float" office:value="76319" calcext:value-type="float">
            <text:p>76319</text:p>
          </table:table-cell>
          <table:table-cell office:value-type="string" calcext:value-type="string">
            <text:p>loved your stories! wondering what your next trail would be?</text:p>
          </table:table-cell>
          <table:table-cell/>
        </table:table-row>
        <table:table-row table:style-name="ro1">
          <table:table-cell office:value-type="float" office:value="316696" calcext:value-type="float">
            <text:p>316696</text:p>
          </table:table-cell>
          <table:table-cell office:value-type="float" office:value="0" calcext:value-type="float">
            <text:p>0</text:p>
          </table:table-cell>
          <table:table-cell office:value-type="float" office:value="1680830" calcext:value-type="float">
            <text:p>1680830</text:p>
          </table:table-cell>
          <table:table-cell office:value-type="float" office:value="331450" calcext:value-type="float">
            <text:p>331450</text:p>
          </table:table-cell>
          <table:table-cell office:value-type="string" calcext:value-type="string">
            <text:p>Awesome</text:p>
          </table:table-cell>
          <table:table-cell/>
        </table:table-row>
        <table:table-row table:style-name="ro1">
          <table:table-cell office:value-type="float" office:value="356637" calcext:value-type="float">
            <text:p>356637</text:p>
          </table:table-cell>
          <table:table-cell office:value-type="float" office:value="0" calcext:value-type="float">
            <text:p>0</text:p>
          </table:table-cell>
          <table:table-cell office:value-type="float" office:value="1819072" calcext:value-type="float">
            <text:p>1819072</text:p>
          </table:table-cell>
          <table:table-cell office:value-type="float" office:value="593362" calcext:value-type="float">
            <text:p>593362</text:p>
          </table:table-cell>
          <table:table-cell office:value-type="string" calcext:value-type="string">
            <text:p>Superb trail...keep up the good work...I love it</text:p>
          </table:table-cell>
          <table:table-cell/>
        </table:table-row>
        <table:table-row table:style-name="ro1">
          <table:table-cell office:value-type="float" office:value="384236" calcext:value-type="float">
            <text:p>384236</text:p>
          </table:table-cell>
          <table:table-cell office:value-type="float" office:value="1166499" calcext:value-type="float">
            <text:p>1166499</text:p>
          </table:table-cell>
          <table:table-cell office:value-type="float" office:value="0" calcext:value-type="float">
            <text:p>0</text:p>
          </table:table-cell>
          <table:table-cell office:value-type="float" office:value="495851" calcext:value-type="float">
            <text:p>495851</text:p>
          </table:table-cell>
          <table:table-cell office:value-type="string" calcext:value-type="string">
            <text:p>Superb</text:p>
          </table:table-cell>
          <table:table-cell/>
        </table:table-row>
        <table:table-row table:style-name="ro1">
          <table:table-cell office:value-type="float" office:value="398412" calcext:value-type="float">
            <text:p>398412</text:p>
          </table:table-cell>
          <table:table-cell office:value-type="float" office:value="0" calcext:value-type="float">
            <text:p>0</text:p>
          </table:table-cell>
          <table:table-cell office:value-type="float" office:value="775501" calcext:value-type="float">
            <text:p>775501</text:p>
          </table:table-cell>
          <table:table-cell office:value-type="float" office:value="984096" calcext:value-type="float">
            <text:p>984096</text:p>
          </table:table-cell>
          <table:table-cell office:value-type="string" calcext:value-type="string">
            <text:p>Nice</text:p>
          </table:table-cell>
          <table:table-cell/>
        </table:table-row>
        <table:table-row table:style-name="ro1">
          <table:table-cell office:value-type="float" office:value="456814" calcext:value-type="float">
            <text:p>456814</text:p>
          </table:table-cell>
          <table:table-cell office:value-type="float" office:value="0" calcext:value-type="float">
            <text:p>0</text:p>
          </table:table-cell>
          <table:table-cell office:value-type="float" office:value="2263767" calcext:value-type="float">
            <text:p>2263767</text:p>
          </table:table-cell>
          <table:table-cell office:value-type="float" office:value="2091308" calcext:value-type="float">
            <text:p>2091308</text:p>
          </table:table-cell>
          <table:table-cell office:value-type="string" calcext:value-type="string">
            <text:p>Hi</text:p>
          </table:table-cell>
          <table:table-cell/>
        </table:table-row>
        <table:table-row table:style-name="ro1">
          <table:table-cell office:value-type="float" office:value="459832" calcext:value-type="float">
            <text:p>459832</text:p>
          </table:table-cell>
          <table:table-cell office:value-type="float" office:value="0" calcext:value-type="float">
            <text:p>0</text:p>
          </table:table-cell>
          <table:table-cell office:value-type="float" office:value="2317246" calcext:value-type="float">
            <text:p>2317246</text:p>
          </table:table-cell>
          <table:table-cell office:value-type="float" office:value="2174102" calcext:value-type="float">
            <text:p>2174102</text:p>
          </table:table-cell>
          <table:table-cell office:value-type="string" calcext:value-type="string">
            <text:p>Hi</text:p>
          </table:table-cell>
          <table:table-cell/>
        </table:table-row>
        <table:table-row table:style-name="ro1">
          <table:table-cell office:value-type="float" office:value="18114" calcext:value-type="float">
            <text:p>18114</text:p>
          </table:table-cell>
          <table:table-cell office:value-type="float" office:value="165923" calcext:value-type="float">
            <text:p>165923</text:p>
          </table:table-cell>
          <table:table-cell office:value-type="float" office:value="0" calcext:value-type="float">
            <text:p>0</text:p>
          </table:table-cell>
          <table:table-cell office:value-type="float" office:value="173450" calcext:value-type="float">
            <text:p>173450</text:p>
          </table:table-cell>
          <table:table-cell office:value-type="string" calcext:value-type="string">
            <text:p>Karwar is beautiful, i shot a commercial at the Aum Beach and stayed at the swa swara, it's was an experience of a life time</text:p>
          </table:table-cell>
          <table:table-cell/>
        </table:table-row>
        <table:table-row table:style-name="ro1">
          <table:table-cell office:value-type="float" office:value="35911" calcext:value-type="float">
            <text:p>35911</text:p>
          </table:table-cell>
          <table:table-cell office:value-type="float" office:value="0" calcext:value-type="float">
            <text:p>0</text:p>
          </table:table-cell>
          <table:table-cell office:value-type="float" office:value="626813" calcext:value-type="float">
            <text:p>626813</text:p>
          </table:table-cell>
          <table:table-cell office:value-type="float" office:value="78690" calcext:value-type="float">
            <text:p>78690</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54055" calcext:value-type="float">
            <text:p>54055</text:p>
          </table:table-cell>
          <table:table-cell office:value-type="float" office:value="0" calcext:value-type="float">
            <text:p>0</text:p>
          </table:table-cell>
          <table:table-cell office:value-type="float" office:value="666496" calcext:value-type="float">
            <text:p>666496</text:p>
          </table:table-cell>
          <table:table-cell office:value-type="float" office:value="135933" calcext:value-type="float">
            <text:p>135933</text:p>
          </table:table-cell>
          <table:table-cell office:value-type="string" calcext:value-type="string">
            <text:p>Wow! that's such a cool title! but the images were so blurry!</text:p>
          </table:table-cell>
          <table:table-cell/>
        </table:table-row>
        <table:table-row table:style-name="ro1">
          <table:table-cell office:value-type="float" office:value="74293" calcext:value-type="float">
            <text:p>74293</text:p>
          </table:table-cell>
          <table:table-cell office:value-type="float" office:value="0" calcext:value-type="float">
            <text:p>0</text:p>
          </table:table-cell>
          <table:table-cell office:value-type="float" office:value="712358" calcext:value-type="float">
            <text:p>712358</text:p>
          </table:table-cell>
          <table:table-cell office:value-type="float" office:value="212141" calcext:value-type="float">
            <text:p>212141</text:p>
          </table:table-cell>
          <table:table-cell office:value-type="string" calcext:value-type="string">
            <text:p>[[@41309]] thanks</text:p>
          </table:table-cell>
          <table:table-cell/>
        </table:table-row>
        <table:table-row table:style-name="ro1">
          <table:table-cell office:value-type="float" office:value="91493" calcext:value-type="float">
            <text:p>91493</text:p>
          </table:table-cell>
          <table:table-cell office:value-type="float" office:value="0" calcext:value-type="float">
            <text:p>0</text:p>
          </table:table-cell>
          <table:table-cell office:value-type="float" office:value="757854" calcext:value-type="float">
            <text:p>757854</text:p>
          </table:table-cell>
          <table:table-cell office:value-type="float" office:value="78314" calcext:value-type="float">
            <text:p>78314</text:p>
          </table:table-cell>
          <table:table-cell office:value-type="string" calcext:value-type="string">
            <text:p>i'm so trying this sometime, do you have more experiences?</text:p>
          </table:table-cell>
          <table:table-cell/>
        </table:table-row>
        <table:table-row table:style-name="ro1">
          <table:table-cell office:value-type="float" office:value="243718" calcext:value-type="float">
            <text:p>243718</text:p>
          </table:table-cell>
          <table:table-cell office:value-type="float" office:value="0" calcext:value-type="float">
            <text:p>0</text:p>
          </table:table-cell>
          <table:table-cell office:value-type="float" office:value="1220875" calcext:value-type="float">
            <text:p>1220875</text:p>
          </table:table-cell>
          <table:table-cell office:value-type="float" office:value="43403" calcext:value-type="float">
            <text:p>43403</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329636" calcext:value-type="float">
            <text:p>329636</text:p>
          </table:table-cell>
          <table:table-cell office:value-type="float" office:value="0" calcext:value-type="float">
            <text:p>0</text:p>
          </table:table-cell>
          <table:table-cell office:value-type="float" office:value="32154" calcext:value-type="float">
            <text:p>32154</text:p>
          </table:table-cell>
          <table:table-cell office:value-type="float" office:value="545005" calcext:value-type="float">
            <text:p>545005</text:p>
          </table:table-cell>
          <table:table-cell office:value-type="string" calcext:value-type="string">
            <text:p>Sanhok ❤️</text:p>
          </table:table-cell>
          <table:table-cell/>
        </table:table-row>
        <table:table-row table:style-name="ro1">
          <table:table-cell office:value-type="float" office:value="451127" calcext:value-type="float">
            <text:p>451127</text:p>
          </table:table-cell>
          <table:table-cell office:value-type="float" office:value="0" calcext:value-type="float">
            <text:p>0</text:p>
          </table:table-cell>
          <table:table-cell office:value-type="float" office:value="2335614" calcext:value-type="float">
            <text:p>2335614</text:p>
          </table:table-cell>
          <table:table-cell office:value-type="float" office:value="1923860" calcext:value-type="float">
            <text:p>1923860</text:p>
          </table:table-cell>
          <table:table-cell office:value-type="string" calcext:value-type="string">
            <text:p>Jakaas video</text:p>
          </table:table-cell>
          <table:table-cell/>
        </table:table-row>
        <table:table-row table:style-name="ro1">
          <table:table-cell office:value-type="float" office:value="85879" calcext:value-type="float">
            <text:p>85879</text:p>
          </table:table-cell>
          <table:table-cell office:value-type="float" office:value="0" calcext:value-type="float">
            <text:p>0</text:p>
          </table:table-cell>
          <table:table-cell office:value-type="float" office:value="1071" calcext:value-type="float">
            <text:p>1071</text:p>
          </table:table-cell>
          <table:table-cell office:value-type="float" office:value="88251" calcext:value-type="float">
            <text:p>88251</text:p>
          </table:table-cell>
          <table:table-cell office:value-type="string" calcext:value-type="string">
            <text:p>Kya mast hai bhai</text:p>
          </table:table-cell>
          <table:table-cell/>
        </table:table-row>
        <table:table-row table:style-name="ro1">
          <table:table-cell office:value-type="float" office:value="89627" calcext:value-type="float">
            <text:p>89627</text:p>
          </table:table-cell>
          <table:table-cell office:value-type="float" office:value="0" calcext:value-type="float">
            <text:p>0</text:p>
          </table:table-cell>
          <table:table-cell office:value-type="float" office:value="754168" calcext:value-type="float">
            <text:p>754168</text:p>
          </table:table-cell>
          <table:table-cell office:value-type="float" office:value="77080" calcext:value-type="float">
            <text:p>77080</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50484" calcext:value-type="float">
            <text:p>150484</text:p>
          </table:table-cell>
          <table:table-cell office:value-type="float" office:value="0" calcext:value-type="float">
            <text:p>0</text:p>
          </table:table-cell>
          <table:table-cell office:value-type="float" office:value="893142" calcext:value-type="float">
            <text:p>893142</text:p>
          </table:table-cell>
          <table:table-cell office:value-type="float" office:value="43214" calcext:value-type="float">
            <text:p>43214</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18463" calcext:value-type="float">
            <text:p>218463</text:p>
          </table:table-cell>
          <table:table-cell office:value-type="float" office:value="327544" calcext:value-type="float">
            <text:p>327544</text:p>
          </table:table-cell>
          <table:table-cell office:value-type="float" office:value="0" calcext:value-type="float">
            <text:p>0</text:p>
          </table:table-cell>
          <table:table-cell office:value-type="float" office:value="337031" calcext:value-type="float">
            <text:p>337031</text:p>
          </table:table-cell>
          <table:table-cell office:value-type="string" calcext:value-type="string">
            <text:p>There is a guest house near by this place, where people who are about to die register. They are given a time of 10 days otherwise they have to vacate the guest house.</text:p>
          </table:table-cell>
          <table:table-cell/>
        </table:table-row>
        <table:table-row table:style-name="ro1">
          <table:table-cell office:value-type="float" office:value="333517" calcext:value-type="float">
            <text:p>333517</text:p>
          </table:table-cell>
          <table:table-cell office:value-type="float" office:value="0" calcext:value-type="float">
            <text:p>0</text:p>
          </table:table-cell>
          <table:table-cell office:value-type="float" office:value="1780856" calcext:value-type="float">
            <text:p>1780856</text:p>
          </table:table-cell>
          <table:table-cell office:value-type="float" office:value="80480" calcext:value-type="float">
            <text:p>80480</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58050" calcext:value-type="float">
            <text:p>358050</text:p>
          </table:table-cell>
          <table:table-cell office:value-type="float" office:value="0" calcext:value-type="float">
            <text:p>0</text:p>
          </table:table-cell>
          <table:table-cell office:value-type="float" office:value="1977822" calcext:value-type="float">
            <text:p>1977822</text:p>
          </table:table-cell>
          <table:table-cell office:value-type="float" office:value="519652" calcext:value-type="float">
            <text:p>519652</text:p>
          </table:table-cell>
          <table:table-cell office:value-type="string" calcext:value-type="string">
            <text:p>[[@81362]] I'm glad! :) You seem to be blessed enough to spend your childhood in such blissful piece of planet!</text:p>
          </table:table-cell>
          <table:table-cell/>
        </table:table-row>
        <table:table-row table:style-name="ro1">
          <table:table-cell office:value-type="float" office:value="364184" calcext:value-type="float">
            <text:p>364184</text:p>
          </table:table-cell>
          <table:table-cell office:value-type="float" office:value="0" calcext:value-type="float">
            <text:p>0</text:p>
          </table:table-cell>
          <table:table-cell office:value-type="float" office:value="2099013" calcext:value-type="float">
            <text:p>2099013</text:p>
          </table:table-cell>
          <table:table-cell office:value-type="float" office:value="84795" calcext:value-type="float">
            <text:p>84795</text:p>
          </table:table-cell>
          <table:table-cell office:value-type="string" calcext:value-type="string">
            <text:p>The title was superb! The content was a little dreary!</text:p>
          </table:table-cell>
          <table:table-cell/>
        </table:table-row>
        <table:table-row table:style-name="ro1">
          <table:table-cell office:value-type="float" office:value="372549" calcext:value-type="float">
            <text:p>372549</text:p>
          </table:table-cell>
          <table:table-cell office:value-type="float" office:value="0" calcext:value-type="float">
            <text:p>0</text:p>
          </table:table-cell>
          <table:table-cell office:value-type="float" office:value="2219824" calcext:value-type="float">
            <text:p>2219824</text:p>
          </table:table-cell>
          <table:table-cell office:value-type="float" office:value="78759" calcext:value-type="float">
            <text:p>78759</text:p>
          </table:table-cell>
          <table:table-cell office:value-type="string" calcext:value-type="string">
            <text:p>This trail has the best image of all times!</text:p>
          </table:table-cell>
          <table:table-cell/>
        </table:table-row>
        <table:table-row table:style-name="ro1">
          <table:table-cell office:value-type="float" office:value="425203" calcext:value-type="float">
            <text:p>425203</text:p>
          </table:table-cell>
          <table:table-cell office:value-type="float" office:value="0" calcext:value-type="float">
            <text:p>0</text:p>
          </table:table-cell>
          <table:table-cell office:value-type="float" office:value="1442725" calcext:value-type="float">
            <text:p>1442725</text:p>
          </table:table-cell>
          <table:table-cell office:value-type="float" office:value="35005" calcext:value-type="float">
            <text:p>35005</text:p>
          </table:table-cell>
          <table:table-cell office:value-type="string" calcext:value-type="string">
            <text:p>long and beautiful journey</text:p>
          </table:table-cell>
          <table:table-cell/>
        </table:table-row>
        <table:table-row table:style-name="ro1">
          <table:table-cell office:value-type="float" office:value="67941" calcext:value-type="float">
            <text:p>67941</text:p>
          </table:table-cell>
          <table:table-cell office:value-type="float" office:value="0" calcext:value-type="float">
            <text:p>0</text:p>
          </table:table-cell>
          <table:table-cell office:value-type="float" office:value="62298" calcext:value-type="float">
            <text:p>62298</text:p>
          </table:table-cell>
          <table:table-cell office:value-type="float" office:value="23575" calcext:value-type="float">
            <text:p>23575</text:p>
          </table:table-cell>
          <table:table-cell office:value-type="string" calcext:value-type="string">
            <text:p>You <text:s/>have to take speed boat from sanur port</text:p>
          </table:table-cell>
          <table:table-cell/>
        </table:table-row>
        <table:table-row table:style-name="ro1">
          <table:table-cell office:value-type="float" office:value="110311" calcext:value-type="float">
            <text:p>110311</text:p>
          </table:table-cell>
          <table:table-cell office:value-type="float" office:value="0" calcext:value-type="float">
            <text:p>0</text:p>
          </table:table-cell>
          <table:table-cell office:value-type="float" office:value="795049" calcext:value-type="float">
            <text:p>795049</text:p>
          </table:table-cell>
          <table:table-cell office:value-type="float" office:value="236641" calcext:value-type="float">
            <text:p>236641</text:p>
          </table:table-cell>
          <table:table-cell office:value-type="string" calcext:value-type="string">
            <text:p>[[@79542]] actually i m not a proffesional i would say its jst a hobby</text:p>
          </table:table-cell>
          <table:table-cell/>
        </table:table-row>
        <table:table-row table:style-name="ro1">
          <table:table-cell office:value-type="float" office:value="119759" calcext:value-type="float">
            <text:p>119759</text:p>
          </table:table-cell>
          <table:table-cell office:value-type="float" office:value="0" calcext:value-type="float">
            <text:p>0</text:p>
          </table:table-cell>
          <table:table-cell office:value-type="float" office:value="99068" calcext:value-type="float">
            <text:p>99068</text:p>
          </table:table-cell>
          <table:table-cell office:value-type="float" office:value="81117" calcext:value-type="float">
            <text:p>81117</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215802" calcext:value-type="float">
            <text:p>215802</text:p>
          </table:table-cell>
          <table:table-cell office:value-type="float" office:value="0" calcext:value-type="float">
            <text:p>0</text:p>
          </table:table-cell>
          <table:table-cell office:value-type="float" office:value="1110678" calcext:value-type="float">
            <text:p>1110678</text:p>
          </table:table-cell>
          <table:table-cell office:value-type="float" office:value="45782" calcext:value-type="float">
            <text:p>45782</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227344" calcext:value-type="float">
            <text:p>227344</text:p>
          </table:table-cell>
          <table:table-cell office:value-type="float" office:value="0" calcext:value-type="float">
            <text:p>0</text:p>
          </table:table-cell>
          <table:table-cell office:value-type="float" office:value="1167918" calcext:value-type="float">
            <text:p>1167918</text:p>
          </table:table-cell>
          <table:table-cell office:value-type="float" office:value="352286" calcext:value-type="float">
            <text:p>352286</text:p>
          </table:table-cell>
          <table:table-cell office:value-type="string" calcext:value-type="string">
            <text:p>[[@76484]] yes we do and we will keep uploading them!!</text:p>
          </table:table-cell>
          <table:table-cell/>
        </table:table-row>
        <table:table-row table:style-name="ro1">
          <table:table-cell office:value-type="float" office:value="307958" calcext:value-type="float">
            <text:p>307958</text:p>
          </table:table-cell>
          <table:table-cell office:value-type="float" office:value="0" calcext:value-type="float">
            <text:p>0</text:p>
          </table:table-cell>
          <table:table-cell office:value-type="float" office:value="1631121" calcext:value-type="float">
            <text:p>1631121</text:p>
          </table:table-cell>
          <table:table-cell office:value-type="float" office:value="84891" calcext:value-type="float">
            <text:p>84891</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44249" calcext:value-type="float">
            <text:p>44249</text:p>
          </table:table-cell>
          <table:table-cell office:value-type="float" office:value="0" calcext:value-type="float">
            <text:p>0</text:p>
          </table:table-cell>
          <table:table-cell office:value-type="float" office:value="644400" calcext:value-type="float">
            <text:p>644400</text:p>
          </table:table-cell>
          <table:table-cell office:value-type="float" office:value="89627" calcext:value-type="float">
            <text:p>89627</text:p>
          </table:table-cell>
          <table:table-cell office:value-type="string" calcext:value-type="string">
            <text:p>[[@1]]</text:p>
          </table:table-cell>
          <table:table-cell/>
        </table:table-row>
        <table:table-row table:style-name="ro1">
          <table:table-cell office:value-type="float" office:value="156723" calcext:value-type="float">
            <text:p>156723</text:p>
          </table:table-cell>
          <table:table-cell office:value-type="float" office:value="0" calcext:value-type="float">
            <text:p>0</text:p>
          </table:table-cell>
          <table:table-cell office:value-type="float" office:value="902687" calcext:value-type="float">
            <text:p>902687</text:p>
          </table:table-cell>
          <table:table-cell office:value-type="float" office:value="270829" calcext:value-type="float">
            <text:p>270829</text:p>
          </table:table-cell>
          <table:table-cell office:value-type="string" calcext:value-type="string">
            <text:p>[[@49395]] sure.. will share soon</text:p>
          </table:table-cell>
          <table:table-cell/>
        </table:table-row>
        <table:table-row table:style-name="ro1">
          <table:table-cell office:value-type="float" office:value="170419" calcext:value-type="float">
            <text:p>170419</text:p>
          </table:table-cell>
          <table:table-cell office:value-type="float" office:value="0" calcext:value-type="float">
            <text:p>0</text:p>
          </table:table-cell>
          <table:table-cell office:value-type="float" office:value="947316" calcext:value-type="float">
            <text:p>947316</text:p>
          </table:table-cell>
          <table:table-cell office:value-type="float" office:value="50483" calcext:value-type="float">
            <text:p>50483</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250665" calcext:value-type="float">
            <text:p>250665</text:p>
          </table:table-cell>
          <table:table-cell office:value-type="float" office:value="0" calcext:value-type="float">
            <text:p>0</text:p>
          </table:table-cell>
          <table:table-cell office:value-type="float" office:value="1273930" calcext:value-type="float">
            <text:p>1273930</text:p>
          </table:table-cell>
          <table:table-cell office:value-type="float" office:value="87070" calcext:value-type="float">
            <text:p>87070</text:p>
          </table:table-cell>
          <table:table-cell office:value-type="string" calcext:value-type="string">
            <text:p>Wow! this is simply an amazing trail!</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05:20.518305490</meta:creation-date>
    <dc:date>2019-06-13T10:06:58.668643104</dc:date>
    <meta:editing-duration>PT1M38S</meta:editing-duration>
    <meta:editing-cycles>1</meta:editing-cycles>
    <meta:generator>LibreOffice/5.1.6.2$Linux_X86_64 LibreOffice_project/10m0$Build-2</meta:generator>
    <meta:document-statistic meta:table-count="1" meta:cell-count="20009" meta:object-count="0"/>
  </office:meta>
</office:document-meta>
</file>